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4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3.052cm"/>
    </style:style>
    <style:style style:name="co5" style:family="table-column">
      <style:table-column-properties fo:break-before="auto" style:column-width="4.3cm"/>
    </style:style>
    <style:style style:name="co6" style:family="table-column">
      <style:table-column-properties fo:break-before="auto" style:column-width="5.743cm"/>
    </style:style>
    <style:style style:name="co7" style:family="table-column">
      <style:table-column-properties fo:break-before="auto" style:column-width="3.328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5106"/>
    <style:style style:name="ce2" style:family="table-cell" style:parent-style-name="Default" style:data-style-name="N10116"/>
    <style:style style:name="ce3" style:family="table-cell" style:parent-style-name="Default" style:data-style-name="N15106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00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data</text:p>
          </table:table-cell>
          <table:table-cell table:style-name="Default" office:value-type="string">
            <text:p>predicted (model)</text:p>
          </table:table-cell>
          <table:table-cell table:style-name="Default" office:value-type="string">
            <text:p>A/B</text:p>
          </table:table-cell>
          <table:table-cell office:value-type="string">
            <text:p>DIFF : A-B</text:p>
          </table:table-cell>
          <table:table-cell office:value-type="string">
            <text:p>SQUARE : DIFF²</text:p>
          </table:table-cell>
          <table:table-cell office:value-type="string">
            <text:p>ABS</text:p>
          </table:table-cell>
          <table:table-cell office:value-type="string">
            <text:p>bhat SUM OF SQUARE RESIDUALS</text:p>
          </table:table-cell>
          <table:table-cell office:value-type="string">
            <text:p>B-bhat(residuals)</text:p>
          </table:table-cell>
          <table:table-cell office:value-type="string">
            <text:p>B-bhat(residuals)^2</text:p>
          </table:table-cell>
        </table:table-row>
        <table:table-row table:style-name="ro1">
          <table:table-cell office:value-type="float" office:value="0.858002558">
            <text:p>0,858002558</text:p>
          </table:table-cell>
          <table:table-cell office:value-type="float" office:value="0.673552984">
            <text:p>0,673552984</text:p>
          </table:table-cell>
          <table:table-cell table:formula="of:=[.A2]/[.B2]" office:value-type="float" office:value="1.27384567863484">
            <text:p>1,273845679</text:p>
          </table:table-cell>
          <table:table-cell table:formula="of:=[.B2]-[.A2]" office:value-type="float" office:value="-0.184449574">
            <text:p>-0.184449574</text:p>
          </table:table-cell>
          <table:table-cell table:formula="of:=[.D2]^2" office:value-type="float" office:value="0.0340216453487815">
            <text:p>0.034021645</text:p>
          </table:table-cell>
          <table:table-cell table:formula="of:=ABS([.E2])" office:value-type="float" office:value="0.0340216453487815">
            <text:p>0.034021645</text:p>
          </table:table-cell>
          <table:table-cell table:formula="of:=SLOPE([.$B$2:.$B$1001];[.$A$2:.$A$1001])*[.A2]+INTERCEPT([.$B$2:.$B$1001];[.$A$2:.$A$1001])" office:value-type="float" office:value="0.784681872166528">
            <text:p>0.784681872</text:p>
          </table:table-cell>
          <table:table-cell table:formula="of:=[.B2]-[.G2]" office:value-type="float" office:value="-0.111128888166528">
            <text:p>-0.111128888</text:p>
          </table:table-cell>
          <table:table-cell table:formula="of:=[.H2]^2" office:value-type="float" office:value="0.0123496297851287">
            <text:p>0.012349630</text:p>
          </table:table-cell>
        </table:table-row>
        <table:table-row table:style-name="ro1">
          <table:table-cell office:value-type="float" office:value="0.646691057">
            <text:p>0,646691057</text:p>
          </table:table-cell>
          <table:table-cell office:value-type="float" office:value="0.883429009">
            <text:p>0,883429009</text:p>
          </table:table-cell>
          <table:table-cell table:formula="of:=[.A3]/[.B3]" office:value-type="float" office:value="0.732023796379546">
            <text:p>0,732023796</text:p>
          </table:table-cell>
          <table:table-cell table:formula="of:=[.B3]-[.A3]" office:value-type="float" office:value="0.236737952">
            <text:p>0.236737952</text:p>
          </table:table-cell>
          <table:table-cell table:formula="of:=[.D3]^2" office:value-type="float" office:value="0.0560448579171543">
            <text:p>0.056044858</text:p>
          </table:table-cell>
          <table:table-cell table:formula="of:=ABS([.E3])" office:value-type="float" office:value="0.0560448579171543">
            <text:p>0.056044858</text:p>
          </table:table-cell>
          <table:table-cell table:formula="of:=SLOPE([.$B$2:.$B$1001];[.$A$2:.$A$1001])*[.A3]+INTERCEPT([.$B$2:.$B$1001];[.$A$2:.$A$1001])" office:value-type="float" office:value="0.614789170843007">
            <text:p>0.614789171</text:p>
          </table:table-cell>
          <table:table-cell table:formula="of:=[.B3]-[.G3]" office:value-type="float" office:value="0.268639838156993">
            <text:p>0.268639838</text:p>
          </table:table-cell>
          <table:table-cell table:formula="of:=[.H3]^2" office:value-type="float" office:value="0.0721673626450154">
            <text:p>0.072167363</text:p>
          </table:table-cell>
        </table:table-row>
        <table:table-row table:style-name="ro1">
          <table:table-cell office:value-type="float" office:value="0.531889201">
            <text:p>0,531889201</text:p>
          </table:table-cell>
          <table:table-cell office:value-type="float" office:value="0.9176119">
            <text:p>0,917611900</text:p>
          </table:table-cell>
          <table:table-cell table:formula="of:=[.A4]/[.B4]" office:value-type="float" office:value="0.579645055823709">
            <text:p>0,579645056</text:p>
          </table:table-cell>
          <table:table-cell table:formula="of:=[.B4]-[.A4]" office:value-type="float" office:value="0.385722699">
            <text:p>0.385722699</text:p>
          </table:table-cell>
          <table:table-cell table:formula="of:=[.D4]^2" office:value-type="float" office:value="0.148782000523845">
            <text:p>0.148782001</text:p>
          </table:table-cell>
          <table:table-cell table:formula="of:=ABS([.E4])" office:value-type="float" office:value="0.148782000523845">
            <text:p>0.148782001</text:p>
          </table:table-cell>
          <table:table-cell table:formula="of:=SLOPE([.$B$2:.$B$1001];[.$A$2:.$A$1001])*[.A4]+INTERCEPT([.$B$2:.$B$1001];[.$A$2:.$A$1001])" office:value-type="float" office:value="0.522489426908133">
            <text:p>0.522489427</text:p>
          </table:table-cell>
          <table:table-cell table:formula="of:=[.B4]-[.G4]" office:value-type="float" office:value="0.395122473091867">
            <text:p>0.395122473</text:p>
          </table:table-cell>
          <table:table-cell table:formula="of:=[.H4]^2" office:value-type="float" office:value="0.156121768742233">
            <text:p>0.156121769</text:p>
          </table:table-cell>
        </table:table-row>
        <table:table-row table:style-name="ro1">
          <table:table-cell office:value-type="float" office:value="0.26033935">
            <text:p>0,260339350</text:p>
          </table:table-cell>
          <table:table-cell office:value-type="float" office:value="0.0001">
            <text:p>0,000100000</text:p>
          </table:table-cell>
          <table:table-cell table:formula="of:=[.A5]/[.B5]" office:value-type="float" office:value="2603.3935">
            <text:p>2603,393500000</text:p>
          </table:table-cell>
          <table:table-cell table:formula="of:=[.B5]-[.A5]" office:value-type="float" office:value="-0.26023935">
            <text:p>-0.260239350</text:p>
          </table:table-cell>
          <table:table-cell table:formula="of:=[.D5]^2" office:value-type="float" office:value="0.0677245192884225">
            <text:p>0.067724519</text:p>
          </table:table-cell>
          <table:table-cell table:formula="of:=ABS([.E5])" office:value-type="float" office:value="0.0677245192884225">
            <text:p>0.067724519</text:p>
          </table:table-cell>
          <table:table-cell table:formula="of:=SLOPE([.$B$2:.$B$1001];[.$A$2:.$A$1001])*[.A5]+INTERCEPT([.$B$2:.$B$1001];[.$A$2:.$A$1001])" office:value-type="float" office:value="0.304165589766918">
            <text:p>0.304165590</text:p>
          </table:table-cell>
          <table:table-cell table:formula="of:=[.B5]-[.G5]" office:value-type="float" office:value="-0.304065589766918">
            <text:p>-0.304065590</text:p>
          </table:table-cell>
          <table:table-cell table:formula="of:=[.H5]^2" office:value-type="float" office:value="0.0924558828803035">
            <text:p>0.092455883</text:p>
          </table:table-cell>
        </table:table-row>
        <table:table-row table:style-name="ro1">
          <table:table-cell office:value-type="float" office:value="0.896213806">
            <text:p>0,896213806</text:p>
          </table:table-cell>
          <table:table-cell office:value-type="float" office:value="0.805382206">
            <text:p>0,805382206</text:p>
          </table:table-cell>
          <table:table-cell table:formula="of:=[.A6]/[.B6]" office:value-type="float" office:value="1.11278073854043">
            <text:p>1,112780739</text:p>
          </table:table-cell>
          <table:table-cell table:formula="of:=[.B6]-[.A6]" office:value-type="float" office:value="-0.0908315999999999">
            <text:p>-0.090831600</text:p>
          </table:table-cell>
          <table:table-cell table:formula="of:=[.D6]^2" office:value-type="float" office:value="0.00825037955855998">
            <text:p>0.008250380</text:p>
          </table:table-cell>
          <table:table-cell table:formula="of:=ABS([.E6])" office:value-type="float" office:value="0.00825037955855998">
            <text:p>0.008250380</text:p>
          </table:table-cell>
          <table:table-cell table:formula="of:=SLOPE([.$B$2:.$B$1001];[.$A$2:.$A$1001])*[.A6]+INTERCEPT([.$B$2:.$B$1001];[.$A$2:.$A$1001])" office:value-type="float" office:value="0.815403399925034">
            <text:p>0.815403400</text:p>
          </table:table-cell>
          <table:table-cell table:formula="of:=[.B6]-[.G6]" office:value-type="float" office:value="-0.0100211939250339">
            <text:p>-0.010021194</text:p>
          </table:table-cell>
          <table:table-cell table:formula="of:=[.H6]^2" office:value-type="float" office:value="0.000100424327683136">
            <text:p>0.000100424</text:p>
          </table:table-cell>
        </table:table-row>
        <table:table-row table:style-name="ro1">
          <table:table-cell office:value-type="float" office:value="0.153801966">
            <text:p>0,153801966</text:p>
          </table:table-cell>
          <table:table-cell office:value-type="float" office:value="0.590025825">
            <text:p>0,590025825</text:p>
          </table:table-cell>
          <table:table-cell table:formula="of:=[.A7]/[.B7]" office:value-type="float" office:value="0.260669888474797">
            <text:p>0,260669888</text:p>
          </table:table-cell>
          <table:table-cell table:formula="of:=[.B7]-[.A7]" office:value-type="float" office:value="0.436223859">
            <text:p>0.436223859</text:p>
          </table:table-cell>
          <table:table-cell table:formula="of:=[.D7]^2" office:value-type="float" office:value="0.190291255160852">
            <text:p>0.190291255</text:p>
          </table:table-cell>
          <table:table-cell table:formula="of:=ABS([.E7])" office:value-type="float" office:value="0.190291255160852">
            <text:p>0.190291255</text:p>
          </table:table-cell>
          <table:table-cell table:formula="of:=SLOPE([.$B$2:.$B$1001];[.$A$2:.$A$1001])*[.A7]+INTERCEPT([.$B$2:.$B$1001];[.$A$2:.$A$1001])" office:value-type="float" office:value="0.218510413053648">
            <text:p>0.218510413</text:p>
          </table:table-cell>
          <table:table-cell table:formula="of:=[.B7]-[.G7]" office:value-type="float" office:value="0.371515411946352">
            <text:p>0.371515412</text:p>
          </table:table-cell>
          <table:table-cell table:formula="of:=[.H7]^2" office:value-type="float" office:value="0.138023701313668">
            <text:p>0.138023701</text:p>
          </table:table-cell>
        </table:table-row>
        <table:table-row table:style-name="ro1">
          <table:table-cell office:value-type="float" office:value="0.052155831">
            <text:p>0,052155831</text:p>
          </table:table-cell>
          <table:table-cell office:value-type="float" office:value="0.0001">
            <text:p>0,000100000</text:p>
          </table:table-cell>
          <table:table-cell table:formula="of:=[.A8]/[.B8]" office:value-type="float" office:value="521.55831">
            <text:p>521,558310000</text:p>
          </table:table-cell>
          <table:table-cell table:formula="of:=[.B8]-[.A8]" office:value-type="float" office:value="-0.052055831">
            <text:p>-0.052055831</text:p>
          </table:table-cell>
          <table:table-cell table:formula="of:=[.D8]^2" office:value-type="float" office:value="0.00270980954110056">
            <text:p>0.002709810</text:p>
          </table:table-cell>
          <table:table-cell table:formula="of:=ABS([.E8])" office:value-type="float" office:value="0.00270980954110056">
            <text:p>0.002709810</text:p>
          </table:table-cell>
          <table:table-cell table:formula="of:=SLOPE([.$B$2:.$B$1001];[.$A$2:.$A$1001])*[.A8]+INTERCEPT([.$B$2:.$B$1001];[.$A$2:.$A$1001])" office:value-type="float" office:value="0.136787760133562">
            <text:p>0.136787760</text:p>
          </table:table-cell>
          <table:table-cell table:formula="of:=[.B8]-[.G8]" office:value-type="float" office:value="-0.136687760133562">
            <text:p>-0.136687760</text:p>
          </table:table-cell>
          <table:table-cell table:formula="of:=[.H8]^2" office:value-type="float" office:value="0.0186835437703303">
            <text:p>0.018683544</text:p>
          </table:table-cell>
        </table:table-row>
        <table:table-row table:style-name="ro1">
          <table:table-cell office:value-type="float" office:value="0.474297264">
            <text:p>0,474297264</text:p>
          </table:table-cell>
          <table:table-cell office:value-type="float" office:value="0.831685352">
            <text:p>0,831685352</text:p>
          </table:table-cell>
          <table:table-cell table:formula="of:=[.A9]/[.B9]" office:value-type="float" office:value="0.570284498650158">
            <text:p>0,570284499</text:p>
          </table:table-cell>
          <table:table-cell table:formula="of:=[.B9]-[.A9]" office:value-type="float" office:value="0.357388088">
            <text:p>0.357388088</text:p>
          </table:table-cell>
          <table:table-cell table:formula="of:=[.D9]^2" office:value-type="float" office:value="0.127726245444296">
            <text:p>0.127726245</text:p>
          </table:table-cell>
          <table:table-cell table:formula="of:=ABS([.E9])" office:value-type="float" office:value="0.127726245444296">
            <text:p>0.127726245</text:p>
          </table:table-cell>
          <table:table-cell table:formula="of:=SLOPE([.$B$2:.$B$1001];[.$A$2:.$A$1001])*[.A9]+INTERCEPT([.$B$2:.$B$1001];[.$A$2:.$A$1001])" office:value-type="float" office:value="0.476185985282473">
            <text:p>0.476185985</text:p>
          </table:table-cell>
          <table:table-cell table:formula="of:=[.B9]-[.G9]" office:value-type="float" office:value="0.355499366717527">
            <text:p>0.355499367</text:p>
          </table:table-cell>
          <table:table-cell table:formula="of:=[.H9]^2" office:value-type="float" office:value="0.126379799736563">
            <text:p>0.126379800</text:p>
          </table:table-cell>
        </table:table-row>
        <table:table-row table:style-name="ro1">
          <table:table-cell office:value-type="float" office:value="0.25899749">
            <text:p>0,258997490</text:p>
          </table:table-cell>
          <table:table-cell office:value-type="float" office:value="0.447739899">
            <text:p>0,447739899</text:p>
          </table:table-cell>
          <table:table-cell table:formula="of:=[.A10]/[.B10]" office:value-type="float" office:value="0.578455238361502">
            <text:p>0,578455238</text:p>
          </table:table-cell>
          <table:table-cell table:formula="of:=[.B10]-[.A10]" office:value-type="float" office:value="0.188742409">
            <text:p>0.188742409</text:p>
          </table:table-cell>
          <table:table-cell table:formula="of:=[.D10]^2" office:value-type="float" office:value="0.0356236969551233">
            <text:p>0.035623697</text:p>
          </table:table-cell>
          <table:table-cell table:formula="of:=ABS([.E10])" office:value-type="float" office:value="0.0356236969551233">
            <text:p>0.035623697</text:p>
          </table:table-cell>
          <table:table-cell table:formula="of:=SLOPE([.$B$2:.$B$1001];[.$A$2:.$A$1001])*[.A10]+INTERCEPT([.$B$2:.$B$1001];[.$A$2:.$A$1001])" office:value-type="float" office:value="0.303086745410983">
            <text:p>0.303086745</text:p>
          </table:table-cell>
          <table:table-cell table:formula="of:=[.B10]-[.G10]" office:value-type="float" office:value="0.144653153589017">
            <text:p>0.144653154</text:p>
          </table:table-cell>
          <table:table-cell table:formula="of:=[.H10]^2" office:value-type="float" office:value="0.0209245348432478">
            <text:p>0.020924535</text:p>
          </table:table-cell>
        </table:table-row>
        <table:table-row table:style-name="ro1">
          <table:table-cell office:value-type="float" office:value="0.409294074">
            <text:p>0,409294074</text:p>
          </table:table-cell>
          <table:table-cell office:value-type="float" office:value="0.34430932">
            <text:p>0,344309320</text:p>
          </table:table-cell>
          <table:table-cell table:formula="of:=[.A11]/[.B11]" office:value-type="float" office:value="1.18873945671874">
            <text:p>1,188739457</text:p>
          </table:table-cell>
          <table:table-cell table:formula="of:=[.B11]-[.A11]" office:value-type="float" office:value="-0.064984754">
            <text:p>-0.064984754</text:p>
          </table:table-cell>
          <table:table-cell table:formula="of:=[.D11]^2" office:value-type="float" office:value="0.00422301825244051">
            <text:p>0.004223018</text:p>
          </table:table-cell>
          <table:table-cell table:formula="of:=ABS([.E11])" office:value-type="float" office:value="0.00422301825244051">
            <text:p>0.004223018</text:p>
          </table:table-cell>
          <table:table-cell table:formula="of:=SLOPE([.$B$2:.$B$1001];[.$A$2:.$A$1001])*[.A11]+INTERCEPT([.$B$2:.$B$1001];[.$A$2:.$A$1001])" office:value-type="float" office:value="0.423923957463428">
            <text:p>0.423923957</text:p>
          </table:table-cell>
          <table:table-cell table:formula="of:=[.B11]-[.G11]" office:value-type="float" office:value="-0.0796146374634282">
            <text:p>-0.079614637</text:p>
          </table:table-cell>
          <table:table-cell table:formula="of:=[.H11]^2" office:value-type="float" office:value="0.00633849049843311">
            <text:p>0.006338490</text:p>
          </table:table-cell>
        </table:table-row>
        <table:table-row table:style-name="ro1">
          <table:table-cell office:value-type="float" office:value="0.057287289">
            <text:p>0,057287289</text:p>
          </table:table-cell>
          <table:table-cell office:value-type="float" office:value="0.330903744">
            <text:p>0,330903744</text:p>
          </table:table-cell>
          <table:table-cell office:value-type="string">
            <text:p>0,173123725671717</text:p>
          </table:table-cell>
          <table:table-cell table:formula="of:=[.B12]-[.A12]" office:value-type="float" office:value="0.273616455">
            <text:p>0.273616455</text:p>
          </table:table-cell>
          <table:table-cell table:formula="of:=[.D12]^2" office:value-type="float" office:value="0.074865964446767">
            <text:p>0.074865964</text:p>
          </table:table-cell>
          <table:table-cell table:formula="of:=ABS([.E12])" office:value-type="float" office:value="0.074865964446767">
            <text:p>0.074865964</text:p>
          </table:table-cell>
          <table:table-cell table:formula="of:=SLOPE([.$B$2:.$B$1001];[.$A$2:.$A$1001])*[.A12]+INTERCEPT([.$B$2:.$B$1001];[.$A$2:.$A$1001])" office:value-type="float" office:value="0.140913409978566">
            <text:p>0.140913410</text:p>
          </table:table-cell>
          <table:table-cell table:formula="of:=[.B12]-[.G12]" office:value-type="float" office:value="0.189990334021434">
            <text:p>0.189990334</text:p>
          </table:table-cell>
          <table:table-cell table:formula="of:=[.H12]^2" office:value-type="float" office:value="0.036096327021576">
            <text:p>0.036096327</text:p>
          </table:table-cell>
        </table:table-row>
        <table:table-row table:style-name="ro1">
          <table:table-cell office:value-type="float" office:value="0.526443894">
            <text:p>0,526443894</text:p>
          </table:table-cell>
          <table:table-cell office:value-type="float" office:value="0.616262188">
            <text:p>0,616262188</text:p>
          </table:table-cell>
          <table:table-cell office:value-type="string">
            <text:p>0,854253115396397</text:p>
          </table:table-cell>
          <table:table-cell table:formula="of:=[.B13]-[.A13]" office:value-type="float" office:value="0.089818294">
            <text:p>0.089818294</text:p>
          </table:table-cell>
          <table:table-cell table:formula="of:=[.D13]^2" office:value-type="float" office:value="0.00806732593707043">
            <text:p>0.008067326</text:p>
          </table:table-cell>
          <table:table-cell table:formula="of:=ABS([.E13])" office:value-type="float" office:value="0.00806732593707043">
            <text:p>0.008067326</text:p>
          </table:table-cell>
          <table:table-cell table:formula="of:=SLOPE([.$B$2:.$B$1001];[.$A$2:.$A$1001])*[.A13]+INTERCEPT([.$B$2:.$B$1001];[.$A$2:.$A$1001])" office:value-type="float" office:value="0.518111445059592">
            <text:p>0.518111445</text:p>
          </table:table-cell>
          <table:table-cell table:formula="of:=[.B13]-[.G13]" office:value-type="float" office:value="0.0981507429404078">
            <text:p>0.098150743</text:p>
          </table:table-cell>
          <table:table-cell table:formula="of:=[.H13]^2" office:value-type="float" office:value="0.00963356833975402">
            <text:p>0.009633568</text:p>
          </table:table-cell>
        </table:table-row>
        <table:table-row table:style-name="ro1">
          <table:table-cell office:value-type="float" office:value="0.385199121">
            <text:p>0,385199121</text:p>
          </table:table-cell>
          <table:table-cell office:value-type="float" office:value="0.603066192">
            <text:p>0,603066192</text:p>
          </table:table-cell>
          <table:table-cell office:value-type="string">
            <text:p>0,638734397832071</text:p>
          </table:table-cell>
          <table:table-cell table:formula="of:=[.B14]-[.A14]" office:value-type="float" office:value="0.217867071">
            <text:p>0.217867071</text:p>
          </table:table-cell>
          <table:table-cell table:formula="of:=[.D14]^2" office:value-type="float" office:value="0.047466060626119">
            <text:p>0.047466061</text:p>
          </table:table-cell>
          <table:table-cell table:formula="of:=ABS([.E14])" office:value-type="float" office:value="0.047466060626119">
            <text:p>0.047466061</text:p>
          </table:table-cell>
          <table:table-cell table:formula="of:=SLOPE([.$B$2:.$B$1001];[.$A$2:.$A$1001])*[.A14]+INTERCEPT([.$B$2:.$B$1001];[.$A$2:.$A$1001])" office:value-type="float" office:value="0.404551814281154">
            <text:p>0.404551814</text:p>
          </table:table-cell>
          <table:table-cell table:formula="of:=[.B14]-[.G14]" office:value-type="float" office:value="0.198514377718846">
            <text:p>0.198514378</text:p>
          </table:table-cell>
          <table:table-cell table:formula="of:=[.H14]^2" office:value-type="float" office:value="0.0394079581611006">
            <text:p>0.039407958</text:p>
          </table:table-cell>
        </table:table-row>
        <table:table-row table:style-name="ro1">
          <table:table-cell office:value-type="float" office:value="0.997386243">
            <text:p>0,997386243</text:p>
          </table:table-cell>
          <table:table-cell office:value-type="float" office:value="0.981807601">
            <text:p>0,981807601</text:p>
          </table:table-cell>
          <table:table-cell table:formula="of:=[.A15]/[.B15]" office:value-type="float" office:value="1.01586730636851">
            <text:p>1,015867306</text:p>
          </table:table-cell>
          <table:table-cell table:formula="of:=[.B15]-[.A15]" office:value-type="float" office:value="-0.015578642">
            <text:p>-0.015578642</text:p>
          </table:table-cell>
          <table:table-cell table:formula="of:=[.D15]^2" office:value-type="float" office:value="0.000242694086564165">
            <text:p>0.000242694</text:p>
          </table:table-cell>
          <table:table-cell table:formula="of:=ABS([.E15])" office:value-type="float" office:value="0.000242694086564165">
            <text:p>0.000242694</text:p>
          </table:table-cell>
          <table:table-cell table:formula="of:=SLOPE([.$B$2:.$B$1001];[.$A$2:.$A$1001])*[.A15]+INTERCEPT([.$B$2:.$B$1001];[.$A$2:.$A$1001])" office:value-type="float" office:value="0.896745203565972">
            <text:p>0.896745204</text:p>
          </table:table-cell>
          <table:table-cell table:formula="of:=[.B15]-[.G15]" office:value-type="float" office:value="0.0850623974340286">
            <text:p>0.085062397</text:p>
          </table:table-cell>
          <table:table-cell table:formula="of:=[.H15]^2" office:value-type="float" office:value="0.00723561145722463">
            <text:p>0.007235611</text:p>
          </table:table-cell>
        </table:table-row>
        <table:table-row table:style-name="ro1">
          <table:table-cell office:value-type="float" office:value="0.10050343">
            <text:p>0,100503430</text:p>
          </table:table-cell>
          <table:table-cell office:value-type="float" office:value="0.482845102">
            <text:p>0,482845102</text:p>
          </table:table-cell>
          <table:table-cell office:value-type="string">
            <text:p>0,208148388755945</text:p>
          </table:table-cell>
          <table:table-cell table:formula="of:=[.B16]-[.A16]" office:value-type="float" office:value="0.382341672">
            <text:p>0.382341672</text:p>
          </table:table-cell>
          <table:table-cell table:formula="of:=[.D16]^2" office:value-type="float" office:value="0.146185154147756">
            <text:p>0.146185154</text:p>
          </table:table-cell>
          <table:table-cell table:formula="of:=ABS([.E16])" office:value-type="float" office:value="0.146185154147756">
            <text:p>0.146185154</text:p>
          </table:table-cell>
          <table:table-cell table:formula="of:=SLOPE([.$B$2:.$B$1001];[.$A$2:.$A$1001])*[.A16]+INTERCEPT([.$B$2:.$B$1001];[.$A$2:.$A$1001])" office:value-type="float" office:value="0.175658830367531">
            <text:p>0.175658830</text:p>
          </table:table-cell>
          <table:table-cell table:formula="of:=[.B16]-[.G16]" office:value-type="float" office:value="0.307186271632469">
            <text:p>0.307186272</text:p>
          </table:table-cell>
          <table:table-cell table:formula="of:=[.H16]^2" office:value-type="float" office:value="0.094363405479457">
            <text:p>0.094363405</text:p>
          </table:table-cell>
        </table:table-row>
        <table:table-row table:style-name="ro1">
          <table:table-cell office:value-type="float" office:value="0.783959343">
            <text:p>0,783959343</text:p>
          </table:table-cell>
          <table:table-cell office:value-type="float" office:value="0.9999">
            <text:p>0,999900000</text:p>
          </table:table-cell>
          <table:table-cell office:value-type="string">
            <text:p>0,784037746774678</text:p>
          </table:table-cell>
          <table:table-cell table:formula="of:=[.B17]-[.A17]" office:value-type="float" office:value="0.215940657">
            <text:p>0.215940657</text:p>
          </table:table-cell>
          <table:table-cell table:formula="of:=[.D17]^2" office:value-type="float" office:value="0.0466303673455916">
            <text:p>0.046630367</text:p>
          </table:table-cell>
          <table:table-cell table:formula="of:=ABS([.E17])" office:value-type="float" office:value="0.0466303673455916">
            <text:p>0.046630367</text:p>
          </table:table-cell>
          <table:table-cell table:formula="of:=SLOPE([.$B$2:.$B$1001];[.$A$2:.$A$1001])*[.A17]+INTERCEPT([.$B$2:.$B$1001];[.$A$2:.$A$1001])" office:value-type="float" office:value="0.725151738920121">
            <text:p>0.725151739</text:p>
          </table:table-cell>
          <table:table-cell table:formula="of:=[.B17]-[.G17]" office:value-type="float" office:value="0.274748261079879">
            <text:p>0.274748261</text:p>
          </table:table-cell>
          <table:table-cell table:formula="of:=[.H17]^2" office:value-type="float" office:value="0.0754866069664172">
            <text:p>0.075486607</text:p>
          </table:table-cell>
        </table:table-row>
        <table:table-row table:style-name="ro1">
          <table:table-cell office:value-type="float" office:value="0.356881699">
            <text:p>0,356881699</text:p>
          </table:table-cell>
          <table:table-cell office:value-type="float" office:value="0.0001">
            <text:p>0,000100000</text:p>
          </table:table-cell>
          <table:table-cell table:formula="of:=[.A18]/[.B18]" office:value-type="float" office:value="3568.81699">
            <text:p>3568,816990000</text:p>
          </table:table-cell>
          <table:table-cell table:formula="of:=[.B18]-[.A18]" office:value-type="float" office:value="-0.356781699">
            <text:p>-0.356781699</text:p>
          </table:table-cell>
          <table:table-cell table:formula="of:=[.D18]^2" office:value-type="float" office:value="0.127293180741327">
            <text:p>0.127293181</text:p>
          </table:table-cell>
          <table:table-cell table:formula="of:=ABS([.E18])" office:value-type="float" office:value="0.127293180741327">
            <text:p>0.127293181</text:p>
          </table:table-cell>
          <table:table-cell table:formula="of:=SLOPE([.$B$2:.$B$1001];[.$A$2:.$A$1001])*[.A18]+INTERCEPT([.$B$2:.$B$1001];[.$A$2:.$A$1001])" office:value-type="float" office:value="0.381784840901422">
            <text:p>0.381784841</text:p>
          </table:table-cell>
          <table:table-cell table:formula="of:=[.B18]-[.G18]" office:value-type="float" office:value="-0.381684840901422">
            <text:p>-0.381684841</text:p>
          </table:table-cell>
          <table:table-cell table:formula="of:=[.H18]^2" office:value-type="float" office:value="0.145683317773944">
            <text:p>0.145683318</text:p>
          </table:table-cell>
        </table:table-row>
        <table:table-row table:style-name="ro1">
          <table:table-cell office:value-type="float" office:value="0.800895541">
            <text:p>0,800895541</text:p>
          </table:table-cell>
          <table:table-cell office:value-type="float" office:value="0.9999">
            <text:p>0,999900000</text:p>
          </table:table-cell>
          <table:table-cell office:value-type="string">
            <text:p>0,800975638563856</text:p>
          </table:table-cell>
          <table:table-cell table:formula="of:=[.B19]-[.A19]" office:value-type="float" office:value="0.199004459">
            <text:p>0.199004459</text:p>
          </table:table-cell>
          <table:table-cell table:formula="of:=[.D19]^2" office:value-type="float" office:value="0.0396027747018827">
            <text:p>0.039602775</text:p>
          </table:table-cell>
          <table:table-cell table:formula="of:=ABS([.E19])" office:value-type="float" office:value="0.0396027747018827">
            <text:p>0.039602775</text:p>
          </table:table-cell>
          <table:table-cell table:formula="of:=SLOPE([.$B$2:.$B$1001];[.$A$2:.$A$1001])*[.A19]+INTERCEPT([.$B$2:.$B$1001];[.$A$2:.$A$1001])" office:value-type="float" office:value="0.73876830221532">
            <text:p>0.738768302</text:p>
          </table:table-cell>
          <table:table-cell table:formula="of:=[.B19]-[.G19]" office:value-type="float" office:value="0.26113169778468">
            <text:p>0.261131698</text:p>
          </table:table-cell>
          <table:table-cell table:formula="of:=[.H19]^2" office:value-type="float" office:value="0.0681897635879093">
            <text:p>0.068189764</text:p>
          </table:table-cell>
        </table:table-row>
        <table:table-row table:style-name="ro1">
          <table:table-cell office:value-type="float" office:value="0.171280838">
            <text:p>0,171280838</text:p>
          </table:table-cell>
          <table:table-cell office:value-type="float" office:value="0.376638923">
            <text:p>0,376638923</text:p>
          </table:table-cell>
          <table:table-cell office:value-type="string">
            <text:p>0,454761384287412</text:p>
          </table:table-cell>
          <table:table-cell table:formula="of:=[.B20]-[.A20]" office:value-type="float" office:value="0.205358085">
            <text:p>0.205358085</text:p>
          </table:table-cell>
          <table:table-cell table:formula="of:=[.D20]^2" office:value-type="float" office:value="0.0421719430748672">
            <text:p>0.042171943</text:p>
          </table:table-cell>
          <table:table-cell table:formula="of:=ABS([.E20])" office:value-type="float" office:value="0.0421719430748672">
            <text:p>0.042171943</text:p>
          </table:table-cell>
          <table:table-cell table:formula="of:=SLOPE([.$B$2:.$B$1001];[.$A$2:.$A$1001])*[.A20]+INTERCEPT([.$B$2:.$B$1001];[.$A$2:.$A$1001])" office:value-type="float" office:value="0.232563281762238">
            <text:p>0.232563282</text:p>
          </table:table-cell>
          <table:table-cell table:formula="of:=[.B20]-[.G20]" office:value-type="float" office:value="0.144075641237762">
            <text:p>0.144075641</text:p>
          </table:table-cell>
          <table:table-cell table:formula="of:=[.H20]^2" office:value-type="float" office:value="0.0207577903980724">
            <text:p>0.020757790</text:p>
          </table:table-cell>
        </table:table-row>
        <table:table-row table:style-name="ro1">
          <table:table-cell office:value-type="float" office:value="0.350569693">
            <text:p>0,350569693</text:p>
          </table:table-cell>
          <table:table-cell office:value-type="float" office:value="0.416624588">
            <text:p>0,416624588</text:p>
          </table:table-cell>
          <table:table-cell office:value-type="string">
            <text:p>0,841452240452021</text:p>
          </table:table-cell>
          <table:table-cell table:formula="of:=[.B21]-[.A21]" office:value-type="float" office:value="0.066054895">
            <text:p>0.066054895</text:p>
          </table:table-cell>
          <table:table-cell table:formula="of:=[.D21]^2" office:value-type="float" office:value="0.00436324915346103">
            <text:p>0.004363249</text:p>
          </table:table-cell>
          <table:table-cell table:formula="of:=ABS([.E21])" office:value-type="float" office:value="0.00436324915346103">
            <text:p>0.004363249</text:p>
          </table:table-cell>
          <table:table-cell table:formula="of:=SLOPE([.$B$2:.$B$1001];[.$A$2:.$A$1001])*[.A21]+INTERCEPT([.$B$2:.$B$1001];[.$A$2:.$A$1001])" office:value-type="float" office:value="0.37671004021601">
            <text:p>0.376710040</text:p>
          </table:table-cell>
          <table:table-cell table:formula="of:=[.B21]-[.G21]" office:value-type="float" office:value="0.0399145477839897">
            <text:p>0.039914548</text:p>
          </table:table-cell>
          <table:table-cell table:formula="of:=[.H21]^2" office:value-type="float" office:value="0.00159317112480039">
            <text:p>0.001593171</text:p>
          </table:table-cell>
        </table:table-row>
        <table:table-row table:style-name="ro1">
          <table:table-cell office:value-type="float" office:value="0.40165636">
            <text:p>0,401656360</text:p>
          </table:table-cell>
          <table:table-cell office:value-type="float" office:value="0.59606723">
            <text:p>0,596067230</text:p>
          </table:table-cell>
          <table:table-cell office:value-type="string">
            <text:p>0,673844056147827</text:p>
          </table:table-cell>
          <table:table-cell table:formula="of:=[.B22]-[.A22]" office:value-type="float" office:value="0.19441087">
            <text:p>0.194410870</text:p>
          </table:table-cell>
          <table:table-cell table:formula="of:=[.D22]^2" office:value-type="float" office:value="0.0377955863741569">
            <text:p>0.037795586</text:p>
          </table:table-cell>
          <table:table-cell table:formula="of:=ABS([.E22])" office:value-type="float" office:value="0.0377955863741569">
            <text:p>0.037795586</text:p>
          </table:table-cell>
          <table:table-cell table:formula="of:=SLOPE([.$B$2:.$B$1001];[.$A$2:.$A$1001])*[.A22]+INTERCEPT([.$B$2:.$B$1001];[.$A$2:.$A$1001])" office:value-type="float" office:value="0.417783298496662">
            <text:p>0.417783298</text:p>
          </table:table-cell>
          <table:table-cell table:formula="of:=[.B22]-[.G22]" office:value-type="float" office:value="0.178283931503338">
            <text:p>0.178283932</text:p>
          </table:table-cell>
          <table:table-cell table:formula="of:=[.H22]^2" office:value-type="float" office:value="0.0317851602322869">
            <text:p>0.031785160</text:p>
          </table:table-cell>
        </table:table-row>
        <table:table-row table:style-name="ro1">
          <table:table-cell office:value-type="float" office:value="0.728681005">
            <text:p>0,728681005</text:p>
          </table:table-cell>
          <table:table-cell office:value-type="float" office:value="0.574234292">
            <text:p>0,574234292</text:p>
          </table:table-cell>
          <table:table-cell table:formula="of:=[.A23]/[.B23]" office:value-type="float" office:value="1.26896114556669">
            <text:p>1,268961146</text:p>
          </table:table-cell>
          <table:table-cell table:formula="of:=[.B23]-[.A23]" office:value-type="float" office:value="-0.154446713">
            <text:p>-0.154446713</text:p>
          </table:table-cell>
          <table:table-cell table:formula="of:=[.D23]^2" office:value-type="float" office:value="0.0238537871565043">
            <text:p>0.023853787</text:p>
          </table:table-cell>
          <table:table-cell table:formula="of:=ABS([.E23])" office:value-type="float" office:value="0.0238537871565043">
            <text:p>0.023853787</text:p>
          </table:table-cell>
          <table:table-cell table:formula="of:=SLOPE([.$B$2:.$B$1001];[.$A$2:.$A$1001])*[.A23]+INTERCEPT([.$B$2:.$B$1001];[.$A$2:.$A$1001])" office:value-type="float" office:value="0.680708411779614">
            <text:p>0.680708412</text:p>
          </table:table-cell>
          <table:table-cell table:formula="of:=[.B23]-[.G23]" office:value-type="float" office:value="-0.106474119779614">
            <text:p>-0.106474120</text:p>
          </table:table-cell>
          <table:table-cell table:formula="of:=[.H23]^2" office:value-type="float" office:value="0.0113367381828435">
            <text:p>0.011336738</text:p>
          </table:table-cell>
        </table:table-row>
        <table:table-row table:style-name="ro1">
          <table:table-cell office:value-type="float" office:value="0.879698968">
            <text:p>0,879698968</text:p>
          </table:table-cell>
          <table:table-cell office:value-type="float" office:value="0.651563741">
            <text:p>0,651563741</text:p>
          </table:table-cell>
          <table:table-cell table:formula="of:=[.A24]/[.B24]" office:value-type="float" office:value="1.35013493330655">
            <text:p>1,350134933</text:p>
          </table:table-cell>
          <table:table-cell table:formula="of:=[.B24]-[.A24]" office:value-type="float" office:value="-0.228135227">
            <text:p>-0.228135227</text:p>
          </table:table-cell>
          <table:table-cell table:formula="of:=[.D24]^2" office:value-type="float" office:value="0.0520456817983415">
            <text:p>0.052045682</text:p>
          </table:table-cell>
          <table:table-cell table:formula="of:=ABS([.E24])" office:value-type="float" office:value="0.0520456817983415">
            <text:p>0.052045682</text:p>
          </table:table-cell>
          <table:table-cell table:formula="of:=SLOPE([.$B$2:.$B$1001];[.$A$2:.$A$1001])*[.A24]+INTERCEPT([.$B$2:.$B$1001];[.$A$2:.$A$1001])" office:value-type="float" office:value="0.802125606589307">
            <text:p>0.802125607</text:p>
          </table:table-cell>
          <table:table-cell table:formula="of:=[.B24]-[.G24]" office:value-type="float" office:value="-0.150561865589307">
            <text:p>-0.150561866</text:p>
          </table:table-cell>
          <table:table-cell table:formula="of:=[.H24]^2" office:value-type="float" office:value="0.0226688753697324">
            <text:p>0.022668875</text:p>
          </table:table-cell>
        </table:table-row>
        <table:table-row table:style-name="ro1">
          <table:table-cell office:value-type="float" office:value="0.432462507">
            <text:p>0,432462507</text:p>
          </table:table-cell>
          <table:table-cell office:value-type="float" office:value="0.448184648">
            <text:p>0,448184648</text:p>
          </table:table-cell>
          <table:table-cell office:value-type="string">
            <text:p>0,964920393703445</text:p>
          </table:table-cell>
          <table:table-cell table:formula="of:=[.B25]-[.A25]" office:value-type="float" office:value="0.015722141">
            <text:p>0.015722141</text:p>
          </table:table-cell>
          <table:table-cell table:formula="of:=[.D25]^2" office:value-type="float" office:value="0.00024718571762388">
            <text:p>0.000247186</text:p>
          </table:table-cell>
          <table:table-cell table:formula="of:=ABS([.E25])" office:value-type="float" office:value="0.00024718571762388">
            <text:p>0.000247186</text:p>
          </table:table-cell>
          <table:table-cell table:formula="of:=SLOPE([.$B$2:.$B$1001];[.$A$2:.$A$1001])*[.A25]+INTERCEPT([.$B$2:.$B$1001];[.$A$2:.$A$1001])" office:value-type="float" office:value="0.442551186218966">
            <text:p>0.442551186</text:p>
          </table:table-cell>
          <table:table-cell table:formula="of:=[.B25]-[.G25]" office:value-type="float" office:value="0.00563346178103413">
            <text:p>0.005633462</text:p>
          </table:table-cell>
          <table:table-cell table:formula="of:=[.H25]^2" office:value-type="float" office:value="0.0000317358916383723">
            <text:p>0.000031736</text:p>
          </table:table-cell>
        </table:table-row>
        <table:table-row table:style-name="ro1">
          <table:table-cell office:value-type="float" office:value="0.421956086">
            <text:p>0,421956086</text:p>
          </table:table-cell>
          <table:table-cell office:value-type="float" office:value="0.003482373">
            <text:p>0,003482373</text:p>
          </table:table-cell>
          <table:table-cell table:formula="of:=[.A26]/[.B26]" office:value-type="float" office:value="121.169124042715">
            <text:p>121,169124043</text:p>
          </table:table-cell>
          <table:table-cell table:formula="of:=[.B26]-[.A26]" office:value-type="float" office:value="-0.418473713">
            <text:p>-0.418473713</text:p>
          </table:table-cell>
          <table:table-cell table:formula="of:=[.D26]^2" office:value-type="float" office:value="0.175120248472006">
            <text:p>0.175120248</text:p>
          </table:table-cell>
          <table:table-cell table:formula="of:=ABS([.E26])" office:value-type="float" office:value="0.175120248472006">
            <text:p>0.175120248</text:p>
          </table:table-cell>
          <table:table-cell table:formula="of:=SLOPE([.$B$2:.$B$1001];[.$A$2:.$A$1001])*[.A26]+INTERCEPT([.$B$2:.$B$1001];[.$A$2:.$A$1001])" office:value-type="float" office:value="0.434104110520364">
            <text:p>0.434104111</text:p>
          </table:table-cell>
          <table:table-cell table:formula="of:=[.B26]-[.G26]" office:value-type="float" office:value="-0.430621737520364">
            <text:p>-0.430621738</text:p>
          </table:table-cell>
          <table:table-cell table:formula="of:=[.H26]^2" office:value-type="float" office:value="0.185435080825057">
            <text:p>0.185435081</text:p>
          </table:table-cell>
        </table:table-row>
        <table:table-row table:style-name="ro1">
          <table:table-cell office:value-type="float" office:value="0.272611847">
            <text:p>0,272611847</text:p>
          </table:table-cell>
          <table:table-cell office:value-type="float" office:value="0.227439889">
            <text:p>0,227439889</text:p>
          </table:table-cell>
          <table:table-cell table:formula="of:=[.A27]/[.B27]" office:value-type="float" office:value="1.19861053484774">
            <text:p>1,198610535</text:p>
          </table:table-cell>
          <table:table-cell table:formula="of:=[.B27]-[.A27]" office:value-type="float" office:value="-0.045171958">
            <text:p>-0.045171958</text:p>
          </table:table-cell>
          <table:table-cell table:formula="of:=[.D27]^2" office:value-type="float" office:value="0.00204050578955376">
            <text:p>0.002040506</text:p>
          </table:table-cell>
          <table:table-cell table:formula="of:=ABS([.E27])" office:value-type="float" office:value="0.00204050578955376">
            <text:p>0.002040506</text:p>
          </table:table-cell>
          <table:table-cell table:formula="of:=SLOPE([.$B$2:.$B$1001];[.$A$2:.$A$1001])*[.A27]+INTERCEPT([.$B$2:.$B$1001];[.$A$2:.$A$1001])" office:value-type="float" office:value="0.314032575981335">
            <text:p>0.314032576</text:p>
          </table:table-cell>
          <table:table-cell table:formula="of:=[.B27]-[.G27]" office:value-type="float" office:value="-0.0865926869813349">
            <text:p>-0.086592687</text:p>
          </table:table-cell>
          <table:table-cell table:formula="of:=[.H27]^2" office:value-type="float" office:value="0.00749829343864745">
            <text:p>0.007498293</text:p>
          </table:table-cell>
        </table:table-row>
        <table:table-row table:style-name="ro1">
          <table:table-cell office:value-type="float" office:value="0.889180929">
            <text:p>0,889180929</text:p>
          </table:table-cell>
          <table:table-cell office:value-type="float" office:value="0.900446606">
            <text:p>0,900446606</text:p>
          </table:table-cell>
          <table:table-cell office:value-type="string">
            <text:p>0,987488789535179</text:p>
          </table:table-cell>
          <table:table-cell table:formula="of:=[.B28]-[.A28]" office:value-type="float" office:value="0.011265677">
            <text:p>0.011265677</text:p>
          </table:table-cell>
          <table:table-cell table:formula="of:=[.D28]^2" office:value-type="float" office:value="0.00012691547826833">
            <text:p>0.000126915</text:p>
          </table:table-cell>
          <table:table-cell table:formula="of:=ABS([.E28])" office:value-type="float" office:value="0.00012691547826833">
            <text:p>0.000126915</text:p>
          </table:table-cell>
          <table:table-cell table:formula="of:=SLOPE([.$B$2:.$B$1001];[.$A$2:.$A$1001])*[.A28]+INTERCEPT([.$B$2:.$B$1001];[.$A$2:.$A$1001])" office:value-type="float" office:value="0.809749024910178">
            <text:p>0.809749025</text:p>
          </table:table-cell>
          <table:table-cell table:formula="of:=[.B28]-[.G28]" office:value-type="float" office:value="0.0906975810898218">
            <text:p>0.090697581</text:p>
          </table:table-cell>
          <table:table-cell table:formula="of:=[.H28]^2" office:value-type="float" office:value="0.00822605121554481">
            <text:p>0.008226051</text:p>
          </table:table-cell>
        </table:table-row>
        <table:table-row table:style-name="ro1">
          <table:table-cell office:value-type="float" office:value="0.223215662">
            <text:p>0,223215662</text:p>
          </table:table-cell>
          <table:table-cell office:value-type="float" office:value="0.0001">
            <text:p>0,000100000</text:p>
          </table:table-cell>
          <table:table-cell table:formula="of:=[.A29]/[.B29]" office:value-type="float" office:value="2232.15662">
            <text:p>2232,156620000</text:p>
          </table:table-cell>
          <table:table-cell table:formula="of:=[.B29]-[.A29]" office:value-type="float" office:value="-0.223115662">
            <text:p>-0.223115662</text:p>
          </table:table-cell>
          <table:table-cell table:formula="of:=[.D29]^2" office:value-type="float" office:value="0.0497805986296983">
            <text:p>0.049780599</text:p>
          </table:table-cell>
          <table:table-cell table:formula="of:=ABS([.E29])" office:value-type="float" office:value="0.0497805986296983">
            <text:p>0.049780599</text:p>
          </table:table-cell>
          <table:table-cell table:formula="of:=SLOPE([.$B$2:.$B$1001];[.$A$2:.$A$1001])*[.A29]+INTERCEPT([.$B$2:.$B$1001];[.$A$2:.$A$1001])" office:value-type="float" office:value="0.274318451264922">
            <text:p>0.274318451</text:p>
          </table:table-cell>
          <table:table-cell table:formula="of:=[.B29]-[.G29]" office:value-type="float" office:value="-0.274218451264922">
            <text:p>-0.274218451</text:p>
          </table:table-cell>
          <table:table-cell table:formula="of:=[.H29]^2" office:value-type="float" office:value="0.0751957590141325">
            <text:p>0.075195759</text:p>
          </table:table-cell>
        </table:table-row>
        <table:table-row table:style-name="ro1">
          <table:table-cell office:value-type="float" office:value="0.37758203">
            <text:p>0,377582030</text:p>
          </table:table-cell>
          <table:table-cell office:value-type="float" office:value="0.425540089">
            <text:p>0,425540089</text:p>
          </table:table-cell>
          <table:table-cell office:value-type="string">
            <text:p>0,887300726207255</text:p>
          </table:table-cell>
          <table:table-cell table:formula="of:=[.B30]-[.A30]" office:value-type="float" office:value="0.047958059">
            <text:p>0.047958059</text:p>
          </table:table-cell>
          <table:table-cell table:formula="of:=[.D30]^2" office:value-type="float" office:value="0.00229997542304748">
            <text:p>0.002299975</text:p>
          </table:table-cell>
          <table:table-cell table:formula="of:=ABS([.E30])" office:value-type="float" office:value="0.00229997542304748">
            <text:p>0.002299975</text:p>
          </table:table-cell>
          <table:table-cell table:formula="of:=SLOPE([.$B$2:.$B$1001];[.$A$2:.$A$1001])*[.A30]+INTERCEPT([.$B$2:.$B$1001];[.$A$2:.$A$1001])" office:value-type="float" office:value="0.398427736036037">
            <text:p>0.398427736</text:p>
          </table:table-cell>
          <table:table-cell table:formula="of:=[.B30]-[.G30]" office:value-type="float" office:value="0.0271123529639628">
            <text:p>0.027112353</text:p>
          </table:table-cell>
          <table:table-cell table:formula="of:=[.H30]^2" office:value-type="float" office:value="0.000735079683242503">
            <text:p>0.000735080</text:p>
          </table:table-cell>
        </table:table-row>
        <table:table-row table:style-name="ro1">
          <table:table-cell office:value-type="float" office:value="0.781267972">
            <text:p>0,781267972</text:p>
          </table:table-cell>
          <table:table-cell office:value-type="float" office:value="0.982132617">
            <text:p>0,982132617</text:p>
          </table:table-cell>
          <table:table-cell office:value-type="string">
            <text:p>0,795481138164868</text:p>
          </table:table-cell>
          <table:table-cell table:formula="of:=[.B31]-[.A31]" office:value-type="float" office:value="0.200864645">
            <text:p>0.200864645</text:p>
          </table:table-cell>
          <table:table-cell table:formula="of:=[.D31]^2" office:value-type="float" office:value="0.040346605610976">
            <text:p>0.040346606</text:p>
          </table:table-cell>
          <table:table-cell table:formula="of:=ABS([.E31])" office:value-type="float" office:value="0.040346605610976">
            <text:p>0.040346606</text:p>
          </table:table-cell>
          <table:table-cell table:formula="of:=SLOPE([.$B$2:.$B$1001];[.$A$2:.$A$1001])*[.A31]+INTERCEPT([.$B$2:.$B$1001];[.$A$2:.$A$1001])" office:value-type="float" office:value="0.722987898867451">
            <text:p>0.722987899</text:p>
          </table:table-cell>
          <table:table-cell table:formula="of:=[.B31]-[.G31]" office:value-type="float" office:value="0.25914471813255">
            <text:p>0.259144718</text:p>
          </table:table-cell>
          <table:table-cell table:formula="of:=[.H31]^2" office:value-type="float" office:value="0.0671559849359986">
            <text:p>0.067155985</text:p>
          </table:table-cell>
        </table:table-row>
        <table:table-row table:style-name="ro1">
          <table:table-cell office:value-type="float" office:value="0.173549375">
            <text:p>0,173549375</text:p>
          </table:table-cell>
          <table:table-cell office:value-type="float" office:value="0.0001">
            <text:p>0,000100000</text:p>
          </table:table-cell>
          <table:table-cell table:formula="of:=[.A32]/[.B32]" office:value-type="float" office:value="1735.49375">
            <text:p>1735,493750000</text:p>
          </table:table-cell>
          <table:table-cell table:formula="of:=[.B32]-[.A32]" office:value-type="float" office:value="-0.173449375">
            <text:p>-0.173449375</text:p>
          </table:table-cell>
          <table:table-cell table:formula="of:=[.D32]^2" office:value-type="float" office:value="0.0300846856878906">
            <text:p>0.030084686</text:p>
          </table:table-cell>
          <table:table-cell table:formula="of:=ABS([.E32])" office:value-type="float" office:value="0.0300846856878906">
            <text:p>0.030084686</text:p>
          </table:table-cell>
          <table:table-cell table:formula="of:=SLOPE([.$B$2:.$B$1001];[.$A$2:.$A$1001])*[.A32]+INTERCEPT([.$B$2:.$B$1001];[.$A$2:.$A$1001])" office:value-type="float" office:value="0.234387166771612">
            <text:p>0.234387167</text:p>
          </table:table-cell>
          <table:table-cell table:formula="of:=[.B32]-[.G32]" office:value-type="float" office:value="-0.234287166771612">
            <text:p>-0.234287167</text:p>
          </table:table-cell>
          <table:table-cell table:formula="of:=[.H32]^2" office:value-type="float" office:value="0.0548904765138693">
            <text:p>0.054890477</text:p>
          </table:table-cell>
        </table:table-row>
        <table:table-row table:style-name="ro1">
          <table:table-cell office:value-type="float" office:value="0.529140801">
            <text:p>0,529140801</text:p>
          </table:table-cell>
          <table:table-cell office:value-type="float" office:value="0.224983191">
            <text:p>0,224983191</text:p>
          </table:table-cell>
          <table:table-cell table:formula="of:=[.A33]/[.B33]" office:value-type="float" office:value="2.35191259688374">
            <text:p>2,351912597</text:p>
          </table:table-cell>
          <table:table-cell table:formula="of:=[.B33]-[.A33]" office:value-type="float" office:value="-0.30415761">
            <text:p>-0.304157610</text:p>
          </table:table-cell>
          <table:table-cell table:formula="of:=[.D33]^2" office:value-type="float" office:value="0.0925118517209121">
            <text:p>0.092511852</text:p>
          </table:table-cell>
          <table:table-cell table:formula="of:=ABS([.E33])" office:value-type="float" office:value="0.0925118517209121">
            <text:p>0.092511852</text:p>
          </table:table-cell>
          <table:table-cell table:formula="of:=SLOPE([.$B$2:.$B$1001];[.$A$2:.$A$1001])*[.A33]+INTERCEPT([.$B$2:.$B$1001];[.$A$2:.$A$1001])" office:value-type="float" office:value="0.520279736010534">
            <text:p>0.520279736</text:p>
          </table:table-cell>
          <table:table-cell table:formula="of:=[.B33]-[.G33]" office:value-type="float" office:value="-0.295296545010534">
            <text:p>-0.295296545</text:p>
          </table:table-cell>
          <table:table-cell table:formula="of:=[.H33]^2" office:value-type="float" office:value="0.0872000494951586">
            <text:p>0.087200049</text:p>
          </table:table-cell>
        </table:table-row>
        <table:table-row table:style-name="ro1">
          <table:table-cell office:value-type="float" office:value="0.523608184">
            <text:p>0,523608184</text:p>
          </table:table-cell>
          <table:table-cell office:value-type="float" office:value="0.634984165">
            <text:p>0,634984165</text:p>
          </table:table-cell>
          <table:table-cell office:value-type="string">
            <text:p>0,824600380389014</text:p>
          </table:table-cell>
          <table:table-cell table:formula="of:=[.B34]-[.A34]" office:value-type="float" office:value="0.111375981">
            <text:p>0.111375981</text:p>
          </table:table-cell>
          <table:table-cell table:formula="of:=[.D34]^2" office:value-type="float" office:value="0.0124046091437123">
            <text:p>0.012404609</text:p>
          </table:table-cell>
          <table:table-cell table:formula="of:=ABS([.E34])" office:value-type="float" office:value="0.0124046091437123">
            <text:p>0.012404609</text:p>
          </table:table-cell>
          <table:table-cell table:formula="of:=SLOPE([.$B$2:.$B$1001];[.$A$2:.$A$1001])*[.A34]+INTERCEPT([.$B$2:.$B$1001];[.$A$2:.$A$1001])" office:value-type="float" office:value="0.515831557643194">
            <text:p>0.515831558</text:p>
          </table:table-cell>
          <table:table-cell table:formula="of:=[.B34]-[.G34]" office:value-type="float" office:value="0.119152607356806">
            <text:p>0.119152607</text:p>
          </table:table-cell>
          <table:table-cell table:formula="of:=[.H34]^2" office:value-type="float" office:value="0.0141973438399252">
            <text:p>0.014197344</text:p>
          </table:table-cell>
        </table:table-row>
        <table:table-row table:style-name="ro1">
          <table:table-cell office:value-type="float" office:value="0.800147786">
            <text:p>0,800147786</text:p>
          </table:table-cell>
          <table:table-cell office:value-type="float" office:value="0.647563914">
            <text:p>0,647563914</text:p>
          </table:table-cell>
          <table:table-cell table:formula="of:=[.A35]/[.B35]" office:value-type="float" office:value="1.23562750903998">
            <text:p>1,235627509</text:p>
          </table:table-cell>
          <table:table-cell table:formula="of:=[.B35]-[.A35]" office:value-type="float" office:value="-0.152583872">
            <text:p>-0.152583872</text:p>
          </table:table-cell>
          <table:table-cell table:formula="of:=[.D35]^2" office:value-type="float" office:value="0.0232818379945124">
            <text:p>0.023281838</text:p>
          </table:table-cell>
          <table:table-cell table:formula="of:=ABS([.E35])" office:value-type="float" office:value="0.0232818379945124">
            <text:p>0.023281838</text:p>
          </table:table-cell>
          <table:table-cell table:formula="of:=SLOPE([.$B$2:.$B$1001];[.$A$2:.$A$1001])*[.A35]+INTERCEPT([.$B$2:.$B$1001];[.$A$2:.$A$1001])" office:value-type="float" office:value="0.738167113371945">
            <text:p>0.738167113</text:p>
          </table:table-cell>
          <table:table-cell table:formula="of:=[.B35]-[.G35]" office:value-type="float" office:value="-0.0906031993719446">
            <text:p>-0.090603199</text:p>
          </table:table-cell>
          <table:table-cell table:formula="of:=[.H35]^2" office:value-type="float" office:value="0.00820893973643234">
            <text:p>0.008208940</text:p>
          </table:table-cell>
        </table:table-row>
        <table:table-row table:style-name="ro1">
          <table:table-cell office:value-type="float" office:value="0.318684953">
            <text:p>0,318684953</text:p>
          </table:table-cell>
          <table:table-cell office:value-type="float" office:value="0.0001">
            <text:p>0,000100000</text:p>
          </table:table-cell>
          <table:table-cell table:formula="of:=[.A36]/[.B36]" office:value-type="float" office:value="3186.84953">
            <text:p>3186,849530000</text:p>
          </table:table-cell>
          <table:table-cell table:formula="of:=[.B36]-[.A36]" office:value-type="float" office:value="-0.318584953">
            <text:p>-0.318584953</text:p>
          </table:table-cell>
          <table:table-cell table:formula="of:=[.D36]^2" office:value-type="float" office:value="0.101496372278012">
            <text:p>0.101496372</text:p>
          </table:table-cell>
          <table:table-cell table:formula="of:=ABS([.E36])" office:value-type="float" office:value="0.101496372278012">
            <text:p>0.101496372</text:p>
          </table:table-cell>
          <table:table-cell table:formula="of:=SLOPE([.$B$2:.$B$1001];[.$A$2:.$A$1001])*[.A36]+INTERCEPT([.$B$2:.$B$1001];[.$A$2:.$A$1001])" office:value-type="float" office:value="0.351074972631127">
            <text:p>0.351074973</text:p>
          </table:table-cell>
          <table:table-cell table:formula="of:=[.B36]-[.G36]" office:value-type="float" office:value="-0.350974972631127">
            <text:p>-0.350974973</text:p>
          </table:table-cell>
          <table:table-cell table:formula="of:=[.H36]^2" office:value-type="float" office:value="0.12318343141342">
            <text:p>0.123183431</text:p>
          </table:table-cell>
        </table:table-row>
        <table:table-row table:style-name="ro1">
          <table:table-cell office:value-type="float" office:value="0.116745091">
            <text:p>0,116745091</text:p>
          </table:table-cell>
          <table:table-cell office:value-type="float" office:value="0.0001">
            <text:p>0,000100000</text:p>
          </table:table-cell>
          <table:table-cell table:formula="of:=[.A37]/[.B37]" office:value-type="float" office:value="1167.45091">
            <text:p>1167,450910000</text:p>
          </table:table-cell>
          <table:table-cell table:formula="of:=[.B37]-[.A37]" office:value-type="float" office:value="-0.116645091">
            <text:p>-0.116645091</text:p>
          </table:table-cell>
          <table:table-cell table:formula="of:=[.D37]^2" office:value-type="float" office:value="0.0136060772543983">
            <text:p>0.013606077</text:p>
          </table:table-cell>
          <table:table-cell table:formula="of:=ABS([.E37])" office:value-type="float" office:value="0.0136060772543983">
            <text:p>0.013606077</text:p>
          </table:table-cell>
          <table:table-cell table:formula="of:=SLOPE([.$B$2:.$B$1001];[.$A$2:.$A$1001])*[.A37]+INTERCEPT([.$B$2:.$B$1001];[.$A$2:.$A$1001])" office:value-type="float" office:value="0.188716991651762">
            <text:p>0.188716992</text:p>
          </table:table-cell>
          <table:table-cell table:formula="of:=[.B37]-[.G37]" office:value-type="float" office:value="-0.188616991651762">
            <text:p>-0.188616992</text:p>
          </table:table-cell>
          <table:table-cell table:formula="of:=[.H37]^2" office:value-type="float" office:value="0.0355763695397608">
            <text:p>0.035576370</text:p>
          </table:table-cell>
        </table:table-row>
        <table:table-row table:style-name="ro1">
          <table:table-cell office:value-type="float" office:value="0.411211612">
            <text:p>0,411211612</text:p>
          </table:table-cell>
          <table:table-cell office:value-type="float" office:value="0.62969723">
            <text:p>0,629697230</text:p>
          </table:table-cell>
          <table:table-cell office:value-type="string">
            <text:p>0,653030682698096</text:p>
          </table:table-cell>
          <table:table-cell table:formula="of:=[.B38]-[.A38]" office:value-type="float" office:value="0.218485618">
            <text:p>0.218485618</text:p>
          </table:table-cell>
          <table:table-cell table:formula="of:=[.D38]^2" office:value-type="float" office:value="0.0477359652728419">
            <text:p>0.047735965</text:p>
          </table:table-cell>
          <table:table-cell table:formula="of:=ABS([.E38])" office:value-type="float" office:value="0.0477359652728419">
            <text:p>0.047735965</text:p>
          </table:table-cell>
          <table:table-cell table:formula="of:=SLOPE([.$B$2:.$B$1001];[.$A$2:.$A$1001])*[.A38]+INTERCEPT([.$B$2:.$B$1001];[.$A$2:.$A$1001])" office:value-type="float" office:value="0.425465642176134">
            <text:p>0.425465642</text:p>
          </table:table-cell>
          <table:table-cell table:formula="of:=[.B38]-[.G38]" office:value-type="float" office:value="0.204231587823866">
            <text:p>0.204231588</text:p>
          </table:table-cell>
          <table:table-cell table:formula="of:=[.H38]^2" office:value-type="float" office:value="0.0417105414650577">
            <text:p>0.041710541</text:p>
          </table:table-cell>
        </table:table-row>
        <table:table-row table:style-name="ro1">
          <table:table-cell office:value-type="float" office:value="0.646387775">
            <text:p>0,646387775</text:p>
          </table:table-cell>
          <table:table-cell office:value-type="float" office:value="0.778425964">
            <text:p>0,778425964</text:p>
          </table:table-cell>
          <table:table-cell office:value-type="string">
            <text:p>0,83037797413448</text:p>
          </table:table-cell>
          <table:table-cell table:formula="of:=[.B39]-[.A39]" office:value-type="float" office:value="0.132038189">
            <text:p>0.132038189</text:p>
          </table:table-cell>
          <table:table-cell table:formula="of:=[.D39]^2" office:value-type="float" office:value="0.0174340833543997">
            <text:p>0.017434083</text:p>
          </table:table-cell>
          <table:table-cell table:formula="of:=ABS([.E39])" office:value-type="float" office:value="0.0174340833543997">
            <text:p>0.017434083</text:p>
          </table:table-cell>
          <table:table-cell table:formula="of:=SLOPE([.$B$2:.$B$1001];[.$A$2:.$A$1001])*[.A39]+INTERCEPT([.$B$2:.$B$1001];[.$A$2:.$A$1001])" office:value-type="float" office:value="0.614545334620184">
            <text:p>0.614545335</text:p>
          </table:table-cell>
          <table:table-cell table:formula="of:=[.B39]-[.G39]" office:value-type="float" office:value="0.163880629379816">
            <text:p>0.163880629</text:p>
          </table:table-cell>
          <table:table-cell table:formula="of:=[.H39]^2" office:value-type="float" office:value="0.0268568606859245">
            <text:p>0.026856861</text:p>
          </table:table-cell>
        </table:table-row>
        <table:table-row table:style-name="ro1">
          <table:table-cell office:value-type="float" office:value="0.715638621">
            <text:p>0,715638621</text:p>
          </table:table-cell>
          <table:table-cell office:value-type="float" office:value="0.9999">
            <text:p>0,999900000</text:p>
          </table:table-cell>
          <table:table-cell office:value-type="string">
            <text:p>0,715710192019202</text:p>
          </table:table-cell>
          <table:table-cell table:formula="of:=[.B40]-[.A40]" office:value-type="float" office:value="0.284261379">
            <text:p>0.284261379</text:p>
          </table:table-cell>
          <table:table-cell table:formula="of:=[.D40]^2" office:value-type="float" office:value="0.0808045315909816">
            <text:p>0.080804532</text:p>
          </table:table-cell>
          <table:table-cell table:formula="of:=ABS([.E40])" office:value-type="float" office:value="0.0808045315909816">
            <text:p>0.080804532</text:p>
          </table:table-cell>
          <table:table-cell table:formula="of:=SLOPE([.$B$2:.$B$1001];[.$A$2:.$A$1001])*[.A40]+INTERCEPT([.$B$2:.$B$1001];[.$A$2:.$A$1001])" office:value-type="float" office:value="0.670222442776636">
            <text:p>0.670222443</text:p>
          </table:table-cell>
          <table:table-cell table:formula="of:=[.B40]-[.G40]" office:value-type="float" office:value="0.329677557223364">
            <text:p>0.329677557</text:p>
          </table:table-cell>
          <table:table-cell table:formula="of:=[.H40]^2" office:value-type="float" office:value="0.108687291736764">
            <text:p>0.108687292</text:p>
          </table:table-cell>
        </table:table-row>
        <table:table-row table:style-name="ro1">
          <table:table-cell office:value-type="float" office:value="0.500471886">
            <text:p>0,500471886</text:p>
          </table:table-cell>
          <table:table-cell office:value-type="float" office:value="0.654269884">
            <text:p>0,654269884</text:p>
          </table:table-cell>
          <table:table-cell office:value-type="string">
            <text:p>0,764931870224979</text:p>
          </table:table-cell>
          <table:table-cell table:formula="of:=[.B41]-[.A41]" office:value-type="float" office:value="0.153797998">
            <text:p>0.153797998</text:p>
          </table:table-cell>
          <table:table-cell table:formula="of:=[.D41]^2" office:value-type="float" office:value="0.023653824188808">
            <text:p>0.023653824</text:p>
          </table:table-cell>
          <table:table-cell table:formula="of:=ABS([.E41])" office:value-type="float" office:value="0.023653824188808">
            <text:p>0.023653824</text:p>
          </table:table-cell>
          <table:table-cell table:formula="of:=SLOPE([.$B$2:.$B$1001];[.$A$2:.$A$1001])*[.A41]+INTERCEPT([.$B$2:.$B$1001];[.$A$2:.$A$1001])" office:value-type="float" office:value="0.497230165162214">
            <text:p>0.497230165</text:p>
          </table:table-cell>
          <table:table-cell table:formula="of:=[.B41]-[.G41]" office:value-type="float" office:value="0.157039718837786">
            <text:p>0.157039719</text:p>
          </table:table-cell>
          <table:table-cell table:formula="of:=[.H41]^2" office:value-type="float" office:value="0.0246614732926509">
            <text:p>0.024661473</text:p>
          </table:table-cell>
        </table:table-row>
        <table:table-row table:style-name="ro1">
          <table:table-cell office:value-type="float" office:value="0.753296605">
            <text:p>0,753296605</text:p>
          </table:table-cell>
          <table:table-cell office:value-type="float" office:value="0.9999">
            <text:p>0,999900000</text:p>
          </table:table-cell>
          <table:table-cell office:value-type="string">
            <text:p>0,753371942194219</text:p>
          </table:table-cell>
          <table:table-cell table:formula="of:=[.B42]-[.A42]" office:value-type="float" office:value="0.246603395">
            <text:p>0.246603395</text:p>
          </table:table-cell>
          <table:table-cell table:formula="of:=[.D42]^2" office:value-type="float" office:value="0.060813234425526">
            <text:p>0.060813234</text:p>
          </table:table-cell>
          <table:table-cell table:formula="of:=ABS([.E42])" office:value-type="float" office:value="0.060813234425526">
            <text:p>0.060813234</text:p>
          </table:table-cell>
          <table:table-cell table:formula="of:=SLOPE([.$B$2:.$B$1001];[.$A$2:.$A$1001])*[.A42]+INTERCEPT([.$B$2:.$B$1001];[.$A$2:.$A$1001])" office:value-type="float" office:value="0.700499150849227">
            <text:p>0.700499151</text:p>
          </table:table-cell>
          <table:table-cell table:formula="of:=[.B42]-[.G42]" office:value-type="float" office:value="0.299400849150773">
            <text:p>0.299400849</text:p>
          </table:table-cell>
          <table:table-cell table:formula="of:=[.H42]^2" office:value-type="float" office:value="0.089640868472204">
            <text:p>0.089640868</text:p>
          </table:table-cell>
        </table:table-row>
        <table:table-row table:style-name="ro1">
          <table:table-cell office:value-type="float" office:value="0.616138267">
            <text:p>0,616138267</text:p>
          </table:table-cell>
          <table:table-cell office:value-type="float" office:value="0.353054288">
            <text:p>0,353054288</text:p>
          </table:table-cell>
          <table:table-cell table:formula="of:=[.A43]/[.B43]" office:value-type="float" office:value="1.74516579444575">
            <text:p>1,745165794</text:p>
          </table:table-cell>
          <table:table-cell table:formula="of:=[.B43]-[.A43]" office:value-type="float" office:value="-0.263083979">
            <text:p>-0.263083979</text:p>
          </table:table-cell>
          <table:table-cell table:formula="of:=[.D43]^2" office:value-type="float" office:value="0.0692131800064724">
            <text:p>0.069213180</text:p>
          </table:table-cell>
          <table:table-cell table:formula="of:=ABS([.E43])" office:value-type="float" office:value="0.0692131800064724">
            <text:p>0.069213180</text:p>
          </table:table-cell>
          <table:table-cell table:formula="of:=SLOPE([.$B$2:.$B$1001];[.$A$2:.$A$1001])*[.A43]+INTERCEPT([.$B$2:.$B$1001];[.$A$2:.$A$1001])" office:value-type="float" office:value="0.590224980055917">
            <text:p>0.590224980</text:p>
          </table:table-cell>
          <table:table-cell table:formula="of:=[.B43]-[.G43]" office:value-type="float" office:value="-0.237170692055917">
            <text:p>-0.237170692</text:p>
          </table:table-cell>
          <table:table-cell table:formula="of:=[.H43]^2" office:value-type="float" office:value="0.0562499371702828">
            <text:p>0.056249937</text:p>
          </table:table-cell>
        </table:table-row>
        <table:table-row table:style-name="ro1">
          <table:table-cell office:value-type="float" office:value="0.66492336">
            <text:p>0,664923360</text:p>
          </table:table-cell>
          <table:table-cell office:value-type="float" office:value="0.457217086">
            <text:p>0,457217086</text:p>
          </table:table-cell>
          <table:table-cell table:formula="of:=[.A44]/[.B44]" office:value-type="float" office:value="1.4542837097737">
            <text:p>1,454283710</text:p>
          </table:table-cell>
          <table:table-cell table:formula="of:=[.B44]-[.A44]" office:value-type="float" office:value="-0.207706274">
            <text:p>-0.207706274</text:p>
          </table:table-cell>
          <table:table-cell table:formula="of:=[.D44]^2" office:value-type="float" office:value="0.043141896258963">
            <text:p>0.043141896</text:p>
          </table:table-cell>
          <table:table-cell table:formula="of:=ABS([.E44])" office:value-type="float" office:value="0.043141896258963">
            <text:p>0.043141896</text:p>
          </table:table-cell>
          <table:table-cell table:formula="of:=SLOPE([.$B$2:.$B$1001];[.$A$2:.$A$1001])*[.A44]+INTERCEPT([.$B$2:.$B$1001];[.$A$2:.$A$1001])" office:value-type="float" office:value="0.629447791852087">
            <text:p>0.629447792</text:p>
          </table:table-cell>
          <table:table-cell table:formula="of:=[.B44]-[.G44]" office:value-type="float" office:value="-0.172230705852087">
            <text:p>-0.172230706</text:p>
          </table:table-cell>
          <table:table-cell table:formula="of:=[.H44]^2" office:value-type="float" office:value="0.0296634160383082">
            <text:p>0.029663416</text:p>
          </table:table-cell>
        </table:table-row>
        <table:table-row table:style-name="ro1">
          <table:table-cell office:value-type="float" office:value="0.605960214">
            <text:p>0,605960214</text:p>
          </table:table-cell>
          <table:table-cell office:value-type="float" office:value="0.278505695">
            <text:p>0,278505695</text:p>
          </table:table-cell>
          <table:table-cell table:formula="of:=[.A45]/[.B45]" office:value-type="float" office:value="2.17575519954807">
            <text:p>2,175755200</text:p>
          </table:table-cell>
          <table:table-cell table:formula="of:=[.B45]-[.A45]" office:value-type="float" office:value="-0.327454519">
            <text:p>-0.327454519</text:p>
          </table:table-cell>
          <table:table-cell table:formula="of:=[.D45]^2" office:value-type="float" office:value="0.107226462013521">
            <text:p>0.107226462</text:p>
          </table:table-cell>
          <table:table-cell table:formula="of:=ABS([.E45])" office:value-type="float" office:value="0.107226462013521">
            <text:p>0.107226462</text:p>
          </table:table-cell>
          <table:table-cell table:formula="of:=SLOPE([.$B$2:.$B$1001];[.$A$2:.$A$1001])*[.A45]+INTERCEPT([.$B$2:.$B$1001];[.$A$2:.$A$1001])" office:value-type="float" office:value="0.582041909516922">
            <text:p>0.582041910</text:p>
          </table:table-cell>
          <table:table-cell table:formula="of:=[.B45]-[.G45]" office:value-type="float" office:value="-0.303536214516922">
            <text:p>-0.303536215</text:p>
          </table:table-cell>
          <table:table-cell table:formula="of:=[.H45]^2" office:value-type="float" office:value="0.092134233523263">
            <text:p>0.092134234</text:p>
          </table:table-cell>
        </table:table-row>
        <table:table-row table:style-name="ro1">
          <table:table-cell office:value-type="float" office:value="0.252459442">
            <text:p>0,252459442</text:p>
          </table:table-cell>
          <table:table-cell office:value-type="float" office:value="0.06694094">
            <text:p>0,066940940</text:p>
          </table:table-cell>
          <table:table-cell table:formula="of:=[.A46]/[.B46]" office:value-type="float" office:value="3.77137581276869">
            <text:p>3,771375813</text:p>
          </table:table-cell>
          <table:table-cell table:formula="of:=[.B46]-[.A46]" office:value-type="float" office:value="-0.185518502">
            <text:p>-0.185518502</text:p>
          </table:table-cell>
          <table:table-cell table:formula="of:=[.D46]^2" office:value-type="float" office:value="0.034417114584324">
            <text:p>0.034417115</text:p>
          </table:table-cell>
          <table:table-cell table:formula="of:=ABS([.E46])" office:value-type="float" office:value="0.034417114584324">
            <text:p>0.034417115</text:p>
          </table:table-cell>
          <table:table-cell table:formula="of:=SLOPE([.$B$2:.$B$1001];[.$A$2:.$A$1001])*[.A46]+INTERCEPT([.$B$2:.$B$1001];[.$A$2:.$A$1001])" office:value-type="float" office:value="0.297830208824728">
            <text:p>0.297830209</text:p>
          </table:table-cell>
          <table:table-cell table:formula="of:=[.B46]-[.G46]" office:value-type="float" office:value="-0.230889268824728">
            <text:p>-0.230889269</text:p>
          </table:table-cell>
          <table:table-cell table:formula="of:=[.H46]^2" office:value-type="float" office:value="0.0533098544584177">
            <text:p>0.053309854</text:p>
          </table:table-cell>
        </table:table-row>
        <table:table-row table:style-name="ro1">
          <table:table-cell office:value-type="float" office:value="0.452814943">
            <text:p>0,452814943</text:p>
          </table:table-cell>
          <table:table-cell office:value-type="float" office:value="0.269535601">
            <text:p>0,269535601</text:p>
          </table:table-cell>
          <table:table-cell table:formula="of:=[.A47]/[.B47]" office:value-type="float" office:value="1.67998194420336">
            <text:p>1,679981944</text:p>
          </table:table-cell>
          <table:table-cell table:formula="of:=[.B47]-[.A47]" office:value-type="float" office:value="-0.183279342">
            <text:p>-0.183279342</text:p>
          </table:table-cell>
          <table:table-cell table:formula="of:=[.D47]^2" office:value-type="float" office:value="0.033591317203953">
            <text:p>0.033591317</text:p>
          </table:table-cell>
          <table:table-cell table:formula="of:=ABS([.E47])" office:value-type="float" office:value="0.033591317203953">
            <text:p>0.033591317</text:p>
          </table:table-cell>
          <table:table-cell table:formula="of:=SLOPE([.$B$2:.$B$1001];[.$A$2:.$A$1001])*[.A47]+INTERCEPT([.$B$2:.$B$1001];[.$A$2:.$A$1001])" office:value-type="float" office:value="0.458914376647271">
            <text:p>0.458914377</text:p>
          </table:table-cell>
          <table:table-cell table:formula="of:=[.B47]-[.G47]" office:value-type="float" office:value="-0.189378775647271">
            <text:p>-0.189378776</text:p>
          </table:table-cell>
          <table:table-cell table:formula="of:=[.H47]^2" office:value-type="float" office:value="0.0358643206656596">
            <text:p>0.035864321</text:p>
          </table:table-cell>
        </table:table-row>
        <table:table-row table:style-name="ro1">
          <table:table-cell office:value-type="float" office:value="0.335824496">
            <text:p>0,335824496</text:p>
          </table:table-cell>
          <table:table-cell office:value-type="float" office:value="0.594099911">
            <text:p>0,594099911</text:p>
          </table:table-cell>
          <table:table-cell office:value-type="string">
            <text:p>0,565266026441132</text:p>
          </table:table-cell>
          <table:table-cell table:formula="of:=[.B48]-[.A48]" office:value-type="float" office:value="0.258275415">
            <text:p>0.258275415</text:p>
          </table:table-cell>
          <table:table-cell table:formula="of:=[.D48]^2" office:value-type="float" office:value="0.0667061899934222">
            <text:p>0.066706190</text:p>
          </table:table-cell>
          <table:table-cell table:formula="of:=ABS([.E48])" office:value-type="float" office:value="0.0667061899934222">
            <text:p>0.066706190</text:p>
          </table:table-cell>
          <table:table-cell table:formula="of:=SLOPE([.$B$2:.$B$1001];[.$A$2:.$A$1001])*[.A48]+INTERCEPT([.$B$2:.$B$1001];[.$A$2:.$A$1001])" office:value-type="float" office:value="0.364855023626651">
            <text:p>0.364855024</text:p>
          </table:table-cell>
          <table:table-cell table:formula="of:=[.B48]-[.G48]" office:value-type="float" office:value="0.229244887373349">
            <text:p>0.229244887</text:p>
          </table:table-cell>
          <table:table-cell table:formula="of:=[.H48]^2" office:value-type="float" office:value="0.0525532183868196">
            <text:p>0.052553218</text:p>
          </table:table-cell>
        </table:table-row>
        <table:table-row table:style-name="ro1">
          <table:table-cell office:value-type="float" office:value="0.576311925">
            <text:p>0,576311925</text:p>
          </table:table-cell>
          <table:table-cell office:value-type="float" office:value="0.832522009">
            <text:p>0,832522009</text:p>
          </table:table-cell>
          <table:table-cell office:value-type="string">
            <text:p>0,692248275444692</text:p>
          </table:table-cell>
          <table:table-cell table:formula="of:=[.B49]-[.A49]" office:value-type="float" office:value="0.256210084">
            <text:p>0.256210084</text:p>
          </table:table-cell>
          <table:table-cell table:formula="of:=[.D49]^2" office:value-type="float" office:value="0.0656436071432871">
            <text:p>0.065643607</text:p>
          </table:table-cell>
          <table:table-cell table:formula="of:=ABS([.E49])" office:value-type="float" office:value="0.0656436071432871">
            <text:p>0.065643607</text:p>
          </table:table-cell>
          <table:table-cell table:formula="of:=SLOPE([.$B$2:.$B$1001];[.$A$2:.$A$1001])*[.A49]+INTERCEPT([.$B$2:.$B$1001];[.$A$2:.$A$1001])" office:value-type="float" office:value="0.558204930062451">
            <text:p>0.558204930</text:p>
          </table:table-cell>
          <table:table-cell table:formula="of:=[.B49]-[.G49]" office:value-type="float" office:value="0.274317078937549">
            <text:p>0.274317079</text:p>
          </table:table-cell>
          <table:table-cell table:formula="of:=[.H49]^2" office:value-type="float" office:value="0.0752498597968295">
            <text:p>0.075249860</text:p>
          </table:table-cell>
        </table:table-row>
        <table:table-row table:style-name="ro1">
          <table:table-cell office:value-type="float" office:value="0.18541071">
            <text:p>0,185410710</text:p>
          </table:table-cell>
          <table:table-cell office:value-type="float" office:value="0.493068377">
            <text:p>0,493068377</text:p>
          </table:table-cell>
          <table:table-cell office:value-type="string">
            <text:p>0,376034478479645</text:p>
          </table:table-cell>
          <table:table-cell table:formula="of:=[.B50]-[.A50]" office:value-type="float" office:value="0.307657667">
            <text:p>0.307657667</text:p>
          </table:table-cell>
          <table:table-cell table:formula="of:=[.D50]^2" office:value-type="float" office:value="0.0946532400638829">
            <text:p>0.094653240</text:p>
          </table:table-cell>
          <table:table-cell table:formula="of:=ABS([.E50])" office:value-type="float" office:value="0.0946532400638829">
            <text:p>0.094653240</text:p>
          </table:table-cell>
          <table:table-cell table:formula="of:=SLOPE([.$B$2:.$B$1001];[.$A$2:.$A$1001])*[.A50]+INTERCEPT([.$B$2:.$B$1001];[.$A$2:.$A$1001])" office:value-type="float" office:value="0.24392358213432">
            <text:p>0.243923582</text:p>
          </table:table-cell>
          <table:table-cell table:formula="of:=[.B50]-[.G50]" office:value-type="float" office:value="0.24914479486568">
            <text:p>0.249144795</text:p>
          </table:table-cell>
          <table:table-cell table:formula="of:=[.H50]^2" office:value-type="float" office:value="0.0620731288086617">
            <text:p>0.062073129</text:p>
          </table:table-cell>
        </table:table-row>
        <table:table-row table:style-name="ro1">
          <table:table-cell office:value-type="float" office:value="0.572090524">
            <text:p>0,572090524</text:p>
          </table:table-cell>
          <table:table-cell office:value-type="float" office:value="0.743036997">
            <text:p>0,743036997</text:p>
          </table:table-cell>
          <table:table-cell office:value-type="string">
            <text:p>0,769935449122731</text:p>
          </table:table-cell>
          <table:table-cell table:formula="of:=[.B51]-[.A51]" office:value-type="float" office:value="0.170946473">
            <text:p>0.170946473</text:p>
          </table:table-cell>
          <table:table-cell table:formula="of:=[.D51]^2" office:value-type="float" office:value="0.0292226966311397">
            <text:p>0.029222697</text:p>
          </table:table-cell>
          <table:table-cell table:formula="of:=ABS([.E51])" office:value-type="float" office:value="0.0292226966311397">
            <text:p>0.029222697</text:p>
          </table:table-cell>
          <table:table-cell table:formula="of:=SLOPE([.$B$2:.$B$1001];[.$A$2:.$A$1001])*[.A51]+INTERCEPT([.$B$2:.$B$1001];[.$A$2:.$A$1001])" office:value-type="float" office:value="0.554810958528172">
            <text:p>0.554810959</text:p>
          </table:table-cell>
          <table:table-cell table:formula="of:=[.B51]-[.G51]" office:value-type="float" office:value="0.188226038471828">
            <text:p>0.188226038</text:p>
          </table:table-cell>
          <table:table-cell table:formula="of:=[.H51]^2" office:value-type="float" office:value="0.0354290415587981">
            <text:p>0.035429042</text:p>
          </table:table-cell>
        </table:table-row>
        <table:table-row table:style-name="ro1">
          <table:table-cell office:value-type="float" office:value="0.063640312">
            <text:p>0,063640312</text:p>
          </table:table-cell>
          <table:table-cell office:value-type="float" office:value="0.0001">
            <text:p>0,000100000</text:p>
          </table:table-cell>
          <table:table-cell table:formula="of:=[.A52]/[.B52]" office:value-type="float" office:value="636.40312">
            <text:p>636,403120000</text:p>
          </table:table-cell>
          <table:table-cell table:formula="of:=[.B52]-[.A52]" office:value-type="float" office:value="-0.063540312">
            <text:p>-0.063540312</text:p>
          </table:table-cell>
          <table:table-cell table:formula="of:=[.D52]^2" office:value-type="float" office:value="0.00403737124905734">
            <text:p>0.004037371</text:p>
          </table:table-cell>
          <table:table-cell table:formula="of:=ABS([.E52])" office:value-type="float" office:value="0.00403737124905734">
            <text:p>0.004037371</text:p>
          </table:table-cell>
          <table:table-cell table:formula="of:=SLOPE([.$B$2:.$B$1001];[.$A$2:.$A$1001])*[.A52]+INTERCEPT([.$B$2:.$B$1001];[.$A$2:.$A$1001])" office:value-type="float" office:value="0.146021187993169">
            <text:p>0.146021188</text:p>
          </table:table-cell>
          <table:table-cell table:formula="of:=[.B52]-[.G52]" office:value-type="float" office:value="-0.145921187993169">
            <text:p>-0.145921188</text:p>
          </table:table-cell>
          <table:table-cell table:formula="of:=[.H52]^2" office:value-type="float" office:value="0.0212929931053377">
            <text:p>0.021292993</text:p>
          </table:table-cell>
        </table:table-row>
        <table:table-row table:style-name="ro1">
          <table:table-cell office:value-type="float" office:value="0.297630726">
            <text:p>0,297630726</text:p>
          </table:table-cell>
          <table:table-cell office:value-type="float" office:value="0.051765557">
            <text:p>0,051765557</text:p>
          </table:table-cell>
          <table:table-cell table:formula="of:=[.A53]/[.B53]" office:value-type="float" office:value="5.74958994452624">
            <text:p>5,749589945</text:p>
          </table:table-cell>
          <table:table-cell table:formula="of:=[.B53]-[.A53]" office:value-type="float" office:value="-0.245865169">
            <text:p>-0.245865169</text:p>
          </table:table-cell>
          <table:table-cell table:formula="of:=[.D53]^2" office:value-type="float" office:value="0.0604496813273986">
            <text:p>0.060449681</text:p>
          </table:table-cell>
          <table:table-cell table:formula="of:=ABS([.E53])" office:value-type="float" office:value="0.0604496813273986">
            <text:p>0.060449681</text:p>
          </table:table-cell>
          <table:table-cell table:formula="of:=SLOPE([.$B$2:.$B$1001];[.$A$2:.$A$1001])*[.A53]+INTERCEPT([.$B$2:.$B$1001];[.$A$2:.$A$1001])" office:value-type="float" office:value="0.334147548035773">
            <text:p>0.334147548</text:p>
          </table:table-cell>
          <table:table-cell table:formula="of:=[.B53]-[.G53]" office:value-type="float" office:value="-0.282381991035773">
            <text:p>-0.282381991</text:p>
          </table:table-cell>
          <table:table-cell table:formula="of:=[.H53]^2" office:value-type="float" office:value="0.0797395888613273">
            <text:p>0.079739589</text:p>
          </table:table-cell>
        </table:table-row>
        <table:table-row table:style-name="ro1">
          <table:table-cell office:value-type="float" office:value="0.26594222">
            <text:p>0,265942220</text:p>
          </table:table-cell>
          <table:table-cell office:value-type="float" office:value="0.203500565">
            <text:p>0,203500565</text:p>
          </table:table-cell>
          <table:table-cell table:formula="of:=[.A54]/[.B54]" office:value-type="float" office:value="1.30683774760036">
            <text:p>1,306837748</text:p>
          </table:table-cell>
          <table:table-cell table:formula="of:=[.B54]-[.A54]" office:value-type="float" office:value="-0.062441655">
            <text:p>-0.062441655</text:p>
          </table:table-cell>
          <table:table-cell table:formula="of:=[.D54]^2" office:value-type="float" office:value="0.00389896027913902">
            <text:p>0.003898960</text:p>
          </table:table-cell>
          <table:table-cell table:formula="of:=ABS([.E54])" office:value-type="float" office:value="0.00389896027913902">
            <text:p>0.003898960</text:p>
          </table:table-cell>
          <table:table-cell table:formula="of:=SLOPE([.$B$2:.$B$1001];[.$A$2:.$A$1001])*[.A54]+INTERCEPT([.$B$2:.$B$1001];[.$A$2:.$A$1001])" office:value-type="float" office:value="0.308670250965953">
            <text:p>0.308670251</text:p>
          </table:table-cell>
          <table:table-cell table:formula="of:=[.B54]-[.G54]" office:value-type="float" office:value="-0.105169685965953">
            <text:p>-0.105169686</text:p>
          </table:table-cell>
          <table:table-cell table:formula="of:=[.H54]^2" office:value-type="float" office:value="0.0110606628461771">
            <text:p>0.011060663</text:p>
          </table:table-cell>
        </table:table-row>
        <table:table-row table:style-name="ro1">
          <table:table-cell office:value-type="float" office:value="0.616703027">
            <text:p>0,616703027</text:p>
          </table:table-cell>
          <table:table-cell office:value-type="float" office:value="0.927057602">
            <text:p>0,927057602</text:p>
          </table:table-cell>
          <table:table-cell office:value-type="string">
            <text:p>0,665226222911659</text:p>
          </table:table-cell>
          <table:table-cell table:formula="of:=[.B55]-[.A55]" office:value-type="float" office:value="0.310354575">
            <text:p>0.310354575</text:p>
          </table:table-cell>
          <table:table-cell table:formula="of:=[.D55]^2" office:value-type="float" office:value="0.0963199622234307">
            <text:p>0.096319962</text:p>
          </table:table-cell>
          <table:table-cell table:formula="of:=ABS([.E55])" office:value-type="float" office:value="0.0963199622234307">
            <text:p>0.096319962</text:p>
          </table:table-cell>
          <table:table-cell table:formula="of:=SLOPE([.$B$2:.$B$1001];[.$A$2:.$A$1001])*[.A55]+INTERCEPT([.$B$2:.$B$1001];[.$A$2:.$A$1001])" office:value-type="float" office:value="0.590679042430873">
            <text:p>0.590679042</text:p>
          </table:table-cell>
          <table:table-cell table:formula="of:=[.B55]-[.G55]" office:value-type="float" office:value="0.336378559569127">
            <text:p>0.336378560</text:p>
          </table:table-cell>
          <table:table-cell table:formula="of:=[.H55]^2" office:value-type="float" office:value="0.113150535337801">
            <text:p>0.113150535</text:p>
          </table:table-cell>
        </table:table-row>
        <table:table-row table:style-name="ro1">
          <table:table-cell office:value-type="float" office:value="0.371672434">
            <text:p>0,371672434</text:p>
          </table:table-cell>
          <table:table-cell office:value-type="float" office:value="0.285090645">
            <text:p>0,285090645</text:p>
          </table:table-cell>
          <table:table-cell table:formula="of:=[.A56]/[.B56]" office:value-type="float" office:value="1.3036991585606">
            <text:p>1,303699159</text:p>
          </table:table-cell>
          <table:table-cell table:formula="of:=[.B56]-[.A56]" office:value-type="float" office:value="-0.086581789">
            <text:p>-0.086581789</text:p>
          </table:table-cell>
          <table:table-cell table:formula="of:=[.D56]^2" office:value-type="float" office:value="0.00749640618644052">
            <text:p>0.007496406</text:p>
          </table:table-cell>
          <table:table-cell table:formula="of:=ABS([.E56])" office:value-type="float" office:value="0.00749640618644052">
            <text:p>0.007496406</text:p>
          </table:table-cell>
          <table:table-cell table:formula="of:=SLOPE([.$B$2:.$B$1001];[.$A$2:.$A$1001])*[.A56]+INTERCEPT([.$B$2:.$B$1001];[.$A$2:.$A$1001])" office:value-type="float" office:value="0.393676469666628">
            <text:p>0.393676470</text:p>
          </table:table-cell>
          <table:table-cell table:formula="of:=[.B56]-[.G56]" office:value-type="float" office:value="-0.108585824666628">
            <text:p>-0.108585825</text:p>
          </table:table-cell>
          <table:table-cell table:formula="of:=[.H56]^2" office:value-type="float" office:value="0.0117908813185317">
            <text:p>0.011790881</text:p>
          </table:table-cell>
        </table:table-row>
        <table:table-row table:style-name="ro1">
          <table:table-cell office:value-type="float" office:value="0.114808867">
            <text:p>0,114808867</text:p>
          </table:table-cell>
          <table:table-cell office:value-type="float" office:value="0.0001">
            <text:p>0,000100000</text:p>
          </table:table-cell>
          <table:table-cell table:formula="of:=[.A57]/[.B57]" office:value-type="float" office:value="1148.08867">
            <text:p>1148,088670000</text:p>
          </table:table-cell>
          <table:table-cell table:formula="of:=[.B57]-[.A57]" office:value-type="float" office:value="-0.114708867">
            <text:p>-0.114708867</text:p>
          </table:table-cell>
          <table:table-cell table:formula="of:=[.D57]^2" office:value-type="float" office:value="0.0131581241684237">
            <text:p>0.013158124</text:p>
          </table:table-cell>
          <table:table-cell table:formula="of:=ABS([.E57])" office:value-type="float" office:value="0.0131581241684237">
            <text:p>0.013158124</text:p>
          </table:table-cell>
          <table:table-cell table:formula="of:=SLOPE([.$B$2:.$B$1001];[.$A$2:.$A$1001])*[.A57]+INTERCEPT([.$B$2:.$B$1001];[.$A$2:.$A$1001])" office:value-type="float" office:value="0.187160283549407">
            <text:p>0.187160284</text:p>
          </table:table-cell>
          <table:table-cell table:formula="of:=[.B57]-[.G57]" office:value-type="float" office:value="-0.187060283549407">
            <text:p>-0.187060284</text:p>
          </table:table-cell>
          <table:table-cell table:formula="of:=[.H57]^2" office:value-type="float" office:value="0.0349915496815846">
            <text:p>0.034991550</text:p>
          </table:table-cell>
        </table:table-row>
        <table:table-row table:style-name="ro1">
          <table:table-cell office:value-type="float" office:value="0.070808743">
            <text:p>0,070808743</text:p>
          </table:table-cell>
          <table:table-cell office:value-type="float" office:value="0.082572717">
            <text:p>0,082572717</text:p>
          </table:table-cell>
          <table:table-cell office:value-type="string">
            <text:p>0,857531949687449</text:p>
          </table:table-cell>
          <table:table-cell table:formula="of:=[.B58]-[.A58]" office:value-type="float" office:value="0.011763974">
            <text:p>0.011763974</text:p>
          </table:table-cell>
          <table:table-cell table:formula="of:=[.D58]^2" office:value-type="float" office:value="0.000138391084272676">
            <text:p>0.000138391</text:p>
          </table:table-cell>
          <table:table-cell table:formula="of:=ABS([.E58])" office:value-type="float" office:value="0.000138391084272676">
            <text:p>0.000138391</text:p>
          </table:table-cell>
          <table:table-cell table:formula="of:=SLOPE([.$B$2:.$B$1001];[.$A$2:.$A$1001])*[.A58]+INTERCEPT([.$B$2:.$B$1001];[.$A$2:.$A$1001])" office:value-type="float" office:value="0.151784547304318">
            <text:p>0.151784547</text:p>
          </table:table-cell>
          <table:table-cell table:formula="of:=[.B58]-[.G58]" office:value-type="float" office:value="-0.069211830304318">
            <text:p>-0.069211830</text:p>
          </table:table-cell>
          <table:table-cell table:formula="of:=[.H58]^2" office:value-type="float" office:value="0.0047902774540737">
            <text:p>0.004790277</text:p>
          </table:table-cell>
        </table:table-row>
        <table:table-row table:style-name="ro1">
          <table:table-cell office:value-type="float" office:value="0.414688242">
            <text:p>0,414688242</text:p>
          </table:table-cell>
          <table:table-cell office:value-type="float" office:value="0.043014213">
            <text:p>0,043014213</text:p>
          </table:table-cell>
          <table:table-cell table:formula="of:=[.A59]/[.B59]" office:value-type="float" office:value="9.64072600840099">
            <text:p>9,640726008</text:p>
          </table:table-cell>
          <table:table-cell table:formula="of:=[.B59]-[.A59]" office:value-type="float" office:value="-0.371674029">
            <text:p>-0.371674029</text:p>
          </table:table-cell>
          <table:table-cell table:formula="of:=[.D59]^2" office:value-type="float" office:value="0.138141583833093">
            <text:p>0.138141584</text:p>
          </table:table-cell>
          <table:table-cell table:formula="of:=ABS([.E59])" office:value-type="float" office:value="0.138141583833093">
            <text:p>0.138141584</text:p>
          </table:table-cell>
          <table:table-cell table:formula="of:=SLOPE([.$B$2:.$B$1001];[.$A$2:.$A$1001])*[.A59]+INTERCEPT([.$B$2:.$B$1001];[.$A$2:.$A$1001])" office:value-type="float" office:value="0.428260823978389">
            <text:p>0.428260824</text:p>
          </table:table-cell>
          <table:table-cell table:formula="of:=[.B59]-[.G59]" office:value-type="float" office:value="-0.385246610978389">
            <text:p>-0.385246611</text:p>
          </table:table-cell>
          <table:table-cell table:formula="of:=[.H59]^2" office:value-type="float" office:value="0.148414951270334">
            <text:p>0.148414951</text:p>
          </table:table-cell>
        </table:table-row>
        <table:table-row table:style-name="ro1">
          <table:table-cell office:value-type="float" office:value="0.30624135">
            <text:p>0,306241350</text:p>
          </table:table-cell>
          <table:table-cell office:value-type="float" office:value="0.253013012">
            <text:p>0,253013012</text:p>
          </table:table-cell>
          <table:table-cell table:formula="of:=[.A60]/[.B60]" office:value-type="float" office:value="1.21037786783867">
            <text:p>1,210377868</text:p>
          </table:table-cell>
          <table:table-cell table:formula="of:=[.B60]-[.A60]" office:value-type="float" office:value="-0.053228338">
            <text:p>-0.053228338</text:p>
          </table:table-cell>
          <table:table-cell table:formula="of:=[.D60]^2" office:value-type="float" office:value="0.00283325596624224">
            <text:p>0.002833256</text:p>
          </table:table-cell>
          <table:table-cell table:formula="of:=ABS([.E60])" office:value-type="float" office:value="0.00283325596624224">
            <text:p>0.002833256</text:p>
          </table:table-cell>
          <table:table-cell table:formula="of:=SLOPE([.$B$2:.$B$1001];[.$A$2:.$A$1001])*[.A60]+INTERCEPT([.$B$2:.$B$1001];[.$A$2:.$A$1001])" office:value-type="float" office:value="0.341070418606084">
            <text:p>0.341070419</text:p>
          </table:table-cell>
          <table:table-cell table:formula="of:=[.B60]-[.G60]" office:value-type="float" office:value="-0.0880574066060838">
            <text:p>-0.088057407</text:p>
          </table:table-cell>
          <table:table-cell table:formula="of:=[.H60]^2" office:value-type="float" office:value="0.00775410685818917">
            <text:p>0.007754107</text:p>
          </table:table-cell>
        </table:table-row>
        <table:table-row table:style-name="ro1">
          <table:table-cell office:value-type="float" office:value="0.90383806">
            <text:p>0,903838060</text:p>
          </table:table-cell>
          <table:table-cell office:value-type="float" office:value="0.9999">
            <text:p>0,999900000</text:p>
          </table:table-cell>
          <table:table-cell office:value-type="string">
            <text:p>0,903928452845284</text:p>
          </table:table-cell>
          <table:table-cell table:formula="of:=[.B61]-[.A61]" office:value-type="float" office:value="0.09606194">
            <text:p>0.096061940</text:p>
          </table:table-cell>
          <table:table-cell table:formula="of:=[.D61]^2" office:value-type="float" office:value="0.0092278963165636">
            <text:p>0.009227896</text:p>
          </table:table-cell>
          <table:table-cell table:formula="of:=ABS([.E61])" office:value-type="float" office:value="0.0092278963165636">
            <text:p>0.009227896</text:p>
          </table:table-cell>
          <table:table-cell table:formula="of:=SLOPE([.$B$2:.$B$1001];[.$A$2:.$A$1001])*[.A61]+INTERCEPT([.$B$2:.$B$1001];[.$A$2:.$A$1001])" office:value-type="float" office:value="0.821533237162983">
            <text:p>0.821533237</text:p>
          </table:table-cell>
          <table:table-cell table:formula="of:=[.B61]-[.G61]" office:value-type="float" office:value="0.178366762837017">
            <text:p>0.178366763</text:p>
          </table:table-cell>
          <table:table-cell table:formula="of:=[.H61]^2" office:value-type="float" office:value="0.0318147020849568">
            <text:p>0.031814702</text:p>
          </table:table-cell>
        </table:table-row>
        <table:table-row table:style-name="ro1">
          <table:table-cell office:value-type="float" office:value="0.958828713">
            <text:p>0,958828713</text:p>
          </table:table-cell>
          <table:table-cell office:value-type="float" office:value="0.9999">
            <text:p>0,999900000</text:p>
          </table:table-cell>
          <table:table-cell office:value-type="string">
            <text:p>0,958924605460546</text:p>
          </table:table-cell>
          <table:table-cell table:formula="of:=[.B62]-[.A62]" office:value-type="float" office:value="0.041071287">
            <text:p>0.041071287</text:p>
          </table:table-cell>
          <table:table-cell table:formula="of:=[.D62]^2" office:value-type="float" office:value="0.00168685061583637">
            <text:p>0.001686851</text:p>
          </table:table-cell>
          <table:table-cell table:formula="of:=ABS([.E62])" office:value-type="float" office:value="0.00168685061583637">
            <text:p>0.001686851</text:p>
          </table:table-cell>
          <table:table-cell table:formula="of:=SLOPE([.$B$2:.$B$1001];[.$A$2:.$A$1001])*[.A62]+INTERCEPT([.$B$2:.$B$1001];[.$A$2:.$A$1001])" office:value-type="float" office:value="0.865745267939833">
            <text:p>0.865745268</text:p>
          </table:table-cell>
          <table:table-cell table:formula="of:=[.B62]-[.G62]" office:value-type="float" office:value="0.134154732060167">
            <text:p>0.134154732</text:p>
          </table:table-cell>
          <table:table-cell table:formula="of:=[.H62]^2" office:value-type="float" office:value="0.0179974921341352">
            <text:p>0.017997492</text:p>
          </table:table-cell>
        </table:table-row>
        <table:table-row table:style-name="ro1">
          <table:table-cell office:value-type="float" office:value="0.89909462">
            <text:p>0,899094620</text:p>
          </table:table-cell>
          <table:table-cell office:value-type="float" office:value="0.984706882">
            <text:p>0,984706882</text:p>
          </table:table-cell>
          <table:table-cell office:value-type="string">
            <text:p>0,913058125656524</text:p>
          </table:table-cell>
          <table:table-cell table:formula="of:=[.B63]-[.A63]" office:value-type="float" office:value="0.0856122620000001">
            <text:p>0.085612262</text:p>
          </table:table-cell>
          <table:table-cell table:formula="of:=[.D63]^2" office:value-type="float" office:value="0.00732945940475665">
            <text:p>0.007329459</text:p>
          </table:table-cell>
          <table:table-cell table:formula="of:=ABS([.E63])" office:value-type="float" office:value="0.00732945940475665">
            <text:p>0.007329459</text:p>
          </table:table-cell>
          <table:table-cell table:formula="of:=SLOPE([.$B$2:.$B$1001];[.$A$2:.$A$1001])*[.A63]+INTERCEPT([.$B$2:.$B$1001];[.$A$2:.$A$1001])" office:value-type="float" office:value="0.817719550584863">
            <text:p>0.817719551</text:p>
          </table:table-cell>
          <table:table-cell table:formula="of:=[.B63]-[.G63]" office:value-type="float" office:value="0.166987331415137">
            <text:p>0.166987331</text:p>
          </table:table-cell>
          <table:table-cell table:formula="of:=[.H63]^2" office:value-type="float" office:value="0.0278847688531488">
            <text:p>0.027884769</text:p>
          </table:table-cell>
        </table:table-row>
        <table:table-row table:style-name="ro1">
          <table:table-cell office:value-type="float" office:value="0.83858458">
            <text:p>0,838584580</text:p>
          </table:table-cell>
          <table:table-cell office:value-type="float" office:value="0.9999">
            <text:p>0,999900000</text:p>
          </table:table-cell>
          <table:table-cell office:value-type="string">
            <text:p>0,838668446844685</text:p>
          </table:table-cell>
          <table:table-cell table:formula="of:=[.B64]-[.A64]" office:value-type="float" office:value="0.16131542">
            <text:p>0.161315420</text:p>
          </table:table-cell>
          <table:table-cell table:formula="of:=[.D64]^2" office:value-type="float" office:value="0.0260226647297764">
            <text:p>0.026022665</text:p>
          </table:table-cell>
          <table:table-cell table:formula="of:=ABS([.E64])" office:value-type="float" office:value="0.0260226647297764">
            <text:p>0.026022665</text:p>
          </table:table-cell>
          <table:table-cell table:formula="of:=SLOPE([.$B$2:.$B$1001];[.$A$2:.$A$1001])*[.A64]+INTERCEPT([.$B$2:.$B$1001];[.$A$2:.$A$1001])" office:value-type="float" office:value="0.76906997825139">
            <text:p>0.769069978</text:p>
          </table:table-cell>
          <table:table-cell table:formula="of:=[.B64]-[.G64]" office:value-type="float" office:value="0.23083002174861">
            <text:p>0.230830022</text:p>
          </table:table-cell>
          <table:table-cell table:formula="of:=[.H64]^2" office:value-type="float" office:value="0.0532824989404639">
            <text:p>0.053282499</text:p>
          </table:table-cell>
        </table:table-row>
        <table:table-row table:style-name="ro1">
          <table:table-cell office:value-type="float" office:value="0.651510771">
            <text:p>0,651510771</text:p>
          </table:table-cell>
          <table:table-cell office:value-type="float" office:value="0.9999">
            <text:p>0,999900000</text:p>
          </table:table-cell>
          <table:table-cell office:value-type="string">
            <text:p>0,651575928592859</text:p>
          </table:table-cell>
          <table:table-cell table:formula="of:=[.B65]-[.A65]" office:value-type="float" office:value="0.348389229">
            <text:p>0.348389229</text:p>
          </table:table-cell>
          <table:table-cell table:formula="of:=[.D65]^2" office:value-type="float" office:value="0.121375054883214">
            <text:p>0.121375055</text:p>
          </table:table-cell>
          <table:table-cell table:formula="of:=ABS([.E65])" office:value-type="float" office:value="0.121375054883214">
            <text:p>0.121375055</text:p>
          </table:table-cell>
          <table:table-cell table:formula="of:=SLOPE([.$B$2:.$B$1001];[.$A$2:.$A$1001])*[.A65]+INTERCEPT([.$B$2:.$B$1001];[.$A$2:.$A$1001])" office:value-type="float" office:value="0.618664181087086">
            <text:p>0.618664181</text:p>
          </table:table-cell>
          <table:table-cell table:formula="of:=[.B65]-[.G65]" office:value-type="float" office:value="0.381235818912914">
            <text:p>0.381235819</text:p>
          </table:table-cell>
          <table:table-cell table:formula="of:=[.H65]^2" office:value-type="float" office:value="0.1453407496222">
            <text:p>0.145340750</text:p>
          </table:table-cell>
        </table:table-row>
        <table:table-row table:style-name="ro1">
          <table:table-cell office:value-type="float" office:value="0.717196493">
            <text:p>0,717196493</text:p>
          </table:table-cell>
          <table:table-cell office:value-type="float" office:value="0.880187895">
            <text:p>0,880187895</text:p>
          </table:table-cell>
          <table:table-cell office:value-type="string">
            <text:p>0,814822036378948</text:p>
          </table:table-cell>
          <table:table-cell table:formula="of:=[.B66]-[.A66]" office:value-type="float" office:value="0.162991402">
            <text:p>0.162991402</text:p>
          </table:table-cell>
          <table:table-cell table:formula="of:=[.D66]^2" office:value-type="float" office:value="0.0265661971259256">
            <text:p>0.026566197</text:p>
          </table:table-cell>
          <table:table-cell table:formula="of:=ABS([.E66])" office:value-type="float" office:value="0.0265661971259256">
            <text:p>0.026566197</text:p>
          </table:table-cell>
          <table:table-cell table:formula="of:=SLOPE([.$B$2:.$B$1001];[.$A$2:.$A$1001])*[.A66]+INTERCEPT([.$B$2:.$B$1001];[.$A$2:.$A$1001])" office:value-type="float" office:value="0.671474958996263">
            <text:p>0.671474959</text:p>
          </table:table-cell>
          <table:table-cell table:formula="of:=[.B66]-[.G66]" office:value-type="float" office:value="0.208712936003737">
            <text:p>0.208712936</text:p>
          </table:table-cell>
          <table:table-cell table:formula="of:=[.H66]^2" office:value-type="float" office:value="0.0435610896552999">
            <text:p>0.043561090</text:p>
          </table:table-cell>
        </table:table-row>
        <table:table-row table:style-name="ro1">
          <table:table-cell office:value-type="float" office:value="0.031496313">
            <text:p>0,031496313</text:p>
          </table:table-cell>
          <table:table-cell office:value-type="float" office:value="0.265838408">
            <text:p>0,265838408</text:p>
          </table:table-cell>
          <table:table-cell office:value-type="string">
            <text:p>0,118479166486733</text:p>
          </table:table-cell>
          <table:table-cell table:formula="of:=[.B67]-[.A67]" office:value-type="float" office:value="0.234342095">
            <text:p>0.234342095</text:p>
          </table:table-cell>
          <table:table-cell table:formula="of:=[.D67]^2" office:value-type="float" office:value="0.054916217488989">
            <text:p>0.054916217</text:p>
          </table:table-cell>
          <table:table-cell table:formula="of:=ABS([.E67])" office:value-type="float" office:value="0.054916217488989">
            <text:p>0.054916217</text:p>
          </table:table-cell>
          <table:table-cell table:formula="of:=SLOPE([.$B$2:.$B$1001];[.$A$2:.$A$1001])*[.A67]+INTERCEPT([.$B$2:.$B$1001];[.$A$2:.$A$1001])" office:value-type="float" office:value="0.120177678313823">
            <text:p>0.120177678</text:p>
          </table:table-cell>
          <table:table-cell table:formula="of:=[.B67]-[.G67]" office:value-type="float" office:value="0.145660729686177">
            <text:p>0.145660730</text:p>
          </table:table-cell>
          <table:table-cell table:formula="of:=[.H67]^2" office:value-type="float" office:value="0.0212170481727095">
            <text:p>0.021217048</text:p>
          </table:table-cell>
        </table:table-row>
        <table:table-row table:style-name="ro1">
          <table:table-cell office:value-type="float" office:value="0.961323249">
            <text:p>0,961323249</text:p>
          </table:table-cell>
          <table:table-cell office:value-type="float" office:value="0.914757478">
            <text:p>0,914757478</text:p>
          </table:table-cell>
          <table:table-cell table:formula="of:=[.A68]/[.B68]" office:value-type="float" office:value="1.05090504545731">
            <text:p>1,050905045</text:p>
          </table:table-cell>
          <table:table-cell table:formula="of:=[.B68]-[.A68]" office:value-type="float" office:value="-0.046565771">
            <text:p>-0.046565771</text:p>
          </table:table-cell>
          <table:table-cell table:formula="of:=[.D68]^2" office:value-type="float" office:value="0.00216837102882444">
            <text:p>0.002168371</text:p>
          </table:table-cell>
          <table:table-cell table:formula="of:=ABS([.E68])" office:value-type="float" office:value="0.00216837102882444">
            <text:p>0.002168371</text:p>
          </table:table-cell>
          <table:table-cell table:formula="of:=SLOPE([.$B$2:.$B$1001];[.$A$2:.$A$1001])*[.A68]+INTERCEPT([.$B$2:.$B$1001];[.$A$2:.$A$1001])" office:value-type="float" office:value="0.867750854278405">
            <text:p>0.867750854</text:p>
          </table:table-cell>
          <table:table-cell table:formula="of:=[.B68]-[.G68]" office:value-type="float" office:value="0.0470066237215949">
            <text:p>0.047006624</text:p>
          </table:table-cell>
          <table:table-cell table:formula="of:=[.H68]^2" office:value-type="float" office:value="0.00220962267370361">
            <text:p>0.002209623</text:p>
          </table:table-cell>
        </table:table-row>
        <table:table-row table:style-name="ro1">
          <table:table-cell office:value-type="float" office:value="0.518062449">
            <text:p>0,518062449</text:p>
          </table:table-cell>
          <table:table-cell office:value-type="float" office:value="0.430156406">
            <text:p>0,430156406</text:p>
          </table:table-cell>
          <table:table-cell table:formula="of:=[.A69]/[.B69]" office:value-type="float" office:value="1.20435832588763">
            <text:p>1,204358326</text:p>
          </table:table-cell>
          <table:table-cell table:formula="of:=[.B69]-[.A69]" office:value-type="float" office:value="-0.0879060429999999">
            <text:p>-0.087906043</text:p>
          </table:table-cell>
          <table:table-cell table:formula="of:=[.D69]^2" office:value-type="float" office:value="0.00772747239591784">
            <text:p>0.007727472</text:p>
          </table:table-cell>
          <table:table-cell table:formula="of:=ABS([.E69])" office:value-type="float" office:value="0.00772747239591784">
            <text:p>0.007727472</text:p>
          </table:table-cell>
          <table:table-cell table:formula="of:=SLOPE([.$B$2:.$B$1001];[.$A$2:.$A$1001])*[.A69]+INTERCEPT([.$B$2:.$B$1001];[.$A$2:.$A$1001])" office:value-type="float" office:value="0.511372832512211">
            <text:p>0.511372833</text:p>
          </table:table-cell>
          <table:table-cell table:formula="of:=[.B69]-[.G69]" office:value-type="float" office:value="-0.0812164265122111">
            <text:p>-0.081216427</text:p>
          </table:table-cell>
          <table:table-cell table:formula="of:=[.H69]^2" office:value-type="float" office:value="0.00659610793541338">
            <text:p>0.006596108</text:p>
          </table:table-cell>
        </table:table-row>
        <table:table-row table:style-name="ro1">
          <table:table-cell office:value-type="float" office:value="0.950471734">
            <text:p>0,950471734</text:p>
          </table:table-cell>
          <table:table-cell office:value-type="float" office:value="0.9999">
            <text:p>0,999900000</text:p>
          </table:table-cell>
          <table:table-cell office:value-type="string">
            <text:p>0,950566790679068</text:p>
          </table:table-cell>
          <table:table-cell table:formula="of:=[.B70]-[.A70]" office:value-type="float" office:value="0.0494282659999999">
            <text:p>0.049428266</text:p>
          </table:table-cell>
          <table:table-cell table:formula="of:=[.D70]^2" office:value-type="float" office:value="0.00244315347976675">
            <text:p>0.002443153</text:p>
          </table:table-cell>
          <table:table-cell table:formula="of:=ABS([.E70])" office:value-type="float" office:value="0.00244315347976675">
            <text:p>0.002443153</text:p>
          </table:table-cell>
          <table:table-cell table:formula="of:=SLOPE([.$B$2:.$B$1001];[.$A$2:.$A$1001])*[.A70]+INTERCEPT([.$B$2:.$B$1001];[.$A$2:.$A$1001])" office:value-type="float" office:value="0.859026325854357">
            <text:p>0.859026326</text:p>
          </table:table-cell>
          <table:table-cell table:formula="of:=[.B70]-[.G70]" office:value-type="float" office:value="0.140873674145643">
            <text:p>0.140873674</text:p>
          </table:table-cell>
          <table:table-cell table:formula="of:=[.H70]^2" office:value-type="float" office:value="0.0198453920672927">
            <text:p>0.019845392</text:p>
          </table:table-cell>
        </table:table-row>
        <table:table-row table:style-name="ro1">
          <table:table-cell office:value-type="float" office:value="0.859433847">
            <text:p>0,859433847</text:p>
          </table:table-cell>
          <table:table-cell office:value-type="float" office:value="0.9999">
            <text:p>0,999900000</text:p>
          </table:table-cell>
          <table:table-cell office:value-type="string">
            <text:p>0,859519798979898</text:p>
          </table:table-cell>
          <table:table-cell table:formula="of:=[.B71]-[.A71]" office:value-type="float" office:value="0.140466153">
            <text:p>0.140466153</text:p>
          </table:table-cell>
          <table:table-cell table:formula="of:=[.D71]^2" office:value-type="float" office:value="0.0197307401386194">
            <text:p>0.019730740</text:p>
          </table:table-cell>
          <table:table-cell table:formula="of:=ABS([.E71])" office:value-type="float" office:value="0.0197307401386194">
            <text:p>0.019730740</text:p>
          </table:table-cell>
          <table:table-cell table:formula="of:=SLOPE([.$B$2:.$B$1001];[.$A$2:.$A$1001])*[.A71]+INTERCEPT([.$B$2:.$B$1001];[.$A$2:.$A$1001])" office:value-type="float" office:value="0.78583261669976">
            <text:p>0.785832617</text:p>
          </table:table-cell>
          <table:table-cell table:formula="of:=[.B71]-[.G71]" office:value-type="float" office:value="0.21406738330024">
            <text:p>0.214067383</text:p>
          </table:table-cell>
          <table:table-cell table:formula="of:=[.H71]^2" office:value-type="float" office:value="0.0458248445930121">
            <text:p>0.045824845</text:p>
          </table:table-cell>
        </table:table-row>
        <table:table-row table:style-name="ro1">
          <table:table-cell office:value-type="float" office:value="0.089486538">
            <text:p>0,089486538</text:p>
          </table:table-cell>
          <table:table-cell office:value-type="float" office:value="0.23943638">
            <text:p>0,239436380</text:p>
          </table:table-cell>
          <table:table-cell office:value-type="string">
            <text:p>0,37373826817796</text:p>
          </table:table-cell>
          <table:table-cell table:formula="of:=[.B72]-[.A72]" office:value-type="float" office:value="0.149949842">
            <text:p>0.149949842</text:p>
          </table:table-cell>
          <table:table-cell table:formula="of:=[.D72]^2" office:value-type="float" office:value="0.022484955115825">
            <text:p>0.022484955</text:p>
          </table:table-cell>
          <table:table-cell table:formula="of:=ABS([.E72])" office:value-type="float" office:value="0.022484955115825">
            <text:p>0.022484955</text:p>
          </table:table-cell>
          <table:table-cell table:formula="of:=SLOPE([.$B$2:.$B$1001];[.$A$2:.$A$1001])*[.A72]+INTERCEPT([.$B$2:.$B$1001];[.$A$2:.$A$1001])" office:value-type="float" office:value="0.166801340201534">
            <text:p>0.166801340</text:p>
          </table:table-cell>
          <table:table-cell table:formula="of:=[.B72]-[.G72]" office:value-type="float" office:value="0.0726350397984655">
            <text:p>0.072635040</text:p>
          </table:table-cell>
          <table:table-cell table:formula="of:=[.H72]^2" office:value-type="float" office:value="0.00527584900652467">
            <text:p>0.005275849</text:p>
          </table:table-cell>
        </table:table-row>
        <table:table-row table:style-name="ro1">
          <table:table-cell office:value-type="float" office:value="0.504708374">
            <text:p>0,504708374</text:p>
          </table:table-cell>
          <table:table-cell office:value-type="float" office:value="0.382125791">
            <text:p>0,382125791</text:p>
          </table:table-cell>
          <table:table-cell table:formula="of:=[.A73]/[.B73]" office:value-type="float" office:value="1.32079117894453">
            <text:p>1,320791179</text:p>
          </table:table-cell>
          <table:table-cell table:formula="of:=[.B73]-[.A73]" office:value-type="float" office:value="-0.122582583">
            <text:p>-0.122582583</text:p>
          </table:table-cell>
          <table:table-cell table:formula="of:=[.D73]^2" office:value-type="float" office:value="0.0150264896549519">
            <text:p>0.015026490</text:p>
          </table:table-cell>
          <table:table-cell table:formula="of:=ABS([.E73])" office:value-type="float" office:value="0.0150264896549519">
            <text:p>0.015026490</text:p>
          </table:table-cell>
          <table:table-cell table:formula="of:=SLOPE([.$B$2:.$B$1001];[.$A$2:.$A$1001])*[.A73]+INTERCEPT([.$B$2:.$B$1001];[.$A$2:.$A$1001])" office:value-type="float" office:value="0.500636266519871">
            <text:p>0.500636267</text:p>
          </table:table-cell>
          <table:table-cell table:formula="of:=[.B73]-[.G73]" office:value-type="float" office:value="-0.118510475519871">
            <text:p>-0.118510476</text:p>
          </table:table-cell>
          <table:table-cell table:formula="of:=[.H73]^2" office:value-type="float" office:value="0.014044732807946">
            <text:p>0.014044733</text:p>
          </table:table-cell>
        </table:table-row>
        <table:table-row table:style-name="ro1">
          <table:table-cell office:value-type="float" office:value="0.126717055">
            <text:p>0,126717055</text:p>
          </table:table-cell>
          <table:table-cell office:value-type="float" office:value="0.174431645">
            <text:p>0,174431645</text:p>
          </table:table-cell>
          <table:table-cell office:value-type="string">
            <text:p>0,726456802032681</text:p>
          </table:table-cell>
          <table:table-cell table:formula="of:=[.B74]-[.A74]" office:value-type="float" office:value="0.04771459">
            <text:p>0.047714590</text:p>
          </table:table-cell>
          <table:table-cell table:formula="of:=[.D74]^2" office:value-type="float" office:value="0.0022766820988681">
            <text:p>0.002276682</text:p>
          </table:table-cell>
          <table:table-cell table:formula="of:=ABS([.E74])" office:value-type="float" office:value="0.0022766820988681">
            <text:p>0.002276682</text:p>
          </table:table-cell>
          <table:table-cell table:formula="of:=SLOPE([.$B$2:.$B$1001];[.$A$2:.$A$1001])*[.A74]+INTERCEPT([.$B$2:.$B$1001];[.$A$2:.$A$1001])" office:value-type="float" office:value="0.196734368337099">
            <text:p>0.196734368</text:p>
          </table:table-cell>
          <table:table-cell table:formula="of:=[.B74]-[.G74]" office:value-type="float" office:value="-0.0223027233370985">
            <text:p>-0.022302723</text:p>
          </table:table-cell>
          <table:table-cell table:formula="of:=[.H74]^2" office:value-type="float" office:value="0.00049741146825116">
            <text:p>0.000497411</text:p>
          </table:table-cell>
        </table:table-row>
        <table:table-row table:style-name="ro1">
          <table:table-cell office:value-type="float" office:value="0.965143013">
            <text:p>0,965143013</text:p>
          </table:table-cell>
          <table:table-cell office:value-type="float" office:value="0.9999">
            <text:p>0,999900000</text:p>
          </table:table-cell>
          <table:table-cell office:value-type="string">
            <text:p>0,965239536953695</text:p>
          </table:table-cell>
          <table:table-cell table:formula="of:=[.B75]-[.A75]" office:value-type="float" office:value="0.034756987">
            <text:p>0.034756987</text:p>
          </table:table-cell>
          <table:table-cell table:formula="of:=[.D75]^2" office:value-type="float" office:value="0.00120804814531817">
            <text:p>0.001208048</text:p>
          </table:table-cell>
          <table:table-cell table:formula="of:=ABS([.E75])" office:value-type="float" office:value="0.00120804814531817">
            <text:p>0.001208048</text:p>
          </table:table-cell>
          <table:table-cell table:formula="of:=SLOPE([.$B$2:.$B$1001];[.$A$2:.$A$1001])*[.A75]+INTERCEPT([.$B$2:.$B$1001];[.$A$2:.$A$1001])" office:value-type="float" office:value="0.870821912982296">
            <text:p>0.870821913</text:p>
          </table:table-cell>
          <table:table-cell table:formula="of:=[.B75]-[.G75]" office:value-type="float" office:value="0.129078087017704">
            <text:p>0.129078087</text:p>
          </table:table-cell>
          <table:table-cell table:formula="of:=[.H75]^2" office:value-type="float" office:value="0.0166611525481499">
            <text:p>0.016661153</text:p>
          </table:table-cell>
        </table:table-row>
        <table:table-row table:style-name="ro1">
          <table:table-cell office:value-type="float" office:value="0.56828581">
            <text:p>0,568285810</text:p>
          </table:table-cell>
          <table:table-cell office:value-type="float" office:value="0.223072688">
            <text:p>0,223072688</text:p>
          </table:table-cell>
          <table:table-cell table:formula="of:=[.A76]/[.B76]" office:value-type="float" office:value="2.54753647833391">
            <text:p>2,547536478</text:p>
          </table:table-cell>
          <table:table-cell table:formula="of:=[.B76]-[.A76]" office:value-type="float" office:value="-0.345213122">
            <text:p>-0.345213122</text:p>
          </table:table-cell>
          <table:table-cell table:formula="of:=[.D76]^2" office:value-type="float" office:value="0.119172099600987">
            <text:p>0.119172100</text:p>
          </table:table-cell>
          <table:table-cell table:formula="of:=ABS([.E76])" office:value-type="float" office:value="0.119172099600987">
            <text:p>0.119172100</text:p>
          </table:table-cell>
          <table:table-cell table:formula="of:=SLOPE([.$B$2:.$B$1001];[.$A$2:.$A$1001])*[.A76]+INTERCEPT([.$B$2:.$B$1001];[.$A$2:.$A$1001])" office:value-type="float" office:value="0.551751999899964">
            <text:p>0.551752000</text:p>
          </table:table-cell>
          <table:table-cell table:formula="of:=[.B76]-[.G76]" office:value-type="float" office:value="-0.328679311899964">
            <text:p>-0.328679312</text:p>
          </table:table-cell>
          <table:table-cell table:formula="of:=[.H76]^2" office:value-type="float" office:value="0.108030090071034">
            <text:p>0.108030090</text:p>
          </table:table-cell>
        </table:table-row>
        <table:table-row table:style-name="ro1">
          <table:table-cell office:value-type="float" office:value="0.355791962">
            <text:p>0,355791962</text:p>
          </table:table-cell>
          <table:table-cell office:value-type="float" office:value="0.797169364">
            <text:p>0,797169364</text:p>
          </table:table-cell>
          <table:table-cell office:value-type="string">
            <text:p>0,446319161357034</text:p>
          </table:table-cell>
          <table:table-cell table:formula="of:=[.B77]-[.A77]" office:value-type="float" office:value="0.441377402">
            <text:p>0.441377402</text:p>
          </table:table-cell>
          <table:table-cell table:formula="of:=[.D77]^2" office:value-type="float" office:value="0.19481401099627">
            <text:p>0.194814011</text:p>
          </table:table-cell>
          <table:table-cell table:formula="of:=ABS([.E77])" office:value-type="float" office:value="0.19481401099627">
            <text:p>0.194814011</text:p>
          </table:table-cell>
          <table:table-cell table:formula="of:=SLOPE([.$B$2:.$B$1001];[.$A$2:.$A$1001])*[.A77]+INTERCEPT([.$B$2:.$B$1001];[.$A$2:.$A$1001])" office:value-type="float" office:value="0.380908701354895">
            <text:p>0.380908701</text:p>
          </table:table-cell>
          <table:table-cell table:formula="of:=[.B77]-[.G77]" office:value-type="float" office:value="0.416260662645105">
            <text:p>0.416260663</text:p>
          </table:table-cell>
          <table:table-cell table:formula="of:=[.H77]^2" office:value-type="float" office:value="0.173272939265742">
            <text:p>0.173272939</text:p>
          </table:table-cell>
        </table:table-row>
        <table:table-row table:style-name="ro1">
          <table:table-cell office:value-type="float" office:value="0.995284372">
            <text:p>0,995284372</text:p>
          </table:table-cell>
          <table:table-cell office:value-type="float" office:value="0.9999">
            <text:p>0,999900000</text:p>
          </table:table-cell>
          <table:table-cell office:value-type="string">
            <text:p>0,995383910391039</text:p>
          </table:table-cell>
          <table:table-cell table:formula="of:=[.B78]-[.A78]" office:value-type="float" office:value="0.00461562799999993">
            <text:p>0.004615628</text:p>
          </table:table-cell>
          <table:table-cell table:formula="of:=[.D78]^2" office:value-type="float" office:value="0.0000213040218343833">
            <text:p>0.000021304</text:p>
          </table:table-cell>
          <table:table-cell table:formula="of:=ABS([.E78])" office:value-type="float" office:value="0.0000213040218343833">
            <text:p>0.000021304</text:p>
          </table:table-cell>
          <table:table-cell table:formula="of:=SLOPE([.$B$2:.$B$1001];[.$A$2:.$A$1001])*[.A78]+INTERCEPT([.$B$2:.$B$1001];[.$A$2:.$A$1001])" office:value-type="float" office:value="0.895055316643898">
            <text:p>0.895055317</text:p>
          </table:table-cell>
          <table:table-cell table:formula="of:=[.B78]-[.G78]" office:value-type="float" office:value="0.104844683356102">
            <text:p>0.104844683</text:p>
          </table:table-cell>
          <table:table-cell table:formula="of:=[.H78]^2" office:value-type="float" office:value="0.0109924076280412">
            <text:p>0.010992408</text:p>
          </table:table-cell>
        </table:table-row>
        <table:table-row table:style-name="ro1">
          <table:table-cell office:value-type="float" office:value="0.25040401">
            <text:p>0,250404010</text:p>
          </table:table-cell>
          <table:table-cell office:value-type="float" office:value="0.0001">
            <text:p>0,000100000</text:p>
          </table:table-cell>
          <table:table-cell table:formula="of:=[.A79]/[.B79]" office:value-type="float" office:value="2504.0401">
            <text:p>2504,040100000</text:p>
          </table:table-cell>
          <table:table-cell table:formula="of:=[.B79]-[.A79]" office:value-type="float" office:value="-0.25030401">
            <text:p>-0.250304010</text:p>
          </table:table-cell>
          <table:table-cell table:formula="of:=[.D79]^2" office:value-type="float" office:value="0.0626520974220801">
            <text:p>0.062652097</text:p>
          </table:table-cell>
          <table:table-cell table:formula="of:=ABS([.E79])" office:value-type="float" office:value="0.0626520974220801">
            <text:p>0.062652097</text:p>
          </table:table-cell>
          <table:table-cell table:formula="of:=SLOPE([.$B$2:.$B$1001];[.$A$2:.$A$1001])*[.A79]+INTERCEPT([.$B$2:.$B$1001];[.$A$2:.$A$1001])" office:value-type="float" office:value="0.296177658475059">
            <text:p>0.296177658</text:p>
          </table:table-cell>
          <table:table-cell table:formula="of:=[.B79]-[.G79]" office:value-type="float" office:value="-0.296077658475059">
            <text:p>-0.296077658</text:p>
          </table:table-cell>
          <table:table-cell table:formula="of:=[.H79]^2" office:value-type="float" office:value="0.0876619798480734">
            <text:p>0.087661980</text:p>
          </table:table-cell>
        </table:table-row>
        <table:table-row table:style-name="ro1">
          <table:table-cell office:value-type="float" office:value="0.417163464">
            <text:p>0,417163464</text:p>
          </table:table-cell>
          <table:table-cell office:value-type="float" office:value="0.0001">
            <text:p>0,000100000</text:p>
          </table:table-cell>
          <table:table-cell table:formula="of:=[.A80]/[.B80]" office:value-type="float" office:value="4171.63464">
            <text:p>4171,634640000</text:p>
          </table:table-cell>
          <table:table-cell table:formula="of:=[.B80]-[.A80]" office:value-type="float" office:value="-0.417063464">
            <text:p>-0.417063464</text:p>
          </table:table-cell>
          <table:table-cell table:formula="of:=[.D80]^2" office:value-type="float" office:value="0.173941933003679">
            <text:p>0.173941933</text:p>
          </table:table-cell>
          <table:table-cell table:formula="of:=ABS([.E80])" office:value-type="float" office:value="0.173941933003679">
            <text:p>0.173941933</text:p>
          </table:table-cell>
          <table:table-cell table:formula="of:=SLOPE([.$B$2:.$B$1001];[.$A$2:.$A$1001])*[.A80]+INTERCEPT([.$B$2:.$B$1001];[.$A$2:.$A$1001])" office:value-type="float" office:value="0.430250882020499">
            <text:p>0.430250882</text:p>
          </table:table-cell>
          <table:table-cell table:formula="of:=[.B80]-[.G80]" office:value-type="float" office:value="-0.430150882020499">
            <text:p>-0.430150882</text:p>
          </table:table-cell>
          <table:table-cell table:formula="of:=[.H80]^2" office:value-type="float" office:value="0.185029781303013">
            <text:p>0.185029781</text:p>
          </table:table-cell>
        </table:table-row>
        <table:table-row table:style-name="ro1">
          <table:table-cell office:value-type="float" office:value="0.945611218">
            <text:p>0,945611218</text:p>
          </table:table-cell>
          <table:table-cell office:value-type="float" office:value="0.525184001">
            <text:p>0,525184001</text:p>
          </table:table-cell>
          <table:table-cell table:formula="of:=[.A81]/[.B81]" office:value-type="float" office:value="1.8005331773235">
            <text:p>1,800533177</text:p>
          </table:table-cell>
          <table:table-cell table:formula="of:=[.B81]-[.A81]" office:value-type="float" office:value="-0.420427217">
            <text:p>-0.420427217</text:p>
          </table:table-cell>
          <table:table-cell table:formula="of:=[.D81]^2" office:value-type="float" office:value="0.176759044794365">
            <text:p>0.176759045</text:p>
          </table:table-cell>
          <table:table-cell table:formula="of:=ABS([.E81])" office:value-type="float" office:value="0.176759044794365">
            <text:p>0.176759045</text:p>
          </table:table-cell>
          <table:table-cell table:formula="of:=SLOPE([.$B$2:.$B$1001];[.$A$2:.$A$1001])*[.A81]+INTERCEPT([.$B$2:.$B$1001];[.$A$2:.$A$1001])" office:value-type="float" office:value="0.855118511139312">
            <text:p>0.855118511</text:p>
          </table:table-cell>
          <table:table-cell table:formula="of:=[.B81]-[.G81]" office:value-type="float" office:value="-0.329934510139311">
            <text:p>-0.329934510</text:p>
          </table:table-cell>
          <table:table-cell table:formula="of:=[.H81]^2" office:value-type="float" office:value="0.108856780980867">
            <text:p>0.108856781</text:p>
          </table:table-cell>
        </table:table-row>
        <table:table-row table:style-name="ro1">
          <table:table-cell office:value-type="float" office:value="0.833312502">
            <text:p>0,833312502</text:p>
          </table:table-cell>
          <table:table-cell office:value-type="float" office:value="0.414415613">
            <text:p>0,414415613</text:p>
          </table:table-cell>
          <table:table-cell table:formula="of:=[.A82]/[.B82]" office:value-type="float" office:value="2.01081348255091">
            <text:p>2,010813483</text:p>
          </table:table-cell>
          <table:table-cell table:formula="of:=[.B82]-[.A82]" office:value-type="float" office:value="-0.418896889">
            <text:p>-0.418896889</text:p>
          </table:table-cell>
          <table:table-cell table:formula="of:=[.D82]^2" office:value-type="float" office:value="0.175474603613878">
            <text:p>0.175474604</text:p>
          </table:table-cell>
          <table:table-cell table:formula="of:=ABS([.E82])" office:value-type="float" office:value="0.175474603613878">
            <text:p>0.175474604</text:p>
          </table:table-cell>
          <table:table-cell table:formula="of:=SLOPE([.$B$2:.$B$1001];[.$A$2:.$A$1001])*[.A82]+INTERCEPT([.$B$2:.$B$1001];[.$A$2:.$A$1001])" office:value-type="float" office:value="0.764831271087939">
            <text:p>0.764831271</text:p>
          </table:table-cell>
          <table:table-cell table:formula="of:=[.B82]-[.G82]" office:value-type="float" office:value="-0.350415658087939">
            <text:p>-0.350415658</text:p>
          </table:table-cell>
          <table:table-cell table:formula="of:=[.H82]^2" office:value-type="float" office:value="0.122791133433203">
            <text:p>0.122791133</text:p>
          </table:table-cell>
        </table:table-row>
        <table:table-row table:style-name="ro1">
          <table:table-cell office:value-type="float" office:value="0.150542182">
            <text:p>0,150542182</text:p>
          </table:table-cell>
          <table:table-cell office:value-type="float" office:value="0.0001">
            <text:p>0,000100000</text:p>
          </table:table-cell>
          <table:table-cell table:formula="of:=[.A83]/[.B83]" office:value-type="float" office:value="1505.42182">
            <text:p>1505,421820000</text:p>
          </table:table-cell>
          <table:table-cell table:formula="of:=[.B83]-[.A83]" office:value-type="float" office:value="-0.150442182">
            <text:p>-0.150442182</text:p>
          </table:table-cell>
          <table:table-cell table:formula="of:=[.D83]^2" office:value-type="float" office:value="0.0226328501249211">
            <text:p>0.022632850</text:p>
          </table:table-cell>
          <table:table-cell table:formula="of:=ABS([.E83])" office:value-type="float" office:value="0.0226328501249211">
            <text:p>0.022632850</text:p>
          </table:table-cell>
          <table:table-cell table:formula="of:=SLOPE([.$B$2:.$B$1001];[.$A$2:.$A$1001])*[.A83]+INTERCEPT([.$B$2:.$B$1001];[.$A$2:.$A$1001])" office:value-type="float" office:value="0.215889573644196">
            <text:p>0.215889574</text:p>
          </table:table-cell>
          <table:table-cell table:formula="of:=[.B83]-[.G83]" office:value-type="float" office:value="-0.215789573644196">
            <text:p>-0.215789574</text:p>
          </table:table-cell>
          <table:table-cell table:formula="of:=[.H83]^2" office:value-type="float" office:value="0.046565140093544">
            <text:p>0.046565140</text:p>
          </table:table-cell>
        </table:table-row>
        <table:table-row table:style-name="ro1">
          <table:table-cell office:value-type="float" office:value="0.351907451">
            <text:p>0,351907451</text:p>
          </table:table-cell>
          <table:table-cell office:value-type="float" office:value="0.776912248">
            <text:p>0,776912248</text:p>
          </table:table-cell>
          <table:table-cell office:value-type="string">
            <text:p>0,452956497861777</text:p>
          </table:table-cell>
          <table:table-cell table:formula="of:=[.B84]-[.A84]" office:value-type="float" office:value="0.425004797">
            <text:p>0.425004797</text:p>
          </table:table-cell>
          <table:table-cell table:formula="of:=[.D84]^2" office:value-type="float" office:value="0.180629077473011">
            <text:p>0.180629077</text:p>
          </table:table-cell>
          <table:table-cell table:formula="of:=ABS([.E84])" office:value-type="float" office:value="0.180629077473011">
            <text:p>0.180629077</text:p>
          </table:table-cell>
          <table:table-cell table:formula="of:=SLOPE([.$B$2:.$B$1001];[.$A$2:.$A$1001])*[.A84]+INTERCEPT([.$B$2:.$B$1001];[.$A$2:.$A$1001])" office:value-type="float" office:value="0.377785586597829">
            <text:p>0.377785587</text:p>
          </table:table-cell>
          <table:table-cell table:formula="of:=[.B84]-[.G84]" office:value-type="float" office:value="0.399126661402171">
            <text:p>0.399126661</text:p>
          </table:table-cell>
          <table:table-cell table:formula="of:=[.H84]^2" office:value-type="float" office:value="0.159302091842044">
            <text:p>0.159302092</text:p>
          </table:table-cell>
        </table:table-row>
        <table:table-row table:style-name="ro1">
          <table:table-cell office:value-type="float" office:value="0.351771572">
            <text:p>0,351771572</text:p>
          </table:table-cell>
          <table:table-cell office:value-type="float" office:value="0.763180897">
            <text:p>0,763180897</text:p>
          </table:table-cell>
          <table:table-cell office:value-type="string">
            <text:p>0,460928167073867</text:p>
          </table:table-cell>
          <table:table-cell table:formula="of:=[.B85]-[.A85]" office:value-type="float" office:value="0.411409325">
            <text:p>0.411409325</text:p>
          </table:table-cell>
          <table:table-cell table:formula="of:=[.D85]^2" office:value-type="float" office:value="0.169257632696956">
            <text:p>0.169257633</text:p>
          </table:table-cell>
          <table:table-cell table:formula="of:=ABS([.E85])" office:value-type="float" office:value="0.169257632696956">
            <text:p>0.169257633</text:p>
          </table:table-cell>
          <table:table-cell table:formula="of:=SLOPE([.$B$2:.$B$1001];[.$A$2:.$A$1001])*[.A85]+INTERCEPT([.$B$2:.$B$1001];[.$A$2:.$A$1001])" office:value-type="float" office:value="0.37767634100422">
            <text:p>0.377676341</text:p>
          </table:table-cell>
          <table:table-cell table:formula="of:=[.B85]-[.G85]" office:value-type="float" office:value="0.38550455599578">
            <text:p>0.385504556</text:p>
          </table:table-cell>
          <table:table-cell table:formula="of:=[.H85]^2" office:value-type="float" office:value="0.148613762693504">
            <text:p>0.148613763</text:p>
          </table:table-cell>
        </table:table-row>
        <table:table-row table:style-name="ro1">
          <table:table-cell office:value-type="float" office:value="0.324348334">
            <text:p>0,324348334</text:p>
          </table:table-cell>
          <table:table-cell office:value-type="float" office:value="0.0001">
            <text:p>0,000100000</text:p>
          </table:table-cell>
          <table:table-cell table:formula="of:=[.A86]/[.B86]" office:value-type="float" office:value="3243.48334">
            <text:p>3243,483340000</text:p>
          </table:table-cell>
          <table:table-cell table:formula="of:=[.B86]-[.A86]" office:value-type="float" office:value="-0.324248334">
            <text:p>-0.324248334</text:p>
          </table:table-cell>
          <table:table-cell table:formula="of:=[.D86]^2" office:value-type="float" office:value="0.105136982101776">
            <text:p>0.105136982</text:p>
          </table:table-cell>
          <table:table-cell table:formula="of:=ABS([.E86])" office:value-type="float" office:value="0.105136982101776">
            <text:p>0.105136982</text:p>
          </table:table-cell>
          <table:table-cell table:formula="of:=SLOPE([.$B$2:.$B$1001];[.$A$2:.$A$1001])*[.A86]+INTERCEPT([.$B$2:.$B$1001];[.$A$2:.$A$1001])" office:value-type="float" office:value="0.355628284174327">
            <text:p>0.355628284</text:p>
          </table:table-cell>
          <table:table-cell table:formula="of:=[.B86]-[.G86]" office:value-type="float" office:value="-0.355528284174327">
            <text:p>-0.355528284</text:p>
          </table:table-cell>
          <table:table-cell table:formula="of:=[.H86]^2" office:value-type="float" office:value="0.126400360847941">
            <text:p>0.126400361</text:p>
          </table:table-cell>
        </table:table-row>
        <table:table-row table:style-name="ro1">
          <table:table-cell office:value-type="float" office:value="0.558996723">
            <text:p>0,558996723</text:p>
          </table:table-cell>
          <table:table-cell office:value-type="float" office:value="0.572705598">
            <text:p>0,572705598</text:p>
          </table:table-cell>
          <table:table-cell office:value-type="string">
            <text:p>0,976062963156159</text:p>
          </table:table-cell>
          <table:table-cell table:formula="of:=[.B87]-[.A87]" office:value-type="float" office:value="0.013708875">
            <text:p>0.013708875</text:p>
          </table:table-cell>
          <table:table-cell table:formula="of:=[.D87]^2" office:value-type="float" office:value="0.000187933253765624">
            <text:p>0.000187933</text:p>
          </table:table-cell>
          <table:table-cell table:formula="of:=ABS([.E87])" office:value-type="float" office:value="0.000187933253765624">
            <text:p>0.000187933</text:p>
          </table:table-cell>
          <table:table-cell table:formula="of:=SLOPE([.$B$2:.$B$1001];[.$A$2:.$A$1001])*[.A87]+INTERCEPT([.$B$2:.$B$1001];[.$A$2:.$A$1001])" office:value-type="float" office:value="0.54428365068191">
            <text:p>0.544283651</text:p>
          </table:table-cell>
          <table:table-cell table:formula="of:=[.B87]-[.G87]" office:value-type="float" office:value="0.0284219473180898">
            <text:p>0.028421947</text:p>
          </table:table-cell>
          <table:table-cell table:formula="of:=[.H87]^2" office:value-type="float" office:value="0.000807807089352271">
            <text:p>0.000807807</text:p>
          </table:table-cell>
        </table:table-row>
        <table:table-row table:style-name="ro1">
          <table:table-cell office:value-type="float" office:value="0.088570775">
            <text:p>0,088570775</text:p>
          </table:table-cell>
          <table:table-cell office:value-type="float" office:value="0.480899118">
            <text:p>0,480899118</text:p>
          </table:table-cell>
          <table:table-cell office:value-type="string">
            <text:p>0,184177453617205</text:p>
          </table:table-cell>
          <table:table-cell table:formula="of:=[.B88]-[.A88]" office:value-type="float" office:value="0.392328343">
            <text:p>0.392328343</text:p>
          </table:table-cell>
          <table:table-cell table:formula="of:=[.D88]^2" office:value-type="float" office:value="0.153921528721126">
            <text:p>0.153921529</text:p>
          </table:table-cell>
          <table:table-cell table:formula="of:=ABS([.E88])" office:value-type="float" office:value="0.153921528721126">
            <text:p>0.153921529</text:p>
          </table:table-cell>
          <table:table-cell table:formula="of:=SLOPE([.$B$2:.$B$1001];[.$A$2:.$A$1001])*[.A88]+INTERCEPT([.$B$2:.$B$1001];[.$A$2:.$A$1001])" office:value-type="float" office:value="0.166065074313943">
            <text:p>0.166065074</text:p>
          </table:table-cell>
          <table:table-cell table:formula="of:=[.B88]-[.G88]" office:value-type="float" office:value="0.314834043686057">
            <text:p>0.314834044</text:p>
          </table:table-cell>
          <table:table-cell table:formula="of:=[.H88]^2" office:value-type="float" office:value="0.0991204750637143">
            <text:p>0.099120475</text:p>
          </table:table-cell>
        </table:table-row>
        <table:table-row table:style-name="ro1">
          <table:table-cell office:value-type="float" office:value="0.8125509">
            <text:p>0,812550900</text:p>
          </table:table-cell>
          <table:table-cell office:value-type="float" office:value="0.9999">
            <text:p>0,999900000</text:p>
          </table:table-cell>
          <table:table-cell office:value-type="string">
            <text:p>0,812632163216322</text:p>
          </table:table-cell>
          <table:table-cell table:formula="of:=[.B89]-[.A89]" office:value-type="float" office:value="0.1873491">
            <text:p>0.187349100</text:p>
          </table:table-cell>
          <table:table-cell table:formula="of:=[.D89]^2" office:value-type="float" office:value="0.03509968527081">
            <text:p>0.035099685</text:p>
          </table:table-cell>
          <table:table-cell table:formula="of:=ABS([.E89])" office:value-type="float" office:value="0.03509968527081">
            <text:p>0.035099685</text:p>
          </table:table-cell>
          <table:table-cell table:formula="of:=SLOPE([.$B$2:.$B$1001];[.$A$2:.$A$1001])*[.A89]+INTERCEPT([.$B$2:.$B$1001];[.$A$2:.$A$1001])" office:value-type="float" office:value="0.748139114575436">
            <text:p>0.748139115</text:p>
          </table:table-cell>
          <table:table-cell table:formula="of:=[.B89]-[.G89]" office:value-type="float" office:value="0.251760885424564">
            <text:p>0.251760885</text:p>
          </table:table-cell>
          <table:table-cell table:formula="of:=[.H89]^2" office:value-type="float" office:value="0.0633835434297604">
            <text:p>0.063383543</text:p>
          </table:table-cell>
        </table:table-row>
        <table:table-row table:style-name="ro1">
          <table:table-cell office:value-type="float" office:value="0.212729651">
            <text:p>0,212729651</text:p>
          </table:table-cell>
          <table:table-cell office:value-type="float" office:value="0.0001">
            <text:p>0,000100000</text:p>
          </table:table-cell>
          <table:table-cell table:formula="of:=[.A90]/[.B90]" office:value-type="float" office:value="2127.29651">
            <text:p>2127,296510000</text:p>
          </table:table-cell>
          <table:table-cell table:formula="of:=[.B90]-[.A90]" office:value-type="float" office:value="-0.212629651">
            <text:p>-0.212629651</text:p>
          </table:table-cell>
          <table:table-cell table:formula="of:=[.D90]^2" office:value-type="float" office:value="0.0452113684843818">
            <text:p>0.045211368</text:p>
          </table:table-cell>
          <table:table-cell table:formula="of:=ABS([.E90])" office:value-type="float" office:value="0.0452113684843818">
            <text:p>0.045211368</text:p>
          </table:table-cell>
          <table:table-cell table:formula="of:=SLOPE([.$B$2:.$B$1001];[.$A$2:.$A$1001])*[.A90]+INTERCEPT([.$B$2:.$B$1001];[.$A$2:.$A$1001])" office:value-type="float" office:value="0.265887785037729">
            <text:p>0.265887785</text:p>
          </table:table-cell>
          <table:table-cell table:formula="of:=[.B90]-[.G90]" office:value-type="float" office:value="-0.265787785037729">
            <text:p>-0.265787785</text:p>
          </table:table-cell>
          <table:table-cell table:formula="of:=[.H90]^2" office:value-type="float" office:value="0.0706431466752621">
            <text:p>0.070643147</text:p>
          </table:table-cell>
        </table:table-row>
        <table:table-row table:style-name="ro1">
          <table:table-cell office:value-type="float" office:value="0.470400703">
            <text:p>0,470400703</text:p>
          </table:table-cell>
          <table:table-cell office:value-type="float" office:value="0.554364533">
            <text:p>0,554364533</text:p>
          </table:table-cell>
          <table:table-cell office:value-type="string">
            <text:p>0,848540400761894</text:p>
          </table:table-cell>
          <table:table-cell table:formula="of:=[.B91]-[.A91]" office:value-type="float" office:value="0.08396383">
            <text:p>0.083963830</text:p>
          </table:table-cell>
          <table:table-cell table:formula="of:=[.D91]^2" office:value-type="float" office:value="0.00704992474826889">
            <text:p>0.007049925</text:p>
          </table:table-cell>
          <table:table-cell table:formula="of:=ABS([.E91])" office:value-type="float" office:value="0.00704992474826889">
            <text:p>0.007049925</text:p>
          </table:table-cell>
          <table:table-cell table:formula="of:=SLOPE([.$B$2:.$B$1001];[.$A$2:.$A$1001])*[.A91]+INTERCEPT([.$B$2:.$B$1001];[.$A$2:.$A$1001])" office:value-type="float" office:value="0.473053182424942">
            <text:p>0.473053182</text:p>
          </table:table-cell>
          <table:table-cell table:formula="of:=[.B91]-[.G91]" office:value-type="float" office:value="0.0813113505750576">
            <text:p>0.081311351</text:p>
          </table:table-cell>
          <table:table-cell table:formula="of:=[.H91]^2" office:value-type="float" office:value="0.00661153573233991">
            <text:p>0.006611536</text:p>
          </table:table-cell>
        </table:table-row>
        <table:table-row table:style-name="ro1">
          <table:table-cell office:value-type="float" office:value="0.441160718">
            <text:p>0,441160718</text:p>
          </table:table-cell>
          <table:table-cell office:value-type="float" office:value="0.173336406">
            <text:p>0,173336406</text:p>
          </table:table-cell>
          <table:table-cell table:formula="of:=[.A92]/[.B92]" office:value-type="float" office:value="2.54511287144144">
            <text:p>2,545112871</text:p>
          </table:table-cell>
          <table:table-cell table:formula="of:=[.B92]-[.A92]" office:value-type="float" office:value="-0.267824312">
            <text:p>-0.267824312</text:p>
          </table:table-cell>
          <table:table-cell table:formula="of:=[.D92]^2" office:value-type="float" office:value="0.0717298620982734">
            <text:p>0.071729862</text:p>
          </table:table-cell>
          <table:table-cell table:formula="of:=ABS([.E92])" office:value-type="float" office:value="0.0717298620982734">
            <text:p>0.071729862</text:p>
          </table:table-cell>
          <table:table-cell table:formula="of:=SLOPE([.$B$2:.$B$1001];[.$A$2:.$A$1001])*[.A92]+INTERCEPT([.$B$2:.$B$1001];[.$A$2:.$A$1001])" office:value-type="float" office:value="0.449544476013789">
            <text:p>0.449544476</text:p>
          </table:table-cell>
          <table:table-cell table:formula="of:=[.B92]-[.G92]" office:value-type="float" office:value="-0.276208070013789">
            <text:p>-0.276208070</text:p>
          </table:table-cell>
          <table:table-cell table:formula="of:=[.H92]^2" office:value-type="float" office:value="0.0762908979407419">
            <text:p>0.076290898</text:p>
          </table:table-cell>
        </table:table-row>
        <table:table-row table:style-name="ro1">
          <table:table-cell office:value-type="float" office:value="0.84820981">
            <text:p>0,848209810</text:p>
          </table:table-cell>
          <table:table-cell office:value-type="float" office:value="0.382743432">
            <text:p>0,382743432</text:p>
          </table:table-cell>
          <table:table-cell table:formula="of:=[.A93]/[.B93]" office:value-type="float" office:value="2.21613158864082">
            <text:p>2,216131589</text:p>
          </table:table-cell>
          <table:table-cell table:formula="of:=[.B93]-[.A93]" office:value-type="float" office:value="-0.465466378">
            <text:p>-0.465466378</text:p>
          </table:table-cell>
          <table:table-cell table:formula="of:=[.D93]^2" office:value-type="float" office:value="0.216658949048439">
            <text:p>0.216658949</text:p>
          </table:table-cell>
          <table:table-cell table:formula="of:=ABS([.E93])" office:value-type="float" office:value="0.216658949048439">
            <text:p>0.216658949</text:p>
          </table:table-cell>
          <table:table-cell table:formula="of:=SLOPE([.$B$2:.$B$1001];[.$A$2:.$A$1001])*[.A93]+INTERCEPT([.$B$2:.$B$1001];[.$A$2:.$A$1001])" office:value-type="float" office:value="0.776808583664827">
            <text:p>0.776808584</text:p>
          </table:table-cell>
          <table:table-cell table:formula="of:=[.B93]-[.G93]" office:value-type="float" office:value="-0.394065151664827">
            <text:p>-0.394065152</text:p>
          </table:table-cell>
          <table:table-cell table:formula="of:=[.H93]^2" office:value-type="float" office:value="0.155287343756623">
            <text:p>0.155287344</text:p>
          </table:table-cell>
        </table:table-row>
        <table:table-row table:style-name="ro1">
          <table:table-cell office:value-type="float" office:value="0.138017633">
            <text:p>0,138017633</text:p>
          </table:table-cell>
          <table:table-cell office:value-type="float" office:value="0.0001">
            <text:p>0,000100000</text:p>
          </table:table-cell>
          <table:table-cell office:value-type="string">
            <text:p>1380,17633</text:p>
          </table:table-cell>
          <table:table-cell table:formula="of:=[.B94]-[.A94]" office:value-type="float" office:value="-0.137917633">
            <text:p>-0.137917633</text:p>
          </table:table-cell>
          <table:table-cell table:formula="of:=[.D94]^2" office:value-type="float" office:value="0.0190212734923227">
            <text:p>0.019021273</text:p>
          </table:table-cell>
          <table:table-cell table:formula="of:=ABS([.E94])" office:value-type="float" office:value="0.0190212734923227">
            <text:p>0.019021273</text:p>
          </table:table-cell>
          <table:table-cell table:formula="of:=SLOPE([.$B$2:.$B$1001];[.$A$2:.$A$1001])*[.A94]+INTERCEPT([.$B$2:.$B$1001];[.$A$2:.$A$1001])" office:value-type="float" office:value="0.205819939703785">
            <text:p>0.205819940</text:p>
          </table:table-cell>
          <table:table-cell table:formula="of:=[.B94]-[.G94]" office:value-type="float" office:value="-0.205719939703785">
            <text:p>-0.205719940</text:p>
          </table:table-cell>
          <table:table-cell table:formula="of:=[.H94]^2" office:value-type="float" office:value="0.042320693591729">
            <text:p>0.042320694</text:p>
          </table:table-cell>
        </table:table-row>
        <table:table-row table:style-name="ro1">
          <table:table-cell office:value-type="float" office:value="0.293352256">
            <text:p>0,293352256</text:p>
          </table:table-cell>
          <table:table-cell office:value-type="float" office:value="0.652794599">
            <text:p>0,652794599</text:p>
          </table:table-cell>
          <table:table-cell office:value-type="string">
            <text:p>0,449379110135683</text:p>
          </table:table-cell>
          <table:table-cell table:formula="of:=[.B95]-[.A95]" office:value-type="float" office:value="0.359442343">
            <text:p>0.359442343</text:p>
          </table:table-cell>
          <table:table-cell table:formula="of:=[.D95]^2" office:value-type="float" office:value="0.12919879794133">
            <text:p>0.129198798</text:p>
          </table:table-cell>
          <table:table-cell table:formula="of:=ABS([.E95])" office:value-type="float" office:value="0.12919879794133">
            <text:p>0.129198798</text:p>
          </table:table-cell>
          <table:table-cell table:formula="of:=SLOPE([.$B$2:.$B$1001];[.$A$2:.$A$1001])*[.A95]+INTERCEPT([.$B$2:.$B$1001];[.$A$2:.$A$1001])" office:value-type="float" office:value="0.330707693496896">
            <text:p>0.330707693</text:p>
          </table:table-cell>
          <table:table-cell table:formula="of:=[.B95]-[.G95]" office:value-type="float" office:value="0.322086905503104">
            <text:p>0.322086906</text:p>
          </table:table-cell>
          <table:table-cell table:formula="of:=[.H95]^2" office:value-type="float" office:value="0.103739974696565">
            <text:p>0.103739975</text:p>
          </table:table-cell>
        </table:table-row>
        <table:table-row table:style-name="ro1">
          <table:table-cell office:value-type="float" office:value="0.014486832">
            <text:p>0,014486832</text:p>
          </table:table-cell>
          <table:table-cell office:value-type="float" office:value="0.0001">
            <text:p>0,000100000</text:p>
          </table:table-cell>
          <table:table-cell table:formula="of:=[.A96]/[.B96]" office:value-type="float" office:value="144.86832">
            <text:p>144,868320000</text:p>
          </table:table-cell>
          <table:table-cell table:formula="of:=[.B96]-[.A96]" office:value-type="float" office:value="-0.014386832">
            <text:p>-0.014386832</text:p>
          </table:table-cell>
          <table:table-cell table:formula="of:=[.D96]^2" office:value-type="float" office:value="0.000206980934996224">
            <text:p>0.000206981</text:p>
          </table:table-cell>
          <table:table-cell table:formula="of:=ABS([.E96])" office:value-type="float" office:value="0.000206980934996224">
            <text:p>0.000206981</text:p>
          </table:table-cell>
          <table:table-cell table:formula="of:=SLOPE([.$B$2:.$B$1001];[.$A$2:.$A$1001])*[.A96]+INTERCEPT([.$B$2:.$B$1001];[.$A$2:.$A$1001])" office:value-type="float" office:value="0.106502196091958">
            <text:p>0.106502196</text:p>
          </table:table-cell>
          <table:table-cell table:formula="of:=[.B96]-[.G96]" office:value-type="float" office:value="-0.106402196091958">
            <text:p>-0.106402196</text:p>
          </table:table-cell>
          <table:table-cell table:formula="of:=[.H96]^2" office:value-type="float" office:value="0.0113214273331915">
            <text:p>0.011321427</text:p>
          </table:table-cell>
        </table:table-row>
        <table:table-row table:style-name="ro1">
          <table:table-cell office:value-type="float" office:value="0.229144511">
            <text:p>0,229144511</text:p>
          </table:table-cell>
          <table:table-cell office:value-type="float" office:value="0.0001">
            <text:p>0,000100000</text:p>
          </table:table-cell>
          <table:table-cell table:formula="of:=[.A97]/[.B97]" office:value-type="float" office:value="2291.44511">
            <text:p>2291,445110000</text:p>
          </table:table-cell>
          <table:table-cell table:formula="of:=[.B97]-[.A97]" office:value-type="float" office:value="-0.229044511">
            <text:p>-0.229044511</text:p>
          </table:table-cell>
          <table:table-cell table:formula="of:=[.D97]^2" office:value-type="float" office:value="0.0524613880192291">
            <text:p>0.052461388</text:p>
          </table:table-cell>
          <table:table-cell table:formula="of:=ABS([.E97])" office:value-type="float" office:value="0.0524613880192291">
            <text:p>0.052461388</text:p>
          </table:table-cell>
          <table:table-cell table:formula="of:=SLOPE([.$B$2:.$B$1001];[.$A$2:.$A$1001])*[.A97]+INTERCEPT([.$B$2:.$B$1001];[.$A$2:.$A$1001])" office:value-type="float" office:value="0.279085196887297">
            <text:p>0.279085197</text:p>
          </table:table-cell>
          <table:table-cell table:formula="of:=[.B97]-[.G97]" office:value-type="float" office:value="-0.278985196887297">
            <text:p>-0.278985197</text:p>
          </table:table-cell>
          <table:table-cell table:formula="of:=[.H97]^2" office:value-type="float" office:value="0.077832740082244">
            <text:p>0.077832740</text:p>
          </table:table-cell>
        </table:table-row>
        <table:table-row table:style-name="ro1">
          <table:table-cell office:value-type="float" office:value="0.654587608">
            <text:p>0,654587608</text:p>
          </table:table-cell>
          <table:table-cell office:value-type="float" office:value="0.777894854">
            <text:p>0,777894854</text:p>
          </table:table-cell>
          <table:table-cell office:value-type="string">
            <text:p>0,841485972858743</text:p>
          </table:table-cell>
          <table:table-cell table:formula="of:=[.B98]-[.A98]" office:value-type="float" office:value="0.123307246">
            <text:p>0.123307246</text:p>
          </table:table-cell>
          <table:table-cell table:formula="of:=[.D98]^2" office:value-type="float" office:value="0.0152046769161045">
            <text:p>0.015204677</text:p>
          </table:table-cell>
          <table:table-cell table:formula="of:=ABS([.E98])" office:value-type="float" office:value="0.0152046769161045">
            <text:p>0.015204677</text:p>
          </table:table-cell>
          <table:table-cell table:formula="of:=SLOPE([.$B$2:.$B$1001];[.$A$2:.$A$1001])*[.A98]+INTERCEPT([.$B$2:.$B$1001];[.$A$2:.$A$1001])" office:value-type="float" office:value="0.621137932619721">
            <text:p>0.621137933</text:p>
          </table:table-cell>
          <table:table-cell table:formula="of:=[.B98]-[.G98]" office:value-type="float" office:value="0.156756921380279">
            <text:p>0.156756921</text:p>
          </table:table-cell>
          <table:table-cell table:formula="of:=[.H98]^2" office:value-type="float" office:value="0.0245727324006229">
            <text:p>0.024572732</text:p>
          </table:table-cell>
        </table:table-row>
        <table:table-row table:style-name="ro1">
          <table:table-cell office:value-type="float" office:value="0.748601951">
            <text:p>0,748601951</text:p>
          </table:table-cell>
          <table:table-cell office:value-type="float" office:value="0.552206526">
            <text:p>0,552206526</text:p>
          </table:table-cell>
          <table:table-cell table:formula="of:=[.A99]/[.B99]" office:value-type="float" office:value="1.35565574790038">
            <text:p>1,355655748</text:p>
          </table:table-cell>
          <table:table-cell table:formula="of:=[.B99]-[.A99]" office:value-type="float" office:value="-0.196395425">
            <text:p>-0.196395425</text:p>
          </table:table-cell>
          <table:table-cell table:formula="of:=[.D99]^2" office:value-type="float" office:value="0.0385711629609306">
            <text:p>0.038571163</text:p>
          </table:table-cell>
          <table:table-cell table:formula="of:=ABS([.E99])" office:value-type="float" office:value="0.0385711629609306">
            <text:p>0.038571163</text:p>
          </table:table-cell>
          <table:table-cell table:formula="of:=SLOPE([.$B$2:.$B$1001];[.$A$2:.$A$1001])*[.A99]+INTERCEPT([.$B$2:.$B$1001];[.$A$2:.$A$1001])" office:value-type="float" office:value="0.696724687812124">
            <text:p>0.696724688</text:p>
          </table:table-cell>
          <table:table-cell table:formula="of:=[.B99]-[.G99]" office:value-type="float" office:value="-0.144518161812124">
            <text:p>-0.144518162</text:p>
          </table:table-cell>
          <table:table-cell table:formula="of:=[.H99]^2" office:value-type="float" office:value="0.0208854990935552">
            <text:p>0.020885499</text:p>
          </table:table-cell>
        </table:table-row>
        <table:table-row table:style-name="ro1">
          <table:table-cell office:value-type="float" office:value="0.252029512">
            <text:p>0,252029512</text:p>
          </table:table-cell>
          <table:table-cell office:value-type="float" office:value="0.412331447">
            <text:p>0,412331447</text:p>
          </table:table-cell>
          <table:table-cell office:value-type="string">
            <text:p>0,611230392039441</text:p>
          </table:table-cell>
          <table:table-cell table:formula="of:=[.B100]-[.A100]" office:value-type="float" office:value="0.160301935">
            <text:p>0.160301935</text:p>
          </table:table-cell>
          <table:table-cell table:formula="of:=[.D100]^2" office:value-type="float" office:value="0.0256967103647442">
            <text:p>0.025696710</text:p>
          </table:table-cell>
          <table:table-cell table:formula="of:=ABS([.E100])" office:value-type="float" office:value="0.0256967103647442">
            <text:p>0.025696710</text:p>
          </table:table-cell>
          <table:table-cell table:formula="of:=SLOPE([.$B$2:.$B$1001];[.$A$2:.$A$1001])*[.A100]+INTERCEPT([.$B$2:.$B$1001];[.$A$2:.$A$1001])" office:value-type="float" office:value="0.297484548656047">
            <text:p>0.297484549</text:p>
          </table:table-cell>
          <table:table-cell table:formula="of:=[.B100]-[.G100]" office:value-type="float" office:value="0.114846898343953">
            <text:p>0.114846898</text:p>
          </table:table-cell>
          <table:table-cell table:formula="of:=[.H100]^2" office:value-type="float" office:value="0.0131898100592263">
            <text:p>0.013189810</text:p>
          </table:table-cell>
        </table:table-row>
        <table:table-row table:style-name="ro1">
          <table:table-cell office:value-type="float" office:value="0.031276423">
            <text:p>0,031276423</text:p>
          </table:table-cell>
          <table:table-cell office:value-type="float" office:value="0.33552823">
            <text:p>0,335528230</text:p>
          </table:table-cell>
          <table:table-cell office:value-type="string">
            <text:p>0,0932154740005037</text:p>
          </table:table-cell>
          <table:table-cell table:formula="of:=[.B101]-[.A101]" office:value-type="float" office:value="0.304251807">
            <text:p>0.304251807</text:p>
          </table:table-cell>
          <table:table-cell table:formula="of:=[.D101]^2" office:value-type="float" office:value="0.0925691620627652">
            <text:p>0.092569162</text:p>
          </table:table-cell>
          <table:table-cell table:formula="of:=ABS([.E101])" office:value-type="float" office:value="0.0925691620627652">
            <text:p>0.092569162</text:p>
          </table:table-cell>
          <table:table-cell table:formula="of:=SLOPE([.$B$2:.$B$1001];[.$A$2:.$A$1001])*[.A101]+INTERCEPT([.$B$2:.$B$1001];[.$A$2:.$A$1001])" office:value-type="float" office:value="0.120000888570164">
            <text:p>0.120000889</text:p>
          </table:table-cell>
          <table:table-cell table:formula="of:=[.B101]-[.G101]" office:value-type="float" office:value="0.215527341429836">
            <text:p>0.215527341</text:p>
          </table:table-cell>
          <table:table-cell table:formula="of:=[.H101]^2" office:value-type="float" office:value="0.0464520349038132">
            <text:p>0.046452035</text:p>
          </table:table-cell>
        </table:table-row>
        <table:table-row table:style-name="ro1">
          <table:table-cell office:value-type="float" office:value="0.571008333">
            <text:p>0,571008333</text:p>
          </table:table-cell>
          <table:table-cell office:value-type="float" office:value="0.242127436">
            <text:p>0,242127436</text:p>
          </table:table-cell>
          <table:table-cell table:formula="of:=[.A102]/[.B102]" office:value-type="float" office:value="2.35829669876816">
            <text:p>2,358296699</text:p>
          </table:table-cell>
          <table:table-cell table:formula="of:=[.B102]-[.A102]" office:value-type="float" office:value="-0.328880897">
            <text:p>-0.328880897</text:p>
          </table:table-cell>
          <table:table-cell table:formula="of:=[.D102]^2" office:value-type="float" office:value="0.108162644411525">
            <text:p>0.108162644</text:p>
          </table:table-cell>
          <table:table-cell table:formula="of:=ABS([.E102])" office:value-type="float" office:value="0.108162644411525">
            <text:p>0.108162644</text:p>
          </table:table-cell>
          <table:table-cell table:formula="of:=SLOPE([.$B$2:.$B$1001];[.$A$2:.$A$1001])*[.A102]+INTERCEPT([.$B$2:.$B$1001];[.$A$2:.$A$1001])" office:value-type="float" office:value="0.553940885903313">
            <text:p>0.553940886</text:p>
          </table:table-cell>
          <table:table-cell table:formula="of:=[.B102]-[.G102]" office:value-type="float" office:value="-0.311813449903313">
            <text:p>-0.311813450</text:p>
          </table:table-cell>
          <table:table-cell table:formula="of:=[.H102]^2" office:value-type="float" office:value="0.0972276275406058">
            <text:p>0.097227628</text:p>
          </table:table-cell>
        </table:table-row>
        <table:table-row table:style-name="ro1">
          <table:table-cell office:value-type="float" office:value="0.847345135">
            <text:p>0,847345135</text:p>
          </table:table-cell>
          <table:table-cell office:value-type="float" office:value="0.899068704">
            <text:p>0,899068704</text:p>
          </table:table-cell>
          <table:table-cell office:value-type="string">
            <text:p>0,942469837099346</text:p>
          </table:table-cell>
          <table:table-cell table:formula="of:=[.B103]-[.A103]" office:value-type="float" office:value="0.051723569">
            <text:p>0.051723569</text:p>
          </table:table-cell>
          <table:table-cell table:formula="of:=[.D103]^2" office:value-type="float" office:value="0.00267532759009776">
            <text:p>0.002675328</text:p>
          </table:table-cell>
          <table:table-cell table:formula="of:=ABS([.E103])" office:value-type="float" office:value="0.00267532759009776">
            <text:p>0.002675328</text:p>
          </table:table-cell>
          <table:table-cell table:formula="of:=SLOPE([.$B$2:.$B$1001];[.$A$2:.$A$1001])*[.A103]+INTERCEPT([.$B$2:.$B$1001];[.$A$2:.$A$1001])" office:value-type="float" office:value="0.776113392107237">
            <text:p>0.776113392</text:p>
          </table:table-cell>
          <table:table-cell table:formula="of:=[.B103]-[.G103]" office:value-type="float" office:value="0.122955311892763">
            <text:p>0.122955312</text:p>
          </table:table-cell>
          <table:table-cell table:formula="of:=[.H103]^2" office:value-type="float" office:value="0.0151180087226467">
            <text:p>0.015118009</text:p>
          </table:table-cell>
        </table:table-row>
        <table:table-row table:style-name="ro1">
          <table:table-cell office:value-type="float" office:value="0.537026516">
            <text:p>0,537026516</text:p>
          </table:table-cell>
          <table:table-cell office:value-type="float" office:value="0.9999">
            <text:p>0,999900000</text:p>
          </table:table-cell>
          <table:table-cell office:value-type="string">
            <text:p>0,537080224022402</text:p>
          </table:table-cell>
          <table:table-cell table:formula="of:=[.B104]-[.A104]" office:value-type="float" office:value="0.462873484">
            <text:p>0.462873484</text:p>
          </table:table-cell>
          <table:table-cell table:formula="of:=[.D104]^2" office:value-type="float" office:value="0.214251862190298">
            <text:p>0.214251862</text:p>
          </table:table-cell>
          <table:table-cell table:formula="of:=ABS([.E104])" office:value-type="float" office:value="0.214251862190298">
            <text:p>0.214251862</text:p>
          </table:table-cell>
          <table:table-cell table:formula="of:=SLOPE([.$B$2:.$B$1001];[.$A$2:.$A$1001])*[.A104]+INTERCEPT([.$B$2:.$B$1001];[.$A$2:.$A$1001])" office:value-type="float" office:value="0.526619785732757">
            <text:p>0.526619786</text:p>
          </table:table-cell>
          <table:table-cell table:formula="of:=[.B104]-[.G104]" office:value-type="float" office:value="0.473280214267243">
            <text:p>0.473280214</text:p>
          </table:table-cell>
          <table:table-cell table:formula="of:=[.H104]^2" office:value-type="float" office:value="0.223994161216848">
            <text:p>0.223994161</text:p>
          </table:table-cell>
        </table:table-row>
        <table:table-row table:style-name="ro1">
          <table:table-cell office:value-type="float" office:value="0.752413965">
            <text:p>0,752413965</text:p>
          </table:table-cell>
          <table:table-cell office:value-type="float" office:value="0.398348115">
            <text:p>0,398348115</text:p>
          </table:table-cell>
          <table:table-cell table:formula="of:=[.A105]/[.B105]" office:value-type="float" office:value="1.88883525907986">
            <text:p>1,888835259</text:p>
          </table:table-cell>
          <table:table-cell table:formula="of:=[.B105]-[.A105]" office:value-type="float" office:value="-0.35406585">
            <text:p>-0.354065850</text:p>
          </table:table-cell>
          <table:table-cell table:formula="of:=[.D105]^2" office:value-type="float" office:value="0.125362626136223">
            <text:p>0.125362626</text:p>
          </table:table-cell>
          <table:table-cell table:formula="of:=ABS([.E105])" office:value-type="float" office:value="0.125362626136223">
            <text:p>0.125362626</text:p>
          </table:table-cell>
          <table:table-cell table:formula="of:=SLOPE([.$B$2:.$B$1001];[.$A$2:.$A$1001])*[.A105]+INTERCEPT([.$B$2:.$B$1001];[.$A$2:.$A$1001])" office:value-type="float" office:value="0.699789515580032">
            <text:p>0.699789516</text:p>
          </table:table-cell>
          <table:table-cell table:formula="of:=[.B105]-[.G105]" office:value-type="float" office:value="-0.301441400580032">
            <text:p>-0.301441401</text:p>
          </table:table-cell>
          <table:table-cell table:formula="of:=[.H105]^2" office:value-type="float" office:value="0.090866917983651">
            <text:p>0.090866918</text:p>
          </table:table-cell>
        </table:table-row>
        <table:table-row table:style-name="ro1">
          <table:table-cell office:value-type="float" office:value="0.134076903">
            <text:p>0,134076903</text:p>
          </table:table-cell>
          <table:table-cell office:value-type="float" office:value="0.0001">
            <text:p>0,000100000</text:p>
          </table:table-cell>
          <table:table-cell office:value-type="string">
            <text:p>1340,76903</text:p>
          </table:table-cell>
          <table:table-cell table:formula="of:=[.B106]-[.A106]" office:value-type="float" office:value="-0.133976903">
            <text:p>-0.133976903</text:p>
          </table:table-cell>
          <table:table-cell table:formula="of:=[.D106]^2" office:value-type="float" office:value="0.0179498105374714">
            <text:p>0.017949811</text:p>
          </table:table-cell>
          <table:table-cell table:formula="of:=ABS([.E106])" office:value-type="float" office:value="0.0179498105374714">
            <text:p>0.017949811</text:p>
          </table:table-cell>
          <table:table-cell table:formula="of:=SLOPE([.$B$2:.$B$1001];[.$A$2:.$A$1001])*[.A106]+INTERCEPT([.$B$2:.$B$1001];[.$A$2:.$A$1001])" office:value-type="float" office:value="0.2026516253351">
            <text:p>0.202651625</text:p>
          </table:table-cell>
          <table:table-cell table:formula="of:=[.B106]-[.G106]" office:value-type="float" office:value="-0.2025516253351">
            <text:p>-0.202551625</text:p>
          </table:table-cell>
          <table:table-cell table:formula="of:=[.H106]^2" office:value-type="float" office:value="0.0410271609258909">
            <text:p>0.041027161</text:p>
          </table:table-cell>
        </table:table-row>
        <table:table-row table:style-name="ro1">
          <table:table-cell office:value-type="float" office:value="0.12616795">
            <text:p>0,126167950</text:p>
          </table:table-cell>
          <table:table-cell office:value-type="float" office:value="0.339468329">
            <text:p>0,339468329</text:p>
          </table:table-cell>
          <table:table-cell office:value-type="string">
            <text:p>0,371663390136168</text:p>
          </table:table-cell>
          <table:table-cell table:formula="of:=[.B107]-[.A107]" office:value-type="float" office:value="0.213300379">
            <text:p>0.213300379</text:p>
          </table:table-cell>
          <table:table-cell table:formula="of:=[.D107]^2" office:value-type="float" office:value="0.0454970516815436">
            <text:p>0.045497052</text:p>
          </table:table-cell>
          <table:table-cell table:formula="of:=ABS([.E107])" office:value-type="float" office:value="0.0454970516815436">
            <text:p>0.045497052</text:p>
          </table:table-cell>
          <table:table-cell table:formula="of:=SLOPE([.$B$2:.$B$1001];[.$A$2:.$A$1001])*[.A107]+INTERCEPT([.$B$2:.$B$1001];[.$A$2:.$A$1001])" office:value-type="float" office:value="0.196292892452829">
            <text:p>0.196292892</text:p>
          </table:table-cell>
          <table:table-cell table:formula="of:=[.B107]-[.G107]" office:value-type="float" office:value="0.143175436547171">
            <text:p>0.143175437</text:p>
          </table:table-cell>
          <table:table-cell table:formula="of:=[.H107]^2" office:value-type="float" office:value="0.0204992056304729">
            <text:p>0.020499206</text:p>
          </table:table-cell>
        </table:table-row>
        <table:table-row table:style-name="ro1">
          <table:table-cell office:value-type="float" office:value="0.563382025">
            <text:p>0,563382025</text:p>
          </table:table-cell>
          <table:table-cell office:value-type="float" office:value="0.579689929">
            <text:p>0,579689929</text:p>
          </table:table-cell>
          <table:table-cell office:value-type="string">
            <text:p>0,971867884563508</text:p>
          </table:table-cell>
          <table:table-cell table:formula="of:=[.B108]-[.A108]" office:value-type="float" office:value="0.016307904">
            <text:p>0.016307904</text:p>
          </table:table-cell>
          <table:table-cell table:formula="of:=[.D108]^2" office:value-type="float" office:value="0.000265947732873217">
            <text:p>0.000265948</text:p>
          </table:table-cell>
          <table:table-cell table:formula="of:=ABS([.E108])" office:value-type="float" office:value="0.000265947732873217">
            <text:p>0.000265948</text:p>
          </table:table-cell>
          <table:table-cell table:formula="of:=SLOPE([.$B$2:.$B$1001];[.$A$2:.$A$1001])*[.A108]+INTERCEPT([.$B$2:.$B$1001];[.$A$2:.$A$1001])" office:value-type="float" office:value="0.54780939726633">
            <text:p>0.547809397</text:p>
          </table:table-cell>
          <table:table-cell table:formula="of:=[.B108]-[.G108]" office:value-type="float" office:value="0.0318805317336698">
            <text:p>0.031880532</text:p>
          </table:table-cell>
          <table:table-cell table:formula="of:=[.H108]^2" office:value-type="float" office:value="0.00101636830362153">
            <text:p>0.001016368</text:p>
          </table:table-cell>
        </table:table-row>
        <table:table-row table:style-name="ro1">
          <table:table-cell office:value-type="float" office:value="0.584101475">
            <text:p>0,584101475</text:p>
          </table:table-cell>
          <table:table-cell office:value-type="float" office:value="0.9999">
            <text:p>0,999900000</text:p>
          </table:table-cell>
          <table:table-cell office:value-type="string">
            <text:p>0,584159890989099</text:p>
          </table:table-cell>
          <table:table-cell table:formula="of:=[.B109]-[.A109]" office:value-type="float" office:value="0.415798525">
            <text:p>0.415798525</text:p>
          </table:table-cell>
          <table:table-cell table:formula="of:=[.D109]^2" office:value-type="float" office:value="0.172888413392176">
            <text:p>0.172888413</text:p>
          </table:table-cell>
          <table:table-cell table:formula="of:=ABS([.E109])" office:value-type="float" office:value="0.172888413392176">
            <text:p>0.172888413</text:p>
          </table:table-cell>
          <table:table-cell table:formula="of:=SLOPE([.$B$2:.$B$1001];[.$A$2:.$A$1001])*[.A109]+INTERCEPT([.$B$2:.$B$1001];[.$A$2:.$A$1001])" office:value-type="float" office:value="0.564467663919018">
            <text:p>0.564467664</text:p>
          </table:table-cell>
          <table:table-cell table:formula="of:=[.B109]-[.G109]" office:value-type="float" office:value="0.435432336080982">
            <text:p>0.435432336</text:p>
          </table:table-cell>
          <table:table-cell table:formula="of:=[.H109]^2" office:value-type="float" office:value="0.189601319304941">
            <text:p>0.189601319</text:p>
          </table:table-cell>
        </table:table-row>
        <table:table-row table:style-name="ro1">
          <table:table-cell office:value-type="float" office:value="0.597583482">
            <text:p>0,597583482</text:p>
          </table:table-cell>
          <table:table-cell office:value-type="float" office:value="0.363685836">
            <text:p>0,363685836</text:p>
          </table:table-cell>
          <table:table-cell table:formula="of:=[.A110]/[.B110]" office:value-type="float" office:value="1.64313102916661">
            <text:p>1,643131029</text:p>
          </table:table-cell>
          <table:table-cell table:formula="of:=[.B110]-[.A110]" office:value-type="float" office:value="-0.233897646">
            <text:p>-0.233897646</text:p>
          </table:table-cell>
          <table:table-cell table:formula="of:=[.D110]^2" office:value-type="float" office:value="0.0547081088043413">
            <text:p>0.054708109</text:p>
          </table:table-cell>
          <table:table-cell table:formula="of:=ABS([.E110])" office:value-type="float" office:value="0.0547081088043413">
            <text:p>0.054708109</text:p>
          </table:table-cell>
          <table:table-cell table:formula="of:=SLOPE([.$B$2:.$B$1001];[.$A$2:.$A$1001])*[.A110]+INTERCEPT([.$B$2:.$B$1001];[.$A$2:.$A$1001])" office:value-type="float" office:value="0.575307086182611">
            <text:p>0.575307086</text:p>
          </table:table-cell>
          <table:table-cell table:formula="of:=[.B110]-[.G110]" office:value-type="float" office:value="-0.211621250182611">
            <text:p>-0.211621250</text:p>
          </table:table-cell>
          <table:table-cell table:formula="of:=[.H110]^2" office:value-type="float" office:value="0.0447835535288511">
            <text:p>0.044783554</text:p>
          </table:table-cell>
        </table:table-row>
        <table:table-row table:style-name="ro1">
          <table:table-cell office:value-type="float" office:value="0.632325546">
            <text:p>0,632325546</text:p>
          </table:table-cell>
          <table:table-cell office:value-type="float" office:value="0.901435024">
            <text:p>0,901435024</text:p>
          </table:table-cell>
          <table:table-cell office:value-type="string">
            <text:p>0,701465473566956</text:p>
          </table:table-cell>
          <table:table-cell table:formula="of:=[.B111]-[.A111]" office:value-type="float" office:value="0.269109478">
            <text:p>0.269109478</text:p>
          </table:table-cell>
          <table:table-cell table:formula="of:=[.D111]^2" office:value-type="float" office:value="0.0724199111494325">
            <text:p>0.072419911</text:p>
          </table:table-cell>
          <table:table-cell table:formula="of:=ABS([.E111])" office:value-type="float" office:value="0.0724199111494325">
            <text:p>0.072419911</text:p>
          </table:table-cell>
          <table:table-cell table:formula="of:=SLOPE([.$B$2:.$B$1001];[.$A$2:.$A$1001])*[.A111]+INTERCEPT([.$B$2:.$B$1001];[.$A$2:.$A$1001])" office:value-type="float" office:value="0.603239418661356">
            <text:p>0.603239419</text:p>
          </table:table-cell>
          <table:table-cell table:formula="of:=[.B111]-[.G111]" office:value-type="float" office:value="0.298195605338644">
            <text:p>0.298195605</text:p>
          </table:table-cell>
          <table:table-cell table:formula="of:=[.H111]^2" office:value-type="float" office:value="0.0889206190432806">
            <text:p>0.088920619</text:p>
          </table:table-cell>
        </table:table-row>
        <table:table-row table:style-name="ro1">
          <table:table-cell office:value-type="float" office:value="0.241198911">
            <text:p>0,241198911</text:p>
          </table:table-cell>
          <table:table-cell office:value-type="float" office:value="0.0001">
            <text:p>0,000100000</text:p>
          </table:table-cell>
          <table:table-cell table:formula="of:=[.A112]/[.B112]" office:value-type="float" office:value="2411.98911">
            <text:p>2411,989110000</text:p>
          </table:table-cell>
          <table:table-cell table:formula="of:=[.B112]-[.A112]" office:value-type="float" office:value="-0.241098911">
            <text:p>-0.241098911</text:p>
          </table:table-cell>
          <table:table-cell table:formula="of:=[.D112]^2" office:value-type="float" office:value="0.0581286848853859">
            <text:p>0.058128685</text:p>
          </table:table-cell>
          <table:table-cell table:formula="of:=ABS([.E112])" office:value-type="float" office:value="0.0581286848853859">
            <text:p>0.058128685</text:p>
          </table:table-cell>
          <table:table-cell table:formula="of:=SLOPE([.$B$2:.$B$1001];[.$A$2:.$A$1001])*[.A112]+INTERCEPT([.$B$2:.$B$1001];[.$A$2:.$A$1001])" office:value-type="float" office:value="0.288776834915245">
            <text:p>0.288776835</text:p>
          </table:table-cell>
          <table:table-cell table:formula="of:=[.B112]-[.G112]" office:value-type="float" office:value="-0.288676834915245">
            <text:p>-0.288676835</text:p>
          </table:table-cell>
          <table:table-cell table:formula="of:=[.H112]^2" office:value-type="float" office:value="0.0833343150166834">
            <text:p>0.083334315</text:p>
          </table:table-cell>
        </table:table-row>
        <table:table-row table:style-name="ro1">
          <table:table-cell office:value-type="float" office:value="0.6379081">
            <text:p>0,637908100</text:p>
          </table:table-cell>
          <table:table-cell office:value-type="float" office:value="0.9999">
            <text:p>0,999900000</text:p>
          </table:table-cell>
          <table:table-cell office:value-type="string">
            <text:p>0,637971897189719</text:p>
          </table:table-cell>
          <table:table-cell table:formula="of:=[.B113]-[.A113]" office:value-type="float" office:value="0.3619919">
            <text:p>0.361991900</text:p>
          </table:table-cell>
          <table:table-cell table:formula="of:=[.D113]^2" office:value-type="float" office:value="0.13103813566561">
            <text:p>0.131038136</text:p>
          </table:table-cell>
          <table:table-cell table:formula="of:=ABS([.E113])" office:value-type="float" office:value="0.13103813566561">
            <text:p>0.131038136</text:p>
          </table:table-cell>
          <table:table-cell table:formula="of:=SLOPE([.$B$2:.$B$1001];[.$A$2:.$A$1001])*[.A113]+INTERCEPT([.$B$2:.$B$1001];[.$A$2:.$A$1001])" office:value-type="float" office:value="0.607727745964205">
            <text:p>0.607727746</text:p>
          </table:table-cell>
          <table:table-cell table:formula="of:=[.B113]-[.G113]" office:value-type="float" office:value="0.392172254035795">
            <text:p>0.392172254</text:p>
          </table:table-cell>
          <table:table-cell table:formula="of:=[.H113]^2" office:value-type="float" office:value="0.153799076835516">
            <text:p>0.153799077</text:p>
          </table:table-cell>
        </table:table-row>
        <table:table-row table:style-name="ro1">
          <table:table-cell office:value-type="float" office:value="0.105352091">
            <text:p>0,105352091</text:p>
          </table:table-cell>
          <table:table-cell office:value-type="float" office:value="0.281778765">
            <text:p>0,281778765</text:p>
          </table:table-cell>
          <table:table-cell office:value-type="string">
            <text:p>0,373882293791727</text:p>
          </table:table-cell>
          <table:table-cell table:formula="of:=[.B114]-[.A114]" office:value-type="float" office:value="0.176426674">
            <text:p>0.176426674</text:p>
          </table:table-cell>
          <table:table-cell table:formula="of:=[.D114]^2" office:value-type="float" office:value="0.0311263712987023">
            <text:p>0.031126371</text:p>
          </table:table-cell>
          <table:table-cell table:formula="of:=ABS([.E114])" office:value-type="float" office:value="0.0311263712987023">
            <text:p>0.031126371</text:p>
          </table:table-cell>
          <table:table-cell table:formula="of:=SLOPE([.$B$2:.$B$1001];[.$A$2:.$A$1001])*[.A114]+INTERCEPT([.$B$2:.$B$1001];[.$A$2:.$A$1001])" office:value-type="float" office:value="0.179557113760502">
            <text:p>0.179557114</text:p>
          </table:table-cell>
          <table:table-cell table:formula="of:=[.B114]-[.G114]" office:value-type="float" office:value="0.102221651239498">
            <text:p>0.102221651</text:p>
          </table:table-cell>
          <table:table-cell table:formula="of:=[.H114]^2" office:value-type="float" office:value="0.0104492659821296">
            <text:p>0.010449266</text:p>
          </table:table-cell>
        </table:table-row>
        <table:table-row table:style-name="ro1">
          <table:table-cell office:value-type="float" office:value="0.620418886">
            <text:p>0,620418886</text:p>
          </table:table-cell>
          <table:table-cell office:value-type="float" office:value="0.183644739">
            <text:p>0,183644739</text:p>
          </table:table-cell>
          <table:table-cell table:formula="of:=[.A115]/[.B115]" office:value-type="float" office:value="3.37836460428088">
            <text:p>3,378364604</text:p>
          </table:table-cell>
          <table:table-cell table:formula="of:=[.B115]-[.A115]" office:value-type="float" office:value="-0.436774147">
            <text:p>-0.436774147</text:p>
          </table:table-cell>
          <table:table-cell table:formula="of:=[.D115]^2" office:value-type="float" office:value="0.190771655487578">
            <text:p>0.190771655</text:p>
          </table:table-cell>
          <table:table-cell table:formula="of:=ABS([.E115])" office:value-type="float" office:value="0.190771655487578">
            <text:p>0.190771655</text:p>
          </table:table-cell>
          <table:table-cell table:formula="of:=SLOPE([.$B$2:.$B$1001];[.$A$2:.$A$1001])*[.A115]+INTERCEPT([.$B$2:.$B$1001];[.$A$2:.$A$1001])" office:value-type="float" office:value="0.593666562373043">
            <text:p>0.593666562</text:p>
          </table:table-cell>
          <table:table-cell table:formula="of:=[.B115]-[.G115]" office:value-type="float" office:value="-0.410021823373043">
            <text:p>-0.410021823</text:p>
          </table:table-cell>
          <table:table-cell table:formula="of:=[.H115]^2" office:value-type="float" office:value="0.168117895642155">
            <text:p>0.168117896</text:p>
          </table:table-cell>
        </table:table-row>
        <table:table-row table:style-name="ro1">
          <table:table-cell office:value-type="float" office:value="0.761699052">
            <text:p>0,761699052</text:p>
          </table:table-cell>
          <table:table-cell office:value-type="float" office:value="0.9999">
            <text:p>0,999900000</text:p>
          </table:table-cell>
          <table:table-cell office:value-type="string">
            <text:p>0,761775229522952</text:p>
          </table:table-cell>
          <table:table-cell table:formula="of:=[.B116]-[.A116]" office:value-type="float" office:value="0.238200948">
            <text:p>0.238200948</text:p>
          </table:table-cell>
          <table:table-cell table:formula="of:=[.D116]^2" office:value-type="float" office:value="0.0567396916280987">
            <text:p>0.056739692</text:p>
          </table:table-cell>
          <table:table-cell table:formula="of:=ABS([.E116])" office:value-type="float" office:value="0.0567396916280987">
            <text:p>0.056739692</text:p>
          </table:table-cell>
          <table:table-cell table:formula="of:=SLOPE([.$B$2:.$B$1001];[.$A$2:.$A$1001])*[.A116]+INTERCEPT([.$B$2:.$B$1001];[.$A$2:.$A$1001])" office:value-type="float" office:value="0.707254648831127">
            <text:p>0.707254649</text:p>
          </table:table-cell>
          <table:table-cell table:formula="of:=[.B116]-[.G116]" office:value-type="float" office:value="0.292645351168873">
            <text:p>0.292645351</text:p>
          </table:table-cell>
          <table:table-cell table:formula="of:=[.H116]^2" office:value-type="float" office:value="0.0856413015607531">
            <text:p>0.085641302</text:p>
          </table:table-cell>
        </table:table-row>
        <table:table-row table:style-name="ro1">
          <table:table-cell office:value-type="float" office:value="0.953271489">
            <text:p>0,953271489</text:p>
          </table:table-cell>
          <table:table-cell office:value-type="float" office:value="0.65947227">
            <text:p>0,659472270</text:p>
          </table:table-cell>
          <table:table-cell table:formula="of:=[.A117]/[.B117]" office:value-type="float" office:value="1.44550655480935">
            <text:p>1,445506555</text:p>
          </table:table-cell>
          <table:table-cell table:formula="of:=[.B117]-[.A117]" office:value-type="float" office:value="-0.293799219">
            <text:p>-0.293799219</text:p>
          </table:table-cell>
          <table:table-cell table:formula="of:=[.D117]^2" office:value-type="float" office:value="0.08631798108501">
            <text:p>0.086317981</text:p>
          </table:table-cell>
          <table:table-cell table:formula="of:=ABS([.E117])" office:value-type="float" office:value="0.08631798108501">
            <text:p>0.086317981</text:p>
          </table:table-cell>
          <table:table-cell table:formula="of:=SLOPE([.$B$2:.$B$1001];[.$A$2:.$A$1001])*[.A117]+INTERCEPT([.$B$2:.$B$1001];[.$A$2:.$A$1001])" office:value-type="float" office:value="0.861277305747752">
            <text:p>0.861277306</text:p>
          </table:table-cell>
          <table:table-cell table:formula="of:=[.B117]-[.G117]" office:value-type="float" office:value="-0.201805035747752">
            <text:p>-0.201805036</text:p>
          </table:table-cell>
          <table:table-cell table:formula="of:=[.H117]^2" office:value-type="float" office:value="0.0407252724531514">
            <text:p>0.040725272</text:p>
          </table:table-cell>
        </table:table-row>
        <table:table-row table:style-name="ro1">
          <table:table-cell office:value-type="float" office:value="0.727871469">
            <text:p>0,727871469</text:p>
          </table:table-cell>
          <table:table-cell office:value-type="float" office:value="0.393059373">
            <text:p>0,393059373</text:p>
          </table:table-cell>
          <table:table-cell table:formula="of:=[.A118]/[.B118]" office:value-type="float" office:value="1.85181048716526">
            <text:p>1,851810487</text:p>
          </table:table-cell>
          <table:table-cell table:formula="of:=[.B118]-[.A118]" office:value-type="float" office:value="-0.334812096">
            <text:p>-0.334812096</text:p>
          </table:table-cell>
          <table:table-cell table:formula="of:=[.D118]^2" office:value-type="float" office:value="0.112099139627913">
            <text:p>0.112099140</text:p>
          </table:table-cell>
          <table:table-cell table:formula="of:=ABS([.E118])" office:value-type="float" office:value="0.112099139627913">
            <text:p>0.112099140</text:p>
          </table:table-cell>
          <table:table-cell table:formula="of:=SLOPE([.$B$2:.$B$1001];[.$A$2:.$A$1001])*[.A118]+INTERCEPT([.$B$2:.$B$1001];[.$A$2:.$A$1001])" office:value-type="float" office:value="0.680057551522563">
            <text:p>0.680057552</text:p>
          </table:table-cell>
          <table:table-cell table:formula="of:=[.B118]-[.G118]" office:value-type="float" office:value="-0.286998178522563">
            <text:p>-0.286998179</text:p>
          </table:table-cell>
          <table:table-cell table:formula="of:=[.H118]^2" office:value-type="float" office:value="0.082367954475269">
            <text:p>0.082367954</text:p>
          </table:table-cell>
        </table:table-row>
        <table:table-row table:style-name="ro1">
          <table:table-cell office:value-type="float" office:value="0.531864601">
            <text:p>0,531864601</text:p>
          </table:table-cell>
          <table:table-cell office:value-type="float" office:value="0.766009536">
            <text:p>0,766009536</text:p>
          </table:table-cell>
          <table:table-cell office:value-type="string">
            <text:p>0,694331566389273</text:p>
          </table:table-cell>
          <table:table-cell table:formula="of:=[.B119]-[.A119]" office:value-type="float" office:value="0.234144935">
            <text:p>0.234144935</text:p>
          </table:table-cell>
          <table:table-cell table:formula="of:=[.D119]^2" office:value-type="float" office:value="0.0548238505861543">
            <text:p>0.054823851</text:p>
          </table:table-cell>
          <table:table-cell table:formula="of:=ABS([.E119])" office:value-type="float" office:value="0.0548238505861543">
            <text:p>0.054823851</text:p>
          </table:table-cell>
          <table:table-cell table:formula="of:=SLOPE([.$B$2:.$B$1001];[.$A$2:.$A$1001])*[.A119]+INTERCEPT([.$B$2:.$B$1001];[.$A$2:.$A$1001])" office:value-type="float" office:value="0.522469648711334">
            <text:p>0.522469649</text:p>
          </table:table-cell>
          <table:table-cell table:formula="of:=[.B119]-[.G119]" office:value-type="float" office:value="0.243539887288666">
            <text:p>0.243539887</text:p>
          </table:table-cell>
          <table:table-cell table:formula="of:=[.H119]^2" office:value-type="float" office:value="0.0593116767005761">
            <text:p>0.059311677</text:p>
          </table:table-cell>
        </table:table-row>
        <table:table-row table:style-name="ro1">
          <table:table-cell office:value-type="float" office:value="0.014136339">
            <text:p>0,014136339</text:p>
          </table:table-cell>
          <table:table-cell office:value-type="float" office:value="0.237830546">
            <text:p>0,237830546</text:p>
          </table:table-cell>
          <table:table-cell office:value-type="string">
            <text:p>0,0594387022094294</text:p>
          </table:table-cell>
          <table:table-cell table:formula="of:=[.B120]-[.A120]" office:value-type="float" office:value="0.223694207">
            <text:p>0.223694207</text:p>
          </table:table-cell>
          <table:table-cell table:formula="of:=[.D120]^2" office:value-type="float" office:value="0.0500390982453589">
            <text:p>0.050039098</text:p>
          </table:table-cell>
          <table:table-cell table:formula="of:=ABS([.E120])" office:value-type="float" office:value="0.0500390982453589">
            <text:p>0.050039098</text:p>
          </table:table-cell>
          <table:table-cell table:formula="of:=SLOPE([.$B$2:.$B$1001];[.$A$2:.$A$1001])*[.A120]+INTERCEPT([.$B$2:.$B$1001];[.$A$2:.$A$1001])" office:value-type="float" office:value="0.106220402615109">
            <text:p>0.106220403</text:p>
          </table:table-cell>
          <table:table-cell table:formula="of:=[.B120]-[.G120]" office:value-type="float" office:value="0.131610143384891">
            <text:p>0.131610143</text:p>
          </table:table-cell>
          <table:table-cell table:formula="of:=[.H120]^2" office:value-type="float" office:value="0.0173212298417916">
            <text:p>0.017321230</text:p>
          </table:table-cell>
        </table:table-row>
        <table:table-row table:style-name="ro1">
          <table:table-cell office:value-type="float" office:value="0.409781216">
            <text:p>0,409781216</text:p>
          </table:table-cell>
          <table:table-cell office:value-type="float" office:value="0.725981414">
            <text:p>0,725981414</text:p>
          </table:table-cell>
          <table:table-cell office:value-type="string">
            <text:p>0,564451386905616</text:p>
          </table:table-cell>
          <table:table-cell table:formula="of:=[.B121]-[.A121]" office:value-type="float" office:value="0.316200198">
            <text:p>0.316200198</text:p>
          </table:table-cell>
          <table:table-cell table:formula="of:=[.D121]^2" office:value-type="float" office:value="0.0999825652152392">
            <text:p>0.099982565</text:p>
          </table:table-cell>
          <table:table-cell table:formula="of:=ABS([.E121])" office:value-type="float" office:value="0.0999825652152392">
            <text:p>0.099982565</text:p>
          </table:table-cell>
          <table:table-cell table:formula="of:=SLOPE([.$B$2:.$B$1001];[.$A$2:.$A$1001])*[.A121]+INTERCEPT([.$B$2:.$B$1001];[.$A$2:.$A$1001])" office:value-type="float" office:value="0.424315615607526">
            <text:p>0.424315616</text:p>
          </table:table-cell>
          <table:table-cell table:formula="of:=[.B121]-[.G121]" office:value-type="float" office:value="0.301665798392474">
            <text:p>0.301665798</text:p>
          </table:table-cell>
          <table:table-cell table:formula="of:=[.H121]^2" office:value-type="float" office:value="0.0910022539197689">
            <text:p>0.091002254</text:p>
          </table:table-cell>
        </table:table-row>
        <table:table-row table:style-name="ro1">
          <table:table-cell office:value-type="float" office:value="0.937466492">
            <text:p>0,937466492</text:p>
          </table:table-cell>
          <table:table-cell office:value-type="float" office:value="0.9999">
            <text:p>0,999900000</text:p>
          </table:table-cell>
          <table:table-cell office:value-type="string">
            <text:p>0,937560248024803</text:p>
          </table:table-cell>
          <table:table-cell table:formula="of:=[.B122]-[.A122]" office:value-type="float" office:value="0.0624335079999999">
            <text:p>0.062433508</text:p>
          </table:table-cell>
          <table:table-cell table:formula="of:=[.D122]^2" office:value-type="float" office:value="0.00389794292118605">
            <text:p>0.003897943</text:p>
          </table:table-cell>
          <table:table-cell table:formula="of:=ABS([.E122])" office:value-type="float" office:value="0.00389794292118605">
            <text:p>0.003897943</text:p>
          </table:table-cell>
          <table:table-cell table:formula="of:=SLOPE([.$B$2:.$B$1001];[.$A$2:.$A$1001])*[.A122]+INTERCEPT([.$B$2:.$B$1001];[.$A$2:.$A$1001])" office:value-type="float" office:value="0.848570218712578">
            <text:p>0.848570219</text:p>
          </table:table-cell>
          <table:table-cell table:formula="of:=[.B122]-[.G122]" office:value-type="float" office:value="0.151329781287422">
            <text:p>0.151329781</text:p>
          </table:table-cell>
          <table:table-cell table:formula="of:=[.H122]^2" office:value-type="float" office:value="0.0229007027044988">
            <text:p>0.022900703</text:p>
          </table:table-cell>
        </table:table-row>
        <table:table-row table:style-name="ro1">
          <table:table-cell office:value-type="float" office:value="0.537407555">
            <text:p>0,537407555</text:p>
          </table:table-cell>
          <table:table-cell office:value-type="float" office:value="0.193157705">
            <text:p>0,193157705</text:p>
          </table:table-cell>
          <table:table-cell table:formula="of:=[.A123]/[.B123]" office:value-type="float" office:value="2.78222168253656">
            <text:p>2,782221683</text:p>
          </table:table-cell>
          <table:table-cell table:formula="of:=[.B123]-[.A123]" office:value-type="float" office:value="-0.34424985">
            <text:p>-0.344249850</text:p>
          </table:table-cell>
          <table:table-cell table:formula="of:=[.D123]^2" office:value-type="float" office:value="0.118507959225023">
            <text:p>0.118507959</text:p>
          </table:table-cell>
          <table:table-cell table:formula="of:=ABS([.E123])" office:value-type="float" office:value="0.118507959225023">
            <text:p>0.118507959</text:p>
          </table:table-cell>
          <table:table-cell table:formula="of:=SLOPE([.$B$2:.$B$1001];[.$A$2:.$A$1001])*[.A123]+INTERCEPT([.$B$2:.$B$1001];[.$A$2:.$A$1001])" office:value-type="float" office:value="0.526926137941289">
            <text:p>0.526926138</text:p>
          </table:table-cell>
          <table:table-cell table:formula="of:=[.B123]-[.G123]" office:value-type="float" office:value="-0.333768432941289">
            <text:p>-0.333768433</text:p>
          </table:table-cell>
          <table:table-cell table:formula="of:=[.H123]^2" office:value-type="float" office:value="0.111401366828084">
            <text:p>0.111401367</text:p>
          </table:table-cell>
        </table:table-row>
        <table:table-row table:style-name="ro1">
          <table:table-cell office:value-type="float" office:value="0.951891174">
            <text:p>0,951891174</text:p>
          </table:table-cell>
          <table:table-cell office:value-type="float" office:value="0.9999">
            <text:p>0,999900000</text:p>
          </table:table-cell>
          <table:table-cell office:value-type="string">
            <text:p>0,951986372637264</text:p>
          </table:table-cell>
          <table:table-cell table:formula="of:=[.B124]-[.A124]" office:value-type="float" office:value="0.048008826">
            <text:p>0.048008826</text:p>
          </table:table-cell>
          <table:table-cell table:formula="of:=[.D124]^2" office:value-type="float" office:value="0.00230484737389828">
            <text:p>0.002304847</text:p>
          </table:table-cell>
          <table:table-cell table:formula="of:=ABS([.E124])" office:value-type="float" office:value="0.00230484737389828">
            <text:p>0.002304847</text:p>
          </table:table-cell>
          <table:table-cell table:formula="of:=SLOPE([.$B$2:.$B$1001];[.$A$2:.$A$1001])*[.A124]+INTERCEPT([.$B$2:.$B$1001];[.$A$2:.$A$1001])" office:value-type="float" office:value="0.860167543889464">
            <text:p>0.860167544</text:p>
          </table:table-cell>
          <table:table-cell table:formula="of:=[.B124]-[.G124]" office:value-type="float" office:value="0.139732456110536">
            <text:p>0.139732456</text:p>
          </table:table-cell>
          <table:table-cell table:formula="of:=[.H124]^2" office:value-type="float" office:value="0.0195251592906829">
            <text:p>0.019525159</text:p>
          </table:table-cell>
        </table:table-row>
        <table:table-row table:style-name="ro1">
          <table:table-cell office:value-type="float" office:value="0.081898587">
            <text:p>0,081898587</text:p>
          </table:table-cell>
          <table:table-cell office:value-type="float" office:value="0.266407051">
            <text:p>0,266407051</text:p>
          </table:table-cell>
          <table:table-cell office:value-type="string">
            <text:p>0,307418991699285</text:p>
          </table:table-cell>
          <table:table-cell table:formula="of:=[.B125]-[.A125]" office:value-type="float" office:value="0.184508464">
            <text:p>0.184508464</text:p>
          </table:table-cell>
          <table:table-cell table:formula="of:=[.D125]^2" office:value-type="float" office:value="0.0340433732876393">
            <text:p>0.034043373</text:p>
          </table:table-cell>
          <table:table-cell table:formula="of:=ABS([.E125])" office:value-type="float" office:value="0.0340433732876393">
            <text:p>0.034043373</text:p>
          </table:table-cell>
          <table:table-cell table:formula="of:=SLOPE([.$B$2:.$B$1001];[.$A$2:.$A$1001])*[.A125]+INTERCEPT([.$B$2:.$B$1001];[.$A$2:.$A$1001])" office:value-type="float" office:value="0.160700690275715">
            <text:p>0.160700690</text:p>
          </table:table-cell>
          <table:table-cell table:formula="of:=[.B125]-[.G125]" office:value-type="float" office:value="0.105706360724285">
            <text:p>0.105706361</text:p>
          </table:table-cell>
          <table:table-cell table:formula="of:=[.H125]^2" office:value-type="float" office:value="0.0111738346975727">
            <text:p>0.011173835</text:p>
          </table:table-cell>
        </table:table-row>
        <table:table-row table:style-name="ro1">
          <table:table-cell office:value-type="float" office:value="0.544295924">
            <text:p>0,544295924</text:p>
          </table:table-cell>
          <table:table-cell office:value-type="float" office:value="0.89492322">
            <text:p>0,894923220</text:p>
          </table:table-cell>
          <table:table-cell office:value-type="string">
            <text:p>0,608204046823145</text:p>
          </table:table-cell>
          <table:table-cell table:formula="of:=[.B126]-[.A126]" office:value-type="float" office:value="0.350627296">
            <text:p>0.350627296</text:p>
          </table:table-cell>
          <table:table-cell table:formula="of:=[.D126]^2" office:value-type="float" office:value="0.122939500700272">
            <text:p>0.122939501</text:p>
          </table:table-cell>
          <table:table-cell table:formula="of:=ABS([.E126])" office:value-type="float" office:value="0.122939500700272">
            <text:p>0.122939501</text:p>
          </table:table-cell>
          <table:table-cell table:formula="of:=SLOPE([.$B$2:.$B$1001];[.$A$2:.$A$1001])*[.A126]+INTERCEPT([.$B$2:.$B$1001];[.$A$2:.$A$1001])" office:value-type="float" office:value="0.532464329717813">
            <text:p>0.532464330</text:p>
          </table:table-cell>
          <table:table-cell table:formula="of:=[.B126]-[.G126]" office:value-type="float" office:value="0.362458890282187">
            <text:p>0.362458890</text:p>
          </table:table-cell>
          <table:table-cell table:formula="of:=[.H126]^2" office:value-type="float" office:value="0.131376447144594">
            <text:p>0.131376447</text:p>
          </table:table-cell>
        </table:table-row>
        <table:table-row table:style-name="ro1">
          <table:table-cell office:value-type="float" office:value="0.683098419">
            <text:p>0,683098419</text:p>
          </table:table-cell>
          <table:table-cell office:value-type="float" office:value="0.770457493">
            <text:p>0,770457493</text:p>
          </table:table-cell>
          <table:table-cell office:value-type="string">
            <text:p>0,886614025051736</text:p>
          </table:table-cell>
          <table:table-cell table:formula="of:=[.B127]-[.A127]" office:value-type="float" office:value="0.087359074">
            <text:p>0.087359074</text:p>
          </table:table-cell>
          <table:table-cell table:formula="of:=[.D127]^2" office:value-type="float" office:value="0.00763160781013747">
            <text:p>0.007631608</text:p>
          </table:table-cell>
          <table:table-cell table:formula="of:=ABS([.E127])" office:value-type="float" office:value="0.00763160781013747">
            <text:p>0.007631608</text:p>
          </table:table-cell>
          <table:table-cell table:formula="of:=SLOPE([.$B$2:.$B$1001];[.$A$2:.$A$1001])*[.A127]+INTERCEPT([.$B$2:.$B$1001];[.$A$2:.$A$1001])" office:value-type="float" office:value="0.644060389158016">
            <text:p>0.644060389</text:p>
          </table:table-cell>
          <table:table-cell table:formula="of:=[.B127]-[.G127]" office:value-type="float" office:value="0.126397103841984">
            <text:p>0.126397104</text:p>
          </table:table-cell>
          <table:table-cell table:formula="of:=[.H127]^2" office:value-type="float" office:value="0.0159762278596412">
            <text:p>0.015976228</text:p>
          </table:table-cell>
        </table:table-row>
        <table:table-row table:style-name="ro1">
          <table:table-cell office:value-type="float" office:value="0.664058612">
            <text:p>0,664058612</text:p>
          </table:table-cell>
          <table:table-cell office:value-type="float" office:value="0.733257633">
            <text:p>0,733257633</text:p>
          </table:table-cell>
          <table:table-cell office:value-type="string">
            <text:p>0,905627956824829</text:p>
          </table:table-cell>
          <table:table-cell table:formula="of:=[.B128]-[.A128]" office:value-type="float" office:value="0.069199021">
            <text:p>0.069199021</text:p>
          </table:table-cell>
          <table:table-cell table:formula="of:=[.D128]^2" office:value-type="float" office:value="0.00478850450735844">
            <text:p>0.004788505</text:p>
          </table:table-cell>
          <table:table-cell table:formula="of:=ABS([.E128])" office:value-type="float" office:value="0.00478850450735844">
            <text:p>0.004788505</text:p>
          </table:table-cell>
          <table:table-cell table:formula="of:=SLOPE([.$B$2:.$B$1001];[.$A$2:.$A$1001])*[.A128]+INTERCEPT([.$B$2:.$B$1001];[.$A$2:.$A$1001])" office:value-type="float" office:value="0.6287525416031">
            <text:p>0.628752542</text:p>
          </table:table-cell>
          <table:table-cell table:formula="of:=[.B128]-[.G128]" office:value-type="float" office:value="0.1045050913969">
            <text:p>0.104505091</text:p>
          </table:table-cell>
          <table:table-cell table:formula="of:=[.H128]^2" office:value-type="float" office:value="0.0109213141278744">
            <text:p>0.010921314</text:p>
          </table:table-cell>
        </table:table-row>
        <table:table-row table:style-name="ro1">
          <table:table-cell office:value-type="float" office:value="0.687571798">
            <text:p>0,687571798</text:p>
          </table:table-cell>
          <table:table-cell office:value-type="float" office:value="0.199022297">
            <text:p>0,199022297</text:p>
          </table:table-cell>
          <table:table-cell table:formula="of:=[.A129]/[.B129]" office:value-type="float" office:value="3.45474757534328">
            <text:p>3,454747575</text:p>
          </table:table-cell>
          <table:table-cell table:formula="of:=[.B129]-[.A129]" office:value-type="float" office:value="-0.488549501">
            <text:p>-0.488549501</text:p>
          </table:table-cell>
          <table:table-cell table:formula="of:=[.D129]^2" office:value-type="float" office:value="0.238680614927349">
            <text:p>0.238680615</text:p>
          </table:table-cell>
          <table:table-cell table:formula="of:=ABS([.E129])" office:value-type="float" office:value="0.238680614927349">
            <text:p>0.238680615</text:p>
          </table:table-cell>
          <table:table-cell table:formula="of:=SLOPE([.$B$2:.$B$1001];[.$A$2:.$A$1001])*[.A129]+INTERCEPT([.$B$2:.$B$1001];[.$A$2:.$A$1001])" office:value-type="float" office:value="0.647656948922901">
            <text:p>0.647656949</text:p>
          </table:table-cell>
          <table:table-cell table:formula="of:=[.B129]-[.G129]" office:value-type="float" office:value="-0.448634651922901">
            <text:p>-0.448634652</text:p>
          </table:table-cell>
          <table:table-cell table:formula="of:=[.H129]^2" office:value-type="float" office:value="0.201273050905982">
            <text:p>0.201273051</text:p>
          </table:table-cell>
        </table:table-row>
        <table:table-row table:style-name="ro1">
          <table:table-cell office:value-type="float" office:value="0.90424959">
            <text:p>0,904249590</text:p>
          </table:table-cell>
          <table:table-cell office:value-type="float" office:value="0.745973735">
            <text:p>0,745973735</text:p>
          </table:table-cell>
          <table:table-cell table:formula="of:=[.A130]/[.B130]" office:value-type="float" office:value="1.21217349562582">
            <text:p>1,212173496</text:p>
          </table:table-cell>
          <table:table-cell table:formula="of:=[.B130]-[.A130]" office:value-type="float" office:value="-0.158275855">
            <text:p>-0.158275855</text:p>
          </table:table-cell>
          <table:table-cell table:formula="of:=[.D130]^2" office:value-type="float" office:value="0.025051246275981">
            <text:p>0.025051246</text:p>
          </table:table-cell>
          <table:table-cell table:formula="of:=ABS([.E130])" office:value-type="float" office:value="0.025051246275981">
            <text:p>0.025051246</text:p>
          </table:table-cell>
          <table:table-cell table:formula="of:=SLOPE([.$B$2:.$B$1001];[.$A$2:.$A$1001])*[.A130]+INTERCEPT([.$B$2:.$B$1001];[.$A$2:.$A$1001])" office:value-type="float" office:value="0.821864103883653">
            <text:p>0.821864104</text:p>
          </table:table-cell>
          <table:table-cell table:formula="of:=[.B130]-[.G130]" office:value-type="float" office:value="-0.0758903688836524">
            <text:p>-0.075890369</text:p>
          </table:table-cell>
          <table:table-cell table:formula="of:=[.H130]^2" office:value-type="float" office:value="0.00575934808929684">
            <text:p>0.005759348</text:p>
          </table:table-cell>
        </table:table-row>
        <table:table-row table:style-name="ro1">
          <table:table-cell office:value-type="float" office:value="0.973631514">
            <text:p>0,973631514</text:p>
          </table:table-cell>
          <table:table-cell office:value-type="float" office:value="0.609294192">
            <text:p>0,609294192</text:p>
          </table:table-cell>
          <table:table-cell table:formula="of:=[.A131]/[.B131]" office:value-type="float" office:value="1.59796618248414">
            <text:p>1,597966182</text:p>
          </table:table-cell>
          <table:table-cell table:formula="of:=[.B131]-[.A131]" office:value-type="float" office:value="-0.364337322">
            <text:p>-0.364337322</text:p>
          </table:table-cell>
          <table:table-cell table:formula="of:=[.D131]^2" office:value-type="float" office:value="0.132741684202132">
            <text:p>0.132741684</text:p>
          </table:table-cell>
          <table:table-cell table:formula="of:=ABS([.E131])" office:value-type="float" office:value="0.132741684202132">
            <text:p>0.132741684</text:p>
          </table:table-cell>
          <table:table-cell table:formula="of:=SLOPE([.$B$2:.$B$1001];[.$A$2:.$A$1001])*[.A131]+INTERCEPT([.$B$2:.$B$1001];[.$A$2:.$A$1001])" office:value-type="float" office:value="0.877646597669371">
            <text:p>0.877646598</text:p>
          </table:table-cell>
          <table:table-cell table:formula="of:=[.B131]-[.G131]" office:value-type="float" office:value="-0.268352405669371">
            <text:p>-0.268352406</text:p>
          </table:table-cell>
          <table:table-cell table:formula="of:=[.H131]^2" office:value-type="float" office:value="0.0720130136285384">
            <text:p>0.072013014</text:p>
          </table:table-cell>
        </table:table-row>
        <table:table-row table:style-name="ro1">
          <table:table-cell office:value-type="float" office:value="0.363408378">
            <text:p>0,363408378</text:p>
          </table:table-cell>
          <table:table-cell office:value-type="float" office:value="0.176050862">
            <text:p>0,176050862</text:p>
          </table:table-cell>
          <table:table-cell table:formula="of:=[.A132]/[.B132]" office:value-type="float" office:value="2.06422379232656">
            <text:p>2,064223792</text:p>
          </table:table-cell>
          <table:table-cell table:formula="of:=[.B132]-[.A132]" office:value-type="float" office:value="-0.187357516">
            <text:p>-0.187357516</text:p>
          </table:table-cell>
          <table:table-cell table:formula="of:=[.D132]^2" office:value-type="float" office:value="0.0351028388016903">
            <text:p>0.035102839</text:p>
          </table:table-cell>
          <table:table-cell table:formula="of:=ABS([.E132])" office:value-type="float" office:value="0.0351028388016903">
            <text:p>0.035102839</text:p>
          </table:table-cell>
          <table:table-cell table:formula="of:=SLOPE([.$B$2:.$B$1001];[.$A$2:.$A$1001])*[.A132]+INTERCEPT([.$B$2:.$B$1001];[.$A$2:.$A$1001])" office:value-type="float" office:value="0.387032236905587">
            <text:p>0.387032237</text:p>
          </table:table-cell>
          <table:table-cell table:formula="of:=[.B132]-[.G132]" office:value-type="float" office:value="-0.210981374905587">
            <text:p>-0.210981375</text:p>
          </table:table-cell>
          <table:table-cell table:formula="of:=[.H132]^2" office:value-type="float" office:value="0.0445131405570521">
            <text:p>0.044513141</text:p>
          </table:table-cell>
        </table:table-row>
        <table:table-row table:style-name="ro1">
          <table:table-cell office:value-type="float" office:value="0.472212992">
            <text:p>0,472212992</text:p>
          </table:table-cell>
          <table:table-cell office:value-type="float" office:value="0.180758573">
            <text:p>0,180758573</text:p>
          </table:table-cell>
          <table:table-cell table:formula="of:=[.A133]/[.B133]" office:value-type="float" office:value="2.6123961047203">
            <text:p>2,612396105</text:p>
          </table:table-cell>
          <table:table-cell table:formula="of:=[.B133]-[.A133]" office:value-type="float" office:value="-0.291454419">
            <text:p>-0.291454419</text:p>
          </table:table-cell>
          <table:table-cell table:formula="of:=[.D133]^2" office:value-type="float" office:value="0.0849456783546276">
            <text:p>0.084945678</text:p>
          </table:table-cell>
          <table:table-cell table:formula="of:=ABS([.E133])" office:value-type="float" office:value="0.0849456783546276">
            <text:p>0.084945678</text:p>
          </table:table-cell>
          <table:table-cell table:formula="of:=SLOPE([.$B$2:.$B$1001];[.$A$2:.$A$1001])*[.A133]+INTERCEPT([.$B$2:.$B$1001];[.$A$2:.$A$1001])" office:value-type="float" office:value="0.474510247811028">
            <text:p>0.474510248</text:p>
          </table:table-cell>
          <table:table-cell table:formula="of:=[.B133]-[.G133]" office:value-type="float" office:value="-0.293751674811028">
            <text:p>-0.293751675</text:p>
          </table:table-cell>
          <table:table-cell table:formula="of:=[.H133]^2" office:value-type="float" office:value="0.086290046454284">
            <text:p>0.086290046</text:p>
          </table:table-cell>
        </table:table-row>
        <table:table-row table:style-name="ro1">
          <table:table-cell office:value-type="float" office:value="0.00094276">
            <text:p>0,000942760</text:p>
          </table:table-cell>
          <table:table-cell office:value-type="float" office:value="0.0001">
            <text:p>0,000100000</text:p>
          </table:table-cell>
          <table:table-cell table:formula="of:=[.A134]/[.B134]" office:value-type="float" office:value="9.4276">
            <text:p>9,427600000</text:p>
          </table:table-cell>
          <table:table-cell table:formula="of:=[.B134]-[.A134]" office:value-type="float" office:value="-0.00084276">
            <text:p>-0.000842760</text:p>
          </table:table-cell>
          <table:table-cell table:formula="of:=[.D134]^2" office:value-type="float" office:value="0.0000007102444176">
            <text:p>0.000000710</text:p>
          </table:table-cell>
          <table:table-cell table:formula="of:=ABS([.E134])" office:value-type="float" office:value="0.0000007102444176">
            <text:p>0.000000710</text:p>
          </table:table-cell>
          <table:table-cell table:formula="of:=SLOPE([.$B$2:.$B$1001];[.$A$2:.$A$1001])*[.A134]+INTERCEPT([.$B$2:.$B$1001];[.$A$2:.$A$1001])" office:value-type="float" office:value="0.095612874081036">
            <text:p>0.095612874</text:p>
          </table:table-cell>
          <table:table-cell table:formula="of:=[.B134]-[.G134]" office:value-type="float" office:value="-0.095512874081036">
            <text:p>-0.095512874</text:p>
          </table:table-cell>
          <table:table-cell table:formula="of:=[.H134]^2" office:value-type="float" office:value="0.00912270911521984">
            <text:p>0.009122709</text:p>
          </table:table-cell>
        </table:table-row>
        <table:table-row table:style-name="ro1">
          <table:table-cell office:value-type="float" office:value="0.942047674">
            <text:p>0,942047674</text:p>
          </table:table-cell>
          <table:table-cell office:value-type="float" office:value="0.9999">
            <text:p>0,999900000</text:p>
          </table:table-cell>
          <table:table-cell office:value-type="string">
            <text:p>0,942141888188819</text:p>
          </table:table-cell>
          <table:table-cell table:formula="of:=[.B135]-[.A135]" office:value-type="float" office:value="0.0578523259999999">
            <text:p>0.057852326</text:p>
          </table:table-cell>
          <table:table-cell table:formula="of:=[.D135]^2" office:value-type="float" office:value="0.00334689162361026">
            <text:p>0.003346892</text:p>
          </table:table-cell>
          <table:table-cell table:formula="of:=ABS([.E135])" office:value-type="float" office:value="0.00334689162361026">
            <text:p>0.003346892</text:p>
          </table:table-cell>
          <table:table-cell table:formula="of:=SLOPE([.$B$2:.$B$1001];[.$A$2:.$A$1001])*[.A135]+INTERCEPT([.$B$2:.$B$1001];[.$A$2:.$A$1001])" office:value-type="float" office:value="0.852253451198986">
            <text:p>0.852253451</text:p>
          </table:table-cell>
          <table:table-cell table:formula="of:=[.B135]-[.G135]" office:value-type="float" office:value="0.147646548801014">
            <text:p>0.147646549</text:p>
          </table:table-cell>
          <table:table-cell table:formula="of:=[.H135]^2" office:value-type="float" office:value="0.0217995033728503">
            <text:p>0.021799503</text:p>
          </table:table-cell>
        </table:table-row>
        <table:table-row table:style-name="ro1">
          <table:table-cell office:value-type="float" office:value="0.422892359">
            <text:p>0,422892359</text:p>
          </table:table-cell>
          <table:table-cell office:value-type="float" office:value="0.132583617">
            <text:p>0,132583617</text:p>
          </table:table-cell>
          <table:table-cell table:formula="of:=[.A136]/[.B136]" office:value-type="float" office:value="3.18962756160137">
            <text:p>3,189627562</text:p>
          </table:table-cell>
          <table:table-cell table:formula="of:=[.B136]-[.A136]" office:value-type="float" office:value="-0.290308742">
            <text:p>-0.290308742</text:p>
          </table:table-cell>
          <table:table-cell table:formula="of:=[.D136]^2" office:value-type="float" office:value="0.0842791656816226">
            <text:p>0.084279166</text:p>
          </table:table-cell>
          <table:table-cell table:formula="of:=ABS([.E136])" office:value-type="float" office:value="0.0842791656816226">
            <text:p>0.084279166</text:p>
          </table:table-cell>
          <table:table-cell table:formula="of:=SLOPE([.$B$2:.$B$1001];[.$A$2:.$A$1001])*[.A136]+INTERCEPT([.$B$2:.$B$1001];[.$A$2:.$A$1001])" office:value-type="float" office:value="0.434856866278539">
            <text:p>0.434856866</text:p>
          </table:table-cell>
          <table:table-cell table:formula="of:=[.B136]-[.G136]" office:value-type="float" office:value="-0.302273249278539">
            <text:p>-0.302273249</text:p>
          </table:table-cell>
          <table:table-cell table:formula="of:=[.H136]^2" office:value-type="float" office:value="0.0913691172294056">
            <text:p>0.091369117</text:p>
          </table:table-cell>
        </table:table-row>
        <table:table-row table:style-name="ro1">
          <table:table-cell office:value-type="float" office:value="0.693307325">
            <text:p>0,693307325</text:p>
          </table:table-cell>
          <table:table-cell office:value-type="float" office:value="0.757112691">
            <text:p>0,757112691</text:p>
          </table:table-cell>
          <table:table-cell office:value-type="string">
            <text:p>0,915725404211987</text:p>
          </table:table-cell>
          <table:table-cell table:formula="of:=[.B137]-[.A137]" office:value-type="float" office:value="0.063805366">
            <text:p>0.063805366</text:p>
          </table:table-cell>
          <table:table-cell table:formula="of:=[.D137]^2" office:value-type="float" office:value="0.00407112473039395">
            <text:p>0.004071125</text:p>
          </table:table-cell>
          <table:table-cell table:formula="of:=ABS([.E137])" office:value-type="float" office:value="0.00407112473039395">
            <text:p>0.004071125</text:p>
          </table:table-cell>
          <table:table-cell table:formula="of:=SLOPE([.$B$2:.$B$1001];[.$A$2:.$A$1001])*[.A137]+INTERCEPT([.$B$2:.$B$1001];[.$A$2:.$A$1001])" office:value-type="float" office:value="0.652268265254159">
            <text:p>0.652268265</text:p>
          </table:table-cell>
          <table:table-cell table:formula="of:=[.B137]-[.G137]" office:value-type="float" office:value="0.104844425745841">
            <text:p>0.104844426</text:p>
          </table:table-cell>
          <table:table-cell table:formula="of:=[.H137]^2" office:value-type="float" office:value="0.0109923536099752">
            <text:p>0.010992354</text:p>
          </table:table-cell>
        </table:table-row>
        <table:table-row table:style-name="ro1">
          <table:table-cell office:value-type="float" office:value="0.707173041">
            <text:p>0,707173041</text:p>
          </table:table-cell>
          <table:table-cell office:value-type="float" office:value="0.74992994">
            <text:p>0,749929940</text:p>
          </table:table-cell>
          <table:table-cell office:value-type="string">
            <text:p>0,942985475416544</text:p>
          </table:table-cell>
          <table:table-cell table:formula="of:=[.B138]-[.A138]" office:value-type="float" office:value="0.042756899">
            <text:p>0.042756899</text:p>
          </table:table-cell>
          <table:table-cell table:formula="of:=[.D138]^2" office:value-type="float" office:value="0.0018281524120962">
            <text:p>0.001828152</text:p>
          </table:table-cell>
          <table:table-cell table:formula="of:=ABS([.E138])" office:value-type="float" office:value="0.0018281524120962">
            <text:p>0.001828152</text:p>
          </table:table-cell>
          <table:table-cell table:formula="of:=SLOPE([.$B$2:.$B$1001];[.$A$2:.$A$1001])*[.A138]+INTERCEPT([.$B$2:.$B$1001];[.$A$2:.$A$1001])" office:value-type="float" office:value="0.663416186384229">
            <text:p>0.663416186</text:p>
          </table:table-cell>
          <table:table-cell table:formula="of:=[.B138]-[.G138]" office:value-type="float" office:value="0.0865137536157708">
            <text:p>0.086513754</text:p>
          </table:table-cell>
          <table:table-cell table:formula="of:=[.H138]^2" office:value-type="float" office:value="0.0074846295646903">
            <text:p>0.007484630</text:p>
          </table:table-cell>
        </table:table-row>
        <table:table-row table:style-name="ro1">
          <table:table-cell office:value-type="float" office:value="0.332084252">
            <text:p>0,332084252</text:p>
          </table:table-cell>
          <table:table-cell office:value-type="float" office:value="0.094865207">
            <text:p>0,094865207</text:p>
          </table:table-cell>
          <table:table-cell table:formula="of:=[.A139]/[.B139]" office:value-type="float" office:value="3.50059060114632">
            <text:p>3,500590601</text:p>
          </table:table-cell>
          <table:table-cell table:formula="of:=[.B139]-[.A139]" office:value-type="float" office:value="-0.237219045">
            <text:p>-0.237219045</text:p>
          </table:table-cell>
          <table:table-cell table:formula="of:=[.D139]^2" office:value-type="float" office:value="0.056272875310712">
            <text:p>0.056272875</text:p>
          </table:table-cell>
          <table:table-cell table:formula="of:=ABS([.E139])" office:value-type="float" office:value="0.056272875310712">
            <text:p>0.056272875</text:p>
          </table:table-cell>
          <table:table-cell table:formula="of:=SLOPE([.$B$2:.$B$1001];[.$A$2:.$A$1001])*[.A139]+INTERCEPT([.$B$2:.$B$1001];[.$A$2:.$A$1001])" office:value-type="float" office:value="0.361847898345907">
            <text:p>0.361847898</text:p>
          </table:table-cell>
          <table:table-cell table:formula="of:=[.B139]-[.G139]" office:value-type="float" office:value="-0.266982691345907">
            <text:p>-0.266982691</text:p>
          </table:table-cell>
          <table:table-cell table:formula="of:=[.H139]^2" office:value-type="float" office:value="0.0712797574783036">
            <text:p>0.071279757</text:p>
          </table:table-cell>
        </table:table-row>
        <table:table-row table:style-name="ro1">
          <table:table-cell office:value-type="float" office:value="0.237215174">
            <text:p>0,237215174</text:p>
          </table:table-cell>
          <table:table-cell office:value-type="float" office:value="0.421839732">
            <text:p>0,421839732</text:p>
          </table:table-cell>
          <table:table-cell office:value-type="string">
            <text:p>0,562334830043937</text:p>
          </table:table-cell>
          <table:table-cell table:formula="of:=[.B140]-[.A140]" office:value-type="float" office:value="0.184624558">
            <text:p>0.184624558</text:p>
          </table:table-cell>
          <table:table-cell table:formula="of:=[.D140]^2" office:value-type="float" office:value="0.0340862274166954">
            <text:p>0.034086227</text:p>
          </table:table-cell>
          <table:table-cell table:formula="of:=ABS([.E140])" office:value-type="float" office:value="0.0340862274166954">
            <text:p>0.034086227</text:p>
          </table:table-cell>
          <table:table-cell table:formula="of:=SLOPE([.$B$2:.$B$1001];[.$A$2:.$A$1001])*[.A140]+INTERCEPT([.$B$2:.$B$1001];[.$A$2:.$A$1001])" office:value-type="float" office:value="0.285573943273807">
            <text:p>0.285573943</text:p>
          </table:table-cell>
          <table:table-cell table:formula="of:=[.B140]-[.G140]" office:value-type="float" office:value="0.136265788726193">
            <text:p>0.136265789</text:p>
          </table:table-cell>
          <table:table-cell table:formula="of:=[.H140]^2" office:value-type="float" office:value="0.0185683651771714">
            <text:p>0.018568365</text:p>
          </table:table-cell>
        </table:table-row>
        <table:table-row table:style-name="ro1">
          <table:table-cell office:value-type="float" office:value="0.404213283">
            <text:p>0,404213283</text:p>
          </table:table-cell>
          <table:table-cell office:value-type="float" office:value="0.135372298">
            <text:p>0,135372298</text:p>
          </table:table-cell>
          <table:table-cell table:formula="of:=[.A141]/[.B141]" office:value-type="float" office:value="2.98593795755761">
            <text:p>2,985937958</text:p>
          </table:table-cell>
          <table:table-cell table:formula="of:=[.B141]-[.A141]" office:value-type="float" office:value="-0.268840985">
            <text:p>-0.268840985</text:p>
          </table:table-cell>
          <table:table-cell table:formula="of:=[.D141]^2" office:value-type="float" office:value="0.0722754752157702">
            <text:p>0.072275475</text:p>
          </table:table-cell>
          <table:table-cell table:formula="of:=ABS([.E141])" office:value-type="float" office:value="0.0722754752157702">
            <text:p>0.072275475</text:p>
          </table:table-cell>
          <table:table-cell table:formula="of:=SLOPE([.$B$2:.$B$1001];[.$A$2:.$A$1001])*[.A141]+INTERCEPT([.$B$2:.$B$1001];[.$A$2:.$A$1001])" office:value-type="float" office:value="0.419839043467904">
            <text:p>0.419839043</text:p>
          </table:table-cell>
          <table:table-cell table:formula="of:=[.B141]-[.G141]" office:value-type="float" office:value="-0.284466745467904">
            <text:p>-0.284466745</text:p>
          </table:table-cell>
          <table:table-cell table:formula="of:=[.H141]^2" office:value-type="float" office:value="0.080921329277101">
            <text:p>0.080921329</text:p>
          </table:table-cell>
        </table:table-row>
        <table:table-row table:style-name="ro1">
          <table:table-cell office:value-type="float" office:value="0.902102797">
            <text:p>0,902102797</text:p>
          </table:table-cell>
          <table:table-cell office:value-type="float" office:value="0.859016949">
            <text:p>0,859016949</text:p>
          </table:table-cell>
          <table:table-cell table:formula="of:=[.A142]/[.B142]" office:value-type="float" office:value="1.05015715702718">
            <text:p>1,050157157</text:p>
          </table:table-cell>
          <table:table-cell table:formula="of:=[.B142]-[.A142]" office:value-type="float" office:value="-0.043085848">
            <text:p>-0.043085848</text:p>
          </table:table-cell>
          <table:table-cell table:formula="of:=[.D142]^2" office:value-type="float" office:value="0.00185639029787911">
            <text:p>0.001856390</text:p>
          </table:table-cell>
          <table:table-cell table:formula="of:=ABS([.E142])" office:value-type="float" office:value="0.00185639029787911">
            <text:p>0.001856390</text:p>
          </table:table-cell>
          <table:table-cell table:formula="of:=SLOPE([.$B$2:.$B$1001];[.$A$2:.$A$1001])*[.A142]+INTERCEPT([.$B$2:.$B$1001];[.$A$2:.$A$1001])" office:value-type="float" office:value="0.820138100044645">
            <text:p>0.820138100</text:p>
          </table:table-cell>
          <table:table-cell table:formula="of:=[.B142]-[.G142]" office:value-type="float" office:value="0.0388788489553549">
            <text:p>0.038878849</text:p>
          </table:table-cell>
          <table:table-cell table:formula="of:=[.H142]^2" office:value-type="float" office:value="0.0015115648960933">
            <text:p>0.001511565</text:p>
          </table:table-cell>
        </table:table-row>
        <table:table-row table:style-name="ro1">
          <table:table-cell office:value-type="float" office:value="0.683325404">
            <text:p>0,683325404</text:p>
          </table:table-cell>
          <table:table-cell office:value-type="float" office:value="0.929633367">
            <text:p>0,929633367</text:p>
          </table:table-cell>
          <table:table-cell office:value-type="string">
            <text:p>0,735048276295358</text:p>
          </table:table-cell>
          <table:table-cell table:formula="of:=[.B143]-[.A143]" office:value-type="float" office:value="0.246307963">
            <text:p>0.246307963</text:p>
          </table:table-cell>
          <table:table-cell table:formula="of:=[.D143]^2" office:value-type="float" office:value="0.0606676126372094">
            <text:p>0.060667613</text:p>
          </table:table-cell>
          <table:table-cell table:formula="of:=ABS([.E143])" office:value-type="float" office:value="0.0606676126372094">
            <text:p>0.060667613</text:p>
          </table:table-cell>
          <table:table-cell table:formula="of:=SLOPE([.$B$2:.$B$1001];[.$A$2:.$A$1001])*[.A143]+INTERCEPT([.$B$2:.$B$1001];[.$A$2:.$A$1001])" office:value-type="float" office:value="0.644242883223069">
            <text:p>0.644242883</text:p>
          </table:table-cell>
          <table:table-cell table:formula="of:=[.B143]-[.G143]" office:value-type="float" office:value="0.285390483776931">
            <text:p>0.285390484</text:p>
          </table:table-cell>
          <table:table-cell table:formula="of:=[.H143]^2" office:value-type="float" office:value="0.0814477282304306">
            <text:p>0.081447728</text:p>
          </table:table-cell>
        </table:table-row>
        <table:table-row table:style-name="ro1">
          <table:table-cell office:value-type="float" office:value="0.977334621">
            <text:p>0,977334621</text:p>
          </table:table-cell>
          <table:table-cell office:value-type="float" office:value="0.9999">
            <text:p>0,999900000</text:p>
          </table:table-cell>
          <table:table-cell office:value-type="string">
            <text:p>0,977432364236424</text:p>
          </table:table-cell>
          <table:table-cell table:formula="of:=[.B144]-[.A144]" office:value-type="float" office:value="0.022565379">
            <text:p>0.022565379</text:p>
          </table:table-cell>
          <table:table-cell table:formula="of:=[.D144]^2" office:value-type="float" office:value="0.000509196329413641">
            <text:p>0.000509196</text:p>
          </table:table-cell>
          <table:table-cell table:formula="of:=ABS([.E144])" office:value-type="float" office:value="0.000509196329413641">
            <text:p>0.000509196</text:p>
          </table:table-cell>
          <table:table-cell table:formula="of:=SLOPE([.$B$2:.$B$1001];[.$A$2:.$A$1001])*[.A144]+INTERCEPT([.$B$2:.$B$1001];[.$A$2:.$A$1001])" office:value-type="float" office:value="0.880623865108875">
            <text:p>0.880623865</text:p>
          </table:table-cell>
          <table:table-cell table:formula="of:=[.B144]-[.G144]" office:value-type="float" office:value="0.119276134891125">
            <text:p>0.119276135</text:p>
          </table:table-cell>
          <table:table-cell table:formula="of:=[.H144]^2" office:value-type="float" office:value="0.0142267963545659">
            <text:p>0.014226796</text:p>
          </table:table-cell>
        </table:table-row>
        <table:table-row table:style-name="ro1">
          <table:table-cell office:value-type="float" office:value="0.797169904">
            <text:p>0,797169904</text:p>
          </table:table-cell>
          <table:table-cell office:value-type="float" office:value="0.9999">
            <text:p>0,999900000</text:p>
          </table:table-cell>
          <table:table-cell office:value-type="string">
            <text:p>0,797249628962896</text:p>
          </table:table-cell>
          <table:table-cell table:formula="of:=[.B145]-[.A145]" office:value-type="float" office:value="0.202730096">
            <text:p>0.202730096</text:p>
          </table:table-cell>
          <table:table-cell table:formula="of:=[.D145]^2" office:value-type="float" office:value="0.0410994918241692">
            <text:p>0.041099492</text:p>
          </table:table-cell>
          <table:table-cell table:formula="of:=ABS([.E145])" office:value-type="float" office:value="0.0410994918241692">
            <text:p>0.041099492</text:p>
          </table:table-cell>
          <table:table-cell table:formula="of:=SLOPE([.$B$2:.$B$1001];[.$A$2:.$A$1001])*[.A145]+INTERCEPT([.$B$2:.$B$1001];[.$A$2:.$A$1001])" office:value-type="float" office:value="0.735772920841919">
            <text:p>0.735772921</text:p>
          </table:table-cell>
          <table:table-cell table:formula="of:=[.B145]-[.G145]" office:value-type="float" office:value="0.264127079158081">
            <text:p>0.264127079</text:p>
          </table:table-cell>
          <table:table-cell table:formula="of:=[.H145]^2" office:value-type="float" office:value="0.0697631139445791">
            <text:p>0.069763114</text:p>
          </table:table-cell>
        </table:table-row>
        <table:table-row table:style-name="ro1">
          <table:table-cell office:value-type="float" office:value="0.285775179">
            <text:p>0,285775179</text:p>
          </table:table-cell>
          <table:table-cell office:value-type="float" office:value="0.477701671">
            <text:p>0,477701671</text:p>
          </table:table-cell>
          <table:table-cell office:value-type="string">
            <text:p>0,59822938948857</text:p>
          </table:table-cell>
          <table:table-cell table:formula="of:=[.B146]-[.A146]" office:value-type="float" office:value="0.191926492">
            <text:p>0.191926492</text:p>
          </table:table-cell>
          <table:table-cell table:formula="of:=[.D146]^2" office:value-type="float" office:value="0.0368357783314261">
            <text:p>0.036835778</text:p>
          </table:table-cell>
          <table:table-cell table:formula="of:=ABS([.E146])" office:value-type="float" office:value="0.0368357783314261">
            <text:p>0.036835778</text:p>
          </table:table-cell>
          <table:table-cell table:formula="of:=SLOPE([.$B$2:.$B$1001];[.$A$2:.$A$1001])*[.A146]+INTERCEPT([.$B$2:.$B$1001];[.$A$2:.$A$1001])" office:value-type="float" office:value="0.324615786177255">
            <text:p>0.324615786</text:p>
          </table:table-cell>
          <table:table-cell table:formula="of:=[.B146]-[.G146]" office:value-type="float" office:value="0.153085884822745">
            <text:p>0.153085885</text:p>
          </table:table-cell>
          <table:table-cell table:formula="of:=[.H146]^2" office:value-type="float" office:value="0.0234352881319628">
            <text:p>0.023435288</text:p>
          </table:table-cell>
        </table:table-row>
        <table:table-row table:style-name="ro1">
          <table:table-cell office:value-type="float" office:value="0.673523509">
            <text:p>0,673523509</text:p>
          </table:table-cell>
          <table:table-cell office:value-type="float" office:value="0.526072175">
            <text:p>0,526072175</text:p>
          </table:table-cell>
          <table:table-cell table:formula="of:=[.A147]/[.B147]" office:value-type="float" office:value="1.28028727046816">
            <text:p>1,280287270</text:p>
          </table:table-cell>
          <table:table-cell table:formula="of:=[.B147]-[.A147]" office:value-type="float" office:value="-0.147451334">
            <text:p>-0.147451334</text:p>
          </table:table-cell>
          <table:table-cell table:formula="of:=[.D147]^2" office:value-type="float" office:value="0.0217418958983795">
            <text:p>0.021741896</text:p>
          </table:table-cell>
          <table:table-cell table:formula="of:=ABS([.E147])" office:value-type="float" office:value="0.0217418958983795">
            <text:p>0.021741896</text:p>
          </table:table-cell>
          <table:table-cell table:formula="of:=SLOPE([.$B$2:.$B$1001];[.$A$2:.$A$1001])*[.A147]+INTERCEPT([.$B$2:.$B$1001];[.$A$2:.$A$1001])" office:value-type="float" office:value="0.636362240608924">
            <text:p>0.636362241</text:p>
          </table:table-cell>
          <table:table-cell table:formula="of:=[.B147]-[.G147]" office:value-type="float" office:value="-0.110290065608924">
            <text:p>-0.110290066</text:p>
          </table:table-cell>
          <table:table-cell table:formula="of:=[.H147]^2" office:value-type="float" office:value="0.0121638985720208">
            <text:p>0.012163899</text:p>
          </table:table-cell>
        </table:table-row>
        <table:table-row table:style-name="ro1">
          <table:table-cell office:value-type="float" office:value="0.287473288">
            <text:p>0,287473288</text:p>
          </table:table-cell>
          <table:table-cell office:value-type="float" office:value="0.116282829">
            <text:p>0,116282829</text:p>
          </table:table-cell>
          <table:table-cell table:formula="of:=[.A148]/[.B148]" office:value-type="float" office:value="2.47219035236922">
            <text:p>2,472190352</text:p>
          </table:table-cell>
          <table:table-cell table:formula="of:=[.B148]-[.A148]" office:value-type="float" office:value="-0.171190459">
            <text:p>-0.171190459</text:p>
          </table:table-cell>
          <table:table-cell table:formula="of:=[.D148]^2" office:value-type="float" office:value="0.0293061732526307">
            <text:p>0.029306173</text:p>
          </table:table-cell>
          <table:table-cell table:formula="of:=ABS([.E148])" office:value-type="float" office:value="0.0293061732526307">
            <text:p>0.029306173</text:p>
          </table:table-cell>
          <table:table-cell table:formula="of:=SLOPE([.$B$2:.$B$1001];[.$A$2:.$A$1001])*[.A148]+INTERCEPT([.$B$2:.$B$1001];[.$A$2:.$A$1001])" office:value-type="float" office:value="0.325981051786493">
            <text:p>0.325981052</text:p>
          </table:table-cell>
          <table:table-cell table:formula="of:=[.B148]-[.G148]" office:value-type="float" office:value="-0.209698222786493">
            <text:p>-0.209698223</text:p>
          </table:table-cell>
          <table:table-cell table:formula="of:=[.H148]^2" office:value-type="float" office:value="0.0439733446398137">
            <text:p>0.043973345</text:p>
          </table:table-cell>
        </table:table-row>
        <table:table-row table:style-name="ro1">
          <table:table-cell office:value-type="float" office:value="0.136810591">
            <text:p>0,136810591</text:p>
          </table:table-cell>
          <table:table-cell office:value-type="float" office:value="0.226507805">
            <text:p>0,226507805</text:p>
          </table:table-cell>
          <table:table-cell office:value-type="string">
            <text:p>0,603999456001086</text:p>
          </table:table-cell>
          <table:table-cell table:formula="of:=[.B149]-[.A149]" office:value-type="float" office:value="0.089697214">
            <text:p>0.089697214</text:p>
          </table:table-cell>
          <table:table-cell table:formula="of:=[.D149]^2" office:value-type="float" office:value="0.0080455901993618">
            <text:p>0.008045590</text:p>
          </table:table-cell>
          <table:table-cell table:formula="of:=ABS([.E149])" office:value-type="float" office:value="0.0080455901993618">
            <text:p>0.008045590</text:p>
          </table:table-cell>
          <table:table-cell table:formula="of:=SLOPE([.$B$2:.$B$1001];[.$A$2:.$A$1001])*[.A149]+INTERCEPT([.$B$2:.$B$1001];[.$A$2:.$A$1001])" office:value-type="float" office:value="0.204849487906223">
            <text:p>0.204849488</text:p>
          </table:table-cell>
          <table:table-cell table:formula="of:=[.B149]-[.G149]" office:value-type="float" office:value="0.0216583170937767">
            <text:p>0.021658317</text:p>
          </table:table-cell>
          <table:table-cell table:formula="of:=[.H149]^2" office:value-type="float" office:value="0.000469082699334582">
            <text:p>0.000469083</text:p>
          </table:table-cell>
        </table:table-row>
        <table:table-row table:style-name="ro1">
          <table:table-cell office:value-type="float" office:value="0.8513242">
            <text:p>0,851324200</text:p>
          </table:table-cell>
          <table:table-cell office:value-type="float" office:value="0.758314919">
            <text:p>0,758314919</text:p>
          </table:table-cell>
          <table:table-cell table:formula="of:=[.A150]/[.B150]" office:value-type="float" office:value="1.12265257964679">
            <text:p>1,122652580</text:p>
          </table:table-cell>
          <table:table-cell table:formula="of:=[.B150]-[.A150]" office:value-type="float" office:value="-0.093009281">
            <text:p>-0.093009281</text:p>
          </table:table-cell>
          <table:table-cell table:formula="of:=[.D150]^2" office:value-type="float" office:value="0.00865072635213695">
            <text:p>0.008650726</text:p>
          </table:table-cell>
          <table:table-cell table:formula="of:=ABS([.E150])" office:value-type="float" office:value="0.00865072635213695">
            <text:p>0.008650726</text:p>
          </table:table-cell>
          <table:table-cell table:formula="of:=SLOPE([.$B$2:.$B$1001];[.$A$2:.$A$1001])*[.A150]+INTERCEPT([.$B$2:.$B$1001];[.$A$2:.$A$1001])" office:value-type="float" office:value="0.779312527499266">
            <text:p>0.779312527</text:p>
          </table:table-cell>
          <table:table-cell table:formula="of:=[.B150]-[.G150]" office:value-type="float" office:value="-0.0209976084992659">
            <text:p>-0.020997608</text:p>
          </table:table-cell>
          <table:table-cell table:formula="of:=[.H150]^2" office:value-type="float" office:value="0.000440899562688444">
            <text:p>0.000440900</text:p>
          </table:table-cell>
        </table:table-row>
        <table:table-row table:style-name="ro1">
          <table:table-cell office:value-type="float" office:value="0.618914433">
            <text:p>0,618914433</text:p>
          </table:table-cell>
          <table:table-cell office:value-type="float" office:value="0.735600112">
            <text:p>0,735600112</text:p>
          </table:table-cell>
          <table:table-cell office:value-type="string">
            <text:p>0,84137348935042</text:p>
          </table:table-cell>
          <table:table-cell table:formula="of:=[.B151]-[.A151]" office:value-type="float" office:value="0.116685679">
            <text:p>0.116685679</text:p>
          </table:table-cell>
          <table:table-cell table:formula="of:=[.D151]^2" office:value-type="float" office:value="0.0136155476836911">
            <text:p>0.013615548</text:p>
          </table:table-cell>
          <table:table-cell table:formula="of:=ABS([.E151])" office:value-type="float" office:value="0.0136155476836911">
            <text:p>0.013615548</text:p>
          </table:table-cell>
          <table:table-cell table:formula="of:=SLOPE([.$B$2:.$B$1001];[.$A$2:.$A$1001])*[.A151]+INTERCEPT([.$B$2:.$B$1001];[.$A$2:.$A$1001])" office:value-type="float" office:value="0.592456994588162">
            <text:p>0.592456995</text:p>
          </table:table-cell>
          <table:table-cell table:formula="of:=[.B151]-[.G151]" office:value-type="float" office:value="0.143143117411838">
            <text:p>0.143143117</text:p>
          </table:table-cell>
          <table:table-cell table:formula="of:=[.H151]^2" office:value-type="float" office:value="0.0204899520623791">
            <text:p>0.020489952</text:p>
          </table:table-cell>
        </table:table-row>
        <table:table-row table:style-name="ro1">
          <table:table-cell office:value-type="float" office:value="0.093668592">
            <text:p>0,093668592</text:p>
          </table:table-cell>
          <table:table-cell office:value-type="float" office:value="0.211986405">
            <text:p>0,211986405</text:p>
          </table:table-cell>
          <table:table-cell office:value-type="string">
            <text:p>0,441861316531124</text:p>
          </table:table-cell>
          <table:table-cell table:formula="of:=[.B152]-[.A152]" office:value-type="float" office:value="0.118317813">
            <text:p>0.118317813</text:p>
          </table:table-cell>
          <table:table-cell table:formula="of:=[.D152]^2" office:value-type="float" office:value="0.013999104873103">
            <text:p>0.013999105</text:p>
          </table:table-cell>
          <table:table-cell table:formula="of:=ABS([.E152])" office:value-type="float" office:value="0.013999104873103">
            <text:p>0.013999105</text:p>
          </table:table-cell>
          <table:table-cell table:formula="of:=SLOPE([.$B$2:.$B$1001];[.$A$2:.$A$1001])*[.A152]+INTERCEPT([.$B$2:.$B$1001];[.$A$2:.$A$1001])" office:value-type="float" office:value="0.170163677072829">
            <text:p>0.170163677</text:p>
          </table:table-cell>
          <table:table-cell table:formula="of:=[.B152]-[.G152]" office:value-type="float" office:value="0.0418227279271713">
            <text:p>0.041822728</text:p>
          </table:table-cell>
          <table:table-cell table:formula="of:=[.H152]^2" office:value-type="float" office:value="0.00174914057127019">
            <text:p>0.001749141</text:p>
          </table:table-cell>
        </table:table-row>
        <table:table-row table:style-name="ro1">
          <table:table-cell office:value-type="float" office:value="0.512759929">
            <text:p>0,512759929</text:p>
          </table:table-cell>
          <table:table-cell office:value-type="float" office:value="0.408709778">
            <text:p>0,408709778</text:p>
          </table:table-cell>
          <table:table-cell table:formula="of:=[.A153]/[.B153]" office:value-type="float" office:value="1.25458199583373">
            <text:p>1,254581996</text:p>
          </table:table-cell>
          <table:table-cell table:formula="of:=[.B153]-[.A153]" office:value-type="float" office:value="-0.104050151">
            <text:p>-0.104050151</text:p>
          </table:table-cell>
          <table:table-cell table:formula="of:=[.D153]^2" office:value-type="float" office:value="0.0108264339231228">
            <text:p>0.010826434</text:p>
          </table:table-cell>
          <table:table-cell table:formula="of:=ABS([.E153])" office:value-type="float" office:value="0.0108264339231228">
            <text:p>0.010826434</text:p>
          </table:table-cell>
          <table:table-cell table:formula="of:=SLOPE([.$B$2:.$B$1001];[.$A$2:.$A$1001])*[.A153]+INTERCEPT([.$B$2:.$B$1001];[.$A$2:.$A$1001])" office:value-type="float" office:value="0.507109650232218">
            <text:p>0.507109650</text:p>
          </table:table-cell>
          <table:table-cell table:formula="of:=[.B153]-[.G153]" office:value-type="float" office:value="-0.0983998722322177">
            <text:p>-0.098399872</text:p>
          </table:table-cell>
          <table:table-cell table:formula="of:=[.H153]^2" office:value-type="float" office:value="0.00968253485531678">
            <text:p>0.009682535</text:p>
          </table:table-cell>
        </table:table-row>
        <table:table-row table:style-name="ro1">
          <table:table-cell office:value-type="float" office:value="0.422141589">
            <text:p>0,422141589</text:p>
          </table:table-cell>
          <table:table-cell office:value-type="float" office:value="0.210566161">
            <text:p>0,210566161</text:p>
          </table:table-cell>
          <table:table-cell table:formula="of:=[.A154]/[.B154]" office:value-type="float" office:value="2.00479311108303">
            <text:p>2,004793111</text:p>
          </table:table-cell>
          <table:table-cell table:formula="of:=[.B154]-[.A154]" office:value-type="float" office:value="-0.211575428">
            <text:p>-0.211575428</text:p>
          </table:table-cell>
          <table:table-cell table:formula="of:=[.D154]^2" office:value-type="float" office:value="0.0447641617333832">
            <text:p>0.044764162</text:p>
          </table:table-cell>
          <table:table-cell table:formula="of:=ABS([.E154])" office:value-type="float" office:value="0.0447641617333832">
            <text:p>0.044764162</text:p>
          </table:table-cell>
          <table:table-cell table:formula="of:=SLOPE([.$B$2:.$B$1001];[.$A$2:.$A$1001])*[.A154]+INTERCEPT([.$B$2:.$B$1001];[.$A$2:.$A$1001])" office:value-type="float" office:value="0.434253253400068">
            <text:p>0.434253253</text:p>
          </table:table-cell>
          <table:table-cell table:formula="of:=[.B154]-[.G154]" office:value-type="float" office:value="-0.223687092400068">
            <text:p>-0.223687092</text:p>
          </table:table-cell>
          <table:table-cell table:formula="of:=[.H154]^2" office:value-type="float" office:value="0.0500359153063964">
            <text:p>0.050035915</text:p>
          </table:table-cell>
        </table:table-row>
        <table:table-row table:style-name="ro1">
          <table:table-cell office:value-type="float" office:value="0.071303173">
            <text:p>0,071303173</text:p>
          </table:table-cell>
          <table:table-cell office:value-type="float" office:value="0.078650579">
            <text:p>0,078650579</text:p>
          </table:table-cell>
          <table:table-cell office:value-type="string">
            <text:p>0,906581666741449</text:p>
          </table:table-cell>
          <table:table-cell table:formula="of:=[.B155]-[.A155]" office:value-type="float" office:value="0.00734740599999999">
            <text:p>0.007347406</text:p>
          </table:table-cell>
          <table:table-cell table:formula="of:=[.D155]^2" office:value-type="float" office:value="0.0000539843749288358">
            <text:p>0.000053984</text:p>
          </table:table-cell>
          <table:table-cell table:formula="of:=ABS([.E155])" office:value-type="float" office:value="0.0000539843749288358">
            <text:p>0.000053984</text:p>
          </table:table-cell>
          <table:table-cell table:formula="of:=SLOPE([.$B$2:.$B$1001];[.$A$2:.$A$1001])*[.A155]+INTERCEPT([.$B$2:.$B$1001];[.$A$2:.$A$1001])" office:value-type="float" office:value="0.152182064940215">
            <text:p>0.152182065</text:p>
          </table:table-cell>
          <table:table-cell table:formula="of:=[.B155]-[.G155]" office:value-type="float" office:value="-0.0735314859402151">
            <text:p>-0.073531486</text:p>
          </table:table-cell>
          <table:table-cell table:formula="of:=[.H155]^2" office:value-type="float" office:value="0.00540687942457605">
            <text:p>0.005406879</text:p>
          </table:table-cell>
        </table:table-row>
        <table:table-row table:style-name="ro1">
          <table:table-cell office:value-type="float" office:value="0.380490557">
            <text:p>0,380490557</text:p>
          </table:table-cell>
          <table:table-cell office:value-type="float" office:value="0.207031322">
            <text:p>0,207031322</text:p>
          </table:table-cell>
          <table:table-cell table:formula="of:=[.A156]/[.B156]" office:value-type="float" office:value="1.83784054182874">
            <text:p>1,837840542</text:p>
          </table:table-cell>
          <table:table-cell table:formula="of:=[.B156]-[.A156]" office:value-type="float" office:value="-0.173459235">
            <text:p>-0.173459235</text:p>
          </table:table-cell>
          <table:table-cell table:formula="of:=[.D156]^2" office:value-type="float" office:value="0.0300881062067852">
            <text:p>0.030088106</text:p>
          </table:table-cell>
          <table:table-cell table:formula="of:=ABS([.E156])" office:value-type="float" office:value="0.0300881062067852">
            <text:p>0.030088106</text:p>
          </table:table-cell>
          <table:table-cell table:formula="of:=SLOPE([.$B$2:.$B$1001];[.$A$2:.$A$1001])*[.A156]+INTERCEPT([.$B$2:.$B$1001];[.$A$2:.$A$1001])" office:value-type="float" office:value="0.400766167718951">
            <text:p>0.400766168</text:p>
          </table:table-cell>
          <table:table-cell table:formula="of:=[.B156]-[.G156]" office:value-type="float" office:value="-0.193734845718951">
            <text:p>-0.193734846</text:p>
          </table:table-cell>
          <table:table-cell table:formula="of:=[.H156]^2" office:value-type="float" office:value="0.0375331904457456">
            <text:p>0.037533190</text:p>
          </table:table-cell>
        </table:table-row>
        <table:table-row table:style-name="ro1">
          <table:table-cell office:value-type="float" office:value="0.844270907">
            <text:p>0,844270907</text:p>
          </table:table-cell>
          <table:table-cell office:value-type="float" office:value="0.89822399">
            <text:p>0,898223990</text:p>
          </table:table-cell>
          <table:table-cell office:value-type="string">
            <text:p>0,939933598299907</text:p>
          </table:table-cell>
          <table:table-cell table:formula="of:=[.B157]-[.A157]" office:value-type="float" office:value="0.0539530829999999">
            <text:p>0.053953083</text:p>
          </table:table-cell>
          <table:table-cell table:formula="of:=[.D157]^2" office:value-type="float" office:value="0.00291093516520488">
            <text:p>0.002910935</text:p>
          </table:table-cell>
          <table:table-cell table:formula="of:=ABS([.E157])" office:value-type="float" office:value="0.00291093516520488">
            <text:p>0.002910935</text:p>
          </table:table-cell>
          <table:table-cell table:formula="of:=SLOPE([.$B$2:.$B$1001];[.$A$2:.$A$1001])*[.A157]+INTERCEPT([.$B$2:.$B$1001];[.$A$2:.$A$1001])" office:value-type="float" office:value="0.773641738189051">
            <text:p>0.773641738</text:p>
          </table:table-cell>
          <table:table-cell table:formula="of:=[.B157]-[.G157]" office:value-type="float" office:value="0.124582251810949">
            <text:p>0.124582252</text:p>
          </table:table-cell>
          <table:table-cell table:formula="of:=[.H157]^2" office:value-type="float" office:value="0.0155207374662867">
            <text:p>0.015520737</text:p>
          </table:table-cell>
        </table:table-row>
        <table:table-row table:style-name="ro1">
          <table:table-cell office:value-type="float" office:value="0.247527056">
            <text:p>0,247527056</text:p>
          </table:table-cell>
          <table:table-cell office:value-type="float" office:value="0.186361849">
            <text:p>0,186361849</text:p>
          </table:table-cell>
          <table:table-cell table:formula="of:=[.A158]/[.B158]" office:value-type="float" office:value="1.32820669749848">
            <text:p>1,328206697</text:p>
          </table:table-cell>
          <table:table-cell table:formula="of:=[.B158]-[.A158]" office:value-type="float" office:value="-0.061165207">
            <text:p>-0.061165207</text:p>
          </table:table-cell>
          <table:table-cell table:formula="of:=[.D158]^2" office:value-type="float" office:value="0.00374118254735285">
            <text:p>0.003741183</text:p>
          </table:table-cell>
          <table:table-cell table:formula="of:=ABS([.E158])" office:value-type="float" office:value="0.00374118254735285">
            <text:p>0.003741183</text:p>
          </table:table-cell>
          <table:table-cell table:formula="of:=SLOPE([.$B$2:.$B$1001];[.$A$2:.$A$1001])*[.A158]+INTERCEPT([.$B$2:.$B$1001];[.$A$2:.$A$1001])" office:value-type="float" office:value="0.293864611223345">
            <text:p>0.293864611</text:p>
          </table:table-cell>
          <table:table-cell table:formula="of:=[.B158]-[.G158]" office:value-type="float" office:value="-0.107502762223345">
            <text:p>-0.107502762</text:p>
          </table:table-cell>
          <table:table-cell table:formula="of:=[.H158]^2" office:value-type="float" office:value="0.0115568438856491">
            <text:p>0.011556844</text:p>
          </table:table-cell>
        </table:table-row>
        <table:table-row table:style-name="ro1">
          <table:table-cell office:value-type="float" office:value="0.70272512">
            <text:p>0,702725120</text:p>
          </table:table-cell>
          <table:table-cell office:value-type="float" office:value="0.9999">
            <text:p>0,999900000</text:p>
          </table:table-cell>
          <table:table-cell office:value-type="string">
            <text:p>0,702795399539954</text:p>
          </table:table-cell>
          <table:table-cell table:formula="of:=[.B159]-[.A159]" office:value-type="float" office:value="0.29717488">
            <text:p>0.297174880</text:p>
          </table:table-cell>
          <table:table-cell table:formula="of:=[.D159]^2" office:value-type="float" office:value="0.0883129093030144">
            <text:p>0.088312909</text:p>
          </table:table-cell>
          <table:table-cell table:formula="of:=ABS([.E159])" office:value-type="float" office:value="0.0883129093030144">
            <text:p>0.088312909</text:p>
          </table:table-cell>
          <table:table-cell table:formula="of:=SLOPE([.$B$2:.$B$1001];[.$A$2:.$A$1001])*[.A159]+INTERCEPT([.$B$2:.$B$1001];[.$A$2:.$A$1001])" office:value-type="float" office:value="0.659840094641056">
            <text:p>0.659840095</text:p>
          </table:table-cell>
          <table:table-cell table:formula="of:=[.B159]-[.G159]" office:value-type="float" office:value="0.340059905358944">
            <text:p>0.340059905</text:p>
          </table:table-cell>
          <table:table-cell table:formula="of:=[.H159]^2" office:value-type="float" office:value="0.115640739232734">
            <text:p>0.115640739</text:p>
          </table:table-cell>
        </table:table-row>
        <table:table-row table:style-name="ro1">
          <table:table-cell office:value-type="float" office:value="0.503632956">
            <text:p>0,503632956</text:p>
          </table:table-cell>
          <table:table-cell office:value-type="float" office:value="0.769786159">
            <text:p>0,769786159</text:p>
          </table:table-cell>
          <table:table-cell office:value-type="string">
            <text:p>0,654250469577487</text:p>
          </table:table-cell>
          <table:table-cell table:formula="of:=[.B160]-[.A160]" office:value-type="float" office:value="0.266153203">
            <text:p>0.266153203</text:p>
          </table:table-cell>
          <table:table-cell table:formula="of:=[.D160]^2" office:value-type="float" office:value="0.0708375274671592">
            <text:p>0.070837527</text:p>
          </table:table-cell>
          <table:table-cell table:formula="of:=ABS([.E160])" office:value-type="float" office:value="0.0708375274671592">
            <text:p>0.070837527</text:p>
          </table:table-cell>
          <table:table-cell table:formula="of:=SLOPE([.$B$2:.$B$1001];[.$A$2:.$A$1001])*[.A160]+INTERCEPT([.$B$2:.$B$1001];[.$A$2:.$A$1001])" office:value-type="float" office:value="0.499771639331066">
            <text:p>0.499771639</text:p>
          </table:table-cell>
          <table:table-cell table:formula="of:=[.B160]-[.G160]" office:value-type="float" office:value="0.270014519668934">
            <text:p>0.270014520</text:p>
          </table:table-cell>
          <table:table-cell table:formula="of:=[.H160]^2" office:value-type="float" office:value="0.0729078408320454">
            <text:p>0.072907841</text:p>
          </table:table-cell>
        </table:table-row>
        <table:table-row table:style-name="ro1">
          <table:table-cell office:value-type="float" office:value="0.511546439">
            <text:p>0,511546439</text:p>
          </table:table-cell>
          <table:table-cell office:value-type="float" office:value="0.822963135">
            <text:p>0,822963135</text:p>
          </table:table-cell>
          <table:table-cell office:value-type="string">
            <text:p>0,621590952552206</text:p>
          </table:table-cell>
          <table:table-cell table:formula="of:=[.B161]-[.A161]" office:value-type="float" office:value="0.311416696">
            <text:p>0.311416696</text:p>
          </table:table-cell>
          <table:table-cell table:formula="of:=[.D161]^2" office:value-type="float" office:value="0.0969803585475564">
            <text:p>0.096980359</text:p>
          </table:table-cell>
          <table:table-cell table:formula="of:=ABS([.E161])" office:value-type="float" office:value="0.0969803585475564">
            <text:p>0.096980359</text:p>
          </table:table-cell>
          <table:table-cell table:formula="of:=SLOPE([.$B$2:.$B$1001];[.$A$2:.$A$1001])*[.A161]+INTERCEPT([.$B$2:.$B$1001];[.$A$2:.$A$1001])" office:value-type="float" office:value="0.506134014295918">
            <text:p>0.506134014</text:p>
          </table:table-cell>
          <table:table-cell table:formula="of:=[.B161]-[.G161]" office:value-type="float" office:value="0.316829120704082">
            <text:p>0.316829121</text:p>
          </table:table-cell>
          <table:table-cell table:formula="of:=[.H161]^2" office:value-type="float" office:value="0.100380691726122">
            <text:p>0.100380692</text:p>
          </table:table-cell>
        </table:table-row>
        <table:table-row table:style-name="ro1">
          <table:table-cell office:value-type="float" office:value="0.78650264">
            <text:p>0,786502640</text:p>
          </table:table-cell>
          <table:table-cell office:value-type="float" office:value="0.9999">
            <text:p>0,999900000</text:p>
          </table:table-cell>
          <table:table-cell office:value-type="string">
            <text:p>0,786581298129813</text:p>
          </table:table-cell>
          <table:table-cell table:formula="of:=[.B162]-[.A162]" office:value-type="float" office:value="0.21339736">
            <text:p>0.213397360</text:p>
          </table:table-cell>
          <table:table-cell table:formula="of:=[.D162]^2" office:value-type="float" office:value="0.0455384332549696">
            <text:p>0.045538433</text:p>
          </table:table-cell>
          <table:table-cell table:formula="of:=ABS([.E162])" office:value-type="float" office:value="0.0455384332549696">
            <text:p>0.045538433</text:p>
          </table:table-cell>
          <table:table-cell table:formula="of:=SLOPE([.$B$2:.$B$1001];[.$A$2:.$A$1001])*[.A162]+INTERCEPT([.$B$2:.$B$1001];[.$A$2:.$A$1001])" office:value-type="float" office:value="0.727196528699917">
            <text:p>0.727196529</text:p>
          </table:table-cell>
          <table:table-cell table:formula="of:=[.B162]-[.G162]" office:value-type="float" office:value="0.272703471300083">
            <text:p>0.272703471</text:p>
          </table:table-cell>
          <table:table-cell table:formula="of:=[.H162]^2" office:value-type="float" office:value="0.0743671832591154">
            <text:p>0.074367183</text:p>
          </table:table-cell>
        </table:table-row>
        <table:table-row table:style-name="ro1">
          <table:table-cell office:value-type="float" office:value="0.144349358">
            <text:p>0,144349358</text:p>
          </table:table-cell>
          <table:table-cell office:value-type="float" office:value="0.436595603">
            <text:p>0,436595603</text:p>
          </table:table-cell>
          <table:table-cell office:value-type="string">
            <text:p>0,330624855147705</text:p>
          </table:table-cell>
          <table:table-cell table:formula="of:=[.B163]-[.A163]" office:value-type="float" office:value="0.292246245">
            <text:p>0.292246245</text:p>
          </table:table-cell>
          <table:table-cell table:formula="of:=[.D163]^2" office:value-type="float" office:value="0.0854078677166001">
            <text:p>0.085407868</text:p>
          </table:table-cell>
          <table:table-cell table:formula="of:=ABS([.E163])" office:value-type="float" office:value="0.0854078677166001">
            <text:p>0.085407868</text:p>
          </table:table-cell>
          <table:table-cell table:formula="of:=SLOPE([.$B$2:.$B$1001];[.$A$2:.$A$1001])*[.A163]+INTERCEPT([.$B$2:.$B$1001];[.$A$2:.$A$1001])" office:value-type="float" office:value="0.210910594302314">
            <text:p>0.210910594</text:p>
          </table:table-cell>
          <table:table-cell table:formula="of:=[.B163]-[.G163]" office:value-type="float" office:value="0.225685008697686">
            <text:p>0.225685009</text:p>
          </table:table-cell>
          <table:table-cell table:formula="of:=[.H163]^2" office:value-type="float" office:value="0.0509337231508747">
            <text:p>0.050933723</text:p>
          </table:table-cell>
        </table:table-row>
        <table:table-row table:style-name="ro1">
          <table:table-cell office:value-type="float" office:value="0.07441373">
            <text:p>0,074413730</text:p>
          </table:table-cell>
          <table:table-cell office:value-type="float" office:value="0.000984998">
            <text:p>0,000984998</text:p>
          </table:table-cell>
          <table:table-cell table:formula="of:=[.A164]/[.B164]" office:value-type="float" office:value="75.5470874052536">
            <text:p>75,547087405</text:p>
          </table:table-cell>
          <table:table-cell table:formula="of:=[.B164]-[.A164]" office:value-type="float" office:value="-0.073428732">
            <text:p>-0.073428732</text:p>
          </table:table-cell>
          <table:table-cell table:formula="of:=[.D164]^2" office:value-type="float" office:value="0.00539177868312782">
            <text:p>0.005391779</text:p>
          </table:table-cell>
          <table:table-cell table:formula="of:=ABS([.E164])" office:value-type="float" office:value="0.00539177868312782">
            <text:p>0.005391779</text:p>
          </table:table-cell>
          <table:table-cell table:formula="of:=SLOPE([.$B$2:.$B$1001];[.$A$2:.$A$1001])*[.A164]+INTERCEPT([.$B$2:.$B$1001];[.$A$2:.$A$1001])" office:value-type="float" office:value="0.154682927074315">
            <text:p>0.154682927</text:p>
          </table:table-cell>
          <table:table-cell table:formula="of:=[.B164]-[.G164]" office:value-type="float" office:value="-0.153697929074315">
            <text:p>-0.153697929</text:p>
          </table:table-cell>
          <table:table-cell table:formula="of:=[.H164]^2" office:value-type="float" office:value="0.0236230534017333">
            <text:p>0.023623053</text:p>
          </table:table-cell>
        </table:table-row>
        <table:table-row table:style-name="ro1">
          <table:table-cell office:value-type="float" office:value="0.109119722">
            <text:p>0,109119722</text:p>
          </table:table-cell>
          <table:table-cell office:value-type="float" office:value="0.374526659">
            <text:p>0,374526659</text:p>
          </table:table-cell>
          <table:table-cell office:value-type="string">
            <text:p>0,291353684384854</text:p>
          </table:table-cell>
          <table:table-cell table:formula="of:=[.B165]-[.A165]" office:value-type="float" office:value="0.265406937">
            <text:p>0.265406937</text:p>
          </table:table-cell>
          <table:table-cell table:formula="of:=[.D165]^2" office:value-type="float" office:value="0.070440842207722">
            <text:p>0.070440842</text:p>
          </table:table-cell>
          <table:table-cell table:formula="of:=ABS([.E165])" office:value-type="float" office:value="0.070440842207722">
            <text:p>0.070440842</text:p>
          </table:table-cell>
          <table:table-cell table:formula="of:=SLOPE([.$B$2:.$B$1001];[.$A$2:.$A$1001])*[.A165]+INTERCEPT([.$B$2:.$B$1001];[.$A$2:.$A$1001])" office:value-type="float" office:value="0.182586257963023">
            <text:p>0.182586258</text:p>
          </table:table-cell>
          <table:table-cell table:formula="of:=[.B165]-[.G165]" office:value-type="float" office:value="0.191940401036977">
            <text:p>0.191940401</text:p>
          </table:table-cell>
          <table:table-cell table:formula="of:=[.H165]^2" office:value-type="float" office:value="0.0368411175502355">
            <text:p>0.036841118</text:p>
          </table:table-cell>
        </table:table-row>
        <table:table-row table:style-name="ro1">
          <table:table-cell office:value-type="float" office:value="0.610682752">
            <text:p>0,610682752</text:p>
          </table:table-cell>
          <table:table-cell office:value-type="float" office:value="0.810852853">
            <text:p>0,810852853</text:p>
          </table:table-cell>
          <table:table-cell office:value-type="string">
            <text:p>0,753136342482598</text:p>
          </table:table-cell>
          <table:table-cell table:formula="of:=[.B166]-[.A166]" office:value-type="float" office:value="0.200170101">
            <text:p>0.200170101</text:p>
          </table:table-cell>
          <table:table-cell table:formula="of:=[.D166]^2" office:value-type="float" office:value="0.0400680693343502">
            <text:p>0.040068069</text:p>
          </table:table-cell>
          <table:table-cell table:formula="of:=ABS([.E166])" office:value-type="float" office:value="0.0400680693343502">
            <text:p>0.040068069</text:p>
          </table:table-cell>
          <table:table-cell table:formula="of:=SLOPE([.$B$2:.$B$1001];[.$A$2:.$A$1001])*[.A166]+INTERCEPT([.$B$2:.$B$1001];[.$A$2:.$A$1001])" office:value-type="float" office:value="0.585838791059697">
            <text:p>0.585838791</text:p>
          </table:table-cell>
          <table:table-cell table:formula="of:=[.B166]-[.G166]" office:value-type="float" office:value="0.225014061940303">
            <text:p>0.225014062</text:p>
          </table:table-cell>
          <table:table-cell table:formula="of:=[.H166]^2" office:value-type="float" office:value="0.0506313280708745">
            <text:p>0.050631328</text:p>
          </table:table-cell>
        </table:table-row>
        <table:table-row table:style-name="ro1">
          <table:table-cell office:value-type="float" office:value="0.866942879">
            <text:p>0,866942879</text:p>
          </table:table-cell>
          <table:table-cell office:value-type="float" office:value="0.9999">
            <text:p>0,999900000</text:p>
          </table:table-cell>
          <table:table-cell office:value-type="string">
            <text:p>0,867029581958196</text:p>
          </table:table-cell>
          <table:table-cell table:formula="of:=[.B167]-[.A167]" office:value-type="float" office:value="0.132957121">
            <text:p>0.132957121</text:p>
          </table:table-cell>
          <table:table-cell table:formula="of:=[.D167]^2" office:value-type="float" office:value="0.0176775960246086">
            <text:p>0.017677596</text:p>
          </table:table-cell>
          <table:table-cell table:formula="of:=ABS([.E167])" office:value-type="float" office:value="0.0176775960246086">
            <text:p>0.017677596</text:p>
          </table:table-cell>
          <table:table-cell table:formula="of:=SLOPE([.$B$2:.$B$1001];[.$A$2:.$A$1001])*[.A167]+INTERCEPT([.$B$2:.$B$1001];[.$A$2:.$A$1001])" office:value-type="float" office:value="0.791869816401468">
            <text:p>0.791869816</text:p>
          </table:table-cell>
          <table:table-cell table:formula="of:=[.B167]-[.G167]" office:value-type="float" office:value="0.208030183598532">
            <text:p>0.208030184</text:p>
          </table:table-cell>
          <table:table-cell table:formula="of:=[.H167]^2" office:value-type="float" office:value="0.043276557288039">
            <text:p>0.043276557</text:p>
          </table:table-cell>
        </table:table-row>
        <table:table-row table:style-name="ro1">
          <table:table-cell office:value-type="float" office:value="0.753768619">
            <text:p>0,753768619</text:p>
          </table:table-cell>
          <table:table-cell office:value-type="float" office:value="0.9999">
            <text:p>0,999900000</text:p>
          </table:table-cell>
          <table:table-cell office:value-type="string">
            <text:p>0,75384400340034</text:p>
          </table:table-cell>
          <table:table-cell table:formula="of:=[.B168]-[.A168]" office:value-type="float" office:value="0.246131381">
            <text:p>0.246131381</text:p>
          </table:table-cell>
          <table:table-cell table:formula="of:=[.D168]^2" office:value-type="float" office:value="0.0605806567129672">
            <text:p>0.060580657</text:p>
          </table:table-cell>
          <table:table-cell table:formula="of:=ABS([.E168])" office:value-type="float" office:value="0.0605806567129672">
            <text:p>0.060580657</text:p>
          </table:table-cell>
          <table:table-cell table:formula="of:=SLOPE([.$B$2:.$B$1001];[.$A$2:.$A$1001])*[.A168]+INTERCEPT([.$B$2:.$B$1001];[.$A$2:.$A$1001])" office:value-type="float" office:value="0.700878646206285">
            <text:p>0.700878646</text:p>
          </table:table-cell>
          <table:table-cell table:formula="of:=[.B168]-[.G168]" office:value-type="float" office:value="0.299021353793715">
            <text:p>0.299021354</text:p>
          </table:table-cell>
          <table:table-cell table:formula="of:=[.H168]^2" office:value-type="float" office:value="0.089413770024626">
            <text:p>0.089413770</text:p>
          </table:table-cell>
        </table:table-row>
        <table:table-row table:style-name="ro1">
          <table:table-cell office:value-type="float" office:value="0.391607394">
            <text:p>0,391607394</text:p>
          </table:table-cell>
          <table:table-cell office:value-type="float" office:value="0.142995814">
            <text:p>0,142995814</text:p>
          </table:table-cell>
          <table:table-cell table:formula="of:=[.A169]/[.B169]" office:value-type="float" office:value="2.73859341085327">
            <text:p>2,738593411</text:p>
          </table:table-cell>
          <table:table-cell table:formula="of:=[.B169]-[.A169]" office:value-type="float" office:value="-0.24861158">
            <text:p>-0.248611580</text:p>
          </table:table-cell>
          <table:table-cell table:formula="of:=[.D169]^2" office:value-type="float" office:value="0.0618077177100964">
            <text:p>0.061807718</text:p>
          </table:table-cell>
          <table:table-cell table:formula="of:=ABS([.E169])" office:value-type="float" office:value="0.0618077177100964">
            <text:p>0.061807718</text:p>
          </table:table-cell>
          <table:table-cell table:formula="of:=SLOPE([.$B$2:.$B$1001];[.$A$2:.$A$1001])*[.A169]+INTERCEPT([.$B$2:.$B$1001];[.$A$2:.$A$1001])" office:value-type="float" office:value="0.409704012839379">
            <text:p>0.409704013</text:p>
          </table:table-cell>
          <table:table-cell table:formula="of:=[.B169]-[.G169]" office:value-type="float" office:value="-0.266708198839379">
            <text:p>-0.266708199</text:p>
          </table:table-cell>
          <table:table-cell table:formula="of:=[.H169]^2" office:value-type="float" office:value="0.0711332633281458">
            <text:p>0.071133263</text:p>
          </table:table-cell>
        </table:table-row>
        <table:table-row table:style-name="ro1">
          <table:table-cell office:value-type="float" office:value="0.146990034">
            <text:p>0,146990034</text:p>
          </table:table-cell>
          <table:table-cell office:value-type="float" office:value="0.601525964">
            <text:p>0,601525964</text:p>
          </table:table-cell>
          <table:table-cell office:value-type="string">
            <text:p>0,244361910868406</text:p>
          </table:table-cell>
          <table:table-cell table:formula="of:=[.B170]-[.A170]" office:value-type="float" office:value="0.45453593">
            <text:p>0.454535930</text:p>
          </table:table-cell>
          <table:table-cell table:formula="of:=[.D170]^2" office:value-type="float" office:value="0.206602911660965">
            <text:p>0.206602912</text:p>
          </table:table-cell>
          <table:table-cell table:formula="of:=ABS([.E170])" office:value-type="float" office:value="0.206602911660965">
            <text:p>0.206602912</text:p>
          </table:table-cell>
          <table:table-cell table:formula="of:=SLOPE([.$B$2:.$B$1001];[.$A$2:.$A$1001])*[.A170]+INTERCEPT([.$B$2:.$B$1001];[.$A$2:.$A$1001])" office:value-type="float" office:value="0.213033675993737">
            <text:p>0.213033676</text:p>
          </table:table-cell>
          <table:table-cell table:formula="of:=[.B170]-[.G170]" office:value-type="float" office:value="0.388492288006263">
            <text:p>0.388492288</text:p>
          </table:table-cell>
          <table:table-cell table:formula="of:=[.H170]^2" office:value-type="float" office:value="0.150926257840341">
            <text:p>0.150926258</text:p>
          </table:table-cell>
        </table:table-row>
        <table:table-row table:style-name="ro1">
          <table:table-cell office:value-type="float" office:value="0.912034365">
            <text:p>0,912034365</text:p>
          </table:table-cell>
          <table:table-cell office:value-type="float" office:value="0.942440025">
            <text:p>0,942440025</text:p>
          </table:table-cell>
          <table:table-cell office:value-type="string">
            <text:p>0,967737299782021</text:p>
          </table:table-cell>
          <table:table-cell table:formula="of:=[.B171]-[.A171]" office:value-type="float" office:value="0.03040566">
            <text:p>0.030405660</text:p>
          </table:table-cell>
          <table:table-cell table:formula="of:=[.D171]^2" office:value-type="float" office:value="0.0009245041600356">
            <text:p>0.000924504</text:p>
          </table:table-cell>
          <table:table-cell table:formula="of:=ABS([.E171])" office:value-type="float" office:value="0.0009245041600356">
            <text:p>0.000924504</text:p>
          </table:table-cell>
          <table:table-cell table:formula="of:=SLOPE([.$B$2:.$B$1001];[.$A$2:.$A$1001])*[.A171]+INTERCEPT([.$B$2:.$B$1001];[.$A$2:.$A$1001])" office:value-type="float" office:value="0.828122998679662">
            <text:p>0.828122999</text:p>
          </table:table-cell>
          <table:table-cell table:formula="of:=[.B171]-[.G171]" office:value-type="float" office:value="0.114317026320338">
            <text:p>0.114317026</text:p>
          </table:table-cell>
          <table:table-cell table:formula="of:=[.H171]^2" office:value-type="float" office:value="0.0130683825067249">
            <text:p>0.013068383</text:p>
          </table:table-cell>
        </table:table-row>
        <table:table-row table:style-name="ro1">
          <table:table-cell office:value-type="float" office:value="0.941039927">
            <text:p>0,941039927</text:p>
          </table:table-cell>
          <table:table-cell office:value-type="float" office:value="0.984557679">
            <text:p>0,984557679</text:p>
          </table:table-cell>
          <table:table-cell office:value-type="string">
            <text:p>0,955799692665847</text:p>
          </table:table-cell>
          <table:table-cell table:formula="of:=[.B172]-[.A172]" office:value-type="float" office:value="0.043517752">
            <text:p>0.043517752</text:p>
          </table:table-cell>
          <table:table-cell table:formula="of:=[.D172]^2" office:value-type="float" office:value="0.0018937947391335">
            <text:p>0.001893795</text:p>
          </table:table-cell>
          <table:table-cell table:formula="of:=ABS([.E172])" office:value-type="float" office:value="0.0018937947391335">
            <text:p>0.001893795</text:p>
          </table:table-cell>
          <table:table-cell table:formula="of:=SLOPE([.$B$2:.$B$1001];[.$A$2:.$A$1001])*[.A172]+INTERCEPT([.$B$2:.$B$1001];[.$A$2:.$A$1001])" office:value-type="float" office:value="0.851443230935202">
            <text:p>0.851443231</text:p>
          </table:table-cell>
          <table:table-cell table:formula="of:=[.B172]-[.G172]" office:value-type="float" office:value="0.133114448064798">
            <text:p>0.133114448</text:p>
          </table:table-cell>
          <table:table-cell table:formula="of:=[.H172]^2" office:value-type="float" office:value="0.0177194562835957">
            <text:p>0.017719456</text:p>
          </table:table-cell>
        </table:table-row>
        <table:table-row table:style-name="ro1">
          <table:table-cell office:value-type="float" office:value="0.737535892">
            <text:p>0,737535892</text:p>
          </table:table-cell>
          <table:table-cell office:value-type="float" office:value="0.288343924">
            <text:p>0,288343924</text:p>
          </table:table-cell>
          <table:table-cell table:formula="of:=[.A173]/[.B173]" office:value-type="float" office:value="2.55783399826382">
            <text:p>2,557833998</text:p>
          </table:table-cell>
          <table:table-cell table:formula="of:=[.B173]-[.A173]" office:value-type="float" office:value="-0.449191968">
            <text:p>-0.449191968</text:p>
          </table:table-cell>
          <table:table-cell table:formula="of:=[.D173]^2" office:value-type="float" office:value="0.201773424115713">
            <text:p>0.201773424</text:p>
          </table:table-cell>
          <table:table-cell table:formula="of:=ABS([.E173])" office:value-type="float" office:value="0.201773424115713">
            <text:p>0.201773424</text:p>
          </table:table-cell>
          <table:table-cell table:formula="of:=SLOPE([.$B$2:.$B$1001];[.$A$2:.$A$1001])*[.A173]+INTERCEPT([.$B$2:.$B$1001];[.$A$2:.$A$1001])" office:value-type="float" office:value="0.687827667784258">
            <text:p>0.687827668</text:p>
          </table:table-cell>
          <table:table-cell table:formula="of:=[.B173]-[.G173]" office:value-type="float" office:value="-0.399483743784258">
            <text:p>-0.399483744</text:p>
          </table:table-cell>
          <table:table-cell table:formula="of:=[.H173]^2" office:value-type="float" office:value="0.159587261547886">
            <text:p>0.159587262</text:p>
          </table:table-cell>
        </table:table-row>
        <table:table-row table:style-name="ro1">
          <table:table-cell office:value-type="float" office:value="0.747596037">
            <text:p>0,747596037</text:p>
          </table:table-cell>
          <table:table-cell office:value-type="float" office:value="0.85748541">
            <text:p>0,857485410</text:p>
          </table:table-cell>
          <table:table-cell office:value-type="string">
            <text:p>0,871846947226776</text:p>
          </table:table-cell>
          <table:table-cell table:formula="of:=[.B174]-[.A174]" office:value-type="float" office:value="0.109889373">
            <text:p>0.109889373</text:p>
          </table:table-cell>
          <table:table-cell table:formula="of:=[.D174]^2" office:value-type="float" office:value="0.0120756742983331">
            <text:p>0.012075674</text:p>
          </table:table-cell>
          <table:table-cell table:formula="of:=ABS([.E174])" office:value-type="float" office:value="0.0120756742983331">
            <text:p>0.012075674</text:p>
          </table:table-cell>
          <table:table-cell table:formula="of:=SLOPE([.$B$2:.$B$1001];[.$A$2:.$A$1001])*[.A174]+INTERCEPT([.$B$2:.$B$1001];[.$A$2:.$A$1001])" office:value-type="float" office:value="0.6959159412652">
            <text:p>0.695915941</text:p>
          </table:table-cell>
          <table:table-cell table:formula="of:=[.B174]-[.G174]" office:value-type="float" office:value="0.161569468734801">
            <text:p>0.161569469</text:p>
          </table:table-cell>
          <table:table-cell table:formula="of:=[.H174]^2" office:value-type="float" office:value="0.0261046932272457">
            <text:p>0.026104693</text:p>
          </table:table-cell>
        </table:table-row>
        <table:table-row table:style-name="ro1">
          <table:table-cell office:value-type="float" office:value="0.047785706">
            <text:p>0,047785706</text:p>
          </table:table-cell>
          <table:table-cell office:value-type="float" office:value="0.108005714">
            <text:p>0,108005714</text:p>
          </table:table-cell>
          <table:table-cell office:value-type="string">
            <text:p>0,442436832554989</text:p>
          </table:table-cell>
          <table:table-cell table:formula="of:=[.B175]-[.A175]" office:value-type="float" office:value="0.060220008">
            <text:p>0.060220008</text:p>
          </table:table-cell>
          <table:table-cell table:formula="of:=[.D175]^2" office:value-type="float" office:value="0.00362644936352006">
            <text:p>0.003626449</text:p>
          </table:table-cell>
          <table:table-cell table:formula="of:=ABS([.E175])" office:value-type="float" office:value="0.00362644936352006">
            <text:p>0.003626449</text:p>
          </table:table-cell>
          <table:table-cell table:formula="of:=SLOPE([.$B$2:.$B$1001];[.$A$2:.$A$1001])*[.A175]+INTERCEPT([.$B$2:.$B$1001];[.$A$2:.$A$1001])" office:value-type="float" office:value="0.133274215731777">
            <text:p>0.133274216</text:p>
          </table:table-cell>
          <table:table-cell table:formula="of:=[.B175]-[.G175]" office:value-type="float" office:value="-0.0252685017317767">
            <text:p>-0.025268502</text:p>
          </table:table-cell>
          <table:table-cell table:formula="of:=[.H175]^2" office:value-type="float" office:value="0.000638497179768803">
            <text:p>0.000638497</text:p>
          </table:table-cell>
        </table:table-row>
        <table:table-row table:style-name="ro1">
          <table:table-cell office:value-type="float" office:value="0.76537558">
            <text:p>0,765375580</text:p>
          </table:table-cell>
          <table:table-cell office:value-type="float" office:value="0.868478718">
            <text:p>0,868478718</text:p>
          </table:table-cell>
          <table:table-cell office:value-type="string">
            <text:p>0,881283057531411</text:p>
          </table:table-cell>
          <table:table-cell table:formula="of:=[.B176]-[.A176]" office:value-type="float" office:value="0.103103138">
            <text:p>0.103103138</text:p>
          </table:table-cell>
          <table:table-cell table:formula="of:=[.D176]^2" office:value-type="float" office:value="0.0106302570654471">
            <text:p>0.010630257</text:p>
          </table:table-cell>
          <table:table-cell table:formula="of:=ABS([.E176])" office:value-type="float" office:value="0.0106302570654471">
            <text:p>0.010630257</text:p>
          </table:table-cell>
          <table:table-cell table:formula="of:=SLOPE([.$B$2:.$B$1001];[.$A$2:.$A$1001])*[.A176]+INTERCEPT([.$B$2:.$B$1001];[.$A$2:.$A$1001])" office:value-type="float" office:value="0.710210546974179">
            <text:p>0.710210547</text:p>
          </table:table-cell>
          <table:table-cell table:formula="of:=[.B176]-[.G176]" office:value-type="float" office:value="0.158268171025821">
            <text:p>0.158268171</text:p>
          </table:table-cell>
          <table:table-cell table:formula="of:=[.H176]^2" office:value-type="float" office:value="0.0250488139598585">
            <text:p>0.025048814</text:p>
          </table:table-cell>
        </table:table-row>
        <table:table-row table:style-name="ro1">
          <table:table-cell office:value-type="float" office:value="0.20927702">
            <text:p>0,209277020</text:p>
          </table:table-cell>
          <table:table-cell office:value-type="float" office:value="0.0001">
            <text:p>0,000100000</text:p>
          </table:table-cell>
          <table:table-cell table:formula="of:=[.A177]/[.B177]" office:value-type="float" office:value="2092.7702">
            <text:p>2092,770200000</text:p>
          </table:table-cell>
          <table:table-cell table:formula="of:=[.B177]-[.A177]" office:value-type="float" office:value="-0.20917702">
            <text:p>-0.209177020</text:p>
          </table:table-cell>
          <table:table-cell table:formula="of:=[.D177]^2" office:value-type="float" office:value="0.0437550256960804">
            <text:p>0.043755026</text:p>
          </table:table-cell>
          <table:table-cell table:formula="of:=ABS([.E177])" office:value-type="float" office:value="0.0437550256960804">
            <text:p>0.043755026</text:p>
          </table:table-cell>
          <table:table-cell table:formula="of:=SLOPE([.$B$2:.$B$1001];[.$A$2:.$A$1001])*[.A177]+INTERCEPT([.$B$2:.$B$1001];[.$A$2:.$A$1001])" office:value-type="float" office:value="0.263111898233237">
            <text:p>0.263111898</text:p>
          </table:table-cell>
          <table:table-cell table:formula="of:=[.B177]-[.G177]" office:value-type="float" office:value="-0.263011898233237">
            <text:p>-0.263011898</text:p>
          </table:table-cell>
          <table:table-cell table:formula="of:=[.H177]^2" office:value-type="float" office:value="0.0691752586122506">
            <text:p>0.069175259</text:p>
          </table:table-cell>
        </table:table-row>
        <table:table-row table:style-name="ro1">
          <table:table-cell office:value-type="float" office:value="0.556163845">
            <text:p>0,556163845</text:p>
          </table:table-cell>
          <table:table-cell office:value-type="float" office:value="0.961454594">
            <text:p>0,961454594</text:p>
          </table:table-cell>
          <table:table-cell office:value-type="string">
            <text:p>0,57846085345139</text:p>
          </table:table-cell>
          <table:table-cell table:formula="of:=[.B178]-[.A178]" office:value-type="float" office:value="0.405290749">
            <text:p>0.405290749</text:p>
          </table:table-cell>
          <table:table-cell table:formula="of:=[.D178]^2" office:value-type="float" office:value="0.164260591224981">
            <text:p>0.164260591</text:p>
          </table:table-cell>
          <table:table-cell table:formula="of:=ABS([.E178])" office:value-type="float" office:value="0.164260591224981">
            <text:p>0.164260591</text:p>
          </table:table-cell>
          <table:table-cell table:formula="of:=SLOPE([.$B$2:.$B$1001];[.$A$2:.$A$1001])*[.A178]+INTERCEPT([.$B$2:.$B$1001];[.$A$2:.$A$1001])" office:value-type="float" office:value="0.542006040170119">
            <text:p>0.542006040</text:p>
          </table:table-cell>
          <table:table-cell table:formula="of:=[.B178]-[.G178]" office:value-type="float" office:value="0.419448553829881">
            <text:p>0.419448554</text:p>
          </table:table-cell>
          <table:table-cell table:formula="of:=[.H178]^2" office:value-type="float" office:value="0.175937089309979">
            <text:p>0.175937089</text:p>
          </table:table-cell>
        </table:table-row>
        <table:table-row table:style-name="ro1">
          <table:table-cell office:value-type="float" office:value="0.592557382">
            <text:p>0,592557382</text:p>
          </table:table-cell>
          <table:table-cell office:value-type="float" office:value="0.471981653">
            <text:p>0,471981653</text:p>
          </table:table-cell>
          <table:table-cell table:formula="of:=[.A179]/[.B179]" office:value-type="float" office:value="1.25546698316258">
            <text:p>1,255466983</text:p>
          </table:table-cell>
          <table:table-cell table:formula="of:=[.B179]-[.A179]" office:value-type="float" office:value="-0.120575729">
            <text:p>-0.120575729</text:p>
          </table:table-cell>
          <table:table-cell table:formula="of:=[.D179]^2" office:value-type="float" office:value="0.0145385064238814">
            <text:p>0.014538506</text:p>
          </table:table-cell>
          <table:table-cell table:formula="of:=ABS([.E179])" office:value-type="float" office:value="0.0145385064238814">
            <text:p>0.014538506</text:p>
          </table:table-cell>
          <table:table-cell table:formula="of:=SLOPE([.$B$2:.$B$1001];[.$A$2:.$A$1001])*[.A179]+INTERCEPT([.$B$2:.$B$1001];[.$A$2:.$A$1001])" office:value-type="float" office:value="0.571266143299326">
            <text:p>0.571266143</text:p>
          </table:table-cell>
          <table:table-cell table:formula="of:=[.B179]-[.G179]" office:value-type="float" office:value="-0.099284490299326">
            <text:p>-0.099284490</text:p>
          </table:table-cell>
          <table:table-cell table:formula="of:=[.H179]^2" office:value-type="float" office:value="0.00985741001399695">
            <text:p>0.009857410</text:p>
          </table:table-cell>
        </table:table-row>
        <table:table-row table:style-name="ro1">
          <table:table-cell office:value-type="float" office:value="0.85121208">
            <text:p>0,851212080</text:p>
          </table:table-cell>
          <table:table-cell office:value-type="float" office:value="0.803967454">
            <text:p>0,803967454</text:p>
          </table:table-cell>
          <table:table-cell table:formula="of:=[.A180]/[.B180]" office:value-type="float" office:value="1.05876435142361">
            <text:p>1,058764351</text:p>
          </table:table-cell>
          <table:table-cell table:formula="of:=[.B180]-[.A180]" office:value-type="float" office:value="-0.047244626">
            <text:p>-0.047244626</text:p>
          </table:table-cell>
          <table:table-cell table:formula="of:=[.D180]^2" office:value-type="float" office:value="0.00223205468587988">
            <text:p>0.002232055</text:p>
          </table:table-cell>
          <table:table-cell table:formula="of:=ABS([.E180])" office:value-type="float" office:value="0.00223205468587988">
            <text:p>0.002232055</text:p>
          </table:table-cell>
          <table:table-cell table:formula="of:=SLOPE([.$B$2:.$B$1001];[.$A$2:.$A$1001])*[.A180]+INTERCEPT([.$B$2:.$B$1001];[.$A$2:.$A$1001])" office:value-type="float" office:value="0.779222383945402">
            <text:p>0.779222384</text:p>
          </table:table-cell>
          <table:table-cell table:formula="of:=[.B180]-[.G180]" office:value-type="float" office:value="0.0247450700545977">
            <text:p>0.024745070</text:p>
          </table:table-cell>
          <table:table-cell table:formula="of:=[.H180]^2" office:value-type="float" office:value="0.000612318492006948">
            <text:p>0.000612318</text:p>
          </table:table-cell>
        </table:table-row>
        <table:table-row table:style-name="ro1">
          <table:table-cell office:value-type="float" office:value="0.429679774">
            <text:p>0,429679774</text:p>
          </table:table-cell>
          <table:table-cell office:value-type="float" office:value="0.736192317">
            <text:p>0,736192317</text:p>
          </table:table-cell>
          <table:table-cell office:value-type="string">
            <text:p>0,583651532456838</text:p>
          </table:table-cell>
          <table:table-cell table:formula="of:=[.B181]-[.A181]" office:value-type="float" office:value="0.306512543">
            <text:p>0.306512543</text:p>
          </table:table-cell>
          <table:table-cell table:formula="of:=[.D181]^2" office:value-type="float" office:value="0.0939499390163269">
            <text:p>0.093949939</text:p>
          </table:table-cell>
          <table:table-cell table:formula="of:=ABS([.E181])" office:value-type="float" office:value="0.0939499390163269">
            <text:p>0.093949939</text:p>
          </table:table-cell>
          <table:table-cell table:formula="of:=SLOPE([.$B$2:.$B$1001];[.$A$2:.$A$1001])*[.A181]+INTERCEPT([.$B$2:.$B$1001];[.$A$2:.$A$1001])" office:value-type="float" office:value="0.440313891872966">
            <text:p>0.440313892</text:p>
          </table:table-cell>
          <table:table-cell table:formula="of:=[.B181]-[.G181]" office:value-type="float" office:value="0.295878425127034">
            <text:p>0.295878425</text:p>
          </table:table-cell>
          <table:table-cell table:formula="of:=[.H181]^2" office:value-type="float" office:value="0.0875440424556541">
            <text:p>0.087544042</text:p>
          </table:table-cell>
        </table:table-row>
        <table:table-row table:style-name="ro1">
          <table:table-cell office:value-type="float" office:value="0.751532992">
            <text:p>0,751532992</text:p>
          </table:table-cell>
          <table:table-cell office:value-type="float" office:value="0.651796964">
            <text:p>0,651796964</text:p>
          </table:table-cell>
          <table:table-cell table:formula="of:=[.A182]/[.B182]" office:value-type="float" office:value="1.15301701834868">
            <text:p>1,153017018</text:p>
          </table:table-cell>
          <table:table-cell table:formula="of:=[.B182]-[.A182]" office:value-type="float" office:value="-0.0997360279999999">
            <text:p>-0.099736028</text:p>
          </table:table-cell>
          <table:table-cell table:formula="of:=[.D182]^2" office:value-type="float" office:value="0.00994727528121677">
            <text:p>0.009947275</text:p>
          </table:table-cell>
          <table:table-cell table:formula="of:=ABS([.E182])" office:value-type="float" office:value="0.00994727528121677">
            <text:p>0.009947275</text:p>
          </table:table-cell>
          <table:table-cell table:formula="of:=SLOPE([.$B$2:.$B$1001];[.$A$2:.$A$1001])*[.A182]+INTERCEPT([.$B$2:.$B$1001];[.$A$2:.$A$1001])" office:value-type="float" office:value="0.699081220565066">
            <text:p>0.699081221</text:p>
          </table:table-cell>
          <table:table-cell table:formula="of:=[.B182]-[.G182]" office:value-type="float" office:value="-0.0472842565650664">
            <text:p>-0.047284257</text:p>
          </table:table-cell>
          <table:table-cell table:formula="of:=[.H182]^2" office:value-type="float" office:value="0.00223580091891103">
            <text:p>0.002235801</text:p>
          </table:table-cell>
        </table:table-row>
        <table:table-row table:style-name="ro1">
          <table:table-cell office:value-type="float" office:value="0.725466672">
            <text:p>0,725466672</text:p>
          </table:table-cell>
          <table:table-cell office:value-type="float" office:value="0.649944065">
            <text:p>0,649944065</text:p>
          </table:table-cell>
          <table:table-cell table:formula="of:=[.A183]/[.B183]" office:value-type="float" office:value="1.11619862549249">
            <text:p>1,116198625</text:p>
          </table:table-cell>
          <table:table-cell table:formula="of:=[.B183]-[.A183]" office:value-type="float" office:value="-0.075522607">
            <text:p>-0.075522607</text:p>
          </table:table-cell>
          <table:table-cell table:formula="of:=[.D183]^2" office:value-type="float" office:value="0.00570366416807645">
            <text:p>0.005703664</text:p>
          </table:table-cell>
          <table:table-cell table:formula="of:=ABS([.E183])" office:value-type="float" office:value="0.00570366416807645">
            <text:p>0.005703664</text:p>
          </table:table-cell>
          <table:table-cell table:formula="of:=SLOPE([.$B$2:.$B$1001];[.$A$2:.$A$1001])*[.A183]+INTERCEPT([.$B$2:.$B$1001];[.$A$2:.$A$1001])" office:value-type="float" office:value="0.678124114598727">
            <text:p>0.678124115</text:p>
          </table:table-cell>
          <table:table-cell table:formula="of:=[.B183]-[.G183]" office:value-type="float" office:value="-0.0281800495987267">
            <text:p>-0.028180050</text:p>
          </table:table-cell>
          <table:table-cell table:formula="of:=[.H183]^2" office:value-type="float" office:value="0.000794115195386695">
            <text:p>0.000794115</text:p>
          </table:table-cell>
        </table:table-row>
        <table:table-row table:style-name="ro1">
          <table:table-cell office:value-type="float" office:value="0.114311339">
            <text:p>0,114311339</text:p>
          </table:table-cell>
          <table:table-cell office:value-type="float" office:value="0.0001">
            <text:p>0,000100000</text:p>
          </table:table-cell>
          <table:table-cell table:formula="of:=[.A184]/[.B184]" office:value-type="float" office:value="1143.11339">
            <text:p>1143,113390000</text:p>
          </table:table-cell>
          <table:table-cell table:formula="of:=[.B184]-[.A184]" office:value-type="float" office:value="-0.114211339">
            <text:p>-0.114211339</text:p>
          </table:table-cell>
          <table:table-cell table:formula="of:=[.D184]^2" office:value-type="float" office:value="0.0130442299561729">
            <text:p>0.013044230</text:p>
          </table:table-cell>
          <table:table-cell table:formula="of:=ABS([.E184])" office:value-type="float" office:value="0.0130442299561729">
            <text:p>0.013044230</text:p>
          </table:table-cell>
          <table:table-cell table:formula="of:=SLOPE([.$B$2:.$B$1001];[.$A$2:.$A$1001])*[.A184]+INTERCEPT([.$B$2:.$B$1001];[.$A$2:.$A$1001])" office:value-type="float" office:value="0.1867602751471">
            <text:p>0.186760275</text:p>
          </table:table-cell>
          <table:table-cell table:formula="of:=[.B184]-[.G184]" office:value-type="float" office:value="-0.1866602751471">
            <text:p>-0.186660275</text:p>
          </table:table-cell>
          <table:table-cell table:formula="of:=[.H184]^2" office:value-type="float" office:value="0.0348420583179912">
            <text:p>0.034842058</text:p>
          </table:table-cell>
        </table:table-row>
        <table:table-row table:style-name="ro1">
          <table:table-cell office:value-type="float" office:value="0.68251126">
            <text:p>0,682511260</text:p>
          </table:table-cell>
          <table:table-cell office:value-type="float" office:value="0.758071817">
            <text:p>0,758071817</text:p>
          </table:table-cell>
          <table:table-cell office:value-type="string">
            <text:p>0,900325331577391</text:p>
          </table:table-cell>
          <table:table-cell table:formula="of:=[.B185]-[.A185]" office:value-type="float" office:value="0.075560557">
            <text:p>0.075560557</text:p>
          </table:table-cell>
          <table:table-cell table:formula="of:=[.D185]^2" office:value-type="float" office:value="0.00570939777415024">
            <text:p>0.005709398</text:p>
          </table:table-cell>
          <table:table-cell table:formula="of:=ABS([.E185])" office:value-type="float" office:value="0.00570939777415024">
            <text:p>0.005709398</text:p>
          </table:table-cell>
          <table:table-cell table:formula="of:=SLOPE([.$B$2:.$B$1001];[.$A$2:.$A$1001])*[.A185]+INTERCEPT([.$B$2:.$B$1001];[.$A$2:.$A$1001])" office:value-type="float" office:value="0.643588318172082">
            <text:p>0.643588318</text:p>
          </table:table-cell>
          <table:table-cell table:formula="of:=[.B185]-[.G185]" office:value-type="float" office:value="0.114483498827918">
            <text:p>0.114483499</text:p>
          </table:table-cell>
          <table:table-cell table:formula="of:=[.H185]^2" office:value-type="float" office:value="0.013106471503882">
            <text:p>0.013106472</text:p>
          </table:table-cell>
        </table:table-row>
        <table:table-row table:style-name="ro1">
          <table:table-cell office:value-type="float" office:value="0.387316559">
            <text:p>0,387316559</text:p>
          </table:table-cell>
          <table:table-cell office:value-type="float" office:value="0.701507088">
            <text:p>0,701507088</text:p>
          </table:table-cell>
          <table:table-cell office:value-type="string">
            <text:p>0,552120663676031</text:p>
          </table:table-cell>
          <table:table-cell table:formula="of:=[.B186]-[.A186]" office:value-type="float" office:value="0.314190529">
            <text:p>0.314190529</text:p>
          </table:table-cell>
          <table:table-cell table:formula="of:=[.D186]^2" office:value-type="float" office:value="0.0987156885132999">
            <text:p>0.098715689</text:p>
          </table:table-cell>
          <table:table-cell table:formula="of:=ABS([.E186])" office:value-type="float" office:value="0.0987156885132999">
            <text:p>0.098715689</text:p>
          </table:table-cell>
          <table:table-cell table:formula="of:=SLOPE([.$B$2:.$B$1001];[.$A$2:.$A$1001])*[.A186]+INTERCEPT([.$B$2:.$B$1001];[.$A$2:.$A$1001])" office:value-type="float" office:value="0.40625421694264">
            <text:p>0.406254217</text:p>
          </table:table-cell>
          <table:table-cell table:formula="of:=[.B186]-[.G186]" office:value-type="float" office:value="0.29525287105736">
            <text:p>0.295252871</text:p>
          </table:table-cell>
          <table:table-cell table:formula="of:=[.H186]^2" office:value-type="float" office:value="0.0871742578676139">
            <text:p>0.087174258</text:p>
          </table:table-cell>
        </table:table-row>
        <table:table-row table:style-name="ro1">
          <table:table-cell office:value-type="float" office:value="0.289033915">
            <text:p>0,289033915</text:p>
          </table:table-cell>
          <table:table-cell office:value-type="float" office:value="0.047804238">
            <text:p>0,047804238</text:p>
          </table:table-cell>
          <table:table-cell table:formula="of:=[.A187]/[.B187]" office:value-type="float" office:value="6.0461985608891">
            <text:p>6,046198561</text:p>
          </table:table-cell>
          <table:table-cell table:formula="of:=[.B187]-[.A187]" office:value-type="float" office:value="-0.241229677">
            <text:p>-0.241229677</text:p>
          </table:table-cell>
          <table:table-cell table:formula="of:=[.D187]^2" office:value-type="float" office:value="0.0581917570655244">
            <text:p>0.058191757</text:p>
          </table:table-cell>
          <table:table-cell table:formula="of:=ABS([.E187])" office:value-type="float" office:value="0.0581917570655244">
            <text:p>0.058191757</text:p>
          </table:table-cell>
          <table:table-cell table:formula="of:=SLOPE([.$B$2:.$B$1001];[.$A$2:.$A$1001])*[.A187]+INTERCEPT([.$B$2:.$B$1001];[.$A$2:.$A$1001])" office:value-type="float" office:value="0.327235783003363">
            <text:p>0.327235783</text:p>
          </table:table-cell>
          <table:table-cell table:formula="of:=[.B187]-[.G187]" office:value-type="float" office:value="-0.279431545003363">
            <text:p>-0.279431545</text:p>
          </table:table-cell>
          <table:table-cell table:formula="of:=[.H187]^2" office:value-type="float" office:value="0.0780819883429667">
            <text:p>0.078081988</text:p>
          </table:table-cell>
        </table:table-row>
        <table:table-row table:style-name="ro1">
          <table:table-cell office:value-type="float" office:value="0.707388406">
            <text:p>0,707388406</text:p>
          </table:table-cell>
          <table:table-cell office:value-type="float" office:value="0.644275955">
            <text:p>0,644275955</text:p>
          </table:table-cell>
          <table:table-cell table:formula="of:=[.A188]/[.B188]" office:value-type="float" office:value="1.09795872484485">
            <text:p>1,097958725</text:p>
          </table:table-cell>
          <table:table-cell table:formula="of:=[.B188]-[.A188]" office:value-type="float" office:value="-0.0631124510000001">
            <text:p>-0.063112451</text:p>
          </table:table-cell>
          <table:table-cell table:formula="of:=[.D188]^2" office:value-type="float" office:value="0.00398318147122741">
            <text:p>0.003983181</text:p>
          </table:table-cell>
          <table:table-cell table:formula="of:=ABS([.E188])" office:value-type="float" office:value="0.00398318147122741">
            <text:p>0.003983181</text:p>
          </table:table-cell>
          <table:table-cell table:formula="of:=SLOPE([.$B$2:.$B$1001];[.$A$2:.$A$1001])*[.A188]+INTERCEPT([.$B$2:.$B$1001];[.$A$2:.$A$1001])" office:value-type="float" office:value="0.663589338065266">
            <text:p>0.663589338</text:p>
          </table:table-cell>
          <table:table-cell table:formula="of:=[.B188]-[.G188]" office:value-type="float" office:value="-0.019313383065266">
            <text:p>-0.019313383</text:p>
          </table:table-cell>
          <table:table-cell table:formula="of:=[.H188]^2" office:value-type="float" office:value="0.000373006765425703">
            <text:p>0.000373007</text:p>
          </table:table-cell>
        </table:table-row>
        <table:table-row table:style-name="ro1">
          <table:table-cell office:value-type="float" office:value="0.084767194">
            <text:p>0,084767194</text:p>
          </table:table-cell>
          <table:table-cell office:value-type="float" office:value="0.175782458">
            <text:p>0,175782458</text:p>
          </table:table-cell>
          <table:table-cell office:value-type="string">
            <text:p>0,482227834133483</text:p>
          </table:table-cell>
          <table:table-cell table:formula="of:=[.B189]-[.A189]" office:value-type="float" office:value="0.091015264">
            <text:p>0.091015264</text:p>
          </table:table-cell>
          <table:table-cell table:formula="of:=[.D189]^2" office:value-type="float" office:value="0.0082837782809897">
            <text:p>0.008283778</text:p>
          </table:table-cell>
          <table:table-cell table:formula="of:=ABS([.E189])" office:value-type="float" office:value="0.0082837782809897">
            <text:p>0.008283778</text:p>
          </table:table-cell>
          <table:table-cell table:formula="of:=SLOPE([.$B$2:.$B$1001];[.$A$2:.$A$1001])*[.A189]+INTERCEPT([.$B$2:.$B$1001];[.$A$2:.$A$1001])" office:value-type="float" office:value="0.163007026608376">
            <text:p>0.163007027</text:p>
          </table:table-cell>
          <table:table-cell table:formula="of:=[.B189]-[.G189]" office:value-type="float" office:value="0.0127754313916237">
            <text:p>0.012775431</text:p>
          </table:table-cell>
          <table:table-cell table:formula="of:=[.H189]^2" office:value-type="float" office:value="0.000163211647242084">
            <text:p>0.000163212</text:p>
          </table:table-cell>
        </table:table-row>
        <table:table-row table:style-name="ro1">
          <table:table-cell office:value-type="float" office:value="0.033278756">
            <text:p>0,033278756</text:p>
          </table:table-cell>
          <table:table-cell office:value-type="float" office:value="0.039406252">
            <text:p>0,039406252</text:p>
          </table:table-cell>
          <table:table-cell office:value-type="string">
            <text:p>0,844504471016426</text:p>
          </table:table-cell>
          <table:table-cell table:formula="of:=[.B190]-[.A190]" office:value-type="float" office:value="0.006127496">
            <text:p>0.006127496</text:p>
          </table:table-cell>
          <table:table-cell table:formula="of:=[.D190]^2" office:value-type="float" office:value="0.000037546207230016">
            <text:p>0.000037546</text:p>
          </table:table-cell>
          <table:table-cell table:formula="of:=ABS([.E190])" office:value-type="float" office:value="0.000037546207230016">
            <text:p>0.000037546</text:p>
          </table:table-cell>
          <table:table-cell table:formula="of:=SLOPE([.$B$2:.$B$1001];[.$A$2:.$A$1001])*[.A190]+INTERCEPT([.$B$2:.$B$1001];[.$A$2:.$A$1001])" office:value-type="float" office:value="0.121610747762443">
            <text:p>0.121610748</text:p>
          </table:table-cell>
          <table:table-cell table:formula="of:=[.B190]-[.G190]" office:value-type="float" office:value="-0.0822044957624433">
            <text:p>-0.082204496</text:p>
          </table:table-cell>
          <table:table-cell table:formula="of:=[.H190]^2" office:value-type="float" office:value="0.00675757912355757">
            <text:p>0.006757579</text:p>
          </table:table-cell>
        </table:table-row>
        <table:table-row table:style-name="ro1">
          <table:table-cell office:value-type="float" office:value="0.583110607">
            <text:p>0,583110607</text:p>
          </table:table-cell>
          <table:table-cell office:value-type="float" office:value="0.25013965">
            <text:p>0,250139650</text:p>
          </table:table-cell>
          <table:table-cell table:formula="of:=[.A191]/[.B191]" office:value-type="float" office:value="2.33114025305464">
            <text:p>2,331140253</text:p>
          </table:table-cell>
          <table:table-cell table:formula="of:=[.B191]-[.A191]" office:value-type="float" office:value="-0.332970957">
            <text:p>-0.332970957</text:p>
          </table:table-cell>
          <table:table-cell table:formula="of:=[.D191]^2" office:value-type="float" office:value="0.110869658205496">
            <text:p>0.110869658</text:p>
          </table:table-cell>
          <table:table-cell table:formula="of:=ABS([.E191])" office:value-type="float" office:value="0.110869658205496">
            <text:p>0.110869658</text:p>
          </table:table-cell>
          <table:table-cell table:formula="of:=SLOPE([.$B$2:.$B$1001];[.$A$2:.$A$1001])*[.A191]+INTERCEPT([.$B$2:.$B$1001];[.$A$2:.$A$1001])" office:value-type="float" office:value="0.56367101423181">
            <text:p>0.563671014</text:p>
          </table:table-cell>
          <table:table-cell table:formula="of:=[.B191]-[.G191]" office:value-type="float" office:value="-0.31353136423181">
            <text:p>-0.313531364</text:p>
          </table:table-cell>
          <table:table-cell table:formula="of:=[.H191]^2" office:value-type="float" office:value="0.09830191635706">
            <text:p>0.098301916</text:p>
          </table:table-cell>
        </table:table-row>
        <table:table-row table:style-name="ro1">
          <table:table-cell office:value-type="float" office:value="0.010797206">
            <text:p>0,010797206</text:p>
          </table:table-cell>
          <table:table-cell office:value-type="float" office:value="0.121636092">
            <text:p>0,121636092</text:p>
          </table:table-cell>
          <table:table-cell office:value-type="string">
            <text:p>0,0887664657953661</text:p>
          </table:table-cell>
          <table:table-cell table:formula="of:=[.B192]-[.A192]" office:value-type="float" office:value="0.110838886">
            <text:p>0.110838886</text:p>
          </table:table-cell>
          <table:table-cell table:formula="of:=[.D192]^2" office:value-type="float" office:value="0.012285258649721">
            <text:p>0.012285259</text:p>
          </table:table-cell>
          <table:table-cell table:formula="of:=ABS([.E192])" office:value-type="float" office:value="0.012285258649721">
            <text:p>0.012285259</text:p>
          </table:table-cell>
          <table:table-cell table:formula="of:=SLOPE([.$B$2:.$B$1001];[.$A$2:.$A$1001])*[.A192]+INTERCEPT([.$B$2:.$B$1001];[.$A$2:.$A$1001])" office:value-type="float" office:value="0.103535767265098">
            <text:p>0.103535767</text:p>
          </table:table-cell>
          <table:table-cell table:formula="of:=[.B192]-[.G192]" office:value-type="float" office:value="0.0181003247349022">
            <text:p>0.018100325</text:p>
          </table:table-cell>
          <table:table-cell table:formula="of:=[.H192]^2" office:value-type="float" office:value="0.000327621755508912">
            <text:p>0.000327622</text:p>
          </table:table-cell>
        </table:table-row>
        <table:table-row table:style-name="ro1">
          <table:table-cell office:value-type="float" office:value="0.716973225">
            <text:p>0,716973225</text:p>
          </table:table-cell>
          <table:table-cell office:value-type="float" office:value="0.675653014">
            <text:p>0,675653014</text:p>
          </table:table-cell>
          <table:table-cell table:formula="of:=[.A193]/[.B193]" office:value-type="float" office:value="1.06115596340698">
            <text:p>1,061155963</text:p>
          </table:table-cell>
          <table:table-cell table:formula="of:=[.B193]-[.A193]" office:value-type="float" office:value="-0.041320211">
            <text:p>-0.041320211</text:p>
          </table:table-cell>
          <table:table-cell table:formula="of:=[.D193]^2" office:value-type="float" office:value="0.00170735983708453">
            <text:p>0.001707360</text:p>
          </table:table-cell>
          <table:table-cell table:formula="of:=ABS([.E193])" office:value-type="float" office:value="0.00170735983708453">
            <text:p>0.001707360</text:p>
          </table:table-cell>
          <table:table-cell table:formula="of:=SLOPE([.$B$2:.$B$1001];[.$A$2:.$A$1001])*[.A193]+INTERCEPT([.$B$2:.$B$1001];[.$A$2:.$A$1001])" office:value-type="float" office:value="0.671295453368507">
            <text:p>0.671295453</text:p>
          </table:table-cell>
          <table:table-cell table:formula="of:=[.B193]-[.G193]" office:value-type="float" office:value="0.00435756063149262">
            <text:p>0.004357561</text:p>
          </table:table-cell>
          <table:table-cell table:formula="of:=[.H193]^2" office:value-type="float" office:value="0.0000189883346571343">
            <text:p>0.000018988</text:p>
          </table:table-cell>
        </table:table-row>
        <table:table-row table:style-name="ro1">
          <table:table-cell office:value-type="float" office:value="0.813009138">
            <text:p>0,813009138</text:p>
          </table:table-cell>
          <table:table-cell office:value-type="float" office:value="0.719129253">
            <text:p>0,719129253</text:p>
          </table:table-cell>
          <table:table-cell table:formula="of:=[.A194]/[.B194]" office:value-type="float" office:value="1.13054660842729">
            <text:p>1,130546608</text:p>
          </table:table-cell>
          <table:table-cell table:formula="of:=[.B194]-[.A194]" office:value-type="float" office:value="-0.093879885">
            <text:p>-0.093879885</text:p>
          </table:table-cell>
          <table:table-cell table:formula="of:=[.D194]^2" office:value-type="float" office:value="0.00881343280761322">
            <text:p>0.008813433</text:p>
          </table:table-cell>
          <table:table-cell table:formula="of:=ABS([.E194])" office:value-type="float" office:value="0.00881343280761322">
            <text:p>0.008813433</text:p>
          </table:table-cell>
          <table:table-cell table:formula="of:=SLOPE([.$B$2:.$B$1001];[.$A$2:.$A$1001])*[.A194]+INTERCEPT([.$B$2:.$B$1001];[.$A$2:.$A$1001])" office:value-type="float" office:value="0.748507534142287">
            <text:p>0.748507534</text:p>
          </table:table-cell>
          <table:table-cell table:formula="of:=[.B194]-[.G194]" office:value-type="float" office:value="-0.0293782811422872">
            <text:p>-0.029378281</text:p>
          </table:table-cell>
          <table:table-cell table:formula="of:=[.H194]^2" office:value-type="float" office:value="0.00086308340287527">
            <text:p>0.000863083</text:p>
          </table:table-cell>
        </table:table-row>
        <table:table-row table:style-name="ro1">
          <table:table-cell office:value-type="float" office:value="0.330875923">
            <text:p>0,330875923</text:p>
          </table:table-cell>
          <table:table-cell office:value-type="float" office:value="0.634869693">
            <text:p>0,634869693</text:p>
          </table:table-cell>
          <table:table-cell office:value-type="string">
            <text:p>0,521171394143081</text:p>
          </table:table-cell>
          <table:table-cell table:formula="of:=[.B195]-[.A195]" office:value-type="float" office:value="0.30399377">
            <text:p>0.303993770</text:p>
          </table:table-cell>
          <table:table-cell table:formula="of:=[.D195]^2" office:value-type="float" office:value="0.0924122121988129">
            <text:p>0.092412212</text:p>
          </table:table-cell>
          <table:table-cell table:formula="of:=ABS([.E195])" office:value-type="float" office:value="0.0924122121988129">
            <text:p>0.092412212</text:p>
          </table:table-cell>
          <table:table-cell table:formula="of:=SLOPE([.$B$2:.$B$1001];[.$A$2:.$A$1001])*[.A195]+INTERCEPT([.$B$2:.$B$1001];[.$A$2:.$A$1001])" office:value-type="float" office:value="0.360876411810976">
            <text:p>0.360876412</text:p>
          </table:table-cell>
          <table:table-cell table:formula="of:=[.B195]-[.G195]" office:value-type="float" office:value="0.273993281189024">
            <text:p>0.273993281</text:p>
          </table:table-cell>
          <table:table-cell table:formula="of:=[.H195]^2" office:value-type="float" office:value="0.0750723181367278">
            <text:p>0.075072318</text:p>
          </table:table-cell>
        </table:table-row>
        <table:table-row table:style-name="ro1">
          <table:table-cell office:value-type="float" office:value="0.046407749">
            <text:p>0,046407749</text:p>
          </table:table-cell>
          <table:table-cell office:value-type="float" office:value="0.545627946">
            <text:p>0,545627946</text:p>
          </table:table-cell>
          <table:table-cell office:value-type="string">
            <text:p>0,0850538344676356</text:p>
          </table:table-cell>
          <table:table-cell table:formula="of:=[.B196]-[.A196]" office:value-type="float" office:value="0.499220197">
            <text:p>0.499220197</text:p>
          </table:table-cell>
          <table:table-cell table:formula="of:=[.D196]^2" office:value-type="float" office:value="0.249220805092719">
            <text:p>0.249220805</text:p>
          </table:table-cell>
          <table:table-cell table:formula="of:=ABS([.E196])" office:value-type="float" office:value="0.249220805092719">
            <text:p>0.249220805</text:p>
          </table:table-cell>
          <table:table-cell table:formula="of:=SLOPE([.$B$2:.$B$1001];[.$A$2:.$A$1001])*[.A196]+INTERCEPT([.$B$2:.$B$1001];[.$A$2:.$A$1001])" office:value-type="float" office:value="0.132166349686011">
            <text:p>0.132166350</text:p>
          </table:table-cell>
          <table:table-cell table:formula="of:=[.B196]-[.G196]" office:value-type="float" office:value="0.413461596313989">
            <text:p>0.413461596</text:p>
          </table:table-cell>
          <table:table-cell table:formula="of:=[.H196]^2" office:value-type="float" office:value="0.170950491626512">
            <text:p>0.170950492</text:p>
          </table:table-cell>
        </table:table-row>
        <table:table-row table:style-name="ro1">
          <table:table-cell office:value-type="float" office:value="0.038674033">
            <text:p>0,038674033</text:p>
          </table:table-cell>
          <table:table-cell office:value-type="float" office:value="0.205341631">
            <text:p>0,205341631</text:p>
          </table:table-cell>
          <table:table-cell office:value-type="string">
            <text:p>0,188339952359685</text:p>
          </table:table-cell>
          <table:table-cell table:formula="of:=[.B197]-[.A197]" office:value-type="float" office:value="0.166667598">
            <text:p>0.166667598</text:p>
          </table:table-cell>
          <table:table-cell table:formula="of:=[.D197]^2" office:value-type="float" office:value="0.0277780882230896">
            <text:p>0.027778088</text:p>
          </table:table-cell>
          <table:table-cell table:formula="of:=ABS([.E197])" office:value-type="float" office:value="0.0277780882230896">
            <text:p>0.027778088</text:p>
          </table:table-cell>
          <table:table-cell table:formula="of:=SLOPE([.$B$2:.$B$1001];[.$A$2:.$A$1001])*[.A197]+INTERCEPT([.$B$2:.$B$1001];[.$A$2:.$A$1001])" office:value-type="float" office:value="0.125948505904243">
            <text:p>0.125948506</text:p>
          </table:table-cell>
          <table:table-cell table:formula="of:=[.B197]-[.G197]" office:value-type="float" office:value="0.079393125095757">
            <text:p>0.079393125</text:p>
          </table:table-cell>
          <table:table-cell table:formula="of:=[.H197]^2" office:value-type="float" office:value="0.00630326831247052">
            <text:p>0.006303268</text:p>
          </table:table-cell>
        </table:table-row>
        <table:table-row table:style-name="ro1">
          <table:table-cell office:value-type="float" office:value="0.384179141">
            <text:p>0,384179141</text:p>
          </table:table-cell>
          <table:table-cell office:value-type="float" office:value="0.557414812">
            <text:p>0,557414812</text:p>
          </table:table-cell>
          <table:table-cell office:value-type="string">
            <text:p>0,689215881475356</text:p>
          </table:table-cell>
          <table:table-cell table:formula="of:=[.B198]-[.A198]" office:value-type="float" office:value="0.173235671">
            <text:p>0.173235671</text:p>
          </table:table-cell>
          <table:table-cell table:formula="of:=[.D198]^2" office:value-type="float" office:value="0.0300105977068202">
            <text:p>0.030010598</text:p>
          </table:table-cell>
          <table:table-cell table:formula="of:=ABS([.E198])" office:value-type="float" office:value="0.0300105977068202">
            <text:p>0.030010598</text:p>
          </table:table-cell>
          <table:table-cell table:formula="of:=SLOPE([.$B$2:.$B$1001];[.$A$2:.$A$1001])*[.A198]+INTERCEPT([.$B$2:.$B$1001];[.$A$2:.$A$1001])" office:value-type="float" office:value="0.403731758786418">
            <text:p>0.403731759</text:p>
          </table:table-cell>
          <table:table-cell table:formula="of:=[.B198]-[.G198]" office:value-type="float" office:value="0.153683053213582">
            <text:p>0.153683053</text:p>
          </table:table-cell>
          <table:table-cell table:formula="of:=[.H198]^2" office:value-type="float" office:value="0.0236184808450487">
            <text:p>0.023618481</text:p>
          </table:table-cell>
        </table:table-row>
        <table:table-row table:style-name="ro1">
          <table:table-cell office:value-type="float" office:value="0.878174997">
            <text:p>0,878174997</text:p>
          </table:table-cell>
          <table:table-cell office:value-type="float" office:value="0.682623748">
            <text:p>0,682623748</text:p>
          </table:table-cell>
          <table:table-cell table:formula="of:=[.A199]/[.B199]" office:value-type="float" office:value="1.28647003502726">
            <text:p>1,286470035</text:p>
          </table:table-cell>
          <table:table-cell table:formula="of:=[.B199]-[.A199]" office:value-type="float" office:value="-0.195551249">
            <text:p>-0.195551249</text:p>
          </table:table-cell>
          <table:table-cell table:formula="of:=[.D199]^2" office:value-type="float" office:value="0.03824029098546">
            <text:p>0.038240291</text:p>
          </table:table-cell>
          <table:table-cell table:formula="of:=ABS([.E199])" office:value-type="float" office:value="0.03824029098546">
            <text:p>0.038240291</text:p>
          </table:table-cell>
          <table:table-cell table:formula="of:=SLOPE([.$B$2:.$B$1001];[.$A$2:.$A$1001])*[.A199]+INTERCEPT([.$B$2:.$B$1001];[.$A$2:.$A$1001])" office:value-type="float" office:value="0.800900346493649">
            <text:p>0.800900346</text:p>
          </table:table-cell>
          <table:table-cell table:formula="of:=[.B199]-[.G199]" office:value-type="float" office:value="-0.118276598493649">
            <text:p>-0.118276598</text:p>
          </table:table-cell>
          <table:table-cell table:formula="of:=[.H199]^2" office:value-type="float" office:value="0.013989353751228">
            <text:p>0.013989354</text:p>
          </table:table-cell>
        </table:table-row>
        <table:table-row table:style-name="ro1">
          <table:table-cell office:value-type="float" office:value="0.221268005">
            <text:p>0,221268005</text:p>
          </table:table-cell>
          <table:table-cell office:value-type="float" office:value="0.423575008">
            <text:p>0,423575008</text:p>
          </table:table-cell>
          <table:table-cell office:value-type="string">
            <text:p>0,522382106642137</text:p>
          </table:table-cell>
          <table:table-cell table:formula="of:=[.B200]-[.A200]" office:value-type="float" office:value="0.202307003">
            <text:p>0.202307003</text:p>
          </table:table-cell>
          <table:table-cell table:formula="of:=[.D200]^2" office:value-type="float" office:value="0.040928123462842">
            <text:p>0.040928123</text:p>
          </table:table-cell>
          <table:table-cell table:formula="of:=ABS([.E200])" office:value-type="float" office:value="0.040928123462842">
            <text:p>0.040928123</text:p>
          </table:table-cell>
          <table:table-cell table:formula="of:=SLOPE([.$B$2:.$B$1001];[.$A$2:.$A$1001])*[.A200]+INTERCEPT([.$B$2:.$B$1001];[.$A$2:.$A$1001])" office:value-type="float" office:value="0.272752551125006">
            <text:p>0.272752551</text:p>
          </table:table-cell>
          <table:table-cell table:formula="of:=[.B200]-[.G200]" office:value-type="float" office:value="0.150822456874994">
            <text:p>0.150822457</text:p>
          </table:table-cell>
          <table:table-cell table:formula="of:=[.H200]^2" office:value-type="float" office:value="0.0227474134978093">
            <text:p>0.022747413</text:p>
          </table:table-cell>
        </table:table-row>
        <table:table-row table:style-name="ro1">
          <table:table-cell office:value-type="float" office:value="0.827864107">
            <text:p>0,827864107</text:p>
          </table:table-cell>
          <table:table-cell office:value-type="float" office:value="0.822600649">
            <text:p>0,822600649</text:p>
          </table:table-cell>
          <table:table-cell table:formula="of:=[.A201]/[.B201]" office:value-type="float" office:value="1.00639855804442">
            <text:p>1,006398558</text:p>
          </table:table-cell>
          <table:table-cell table:formula="of:=[.B201]-[.A201]" office:value-type="float" office:value="-0.00526345799999994">
            <text:p>-0.005263458</text:p>
          </table:table-cell>
          <table:table-cell table:formula="of:=[.D201]^2" office:value-type="float" office:value="0.0000277039901177634">
            <text:p>0.000027704</text:p>
          </table:table-cell>
          <table:table-cell table:formula="of:=ABS([.E201])" office:value-type="float" office:value="0.0000277039901177634">
            <text:p>0.000027704</text:p>
          </table:table-cell>
          <table:table-cell table:formula="of:=SLOPE([.$B$2:.$B$1001];[.$A$2:.$A$1001])*[.A201]+INTERCEPT([.$B$2:.$B$1001];[.$A$2:.$A$1001])" office:value-type="float" office:value="0.760450806512905">
            <text:p>0.760450807</text:p>
          </table:table-cell>
          <table:table-cell table:formula="of:=[.B201]-[.G201]" office:value-type="float" office:value="0.0621498424870947">
            <text:p>0.062149842</text:p>
          </table:table-cell>
          <table:table-cell table:formula="of:=[.H201]^2" office:value-type="float" office:value="0.00386260292117068">
            <text:p>0.003862603</text:p>
          </table:table-cell>
        </table:table-row>
        <table:table-row table:style-name="ro1">
          <table:table-cell office:value-type="float" office:value="0.438222475">
            <text:p>0,438222475</text:p>
          </table:table-cell>
          <table:table-cell office:value-type="float" office:value="0.120496967">
            <text:p>0,120496967</text:p>
          </table:table-cell>
          <table:table-cell table:formula="of:=[.A202]/[.B202]" office:value-type="float" office:value="3.63679257586625">
            <text:p>3,636792576</text:p>
          </table:table-cell>
          <table:table-cell table:formula="of:=[.B202]-[.A202]" office:value-type="float" office:value="-0.317725508">
            <text:p>-0.317725508</text:p>
          </table:table-cell>
          <table:table-cell table:formula="of:=[.D202]^2" office:value-type="float" office:value="0.100949498433858">
            <text:p>0.100949498</text:p>
          </table:table-cell>
          <table:table-cell table:formula="of:=ABS([.E202])" office:value-type="float" office:value="0.100949498433858">
            <text:p>0.100949498</text:p>
          </table:table-cell>
          <table:table-cell table:formula="of:=SLOPE([.$B$2:.$B$1001];[.$A$2:.$A$1001])*[.A202]+INTERCEPT([.$B$2:.$B$1001];[.$A$2:.$A$1001])" office:value-type="float" office:value="0.447182152912336">
            <text:p>0.447182153</text:p>
          </table:table-cell>
          <table:table-cell table:formula="of:=[.B202]-[.G202]" office:value-type="float" office:value="-0.326685185912336">
            <text:p>-0.326685186</text:p>
          </table:table-cell>
          <table:table-cell table:formula="of:=[.H202]^2" office:value-type="float" office:value="0.106723210694577">
            <text:p>0.106723211</text:p>
          </table:table-cell>
        </table:table-row>
        <table:table-row table:style-name="ro1">
          <table:table-cell office:value-type="float" office:value="0.018800026">
            <text:p>0,018800026</text:p>
          </table:table-cell>
          <table:table-cell office:value-type="float" office:value="0.287184697">
            <text:p>0,287184697</text:p>
          </table:table-cell>
          <table:table-cell office:value-type="string">
            <text:p>0,0654631886600838</text:p>
          </table:table-cell>
          <table:table-cell table:formula="of:=[.B203]-[.A203]" office:value-type="float" office:value="0.268384671">
            <text:p>0.268384671</text:p>
          </table:table-cell>
          <table:table-cell table:formula="of:=[.D203]^2" office:value-type="float" office:value="0.0720303316277782">
            <text:p>0.072030332</text:p>
          </table:table-cell>
          <table:table-cell table:formula="of:=ABS([.E203])" office:value-type="float" office:value="0.0720303316277782">
            <text:p>0.072030332</text:p>
          </table:table-cell>
          <table:table-cell table:formula="of:=SLOPE([.$B$2:.$B$1001];[.$A$2:.$A$1001])*[.A203]+INTERCEPT([.$B$2:.$B$1001];[.$A$2:.$A$1001])" office:value-type="float" office:value="0.109969968440006">
            <text:p>0.109969968</text:p>
          </table:table-cell>
          <table:table-cell table:formula="of:=[.B203]-[.G203]" office:value-type="float" office:value="0.177214728559994">
            <text:p>0.177214729</text:p>
          </table:table-cell>
          <table:table-cell table:formula="of:=[.H203]^2" office:value-type="float" office:value="0.0314050600185922">
            <text:p>0.031405060</text:p>
          </table:table-cell>
        </table:table-row>
        <table:table-row table:style-name="ro1">
          <table:table-cell office:value-type="float" office:value="0.224092521">
            <text:p>0,224092521</text:p>
          </table:table-cell>
          <table:table-cell office:value-type="float" office:value="0.5941893">
            <text:p>0,594189300</text:p>
          </table:table-cell>
          <table:table-cell office:value-type="string">
            <text:p>0,377139946814929</text:p>
          </table:table-cell>
          <table:table-cell table:formula="of:=[.B204]-[.A204]" office:value-type="float" office:value="0.370096779">
            <text:p>0.370096779</text:p>
          </table:table-cell>
          <table:table-cell table:formula="of:=[.D204]^2" office:value-type="float" office:value="0.136971625826175">
            <text:p>0.136971626</text:p>
          </table:table-cell>
          <table:table-cell table:formula="of:=ABS([.E204])" office:value-type="float" office:value="0.136971625826175">
            <text:p>0.136971626</text:p>
          </table:table-cell>
          <table:table-cell table:formula="of:=SLOPE([.$B$2:.$B$1001];[.$A$2:.$A$1001])*[.A204]+INTERCEPT([.$B$2:.$B$1001];[.$A$2:.$A$1001])" office:value-type="float" office:value="0.27502343865787">
            <text:p>0.275023439</text:p>
          </table:table-cell>
          <table:table-cell table:formula="of:=[.B204]-[.G204]" office:value-type="float" office:value="0.31916586134213">
            <text:p>0.319165861</text:p>
          </table:table-cell>
          <table:table-cell table:formula="of:=[.H204]^2" office:value-type="float" office:value="0.101866847046264">
            <text:p>0.101866847</text:p>
          </table:table-cell>
        </table:table-row>
        <table:table-row table:style-name="ro1">
          <table:table-cell office:value-type="float" office:value="0.590901082">
            <text:p>0,590901082</text:p>
          </table:table-cell>
          <table:table-cell office:value-type="float" office:value="0.435470663">
            <text:p>0,435470663</text:p>
          </table:table-cell>
          <table:table-cell table:formula="of:=[.A205]/[.B205]" office:value-type="float" office:value="1.35692512080888">
            <text:p>1,356925121</text:p>
          </table:table-cell>
          <table:table-cell table:formula="of:=[.B205]-[.A205]" office:value-type="float" office:value="-0.155430419">
            <text:p>-0.155430419</text:p>
          </table:table-cell>
          <table:table-cell table:formula="of:=[.D205]^2" office:value-type="float" office:value="0.0241586151505156">
            <text:p>0.024158615</text:p>
          </table:table-cell>
          <table:table-cell table:formula="of:=ABS([.E205])" office:value-type="float" office:value="0.0241586151505156">
            <text:p>0.024158615</text:p>
          </table:table-cell>
          <table:table-cell table:formula="of:=SLOPE([.$B$2:.$B$1001];[.$A$2:.$A$1001])*[.A205]+INTERCEPT([.$B$2:.$B$1001];[.$A$2:.$A$1001])" office:value-type="float" office:value="0.569934491780736">
            <text:p>0.569934492</text:p>
          </table:table-cell>
          <table:table-cell table:formula="of:=[.B205]-[.G205]" office:value-type="float" office:value="-0.134463828780736">
            <text:p>-0.134463829</text:p>
          </table:table-cell>
          <table:table-cell table:formula="of:=[.H205]^2" office:value-type="float" office:value="0.0180805212503751">
            <text:p>0.018080521</text:p>
          </table:table-cell>
        </table:table-row>
        <table:table-row table:style-name="ro1">
          <table:table-cell office:value-type="float" office:value="0.779442922">
            <text:p>0,779442922</text:p>
          </table:table-cell>
          <table:table-cell office:value-type="float" office:value="0.9999">
            <text:p>0,999900000</text:p>
          </table:table-cell>
          <table:table-cell office:value-type="string">
            <text:p>0,779520874087409</text:p>
          </table:table-cell>
          <table:table-cell table:formula="of:=[.B206]-[.A206]" office:value-type="float" office:value="0.220457078">
            <text:p>0.220457078</text:p>
          </table:table-cell>
          <table:table-cell table:formula="of:=[.D206]^2" office:value-type="float" office:value="0.0486013232402981">
            <text:p>0.048601323</text:p>
          </table:table-cell>
          <table:table-cell table:formula="of:=ABS([.E206])" office:value-type="float" office:value="0.0486013232402981">
            <text:p>0.048601323</text:p>
          </table:table-cell>
          <table:table-cell table:formula="of:=SLOPE([.$B$2:.$B$1001];[.$A$2:.$A$1001])*[.A206]+INTERCEPT([.$B$2:.$B$1001];[.$A$2:.$A$1001])" office:value-type="float" office:value="0.721520573742774">
            <text:p>0.721520574</text:p>
          </table:table-cell>
          <table:table-cell table:formula="of:=[.B206]-[.G206]" office:value-type="float" office:value="0.278379426257226">
            <text:p>0.278379426</text:p>
          </table:table-cell>
          <table:table-cell table:formula="of:=[.H206]^2" office:value-type="float" office:value="0.0774951049633026">
            <text:p>0.077495105</text:p>
          </table:table-cell>
        </table:table-row>
        <table:table-row table:style-name="ro1">
          <table:table-cell office:value-type="float" office:value="0.00078348">
            <text:p>0,000783480</text:p>
          </table:table-cell>
          <table:table-cell office:value-type="float" office:value="0.0001">
            <text:p>0,000100000</text:p>
          </table:table-cell>
          <table:table-cell table:formula="of:=[.A207]/[.B207]" office:value-type="float" office:value="7.8348">
            <text:p>7,834800000</text:p>
          </table:table-cell>
          <table:table-cell table:formula="of:=[.B207]-[.A207]" office:value-type="float" office:value="-0.00068348">
            <text:p>-0.000683480</text:p>
          </table:table-cell>
          <table:table-cell table:formula="of:=[.D207]^2" office:value-type="float" office:value="0.0000004671449104">
            <text:p>0.000000467</text:p>
          </table:table-cell>
          <table:table-cell table:formula="of:=ABS([.E207])" office:value-type="float" office:value="0.0000004671449104">
            <text:p>0.000000467</text:p>
          </table:table-cell>
          <table:table-cell table:formula="of:=SLOPE([.$B$2:.$B$1001];[.$A$2:.$A$1001])*[.A207]+INTERCEPT([.$B$2:.$B$1001];[.$A$2:.$A$1001])" office:value-type="float" office:value="0.0954848142767246">
            <text:p>0.095484814</text:p>
          </table:table-cell>
          <table:table-cell table:formula="of:=[.B207]-[.G207]" office:value-type="float" office:value="-0.0953848142767246">
            <text:p>-0.095384814</text:p>
          </table:table-cell>
          <table:table-cell table:formula="of:=[.H207]^2" office:value-type="float" office:value="0.00909826279460525">
            <text:p>0.009098263</text:p>
          </table:table-cell>
        </table:table-row>
        <table:table-row table:style-name="ro1">
          <table:table-cell office:value-type="float" office:value="0.558679789">
            <text:p>0,558679789</text:p>
          </table:table-cell>
          <table:table-cell office:value-type="float" office:value="0.114334873">
            <text:p>0,114334873</text:p>
          </table:table-cell>
          <table:table-cell table:formula="of:=[.A208]/[.B208]" office:value-type="float" office:value="4.8863463468403">
            <text:p>4,886346347</text:p>
          </table:table-cell>
          <table:table-cell table:formula="of:=[.B208]-[.A208]" office:value-type="float" office:value="-0.444344916">
            <text:p>-0.444344916</text:p>
          </table:table-cell>
          <table:table-cell table:formula="of:=[.D208]^2" office:value-type="float" office:value="0.197442404375047">
            <text:p>0.197442404</text:p>
          </table:table-cell>
          <table:table-cell table:formula="of:=ABS([.E208])" office:value-type="float" office:value="0.197442404375047">
            <text:p>0.197442404</text:p>
          </table:table-cell>
          <table:table-cell table:formula="of:=SLOPE([.$B$2:.$B$1001];[.$A$2:.$A$1001])*[.A208]+INTERCEPT([.$B$2:.$B$1001];[.$A$2:.$A$1001])" office:value-type="float" office:value="0.544028838363856">
            <text:p>0.544028838</text:p>
          </table:table-cell>
          <table:table-cell table:formula="of:=[.B208]-[.G208]" office:value-type="float" office:value="-0.429693965363856">
            <text:p>-0.429693965</text:p>
          </table:table-cell>
          <table:table-cell table:formula="of:=[.H208]^2" office:value-type="float" office:value="0.184636903870115">
            <text:p>0.184636904</text:p>
          </table:table-cell>
        </table:table-row>
        <table:table-row table:style-name="ro1">
          <table:table-cell office:value-type="float" office:value="0.823618885">
            <text:p>0,823618885</text:p>
          </table:table-cell>
          <table:table-cell office:value-type="float" office:value="0.823268788">
            <text:p>0,823268788</text:p>
          </table:table-cell>
          <table:table-cell table:formula="of:=[.A209]/[.B209]" office:value-type="float" office:value="1.00042525236606">
            <text:p>1,000425252</text:p>
          </table:table-cell>
          <table:table-cell table:formula="of:=[.B209]-[.A209]" office:value-type="float" office:value="-0.000350096999999994">
            <text:p>-0.000350097</text:p>
          </table:table-cell>
          <table:table-cell table:formula="of:=[.D209]^2" office:value-type="float" office:value="0.000000122567909408996">
            <text:p>0.000000123</text:p>
          </table:table-cell>
          <table:table-cell table:formula="of:=ABS([.E209])" office:value-type="float" office:value="0.000000122567909408996">
            <text:p>0.000000123</text:p>
          </table:table-cell>
          <table:table-cell table:formula="of:=SLOPE([.$B$2:.$B$1001];[.$A$2:.$A$1001])*[.A209]+INTERCEPT([.$B$2:.$B$1001];[.$A$2:.$A$1001])" office:value-type="float" office:value="0.757037683091393">
            <text:p>0.757037683</text:p>
          </table:table-cell>
          <table:table-cell table:formula="of:=[.B209]-[.G209]" office:value-type="float" office:value="0.066231104908607">
            <text:p>0.066231105</text:p>
          </table:table-cell>
          <table:table-cell table:formula="of:=[.H209]^2" office:value-type="float" office:value="0.0043865592574149">
            <text:p>0.004386559</text:p>
          </table:table-cell>
        </table:table-row>
        <table:table-row table:style-name="ro1">
          <table:table-cell office:value-type="float" office:value="0.058359934">
            <text:p>0,058359934</text:p>
          </table:table-cell>
          <table:table-cell office:value-type="float" office:value="0.235952298">
            <text:p>0,235952298</text:p>
          </table:table-cell>
          <table:table-cell office:value-type="string">
            <text:p>0,247337849619078</text:p>
          </table:table-cell>
          <table:table-cell table:formula="of:=[.B210]-[.A210]" office:value-type="float" office:value="0.177592364">
            <text:p>0.177592364</text:p>
          </table:table-cell>
          <table:table-cell table:formula="of:=[.D210]^2" office:value-type="float" office:value="0.0315390477511085">
            <text:p>0.031539048</text:p>
          </table:table-cell>
          <table:table-cell table:formula="of:=ABS([.E210])" office:value-type="float" office:value="0.0315390477511085">
            <text:p>0.031539048</text:p>
          </table:table-cell>
          <table:table-cell table:formula="of:=SLOPE([.$B$2:.$B$1001];[.$A$2:.$A$1001])*[.A210]+INTERCEPT([.$B$2:.$B$1001];[.$A$2:.$A$1001])" office:value-type="float" office:value="0.141775807698277">
            <text:p>0.141775808</text:p>
          </table:table-cell>
          <table:table-cell table:formula="of:=[.B210]-[.G210]" office:value-type="float" office:value="0.0941764903017225">
            <text:p>0.094176490</text:p>
          </table:table-cell>
          <table:table-cell table:formula="of:=[.H210]^2" office:value-type="float" office:value="0.00886921132555044">
            <text:p>0.008869211</text:p>
          </table:table-cell>
        </table:table-row>
        <table:table-row table:style-name="ro1">
          <table:table-cell office:value-type="float" office:value="0.600304704">
            <text:p>0,600304704</text:p>
          </table:table-cell>
          <table:table-cell office:value-type="float" office:value="0.963683662">
            <text:p>0,963683662</text:p>
          </table:table-cell>
          <table:table-cell office:value-type="string">
            <text:p>0,622927136436189</text:p>
          </table:table-cell>
          <table:table-cell table:formula="of:=[.B211]-[.A211]" office:value-type="float" office:value="0.363378958">
            <text:p>0.363378958</text:p>
          </table:table-cell>
          <table:table-cell table:formula="of:=[.D211]^2" office:value-type="float" office:value="0.132044267117166">
            <text:p>0.132044267</text:p>
          </table:table-cell>
          <table:table-cell table:formula="of:=ABS([.E211])" office:value-type="float" office:value="0.132044267117166">
            <text:p>0.132044267</text:p>
          </table:table-cell>
          <table:table-cell table:formula="of:=SLOPE([.$B$2:.$B$1001];[.$A$2:.$A$1001])*[.A211]+INTERCEPT([.$B$2:.$B$1001];[.$A$2:.$A$1001])" office:value-type="float" office:value="0.577494926192705">
            <text:p>0.577494926</text:p>
          </table:table-cell>
          <table:table-cell table:formula="of:=[.B211]-[.G211]" office:value-type="float" office:value="0.386188735807295">
            <text:p>0.386188736</text:p>
          </table:table-cell>
          <table:table-cell table:formula="of:=[.H211]^2" office:value-type="float" office:value="0.149141739664436">
            <text:p>0.149141740</text:p>
          </table:table-cell>
        </table:table-row>
        <table:table-row table:style-name="ro1">
          <table:table-cell office:value-type="float" office:value="0.357629456">
            <text:p>0,357629456</text:p>
          </table:table-cell>
          <table:table-cell office:value-type="float" office:value="0.127550906">
            <text:p>0,127550906</text:p>
          </table:table-cell>
          <table:table-cell table:formula="of:=[.A212]/[.B212]" office:value-type="float" office:value="2.8038174499521">
            <text:p>2,803817450</text:p>
          </table:table-cell>
          <table:table-cell table:formula="of:=[.B212]-[.A212]" office:value-type="float" office:value="-0.23007855">
            <text:p>-0.230078550</text:p>
          </table:table-cell>
          <table:table-cell table:formula="of:=[.D212]^2" office:value-type="float" office:value="0.0529361391701025">
            <text:p>0.052936139</text:p>
          </table:table-cell>
          <table:table-cell table:formula="of:=ABS([.E212])" office:value-type="float" office:value="0.0529361391701025">
            <text:p>0.052936139</text:p>
          </table:table-cell>
          <table:table-cell table:formula="of:=SLOPE([.$B$2:.$B$1001];[.$A$2:.$A$1001])*[.A212]+INTERCEPT([.$B$2:.$B$1001];[.$A$2:.$A$1001])" office:value-type="float" office:value="0.382386031352782">
            <text:p>0.382386031</text:p>
          </table:table-cell>
          <table:table-cell table:formula="of:=[.B212]-[.G212]" office:value-type="float" office:value="-0.254835125352782">
            <text:p>-0.254835125</text:p>
          </table:table-cell>
          <table:table-cell table:formula="of:=[.H212]^2" office:value-type="float" office:value="0.0649409411135679">
            <text:p>0.064940941</text:p>
          </table:table-cell>
        </table:table-row>
        <table:table-row table:style-name="ro1">
          <table:table-cell office:value-type="float" office:value="0.971796233">
            <text:p>0,971796233</text:p>
          </table:table-cell>
          <table:table-cell office:value-type="float" office:value="0.9999">
            <text:p>0,999900000</text:p>
          </table:table-cell>
          <table:table-cell office:value-type="string">
            <text:p>0,971893422342234</text:p>
          </table:table-cell>
          <table:table-cell table:formula="of:=[.B213]-[.A213]" office:value-type="float" office:value="0.0281037669999999">
            <text:p>0.028103767</text:p>
          </table:table-cell>
          <table:table-cell table:formula="of:=[.D213]^2" office:value-type="float" office:value="0.000789821719590286">
            <text:p>0.000789822</text:p>
          </table:table-cell>
          <table:table-cell table:formula="of:=ABS([.E213])" office:value-type="float" office:value="0.000789821719590286">
            <text:p>0.000789822</text:p>
          </table:table-cell>
          <table:table-cell table:formula="of:=SLOPE([.$B$2:.$B$1001];[.$A$2:.$A$1001])*[.A213]+INTERCEPT([.$B$2:.$B$1001];[.$A$2:.$A$1001])" office:value-type="float" office:value="0.876171046905204">
            <text:p>0.876171047</text:p>
          </table:table-cell>
          <table:table-cell table:formula="of:=[.B213]-[.G213]" office:value-type="float" office:value="0.123728953094796">
            <text:p>0.123728953</text:p>
          </table:table-cell>
          <table:table-cell table:formula="of:=[.H213]^2" office:value-type="float" office:value="0.0153088538339342">
            <text:p>0.015308854</text:p>
          </table:table-cell>
        </table:table-row>
        <table:table-row table:style-name="ro1">
          <table:table-cell office:value-type="float" office:value="0.354989495">
            <text:p>0,354989495</text:p>
          </table:table-cell>
          <table:table-cell office:value-type="float" office:value="0.465970477">
            <text:p>0,465970477</text:p>
          </table:table-cell>
          <table:table-cell office:value-type="string">
            <text:p>0,76182829711763</text:p>
          </table:table-cell>
          <table:table-cell table:formula="of:=[.B214]-[.A214]" office:value-type="float" office:value="0.110980982">
            <text:p>0.110980982</text:p>
          </table:table-cell>
          <table:table-cell table:formula="of:=[.D214]^2" office:value-type="float" office:value="0.0123167783656843">
            <text:p>0.012316778</text:p>
          </table:table-cell>
          <table:table-cell table:formula="of:=ABS([.E214])" office:value-type="float" office:value="0.0123167783656843">
            <text:p>0.012316778</text:p>
          </table:table-cell>
          <table:table-cell table:formula="of:=SLOPE([.$B$2:.$B$1001];[.$A$2:.$A$1001])*[.A214]+INTERCEPT([.$B$2:.$B$1001];[.$A$2:.$A$1001])" office:value-type="float" office:value="0.380263524515453">
            <text:p>0.380263525</text:p>
          </table:table-cell>
          <table:table-cell table:formula="of:=[.B214]-[.G214]" office:value-type="float" office:value="0.0857069524845473">
            <text:p>0.085706952</text:p>
          </table:table-cell>
          <table:table-cell table:formula="of:=[.H214]^2" office:value-type="float" office:value="0.00734568170418845">
            <text:p>0.007345682</text:p>
          </table:table-cell>
        </table:table-row>
        <table:table-row table:style-name="ro1">
          <table:table-cell office:value-type="float" office:value="0.49153359">
            <text:p>0,491533590</text:p>
          </table:table-cell>
          <table:table-cell office:value-type="float" office:value="0.262036585">
            <text:p>0,262036585</text:p>
          </table:table-cell>
          <table:table-cell table:formula="of:=[.A215]/[.B215]" office:value-type="float" office:value="1.87582046987828">
            <text:p>1,875820470</text:p>
          </table:table-cell>
          <table:table-cell table:formula="of:=[.B215]-[.A215]" office:value-type="float" office:value="-0.229497005">
            <text:p>-0.229497005</text:p>
          </table:table-cell>
          <table:table-cell table:formula="of:=[.D215]^2" office:value-type="float" office:value="0.05266887530397">
            <text:p>0.052668875</text:p>
          </table:table-cell>
          <table:table-cell table:formula="of:=ABS([.E215])" office:value-type="float" office:value="0.05266887530397">
            <text:p>0.052668875</text:p>
          </table:table-cell>
          <table:table-cell table:formula="of:=SLOPE([.$B$2:.$B$1001];[.$A$2:.$A$1001])*[.A215]+INTERCEPT([.$B$2:.$B$1001];[.$A$2:.$A$1001])" office:value-type="float" office:value="0.490043849010547">
            <text:p>0.490043849</text:p>
          </table:table-cell>
          <table:table-cell table:formula="of:=[.B215]-[.G215]" office:value-type="float" office:value="-0.228007264010547">
            <text:p>-0.228007264</text:p>
          </table:table-cell>
          <table:table-cell table:formula="of:=[.H215]^2" office:value-type="float" office:value="0.0519873124415754">
            <text:p>0.051987312</text:p>
          </table:table-cell>
        </table:table-row>
        <table:table-row table:style-name="ro1">
          <table:table-cell office:value-type="float" office:value="0.77872221">
            <text:p>0,778722210</text:p>
          </table:table-cell>
          <table:table-cell office:value-type="float" office:value="0.692682502">
            <text:p>0,692682502</text:p>
          </table:table-cell>
          <table:table-cell table:formula="of:=[.A216]/[.B216]" office:value-type="float" office:value="1.12421233068769">
            <text:p>1,124212331</text:p>
          </table:table-cell>
          <table:table-cell table:formula="of:=[.B216]-[.A216]" office:value-type="float" office:value="-0.0860397079999999">
            <text:p>-0.086039708</text:p>
          </table:table-cell>
          <table:table-cell table:formula="of:=[.D216]^2" office:value-type="float" office:value="0.00740283135272525">
            <text:p>0.007402831</text:p>
          </table:table-cell>
          <table:table-cell table:formula="of:=ABS([.E216])" office:value-type="float" office:value="0.00740283135272525">
            <text:p>0.007402831</text:p>
          </table:table-cell>
          <table:table-cell table:formula="of:=SLOPE([.$B$2:.$B$1001];[.$A$2:.$A$1001])*[.A216]+INTERCEPT([.$B$2:.$B$1001];[.$A$2:.$A$1001])" office:value-type="float" office:value="0.720941127248017">
            <text:p>0.720941127</text:p>
          </table:table-cell>
          <table:table-cell table:formula="of:=[.B216]-[.G216]" office:value-type="float" office:value="-0.0282586252480165">
            <text:p>-0.028258625</text:p>
          </table:table-cell>
          <table:table-cell table:formula="of:=[.H216]^2" office:value-type="float" office:value="0.000798549900907834">
            <text:p>0.000798550</text:p>
          </table:table-cell>
        </table:table-row>
        <table:table-row table:style-name="ro1">
          <table:table-cell office:value-type="float" office:value="0.649928525">
            <text:p>0,649928525</text:p>
          </table:table-cell>
          <table:table-cell office:value-type="float" office:value="0.9999">
            <text:p>0,999900000</text:p>
          </table:table-cell>
          <table:table-cell office:value-type="string">
            <text:p>0,649993524352435</text:p>
          </table:table-cell>
          <table:table-cell table:formula="of:=[.B217]-[.A217]" office:value-type="float" office:value="0.349971475">
            <text:p>0.349971475</text:p>
          </table:table-cell>
          <table:table-cell table:formula="of:=[.D217]^2" office:value-type="float" office:value="0.122480033313676">
            <text:p>0.122480033</text:p>
          </table:table-cell>
          <table:table-cell table:formula="of:=ABS([.E217])" office:value-type="float" office:value="0.122480033313676">
            <text:p>0.122480033</text:p>
          </table:table-cell>
          <table:table-cell table:formula="of:=SLOPE([.$B$2:.$B$1001];[.$A$2:.$A$1001])*[.A217]+INTERCEPT([.$B$2:.$B$1001];[.$A$2:.$A$1001])" office:value-type="float" office:value="0.617392068372794">
            <text:p>0.617392068</text:p>
          </table:table-cell>
          <table:table-cell table:formula="of:=[.B217]-[.G217]" office:value-type="float" office:value="0.382507931627206">
            <text:p>0.382507932</text:p>
          </table:table-cell>
          <table:table-cell table:formula="of:=[.H217]^2" office:value-type="float" office:value="0.146312317757723">
            <text:p>0.146312318</text:p>
          </table:table-cell>
        </table:table-row>
        <table:table-row table:style-name="ro1">
          <table:table-cell office:value-type="float" office:value="0.300257166">
            <text:p>0,300257166</text:p>
          </table:table-cell>
          <table:table-cell office:value-type="float" office:value="0.354597284">
            <text:p>0,354597284</text:p>
          </table:table-cell>
          <table:table-cell office:value-type="string">
            <text:p>0,846755402672514</text:p>
          </table:table-cell>
          <table:table-cell table:formula="of:=[.B218]-[.A218]" office:value-type="float" office:value="0.054340118">
            <text:p>0.054340118</text:p>
          </table:table-cell>
          <table:table-cell table:formula="of:=[.D218]^2" office:value-type="float" office:value="0.00295284842425392">
            <text:p>0.002952848</text:p>
          </table:table-cell>
          <table:table-cell table:formula="of:=ABS([.E218])" office:value-type="float" office:value="0.00295284842425392">
            <text:p>0.002952848</text:p>
          </table:table-cell>
          <table:table-cell table:formula="of:=SLOPE([.$B$2:.$B$1001];[.$A$2:.$A$1001])*[.A218]+INTERCEPT([.$B$2:.$B$1001];[.$A$2:.$A$1001])" office:value-type="float" office:value="0.336259184100788">
            <text:p>0.336259184</text:p>
          </table:table-cell>
          <table:table-cell table:formula="of:=[.B218]-[.G218]" office:value-type="float" office:value="0.0183380998992118">
            <text:p>0.018338100</text:p>
          </table:table-cell>
          <table:table-cell table:formula="of:=[.H218]^2" office:value-type="float" office:value="0.00033628590791347">
            <text:p>0.000336286</text:p>
          </table:table-cell>
        </table:table-row>
        <table:table-row table:style-name="ro1">
          <table:table-cell office:value-type="float" office:value="0.373072615">
            <text:p>0,373072615</text:p>
          </table:table-cell>
          <table:table-cell office:value-type="float" office:value="0.0001">
            <text:p>0,000100000</text:p>
          </table:table-cell>
          <table:table-cell office:value-type="string">
            <text:p>3730,72615</text:p>
          </table:table-cell>
          <table:table-cell table:formula="of:=[.B219]-[.A219]" office:value-type="float" office:value="-0.372972615">
            <text:p>-0.372972615</text:p>
          </table:table-cell>
          <table:table-cell table:formula="of:=[.D219]^2" office:value-type="float" office:value="0.139108571539938">
            <text:p>0.139108572</text:p>
          </table:table-cell>
          <table:table-cell table:formula="of:=ABS([.E219])" office:value-type="float" office:value="0.139108571539938">
            <text:p>0.139108572</text:p>
          </table:table-cell>
          <table:table-cell table:formula="of:=SLOPE([.$B$2:.$B$1001];[.$A$2:.$A$1001])*[.A219]+INTERCEPT([.$B$2:.$B$1001];[.$A$2:.$A$1001])" office:value-type="float" office:value="0.394802203624818">
            <text:p>0.394802204</text:p>
          </table:table-cell>
          <table:table-cell table:formula="of:=[.B219]-[.G219]" office:value-type="float" office:value="-0.394702203624818">
            <text:p>-0.394702204</text:p>
          </table:table-cell>
          <table:table-cell table:formula="of:=[.H219]^2" office:value-type="float" office:value="0.155789829546288">
            <text:p>0.155789830</text:p>
          </table:table-cell>
        </table:table-row>
        <table:table-row table:style-name="ro1">
          <table:table-cell office:value-type="float" office:value="0.786080401">
            <text:p>0,786080401</text:p>
          </table:table-cell>
          <table:table-cell office:value-type="float" office:value="0.631778072">
            <text:p>0,631778072</text:p>
          </table:table-cell>
          <table:table-cell table:formula="of:=[.A220]/[.B220]" office:value-type="float" office:value="1.24423501833726">
            <text:p>1,244235018</text:p>
          </table:table-cell>
          <table:table-cell table:formula="of:=[.B220]-[.A220]" office:value-type="float" office:value="-0.154302329">
            <text:p>-0.154302329</text:p>
          </table:table-cell>
          <table:table-cell table:formula="of:=[.D220]^2" office:value-type="float" office:value="0.0238092087348243">
            <text:p>0.023809209</text:p>
          </table:table-cell>
          <table:table-cell table:formula="of:=ABS([.E220])" office:value-type="float" office:value="0.0238092087348243">
            <text:p>0.023809209</text:p>
          </table:table-cell>
          <table:table-cell table:formula="of:=SLOPE([.$B$2:.$B$1001];[.$A$2:.$A$1001])*[.A220]+INTERCEPT([.$B$2:.$B$1001];[.$A$2:.$A$1001])" office:value-type="float" office:value="0.726857052031706">
            <text:p>0.726857052</text:p>
          </table:table-cell>
          <table:table-cell table:formula="of:=[.B220]-[.G220]" office:value-type="float" office:value="-0.0950789800317056">
            <text:p>-0.095078980</text:p>
          </table:table-cell>
          <table:table-cell table:formula="of:=[.H220]^2" office:value-type="float" office:value="0.00904001244386947">
            <text:p>0.009040012</text:p>
          </table:table-cell>
        </table:table-row>
        <table:table-row table:style-name="ro1">
          <table:table-cell office:value-type="float" office:value="0.936311575">
            <text:p>0,936311575</text:p>
          </table:table-cell>
          <table:table-cell office:value-type="float" office:value="0.612332067">
            <text:p>0,612332067</text:p>
          </table:table-cell>
          <table:table-cell table:formula="of:=[.A221]/[.B221]" office:value-type="float" office:value="1.52909119979176">
            <text:p>1,529091200</text:p>
          </table:table-cell>
          <table:table-cell table:formula="of:=[.B221]-[.A221]" office:value-type="float" office:value="-0.323979508">
            <text:p>-0.323979508</text:p>
          </table:table-cell>
          <table:table-cell table:formula="of:=[.D221]^2" office:value-type="float" office:value="0.104962721603922">
            <text:p>0.104962722</text:p>
          </table:table-cell>
          <table:table-cell table:formula="of:=ABS([.E221])" office:value-type="float" office:value="0.104962721603922">
            <text:p>0.104962722</text:p>
          </table:table-cell>
          <table:table-cell table:formula="of:=SLOPE([.$B$2:.$B$1001];[.$A$2:.$A$1001])*[.A221]+INTERCEPT([.$B$2:.$B$1001];[.$A$2:.$A$1001])" office:value-type="float" office:value="0.847641674984452">
            <text:p>0.847641675</text:p>
          </table:table-cell>
          <table:table-cell table:formula="of:=[.B221]-[.G221]" office:value-type="float" office:value="-0.235309607984452">
            <text:p>-0.235309608</text:p>
          </table:table-cell>
          <table:table-cell table:formula="of:=[.H221]^2" office:value-type="float" office:value="0.0553706116097966">
            <text:p>0.055370612</text:p>
          </table:table-cell>
        </table:table-row>
        <table:table-row table:style-name="ro1">
          <table:table-cell office:value-type="float" office:value="0.607411456">
            <text:p>0,607411456</text:p>
          </table:table-cell>
          <table:table-cell office:value-type="float" office:value="0.350028743">
            <text:p>0,350028743</text:p>
          </table:table-cell>
          <table:table-cell table:formula="of:=[.A222]/[.B222]" office:value-type="float" office:value="1.73531879351977">
            <text:p>1,735318794</text:p>
          </table:table-cell>
          <table:table-cell table:formula="of:=[.B222]-[.A222]" office:value-type="float" office:value="-0.257382713">
            <text:p>-0.257382713</text:p>
          </table:table-cell>
          <table:table-cell table:formula="of:=[.D222]^2" office:value-type="float" office:value="0.0662458609512404">
            <text:p>0.066245861</text:p>
          </table:table-cell>
          <table:table-cell table:formula="of:=ABS([.E222])" office:value-type="float" office:value="0.0662458609512404">
            <text:p>0.066245861</text:p>
          </table:table-cell>
          <table:table-cell table:formula="of:=SLOPE([.$B$2:.$B$1001];[.$A$2:.$A$1001])*[.A222]+INTERCEPT([.$B$2:.$B$1001];[.$A$2:.$A$1001])" office:value-type="float" office:value="0.583208696097337">
            <text:p>0.583208696</text:p>
          </table:table-cell>
          <table:table-cell table:formula="of:=[.B222]-[.G222]" office:value-type="float" office:value="-0.233179953097337">
            <text:p>-0.233179953</text:p>
          </table:table-cell>
          <table:table-cell table:formula="of:=[.H222]^2" office:value-type="float" office:value="0.0543728905264763">
            <text:p>0.054372891</text:p>
          </table:table-cell>
        </table:table-row>
        <table:table-row table:style-name="ro1">
          <table:table-cell office:value-type="float" office:value="0.480345327">
            <text:p>0,480345327</text:p>
          </table:table-cell>
          <table:table-cell office:value-type="float" office:value="0.58786122">
            <text:p>0,587861220</text:p>
          </table:table-cell>
          <table:table-cell office:value-type="string">
            <text:p>0,817106675279584</text:p>
          </table:table-cell>
          <table:table-cell table:formula="of:=[.B223]-[.A223]" office:value-type="float" office:value="0.107515893">
            <text:p>0.107515893</text:p>
          </table:table-cell>
          <table:table-cell table:formula="of:=[.D223]^2" office:value-type="float" office:value="0.0115596672475874">
            <text:p>0.011559667</text:p>
          </table:table-cell>
          <table:table-cell table:formula="of:=ABS([.E223])" office:value-type="float" office:value="0.0115596672475874">
            <text:p>0.011559667</text:p>
          </table:table-cell>
          <table:table-cell table:formula="of:=SLOPE([.$B$2:.$B$1001];[.$A$2:.$A$1001])*[.A223]+INTERCEPT([.$B$2:.$B$1001];[.$A$2:.$A$1001])" office:value-type="float" office:value="0.481048577976114">
            <text:p>0.481048578</text:p>
          </table:table-cell>
          <table:table-cell table:formula="of:=[.B223]-[.G223]" office:value-type="float" office:value="0.106812642023886">
            <text:p>0.106812642</text:p>
          </table:table-cell>
          <table:table-cell table:formula="of:=[.H223]^2" office:value-type="float" office:value="0.0114089404961229">
            <text:p>0.011408940</text:p>
          </table:table-cell>
        </table:table-row>
        <table:table-row table:style-name="ro1">
          <table:table-cell office:value-type="float" office:value="0.670441062">
            <text:p>0,670441062</text:p>
          </table:table-cell>
          <table:table-cell office:value-type="float" office:value="0.434221179">
            <text:p>0,434221179</text:p>
          </table:table-cell>
          <table:table-cell table:formula="of:=[.A224]/[.B224]" office:value-type="float" office:value="1.54400820232677">
            <text:p>1,544008202</text:p>
          </table:table-cell>
          <table:table-cell table:formula="of:=[.B224]-[.A224]" office:value-type="float" office:value="-0.236219883">
            <text:p>-0.236219883</text:p>
          </table:table-cell>
          <table:table-cell table:formula="of:=[.D224]^2" office:value-type="float" office:value="0.0557998331245337">
            <text:p>0.055799833</text:p>
          </table:table-cell>
          <table:table-cell table:formula="of:=ABS([.E224])" office:value-type="float" office:value="0.0557998331245337">
            <text:p>0.055799833</text:p>
          </table:table-cell>
          <table:table-cell table:formula="of:=SLOPE([.$B$2:.$B$1001];[.$A$2:.$A$1001])*[.A224]+INTERCEPT([.$B$2:.$B$1001];[.$A$2:.$A$1001])" office:value-type="float" office:value="0.633883978682629">
            <text:p>0.633883979</text:p>
          </table:table-cell>
          <table:table-cell table:formula="of:=[.B224]-[.G224]" office:value-type="float" office:value="-0.199662799682629">
            <text:p>-0.199662800</text:p>
          </table:table-cell>
          <table:table-cell table:formula="of:=[.H224]^2" office:value-type="float" office:value="0.0398652335771057">
            <text:p>0.039865234</text:p>
          </table:table-cell>
        </table:table-row>
        <table:table-row table:style-name="ro1">
          <table:table-cell office:value-type="float" office:value="0.374754641">
            <text:p>0,374754641</text:p>
          </table:table-cell>
          <table:table-cell office:value-type="float" office:value="0.703490761">
            <text:p>0,703490761</text:p>
          </table:table-cell>
          <table:table-cell office:value-type="string">
            <text:p>0,53270726749459</text:p>
          </table:table-cell>
          <table:table-cell table:formula="of:=[.B225]-[.A225]" office:value-type="float" office:value="0.32873612">
            <text:p>0.328736120</text:p>
          </table:table-cell>
          <table:table-cell table:formula="of:=[.D225]^2" office:value-type="float" office:value="0.108067436592654">
            <text:p>0.108067437</text:p>
          </table:table-cell>
          <table:table-cell table:formula="of:=ABS([.E225])" office:value-type="float" office:value="0.108067436592654">
            <text:p>0.108067437</text:p>
          </table:table-cell>
          <table:table-cell table:formula="of:=SLOPE([.$B$2:.$B$1001];[.$A$2:.$A$1001])*[.A225]+INTERCEPT([.$B$2:.$B$1001];[.$A$2:.$A$1001])" office:value-type="float" office:value="0.396154538634906">
            <text:p>0.396154539</text:p>
          </table:table-cell>
          <table:table-cell table:formula="of:=[.B225]-[.G225]" office:value-type="float" office:value="0.307336222365094">
            <text:p>0.307336222</text:p>
          </table:table-cell>
          <table:table-cell table:formula="of:=[.H225]^2" office:value-type="float" office:value="0.0944555535776468">
            <text:p>0.094455554</text:p>
          </table:table-cell>
        </table:table-row>
        <table:table-row table:style-name="ro1">
          <table:table-cell office:value-type="float" office:value="0.824882173">
            <text:p>0,824882173</text:p>
          </table:table-cell>
          <table:table-cell office:value-type="float" office:value="0.9999">
            <text:p>0,999900000</text:p>
          </table:table-cell>
          <table:table-cell office:value-type="string">
            <text:p>0,824964669466947</text:p>
          </table:table-cell>
          <table:table-cell table:formula="of:=[.B226]-[.A226]" office:value-type="float" office:value="0.175017827">
            <text:p>0.175017827</text:p>
          </table:table-cell>
          <table:table-cell table:formula="of:=[.D226]^2" office:value-type="float" office:value="0.0306312397678019">
            <text:p>0.030631240</text:p>
          </table:table-cell>
          <table:table-cell table:formula="of:=ABS([.E226])" office:value-type="float" office:value="0.0306312397678019">
            <text:p>0.030631240</text:p>
          </table:table-cell>
          <table:table-cell table:formula="of:=SLOPE([.$B$2:.$B$1001];[.$A$2:.$A$1001])*[.A226]+INTERCEPT([.$B$2:.$B$1001];[.$A$2:.$A$1001])" office:value-type="float" office:value="0.75805335620835">
            <text:p>0.758053356</text:p>
          </table:table-cell>
          <table:table-cell table:formula="of:=[.B226]-[.G226]" office:value-type="float" office:value="0.24184664379165">
            <text:p>0.241846644</text:p>
          </table:table-cell>
          <table:table-cell table:formula="of:=[.H226]^2" office:value-type="float" office:value="0.0584897991132851">
            <text:p>0.058489799</text:p>
          </table:table-cell>
        </table:table-row>
        <table:table-row table:style-name="ro1">
          <table:table-cell office:value-type="float" office:value="0.003355647">
            <text:p>0,003355647</text:p>
          </table:table-cell>
          <table:table-cell office:value-type="float" office:value="0.328735136">
            <text:p>0,328735136</text:p>
          </table:table-cell>
          <table:table-cell office:value-type="string">
            <text:p>0,0102077527849046</text:p>
          </table:table-cell>
          <table:table-cell table:formula="of:=[.B227]-[.A227]" office:value-type="float" office:value="0.325379489">
            <text:p>0.325379489</text:p>
          </table:table-cell>
          <table:table-cell table:formula="of:=[.D227]^2" office:value-type="float" office:value="0.105871811861901">
            <text:p>0.105871812</text:p>
          </table:table-cell>
          <table:table-cell table:formula="of:=ABS([.E227])" office:value-type="float" office:value="0.105871811861901">
            <text:p>0.105871812</text:p>
          </table:table-cell>
          <table:table-cell table:formula="of:=SLOPE([.$B$2:.$B$1001];[.$A$2:.$A$1001])*[.A227]+INTERCEPT([.$B$2:.$B$1001];[.$A$2:.$A$1001])" office:value-type="float" office:value="0.0975528152980472">
            <text:p>0.097552815</text:p>
          </table:table-cell>
          <table:table-cell table:formula="of:=[.B227]-[.G227]" office:value-type="float" office:value="0.231182320701953">
            <text:p>0.231182321</text:p>
          </table:table-cell>
          <table:table-cell table:formula="of:=[.H227]^2" office:value-type="float" office:value="0.0534452654051406">
            <text:p>0.053445265</text:p>
          </table:table-cell>
        </table:table-row>
        <table:table-row table:style-name="ro1">
          <table:table-cell office:value-type="float" office:value="0.314797531">
            <text:p>0,314797531</text:p>
          </table:table-cell>
          <table:table-cell office:value-type="float" office:value="0.480098692">
            <text:p>0,480098692</text:p>
          </table:table-cell>
          <table:table-cell office:value-type="string">
            <text:p>0,655693373561618</text:p>
          </table:table-cell>
          <table:table-cell table:formula="of:=[.B228]-[.A228]" office:value-type="float" office:value="0.165301161">
            <text:p>0.165301161</text:p>
          </table:table-cell>
          <table:table-cell table:formula="of:=[.D228]^2" office:value-type="float" office:value="0.0273244738279479">
            <text:p>0.027324474</text:p>
          </table:table-cell>
          <table:table-cell table:formula="of:=ABS([.E228])" office:value-type="float" office:value="0.0273244738279479">
            <text:p>0.027324474</text:p>
          </table:table-cell>
          <table:table-cell table:formula="of:=SLOPE([.$B$2:.$B$1001];[.$A$2:.$A$1001])*[.A228]+INTERCEPT([.$B$2:.$B$1001];[.$A$2:.$A$1001])" office:value-type="float" office:value="0.347949517454106">
            <text:p>0.347949517</text:p>
          </table:table-cell>
          <table:table-cell table:formula="of:=[.B228]-[.G228]" office:value-type="float" office:value="0.132149174545894">
            <text:p>0.132149175</text:p>
          </table:table-cell>
          <table:table-cell table:formula="of:=[.H228]^2" office:value-type="float" office:value="0.0174634043331611">
            <text:p>0.017463404</text:p>
          </table:table-cell>
        </table:table-row>
        <table:table-row table:style-name="ro1">
          <table:table-cell office:value-type="float" office:value="0.095782028">
            <text:p>0,095782028</text:p>
          </table:table-cell>
          <table:table-cell office:value-type="float" office:value="0.22239663">
            <text:p>0,222396630</text:p>
          </table:table-cell>
          <table:table-cell office:value-type="string">
            <text:p>0,430681112389158</text:p>
          </table:table-cell>
          <table:table-cell table:formula="of:=[.B229]-[.A229]" office:value-type="float" office:value="0.126614602">
            <text:p>0.126614602</text:p>
          </table:table-cell>
          <table:table-cell table:formula="of:=[.D229]^2" office:value-type="float" office:value="0.0160312574396184">
            <text:p>0.016031257</text:p>
          </table:table-cell>
          <table:table-cell table:formula="of:=ABS([.E229])" office:value-type="float" office:value="0.0160312574396184">
            <text:p>0.016031257</text:p>
          </table:table-cell>
          <table:table-cell table:formula="of:=SLOPE([.$B$2:.$B$1001];[.$A$2:.$A$1001])*[.A229]+INTERCEPT([.$B$2:.$B$1001];[.$A$2:.$A$1001])" office:value-type="float" office:value="0.171862862159373">
            <text:p>0.171862862</text:p>
          </table:table-cell>
          <table:table-cell table:formula="of:=[.B229]-[.G229]" office:value-type="float" office:value="0.0505337678406275">
            <text:p>0.050533768</text:p>
          </table:table-cell>
          <table:table-cell table:formula="of:=[.H229]^2" office:value-type="float" office:value="0.00255366169217044">
            <text:p>0.002553662</text:p>
          </table:table-cell>
        </table:table-row>
        <table:table-row table:style-name="ro1">
          <table:table-cell office:value-type="float" office:value="0.899261086">
            <text:p>0,899261086</text:p>
          </table:table-cell>
          <table:table-cell office:value-type="float" office:value="0.781903175">
            <text:p>0,781903175</text:p>
          </table:table-cell>
          <table:table-cell table:formula="of:=[.A230]/[.B230]" office:value-type="float" office:value="1.15009263902784">
            <text:p>1,150092639</text:p>
          </table:table-cell>
          <table:table-cell table:formula="of:=[.B230]-[.A230]" office:value-type="float" office:value="-0.117357911">
            <text:p>-0.117357911</text:p>
          </table:table-cell>
          <table:table-cell table:formula="of:=[.D230]^2" office:value-type="float" office:value="0.0137728792742839">
            <text:p>0.013772879</text:p>
          </table:table-cell>
          <table:table-cell table:formula="of:=ABS([.E230])" office:value-type="float" office:value="0.0137728792742839">
            <text:p>0.013772879</text:p>
          </table:table-cell>
          <table:table-cell table:formula="of:=SLOPE([.$B$2:.$B$1001];[.$A$2:.$A$1001])*[.A230]+INTERCEPT([.$B$2:.$B$1001];[.$A$2:.$A$1001])" office:value-type="float" office:value="0.817853387873817">
            <text:p>0.817853388</text:p>
          </table:table-cell>
          <table:table-cell table:formula="of:=[.B230]-[.G230]" office:value-type="float" office:value="-0.0359502128738165">
            <text:p>-0.035950213</text:p>
          </table:table-cell>
          <table:table-cell table:formula="of:=[.H230]^2" office:value-type="float" office:value="0.00129241780567272">
            <text:p>0.001292418</text:p>
          </table:table-cell>
        </table:table-row>
        <table:table-row table:style-name="ro1">
          <table:table-cell office:value-type="float" office:value="0.747160829">
            <text:p>0,747160829</text:p>
          </table:table-cell>
          <table:table-cell office:value-type="float" office:value="0.9999">
            <text:p>0,999900000</text:p>
          </table:table-cell>
          <table:table-cell office:value-type="string">
            <text:p>0,747235552555255</text:p>
          </table:table-cell>
          <table:table-cell table:formula="of:=[.B231]-[.A231]" office:value-type="float" office:value="0.252739171">
            <text:p>0.252739171</text:p>
          </table:table-cell>
          <table:table-cell table:formula="of:=[.D231]^2" office:value-type="float" office:value="0.0638770885577672">
            <text:p>0.063877089</text:p>
          </table:table-cell>
          <table:table-cell table:formula="of:=ABS([.E231])" office:value-type="float" office:value="0.0638770885577672">
            <text:p>0.063877089</text:p>
          </table:table-cell>
          <table:table-cell table:formula="of:=SLOPE([.$B$2:.$B$1001];[.$A$2:.$A$1001])*[.A231]+INTERCEPT([.$B$2:.$B$1001];[.$A$2:.$A$1001])" office:value-type="float" office:value="0.695566037628115">
            <text:p>0.695566038</text:p>
          </table:table-cell>
          <table:table-cell table:formula="of:=[.B231]-[.G231]" office:value-type="float" office:value="0.304333962371885">
            <text:p>0.304333962</text:p>
          </table:table-cell>
          <table:table-cell table:formula="of:=[.H231]^2" office:value-type="float" office:value="0.0926191606529717">
            <text:p>0.092619161</text:p>
          </table:table-cell>
        </table:table-row>
        <table:table-row table:style-name="ro1">
          <table:table-cell office:value-type="float" office:value="0.363848739">
            <text:p>0,363848739</text:p>
          </table:table-cell>
          <table:table-cell office:value-type="float" office:value="0.680671527">
            <text:p>0,680671527</text:p>
          </table:table-cell>
          <table:table-cell office:value-type="string">
            <text:p>0,534543791781083</text:p>
          </table:table-cell>
          <table:table-cell table:formula="of:=[.B232]-[.A232]" office:value-type="float" office:value="0.316822788">
            <text:p>0.316822788</text:p>
          </table:table-cell>
          <table:table-cell table:formula="of:=[.D232]^2" office:value-type="float" office:value="0.100376678996093">
            <text:p>0.100376679</text:p>
          </table:table-cell>
          <table:table-cell table:formula="of:=ABS([.E232])" office:value-type="float" office:value="0.100376678996093">
            <text:p>0.100376679</text:p>
          </table:table-cell>
          <table:table-cell table:formula="of:=SLOPE([.$B$2:.$B$1001];[.$A$2:.$A$1001])*[.A232]+INTERCEPT([.$B$2:.$B$1001];[.$A$2:.$A$1001])" office:value-type="float" office:value="0.387386283512107">
            <text:p>0.387386284</text:p>
          </table:table-cell>
          <table:table-cell table:formula="of:=[.B232]-[.G232]" office:value-type="float" office:value="0.293285243487893">
            <text:p>0.293285243</text:p>
          </table:table-cell>
          <table:table-cell table:formula="of:=[.H232]^2" office:value-type="float" office:value="0.0860162340477529">
            <text:p>0.086016234</text:p>
          </table:table-cell>
        </table:table-row>
        <table:table-row table:style-name="ro1">
          <table:table-cell office:value-type="float" office:value="0.571454295">
            <text:p>0,571454295</text:p>
          </table:table-cell>
          <table:table-cell office:value-type="float" office:value="0.488248155">
            <text:p>0,488248155</text:p>
          </table:table-cell>
          <table:table-cell table:formula="of:=[.A233]/[.B233]" office:value-type="float" office:value="1.17041772538803">
            <text:p>1,170417725</text:p>
          </table:table-cell>
          <table:table-cell table:formula="of:=[.B233]-[.A233]" office:value-type="float" office:value="-0.08320614">
            <text:p>-0.083206140</text:p>
          </table:table-cell>
          <table:table-cell table:formula="of:=[.D233]^2" office:value-type="float" office:value="0.0069232617336996">
            <text:p>0.006923262</text:p>
          </table:table-cell>
          <table:table-cell table:formula="of:=ABS([.E233])" office:value-type="float" office:value="0.0069232617336996">
            <text:p>0.006923262</text:p>
          </table:table-cell>
          <table:table-cell table:formula="of:=SLOPE([.$B$2:.$B$1001];[.$A$2:.$A$1001])*[.A233]+INTERCEPT([.$B$2:.$B$1001];[.$A$2:.$A$1001])" office:value-type="float" office:value="0.554299435667566">
            <text:p>0.554299436</text:p>
          </table:table-cell>
          <table:table-cell table:formula="of:=[.B233]-[.G233]" office:value-type="float" office:value="-0.0660512806675663">
            <text:p>-0.066051281</text:p>
          </table:table-cell>
          <table:table-cell table:formula="of:=[.H233]^2" office:value-type="float" office:value="0.00436277167782562">
            <text:p>0.004362772</text:p>
          </table:table-cell>
        </table:table-row>
        <table:table-row table:style-name="ro1">
          <table:table-cell office:value-type="float" office:value="0.18280328">
            <text:p>0,182803280</text:p>
          </table:table-cell>
          <table:table-cell office:value-type="float" office:value="0.091775409">
            <text:p>0,091775409</text:p>
          </table:table-cell>
          <table:table-cell table:formula="of:=[.A234]/[.B234]" office:value-type="float" office:value="1.9918547026034">
            <text:p>1,991854703</text:p>
          </table:table-cell>
          <table:table-cell table:formula="of:=[.B234]-[.A234]" office:value-type="float" office:value="-0.091027871">
            <text:p>-0.091027871</text:p>
          </table:table-cell>
          <table:table-cell table:formula="of:=[.D234]^2" office:value-type="float" office:value="0.00828607329879264">
            <text:p>0.008286073</text:p>
          </table:table-cell>
          <table:table-cell table:formula="of:=ABS([.E234])" office:value-type="float" office:value="0.00828607329879264">
            <text:p>0.008286073</text:p>
          </table:table-cell>
          <table:table-cell table:formula="of:=SLOPE([.$B$2:.$B$1001];[.$A$2:.$A$1001])*[.A234]+INTERCEPT([.$B$2:.$B$1001];[.$A$2:.$A$1001])" office:value-type="float" office:value="0.241827229952278">
            <text:p>0.241827230</text:p>
          </table:table-cell>
          <table:table-cell table:formula="of:=[.B234]-[.G234]" office:value-type="float" office:value="-0.150051820952278">
            <text:p>-0.150051821</text:p>
          </table:table-cell>
          <table:table-cell table:formula="of:=[.H234]^2" office:value-type="float" office:value="0.0225155489710944">
            <text:p>0.022515549</text:p>
          </table:table-cell>
        </table:table-row>
        <table:table-row table:style-name="ro1">
          <table:table-cell office:value-type="float" office:value="0.47668179">
            <text:p>0,476681790</text:p>
          </table:table-cell>
          <table:table-cell office:value-type="float" office:value="0.001301184">
            <text:p>0,001301184</text:p>
          </table:table-cell>
          <table:table-cell table:formula="of:=[.A235]/[.B235]" office:value-type="float" office:value="366.344644569869">
            <text:p>366,344644570</text:p>
          </table:table-cell>
          <table:table-cell table:formula="of:=[.B235]-[.A235]" office:value-type="float" office:value="-0.475380606">
            <text:p>-0.475380606</text:p>
          </table:table-cell>
          <table:table-cell table:formula="of:=[.D235]^2" office:value-type="float" office:value="0.225986720560927">
            <text:p>0.225986721</text:p>
          </table:table-cell>
          <table:table-cell table:formula="of:=ABS([.E235])" office:value-type="float" office:value="0.225986720560927">
            <text:p>0.225986721</text:p>
          </table:table-cell>
          <table:table-cell table:formula="of:=SLOPE([.$B$2:.$B$1001];[.$A$2:.$A$1001])*[.A235]+INTERCEPT([.$B$2:.$B$1001];[.$A$2:.$A$1001])" office:value-type="float" office:value="0.478103124489752">
            <text:p>0.478103124</text:p>
          </table:table-cell>
          <table:table-cell table:formula="of:=[.B235]-[.G235]" office:value-type="float" office:value="-0.476801940489752">
            <text:p>-0.476801940</text:p>
          </table:table-cell>
          <table:table-cell table:formula="of:=[.H235]^2" office:value-type="float" office:value="0.227340090454793">
            <text:p>0.227340090</text:p>
          </table:table-cell>
        </table:table-row>
        <table:table-row table:style-name="ro1">
          <table:table-cell office:value-type="float" office:value="0.766931577">
            <text:p>0,766931577</text:p>
          </table:table-cell>
          <table:table-cell office:value-type="float" office:value="0.712446831">
            <text:p>0,712446831</text:p>
          </table:table-cell>
          <table:table-cell table:formula="of:=[.A236]/[.B236]" office:value-type="float" office:value="1.0764755257926">
            <text:p>1,076475526</text:p>
          </table:table-cell>
          <table:table-cell table:formula="of:=[.B236]-[.A236]" office:value-type="float" office:value="-0.054484746">
            <text:p>-0.054484746</text:p>
          </table:table-cell>
          <table:table-cell table:formula="of:=[.D236]^2" office:value-type="float" office:value="0.00296858754668451">
            <text:p>0.002968588</text:p>
          </table:table-cell>
          <table:table-cell table:formula="of:=ABS([.E236])" office:value-type="float" office:value="0.00296858754668451">
            <text:p>0.002968588</text:p>
          </table:table-cell>
          <table:table-cell table:formula="of:=SLOPE([.$B$2:.$B$1001];[.$A$2:.$A$1001])*[.A236]+INTERCEPT([.$B$2:.$B$1001];[.$A$2:.$A$1001])" office:value-type="float" office:value="0.711461555709295">
            <text:p>0.711461556</text:p>
          </table:table-cell>
          <table:table-cell table:formula="of:=[.B236]-[.G236]" office:value-type="float" office:value="0.000985275290705578">
            <text:p>0.000985275</text:p>
          </table:table-cell>
          <table:table-cell table:formula="of:=[.H236]^2" office:value-type="float" office:value="0.000000970767398474962">
            <text:p>0.000000971</text:p>
          </table:table-cell>
        </table:table-row>
        <table:table-row table:style-name="ro1">
          <table:table-cell office:value-type="float" office:value="0.272123505">
            <text:p>0,272123505</text:p>
          </table:table-cell>
          <table:table-cell office:value-type="float" office:value="0.0001">
            <text:p>0,000100000</text:p>
          </table:table-cell>
          <table:table-cell table:formula="of:=[.A237]/[.B237]" office:value-type="float" office:value="2721.23505">
            <text:p>2721,235050000</text:p>
          </table:table-cell>
          <table:table-cell table:formula="of:=[.B237]-[.A237]" office:value-type="float" office:value="-0.272023505">
            <text:p>-0.272023505</text:p>
          </table:table-cell>
          <table:table-cell table:formula="of:=[.D237]^2" office:value-type="float" office:value="0.0739967872724851">
            <text:p>0.073996787</text:p>
          </table:table-cell>
          <table:table-cell table:formula="of:=ABS([.E237])" office:value-type="float" office:value="0.0739967872724851">
            <text:p>0.073996787</text:p>
          </table:table-cell>
          <table:table-cell table:formula="of:=SLOPE([.$B$2:.$B$1001];[.$A$2:.$A$1001])*[.A237]+INTERCEPT([.$B$2:.$B$1001];[.$A$2:.$A$1001])" office:value-type="float" office:value="0.31363995304715">
            <text:p>0.313639953</text:p>
          </table:table-cell>
          <table:table-cell table:formula="of:=[.B237]-[.G237]" office:value-type="float" office:value="-0.31353995304715">
            <text:p>-0.313539953</text:p>
          </table:table-cell>
          <table:table-cell table:formula="of:=[.H237]^2" office:value-type="float" office:value="0.0983073021568088">
            <text:p>0.098307302</text:p>
          </table:table-cell>
        </table:table-row>
        <table:table-row table:style-name="ro1">
          <table:table-cell office:value-type="float" office:value="0.034756419">
            <text:p>0,034756419</text:p>
          </table:table-cell>
          <table:table-cell office:value-type="float" office:value="0.0001">
            <text:p>0,000100000</text:p>
          </table:table-cell>
          <table:table-cell table:formula="of:=[.A238]/[.B238]" office:value-type="float" office:value="347.56419">
            <text:p>347,564190000</text:p>
          </table:table-cell>
          <table:table-cell table:formula="of:=[.B238]-[.A238]" office:value-type="float" office:value="-0.034656419">
            <text:p>-0.034656419</text:p>
          </table:table-cell>
          <table:table-cell table:formula="of:=[.D238]^2" office:value-type="float" office:value="0.00120106737790356">
            <text:p>0.001201067</text:p>
          </table:table-cell>
          <table:table-cell table:formula="of:=ABS([.E238])" office:value-type="float" office:value="0.00120106737790356">
            <text:p>0.001201067</text:p>
          </table:table-cell>
          <table:table-cell table:formula="of:=SLOPE([.$B$2:.$B$1001];[.$A$2:.$A$1001])*[.A238]+INTERCEPT([.$B$2:.$B$1001];[.$A$2:.$A$1001])" office:value-type="float" office:value="0.122798776608615">
            <text:p>0.122798777</text:p>
          </table:table-cell>
          <table:table-cell table:formula="of:=[.B238]-[.G238]" office:value-type="float" office:value="-0.122698776608615">
            <text:p>-0.122698777</text:p>
          </table:table-cell>
          <table:table-cell table:formula="of:=[.H238]^2" office:value-type="float" office:value="0.0150549897812508">
            <text:p>0.015054990</text:p>
          </table:table-cell>
        </table:table-row>
        <table:table-row table:style-name="ro1">
          <table:table-cell office:value-type="float" office:value="0.057716653">
            <text:p>0,057716653</text:p>
          </table:table-cell>
          <table:table-cell office:value-type="float" office:value="0.329459944">
            <text:p>0,329459944</text:p>
          </table:table-cell>
          <table:table-cell office:value-type="string">
            <text:p>0,175185645633449</text:p>
          </table:table-cell>
          <table:table-cell table:formula="of:=[.B239]-[.A239]" office:value-type="float" office:value="0.271743291">
            <text:p>0.271743291</text:p>
          </table:table-cell>
          <table:table-cell table:formula="of:=[.D239]^2" office:value-type="float" office:value="0.0738444162035107">
            <text:p>0.073844416</text:p>
          </table:table-cell>
          <table:table-cell table:formula="of:=ABS([.E239])" office:value-type="float" office:value="0.0738444162035107">
            <text:p>0.073844416</text:p>
          </table:table-cell>
          <table:table-cell table:formula="of:=SLOPE([.$B$2:.$B$1001];[.$A$2:.$A$1001])*[.A239]+INTERCEPT([.$B$2:.$B$1001];[.$A$2:.$A$1001])" office:value-type="float" office:value="0.141258615087923">
            <text:p>0.141258615</text:p>
          </table:table-cell>
          <table:table-cell table:formula="of:=[.B239]-[.G239]" office:value-type="float" office:value="0.188201328912077">
            <text:p>0.188201329</text:p>
          </table:table-cell>
          <table:table-cell table:formula="of:=[.H239]^2" office:value-type="float" office:value="0.0354197402042718">
            <text:p>0.035419740</text:p>
          </table:table-cell>
        </table:table-row>
        <table:table-row table:style-name="ro1">
          <table:table-cell office:value-type="float" office:value="0.375239897">
            <text:p>0,375239897</text:p>
          </table:table-cell>
          <table:table-cell office:value-type="float" office:value="0.412802192">
            <text:p>0,412802192</text:p>
          </table:table-cell>
          <table:table-cell office:value-type="string">
            <text:p>0,909006551496219</text:p>
          </table:table-cell>
          <table:table-cell table:formula="of:=[.B240]-[.A240]" office:value-type="float" office:value="0.037562295">
            <text:p>0.037562295</text:p>
          </table:table-cell>
          <table:table-cell table:formula="of:=[.D240]^2" office:value-type="float" office:value="0.00141092600566702">
            <text:p>0.001410926</text:p>
          </table:table-cell>
          <table:table-cell table:formula="of:=ABS([.E240])" office:value-type="float" office:value="0.00141092600566702">
            <text:p>0.001410926</text:p>
          </table:table-cell>
          <table:table-cell table:formula="of:=SLOPE([.$B$2:.$B$1001];[.$A$2:.$A$1001])*[.A240]+INTERCEPT([.$B$2:.$B$1001];[.$A$2:.$A$1001])" office:value-type="float" office:value="0.396544680450582">
            <text:p>0.396544680</text:p>
          </table:table-cell>
          <table:table-cell table:formula="of:=[.B240]-[.G240]" office:value-type="float" office:value="0.016257511549418">
            <text:p>0.016257512</text:p>
          </table:table-cell>
          <table:table-cell table:formula="of:=[.H240]^2" office:value-type="float" office:value="0.000264306681779458">
            <text:p>0.000264307</text:p>
          </table:table-cell>
        </table:table-row>
        <table:table-row table:style-name="ro1">
          <table:table-cell office:value-type="float" office:value="0.03196625">
            <text:p>0,031966250</text:p>
          </table:table-cell>
          <table:table-cell office:value-type="float" office:value="0.487729299">
            <text:p>0,487729299</text:p>
          </table:table-cell>
          <table:table-cell office:value-type="string">
            <text:p>0,0655409672241159</text:p>
          </table:table-cell>
          <table:table-cell table:formula="of:=[.B241]-[.A241]" office:value-type="float" office:value="0.455763049">
            <text:p>0.455763049</text:p>
          </table:table-cell>
          <table:table-cell table:formula="of:=[.D241]^2" office:value-type="float" office:value="0.207719956833776">
            <text:p>0.207719957</text:p>
          </table:table-cell>
          <table:table-cell table:formula="of:=ABS([.E241])" office:value-type="float" office:value="0.207719956833776">
            <text:p>0.207719957</text:p>
          </table:table-cell>
          <table:table-cell table:formula="of:=SLOPE([.$B$2:.$B$1001];[.$A$2:.$A$1001])*[.A241]+INTERCEPT([.$B$2:.$B$1001];[.$A$2:.$A$1001])" office:value-type="float" office:value="0.120555503780038">
            <text:p>0.120555504</text:p>
          </table:table-cell>
          <table:table-cell table:formula="of:=[.B241]-[.G241]" office:value-type="float" office:value="0.367173795219962">
            <text:p>0.367173795</text:p>
          </table:table-cell>
          <table:table-cell table:formula="of:=[.H241]^2" office:value-type="float" office:value="0.134816595896231">
            <text:p>0.134816596</text:p>
          </table:table-cell>
        </table:table-row>
        <table:table-row table:style-name="ro1">
          <table:table-cell office:value-type="float" office:value="0.13870146">
            <text:p>0,138701460</text:p>
          </table:table-cell>
          <table:table-cell office:value-type="float" office:value="0.231666665">
            <text:p>0,231666665</text:p>
          </table:table-cell>
          <table:table-cell office:value-type="string">
            <text:p>0,598711342436772</text:p>
          </table:table-cell>
          <table:table-cell table:formula="of:=[.B242]-[.A242]" office:value-type="float" office:value="0.092965205">
            <text:p>0.092965205</text:p>
          </table:table-cell>
          <table:table-cell table:formula="of:=[.D242]^2" office:value-type="float" office:value="0.00864252934069203">
            <text:p>0.008642529</text:p>
          </table:table-cell>
          <table:table-cell table:formula="of:=ABS([.E242])" office:value-type="float" office:value="0.00864252934069203">
            <text:p>0.008642529</text:p>
          </table:table-cell>
          <table:table-cell table:formula="of:=SLOPE([.$B$2:.$B$1001];[.$A$2:.$A$1001])*[.A242]+INTERCEPT([.$B$2:.$B$1001];[.$A$2:.$A$1001])" office:value-type="float" office:value="0.20636973096322">
            <text:p>0.206369731</text:p>
          </table:table-cell>
          <table:table-cell table:formula="of:=[.B242]-[.G242]" office:value-type="float" office:value="0.0252969340367796">
            <text:p>0.025296934</text:p>
          </table:table-cell>
          <table:table-cell table:formula="of:=[.H242]^2" office:value-type="float" office:value="0.000639934871661177">
            <text:p>0.000639935</text:p>
          </table:table-cell>
        </table:table-row>
        <table:table-row table:style-name="ro1">
          <table:table-cell office:value-type="float" office:value="0.986353516">
            <text:p>0,986353516</text:p>
          </table:table-cell>
          <table:table-cell office:value-type="float" office:value="0.9999">
            <text:p>0,999900000</text:p>
          </table:table-cell>
          <table:table-cell office:value-type="string">
            <text:p>0,986452161216122</text:p>
          </table:table-cell>
          <table:table-cell table:formula="of:=[.B243]-[.A243]" office:value-type="float" office:value="0.0135464839999999">
            <text:p>0.013546484</text:p>
          </table:table-cell>
          <table:table-cell table:formula="of:=[.D243]^2" office:value-type="float" office:value="0.000183507228762254">
            <text:p>0.000183507</text:p>
          </table:table-cell>
          <table:table-cell table:formula="of:=ABS([.E243])" office:value-type="float" office:value="0.000183507228762254">
            <text:p>0.000183507</text:p>
          </table:table-cell>
          <table:table-cell table:formula="of:=SLOPE([.$B$2:.$B$1001];[.$A$2:.$A$1001])*[.A243]+INTERCEPT([.$B$2:.$B$1001];[.$A$2:.$A$1001])" office:value-type="float" office:value="0.887874982190776">
            <text:p>0.887874982</text:p>
          </table:table-cell>
          <table:table-cell table:formula="of:=[.B243]-[.G243]" office:value-type="float" office:value="0.112025017809224">
            <text:p>0.112025018</text:p>
          </table:table-cell>
          <table:table-cell table:formula="of:=[.H243]^2" office:value-type="float" office:value="0.0125496046151571">
            <text:p>0.012549605</text:p>
          </table:table-cell>
        </table:table-row>
        <table:table-row table:style-name="ro1">
          <table:table-cell office:value-type="float" office:value="0.758937552">
            <text:p>0,758937552</text:p>
          </table:table-cell>
          <table:table-cell office:value-type="float" office:value="0.9999">
            <text:p>0,999900000</text:p>
          </table:table-cell>
          <table:table-cell office:value-type="string">
            <text:p>0,759013453345335</text:p>
          </table:table-cell>
          <table:table-cell table:formula="of:=[.B244]-[.A244]" office:value-type="float" office:value="0.240962448">
            <text:p>0.240962448</text:p>
          </table:table-cell>
          <table:table-cell table:formula="of:=[.D244]^2" office:value-type="float" office:value="0.0580629013461527">
            <text:p>0.058062901</text:p>
          </table:table-cell>
          <table:table-cell table:formula="of:=ABS([.E244])" office:value-type="float" office:value="0.0580629013461527">
            <text:p>0.058062901</text:p>
          </table:table-cell>
          <table:table-cell table:formula="of:=SLOPE([.$B$2:.$B$1001];[.$A$2:.$A$1001])*[.A244]+INTERCEPT([.$B$2:.$B$1001];[.$A$2:.$A$1001])" office:value-type="float" office:value="0.705034425641737">
            <text:p>0.705034426</text:p>
          </table:table-cell>
          <table:table-cell table:formula="of:=[.B244]-[.G244]" office:value-type="float" office:value="0.294865574358263">
            <text:p>0.294865574</text:p>
          </table:table-cell>
          <table:table-cell table:formula="of:=[.H244]^2" office:value-type="float" office:value="0.0869457069416283">
            <text:p>0.086945707</text:p>
          </table:table-cell>
        </table:table-row>
        <table:table-row table:style-name="ro1">
          <table:table-cell office:value-type="float" office:value="0.035252092">
            <text:p>0,035252092</text:p>
          </table:table-cell>
          <table:table-cell office:value-type="float" office:value="0.199266521">
            <text:p>0,199266521</text:p>
          </table:table-cell>
          <table:table-cell office:value-type="string">
            <text:p>0,176909256121353</text:p>
          </table:table-cell>
          <table:table-cell table:formula="of:=[.B245]-[.A245]" office:value-type="float" office:value="0.164014429">
            <text:p>0.164014429</text:p>
          </table:table-cell>
          <table:table-cell table:formula="of:=[.D245]^2" office:value-type="float" office:value="0.026900732920196">
            <text:p>0.026900733</text:p>
          </table:table-cell>
          <table:table-cell table:formula="of:=ABS([.E245])" office:value-type="float" office:value="0.026900732920196">
            <text:p>0.026900733</text:p>
          </table:table-cell>
          <table:table-cell table:formula="of:=SLOPE([.$B$2:.$B$1001];[.$A$2:.$A$1001])*[.A245]+INTERCEPT([.$B$2:.$B$1001];[.$A$2:.$A$1001])" office:value-type="float" office:value="0.123197293606245">
            <text:p>0.123197294</text:p>
          </table:table-cell>
          <table:table-cell table:formula="of:=[.B245]-[.G245]" office:value-type="float" office:value="0.0760692273937554">
            <text:p>0.076069227</text:p>
          </table:table-cell>
          <table:table-cell table:formula="of:=[.H245]^2" office:value-type="float" office:value="0.00578652735628287">
            <text:p>0.005786527</text:p>
          </table:table-cell>
        </table:table-row>
        <table:table-row table:style-name="ro1">
          <table:table-cell office:value-type="float" office:value="0.049658319">
            <text:p>0,049658319</text:p>
          </table:table-cell>
          <table:table-cell office:value-type="float" office:value="0.171371628">
            <text:p>0,171371628</text:p>
          </table:table-cell>
          <table:table-cell office:value-type="string">
            <text:p>0,289769780327932</text:p>
          </table:table-cell>
          <table:table-cell table:formula="of:=[.B246]-[.A246]" office:value-type="float" office:value="0.121713309">
            <text:p>0.121713309</text:p>
          </table:table-cell>
          <table:table-cell table:formula="of:=[.D246]^2" office:value-type="float" office:value="0.0148141295877295">
            <text:p>0.014814130</text:p>
          </table:table-cell>
          <table:table-cell table:formula="of:=ABS([.E246])" office:value-type="float" office:value="0.0148141295877295">
            <text:p>0.014814130</text:p>
          </table:table-cell>
          <table:table-cell table:formula="of:=SLOPE([.$B$2:.$B$1001];[.$A$2:.$A$1001])*[.A246]+INTERCEPT([.$B$2:.$B$1001];[.$A$2:.$A$1001])" office:value-type="float" office:value="0.134779781115573">
            <text:p>0.134779781</text:p>
          </table:table-cell>
          <table:table-cell table:formula="of:=[.B246]-[.G246]" office:value-type="float" office:value="0.0365918468844274">
            <text:p>0.036591847</text:p>
          </table:table-cell>
          <table:table-cell table:formula="of:=[.H246]^2" office:value-type="float" office:value="0.00133896325841338">
            <text:p>0.001338963</text:p>
          </table:table-cell>
        </table:table-row>
        <table:table-row table:style-name="ro1">
          <table:table-cell office:value-type="float" office:value="0.452110582">
            <text:p>0,452110582</text:p>
          </table:table-cell>
          <table:table-cell office:value-type="float" office:value="0.879267367">
            <text:p>0,879267367</text:p>
          </table:table-cell>
          <table:table-cell office:value-type="string">
            <text:p>0,514190107546662</text:p>
          </table:table-cell>
          <table:table-cell table:formula="of:=[.B247]-[.A247]" office:value-type="float" office:value="0.427156785">
            <text:p>0.427156785</text:p>
          </table:table-cell>
          <table:table-cell table:formula="of:=[.D247]^2" office:value-type="float" office:value="0.182462918971536">
            <text:p>0.182462919</text:p>
          </table:table-cell>
          <table:table-cell table:formula="of:=ABS([.E247])" office:value-type="float" office:value="0.182462918971536">
            <text:p>0.182462919</text:p>
          </table:table-cell>
          <table:table-cell table:formula="of:=SLOPE([.$B$2:.$B$1001];[.$A$2:.$A$1001])*[.A247]+INTERCEPT([.$B$2:.$B$1001];[.$A$2:.$A$1001])" office:value-type="float" office:value="0.458348076221452">
            <text:p>0.458348076</text:p>
          </table:table-cell>
          <table:table-cell table:formula="of:=[.B247]-[.G247]" office:value-type="float" office:value="0.420919290778549">
            <text:p>0.420919291</text:p>
          </table:table-cell>
          <table:table-cell table:formula="of:=[.H247]^2" office:value-type="float" office:value="0.177173049349516">
            <text:p>0.177173049</text:p>
          </table:table-cell>
        </table:table-row>
        <table:table-row table:style-name="ro1">
          <table:table-cell office:value-type="float" office:value="0.487414452">
            <text:p>0,487414452</text:p>
          </table:table-cell>
          <table:table-cell office:value-type="float" office:value="0.014835409">
            <text:p>0,014835409</text:p>
          </table:table-cell>
          <table:table-cell table:formula="of:=[.A248]/[.B248]" office:value-type="float" office:value="32.8548038008254">
            <text:p>32,854803801</text:p>
          </table:table-cell>
          <table:table-cell table:formula="of:=[.B248]-[.A248]" office:value-type="float" office:value="-0.472579043">
            <text:p>-0.472579043</text:p>
          </table:table-cell>
          <table:table-cell table:formula="of:=[.D248]^2" office:value-type="float" office:value="0.223330951882796">
            <text:p>0.223330952</text:p>
          </table:table-cell>
          <table:table-cell table:formula="of:=ABS([.E248])" office:value-type="float" office:value="0.223330951882796">
            <text:p>0.223330952</text:p>
          </table:table-cell>
          <table:table-cell table:formula="of:=SLOPE([.$B$2:.$B$1001];[.$A$2:.$A$1001])*[.A248]+INTERCEPT([.$B$2:.$B$1001];[.$A$2:.$A$1001])" office:value-type="float" office:value="0.486732096083553">
            <text:p>0.486732096</text:p>
          </table:table-cell>
          <table:table-cell table:formula="of:=[.B248]-[.G248]" office:value-type="float" office:value="-0.471896687083553">
            <text:p>-0.471896687</text:p>
          </table:table-cell>
          <table:table-cell table:formula="of:=[.H248]^2" office:value-type="float" office:value="0.222686483280433">
            <text:p>0.222686483</text:p>
          </table:table-cell>
        </table:table-row>
        <table:table-row table:style-name="ro1">
          <table:table-cell office:value-type="float" office:value="0.923873119">
            <text:p>0,923873119</text:p>
          </table:table-cell>
          <table:table-cell office:value-type="float" office:value="0.569658765">
            <text:p>0,569658765</text:p>
          </table:table-cell>
          <table:table-cell table:formula="of:=[.A249]/[.B249]" office:value-type="float" office:value="1.62180093726812">
            <text:p>1,621800937</text:p>
          </table:table-cell>
          <table:table-cell table:formula="of:=[.B249]-[.A249]" office:value-type="float" office:value="-0.354214354">
            <text:p>-0.354214354</text:p>
          </table:table-cell>
          <table:table-cell table:formula="of:=[.D249]^2" office:value-type="float" office:value="0.125467808579637">
            <text:p>0.125467809</text:p>
          </table:table-cell>
          <table:table-cell table:formula="of:=ABS([.E249])" office:value-type="float" office:value="0.125467808579637">
            <text:p>0.125467809</text:p>
          </table:table-cell>
          <table:table-cell table:formula="of:=SLOPE([.$B$2:.$B$1001];[.$A$2:.$A$1001])*[.A249]+INTERCEPT([.$B$2:.$B$1001];[.$A$2:.$A$1001])" office:value-type="float" office:value="0.837641259104894">
            <text:p>0.837641259</text:p>
          </table:table-cell>
          <table:table-cell table:formula="of:=[.B249]-[.G249]" office:value-type="float" office:value="-0.267982494104894">
            <text:p>-0.267982494</text:p>
          </table:table-cell>
          <table:table-cell table:formula="of:=[.H249]^2" office:value-type="float" office:value="0.0718146171466794">
            <text:p>0.071814617</text:p>
          </table:table-cell>
        </table:table-row>
        <table:table-row table:style-name="ro1">
          <table:table-cell office:value-type="float" office:value="0.810737649">
            <text:p>0,810737649</text:p>
          </table:table-cell>
          <table:table-cell office:value-type="float" office:value="0.9999">
            <text:p>0,999900000</text:p>
          </table:table-cell>
          <table:table-cell office:value-type="string">
            <text:p>0,810818730873087</text:p>
          </table:table-cell>
          <table:table-cell table:formula="of:=[.B250]-[.A250]" office:value-type="float" office:value="0.189162351">
            <text:p>0.189162351</text:p>
          </table:table-cell>
          <table:table-cell table:formula="of:=[.D250]^2" office:value-type="float" office:value="0.0357823950358472">
            <text:p>0.035782395</text:p>
          </table:table-cell>
          <table:table-cell table:formula="of:=ABS([.E250])" office:value-type="float" office:value="0.0357823950358472">
            <text:p>0.035782395</text:p>
          </table:table-cell>
          <table:table-cell table:formula="of:=SLOPE([.$B$2:.$B$1001];[.$A$2:.$A$1001])*[.A250]+INTERCEPT([.$B$2:.$B$1001];[.$A$2:.$A$1001])" office:value-type="float" office:value="0.746681275749297">
            <text:p>0.746681276</text:p>
          </table:table-cell>
          <table:table-cell table:formula="of:=[.B250]-[.G250]" office:value-type="float" office:value="0.253218724250703">
            <text:p>0.253218724</text:p>
          </table:table-cell>
          <table:table-cell table:formula="of:=[.H250]^2" office:value-type="float" office:value="0.0641197223111537">
            <text:p>0.064119722</text:p>
          </table:table-cell>
        </table:table-row>
        <table:table-row table:style-name="ro1">
          <table:table-cell office:value-type="float" office:value="0.364077662">
            <text:p>0,364077662</text:p>
          </table:table-cell>
          <table:table-cell office:value-type="float" office:value="0.561844884">
            <text:p>0,561844884</text:p>
          </table:table-cell>
          <table:table-cell office:value-type="string">
            <text:p>0,64800387503395</text:p>
          </table:table-cell>
          <table:table-cell table:formula="of:=[.B251]-[.A251]" office:value-type="float" office:value="0.197767222">
            <text:p>0.197767222</text:p>
          </table:table-cell>
          <table:table-cell table:formula="of:=[.D251]^2" office:value-type="float" office:value="0.0391118740975973">
            <text:p>0.039111874</text:p>
          </table:table-cell>
          <table:table-cell table:formula="of:=ABS([.E251])" office:value-type="float" office:value="0.0391118740975973">
            <text:p>0.039111874</text:p>
          </table:table-cell>
          <table:table-cell table:formula="of:=SLOPE([.$B$2:.$B$1001];[.$A$2:.$A$1001])*[.A251]+INTERCEPT([.$B$2:.$B$1001];[.$A$2:.$A$1001])" office:value-type="float" office:value="0.387570335713151">
            <text:p>0.387570336</text:p>
          </table:table-cell>
          <table:table-cell table:formula="of:=[.B251]-[.G251]" office:value-type="float" office:value="0.174274548286849">
            <text:p>0.174274548</text:p>
          </table:table-cell>
          <table:table-cell table:formula="of:=[.H251]^2" office:value-type="float" office:value="0.0303716181805852">
            <text:p>0.030371618</text:p>
          </table:table-cell>
        </table:table-row>
        <table:table-row table:style-name="ro1">
          <table:table-cell office:value-type="float" office:value="0.114701963">
            <text:p>0,114701963</text:p>
          </table:table-cell>
          <table:table-cell office:value-type="float" office:value="0.580867673">
            <text:p>0,580867673</text:p>
          </table:table-cell>
          <table:table-cell office:value-type="string">
            <text:p>0,197466597525733</text:p>
          </table:table-cell>
          <table:table-cell table:formula="of:=[.B252]-[.A252]" office:value-type="float" office:value="0.46616571">
            <text:p>0.466165710</text:p>
          </table:table-cell>
          <table:table-cell table:formula="of:=[.D252]^2" office:value-type="float" office:value="0.217310469179804">
            <text:p>0.217310469</text:p>
          </table:table-cell>
          <table:table-cell table:formula="of:=ABS([.E252])" office:value-type="float" office:value="0.217310469179804">
            <text:p>0.217310469</text:p>
          </table:table-cell>
          <table:table-cell table:formula="of:=SLOPE([.$B$2:.$B$1001];[.$A$2:.$A$1001])*[.A252]+INTERCEPT([.$B$2:.$B$1001];[.$A$2:.$A$1001])" office:value-type="float" office:value="0.187074333616458">
            <text:p>0.187074334</text:p>
          </table:table-cell>
          <table:table-cell table:formula="of:=[.B252]-[.G252]" office:value-type="float" office:value="0.393793339383542">
            <text:p>0.393793339</text:p>
          </table:table-cell>
          <table:table-cell table:formula="of:=[.H252]^2" office:value-type="float" office:value="0.155073194142841">
            <text:p>0.155073194</text:p>
          </table:table-cell>
        </table:table-row>
        <table:table-row table:style-name="ro1">
          <table:table-cell office:value-type="float" office:value="0.000798173">
            <text:p>0,000798173</text:p>
          </table:table-cell>
          <table:table-cell office:value-type="float" office:value="0.0001">
            <text:p>0,000100000</text:p>
          </table:table-cell>
          <table:table-cell table:formula="of:=[.A253]/[.B253]" office:value-type="float" office:value="7.98173">
            <text:p>7,981730000</text:p>
          </table:table-cell>
          <table:table-cell table:formula="of:=[.B253]-[.A253]" office:value-type="float" office:value="-0.000698173">
            <text:p>-0.000698173</text:p>
          </table:table-cell>
          <table:table-cell table:formula="of:=[.D253]^2" office:value-type="float" office:value="0.000000487445537929">
            <text:p>0.000000487</text:p>
          </table:table-cell>
          <table:table-cell table:formula="of:=ABS([.E253])" office:value-type="float" office:value="0.000000487445537929">
            <text:p>0.000000487</text:p>
          </table:table-cell>
          <table:table-cell table:formula="of:=SLOPE([.$B$2:.$B$1001];[.$A$2:.$A$1001])*[.A253]+INTERCEPT([.$B$2:.$B$1001];[.$A$2:.$A$1001])" office:value-type="float" office:value="0.0954966273273571">
            <text:p>0.095496627</text:p>
          </table:table-cell>
          <table:table-cell table:formula="of:=[.B253]-[.G253]" office:value-type="float" office:value="-0.0953966273273571">
            <text:p>-0.095396627</text:p>
          </table:table-cell>
          <table:table-cell table:formula="of:=[.H253]^2" office:value-type="float" office:value="0.00910051650543466">
            <text:p>0.009100517</text:p>
          </table:table-cell>
        </table:table-row>
        <table:table-row table:style-name="ro1">
          <table:table-cell office:value-type="float" office:value="0.883234072">
            <text:p>0,883234072</text:p>
          </table:table-cell>
          <table:table-cell office:value-type="float" office:value="0.390296394">
            <text:p>0,390296394</text:p>
          </table:table-cell>
          <table:table-cell table:formula="of:=[.A254]/[.B254]" office:value-type="float" office:value="2.26298291651652">
            <text:p>2,262982917</text:p>
          </table:table-cell>
          <table:table-cell table:formula="of:=[.B254]-[.A254]" office:value-type="float" office:value="-0.492937678">
            <text:p>-0.492937678</text:p>
          </table:table-cell>
          <table:table-cell table:formula="of:=[.D254]^2" office:value-type="float" office:value="0.242987554392032">
            <text:p>0.242987554</text:p>
          </table:table-cell>
          <table:table-cell table:formula="of:=ABS([.E254])" office:value-type="float" office:value="0.242987554392032">
            <text:p>0.242987554</text:p>
          </table:table-cell>
          <table:table-cell table:formula="of:=SLOPE([.$B$2:.$B$1001];[.$A$2:.$A$1001])*[.A254]+INTERCEPT([.$B$2:.$B$1001];[.$A$2:.$A$1001])" office:value-type="float" office:value="0.804967801004553">
            <text:p>0.804967801</text:p>
          </table:table-cell>
          <table:table-cell table:formula="of:=[.B254]-[.G254]" office:value-type="float" office:value="-0.414671407004553">
            <text:p>-0.414671407</text:p>
          </table:table-cell>
          <table:table-cell table:formula="of:=[.H254]^2" office:value-type="float" office:value="0.171952375787136">
            <text:p>0.171952376</text:p>
          </table:table-cell>
        </table:table-row>
        <table:table-row table:style-name="ro1">
          <table:table-cell office:value-type="float" office:value="0.432397847">
            <text:p>0,432397847</text:p>
          </table:table-cell>
          <table:table-cell office:value-type="float" office:value="0.0001">
            <text:p>0,000100000</text:p>
          </table:table-cell>
          <table:table-cell table:formula="of:=[.A255]/[.B255]" office:value-type="float" office:value="4323.97847">
            <text:p>4323,978470000</text:p>
          </table:table-cell>
          <table:table-cell table:formula="of:=[.B255]-[.A255]" office:value-type="float" office:value="-0.432297847">
            <text:p>-0.432297847</text:p>
          </table:table-cell>
          <table:table-cell table:formula="of:=[.D255]^2" office:value-type="float" office:value="0.186881428520835">
            <text:p>0.186881429</text:p>
          </table:table-cell>
          <table:table-cell table:formula="of:=ABS([.E255])" office:value-type="float" office:value="0.186881428520835">
            <text:p>0.186881429</text:p>
          </table:table-cell>
          <table:table-cell table:formula="of:=SLOPE([.$B$2:.$B$1001];[.$A$2:.$A$1001])*[.A255]+INTERCEPT([.$B$2:.$B$1001];[.$A$2:.$A$1001])" office:value-type="float" office:value="0.442499200113072">
            <text:p>0.442499200</text:p>
          </table:table-cell>
          <table:table-cell table:formula="of:=[.B255]-[.G255]" office:value-type="float" office:value="-0.442399200113072">
            <text:p>-0.442399200</text:p>
          </table:table-cell>
          <table:table-cell table:formula="of:=[.H255]^2" office:value-type="float" office:value="0.195717052260686">
            <text:p>0.195717052</text:p>
          </table:table-cell>
        </table:table-row>
        <table:table-row table:style-name="ro1">
          <table:table-cell office:value-type="float" office:value="0.902138219">
            <text:p>0,902138219</text:p>
          </table:table-cell>
          <table:table-cell office:value-type="float" office:value="0.9999">
            <text:p>0,999900000</text:p>
          </table:table-cell>
          <table:table-cell office:value-type="string">
            <text:p>0,902228441844184</text:p>
          </table:table-cell>
          <table:table-cell table:formula="of:=[.B256]-[.A256]" office:value-type="float" office:value="0.097761781">
            <text:p>0.097761781</text:p>
          </table:table-cell>
          <table:table-cell table:formula="of:=[.D256]^2" office:value-type="float" office:value="0.00955736582429196">
            <text:p>0.009557366</text:p>
          </table:table-cell>
          <table:table-cell table:formula="of:=ABS([.E256])" office:value-type="float" office:value="0.00955736582429196">
            <text:p>0.009557366</text:p>
          </table:table-cell>
          <table:table-cell table:formula="of:=SLOPE([.$B$2:.$B$1001];[.$A$2:.$A$1001])*[.A256]+INTERCEPT([.$B$2:.$B$1001];[.$A$2:.$A$1001])" office:value-type="float" office:value="0.820166579040051">
            <text:p>0.820166579</text:p>
          </table:table-cell>
          <table:table-cell table:formula="of:=[.B256]-[.G256]" office:value-type="float" office:value="0.179733420959949">
            <text:p>0.179733421</text:p>
          </table:table-cell>
          <table:table-cell table:formula="of:=[.H256]^2" office:value-type="float" office:value="0.0323041026099661">
            <text:p>0.032304103</text:p>
          </table:table-cell>
        </table:table-row>
        <table:table-row table:style-name="ro1">
          <table:table-cell office:value-type="float" office:value="0.958043362">
            <text:p>0,958043362</text:p>
          </table:table-cell>
          <table:table-cell office:value-type="float" office:value="0.9999">
            <text:p>0,999900000</text:p>
          </table:table-cell>
          <table:table-cell office:value-type="string">
            <text:p>0,958139175917592</text:p>
          </table:table-cell>
          <table:table-cell table:formula="of:=[.B257]-[.A257]" office:value-type="float" office:value="0.0418566379999999">
            <text:p>0.041856638</text:p>
          </table:table-cell>
          <table:table-cell table:formula="of:=[.D257]^2" office:value-type="float" office:value="0.00175197814466304">
            <text:p>0.001751978</text:p>
          </table:table-cell>
          <table:table-cell table:formula="of:=ABS([.E257])" office:value-type="float" office:value="0.00175197814466304">
            <text:p>0.001751978</text:p>
          </table:table-cell>
          <table:table-cell table:formula="of:=SLOPE([.$B$2:.$B$1001];[.$A$2:.$A$1001])*[.A257]+INTERCEPT([.$B$2:.$B$1001];[.$A$2:.$A$1001])" office:value-type="float" office:value="0.865113852223009">
            <text:p>0.865113852</text:p>
          </table:table-cell>
          <table:table-cell table:formula="of:=[.B257]-[.G257]" office:value-type="float" office:value="0.134786147776991">
            <text:p>0.134786148</text:p>
          </table:table-cell>
          <table:table-cell table:formula="of:=[.H257]^2" office:value-type="float" office:value="0.0181673056325609">
            <text:p>0.018167306</text:p>
          </table:table-cell>
        </table:table-row>
        <table:table-row table:style-name="ro1">
          <table:table-cell office:value-type="float" office:value="0.44413427">
            <text:p>0,444134270</text:p>
          </table:table-cell>
          <table:table-cell office:value-type="float" office:value="0.649208884">
            <text:p>0,649208884</text:p>
          </table:table-cell>
          <table:table-cell office:value-type="string">
            <text:p>0,684116131103345</text:p>
          </table:table-cell>
          <table:table-cell table:formula="of:=[.B258]-[.A258]" office:value-type="float" office:value="0.205074614">
            <text:p>0.205074614</text:p>
          </table:table-cell>
          <table:table-cell table:formula="of:=[.D258]^2" office:value-type="float" office:value="0.042055597307249">
            <text:p>0.042055597</text:p>
          </table:table-cell>
          <table:table-cell table:formula="of:=ABS([.E258])" office:value-type="float" office:value="0.042055597307249">
            <text:p>0.042055597</text:p>
          </table:table-cell>
          <table:table-cell table:formula="of:=SLOPE([.$B$2:.$B$1001];[.$A$2:.$A$1001])*[.A258]+INTERCEPT([.$B$2:.$B$1001];[.$A$2:.$A$1001])" office:value-type="float" office:value="0.451935187259581">
            <text:p>0.451935187</text:p>
          </table:table-cell>
          <table:table-cell table:formula="of:=[.B258]-[.G258]" office:value-type="float" office:value="0.197273696740419">
            <text:p>0.197273697</text:p>
          </table:table-cell>
          <table:table-cell table:formula="of:=[.H258]^2" office:value-type="float" office:value="0.0389169114256308">
            <text:p>0.038916911</text:p>
          </table:table-cell>
        </table:table-row>
        <table:table-row table:style-name="ro1">
          <table:table-cell office:value-type="float" office:value="0.17531869">
            <text:p>0,175318690</text:p>
          </table:table-cell>
          <table:table-cell office:value-type="float" office:value="0.347183473">
            <text:p>0,347183473</text:p>
          </table:table-cell>
          <table:table-cell office:value-type="string">
            <text:p>0,504974181187478</text:p>
          </table:table-cell>
          <table:table-cell table:formula="of:=[.B259]-[.A259]" office:value-type="float" office:value="0.171864783">
            <text:p>0.171864783</text:p>
          </table:table-cell>
          <table:table-cell table:formula="of:=[.D259]^2" office:value-type="float" office:value="0.0295375036356371">
            <text:p>0.029537504</text:p>
          </table:table-cell>
          <table:table-cell table:formula="of:=ABS([.E259])" office:value-type="float" office:value="0.0295375036356371">
            <text:p>0.029537504</text:p>
          </table:table-cell>
          <table:table-cell table:formula="of:=SLOPE([.$B$2:.$B$1001];[.$A$2:.$A$1001])*[.A259]+INTERCEPT([.$B$2:.$B$1001];[.$A$2:.$A$1001])" office:value-type="float" office:value="0.235809681416673">
            <text:p>0.235809681</text:p>
          </table:table-cell>
          <table:table-cell table:formula="of:=[.B259]-[.G259]" office:value-type="float" office:value="0.111373791583327">
            <text:p>0.111373792</text:p>
          </table:table-cell>
          <table:table-cell table:formula="of:=[.H259]^2" office:value-type="float" office:value="0.0124041214516464">
            <text:p>0.012404121</text:p>
          </table:table-cell>
        </table:table-row>
        <table:table-row table:style-name="ro1">
          <table:table-cell office:value-type="float" office:value="0.224234606">
            <text:p>0,224234606</text:p>
          </table:table-cell>
          <table:table-cell office:value-type="float" office:value="0.573378254">
            <text:p>0,573378254</text:p>
          </table:table-cell>
          <table:table-cell office:value-type="string">
            <text:p>0,391076230107604</text:p>
          </table:table-cell>
          <table:table-cell table:formula="of:=[.B260]-[.A260]" office:value-type="float" office:value="0.349143648">
            <text:p>0.349143648</text:p>
          </table:table-cell>
          <table:table-cell table:formula="of:=[.D260]^2" office:value-type="float" office:value="0.121901286938748">
            <text:p>0.121901287</text:p>
          </table:table-cell>
          <table:table-cell table:formula="of:=ABS([.E260])" office:value-type="float" office:value="0.121901286938748">
            <text:p>0.121901287</text:p>
          </table:table-cell>
          <table:table-cell table:formula="of:=SLOPE([.$B$2:.$B$1001];[.$A$2:.$A$1001])*[.A260]+INTERCEPT([.$B$2:.$B$1001];[.$A$2:.$A$1001])" office:value-type="float" office:value="0.275137673824216">
            <text:p>0.275137674</text:p>
          </table:table-cell>
          <table:table-cell table:formula="of:=[.B260]-[.G260]" office:value-type="float" office:value="0.298240580175784">
            <text:p>0.298240580</text:p>
          </table:table-cell>
          <table:table-cell table:formula="of:=[.H260]^2" office:value-type="float" office:value="0.0889474436635885">
            <text:p>0.088947444</text:p>
          </table:table-cell>
        </table:table-row>
        <table:table-row table:style-name="ro1">
          <table:table-cell office:value-type="float" office:value="0.268521267">
            <text:p>0,268521267</text:p>
          </table:table-cell>
          <table:table-cell office:value-type="float" office:value="0.604294798">
            <text:p>0,604294798</text:p>
          </table:table-cell>
          <table:table-cell office:value-type="string">
            <text:p>0,444354755143863</text:p>
          </table:table-cell>
          <table:table-cell table:formula="of:=[.B261]-[.A261]" office:value-type="float" office:value="0.335773531">
            <text:p>0.335773531</text:p>
          </table:table-cell>
          <table:table-cell table:formula="of:=[.D261]^2" office:value-type="float" office:value="0.112743864120208">
            <text:p>0.112743864</text:p>
          </table:table-cell>
          <table:table-cell table:formula="of:=ABS([.E261])" office:value-type="float" office:value="0.112743864120208">
            <text:p>0.112743864</text:p>
          </table:table-cell>
          <table:table-cell table:formula="of:=SLOPE([.$B$2:.$B$1001];[.$A$2:.$A$1001])*[.A261]+INTERCEPT([.$B$2:.$B$1001];[.$A$2:.$A$1001])" office:value-type="float" office:value="0.310743783450445">
            <text:p>0.310743783</text:p>
          </table:table-cell>
          <table:table-cell table:formula="of:=[.B261]-[.G261]" office:value-type="float" office:value="0.293551014549555">
            <text:p>0.293551015</text:p>
          </table:table-cell>
          <table:table-cell table:formula="of:=[.H261]^2" office:value-type="float" office:value="0.0861721981430732">
            <text:p>0.086172198</text:p>
          </table:table-cell>
        </table:table-row>
        <table:table-row table:style-name="ro1">
          <table:table-cell office:value-type="float" office:value="0.039652016">
            <text:p>0,039652016</text:p>
          </table:table-cell>
          <table:table-cell office:value-type="float" office:value="0.1033904">
            <text:p>0,103390400</text:p>
          </table:table-cell>
          <table:table-cell office:value-type="string">
            <text:p>0,383517386527182</text:p>
          </table:table-cell>
          <table:table-cell table:formula="of:=[.B262]-[.A262]" office:value-type="float" office:value="0.063738384">
            <text:p>0.063738384</text:p>
          </table:table-cell>
          <table:table-cell table:formula="of:=[.D262]^2" office:value-type="float" office:value="0.00406258159493145">
            <text:p>0.004062582</text:p>
          </table:table-cell>
          <table:table-cell table:formula="of:=ABS([.E262])" office:value-type="float" office:value="0.00406258159493145">
            <text:p>0.004062582</text:p>
          </table:table-cell>
          <table:table-cell table:formula="of:=SLOPE([.$B$2:.$B$1001];[.$A$2:.$A$1001])*[.A262]+INTERCEPT([.$B$2:.$B$1001];[.$A$2:.$A$1001])" office:value-type="float" office:value="0.126734796157884">
            <text:p>0.126734796</text:p>
          </table:table-cell>
          <table:table-cell table:formula="of:=[.B262]-[.G262]" office:value-type="float" office:value="-0.0233443961578837">
            <text:p>-0.023344396</text:p>
          </table:table-cell>
          <table:table-cell table:formula="of:=[.H262]^2" office:value-type="float" office:value="0.000544960831976216">
            <text:p>0.000544961</text:p>
          </table:table-cell>
        </table:table-row>
        <table:table-row table:style-name="ro1">
          <table:table-cell office:value-type="float" office:value="0.777833413">
            <text:p>0,777833413</text:p>
          </table:table-cell>
          <table:table-cell office:value-type="float" office:value="0.841731913">
            <text:p>0,841731913</text:p>
          </table:table-cell>
          <table:table-cell office:value-type="string">
            <text:p>0,924086874914531</text:p>
          </table:table-cell>
          <table:table-cell table:formula="of:=[.B263]-[.A263]" office:value-type="float" office:value="0.0638985">
            <text:p>0.063898500</text:p>
          </table:table-cell>
          <table:table-cell table:formula="of:=[.D263]^2" office:value-type="float" office:value="0.00408301830225">
            <text:p>0.004083018</text:p>
          </table:table-cell>
          <table:table-cell table:formula="of:=ABS([.E263])" office:value-type="float" office:value="0.00408301830225">
            <text:p>0.004083018</text:p>
          </table:table-cell>
          <table:table-cell table:formula="of:=SLOPE([.$B$2:.$B$1001];[.$A$2:.$A$1001])*[.A263]+INTERCEPT([.$B$2:.$B$1001];[.$A$2:.$A$1001])" office:value-type="float" office:value="0.72022654180168">
            <text:p>0.720226542</text:p>
          </table:table-cell>
          <table:table-cell table:formula="of:=[.B263]-[.G263]" office:value-type="float" office:value="0.121505371198321">
            <text:p>0.121505371</text:p>
          </table:table-cell>
          <table:table-cell table:formula="of:=[.H263]^2" office:value-type="float" office:value="0.0147635552300417">
            <text:p>0.014763555</text:p>
          </table:table-cell>
        </table:table-row>
        <table:table-row table:style-name="ro1">
          <table:table-cell office:value-type="float" office:value="0.129927679">
            <text:p>0,129927679</text:p>
          </table:table-cell>
          <table:table-cell office:value-type="float" office:value="0.072156706">
            <text:p>0,072156706</text:p>
          </table:table-cell>
          <table:table-cell table:formula="of:=[.A264]/[.B264]" office:value-type="float" office:value="1.80063207153608">
            <text:p>1,800632072</text:p>
          </table:table-cell>
          <table:table-cell table:formula="of:=[.B264]-[.A264]" office:value-type="float" office:value="-0.057770973">
            <text:p>-0.057770973</text:p>
          </table:table-cell>
          <table:table-cell table:formula="of:=[.D264]^2" office:value-type="float" office:value="0.00333748532136673">
            <text:p>0.003337485</text:p>
          </table:table-cell>
          <table:table-cell table:formula="of:=ABS([.E264])" office:value-type="float" office:value="0.00333748532136673">
            <text:p>0.003337485</text:p>
          </table:table-cell>
          <table:table-cell table:formula="of:=SLOPE([.$B$2:.$B$1001];[.$A$2:.$A$1001])*[.A264]+INTERCEPT([.$B$2:.$B$1001];[.$A$2:.$A$1001])" office:value-type="float" office:value="0.199315683512623">
            <text:p>0.199315684</text:p>
          </table:table-cell>
          <table:table-cell table:formula="of:=[.B264]-[.G264]" office:value-type="float" office:value="-0.127158977512623">
            <text:p>-0.127158978</text:p>
          </table:table-cell>
          <table:table-cell table:formula="of:=[.H264]^2" office:value-type="float" office:value="0.0161694055620558">
            <text:p>0.016169406</text:p>
          </table:table-cell>
        </table:table-row>
        <table:table-row table:style-name="ro1">
          <table:table-cell office:value-type="float" office:value="0.085944582">
            <text:p>0,085944582</text:p>
          </table:table-cell>
          <table:table-cell office:value-type="float" office:value="0.349634332">
            <text:p>0,349634332</text:p>
          </table:table-cell>
          <table:table-cell office:value-type="string">
            <text:p>0,245812765320769</text:p>
          </table:table-cell>
          <table:table-cell table:formula="of:=[.B265]-[.A265]" office:value-type="float" office:value="0.26368975">
            <text:p>0.263689750</text:p>
          </table:table-cell>
          <table:table-cell table:formula="of:=[.D265]^2" office:value-type="float" office:value="0.0695322842550625">
            <text:p>0.069532284</text:p>
          </table:table-cell>
          <table:table-cell table:formula="of:=ABS([.E265])" office:value-type="float" office:value="0.0695322842550625">
            <text:p>0.069532284</text:p>
          </table:table-cell>
          <table:table-cell table:formula="of:=SLOPE([.$B$2:.$B$1001];[.$A$2:.$A$1001])*[.A265]+INTERCEPT([.$B$2:.$B$1001];[.$A$2:.$A$1001])" office:value-type="float" office:value="0.163953636834887">
            <text:p>0.163953637</text:p>
          </table:table-cell>
          <table:table-cell table:formula="of:=[.B265]-[.G265]" office:value-type="float" office:value="0.185680695165113">
            <text:p>0.185680695</text:p>
          </table:table-cell>
          <table:table-cell table:formula="of:=[.H265]^2" office:value-type="float" office:value="0.0344773205569997">
            <text:p>0.034477321</text:p>
          </table:table-cell>
        </table:table-row>
        <table:table-row table:style-name="ro1">
          <table:table-cell office:value-type="float" office:value="0.595957215">
            <text:p>0,595957215</text:p>
          </table:table-cell>
          <table:table-cell office:value-type="float" office:value="0.470360735">
            <text:p>0,470360735</text:p>
          </table:table-cell>
          <table:table-cell table:formula="of:=[.A266]/[.B266]" office:value-type="float" office:value="1.26702160842571">
            <text:p>1,267021608</text:p>
          </table:table-cell>
          <table:table-cell table:formula="of:=[.B266]-[.A266]" office:value-type="float" office:value="-0.12559648">
            <text:p>-0.125596480</text:p>
          </table:table-cell>
          <table:table-cell table:formula="of:=[.D266]^2" office:value-type="float" office:value="0.0157744757883904">
            <text:p>0.015774476</text:p>
          </table:table-cell>
          <table:table-cell table:formula="of:=ABS([.E266])" office:value-type="float" office:value="0.0157744757883904">
            <text:p>0.015774476</text:p>
          </table:table-cell>
          <table:table-cell table:formula="of:=SLOPE([.$B$2:.$B$1001];[.$A$2:.$A$1001])*[.A266]+INTERCEPT([.$B$2:.$B$1001];[.$A$2:.$A$1001])" office:value-type="float" office:value="0.573999580947941">
            <text:p>0.573999581</text:p>
          </table:table-cell>
          <table:table-cell table:formula="of:=[.B266]-[.G266]" office:value-type="float" office:value="-0.103638845947941">
            <text:p>-0.103638846</text:p>
          </table:table-cell>
          <table:table-cell table:formula="of:=[.H266]^2" office:value-type="float" office:value="0.0107410103894211">
            <text:p>0.010741010</text:p>
          </table:table-cell>
        </table:table-row>
        <table:table-row table:style-name="ro1">
          <table:table-cell office:value-type="float" office:value="0.037064438">
            <text:p>0,037064438</text:p>
          </table:table-cell>
          <table:table-cell office:value-type="float" office:value="0.176745526">
            <text:p>0,176745526</text:p>
          </table:table-cell>
          <table:table-cell office:value-type="string">
            <text:p>0,209705098843634</text:p>
          </table:table-cell>
          <table:table-cell table:formula="of:=[.B267]-[.A267]" office:value-type="float" office:value="0.139681088">
            <text:p>0.139681088</text:p>
          </table:table-cell>
          <table:table-cell table:formula="of:=[.D267]^2" office:value-type="float" office:value="0.0195108063448637">
            <text:p>0.019510806</text:p>
          </table:table-cell>
          <table:table-cell table:formula="of:=ABS([.E267])" office:value-type="float" office:value="0.0195108063448637">
            <text:p>0.019510806</text:p>
          </table:table-cell>
          <table:table-cell table:formula="of:=SLOPE([.$B$2:.$B$1001];[.$A$2:.$A$1001])*[.A267]+INTERCEPT([.$B$2:.$B$1001];[.$A$2:.$A$1001])" office:value-type="float" office:value="0.124654404819859">
            <text:p>0.124654405</text:p>
          </table:table-cell>
          <table:table-cell table:formula="of:=[.B267]-[.G267]" office:value-type="float" office:value="0.0520911211801406">
            <text:p>0.052091121</text:p>
          </table:table-cell>
          <table:table-cell table:formula="of:=[.H267]^2" office:value-type="float" office:value="0.00271348490580409">
            <text:p>0.002713485</text:p>
          </table:table-cell>
        </table:table-row>
        <table:table-row table:style-name="ro1">
          <table:table-cell office:value-type="float" office:value="0.955637901">
            <text:p>0,955637901</text:p>
          </table:table-cell>
          <table:table-cell office:value-type="float" office:value="0.953490086">
            <text:p>0,953490086</text:p>
          </table:table-cell>
          <table:table-cell table:formula="of:=[.A268]/[.B268]" office:value-type="float" office:value="1.00225258241437">
            <text:p>1,002252582</text:p>
          </table:table-cell>
          <table:table-cell table:formula="of:=[.B268]-[.A268]" office:value-type="float" office:value="-0.00214781499999994">
            <text:p>-0.002147815</text:p>
          </table:table-cell>
          <table:table-cell table:formula="of:=[.D268]^2" office:value-type="float" office:value="0.00000461310927422475">
            <text:p>0.000004613</text:p>
          </table:table-cell>
          <table:table-cell table:formula="of:=ABS([.E268])" office:value-type="float" office:value="0.00000461310927422475">
            <text:p>0.000004613</text:p>
          </table:table-cell>
          <table:table-cell table:formula="of:=SLOPE([.$B$2:.$B$1001];[.$A$2:.$A$1001])*[.A268]+INTERCEPT([.$B$2:.$B$1001];[.$A$2:.$A$1001])" office:value-type="float" office:value="0.863179881448657">
            <text:p>0.863179881</text:p>
          </table:table-cell>
          <table:table-cell table:formula="of:=[.B268]-[.G268]" office:value-type="float" office:value="0.0903102045513431">
            <text:p>0.090310205</text:p>
          </table:table-cell>
          <table:table-cell table:formula="of:=[.H268]^2" office:value-type="float" office:value="0.00815593304610543">
            <text:p>0.008155933</text:p>
          </table:table-cell>
        </table:table-row>
        <table:table-row table:style-name="ro1">
          <table:table-cell office:value-type="float" office:value="0.930457036">
            <text:p>0,930457036</text:p>
          </table:table-cell>
          <table:table-cell office:value-type="float" office:value="0.77068643">
            <text:p>0,770686430</text:p>
          </table:table-cell>
          <table:table-cell table:formula="of:=[.A269]/[.B269]" office:value-type="float" office:value="1.20730948383248">
            <text:p>1,207309484</text:p>
          </table:table-cell>
          <table:table-cell table:formula="of:=[.B269]-[.A269]" office:value-type="float" office:value="-0.159770606">
            <text:p>-0.159770606</text:p>
          </table:table-cell>
          <table:table-cell table:formula="of:=[.D269]^2" office:value-type="float" office:value="0.0255266465416072">
            <text:p>0.025526647</text:p>
          </table:table-cell>
          <table:table-cell table:formula="of:=ABS([.E269])" office:value-type="float" office:value="0.0255266465416072">
            <text:p>0.025526647</text:p>
          </table:table-cell>
          <table:table-cell table:formula="of:=SLOPE([.$B$2:.$B$1001];[.$A$2:.$A$1001])*[.A269]+INTERCEPT([.$B$2:.$B$1001];[.$A$2:.$A$1001])" office:value-type="float" office:value="0.84293467398826">
            <text:p>0.842934674</text:p>
          </table:table-cell>
          <table:table-cell table:formula="of:=[.B269]-[.G269]" office:value-type="float" office:value="-0.0722482439882599">
            <text:p>-0.072248244</text:p>
          </table:table-cell>
          <table:table-cell table:formula="of:=[.H269]^2" office:value-type="float" office:value="0.00521980875938713">
            <text:p>0.005219809</text:p>
          </table:table-cell>
        </table:table-row>
        <table:table-row table:style-name="ro1">
          <table:table-cell office:value-type="float" office:value="0.810888849">
            <text:p>0,810888849</text:p>
          </table:table-cell>
          <table:table-cell office:value-type="float" office:value="0.98488447">
            <text:p>0,984884470</text:p>
          </table:table-cell>
          <table:table-cell office:value-type="string">
            <text:p>0,8233339784513</text:p>
          </table:table-cell>
          <table:table-cell table:formula="of:=[.B270]-[.A270]" office:value-type="float" office:value="0.173995621">
            <text:p>0.173995621</text:p>
          </table:table-cell>
          <table:table-cell table:formula="of:=[.D270]^2" office:value-type="float" office:value="0.0302744761271756">
            <text:p>0.030274476</text:p>
          </table:table-cell>
          <table:table-cell table:formula="of:=ABS([.E270])" office:value-type="float" office:value="0.0302744761271756">
            <text:p>0.030274476</text:p>
          </table:table-cell>
          <table:table-cell table:formula="of:=SLOPE([.$B$2:.$B$1001];[.$A$2:.$A$1001])*[.A270]+INTERCEPT([.$B$2:.$B$1001];[.$A$2:.$A$1001])" office:value-type="float" office:value="0.746802839300351">
            <text:p>0.746802839</text:p>
          </table:table-cell>
          <table:table-cell table:formula="of:=[.B270]-[.G270]" office:value-type="float" office:value="0.238081630699649">
            <text:p>0.238081631</text:p>
          </table:table-cell>
          <table:table-cell table:formula="of:=[.H270]^2" office:value-type="float" office:value="0.0566828628766042">
            <text:p>0.056682863</text:p>
          </table:table-cell>
        </table:table-row>
        <table:table-row table:style-name="ro1">
          <table:table-cell office:value-type="float" office:value="0.974772617">
            <text:p>0,974772617</text:p>
          </table:table-cell>
          <table:table-cell office:value-type="float" office:value="0.9999">
            <text:p>0,999900000</text:p>
          </table:table-cell>
          <table:table-cell office:value-type="string">
            <text:p>0,974870104010401</text:p>
          </table:table-cell>
          <table:table-cell table:formula="of:=[.B271]-[.A271]" office:value-type="float" office:value="0.0251273829999999">
            <text:p>0.025127383</text:p>
          </table:table-cell>
          <table:table-cell table:formula="of:=[.D271]^2" office:value-type="float" office:value="0.000631385376428686">
            <text:p>0.000631385</text:p>
          </table:table-cell>
          <table:table-cell table:formula="of:=ABS([.E271])" office:value-type="float" office:value="0.000631385376428686">
            <text:p>0.000631385</text:p>
          </table:table-cell>
          <table:table-cell table:formula="of:=SLOPE([.$B$2:.$B$1001];[.$A$2:.$A$1001])*[.A271]+INTERCEPT([.$B$2:.$B$1001];[.$A$2:.$A$1001])" office:value-type="float" office:value="0.878564035055603">
            <text:p>0.878564035</text:p>
          </table:table-cell>
          <table:table-cell table:formula="of:=[.B271]-[.G271]" office:value-type="float" office:value="0.121335964944397">
            <text:p>0.121335965</text:p>
          </table:table-cell>
          <table:table-cell table:formula="of:=[.H271]^2" office:value-type="float" office:value="0.0147224163889878">
            <text:p>0.014722416</text:p>
          </table:table-cell>
        </table:table-row>
        <table:table-row table:style-name="ro1">
          <table:table-cell office:value-type="float" office:value="0.053342698">
            <text:p>0,053342698</text:p>
          </table:table-cell>
          <table:table-cell office:value-type="float" office:value="0.0001">
            <text:p>0,000100000</text:p>
          </table:table-cell>
          <table:table-cell table:formula="of:=[.A272]/[.B272]" office:value-type="float" office:value="533.42698">
            <text:p>533,426980000</text:p>
          </table:table-cell>
          <table:table-cell table:formula="of:=[.B272]-[.A272]" office:value-type="float" office:value="-0.053242698">
            <text:p>-0.053242698</text:p>
          </table:table-cell>
          <table:table-cell table:formula="of:=[.D272]^2" office:value-type="float" office:value="0.0028347848903192">
            <text:p>0.002834785</text:p>
          </table:table-cell>
          <table:table-cell table:formula="of:=ABS([.E272])" office:value-type="float" office:value="0.0028347848903192">
            <text:p>0.002834785</text:p>
          </table:table-cell>
          <table:table-cell table:formula="of:=SLOPE([.$B$2:.$B$1001];[.$A$2:.$A$1001])*[.A272]+INTERCEPT([.$B$2:.$B$1001];[.$A$2:.$A$1001])" office:value-type="float" office:value="0.137741991397774">
            <text:p>0.137741991</text:p>
          </table:table-cell>
          <table:table-cell table:formula="of:=[.B272]-[.G272]" office:value-type="float" office:value="-0.137641991397774">
            <text:p>-0.137641991</text:p>
          </table:table-cell>
          <table:table-cell table:formula="of:=[.H272]^2" office:value-type="float" office:value="0.0189453177959449">
            <text:p>0.018945318</text:p>
          </table:table-cell>
        </table:table-row>
        <table:table-row table:style-name="ro1">
          <table:table-cell office:value-type="float" office:value="0.340124783">
            <text:p>0,340124783</text:p>
          </table:table-cell>
          <table:table-cell office:value-type="float" office:value="0.485780127">
            <text:p>0,485780127</text:p>
          </table:table-cell>
          <table:table-cell office:value-type="string">
            <text:p>0,700161995305337</text:p>
          </table:table-cell>
          <table:table-cell table:formula="of:=[.B273]-[.A273]" office:value-type="float" office:value="0.145655344">
            <text:p>0.145655344</text:p>
          </table:table-cell>
          <table:table-cell table:formula="of:=[.D273]^2" office:value-type="float" office:value="0.0212154792357583">
            <text:p>0.021215479</text:p>
          </table:table-cell>
          <table:table-cell table:formula="of:=ABS([.E273])" office:value-type="float" office:value="0.0212154792357583">
            <text:p>0.021215479</text:p>
          </table:table-cell>
          <table:table-cell table:formula="of:=SLOPE([.$B$2:.$B$1001];[.$A$2:.$A$1001])*[.A273]+INTERCEPT([.$B$2:.$B$1001];[.$A$2:.$A$1001])" office:value-type="float" office:value="0.368312418853314">
            <text:p>0.368312419</text:p>
          </table:table-cell>
          <table:table-cell table:formula="of:=[.B273]-[.G273]" office:value-type="float" office:value="0.117467708146686">
            <text:p>0.117467708</text:p>
          </table:table-cell>
          <table:table-cell table:formula="of:=[.H273]^2" office:value-type="float" office:value="0.013798662457235">
            <text:p>0.013798662</text:p>
          </table:table-cell>
        </table:table-row>
        <table:table-row table:style-name="ro1">
          <table:table-cell office:value-type="float" office:value="0.867309177">
            <text:p>0,867309177</text:p>
          </table:table-cell>
          <table:table-cell office:value-type="float" office:value="0.9999">
            <text:p>0,999900000</text:p>
          </table:table-cell>
          <table:table-cell office:value-type="string">
            <text:p>0,867395916591659</text:p>
          </table:table-cell>
          <table:table-cell table:formula="of:=[.B274]-[.A274]" office:value-type="float" office:value="0.132590823">
            <text:p>0.132590823</text:p>
          </table:table-cell>
          <table:table-cell table:formula="of:=[.D274]^2" office:value-type="float" office:value="0.0175803263438173">
            <text:p>0.017580326</text:p>
          </table:table-cell>
          <table:table-cell table:formula="of:=ABS([.E274])" office:value-type="float" office:value="0.0175803263438173">
            <text:p>0.017580326</text:p>
          </table:table-cell>
          <table:table-cell table:formula="of:=SLOPE([.$B$2:.$B$1001];[.$A$2:.$A$1001])*[.A274]+INTERCEPT([.$B$2:.$B$1001];[.$A$2:.$A$1001])" office:value-type="float" office:value="0.792164316967764">
            <text:p>0.792164317</text:p>
          </table:table-cell>
          <table:table-cell table:formula="of:=[.B274]-[.G274]" office:value-type="float" office:value="0.207735683032236">
            <text:p>0.207735683</text:p>
          </table:table-cell>
          <table:table-cell table:formula="of:=[.H274]^2" office:value-type="float" office:value="0.0431541140048695">
            <text:p>0.043154114</text:p>
          </table:table-cell>
        </table:table-row>
        <table:table-row table:style-name="ro1">
          <table:table-cell office:value-type="float" office:value="0.677107251">
            <text:p>0,677107251</text:p>
          </table:table-cell>
          <table:table-cell office:value-type="float" office:value="0.600998919">
            <text:p>0,600998919</text:p>
          </table:table-cell>
          <table:table-cell table:formula="of:=[.A275]/[.B275]" office:value-type="float" office:value="1.12663638751071">
            <text:p>1,126636388</text:p>
          </table:table-cell>
          <table:table-cell table:formula="of:=[.B275]-[.A275]" office:value-type="float" office:value="-0.076108332">
            <text:p>-0.076108332</text:p>
          </table:table-cell>
          <table:table-cell table:formula="of:=[.D275]^2" office:value-type="float" office:value="0.00579247819982222">
            <text:p>0.005792478</text:p>
          </table:table-cell>
          <table:table-cell table:formula="of:=ABS([.E275])" office:value-type="float" office:value="0.00579247819982222">
            <text:p>0.005792478</text:p>
          </table:table-cell>
          <table:table-cell table:formula="of:=SLOPE([.$B$2:.$B$1001];[.$A$2:.$A$1001])*[.A275]+INTERCEPT([.$B$2:.$B$1001];[.$A$2:.$A$1001])" office:value-type="float" office:value="0.63924353957441">
            <text:p>0.639243540</text:p>
          </table:table-cell>
          <table:table-cell table:formula="of:=[.B275]-[.G275]" office:value-type="float" office:value="-0.0382446205744101">
            <text:p>-0.038244621</text:p>
          </table:table-cell>
          <table:table-cell table:formula="of:=[.H275]^2" office:value-type="float" office:value="0.0014626510028806">
            <text:p>0.001462651</text:p>
          </table:table-cell>
        </table:table-row>
        <table:table-row table:style-name="ro1">
          <table:table-cell office:value-type="float" office:value="0.912839327">
            <text:p>0,912839327</text:p>
          </table:table-cell>
          <table:table-cell office:value-type="float" office:value="0.798666587">
            <text:p>0,798666587</text:p>
          </table:table-cell>
          <table:table-cell table:formula="of:=[.A276]/[.B276]" office:value-type="float" office:value="1.14295419622957">
            <text:p>1,142954196</text:p>
          </table:table-cell>
          <table:table-cell table:formula="of:=[.B276]-[.A276]" office:value-type="float" office:value="-0.11417274">
            <text:p>-0.114172740</text:p>
          </table:table-cell>
          <table:table-cell table:formula="of:=[.D276]^2" office:value-type="float" office:value="0.0130354145591076">
            <text:p>0.013035415</text:p>
          </table:table-cell>
          <table:table-cell table:formula="of:=ABS([.E276])" office:value-type="float" office:value="0.0130354145591076">
            <text:p>0.013035415</text:p>
          </table:table-cell>
          <table:table-cell table:formula="of:=SLOPE([.$B$2:.$B$1001];[.$A$2:.$A$1001])*[.A276]+INTERCEPT([.$B$2:.$B$1001];[.$A$2:.$A$1001])" office:value-type="float" office:value="0.828770181478495">
            <text:p>0.828770181</text:p>
          </table:table-cell>
          <table:table-cell table:formula="of:=[.B276]-[.G276]" office:value-type="float" office:value="-0.0301035944784949">
            <text:p>-0.030103594</text:p>
          </table:table-cell>
          <table:table-cell table:formula="of:=[.H276]^2" office:value-type="float" office:value="0.000906226400525667">
            <text:p>0.000906226</text:p>
          </table:table-cell>
        </table:table-row>
        <table:table-row table:style-name="ro1">
          <table:table-cell office:value-type="float" office:value="0.580012555">
            <text:p>0,580012555</text:p>
          </table:table-cell>
          <table:table-cell office:value-type="float" office:value="0.425873162">
            <text:p>0,425873162</text:p>
          </table:table-cell>
          <table:table-cell table:formula="of:=[.A277]/[.B277]" office:value-type="float" office:value="1.36193732489769">
            <text:p>1,361937325</text:p>
          </table:table-cell>
          <table:table-cell table:formula="of:=[.B277]-[.A277]" office:value-type="float" office:value="-0.154139393">
            <text:p>-0.154139393</text:p>
          </table:table-cell>
          <table:table-cell table:formula="of:=[.D277]^2" office:value-type="float" office:value="0.0237589524744085">
            <text:p>0.023758952</text:p>
          </table:table-cell>
          <table:table-cell table:formula="of:=ABS([.E277])" office:value-type="float" office:value="0.0237589524744085">
            <text:p>0.023758952</text:p>
          </table:table-cell>
          <table:table-cell table:formula="of:=SLOPE([.$B$2:.$B$1001];[.$A$2:.$A$1001])*[.A277]+INTERCEPT([.$B$2:.$B$1001];[.$A$2:.$A$1001])" office:value-type="float" office:value="0.561180206014416">
            <text:p>0.561180206</text:p>
          </table:table-cell>
          <table:table-cell table:formula="of:=[.B277]-[.G277]" office:value-type="float" office:value="-0.135307044014416">
            <text:p>-0.135307044</text:p>
          </table:table-cell>
          <table:table-cell table:formula="of:=[.H277]^2" office:value-type="float" office:value="0.018307996159919">
            <text:p>0.018307996</text:p>
          </table:table-cell>
        </table:table-row>
        <table:table-row table:style-name="ro1">
          <table:table-cell office:value-type="float" office:value="0.570398933">
            <text:p>0,570398933</text:p>
          </table:table-cell>
          <table:table-cell office:value-type="float" office:value="0.154917712">
            <text:p>0,154917712</text:p>
          </table:table-cell>
          <table:table-cell table:formula="of:=[.A278]/[.B278]" office:value-type="float" office:value="3.68194782659842">
            <text:p>3,681947827</text:p>
          </table:table-cell>
          <table:table-cell table:formula="of:=[.B278]-[.A278]" office:value-type="float" office:value="-0.415481221">
            <text:p>-0.415481221</text:p>
          </table:table-cell>
          <table:table-cell table:formula="of:=[.D278]^2" office:value-type="float" office:value="0.172624645003651">
            <text:p>0.172624645</text:p>
          </table:table-cell>
          <table:table-cell table:formula="of:=ABS([.E278])" office:value-type="float" office:value="0.172624645003651">
            <text:p>0.172624645</text:p>
          </table:table-cell>
          <table:table-cell table:formula="of:=SLOPE([.$B$2:.$B$1001];[.$A$2:.$A$1001])*[.A278]+INTERCEPT([.$B$2:.$B$1001];[.$A$2:.$A$1001])" office:value-type="float" office:value="0.553450933337094">
            <text:p>0.553450933</text:p>
          </table:table-cell>
          <table:table-cell table:formula="of:=[.B278]-[.G278]" office:value-type="float" office:value="-0.398533221337094">
            <text:p>-0.398533221</text:p>
          </table:table-cell>
          <table:table-cell table:formula="of:=[.H278]^2" office:value-type="float" office:value="0.158828728509321">
            <text:p>0.158828729</text:p>
          </table:table-cell>
        </table:table-row>
        <table:table-row table:style-name="ro1">
          <table:table-cell office:value-type="float" office:value="0.366158161">
            <text:p>0,366158161</text:p>
          </table:table-cell>
          <table:table-cell office:value-type="float" office:value="0.286641268">
            <text:p>0,286641268</text:p>
          </table:table-cell>
          <table:table-cell table:formula="of:=[.A279]/[.B279]" office:value-type="float" office:value="1.27740908891039">
            <text:p>1,277409089</text:p>
          </table:table-cell>
          <table:table-cell table:formula="of:=[.B279]-[.A279]" office:value-type="float" office:value="-0.079516893">
            <text:p>-0.079516893</text:p>
          </table:table-cell>
          <table:table-cell table:formula="of:=[.D279]^2" office:value-type="float" office:value="0.00632293627237345">
            <text:p>0.006322936</text:p>
          </table:table-cell>
          <table:table-cell table:formula="of:=ABS([.E279])" office:value-type="float" office:value="0.00632293627237345">
            <text:p>0.006322936</text:p>
          </table:table-cell>
          <table:table-cell table:formula="of:=SLOPE([.$B$2:.$B$1001];[.$A$2:.$A$1001])*[.A279]+INTERCEPT([.$B$2:.$B$1001];[.$A$2:.$A$1001])" office:value-type="float" office:value="0.389243039723762">
            <text:p>0.389243040</text:p>
          </table:table-cell>
          <table:table-cell table:formula="of:=[.B279]-[.G279]" office:value-type="float" office:value="-0.102601771723762">
            <text:p>-0.102601772</text:p>
          </table:table-cell>
          <table:table-cell table:formula="of:=[.H279]^2" office:value-type="float" office:value="0.010527123560855">
            <text:p>0.010527124</text:p>
          </table:table-cell>
        </table:table-row>
        <table:table-row table:style-name="ro1">
          <table:table-cell office:value-type="float" office:value="0.195594061">
            <text:p>0,195594061</text:p>
          </table:table-cell>
          <table:table-cell office:value-type="float" office:value="0.495648876">
            <text:p>0,495648876</text:p>
          </table:table-cell>
          <table:table-cell office:value-type="string">
            <text:p>0,394622222446037</text:p>
          </table:table-cell>
          <table:table-cell table:formula="of:=[.B280]-[.A280]" office:value-type="float" office:value="0.300054815">
            <text:p>0.300054815</text:p>
          </table:table-cell>
          <table:table-cell table:formula="of:=[.D280]^2" office:value-type="float" office:value="0.0900328920046842">
            <text:p>0.090032892</text:p>
          </table:table-cell>
          <table:table-cell table:formula="of:=ABS([.E280])" office:value-type="float" office:value="0.0900328920046842">
            <text:p>0.090032892</text:p>
          </table:table-cell>
          <table:table-cell table:formula="of:=SLOPE([.$B$2:.$B$1001];[.$A$2:.$A$1001])*[.A280]+INTERCEPT([.$B$2:.$B$1001];[.$A$2:.$A$1001])" office:value-type="float" office:value="0.252110912221553">
            <text:p>0.252110912</text:p>
          </table:table-cell>
          <table:table-cell table:formula="of:=[.B280]-[.G280]" office:value-type="float" office:value="0.243537963778447">
            <text:p>0.243537964</text:p>
          </table:table-cell>
          <table:table-cell table:formula="of:=[.H280]^2" office:value-type="float" office:value="0.0593107398013523">
            <text:p>0.059310740</text:p>
          </table:table-cell>
        </table:table-row>
        <table:table-row table:style-name="ro1">
          <table:table-cell office:value-type="float" office:value="0.680957">
            <text:p>0,680957000</text:p>
          </table:table-cell>
          <table:table-cell office:value-type="float" office:value="0.592729203">
            <text:p>0,592729203</text:p>
          </table:table-cell>
          <table:table-cell table:formula="of:=[.A281]/[.B281]" office:value-type="float" office:value="1.14885009301625">
            <text:p>1,148850093</text:p>
          </table:table-cell>
          <table:table-cell table:formula="of:=[.B281]-[.A281]" office:value-type="float" office:value="-0.0882277969999999">
            <text:p>-0.088227797</text:p>
          </table:table-cell>
          <table:table-cell table:formula="of:=[.D281]^2" office:value-type="float" office:value="0.0077841441634732">
            <text:p>0.007784144</text:p>
          </table:table-cell>
          <table:table-cell table:formula="of:=ABS([.E281])" office:value-type="float" office:value="0.0077841441634732">
            <text:p>0.007784144</text:p>
          </table:table-cell>
          <table:table-cell table:formula="of:=SLOPE([.$B$2:.$B$1001];[.$A$2:.$A$1001])*[.A281]+INTERCEPT([.$B$2:.$B$1001];[.$A$2:.$A$1001])" office:value-type="float" office:value="0.642338705970618">
            <text:p>0.642338706</text:p>
          </table:table-cell>
          <table:table-cell table:formula="of:=[.B281]-[.G281]" office:value-type="float" office:value="-0.0496095029706184">
            <text:p>-0.049609503</text:p>
          </table:table-cell>
          <table:table-cell table:formula="of:=[.H281]^2" office:value-type="float" office:value="0.00246110278499179">
            <text:p>0.002461103</text:p>
          </table:table-cell>
        </table:table-row>
        <table:table-row table:style-name="ro1">
          <table:table-cell office:value-type="float" office:value="0.614771087">
            <text:p>0,614771087</text:p>
          </table:table-cell>
          <table:table-cell office:value-type="float" office:value="0.13203475">
            <text:p>0,132034750</text:p>
          </table:table-cell>
          <table:table-cell table:formula="of:=[.A282]/[.B282]" office:value-type="float" office:value="4.65613095794857">
            <text:p>4,656130958</text:p>
          </table:table-cell>
          <table:table-cell table:formula="of:=[.B282]-[.A282]" office:value-type="float" office:value="-0.482736337">
            <text:p>-0.482736337</text:p>
          </table:table-cell>
          <table:table-cell table:formula="of:=[.D282]^2" office:value-type="float" office:value="0.233034371060178">
            <text:p>0.233034371</text:p>
          </table:table-cell>
          <table:table-cell table:formula="of:=ABS([.E282])" office:value-type="float" office:value="0.233034371060178">
            <text:p>0.233034371</text:p>
          </table:table-cell>
          <table:table-cell table:formula="of:=SLOPE([.$B$2:.$B$1001];[.$A$2:.$A$1001])*[.A282]+INTERCEPT([.$B$2:.$B$1001];[.$A$2:.$A$1001])" office:value-type="float" office:value="0.589125778629132">
            <text:p>0.589125779</text:p>
          </table:table-cell>
          <table:table-cell table:formula="of:=[.B282]-[.G282]" office:value-type="float" office:value="-0.457091028629132">
            <text:p>-0.457091029</text:p>
          </table:table-cell>
          <table:table-cell table:formula="of:=[.H282]^2" office:value-type="float" office:value="0.208932208453238">
            <text:p>0.208932208</text:p>
          </table:table-cell>
        </table:table-row>
        <table:table-row table:style-name="ro1">
          <table:table-cell office:value-type="float" office:value="0.881738544">
            <text:p>0,881738544</text:p>
          </table:table-cell>
          <table:table-cell office:value-type="float" office:value="0.9999">
            <text:p>0,999900000</text:p>
          </table:table-cell>
          <table:table-cell office:value-type="string">
            <text:p>0,881826726672667</text:p>
          </table:table-cell>
          <table:table-cell table:formula="of:=[.B283]-[.A283]" office:value-type="float" office:value="0.118161456">
            <text:p>0.118161456</text:p>
          </table:table-cell>
          <table:table-cell table:formula="of:=[.D283]^2" office:value-type="float" office:value="0.0139621296840399">
            <text:p>0.013962130</text:p>
          </table:table-cell>
          <table:table-cell table:formula="of:=ABS([.E283])" office:value-type="float" office:value="0.0139621296840399">
            <text:p>0.013962130</text:p>
          </table:table-cell>
          <table:table-cell table:formula="of:=SLOPE([.$B$2:.$B$1001];[.$A$2:.$A$1001])*[.A283]+INTERCEPT([.$B$2:.$B$1001];[.$A$2:.$A$1001])" office:value-type="float" office:value="0.803765408845951">
            <text:p>0.803765409</text:p>
          </table:table-cell>
          <table:table-cell table:formula="of:=[.B283]-[.G283]" office:value-type="float" office:value="0.196134591154049">
            <text:p>0.196134591</text:p>
          </table:table-cell>
          <table:table-cell table:formula="of:=[.H283]^2" office:value-type="float" office:value="0.0384687778471661">
            <text:p>0.038468778</text:p>
          </table:table-cell>
        </table:table-row>
        <table:table-row table:style-name="ro1">
          <table:table-cell office:value-type="float" office:value="0.941905551">
            <text:p>0,941905551</text:p>
          </table:table-cell>
          <table:table-cell office:value-type="float" office:value="0.747123119">
            <text:p>0,747123119</text:p>
          </table:table-cell>
          <table:table-cell table:formula="of:=[.A284]/[.B284]" office:value-type="float" office:value="1.2607099513407">
            <text:p>1,260709951</text:p>
          </table:table-cell>
          <table:table-cell table:formula="of:=[.B284]-[.A284]" office:value-type="float" office:value="-0.194782432">
            <text:p>-0.194782432</text:p>
          </table:table-cell>
          <table:table-cell table:formula="of:=[.D284]^2" office:value-type="float" office:value="0.0379401958158346">
            <text:p>0.037940196</text:p>
          </table:table-cell>
          <table:table-cell table:formula="of:=ABS([.E284])" office:value-type="float" office:value="0.0379401958158346">
            <text:p>0.037940196</text:p>
          </table:table-cell>
          <table:table-cell table:formula="of:=SLOPE([.$B$2:.$B$1001];[.$A$2:.$A$1001])*[.A284]+INTERCEPT([.$B$2:.$B$1001];[.$A$2:.$A$1001])" office:value-type="float" office:value="0.852139185480953">
            <text:p>0.852139185</text:p>
          </table:table-cell>
          <table:table-cell table:formula="of:=[.B284]-[.G284]" office:value-type="float" office:value="-0.105016066480954">
            <text:p>-0.105016066</text:p>
          </table:table-cell>
          <table:table-cell table:formula="of:=[.H284]^2" office:value-type="float" office:value="0.011028374219132">
            <text:p>0.011028374</text:p>
          </table:table-cell>
        </table:table-row>
        <table:table-row table:style-name="ro1">
          <table:table-cell office:value-type="float" office:value="0.751773042">
            <text:p>0,751773042</text:p>
          </table:table-cell>
          <table:table-cell office:value-type="float" office:value="0.9999">
            <text:p>0,999900000</text:p>
          </table:table-cell>
          <table:table-cell office:value-type="string">
            <text:p>0,751848226822682</text:p>
          </table:table-cell>
          <table:table-cell table:formula="of:=[.B285]-[.A285]" office:value-type="float" office:value="0.248126958">
            <text:p>0.248126958</text:p>
          </table:table-cell>
          <table:table-cell table:formula="of:=[.D285]^2" office:value-type="float" office:value="0.0615669872863337">
            <text:p>0.061566987</text:p>
          </table:table-cell>
          <table:table-cell table:formula="of:=ABS([.E285])" office:value-type="float" office:value="0.0615669872863337">
            <text:p>0.061566987</text:p>
          </table:table-cell>
          <table:table-cell table:formula="of:=SLOPE([.$B$2:.$B$1001];[.$A$2:.$A$1001])*[.A285]+INTERCEPT([.$B$2:.$B$1001];[.$A$2:.$A$1001])" office:value-type="float" office:value="0.6992742187822">
            <text:p>0.699274219</text:p>
          </table:table-cell>
          <table:table-cell table:formula="of:=[.B285]-[.G285]" office:value-type="float" office:value="0.3006257812178">
            <text:p>0.300625781</text:p>
          </table:table-cell>
          <table:table-cell table:formula="of:=[.H285]^2" office:value-type="float" office:value="0.0903758603328128">
            <text:p>0.090375860</text:p>
          </table:table-cell>
        </table:table-row>
        <table:table-row table:style-name="ro1">
          <table:table-cell office:value-type="float" office:value="0.549442351">
            <text:p>0,549442351</text:p>
          </table:table-cell>
          <table:table-cell office:value-type="float" office:value="0.914084769">
            <text:p>0,914084769</text:p>
          </table:table-cell>
          <table:table-cell office:value-type="string">
            <text:p>0,601084680145239</text:p>
          </table:table-cell>
          <table:table-cell table:formula="of:=[.B286]-[.A286]" office:value-type="float" office:value="0.364642418">
            <text:p>0.364642418</text:p>
          </table:table-cell>
          <table:table-cell table:formula="of:=[.D286]^2" office:value-type="float" office:value="0.132964093004887">
            <text:p>0.132964093</text:p>
          </table:table-cell>
          <table:table-cell table:formula="of:=ABS([.E286])" office:value-type="float" office:value="0.132964093004887">
            <text:p>0.132964093</text:p>
          </table:table-cell>
          <table:table-cell table:formula="of:=SLOPE([.$B$2:.$B$1001];[.$A$2:.$A$1001])*[.A286]+INTERCEPT([.$B$2:.$B$1001];[.$A$2:.$A$1001])" office:value-type="float" office:value="0.53660201451517">
            <text:p>0.536602015</text:p>
          </table:table-cell>
          <table:table-cell table:formula="of:=[.B286]-[.G286]" office:value-type="float" office:value="0.37748275448483">
            <text:p>0.377482754</text:p>
          </table:table-cell>
          <table:table-cell table:formula="of:=[.H286]^2" office:value-type="float" office:value="0.142493229933455">
            <text:p>0.142493230</text:p>
          </table:table-cell>
        </table:table-row>
        <table:table-row table:style-name="ro1">
          <table:table-cell office:value-type="float" office:value="0.363222556">
            <text:p>0,363222556</text:p>
          </table:table-cell>
          <table:table-cell office:value-type="float" office:value="0.079242888">
            <text:p>0,079242888</text:p>
          </table:table-cell>
          <table:table-cell table:formula="of:=[.A287]/[.B287]" office:value-type="float" office:value="4.5836612618157">
            <text:p>4,583661262</text:p>
          </table:table-cell>
          <table:table-cell table:formula="of:=[.B287]-[.A287]" office:value-type="float" office:value="-0.283979668">
            <text:p>-0.283979668</text:p>
          </table:table-cell>
          <table:table-cell table:formula="of:=[.D287]^2" office:value-type="float" office:value="0.0806444518373902">
            <text:p>0.080644452</text:p>
          </table:table-cell>
          <table:table-cell table:formula="of:=ABS([.E287])" office:value-type="float" office:value="0.0806444518373902">
            <text:p>0.080644452</text:p>
          </table:table-cell>
          <table:table-cell table:formula="of:=SLOPE([.$B$2:.$B$1001];[.$A$2:.$A$1001])*[.A287]+INTERCEPT([.$B$2:.$B$1001];[.$A$2:.$A$1001])" office:value-type="float" office:value="0.386882837552519">
            <text:p>0.386882838</text:p>
          </table:table-cell>
          <table:table-cell table:formula="of:=[.B287]-[.G287]" office:value-type="float" office:value="-0.307639949552519">
            <text:p>-0.307639950</text:p>
          </table:table-cell>
          <table:table-cell table:formula="of:=[.H287]^2" office:value-type="float" office:value="0.0946423385606764">
            <text:p>0.094642339</text:p>
          </table:table-cell>
        </table:table-row>
        <table:table-row table:style-name="ro1">
          <table:table-cell office:value-type="float" office:value="0.406788332">
            <text:p>0,406788332</text:p>
          </table:table-cell>
          <table:table-cell office:value-type="float" office:value="0.464500497">
            <text:p>0,464500497</text:p>
          </table:table-cell>
          <table:table-cell office:value-type="string">
            <text:p>0,875754352529789</text:p>
          </table:table-cell>
          <table:table-cell table:formula="of:=[.B288]-[.A288]" office:value-type="float" office:value="0.057712165">
            <text:p>0.057712165</text:p>
          </table:table-cell>
          <table:table-cell table:formula="of:=[.D288]^2" office:value-type="float" office:value="0.00333069398898722">
            <text:p>0.003330694</text:p>
          </table:table-cell>
          <table:table-cell table:formula="of:=ABS([.E288])" office:value-type="float" office:value="0.00333069398898722">
            <text:p>0.003330694</text:p>
          </table:table-cell>
          <table:table-cell table:formula="of:=SLOPE([.$B$2:.$B$1001];[.$A$2:.$A$1001])*[.A288]+INTERCEPT([.$B$2:.$B$1001];[.$A$2:.$A$1001])" office:value-type="float" office:value="0.42190936159342">
            <text:p>0.421909362</text:p>
          </table:table-cell>
          <table:table-cell table:formula="of:=[.B288]-[.G288]" office:value-type="float" office:value="0.0425911354065798">
            <text:p>0.042591135</text:p>
          </table:table-cell>
          <table:table-cell table:formula="of:=[.H288]^2" office:value-type="float" office:value="0.00181400481522161">
            <text:p>0.001814005</text:p>
          </table:table-cell>
        </table:table-row>
        <table:table-row table:style-name="ro1">
          <table:table-cell office:value-type="float" office:value="0.994627492">
            <text:p>0,994627492</text:p>
          </table:table-cell>
          <table:table-cell office:value-type="float" office:value="0.674250174">
            <text:p>0,674250174</text:p>
          </table:table-cell>
          <table:table-cell table:formula="of:=[.A289]/[.B289]" office:value-type="float" office:value="1.47516089777086">
            <text:p>1,475160898</text:p>
          </table:table-cell>
          <table:table-cell table:formula="of:=[.B289]-[.A289]" office:value-type="float" office:value="-0.320377318">
            <text:p>-0.320377318</text:p>
          </table:table-cell>
          <table:table-cell table:formula="of:=[.D289]^2" office:value-type="float" office:value="0.102641625888873">
            <text:p>0.102641626</text:p>
          </table:table-cell>
          <table:table-cell table:formula="of:=ABS([.E289])" office:value-type="float" office:value="0.102641625888873">
            <text:p>0.102641626</text:p>
          </table:table-cell>
          <table:table-cell table:formula="of:=SLOPE([.$B$2:.$B$1001];[.$A$2:.$A$1001])*[.A289]+INTERCEPT([.$B$2:.$B$1001];[.$A$2:.$A$1001])" office:value-type="float" office:value="0.894527190549875">
            <text:p>0.894527191</text:p>
          </table:table-cell>
          <table:table-cell table:formula="of:=[.B289]-[.G289]" office:value-type="float" office:value="-0.220277016549875">
            <text:p>-0.220277017</text:p>
          </table:table-cell>
          <table:table-cell table:formula="of:=[.H289]^2" office:value-type="float" office:value="0.0485219640201137">
            <text:p>0.048521964</text:p>
          </table:table-cell>
        </table:table-row>
        <table:table-row table:style-name="ro1">
          <table:table-cell office:value-type="float" office:value="0.839159272">
            <text:p>0,839159272</text:p>
          </table:table-cell>
          <table:table-cell office:value-type="float" office:value="0.980813825">
            <text:p>0,980813825</text:p>
          </table:table-cell>
          <table:table-cell office:value-type="string">
            <text:p>0,855574473575553</text:p>
          </table:table-cell>
          <table:table-cell table:formula="of:=[.B290]-[.A290]" office:value-type="float" office:value="0.141654553">
            <text:p>0.141654553</text:p>
          </table:table-cell>
          <table:table-cell table:formula="of:=[.D290]^2" office:value-type="float" office:value="0.0200660123856298">
            <text:p>0.020066012</text:p>
          </table:table-cell>
          <table:table-cell table:formula="of:=ABS([.E290])" office:value-type="float" office:value="0.0200660123856298">
            <text:p>0.020066012</text:p>
          </table:table-cell>
          <table:table-cell table:formula="of:=SLOPE([.$B$2:.$B$1001];[.$A$2:.$A$1001])*[.A290]+INTERCEPT([.$B$2:.$B$1001];[.$A$2:.$A$1001])" office:value-type="float" office:value="0.769532025872305">
            <text:p>0.769532026</text:p>
          </table:table-cell>
          <table:table-cell table:formula="of:=[.B290]-[.G290]" office:value-type="float" office:value="0.211281799127695">
            <text:p>0.211281799</text:p>
          </table:table-cell>
          <table:table-cell table:formula="of:=[.H290]^2" office:value-type="float" office:value="0.0446399986426358">
            <text:p>0.044639999</text:p>
          </table:table-cell>
        </table:table-row>
        <table:table-row table:style-name="ro1">
          <table:table-cell office:value-type="float" office:value="0.519534364">
            <text:p>0,519534364</text:p>
          </table:table-cell>
          <table:table-cell office:value-type="float" office:value="0.894228408">
            <text:p>0,894228408</text:p>
          </table:table-cell>
          <table:table-cell office:value-type="string">
            <text:p>0,580986199221709</text:p>
          </table:table-cell>
          <table:table-cell table:formula="of:=[.B291]-[.A291]" office:value-type="float" office:value="0.374694044">
            <text:p>0.374694044</text:p>
          </table:table-cell>
          <table:table-cell table:formula="of:=[.D291]^2" office:value-type="float" office:value="0.140395626609074">
            <text:p>0.140395627</text:p>
          </table:table-cell>
          <table:table-cell table:formula="of:=ABS([.E291])" office:value-type="float" office:value="0.140395626609074">
            <text:p>0.140395627</text:p>
          </table:table-cell>
          <table:table-cell table:formula="of:=SLOPE([.$B$2:.$B$1001];[.$A$2:.$A$1001])*[.A291]+INTERCEPT([.$B$2:.$B$1001];[.$A$2:.$A$1001])" office:value-type="float" office:value="0.512556240013863">
            <text:p>0.512556240</text:p>
          </table:table-cell>
          <table:table-cell table:formula="of:=[.B291]-[.G291]" office:value-type="float" office:value="0.381672167986137">
            <text:p>0.381672168</text:p>
          </table:table-cell>
          <table:table-cell table:formula="of:=[.H291]^2" office:value-type="float" office:value="0.145673643815238">
            <text:p>0.145673644</text:p>
          </table:table-cell>
        </table:table-row>
        <table:table-row table:style-name="ro1">
          <table:table-cell office:value-type="float" office:value="0.669305625">
            <text:p>0,669305625</text:p>
          </table:table-cell>
          <table:table-cell office:value-type="float" office:value="0.678262188">
            <text:p>0,678262188</text:p>
          </table:table-cell>
          <table:table-cell office:value-type="string">
            <text:p>0,986794836630344</text:p>
          </table:table-cell>
          <table:table-cell table:formula="of:=[.B292]-[.A292]" office:value-type="float" office:value="0.00895656300000003">
            <text:p>0.008956563</text:p>
          </table:table-cell>
          <table:table-cell table:formula="of:=[.D292]^2" office:value-type="float" office:value="0.0000802200207729695">
            <text:p>0.000080220</text:p>
          </table:table-cell>
          <table:table-cell table:formula="of:=ABS([.E292])" office:value-type="float" office:value="0.0000802200207729695">
            <text:p>0.000080220</text:p>
          </table:table-cell>
          <table:table-cell table:formula="of:=SLOPE([.$B$2:.$B$1001];[.$A$2:.$A$1001])*[.A292]+INTERCEPT([.$B$2:.$B$1001];[.$A$2:.$A$1001])" office:value-type="float" office:value="0.632971096713594">
            <text:p>0.632971097</text:p>
          </table:table-cell>
          <table:table-cell table:formula="of:=[.B292]-[.G292]" office:value-type="float" office:value="0.0452910912864061">
            <text:p>0.045291091</text:p>
          </table:table-cell>
          <table:table-cell table:formula="of:=[.H292]^2" office:value-type="float" office:value="0.00205128294991357">
            <text:p>0.002051283</text:p>
          </table:table-cell>
        </table:table-row>
        <table:table-row table:style-name="ro1">
          <table:table-cell office:value-type="float" office:value="0.22852693">
            <text:p>0,228526930</text:p>
          </table:table-cell>
          <table:table-cell office:value-type="float" office:value="0.0001">
            <text:p>0,000100000</text:p>
          </table:table-cell>
          <table:table-cell table:formula="of:=[.A293]/[.B293]" office:value-type="float" office:value="2285.2693">
            <text:p>2285,269300000</text:p>
          </table:table-cell>
          <table:table-cell table:formula="of:=[.B293]-[.A293]" office:value-type="float" office:value="-0.22842693">
            <text:p>-0.228426930</text:p>
          </table:table-cell>
          <table:table-cell table:formula="of:=[.D293]^2" office:value-type="float" office:value="0.0521788623492249">
            <text:p>0.052178862</text:p>
          </table:table-cell>
          <table:table-cell table:formula="of:=ABS([.E293])" office:value-type="float" office:value="0.0521788623492249">
            <text:p>0.052178862</text:p>
          </table:table-cell>
          <table:table-cell table:formula="of:=SLOPE([.$B$2:.$B$1001];[.$A$2:.$A$1001])*[.A293]+INTERCEPT([.$B$2:.$B$1001];[.$A$2:.$A$1001])" office:value-type="float" office:value="0.278588666864655">
            <text:p>0.278588667</text:p>
          </table:table-cell>
          <table:table-cell table:formula="of:=[.B293]-[.G293]" office:value-type="float" office:value="-0.278488666864655">
            <text:p>-0.278488667</text:p>
          </table:table-cell>
          <table:table-cell table:formula="of:=[.H293]^2" office:value-type="float" office:value="0.0775559375720528">
            <text:p>0.077555938</text:p>
          </table:table-cell>
        </table:table-row>
        <table:table-row table:style-name="ro1">
          <table:table-cell office:value-type="float" office:value="0.668744726">
            <text:p>0,668744726</text:p>
          </table:table-cell>
          <table:table-cell office:value-type="float" office:value="0.601072176">
            <text:p>0,601072176</text:p>
          </table:table-cell>
          <table:table-cell table:formula="of:=[.A294]/[.B294]" office:value-type="float" office:value="1.11258639594723">
            <text:p>1,112586396</text:p>
          </table:table-cell>
          <table:table-cell table:formula="of:=[.B294]-[.A294]" office:value-type="float" office:value="-0.0676725499999999">
            <text:p>-0.067672550</text:p>
          </table:table-cell>
          <table:table-cell table:formula="of:=[.D294]^2" office:value-type="float" office:value="0.00457957402350249">
            <text:p>0.004579574</text:p>
          </table:table-cell>
          <table:table-cell table:formula="of:=ABS([.E294])" office:value-type="float" office:value="0.00457957402350249">
            <text:p>0.004579574</text:p>
          </table:table-cell>
          <table:table-cell table:formula="of:=SLOPE([.$B$2:.$B$1001];[.$A$2:.$A$1001])*[.A294]+INTERCEPT([.$B$2:.$B$1001];[.$A$2:.$A$1001])" office:value-type="float" office:value="0.632520138550746">
            <text:p>0.632520139</text:p>
          </table:table-cell>
          <table:table-cell table:formula="of:=[.B294]-[.G294]" office:value-type="float" office:value="-0.0314479625507457">
            <text:p>-0.031447963</text:p>
          </table:table-cell>
          <table:table-cell table:formula="of:=[.H294]^2" office:value-type="float" office:value="0.000988974348593102">
            <text:p>0.000988974</text:p>
          </table:table-cell>
        </table:table-row>
        <table:table-row table:style-name="ro1">
          <table:table-cell office:value-type="float" office:value="0.870938091">
            <text:p>0,870938091</text:p>
          </table:table-cell>
          <table:table-cell office:value-type="float" office:value="0.621517661">
            <text:p>0,621517661</text:p>
          </table:table-cell>
          <table:table-cell table:formula="of:=[.A295]/[.B295]" office:value-type="float" office:value="1.40130867656873">
            <text:p>1,401308677</text:p>
          </table:table-cell>
          <table:table-cell table:formula="of:=[.B295]-[.A295]" office:value-type="float" office:value="-0.24942043">
            <text:p>-0.249420430</text:p>
          </table:table-cell>
          <table:table-cell table:formula="of:=[.D295]^2" office:value-type="float" office:value="0.0622105509013849">
            <text:p>0.062210551</text:p>
          </table:table-cell>
          <table:table-cell table:formula="of:=ABS([.E295])" office:value-type="float" office:value="0.0622105509013849">
            <text:p>0.062210551</text:p>
          </table:table-cell>
          <table:table-cell table:formula="of:=SLOPE([.$B$2:.$B$1001];[.$A$2:.$A$1001])*[.A295]+INTERCEPT([.$B$2:.$B$1001];[.$A$2:.$A$1001])" office:value-type="float" office:value="0.795081933848119">
            <text:p>0.795081934</text:p>
          </table:table-cell>
          <table:table-cell table:formula="of:=[.B295]-[.G295]" office:value-type="float" office:value="-0.173564272848119">
            <text:p>-0.173564273</text:p>
          </table:table-cell>
          <table:table-cell table:formula="of:=[.H295]^2" office:value-type="float" office:value="0.0301245568092963">
            <text:p>0.030124557</text:p>
          </table:table-cell>
        </table:table-row>
        <table:table-row table:style-name="ro1">
          <table:table-cell office:value-type="float" office:value="0.108512772">
            <text:p>0,108512772</text:p>
          </table:table-cell>
          <table:table-cell office:value-type="float" office:value="0.595618751">
            <text:p>0,595618751</text:p>
          </table:table-cell>
          <table:table-cell office:value-type="string">
            <text:p>0,182184949378802</text:p>
          </table:table-cell>
          <table:table-cell table:formula="of:=[.B296]-[.A296]" office:value-type="float" office:value="0.487105979">
            <text:p>0.487105979</text:p>
          </table:table-cell>
          <table:table-cell table:formula="of:=[.D296]^2" office:value-type="float" office:value="0.237272234777549">
            <text:p>0.237272235</text:p>
          </table:table-cell>
          <table:table-cell table:formula="of:=ABS([.E296])" office:value-type="float" office:value="0.237272234777549">
            <text:p>0.237272235</text:p>
          </table:table-cell>
          <table:table-cell table:formula="of:=SLOPE([.$B$2:.$B$1001];[.$A$2:.$A$1001])*[.A296]+INTERCEPT([.$B$2:.$B$1001];[.$A$2:.$A$1001])" office:value-type="float" office:value="0.182098275176567">
            <text:p>0.182098275</text:p>
          </table:table-cell>
          <table:table-cell table:formula="of:=[.B296]-[.G296]" office:value-type="float" office:value="0.413520475823434">
            <text:p>0.413520476</text:p>
          </table:table-cell>
          <table:table-cell table:formula="of:=[.H296]^2" office:value-type="float" office:value="0.170999183925239">
            <text:p>0.170999184</text:p>
          </table:table-cell>
        </table:table-row>
        <table:table-row table:style-name="ro1">
          <table:table-cell office:value-type="float" office:value="0.402679395">
            <text:p>0,402679395</text:p>
          </table:table-cell>
          <table:table-cell office:value-type="float" office:value="0.035061904">
            <text:p>0,035061904</text:p>
          </table:table-cell>
          <table:table-cell table:formula="of:=[.A297]/[.B297]" office:value-type="float" office:value="11.4848125475445">
            <text:p>11,484812548</text:p>
          </table:table-cell>
          <table:table-cell table:formula="of:=[.B297]-[.A297]" office:value-type="float" office:value="-0.367617491">
            <text:p>-0.367617491</text:p>
          </table:table-cell>
          <table:table-cell table:formula="of:=[.D297]^2" office:value-type="float" office:value="0.135142619689135">
            <text:p>0.135142620</text:p>
          </table:table-cell>
          <table:table-cell table:formula="of:=ABS([.E297])" office:value-type="float" office:value="0.135142619689135">
            <text:p>0.135142620</text:p>
          </table:table-cell>
          <table:table-cell table:formula="of:=SLOPE([.$B$2:.$B$1001];[.$A$2:.$A$1001])*[.A297]+INTERCEPT([.$B$2:.$B$1001];[.$A$2:.$A$1001])" office:value-type="float" office:value="0.418605810186163">
            <text:p>0.418605810</text:p>
          </table:table-cell>
          <table:table-cell table:formula="of:=[.B297]-[.G297]" office:value-type="float" office:value="-0.383543906186163">
            <text:p>-0.383543906</text:p>
          </table:table-cell>
          <table:table-cell table:formula="of:=[.H297]^2" office:value-type="float" office:value="0.14710592797254">
            <text:p>0.147105928</text:p>
          </table:table-cell>
        </table:table-row>
        <table:table-row table:style-name="ro1">
          <table:table-cell office:value-type="float" office:value="0.622698152">
            <text:p>0,622698152</text:p>
          </table:table-cell>
          <table:table-cell office:value-type="float" office:value="0.839614492">
            <text:p>0,839614492</text:p>
          </table:table-cell>
          <table:table-cell office:value-type="string">
            <text:p>0,741647694189633</text:p>
          </table:table-cell>
          <table:table-cell table:formula="of:=[.B298]-[.A298]" office:value-type="float" office:value="0.21691634">
            <text:p>0.216916340</text:p>
          </table:table-cell>
          <table:table-cell table:formula="of:=[.D298]^2" office:value-type="float" office:value="0.0470526985589956">
            <text:p>0.047052699</text:p>
          </table:table-cell>
          <table:table-cell table:formula="of:=ABS([.E298])" office:value-type="float" office:value="0.0470526985589956">
            <text:p>0.047052699</text:p>
          </table:table-cell>
          <table:table-cell table:formula="of:=SLOPE([.$B$2:.$B$1001];[.$A$2:.$A$1001])*[.A298]+INTERCEPT([.$B$2:.$B$1001];[.$A$2:.$A$1001])" office:value-type="float" office:value="0.595499073409793">
            <text:p>0.595499073</text:p>
          </table:table-cell>
          <table:table-cell table:formula="of:=[.B298]-[.G298]" office:value-type="float" office:value="0.244115418590207">
            <text:p>0.244115419</text:p>
          </table:table-cell>
          <table:table-cell table:formula="of:=[.H298]^2" office:value-type="float" office:value="0.0595923375934718">
            <text:p>0.059592338</text:p>
          </table:table-cell>
        </table:table-row>
        <table:table-row table:style-name="ro1">
          <table:table-cell office:value-type="float" office:value="0.240887691">
            <text:p>0,240887691</text:p>
          </table:table-cell>
          <table:table-cell office:value-type="float" office:value="0.290914186">
            <text:p>0,290914186</text:p>
          </table:table-cell>
          <table:table-cell office:value-type="string">
            <text:p>0,828036935263102</text:p>
          </table:table-cell>
          <table:table-cell table:formula="of:=[.B299]-[.A299]" office:value-type="float" office:value="0.050026495">
            <text:p>0.050026495</text:p>
          </table:table-cell>
          <table:table-cell table:formula="of:=[.D299]^2" office:value-type="float" office:value="0.00250265020198503">
            <text:p>0.002502650</text:p>
          </table:table-cell>
          <table:table-cell table:formula="of:=ABS([.E299])" office:value-type="float" office:value="0.00250265020198503">
            <text:p>0.002502650</text:p>
          </table:table-cell>
          <table:table-cell table:formula="of:=SLOPE([.$B$2:.$B$1001];[.$A$2:.$A$1001])*[.A299]+INTERCEPT([.$B$2:.$B$1001];[.$A$2:.$A$1001])" office:value-type="float" office:value="0.288526616605992">
            <text:p>0.288526617</text:p>
          </table:table-cell>
          <table:table-cell table:formula="of:=[.B299]-[.G299]" office:value-type="float" office:value="0.00238756939400825">
            <text:p>0.002387569</text:p>
          </table:table-cell>
          <table:table-cell table:formula="of:=[.H299]^2" office:value-type="float" office:value="0.00000570048761120492">
            <text:p>0.000005700</text:p>
          </table:table-cell>
        </table:table-row>
        <table:table-row table:style-name="ro1">
          <table:table-cell office:value-type="float" office:value="0.507850282">
            <text:p>0,507850282</text:p>
          </table:table-cell>
          <table:table-cell office:value-type="float" office:value="0.072836509">
            <text:p>0,072836509</text:p>
          </table:table-cell>
          <table:table-cell table:formula="of:=[.A300]/[.B300]" office:value-type="float" office:value="6.97246873817085">
            <text:p>6,972468738</text:p>
          </table:table-cell>
          <table:table-cell table:formula="of:=[.B300]-[.A300]" office:value-type="float" office:value="-0.435013773">
            <text:p>-0.435013773</text:p>
          </table:table-cell>
          <table:table-cell table:formula="of:=[.D300]^2" office:value-type="float" office:value="0.189236982699696">
            <text:p>0.189236983</text:p>
          </table:table-cell>
          <table:table-cell table:formula="of:=ABS([.E300])" office:value-type="float" office:value="0.189236982699696">
            <text:p>0.189236983</text:p>
          </table:table-cell>
          <table:table-cell table:formula="of:=SLOPE([.$B$2:.$B$1001];[.$A$2:.$A$1001])*[.A300]+INTERCEPT([.$B$2:.$B$1001];[.$A$2:.$A$1001])" office:value-type="float" office:value="0.503162334599005">
            <text:p>0.503162335</text:p>
          </table:table-cell>
          <table:table-cell table:formula="of:=[.B300]-[.G300]" office:value-type="float" office:value="-0.430325825599005">
            <text:p>-0.430325826</text:p>
          </table:table-cell>
          <table:table-cell table:formula="of:=[.H300]^2" office:value-type="float" office:value="0.185180316177466">
            <text:p>0.185180316</text:p>
          </table:table-cell>
        </table:table-row>
        <table:table-row table:style-name="ro1">
          <table:table-cell office:value-type="float" office:value="0.593504439">
            <text:p>0,593504439</text:p>
          </table:table-cell>
          <table:table-cell office:value-type="float" office:value="0.27520752">
            <text:p>0,275207520</text:p>
          </table:table-cell>
          <table:table-cell table:formula="of:=[.A301]/[.B301]" office:value-type="float" office:value="2.15657057263552">
            <text:p>2,156570573</text:p>
          </table:table-cell>
          <table:table-cell table:formula="of:=[.B301]-[.A301]" office:value-type="float" office:value="-0.318296919">
            <text:p>-0.318296919</text:p>
          </table:table-cell>
          <table:table-cell table:formula="of:=[.D301]^2" office:value-type="float" office:value="0.101312928644893">
            <text:p>0.101312929</text:p>
          </table:table-cell>
          <table:table-cell table:formula="of:=ABS([.E301])" office:value-type="float" office:value="0.101312928644893">
            <text:p>0.101312929</text:p>
          </table:table-cell>
          <table:table-cell table:formula="of:=SLOPE([.$B$2:.$B$1001];[.$A$2:.$A$1001])*[.A301]+INTERCEPT([.$B$2:.$B$1001];[.$A$2:.$A$1001])" office:value-type="float" office:value="0.572027569304422">
            <text:p>0.572027569</text:p>
          </table:table-cell>
          <table:table-cell table:formula="of:=[.B301]-[.G301]" office:value-type="float" office:value="-0.296820049304422">
            <text:p>-0.296820049</text:p>
          </table:table-cell>
          <table:table-cell table:formula="of:=[.H301]^2" office:value-type="float" office:value="0.0881021416690797">
            <text:p>0.088102142</text:p>
          </table:table-cell>
        </table:table-row>
        <table:table-row table:style-name="ro1">
          <table:table-cell office:value-type="float" office:value="0.246734383">
            <text:p>0,246734383</text:p>
          </table:table-cell>
          <table:table-cell office:value-type="float" office:value="0.39000485">
            <text:p>0,390004850</text:p>
          </table:table-cell>
          <table:table-cell office:value-type="string">
            <text:p>0,632644396601735</text:p>
          </table:table-cell>
          <table:table-cell table:formula="of:=[.B302]-[.A302]" office:value-type="float" office:value="0.143270467">
            <text:p>0.143270467</text:p>
          </table:table-cell>
          <table:table-cell table:formula="of:=[.D302]^2" office:value-type="float" office:value="0.0205264267143981">
            <text:p>0.020526427</text:p>
          </table:table-cell>
          <table:table-cell table:formula="of:=ABS([.E302])" office:value-type="float" office:value="0.0205264267143981">
            <text:p>0.020526427</text:p>
          </table:table-cell>
          <table:table-cell table:formula="of:=SLOPE([.$B$2:.$B$1001];[.$A$2:.$A$1001])*[.A302]+INTERCEPT([.$B$2:.$B$1001];[.$A$2:.$A$1001])" office:value-type="float" office:value="0.293227308679002">
            <text:p>0.293227309</text:p>
          </table:table-cell>
          <table:table-cell table:formula="of:=[.B302]-[.G302]" office:value-type="float" office:value="0.0967775413209979">
            <text:p>0.096777541</text:p>
          </table:table-cell>
          <table:table-cell table:formula="of:=[.H302]^2" office:value-type="float" office:value="0.00936589250413746">
            <text:p>0.009365893</text:p>
          </table:table-cell>
        </table:table-row>
        <table:table-row table:style-name="ro1">
          <table:table-cell office:value-type="float" office:value="0.232694949">
            <text:p>0,232694949</text:p>
          </table:table-cell>
          <table:table-cell office:value-type="float" office:value="0.327819987">
            <text:p>0,327819987</text:p>
          </table:table-cell>
          <table:table-cell office:value-type="string">
            <text:p>0,709825386577177</text:p>
          </table:table-cell>
          <table:table-cell table:formula="of:=[.B303]-[.A303]" office:value-type="float" office:value="0.095125038">
            <text:p>0.095125038</text:p>
          </table:table-cell>
          <table:table-cell table:formula="of:=[.D303]^2" office:value-type="float" office:value="0.00904877285450145">
            <text:p>0.009048773</text:p>
          </table:table-cell>
          <table:table-cell table:formula="of:=ABS([.E303])" office:value-type="float" office:value="0.00904877285450145">
            <text:p>0.009048773</text:p>
          </table:table-cell>
          <table:table-cell table:formula="of:=SLOPE([.$B$2:.$B$1001];[.$A$2:.$A$1001])*[.A303]+INTERCEPT([.$B$2:.$B$1001];[.$A$2:.$A$1001])" office:value-type="float" office:value="0.281939719711881">
            <text:p>0.281939720</text:p>
          </table:table-cell>
          <table:table-cell table:formula="of:=[.B303]-[.G303]" office:value-type="float" office:value="0.0458802672881185">
            <text:p>0.045880267</text:p>
          </table:table-cell>
          <table:table-cell table:formula="of:=[.H303]^2" office:value-type="float" office:value="0.0021049989264292">
            <text:p>0.002104999</text:p>
          </table:table-cell>
        </table:table-row>
        <table:table-row table:style-name="ro1">
          <table:table-cell office:value-type="float" office:value="0.631246371">
            <text:p>0,631246371</text:p>
          </table:table-cell>
          <table:table-cell office:value-type="float" office:value="0.494301489">
            <text:p>0,494301489</text:p>
          </table:table-cell>
          <table:table-cell table:formula="of:=[.A304]/[.B304]" office:value-type="float" office:value="1.27704727792151">
            <text:p>1,277047278</text:p>
          </table:table-cell>
          <table:table-cell table:formula="of:=[.B304]-[.A304]" office:value-type="float" office:value="-0.136944882">
            <text:p>-0.136944882</text:p>
          </table:table-cell>
          <table:table-cell table:formula="of:=[.D304]^2" office:value-type="float" office:value="0.0187539007059939">
            <text:p>0.018753901</text:p>
          </table:table-cell>
          <table:table-cell table:formula="of:=ABS([.E304])" office:value-type="float" office:value="0.0187539007059939">
            <text:p>0.018753901</text:p>
          </table:table-cell>
          <table:table-cell table:formula="of:=SLOPE([.$B$2:.$B$1001];[.$A$2:.$A$1001])*[.A304]+INTERCEPT([.$B$2:.$B$1001];[.$A$2:.$A$1001])" office:value-type="float" office:value="0.602371770875584">
            <text:p>0.602371771</text:p>
          </table:table-cell>
          <table:table-cell table:formula="of:=[.B304]-[.G304]" office:value-type="float" office:value="-0.108070281875584">
            <text:p>-0.108070282</text:p>
          </table:table-cell>
          <table:table-cell table:formula="of:=[.H304]^2" office:value-type="float" office:value="0.0116791858246681">
            <text:p>0.011679186</text:p>
          </table:table-cell>
        </table:table-row>
        <table:table-row table:style-name="ro1">
          <table:table-cell office:value-type="float" office:value="0.719679841">
            <text:p>0,719679841</text:p>
          </table:table-cell>
          <table:table-cell office:value-type="float" office:value="0.597650519">
            <text:p>0,597650519</text:p>
          </table:table-cell>
          <table:table-cell table:formula="of:=[.A305]/[.B305]" office:value-type="float" office:value="1.20418173852535">
            <text:p>1,204181739</text:p>
          </table:table-cell>
          <table:table-cell table:formula="of:=[.B305]-[.A305]" office:value-type="float" office:value="-0.122029322">
            <text:p>-0.122029322</text:p>
          </table:table-cell>
          <table:table-cell table:formula="of:=[.D305]^2" office:value-type="float" office:value="0.0148911554277797">
            <text:p>0.014891155</text:p>
          </table:table-cell>
          <table:table-cell table:formula="of:=ABS([.E305])" office:value-type="float" office:value="0.0148911554277797">
            <text:p>0.014891155</text:p>
          </table:table-cell>
          <table:table-cell table:formula="of:=SLOPE([.$B$2:.$B$1001];[.$A$2:.$A$1001])*[.A305]+INTERCEPT([.$B$2:.$B$1001];[.$A$2:.$A$1001])" office:value-type="float" office:value="0.673471550275251">
            <text:p>0.673471550</text:p>
          </table:table-cell>
          <table:table-cell table:formula="of:=[.B305]-[.G305]" office:value-type="float" office:value="-0.075821031275251">
            <text:p>-0.075821031</text:p>
          </table:table-cell>
          <table:table-cell table:formula="of:=[.H305]^2" office:value-type="float" office:value="0.00574882878364259">
            <text:p>0.005748829</text:p>
          </table:table-cell>
        </table:table-row>
        <table:table-row table:style-name="ro1">
          <table:table-cell office:value-type="float" office:value="0.595975682">
            <text:p>0,595975682</text:p>
          </table:table-cell>
          <table:table-cell office:value-type="float" office:value="0.764188717">
            <text:p>0,764188717</text:p>
          </table:table-cell>
          <table:table-cell office:value-type="string">
            <text:p>0,779880242591962</text:p>
          </table:table-cell>
          <table:table-cell table:formula="of:=[.B306]-[.A306]" office:value-type="float" office:value="0.168213035">
            <text:p>0.168213035</text:p>
          </table:table-cell>
          <table:table-cell table:formula="of:=[.D306]^2" office:value-type="float" office:value="0.0282956251439112">
            <text:p>0.028295625</text:p>
          </table:table-cell>
          <table:table-cell table:formula="of:=ABS([.E306])" office:value-type="float" office:value="0.0282956251439112">
            <text:p>0.028295625</text:p>
          </table:table-cell>
          <table:table-cell table:formula="of:=SLOPE([.$B$2:.$B$1001];[.$A$2:.$A$1001])*[.A306]+INTERCEPT([.$B$2:.$B$1001];[.$A$2:.$A$1001])" office:value-type="float" office:value="0.5740144282634">
            <text:p>0.574014428</text:p>
          </table:table-cell>
          <table:table-cell table:formula="of:=[.B306]-[.G306]" office:value-type="float" office:value="0.1901742887366">
            <text:p>0.190174289</text:p>
          </table:table-cell>
          <table:table-cell table:formula="of:=[.H306]^2" office:value-type="float" office:value="0.0361662600964718">
            <text:p>0.036166260</text:p>
          </table:table-cell>
        </table:table-row>
        <table:table-row table:style-name="ro1">
          <table:table-cell office:value-type="float" office:value="0.19952206">
            <text:p>0,199522060</text:p>
          </table:table-cell>
          <table:table-cell office:value-type="float" office:value="0.009410404">
            <text:p>0,009410404</text:p>
          </table:table-cell>
          <table:table-cell table:formula="of:=[.A307]/[.B307]" office:value-type="float" office:value="21.2022841952375">
            <text:p>21,202284195</text:p>
          </table:table-cell>
          <table:table-cell table:formula="of:=[.B307]-[.A307]" office:value-type="float" office:value="-0.190111656">
            <text:p>-0.190111656</text:p>
          </table:table-cell>
          <table:table-cell table:formula="of:=[.D307]^2" office:value-type="float" office:value="0.0361424417470623">
            <text:p>0.036142442</text:p>
          </table:table-cell>
          <table:table-cell table:formula="of:=ABS([.E307])" office:value-type="float" office:value="0.0361424417470623">
            <text:p>0.036142442</text:p>
          </table:table-cell>
          <table:table-cell table:formula="of:=SLOPE([.$B$2:.$B$1001];[.$A$2:.$A$1001])*[.A307]+INTERCEPT([.$B$2:.$B$1001];[.$A$2:.$A$1001])" office:value-type="float" office:value="0.255268990971398">
            <text:p>0.255268991</text:p>
          </table:table-cell>
          <table:table-cell table:formula="of:=[.B307]-[.G307]" office:value-type="float" office:value="-0.245858586971398">
            <text:p>-0.245858587</text:p>
          </table:table-cell>
          <table:table-cell table:formula="of:=[.H307]^2" office:value-type="float" office:value="0.0604464447875727">
            <text:p>0.060446445</text:p>
          </table:table-cell>
        </table:table-row>
        <table:table-row table:style-name="ro1">
          <table:table-cell office:value-type="float" office:value="0.239614854">
            <text:p>0,239614854</text:p>
          </table:table-cell>
          <table:table-cell office:value-type="float" office:value="0.618844985">
            <text:p>0,618844985</text:p>
          </table:table-cell>
          <table:table-cell office:value-type="string">
            <text:p>0,387196890672064</text:p>
          </table:table-cell>
          <table:table-cell table:formula="of:=[.B308]-[.A308]" office:value-type="float" office:value="0.379230131">
            <text:p>0.379230131</text:p>
          </table:table-cell>
          <table:table-cell table:formula="of:=[.D308]^2" office:value-type="float" office:value="0.143815492258277">
            <text:p>0.143815492</text:p>
          </table:table-cell>
          <table:table-cell table:formula="of:=ABS([.E308])" office:value-type="float" office:value="0.143815492258277">
            <text:p>0.143815492</text:p>
          </table:table-cell>
          <table:table-cell table:formula="of:=SLOPE([.$B$2:.$B$1001];[.$A$2:.$A$1001])*[.A308]+INTERCEPT([.$B$2:.$B$1001];[.$A$2:.$A$1001])" office:value-type="float" office:value="0.287503266171911">
            <text:p>0.287503266</text:p>
          </table:table-cell>
          <table:table-cell table:formula="of:=[.B308]-[.G308]" office:value-type="float" office:value="0.331341718828089">
            <text:p>0.331341719</text:p>
          </table:table-cell>
          <table:table-cell table:formula="of:=[.H308]^2" office:value-type="float" office:value="0.109787334635952">
            <text:p>0.109787335</text:p>
          </table:table-cell>
        </table:table-row>
        <table:table-row table:style-name="ro1">
          <table:table-cell office:value-type="float" office:value="0.089155677">
            <text:p>0,089155677</text:p>
          </table:table-cell>
          <table:table-cell office:value-type="float" office:value="0.0001">
            <text:p>0,000100000</text:p>
          </table:table-cell>
          <table:table-cell table:formula="of:=[.A309]/[.B309]" office:value-type="float" office:value="891.55677">
            <text:p>891,556770000</text:p>
          </table:table-cell>
          <table:table-cell table:formula="of:=[.B309]-[.A309]" office:value-type="float" office:value="-0.089055677">
            <text:p>-0.089055677</text:p>
          </table:table-cell>
          <table:table-cell table:formula="of:=[.D309]^2" office:value-type="float" office:value="0.00793091360592833">
            <text:p>0.007930914</text:p>
          </table:table-cell>
          <table:table-cell table:formula="of:=ABS([.E309])" office:value-type="float" office:value="0.00793091360592833">
            <text:p>0.007930914</text:p>
          </table:table-cell>
          <table:table-cell table:formula="of:=SLOPE([.$B$2:.$B$1001];[.$A$2:.$A$1001])*[.A309]+INTERCEPT([.$B$2:.$B$1001];[.$A$2:.$A$1001])" office:value-type="float" office:value="0.166535330690521">
            <text:p>0.166535331</text:p>
          </table:table-cell>
          <table:table-cell table:formula="of:=[.B309]-[.G309]" office:value-type="float" office:value="-0.166435330690521">
            <text:p>-0.166435331</text:p>
          </table:table-cell>
          <table:table-cell table:formula="of:=[.H309]^2" office:value-type="float" office:value="0.027700719302063">
            <text:p>0.027700719</text:p>
          </table:table-cell>
        </table:table-row>
        <table:table-row table:style-name="ro1">
          <table:table-cell office:value-type="float" office:value="0.823565099">
            <text:p>0,823565099</text:p>
          </table:table-cell>
          <table:table-cell office:value-type="float" office:value="0.495268176">
            <text:p>0,495268176</text:p>
          </table:table-cell>
          <table:table-cell table:formula="of:=[.A310]/[.B310]" office:value-type="float" office:value="1.66286698582467">
            <text:p>1,662866986</text:p>
          </table:table-cell>
          <table:table-cell table:formula="of:=[.B310]-[.A310]" office:value-type="float" office:value="-0.328296923">
            <text:p>-0.328296923</text:p>
          </table:table-cell>
          <table:table-cell table:formula="of:=[.D310]^2" office:value-type="float" office:value="0.107778869651268">
            <text:p>0.107778870</text:p>
          </table:table-cell>
          <table:table-cell table:formula="of:=ABS([.E310])" office:value-type="float" office:value="0.107778869651268">
            <text:p>0.107778870</text:p>
          </table:table-cell>
          <table:table-cell table:formula="of:=SLOPE([.$B$2:.$B$1001];[.$A$2:.$A$1001])*[.A310]+INTERCEPT([.$B$2:.$B$1001];[.$A$2:.$A$1001])" office:value-type="float" office:value="0.756994439591678">
            <text:p>0.756994440</text:p>
          </table:table-cell>
          <table:table-cell table:formula="of:=[.B310]-[.G310]" office:value-type="float" office:value="-0.261726263591678">
            <text:p>-0.261726264</text:p>
          </table:table-cell>
          <table:table-cell table:formula="of:=[.H310]^2" office:value-type="float" office:value="0.0685006370536603">
            <text:p>0.068500637</text:p>
          </table:table-cell>
        </table:table-row>
        <table:table-row table:style-name="ro1">
          <table:table-cell office:value-type="float" office:value="0.803097702">
            <text:p>0,803097702</text:p>
          </table:table-cell>
          <table:table-cell office:value-type="float" office:value="0.514391364">
            <text:p>0,514391364</text:p>
          </table:table-cell>
          <table:table-cell table:formula="of:=[.A311]/[.B311]" office:value-type="float" office:value="1.56125813574117">
            <text:p>1,561258136</text:p>
          </table:table-cell>
          <table:table-cell table:formula="of:=[.B311]-[.A311]" office:value-type="float" office:value="-0.288706338">
            <text:p>-0.288706338</text:p>
          </table:table-cell>
          <table:table-cell table:formula="of:=[.D311]^2" office:value-type="float" office:value="0.0833513496013702">
            <text:p>0.083351350</text:p>
          </table:table-cell>
          <table:table-cell table:formula="of:=ABS([.E311])" office:value-type="float" office:value="0.0833513496013702">
            <text:p>0.083351350</text:p>
          </table:table-cell>
          <table:table-cell table:formula="of:=SLOPE([.$B$2:.$B$1001];[.$A$2:.$A$1001])*[.A311]+INTERCEPT([.$B$2:.$B$1001];[.$A$2:.$A$1001])" office:value-type="float" office:value="0.740538821468976">
            <text:p>0.740538821</text:p>
          </table:table-cell>
          <table:table-cell table:formula="of:=[.B311]-[.G311]" office:value-type="float" office:value="-0.226147457468976">
            <text:p>-0.226147457</text:p>
          </table:table-cell>
          <table:table-cell table:formula="of:=[.H311]^2" office:value-type="float" office:value="0.0511426725196821">
            <text:p>0.051142673</text:p>
          </table:table-cell>
        </table:table-row>
        <table:table-row table:style-name="ro1">
          <table:table-cell office:value-type="float" office:value="0.07841793">
            <text:p>0,078417930</text:p>
          </table:table-cell>
          <table:table-cell office:value-type="float" office:value="0.470606036">
            <text:p>0,470606036</text:p>
          </table:table-cell>
          <table:table-cell office:value-type="string">
            <text:p>0,166631798152287</text:p>
          </table:table-cell>
          <table:table-cell table:formula="of:=[.B312]-[.A312]" office:value-type="float" office:value="0.392188106">
            <text:p>0.392188106</text:p>
          </table:table-cell>
          <table:table-cell table:formula="of:=[.D312]^2" office:value-type="float" office:value="0.153811510487867">
            <text:p>0.153811510</text:p>
          </table:table-cell>
          <table:table-cell table:formula="of:=ABS([.E312])" office:value-type="float" office:value="0.153811510487867">
            <text:p>0.153811510</text:p>
          </table:table-cell>
          <table:table-cell table:formula="of:=SLOPE([.$B$2:.$B$1001];[.$A$2:.$A$1001])*[.A312]+INTERCEPT([.$B$2:.$B$1001];[.$A$2:.$A$1001])" office:value-type="float" office:value="0.157902270798724">
            <text:p>0.157902271</text:p>
          </table:table-cell>
          <table:table-cell table:formula="of:=[.B312]-[.G312]" office:value-type="float" office:value="0.312703765201276">
            <text:p>0.312703765</text:p>
          </table:table-cell>
          <table:table-cell table:formula="of:=[.H312]^2" office:value-type="float" office:value="0.097783644771055">
            <text:p>0.097783645</text:p>
          </table:table-cell>
        </table:table-row>
        <table:table-row table:style-name="ro1">
          <table:table-cell office:value-type="float" office:value="0.008835222">
            <text:p>0,008835222</text:p>
          </table:table-cell>
          <table:table-cell office:value-type="float" office:value="0.481718603">
            <text:p>0,481718603</text:p>
          </table:table-cell>
          <table:table-cell office:value-type="string">
            <text:p>0,0183410438064398</text:p>
          </table:table-cell>
          <table:table-cell table:formula="of:=[.B313]-[.A313]" office:value-type="float" office:value="0.472883381">
            <text:p>0.472883381</text:p>
          </table:table-cell>
          <table:table-cell table:formula="of:=[.D313]^2" office:value-type="float" office:value="0.223618692025991">
            <text:p>0.223618692</text:p>
          </table:table-cell>
          <table:table-cell table:formula="of:=ABS([.E313])" office:value-type="float" office:value="0.223618692025991">
            <text:p>0.223618692</text:p>
          </table:table-cell>
          <table:table-cell table:formula="of:=SLOPE([.$B$2:.$B$1001];[.$A$2:.$A$1001])*[.A313]+INTERCEPT([.$B$2:.$B$1001];[.$A$2:.$A$1001])" office:value-type="float" office:value="0.101958348335526">
            <text:p>0.101958348</text:p>
          </table:table-cell>
          <table:table-cell table:formula="of:=[.B313]-[.G313]" office:value-type="float" office:value="0.379760254664473">
            <text:p>0.379760255</text:p>
          </table:table-cell>
          <table:table-cell table:formula="of:=[.H313]^2" office:value-type="float" office:value="0.144217851022826">
            <text:p>0.144217851</text:p>
          </table:table-cell>
        </table:table-row>
        <table:table-row table:style-name="ro1">
          <table:table-cell office:value-type="float" office:value="0.264553328">
            <text:p>0,264553328</text:p>
          </table:table-cell>
          <table:table-cell office:value-type="float" office:value="0.555929285">
            <text:p>0,555929285</text:p>
          </table:table-cell>
          <table:table-cell office:value-type="string">
            <text:p>0,475875862520896</text:p>
          </table:table-cell>
          <table:table-cell table:formula="of:=[.B314]-[.A314]" office:value-type="float" office:value="0.291375957">
            <text:p>0.291375957</text:p>
          </table:table-cell>
          <table:table-cell table:formula="of:=[.D314]^2" office:value-type="float" office:value="0.0848999483176659">
            <text:p>0.084899948</text:p>
          </table:table-cell>
          <table:table-cell table:formula="of:=ABS([.E314])" office:value-type="float" office:value="0.0848999483176659">
            <text:p>0.084899948</text:p>
          </table:table-cell>
          <table:table-cell table:formula="of:=SLOPE([.$B$2:.$B$1001];[.$A$2:.$A$1001])*[.A314]+INTERCEPT([.$B$2:.$B$1001];[.$A$2:.$A$1001])" office:value-type="float" office:value="0.307553593270513">
            <text:p>0.307553593</text:p>
          </table:table-cell>
          <table:table-cell table:formula="of:=[.B314]-[.G314]" office:value-type="float" office:value="0.248375691729487">
            <text:p>0.248375692</text:p>
          </table:table-cell>
          <table:table-cell table:formula="of:=[.H314]^2" office:value-type="float" office:value="0.0616904842421014">
            <text:p>0.061690484</text:p>
          </table:table-cell>
        </table:table-row>
        <table:table-row table:style-name="ro1">
          <table:table-cell office:value-type="float" office:value="0.116106917">
            <text:p>0,116106917</text:p>
          </table:table-cell>
          <table:table-cell office:value-type="float" office:value="0.022495245">
            <text:p>0,022495245</text:p>
          </table:table-cell>
          <table:table-cell table:formula="of:=[.A315]/[.B315]" office:value-type="float" office:value="5.16139819770801">
            <text:p>5,161398198</text:p>
          </table:table-cell>
          <table:table-cell table:formula="of:=[.B315]-[.A315]" office:value-type="float" office:value="-0.093611672">
            <text:p>-0.093611672</text:p>
          </table:table-cell>
          <table:table-cell table:formula="of:=[.D315]^2" office:value-type="float" office:value="0.00876314513463559">
            <text:p>0.008763145</text:p>
          </table:table-cell>
          <table:table-cell table:formula="of:=ABS([.E315])" office:value-type="float" office:value="0.00876314513463559">
            <text:p>0.008763145</text:p>
          </table:table-cell>
          <table:table-cell table:formula="of:=SLOPE([.$B$2:.$B$1001];[.$A$2:.$A$1001])*[.A315]+INTERCEPT([.$B$2:.$B$1001];[.$A$2:.$A$1001])" office:value-type="float" office:value="0.188203905027223">
            <text:p>0.188203905</text:p>
          </table:table-cell>
          <table:table-cell table:formula="of:=[.B315]-[.G315]" office:value-type="float" office:value="-0.165708660027223">
            <text:p>-0.165708660</text:p>
          </table:table-cell>
          <table:table-cell table:formula="of:=[.H315]^2" office:value-type="float" office:value="0.0274593600080176">
            <text:p>0.027459360</text:p>
          </table:table-cell>
        </table:table-row>
        <table:table-row table:style-name="ro1">
          <table:table-cell office:value-type="float" office:value="0.532644263">
            <text:p>0,532644263</text:p>
          </table:table-cell>
          <table:table-cell office:value-type="float" office:value="0.877534585">
            <text:p>0,877534585</text:p>
          </table:table-cell>
          <table:table-cell office:value-type="string">
            <text:p>0,606978086225513</text:p>
          </table:table-cell>
          <table:table-cell table:formula="of:=[.B316]-[.A316]" office:value-type="float" office:value="0.344890322">
            <text:p>0.344890322</text:p>
          </table:table-cell>
          <table:table-cell table:formula="of:=[.D316]^2" office:value-type="float" office:value="0.118949334209264">
            <text:p>0.118949334</text:p>
          </table:table-cell>
          <table:table-cell table:formula="of:=ABS([.E316])" office:value-type="float" office:value="0.118949334209264">
            <text:p>0.118949334</text:p>
          </table:table-cell>
          <table:table-cell table:formula="of:=SLOPE([.$B$2:.$B$1001];[.$A$2:.$A$1001])*[.A316]+INTERCEPT([.$B$2:.$B$1001];[.$A$2:.$A$1001])" office:value-type="float" office:value="0.523096490519151">
            <text:p>0.523096491</text:p>
          </table:table-cell>
          <table:table-cell table:formula="of:=[.B316]-[.G316]" office:value-type="float" office:value="0.354438094480849">
            <text:p>0.354438094</text:p>
          </table:table-cell>
          <table:table-cell table:formula="of:=[.H316]^2" office:value-type="float" office:value="0.125626362819215">
            <text:p>0.125626363</text:p>
          </table:table-cell>
        </table:table-row>
        <table:table-row table:style-name="ro1">
          <table:table-cell office:value-type="float" office:value="0.263353674">
            <text:p>0,263353674</text:p>
          </table:table-cell>
          <table:table-cell office:value-type="float" office:value="0.61716562">
            <text:p>0,617165620</text:p>
          </table:table-cell>
          <table:table-cell office:value-type="string">
            <text:p>0,426714751220264</text:p>
          </table:table-cell>
          <table:table-cell table:formula="of:=[.B317]-[.A317]" office:value-type="float" office:value="0.353811946">
            <text:p>0.353811946</text:p>
          </table:table-cell>
          <table:table-cell table:formula="of:=[.D317]^2" office:value-type="float" office:value="0.125182893132307">
            <text:p>0.125182893</text:p>
          </table:table-cell>
          <table:table-cell table:formula="of:=ABS([.E317])" office:value-type="float" office:value="0.125182893132307">
            <text:p>0.125182893</text:p>
          </table:table-cell>
          <table:table-cell table:formula="of:=SLOPE([.$B$2:.$B$1001];[.$A$2:.$A$1001])*[.A317]+INTERCEPT([.$B$2:.$B$1001];[.$A$2:.$A$1001])" office:value-type="float" office:value="0.306589081363924">
            <text:p>0.306589081</text:p>
          </table:table-cell>
          <table:table-cell table:formula="of:=[.B317]-[.G317]" office:value-type="float" office:value="0.310576538636076">
            <text:p>0.310576539</text:p>
          </table:table-cell>
          <table:table-cell table:formula="of:=[.H317]^2" office:value-type="float" office:value="0.0964577863511659">
            <text:p>0.096457786</text:p>
          </table:table-cell>
        </table:table-row>
        <table:table-row table:style-name="ro1">
          <table:table-cell office:value-type="float" office:value="0.514263928">
            <text:p>0,514263928</text:p>
          </table:table-cell>
          <table:table-cell office:value-type="float" office:value="0.653615621">
            <text:p>0,653615621</text:p>
          </table:table-cell>
          <table:table-cell office:value-type="string">
            <text:p>0,78679871085884</text:p>
          </table:table-cell>
          <table:table-cell table:formula="of:=[.B318]-[.A318]" office:value-type="float" office:value="0.139351693">
            <text:p>0.139351693</text:p>
          </table:table-cell>
          <table:table-cell table:formula="of:=[.D318]^2" office:value-type="float" office:value="0.0194188943419663">
            <text:p>0.019418894</text:p>
          </table:table-cell>
          <table:table-cell table:formula="of:=ABS([.E318])" office:value-type="float" office:value="0.0194188943419663">
            <text:p>0.019418894</text:p>
          </table:table-cell>
          <table:table-cell table:formula="of:=SLOPE([.$B$2:.$B$1001];[.$A$2:.$A$1001])*[.A318]+INTERCEPT([.$B$2:.$B$1001];[.$A$2:.$A$1001])" office:value-type="float" office:value="0.508318853004848">
            <text:p>0.508318853</text:p>
          </table:table-cell>
          <table:table-cell table:formula="of:=[.B318]-[.G318]" office:value-type="float" office:value="0.145296767995152">
            <text:p>0.145296768</text:p>
          </table:table-cell>
          <table:table-cell table:formula="of:=[.H318]^2" office:value-type="float" office:value="0.021111150789837">
            <text:p>0.021111151</text:p>
          </table:table-cell>
        </table:table-row>
        <table:table-row table:style-name="ro1">
          <table:table-cell office:value-type="float" office:value="0.57559417">
            <text:p>0,575594170</text:p>
          </table:table-cell>
          <table:table-cell office:value-type="float" office:value="0.43308017">
            <text:p>0,433080170</text:p>
          </table:table-cell>
          <table:table-cell table:formula="of:=[.A319]/[.B319]" office:value-type="float" office:value="1.32907071224249">
            <text:p>1,329070712</text:p>
          </table:table-cell>
          <table:table-cell table:formula="of:=[.B319]-[.A319]" office:value-type="float" office:value="-0.142514">
            <text:p>-0.142514000</text:p>
          </table:table-cell>
          <table:table-cell table:formula="of:=[.D319]^2" office:value-type="float" office:value="0.020310240196">
            <text:p>0.020310240</text:p>
          </table:table-cell>
          <table:table-cell table:formula="of:=ABS([.E319])" office:value-type="float" office:value="0.020310240196">
            <text:p>0.020310240</text:p>
          </table:table-cell>
          <table:table-cell table:formula="of:=SLOPE([.$B$2:.$B$1001];[.$A$2:.$A$1001])*[.A319]+INTERCEPT([.$B$2:.$B$1001];[.$A$2:.$A$1001])" office:value-type="float" office:value="0.557627860971269">
            <text:p>0.557627861</text:p>
          </table:table-cell>
          <table:table-cell table:formula="of:=[.B319]-[.G319]" office:value-type="float" office:value="-0.124547690971269">
            <text:p>-0.124547691</text:p>
          </table:table-cell>
          <table:table-cell table:formula="of:=[.H319]^2" office:value-type="float" office:value="0.0155121273262746">
            <text:p>0.015512127</text:p>
          </table:table-cell>
        </table:table-row>
        <table:table-row table:style-name="ro1">
          <table:table-cell office:value-type="float" office:value="0.762163634">
            <text:p>0,762163634</text:p>
          </table:table-cell>
          <table:table-cell office:value-type="float" office:value="0.9999">
            <text:p>0,999900000</text:p>
          </table:table-cell>
          <table:table-cell office:value-type="string">
            <text:p>0,762239857985799</text:p>
          </table:table-cell>
          <table:table-cell table:formula="of:=[.B320]-[.A320]" office:value-type="float" office:value="0.237736366">
            <text:p>0.237736366</text:p>
          </table:table-cell>
          <table:table-cell table:formula="of:=[.D320]^2" office:value-type="float" office:value="0.0565185797188859">
            <text:p>0.056518580</text:p>
          </table:table-cell>
          <table:table-cell table:formula="of:=ABS([.E320])" office:value-type="float" office:value="0.0565185797188859">
            <text:p>0.056518580</text:p>
          </table:table-cell>
          <table:table-cell table:formula="of:=SLOPE([.$B$2:.$B$1001];[.$A$2:.$A$1001])*[.A320]+INTERCEPT([.$B$2:.$B$1001];[.$A$2:.$A$1001])" office:value-type="float" office:value="0.707628168921575">
            <text:p>0.707628169</text:p>
          </table:table-cell>
          <table:table-cell table:formula="of:=[.B320]-[.G320]" office:value-type="float" office:value="0.292271831078425">
            <text:p>0.292271831</text:p>
          </table:table-cell>
          <table:table-cell table:formula="of:=[.H320]^2" office:value-type="float" office:value="0.0854228232419354">
            <text:p>0.085422823</text:p>
          </table:table-cell>
        </table:table-row>
        <table:table-row table:style-name="ro1">
          <table:table-cell office:value-type="float" office:value="0.51259483">
            <text:p>0,512594830</text:p>
          </table:table-cell>
          <table:table-cell office:value-type="float" office:value="0.432851259">
            <text:p>0,432851259</text:p>
          </table:table-cell>
          <table:table-cell table:formula="of:=[.A321]/[.B321]" office:value-type="float" office:value="1.18422857584896">
            <text:p>1,184228576</text:p>
          </table:table-cell>
          <table:table-cell table:formula="of:=[.B321]-[.A321]" office:value-type="float" office:value="-0.079743571">
            <text:p>-0.079743571</text:p>
          </table:table-cell>
          <table:table-cell table:formula="of:=[.D321]^2" office:value-type="float" office:value="0.00635903711583204">
            <text:p>0.006359037</text:p>
          </table:table-cell>
          <table:table-cell table:formula="of:=ABS([.E321])" office:value-type="float" office:value="0.00635903711583204">
            <text:p>0.006359037</text:p>
          </table:table-cell>
          <table:table-cell table:formula="of:=SLOPE([.$B$2:.$B$1001];[.$A$2:.$A$1001])*[.A321]+INTERCEPT([.$B$2:.$B$1001];[.$A$2:.$A$1001])" office:value-type="float" office:value="0.506976911999973">
            <text:p>0.506976912</text:p>
          </table:table-cell>
          <table:table-cell table:formula="of:=[.B321]-[.G321]" office:value-type="float" office:value="-0.0741256529999726">
            <text:p>-0.074125653</text:p>
          </table:table-cell>
          <table:table-cell table:formula="of:=[.H321]^2" office:value-type="float" office:value="0.00549461243267235">
            <text:p>0.005494612</text:p>
          </table:table-cell>
        </table:table-row>
        <table:table-row table:style-name="ro1">
          <table:table-cell office:value-type="float" office:value="0.106405004">
            <text:p>0,106405004</text:p>
          </table:table-cell>
          <table:table-cell office:value-type="float" office:value="0.34490189">
            <text:p>0,344901890</text:p>
          </table:table-cell>
          <table:table-cell office:value-type="string">
            <text:p>0,30850803398033</text:p>
          </table:table-cell>
          <table:table-cell table:formula="of:=[.B322]-[.A322]" office:value-type="float" office:value="0.238496886">
            <text:p>0.238496886</text:p>
          </table:table-cell>
          <table:table-cell table:formula="of:=[.D322]^2" office:value-type="float" office:value="0.056880764631697">
            <text:p>0.056880765</text:p>
          </table:table-cell>
          <table:table-cell table:formula="of:=ABS([.E322])" office:value-type="float" office:value="0.056880764631697">
            <text:p>0.056880765</text:p>
          </table:table-cell>
          <table:table-cell table:formula="of:=SLOPE([.$B$2:.$B$1001];[.$A$2:.$A$1001])*[.A322]+INTERCEPT([.$B$2:.$B$1001];[.$A$2:.$A$1001])" office:value-type="float" office:value="0.180403647115204">
            <text:p>0.180403647</text:p>
          </table:table-cell>
          <table:table-cell table:formula="of:=[.B322]-[.G322]" office:value-type="float" office:value="0.164498242884796">
            <text:p>0.164498243</text:p>
          </table:table-cell>
          <table:table-cell table:formula="of:=[.H322]^2" office:value-type="float" office:value="0.0270596719121854">
            <text:p>0.027059672</text:p>
          </table:table-cell>
        </table:table-row>
        <table:table-row table:style-name="ro1">
          <table:table-cell office:value-type="float" office:value="0.529959492">
            <text:p>0,529959492</text:p>
          </table:table-cell>
          <table:table-cell office:value-type="float" office:value="0.787548271">
            <text:p>0,787548271</text:p>
          </table:table-cell>
          <table:table-cell office:value-type="string">
            <text:p>0,672923186444276</text:p>
          </table:table-cell>
          <table:table-cell table:formula="of:=[.B323]-[.A323]" office:value-type="float" office:value="0.257588779">
            <text:p>0.257588779</text:p>
          </table:table-cell>
          <table:table-cell table:formula="of:=[.D323]^2" office:value-type="float" office:value="0.0663519790667108">
            <text:p>0.066351979</text:p>
          </table:table-cell>
          <table:table-cell table:formula="of:=ABS([.E323])" office:value-type="float" office:value="0.0663519790667108">
            <text:p>0.066351979</text:p>
          </table:table-cell>
          <table:table-cell table:formula="of:=SLOPE([.$B$2:.$B$1001];[.$A$2:.$A$1001])*[.A323]+INTERCEPT([.$B$2:.$B$1001];[.$A$2:.$A$1001])" office:value-type="float" office:value="0.520937956811963">
            <text:p>0.520937957</text:p>
          </table:table-cell>
          <table:table-cell table:formula="of:=[.B323]-[.G323]" office:value-type="float" office:value="0.266610314188037">
            <text:p>0.266610314</text:p>
          </table:table-cell>
          <table:table-cell table:formula="of:=[.H323]^2" office:value-type="float" office:value="0.0710810596314439">
            <text:p>0.071081060</text:p>
          </table:table-cell>
        </table:table-row>
        <table:table-row table:style-name="ro1">
          <table:table-cell office:value-type="float" office:value="0.122666715">
            <text:p>0,122666715</text:p>
          </table:table-cell>
          <table:table-cell office:value-type="float" office:value="0.0001">
            <text:p>0,000100000</text:p>
          </table:table-cell>
          <table:table-cell table:formula="of:=[.A324]/[.B324]" office:value-type="float" office:value="1226.66715">
            <text:p>1226,667150000</text:p>
          </table:table-cell>
          <table:table-cell table:formula="of:=[.B324]-[.A324]" office:value-type="float" office:value="-0.122566715">
            <text:p>-0.122566715</text:p>
          </table:table-cell>
          <table:table-cell table:formula="of:=[.D324]^2" office:value-type="float" office:value="0.0150225996258912">
            <text:p>0.015022600</text:p>
          </table:table-cell>
          <table:table-cell table:formula="of:=ABS([.E324])" office:value-type="float" office:value="0.0150225996258912">
            <text:p>0.015022600</text:p>
          </table:table-cell>
          <table:table-cell table:formula="of:=SLOPE([.$B$2:.$B$1001];[.$A$2:.$A$1001])*[.A324]+INTERCEPT([.$B$2:.$B$1001];[.$A$2:.$A$1001])" office:value-type="float" office:value="0.193477928433817">
            <text:p>0.193477928</text:p>
          </table:table-cell>
          <table:table-cell table:formula="of:=[.B324]-[.G324]" office:value-type="float" office:value="-0.193377928433817">
            <text:p>-0.193377928</text:p>
          </table:table-cell>
          <table:table-cell table:formula="of:=[.H324]^2" office:value-type="float" office:value="0.0373950232053545">
            <text:p>0.037395023</text:p>
          </table:table-cell>
        </table:table-row>
        <table:table-row table:style-name="ro1">
          <table:table-cell office:value-type="float" office:value="0.347237497">
            <text:p>0,347237497</text:p>
          </table:table-cell>
          <table:table-cell office:value-type="float" office:value="0.169133945">
            <text:p>0,169133945</text:p>
          </table:table-cell>
          <table:table-cell table:formula="of:=[.A325]/[.B325]" office:value-type="float" office:value="2.05303256540253">
            <text:p>2,053032565</text:p>
          </table:table-cell>
          <table:table-cell table:formula="of:=[.B325]-[.A325]" office:value-type="float" office:value="-0.178103552">
            <text:p>-0.178103552</text:p>
          </table:table-cell>
          <table:table-cell table:formula="of:=[.D325]^2" office:value-type="float" office:value="0.0317208752350167">
            <text:p>0.031720875</text:p>
          </table:table-cell>
          <table:table-cell table:formula="of:=ABS([.E325])" office:value-type="float" office:value="0.0317208752350167">
            <text:p>0.031720875</text:p>
          </table:table-cell>
          <table:table-cell table:formula="of:=SLOPE([.$B$2:.$B$1001];[.$A$2:.$A$1001])*[.A325]+INTERCEPT([.$B$2:.$B$1001];[.$A$2:.$A$1001])" office:value-type="float" office:value="0.374030982156698">
            <text:p>0.374030982</text:p>
          </table:table-cell>
          <table:table-cell table:formula="of:=[.B325]-[.G325]" office:value-type="float" office:value="-0.204897037156698">
            <text:p>-0.204897037</text:p>
          </table:table-cell>
          <table:table-cell table:formula="of:=[.H325]^2" office:value-type="float" office:value="0.0419827958355933">
            <text:p>0.041982796</text:p>
          </table:table-cell>
        </table:table-row>
        <table:table-row table:style-name="ro1">
          <table:table-cell office:value-type="float" office:value="0.71558412">
            <text:p>0,715584120</text:p>
          </table:table-cell>
          <table:table-cell office:value-type="float" office:value="0.504167818">
            <text:p>0,504167818</text:p>
          </table:table-cell>
          <table:table-cell table:formula="of:=[.A326]/[.B326]" office:value-type="float" office:value="1.41933716205583">
            <text:p>1,419337162</text:p>
          </table:table-cell>
          <table:table-cell table:formula="of:=[.B326]-[.A326]" office:value-type="float" office:value="-0.211416302">
            <text:p>-0.211416302</text:p>
          </table:table-cell>
          <table:table-cell table:formula="of:=[.D326]^2" office:value-type="float" office:value="0.0446968527513552">
            <text:p>0.044696853</text:p>
          </table:table-cell>
          <table:table-cell table:formula="of:=ABS([.E326])" office:value-type="float" office:value="0.0446968527513552">
            <text:p>0.044696853</text:p>
          </table:table-cell>
          <table:table-cell table:formula="of:=SLOPE([.$B$2:.$B$1001];[.$A$2:.$A$1001])*[.A326]+INTERCEPT([.$B$2:.$B$1001];[.$A$2:.$A$1001])" office:value-type="float" office:value="0.670178624422827">
            <text:p>0.670178624</text:p>
          </table:table-cell>
          <table:table-cell table:formula="of:=[.B326]-[.G326]" office:value-type="float" office:value="-0.166010806422827">
            <text:p>-0.166010806</text:p>
          </table:table-cell>
          <table:table-cell table:formula="of:=[.H326]^2" office:value-type="float" office:value="0.0275595878491572">
            <text:p>0.027559588</text:p>
          </table:table-cell>
        </table:table-row>
        <table:table-row table:style-name="ro1">
          <table:table-cell office:value-type="float" office:value="0.274958279">
            <text:p>0,274958279</text:p>
          </table:table-cell>
          <table:table-cell office:value-type="float" office:value="0.0001">
            <text:p>0,000100000</text:p>
          </table:table-cell>
          <table:table-cell table:formula="of:=[.A327]/[.B327]" office:value-type="float" office:value="2749.58279">
            <text:p>2749,582790000</text:p>
          </table:table-cell>
          <table:table-cell table:formula="of:=[.B327]-[.A327]" office:value-type="float" office:value="-0.274858279">
            <text:p>-0.274858279</text:p>
          </table:table-cell>
          <table:table-cell table:formula="of:=[.D327]^2" office:value-type="float" office:value="0.0755470735348419">
            <text:p>0.075547074</text:p>
          </table:table-cell>
          <table:table-cell table:formula="of:=ABS([.E327])" office:value-type="float" office:value="0.0755470735348419">
            <text:p>0.075547074</text:p>
          </table:table-cell>
          <table:table-cell table:formula="of:=SLOPE([.$B$2:.$B$1001];[.$A$2:.$A$1001])*[.A327]+INTERCEPT([.$B$2:.$B$1001];[.$A$2:.$A$1001])" office:value-type="float" office:value="0.315919087927279">
            <text:p>0.315919088</text:p>
          </table:table-cell>
          <table:table-cell table:formula="of:=[.B327]-[.G327]" office:value-type="float" office:value="-0.315819087927279">
            <text:p>-0.315819088</text:p>
          </table:table-cell>
          <table:table-cell table:formula="of:=[.H327]^2" office:value-type="float" office:value="0.0997416962992187">
            <text:p>0.099741696</text:p>
          </table:table-cell>
        </table:table-row>
        <table:table-row table:style-name="ro1">
          <table:table-cell office:value-type="float" office:value="0.11506532">
            <text:p>0,115065320</text:p>
          </table:table-cell>
          <table:table-cell office:value-type="float" office:value="0.0001">
            <text:p>0,000100000</text:p>
          </table:table-cell>
          <table:table-cell office:value-type="string">
            <text:p>1150,6532</text:p>
          </table:table-cell>
          <table:table-cell table:formula="of:=[.B328]-[.A328]" office:value-type="float" office:value="-0.11496532">
            <text:p>-0.114965320</text:p>
          </table:table-cell>
          <table:table-cell table:formula="of:=[.D328]^2" office:value-type="float" office:value="0.0132170248027024">
            <text:p>0.013217025</text:p>
          </table:table-cell>
          <table:table-cell table:formula="of:=ABS([.E328])" office:value-type="float" office:value="0.0132170248027024">
            <text:p>0.013217025</text:p>
          </table:table-cell>
          <table:table-cell table:formula="of:=SLOPE([.$B$2:.$B$1001];[.$A$2:.$A$1001])*[.A328]+INTERCEPT([.$B$2:.$B$1001];[.$A$2:.$A$1001])" office:value-type="float" office:value="0.187366469643048">
            <text:p>0.187366470</text:p>
          </table:table-cell>
          <table:table-cell table:formula="of:=[.B328]-[.G328]" office:value-type="float" office:value="-0.187266469643048">
            <text:p>-0.187266470</text:p>
          </table:table-cell>
          <table:table-cell table:formula="of:=[.H328]^2" office:value-type="float" office:value="0.0350687306525705">
            <text:p>0.035068731</text:p>
          </table:table-cell>
        </table:table-row>
        <table:table-row table:style-name="ro1">
          <table:table-cell office:value-type="float" office:value="0.091566596">
            <text:p>0,091566596</text:p>
          </table:table-cell>
          <table:table-cell office:value-type="float" office:value="0.0001">
            <text:p>0,000100000</text:p>
          </table:table-cell>
          <table:table-cell table:formula="of:=[.A329]/[.B329]" office:value-type="float" office:value="915.66596">
            <text:p>915,665960000</text:p>
          </table:table-cell>
          <table:table-cell table:formula="of:=[.B329]-[.A329]" office:value-type="float" office:value="-0.091466596">
            <text:p>-0.091466596</text:p>
          </table:table-cell>
          <table:table-cell table:formula="of:=[.D329]^2" office:value-type="float" office:value="0.00836613818382722">
            <text:p>0.008366138</text:p>
          </table:table-cell>
          <table:table-cell table:formula="of:=ABS([.E329])" office:value-type="float" office:value="0.00836613818382722">
            <text:p>0.008366138</text:p>
          </table:table-cell>
          <table:table-cell table:formula="of:=SLOPE([.$B$2:.$B$1001];[.$A$2:.$A$1001])*[.A329]+INTERCEPT([.$B$2:.$B$1001];[.$A$2:.$A$1001])" office:value-type="float" office:value="0.168473689651788">
            <text:p>0.168473690</text:p>
          </table:table-cell>
          <table:table-cell table:formula="of:=[.B329]-[.G329]" office:value-type="float" office:value="-0.168373689651788">
            <text:p>-0.168373690</text:p>
          </table:table-cell>
          <table:table-cell table:formula="of:=[.H329]^2" office:value-type="float" office:value="0.0283496993669566">
            <text:p>0.028349699</text:p>
          </table:table-cell>
        </table:table-row>
        <table:table-row table:style-name="ro1">
          <table:table-cell office:value-type="float" office:value="0.472851475">
            <text:p>0,472851475</text:p>
          </table:table-cell>
          <table:table-cell office:value-type="float" office:value="0.428477599">
            <text:p>0,428477599</text:p>
          </table:table-cell>
          <table:table-cell table:formula="of:=[.A330]/[.B330]" office:value-type="float" office:value="1.10356171735363">
            <text:p>1,103561717</text:p>
          </table:table-cell>
          <table:table-cell table:formula="of:=[.B330]-[.A330]" office:value-type="float" office:value="-0.044373876">
            <text:p>-0.044373876</text:p>
          </table:table-cell>
          <table:table-cell table:formula="of:=[.D330]^2" office:value-type="float" office:value="0.00196904087126337">
            <text:p>0.001969041</text:p>
          </table:table-cell>
          <table:table-cell table:formula="of:=ABS([.E330])" office:value-type="float" office:value="0.00196904087126337">
            <text:p>0.001969041</text:p>
          </table:table-cell>
          <table:table-cell table:formula="of:=SLOPE([.$B$2:.$B$1001];[.$A$2:.$A$1001])*[.A330]+INTERCEPT([.$B$2:.$B$1001];[.$A$2:.$A$1001])" office:value-type="float" office:value="0.475023582869015">
            <text:p>0.475023583</text:p>
          </table:table-cell>
          <table:table-cell table:formula="of:=[.B330]-[.G330]" office:value-type="float" office:value="-0.046545983869015">
            <text:p>-0.046545984</text:p>
          </table:table-cell>
          <table:table-cell table:formula="of:=[.H330]^2" office:value-type="float" office:value="0.0021665286143346">
            <text:p>0.002166529</text:p>
          </table:table-cell>
        </table:table-row>
        <table:table-row table:style-name="ro1">
          <table:table-cell office:value-type="float" office:value="0.226717077">
            <text:p>0,226717077</text:p>
          </table:table-cell>
          <table:table-cell office:value-type="float" office:value="0.0001">
            <text:p>0,000100000</text:p>
          </table:table-cell>
          <table:table-cell table:formula="of:=[.A331]/[.B331]" office:value-type="float" office:value="2267.17077">
            <text:p>2267,170770000</text:p>
          </table:table-cell>
          <table:table-cell table:formula="of:=[.B331]-[.A331]" office:value-type="float" office:value="-0.226617077">
            <text:p>-0.226617077</text:p>
          </table:table-cell>
          <table:table-cell table:formula="of:=[.D331]^2" office:value-type="float" office:value="0.0513552995880239">
            <text:p>0.051355300</text:p>
          </table:table-cell>
          <table:table-cell table:formula="of:=ABS([.E331])" office:value-type="float" office:value="0.0513552995880239">
            <text:p>0.051355300</text:p>
          </table:table-cell>
          <table:table-cell table:formula="of:=SLOPE([.$B$2:.$B$1001];[.$A$2:.$A$1001])*[.A331]+INTERCEPT([.$B$2:.$B$1001];[.$A$2:.$A$1001])" office:value-type="float" office:value="0.277133560002447">
            <text:p>0.277133560</text:p>
          </table:table-cell>
          <table:table-cell table:formula="of:=[.B331]-[.G331]" office:value-type="float" office:value="-0.277033560002447">
            <text:p>-0.277033560</text:p>
          </table:table-cell>
          <table:table-cell table:formula="of:=[.H331]^2" office:value-type="float" office:value="0.0767475933676297">
            <text:p>0.076747593</text:p>
          </table:table-cell>
        </table:table-row>
        <table:table-row table:style-name="ro1">
          <table:table-cell office:value-type="float" office:value="0.123211745">
            <text:p>0,123211745</text:p>
          </table:table-cell>
          <table:table-cell office:value-type="float" office:value="0.414470423">
            <text:p>0,414470423</text:p>
          </table:table-cell>
          <table:table-cell office:value-type="string">
            <text:p>0,297275120642324</text:p>
          </table:table-cell>
          <table:table-cell table:formula="of:=[.B332]-[.A332]" office:value-type="float" office:value="0.291258678">
            <text:p>0.291258678</text:p>
          </table:table-cell>
          <table:table-cell table:formula="of:=[.D332]^2" office:value-type="float" office:value="0.0848316175103077">
            <text:p>0.084831618</text:p>
          </table:table-cell>
          <table:table-cell table:formula="of:=ABS([.E332])" office:value-type="float" office:value="0.0848316175103077">
            <text:p>0.084831618</text:p>
          </table:table-cell>
          <table:table-cell table:formula="of:=SLOPE([.$B$2:.$B$1001];[.$A$2:.$A$1001])*[.A332]+INTERCEPT([.$B$2:.$B$1001];[.$A$2:.$A$1001])" office:value-type="float" office:value="0.193916128051747">
            <text:p>0.193916128</text:p>
          </table:table-cell>
          <table:table-cell table:formula="of:=[.B332]-[.G332]" office:value-type="float" office:value="0.220554294948253">
            <text:p>0.220554295</text:p>
          </table:table-cell>
          <table:table-cell table:formula="of:=[.H332]^2" office:value-type="float" office:value="0.0486441970201211">
            <text:p>0.048644197</text:p>
          </table:table-cell>
        </table:table-row>
        <table:table-row table:style-name="ro1">
          <table:table-cell office:value-type="float" office:value="0.920669006">
            <text:p>0,920669006</text:p>
          </table:table-cell>
          <table:table-cell office:value-type="float" office:value="0.9999">
            <text:p>0,999900000</text:p>
          </table:table-cell>
          <table:table-cell office:value-type="string">
            <text:p>0,920761082108211</text:p>
          </table:table-cell>
          <table:table-cell table:formula="of:=[.B333]-[.A333]" office:value-type="float" office:value="0.079230994">
            <text:p>0.079230994</text:p>
          </table:table-cell>
          <table:table-cell table:formula="of:=[.D333]^2" office:value-type="float" office:value="0.00627755041022804">
            <text:p>0.006277550</text:p>
          </table:table-cell>
          <table:table-cell table:formula="of:=ABS([.E333])" office:value-type="float" office:value="0.00627755041022804">
            <text:p>0.006277550</text:p>
          </table:table-cell>
          <table:table-cell table:formula="of:=SLOPE([.$B$2:.$B$1001];[.$A$2:.$A$1001])*[.A333]+INTERCEPT([.$B$2:.$B$1001];[.$A$2:.$A$1001])" office:value-type="float" office:value="0.835065178719587">
            <text:p>0.835065179</text:p>
          </table:table-cell>
          <table:table-cell table:formula="of:=[.B333]-[.G333]" office:value-type="float" office:value="0.164834821280413">
            <text:p>0.164834821</text:p>
          </table:table-cell>
          <table:table-cell table:formula="of:=[.H333]^2" office:value-type="float" office:value="0.0271705183065457">
            <text:p>0.027170518</text:p>
          </table:table-cell>
        </table:table-row>
        <table:table-row table:style-name="ro1">
          <table:table-cell office:value-type="float" office:value="0.7317836">
            <text:p>0,731783600</text:p>
          </table:table-cell>
          <table:table-cell office:value-type="float" office:value="0.9999">
            <text:p>0,999900000</text:p>
          </table:table-cell>
          <table:table-cell office:value-type="string">
            <text:p>0,731856785678568</text:p>
          </table:table-cell>
          <table:table-cell table:formula="of:=[.B334]-[.A334]" office:value-type="float" office:value="0.2681164">
            <text:p>0.268116400</text:p>
          </table:table-cell>
          <table:table-cell table:formula="of:=[.D334]^2" office:value-type="float" office:value="0.07188640394896">
            <text:p>0.071886404</text:p>
          </table:table-cell>
          <table:table-cell table:formula="of:=ABS([.E334])" office:value-type="float" office:value="0.07188640394896">
            <text:p>0.071886404</text:p>
          </table:table-cell>
          <table:table-cell table:formula="of:=SLOPE([.$B$2:.$B$1001];[.$A$2:.$A$1001])*[.A334]+INTERCEPT([.$B$2:.$B$1001];[.$A$2:.$A$1001])" office:value-type="float" office:value="0.683202872531482">
            <text:p>0.683202873</text:p>
          </table:table-cell>
          <table:table-cell table:formula="of:=[.B334]-[.G334]" office:value-type="float" office:value="0.316697127468518">
            <text:p>0.316697127</text:p>
          </table:table-cell>
          <table:table-cell table:formula="of:=[.H334]^2" office:value-type="float" office:value="0.100297070546811">
            <text:p>0.100297071</text:p>
          </table:table-cell>
        </table:table-row>
        <table:table-row table:style-name="ro1">
          <table:table-cell office:value-type="float" office:value="0.467760329">
            <text:p>0,467760329</text:p>
          </table:table-cell>
          <table:table-cell office:value-type="float" office:value="0.52228303">
            <text:p>0,522283030</text:p>
          </table:table-cell>
          <table:table-cell office:value-type="string">
            <text:p>0,895606983439611</text:p>
          </table:table-cell>
          <table:table-cell table:formula="of:=[.B335]-[.A335]" office:value-type="float" office:value="0.054522701">
            <text:p>0.054522701</text:p>
          </table:table-cell>
          <table:table-cell table:formula="of:=[.D335]^2" office:value-type="float" office:value="0.0029727249243354">
            <text:p>0.002972725</text:p>
          </table:table-cell>
          <table:table-cell table:formula="of:=ABS([.E335])" office:value-type="float" office:value="0.0029727249243354">
            <text:p>0.002972725</text:p>
          </table:table-cell>
          <table:table-cell table:formula="of:=SLOPE([.$B$2:.$B$1001];[.$A$2:.$A$1001])*[.A335]+INTERCEPT([.$B$2:.$B$1001];[.$A$2:.$A$1001])" office:value-type="float" office:value="0.470930343539025">
            <text:p>0.470930344</text:p>
          </table:table-cell>
          <table:table-cell table:formula="of:=[.B335]-[.G335]" office:value-type="float" office:value="0.051352686460975">
            <text:p>0.051352686</text:p>
          </table:table-cell>
          <table:table-cell table:formula="of:=[.H335]^2" office:value-type="float" office:value="0.00263709840675921">
            <text:p>0.002637098</text:p>
          </table:table-cell>
        </table:table-row>
        <table:table-row table:style-name="ro1">
          <table:table-cell office:value-type="float" office:value="0.233233972">
            <text:p>0,233233972</text:p>
          </table:table-cell>
          <table:table-cell office:value-type="float" office:value="0.0001">
            <text:p>0,000100000</text:p>
          </table:table-cell>
          <table:table-cell table:formula="of:=[.A336]/[.B336]" office:value-type="float" office:value="2332.33972">
            <text:p>2332,339720000</text:p>
          </table:table-cell>
          <table:table-cell table:formula="of:=[.B336]-[.A336]" office:value-type="float" office:value="-0.233133972">
            <text:p>-0.233133972</text:p>
          </table:table-cell>
          <table:table-cell table:formula="of:=[.D336]^2" office:value-type="float" office:value="0.0543514489004968">
            <text:p>0.054351449</text:p>
          </table:table-cell>
          <table:table-cell table:formula="of:=ABS([.E336])" office:value-type="float" office:value="0.0543514489004968">
            <text:p>0.054351449</text:p>
          </table:table-cell>
          <table:table-cell table:formula="of:=SLOPE([.$B$2:.$B$1001];[.$A$2:.$A$1001])*[.A336]+INTERCEPT([.$B$2:.$B$1001];[.$A$2:.$A$1001])" office:value-type="float" office:value="0.28237308975143">
            <text:p>0.282373090</text:p>
          </table:table-cell>
          <table:table-cell table:formula="of:=[.B336]-[.G336]" office:value-type="float" office:value="-0.28227308975143">
            <text:p>-0.282273090</text:p>
          </table:table-cell>
          <table:table-cell table:formula="of:=[.H336]^2" office:value-type="float" office:value="0.0796780971978191">
            <text:p>0.079678097</text:p>
          </table:table-cell>
        </table:table-row>
        <table:table-row table:style-name="ro1">
          <table:table-cell office:value-type="float" office:value="0.839982279">
            <text:p>0,839982279</text:p>
          </table:table-cell>
          <table:table-cell office:value-type="float" office:value="0.691507955">
            <text:p>0,691507955</text:p>
          </table:table-cell>
          <table:table-cell table:formula="of:=[.A337]/[.B337]" office:value-type="float" office:value="1.21471094139474">
            <text:p>1,214710941</text:p>
          </table:table-cell>
          <table:table-cell table:formula="of:=[.B337]-[.A337]" office:value-type="float" office:value="-0.148474324">
            <text:p>-0.148474324</text:p>
          </table:table-cell>
          <table:table-cell table:formula="of:=[.D337]^2" office:value-type="float" office:value="0.022044624887257">
            <text:p>0.022044625</text:p>
          </table:table-cell>
          <table:table-cell table:formula="of:=ABS([.E337])" office:value-type="float" office:value="0.022044624887257">
            <text:p>0.022044625</text:p>
          </table:table-cell>
          <table:table-cell table:formula="of:=SLOPE([.$B$2:.$B$1001];[.$A$2:.$A$1001])*[.A337]+INTERCEPT([.$B$2:.$B$1001];[.$A$2:.$A$1001])" office:value-type="float" office:value="0.770193716702082">
            <text:p>0.770193717</text:p>
          </table:table-cell>
          <table:table-cell table:formula="of:=[.B337]-[.G337]" office:value-type="float" office:value="-0.0786857617020818">
            <text:p>-0.078685762</text:p>
          </table:table-cell>
          <table:table-cell table:formula="of:=[.H337]^2" office:value-type="float" office:value="0.0061914490946368">
            <text:p>0.006191449</text:p>
          </table:table-cell>
        </table:table-row>
        <table:table-row table:style-name="ro1">
          <table:table-cell office:value-type="float" office:value="0.531310876">
            <text:p>0,531310876</text:p>
          </table:table-cell>
          <table:table-cell office:value-type="float" office:value="0.870432204">
            <text:p>0,870432204</text:p>
          </table:table-cell>
          <table:table-cell office:value-type="string">
            <text:p>0,610398918558395</text:p>
          </table:table-cell>
          <table:table-cell table:formula="of:=[.B338]-[.A338]" office:value-type="float" office:value="0.339121328">
            <text:p>0.339121328</text:p>
          </table:table-cell>
          <table:table-cell table:formula="of:=[.D338]^2" office:value-type="float" office:value="0.115003275104484">
            <text:p>0.115003275</text:p>
          </table:table-cell>
          <table:table-cell table:formula="of:=ABS([.E338])" office:value-type="float" office:value="0.115003275104484">
            <text:p>0.115003275</text:p>
          </table:table-cell>
          <table:table-cell table:formula="of:=SLOPE([.$B$2:.$B$1001];[.$A$2:.$A$1001])*[.A338]+INTERCEPT([.$B$2:.$B$1001];[.$A$2:.$A$1001])" office:value-type="float" office:value="0.522024458385227">
            <text:p>0.522024458</text:p>
          </table:table-cell>
          <table:table-cell table:formula="of:=[.B338]-[.G338]" office:value-type="float" office:value="0.348407745614773">
            <text:p>0.348407746</text:p>
          </table:table-cell>
          <table:table-cell table:formula="of:=[.H338]^2" office:value-type="float" office:value="0.121387957204368">
            <text:p>0.121387957</text:p>
          </table:table-cell>
        </table:table-row>
        <table:table-row table:style-name="ro1">
          <table:table-cell office:value-type="float" office:value="0.295767872">
            <text:p>0,295767872</text:p>
          </table:table-cell>
          <table:table-cell office:value-type="float" office:value="0.0001">
            <text:p>0,000100000</text:p>
          </table:table-cell>
          <table:table-cell table:formula="of:=[.A339]/[.B339]" office:value-type="float" office:value="2957.67872">
            <text:p>2957,678720000</text:p>
          </table:table-cell>
          <table:table-cell table:formula="of:=[.B339]-[.A339]" office:value-type="float" office:value="-0.295667872">
            <text:p>-0.295667872</text:p>
          </table:table-cell>
          <table:table-cell table:formula="of:=[.D339]^2" office:value-type="float" office:value="0.0874194905330084">
            <text:p>0.087419491</text:p>
          </table:table-cell>
          <table:table-cell table:formula="of:=ABS([.E339])" office:value-type="float" office:value="0.0874194905330084">
            <text:p>0.087419491</text:p>
          </table:table-cell>
          <table:table-cell table:formula="of:=SLOPE([.$B$2:.$B$1001];[.$A$2:.$A$1001])*[.A339]+INTERCEPT([.$B$2:.$B$1001];[.$A$2:.$A$1001])" office:value-type="float" office:value="0.332649828807365">
            <text:p>0.332649829</text:p>
          </table:table-cell>
          <table:table-cell table:formula="of:=[.B339]-[.G339]" office:value-type="float" office:value="-0.332549828807365">
            <text:p>-0.332549829</text:p>
          </table:table-cell>
          <table:table-cell table:formula="of:=[.H339]^2" office:value-type="float" office:value="0.110589388639808">
            <text:p>0.110589389</text:p>
          </table:table-cell>
        </table:table-row>
        <table:table-row table:style-name="ro1">
          <table:table-cell office:value-type="float" office:value="0.097051909">
            <text:p>0,097051909</text:p>
          </table:table-cell>
          <table:table-cell office:value-type="float" office:value="0.425362628">
            <text:p>0,425362628</text:p>
          </table:table-cell>
          <table:table-cell office:value-type="string">
            <text:p>0,228162754815404</text:p>
          </table:table-cell>
          <table:table-cell table:formula="of:=[.B340]-[.A340]" office:value-type="float" office:value="0.328310719">
            <text:p>0.328310719</text:p>
          </table:table-cell>
          <table:table-cell table:formula="of:=[.D340]^2" office:value-type="float" office:value="0.107787928210297">
            <text:p>0.107787928</text:p>
          </table:table-cell>
          <table:table-cell table:formula="of:=ABS([.E340])" office:value-type="float" office:value="0.107787928210297">
            <text:p>0.107787928</text:p>
          </table:table-cell>
          <table:table-cell table:formula="of:=SLOPE([.$B$2:.$B$1001];[.$A$2:.$A$1001])*[.A340]+INTERCEPT([.$B$2:.$B$1001];[.$A$2:.$A$1001])" office:value-type="float" office:value="0.17288383599387">
            <text:p>0.172883836</text:p>
          </table:table-cell>
          <table:table-cell table:formula="of:=[.B340]-[.G340]" office:value-type="float" office:value="0.25247879200613">
            <text:p>0.252478792</text:p>
          </table:table-cell>
          <table:table-cell table:formula="of:=[.H340]^2" office:value-type="float" office:value="0.0637455404128746">
            <text:p>0.063745540</text:p>
          </table:table-cell>
        </table:table-row>
        <table:table-row table:style-name="ro1">
          <table:table-cell office:value-type="float" office:value="0.252966338">
            <text:p>0,252966338</text:p>
          </table:table-cell>
          <table:table-cell office:value-type="float" office:value="0.0001">
            <text:p>0,000100000</text:p>
          </table:table-cell>
          <table:table-cell table:formula="of:=[.A341]/[.B341]" office:value-type="float" office:value="2529.66338">
            <text:p>2529,663380000</text:p>
          </table:table-cell>
          <table:table-cell table:formula="of:=[.B341]-[.A341]" office:value-type="float" office:value="-0.252866338">
            <text:p>-0.252866338</text:p>
          </table:table-cell>
          <table:table-cell table:formula="of:=[.D341]^2" office:value-type="float" office:value="0.0639413848935303">
            <text:p>0.063941385</text:p>
          </table:table-cell>
          <table:table-cell table:formula="of:=ABS([.E341])" office:value-type="float" office:value="0.0639413848935303">
            <text:p>0.063941385</text:p>
          </table:table-cell>
          <table:table-cell table:formula="of:=SLOPE([.$B$2:.$B$1001];[.$A$2:.$A$1001])*[.A341]+INTERCEPT([.$B$2:.$B$1001];[.$A$2:.$A$1001])" office:value-type="float" office:value="0.298237749021654">
            <text:p>0.298237749</text:p>
          </table:table-cell>
          <table:table-cell table:formula="of:=[.B341]-[.G341]" office:value-type="float" office:value="-0.298137749021654">
            <text:p>-0.298137749</text:p>
          </table:table-cell>
          <table:table-cell table:formula="of:=[.H341]^2" office:value-type="float" office:value="0.0888861173916985">
            <text:p>0.088886117</text:p>
          </table:table-cell>
        </table:table-row>
        <table:table-row table:style-name="ro1">
          <table:table-cell office:value-type="float" office:value="0.598848142">
            <text:p>0,598848142</text:p>
          </table:table-cell>
          <table:table-cell office:value-type="float" office:value="0.409784462">
            <text:p>0,409784462</text:p>
          </table:table-cell>
          <table:table-cell table:formula="of:=[.A342]/[.B342]" office:value-type="float" office:value="1.46137347198879">
            <text:p>1,461373472</text:p>
          </table:table-cell>
          <table:table-cell table:formula="of:=[.B342]-[.A342]" office:value-type="float" office:value="-0.18906368">
            <text:p>-0.189063680</text:p>
          </table:table-cell>
          <table:table-cell table:formula="of:=[.D342]^2" office:value-type="float" office:value="0.0357450750951424">
            <text:p>0.035745075</text:p>
          </table:table-cell>
          <table:table-cell table:formula="of:=ABS([.E342])" office:value-type="float" office:value="0.0357450750951424">
            <text:p>0.035745075</text:p>
          </table:table-cell>
          <table:table-cell table:formula="of:=SLOPE([.$B$2:.$B$1001];[.$A$2:.$A$1001])*[.A342]+INTERCEPT([.$B$2:.$B$1001];[.$A$2:.$A$1001])" office:value-type="float" office:value="0.576323862376235">
            <text:p>0.576323862</text:p>
          </table:table-cell>
          <table:table-cell table:formula="of:=[.B342]-[.G342]" office:value-type="float" office:value="-0.166539400376235">
            <text:p>-0.166539400</text:p>
          </table:table-cell>
          <table:table-cell table:formula="of:=[.H342]^2" office:value-type="float" office:value="0.0277353718776759">
            <text:p>0.027735372</text:p>
          </table:table-cell>
        </table:table-row>
        <table:table-row table:style-name="ro1">
          <table:table-cell office:value-type="float" office:value="0.557881797">
            <text:p>0,557881797</text:p>
          </table:table-cell>
          <table:table-cell office:value-type="float" office:value="0.678249874">
            <text:p>0,678249874</text:p>
          </table:table-cell>
          <table:table-cell office:value-type="string">
            <text:p>0,822531368431924</text:p>
          </table:table-cell>
          <table:table-cell table:formula="of:=[.B343]-[.A343]" office:value-type="float" office:value="0.120368077">
            <text:p>0.120368077</text:p>
          </table:table-cell>
          <table:table-cell table:formula="of:=[.D343]^2" office:value-type="float" office:value="0.0144884739606779">
            <text:p>0.014488474</text:p>
          </table:table-cell>
          <table:table-cell table:formula="of:=ABS([.E343])" office:value-type="float" office:value="0.0144884739606779">
            <text:p>0.014488474</text:p>
          </table:table-cell>
          <table:table-cell table:formula="of:=SLOPE([.$B$2:.$B$1001];[.$A$2:.$A$1001])*[.A343]+INTERCEPT([.$B$2:.$B$1001];[.$A$2:.$A$1001])" office:value-type="float" office:value="0.54338725938745">
            <text:p>0.543387259</text:p>
          </table:table-cell>
          <table:table-cell table:formula="of:=[.B343]-[.G343]" office:value-type="float" office:value="0.13486261461255">
            <text:p>0.134862615</text:p>
          </table:table-cell>
          <table:table-cell table:formula="of:=[.H343]^2" office:value-type="float" office:value="0.0181879248201333">
            <text:p>0.018187925</text:p>
          </table:table-cell>
        </table:table-row>
        <table:table-row table:style-name="ro1">
          <table:table-cell office:value-type="float" office:value="0.160712571">
            <text:p>0,160712571</text:p>
          </table:table-cell>
          <table:table-cell office:value-type="float" office:value="0.0001">
            <text:p>0,000100000</text:p>
          </table:table-cell>
          <table:table-cell table:formula="of:=[.A344]/[.B344]" office:value-type="float" office:value="1607.12571">
            <text:p>1607,125710000</text:p>
          </table:table-cell>
          <table:table-cell table:formula="of:=[.B344]-[.A344]" office:value-type="float" office:value="-0.160612571">
            <text:p>-0.160612571</text:p>
          </table:table-cell>
          <table:table-cell table:formula="of:=[.D344]^2" office:value-type="float" office:value="0.02579639796323">
            <text:p>0.025796398</text:p>
          </table:table-cell>
          <table:table-cell table:formula="of:=ABS([.E344])" office:value-type="float" office:value="0.02579639796323">
            <text:p>0.025796398</text:p>
          </table:table-cell>
          <table:table-cell table:formula="of:=SLOPE([.$B$2:.$B$1001];[.$A$2:.$A$1001])*[.A344]+INTERCEPT([.$B$2:.$B$1001];[.$A$2:.$A$1001])" office:value-type="float" office:value="0.224066482390498">
            <text:p>0.224066482</text:p>
          </table:table-cell>
          <table:table-cell table:formula="of:=[.B344]-[.G344]" office:value-type="float" office:value="-0.223966482390498">
            <text:p>-0.223966482</text:p>
          </table:table-cell>
          <table:table-cell table:formula="of:=[.H344]^2" office:value-type="float" office:value="0.0501609852343732">
            <text:p>0.050160985</text:p>
          </table:table-cell>
        </table:table-row>
        <table:table-row table:style-name="ro1">
          <table:table-cell office:value-type="float" office:value="0.990628263">
            <text:p>0,990628263</text:p>
          </table:table-cell>
          <table:table-cell office:value-type="float" office:value="0.9999">
            <text:p>0,999900000</text:p>
          </table:table-cell>
          <table:table-cell office:value-type="string">
            <text:p>0,990727335733573</text:p>
          </table:table-cell>
          <table:table-cell table:formula="of:=[.B345]-[.A345]" office:value-type="float" office:value="0.00927173699999995">
            <text:p>0.009271737</text:p>
          </table:table-cell>
          <table:table-cell table:formula="of:=[.D345]^2" office:value-type="float" office:value="0.000085965106997168">
            <text:p>0.000085965</text:p>
          </table:table-cell>
          <table:table-cell table:formula="of:=ABS([.E345])" office:value-type="float" office:value="0.000085965106997168">
            <text:p>0.000085965</text:p>
          </table:table-cell>
          <table:table-cell table:formula="of:=SLOPE([.$B$2:.$B$1001];[.$A$2:.$A$1001])*[.A345]+INTERCEPT([.$B$2:.$B$1001];[.$A$2:.$A$1001])" office:value-type="float" office:value="0.891311843468405">
            <text:p>0.891311843</text:p>
          </table:table-cell>
          <table:table-cell table:formula="of:=[.B345]-[.G345]" office:value-type="float" office:value="0.108588156531595">
            <text:p>0.108588157</text:p>
          </table:table-cell>
          <table:table-cell table:formula="of:=[.H345]^2" office:value-type="float" office:value="0.0117913877389302">
            <text:p>0.011791388</text:p>
          </table:table-cell>
        </table:table-row>
        <table:table-row table:style-name="ro1">
          <table:table-cell office:value-type="float" office:value="0.920736747">
            <text:p>0,920736747</text:p>
          </table:table-cell>
          <table:table-cell office:value-type="float" office:value="0.867763251">
            <text:p>0,867763251</text:p>
          </table:table-cell>
          <table:table-cell table:formula="of:=[.A346]/[.B346]" office:value-type="float" office:value="1.06104602371552">
            <text:p>1,061046024</text:p>
          </table:table-cell>
          <table:table-cell table:formula="of:=[.B346]-[.A346]" office:value-type="float" office:value="-0.052973496">
            <text:p>-0.052973496</text:p>
          </table:table-cell>
          <table:table-cell table:formula="of:=[.D346]^2" office:value-type="float" office:value="0.00280619127846202">
            <text:p>0.002806191</text:p>
          </table:table-cell>
          <table:table-cell table:formula="of:=ABS([.E346])" office:value-type="float" office:value="0.00280619127846202">
            <text:p>0.002806191</text:p>
          </table:table-cell>
          <table:table-cell table:formula="of:=SLOPE([.$B$2:.$B$1001];[.$A$2:.$A$1001])*[.A346]+INTERCEPT([.$B$2:.$B$1001];[.$A$2:.$A$1001])" office:value-type="float" office:value="0.835119641924031">
            <text:p>0.835119642</text:p>
          </table:table-cell>
          <table:table-cell table:formula="of:=[.B346]-[.G346]" office:value-type="float" office:value="0.0326436090759689">
            <text:p>0.032643609</text:p>
          </table:table-cell>
          <table:table-cell table:formula="of:=[.H346]^2" office:value-type="float" office:value="0.00106560521350468">
            <text:p>0.001065605</text:p>
          </table:table-cell>
        </table:table-row>
        <table:table-row table:style-name="ro1">
          <table:table-cell office:value-type="float" office:value="0.949096533">
            <text:p>0,949096533</text:p>
          </table:table-cell>
          <table:table-cell office:value-type="float" office:value="0.665090717">
            <text:p>0,665090717</text:p>
          </table:table-cell>
          <table:table-cell table:formula="of:=[.A347]/[.B347]" office:value-type="float" office:value="1.42701816269674">
            <text:p>1,427018163</text:p>
          </table:table-cell>
          <table:table-cell table:formula="of:=[.B347]-[.A347]" office:value-type="float" office:value="-0.284005816">
            <text:p>-0.284005816</text:p>
          </table:table-cell>
          <table:table-cell table:formula="of:=[.D347]^2" office:value-type="float" office:value="0.0806593035218259">
            <text:p>0.080659304</text:p>
          </table:table-cell>
          <table:table-cell table:formula="of:=ABS([.E347])" office:value-type="float" office:value="0.0806593035218259">
            <text:p>0.080659304</text:p>
          </table:table-cell>
          <table:table-cell table:formula="of:=SLOPE([.$B$2:.$B$1001];[.$A$2:.$A$1001])*[.A347]+INTERCEPT([.$B$2:.$B$1001];[.$A$2:.$A$1001])" office:value-type="float" office:value="0.857920675609826">
            <text:p>0.857920676</text:p>
          </table:table-cell>
          <table:table-cell table:formula="of:=[.B347]-[.G347]" office:value-type="float" office:value="-0.192829958609827">
            <text:p>-0.192829959</text:p>
          </table:table-cell>
          <table:table-cell table:formula="of:=[.H347]^2" office:value-type="float" office:value="0.0371833929374674">
            <text:p>0.037183393</text:p>
          </table:table-cell>
        </table:table-row>
        <table:table-row table:style-name="ro1">
          <table:table-cell office:value-type="float" office:value="0.722464852">
            <text:p>0,722464852</text:p>
          </table:table-cell>
          <table:table-cell office:value-type="float" office:value="0.378505818">
            <text:p>0,378505818</text:p>
          </table:table-cell>
          <table:table-cell table:formula="of:=[.A348]/[.B348]" office:value-type="float" office:value="1.90872852580565">
            <text:p>1,908728526</text:p>
          </table:table-cell>
          <table:table-cell table:formula="of:=[.B348]-[.A348]" office:value-type="float" office:value="-0.343959034">
            <text:p>-0.343959034</text:p>
          </table:table-cell>
          <table:table-cell table:formula="of:=[.D348]^2" office:value-type="float" office:value="0.118307817070213">
            <text:p>0.118307817</text:p>
          </table:table-cell>
          <table:table-cell table:formula="of:=ABS([.E348])" office:value-type="float" office:value="0.118307817070213">
            <text:p>0.118307817</text:p>
          </table:table-cell>
          <table:table-cell table:formula="of:=SLOPE([.$B$2:.$B$1001];[.$A$2:.$A$1001])*[.A348]+INTERCEPT([.$B$2:.$B$1001];[.$A$2:.$A$1001])" office:value-type="float" office:value="0.675710676114434">
            <text:p>0.675710676</text:p>
          </table:table-cell>
          <table:table-cell table:formula="of:=[.B348]-[.G348]" office:value-type="float" office:value="-0.297204858114434">
            <text:p>-0.297204858</text:p>
          </table:table-cell>
          <table:table-cell table:formula="of:=[.H348]^2" office:value-type="float" office:value="0.088330727686821">
            <text:p>0.088330728</text:p>
          </table:table-cell>
        </table:table-row>
        <table:table-row table:style-name="ro1">
          <table:table-cell office:value-type="float" office:value="0.699737423">
            <text:p>0,699737423</text:p>
          </table:table-cell>
          <table:table-cell office:value-type="float" office:value="0.200346267">
            <text:p>0,200346267</text:p>
          </table:table-cell>
          <table:table-cell table:formula="of:=[.A349]/[.B349]" office:value-type="float" office:value="3.49264018480564">
            <text:p>3,492640185</text:p>
          </table:table-cell>
          <table:table-cell table:formula="of:=[.B349]-[.A349]" office:value-type="float" office:value="-0.499391156">
            <text:p>-0.499391156</text:p>
          </table:table-cell>
          <table:table-cell table:formula="of:=[.D349]^2" office:value-type="float" office:value="0.249391526691016">
            <text:p>0.249391527</text:p>
          </table:table-cell>
          <table:table-cell table:formula="of:=ABS([.E349])" office:value-type="float" office:value="0.249391526691016">
            <text:p>0.249391527</text:p>
          </table:table-cell>
          <table:table-cell table:formula="of:=SLOPE([.$B$2:.$B$1001];[.$A$2:.$A$1001])*[.A349]+INTERCEPT([.$B$2:.$B$1001];[.$A$2:.$A$1001])" office:value-type="float" office:value="0.657438010932105">
            <text:p>0.657438011</text:p>
          </table:table-cell>
          <table:table-cell table:formula="of:=[.B349]-[.G349]" office:value-type="float" office:value="-0.457091743932105">
            <text:p>-0.457091744</text:p>
          </table:table-cell>
          <table:table-cell table:formula="of:=[.H349]^2" office:value-type="float" office:value="0.208932862370893">
            <text:p>0.208932862</text:p>
          </table:table-cell>
        </table:table-row>
        <table:table-row table:style-name="ro1">
          <table:table-cell office:value-type="float" office:value="0.9298844">
            <text:p>0,929884400</text:p>
          </table:table-cell>
          <table:table-cell office:value-type="float" office:value="0.839036413">
            <text:p>0,839036413</text:p>
          </table:table-cell>
          <table:table-cell table:formula="of:=[.A350]/[.B350]" office:value-type="float" office:value="1.10827657249722">
            <text:p>1,108276572</text:p>
          </table:table-cell>
          <table:table-cell table:formula="of:=[.B350]-[.A350]" office:value-type="float" office:value="-0.0908479869999998">
            <text:p>-0.090847987</text:p>
          </table:table-cell>
          <table:table-cell table:formula="of:=[.D350]^2" office:value-type="float" office:value="0.00825335674195214">
            <text:p>0.008253357</text:p>
          </table:table-cell>
          <table:table-cell table:formula="of:=ABS([.E350])" office:value-type="float" office:value="0.00825335674195214">
            <text:p>0.008253357</text:p>
          </table:table-cell>
          <table:table-cell table:formula="of:=SLOPE([.$B$2:.$B$1001];[.$A$2:.$A$1001])*[.A350]+INTERCEPT([.$B$2:.$B$1001];[.$A$2:.$A$1001])" office:value-type="float" office:value="0.842474279374362">
            <text:p>0.842474279</text:p>
          </table:table-cell>
          <table:table-cell table:formula="of:=[.B350]-[.G350]" office:value-type="float" office:value="-0.00343786637436183">
            <text:p>-0.003437866</text:p>
          </table:table-cell>
          <table:table-cell table:formula="of:=[.H350]^2" office:value-type="float" office:value="0.0000118189252079678">
            <text:p>0.000011819</text:p>
          </table:table-cell>
        </table:table-row>
        <table:table-row table:style-name="ro1">
          <table:table-cell office:value-type="float" office:value="0.950996562">
            <text:p>0,950996562</text:p>
          </table:table-cell>
          <table:table-cell office:value-type="float" office:value="0.921589281">
            <text:p>0,921589281</text:p>
          </table:table-cell>
          <table:table-cell table:formula="of:=[.A351]/[.B351]" office:value-type="float" office:value="1.03190931319003">
            <text:p>1,031909313</text:p>
          </table:table-cell>
          <table:table-cell table:formula="of:=[.B351]-[.A351]" office:value-type="float" office:value="-0.029407281">
            <text:p>-0.029407281</text:p>
          </table:table-cell>
          <table:table-cell table:formula="of:=[.D351]^2" office:value-type="float" office:value="0.000864788175812961">
            <text:p>0.000864788</text:p>
          </table:table-cell>
          <table:table-cell table:formula="of:=ABS([.E351])" office:value-type="float" office:value="0.000864788175812961">
            <text:p>0.000864788</text:p>
          </table:table-cell>
          <table:table-cell table:formula="of:=SLOPE([.$B$2:.$B$1001];[.$A$2:.$A$1001])*[.A351]+INTERCEPT([.$B$2:.$B$1001];[.$A$2:.$A$1001])" office:value-type="float" office:value="0.85944828323116">
            <text:p>0.859448283</text:p>
          </table:table-cell>
          <table:table-cell table:formula="of:=[.B351]-[.G351]" office:value-type="float" office:value="0.06214099776884">
            <text:p>0.062140998</text:p>
          </table:table-cell>
          <table:table-cell table:formula="of:=[.H351]^2" office:value-type="float" office:value="0.00386150360370697">
            <text:p>0.003861504</text:p>
          </table:table-cell>
        </table:table-row>
        <table:table-row table:style-name="ro1">
          <table:table-cell office:value-type="float" office:value="0.940577536">
            <text:p>0,940577536</text:p>
          </table:table-cell>
          <table:table-cell office:value-type="float" office:value="0.663054733">
            <text:p>0,663054733</text:p>
          </table:table-cell>
          <table:table-cell table:formula="of:=[.A352]/[.B352]" office:value-type="float" office:value="1.41855187692326">
            <text:p>1,418551877</text:p>
          </table:table-cell>
          <table:table-cell table:formula="of:=[.B352]-[.A352]" office:value-type="float" office:value="-0.277522803">
            <text:p>-0.277522803</text:p>
          </table:table-cell>
          <table:table-cell table:formula="of:=[.D352]^2" office:value-type="float" office:value="0.0770189061849768">
            <text:p>0.077018906</text:p>
          </table:table-cell>
          <table:table-cell table:formula="of:=ABS([.E352])" office:value-type="float" office:value="0.0770189061849768">
            <text:p>0.077018906</text:p>
          </table:table-cell>
          <table:table-cell table:formula="of:=SLOPE([.$B$2:.$B$1001];[.$A$2:.$A$1001])*[.A352]+INTERCEPT([.$B$2:.$B$1001];[.$A$2:.$A$1001])" office:value-type="float" office:value="0.851071472390656">
            <text:p>0.851071472</text:p>
          </table:table-cell>
          <table:table-cell table:formula="of:=[.B352]-[.G352]" office:value-type="float" office:value="-0.188016739390656">
            <text:p>-0.188016739</text:p>
          </table:table-cell>
          <table:table-cell table:formula="of:=[.H352]^2" office:value-type="float" office:value="0.0353502942910938">
            <text:p>0.035350294</text:p>
          </table:table-cell>
        </table:table-row>
        <table:table-row table:style-name="ro1">
          <table:table-cell office:value-type="float" office:value="0.014139456">
            <text:p>0,014139456</text:p>
          </table:table-cell>
          <table:table-cell office:value-type="float" office:value="0.452831321">
            <text:p>0,452831321</text:p>
          </table:table-cell>
          <table:table-cell office:value-type="string">
            <text:p>0,0312245539217019</text:p>
          </table:table-cell>
          <table:table-cell table:formula="of:=[.B353]-[.A353]" office:value-type="float" office:value="0.438691865">
            <text:p>0.438691865</text:p>
          </table:table-cell>
          <table:table-cell table:formula="of:=[.D353]^2" office:value-type="float" office:value="0.192450552417178">
            <text:p>0.192450552</text:p>
          </table:table-cell>
          <table:table-cell table:formula="of:=ABS([.E353])" office:value-type="float" office:value="0.192450552417178">
            <text:p>0.192450552</text:p>
          </table:table-cell>
          <table:table-cell table:formula="of:=SLOPE([.$B$2:.$B$1001];[.$A$2:.$A$1001])*[.A353]+INTERCEPT([.$B$2:.$B$1001];[.$A$2:.$A$1001])" office:value-type="float" office:value="0.106222908657362">
            <text:p>0.106222909</text:p>
          </table:table-cell>
          <table:table-cell table:formula="of:=[.B353]-[.G353]" office:value-type="float" office:value="0.346608412342638">
            <text:p>0.346608412</text:p>
          </table:table-cell>
          <table:table-cell table:formula="of:=[.H353]^2" office:value-type="float" office:value="0.120137391506684">
            <text:p>0.120137392</text:p>
          </table:table-cell>
        </table:table-row>
        <table:table-row table:style-name="ro1">
          <table:table-cell office:value-type="float" office:value="0.597090709">
            <text:p>0,597090709</text:p>
          </table:table-cell>
          <table:table-cell office:value-type="float" office:value="0.852110675">
            <text:p>0,852110675</text:p>
          </table:table-cell>
          <table:table-cell office:value-type="string">
            <text:p>0,700719667665236</text:p>
          </table:table-cell>
          <table:table-cell table:formula="of:=[.B354]-[.A354]" office:value-type="float" office:value="0.255019966">
            <text:p>0.255019966</text:p>
          </table:table-cell>
          <table:table-cell table:formula="of:=[.D354]^2" office:value-type="float" office:value="0.0650351830586411">
            <text:p>0.065035183</text:p>
          </table:table-cell>
          <table:table-cell table:formula="of:=ABS([.E354])" office:value-type="float" office:value="0.0650351830586411">
            <text:p>0.065035183</text:p>
          </table:table-cell>
          <table:table-cell table:formula="of:=SLOPE([.$B$2:.$B$1001];[.$A$2:.$A$1001])*[.A354]+INTERCEPT([.$B$2:.$B$1001];[.$A$2:.$A$1001])" office:value-type="float" office:value="0.574910900761026">
            <text:p>0.574910901</text:p>
          </table:table-cell>
          <table:table-cell table:formula="of:=[.B354]-[.G354]" office:value-type="float" office:value="0.277199774238974">
            <text:p>0.277199774</text:p>
          </table:table-cell>
          <table:table-cell table:formula="of:=[.H354]^2" office:value-type="float" office:value="0.0768397148381379">
            <text:p>0.076839715</text:p>
          </table:table-cell>
        </table:table-row>
        <table:table-row table:style-name="ro1">
          <table:table-cell office:value-type="float" office:value="0.665945373">
            <text:p>0,665945373</text:p>
          </table:table-cell>
          <table:table-cell office:value-type="float" office:value="0.919496194">
            <text:p>0,919496194</text:p>
          </table:table-cell>
          <table:table-cell office:value-type="string">
            <text:p>0,724250276777111</text:p>
          </table:table-cell>
          <table:table-cell table:formula="of:=[.B355]-[.A355]" office:value-type="float" office:value="0.253550821">
            <text:p>0.253550821</text:p>
          </table:table-cell>
          <table:table-cell table:formula="of:=[.D355]^2" office:value-type="float" office:value="0.0642880188297741">
            <text:p>0.064288019</text:p>
          </table:table-cell>
          <table:table-cell table:formula="of:=ABS([.E355])" office:value-type="float" office:value="0.0642880188297741">
            <text:p>0.064288019</text:p>
          </table:table-cell>
          <table:table-cell table:formula="of:=SLOPE([.$B$2:.$B$1001];[.$A$2:.$A$1001])*[.A355]+INTERCEPT([.$B$2:.$B$1001];[.$A$2:.$A$1001])" office:value-type="float" office:value="0.630269481862031">
            <text:p>0.630269482</text:p>
          </table:table-cell>
          <table:table-cell table:formula="of:=[.B355]-[.G355]" office:value-type="float" office:value="0.28922671213797">
            <text:p>0.289226712</text:p>
          </table:table-cell>
          <table:table-cell table:formula="of:=[.H355]^2" office:value-type="float" office:value="0.0836520910141399">
            <text:p>0.083652091</text:p>
          </table:table-cell>
        </table:table-row>
        <table:table-row table:style-name="ro1">
          <table:table-cell office:value-type="float" office:value="0.653010797">
            <text:p>0,653010797</text:p>
          </table:table-cell>
          <table:table-cell office:value-type="float" office:value="0.379350089">
            <text:p>0,379350089</text:p>
          </table:table-cell>
          <table:table-cell table:formula="of:=[.A356]/[.B356]" office:value-type="float" office:value="1.72139355159081">
            <text:p>1,721393552</text:p>
          </table:table-cell>
          <table:table-cell table:formula="of:=[.B356]-[.A356]" office:value-type="float" office:value="-0.273660708">
            <text:p>-0.273660708</text:p>
          </table:table-cell>
          <table:table-cell table:formula="of:=[.D356]^2" office:value-type="float" office:value="0.0748901831030613">
            <text:p>0.074890183</text:p>
          </table:table-cell>
          <table:table-cell table:formula="of:=ABS([.E356])" office:value-type="float" office:value="0.0748901831030613">
            <text:p>0.074890183</text:p>
          </table:table-cell>
          <table:table-cell table:formula="of:=SLOPE([.$B$2:.$B$1001];[.$A$2:.$A$1001])*[.A356]+INTERCEPT([.$B$2:.$B$1001];[.$A$2:.$A$1001])" office:value-type="float" office:value="0.619870189600535">
            <text:p>0.619870190</text:p>
          </table:table-cell>
          <table:table-cell table:formula="of:=[.B356]-[.G356]" office:value-type="float" office:value="-0.240520100600535">
            <text:p>-0.240520101</text:p>
          </table:table-cell>
          <table:table-cell table:formula="of:=[.H356]^2" office:value-type="float" office:value="0.0578499187928913">
            <text:p>0.057849919</text:p>
          </table:table-cell>
        </table:table-row>
        <table:table-row table:style-name="ro1">
          <table:table-cell office:value-type="float" office:value="0.175215815">
            <text:p>0,175215815</text:p>
          </table:table-cell>
          <table:table-cell office:value-type="float" office:value="0.092034618">
            <text:p>0,092034618</text:p>
          </table:table-cell>
          <table:table-cell table:formula="of:=[.A357]/[.B357]" office:value-type="float" office:value="1.90380336016606">
            <text:p>1,903803360</text:p>
          </table:table-cell>
          <table:table-cell table:formula="of:=[.B357]-[.A357]" office:value-type="float" office:value="-0.083181197">
            <text:p>-0.083181197</text:p>
          </table:table-cell>
          <table:table-cell table:formula="of:=[.D357]^2" office:value-type="float" office:value="0.00691911153435281">
            <text:p>0.006919112</text:p>
          </table:table-cell>
          <table:table-cell table:formula="of:=ABS([.E357])" office:value-type="float" office:value="0.00691911153435281">
            <text:p>0.006919112</text:p>
          </table:table-cell>
          <table:table-cell table:formula="of:=SLOPE([.$B$2:.$B$1001];[.$A$2:.$A$1001])*[.A357]+INTERCEPT([.$B$2:.$B$1001];[.$A$2:.$A$1001])" office:value-type="float" office:value="0.235726970766444">
            <text:p>0.235726971</text:p>
          </table:table-cell>
          <table:table-cell table:formula="of:=[.B357]-[.G357]" office:value-type="float" office:value="-0.143692352766444">
            <text:p>-0.143692353</text:p>
          </table:table-cell>
          <table:table-cell table:formula="of:=[.H357]^2" office:value-type="float" office:value="0.0206474922435561">
            <text:p>0.020647492</text:p>
          </table:table-cell>
        </table:table-row>
        <table:table-row table:style-name="ro1">
          <table:table-cell office:value-type="float" office:value="0.031819234">
            <text:p>0,031819234</text:p>
          </table:table-cell>
          <table:table-cell office:value-type="float" office:value="0.348115088">
            <text:p>0,348115088</text:p>
          </table:table-cell>
          <table:table-cell office:value-type="string">
            <text:p>0,0914043518849146</text:p>
          </table:table-cell>
          <table:table-cell table:formula="of:=[.B358]-[.A358]" office:value-type="float" office:value="0.316295854">
            <text:p>0.316295854</text:p>
          </table:table-cell>
          <table:table-cell table:formula="of:=[.D358]^2" office:value-type="float" office:value="0.100043067257589">
            <text:p>0.100043067</text:p>
          </table:table-cell>
          <table:table-cell table:formula="of:=ABS([.E358])" office:value-type="float" office:value="0.100043067257589">
            <text:p>0.100043067</text:p>
          </table:table-cell>
          <table:table-cell table:formula="of:=SLOPE([.$B$2:.$B$1001];[.$A$2:.$A$1001])*[.A358]+INTERCEPT([.$B$2:.$B$1001];[.$A$2:.$A$1001])" office:value-type="float" office:value="0.120437304130423">
            <text:p>0.120437304</text:p>
          </table:table-cell>
          <table:table-cell table:formula="of:=[.B358]-[.G358]" office:value-type="float" office:value="0.227677783869577">
            <text:p>0.227677784</text:p>
          </table:table-cell>
          <table:table-cell table:formula="of:=[.H358]^2" office:value-type="float" office:value="0.0518371732677618">
            <text:p>0.051837173</text:p>
          </table:table-cell>
        </table:table-row>
        <table:table-row table:style-name="ro1">
          <table:table-cell office:value-type="float" office:value="0.50401273">
            <text:p>0,504012730</text:p>
          </table:table-cell>
          <table:table-cell office:value-type="float" office:value="0.633343357">
            <text:p>0,633343357</text:p>
          </table:table-cell>
          <table:table-cell office:value-type="string">
            <text:p>0,79579697873108</text:p>
          </table:table-cell>
          <table:table-cell table:formula="of:=[.B359]-[.A359]" office:value-type="float" office:value="0.129330627">
            <text:p>0.129330627</text:p>
          </table:table-cell>
          <table:table-cell table:formula="of:=[.D359]^2" office:value-type="float" office:value="0.0167264110802131">
            <text:p>0.016726411</text:p>
          </table:table-cell>
          <table:table-cell table:formula="of:=ABS([.E359])" office:value-type="float" office:value="0.0167264110802131">
            <text:p>0.016726411</text:p>
          </table:table-cell>
          <table:table-cell table:formula="of:=SLOPE([.$B$2:.$B$1001];[.$A$2:.$A$1001])*[.A359]+INTERCEPT([.$B$2:.$B$1001];[.$A$2:.$A$1001])" office:value-type="float" office:value="0.500076974490047">
            <text:p>0.500076974</text:p>
          </table:table-cell>
          <table:table-cell table:formula="of:=[.B359]-[.G359]" office:value-type="float" office:value="0.133266382509953">
            <text:p>0.133266383</text:p>
          </table:table-cell>
          <table:table-cell table:formula="of:=[.H359]^2" office:value-type="float" office:value="0.0177599287072891">
            <text:p>0.017759929</text:p>
          </table:table-cell>
        </table:table-row>
        <table:table-row table:style-name="ro1">
          <table:table-cell office:value-type="float" office:value="0.782864868">
            <text:p>0,782864868</text:p>
          </table:table-cell>
          <table:table-cell office:value-type="float" office:value="0.9999">
            <text:p>0,999900000</text:p>
          </table:table-cell>
          <table:table-cell office:value-type="string">
            <text:p>0,782943162316232</text:p>
          </table:table-cell>
          <table:table-cell table:formula="of:=[.B360]-[.A360]" office:value-type="float" office:value="0.217035132">
            <text:p>0.217035132</text:p>
          </table:table-cell>
          <table:table-cell table:formula="of:=[.D360]^2" office:value-type="float" office:value="0.0471042485222574">
            <text:p>0.047104249</text:p>
          </table:table-cell>
          <table:table-cell table:formula="of:=ABS([.E360])" office:value-type="float" office:value="0.0471042485222574">
            <text:p>0.047104249</text:p>
          </table:table-cell>
          <table:table-cell table:formula="of:=SLOPE([.$B$2:.$B$1001];[.$A$2:.$A$1001])*[.A360]+INTERCEPT([.$B$2:.$B$1001];[.$A$2:.$A$1001])" office:value-type="float" office:value="0.724271790060731">
            <text:p>0.724271790</text:p>
          </table:table-cell>
          <table:table-cell table:formula="of:=[.B360]-[.G360]" office:value-type="float" office:value="0.275628209939269">
            <text:p>0.275628210</text:p>
          </table:table-cell>
          <table:table-cell table:formula="of:=[.H360]^2" office:value-type="float" office:value="0.0759709101143259">
            <text:p>0.075970910</text:p>
          </table:table-cell>
        </table:table-row>
        <table:table-row table:style-name="ro1">
          <table:table-cell office:value-type="float" office:value="0.690388967">
            <text:p>0,690388967</text:p>
          </table:table-cell>
          <table:table-cell office:value-type="float" office:value="0.98768603">
            <text:p>0,987686030</text:p>
          </table:table-cell>
          <table:table-cell office:value-type="string">
            <text:p>0,698996387546354</text:p>
          </table:table-cell>
          <table:table-cell table:formula="of:=[.B361]-[.A361]" office:value-type="float" office:value="0.297297063">
            <text:p>0.297297063</text:p>
          </table:table-cell>
          <table:table-cell table:formula="of:=[.D361]^2" office:value-type="float" office:value="0.0883855436684259">
            <text:p>0.088385544</text:p>
          </table:table-cell>
          <table:table-cell table:formula="of:=ABS([.E361])" office:value-type="float" office:value="0.0883855436684259">
            <text:p>0.088385544</text:p>
          </table:table-cell>
          <table:table-cell table:formula="of:=SLOPE([.$B$2:.$B$1001];[.$A$2:.$A$1001])*[.A361]+INTERCEPT([.$B$2:.$B$1001];[.$A$2:.$A$1001])" office:value-type="float" office:value="0.649921929528452">
            <text:p>0.649921930</text:p>
          </table:table-cell>
          <table:table-cell table:formula="of:=[.B361]-[.G361]" office:value-type="float" office:value="0.337764100471548">
            <text:p>0.337764100</text:p>
          </table:table-cell>
          <table:table-cell table:formula="of:=[.H361]^2" office:value-type="float" office:value="0.114084587567354">
            <text:p>0.114084588</text:p>
          </table:table-cell>
        </table:table-row>
        <table:table-row table:style-name="ro1">
          <table:table-cell office:value-type="float" office:value="0.23052763">
            <text:p>0,230527630</text:p>
          </table:table-cell>
          <table:table-cell office:value-type="float" office:value="0.248668762">
            <text:p>0,248668762</text:p>
          </table:table-cell>
          <table:table-cell office:value-type="string">
            <text:p>0,927047000780902</text:p>
          </table:table-cell>
          <table:table-cell table:formula="of:=[.B362]-[.A362]" office:value-type="float" office:value="0.018141132">
            <text:p>0.018141132</text:p>
          </table:table-cell>
          <table:table-cell table:formula="of:=[.D362]^2" office:value-type="float" office:value="0.000329100670241424">
            <text:p>0.000329101</text:p>
          </table:table-cell>
          <table:table-cell table:formula="of:=ABS([.E362])" office:value-type="float" office:value="0.000329100670241424">
            <text:p>0.000329101</text:p>
          </table:table-cell>
          <table:table-cell table:formula="of:=SLOPE([.$B$2:.$B$1001];[.$A$2:.$A$1001])*[.A362]+INTERCEPT([.$B$2:.$B$1001];[.$A$2:.$A$1001])" office:value-type="float" office:value="0.280197213138423">
            <text:p>0.280197213</text:p>
          </table:table-cell>
          <table:table-cell table:formula="of:=[.B362]-[.G362]" office:value-type="float" office:value="-0.0315284511384235">
            <text:p>-0.031528451</text:p>
          </table:table-cell>
          <table:table-cell table:formula="of:=[.H362]^2" office:value-type="float" office:value="0.000994043231187957">
            <text:p>0.000994043</text:p>
          </table:table-cell>
        </table:table-row>
        <table:table-row table:style-name="ro1">
          <table:table-cell office:value-type="float" office:value="0.116232486">
            <text:p>0,116232486</text:p>
          </table:table-cell>
          <table:table-cell office:value-type="float" office:value="0.579824143">
            <text:p>0,579824143</text:p>
          </table:table-cell>
          <table:table-cell office:value-type="string">
            <text:p>0,200461618239308</text:p>
          </table:table-cell>
          <table:table-cell table:formula="of:=[.B363]-[.A363]" office:value-type="float" office:value="0.463591657">
            <text:p>0.463591657</text:p>
          </table:table-cell>
          <table:table-cell table:formula="of:=[.D363]^2" office:value-type="float" office:value="0.214917224440006">
            <text:p>0.214917224</text:p>
          </table:table-cell>
          <table:table-cell table:formula="of:=ABS([.E363])" office:value-type="float" office:value="0.214917224440006">
            <text:p>0.214917224</text:p>
          </table:table-cell>
          <table:table-cell table:formula="of:=SLOPE([.$B$2:.$B$1001];[.$A$2:.$A$1001])*[.A363]+INTERCEPT([.$B$2:.$B$1001];[.$A$2:.$A$1001])" office:value-type="float" office:value="0.188304861465994">
            <text:p>0.188304861</text:p>
          </table:table-cell>
          <table:table-cell table:formula="of:=[.B363]-[.G363]" office:value-type="float" office:value="0.391519281534006">
            <text:p>0.391519282</text:p>
          </table:table-cell>
          <table:table-cell table:formula="of:=[.H363]^2" office:value-type="float" office:value="0.153287347812904">
            <text:p>0.153287348</text:p>
          </table:table-cell>
        </table:table-row>
        <table:table-row table:style-name="ro1">
          <table:table-cell office:value-type="float" office:value="0.411596938">
            <text:p>0,411596938</text:p>
          </table:table-cell>
          <table:table-cell office:value-type="float" office:value="0.458443518">
            <text:p>0,458443518</text:p>
          </table:table-cell>
          <table:table-cell office:value-type="string">
            <text:p>0,897813845848727</text:p>
          </table:table-cell>
          <table:table-cell table:formula="of:=[.B364]-[.A364]" office:value-type="float" office:value="0.04684658">
            <text:p>0.046846580</text:p>
          </table:table-cell>
          <table:table-cell table:formula="of:=[.D364]^2" office:value-type="float" office:value="0.0021946020576964">
            <text:p>0.002194602</text:p>
          </table:table-cell>
          <table:table-cell table:formula="of:=ABS([.E364])" office:value-type="float" office:value="0.0021946020576964">
            <text:p>0.002194602</text:p>
          </table:table-cell>
          <table:table-cell table:formula="of:=SLOPE([.$B$2:.$B$1001];[.$A$2:.$A$1001])*[.A364]+INTERCEPT([.$B$2:.$B$1001];[.$A$2:.$A$1001])" office:value-type="float" office:value="0.425775441097254">
            <text:p>0.425775441</text:p>
          </table:table-cell>
          <table:table-cell table:formula="of:=[.B364]-[.G364]" office:value-type="float" office:value="0.0326680769027459">
            <text:p>0.032668077</text:p>
          </table:table-cell>
          <table:table-cell table:formula="of:=[.H364]^2" office:value-type="float" office:value="0.00106720324852372">
            <text:p>0.001067203</text:p>
          </table:table-cell>
        </table:table-row>
        <table:table-row table:style-name="ro1">
          <table:table-cell office:value-type="float" office:value="0.309637004">
            <text:p>0,309637004</text:p>
          </table:table-cell>
          <table:table-cell office:value-type="float" office:value="0.566983125">
            <text:p>0,566983125</text:p>
          </table:table-cell>
          <table:table-cell office:value-type="string">
            <text:p>0,546113262189241</text:p>
          </table:table-cell>
          <table:table-cell table:formula="of:=[.B365]-[.A365]" office:value-type="float" office:value="0.257346121">
            <text:p>0.257346121</text:p>
          </table:table-cell>
          <table:table-cell table:formula="of:=[.D365]^2" office:value-type="float" office:value="0.0662270259937467">
            <text:p>0.066227026</text:p>
          </table:table-cell>
          <table:table-cell table:formula="of:=ABS([.E365])" office:value-type="float" office:value="0.0662270259937467">
            <text:p>0.066227026</text:p>
          </table:table-cell>
          <table:table-cell table:formula="of:=SLOPE([.$B$2:.$B$1001];[.$A$2:.$A$1001])*[.A365]+INTERCEPT([.$B$2:.$B$1001];[.$A$2:.$A$1001])" office:value-type="float" office:value="0.343800496373219">
            <text:p>0.343800496</text:p>
          </table:table-cell>
          <table:table-cell table:formula="of:=[.B365]-[.G365]" office:value-type="float" office:value="0.223182628626781">
            <text:p>0.223182629</text:p>
          </table:table-cell>
          <table:table-cell table:formula="of:=[.H365]^2" office:value-type="float" office:value="0.0498104857207598">
            <text:p>0.049810486</text:p>
          </table:table-cell>
        </table:table-row>
        <table:table-row table:style-name="ro1">
          <table:table-cell office:value-type="float" office:value="0.093382958">
            <text:p>0,093382958</text:p>
          </table:table-cell>
          <table:table-cell office:value-type="float" office:value="0.0001">
            <text:p>0,000100000</text:p>
          </table:table-cell>
          <table:table-cell table:formula="of:=[.A366]/[.B366]" office:value-type="float" office:value="933.82958">
            <text:p>933,829580000</text:p>
          </table:table-cell>
          <table:table-cell table:formula="of:=[.B366]-[.A366]" office:value-type="float" office:value="-0.093282958">
            <text:p>-0.093282958</text:p>
          </table:table-cell>
          <table:table-cell table:formula="of:=[.D366]^2" office:value-type="float" office:value="0.00870171025322976">
            <text:p>0.008701710</text:p>
          </table:table-cell>
          <table:table-cell table:formula="of:=ABS([.E366])" office:value-type="float" office:value="0.00870171025322976">
            <text:p>0.008701710</text:p>
          </table:table-cell>
          <table:table-cell table:formula="of:=SLOPE([.$B$2:.$B$1001];[.$A$2:.$A$1001])*[.A366]+INTERCEPT([.$B$2:.$B$1001];[.$A$2:.$A$1001])" office:value-type="float" office:value="0.16993402969623">
            <text:p>0.169934030</text:p>
          </table:table-cell>
          <table:table-cell table:formula="of:=[.B366]-[.G366]" office:value-type="float" office:value="-0.16983402969623">
            <text:p>-0.169834030</text:p>
          </table:table-cell>
          <table:table-cell table:formula="of:=[.H366]^2" office:value-type="float" office:value="0.0288435976428599">
            <text:p>0.028843598</text:p>
          </table:table-cell>
        </table:table-row>
        <table:table-row table:style-name="ro1">
          <table:table-cell office:value-type="float" office:value="0.221941063">
            <text:p>0,221941063</text:p>
          </table:table-cell>
          <table:table-cell office:value-type="float" office:value="0.273398693">
            <text:p>0,273398693</text:p>
          </table:table-cell>
          <table:table-cell office:value-type="string">
            <text:p>0,811785384065461</text:p>
          </table:table-cell>
          <table:table-cell table:formula="of:=[.B367]-[.A367]" office:value-type="float" office:value="0.05145763">
            <text:p>0.051457630</text:p>
          </table:table-cell>
          <table:table-cell table:formula="of:=[.D367]^2" office:value-type="float" office:value="0.0026478876852169">
            <text:p>0.002647888</text:p>
          </table:table-cell>
          <table:table-cell table:formula="of:=ABS([.E367])" office:value-type="float" office:value="0.0026478876852169">
            <text:p>0.002647888</text:p>
          </table:table-cell>
          <table:table-cell table:formula="of:=SLOPE([.$B$2:.$B$1001];[.$A$2:.$A$1001])*[.A367]+INTERCEPT([.$B$2:.$B$1001];[.$A$2:.$A$1001])" office:value-type="float" office:value="0.273293684197396">
            <text:p>0.273293684</text:p>
          </table:table-cell>
          <table:table-cell table:formula="of:=[.B367]-[.G367]" office:value-type="float" office:value="0.000105008802603779">
            <text:p>0.000105009</text:p>
          </table:table-cell>
          <table:table-cell table:formula="of:=[.H367]^2" office:value-type="float" office:value="0.0000000110268486242794">
            <text:p>0.000000011</text:p>
          </table:table-cell>
        </table:table-row>
        <table:table-row table:style-name="ro1">
          <table:table-cell office:value-type="float" office:value="0.385906504">
            <text:p>0,385906504</text:p>
          </table:table-cell>
          <table:table-cell office:value-type="float" office:value="0.549235823">
            <text:p>0,549235823</text:p>
          </table:table-cell>
          <table:table-cell office:value-type="string">
            <text:p>0,702624424408675</text:p>
          </table:table-cell>
          <table:table-cell table:formula="of:=[.B368]-[.A368]" office:value-type="float" office:value="0.163329319">
            <text:p>0.163329319</text:p>
          </table:table-cell>
          <table:table-cell table:formula="of:=[.D368]^2" office:value-type="float" office:value="0.0266764664450038">
            <text:p>0.026676466</text:p>
          </table:table-cell>
          <table:table-cell table:formula="of:=ABS([.E368])" office:value-type="float" office:value="0.0266764664450038">
            <text:p>0.026676466</text:p>
          </table:table-cell>
          <table:table-cell table:formula="of:=SLOPE([.$B$2:.$B$1001];[.$A$2:.$A$1001])*[.A368]+INTERCEPT([.$B$2:.$B$1001];[.$A$2:.$A$1001])" office:value-type="float" office:value="0.405120544370012">
            <text:p>0.405120544</text:p>
          </table:table-cell>
          <table:table-cell table:formula="of:=[.B368]-[.G368]" office:value-type="float" office:value="0.144115278629989">
            <text:p>0.144115279</text:p>
          </table:table-cell>
          <table:table-cell table:formula="of:=[.H368]^2" office:value-type="float" office:value="0.0207692135345992">
            <text:p>0.020769214</text:p>
          </table:table-cell>
        </table:table-row>
        <table:table-row table:style-name="ro1">
          <table:table-cell office:value-type="float" office:value="0.036735811">
            <text:p>0,036735811</text:p>
          </table:table-cell>
          <table:table-cell office:value-type="float" office:value="0.0001">
            <text:p>0,000100000</text:p>
          </table:table-cell>
          <table:table-cell table:formula="of:=[.A369]/[.B369]" office:value-type="float" office:value="367.35811">
            <text:p>367,358110000</text:p>
          </table:table-cell>
          <table:table-cell table:formula="of:=[.B369]-[.A369]" office:value-type="float" office:value="-0.036635811">
            <text:p>-0.036635811</text:p>
          </table:table-cell>
          <table:table-cell table:formula="of:=[.D369]^2" office:value-type="float" office:value="0.00134218264762772">
            <text:p>0.001342183</text:p>
          </table:table-cell>
          <table:table-cell table:formula="of:=ABS([.E369])" office:value-type="float" office:value="0.00134218264762772">
            <text:p>0.001342183</text:p>
          </table:table-cell>
          <table:table-cell table:formula="of:=SLOPE([.$B$2:.$B$1001];[.$A$2:.$A$1001])*[.A369]+INTERCEPT([.$B$2:.$B$1001];[.$A$2:.$A$1001])" office:value-type="float" office:value="0.124390191426392">
            <text:p>0.124390191</text:p>
          </table:table-cell>
          <table:table-cell table:formula="of:=[.B369]-[.G369]" office:value-type="float" office:value="-0.124290191426392">
            <text:p>-0.124290191</text:p>
          </table:table-cell>
          <table:table-cell table:formula="of:=[.H369]^2" office:value-type="float" office:value="0.0154480516848092">
            <text:p>0.015448052</text:p>
          </table:table-cell>
        </table:table-row>
        <table:table-row table:style-name="ro1">
          <table:table-cell office:value-type="float" office:value="0.812110103">
            <text:p>0,812110103</text:p>
          </table:table-cell>
          <table:table-cell office:value-type="float" office:value="0.9999">
            <text:p>0,999900000</text:p>
          </table:table-cell>
          <table:table-cell office:value-type="string">
            <text:p>0,812191322132213</text:p>
          </table:table-cell>
          <table:table-cell table:formula="of:=[.B370]-[.A370]" office:value-type="float" office:value="0.187789897">
            <text:p>0.187789897</text:p>
          </table:table-cell>
          <table:table-cell table:formula="of:=[.D370]^2" office:value-type="float" office:value="0.0352650454152706">
            <text:p>0.035265045</text:p>
          </table:table-cell>
          <table:table-cell table:formula="of:=ABS([.E370])" office:value-type="float" office:value="0.0352650454152706">
            <text:p>0.035265045</text:p>
          </table:table-cell>
          <table:table-cell table:formula="of:=SLOPE([.$B$2:.$B$1001];[.$A$2:.$A$1001])*[.A370]+INTERCEPT([.$B$2:.$B$1001];[.$A$2:.$A$1001])" office:value-type="float" office:value="0.747784717428518">
            <text:p>0.747784717</text:p>
          </table:table-cell>
          <table:table-cell table:formula="of:=[.B370]-[.G370]" office:value-type="float" office:value="0.252115282571482">
            <text:p>0.252115283</text:p>
          </table:table-cell>
          <table:table-cell table:formula="of:=[.H370]^2" office:value-type="float" office:value="0.063562115706098">
            <text:p>0.063562116</text:p>
          </table:table-cell>
        </table:table-row>
        <table:table-row table:style-name="ro1">
          <table:table-cell office:value-type="float" office:value="0.584308389">
            <text:p>0,584308389</text:p>
          </table:table-cell>
          <table:table-cell office:value-type="float" office:value="0.196336919">
            <text:p>0,196336919</text:p>
          </table:table-cell>
          <table:table-cell table:formula="of:=[.A371]/[.B371]" office:value-type="float" office:value="2.97604949683457">
            <text:p>2,976049497</text:p>
          </table:table-cell>
          <table:table-cell table:formula="of:=[.B371]-[.A371]" office:value-type="float" office:value="-0.38797147">
            <text:p>-0.387971470</text:p>
          </table:table-cell>
          <table:table-cell table:formula="of:=[.D371]^2" office:value-type="float" office:value="0.150521861533961">
            <text:p>0.150521862</text:p>
          </table:table-cell>
          <table:table-cell table:formula="of:=ABS([.E371])" office:value-type="float" office:value="0.150521861533961">
            <text:p>0.150521862</text:p>
          </table:table-cell>
          <table:table-cell table:formula="of:=SLOPE([.$B$2:.$B$1001];[.$A$2:.$A$1001])*[.A371]+INTERCEPT([.$B$2:.$B$1001];[.$A$2:.$A$1001])" office:value-type="float" office:value="0.564634021065862">
            <text:p>0.564634021</text:p>
          </table:table-cell>
          <table:table-cell table:formula="of:=[.B371]-[.G371]" office:value-type="float" office:value="-0.368297102065862">
            <text:p>-0.368297102</text:p>
          </table:table-cell>
          <table:table-cell table:formula="of:=[.H371]^2" office:value-type="float" office:value="0.135642755390112">
            <text:p>0.135642755</text:p>
          </table:table-cell>
        </table:table-row>
        <table:table-row table:style-name="ro1">
          <table:table-cell office:value-type="float" office:value="0.563040522">
            <text:p>0,563040522</text:p>
          </table:table-cell>
          <table:table-cell office:value-type="float" office:value="0.916429191">
            <text:p>0,916429191</text:p>
          </table:table-cell>
          <table:table-cell office:value-type="string">
            <text:p>0,614385189308096</text:p>
          </table:table-cell>
          <table:table-cell table:formula="of:=[.B372]-[.A372]" office:value-type="float" office:value="0.353388669">
            <text:p>0.353388669</text:p>
          </table:table-cell>
          <table:table-cell table:formula="of:=[.D372]^2" office:value-type="float" office:value="0.124883551377592">
            <text:p>0.124883551</text:p>
          </table:table-cell>
          <table:table-cell table:formula="of:=ABS([.E372])" office:value-type="float" office:value="0.124883551377592">
            <text:p>0.124883551</text:p>
          </table:table-cell>
          <table:table-cell table:formula="of:=SLOPE([.$B$2:.$B$1001];[.$A$2:.$A$1001])*[.A372]+INTERCEPT([.$B$2:.$B$1001];[.$A$2:.$A$1001])" office:value-type="float" office:value="0.547534831675222">
            <text:p>0.547534832</text:p>
          </table:table-cell>
          <table:table-cell table:formula="of:=[.B372]-[.G372]" office:value-type="float" office:value="0.368894359324778">
            <text:p>0.368894359</text:p>
          </table:table-cell>
          <table:table-cell table:formula="of:=[.H372]^2" office:value-type="float" office:value="0.136083048341639">
            <text:p>0.136083048</text:p>
          </table:table-cell>
        </table:table-row>
        <table:table-row table:style-name="ro1">
          <table:table-cell office:value-type="float" office:value="0.79781234">
            <text:p>0,797812340</text:p>
          </table:table-cell>
          <table:table-cell office:value-type="float" office:value="0.386387934">
            <text:p>0,386387934</text:p>
          </table:table-cell>
          <table:table-cell table:formula="of:=[.A373]/[.B373]" office:value-type="float" office:value="2.06479620556681">
            <text:p>2,064796206</text:p>
          </table:table-cell>
          <table:table-cell table:formula="of:=[.B373]-[.A373]" office:value-type="float" office:value="-0.411424406">
            <text:p>-0.411424406</text:p>
          </table:table-cell>
          <table:table-cell table:formula="of:=[.D373]^2" office:value-type="float" office:value="0.169270041852453">
            <text:p>0.169270042</text:p>
          </table:table-cell>
          <table:table-cell table:formula="of:=ABS([.E373])" office:value-type="float" office:value="0.169270041852453">
            <text:p>0.169270042</text:p>
          </table:table-cell>
          <table:table-cell table:formula="of:=SLOPE([.$B$2:.$B$1001];[.$A$2:.$A$1001])*[.A373]+INTERCEPT([.$B$2:.$B$1001];[.$A$2:.$A$1001])" office:value-type="float" office:value="0.736289434079253">
            <text:p>0.736289434</text:p>
          </table:table-cell>
          <table:table-cell table:formula="of:=[.B373]-[.G373]" office:value-type="float" office:value="-0.349901500079253">
            <text:p>-0.349901500</text:p>
          </table:table-cell>
          <table:table-cell table:formula="of:=[.H373]^2" office:value-type="float" office:value="0.122431059757712">
            <text:p>0.122431060</text:p>
          </table:table-cell>
        </table:table-row>
        <table:table-row table:style-name="ro1">
          <table:table-cell office:value-type="float" office:value="0.900845355">
            <text:p>0,900845355</text:p>
          </table:table-cell>
          <table:table-cell office:value-type="float" office:value="0.992102541">
            <text:p>0,992102541</text:p>
          </table:table-cell>
          <table:table-cell office:value-type="string">
            <text:p>0,908016377109551</text:p>
          </table:table-cell>
          <table:table-cell table:formula="of:=[.B374]-[.A374]" office:value-type="float" office:value="0.091257186">
            <text:p>0.091257186</text:p>
          </table:table-cell>
          <table:table-cell table:formula="of:=[.D374]^2" office:value-type="float" office:value="0.00832787399663859">
            <text:p>0.008327874</text:p>
          </table:table-cell>
          <table:table-cell table:formula="of:=ABS([.E374])" office:value-type="float" office:value="0.00832787399663859">
            <text:p>0.008327874</text:p>
          </table:table-cell>
          <table:table-cell table:formula="of:=SLOPE([.$B$2:.$B$1001];[.$A$2:.$A$1001])*[.A374]+INTERCEPT([.$B$2:.$B$1001];[.$A$2:.$A$1001])" office:value-type="float" office:value="0.819127127063399">
            <text:p>0.819127127</text:p>
          </table:table-cell>
          <table:table-cell table:formula="of:=[.B374]-[.G374]" office:value-type="float" office:value="0.172975413936602">
            <text:p>0.172975414</text:p>
          </table:table-cell>
          <table:table-cell table:formula="of:=[.H374]^2" office:value-type="float" office:value="0.0299204938265386">
            <text:p>0.029920494</text:p>
          </table:table-cell>
        </table:table-row>
        <table:table-row table:style-name="ro1">
          <table:table-cell office:value-type="float" office:value="0.908700376">
            <text:p>0,908700376</text:p>
          </table:table-cell>
          <table:table-cell office:value-type="float" office:value="0.784830326">
            <text:p>0,784830326</text:p>
          </table:table-cell>
          <table:table-cell table:formula="of:=[.A375]/[.B375]" office:value-type="float" office:value="1.15783035631577">
            <text:p>1,157830356</text:p>
          </table:table-cell>
          <table:table-cell table:formula="of:=[.B375]-[.A375]" office:value-type="float" office:value="-0.12387005">
            <text:p>-0.123870050</text:p>
          </table:table-cell>
          <table:table-cell table:formula="of:=[.D375]^2" office:value-type="float" office:value="0.0153437892870025">
            <text:p>0.015343789</text:p>
          </table:table-cell>
          <table:table-cell table:formula="of:=ABS([.E375])" office:value-type="float" office:value="0.0153437892870025">
            <text:p>0.015343789</text:p>
          </table:table-cell>
          <table:table-cell table:formula="of:=SLOPE([.$B$2:.$B$1001];[.$A$2:.$A$1001])*[.A375]+INTERCEPT([.$B$2:.$B$1001];[.$A$2:.$A$1001])" office:value-type="float" office:value="0.82544249906316">
            <text:p>0.825442499</text:p>
          </table:table-cell>
          <table:table-cell table:formula="of:=[.B375]-[.G375]" office:value-type="float" office:value="-0.0406121730631601">
            <text:p>-0.040612173</text:p>
          </table:table-cell>
          <table:table-cell table:formula="of:=[.H375]^2" office:value-type="float" office:value="0.00164934860091207">
            <text:p>0.001649349</text:p>
          </table:table-cell>
        </table:table-row>
        <table:table-row table:style-name="ro1">
          <table:table-cell office:value-type="float" office:value="0.799447763">
            <text:p>0,799447763</text:p>
          </table:table-cell>
          <table:table-cell office:value-type="float" office:value="0.9999">
            <text:p>0,999900000</text:p>
          </table:table-cell>
          <table:table-cell office:value-type="string">
            <text:p>0,799527715771577</text:p>
          </table:table-cell>
          <table:table-cell table:formula="of:=[.B376]-[.A376]" office:value-type="float" office:value="0.200452237">
            <text:p>0.200452237</text:p>
          </table:table-cell>
          <table:table-cell table:formula="of:=[.D376]^2" office:value-type="float" office:value="0.0401810993183041">
            <text:p>0.040181099</text:p>
          </table:table-cell>
          <table:table-cell table:formula="of:=ABS([.E376])" office:value-type="float" office:value="0.0401810993183041">
            <text:p>0.040181099</text:p>
          </table:table-cell>
          <table:table-cell table:formula="of:=SLOPE([.$B$2:.$B$1001];[.$A$2:.$A$1001])*[.A376]+INTERCEPT([.$B$2:.$B$1001];[.$A$2:.$A$1001])" office:value-type="float" office:value="0.737604300662292">
            <text:p>0.737604301</text:p>
          </table:table-cell>
          <table:table-cell table:formula="of:=[.B376]-[.G376]" office:value-type="float" office:value="0.262295699337708">
            <text:p>0.262295699</text:p>
          </table:table-cell>
          <table:table-cell table:formula="of:=[.H376]^2" office:value-type="float" office:value="0.0687990338910573">
            <text:p>0.068799034</text:p>
          </table:table-cell>
        </table:table-row>
        <table:table-row table:style-name="ro1">
          <table:table-cell office:value-type="float" office:value="0.052398155">
            <text:p>0,052398155</text:p>
          </table:table-cell>
          <table:table-cell office:value-type="float" office:value="0.187481216">
            <text:p>0,187481216</text:p>
          </table:table-cell>
          <table:table-cell office:value-type="string">
            <text:p>0,279484825829165</text:p>
          </table:table-cell>
          <table:table-cell table:formula="of:=[.B377]-[.A377]" office:value-type="float" office:value="0.135083061">
            <text:p>0.135083061</text:p>
          </table:table-cell>
          <table:table-cell table:formula="of:=[.D377]^2" office:value-type="float" office:value="0.0182474333691297">
            <text:p>0.018247433</text:p>
          </table:table-cell>
          <table:table-cell table:formula="of:=ABS([.E377])" office:value-type="float" office:value="0.0182474333691297">
            <text:p>0.018247433</text:p>
          </table:table-cell>
          <table:table-cell table:formula="of:=SLOPE([.$B$2:.$B$1001];[.$A$2:.$A$1001])*[.A377]+INTERCEPT([.$B$2:.$B$1001];[.$A$2:.$A$1001])" office:value-type="float" office:value="0.136982586627912">
            <text:p>0.136982587</text:p>
          </table:table-cell>
          <table:table-cell table:formula="of:=[.B377]-[.G377]" office:value-type="float" office:value="0.0504986293720884">
            <text:p>0.050498629</text:p>
          </table:table-cell>
          <table:table-cell table:formula="of:=[.H377]^2" office:value-type="float" office:value="0.00255011156845955">
            <text:p>0.002550112</text:p>
          </table:table-cell>
        </table:table-row>
        <table:table-row table:style-name="ro1">
          <table:table-cell office:value-type="float" office:value="0.818768291">
            <text:p>0,818768291</text:p>
          </table:table-cell>
          <table:table-cell office:value-type="float" office:value="0.733619035">
            <text:p>0,733619035</text:p>
          </table:table-cell>
          <table:table-cell table:formula="of:=[.A378]/[.B378]" office:value-type="float" office:value="1.11606740274944">
            <text:p>1,116067403</text:p>
          </table:table-cell>
          <table:table-cell table:formula="of:=[.B378]-[.A378]" office:value-type="float" office:value="-0.085149256">
            <text:p>-0.085149256</text:p>
          </table:table-cell>
          <table:table-cell table:formula="of:=[.D378]^2" office:value-type="float" office:value="0.00725039579735354">
            <text:p>0.007250396</text:p>
          </table:table-cell>
          <table:table-cell table:formula="of:=ABS([.E378])" office:value-type="float" office:value="0.00725039579735354">
            <text:p>0.007250396</text:p>
          </table:table-cell>
          <table:table-cell table:formula="of:=SLOPE([.$B$2:.$B$1001];[.$A$2:.$A$1001])*[.A378]+INTERCEPT([.$B$2:.$B$1001];[.$A$2:.$A$1001])" office:value-type="float" office:value="0.753137845582389">
            <text:p>0.753137846</text:p>
          </table:table-cell>
          <table:table-cell table:formula="of:=[.B378]-[.G378]" office:value-type="float" office:value="-0.0195188105823894">
            <text:p>-0.019518811</text:p>
          </table:table-cell>
          <table:table-cell table:formula="of:=[.H378]^2" office:value-type="float" office:value="0.000380983966551195">
            <text:p>0.000380984</text:p>
          </table:table-cell>
        </table:table-row>
        <table:table-row table:style-name="ro1">
          <table:table-cell office:value-type="float" office:value="0.942482971">
            <text:p>0,942482971</text:p>
          </table:table-cell>
          <table:table-cell office:value-type="float" office:value="0.636307008">
            <text:p>0,636307008</text:p>
          </table:table-cell>
          <table:table-cell table:formula="of:=[.A379]/[.B379]" office:value-type="float" office:value="1.48117647480004">
            <text:p>1,481176475</text:p>
          </table:table-cell>
          <table:table-cell table:formula="of:=[.B379]-[.A379]" office:value-type="float" office:value="-0.306175963">
            <text:p>-0.306175963</text:p>
          </table:table-cell>
          <table:table-cell table:formula="of:=[.D379]^2" office:value-type="float" office:value="0.0937437203189774">
            <text:p>0.093743720</text:p>
          </table:table-cell>
          <table:table-cell table:formula="of:=ABS([.E379])" office:value-type="float" office:value="0.0937437203189774">
            <text:p>0.093743720</text:p>
          </table:table-cell>
          <table:table-cell table:formula="of:=SLOPE([.$B$2:.$B$1001];[.$A$2:.$A$1001])*[.A379]+INTERCEPT([.$B$2:.$B$1001];[.$A$2:.$A$1001])" office:value-type="float" office:value="0.852603426391335">
            <text:p>0.852603426</text:p>
          </table:table-cell>
          <table:table-cell table:formula="of:=[.B379]-[.G379]" office:value-type="float" office:value="-0.216296418391335">
            <text:p>-0.216296418</text:p>
          </table:table-cell>
          <table:table-cell table:formula="of:=[.H379]^2" office:value-type="float" office:value="0.0467841406089193">
            <text:p>0.046784141</text:p>
          </table:table-cell>
        </table:table-row>
        <table:table-row table:style-name="ro1">
          <table:table-cell office:value-type="float" office:value="0.40659534">
            <text:p>0,406595340</text:p>
          </table:table-cell>
          <table:table-cell office:value-type="float" office:value="0.381475026">
            <text:p>0,381475026</text:p>
          </table:table-cell>
          <table:table-cell table:formula="of:=[.A380]/[.B380]" office:value-type="float" office:value="1.06585048112691">
            <text:p>1,065850481</text:p>
          </table:table-cell>
          <table:table-cell table:formula="of:=[.B380]-[.A380]" office:value-type="float" office:value="-0.025120314">
            <text:p>-0.025120314</text:p>
          </table:table-cell>
          <table:table-cell table:formula="of:=[.D380]^2" office:value-type="float" office:value="0.000631030175458595">
            <text:p>0.000631030</text:p>
          </table:table-cell>
          <table:table-cell table:formula="of:=ABS([.E380])" office:value-type="float" office:value="0.000631030175458595">
            <text:p>0.000631030</text:p>
          </table:table-cell>
          <table:table-cell table:formula="of:=SLOPE([.$B$2:.$B$1001];[.$A$2:.$A$1001])*[.A380]+INTERCEPT([.$B$2:.$B$1001];[.$A$2:.$A$1001])" office:value-type="float" office:value="0.421754197619577">
            <text:p>0.421754198</text:p>
          </table:table-cell>
          <table:table-cell table:formula="of:=[.B380]-[.G380]" office:value-type="float" office:value="-0.0402791716195774">
            <text:p>-0.040279172</text:p>
          </table:table-cell>
          <table:table-cell table:formula="of:=[.H380]^2" office:value-type="float" office:value="0.00162241166635937">
            <text:p>0.001622412</text:p>
          </table:table-cell>
        </table:table-row>
        <table:table-row table:style-name="ro1">
          <table:table-cell office:value-type="float" office:value="0.126529246">
            <text:p>0,126529246</text:p>
          </table:table-cell>
          <table:table-cell office:value-type="float" office:value="0.0001">
            <text:p>0,000100000</text:p>
          </table:table-cell>
          <table:table-cell table:formula="of:=[.A381]/[.B381]" office:value-type="float" office:value="1265.29246">
            <text:p>1265,292460000</text:p>
          </table:table-cell>
          <table:table-cell table:formula="of:=[.B381]-[.A381]" office:value-type="float" office:value="-0.126429246">
            <text:p>-0.126429246</text:p>
          </table:table-cell>
          <table:table-cell table:formula="of:=[.D381]^2" office:value-type="float" office:value="0.0159843542441285">
            <text:p>0.015984354</text:p>
          </table:table-cell>
          <table:table-cell table:formula="of:=ABS([.E381])" office:value-type="float" office:value="0.0159843542441285">
            <text:p>0.015984354</text:p>
          </table:table-cell>
          <table:table-cell table:formula="of:=SLOPE([.$B$2:.$B$1001];[.$A$2:.$A$1001])*[.A381]+INTERCEPT([.$B$2:.$B$1001];[.$A$2:.$A$1001])" office:value-type="float" office:value="0.196583371452443">
            <text:p>0.196583371</text:p>
          </table:table-cell>
          <table:table-cell table:formula="of:=[.B381]-[.G381]" office:value-type="float" office:value="-0.196483371452443">
            <text:p>-0.196483371</text:p>
          </table:table-cell>
          <table:table-cell table:formula="of:=[.H381]^2" office:value-type="float" office:value="0.0386057152573187">
            <text:p>0.038605715</text:p>
          </table:table-cell>
        </table:table-row>
        <table:table-row table:style-name="ro1">
          <table:table-cell office:value-type="float" office:value="0.02649492">
            <text:p>0,026494920</text:p>
          </table:table-cell>
          <table:table-cell office:value-type="float" office:value="0.085907037">
            <text:p>0,085907037</text:p>
          </table:table-cell>
          <table:table-cell office:value-type="string">
            <text:p>0,308413849729214</text:p>
          </table:table-cell>
          <table:table-cell table:formula="of:=[.B382]-[.A382]" office:value-type="float" office:value="0.059412117">
            <text:p>0.059412117</text:p>
          </table:table-cell>
          <table:table-cell table:formula="of:=[.D382]^2" office:value-type="float" office:value="0.00352979964642169">
            <text:p>0.003529800</text:p>
          </table:table-cell>
          <table:table-cell table:formula="of:=ABS([.E382])" office:value-type="float" office:value="0.00352979964642169">
            <text:p>0.003529800</text:p>
          </table:table-cell>
          <table:table-cell table:formula="of:=SLOPE([.$B$2:.$B$1001];[.$A$2:.$A$1001])*[.A382]+INTERCEPT([.$B$2:.$B$1001];[.$A$2:.$A$1001])" office:value-type="float" office:value="0.116156599654453">
            <text:p>0.116156600</text:p>
          </table:table-cell>
          <table:table-cell table:formula="of:=[.B382]-[.G382]" office:value-type="float" office:value="-0.030249562654453">
            <text:p>-0.030249563</text:p>
          </table:table-cell>
          <table:table-cell table:formula="of:=[.H382]^2" office:value-type="float" office:value="0.000915036040785677">
            <text:p>0.000915036</text:p>
          </table:table-cell>
        </table:table-row>
        <table:table-row table:style-name="ro1">
          <table:table-cell office:value-type="float" office:value="0.572200468">
            <text:p>0,572200468</text:p>
          </table:table-cell>
          <table:table-cell office:value-type="float" office:value="0.513860756">
            <text:p>0,513860756</text:p>
          </table:table-cell>
          <table:table-cell table:formula="of:=[.A383]/[.B383]" office:value-type="float" office:value="1.11353214138034">
            <text:p>1,113532141</text:p>
          </table:table-cell>
          <table:table-cell table:formula="of:=[.B383]-[.A383]" office:value-type="float" office:value="-0.058339712">
            <text:p>-0.058339712</text:p>
          </table:table-cell>
          <table:table-cell table:formula="of:=[.D383]^2" office:value-type="float" office:value="0.00340352199624294">
            <text:p>0.003403522</text:p>
          </table:table-cell>
          <table:table-cell table:formula="of:=ABS([.E383])" office:value-type="float" office:value="0.00340352199624294">
            <text:p>0.003403522</text:p>
          </table:table-cell>
          <table:table-cell table:formula="of:=SLOPE([.$B$2:.$B$1001];[.$A$2:.$A$1001])*[.A383]+INTERCEPT([.$B$2:.$B$1001];[.$A$2:.$A$1001])" office:value-type="float" office:value="0.55489935259601">
            <text:p>0.554899353</text:p>
          </table:table-cell>
          <table:table-cell table:formula="of:=[.B383]-[.G383]" office:value-type="float" office:value="-0.0410385965960097">
            <text:p>-0.041038597</text:p>
          </table:table-cell>
          <table:table-cell table:formula="of:=[.H383]^2" office:value-type="float" office:value="0.00168416641057002">
            <text:p>0.001684166</text:p>
          </table:table-cell>
        </table:table-row>
        <table:table-row table:style-name="ro1">
          <table:table-cell office:value-type="float" office:value="0.474052456">
            <text:p>0,474052456</text:p>
          </table:table-cell>
          <table:table-cell office:value-type="float" office:value="0.146767457">
            <text:p>0,146767457</text:p>
          </table:table-cell>
          <table:table-cell table:formula="of:=[.A384]/[.B384]" office:value-type="float" office:value="3.22995618844851">
            <text:p>3,229956188</text:p>
          </table:table-cell>
          <table:table-cell table:formula="of:=[.B384]-[.A384]" office:value-type="float" office:value="-0.327284999">
            <text:p>-0.327284999</text:p>
          </table:table-cell>
          <table:table-cell table:formula="of:=[.D384]^2" office:value-type="float" office:value="0.10711547057043">
            <text:p>0.107115471</text:p>
          </table:table-cell>
          <table:table-cell table:formula="of:=ABS([.E384])" office:value-type="float" office:value="0.10711547057043">
            <text:p>0.107115471</text:p>
          </table:table-cell>
          <table:table-cell table:formula="of:=SLOPE([.$B$2:.$B$1001];[.$A$2:.$A$1001])*[.A384]+INTERCEPT([.$B$2:.$B$1001];[.$A$2:.$A$1001])" office:value-type="float" office:value="0.475989161672642">
            <text:p>0.475989162</text:p>
          </table:table-cell>
          <table:table-cell table:formula="of:=[.B384]-[.G384]" office:value-type="float" office:value="-0.329221704672642">
            <text:p>-0.329221705</text:p>
          </table:table-cell>
          <table:table-cell table:formula="of:=[.H384]^2" office:value-type="float" office:value="0.10838693082756">
            <text:p>0.108386931</text:p>
          </table:table-cell>
        </table:table-row>
        <table:table-row table:style-name="ro1">
          <table:table-cell office:value-type="float" office:value="0.758352312">
            <text:p>0,758352312</text:p>
          </table:table-cell>
          <table:table-cell office:value-type="float" office:value="0.460373016">
            <text:p>0,460373016</text:p>
          </table:table-cell>
          <table:table-cell table:formula="of:=[.A385]/[.B385]" office:value-type="float" office:value="1.64725621538166">
            <text:p>1,647256215</text:p>
          </table:table-cell>
          <table:table-cell table:formula="of:=[.B385]-[.A385]" office:value-type="float" office:value="-0.297979296">
            <text:p>-0.297979296</text:p>
          </table:table-cell>
          <table:table-cell table:formula="of:=[.D385]^2" office:value-type="float" office:value="0.0887916608446557">
            <text:p>0.088791661</text:p>
          </table:table-cell>
          <table:table-cell table:formula="of:=ABS([.E385])" office:value-type="float" office:value="0.0887916608446557">
            <text:p>0.088791661</text:p>
          </table:table-cell>
          <table:table-cell table:formula="of:=SLOPE([.$B$2:.$B$1001];[.$A$2:.$A$1001])*[.A385]+INTERCEPT([.$B$2:.$B$1001];[.$A$2:.$A$1001])" office:value-type="float" office:value="0.704563897515951">
            <text:p>0.704563898</text:p>
          </table:table-cell>
          <table:table-cell table:formula="of:=[.B385]-[.G385]" office:value-type="float" office:value="-0.244190881515951">
            <text:p>-0.244190882</text:p>
          </table:table-cell>
          <table:table-cell table:formula="of:=[.H385]^2" office:value-type="float" office:value="0.0596291866155372">
            <text:p>0.059629187</text:p>
          </table:table-cell>
        </table:table-row>
        <table:table-row table:style-name="ro1">
          <table:table-cell office:value-type="float" office:value="0.039544905">
            <text:p>0,039544905</text:p>
          </table:table-cell>
          <table:table-cell office:value-type="float" office:value="0.470139816">
            <text:p>0,470139816</text:p>
          </table:table-cell>
          <table:table-cell office:value-type="string">
            <text:p>0,0841130737159262</text:p>
          </table:table-cell>
          <table:table-cell table:formula="of:=[.B386]-[.A386]" office:value-type="float" office:value="0.430594911">
            <text:p>0.430594911</text:p>
          </table:table-cell>
          <table:table-cell table:formula="of:=[.D386]^2" office:value-type="float" office:value="0.185411977379098">
            <text:p>0.185411977</text:p>
          </table:table-cell>
          <table:table-cell table:formula="of:=ABS([.E386])" office:value-type="float" office:value="0.185411977379098">
            <text:p>0.185411977</text:p>
          </table:table-cell>
          <table:table-cell table:formula="of:=SLOPE([.$B$2:.$B$1001];[.$A$2:.$A$1001])*[.A386]+INTERCEPT([.$B$2:.$B$1001];[.$A$2:.$A$1001])" office:value-type="float" office:value="0.126648679798645">
            <text:p>0.126648680</text:p>
          </table:table-cell>
          <table:table-cell table:formula="of:=[.B386]-[.G386]" office:value-type="float" office:value="0.343491136201355">
            <text:p>0.343491136</text:p>
          </table:table-cell>
          <table:table-cell table:formula="of:=[.H386]^2" office:value-type="float" office:value="0.117986160648898">
            <text:p>0.117986161</text:p>
          </table:table-cell>
        </table:table-row>
        <table:table-row table:style-name="ro1">
          <table:table-cell office:value-type="float" office:value="0.651793478">
            <text:p>0,651793478</text:p>
          </table:table-cell>
          <table:table-cell office:value-type="float" office:value="0.973062018">
            <text:p>0,973062018</text:p>
          </table:table-cell>
          <table:table-cell office:value-type="string">
            <text:p>0,669837549861082</text:p>
          </table:table-cell>
          <table:table-cell table:formula="of:=[.B387]-[.A387]" office:value-type="float" office:value="0.32126854">
            <text:p>0.321268540</text:p>
          </table:table-cell>
          <table:table-cell table:formula="of:=[.D387]^2" office:value-type="float" office:value="0.103213474793732">
            <text:p>0.103213475</text:p>
          </table:table-cell>
          <table:table-cell table:formula="of:=ABS([.E387])" office:value-type="float" office:value="0.103213474793732">
            <text:p>0.103213475</text:p>
          </table:table-cell>
          <table:table-cell table:formula="of:=SLOPE([.$B$2:.$B$1001];[.$A$2:.$A$1001])*[.A387]+INTERCEPT([.$B$2:.$B$1001];[.$A$2:.$A$1001])" office:value-type="float" office:value="0.618891475179863">
            <text:p>0.618891475</text:p>
          </table:table-cell>
          <table:table-cell table:formula="of:=[.B387]-[.G387]" office:value-type="float" office:value="0.354170542820137">
            <text:p>0.354170543</text:p>
          </table:table-cell>
          <table:table-cell table:formula="of:=[.H387]^2" office:value-type="float" office:value="0.12543677340151">
            <text:p>0.125436773</text:p>
          </table:table-cell>
        </table:table-row>
        <table:table-row table:style-name="ro1">
          <table:table-cell office:value-type="float" office:value="0.067781667">
            <text:p>0,067781667</text:p>
          </table:table-cell>
          <table:table-cell office:value-type="float" office:value="0.11577299">
            <text:p>0,115772990</text:p>
          </table:table-cell>
          <table:table-cell office:value-type="string">
            <text:p>0,585470471134934</text:p>
          </table:table-cell>
          <table:table-cell table:formula="of:=[.B388]-[.A388]" office:value-type="float" office:value="0.047991323">
            <text:p>0.047991323</text:p>
          </table:table-cell>
          <table:table-cell table:formula="of:=[.D388]^2" office:value-type="float" office:value="0.00230316708329033">
            <text:p>0.002303167</text:p>
          </table:table-cell>
          <table:table-cell table:formula="of:=ABS([.E388])" office:value-type="float" office:value="0.00230316708329033">
            <text:p>0.002303167</text:p>
          </table:table-cell>
          <table:table-cell table:formula="of:=SLOPE([.$B$2:.$B$1001];[.$A$2:.$A$1001])*[.A388]+INTERCEPT([.$B$2:.$B$1001];[.$A$2:.$A$1001])" office:value-type="float" office:value="0.149350803204646">
            <text:p>0.149350803</text:p>
          </table:table-cell>
          <table:table-cell table:formula="of:=[.B388]-[.G388]" office:value-type="float" office:value="-0.0335778132046459">
            <text:p>-0.033577813</text:p>
          </table:table-cell>
          <table:table-cell table:formula="of:=[.H388]^2" office:value-type="float" office:value="0.00112746953960609">
            <text:p>0.001127470</text:p>
          </table:table-cell>
        </table:table-row>
        <table:table-row table:style-name="ro1">
          <table:table-cell office:value-type="float" office:value="0.198390277">
            <text:p>0,198390277</text:p>
          </table:table-cell>
          <table:table-cell office:value-type="float" office:value="0.0001">
            <text:p>0,000100000</text:p>
          </table:table-cell>
          <table:table-cell table:formula="of:=[.A389]/[.B389]" office:value-type="float" office:value="1983.90277">
            <text:p>1983,902770000</text:p>
          </table:table-cell>
          <table:table-cell table:formula="of:=[.B389]-[.A389]" office:value-type="float" office:value="-0.198290277">
            <text:p>-0.198290277</text:p>
          </table:table-cell>
          <table:table-cell table:formula="of:=[.D389]^2" office:value-type="float" office:value="0.0393190339527367">
            <text:p>0.039319034</text:p>
          </table:table-cell>
          <table:table-cell table:formula="of:=ABS([.E389])" office:value-type="float" office:value="0.0393190339527367">
            <text:p>0.039319034</text:p>
          </table:table-cell>
          <table:table-cell table:formula="of:=SLOPE([.$B$2:.$B$1001];[.$A$2:.$A$1001])*[.A389]+INTERCEPT([.$B$2:.$B$1001];[.$A$2:.$A$1001])" office:value-type="float" office:value="0.25435904678818">
            <text:p>0.254359047</text:p>
          </table:table-cell>
          <table:table-cell table:formula="of:=[.B389]-[.G389]" office:value-type="float" office:value="-0.25425904678818">
            <text:p>-0.254259047</text:p>
          </table:table-cell>
          <table:table-cell table:formula="of:=[.H389]^2" office:value-type="float" office:value="0.0646476628736341">
            <text:p>0.064647663</text:p>
          </table:table-cell>
        </table:table-row>
        <table:table-row table:style-name="ro1">
          <table:table-cell office:value-type="float" office:value="0.881733359">
            <text:p>0,881733359</text:p>
          </table:table-cell>
          <table:table-cell office:value-type="float" office:value="0.644408135">
            <text:p>0,644408135</text:p>
          </table:table-cell>
          <table:table-cell table:formula="of:=[.A390]/[.B390]" office:value-type="float" office:value="1.36828402856832">
            <text:p>1,368284029</text:p>
          </table:table-cell>
          <table:table-cell table:formula="of:=[.B390]-[.A390]" office:value-type="float" office:value="-0.237325224">
            <text:p>-0.237325224</text:p>
          </table:table-cell>
          <table:table-cell table:formula="of:=[.D390]^2" office:value-type="float" office:value="0.0563232619466502">
            <text:p>0.056323262</text:p>
          </table:table-cell>
          <table:table-cell table:formula="of:=ABS([.E390])" office:value-type="float" office:value="0.0563232619466502">
            <text:p>0.056323262</text:p>
          </table:table-cell>
          <table:table-cell table:formula="of:=SLOPE([.$B$2:.$B$1001];[.$A$2:.$A$1001])*[.A390]+INTERCEPT([.$B$2:.$B$1001];[.$A$2:.$A$1001])" office:value-type="float" office:value="0.80376124014878">
            <text:p>0.803761240</text:p>
          </table:table-cell>
          <table:table-cell table:formula="of:=[.B390]-[.G390]" office:value-type="float" office:value="-0.15935310514878">
            <text:p>-0.159353105</text:p>
          </table:table-cell>
          <table:table-cell table:formula="of:=[.H390]^2" office:value-type="float" office:value="0.0253934121205581">
            <text:p>0.025393412</text:p>
          </table:table-cell>
        </table:table-row>
        <table:table-row table:style-name="ro1">
          <table:table-cell office:value-type="float" office:value="0.41209436">
            <text:p>0,412094360</text:p>
          </table:table-cell>
          <table:table-cell office:value-type="float" office:value="0.459668105">
            <text:p>0,459668105</text:p>
          </table:table-cell>
          <table:table-cell office:value-type="string">
            <text:p>0,896504141830767</text:p>
          </table:table-cell>
          <table:table-cell table:formula="of:=[.B391]-[.A391]" office:value-type="float" office:value="0.0475737450000001">
            <text:p>0.047573745</text:p>
          </table:table-cell>
          <table:table-cell table:formula="of:=[.D391]^2" office:value-type="float" office:value="0.00226326121332503">
            <text:p>0.002263261</text:p>
          </table:table-cell>
          <table:table-cell table:formula="of:=ABS([.E391])" office:value-type="float" office:value="0.00226326121332503">
            <text:p>0.002263261</text:p>
          </table:table-cell>
          <table:table-cell table:formula="of:=SLOPE([.$B$2:.$B$1001];[.$A$2:.$A$1001])*[.A391]+INTERCEPT([.$B$2:.$B$1001];[.$A$2:.$A$1001])" office:value-type="float" office:value="0.426175364276437">
            <text:p>0.426175364</text:p>
          </table:table-cell>
          <table:table-cell table:formula="of:=[.B391]-[.G391]" office:value-type="float" office:value="0.0334927407235634">
            <text:p>0.033492741</text:p>
          </table:table-cell>
          <table:table-cell table:formula="of:=[.H391]^2" office:value-type="float" office:value="0.00112176368117584">
            <text:p>0.001121764</text:p>
          </table:table-cell>
        </table:table-row>
        <table:table-row table:style-name="ro1">
          <table:table-cell office:value-type="float" office:value="0.726828104">
            <text:p>0,726828104</text:p>
          </table:table-cell>
          <table:table-cell office:value-type="float" office:value="0.411372088">
            <text:p>0,411372088</text:p>
          </table:table-cell>
          <table:table-cell table:formula="of:=[.A392]/[.B392]" office:value-type="float" office:value="1.76683864851813">
            <text:p>1,766838649</text:p>
          </table:table-cell>
          <table:table-cell table:formula="of:=[.B392]-[.A392]" office:value-type="float" office:value="-0.315456016">
            <text:p>-0.315456016</text:p>
          </table:table-cell>
          <table:table-cell table:formula="of:=[.D392]^2" office:value-type="float" office:value="0.0995124980305923">
            <text:p>0.099512498</text:p>
          </table:table-cell>
          <table:table-cell table:formula="of:=ABS([.E392])" office:value-type="float" office:value="0.0995124980305923">
            <text:p>0.099512498</text:p>
          </table:table-cell>
          <table:table-cell table:formula="of:=SLOPE([.$B$2:.$B$1001];[.$A$2:.$A$1001])*[.A392]+INTERCEPT([.$B$2:.$B$1001];[.$A$2:.$A$1001])" office:value-type="float" office:value="0.679218694680993">
            <text:p>0.679218695</text:p>
          </table:table-cell>
          <table:table-cell table:formula="of:=[.B392]-[.G392]" office:value-type="float" office:value="-0.267846606680992">
            <text:p>-0.267846607</text:p>
          </table:table-cell>
          <table:table-cell table:formula="of:=[.H392]^2" office:value-type="float" office:value="0.0717418047105223">
            <text:p>0.071741805</text:p>
          </table:table-cell>
        </table:table-row>
        <table:table-row table:style-name="ro1">
          <table:table-cell office:value-type="float" office:value="0.800563216">
            <text:p>0,800563216</text:p>
          </table:table-cell>
          <table:table-cell office:value-type="float" office:value="0.403597588">
            <text:p>0,403597588</text:p>
          </table:table-cell>
          <table:table-cell table:formula="of:=[.A393]/[.B393]" office:value-type="float" office:value="1.98356788990523">
            <text:p>1,983567890</text:p>
          </table:table-cell>
          <table:table-cell table:formula="of:=[.B393]-[.A393]" office:value-type="float" office:value="-0.396965628">
            <text:p>-0.396965628</text:p>
          </table:table-cell>
          <table:table-cell table:formula="of:=[.D393]^2" office:value-type="float" office:value="0.157581709813434">
            <text:p>0.157581710</text:p>
          </table:table-cell>
          <table:table-cell table:formula="of:=ABS([.E393])" office:value-type="float" office:value="0.157581709813434">
            <text:p>0.157581710</text:p>
          </table:table-cell>
          <table:table-cell table:formula="of:=SLOPE([.$B$2:.$B$1001];[.$A$2:.$A$1001])*[.A393]+INTERCEPT([.$B$2:.$B$1001];[.$A$2:.$A$1001])" office:value-type="float" office:value="0.738501115660399">
            <text:p>0.738501116</text:p>
          </table:table-cell>
          <table:table-cell table:formula="of:=[.B393]-[.G393]" office:value-type="float" office:value="-0.334903527660399">
            <text:p>-0.334903528</text:p>
          </table:table-cell>
          <table:table-cell table:formula="of:=[.H393]^2" office:value-type="float" office:value="0.11216037283938">
            <text:p>0.112160373</text:p>
          </table:table-cell>
        </table:table-row>
        <table:table-row table:style-name="ro1">
          <table:table-cell office:value-type="float" office:value="0.054602846">
            <text:p>0,054602846</text:p>
          </table:table-cell>
          <table:table-cell office:value-type="float" office:value="0.0001">
            <text:p>0,000100000</text:p>
          </table:table-cell>
          <table:table-cell table:formula="of:=[.A394]/[.B394]" office:value-type="float" office:value="546.02846">
            <text:p>546,028460000</text:p>
          </table:table-cell>
          <table:table-cell table:formula="of:=[.B394]-[.A394]" office:value-type="float" office:value="-0.054502846">
            <text:p>-0.054502846</text:p>
          </table:table-cell>
          <table:table-cell table:formula="of:=[.D394]^2" office:value-type="float" office:value="0.00297056022209972">
            <text:p>0.002970560</text:p>
          </table:table-cell>
          <table:table-cell table:formula="of:=ABS([.E394])" office:value-type="float" office:value="0.00297056022209972">
            <text:p>0.002970560</text:p>
          </table:table-cell>
          <table:table-cell table:formula="of:=SLOPE([.$B$2:.$B$1001];[.$A$2:.$A$1001])*[.A394]+INTERCEPT([.$B$2:.$B$1001];[.$A$2:.$A$1001])" office:value-type="float" office:value="0.138755139980669">
            <text:p>0.138755140</text:p>
          </table:table-cell>
          <table:table-cell table:formula="of:=[.B394]-[.G394]" office:value-type="float" office:value="-0.138655139980669">
            <text:p>-0.138655140</text:p>
          </table:table-cell>
          <table:table-cell table:formula="of:=[.H394]^2" office:value-type="float" office:value="0.0192252478430588">
            <text:p>0.019225248</text:p>
          </table:table-cell>
        </table:table-row>
        <table:table-row table:style-name="ro1">
          <table:table-cell office:value-type="float" office:value="0.921938458">
            <text:p>0,921938458</text:p>
          </table:table-cell>
          <table:table-cell office:value-type="float" office:value="0.739135599">
            <text:p>0,739135599</text:p>
          </table:table-cell>
          <table:table-cell table:formula="of:=[.A395]/[.B395]" office:value-type="float" office:value="1.24731978712339">
            <text:p>1,247319787</text:p>
          </table:table-cell>
          <table:table-cell table:formula="of:=[.B395]-[.A395]" office:value-type="float" office:value="-0.182802859">
            <text:p>-0.182802859</text:p>
          </table:table-cell>
          <table:table-cell table:formula="of:=[.D395]^2" office:value-type="float" office:value="0.0334168852585739">
            <text:p>0.033416885</text:p>
          </table:table-cell>
          <table:table-cell table:formula="of:=ABS([.E395])" office:value-type="float" office:value="0.0334168852585739">
            <text:p>0.033416885</text:p>
          </table:table-cell>
          <table:table-cell table:formula="of:=SLOPE([.$B$2:.$B$1001];[.$A$2:.$A$1001])*[.A395]+INTERCEPT([.$B$2:.$B$1001];[.$A$2:.$A$1001])" office:value-type="float" office:value="0.836085807641628">
            <text:p>0.836085808</text:p>
          </table:table-cell>
          <table:table-cell table:formula="of:=[.B395]-[.G395]" office:value-type="float" office:value="-0.0969502086416283">
            <text:p>-0.096950209</text:p>
          </table:table-cell>
          <table:table-cell table:formula="of:=[.H395]^2" office:value-type="float" office:value="0.00939934295565526">
            <text:p>0.009399343</text:p>
          </table:table-cell>
        </table:table-row>
        <table:table-row table:style-name="ro1">
          <table:table-cell office:value-type="float" office:value="0.340439654">
            <text:p>0,340439654</text:p>
          </table:table-cell>
          <table:table-cell office:value-type="float" office:value="0.252341913">
            <text:p>0,252341913</text:p>
          </table:table-cell>
          <table:table-cell table:formula="of:=[.A396]/[.B396]" office:value-type="float" office:value="1.34912052442117">
            <text:p>1,349120524</text:p>
          </table:table-cell>
          <table:table-cell table:formula="of:=[.B396]-[.A396]" office:value-type="float" office:value="-0.088097741">
            <text:p>-0.088097741</text:p>
          </table:table-cell>
          <table:table-cell table:formula="of:=[.D396]^2" office:value-type="float" office:value="0.00776121196930308">
            <text:p>0.007761212</text:p>
          </table:table-cell>
          <table:table-cell table:formula="of:=ABS([.E396])" office:value-type="float" office:value="0.00776121196930308">
            <text:p>0.007761212</text:p>
          </table:table-cell>
          <table:table-cell table:formula="of:=SLOPE([.$B$2:.$B$1001];[.$A$2:.$A$1001])*[.A396]+INTERCEPT([.$B$2:.$B$1001];[.$A$2:.$A$1001])" office:value-type="float" office:value="0.368565572536409">
            <text:p>0.368565573</text:p>
          </table:table-cell>
          <table:table-cell table:formula="of:=[.B396]-[.G396]" office:value-type="float" office:value="-0.116223659536409">
            <text:p>-0.116223660</text:p>
          </table:table-cell>
          <table:table-cell table:formula="of:=[.H396]^2" office:value-type="float" office:value="0.013507939036035">
            <text:p>0.013507939</text:p>
          </table:table-cell>
        </table:table-row>
        <table:table-row table:style-name="ro1">
          <table:table-cell office:value-type="float" office:value="0.946187078">
            <text:p>0,946187078</text:p>
          </table:table-cell>
          <table:table-cell office:value-type="float" office:value="0.479604856">
            <text:p>0,479604856</text:p>
          </table:table-cell>
          <table:table-cell table:formula="of:=[.A397]/[.B397]" office:value-type="float" office:value="1.97284715982942">
            <text:p>1,972847160</text:p>
          </table:table-cell>
          <table:table-cell table:formula="of:=[.B397]-[.A397]" office:value-type="float" office:value="-0.466582222">
            <text:p>-0.466582222</text:p>
          </table:table-cell>
          <table:table-cell table:formula="of:=[.D397]^2" office:value-type="float" office:value="0.217698969886457">
            <text:p>0.217698970</text:p>
          </table:table-cell>
          <table:table-cell table:formula="of:=ABS([.E397])" office:value-type="float" office:value="0.217698969886457">
            <text:p>0.217698970</text:p>
          </table:table-cell>
          <table:table-cell table:formula="of:=SLOPE([.$B$2:.$B$1001];[.$A$2:.$A$1001])*[.A397]+INTERCEPT([.$B$2:.$B$1001];[.$A$2:.$A$1001])" office:value-type="float" office:value="0.855581497822578">
            <text:p>0.855581498</text:p>
          </table:table-cell>
          <table:table-cell table:formula="of:=[.B397]-[.G397]" office:value-type="float" office:value="-0.375976641822578">
            <text:p>-0.375976642</text:p>
          </table:table-cell>
          <table:table-cell table:formula="of:=[.H397]^2" office:value-type="float" office:value="0.141358435196183">
            <text:p>0.141358435</text:p>
          </table:table-cell>
        </table:table-row>
        <table:table-row table:style-name="ro1">
          <table:table-cell office:value-type="float" office:value="0.850157749">
            <text:p>0,850157749</text:p>
          </table:table-cell>
          <table:table-cell office:value-type="float" office:value="0.837198767">
            <text:p>0,837198767</text:p>
          </table:table-cell>
          <table:table-cell table:formula="of:=[.A398]/[.B398]" office:value-type="float" office:value="1.01547897884088">
            <text:p>1,015478979</text:p>
          </table:table-cell>
          <table:table-cell table:formula="of:=[.B398]-[.A398]" office:value-type="float" office:value="-0.012958982">
            <text:p>-0.012958982</text:p>
          </table:table-cell>
          <table:table-cell table:formula="of:=[.D398]^2" office:value-type="float" office:value="0.000167935214476324">
            <text:p>0.000167935</text:p>
          </table:table-cell>
          <table:table-cell table:formula="of:=ABS([.E398])" office:value-type="float" office:value="0.000167935214476324">
            <text:p>0.000167935</text:p>
          </table:table-cell>
          <table:table-cell table:formula="of:=SLOPE([.$B$2:.$B$1001];[.$A$2:.$A$1001])*[.A398]+INTERCEPT([.$B$2:.$B$1001];[.$A$2:.$A$1001])" office:value-type="float" office:value="0.778374710530413">
            <text:p>0.778374711</text:p>
          </table:table-cell>
          <table:table-cell table:formula="of:=[.B398]-[.G398]" office:value-type="float" office:value="0.0588240564695868">
            <text:p>0.058824056</text:p>
          </table:table-cell>
          <table:table-cell table:formula="of:=[.H398]^2" office:value-type="float" office:value="0.00346026961953713">
            <text:p>0.003460270</text:p>
          </table:table-cell>
        </table:table-row>
        <table:table-row table:style-name="ro1">
          <table:table-cell office:value-type="float" office:value="0.896759853">
            <text:p>0,896759853</text:p>
          </table:table-cell>
          <table:table-cell office:value-type="float" office:value="0.968526399">
            <text:p>0,968526399</text:p>
          </table:table-cell>
          <table:table-cell office:value-type="string">
            <text:p>0,925901301116729</text:p>
          </table:table-cell>
          <table:table-cell table:formula="of:=[.B399]-[.A399]" office:value-type="float" office:value="0.071766546">
            <text:p>0.071766546</text:p>
          </table:table-cell>
          <table:table-cell table:formula="of:=[.D399]^2" office:value-type="float" office:value="0.00515043712477011">
            <text:p>0.005150437</text:p>
          </table:table-cell>
          <table:table-cell table:formula="of:=ABS([.E399])" office:value-type="float" office:value="0.00515043712477011">
            <text:p>0.005150437</text:p>
          </table:table-cell>
          <table:table-cell table:formula="of:=SLOPE([.$B$2:.$B$1001];[.$A$2:.$A$1001])*[.A399]+INTERCEPT([.$B$2:.$B$1001];[.$A$2:.$A$1001])" office:value-type="float" office:value="0.815842417202563">
            <text:p>0.815842417</text:p>
          </table:table-cell>
          <table:table-cell table:formula="of:=[.B399]-[.G399]" office:value-type="float" office:value="0.152683981797437">
            <text:p>0.152683982</text:p>
          </table:table-cell>
          <table:table-cell table:formula="of:=[.H399]^2" office:value-type="float" office:value="0.02331239829752">
            <text:p>0.023312398</text:p>
          </table:table-cell>
        </table:table-row>
        <table:table-row table:style-name="ro1">
          <table:table-cell office:value-type="float" office:value="0.565105174">
            <text:p>0,565105174</text:p>
          </table:table-cell>
          <table:table-cell office:value-type="float" office:value="0.9999">
            <text:p>0,999900000</text:p>
          </table:table-cell>
          <table:table-cell office:value-type="string">
            <text:p>0,565161690169017</text:p>
          </table:table-cell>
          <table:table-cell table:formula="of:=[.B400]-[.A400]" office:value-type="float" office:value="0.434794826">
            <text:p>0.434794826</text:p>
          </table:table-cell>
          <table:table-cell table:formula="of:=[.D400]^2" office:value-type="float" office:value="0.18904654071637">
            <text:p>0.189046541</text:p>
          </table:table-cell>
          <table:table-cell table:formula="of:=ABS([.E400])" office:value-type="float" office:value="0.18904654071637">
            <text:p>0.189046541</text:p>
          </table:table-cell>
          <table:table-cell table:formula="of:=SLOPE([.$B$2:.$B$1001];[.$A$2:.$A$1001])*[.A400]+INTERCEPT([.$B$2:.$B$1001];[.$A$2:.$A$1001])" office:value-type="float" office:value="0.549194794828732">
            <text:p>0.549194795</text:p>
          </table:table-cell>
          <table:table-cell table:formula="of:=[.B400]-[.G400]" office:value-type="float" office:value="0.450705205171268">
            <text:p>0.450705205</text:p>
          </table:table-cell>
          <table:table-cell table:formula="of:=[.H400]^2" office:value-type="float" office:value="0.203135181968474">
            <text:p>0.203135182</text:p>
          </table:table-cell>
        </table:table-row>
        <table:table-row table:style-name="ro1">
          <table:table-cell office:value-type="float" office:value="0.983093933">
            <text:p>0,983093933</text:p>
          </table:table-cell>
          <table:table-cell office:value-type="float" office:value="0.485713108">
            <text:p>0,485713108</text:p>
          </table:table-cell>
          <table:table-cell table:formula="of:=[.A401]/[.B401]" office:value-type="float" office:value="2.02402182853999">
            <text:p>2,024021829</text:p>
          </table:table-cell>
          <table:table-cell table:formula="of:=[.B401]-[.A401]" office:value-type="float" office:value="-0.497380825">
            <text:p>-0.497380825</text:p>
          </table:table-cell>
          <table:table-cell table:formula="of:=[.D401]^2" office:value-type="float" office:value="0.247387685077681">
            <text:p>0.247387685</text:p>
          </table:table-cell>
          <table:table-cell table:formula="of:=ABS([.E401])" office:value-type="float" office:value="0.247387685077681">
            <text:p>0.247387685</text:p>
          </table:table-cell>
          <table:table-cell table:formula="of:=SLOPE([.$B$2:.$B$1001];[.$A$2:.$A$1001])*[.A401]+INTERCEPT([.$B$2:.$B$1001];[.$A$2:.$A$1001])" office:value-type="float" office:value="0.885254304383663">
            <text:p>0.885254304</text:p>
          </table:table-cell>
          <table:table-cell table:formula="of:=[.B401]-[.G401]" office:value-type="float" office:value="-0.399541196383663">
            <text:p>-0.399541196</text:p>
          </table:table-cell>
          <table:table-cell table:formula="of:=[.H401]^2" office:value-type="float" office:value="0.159633167607689">
            <text:p>0.159633168</text:p>
          </table:table-cell>
        </table:table-row>
        <table:table-row table:style-name="ro1">
          <table:table-cell office:value-type="float" office:value="0.027000005">
            <text:p>0,027000005</text:p>
          </table:table-cell>
          <table:table-cell office:value-type="float" office:value="0.0001">
            <text:p>0,000100000</text:p>
          </table:table-cell>
          <table:table-cell office:value-type="string">
            <text:p>270,00005</text:p>
          </table:table-cell>
          <table:table-cell table:formula="of:=[.B402]-[.A402]" office:value-type="float" office:value="-0.026900005">
            <text:p>-0.026900005</text:p>
          </table:table-cell>
          <table:table-cell table:formula="of:=[.D402]^2" office:value-type="float" office:value="0.000723610269000025">
            <text:p>0.000723610</text:p>
          </table:table-cell>
          <table:table-cell table:formula="of:=ABS([.E402])" office:value-type="float" office:value="0.000723610269000025">
            <text:p>0.000723610</text:p>
          </table:table-cell>
          <table:table-cell table:formula="of:=SLOPE([.$B$2:.$B$1001];[.$A$2:.$A$1001])*[.A402]+INTERCEPT([.$B$2:.$B$1001];[.$A$2:.$A$1001])" office:value-type="float" office:value="0.116562683822337">
            <text:p>0.116562684</text:p>
          </table:table-cell>
          <table:table-cell table:formula="of:=[.B402]-[.G402]" office:value-type="float" office:value="-0.116462683822337">
            <text:p>-0.116462684</text:p>
          </table:table-cell>
          <table:table-cell table:formula="of:=[.H402]^2" office:value-type="float" office:value="0.0135635567231017">
            <text:p>0.013563557</text:p>
          </table:table-cell>
        </table:table-row>
        <table:table-row table:style-name="ro1">
          <table:table-cell office:value-type="float" office:value="0.196139842">
            <text:p>0,196139842</text:p>
          </table:table-cell>
          <table:table-cell office:value-type="float" office:value="0.0001">
            <text:p>0,000100000</text:p>
          </table:table-cell>
          <table:table-cell table:formula="of:=[.A403]/[.B403]" office:value-type="float" office:value="1961.39842">
            <text:p>1961,398420000</text:p>
          </table:table-cell>
          <table:table-cell table:formula="of:=[.B403]-[.A403]" office:value-type="float" office:value="-0.196039842">
            <text:p>-0.196039842</text:p>
          </table:table-cell>
          <table:table-cell table:formula="of:=[.D403]^2" office:value-type="float" office:value="0.038431619651385">
            <text:p>0.038431620</text:p>
          </table:table-cell>
          <table:table-cell table:formula="of:=ABS([.E403])" office:value-type="float" office:value="0.038431619651385">
            <text:p>0.038431620</text:p>
          </table:table-cell>
          <table:table-cell table:formula="of:=SLOPE([.$B$2:.$B$1001];[.$A$2:.$A$1001])*[.A403]+INTERCEPT([.$B$2:.$B$1001];[.$A$2:.$A$1001])" office:value-type="float" office:value="0.252549715637279">
            <text:p>0.252549716</text:p>
          </table:table-cell>
          <table:table-cell table:formula="of:=[.B403]-[.G403]" office:value-type="float" office:value="-0.252449715637279">
            <text:p>-0.252449716</text:p>
          </table:table-cell>
          <table:table-cell table:formula="of:=[.H403]^2" office:value-type="float" office:value="0.0637308589253431">
            <text:p>0.063730859</text:p>
          </table:table-cell>
        </table:table-row>
        <table:table-row table:style-name="ro1">
          <table:table-cell office:value-type="float" office:value="0.879784646">
            <text:p>0,879784646</text:p>
          </table:table-cell>
          <table:table-cell office:value-type="float" office:value="0.843951002">
            <text:p>0,843951002</text:p>
          </table:table-cell>
          <table:table-cell table:formula="of:=[.A404]/[.B404]" office:value-type="float" office:value="1.04245938912932">
            <text:p>1,042459389</text:p>
          </table:table-cell>
          <table:table-cell table:formula="of:=[.B404]-[.A404]" office:value-type="float" office:value="-0.035833644">
            <text:p>-0.035833644</text:p>
          </table:table-cell>
          <table:table-cell table:formula="of:=[.D404]^2" office:value-type="float" office:value="0.00128405004231874">
            <text:p>0.001284050</text:p>
          </table:table-cell>
          <table:table-cell table:formula="of:=ABS([.E404])" office:value-type="float" office:value="0.00128405004231874">
            <text:p>0.001284050</text:p>
          </table:table-cell>
          <table:table-cell table:formula="of:=SLOPE([.$B$2:.$B$1001];[.$A$2:.$A$1001])*[.A404]+INTERCEPT([.$B$2:.$B$1001];[.$A$2:.$A$1001])" office:value-type="float" office:value="0.802194490993587">
            <text:p>0.802194491</text:p>
          </table:table-cell>
          <table:table-cell table:formula="of:=[.B404]-[.G404]" office:value-type="float" office:value="0.041756511006413">
            <text:p>0.041756511</text:p>
          </table:table-cell>
          <table:table-cell table:formula="of:=[.H404]^2" office:value-type="float" office:value="0.00174360621142869">
            <text:p>0.001743606</text:p>
          </table:table-cell>
        </table:table-row>
        <table:table-row table:style-name="ro1">
          <table:table-cell office:value-type="float" office:value="0.128150074">
            <text:p>0,128150074</text:p>
          </table:table-cell>
          <table:table-cell office:value-type="float" office:value="0.467137677">
            <text:p>0,467137677</text:p>
          </table:table-cell>
          <table:table-cell office:value-type="string">
            <text:p>0,274330417582652</text:p>
          </table:table-cell>
          <table:table-cell table:formula="of:=[.B405]-[.A405]" office:value-type="float" office:value="0.338987603">
            <text:p>0.338987603</text:p>
          </table:table-cell>
          <table:table-cell table:formula="of:=[.D405]^2" office:value-type="float" office:value="0.114912594987686">
            <text:p>0.114912595</text:p>
          </table:table-cell>
          <table:table-cell table:formula="of:=ABS([.E405])" office:value-type="float" office:value="0.114912594987686">
            <text:p>0.114912595</text:p>
          </table:table-cell>
          <table:table-cell table:formula="of:=SLOPE([.$B$2:.$B$1001];[.$A$2:.$A$1001])*[.A405]+INTERCEPT([.$B$2:.$B$1001];[.$A$2:.$A$1001])" office:value-type="float" office:value="0.19788650377604">
            <text:p>0.197886504</text:p>
          </table:table-cell>
          <table:table-cell table:formula="of:=[.B405]-[.G405]" office:value-type="float" office:value="0.26925117322396">
            <text:p>0.269251173</text:p>
          </table:table-cell>
          <table:table-cell table:formula="of:=[.H405]^2" office:value-type="float" office:value="0.0724961942824791">
            <text:p>0.072496194</text:p>
          </table:table-cell>
        </table:table-row>
        <table:table-row table:style-name="ro1">
          <table:table-cell office:value-type="float" office:value="0.230608369">
            <text:p>0,230608369</text:p>
          </table:table-cell>
          <table:table-cell office:value-type="float" office:value="0.609646087">
            <text:p>0,609646087</text:p>
          </table:table-cell>
          <table:table-cell office:value-type="string">
            <text:p>0,378265970892716</text:p>
          </table:table-cell>
          <table:table-cell table:formula="of:=[.B406]-[.A406]" office:value-type="float" office:value="0.379037718">
            <text:p>0.379037718</text:p>
          </table:table-cell>
          <table:table-cell table:formula="of:=[.D406]^2" office:value-type="float" office:value="0.143669591666648">
            <text:p>0.143669592</text:p>
          </table:table-cell>
          <table:table-cell table:formula="of:=ABS([.E406])" office:value-type="float" office:value="0.143669591666648">
            <text:p>0.143669592</text:p>
          </table:table-cell>
          <table:table-cell table:formula="of:=SLOPE([.$B$2:.$B$1001];[.$A$2:.$A$1001])*[.A406]+INTERCEPT([.$B$2:.$B$1001];[.$A$2:.$A$1001])" office:value-type="float" office:value="0.280262126627501">
            <text:p>0.280262127</text:p>
          </table:table-cell>
          <table:table-cell table:formula="of:=[.B406]-[.G406]" office:value-type="float" office:value="0.329383960372499">
            <text:p>0.329383960</text:p>
          </table:table-cell>
          <table:table-cell table:formula="of:=[.H406]^2" office:value-type="float" office:value="0.108493793350672">
            <text:p>0.108493793</text:p>
          </table:table-cell>
        </table:table-row>
        <table:table-row table:style-name="ro1">
          <table:table-cell office:value-type="float" office:value="0.094977113">
            <text:p>0,094977113</text:p>
          </table:table-cell>
          <table:table-cell office:value-type="float" office:value="0.158340249">
            <text:p>0,158340249</text:p>
          </table:table-cell>
          <table:table-cell office:value-type="string">
            <text:p>0,59982925124742</text:p>
          </table:table-cell>
          <table:table-cell table:formula="of:=[.B407]-[.A407]" office:value-type="float" office:value="0.063363136">
            <text:p>0.063363136</text:p>
          </table:table-cell>
          <table:table-cell table:formula="of:=[.D407]^2" office:value-type="float" office:value="0.0040148870037545">
            <text:p>0.004014887</text:p>
          </table:table-cell>
          <table:table-cell table:formula="of:=ABS([.E407])" office:value-type="float" office:value="0.0040148870037545">
            <text:p>0.004014887</text:p>
          </table:table-cell>
          <table:table-cell table:formula="of:=SLOPE([.$B$2:.$B$1001];[.$A$2:.$A$1001])*[.A407]+INTERCEPT([.$B$2:.$B$1001];[.$A$2:.$A$1001])" office:value-type="float" office:value="0.171215717148151">
            <text:p>0.171215717</text:p>
          </table:table-cell>
          <table:table-cell table:formula="of:=[.B407]-[.G407]" office:value-type="float" office:value="-0.0128754681481512">
            <text:p>-0.012875468</text:p>
          </table:table-cell>
          <table:table-cell table:formula="of:=[.H407]^2" office:value-type="float" office:value="0.000165777680034057">
            <text:p>0.000165778</text:p>
          </table:table-cell>
        </table:table-row>
        <table:table-row table:style-name="ro1">
          <table:table-cell office:value-type="float" office:value="0.302026857">
            <text:p>0,302026857</text:p>
          </table:table-cell>
          <table:table-cell office:value-type="float" office:value="0.718302146">
            <text:p>0,718302146</text:p>
          </table:table-cell>
          <table:table-cell office:value-type="string">
            <text:p>0,420473276714949</text:p>
          </table:table-cell>
          <table:table-cell table:formula="of:=[.B408]-[.A408]" office:value-type="float" office:value="0.416275289">
            <text:p>0.416275289</text:p>
          </table:table-cell>
          <table:table-cell table:formula="of:=[.D408]^2" office:value-type="float" office:value="0.173285116232034">
            <text:p>0.173285116</text:p>
          </table:table-cell>
          <table:table-cell table:formula="of:=ABS([.E408])" office:value-type="float" office:value="0.173285116232034">
            <text:p>0.173285116</text:p>
          </table:table-cell>
          <table:table-cell table:formula="of:=SLOPE([.$B$2:.$B$1001];[.$A$2:.$A$1001])*[.A408]+INTERCEPT([.$B$2:.$B$1001];[.$A$2:.$A$1001])" office:value-type="float" office:value="0.337682001046743">
            <text:p>0.337682001</text:p>
          </table:table-cell>
          <table:table-cell table:formula="of:=[.B408]-[.G408]" office:value-type="float" office:value="0.380620144953257">
            <text:p>0.380620145</text:p>
          </table:table-cell>
          <table:table-cell table:formula="of:=[.H408]^2" office:value-type="float" office:value="0.144871694744238">
            <text:p>0.144871695</text:p>
          </table:table-cell>
        </table:table-row>
        <table:table-row table:style-name="ro1">
          <table:table-cell office:value-type="float" office:value="0.771400017">
            <text:p>0,771400017</text:p>
          </table:table-cell>
          <table:table-cell office:value-type="float" office:value="0.730313268">
            <text:p>0,730313268</text:p>
          </table:table-cell>
          <table:table-cell table:formula="of:=[.A409]/[.B409]" office:value-type="float" office:value="1.05625907511241">
            <text:p>1,056259075</text:p>
          </table:table-cell>
          <table:table-cell table:formula="of:=[.B409]-[.A409]" office:value-type="float" office:value="-0.041086749">
            <text:p>-0.041086749</text:p>
          </table:table-cell>
          <table:table-cell table:formula="of:=[.D409]^2" office:value-type="float" office:value="0.001688120943389">
            <text:p>0.001688121</text:p>
          </table:table-cell>
          <table:table-cell table:formula="of:=ABS([.E409])" office:value-type="float" office:value="0.001688120943389">
            <text:p>0.001688121</text:p>
          </table:table-cell>
          <table:table-cell table:formula="of:=SLOPE([.$B$2:.$B$1001];[.$A$2:.$A$1001])*[.A409]+INTERCEPT([.$B$2:.$B$1001];[.$A$2:.$A$1001])" office:value-type="float" office:value="0.715054144558976">
            <text:p>0.715054145</text:p>
          </table:table-cell>
          <table:table-cell table:formula="of:=[.B409]-[.G409]" office:value-type="float" office:value="0.015259123441024">
            <text:p>0.015259123</text:p>
          </table:table-cell>
          <table:table-cell table:formula="of:=[.H409]^2" office:value-type="float" office:value="0.000232840848188408">
            <text:p>0.000232841</text:p>
          </table:table-cell>
        </table:table-row>
        <table:table-row table:style-name="ro1">
          <table:table-cell office:value-type="float" office:value="0.109612622">
            <text:p>0,109612622</text:p>
          </table:table-cell>
          <table:table-cell office:value-type="float" office:value="0.552255104">
            <text:p>0,552255104</text:p>
          </table:table-cell>
          <table:table-cell office:value-type="string">
            <text:p>0,198481863193427</text:p>
          </table:table-cell>
          <table:table-cell table:formula="of:=[.B410]-[.A410]" office:value-type="float" office:value="0.442642482">
            <text:p>0.442642482</text:p>
          </table:table-cell>
          <table:table-cell table:formula="of:=[.D410]^2" office:value-type="float" office:value="0.19593236687112">
            <text:p>0.195932367</text:p>
          </table:table-cell>
          <table:table-cell table:formula="of:=ABS([.E410])" office:value-type="float" office:value="0.19593236687112">
            <text:p>0.195932367</text:p>
          </table:table-cell>
          <table:table-cell table:formula="of:=SLOPE([.$B$2:.$B$1001];[.$A$2:.$A$1001])*[.A410]+INTERCEPT([.$B$2:.$B$1001];[.$A$2:.$A$1001])" office:value-type="float" office:value="0.182982545491558">
            <text:p>0.182982545</text:p>
          </table:table-cell>
          <table:table-cell table:formula="of:=[.B410]-[.G410]" office:value-type="float" office:value="0.369272558508442">
            <text:p>0.369272559</text:p>
          </table:table-cell>
          <table:table-cell table:formula="of:=[.H410]^2" office:value-type="float" office:value="0.13636222246737">
            <text:p>0.136362222</text:p>
          </table:table-cell>
        </table:table-row>
        <table:table-row table:style-name="ro1">
          <table:table-cell office:value-type="float" office:value="0.609787181">
            <text:p>0,609787181</text:p>
          </table:table-cell>
          <table:table-cell office:value-type="float" office:value="0.587425131">
            <text:p>0,587425131</text:p>
          </table:table-cell>
          <table:table-cell table:formula="of:=[.A411]/[.B411]" office:value-type="float" office:value="1.03806791507529">
            <text:p>1,038067915</text:p>
          </table:table-cell>
          <table:table-cell table:formula="of:=[.B411]-[.A411]" office:value-type="float" office:value="-0.02236205">
            <text:p>-0.022362050</text:p>
          </table:table-cell>
          <table:table-cell table:formula="of:=[.D411]^2" office:value-type="float" office:value="0.000500061280202501">
            <text:p>0.000500061</text:p>
          </table:table-cell>
          <table:table-cell table:formula="of:=ABS([.E411])" office:value-type="float" office:value="0.000500061280202501">
            <text:p>0.000500061</text:p>
          </table:table-cell>
          <table:table-cell table:formula="of:=SLOPE([.$B$2:.$B$1001];[.$A$2:.$A$1001])*[.A411]+INTERCEPT([.$B$2:.$B$1001];[.$A$2:.$A$1001])" office:value-type="float" office:value="0.585118759373315">
            <text:p>0.585118759</text:p>
          </table:table-cell>
          <table:table-cell table:formula="of:=[.B411]-[.G411]" office:value-type="float" office:value="0.00230637162668512">
            <text:p>0.002306372</text:p>
          </table:table-cell>
          <table:table-cell table:formula="of:=[.H411]^2" office:value-type="float" office:value="0.00000531935008037818">
            <text:p>0.000005319</text:p>
          </table:table-cell>
        </table:table-row>
        <table:table-row table:style-name="ro1">
          <table:table-cell office:value-type="float" office:value="0.106896496">
            <text:p>0,106896496</text:p>
          </table:table-cell>
          <table:table-cell office:value-type="float" office:value="0.109618274">
            <text:p>0,109618274</text:p>
          </table:table-cell>
          <table:table-cell office:value-type="string">
            <text:p>0,97517039905226</text:p>
          </table:table-cell>
          <table:table-cell table:formula="of:=[.B412]-[.A412]" office:value-type="float" office:value="0.00272177799999999">
            <text:p>0.002721778</text:p>
          </table:table-cell>
          <table:table-cell table:formula="of:=[.D412]^2" office:value-type="float" office:value="0.00000740807548128397">
            <text:p>0.000007408</text:p>
          </table:table-cell>
          <table:table-cell table:formula="of:=ABS([.E412])" office:value-type="float" office:value="0.00000740807548128397">
            <text:p>0.000007408</text:p>
          </table:table-cell>
          <table:table-cell table:formula="of:=SLOPE([.$B$2:.$B$1001];[.$A$2:.$A$1001])*[.A412]+INTERCEPT([.$B$2:.$B$1001];[.$A$2:.$A$1001])" office:value-type="float" office:value="0.180798802623369">
            <text:p>0.180798803</text:p>
          </table:table-cell>
          <table:table-cell table:formula="of:=[.B412]-[.G412]" office:value-type="float" office:value="-0.0711805286233695">
            <text:p>-0.071180529</text:p>
          </table:table-cell>
          <table:table-cell table:formula="of:=[.H412]^2" office:value-type="float" office:value="0.00506666765510232">
            <text:p>0.005066668</text:p>
          </table:table-cell>
        </table:table-row>
        <table:table-row table:style-name="ro1">
          <table:table-cell office:value-type="float" office:value="0.169692615">
            <text:p>0,169692615</text:p>
          </table:table-cell>
          <table:table-cell office:value-type="float" office:value="0.483848993">
            <text:p>0,483848993</text:p>
          </table:table-cell>
          <table:table-cell office:value-type="string">
            <text:p>0,350713998489194</text:p>
          </table:table-cell>
          <table:table-cell table:formula="of:=[.B413]-[.A413]" office:value-type="float" office:value="0.314156378">
            <text:p>0.314156378</text:p>
          </table:table-cell>
          <table:table-cell table:formula="of:=[.D413]^2" office:value-type="float" office:value="0.0986942298380789">
            <text:p>0.098694230</text:p>
          </table:table-cell>
          <table:table-cell table:formula="of:=ABS([.E413])" office:value-type="float" office:value="0.0986942298380789">
            <text:p>0.098694230</text:p>
          </table:table-cell>
          <table:table-cell table:formula="of:=SLOPE([.$B$2:.$B$1001];[.$A$2:.$A$1001])*[.A413]+INTERCEPT([.$B$2:.$B$1001];[.$A$2:.$A$1001])" office:value-type="float" office:value="0.231286363589317">
            <text:p>0.231286364</text:p>
          </table:table-cell>
          <table:table-cell table:formula="of:=[.B413]-[.G413]" office:value-type="float" office:value="0.252562629410683">
            <text:p>0.252562629</text:p>
          </table:table-cell>
          <table:table-cell table:formula="of:=[.H413]^2" office:value-type="float" office:value="0.0637878817748382">
            <text:p>0.063787882</text:p>
          </table:table-cell>
        </table:table-row>
        <table:table-row table:style-name="ro1">
          <table:table-cell office:value-type="float" office:value="0.921244571">
            <text:p>0,921244571</text:p>
          </table:table-cell>
          <table:table-cell office:value-type="float" office:value="0.669707488">
            <text:p>0,669707488</text:p>
          </table:table-cell>
          <table:table-cell table:formula="of:=[.A414]/[.B414]" office:value-type="float" office:value="1.3755924601518">
            <text:p>1,375592460</text:p>
          </table:table-cell>
          <table:table-cell table:formula="of:=[.B414]-[.A414]" office:value-type="float" office:value="-0.251537083">
            <text:p>-0.251537083</text:p>
          </table:table-cell>
          <table:table-cell table:formula="of:=[.D414]^2" office:value-type="float" office:value="0.0632709041241489">
            <text:p>0.063270904</text:p>
          </table:table-cell>
          <table:table-cell table:formula="of:=ABS([.E414])" office:value-type="float" office:value="0.0632709041241489">
            <text:p>0.063270904</text:p>
          </table:table-cell>
          <table:table-cell table:formula="of:=SLOPE([.$B$2:.$B$1001];[.$A$2:.$A$1001])*[.A414]+INTERCEPT([.$B$2:.$B$1001];[.$A$2:.$A$1001])" office:value-type="float" office:value="0.835527928225291">
            <text:p>0.835527928</text:p>
          </table:table-cell>
          <table:table-cell table:formula="of:=[.B414]-[.G414]" office:value-type="float" office:value="-0.165820440225291">
            <text:p>-0.165820440</text:p>
          </table:table-cell>
          <table:table-cell table:formula="of:=[.H414]^2" office:value-type="float" office:value="0.0274964183965092">
            <text:p>0.027496418</text:p>
          </table:table-cell>
        </table:table-row>
        <table:table-row table:style-name="ro1">
          <table:table-cell office:value-type="float" office:value="0.86489122">
            <text:p>0,864891220</text:p>
          </table:table-cell>
          <table:table-cell office:value-type="float" office:value="0.896460298">
            <text:p>0,896460298</text:p>
          </table:table-cell>
          <table:table-cell office:value-type="string">
            <text:p>0,964784744990458</text:p>
          </table:table-cell>
          <table:table-cell table:formula="of:=[.B415]-[.A415]" office:value-type="float" office:value="0.031569078">
            <text:p>0.031569078</text:p>
          </table:table-cell>
          <table:table-cell table:formula="of:=[.D415]^2" office:value-type="float" office:value="0.000996606685770082">
            <text:p>0.000996607</text:p>
          </table:table-cell>
          <table:table-cell table:formula="of:=ABS([.E415])" office:value-type="float" office:value="0.000996606685770082">
            <text:p>0.000996607</text:p>
          </table:table-cell>
          <table:table-cell table:formula="of:=SLOPE([.$B$2:.$B$1001];[.$A$2:.$A$1001])*[.A415]+INTERCEPT([.$B$2:.$B$1001];[.$A$2:.$A$1001])" office:value-type="float" office:value="0.790220299512632">
            <text:p>0.790220300</text:p>
          </table:table-cell>
          <table:table-cell table:formula="of:=[.B415]-[.G415]" office:value-type="float" office:value="0.106239998487368">
            <text:p>0.106239998</text:p>
          </table:table-cell>
          <table:table-cell table:formula="of:=[.H415]^2" office:value-type="float" office:value="0.0112869372785959">
            <text:p>0.011286937</text:p>
          </table:table-cell>
        </table:table-row>
        <table:table-row table:style-name="ro1">
          <table:table-cell office:value-type="float" office:value="0.952988304">
            <text:p>0,952988304</text:p>
          </table:table-cell>
          <table:table-cell office:value-type="float" office:value="0.9999">
            <text:p>0,999900000</text:p>
          </table:table-cell>
          <table:table-cell office:value-type="string">
            <text:p>0,953083612361236</text:p>
          </table:table-cell>
          <table:table-cell table:formula="of:=[.B416]-[.A416]" office:value-type="float" office:value="0.046911696">
            <text:p>0.046911696</text:p>
          </table:table-cell>
          <table:table-cell table:formula="of:=[.D416]^2" office:value-type="float" office:value="0.00220070722159642">
            <text:p>0.002200707</text:p>
          </table:table-cell>
          <table:table-cell table:formula="of:=ABS([.E416])" office:value-type="float" office:value="0.00220070722159642">
            <text:p>0.002200707</text:p>
          </table:table-cell>
          <table:table-cell table:formula="of:=SLOPE([.$B$2:.$B$1001];[.$A$2:.$A$1001])*[.A416]+INTERCEPT([.$B$2:.$B$1001];[.$A$2:.$A$1001])" office:value-type="float" office:value="0.861049627346924">
            <text:p>0.861049627</text:p>
          </table:table-cell>
          <table:table-cell table:formula="of:=[.B416]-[.G416]" office:value-type="float" office:value="0.138850372653076">
            <text:p>0.138850373</text:p>
          </table:table-cell>
          <table:table-cell table:formula="of:=[.H416]^2" office:value-type="float" office:value="0.0192794259858982">
            <text:p>0.019279426</text:p>
          </table:table-cell>
        </table:table-row>
        <table:table-row table:style-name="ro1">
          <table:table-cell office:value-type="float" office:value="0.257337682">
            <text:p>0,257337682</text:p>
          </table:table-cell>
          <table:table-cell office:value-type="float" office:value="0.180267339">
            <text:p>0,180267339</text:p>
          </table:table-cell>
          <table:table-cell table:formula="of:=[.A417]/[.B417]" office:value-type="float" office:value="1.42753359220552">
            <text:p>1,427533592</text:p>
          </table:table-cell>
          <table:table-cell table:formula="of:=[.B417]-[.A417]" office:value-type="float" office:value="-0.077070343">
            <text:p>-0.077070343</text:p>
          </table:table-cell>
          <table:table-cell table:formula="of:=[.D417]^2" office:value-type="float" office:value="0.00593983777013765">
            <text:p>0.005939838</text:p>
          </table:table-cell>
          <table:table-cell table:formula="of:=ABS([.E417])" office:value-type="float" office:value="0.00593983777013765">
            <text:p>0.005939838</text:p>
          </table:table-cell>
          <table:table-cell table:formula="of:=SLOPE([.$B$2:.$B$1001];[.$A$2:.$A$1001])*[.A417]+INTERCEPT([.$B$2:.$B$1001];[.$A$2:.$A$1001])" office:value-type="float" office:value="0.30175227348937">
            <text:p>0.301752273</text:p>
          </table:table-cell>
          <table:table-cell table:formula="of:=[.B417]-[.G417]" office:value-type="float" office:value="-0.12148493448937">
            <text:p>-0.121484934</text:p>
          </table:table-cell>
          <table:table-cell table:formula="of:=[.H417]^2" office:value-type="float" office:value="0.0147585893078865">
            <text:p>0.014758589</text:p>
          </table:table-cell>
        </table:table-row>
        <table:table-row table:style-name="ro1">
          <table:table-cell office:value-type="float" office:value="0.827947285">
            <text:p>0,827947285</text:p>
          </table:table-cell>
          <table:table-cell office:value-type="float" office:value="0.832896225">
            <text:p>0,832896225</text:p>
          </table:table-cell>
          <table:table-cell office:value-type="string">
            <text:p>0,994058155324212</text:p>
          </table:table-cell>
          <table:table-cell table:formula="of:=[.B418]-[.A418]" office:value-type="float" office:value="0.00494894000000001">
            <text:p>0.004948940</text:p>
          </table:table-cell>
          <table:table-cell table:formula="of:=[.D418]^2" office:value-type="float" office:value="0.0000244920071236001">
            <text:p>0.000024492</text:p>
          </table:table-cell>
          <table:table-cell table:formula="of:=ABS([.E418])" office:value-type="float" office:value="0.0000244920071236001">
            <text:p>0.000024492</text:p>
          </table:table-cell>
          <table:table-cell table:formula="of:=SLOPE([.$B$2:.$B$1001];[.$A$2:.$A$1001])*[.A418]+INTERCEPT([.$B$2:.$B$1001];[.$A$2:.$A$1001])" office:value-type="float" office:value="0.760517680937837">
            <text:p>0.760517681</text:p>
          </table:table-cell>
          <table:table-cell table:formula="of:=[.B418]-[.G418]" office:value-type="float" office:value="0.0723785440621635">
            <text:p>0.072378544</text:p>
          </table:table-cell>
          <table:table-cell table:formula="of:=[.H418]^2" office:value-type="float" office:value="0.00523865364055854">
            <text:p>0.005238654</text:p>
          </table:table-cell>
        </table:table-row>
        <table:table-row table:style-name="ro1">
          <table:table-cell office:value-type="float" office:value="0.212010944">
            <text:p>0,212010944</text:p>
          </table:table-cell>
          <table:table-cell office:value-type="float" office:value="0.0001">
            <text:p>0,000100000</text:p>
          </table:table-cell>
          <table:table-cell office:value-type="string">
            <text:p>2120,10944</text:p>
          </table:table-cell>
          <table:table-cell table:formula="of:=[.B419]-[.A419]" office:value-type="float" office:value="-0.211910944">
            <text:p>-0.211910944</text:p>
          </table:table-cell>
          <table:table-cell table:formula="of:=[.D419]^2" office:value-type="float" office:value="0.0449062481869711">
            <text:p>0.044906248</text:p>
          </table:table-cell>
          <table:table-cell table:formula="of:=ABS([.E419])" office:value-type="float" office:value="0.0449062481869711">
            <text:p>0.044906248</text:p>
          </table:table-cell>
          <table:table-cell table:formula="of:=SLOPE([.$B$2:.$B$1001];[.$A$2:.$A$1001])*[.A419]+INTERCEPT([.$B$2:.$B$1001];[.$A$2:.$A$1001])" office:value-type="float" office:value="0.26530995054641">
            <text:p>0.265309951</text:p>
          </table:table-cell>
          <table:table-cell table:formula="of:=[.B419]-[.G419]" office:value-type="float" office:value="-0.26520995054641">
            <text:p>-0.265209951</text:p>
          </table:table-cell>
          <table:table-cell table:formula="of:=[.H419]^2" office:value-type="float" office:value="0.0703363178688294">
            <text:p>0.070336318</text:p>
          </table:table-cell>
        </table:table-row>
        <table:table-row table:style-name="ro1">
          <table:table-cell office:value-type="float" office:value="0.08931952">
            <text:p>0,089319520</text:p>
          </table:table-cell>
          <table:table-cell office:value-type="float" office:value="0.435379482">
            <text:p>0,435379482</text:p>
          </table:table-cell>
          <table:table-cell office:value-type="string">
            <text:p>0,205153259840573</text:p>
          </table:table-cell>
          <table:table-cell table:formula="of:=[.B420]-[.A420]" office:value-type="float" office:value="0.346059962">
            <text:p>0.346059962</text:p>
          </table:table-cell>
          <table:table-cell table:formula="of:=[.D420]^2" office:value-type="float" office:value="0.119757497299441">
            <text:p>0.119757497</text:p>
          </table:table-cell>
          <table:table-cell table:formula="of:=ABS([.E420])" office:value-type="float" office:value="0.119757497299441">
            <text:p>0.119757497</text:p>
          </table:table-cell>
          <table:table-cell table:formula="of:=SLOPE([.$B$2:.$B$1001];[.$A$2:.$A$1001])*[.A420]+INTERCEPT([.$B$2:.$B$1001];[.$A$2:.$A$1001])" office:value-type="float" office:value="0.166667059109141">
            <text:p>0.166667059</text:p>
          </table:table-cell>
          <table:table-cell table:formula="of:=[.B420]-[.G420]" office:value-type="float" office:value="0.268712422890859">
            <text:p>0.268712423</text:p>
          </table:table-cell>
          <table:table-cell table:formula="of:=[.H420]^2" office:value-type="float" office:value="0.0722063662158761">
            <text:p>0.072206366</text:p>
          </table:table-cell>
        </table:table-row>
        <table:table-row table:style-name="ro1">
          <table:table-cell office:value-type="float" office:value="0.23153037">
            <text:p>0,231530370</text:p>
          </table:table-cell>
          <table:table-cell office:value-type="float" office:value="0.182590501">
            <text:p>0,182590501</text:p>
          </table:table-cell>
          <table:table-cell table:formula="of:=[.A421]/[.B421]" office:value-type="float" office:value="1.26803075040579">
            <text:p>1,268030750</text:p>
          </table:table-cell>
          <table:table-cell table:formula="of:=[.B421]-[.A421]" office:value-type="float" office:value="-0.048939869">
            <text:p>-0.048939869</text:p>
          </table:table-cell>
          <table:table-cell table:formula="of:=[.D421]^2" office:value-type="float" office:value="0.00239511077773716">
            <text:p>0.002395111</text:p>
          </table:table-cell>
          <table:table-cell table:formula="of:=ABS([.E421])" office:value-type="float" office:value="0.00239511077773716">
            <text:p>0.002395111</text:p>
          </table:table-cell>
          <table:table-cell table:formula="of:=SLOPE([.$B$2:.$B$1001];[.$A$2:.$A$1001])*[.A421]+INTERCEPT([.$B$2:.$B$1001];[.$A$2:.$A$1001])" office:value-type="float" office:value="0.281003407815566">
            <text:p>0.281003408</text:p>
          </table:table-cell>
          <table:table-cell table:formula="of:=[.B421]-[.G421]" office:value-type="float" office:value="-0.0984129068155658">
            <text:p>-0.098412907</text:p>
          </table:table-cell>
          <table:table-cell table:formula="of:=[.H421]^2" office:value-type="float" office:value="0.00968510022788923">
            <text:p>0.009685100</text:p>
          </table:table-cell>
        </table:table-row>
        <table:table-row table:style-name="ro1">
          <table:table-cell office:value-type="float" office:value="0.547815659">
            <text:p>0,547815659</text:p>
          </table:table-cell>
          <table:table-cell office:value-type="float" office:value="0.433401318">
            <text:p>0,433401318</text:p>
          </table:table-cell>
          <table:table-cell table:formula="of:=[.A422]/[.B422]" office:value-type="float" office:value="1.2639916775703">
            <text:p>1,263991678</text:p>
          </table:table-cell>
          <table:table-cell table:formula="of:=[.B422]-[.A422]" office:value-type="float" office:value="-0.114414341">
            <text:p>-0.114414341</text:p>
          </table:table-cell>
          <table:table-cell table:formula="of:=[.D422]^2" office:value-type="float" office:value="0.0130906414264643">
            <text:p>0.013090641</text:p>
          </table:table-cell>
          <table:table-cell table:formula="of:=ABS([.E422])" office:value-type="float" office:value="0.0130906414264643">
            <text:p>0.013090641</text:p>
          </table:table-cell>
          <table:table-cell table:formula="of:=SLOPE([.$B$2:.$B$1001];[.$A$2:.$A$1001])*[.A422]+INTERCEPT([.$B$2:.$B$1001];[.$A$2:.$A$1001])" office:value-type="float" office:value="0.535294167584011">
            <text:p>0.535294168</text:p>
          </table:table-cell>
          <table:table-cell table:formula="of:=[.B422]-[.G422]" office:value-type="float" office:value="-0.101892849584011">
            <text:p>-0.101892850</text:p>
          </table:table-cell>
          <table:table-cell table:formula="of:=[.H422]^2" office:value-type="float" office:value="0.0103821527963499">
            <text:p>0.010382153</text:p>
          </table:table-cell>
        </table:table-row>
        <table:table-row table:style-name="ro1">
          <table:table-cell office:value-type="float" office:value="0.030628201">
            <text:p>0,030628201</text:p>
          </table:table-cell>
          <table:table-cell office:value-type="float" office:value="0.0001">
            <text:p>0,000100000</text:p>
          </table:table-cell>
          <table:table-cell table:formula="of:=[.A423]/[.B423]" office:value-type="float" office:value="306.28201">
            <text:p>306,282010000</text:p>
          </table:table-cell>
          <table:table-cell table:formula="of:=[.B423]-[.A423]" office:value-type="float" office:value="-0.030528201">
            <text:p>-0.030528201</text:p>
          </table:table-cell>
          <table:table-cell table:formula="of:=[.D423]^2" office:value-type="float" office:value="0.000931971056296401">
            <text:p>0.000931971</text:p>
          </table:table-cell>
          <table:table-cell table:formula="of:=ABS([.E423])" office:value-type="float" office:value="0.000931971056296401">
            <text:p>0.000931971</text:p>
          </table:table-cell>
          <table:table-cell table:formula="of:=SLOPE([.$B$2:.$B$1001];[.$A$2:.$A$1001])*[.A423]+INTERCEPT([.$B$2:.$B$1001];[.$A$2:.$A$1001])" office:value-type="float" office:value="0.119479723436623">
            <text:p>0.119479723</text:p>
          </table:table-cell>
          <table:table-cell table:formula="of:=[.B423]-[.G423]" office:value-type="float" office:value="-0.119379723436623">
            <text:p>-0.119379723</text:p>
          </table:table-cell>
          <table:table-cell table:formula="of:=[.H423]^2" office:value-type="float" office:value="0.0142515183678046">
            <text:p>0.014251518</text:p>
          </table:table-cell>
        </table:table-row>
        <table:table-row table:style-name="ro1">
          <table:table-cell office:value-type="float" office:value="0.62201903">
            <text:p>0,622019030</text:p>
          </table:table-cell>
          <table:table-cell office:value-type="float" office:value="0.333834442">
            <text:p>0,333834442</text:p>
          </table:table-cell>
          <table:table-cell table:formula="of:=[.A424]/[.B424]" office:value-type="float" office:value="1.86325600879732">
            <text:p>1,863256009</text:p>
          </table:table-cell>
          <table:table-cell table:formula="of:=[.B424]-[.A424]" office:value-type="float" office:value="-0.288184588">
            <text:p>-0.288184588</text:p>
          </table:table-cell>
          <table:table-cell table:formula="of:=[.D424]^2" office:value-type="float" office:value="0.0830503567607298">
            <text:p>0.083050357</text:p>
          </table:table-cell>
          <table:table-cell table:formula="of:=ABS([.E424])" office:value-type="float" office:value="0.0830503567607298">
            <text:p>0.083050357</text:p>
          </table:table-cell>
          <table:table-cell table:formula="of:=SLOPE([.$B$2:.$B$1001];[.$A$2:.$A$1001])*[.A424]+INTERCEPT([.$B$2:.$B$1001];[.$A$2:.$A$1001])" office:value-type="float" office:value="0.594953064931494">
            <text:p>0.594953065</text:p>
          </table:table-cell>
          <table:table-cell table:formula="of:=[.B424]-[.G424]" office:value-type="float" office:value="-0.261118622931494">
            <text:p>-0.261118623</text:p>
          </table:table-cell>
          <table:table-cell table:formula="of:=[.H424]^2" office:value-type="float" office:value="0.0681829352416396">
            <text:p>0.068182935</text:p>
          </table:table-cell>
        </table:table-row>
        <table:table-row table:style-name="ro1">
          <table:table-cell office:value-type="float" office:value="0.611273187">
            <text:p>0,611273187</text:p>
          </table:table-cell>
          <table:table-cell office:value-type="float" office:value="0.215643427">
            <text:p>0,215643427</text:p>
          </table:table-cell>
          <table:table-cell table:formula="of:=[.A425]/[.B425]" office:value-type="float" office:value="2.83464789770754">
            <text:p>2,834647898</text:p>
          </table:table-cell>
          <table:table-cell table:formula="of:=[.B425]-[.A425]" office:value-type="float" office:value="-0.39562976">
            <text:p>-0.395629760</text:p>
          </table:table-cell>
          <table:table-cell table:formula="of:=[.D425]^2" office:value-type="float" office:value="0.156522906997658">
            <text:p>0.156522907</text:p>
          </table:table-cell>
          <table:table-cell table:formula="of:=ABS([.E425])" office:value-type="float" office:value="0.156522906997658">
            <text:p>0.156522907</text:p>
          </table:table-cell>
          <table:table-cell table:formula="of:=SLOPE([.$B$2:.$B$1001];[.$A$2:.$A$1001])*[.A425]+INTERCEPT([.$B$2:.$B$1001];[.$A$2:.$A$1001])" office:value-type="float" office:value="0.586313495922571">
            <text:p>0.586313496</text:p>
          </table:table-cell>
          <table:table-cell table:formula="of:=[.B425]-[.G425]" office:value-type="float" office:value="-0.370670068922571">
            <text:p>-0.370670069</text:p>
          </table:table-cell>
          <table:table-cell table:formula="of:=[.H425]^2" office:value-type="float" office:value="0.137396299995064">
            <text:p>0.137396300</text:p>
          </table:table-cell>
        </table:table-row>
        <table:table-row table:style-name="ro1">
          <table:table-cell office:value-type="float" office:value="0.497920611">
            <text:p>0,497920611</text:p>
          </table:table-cell>
          <table:table-cell office:value-type="float" office:value="0.085089396">
            <text:p>0,085089396</text:p>
          </table:table-cell>
          <table:table-cell table:formula="of:=[.A426]/[.B426]" office:value-type="float" office:value="5.85173516803433">
            <text:p>5,851735168</text:p>
          </table:table-cell>
          <table:table-cell table:formula="of:=[.B426]-[.A426]" office:value-type="float" office:value="-0.412831215">
            <text:p>-0.412831215</text:p>
          </table:table-cell>
          <table:table-cell table:formula="of:=[.D426]^2" office:value-type="float" office:value="0.170429612078376">
            <text:p>0.170429612</text:p>
          </table:table-cell>
          <table:table-cell table:formula="of:=ABS([.E426])" office:value-type="float" office:value="0.170429612078376">
            <text:p>0.170429612</text:p>
          </table:table-cell>
          <table:table-cell table:formula="of:=SLOPE([.$B$2:.$B$1001];[.$A$2:.$A$1001])*[.A426]+INTERCEPT([.$B$2:.$B$1001];[.$A$2:.$A$1001])" office:value-type="float" office:value="0.495178961136319">
            <text:p>0.495178961</text:p>
          </table:table-cell>
          <table:table-cell table:formula="of:=[.B426]-[.G426]" office:value-type="float" office:value="-0.410089565136319">
            <text:p>-0.410089565</text:p>
          </table:table-cell>
          <table:table-cell table:formula="of:=[.H426]^2" office:value-type="float" office:value="0.168173451433695">
            <text:p>0.168173451</text:p>
          </table:table-cell>
        </table:table-row>
        <table:table-row table:style-name="ro1">
          <table:table-cell office:value-type="float" office:value="0.978073819">
            <text:p>0,978073819</text:p>
          </table:table-cell>
          <table:table-cell office:value-type="float" office:value="0.579669472">
            <text:p>0,579669472</text:p>
          </table:table-cell>
          <table:table-cell table:formula="of:=[.A427]/[.B427]" office:value-type="float" office:value="1.68729571979254">
            <text:p>1,687295720</text:p>
          </table:table-cell>
          <table:table-cell table:formula="of:=[.B427]-[.A427]" office:value-type="float" office:value="-0.398404347">
            <text:p>-0.398404347</text:p>
          </table:table-cell>
          <table:table-cell table:formula="of:=[.D427]^2" office:value-type="float" office:value="0.158726023708496">
            <text:p>0.158726024</text:p>
          </table:table-cell>
          <table:table-cell table:formula="of:=ABS([.E427])" office:value-type="float" office:value="0.158726023708496">
            <text:p>0.158726024</text:p>
          </table:table-cell>
          <table:table-cell table:formula="of:=SLOPE([.$B$2:.$B$1001];[.$A$2:.$A$1001])*[.A427]+INTERCEPT([.$B$2:.$B$1001];[.$A$2:.$A$1001])" office:value-type="float" office:value="0.881218174194933">
            <text:p>0.881218174</text:p>
          </table:table-cell>
          <table:table-cell table:formula="of:=[.B427]-[.G427]" office:value-type="float" office:value="-0.301548702194933">
            <text:p>-0.301548702</text:p>
          </table:table-cell>
          <table:table-cell table:formula="of:=[.H427]^2" office:value-type="float" office:value="0.0909316197954484">
            <text:p>0.090931620</text:p>
          </table:table-cell>
        </table:table-row>
        <table:table-row table:style-name="ro1">
          <table:table-cell office:value-type="float" office:value="0.25643201">
            <text:p>0,256432010</text:p>
          </table:table-cell>
          <table:table-cell office:value-type="float" office:value="0.0001">
            <text:p>0,000100000</text:p>
          </table:table-cell>
          <table:table-cell table:formula="of:=[.A428]/[.B428]" office:value-type="float" office:value="2564.3201">
            <text:p>2564,320100000</text:p>
          </table:table-cell>
          <table:table-cell table:formula="of:=[.B428]-[.A428]" office:value-type="float" office:value="-0.25633201">
            <text:p>-0.256332010</text:p>
          </table:table-cell>
          <table:table-cell table:formula="of:=[.D428]^2" office:value-type="float" office:value="0.0657060993506401">
            <text:p>0.065706099</text:p>
          </table:table-cell>
          <table:table-cell table:formula="of:=ABS([.E428])" office:value-type="float" office:value="0.0657060993506401">
            <text:p>0.065706099</text:p>
          </table:table-cell>
          <table:table-cell table:formula="of:=SLOPE([.$B$2:.$B$1001];[.$A$2:.$A$1001])*[.A428]+INTERCEPT([.$B$2:.$B$1001];[.$A$2:.$A$1001])" office:value-type="float" office:value="0.301024120682424">
            <text:p>0.301024121</text:p>
          </table:table-cell>
          <table:table-cell table:formula="of:=[.B428]-[.G428]" office:value-type="float" office:value="-0.300924120682424">
            <text:p>-0.300924121</text:p>
          </table:table-cell>
          <table:table-cell table:formula="of:=[.H428]^2" office:value-type="float" office:value="0.0905553264084901">
            <text:p>0.090555326</text:p>
          </table:table-cell>
        </table:table-row>
        <table:table-row table:style-name="ro1">
          <table:table-cell office:value-type="float" office:value="0.671429761">
            <text:p>0,671429761</text:p>
          </table:table-cell>
          <table:table-cell office:value-type="float" office:value="0.879803372">
            <text:p>0,879803372</text:p>
          </table:table-cell>
          <table:table-cell office:value-type="string">
            <text:p>0,763158885687926</text:p>
          </table:table-cell>
          <table:table-cell table:formula="of:=[.B429]-[.A429]" office:value-type="float" office:value="0.208373611">
            <text:p>0.208373611</text:p>
          </table:table-cell>
          <table:table-cell table:formula="of:=[.D429]^2" office:value-type="float" office:value="0.0434195617611793">
            <text:p>0.043419562</text:p>
          </table:table-cell>
          <table:table-cell table:formula="of:=ABS([.E429])" office:value-type="float" office:value="0.0434195617611793">
            <text:p>0.043419562</text:p>
          </table:table-cell>
          <table:table-cell table:formula="of:=SLOPE([.$B$2:.$B$1001];[.$A$2:.$A$1001])*[.A429]+INTERCEPT([.$B$2:.$B$1001];[.$A$2:.$A$1001])" office:value-type="float" office:value="0.634678884511753">
            <text:p>0.634678885</text:p>
          </table:table-cell>
          <table:table-cell table:formula="of:=[.B429]-[.G429]" office:value-type="float" office:value="0.245124487488247">
            <text:p>0.245124487</text:p>
          </table:table-cell>
          <table:table-cell table:formula="of:=[.H429]^2" office:value-type="float" office:value="0.0600860143663756">
            <text:p>0.060086014</text:p>
          </table:table-cell>
        </table:table-row>
        <table:table-row table:style-name="ro1">
          <table:table-cell office:value-type="float" office:value="0.29632139">
            <text:p>0,296321390</text:p>
          </table:table-cell>
          <table:table-cell office:value-type="float" office:value="0.531875952">
            <text:p>0,531875952</text:p>
          </table:table-cell>
          <table:table-cell office:value-type="string">
            <text:p>0,557125000454993</text:p>
          </table:table-cell>
          <table:table-cell table:formula="of:=[.B430]-[.A430]" office:value-type="float" office:value="0.235554562">
            <text:p>0.235554562</text:p>
          </table:table-cell>
          <table:table-cell table:formula="of:=[.D430]^2" office:value-type="float" office:value="0.0554859516790119">
            <text:p>0.055485952</text:p>
          </table:table-cell>
          <table:table-cell table:formula="of:=ABS([.E430])" office:value-type="float" office:value="0.0554859516790119">
            <text:p>0.055485952</text:p>
          </table:table-cell>
          <table:table-cell table:formula="of:=SLOPE([.$B$2:.$B$1001];[.$A$2:.$A$1001])*[.A430]+INTERCEPT([.$B$2:.$B$1001];[.$A$2:.$A$1001])" office:value-type="float" office:value="0.333094852707182">
            <text:p>0.333094853</text:p>
          </table:table-cell>
          <table:table-cell table:formula="of:=[.B430]-[.G430]" office:value-type="float" office:value="0.198781099292818">
            <text:p>0.198781099</text:p>
          </table:table-cell>
          <table:table-cell table:formula="of:=[.H430]^2" office:value-type="float" office:value="0.039513925436061">
            <text:p>0.039513925</text:p>
          </table:table-cell>
        </table:table-row>
        <table:table-row table:style-name="ro1">
          <table:table-cell office:value-type="float" office:value="0.333191882">
            <text:p>0,333191882</text:p>
          </table:table-cell>
          <table:table-cell office:value-type="float" office:value="0.0001">
            <text:p>0,000100000</text:p>
          </table:table-cell>
          <table:table-cell table:formula="of:=[.A431]/[.B431]" office:value-type="float" office:value="3331.91882">
            <text:p>3331,918820000</text:p>
          </table:table-cell>
          <table:table-cell table:formula="of:=[.B431]-[.A431]" office:value-type="float" office:value="-0.333091882">
            <text:p>-0.333091882</text:p>
          </table:table-cell>
          <table:table-cell table:formula="of:=[.D431]^2" office:value-type="float" office:value="0.110950201854302">
            <text:p>0.110950202</text:p>
          </table:table-cell>
          <table:table-cell table:formula="of:=ABS([.E431])" office:value-type="float" office:value="0.110950201854302">
            <text:p>0.110950202</text:p>
          </table:table-cell>
          <table:table-cell table:formula="of:=SLOPE([.$B$2:.$B$1001];[.$A$2:.$A$1001])*[.A431]+INTERCEPT([.$B$2:.$B$1001];[.$A$2:.$A$1001])" office:value-type="float" office:value="0.362738423716634">
            <text:p>0.362738424</text:p>
          </table:table-cell>
          <table:table-cell table:formula="of:=[.B431]-[.G431]" office:value-type="float" office:value="-0.362638423716634">
            <text:p>-0.362638424</text:p>
          </table:table-cell>
          <table:table-cell table:formula="of:=[.H431]^2" office:value-type="float" office:value="0.131506626355685">
            <text:p>0.131506626</text:p>
          </table:table-cell>
        </table:table-row>
        <table:table-row table:style-name="ro1">
          <table:table-cell office:value-type="float" office:value="0.595182126">
            <text:p>0,595182126</text:p>
          </table:table-cell>
          <table:table-cell office:value-type="float" office:value="0.9999">
            <text:p>0,999900000</text:p>
          </table:table-cell>
          <table:table-cell office:value-type="string">
            <text:p>0,595241650165017</text:p>
          </table:table-cell>
          <table:table-cell table:formula="of:=[.B432]-[.A432]" office:value-type="float" office:value="0.404717874">
            <text:p>0.404717874</text:p>
          </table:table-cell>
          <table:table-cell table:formula="of:=[.D432]^2" office:value-type="float" office:value="0.16379655753508">
            <text:p>0.163796558</text:p>
          </table:table-cell>
          <table:table-cell table:formula="of:=ABS([.E432])" office:value-type="float" office:value="0.16379655753508">
            <text:p>0.163796558</text:p>
          </table:table-cell>
          <table:table-cell table:formula="of:=SLOPE([.$B$2:.$B$1001];[.$A$2:.$A$1001])*[.A432]+INTERCEPT([.$B$2:.$B$1001];[.$A$2:.$A$1001])" office:value-type="float" office:value="0.573376415794351">
            <text:p>0.573376416</text:p>
          </table:table-cell>
          <table:table-cell table:formula="of:=[.B432]-[.G432]" office:value-type="float" office:value="0.426523584205649">
            <text:p>0.426523584</text:p>
          </table:table-cell>
          <table:table-cell table:formula="of:=[.H432]^2" office:value-type="float" office:value="0.181922367883634">
            <text:p>0.181922368</text:p>
          </table:table-cell>
        </table:table-row>
        <table:table-row table:style-name="ro1">
          <table:table-cell office:value-type="float" office:value="0.107439997">
            <text:p>0,107439997</text:p>
          </table:table-cell>
          <table:table-cell office:value-type="float" office:value="0.547468391">
            <text:p>0,547468391</text:p>
          </table:table-cell>
          <table:table-cell office:value-type="string">
            <text:p>0,196248767538435</text:p>
          </table:table-cell>
          <table:table-cell table:formula="of:=[.B433]-[.A433]" office:value-type="float" office:value="0.440028394">
            <text:p>0.440028394</text:p>
          </table:table-cell>
          <table:table-cell table:formula="of:=[.D433]^2" office:value-type="float" office:value="0.193624987526219">
            <text:p>0.193624988</text:p>
          </table:table-cell>
          <table:table-cell table:formula="of:=ABS([.E433])" office:value-type="float" office:value="0.193624987526219">
            <text:p>0.193624988</text:p>
          </table:table-cell>
          <table:table-cell table:formula="of:=SLOPE([.$B$2:.$B$1001];[.$A$2:.$A$1001])*[.A433]+INTERCEPT([.$B$2:.$B$1001];[.$A$2:.$A$1001])" office:value-type="float" office:value="0.181235772937929">
            <text:p>0.181235773</text:p>
          </table:table-cell>
          <table:table-cell table:formula="of:=[.B433]-[.G433]" office:value-type="float" office:value="0.366232618062071">
            <text:p>0.366232618</text:p>
          </table:table-cell>
          <table:table-cell table:formula="of:=[.H433]^2" office:value-type="float" office:value="0.134126330532599">
            <text:p>0.134126331</text:p>
          </table:table-cell>
        </table:table-row>
        <table:table-row table:style-name="ro1">
          <table:table-cell office:value-type="float" office:value="0.593480826">
            <text:p>0,593480826</text:p>
          </table:table-cell>
          <table:table-cell office:value-type="float" office:value="0.973498257">
            <text:p>0,973498257</text:p>
          </table:table-cell>
          <table:table-cell office:value-type="string">
            <text:p>0,609637276422982</text:p>
          </table:table-cell>
          <table:table-cell table:formula="of:=[.B434]-[.A434]" office:value-type="float" office:value="0.380017431">
            <text:p>0.380017431</text:p>
          </table:table-cell>
          <table:table-cell table:formula="of:=[.D434]^2" office:value-type="float" office:value="0.14441324786384">
            <text:p>0.144413248</text:p>
          </table:table-cell>
          <table:table-cell table:formula="of:=ABS([.E434])" office:value-type="float" office:value="0.14441324786384">
            <text:p>0.144413248</text:p>
          </table:table-cell>
          <table:table-cell table:formula="of:=SLOPE([.$B$2:.$B$1001];[.$A$2:.$A$1001])*[.A434]+INTERCEPT([.$B$2:.$B$1001];[.$A$2:.$A$1001])" office:value-type="float" office:value="0.572008584647471">
            <text:p>0.572008585</text:p>
          </table:table-cell>
          <table:table-cell table:formula="of:=[.B434]-[.G434]" office:value-type="float" office:value="0.401489672352529">
            <text:p>0.401489672</text:p>
          </table:table-cell>
          <table:table-cell table:formula="of:=[.H434]^2" office:value-type="float" office:value="0.161193957005741">
            <text:p>0.161193957</text:p>
          </table:table-cell>
        </table:table-row>
        <table:table-row table:style-name="ro1">
          <table:table-cell office:value-type="float" office:value="0.965694786">
            <text:p>0,965694786</text:p>
          </table:table-cell>
          <table:table-cell office:value-type="float" office:value="0.515518035">
            <text:p>0,515518035</text:p>
          </table:table-cell>
          <table:table-cell table:formula="of:=[.A435]/[.B435]" office:value-type="float" office:value="1.87325121612865">
            <text:p>1,873251216</text:p>
          </table:table-cell>
          <table:table-cell table:formula="of:=[.B435]-[.A435]" office:value-type="float" office:value="-0.450176751">
            <text:p>-0.450176751</text:p>
          </table:table-cell>
          <table:table-cell table:formula="of:=[.D435]^2" office:value-type="float" office:value="0.202659107140916">
            <text:p>0.202659107</text:p>
          </table:table-cell>
          <table:table-cell table:formula="of:=ABS([.E435])" office:value-type="float" office:value="0.202659107140916">
            <text:p>0.202659107</text:p>
          </table:table-cell>
          <table:table-cell table:formula="of:=SLOPE([.$B$2:.$B$1001];[.$A$2:.$A$1001])*[.A435]+INTERCEPT([.$B$2:.$B$1001];[.$A$2:.$A$1001])" office:value-type="float" office:value="0.871265533916527">
            <text:p>0.871265534</text:p>
          </table:table-cell>
          <table:table-cell table:formula="of:=[.B435]-[.G435]" office:value-type="float" office:value="-0.355747498916527">
            <text:p>-0.355747499</text:p>
          </table:table-cell>
          <table:table-cell table:formula="of:=[.H435]^2" office:value-type="float" office:value="0.126556282985364">
            <text:p>0.126556283</text:p>
          </table:table-cell>
        </table:table-row>
        <table:table-row table:style-name="ro1">
          <table:table-cell office:value-type="float" office:value="0.862708711">
            <text:p>0,862708711</text:p>
          </table:table-cell>
          <table:table-cell office:value-type="float" office:value="0.684530073">
            <text:p>0,684530073</text:p>
          </table:table-cell>
          <table:table-cell table:formula="of:=[.A436]/[.B436]" office:value-type="float" office:value="1.26029336771008">
            <text:p>1,260293368</text:p>
          </table:table-cell>
          <table:table-cell table:formula="of:=[.B436]-[.A436]" office:value-type="float" office:value="-0.178178638">
            <text:p>-0.178178638</text:p>
          </table:table-cell>
          <table:table-cell table:formula="of:=[.D436]^2" office:value-type="float" office:value="0.031747627039535">
            <text:p>0.031747627</text:p>
          </table:table-cell>
          <table:table-cell table:formula="of:=ABS([.E436])" office:value-type="float" office:value="0.031747627039535">
            <text:p>0.031747627</text:p>
          </table:table-cell>
          <table:table-cell table:formula="of:=SLOPE([.$B$2:.$B$1001];[.$A$2:.$A$1001])*[.A436]+INTERCEPT([.$B$2:.$B$1001];[.$A$2:.$A$1001])" office:value-type="float" office:value="0.788465580304647">
            <text:p>0.788465580</text:p>
          </table:table-cell>
          <table:table-cell table:formula="of:=[.B436]-[.G436]" office:value-type="float" office:value="-0.103935507304647">
            <text:p>-0.103935507</text:p>
          </table:table-cell>
          <table:table-cell table:formula="of:=[.H436]^2" office:value-type="float" office:value="0.0108025896786743">
            <text:p>0.010802590</text:p>
          </table:table-cell>
        </table:table-row>
        <table:table-row table:style-name="ro1">
          <table:table-cell office:value-type="float" office:value="0.096204288">
            <text:p>0,096204288</text:p>
          </table:table-cell>
          <table:table-cell office:value-type="float" office:value="0.125473007">
            <text:p>0,125473007</text:p>
          </table:table-cell>
          <table:table-cell office:value-type="string">
            <text:p>0,766732943604356</text:p>
          </table:table-cell>
          <table:table-cell table:formula="of:=[.B437]-[.A437]" office:value-type="float" office:value="0.029268719">
            <text:p>0.029268719</text:p>
          </table:table-cell>
          <table:table-cell table:formula="of:=[.D437]^2" office:value-type="float" office:value="0.00085665791190096">
            <text:p>0.000856658</text:p>
          </table:table-cell>
          <table:table-cell table:formula="of:=ABS([.E437])" office:value-type="float" office:value="0.00085665791190096">
            <text:p>0.000856658</text:p>
          </table:table-cell>
          <table:table-cell table:formula="of:=SLOPE([.$B$2:.$B$1001];[.$A$2:.$A$1001])*[.A437]+INTERCEPT([.$B$2:.$B$1001];[.$A$2:.$A$1001])" office:value-type="float" office:value="0.17220235571141">
            <text:p>0.172202356</text:p>
          </table:table-cell>
          <table:table-cell table:formula="of:=[.B437]-[.G437]" office:value-type="float" office:value="-0.04672934871141">
            <text:p>-0.046729349</text:p>
          </table:table-cell>
          <table:table-cell table:formula="of:=[.H437]^2" office:value-type="float" office:value="0.00218363203099256">
            <text:p>0.002183632</text:p>
          </table:table-cell>
        </table:table-row>
        <table:table-row table:style-name="ro1">
          <table:table-cell office:value-type="float" office:value="0.752017479">
            <text:p>0,752017479</text:p>
          </table:table-cell>
          <table:table-cell office:value-type="float" office:value="0.418833045">
            <text:p>0,418833045</text:p>
          </table:table-cell>
          <table:table-cell table:formula="of:=[.A438]/[.B438]" office:value-type="float" office:value="1.795506557989">
            <text:p>1,795506558</text:p>
          </table:table-cell>
          <table:table-cell table:formula="of:=[.B438]-[.A438]" office:value-type="float" office:value="-0.333184434">
            <text:p>-0.333184434</text:p>
          </table:table-cell>
          <table:table-cell table:formula="of:=[.D438]^2" office:value-type="float" office:value="0.1110118670599">
            <text:p>0.111011867</text:p>
          </table:table-cell>
          <table:table-cell table:formula="of:=ABS([.E438])" office:value-type="float" office:value="0.1110118670599">
            <text:p>0.111011867</text:p>
          </table:table-cell>
          <table:table-cell table:formula="of:=SLOPE([.$B$2:.$B$1001];[.$A$2:.$A$1001])*[.A438]+INTERCEPT([.$B$2:.$B$1001];[.$A$2:.$A$1001])" office:value-type="float" office:value="0.699470744111095">
            <text:p>0.699470744</text:p>
          </table:table-cell>
          <table:table-cell table:formula="of:=[.B438]-[.G438]" office:value-type="float" office:value="-0.280637699111095">
            <text:p>-0.280637699</text:p>
          </table:table-cell>
          <table:table-cell table:formula="of:=[.H438]^2" office:value-type="float" office:value="0.0787575181623695">
            <text:p>0.078757518</text:p>
          </table:table-cell>
        </table:table-row>
        <table:table-row table:style-name="ro1">
          <table:table-cell office:value-type="float" office:value="0.520575168">
            <text:p>0,520575168</text:p>
          </table:table-cell>
          <table:table-cell office:value-type="float" office:value="0.136810966">
            <text:p>0,136810966</text:p>
          </table:table-cell>
          <table:table-cell table:formula="of:=[.A439]/[.B439]" office:value-type="float" office:value="3.80506901764">
            <text:p>3,805069018</text:p>
          </table:table-cell>
          <table:table-cell table:formula="of:=[.B439]-[.A439]" office:value-type="float" office:value="-0.383764202">
            <text:p>-0.383764202</text:p>
          </table:table-cell>
          <table:table-cell table:formula="of:=[.D439]^2" office:value-type="float" office:value="0.147274962736697">
            <text:p>0.147274963</text:p>
          </table:table-cell>
          <table:table-cell table:formula="of:=ABS([.E439])" office:value-type="float" office:value="0.147274962736697">
            <text:p>0.147274963</text:p>
          </table:table-cell>
          <table:table-cell table:formula="of:=SLOPE([.$B$2:.$B$1001];[.$A$2:.$A$1001])*[.A439]+INTERCEPT([.$B$2:.$B$1001];[.$A$2:.$A$1001])" office:value-type="float" office:value="0.513393037832588">
            <text:p>0.513393038</text:p>
          </table:table-cell>
          <table:table-cell table:formula="of:=[.B439]-[.G439]" office:value-type="float" office:value="-0.376582071832588">
            <text:p>-0.376582072</text:p>
          </table:table-cell>
          <table:table-cell table:formula="of:=[.H439]^2" office:value-type="float" office:value="0.141814056825724">
            <text:p>0.141814057</text:p>
          </table:table-cell>
        </table:table-row>
        <table:table-row table:style-name="ro1">
          <table:table-cell office:value-type="float" office:value="0.667903303">
            <text:p>0,667903303</text:p>
          </table:table-cell>
          <table:table-cell office:value-type="float" office:value="0.779877481">
            <text:p>0,779877481</text:p>
          </table:table-cell>
          <table:table-cell office:value-type="string">
            <text:p>0,856420808744957</text:p>
          </table:table-cell>
          <table:table-cell table:formula="of:=[.B440]-[.A440]" office:value-type="float" office:value="0.111974178">
            <text:p>0.111974178</text:p>
          </table:table-cell>
          <table:table-cell table:formula="of:=[.D440]^2" office:value-type="float" office:value="0.0125382165387757">
            <text:p>0.012538217</text:p>
          </table:table-cell>
          <table:table-cell table:formula="of:=ABS([.E440])" office:value-type="float" office:value="0.0125382165387757">
            <text:p>0.012538217</text:p>
          </table:table-cell>
          <table:table-cell table:formula="of:=SLOPE([.$B$2:.$B$1001];[.$A$2:.$A$1001])*[.A440]+INTERCEPT([.$B$2:.$B$1001];[.$A$2:.$A$1001])" office:value-type="float" office:value="0.631843641409089">
            <text:p>0.631843641</text:p>
          </table:table-cell>
          <table:table-cell table:formula="of:=[.B440]-[.G440]" office:value-type="float" office:value="0.148033839590911">
            <text:p>0.148033840</text:p>
          </table:table-cell>
          <table:table-cell table:formula="of:=[.H440]^2" office:value-type="float" office:value="0.0219140176640277">
            <text:p>0.021914018</text:p>
          </table:table-cell>
        </table:table-row>
        <table:table-row table:style-name="ro1">
          <table:table-cell office:value-type="float" office:value="0.693707597">
            <text:p>0,693707597</text:p>
          </table:table-cell>
          <table:table-cell office:value-type="float" office:value="0.810326356">
            <text:p>0,810326356</text:p>
          </table:table-cell>
          <table:table-cell office:value-type="string">
            <text:p>0,856084208372953</text:p>
          </table:table-cell>
          <table:table-cell table:formula="of:=[.B441]-[.A441]" office:value-type="float" office:value="0.116618759">
            <text:p>0.116618759</text:p>
          </table:table-cell>
          <table:table-cell table:formula="of:=[.D441]^2" office:value-type="float" office:value="0.0135999349507001">
            <text:p>0.013599935</text:p>
          </table:table-cell>
          <table:table-cell table:formula="of:=ABS([.E441])" office:value-type="float" office:value="0.0135999349507001">
            <text:p>0.013599935</text:p>
          </table:table-cell>
          <table:table-cell table:formula="of:=SLOPE([.$B$2:.$B$1001];[.$A$2:.$A$1001])*[.A441]+INTERCEPT([.$B$2:.$B$1001];[.$A$2:.$A$1001])" office:value-type="float" office:value="0.652590080635822">
            <text:p>0.652590081</text:p>
          </table:table-cell>
          <table:table-cell table:formula="of:=[.B441]-[.G441]" office:value-type="float" office:value="0.157736275364178">
            <text:p>0.157736275</text:p>
          </table:table-cell>
          <table:table-cell table:formula="of:=[.H441]^2" office:value-type="float" office:value="0.0248807325657637">
            <text:p>0.024880733</text:p>
          </table:table-cell>
        </table:table-row>
        <table:table-row table:style-name="ro1">
          <table:table-cell office:value-type="float" office:value="0.702762962">
            <text:p>0,702762962</text:p>
          </table:table-cell>
          <table:table-cell office:value-type="float" office:value="0.786148111">
            <text:p>0,786148111</text:p>
          </table:table-cell>
          <table:table-cell office:value-type="string">
            <text:p>0,893932011241581</text:p>
          </table:table-cell>
          <table:table-cell table:formula="of:=[.B442]-[.A442]" office:value-type="float" office:value="0.0833851490000001">
            <text:p>0.083385149</text:p>
          </table:table-cell>
          <table:table-cell table:formula="of:=[.D442]^2" office:value-type="float" office:value="0.00695308307375221">
            <text:p>0.006953083</text:p>
          </table:table-cell>
          <table:table-cell table:formula="of:=ABS([.E442])" office:value-type="float" office:value="0.00695308307375221">
            <text:p>0.006953083</text:p>
          </table:table-cell>
          <table:table-cell table:formula="of:=SLOPE([.$B$2:.$B$1001];[.$A$2:.$A$1001])*[.A442]+INTERCEPT([.$B$2:.$B$1001];[.$A$2:.$A$1001])" office:value-type="float" office:value="0.659870519296473">
            <text:p>0.659870519</text:p>
          </table:table-cell>
          <table:table-cell table:formula="of:=[.B442]-[.G442]" office:value-type="float" office:value="0.126277591703527">
            <text:p>0.126277592</text:p>
          </table:table-cell>
          <table:table-cell table:formula="of:=[.H442]^2" office:value-type="float" office:value="0.0159460301664428">
            <text:p>0.015946030</text:p>
          </table:table-cell>
        </table:table-row>
        <table:table-row table:style-name="ro1">
          <table:table-cell office:value-type="float" office:value="0.255595074">
            <text:p>0,255595074</text:p>
          </table:table-cell>
          <table:table-cell office:value-type="float" office:value="0.224207163">
            <text:p>0,224207163</text:p>
          </table:table-cell>
          <table:table-cell table:formula="of:=[.A443]/[.B443]" office:value-type="float" office:value="1.13999513030723">
            <text:p>1,139995130</text:p>
          </table:table-cell>
          <table:table-cell table:formula="of:=[.B443]-[.A443]" office:value-type="float" office:value="-0.031387911">
            <text:p>-0.031387911</text:p>
          </table:table-cell>
          <table:table-cell table:formula="of:=[.D443]^2" office:value-type="float" office:value="0.000985200956943922">
            <text:p>0.000985201</text:p>
          </table:table-cell>
          <table:table-cell table:formula="of:=ABS([.E443])" office:value-type="float" office:value="0.000985200956943922">
            <text:p>0.000985201</text:p>
          </table:table-cell>
          <table:table-cell table:formula="of:=SLOPE([.$B$2:.$B$1001];[.$A$2:.$A$1001])*[.A443]+INTERCEPT([.$B$2:.$B$1001];[.$A$2:.$A$1001])" office:value-type="float" office:value="0.300351231051703">
            <text:p>0.300351231</text:p>
          </table:table-cell>
          <table:table-cell table:formula="of:=[.B443]-[.G443]" office:value-type="float" office:value="-0.0761440680517035">
            <text:p>-0.076144068</text:p>
          </table:table-cell>
          <table:table-cell table:formula="of:=[.H443]^2" office:value-type="float" office:value="0.00579791909946245">
            <text:p>0.005797919</text:p>
          </table:table-cell>
        </table:table-row>
        <table:table-row table:style-name="ro1">
          <table:table-cell office:value-type="float" office:value="0.975585313">
            <text:p>0,975585313</text:p>
          </table:table-cell>
          <table:table-cell office:value-type="float" office:value="0.722757321">
            <text:p>0,722757321</text:p>
          </table:table-cell>
          <table:table-cell table:formula="of:=[.A444]/[.B444]" office:value-type="float" office:value="1.34981035079685">
            <text:p>1,349810351</text:p>
          </table:table-cell>
          <table:table-cell table:formula="of:=[.B444]-[.A444]" office:value-type="float" office:value="-0.252827992">
            <text:p>-0.252827992</text:p>
          </table:table-cell>
          <table:table-cell table:formula="of:=[.D444]^2" office:value-type="float" office:value="0.0639219935387521">
            <text:p>0.063921994</text:p>
          </table:table-cell>
          <table:table-cell table:formula="of:=ABS([.E444])" office:value-type="float" office:value="0.0639219935387521">
            <text:p>0.063921994</text:p>
          </table:table-cell>
          <table:table-cell table:formula="of:=SLOPE([.$B$2:.$B$1001];[.$A$2:.$A$1001])*[.A444]+INTERCEPT([.$B$2:.$B$1001];[.$A$2:.$A$1001])" office:value-type="float" office:value="0.879217435926552">
            <text:p>0.879217436</text:p>
          </table:table-cell>
          <table:table-cell table:formula="of:=[.B444]-[.G444]" office:value-type="float" office:value="-0.156460114926552">
            <text:p>-0.156460115</text:p>
          </table:table-cell>
          <table:table-cell table:formula="of:=[.H444]^2" office:value-type="float" office:value="0.0244797675628298">
            <text:p>0.024479768</text:p>
          </table:table-cell>
        </table:table-row>
        <table:table-row table:style-name="ro1">
          <table:table-cell office:value-type="float" office:value="0.211223698">
            <text:p>0,211223698</text:p>
          </table:table-cell>
          <table:table-cell office:value-type="float" office:value="0.161406271">
            <text:p>0,161406271</text:p>
          </table:table-cell>
          <table:table-cell table:formula="of:=[.A445]/[.B445]" office:value-type="float" office:value="1.30864616778118">
            <text:p>1,308646168</text:p>
          </table:table-cell>
          <table:table-cell table:formula="of:=[.B445]-[.A445]" office:value-type="float" office:value="-0.049817427">
            <text:p>-0.049817427</text:p>
          </table:table-cell>
          <table:table-cell table:formula="of:=[.D445]^2" office:value-type="float" office:value="0.00248177603290033">
            <text:p>0.002481776</text:p>
          </table:table-cell>
          <table:table-cell table:formula="of:=ABS([.E445])" office:value-type="float" office:value="0.00248177603290033">
            <text:p>0.002481776</text:p>
          </table:table-cell>
          <table:table-cell table:formula="of:=SLOPE([.$B$2:.$B$1001];[.$A$2:.$A$1001])*[.A445]+INTERCEPT([.$B$2:.$B$1001];[.$A$2:.$A$1001])" office:value-type="float" office:value="0.264677011265239">
            <text:p>0.264677011</text:p>
          </table:table-cell>
          <table:table-cell table:formula="of:=[.B445]-[.G445]" office:value-type="float" office:value="-0.103270740265239">
            <text:p>-0.103270740</text:p>
          </table:table-cell>
          <table:table-cell table:formula="of:=[.H445]^2" office:value-type="float" office:value="0.0106648457949305">
            <text:p>0.010664846</text:p>
          </table:table-cell>
        </table:table-row>
        <table:table-row table:style-name="ro1">
          <table:table-cell office:value-type="float" office:value="0.165281033">
            <text:p>0,165281033</text:p>
          </table:table-cell>
          <table:table-cell office:value-type="float" office:value="0.506786903">
            <text:p>0,506786903</text:p>
          </table:table-cell>
          <table:table-cell office:value-type="string">
            <text:p>0,326135170466313</text:p>
          </table:table-cell>
          <table:table-cell table:formula="of:=[.B446]-[.A446]" office:value-type="float" office:value="0.34150587">
            <text:p>0.341505870</text:p>
          </table:table-cell>
          <table:table-cell table:formula="of:=[.D446]^2" office:value-type="float" office:value="0.116626259244457">
            <text:p>0.116626259</text:p>
          </table:table-cell>
          <table:table-cell table:formula="of:=ABS([.E446])" office:value-type="float" office:value="0.116626259244457">
            <text:p>0.116626259</text:p>
          </table:table-cell>
          <table:table-cell table:formula="of:=SLOPE([.$B$2:.$B$1001];[.$A$2:.$A$1001])*[.A446]+INTERCEPT([.$B$2:.$B$1001];[.$A$2:.$A$1001])" office:value-type="float" office:value="0.227739488101975">
            <text:p>0.227739488</text:p>
          </table:table-cell>
          <table:table-cell table:formula="of:=[.B446]-[.G446]" office:value-type="float" office:value="0.279047414898025">
            <text:p>0.279047415</text:p>
          </table:table-cell>
          <table:table-cell table:formula="of:=[.H446]^2" office:value-type="float" office:value="0.0778674597612704">
            <text:p>0.077867460</text:p>
          </table:table-cell>
        </table:table-row>
        <table:table-row table:style-name="ro1">
          <table:table-cell office:value-type="float" office:value="0.517023557">
            <text:p>0,517023557</text:p>
          </table:table-cell>
          <table:table-cell office:value-type="float" office:value="0.922828704">
            <text:p>0,922828704</text:p>
          </table:table-cell>
          <table:table-cell office:value-type="string">
            <text:p>0,560259509439793</text:p>
          </table:table-cell>
          <table:table-cell table:formula="of:=[.B447]-[.A447]" office:value-type="float" office:value="0.405805147">
            <text:p>0.405805147</text:p>
          </table:table-cell>
          <table:table-cell table:formula="of:=[.D447]^2" office:value-type="float" office:value="0.164677817331692">
            <text:p>0.164677817</text:p>
          </table:table-cell>
          <table:table-cell table:formula="of:=ABS([.E447])" office:value-type="float" office:value="0.164677817331692">
            <text:p>0.164677817</text:p>
          </table:table-cell>
          <table:table-cell table:formula="of:=SLOPE([.$B$2:.$B$1001];[.$A$2:.$A$1001])*[.A447]+INTERCEPT([.$B$2:.$B$1001];[.$A$2:.$A$1001])" office:value-type="float" office:value="0.510537571925693">
            <text:p>0.510537572</text:p>
          </table:table-cell>
          <table:table-cell table:formula="of:=[.B447]-[.G447]" office:value-type="float" office:value="0.412291132074308">
            <text:p>0.412291132</text:p>
          </table:table-cell>
          <table:table-cell table:formula="of:=[.H447]^2" office:value-type="float" office:value="0.169983977587114">
            <text:p>0.169983978</text:p>
          </table:table-cell>
        </table:table-row>
        <table:table-row table:style-name="ro1">
          <table:table-cell office:value-type="float" office:value="0.048532207">
            <text:p>0,048532207</text:p>
          </table:table-cell>
          <table:table-cell office:value-type="float" office:value="0.0001">
            <text:p>0,000100000</text:p>
          </table:table-cell>
          <table:table-cell table:formula="of:=[.A448]/[.B448]" office:value-type="float" office:value="485.32207">
            <text:p>485,322070000</text:p>
          </table:table-cell>
          <table:table-cell table:formula="of:=[.B448]-[.A448]" office:value-type="float" office:value="-0.048432207">
            <text:p>-0.048432207</text:p>
          </table:table-cell>
          <table:table-cell table:formula="of:=[.D448]^2" office:value-type="float" office:value="0.00234567867489085">
            <text:p>0.002345679</text:p>
          </table:table-cell>
          <table:table-cell table:formula="of:=ABS([.E448])" office:value-type="float" office:value="0.00234567867489085">
            <text:p>0.002345679</text:p>
          </table:table-cell>
          <table:table-cell table:formula="of:=SLOPE([.$B$2:.$B$1001];[.$A$2:.$A$1001])*[.A448]+INTERCEPT([.$B$2:.$B$1001];[.$A$2:.$A$1001])" office:value-type="float" office:value="0.133874396369511">
            <text:p>0.133874396</text:p>
          </table:table-cell>
          <table:table-cell table:formula="of:=[.B448]-[.G448]" office:value-type="float" office:value="-0.133774396369511">
            <text:p>-0.133774396</text:p>
          </table:table-cell>
          <table:table-cell table:formula="of:=[.H448]^2" office:value-type="float" office:value="0.017895589124027">
            <text:p>0.017895589</text:p>
          </table:table-cell>
        </table:table-row>
        <table:table-row table:style-name="ro1">
          <table:table-cell office:value-type="float" office:value="0.897691879">
            <text:p>0,897691879</text:p>
          </table:table-cell>
          <table:table-cell office:value-type="float" office:value="0.701041969">
            <text:p>0,701041969</text:p>
          </table:table-cell>
          <table:table-cell table:formula="of:=[.A449]/[.B449]" office:value-type="float" office:value="1.2805108947764">
            <text:p>1,280510895</text:p>
          </table:table-cell>
          <table:table-cell table:formula="of:=[.B449]-[.A449]" office:value-type="float" office:value="-0.19664991">
            <text:p>-0.196649910</text:p>
          </table:table-cell>
          <table:table-cell table:formula="of:=[.D449]^2" office:value-type="float" office:value="0.0386711871030081">
            <text:p>0.038671187</text:p>
          </table:table-cell>
          <table:table-cell table:formula="of:=ABS([.E449])" office:value-type="float" office:value="0.0386711871030081">
            <text:p>0.038671187</text:p>
          </table:table-cell>
          <table:table-cell table:formula="of:=SLOPE([.$B$2:.$B$1001];[.$A$2:.$A$1001])*[.A449]+INTERCEPT([.$B$2:.$B$1001];[.$A$2:.$A$1001])" office:value-type="float" office:value="0.816591758407819">
            <text:p>0.816591758</text:p>
          </table:table-cell>
          <table:table-cell table:formula="of:=[.B449]-[.G449]" office:value-type="float" office:value="-0.115549789407819">
            <text:p>-0.115549789</text:p>
          </table:table-cell>
          <table:table-cell table:formula="of:=[.H449]^2" office:value-type="float" office:value="0.0133517538321913">
            <text:p>0.013351754</text:p>
          </table:table-cell>
        </table:table-row>
        <table:table-row table:style-name="ro1">
          <table:table-cell office:value-type="float" office:value="0.848911204">
            <text:p>0,848911204</text:p>
          </table:table-cell>
          <table:table-cell office:value-type="float" office:value="0.520354662">
            <text:p>0,520354662</text:p>
          </table:table-cell>
          <table:table-cell table:formula="of:=[.A450]/[.B450]" office:value-type="float" office:value="1.63140885629271">
            <text:p>1,631408856</text:p>
          </table:table-cell>
          <table:table-cell table:formula="of:=[.B450]-[.A450]" office:value-type="float" office:value="-0.328556542">
            <text:p>-0.328556542</text:p>
          </table:table-cell>
          <table:table-cell table:formula="of:=[.D450]^2" office:value-type="float" office:value="0.107949401290998">
            <text:p>0.107949401</text:p>
          </table:table-cell>
          <table:table-cell table:formula="of:=ABS([.E450])" office:value-type="float" office:value="0.107949401290998">
            <text:p>0.107949401</text:p>
          </table:table-cell>
          <table:table-cell table:formula="of:=SLOPE([.$B$2:.$B$1001];[.$A$2:.$A$1001])*[.A450]+INTERCEPT([.$B$2:.$B$1001];[.$A$2:.$A$1001])" office:value-type="float" office:value="0.777372498647155">
            <text:p>0.777372499</text:p>
          </table:table-cell>
          <table:table-cell table:formula="of:=[.B450]-[.G450]" office:value-type="float" office:value="-0.257017836647155">
            <text:p>-0.257017837</text:p>
          </table:table-cell>
          <table:table-cell table:formula="of:=[.H450]^2" office:value-type="float" office:value="0.0660581683547837">
            <text:p>0.066058168</text:p>
          </table:table-cell>
        </table:table-row>
        <table:table-row table:style-name="ro1">
          <table:table-cell office:value-type="float" office:value="0.682932096">
            <text:p>0,682932096</text:p>
          </table:table-cell>
          <table:table-cell office:value-type="float" office:value="0.212183243">
            <text:p>0,212183243</text:p>
          </table:table-cell>
          <table:table-cell table:formula="of:=[.A451]/[.B451]" office:value-type="float" office:value="3.21859580589029">
            <text:p>3,218595806</text:p>
          </table:table-cell>
          <table:table-cell table:formula="of:=[.B451]-[.A451]" office:value-type="float" office:value="-0.470748853">
            <text:p>-0.470748853</text:p>
          </table:table-cell>
          <table:table-cell table:formula="of:=[.D451]^2" office:value-type="float" office:value="0.221604482600816">
            <text:p>0.221604483</text:p>
          </table:table-cell>
          <table:table-cell table:formula="of:=ABS([.E451])" office:value-type="float" office:value="0.221604482600816">
            <text:p>0.221604483</text:p>
          </table:table-cell>
          <table:table-cell table:formula="of:=SLOPE([.$B$2:.$B$1001];[.$A$2:.$A$1001])*[.A451]+INTERCEPT([.$B$2:.$B$1001];[.$A$2:.$A$1001])" office:value-type="float" office:value="0.643926666839882">
            <text:p>0.643926667</text:p>
          </table:table-cell>
          <table:table-cell table:formula="of:=[.B451]-[.G451]" office:value-type="float" office:value="-0.431743423839882">
            <text:p>-0.431743424</text:p>
          </table:table-cell>
          <table:table-cell table:formula="of:=[.H451]^2" office:value-type="float" office:value="0.186402384028984">
            <text:p>0.186402384</text:p>
          </table:table-cell>
        </table:table-row>
        <table:table-row table:style-name="ro1">
          <table:table-cell office:value-type="float" office:value="0.222332827">
            <text:p>0,222332827</text:p>
          </table:table-cell>
          <table:table-cell office:value-type="float" office:value="0.0001">
            <text:p>0,000100000</text:p>
          </table:table-cell>
          <table:table-cell table:formula="of:=[.A452]/[.B452]" office:value-type="float" office:value="2223.32827">
            <text:p>2223,328270000</text:p>
          </table:table-cell>
          <table:table-cell table:formula="of:=[.B452]-[.A452]" office:value-type="float" office:value="-0.222232827">
            <text:p>-0.222232827</text:p>
          </table:table-cell>
          <table:table-cell table:formula="of:=[.D452]^2" office:value-type="float" office:value="0.0493874293964119">
            <text:p>0.049387429</text:p>
          </table:table-cell>
          <table:table-cell table:formula="of:=ABS([.E452])" office:value-type="float" office:value="0.0493874293964119">
            <text:p>0.049387429</text:p>
          </table:table-cell>
          <table:table-cell table:formula="of:=SLOPE([.$B$2:.$B$1001];[.$A$2:.$A$1001])*[.A452]+INTERCEPT([.$B$2:.$B$1001];[.$A$2:.$A$1001])" office:value-type="float" office:value="0.273608659217338">
            <text:p>0.273608659</text:p>
          </table:table-cell>
          <table:table-cell table:formula="of:=[.B452]-[.G452]" office:value-type="float" office:value="-0.273508659217338">
            <text:p>-0.273508659</text:p>
          </table:table-cell>
          <table:table-cell table:formula="of:=[.H452]^2" office:value-type="float" office:value="0.0748069866668657">
            <text:p>0.074806987</text:p>
          </table:table-cell>
        </table:table-row>
        <table:table-row table:style-name="ro1">
          <table:table-cell office:value-type="float" office:value="0.947039988">
            <text:p>0,947039988</text:p>
          </table:table-cell>
          <table:table-cell office:value-type="float" office:value="0.9999">
            <text:p>0,999900000</text:p>
          </table:table-cell>
          <table:table-cell office:value-type="string">
            <text:p>0,947134701470147</text:p>
          </table:table-cell>
          <table:table-cell table:formula="of:=[.B453]-[.A453]" office:value-type="float" office:value="0.0528600119999999">
            <text:p>0.052860012</text:p>
          </table:table-cell>
          <table:table-cell table:formula="of:=[.D453]^2" office:value-type="float" office:value="0.00279418086864013">
            <text:p>0.002794181</text:p>
          </table:table-cell>
          <table:table-cell table:formula="of:=ABS([.E453])" office:value-type="float" office:value="0.00279418086864013">
            <text:p>0.002794181</text:p>
          </table:table-cell>
          <table:table-cell table:formula="of:=SLOPE([.$B$2:.$B$1001];[.$A$2:.$A$1001])*[.A453]+INTERCEPT([.$B$2:.$B$1001];[.$A$2:.$A$1001])" office:value-type="float" office:value="0.85626723041735">
            <text:p>0.856267230</text:p>
          </table:table-cell>
          <table:table-cell table:formula="of:=[.B453]-[.G453]" office:value-type="float" office:value="0.14363276958265">
            <text:p>0.143632770</text:p>
          </table:table-cell>
          <table:table-cell table:formula="of:=[.H453]^2" office:value-type="float" office:value="0.0206303724979825">
            <text:p>0.020630372</text:p>
          </table:table-cell>
        </table:table-row>
        <table:table-row table:style-name="ro1">
          <table:table-cell office:value-type="float" office:value="0.750357769">
            <text:p>0,750357769</text:p>
          </table:table-cell>
          <table:table-cell office:value-type="float" office:value="0.306184024">
            <text:p>0,306184024</text:p>
          </table:table-cell>
          <table:table-cell table:formula="of:=[.A454]/[.B454]" office:value-type="float" office:value="2.45067577072539">
            <text:p>2,450675771</text:p>
          </table:table-cell>
          <table:table-cell table:formula="of:=[.B454]-[.A454]" office:value-type="float" office:value="-0.444173745">
            <text:p>-0.444173745</text:p>
          </table:table-cell>
          <table:table-cell table:formula="of:=[.D454]^2" office:value-type="float" office:value="0.197290315747325">
            <text:p>0.197290316</text:p>
          </table:table-cell>
          <table:table-cell table:formula="of:=ABS([.E454])" office:value-type="float" office:value="0.197290315747325">
            <text:p>0.197290316</text:p>
          </table:table-cell>
          <table:table-cell table:formula="of:=SLOPE([.$B$2:.$B$1001];[.$A$2:.$A$1001])*[.A454]+INTERCEPT([.$B$2:.$B$1001];[.$A$2:.$A$1001])" office:value-type="float" office:value="0.698136350980673">
            <text:p>0.698136351</text:p>
          </table:table-cell>
          <table:table-cell table:formula="of:=[.B454]-[.G454]" office:value-type="float" office:value="-0.391952326980673">
            <text:p>-0.391952327</text:p>
          </table:table-cell>
          <table:table-cell table:formula="of:=[.H454]^2" office:value-type="float" office:value="0.153626626625564">
            <text:p>0.153626627</text:p>
          </table:table-cell>
        </table:table-row>
        <table:table-row table:style-name="ro1">
          <table:table-cell office:value-type="float" office:value="0.777324912">
            <text:p>0,777324912</text:p>
          </table:table-cell>
          <table:table-cell office:value-type="float" office:value="0.9999">
            <text:p>0,999900000</text:p>
          </table:table-cell>
          <table:table-cell office:value-type="string">
            <text:p>0,777402652265227</text:p>
          </table:table-cell>
          <table:table-cell table:formula="of:=[.B455]-[.A455]" office:value-type="float" office:value="0.222575088">
            <text:p>0.222575088</text:p>
          </table:table-cell>
          <table:table-cell table:formula="of:=[.D455]^2" office:value-type="float" office:value="0.0495396697982077">
            <text:p>0.049539670</text:p>
          </table:table-cell>
          <table:table-cell table:formula="of:=ABS([.E455])" office:value-type="float" office:value="0.0495396697982077">
            <text:p>0.049539670</text:p>
          </table:table-cell>
          <table:table-cell table:formula="of:=SLOPE([.$B$2:.$B$1001];[.$A$2:.$A$1001])*[.A455]+INTERCEPT([.$B$2:.$B$1001];[.$A$2:.$A$1001])" office:value-type="float" office:value="0.719817711198012">
            <text:p>0.719817711</text:p>
          </table:table-cell>
          <table:table-cell table:formula="of:=[.B455]-[.G455]" office:value-type="float" office:value="0.280082288801988">
            <text:p>0.280082289</text:p>
          </table:table-cell>
          <table:table-cell table:formula="of:=[.H455]^2" office:value-type="float" office:value="0.0784460885005602">
            <text:p>0.078446089</text:p>
          </table:table-cell>
        </table:table-row>
        <table:table-row table:style-name="ro1">
          <table:table-cell office:value-type="float" office:value="0.500355552">
            <text:p>0,500355552</text:p>
          </table:table-cell>
          <table:table-cell office:value-type="float" office:value="0.602964676">
            <text:p>0,602964676</text:p>
          </table:table-cell>
          <table:table-cell office:value-type="string">
            <text:p>0,829825646370037</text:p>
          </table:table-cell>
          <table:table-cell table:formula="of:=[.B456]-[.A456]" office:value-type="float" office:value="0.102609124">
            <text:p>0.102609124</text:p>
          </table:table-cell>
          <table:table-cell table:formula="of:=[.D456]^2" office:value-type="float" office:value="0.0105286323280474">
            <text:p>0.010528632</text:p>
          </table:table-cell>
          <table:table-cell table:formula="of:=ABS([.E456])" office:value-type="float" office:value="0.0105286323280474">
            <text:p>0.010528632</text:p>
          </table:table-cell>
          <table:table-cell table:formula="of:=SLOPE([.$B$2:.$B$1001];[.$A$2:.$A$1001])*[.A456]+INTERCEPT([.$B$2:.$B$1001];[.$A$2:.$A$1001])" office:value-type="float" office:value="0.497136633587159">
            <text:p>0.497136634</text:p>
          </table:table-cell>
          <table:table-cell table:formula="of:=[.B456]-[.G456]" office:value-type="float" office:value="0.105828042412841">
            <text:p>0.105828042</text:p>
          </table:table-cell>
          <table:table-cell table:formula="of:=[.H456]^2" office:value-type="float" office:value="0.0111995745609341">
            <text:p>0.011199575</text:p>
          </table:table-cell>
        </table:table-row>
        <table:table-row table:style-name="ro1">
          <table:table-cell office:value-type="float" office:value="0.524726753">
            <text:p>0,524726753</text:p>
          </table:table-cell>
          <table:table-cell office:value-type="float" office:value="0.641726296">
            <text:p>0,641726296</text:p>
          </table:table-cell>
          <table:table-cell office:value-type="string">
            <text:p>0,817679992655311</text:p>
          </table:table-cell>
          <table:table-cell table:formula="of:=[.B457]-[.A457]" office:value-type="float" office:value="0.116999543">
            <text:p>0.116999543</text:p>
          </table:table-cell>
          <table:table-cell table:formula="of:=[.D457]^2" office:value-type="float" office:value="0.0136888930622089">
            <text:p>0.013688893</text:p>
          </table:table-cell>
          <table:table-cell table:formula="of:=ABS([.E457])" office:value-type="float" office:value="0.0136888930622089">
            <text:p>0.013688893</text:p>
          </table:table-cell>
          <table:table-cell table:formula="of:=SLOPE([.$B$2:.$B$1001];[.$A$2:.$A$1001])*[.A457]+INTERCEPT([.$B$2:.$B$1001];[.$A$2:.$A$1001])" office:value-type="float" office:value="0.516730877879563">
            <text:p>0.516730878</text:p>
          </table:table-cell>
          <table:table-cell table:formula="of:=[.B457]-[.G457]" office:value-type="float" office:value="0.124995418120437">
            <text:p>0.124995418</text:p>
          </table:table-cell>
          <table:table-cell table:formula="of:=[.H457]^2" office:value-type="float" office:value="0.015623854551103">
            <text:p>0.015623855</text:p>
          </table:table-cell>
        </table:table-row>
        <table:table-row table:style-name="ro1">
          <table:table-cell office:value-type="float" office:value="0.21298271">
            <text:p>0,212982710</text:p>
          </table:table-cell>
          <table:table-cell office:value-type="float" office:value="0.587464728">
            <text:p>0,587464728</text:p>
          </table:table-cell>
          <table:table-cell office:value-type="string">
            <text:p>0,362545528009981</text:p>
          </table:table-cell>
          <table:table-cell table:formula="of:=[.B458]-[.A458]" office:value-type="float" office:value="0.374482018">
            <text:p>0.374482018</text:p>
          </table:table-cell>
          <table:table-cell table:formula="of:=[.D458]^2" office:value-type="float" office:value="0.140236781805352">
            <text:p>0.140236782</text:p>
          </table:table-cell>
          <table:table-cell table:formula="of:=ABS([.E458])" office:value-type="float" office:value="0.140236781805352">
            <text:p>0.140236782</text:p>
          </table:table-cell>
          <table:table-cell table:formula="of:=SLOPE([.$B$2:.$B$1001];[.$A$2:.$A$1001])*[.A458]+INTERCEPT([.$B$2:.$B$1001];[.$A$2:.$A$1001])" office:value-type="float" office:value="0.266091242383405">
            <text:p>0.266091242</text:p>
          </table:table-cell>
          <table:table-cell table:formula="of:=[.B458]-[.G458]" office:value-type="float" office:value="0.321373485616595">
            <text:p>0.321373486</text:p>
          </table:table-cell>
          <table:table-cell table:formula="of:=[.H458]^2" office:value-type="float" office:value="0.10328091725736">
            <text:p>0.103280917</text:p>
          </table:table-cell>
        </table:table-row>
        <table:table-row table:style-name="ro1">
          <table:table-cell office:value-type="float" office:value="0.14763437">
            <text:p>0,147634370</text:p>
          </table:table-cell>
          <table:table-cell office:value-type="float" office:value="0.073771446">
            <text:p>0,073771446</text:p>
          </table:table-cell>
          <table:table-cell table:formula="of:=[.A459]/[.B459]" office:value-type="float" office:value="2.00124001907188">
            <text:p>2,001240019</text:p>
          </table:table-cell>
          <table:table-cell table:formula="of:=[.B459]-[.A459]" office:value-type="float" office:value="-0.073862924">
            <text:p>-0.073862924</text:p>
          </table:table-cell>
          <table:table-cell table:formula="of:=[.D459]^2" office:value-type="float" office:value="0.00545573154182978">
            <text:p>0.005455732</text:p>
          </table:table-cell>
          <table:table-cell table:formula="of:=ABS([.E459])" office:value-type="float" office:value="0.00545573154182978">
            <text:p>0.005455732</text:p>
          </table:table-cell>
          <table:table-cell table:formula="of:=SLOPE([.$B$2:.$B$1001];[.$A$2:.$A$1001])*[.A459]+INTERCEPT([.$B$2:.$B$1001];[.$A$2:.$A$1001])" office:value-type="float" office:value="0.213551716815377">
            <text:p>0.213551717</text:p>
          </table:table-cell>
          <table:table-cell table:formula="of:=[.B459]-[.G459]" office:value-type="float" office:value="-0.139780270815377">
            <text:p>-0.139780271</text:p>
          </table:table-cell>
          <table:table-cell table:formula="of:=[.H459]^2" office:value-type="float" office:value="0.0195385241092201">
            <text:p>0.019538524</text:p>
          </table:table-cell>
        </table:table-row>
        <table:table-row table:style-name="ro1">
          <table:table-cell office:value-type="float" office:value="0.768215078">
            <text:p>0,768215078</text:p>
          </table:table-cell>
          <table:table-cell office:value-type="float" office:value="0.610790317">
            <text:p>0,610790317</text:p>
          </table:table-cell>
          <table:table-cell table:formula="of:=[.A460]/[.B460]" office:value-type="float" office:value="1.25773945103324">
            <text:p>1,257739451</text:p>
          </table:table-cell>
          <table:table-cell table:formula="of:=[.B460]-[.A460]" office:value-type="float" office:value="-0.157424761">
            <text:p>-0.157424761</text:p>
          </table:table-cell>
          <table:table-cell table:formula="of:=[.D460]^2" office:value-type="float" office:value="0.0247825553759071">
            <text:p>0.024782555</text:p>
          </table:table-cell>
          <table:table-cell table:formula="of:=ABS([.E460])" office:value-type="float" office:value="0.0247825553759071">
            <text:p>0.024782555</text:p>
          </table:table-cell>
          <table:table-cell table:formula="of:=SLOPE([.$B$2:.$B$1001];[.$A$2:.$A$1001])*[.A460]+INTERCEPT([.$B$2:.$B$1001];[.$A$2:.$A$1001])" office:value-type="float" office:value="0.712493479911288">
            <text:p>0.712493480</text:p>
          </table:table-cell>
          <table:table-cell table:formula="of:=[.B460]-[.G460]" office:value-type="float" office:value="-0.101703162911288">
            <text:p>-0.101703163</text:p>
          </table:table-cell>
          <table:table-cell table:formula="of:=[.H460]^2" office:value-type="float" office:value="0.0103435333461599">
            <text:p>0.010343533</text:p>
          </table:table-cell>
        </table:table-row>
        <table:table-row table:style-name="ro1">
          <table:table-cell office:value-type="float" office:value="0.571860823">
            <text:p>0,571860823</text:p>
          </table:table-cell>
          <table:table-cell office:value-type="float" office:value="0.814747317">
            <text:p>0,814747317</text:p>
          </table:table-cell>
          <table:table-cell office:value-type="string">
            <text:p>0,70188733496621</text:p>
          </table:table-cell>
          <table:table-cell table:formula="of:=[.B461]-[.A461]" office:value-type="float" office:value="0.242886494">
            <text:p>0.242886494</text:p>
          </table:table-cell>
          <table:table-cell table:formula="of:=[.D461]^2" office:value-type="float" office:value="0.058993848967612">
            <text:p>0.058993849</text:p>
          </table:table-cell>
          <table:table-cell table:formula="of:=ABS([.E461])" office:value-type="float" office:value="0.058993848967612">
            <text:p>0.058993849</text:p>
          </table:table-cell>
          <table:table-cell table:formula="of:=SLOPE([.$B$2:.$B$1001];[.$A$2:.$A$1001])*[.A461]+INTERCEPT([.$B$2:.$B$1001];[.$A$2:.$A$1001])" office:value-type="float" office:value="0.554626280821554">
            <text:p>0.554626281</text:p>
          </table:table-cell>
          <table:table-cell table:formula="of:=[.B461]-[.G461]" office:value-type="float" office:value="0.260121036178446">
            <text:p>0.260121036</text:p>
          </table:table-cell>
          <table:table-cell table:formula="of:=[.H461]^2" office:value-type="float" office:value="0.0676629534625485">
            <text:p>0.067662953</text:p>
          </table:table-cell>
        </table:table-row>
        <table:table-row table:style-name="ro1">
          <table:table-cell office:value-type="float" office:value="0.309929706">
            <text:p>0,309929706</text:p>
          </table:table-cell>
          <table:table-cell office:value-type="float" office:value="0.0001">
            <text:p>0,000100000</text:p>
          </table:table-cell>
          <table:table-cell table:formula="of:=[.A462]/[.B462]" office:value-type="float" office:value="3099.29706">
            <text:p>3099,297060000</text:p>
          </table:table-cell>
          <table:table-cell table:formula="of:=[.B462]-[.A462]" office:value-type="float" office:value="-0.309829706">
            <text:p>-0.309829706</text:p>
          </table:table-cell>
          <table:table-cell table:formula="of:=[.D462]^2" office:value-type="float" office:value="0.0959944467200465">
            <text:p>0.095994447</text:p>
          </table:table-cell>
          <table:table-cell table:formula="of:=ABS([.E462])" office:value-type="float" office:value="0.0959944467200465">
            <text:p>0.095994447</text:p>
          </table:table-cell>
          <table:table-cell table:formula="of:=SLOPE([.$B$2:.$B$1001];[.$A$2:.$A$1001])*[.A462]+INTERCEPT([.$B$2:.$B$1001];[.$A$2:.$A$1001])" office:value-type="float" office:value="0.344035826363435">
            <text:p>0.344035826</text:p>
          </table:table-cell>
          <table:table-cell table:formula="of:=[.B462]-[.G462]" office:value-type="float" office:value="-0.343935826363435">
            <text:p>-0.343935826</text:p>
          </table:table-cell>
          <table:table-cell table:formula="of:=[.H462]^2" office:value-type="float" office:value="0.118291852656299">
            <text:p>0.118291853</text:p>
          </table:table-cell>
        </table:table-row>
        <table:table-row table:style-name="ro1">
          <table:table-cell office:value-type="float" office:value="0.331412646">
            <text:p>0,331412646</text:p>
          </table:table-cell>
          <table:table-cell office:value-type="float" office:value="0.613624031">
            <text:p>0,613624031</text:p>
          </table:table-cell>
          <table:table-cell office:value-type="string">
            <text:p>0,540090722098855</text:p>
          </table:table-cell>
          <table:table-cell table:formula="of:=[.B463]-[.A463]" office:value-type="float" office:value="0.282211385">
            <text:p>0.282211385</text:p>
          </table:table-cell>
          <table:table-cell table:formula="of:=[.D463]^2" office:value-type="float" office:value="0.0796432658236182">
            <text:p>0.079643266</text:p>
          </table:table-cell>
          <table:table-cell table:formula="of:=ABS([.E463])" office:value-type="float" office:value="0.0796432658236182">
            <text:p>0.079643266</text:p>
          </table:table-cell>
          <table:table-cell table:formula="of:=SLOPE([.$B$2:.$B$1001];[.$A$2:.$A$1001])*[.A463]+INTERCEPT([.$B$2:.$B$1001];[.$A$2:.$A$1001])" office:value-type="float" office:value="0.361307932669523">
            <text:p>0.361307933</text:p>
          </table:table-cell>
          <table:table-cell table:formula="of:=[.B463]-[.G463]" office:value-type="float" office:value="0.252316098330477">
            <text:p>0.252316098</text:p>
          </table:table-cell>
          <table:table-cell table:formula="of:=[.H463]^2" office:value-type="float" office:value="0.0636634134767149">
            <text:p>0.063663413</text:p>
          </table:table-cell>
        </table:table-row>
        <table:table-row table:style-name="ro1">
          <table:table-cell office:value-type="float" office:value="0.61686367">
            <text:p>0,616863670</text:p>
          </table:table-cell>
          <table:table-cell office:value-type="float" office:value="0.911139653">
            <text:p>0,911139653</text:p>
          </table:table-cell>
          <table:table-cell office:value-type="string">
            <text:p>0,677024282686992</text:p>
          </table:table-cell>
          <table:table-cell table:formula="of:=[.B464]-[.A464]" office:value-type="float" office:value="0.294275983">
            <text:p>0.294275983</text:p>
          </table:table-cell>
          <table:table-cell table:formula="of:=[.D464]^2" office:value-type="float" office:value="0.0865983541706164">
            <text:p>0.086598354</text:p>
          </table:table-cell>
          <table:table-cell table:formula="of:=ABS([.E464])" office:value-type="float" office:value="0.0865983541706164">
            <text:p>0.086598354</text:p>
          </table:table-cell>
          <table:table-cell table:formula="of:=SLOPE([.$B$2:.$B$1001];[.$A$2:.$A$1001])*[.A464]+INTERCEPT([.$B$2:.$B$1001];[.$A$2:.$A$1001])" office:value-type="float" office:value="0.590808198075926">
            <text:p>0.590808198</text:p>
          </table:table-cell>
          <table:table-cell table:formula="of:=[.B464]-[.G464]" office:value-type="float" office:value="0.320331454924074">
            <text:p>0.320331455</text:p>
          </table:table-cell>
          <table:table-cell table:formula="of:=[.H464]^2" office:value-type="float" office:value="0.102612241013774">
            <text:p>0.102612241</text:p>
          </table:table-cell>
        </table:table-row>
        <table:table-row table:style-name="ro1">
          <table:table-cell office:value-type="float" office:value="0.511051803">
            <text:p>0,511051803</text:p>
          </table:table-cell>
          <table:table-cell office:value-type="float" office:value="0.380657768">
            <text:p>0,380657768</text:p>
          </table:table-cell>
          <table:table-cell table:formula="of:=[.A465]/[.B465]" office:value-type="float" office:value="1.34254925542463">
            <text:p>1,342549255</text:p>
          </table:table-cell>
          <table:table-cell table:formula="of:=[.B465]-[.A465]" office:value-type="float" office:value="-0.130394035">
            <text:p>-0.130394035</text:p>
          </table:table-cell>
          <table:table-cell table:formula="of:=[.D465]^2" office:value-type="float" office:value="0.0170026043635812">
            <text:p>0.017002604</text:p>
          </table:table-cell>
          <table:table-cell table:formula="of:=ABS([.E465])" office:value-type="float" office:value="0.0170026043635812">
            <text:p>0.017002604</text:p>
          </table:table-cell>
          <table:table-cell table:formula="of:=SLOPE([.$B$2:.$B$1001];[.$A$2:.$A$1001])*[.A465]+INTERCEPT([.$B$2:.$B$1001];[.$A$2:.$A$1001])" office:value-type="float" office:value="0.505736331037722">
            <text:p>0.505736331</text:p>
          </table:table-cell>
          <table:table-cell table:formula="of:=[.B465]-[.G465]" office:value-type="float" office:value="-0.125078563037722">
            <text:p>-0.125078563</text:p>
          </table:table-cell>
          <table:table-cell table:formula="of:=[.H465]^2" office:value-type="float" office:value="0.0156446469315815">
            <text:p>0.015644647</text:p>
          </table:table-cell>
        </table:table-row>
        <table:table-row table:style-name="ro1">
          <table:table-cell office:value-type="float" office:value="0.42446037">
            <text:p>0,424460370</text:p>
          </table:table-cell>
          <table:table-cell office:value-type="float" office:value="0.195855667">
            <text:p>0,195855667</text:p>
          </table:table-cell>
          <table:table-cell table:formula="of:=[.A466]/[.B466]" office:value-type="float" office:value="2.16721005065429">
            <text:p>2,167210051</text:p>
          </table:table-cell>
          <table:table-cell table:formula="of:=[.B466]-[.A466]" office:value-type="float" office:value="-0.228604703">
            <text:p>-0.228604703</text:p>
          </table:table-cell>
          <table:table-cell table:formula="of:=[.D466]^2" office:value-type="float" office:value="0.0522601102337182">
            <text:p>0.052260110</text:p>
          </table:table-cell>
          <table:table-cell table:formula="of:=ABS([.E466])" office:value-type="float" office:value="0.0522601102337182">
            <text:p>0.052260110</text:p>
          </table:table-cell>
          <table:table-cell table:formula="of:=SLOPE([.$B$2:.$B$1001];[.$A$2:.$A$1001])*[.A466]+INTERCEPT([.$B$2:.$B$1001];[.$A$2:.$A$1001])" office:value-type="float" office:value="0.436117534170416">
            <text:p>0.436117534</text:p>
          </table:table-cell>
          <table:table-cell table:formula="of:=[.B466]-[.G466]" office:value-type="float" office:value="-0.240261867170416">
            <text:p>-0.240261867</text:p>
          </table:table-cell>
          <table:table-cell table:formula="of:=[.H466]^2" office:value-type="float" office:value="0.0577257648162144">
            <text:p>0.057725765</text:p>
          </table:table-cell>
        </table:table-row>
        <table:table-row table:style-name="ro1">
          <table:table-cell office:value-type="float" office:value="0.590055075">
            <text:p>0,590055075</text:p>
          </table:table-cell>
          <table:table-cell office:value-type="float" office:value="0.189856667">
            <text:p>0,189856667</text:p>
          </table:table-cell>
          <table:table-cell table:formula="of:=[.A467]/[.B467]" office:value-type="float" office:value="3.10789757517443">
            <text:p>3,107897575</text:p>
          </table:table-cell>
          <table:table-cell table:formula="of:=[.B467]-[.A467]" office:value-type="float" office:value="-0.400198408">
            <text:p>-0.400198408</text:p>
          </table:table-cell>
          <table:table-cell table:formula="of:=[.D467]^2" office:value-type="float" office:value="0.160158765765734">
            <text:p>0.160158766</text:p>
          </table:table-cell>
          <table:table-cell table:formula="of:=ABS([.E467])" office:value-type="float" office:value="0.160158765765734">
            <text:p>0.160158766</text:p>
          </table:table-cell>
          <table:table-cell table:formula="of:=SLOPE([.$B$2:.$B$1001];[.$A$2:.$A$1001])*[.A467]+INTERCEPT([.$B$2:.$B$1001];[.$A$2:.$A$1001])" office:value-type="float" office:value="0.569254309140944">
            <text:p>0.569254309</text:p>
          </table:table-cell>
          <table:table-cell table:formula="of:=[.B467]-[.G467]" office:value-type="float" office:value="-0.379397642140944">
            <text:p>-0.379397642</text:p>
          </table:table-cell>
          <table:table-cell table:formula="of:=[.H467]^2" office:value-type="float" office:value="0.143942570862108">
            <text:p>0.143942571</text:p>
          </table:table-cell>
        </table:table-row>
        <table:table-row table:style-name="ro1">
          <table:table-cell office:value-type="float" office:value="0.810388645">
            <text:p>0,810388645</text:p>
          </table:table-cell>
          <table:table-cell office:value-type="float" office:value="0.673196496">
            <text:p>0,673196496</text:p>
          </table:table-cell>
          <table:table-cell table:formula="of:=[.A468]/[.B468]" office:value-type="float" office:value="1.20379213174039">
            <text:p>1,203792132</text:p>
          </table:table-cell>
          <table:table-cell table:formula="of:=[.B468]-[.A468]" office:value-type="float" office:value="-0.137192149">
            <text:p>-0.137192149</text:p>
          </table:table-cell>
          <table:table-cell table:formula="of:=[.D468]^2" office:value-type="float" office:value="0.0188216857472382">
            <text:p>0.018821686</text:p>
          </table:table-cell>
          <table:table-cell table:formula="of:=ABS([.E468])" office:value-type="float" office:value="0.0188216857472382">
            <text:p>0.018821686</text:p>
          </table:table-cell>
          <table:table-cell table:formula="of:=SLOPE([.$B$2:.$B$1001];[.$A$2:.$A$1001])*[.A468]+INTERCEPT([.$B$2:.$B$1001];[.$A$2:.$A$1001])" office:value-type="float" office:value="0.746400679416148">
            <text:p>0.746400679</text:p>
          </table:table-cell>
          <table:table-cell table:formula="of:=[.B468]-[.G468]" office:value-type="float" office:value="-0.0732041834161482">
            <text:p>-0.073204183</text:p>
          </table:table-cell>
          <table:table-cell table:formula="of:=[.H468]^2" office:value-type="float" office:value="0.00535885246962507">
            <text:p>0.005358852</text:p>
          </table:table-cell>
        </table:table-row>
        <table:table-row table:style-name="ro1">
          <table:table-cell office:value-type="float" office:value="0.907650845">
            <text:p>0,907650845</text:p>
          </table:table-cell>
          <table:table-cell office:value-type="float" office:value="0.787498323">
            <text:p>0,787498323</text:p>
          </table:table-cell>
          <table:table-cell table:formula="of:=[.A469]/[.B469]" office:value-type="float" office:value="1.15257495602311">
            <text:p>1,152574956</text:p>
          </table:table-cell>
          <table:table-cell table:formula="of:=[.B469]-[.A469]" office:value-type="float" office:value="-0.120152522">
            <text:p>-0.120152522</text:p>
          </table:table-cell>
          <table:table-cell table:formula="of:=[.D469]^2" office:value-type="float" office:value="0.0144366285429605">
            <text:p>0.014436629</text:p>
          </table:table-cell>
          <table:table-cell table:formula="of:=ABS([.E469])" office:value-type="float" office:value="0.0144366285429605">
            <text:p>0.014436629</text:p>
          </table:table-cell>
          <table:table-cell table:formula="of:=SLOPE([.$B$2:.$B$1001];[.$A$2:.$A$1001])*[.A469]+INTERCEPT([.$B$2:.$B$1001];[.$A$2:.$A$1001])" office:value-type="float" office:value="0.824598684808522">
            <text:p>0.824598685</text:p>
          </table:table-cell>
          <table:table-cell table:formula="of:=[.B469]-[.G469]" office:value-type="float" office:value="-0.0371003618085219">
            <text:p>-0.037100362</text:p>
          </table:table-cell>
          <table:table-cell table:formula="of:=[.H469]^2" office:value-type="float" office:value="0.00137643684632323">
            <text:p>0.001376437</text:p>
          </table:table-cell>
        </table:table-row>
        <table:table-row table:style-name="ro1">
          <table:table-cell office:value-type="float" office:value="0.805779956">
            <text:p>0,805779956</text:p>
          </table:table-cell>
          <table:table-cell office:value-type="float" office:value="0.697026752">
            <text:p>0,697026752</text:p>
          </table:table-cell>
          <table:table-cell table:formula="of:=[.A470]/[.B470]" office:value-type="float" office:value="1.15602443333481">
            <text:p>1,156024433</text:p>
          </table:table-cell>
          <table:table-cell table:formula="of:=[.B470]-[.A470]" office:value-type="float" office:value="-0.108753204">
            <text:p>-0.108753204</text:p>
          </table:table-cell>
          <table:table-cell table:formula="of:=[.D470]^2" office:value-type="float" office:value="0.0118272593802656">
            <text:p>0.011827259</text:p>
          </table:table-cell>
          <table:table-cell table:formula="of:=ABS([.E470])" office:value-type="float" office:value="0.0118272593802656">
            <text:p>0.011827259</text:p>
          </table:table-cell>
          <table:table-cell table:formula="of:=SLOPE([.$B$2:.$B$1001];[.$A$2:.$A$1001])*[.A470]+INTERCEPT([.$B$2:.$B$1001];[.$A$2:.$A$1001])" office:value-type="float" office:value="0.742695331528955">
            <text:p>0.742695332</text:p>
          </table:table-cell>
          <table:table-cell table:formula="of:=[.B470]-[.G470]" office:value-type="float" office:value="-0.0456685795289549">
            <text:p>-0.045668580</text:p>
          </table:table-cell>
          <table:table-cell table:formula="of:=[.H470]^2" office:value-type="float" office:value="0.00208561915619248">
            <text:p>0.002085619</text:p>
          </table:table-cell>
        </table:table-row>
        <table:table-row table:style-name="ro1">
          <table:table-cell office:value-type="float" office:value="0.761863045">
            <text:p>0,761863045</text:p>
          </table:table-cell>
          <table:table-cell office:value-type="float" office:value="0.648190512">
            <text:p>0,648190512</text:p>
          </table:table-cell>
          <table:table-cell table:formula="of:=[.A471]/[.B471]" office:value-type="float" office:value="1.17536901712625">
            <text:p>1,175369017</text:p>
          </table:table-cell>
          <table:table-cell table:formula="of:=[.B471]-[.A471]" office:value-type="float" office:value="-0.113672533">
            <text:p>-0.113672533</text:p>
          </table:table-cell>
          <table:table-cell table:formula="of:=[.D471]^2" office:value-type="float" office:value="0.0129214447586361">
            <text:p>0.012921445</text:p>
          </table:table-cell>
          <table:table-cell table:formula="of:=ABS([.E471])" office:value-type="float" office:value="0.0129214447586361">
            <text:p>0.012921445</text:p>
          </table:table-cell>
          <table:table-cell table:formula="of:=SLOPE([.$B$2:.$B$1001];[.$A$2:.$A$1001])*[.A471]+INTERCEPT([.$B$2:.$B$1001];[.$A$2:.$A$1001])" office:value-type="float" office:value="0.707386497848508">
            <text:p>0.707386498</text:p>
          </table:table-cell>
          <table:table-cell table:formula="of:=[.B471]-[.G471]" office:value-type="float" office:value="-0.0591959858485076">
            <text:p>-0.059195986</text:p>
          </table:table-cell>
          <table:table-cell table:formula="of:=[.H471]^2" office:value-type="float" office:value="0.00350416474057671">
            <text:p>0.003504165</text:p>
          </table:table-cell>
        </table:table-row>
        <table:table-row table:style-name="ro1">
          <table:table-cell office:value-type="float" office:value="0.701519664">
            <text:p>0,701519664</text:p>
          </table:table-cell>
          <table:table-cell office:value-type="float" office:value="0.268376014">
            <text:p>0,268376014</text:p>
          </table:table-cell>
          <table:table-cell table:formula="of:=[.A472]/[.B472]" office:value-type="float" office:value="2.61394322668493">
            <text:p>2,613943227</text:p>
          </table:table-cell>
          <table:table-cell table:formula="of:=[.B472]-[.A472]" office:value-type="float" office:value="-0.43314365">
            <text:p>-0.433143650</text:p>
          </table:table-cell>
          <table:table-cell table:formula="of:=[.D472]^2" office:value-type="float" office:value="0.187613421535323">
            <text:p>0.187613422</text:p>
          </table:table-cell>
          <table:table-cell table:formula="of:=ABS([.E472])" office:value-type="float" office:value="0.187613421535323">
            <text:p>0.187613422</text:p>
          </table:table-cell>
          <table:table-cell table:formula="of:=SLOPE([.$B$2:.$B$1001];[.$A$2:.$A$1001])*[.A472]+INTERCEPT([.$B$2:.$B$1001];[.$A$2:.$A$1001])" office:value-type="float" office:value="0.658870917974394">
            <text:p>0.658870918</text:p>
          </table:table-cell>
          <table:table-cell table:formula="of:=[.B472]-[.G472]" office:value-type="float" office:value="-0.390494903974394">
            <text:p>-0.390494904</text:p>
          </table:table-cell>
          <table:table-cell table:formula="of:=[.H472]^2" office:value-type="float" office:value="0.152486270029971">
            <text:p>0.152486270</text:p>
          </table:table-cell>
        </table:table-row>
        <table:table-row table:style-name="ro1">
          <table:table-cell office:value-type="float" office:value="0.519429343">
            <text:p>0,519429343</text:p>
          </table:table-cell>
          <table:table-cell office:value-type="float" office:value="0.547486622">
            <text:p>0,547486622</text:p>
          </table:table-cell>
          <table:table-cell office:value-type="string">
            <text:p>0,948752576094909</text:p>
          </table:table-cell>
          <table:table-cell table:formula="of:=[.B473]-[.A473]" office:value-type="float" office:value="0.0280572790000001">
            <text:p>0.028057279</text:p>
          </table:table-cell>
          <table:table-cell table:formula="of:=[.D473]^2" office:value-type="float" office:value="0.000787210904883847">
            <text:p>0.000787211</text:p>
          </table:table-cell>
          <table:table-cell table:formula="of:=ABS([.E473])" office:value-type="float" office:value="0.000787210904883847">
            <text:p>0.000787211</text:p>
          </table:table-cell>
          <table:table-cell table:formula="of:=SLOPE([.$B$2:.$B$1001];[.$A$2:.$A$1001])*[.A473]+INTERCEPT([.$B$2:.$B$1001];[.$A$2:.$A$1001])" office:value-type="float" office:value="0.51247180399736">
            <text:p>0.512471804</text:p>
          </table:table-cell>
          <table:table-cell table:formula="of:=[.B473]-[.G473]" office:value-type="float" office:value="0.0350148180026406">
            <text:p>0.035014818</text:p>
          </table:table-cell>
          <table:table-cell table:formula="of:=[.H473]^2" office:value-type="float" office:value="0.00122603747975805">
            <text:p>0.001226037</text:p>
          </table:table-cell>
        </table:table-row>
        <table:table-row table:style-name="ro1">
          <table:table-cell office:value-type="float" office:value="0.641502942">
            <text:p>0,641502942</text:p>
          </table:table-cell>
          <table:table-cell office:value-type="float" office:value="0.839281854">
            <text:p>0,839281854</text:p>
          </table:table-cell>
          <table:table-cell office:value-type="string">
            <text:p>0,764347446501566</text:p>
          </table:table-cell>
          <table:table-cell table:formula="of:=[.B474]-[.A474]" office:value-type="float" office:value="0.197778912">
            <text:p>0.197778912</text:p>
          </table:table-cell>
          <table:table-cell table:formula="of:=[.D474]^2" office:value-type="float" office:value="0.0391164980319038">
            <text:p>0.039116498</text:p>
          </table:table-cell>
          <table:table-cell table:formula="of:=ABS([.E474])" office:value-type="float" office:value="0.0391164980319038">
            <text:p>0.039116498</text:p>
          </table:table-cell>
          <table:table-cell table:formula="of:=SLOPE([.$B$2:.$B$1001];[.$A$2:.$A$1001])*[.A474]+INTERCEPT([.$B$2:.$B$1001];[.$A$2:.$A$1001])" office:value-type="float" office:value="0.610617969238003">
            <text:p>0.610617969</text:p>
          </table:table-cell>
          <table:table-cell table:formula="of:=[.B474]-[.G474]" office:value-type="float" office:value="0.228663884761997">
            <text:p>0.228663885</text:p>
          </table:table-cell>
          <table:table-cell table:formula="of:=[.H474]^2" office:value-type="float" office:value="0.0522871721944481">
            <text:p>0.052287172</text:p>
          </table:table-cell>
        </table:table-row>
        <table:table-row table:style-name="ro1">
          <table:table-cell office:value-type="float" office:value="0.218682802">
            <text:p>0,218682802</text:p>
          </table:table-cell>
          <table:table-cell office:value-type="float" office:value="0.637925728">
            <text:p>0,637925728</text:p>
          </table:table-cell>
          <table:table-cell office:value-type="string">
            <text:p>0,342802919527334</text:p>
          </table:table-cell>
          <table:table-cell table:formula="of:=[.B475]-[.A475]" office:value-type="float" office:value="0.419242926">
            <text:p>0.419242926</text:p>
          </table:table-cell>
          <table:table-cell table:formula="of:=[.D475]^2" office:value-type="float" office:value="0.175764631001041">
            <text:p>0.175764631</text:p>
          </table:table-cell>
          <table:table-cell table:formula="of:=ABS([.E475])" office:value-type="float" office:value="0.175764631001041">
            <text:p>0.175764631</text:p>
          </table:table-cell>
          <table:table-cell table:formula="of:=SLOPE([.$B$2:.$B$1001];[.$A$2:.$A$1001])*[.A475]+INTERCEPT([.$B$2:.$B$1001];[.$A$2:.$A$1001])" office:value-type="float" office:value="0.270674069267364">
            <text:p>0.270674069</text:p>
          </table:table-cell>
          <table:table-cell table:formula="of:=[.B475]-[.G475]" office:value-type="float" office:value="0.367251658732636">
            <text:p>0.367251659</text:p>
          </table:table-cell>
          <table:table-cell table:formula="of:=[.H475]^2" office:value-type="float" office:value="0.134873780841872">
            <text:p>0.134873781</text:p>
          </table:table-cell>
        </table:table-row>
        <table:table-row table:style-name="ro1">
          <table:table-cell office:value-type="float" office:value="0.753283836">
            <text:p>0,753283836</text:p>
          </table:table-cell>
          <table:table-cell office:value-type="float" office:value="0.9999">
            <text:p>0,999900000</text:p>
          </table:table-cell>
          <table:table-cell office:value-type="string">
            <text:p>0,753359171917192</text:p>
          </table:table-cell>
          <table:table-cell table:formula="of:=[.B476]-[.A476]" office:value-type="float" office:value="0.246616164">
            <text:p>0.246616164</text:p>
          </table:table-cell>
          <table:table-cell table:formula="of:=[.D476]^2" office:value-type="float" office:value="0.0608195323460749">
            <text:p>0.060819532</text:p>
          </table:table-cell>
          <table:table-cell table:formula="of:=ABS([.E476])" office:value-type="float" office:value="0.0608195323460749">
            <text:p>0.060819532</text:p>
          </table:table-cell>
          <table:table-cell table:formula="of:=SLOPE([.$B$2:.$B$1001];[.$A$2:.$A$1001])*[.A476]+INTERCEPT([.$B$2:.$B$1001];[.$A$2:.$A$1001])" office:value-type="float" office:value="0.700488884678702">
            <text:p>0.700488885</text:p>
          </table:table-cell>
          <table:table-cell table:formula="of:=[.B476]-[.G476]" office:value-type="float" office:value="0.299411115321298">
            <text:p>0.299411115</text:p>
          </table:table-cell>
          <table:table-cell table:formula="of:=[.H476]^2" office:value-type="float" office:value="0.0896470159779438">
            <text:p>0.089647016</text:p>
          </table:table-cell>
        </table:table-row>
        <table:table-row table:style-name="ro1">
          <table:table-cell office:value-type="float" office:value="0.261512314">
            <text:p>0,261512314</text:p>
          </table:table-cell>
          <table:table-cell office:value-type="float" office:value="0.313778483">
            <text:p>0,313778483</text:p>
          </table:table-cell>
          <table:table-cell office:value-type="string">
            <text:p>0,833429722458057</text:p>
          </table:table-cell>
          <table:table-cell table:formula="of:=[.B477]-[.A477]" office:value-type="float" office:value="0.052266169">
            <text:p>0.052266169</text:p>
          </table:table-cell>
          <table:table-cell table:formula="of:=[.D477]^2" office:value-type="float" office:value="0.00273175242193656">
            <text:p>0.002731752</text:p>
          </table:table-cell>
          <table:table-cell table:formula="of:=ABS([.E477])" office:value-type="float" office:value="0.00273175242193656">
            <text:p>0.002731752</text:p>
          </table:table-cell>
          <table:table-cell table:formula="of:=SLOPE([.$B$2:.$B$1001];[.$A$2:.$A$1001])*[.A477]+INTERCEPT([.$B$2:.$B$1001];[.$A$2:.$A$1001])" office:value-type="float" office:value="0.305108643133972">
            <text:p>0.305108643</text:p>
          </table:table-cell>
          <table:table-cell table:formula="of:=[.B477]-[.G477]" office:value-type="float" office:value="0.00866983986602843">
            <text:p>0.008669840</text:p>
          </table:table-cell>
          <table:table-cell table:formula="of:=[.H477]^2" office:value-type="float" office:value="0.0000751661233025758">
            <text:p>0.000075166</text:p>
          </table:table-cell>
        </table:table-row>
        <table:table-row table:style-name="ro1">
          <table:table-cell office:value-type="float" office:value="0.86434906">
            <text:p>0,864349060</text:p>
          </table:table-cell>
          <table:table-cell office:value-type="float" office:value="0.795934286">
            <text:p>0,795934286</text:p>
          </table:table-cell>
          <table:table-cell table:formula="of:=[.A478]/[.B478]" office:value-type="float" office:value="1.08595530460664">
            <text:p>1,085955305</text:p>
          </table:table-cell>
          <table:table-cell table:formula="of:=[.B478]-[.A478]" office:value-type="float" office:value="-0.068414774">
            <text:p>-0.068414774</text:p>
          </table:table-cell>
          <table:table-cell table:formula="of:=[.D478]^2" office:value-type="float" office:value="0.00468058130147107">
            <text:p>0.004680581</text:p>
          </table:table-cell>
          <table:table-cell table:formula="of:=ABS([.E478])" office:value-type="float" office:value="0.00468058130147107">
            <text:p>0.004680581</text:p>
          </table:table-cell>
          <table:table-cell table:formula="of:=SLOPE([.$B$2:.$B$1001];[.$A$2:.$A$1001])*[.A478]+INTERCEPT([.$B$2:.$B$1001];[.$A$2:.$A$1001])" office:value-type="float" office:value="0.789784407350996">
            <text:p>0.789784407</text:p>
          </table:table-cell>
          <table:table-cell table:formula="of:=[.B478]-[.G478]" office:value-type="float" office:value="0.00614987864900429">
            <text:p>0.006149879</text:p>
          </table:table-cell>
          <table:table-cell table:formula="of:=[.H478]^2" office:value-type="float" office:value="0.0000378210073974789">
            <text:p>0.000037821</text:p>
          </table:table-cell>
        </table:table-row>
        <table:table-row table:style-name="ro1">
          <table:table-cell office:value-type="float" office:value="0.133852909">
            <text:p>0,133852909</text:p>
          </table:table-cell>
          <table:table-cell office:value-type="float" office:value="0.116561892">
            <text:p>0,116561892</text:p>
          </table:table-cell>
          <table:table-cell table:formula="of:=[.A479]/[.B479]" office:value-type="float" office:value="1.14834193837554">
            <text:p>1,148341938</text:p>
          </table:table-cell>
          <table:table-cell table:formula="of:=[.B479]-[.A479]" office:value-type="float" office:value="-0.017291017">
            <text:p>-0.017291017</text:p>
          </table:table-cell>
          <table:table-cell table:formula="of:=[.D479]^2" office:value-type="float" office:value="0.000298979268894289">
            <text:p>0.000298979</text:p>
          </table:table-cell>
          <table:table-cell table:formula="of:=ABS([.E479])" office:value-type="float" office:value="0.000298979268894289">
            <text:p>0.000298979</text:p>
          </table:table-cell>
          <table:table-cell table:formula="of:=SLOPE([.$B$2:.$B$1001];[.$A$2:.$A$1001])*[.A479]+INTERCEPT([.$B$2:.$B$1001];[.$A$2:.$A$1001])" office:value-type="float" office:value="0.202471536009341">
            <text:p>0.202471536</text:p>
          </table:table-cell>
          <table:table-cell table:formula="of:=[.B479]-[.G479]" office:value-type="float" office:value="-0.0859096440093411">
            <text:p>-0.085909644</text:p>
          </table:table-cell>
          <table:table-cell table:formula="of:=[.H479]^2" office:value-type="float" office:value="0.00738046693381172">
            <text:p>0.007380467</text:p>
          </table:table-cell>
        </table:table-row>
        <table:table-row table:style-name="ro1">
          <table:table-cell office:value-type="float" office:value="0.819680537">
            <text:p>0,819680537</text:p>
          </table:table-cell>
          <table:table-cell office:value-type="float" office:value="0.680927599">
            <text:p>0,680927599</text:p>
          </table:table-cell>
          <table:table-cell table:formula="of:=[.A480]/[.B480]" office:value-type="float" office:value="1.20377047163865">
            <text:p>1,203770472</text:p>
          </table:table-cell>
          <table:table-cell table:formula="of:=[.B480]-[.A480]" office:value-type="float" office:value="-0.138752938">
            <text:p>-0.138752938</text:p>
          </table:table-cell>
          <table:table-cell table:formula="of:=[.D480]^2" office:value-type="float" office:value="0.0192523778036319">
            <text:p>0.019252378</text:p>
          </table:table-cell>
          <table:table-cell table:formula="of:=ABS([.E480])" office:value-type="float" office:value="0.0192523778036319">
            <text:p>0.019252378</text:p>
          </table:table-cell>
          <table:table-cell table:formula="of:=SLOPE([.$B$2:.$B$1001];[.$A$2:.$A$1001])*[.A480]+INTERCEPT([.$B$2:.$B$1001];[.$A$2:.$A$1001])" office:value-type="float" office:value="0.753871283831032">
            <text:p>0.753871284</text:p>
          </table:table-cell>
          <table:table-cell table:formula="of:=[.B480]-[.G480]" office:value-type="float" office:value="-0.0729436848310325">
            <text:p>-0.072943685</text:p>
          </table:table-cell>
          <table:table-cell table:formula="of:=[.H480]^2" office:value-type="float" office:value="0.00532078115672901">
            <text:p>0.005320781</text:p>
          </table:table-cell>
        </table:table-row>
        <table:table-row table:style-name="ro1">
          <table:table-cell office:value-type="float" office:value="0.062200521">
            <text:p>0,062200521</text:p>
          </table:table-cell>
          <table:table-cell office:value-type="float" office:value="0.561808036">
            <text:p>0,561808036</text:p>
          </table:table-cell>
          <table:table-cell office:value-type="string">
            <text:p>0,110714900845598</text:p>
          </table:table-cell>
          <table:table-cell table:formula="of:=[.B481]-[.A481]" office:value-type="float" office:value="0.499607515">
            <text:p>0.499607515</text:p>
          </table:table-cell>
          <table:table-cell table:formula="of:=[.D481]^2" office:value-type="float" office:value="0.249607669044475">
            <text:p>0.249607669</text:p>
          </table:table-cell>
          <table:table-cell table:formula="of:=ABS([.E481])" office:value-type="float" office:value="0.249607669044475">
            <text:p>0.249607669</text:p>
          </table:table-cell>
          <table:table-cell table:formula="of:=SLOPE([.$B$2:.$B$1001];[.$A$2:.$A$1001])*[.A481]+INTERCEPT([.$B$2:.$B$1001];[.$A$2:.$A$1001])" office:value-type="float" office:value="0.144863607922166">
            <text:p>0.144863608</text:p>
          </table:table-cell>
          <table:table-cell table:formula="of:=[.B481]-[.G481]" office:value-type="float" office:value="0.416944428077834">
            <text:p>0.416944428</text:p>
          </table:table-cell>
          <table:table-cell table:formula="of:=[.H481]^2" office:value-type="float" office:value="0.173842656105152">
            <text:p>0.173842656</text:p>
          </table:table-cell>
        </table:table-row>
        <table:table-row table:style-name="ro1">
          <table:table-cell office:value-type="float" office:value="0.387772797">
            <text:p>0,387772797</text:p>
          </table:table-cell>
          <table:table-cell office:value-type="float" office:value="0.228252741">
            <text:p>0,228252741</text:p>
          </table:table-cell>
          <table:table-cell table:formula="of:=[.A482]/[.B482]" office:value-type="float" office:value="1.69887465666842">
            <text:p>1,698874657</text:p>
          </table:table-cell>
          <table:table-cell table:formula="of:=[.B482]-[.A482]" office:value-type="float" office:value="-0.159520056">
            <text:p>-0.159520056</text:p>
          </table:table-cell>
          <table:table-cell table:formula="of:=[.D482]^2" office:value-type="float" office:value="0.0254466482662431">
            <text:p>0.025446648</text:p>
          </table:table-cell>
          <table:table-cell table:formula="of:=ABS([.E482])" office:value-type="float" office:value="0.0254466482662431">
            <text:p>0.025446648</text:p>
          </table:table-cell>
          <table:table-cell table:formula="of:=SLOPE([.$B$2:.$B$1001];[.$A$2:.$A$1001])*[.A482]+INTERCEPT([.$B$2:.$B$1001];[.$A$2:.$A$1001])" office:value-type="float" office:value="0.406621028526012">
            <text:p>0.406621029</text:p>
          </table:table-cell>
          <table:table-cell table:formula="of:=[.B482]-[.G482]" office:value-type="float" office:value="-0.178368287526012">
            <text:p>-0.178368288</text:p>
          </table:table-cell>
          <table:table-cell table:formula="of:=[.H482]^2" office:value-type="float" office:value="0.0318152459949621">
            <text:p>0.031815246</text:p>
          </table:table-cell>
        </table:table-row>
        <table:table-row table:style-name="ro1">
          <table:table-cell office:value-type="float" office:value="0.461299066">
            <text:p>0,461299066</text:p>
          </table:table-cell>
          <table:table-cell office:value-type="float" office:value="0.443850806">
            <text:p>0,443850806</text:p>
          </table:table-cell>
          <table:table-cell table:formula="of:=[.A483]/[.B483]" office:value-type="float" office:value="1.03931109229528">
            <text:p>1,039311092</text:p>
          </table:table-cell>
          <table:table-cell table:formula="of:=[.B483]-[.A483]" office:value-type="float" office:value="-0.01744826">
            <text:p>-0.017448260</text:p>
          </table:table-cell>
          <table:table-cell table:formula="of:=[.D483]^2" office:value-type="float" office:value="0.0003044417770276">
            <text:p>0.000304442</text:p>
          </table:table-cell>
          <table:table-cell table:formula="of:=ABS([.E483])" office:value-type="float" office:value="0.0003044417770276">
            <text:p>0.000304442</text:p>
          </table:table-cell>
          <table:table-cell table:formula="of:=SLOPE([.$B$2:.$B$1001];[.$A$2:.$A$1001])*[.A483]+INTERCEPT([.$B$2:.$B$1001];[.$A$2:.$A$1001])" office:value-type="float" office:value="0.465735541458509">
            <text:p>0.465735541</text:p>
          </table:table-cell>
          <table:table-cell table:formula="of:=[.B483]-[.G483]" office:value-type="float" office:value="-0.0218847354585091">
            <text:p>-0.021884735</text:p>
          </table:table-cell>
          <table:table-cell table:formula="of:=[.H483]^2" office:value-type="float" office:value="0.000478941646088926">
            <text:p>0.000478942</text:p>
          </table:table-cell>
        </table:table-row>
        <table:table-row table:style-name="ro1">
          <table:table-cell office:value-type="float" office:value="0.965214891">
            <text:p>0,965214891</text:p>
          </table:table-cell>
          <table:table-cell office:value-type="float" office:value="0.9999">
            <text:p>0,999900000</text:p>
          </table:table-cell>
          <table:table-cell office:value-type="string">
            <text:p>0,965311422142214</text:p>
          </table:table-cell>
          <table:table-cell table:formula="of:=[.B484]-[.A484]" office:value-type="float" office:value="0.034685109">
            <text:p>0.034685109</text:p>
          </table:table-cell>
          <table:table-cell table:formula="of:=[.D484]^2" office:value-type="float" office:value="0.00120305678634188">
            <text:p>0.001203057</text:p>
          </table:table-cell>
          <table:table-cell table:formula="of:=ABS([.E484])" office:value-type="float" office:value="0.00120305678634188">
            <text:p>0.001203057</text:p>
          </table:table-cell>
          <table:table-cell table:formula="of:=SLOPE([.$B$2:.$B$1001];[.$A$2:.$A$1001])*[.A484]+INTERCEPT([.$B$2:.$B$1001];[.$A$2:.$A$1001])" office:value-type="float" office:value="0.870879702300568">
            <text:p>0.870879702</text:p>
          </table:table-cell>
          <table:table-cell table:formula="of:=[.B484]-[.G484]" office:value-type="float" office:value="0.129020297699432">
            <text:p>0.129020298</text:p>
          </table:table-cell>
          <table:table-cell table:formula="of:=[.H484]^2" office:value-type="float" office:value="0.0166462372184501">
            <text:p>0.016646237</text:p>
          </table:table-cell>
        </table:table-row>
        <table:table-row table:style-name="ro1">
          <table:table-cell office:value-type="float" office:value="0.227665567">
            <text:p>0,227665567</text:p>
          </table:table-cell>
          <table:table-cell office:value-type="float" office:value="0.088857669">
            <text:p>0,088857669</text:p>
          </table:table-cell>
          <table:table-cell table:formula="of:=[.A485]/[.B485]" office:value-type="float" office:value="2.56213751229508">
            <text:p>2,562137512</text:p>
          </table:table-cell>
          <table:table-cell table:formula="of:=[.B485]-[.A485]" office:value-type="float" office:value="-0.138807898">
            <text:p>-0.138807898</text:p>
          </table:table-cell>
          <table:table-cell table:formula="of:=[.D485]^2" office:value-type="float" office:value="0.0192676325471784">
            <text:p>0.019267633</text:p>
          </table:table-cell>
          <table:table-cell table:formula="of:=ABS([.E485])" office:value-type="float" office:value="0.0192676325471784">
            <text:p>0.019267633</text:p>
          </table:table-cell>
          <table:table-cell table:formula="of:=SLOPE([.$B$2:.$B$1001];[.$A$2:.$A$1001])*[.A485]+INTERCEPT([.$B$2:.$B$1001];[.$A$2:.$A$1001])" office:value-type="float" office:value="0.277896138127707">
            <text:p>0.277896138</text:p>
          </table:table-cell>
          <table:table-cell table:formula="of:=[.B485]-[.G485]" office:value-type="float" office:value="-0.189038469127707">
            <text:p>-0.189038469</text:p>
          </table:table-cell>
          <table:table-cell table:formula="of:=[.H485]^2" office:value-type="float" office:value="0.035735542810147">
            <text:p>0.035735543</text:p>
          </table:table-cell>
        </table:table-row>
        <table:table-row table:style-name="ro1">
          <table:table-cell office:value-type="float" office:value="0.365051239">
            <text:p>0,365051239</text:p>
          </table:table-cell>
          <table:table-cell office:value-type="float" office:value="0.115678984">
            <text:p>0,115678984</text:p>
          </table:table-cell>
          <table:table-cell table:formula="of:=[.A486]/[.B486]" office:value-type="float" office:value="3.15572653196885">
            <text:p>3,155726532</text:p>
          </table:table-cell>
          <table:table-cell table:formula="of:=[.B486]-[.A486]" office:value-type="float" office:value="-0.249372255">
            <text:p>-0.249372255</text:p>
          </table:table-cell>
          <table:table-cell table:formula="of:=[.D486]^2" office:value-type="float" office:value="0.062186521563785">
            <text:p>0.062186522</text:p>
          </table:table-cell>
          <table:table-cell table:formula="of:=ABS([.E486])" office:value-type="float" office:value="0.062186521563785">
            <text:p>0.062186522</text:p>
          </table:table-cell>
          <table:table-cell table:formula="of:=SLOPE([.$B$2:.$B$1001];[.$A$2:.$A$1001])*[.A486]+INTERCEPT([.$B$2:.$B$1001];[.$A$2:.$A$1001])" office:value-type="float" office:value="0.388353083579186">
            <text:p>0.388353084</text:p>
          </table:table-cell>
          <table:table-cell table:formula="of:=[.B486]-[.G486]" office:value-type="float" office:value="-0.272674099579186">
            <text:p>-0.272674100</text:p>
          </table:table-cell>
          <table:table-cell table:formula="of:=[.H486]^2" office:value-type="float" office:value="0.0743511645813201">
            <text:p>0.074351165</text:p>
          </table:table-cell>
        </table:table-row>
        <table:table-row table:style-name="ro1">
          <table:table-cell office:value-type="float" office:value="0.275349759">
            <text:p>0,275349759</text:p>
          </table:table-cell>
          <table:table-cell office:value-type="float" office:value="0.453762508">
            <text:p>0,453762508</text:p>
          </table:table-cell>
          <table:table-cell office:value-type="string">
            <text:p>0,606814697436396</text:p>
          </table:table-cell>
          <table:table-cell table:formula="of:=[.B487]-[.A487]" office:value-type="float" office:value="0.178412749">
            <text:p>0.178412749</text:p>
          </table:table-cell>
          <table:table-cell table:formula="of:=[.D487]^2" office:value-type="float" office:value="0.031831109005737">
            <text:p>0.031831109</text:p>
          </table:table-cell>
          <table:table-cell table:formula="of:=ABS([.E487])" office:value-type="float" office:value="0.031831109005737">
            <text:p>0.031831109</text:p>
          </table:table-cell>
          <table:table-cell table:formula="of:=SLOPE([.$B$2:.$B$1001];[.$A$2:.$A$1001])*[.A487]+INTERCEPT([.$B$2:.$B$1001];[.$A$2:.$A$1001])" office:value-type="float" office:value="0.316233834613567">
            <text:p>0.316233835</text:p>
          </table:table-cell>
          <table:table-cell table:formula="of:=[.B487]-[.G487]" office:value-type="float" office:value="0.137528673386433">
            <text:p>0.137528673</text:p>
          </table:table-cell>
          <table:table-cell table:formula="of:=[.H487]^2" office:value-type="float" office:value="0.0189141360034323">
            <text:p>0.018914136</text:p>
          </table:table-cell>
        </table:table-row>
        <table:table-row table:style-name="ro1">
          <table:table-cell office:value-type="float" office:value="0.474303501">
            <text:p>0,474303501</text:p>
          </table:table-cell>
          <table:table-cell office:value-type="float" office:value="0.538495682">
            <text:p>0,538495682</text:p>
          </table:table-cell>
          <table:table-cell office:value-type="string">
            <text:p>0,880793508386944</text:p>
          </table:table-cell>
          <table:table-cell table:formula="of:=[.B488]-[.A488]" office:value-type="float" office:value="0.0641921810000001">
            <text:p>0.064192181</text:p>
          </table:table-cell>
          <table:table-cell table:formula="of:=[.D488]^2" office:value-type="float" office:value="0.00412063610153677">
            <text:p>0.004120636</text:p>
          </table:table-cell>
          <table:table-cell table:formula="of:=ABS([.E488])" office:value-type="float" office:value="0.00412063610153677">
            <text:p>0.004120636</text:p>
          </table:table-cell>
          <table:table-cell table:formula="of:=SLOPE([.$B$2:.$B$1001];[.$A$2:.$A$1001])*[.A488]+INTERCEPT([.$B$2:.$B$1001];[.$A$2:.$A$1001])" office:value-type="float" office:value="0.476190999778954">
            <text:p>0.476191000</text:p>
          </table:table-cell>
          <table:table-cell table:formula="of:=[.B488]-[.G488]" office:value-type="float" office:value="0.0623046822210461">
            <text:p>0.062304682</text:p>
          </table:table-cell>
          <table:table-cell table:formula="of:=[.H488]^2" office:value-type="float" office:value="0.00388187342666553">
            <text:p>0.003881873</text:p>
          </table:table-cell>
        </table:table-row>
        <table:table-row table:style-name="ro1">
          <table:table-cell office:value-type="float" office:value="0.489693823">
            <text:p>0,489693823</text:p>
          </table:table-cell>
          <table:table-cell office:value-type="float" office:value="0.172485959">
            <text:p>0,172485959</text:p>
          </table:table-cell>
          <table:table-cell table:formula="of:=[.A489]/[.B489]" office:value-type="float" office:value="2.83903586030443">
            <text:p>2,839035860</text:p>
          </table:table-cell>
          <table:table-cell table:formula="of:=[.B489]-[.A489]" office:value-type="float" office:value="-0.317207864">
            <text:p>-0.317207864</text:p>
          </table:table-cell>
          <table:table-cell table:formula="of:=[.D489]^2" office:value-type="float" office:value="0.100620828983443">
            <text:p>0.100620829</text:p>
          </table:table-cell>
          <table:table-cell table:formula="of:=ABS([.E489])" office:value-type="float" office:value="0.100620828983443">
            <text:p>0.100620829</text:p>
          </table:table-cell>
          <table:table-cell table:formula="of:=SLOPE([.$B$2:.$B$1001];[.$A$2:.$A$1001])*[.A489]+INTERCEPT([.$B$2:.$B$1001];[.$A$2:.$A$1001])" office:value-type="float" office:value="0.488564691539436">
            <text:p>0.488564692</text:p>
          </table:table-cell>
          <table:table-cell table:formula="of:=[.B489]-[.G489]" office:value-type="float" office:value="-0.316078732539436">
            <text:p>-0.316078733</text:p>
          </table:table-cell>
          <table:table-cell table:formula="of:=[.H489]^2" office:value-type="float" office:value="0.0999057651637364">
            <text:p>0.099905765</text:p>
          </table:table-cell>
        </table:table-row>
        <table:table-row table:style-name="ro1">
          <table:table-cell office:value-type="float" office:value="0.231007092">
            <text:p>0,231007092</text:p>
          </table:table-cell>
          <table:table-cell office:value-type="float" office:value="0.286710776">
            <text:p>0,286710776</text:p>
          </table:table-cell>
          <table:table-cell office:value-type="string">
            <text:p>0,80571471788699</text:p>
          </table:table-cell>
          <table:table-cell table:formula="of:=[.B490]-[.A490]" office:value-type="float" office:value="0.055703684">
            <text:p>0.055703684</text:p>
          </table:table-cell>
          <table:table-cell table:formula="of:=[.D490]^2" office:value-type="float" office:value="0.00310290041117185">
            <text:p>0.003102900</text:p>
          </table:table-cell>
          <table:table-cell table:formula="of:=ABS([.E490])" office:value-type="float" office:value="0.00310290041117185">
            <text:p>0.003102900</text:p>
          </table:table-cell>
          <table:table-cell table:formula="of:=SLOPE([.$B$2:.$B$1001];[.$A$2:.$A$1001])*[.A490]+INTERCEPT([.$B$2:.$B$1001];[.$A$2:.$A$1001])" office:value-type="float" office:value="0.28058269662596">
            <text:p>0.280582697</text:p>
          </table:table-cell>
          <table:table-cell table:formula="of:=[.B490]-[.G490]" office:value-type="float" office:value="0.00612807937404042">
            <text:p>0.006128079</text:p>
          </table:table-cell>
          <table:table-cell table:formula="of:=[.H490]^2" office:value-type="float" office:value="0.0000375533568145396">
            <text:p>0.000037553</text:p>
          </table:table-cell>
        </table:table-row>
        <table:table-row table:style-name="ro1">
          <table:table-cell office:value-type="float" office:value="0.735235977">
            <text:p>0,735235977</text:p>
          </table:table-cell>
          <table:table-cell office:value-type="float" office:value="0.713902802">
            <text:p>0,713902802</text:p>
          </table:table-cell>
          <table:table-cell table:formula="of:=[.A491]/[.B491]" office:value-type="float" office:value="1.0298824643078">
            <text:p>1,029882464</text:p>
          </table:table-cell>
          <table:table-cell table:formula="of:=[.B491]-[.A491]" office:value-type="float" office:value="-0.0213331750000001">
            <text:p>-0.021333175</text:p>
          </table:table-cell>
          <table:table-cell table:formula="of:=[.D491]^2" office:value-type="float" office:value="0.000455104355580629">
            <text:p>0.000455104</text:p>
          </table:table-cell>
          <table:table-cell table:formula="of:=ABS([.E491])" office:value-type="float" office:value="0.000455104355580629">
            <text:p>0.000455104</text:p>
          </table:table-cell>
          <table:table-cell table:formula="of:=SLOPE([.$B$2:.$B$1001];[.$A$2:.$A$1001])*[.A491]+INTERCEPT([.$B$2:.$B$1001];[.$A$2:.$A$1001])" office:value-type="float" office:value="0.685978555122072">
            <text:p>0.685978555</text:p>
          </table:table-cell>
          <table:table-cell table:formula="of:=[.B491]-[.G491]" office:value-type="float" office:value="0.0279242468779277">
            <text:p>0.027924247</text:p>
          </table:table-cell>
          <table:table-cell table:formula="of:=[.H491]^2" office:value-type="float" office:value="0.000779763563699456">
            <text:p>0.000779764</text:p>
          </table:table-cell>
        </table:table-row>
        <table:table-row table:style-name="ro1">
          <table:table-cell office:value-type="float" office:value="0.802800938">
            <text:p>0,802800938</text:p>
          </table:table-cell>
          <table:table-cell office:value-type="float" office:value="0.9999">
            <text:p>0,999900000</text:p>
          </table:table-cell>
          <table:table-cell office:value-type="string">
            <text:p>0,802881226122612</text:p>
          </table:table-cell>
          <table:table-cell table:formula="of:=[.B492]-[.A492]" office:value-type="float" office:value="0.197099062">
            <text:p>0.197099062</text:p>
          </table:table-cell>
          <table:table-cell table:formula="of:=[.D492]^2" office:value-type="float" office:value="0.0388480402412798">
            <text:p>0.038848040</text:p>
          </table:table-cell>
          <table:table-cell table:formula="of:=ABS([.E492])" office:value-type="float" office:value="0.0388480402412798">
            <text:p>0.038848040</text:p>
          </table:table-cell>
          <table:table-cell table:formula="of:=SLOPE([.$B$2:.$B$1001];[.$A$2:.$A$1001])*[.A492]+INTERCEPT([.$B$2:.$B$1001];[.$A$2:.$A$1001])" office:value-type="float" office:value="0.740300225664313">
            <text:p>0.740300226</text:p>
          </table:table-cell>
          <table:table-cell table:formula="of:=[.B492]-[.G492]" office:value-type="float" office:value="0.259599774335687">
            <text:p>0.259599774</text:p>
          </table:table-cell>
          <table:table-cell table:formula="of:=[.H492]^2" office:value-type="float" office:value="0.0673920428351396">
            <text:p>0.067392043</text:p>
          </table:table-cell>
        </table:table-row>
        <table:table-row table:style-name="ro1">
          <table:table-cell office:value-type="float" office:value="0.980845934">
            <text:p>0,980845934</text:p>
          </table:table-cell>
          <table:table-cell office:value-type="float" office:value="0.926607203">
            <text:p>0,926607203</text:p>
          </table:table-cell>
          <table:table-cell table:formula="of:=[.A493]/[.B493]" office:value-type="float" office:value="1.05853476081817">
            <text:p>1,058534761</text:p>
          </table:table-cell>
          <table:table-cell table:formula="of:=[.B493]-[.A493]" office:value-type="float" office:value="-0.054238731">
            <text:p>-0.054238731</text:p>
          </table:table-cell>
          <table:table-cell table:formula="of:=[.D493]^2" office:value-type="float" office:value="0.00294183994049036">
            <text:p>0.002941840</text:p>
          </table:table-cell>
          <table:table-cell table:formula="of:=ABS([.E493])" office:value-type="float" office:value="0.00294183994049036">
            <text:p>0.002941840</text:p>
          </table:table-cell>
          <table:table-cell table:formula="of:=SLOPE([.$B$2:.$B$1001];[.$A$2:.$A$1001])*[.A493]+INTERCEPT([.$B$2:.$B$1001];[.$A$2:.$A$1001])" office:value-type="float" office:value="0.88344693175664">
            <text:p>0.883446932</text:p>
          </table:table-cell>
          <table:table-cell table:formula="of:=[.B493]-[.G493]" office:value-type="float" office:value="0.0431602712433597">
            <text:p>0.043160271</text:p>
          </table:table-cell>
          <table:table-cell table:formula="of:=[.H493]^2" office:value-type="float" office:value="0.00186280901380039">
            <text:p>0.001862809</text:p>
          </table:table-cell>
        </table:table-row>
        <table:table-row table:style-name="ro1">
          <table:table-cell office:value-type="float" office:value="0.894408156">
            <text:p>0,894408156</text:p>
          </table:table-cell>
          <table:table-cell office:value-type="float" office:value="0.704966463">
            <text:p>0,704966463</text:p>
          </table:table-cell>
          <table:table-cell table:formula="of:=[.A494]/[.B494]" office:value-type="float" office:value="1.2687244045537">
            <text:p>1,268724405</text:p>
          </table:table-cell>
          <table:table-cell table:formula="of:=[.B494]-[.A494]" office:value-type="float" office:value="-0.189441693">
            <text:p>-0.189441693</text:p>
          </table:table-cell>
          <table:table-cell table:formula="of:=[.D494]^2" office:value-type="float" office:value="0.0358881550467062">
            <text:p>0.035888155</text:p>
          </table:table-cell>
          <table:table-cell table:formula="of:=ABS([.E494])" office:value-type="float" office:value="0.0358881550467062">
            <text:p>0.035888155</text:p>
          </table:table-cell>
          <table:table-cell table:formula="of:=SLOPE([.$B$2:.$B$1001];[.$A$2:.$A$1001])*[.A494]+INTERCEPT([.$B$2:.$B$1001];[.$A$2:.$A$1001])" office:value-type="float" office:value="0.813951672240109">
            <text:p>0.813951672</text:p>
          </table:table-cell>
          <table:table-cell table:formula="of:=[.B494]-[.G494]" office:value-type="float" office:value="-0.108985209240109">
            <text:p>-0.108985209</text:p>
          </table:table-cell>
          <table:table-cell table:formula="of:=[.H494]^2" office:value-type="float" office:value="0.0118777758331102">
            <text:p>0.011877776</text:p>
          </table:table-cell>
        </table:table-row>
        <table:table-row table:style-name="ro1">
          <table:table-cell office:value-type="float" office:value="0.46372242">
            <text:p>0,463722420</text:p>
          </table:table-cell>
          <table:table-cell office:value-type="float" office:value="0.294357795">
            <text:p>0,294357795</text:p>
          </table:table-cell>
          <table:table-cell table:formula="of:=[.A495]/[.B495]" office:value-type="float" office:value="1.57536993372301">
            <text:p>1,575369934</text:p>
          </table:table-cell>
          <table:table-cell table:formula="of:=[.B495]-[.A495]" office:value-type="float" office:value="-0.169364625">
            <text:p>-0.169364625</text:p>
          </table:table-cell>
          <table:table-cell table:formula="of:=[.D495]^2" office:value-type="float" office:value="0.0286843762013906">
            <text:p>0.028684376</text:p>
          </table:table-cell>
          <table:table-cell table:formula="of:=ABS([.E495])" office:value-type="float" office:value="0.0286843762013906">
            <text:p>0.028684376</text:p>
          </table:table-cell>
          <table:table-cell table:formula="of:=SLOPE([.$B$2:.$B$1001];[.$A$2:.$A$1001])*[.A495]+INTERCEPT([.$B$2:.$B$1001];[.$A$2:.$A$1001])" office:value-type="float" office:value="0.467683898057061">
            <text:p>0.467683898</text:p>
          </table:table-cell>
          <table:table-cell table:formula="of:=[.B495]-[.G495]" office:value-type="float" office:value="-0.173326103057061">
            <text:p>-0.173326103</text:p>
          </table:table-cell>
          <table:table-cell table:formula="of:=[.H495]^2" office:value-type="float" office:value="0.0300419380009468">
            <text:p>0.030041938</text:p>
          </table:table-cell>
        </table:table-row>
        <table:table-row table:style-name="ro1">
          <table:table-cell office:value-type="float" office:value="0.026797363">
            <text:p>0,026797363</text:p>
          </table:table-cell>
          <table:table-cell office:value-type="float" office:value="0.297118828">
            <text:p>0,297118828</text:p>
          </table:table-cell>
          <table:table-cell office:value-type="string">
            <text:p>0,0901907266543203</text:p>
          </table:table-cell>
          <table:table-cell table:formula="of:=[.B496]-[.A496]" office:value-type="float" office:value="0.270321465">
            <text:p>0.270321465</text:p>
          </table:table-cell>
          <table:table-cell table:formula="of:=[.D496]^2" office:value-type="float" office:value="0.0730736944397462">
            <text:p>0.073073694</text:p>
          </table:table-cell>
          <table:table-cell table:formula="of:=ABS([.E496])" office:value-type="float" office:value="0.0730736944397462">
            <text:p>0.073073694</text:p>
          </table:table-cell>
          <table:table-cell table:formula="of:=SLOPE([.$B$2:.$B$1001];[.$A$2:.$A$1001])*[.A496]+INTERCEPT([.$B$2:.$B$1001];[.$A$2:.$A$1001])" office:value-type="float" office:value="0.116399761328206">
            <text:p>0.116399761</text:p>
          </table:table-cell>
          <table:table-cell table:formula="of:=[.B496]-[.G496]" office:value-type="float" office:value="0.180719066671794">
            <text:p>0.180719067</text:p>
          </table:table-cell>
          <table:table-cell table:formula="of:=[.H496]^2" office:value-type="float" office:value="0.0326593810587244">
            <text:p>0.032659381</text:p>
          </table:table-cell>
        </table:table-row>
        <table:table-row table:style-name="ro1">
          <table:table-cell office:value-type="float" office:value="0.309964016">
            <text:p>0,309964016</text:p>
          </table:table-cell>
          <table:table-cell office:value-type="float" office:value="0.442754556">
            <text:p>0,442754556</text:p>
          </table:table-cell>
          <table:table-cell office:value-type="string">
            <text:p>0,700080917970271</text:p>
          </table:table-cell>
          <table:table-cell table:formula="of:=[.B497]-[.A497]" office:value-type="float" office:value="0.13279054">
            <text:p>0.132790540</text:p>
          </table:table-cell>
          <table:table-cell table:formula="of:=[.D497]^2" office:value-type="float" office:value="0.0176333275134916">
            <text:p>0.017633328</text:p>
          </table:table-cell>
          <table:table-cell table:formula="of:=ABS([.E497])" office:value-type="float" office:value="0.0176333275134916">
            <text:p>0.017633328</text:p>
          </table:table-cell>
          <table:table-cell table:formula="of:=SLOPE([.$B$2:.$B$1001];[.$A$2:.$A$1001])*[.A497]+INTERCEPT([.$B$2:.$B$1001];[.$A$2:.$A$1001])" office:value-type="float" office:value="0.344063411320026">
            <text:p>0.344063411</text:p>
          </table:table-cell>
          <table:table-cell table:formula="of:=[.B497]-[.G497]" office:value-type="float" office:value="0.0986911446799738">
            <text:p>0.098691145</text:p>
          </table:table-cell>
          <table:table-cell table:formula="of:=[.H497]^2" office:value-type="float" office:value="0.00973994203824352">
            <text:p>0.009739942</text:p>
          </table:table-cell>
        </table:table-row>
        <table:table-row table:style-name="ro1">
          <table:table-cell office:value-type="float" office:value="0.122837872">
            <text:p>0,122837872</text:p>
          </table:table-cell>
          <table:table-cell office:value-type="float" office:value="0.196246347">
            <text:p>0,196246347</text:p>
          </table:table-cell>
          <table:table-cell office:value-type="string">
            <text:p>0,625937113621789</text:p>
          </table:table-cell>
          <table:table-cell table:formula="of:=[.B498]-[.A498]" office:value-type="float" office:value="0.073408475">
            <text:p>0.073408475</text:p>
          </table:table-cell>
          <table:table-cell table:formula="of:=[.D498]^2" office:value-type="float" office:value="0.00538880420182563">
            <text:p>0.005388804</text:p>
          </table:table-cell>
          <table:table-cell table:formula="of:=ABS([.E498])" office:value-type="float" office:value="0.00538880420182563">
            <text:p>0.005388804</text:p>
          </table:table-cell>
          <table:table-cell table:formula="of:=SLOPE([.$B$2:.$B$1001];[.$A$2:.$A$1001])*[.A498]+INTERCEPT([.$B$2:.$B$1001];[.$A$2:.$A$1001])" office:value-type="float" office:value="0.193615537248022">
            <text:p>0.193615537</text:p>
          </table:table-cell>
          <table:table-cell table:formula="of:=[.B498]-[.G498]" office:value-type="float" office:value="0.00263080975197824">
            <text:p>0.002630810</text:p>
          </table:table-cell>
          <table:table-cell table:formula="of:=[.H498]^2" office:value-type="float" office:value="0.00000692115995110382">
            <text:p>0.000006921</text:p>
          </table:table-cell>
        </table:table-row>
        <table:table-row table:style-name="ro1">
          <table:table-cell office:value-type="float" office:value="0.464519469">
            <text:p>0,464519469</text:p>
          </table:table-cell>
          <table:table-cell office:value-type="float" office:value="0.940391772">
            <text:p>0,940391772</text:p>
          </table:table-cell>
          <table:table-cell office:value-type="string">
            <text:p>0,493963774281088</text:p>
          </table:table-cell>
          <table:table-cell table:formula="of:=[.B499]-[.A499]" office:value-type="float" office:value="0.475872303">
            <text:p>0.475872303</text:p>
          </table:table-cell>
          <table:table-cell table:formula="of:=[.D499]^2" office:value-type="float" office:value="0.226454448762524">
            <text:p>0.226454449</text:p>
          </table:table-cell>
          <table:table-cell table:formula="of:=ABS([.E499])" office:value-type="float" office:value="0.226454448762524">
            <text:p>0.226454449</text:p>
          </table:table-cell>
          <table:table-cell table:formula="of:=SLOPE([.$B$2:.$B$1001];[.$A$2:.$A$1001])*[.A499]+INTERCEPT([.$B$2:.$B$1001];[.$A$2:.$A$1001])" office:value-type="float" office:value="0.468324718869257">
            <text:p>0.468324719</text:p>
          </table:table-cell>
          <table:table-cell table:formula="of:=[.B499]-[.G499]" office:value-type="float" office:value="0.472067053130743">
            <text:p>0.472067053</text:p>
          </table:table-cell>
          <table:table-cell table:formula="of:=[.H499]^2" office:value-type="float" office:value="0.222847302651544">
            <text:p>0.222847303</text:p>
          </table:table-cell>
        </table:table-row>
        <table:table-row table:style-name="ro1">
          <table:table-cell office:value-type="float" office:value="0.868670316">
            <text:p>0,868670316</text:p>
          </table:table-cell>
          <table:table-cell office:value-type="float" office:value="0.375862751">
            <text:p>0,375862751</text:p>
          </table:table-cell>
          <table:table-cell table:formula="of:=[.A500]/[.B500]" office:value-type="float" office:value="2.31113701394688">
            <text:p>2,311137014</text:p>
          </table:table-cell>
          <table:table-cell table:formula="of:=[.B500]-[.A500]" office:value-type="float" office:value="-0.492807565">
            <text:p>-0.492807565</text:p>
          </table:table-cell>
          <table:table-cell table:formula="of:=[.D500]^2" office:value-type="float" office:value="0.242859296121229">
            <text:p>0.242859296</text:p>
          </table:table-cell>
          <table:table-cell table:formula="of:=ABS([.E500])" office:value-type="float" office:value="0.242859296121229">
            <text:p>0.242859296</text:p>
          </table:table-cell>
          <table:table-cell table:formula="of:=SLOPE([.$B$2:.$B$1001];[.$A$2:.$A$1001])*[.A500]+INTERCEPT([.$B$2:.$B$1001];[.$A$2:.$A$1001])" office:value-type="float" office:value="0.79325866148045">
            <text:p>0.793258661</text:p>
          </table:table-cell>
          <table:table-cell table:formula="of:=[.B500]-[.G500]" office:value-type="float" office:value="-0.41739591048045">
            <text:p>-0.417395910</text:p>
          </table:table-cell>
          <table:table-cell table:formula="of:=[.H500]^2" office:value-type="float" office:value="0.174219346085804">
            <text:p>0.174219346</text:p>
          </table:table-cell>
        </table:table-row>
        <table:table-row table:style-name="ro1">
          <table:table-cell office:value-type="float" office:value="0.160167903">
            <text:p>0,160167903</text:p>
          </table:table-cell>
          <table:table-cell office:value-type="float" office:value="0.0001">
            <text:p>0,000100000</text:p>
          </table:table-cell>
          <table:table-cell table:formula="of:=[.A501]/[.B501]" office:value-type="float" office:value="1601.67903">
            <text:p>1601,679030000</text:p>
          </table:table-cell>
          <table:table-cell table:formula="of:=[.B501]-[.A501]" office:value-type="float" office:value="-0.160067903">
            <text:p>-0.160067903</text:p>
          </table:table-cell>
          <table:table-cell table:formula="of:=[.D501]^2" office:value-type="float" office:value="0.0256217335708174">
            <text:p>0.025621734</text:p>
          </table:table-cell>
          <table:table-cell table:formula="of:=ABS([.E501])" office:value-type="float" office:value="0.0256217335708174">
            <text:p>0.025621734</text:p>
          </table:table-cell>
          <table:table-cell table:formula="of:=SLOPE([.$B$2:.$B$1001];[.$A$2:.$A$1001])*[.A501]+INTERCEPT([.$B$2:.$B$1001];[.$A$2:.$A$1001])" office:value-type="float" office:value="0.223628573817578">
            <text:p>0.223628574</text:p>
          </table:table-cell>
          <table:table-cell table:formula="of:=[.B501]-[.G501]" office:value-type="float" office:value="-0.223528573817578">
            <text:p>-0.223528574</text:p>
          </table:table-cell>
          <table:table-cell table:formula="of:=[.H501]^2" office:value-type="float" office:value="0.0499650233129204">
            <text:p>0.049965023</text:p>
          </table:table-cell>
        </table:table-row>
        <table:table-row table:style-name="ro1">
          <table:table-cell office:value-type="float" office:value="0.319117472">
            <text:p>0,319117472</text:p>
          </table:table-cell>
          <table:table-cell office:value-type="float" office:value="0.120788764">
            <text:p>0,120788764</text:p>
          </table:table-cell>
          <table:table-cell table:formula="of:=[.A502]/[.B502]" office:value-type="float" office:value="2.64194666318466">
            <text:p>2,641946663</text:p>
          </table:table-cell>
          <table:table-cell table:formula="of:=[.B502]-[.A502]" office:value-type="float" office:value="-0.198328708">
            <text:p>-0.198328708</text:p>
          </table:table-cell>
          <table:table-cell table:formula="of:=[.D502]^2" office:value-type="float" office:value="0.0393342764169493">
            <text:p>0.039334276</text:p>
          </table:table-cell>
          <table:table-cell table:formula="of:=ABS([.E502])" office:value-type="float" office:value="0.0393342764169493">
            <text:p>0.039334276</text:p>
          </table:table-cell>
          <table:table-cell table:formula="of:=SLOPE([.$B$2:.$B$1001];[.$A$2:.$A$1001])*[.A502]+INTERCEPT([.$B$2:.$B$1001];[.$A$2:.$A$1001])" office:value-type="float" office:value="0.351422714334423">
            <text:p>0.351422714</text:p>
          </table:table-cell>
          <table:table-cell table:formula="of:=[.B502]-[.G502]" office:value-type="float" office:value="-0.230633950334423">
            <text:p>-0.230633950</text:p>
          </table:table-cell>
          <table:table-cell table:formula="of:=[.H502]^2" office:value-type="float" office:value="0.0531920190468611">
            <text:p>0.053192019</text:p>
          </table:table-cell>
        </table:table-row>
        <table:table-row table:style-name="ro1">
          <table:table-cell office:value-type="float" office:value="0.724393024">
            <text:p>0,724393024</text:p>
          </table:table-cell>
          <table:table-cell office:value-type="float" office:value="0.56335042">
            <text:p>0,563350420</text:p>
          </table:table-cell>
          <table:table-cell table:formula="of:=[.A503]/[.B503]" office:value-type="float" office:value="1.28586577427243">
            <text:p>1,285865774</text:p>
          </table:table-cell>
          <table:table-cell table:formula="of:=[.B503]-[.A503]" office:value-type="float" office:value="-0.161042604">
            <text:p>-0.161042604</text:p>
          </table:table-cell>
          <table:table-cell table:formula="of:=[.D503]^2" office:value-type="float" office:value="0.0259347203031008">
            <text:p>0.025934720</text:p>
          </table:table-cell>
          <table:table-cell table:formula="of:=ABS([.E503])" office:value-type="float" office:value="0.0259347203031008">
            <text:p>0.025934720</text:p>
          </table:table-cell>
          <table:table-cell table:formula="of:=SLOPE([.$B$2:.$B$1001];[.$A$2:.$A$1001])*[.A503]+INTERCEPT([.$B$2:.$B$1001];[.$A$2:.$A$1001])" office:value-type="float" office:value="0.6772609104753">
            <text:p>0.677260910</text:p>
          </table:table-cell>
          <table:table-cell table:formula="of:=[.B503]-[.G503]" office:value-type="float" office:value="-0.1139104904753">
            <text:p>-0.113910490</text:p>
          </table:table-cell>
          <table:table-cell table:formula="of:=[.H503]^2" office:value-type="float" office:value="0.0129755998403235">
            <text:p>0.012975600</text:p>
          </table:table-cell>
        </table:table-row>
        <table:table-row table:style-name="ro1">
          <table:table-cell office:value-type="float" office:value="0.863029951">
            <text:p>0,863029951</text:p>
          </table:table-cell>
          <table:table-cell office:value-type="float" office:value="0.409830974">
            <text:p>0,409830974</text:p>
          </table:table-cell>
          <table:table-cell table:formula="of:=[.A504]/[.B504]" office:value-type="float" office:value="2.105819241959">
            <text:p>2,105819242</text:p>
          </table:table-cell>
          <table:table-cell table:formula="of:=[.B504]-[.A504]" office:value-type="float" office:value="-0.453198977">
            <text:p>-0.453198977</text:p>
          </table:table-cell>
          <table:table-cell table:formula="of:=[.D504]^2" office:value-type="float" office:value="0.205389312753846">
            <text:p>0.205389313</text:p>
          </table:table-cell>
          <table:table-cell table:formula="of:=ABS([.E504])" office:value-type="float" office:value="0.205389312753846">
            <text:p>0.205389313</text:p>
          </table:table-cell>
          <table:table-cell table:formula="of:=SLOPE([.$B$2:.$B$1001];[.$A$2:.$A$1001])*[.A504]+INTERCEPT([.$B$2:.$B$1001];[.$A$2:.$A$1001])" office:value-type="float" office:value="0.788723854611132">
            <text:p>0.788723855</text:p>
          </table:table-cell>
          <table:table-cell table:formula="of:=[.B504]-[.G504]" office:value-type="float" office:value="-0.378892880611132">
            <text:p>-0.378892881</text:p>
          </table:table-cell>
          <table:table-cell table:formula="of:=[.H504]^2" office:value-type="float" office:value="0.143559814977802">
            <text:p>0.143559815</text:p>
          </table:table-cell>
        </table:table-row>
        <table:table-row table:style-name="ro1">
          <table:table-cell office:value-type="float" office:value="0.524636554">
            <text:p>0,524636554</text:p>
          </table:table-cell>
          <table:table-cell office:value-type="float" office:value="0.40098658">
            <text:p>0,400986580</text:p>
          </table:table-cell>
          <table:table-cell table:formula="of:=[.A505]/[.B505]" office:value-type="float" office:value="1.30836436970035">
            <text:p>1,308364370</text:p>
          </table:table-cell>
          <table:table-cell table:formula="of:=[.B505]-[.A505]" office:value-type="float" office:value="-0.123649974">
            <text:p>-0.123649974</text:p>
          </table:table-cell>
          <table:table-cell table:formula="of:=[.D505]^2" office:value-type="float" office:value="0.0152893160702007">
            <text:p>0.015289316</text:p>
          </table:table-cell>
          <table:table-cell table:formula="of:=ABS([.E505])" office:value-type="float" office:value="0.0152893160702007">
            <text:p>0.015289316</text:p>
          </table:table-cell>
          <table:table-cell table:formula="of:=SLOPE([.$B$2:.$B$1001];[.$A$2:.$A$1001])*[.A505]+INTERCEPT([.$B$2:.$B$1001];[.$A$2:.$A$1001])" office:value-type="float" office:value="0.516658358628627">
            <text:p>0.516658359</text:p>
          </table:table-cell>
          <table:table-cell table:formula="of:=[.B505]-[.G505]" office:value-type="float" office:value="-0.115671778628627">
            <text:p>-0.115671779</text:p>
          </table:table-cell>
          <table:table-cell table:formula="of:=[.H505]^2" office:value-type="float" office:value="0.01337996037111">
            <text:p>0.013379960</text:p>
          </table:table-cell>
        </table:table-row>
        <table:table-row table:style-name="ro1">
          <table:table-cell office:value-type="float" office:value="0.846833933">
            <text:p>0,846833933</text:p>
          </table:table-cell>
          <table:table-cell office:value-type="float" office:value="0.9999">
            <text:p>0,999900000</text:p>
          </table:table-cell>
          <table:table-cell office:value-type="string">
            <text:p>0,846918624862486</text:p>
          </table:table-cell>
          <table:table-cell table:formula="of:=[.B506]-[.A506]" office:value-type="float" office:value="0.153066067">
            <text:p>0.153066067</text:p>
          </table:table-cell>
          <table:table-cell table:formula="of:=[.D506]^2" office:value-type="float" office:value="0.0234292208668485">
            <text:p>0.023429221</text:p>
          </table:table-cell>
          <table:table-cell table:formula="of:=ABS([.E506])" office:value-type="float" office:value="0.0234292208668485">
            <text:p>0.023429221</text:p>
          </table:table-cell>
          <table:table-cell table:formula="of:=SLOPE([.$B$2:.$B$1001];[.$A$2:.$A$1001])*[.A506]+INTERCEPT([.$B$2:.$B$1001];[.$A$2:.$A$1001])" office:value-type="float" office:value="0.77570238992188">
            <text:p>0.775702390</text:p>
          </table:table-cell>
          <table:table-cell table:formula="of:=[.B506]-[.G506]" office:value-type="float" office:value="0.22419761007812">
            <text:p>0.224197610</text:p>
          </table:table-cell>
          <table:table-cell table:formula="of:=[.H506]^2" office:value-type="float" office:value="0.0502645683647406">
            <text:p>0.050264568</text:p>
          </table:table-cell>
        </table:table-row>
        <table:table-row table:style-name="ro1">
          <table:table-cell office:value-type="float" office:value="0.299551716">
            <text:p>0,299551716</text:p>
          </table:table-cell>
          <table:table-cell office:value-type="float" office:value="0.393767239">
            <text:p>0,393767239</text:p>
          </table:table-cell>
          <table:table-cell office:value-type="string">
            <text:p>0,760732956760783</text:p>
          </table:table-cell>
          <table:table-cell table:formula="of:=[.B507]-[.A507]" office:value-type="float" office:value="0.094215523">
            <text:p>0.094215523</text:p>
          </table:table-cell>
          <table:table-cell table:formula="of:=[.D507]^2" office:value-type="float" office:value="0.00887656477416353">
            <text:p>0.008876565</text:p>
          </table:table-cell>
          <table:table-cell table:formula="of:=ABS([.E507])" office:value-type="float" office:value="0.00887656477416353">
            <text:p>0.008876565</text:p>
          </table:table-cell>
          <table:table-cell table:formula="of:=SLOPE([.$B$2:.$B$1001];[.$A$2:.$A$1001])*[.A507]+INTERCEPT([.$B$2:.$B$1001];[.$A$2:.$A$1001])" office:value-type="float" office:value="0.335692008127964">
            <text:p>0.335692008</text:p>
          </table:table-cell>
          <table:table-cell table:formula="of:=[.B507]-[.G507]" office:value-type="float" office:value="0.0580752308720363">
            <text:p>0.058075231</text:p>
          </table:table-cell>
          <table:table-cell table:formula="of:=[.H507]^2" office:value-type="float" office:value="0.00337273244084031">
            <text:p>0.003372732</text:p>
          </table:table-cell>
        </table:table-row>
        <table:table-row table:style-name="ro1">
          <table:table-cell office:value-type="float" office:value="0.046051147">
            <text:p>0,046051147</text:p>
          </table:table-cell>
          <table:table-cell office:value-type="float" office:value="0.117488401">
            <text:p>0,117488401</text:p>
          </table:table-cell>
          <table:table-cell office:value-type="string">
            <text:p>0,391963347939342</text:p>
          </table:table-cell>
          <table:table-cell table:formula="of:=[.B508]-[.A508]" office:value-type="float" office:value="0.071437254">
            <text:p>0.071437254</text:p>
          </table:table-cell>
          <table:table-cell table:formula="of:=[.D508]^2" office:value-type="float" office:value="0.00510328125906052">
            <text:p>0.005103281</text:p>
          </table:table-cell>
          <table:table-cell table:formula="of:=ABS([.E508])" office:value-type="float" office:value="0.00510328125906052">
            <text:p>0.005103281</text:p>
          </table:table-cell>
          <table:table-cell table:formula="of:=SLOPE([.$B$2:.$B$1001];[.$A$2:.$A$1001])*[.A508]+INTERCEPT([.$B$2:.$B$1001];[.$A$2:.$A$1001])" office:value-type="float" office:value="0.131879644623624">
            <text:p>0.131879645</text:p>
          </table:table-cell>
          <table:table-cell table:formula="of:=[.B508]-[.G508]" office:value-type="float" office:value="-0.0143912436236238">
            <text:p>-0.014391244</text:p>
          </table:table-cell>
          <table:table-cell table:formula="of:=[.H508]^2" office:value-type="float" office:value="0.000207107893034493">
            <text:p>0.000207108</text:p>
          </table:table-cell>
        </table:table-row>
        <table:table-row table:style-name="ro1">
          <table:table-cell office:value-type="float" office:value="0.605536677">
            <text:p>0,605536677</text:p>
          </table:table-cell>
          <table:table-cell office:value-type="float" office:value="0.893895037">
            <text:p>0,893895037</text:p>
          </table:table-cell>
          <table:table-cell office:value-type="string">
            <text:p>0,677413624570778</text:p>
          </table:table-cell>
          <table:table-cell table:formula="of:=[.B509]-[.A509]" office:value-type="float" office:value="0.28835836">
            <text:p>0.288358360</text:p>
          </table:table-cell>
          <table:table-cell table:formula="of:=[.D509]^2" office:value-type="float" office:value="0.0831505437818896">
            <text:p>0.083150544</text:p>
          </table:table-cell>
          <table:table-cell table:formula="of:=ABS([.E509])" office:value-type="float" office:value="0.0831505437818896">
            <text:p>0.083150544</text:p>
          </table:table-cell>
          <table:table-cell table:formula="of:=SLOPE([.$B$2:.$B$1001];[.$A$2:.$A$1001])*[.A509]+INTERCEPT([.$B$2:.$B$1001];[.$A$2:.$A$1001])" office:value-type="float" office:value="0.581701389267433">
            <text:p>0.581701389</text:p>
          </table:table-cell>
          <table:table-cell table:formula="of:=[.B509]-[.G509]" office:value-type="float" office:value="0.312193647732567">
            <text:p>0.312193648</text:p>
          </table:table-cell>
          <table:table-cell table:formula="of:=[.H509]^2" office:value-type="float" office:value="0.0974648736845662">
            <text:p>0.097464874</text:p>
          </table:table-cell>
        </table:table-row>
        <table:table-row table:style-name="ro1">
          <table:table-cell office:value-type="float" office:value="0.449508319">
            <text:p>0,449508319</text:p>
          </table:table-cell>
          <table:table-cell office:value-type="float" office:value="0.170623976">
            <text:p>0,170623976</text:p>
          </table:table-cell>
          <table:table-cell table:formula="of:=[.A510]/[.B510]" office:value-type="float" office:value="2.63449680131707">
            <text:p>2,634496801</text:p>
          </table:table-cell>
          <table:table-cell table:formula="of:=[.B510]-[.A510]" office:value-type="float" office:value="-0.278884343">
            <text:p>-0.278884343</text:p>
          </table:table-cell>
          <table:table-cell table:formula="of:=[.D510]^2" office:value-type="float" office:value="0.0777764767705417">
            <text:p>0.077776477</text:p>
          </table:table-cell>
          <table:table-cell table:formula="of:=ABS([.E510])" office:value-type="float" office:value="0.0777764767705417">
            <text:p>0.077776477</text:p>
          </table:table-cell>
          <table:table-cell table:formula="of:=SLOPE([.$B$2:.$B$1001];[.$A$2:.$A$1001])*[.A510]+INTERCEPT([.$B$2:.$B$1001];[.$A$2:.$A$1001])" office:value-type="float" office:value="0.456255878264729">
            <text:p>0.456255878</text:p>
          </table:table-cell>
          <table:table-cell table:formula="of:=[.B510]-[.G510]" office:value-type="float" office:value="-0.285631902264729">
            <text:p>-0.285631902</text:p>
          </table:table-cell>
          <table:table-cell table:formula="of:=[.H510]^2" office:value-type="float" office:value="0.0815855835913675">
            <text:p>0.081585584</text:p>
          </table:table-cell>
        </table:table-row>
        <table:table-row table:style-name="ro1">
          <table:table-cell office:value-type="float" office:value="0.897012109">
            <text:p>0,897012109</text:p>
          </table:table-cell>
          <table:table-cell office:value-type="float" office:value="0.926074571">
            <text:p>0,926074571</text:p>
          </table:table-cell>
          <table:table-cell office:value-type="string">
            <text:p>0,968617579069667</text:p>
          </table:table-cell>
          <table:table-cell table:formula="of:=[.B511]-[.A511]" office:value-type="float" office:value="0.029062462">
            <text:p>0.029062462</text:p>
          </table:table-cell>
          <table:table-cell table:formula="of:=[.D511]^2" office:value-type="float" office:value="0.000844626697501441">
            <text:p>0.000844627</text:p>
          </table:table-cell>
          <table:table-cell table:formula="of:=ABS([.E511])" office:value-type="float" office:value="0.000844626697501441">
            <text:p>0.000844627</text:p>
          </table:table-cell>
          <table:table-cell table:formula="of:=SLOPE([.$B$2:.$B$1001];[.$A$2:.$A$1001])*[.A511]+INTERCEPT([.$B$2:.$B$1001];[.$A$2:.$A$1001])" office:value-type="float" office:value="0.816045228942872">
            <text:p>0.816045229</text:p>
          </table:table-cell>
          <table:table-cell table:formula="of:=[.B511]-[.G511]" office:value-type="float" office:value="0.110029342057128">
            <text:p>0.110029342</text:p>
          </table:table-cell>
          <table:table-cell table:formula="of:=[.H511]^2" office:value-type="float" office:value="0.0121064561135245">
            <text:p>0.012106456</text:p>
          </table:table-cell>
        </table:table-row>
        <table:table-row table:style-name="ro1">
          <table:table-cell office:value-type="float" office:value="0.091247269">
            <text:p>0,091247269</text:p>
          </table:table-cell>
          <table:table-cell office:value-type="float" office:value="0.0001">
            <text:p>0,000100000</text:p>
          </table:table-cell>
          <table:table-cell table:formula="of:=[.A512]/[.B512]" office:value-type="float" office:value="912.47269">
            <text:p>912,472690000</text:p>
          </table:table-cell>
          <table:table-cell table:formula="of:=[.B512]-[.A512]" office:value-type="float" office:value="-0.091147269">
            <text:p>-0.091147269</text:p>
          </table:table-cell>
          <table:table-cell table:formula="of:=[.D512]^2" office:value-type="float" office:value="0.00830782464615836">
            <text:p>0.008307825</text:p>
          </table:table-cell>
          <table:table-cell table:formula="of:=ABS([.E512])" office:value-type="float" office:value="0.00830782464615836">
            <text:p>0.008307825</text:p>
          </table:table-cell>
          <table:table-cell table:formula="of:=SLOPE([.$B$2:.$B$1001];[.$A$2:.$A$1001])*[.A512]+INTERCEPT([.$B$2:.$B$1001];[.$A$2:.$A$1001])" office:value-type="float" office:value="0.168216953381501">
            <text:p>0.168216953</text:p>
          </table:table-cell>
          <table:table-cell table:formula="of:=[.B512]-[.G512]" office:value-type="float" office:value="-0.168116953381501">
            <text:p>-0.168116953</text:p>
          </table:table-cell>
          <table:table-cell table:formula="of:=[.H512]^2" office:value-type="float" office:value="0.0282633100142777">
            <text:p>0.028263310</text:p>
          </table:table-cell>
        </table:table-row>
        <table:table-row table:style-name="ro1">
          <table:table-cell office:value-type="float" office:value="0.133825894">
            <text:p>0,133825894</text:p>
          </table:table-cell>
          <table:table-cell office:value-type="float" office:value="0.56888203">
            <text:p>0,568882030</text:p>
          </table:table-cell>
          <table:table-cell office:value-type="string">
            <text:p>0,23524366554521</text:p>
          </table:table-cell>
          <table:table-cell table:formula="of:=[.B513]-[.A513]" office:value-type="float" office:value="0.435056136">
            <text:p>0.435056136</text:p>
          </table:table-cell>
          <table:table-cell table:formula="of:=[.D513]^2" office:value-type="float" office:value="0.189273841471251">
            <text:p>0.189273841</text:p>
          </table:table-cell>
          <table:table-cell table:formula="of:=ABS([.E513])" office:value-type="float" office:value="0.189273841471251">
            <text:p>0.189273841</text:p>
          </table:table-cell>
          <table:table-cell table:formula="of:=SLOPE([.$B$2:.$B$1001];[.$A$2:.$A$1001])*[.A513]+INTERCEPT([.$B$2:.$B$1001];[.$A$2:.$A$1001])" office:value-type="float" office:value="0.202449816172491">
            <text:p>0.202449816</text:p>
          </table:table-cell>
          <table:table-cell table:formula="of:=[.B513]-[.G513]" office:value-type="float" office:value="0.366432213827509">
            <text:p>0.366432214</text:p>
          </table:table-cell>
          <table:table-cell table:formula="of:=[.H513]^2" office:value-type="float" office:value="0.134272567330529">
            <text:p>0.134272567</text:p>
          </table:table-cell>
        </table:table-row>
        <table:table-row table:style-name="ro1">
          <table:table-cell office:value-type="float" office:value="0.167890085">
            <text:p>0,167890085</text:p>
          </table:table-cell>
          <table:table-cell office:value-type="float" office:value="0.0001">
            <text:p>0,000100000</text:p>
          </table:table-cell>
          <table:table-cell table:formula="of:=[.A514]/[.B514]" office:value-type="float" office:value="1678.90085">
            <text:p>1678,900850000</text:p>
          </table:table-cell>
          <table:table-cell table:formula="of:=[.B514]-[.A514]" office:value-type="float" office:value="-0.167790085">
            <text:p>-0.167790085</text:p>
          </table:table-cell>
          <table:table-cell table:formula="of:=[.D514]^2" office:value-type="float" office:value="0.0281535126243072">
            <text:p>0.028153513</text:p>
          </table:table-cell>
          <table:table-cell table:formula="of:=ABS([.E514])" office:value-type="float" office:value="0.0281535126243072">
            <text:p>0.028153513</text:p>
          </table:table-cell>
          <table:table-cell table:formula="of:=SLOPE([.$B$2:.$B$1001];[.$A$2:.$A$1001])*[.A514]+INTERCEPT([.$B$2:.$B$1001];[.$A$2:.$A$1001])" office:value-type="float" office:value="0.229837144358619">
            <text:p>0.229837144</text:p>
          </table:table-cell>
          <table:table-cell table:formula="of:=[.B514]-[.G514]" office:value-type="float" office:value="-0.229737144358619">
            <text:p>-0.229737144</text:p>
          </table:table-cell>
          <table:table-cell table:formula="of:=[.H514]^2" office:value-type="float" office:value="0.0527791554980532">
            <text:p>0.052779155</text:p>
          </table:table-cell>
        </table:table-row>
        <table:table-row table:style-name="ro1">
          <table:table-cell office:value-type="float" office:value="0.963863537">
            <text:p>0,963863537</text:p>
          </table:table-cell>
          <table:table-cell office:value-type="float" office:value="0.9999">
            <text:p>0,999900000</text:p>
          </table:table-cell>
          <table:table-cell office:value-type="string">
            <text:p>0,963959932993299</text:p>
          </table:table-cell>
          <table:table-cell table:formula="of:=[.B515]-[.A515]" office:value-type="float" office:value="0.036036463">
            <text:p>0.036036463</text:p>
          </table:table-cell>
          <table:table-cell table:formula="of:=[.D515]^2" office:value-type="float" office:value="0.00129862666555037">
            <text:p>0.001298627</text:p>
          </table:table-cell>
          <table:table-cell table:formula="of:=ABS([.E515])" office:value-type="float" office:value="0.00129862666555037">
            <text:p>0.001298627</text:p>
          </table:table-cell>
          <table:table-cell table:formula="of:=SLOPE([.$B$2:.$B$1001];[.$A$2:.$A$1001])*[.A515]+INTERCEPT([.$B$2:.$B$1001];[.$A$2:.$A$1001])" office:value-type="float" office:value="0.869793224847055">
            <text:p>0.869793225</text:p>
          </table:table-cell>
          <table:table-cell table:formula="of:=[.B515]-[.G515]" office:value-type="float" office:value="0.130106775152945">
            <text:p>0.130106775</text:p>
          </table:table-cell>
          <table:table-cell table:formula="of:=[.H515]^2" office:value-type="float" office:value="0.0169277729406989">
            <text:p>0.016927773</text:p>
          </table:table-cell>
        </table:table-row>
        <table:table-row table:style-name="ro1">
          <table:table-cell office:value-type="float" office:value="0.191438824">
            <text:p>0,191438824</text:p>
          </table:table-cell>
          <table:table-cell office:value-type="float" office:value="0.04891175">
            <text:p>0,048911750</text:p>
          </table:table-cell>
          <table:table-cell table:formula="of:=[.A516]/[.B516]" office:value-type="float" office:value="3.9139639043788">
            <text:p>3,913963904</text:p>
          </table:table-cell>
          <table:table-cell table:formula="of:=[.B516]-[.A516]" office:value-type="float" office:value="-0.142527074">
            <text:p>-0.142527074</text:p>
          </table:table-cell>
          <table:table-cell table:formula="of:=[.D516]^2" office:value-type="float" office:value="0.0203139668230015">
            <text:p>0.020313967</text:p>
          </table:table-cell>
          <table:table-cell table:formula="of:=ABS([.E516])" office:value-type="float" office:value="0.0203139668230015">
            <text:p>0.020313967</text:p>
          </table:table-cell>
          <table:table-cell table:formula="of:=SLOPE([.$B$2:.$B$1001];[.$A$2:.$A$1001])*[.A516]+INTERCEPT([.$B$2:.$B$1001];[.$A$2:.$A$1001])" office:value-type="float" office:value="0.248770135996744">
            <text:p>0.248770136</text:p>
          </table:table-cell>
          <table:table-cell table:formula="of:=[.B516]-[.G516]" office:value-type="float" office:value="-0.199858385996744">
            <text:p>-0.199858386</text:p>
          </table:table-cell>
          <table:table-cell table:formula="of:=[.H516]^2" office:value-type="float" office:value="0.0399433744532235">
            <text:p>0.039943374</text:p>
          </table:table-cell>
        </table:table-row>
        <table:table-row table:style-name="ro1">
          <table:table-cell office:value-type="float" office:value="0.840878701">
            <text:p>0,840878701</text:p>
          </table:table-cell>
          <table:table-cell office:value-type="float" office:value="0.9999">
            <text:p>0,999900000</text:p>
          </table:table-cell>
          <table:table-cell office:value-type="string">
            <text:p>0,840962797279728</text:p>
          </table:table-cell>
          <table:table-cell table:formula="of:=[.B517]-[.A517]" office:value-type="float" office:value="0.159021299">
            <text:p>0.159021299</text:p>
          </table:table-cell>
          <table:table-cell table:formula="of:=[.D517]^2" office:value-type="float" office:value="0.0252877735356474">
            <text:p>0.025287774</text:p>
          </table:table-cell>
          <table:table-cell table:formula="of:=ABS([.E517])" office:value-type="float" office:value="0.0252877735356474">
            <text:p>0.025287774</text:p>
          </table:table-cell>
          <table:table-cell table:formula="of:=SLOPE([.$B$2:.$B$1001];[.$A$2:.$A$1001])*[.A517]+INTERCEPT([.$B$2:.$B$1001];[.$A$2:.$A$1001])" office:value-type="float" office:value="0.770914432585435">
            <text:p>0.770914433</text:p>
          </table:table-cell>
          <table:table-cell table:formula="of:=[.B517]-[.G517]" office:value-type="float" office:value="0.228985567414565">
            <text:p>0.228985567</text:p>
          </table:table-cell>
          <table:table-cell table:formula="of:=[.H517]^2" office:value-type="float" office:value="0.0524343900841704">
            <text:p>0.052434390</text:p>
          </table:table-cell>
        </table:table-row>
        <table:table-row table:style-name="ro1">
          <table:table-cell office:value-type="float" office:value="0.075490517">
            <text:p>0,075490517</text:p>
          </table:table-cell>
          <table:table-cell office:value-type="float" office:value="0.0001">
            <text:p>0,000100000</text:p>
          </table:table-cell>
          <table:table-cell table:formula="of:=[.A518]/[.B518]" office:value-type="float" office:value="754.90517">
            <text:p>754,905170000</text:p>
          </table:table-cell>
          <table:table-cell table:formula="of:=[.B518]-[.A518]" office:value-type="float" office:value="-0.075390517">
            <text:p>-0.075390517</text:p>
          </table:table-cell>
          <table:table-cell table:formula="of:=[.D518]^2" office:value-type="float" office:value="0.00568373005352729">
            <text:p>0.005683730</text:p>
          </table:table-cell>
          <table:table-cell table:formula="of:=ABS([.E518])" office:value-type="float" office:value="0.00568373005352729">
            <text:p>0.005683730</text:p>
          </table:table-cell>
          <table:table-cell table:formula="of:=SLOPE([.$B$2:.$B$1001];[.$A$2:.$A$1001])*[.A518]+INTERCEPT([.$B$2:.$B$1001];[.$A$2:.$A$1001])" office:value-type="float" office:value="0.155548654927813">
            <text:p>0.155548655</text:p>
          </table:table-cell>
          <table:table-cell table:formula="of:=[.B518]-[.G518]" office:value-type="float" office:value="-0.155448654927813">
            <text:p>-0.155448655</text:p>
          </table:table-cell>
          <table:table-cell table:formula="of:=[.H518]^2" office:value-type="float" office:value="0.0241642843188662">
            <text:p>0.024164284</text:p>
          </table:table-cell>
        </table:table-row>
        <table:table-row table:style-name="ro1">
          <table:table-cell office:value-type="float" office:value="0.413137875">
            <text:p>0,413137875</text:p>
          </table:table-cell>
          <table:table-cell office:value-type="float" office:value="0.061323292">
            <text:p>0,061323292</text:p>
          </table:table-cell>
          <table:table-cell table:formula="of:=[.A519]/[.B519]" office:value-type="float" office:value="6.73704658582256">
            <text:p>6,737046586</text:p>
          </table:table-cell>
          <table:table-cell table:formula="of:=[.B519]-[.A519]" office:value-type="float" office:value="-0.351814583">
            <text:p>-0.351814583</text:p>
          </table:table-cell>
          <table:table-cell table:formula="of:=[.D519]^2" office:value-type="float" office:value="0.123773500811464">
            <text:p>0.123773501</text:p>
          </table:table-cell>
          <table:table-cell table:formula="of:=ABS([.E519])" office:value-type="float" office:value="0.123773500811464">
            <text:p>0.123773501</text:p>
          </table:table-cell>
          <table:table-cell table:formula="of:=SLOPE([.$B$2:.$B$1001];[.$A$2:.$A$1001])*[.A519]+INTERCEPT([.$B$2:.$B$1001];[.$A$2:.$A$1001])" office:value-type="float" office:value="0.427014341716768">
            <text:p>0.427014342</text:p>
          </table:table-cell>
          <table:table-cell table:formula="of:=[.B519]-[.G519]" office:value-type="float" office:value="-0.365691049716768">
            <text:p>-0.365691050</text:p>
          </table:table-cell>
          <table:table-cell table:formula="of:=[.H519]^2" office:value-type="float" office:value="0.133729943842952">
            <text:p>0.133729944</text:p>
          </table:table-cell>
        </table:table-row>
        <table:table-row table:style-name="ro1">
          <table:table-cell office:value-type="float" office:value="0.381133155">
            <text:p>0,381133155</text:p>
          </table:table-cell>
          <table:table-cell office:value-type="float" office:value="0.023775114">
            <text:p>0,023775114</text:p>
          </table:table-cell>
          <table:table-cell table:formula="of:=[.A520]/[.B520]" office:value-type="float" office:value="16.0307603572374">
            <text:p>16,030760357</text:p>
          </table:table-cell>
          <table:table-cell table:formula="of:=[.B520]-[.A520]" office:value-type="float" office:value="-0.357358041">
            <text:p>-0.357358041</text:p>
          </table:table-cell>
          <table:table-cell table:formula="of:=[.D520]^2" office:value-type="float" office:value="0.127704769467358">
            <text:p>0.127704769</text:p>
          </table:table-cell>
          <table:table-cell table:formula="of:=ABS([.E520])" office:value-type="float" office:value="0.127704769467358">
            <text:p>0.127704769</text:p>
          </table:table-cell>
          <table:table-cell table:formula="of:=SLOPE([.$B$2:.$B$1001];[.$A$2:.$A$1001])*[.A520]+INTERCEPT([.$B$2:.$B$1001];[.$A$2:.$A$1001])" office:value-type="float" office:value="0.401282811202947">
            <text:p>0.401282811</text:p>
          </table:table-cell>
          <table:table-cell table:formula="of:=[.B520]-[.G520]" office:value-type="float" office:value="-0.377507697202947">
            <text:p>-0.377507697</text:p>
          </table:table-cell>
          <table:table-cell table:formula="of:=[.H520]^2" office:value-type="float" office:value="0.142512061447472">
            <text:p>0.142512061</text:p>
          </table:table-cell>
        </table:table-row>
        <table:table-row table:style-name="ro1">
          <table:table-cell office:value-type="float" office:value="0.874674636">
            <text:p>0,874674636</text:p>
          </table:table-cell>
          <table:table-cell office:value-type="float" office:value="0.734068424">
            <text:p>0,734068424</text:p>
          </table:table-cell>
          <table:table-cell table:formula="of:=[.A521]/[.B521]" office:value-type="float" office:value="1.19154374088702">
            <text:p>1,191543741</text:p>
          </table:table-cell>
          <table:table-cell table:formula="of:=[.B521]-[.A521]" office:value-type="float" office:value="-0.140606212">
            <text:p>-0.140606212</text:p>
          </table:table-cell>
          <table:table-cell table:formula="of:=[.D521]^2" office:value-type="float" office:value="0.0197701068529889">
            <text:p>0.019770107</text:p>
          </table:table-cell>
          <table:table-cell table:formula="of:=ABS([.E521])" office:value-type="float" office:value="0.0197701068529889">
            <text:p>0.019770107</text:p>
          </table:table-cell>
          <table:table-cell table:formula="of:=SLOPE([.$B$2:.$B$1001];[.$A$2:.$A$1001])*[.A521]+INTERCEPT([.$B$2:.$B$1001];[.$A$2:.$A$1001])" office:value-type="float" office:value="0.798086085163418">
            <text:p>0.798086085</text:p>
          </table:table-cell>
          <table:table-cell table:formula="of:=[.B521]-[.G521]" office:value-type="float" office:value="-0.0640176611634179">
            <text:p>-0.064017661</text:p>
          </table:table-cell>
          <table:table-cell table:formula="of:=[.H521]^2" office:value-type="float" office:value="0.00409826094083418">
            <text:p>0.004098261</text:p>
          </table:table-cell>
        </table:table-row>
        <table:table-row table:style-name="ro1">
          <table:table-cell office:value-type="float" office:value="0.821002645">
            <text:p>0,821002645</text:p>
          </table:table-cell>
          <table:table-cell office:value-type="float" office:value="0.9999">
            <text:p>0,999900000</text:p>
          </table:table-cell>
          <table:table-cell office:value-type="string">
            <text:p>0,821084753475347</text:p>
          </table:table-cell>
          <table:table-cell table:formula="of:=[.B522]-[.A522]" office:value-type="float" office:value="0.178897355">
            <text:p>0.178897355</text:p>
          </table:table-cell>
          <table:table-cell table:formula="of:=[.D522]^2" office:value-type="float" office:value="0.032004263625996">
            <text:p>0.032004264</text:p>
          </table:table-cell>
          <table:table-cell table:formula="of:=ABS([.E522])" office:value-type="float" office:value="0.032004263625996">
            <text:p>0.032004264</text:p>
          </table:table-cell>
          <table:table-cell table:formula="of:=SLOPE([.$B$2:.$B$1001];[.$A$2:.$A$1001])*[.A522]+INTERCEPT([.$B$2:.$B$1001];[.$A$2:.$A$1001])" office:value-type="float" office:value="0.754934247742123">
            <text:p>0.754934248</text:p>
          </table:table-cell>
          <table:table-cell table:formula="of:=[.B522]-[.G522]" office:value-type="float" office:value="0.244965752257877">
            <text:p>0.244965752</text:p>
          </table:table-cell>
          <table:table-cell table:formula="of:=[.H522]^2" office:value-type="float" office:value="0.0600082197792674">
            <text:p>0.060008220</text:p>
          </table:table-cell>
        </table:table-row>
        <table:table-row table:style-name="ro1">
          <table:table-cell office:value-type="float" office:value="0.877548111">
            <text:p>0,877548111</text:p>
          </table:table-cell>
          <table:table-cell office:value-type="float" office:value="0.482593534">
            <text:p>0,482593534</text:p>
          </table:table-cell>
          <table:table-cell table:formula="of:=[.A523]/[.B523]" office:value-type="float" office:value="1.8184000596245">
            <text:p>1,818400060</text:p>
          </table:table-cell>
          <table:table-cell table:formula="of:=[.B523]-[.A523]" office:value-type="float" office:value="-0.394954577">
            <text:p>-0.394954577</text:p>
          </table:table-cell>
          <table:table-cell table:formula="of:=[.D523]^2" office:value-type="float" office:value="0.155989117893249">
            <text:p>0.155989118</text:p>
          </table:table-cell>
          <table:table-cell table:formula="of:=ABS([.E523])" office:value-type="float" office:value="0.155989117893249">
            <text:p>0.155989118</text:p>
          </table:table-cell>
          <table:table-cell table:formula="of:=SLOPE([.$B$2:.$B$1001];[.$A$2:.$A$1001])*[.A523]+INTERCEPT([.$B$2:.$B$1001];[.$A$2:.$A$1001])" office:value-type="float" office:value="0.800396335327869">
            <text:p>0.800396335</text:p>
          </table:table-cell>
          <table:table-cell table:formula="of:=[.B523]-[.G523]" office:value-type="float" office:value="-0.317802801327869">
            <text:p>-0.317802801</text:p>
          </table:table-cell>
          <table:table-cell table:formula="of:=[.H523]^2" office:value-type="float" office:value="0.100998620531841">
            <text:p>0.100998621</text:p>
          </table:table-cell>
        </table:table-row>
        <table:table-row table:style-name="ro1">
          <table:table-cell office:value-type="float" office:value="0.647736652">
            <text:p>0,647736652</text:p>
          </table:table-cell>
          <table:table-cell office:value-type="float" office:value="0.994401834">
            <text:p>0,994401834</text:p>
          </table:table-cell>
          <table:table-cell office:value-type="string">
            <text:p>0,651383203301695</text:p>
          </table:table-cell>
          <table:table-cell table:formula="of:=[.B524]-[.A524]" office:value-type="float" office:value="0.346665182">
            <text:p>0.346665182</text:p>
          </table:table-cell>
          <table:table-cell table:formula="of:=[.D524]^2" office:value-type="float" office:value="0.120176748411093">
            <text:p>0.120176748</text:p>
          </table:table-cell>
          <table:table-cell table:formula="of:=ABS([.E524])" office:value-type="float" office:value="0.120176748411093">
            <text:p>0.120176748</text:p>
          </table:table-cell>
          <table:table-cell table:formula="of:=SLOPE([.$B$2:.$B$1001];[.$A$2:.$A$1001])*[.A524]+INTERCEPT([.$B$2:.$B$1001];[.$A$2:.$A$1001])" office:value-type="float" office:value="0.615629820586157">
            <text:p>0.615629821</text:p>
          </table:table-cell>
          <table:table-cell table:formula="of:=[.B524]-[.G524]" office:value-type="float" office:value="0.378772013413843">
            <text:p>0.378772013</text:p>
          </table:table-cell>
          <table:table-cell table:formula="of:=[.H524]^2" office:value-type="float" office:value="0.143468238145576">
            <text:p>0.143468238</text:p>
          </table:table-cell>
        </table:table-row>
        <table:table-row table:style-name="ro1">
          <table:table-cell office:value-type="float" office:value="0.472339329">
            <text:p>0,472339329</text:p>
          </table:table-cell>
          <table:table-cell office:value-type="float" office:value="0.490051716">
            <text:p>0,490051716</text:p>
          </table:table-cell>
          <table:table-cell office:value-type="string">
            <text:p>0,963856086160506</text:p>
          </table:table-cell>
          <table:table-cell table:formula="of:=[.B525]-[.A525]" office:value-type="float" office:value="0.017712387">
            <text:p>0.017712387</text:p>
          </table:table-cell>
          <table:table-cell table:formula="of:=[.D525]^2" office:value-type="float" office:value="0.000313728653237769">
            <text:p>0.000313729</text:p>
          </table:table-cell>
          <table:table-cell table:formula="of:=ABS([.E525])" office:value-type="float" office:value="0.000313728653237769">
            <text:p>0.000313729</text:p>
          </table:table-cell>
          <table:table-cell table:formula="of:=SLOPE([.$B$2:.$B$1001];[.$A$2:.$A$1001])*[.A525]+INTERCEPT([.$B$2:.$B$1001];[.$A$2:.$A$1001])" office:value-type="float" office:value="0.474611821715456">
            <text:p>0.474611822</text:p>
          </table:table-cell>
          <table:table-cell table:formula="of:=[.B525]-[.G525]" office:value-type="float" office:value="0.015439894284544">
            <text:p>0.015439894</text:p>
          </table:table-cell>
          <table:table-cell table:formula="of:=[.H525]^2" office:value-type="float" office:value="0.000238390335517893">
            <text:p>0.000238390</text:p>
          </table:table-cell>
        </table:table-row>
        <table:table-row table:style-name="ro1">
          <table:table-cell office:value-type="float" office:value="0.197344266">
            <text:p>0,197344266</text:p>
          </table:table-cell>
          <table:table-cell office:value-type="float" office:value="0.0001">
            <text:p>0,000100000</text:p>
          </table:table-cell>
          <table:table-cell table:formula="of:=[.A526]/[.B526]" office:value-type="float" office:value="1973.44266">
            <text:p>1973,442660000</text:p>
          </table:table-cell>
          <table:table-cell table:formula="of:=[.B526]-[.A526]" office:value-type="float" office:value="-0.197244266">
            <text:p>-0.197244266</text:p>
          </table:table-cell>
          <table:table-cell table:formula="of:=[.D526]^2" office:value-type="float" office:value="0.0389053004698788">
            <text:p>0.038905300</text:p>
          </table:table-cell>
          <table:table-cell table:formula="of:=ABS([.E526])" office:value-type="float" office:value="0.0389053004698788">
            <text:p>0.038905300</text:p>
          </table:table-cell>
          <table:table-cell table:formula="of:=SLOPE([.$B$2:.$B$1001];[.$A$2:.$A$1001])*[.A526]+INTERCEPT([.$B$2:.$B$1001];[.$A$2:.$A$1001])" office:value-type="float" office:value="0.253518062584466">
            <text:p>0.253518063</text:p>
          </table:table-cell>
          <table:table-cell table:formula="of:=[.B526]-[.G526]" office:value-type="float" office:value="-0.253418062584466">
            <text:p>-0.253418063</text:p>
          </table:table-cell>
          <table:table-cell table:formula="of:=[.H526]^2" office:value-type="float" office:value="0.0642207144440644">
            <text:p>0.064220714</text:p>
          </table:table-cell>
        </table:table-row>
        <table:table-row table:style-name="ro1">
          <table:table-cell office:value-type="float" office:value="0.495443701">
            <text:p>0,495443701</text:p>
          </table:table-cell>
          <table:table-cell office:value-type="float" office:value="0.485494206">
            <text:p>0,485494206</text:p>
          </table:table-cell>
          <table:table-cell table:formula="of:=[.A527]/[.B527]" office:value-type="float" office:value="1.0204935401433">
            <text:p>1,020493540</text:p>
          </table:table-cell>
          <table:table-cell table:formula="of:=[.B527]-[.A527]" office:value-type="float" office:value="-0.00994949499999997">
            <text:p>-0.009949495</text:p>
          </table:table-cell>
          <table:table-cell table:formula="of:=[.D527]^2" office:value-type="float" office:value="0.0000989924507550245">
            <text:p>0.000098992</text:p>
          </table:table-cell>
          <table:table-cell table:formula="of:=ABS([.E527])" office:value-type="float" office:value="0.0000989924507550245">
            <text:p>0.000098992</text:p>
          </table:table-cell>
          <table:table-cell table:formula="of:=SLOPE([.$B$2:.$B$1001];[.$A$2:.$A$1001])*[.A527]+INTERCEPT([.$B$2:.$B$1001];[.$A$2:.$A$1001])" office:value-type="float" office:value="0.493187545956152">
            <text:p>0.493187546</text:p>
          </table:table-cell>
          <table:table-cell table:formula="of:=[.B527]-[.G527]" office:value-type="float" office:value="-0.0076933399561519">
            <text:p>-0.007693340</text:p>
          </table:table-cell>
          <table:table-cell table:formula="of:=[.H527]^2" office:value-type="float" office:value="0.0000591874796809233">
            <text:p>0.000059187</text:p>
          </table:table-cell>
        </table:table-row>
        <table:table-row table:style-name="ro1">
          <table:table-cell office:value-type="float" office:value="0.810010724">
            <text:p>0,810010724</text:p>
          </table:table-cell>
          <table:table-cell office:value-type="float" office:value="0.9999">
            <text:p>0,999900000</text:p>
          </table:table-cell>
          <table:table-cell office:value-type="string">
            <text:p>0,810091733173317</text:p>
          </table:table-cell>
          <table:table-cell table:formula="of:=[.B528]-[.A528]" office:value-type="float" office:value="0.189889276">
            <text:p>0.189889276</text:p>
          </table:table-cell>
          <table:table-cell table:formula="of:=[.D528]^2" office:value-type="float" office:value="0.0360579371398041">
            <text:p>0.036057937</text:p>
          </table:table-cell>
          <table:table-cell table:formula="of:=ABS([.E528])" office:value-type="float" office:value="0.0360579371398041">
            <text:p>0.036057937</text:p>
          </table:table-cell>
          <table:table-cell table:formula="of:=SLOPE([.$B$2:.$B$1001];[.$A$2:.$A$1001])*[.A528]+INTERCEPT([.$B$2:.$B$1001];[.$A$2:.$A$1001])" office:value-type="float" office:value="0.746096834053861">
            <text:p>0.746096834</text:p>
          </table:table-cell>
          <table:table-cell table:formula="of:=[.B528]-[.G528]" office:value-type="float" office:value="0.253803165946139">
            <text:p>0.253803166</text:p>
          </table:table-cell>
          <table:table-cell table:formula="of:=[.H528]^2" office:value-type="float" office:value="0.0644160470442836">
            <text:p>0.064416047</text:p>
          </table:table-cell>
        </table:table-row>
        <table:table-row table:style-name="ro1">
          <table:table-cell office:value-type="float" office:value="0.865470956">
            <text:p>0,865470956</text:p>
          </table:table-cell>
          <table:table-cell office:value-type="float" office:value="0.676880266">
            <text:p>0,676880266</text:p>
          </table:table-cell>
          <table:table-cell table:formula="of:=[.A529]/[.B529]" office:value-type="float" office:value="1.27861750367531">
            <text:p>1,278617504</text:p>
          </table:table-cell>
          <table:table-cell table:formula="of:=[.B529]-[.A529]" office:value-type="float" office:value="-0.18859069">
            <text:p>-0.188590690</text:p>
          </table:table-cell>
          <table:table-cell table:formula="of:=[.D529]^2" office:value-type="float" office:value="0.0355664483546761">
            <text:p>0.035566448</text:p>
          </table:table-cell>
          <table:table-cell table:formula="of:=ABS([.E529])" office:value-type="float" office:value="0.0355664483546761">
            <text:p>0.035566448</text:p>
          </table:table-cell>
          <table:table-cell table:formula="of:=SLOPE([.$B$2:.$B$1001];[.$A$2:.$A$1001])*[.A529]+INTERCEPT([.$B$2:.$B$1001];[.$A$2:.$A$1001])" office:value-type="float" office:value="0.790686402467883">
            <text:p>0.790686402</text:p>
          </table:table-cell>
          <table:table-cell table:formula="of:=[.B529]-[.G529]" office:value-type="float" office:value="-0.113806136467883">
            <text:p>-0.113806136</text:p>
          </table:table-cell>
          <table:table-cell table:formula="of:=[.H529]^2" office:value-type="float" office:value="0.0129518366977463">
            <text:p>0.012951837</text:p>
          </table:table-cell>
        </table:table-row>
        <table:table-row table:style-name="ro1">
          <table:table-cell office:value-type="float" office:value="0.474088663">
            <text:p>0,474088663</text:p>
          </table:table-cell>
          <table:table-cell office:value-type="float" office:value="0.161239704">
            <text:p>0,161239704</text:p>
          </table:table-cell>
          <table:table-cell table:formula="of:=[.A530]/[.B530]" office:value-type="float" office:value="2.94027247159918">
            <text:p>2,940272472</text:p>
          </table:table-cell>
          <table:table-cell table:formula="of:=[.B530]-[.A530]" office:value-type="float" office:value="-0.312848959">
            <text:p>-0.312848959</text:p>
          </table:table-cell>
          <table:table-cell table:formula="of:=[.D530]^2" office:value-type="float" office:value="0.0978744711473837">
            <text:p>0.097874471</text:p>
          </table:table-cell>
          <table:table-cell table:formula="of:=ABS([.E530])" office:value-type="float" office:value="0.0978744711473837">
            <text:p>0.097874471</text:p>
          </table:table-cell>
          <table:table-cell table:formula="of:=SLOPE([.$B$2:.$B$1001];[.$A$2:.$A$1001])*[.A530]+INTERCEPT([.$B$2:.$B$1001];[.$A$2:.$A$1001])" office:value-type="float" office:value="0.476018271801564">
            <text:p>0.476018272</text:p>
          </table:table-cell>
          <table:table-cell table:formula="of:=[.B530]-[.G530]" office:value-type="float" office:value="-0.314778567801564">
            <text:p>-0.314778568</text:p>
          </table:table-cell>
          <table:table-cell table:formula="of:=[.H530]^2" office:value-type="float" office:value="0.0990855467472039">
            <text:p>0.099085547</text:p>
          </table:table-cell>
        </table:table-row>
        <table:table-row table:style-name="ro1">
          <table:table-cell office:value-type="float" office:value="0.127471455">
            <text:p>0,127471455</text:p>
          </table:table-cell>
          <table:table-cell office:value-type="float" office:value="0.014087087">
            <text:p>0,014087087</text:p>
          </table:table-cell>
          <table:table-cell table:formula="of:=[.A531]/[.B531]" office:value-type="float" office:value="9.04881577007368">
            <text:p>9,048815770</text:p>
          </table:table-cell>
          <table:table-cell table:formula="of:=[.B531]-[.A531]" office:value-type="float" office:value="-0.113384368">
            <text:p>-0.113384368</text:p>
          </table:table-cell>
          <table:table-cell table:formula="of:=[.D531]^2" office:value-type="float" office:value="0.0128560149067594">
            <text:p>0.012856015</text:p>
          </table:table-cell>
          <table:table-cell table:formula="of:=ABS([.E531])" office:value-type="float" office:value="0.0128560149067594">
            <text:p>0.012856015</text:p>
          </table:table-cell>
          <table:table-cell table:formula="of:=SLOPE([.$B$2:.$B$1001];[.$A$2:.$A$1001])*[.A531]+INTERCEPT([.$B$2:.$B$1001];[.$A$2:.$A$1001])" office:value-type="float" office:value="0.197340899705585">
            <text:p>0.197340900</text:p>
          </table:table-cell>
          <table:table-cell table:formula="of:=[.B531]-[.G531]" office:value-type="float" office:value="-0.183253812705585">
            <text:p>-0.183253813</text:p>
          </table:table-cell>
          <table:table-cell table:formula="of:=[.H531]^2" office:value-type="float" office:value="0.0335819598711336">
            <text:p>0.033581960</text:p>
          </table:table-cell>
        </table:table-row>
        <table:table-row table:style-name="ro1">
          <table:table-cell office:value-type="float" office:value="0.95337684">
            <text:p>0,953376840</text:p>
          </table:table-cell>
          <table:table-cell office:value-type="float" office:value="0.780178521">
            <text:p>0,780178521</text:p>
          </table:table-cell>
          <table:table-cell table:formula="of:=[.A532]/[.B532]" office:value-type="float" office:value="1.22199831748508">
            <text:p>1,221998317</text:p>
          </table:table-cell>
          <table:table-cell table:formula="of:=[.B532]-[.A532]" office:value-type="float" office:value="-0.173198319">
            <text:p>-0.173198319</text:p>
          </table:table-cell>
          <table:table-cell table:formula="of:=[.D532]^2" office:value-type="float" office:value="0.0299976577044257">
            <text:p>0.029997658</text:p>
          </table:table-cell>
          <table:table-cell table:formula="of:=ABS([.E532])" office:value-type="float" office:value="0.0299976577044257">
            <text:p>0.029997658</text:p>
          </table:table-cell>
          <table:table-cell table:formula="of:=SLOPE([.$B$2:.$B$1001];[.$A$2:.$A$1001])*[.A532]+INTERCEPT([.$B$2:.$B$1001];[.$A$2:.$A$1001])" office:value-type="float" office:value="0.861362007081529">
            <text:p>0.861362007</text:p>
          </table:table-cell>
          <table:table-cell table:formula="of:=[.B532]-[.G532]" office:value-type="float" office:value="-0.0811834860815288">
            <text:p>-0.081183486</text:p>
          </table:table-cell>
          <table:table-cell table:formula="of:=[.H532]^2" office:value-type="float" office:value="0.00659075841234978">
            <text:p>0.006590758</text:p>
          </table:table-cell>
        </table:table-row>
        <table:table-row table:style-name="ro1">
          <table:table-cell office:value-type="float" office:value="0.693768548">
            <text:p>0,693768548</text:p>
          </table:table-cell>
          <table:table-cell office:value-type="float" office:value="0.598532171">
            <text:p>0,598532171</text:p>
          </table:table-cell>
          <table:table-cell table:formula="of:=[.A533]/[.B533]" office:value-type="float" office:value="1.15911655482258">
            <text:p>1,159116555</text:p>
          </table:table-cell>
          <table:table-cell table:formula="of:=[.B533]-[.A533]" office:value-type="float" office:value="-0.0952363770000001">
            <text:p>-0.095236377</text:p>
          </table:table-cell>
          <table:table-cell table:formula="of:=[.D533]^2" office:value-type="float" office:value="0.00906996750408615">
            <text:p>0.009069968</text:p>
          </table:table-cell>
          <table:table-cell table:formula="of:=ABS([.E533])" office:value-type="float" office:value="0.00906996750408615">
            <text:p>0.009069968</text:p>
          </table:table-cell>
          <table:table-cell table:formula="of:=SLOPE([.$B$2:.$B$1001];[.$A$2:.$A$1001])*[.A533]+INTERCEPT([.$B$2:.$B$1001];[.$A$2:.$A$1001])" office:value-type="float" office:value="0.652639084736353">
            <text:p>0.652639085</text:p>
          </table:table-cell>
          <table:table-cell table:formula="of:=[.B533]-[.G533]" office:value-type="float" office:value="-0.0541069137363533">
            <text:p>-0.054106914</text:p>
          </table:table-cell>
          <table:table-cell table:formula="of:=[.H533]^2" office:value-type="float" office:value="0.00292755811407318">
            <text:p>0.002927558</text:p>
          </table:table-cell>
        </table:table-row>
        <table:table-row table:style-name="ro1">
          <table:table-cell office:value-type="float" office:value="0.730975083">
            <text:p>0,730975083</text:p>
          </table:table-cell>
          <table:table-cell office:value-type="float" office:value="0.917150171">
            <text:p>0,917150171</text:p>
          </table:table-cell>
          <table:table-cell office:value-type="string">
            <text:p>0,797006974553571</text:p>
          </table:table-cell>
          <table:table-cell table:formula="of:=[.B534]-[.A534]" office:value-type="float" office:value="0.186175088">
            <text:p>0.186175088</text:p>
          </table:table-cell>
          <table:table-cell table:formula="of:=[.D534]^2" office:value-type="float" office:value="0.0346611633918078">
            <text:p>0.034661163</text:p>
          </table:table-cell>
          <table:table-cell table:formula="of:=ABS([.E534])" office:value-type="float" office:value="0.0346611633918078">
            <text:p>0.034661163</text:p>
          </table:table-cell>
          <table:table-cell table:formula="of:=SLOPE([.$B$2:.$B$1001];[.$A$2:.$A$1001])*[.A534]+INTERCEPT([.$B$2:.$B$1001];[.$A$2:.$A$1001])" office:value-type="float" office:value="0.682552831542014">
            <text:p>0.682552832</text:p>
          </table:table-cell>
          <table:table-cell table:formula="of:=[.B534]-[.G534]" office:value-type="float" office:value="0.234597339457986">
            <text:p>0.234597339</text:p>
          </table:table-cell>
          <table:table-cell table:formula="of:=[.H534]^2" office:value-type="float" office:value="0.0550359116807655">
            <text:p>0.055035912</text:p>
          </table:table-cell>
        </table:table-row>
        <table:table-row table:style-name="ro1">
          <table:table-cell office:value-type="float" office:value="0.082394178">
            <text:p>0,082394178</text:p>
          </table:table-cell>
          <table:table-cell office:value-type="float" office:value="0.2101909">
            <text:p>0,210190900</text:p>
          </table:table-cell>
          <table:table-cell office:value-type="string">
            <text:p>0,391996884736685</text:p>
          </table:table-cell>
          <table:table-cell table:formula="of:=[.B535]-[.A535]" office:value-type="float" office:value="0.127796722">
            <text:p>0.127796722</text:p>
          </table:table-cell>
          <table:table-cell table:formula="of:=[.D535]^2" office:value-type="float" office:value="0.0163320021539453">
            <text:p>0.016332002</text:p>
          </table:table-cell>
          <table:table-cell table:formula="of:=ABS([.E535])" office:value-type="float" office:value="0.0163320021539453">
            <text:p>0.016332002</text:p>
          </table:table-cell>
          <table:table-cell table:formula="of:=SLOPE([.$B$2:.$B$1001];[.$A$2:.$A$1001])*[.A535]+INTERCEPT([.$B$2:.$B$1001];[.$A$2:.$A$1001])" office:value-type="float" office:value="0.161099141346022">
            <text:p>0.161099141</text:p>
          </table:table-cell>
          <table:table-cell table:formula="of:=[.B535]-[.G535]" office:value-type="float" office:value="0.0490917586539783">
            <text:p>0.049091759</text:p>
          </table:table-cell>
          <table:table-cell table:formula="of:=[.H535]^2" office:value-type="float" office:value="0.00241000076774046">
            <text:p>0.002410001</text:p>
          </table:table-cell>
        </table:table-row>
        <table:table-row table:style-name="ro1">
          <table:table-cell office:value-type="float" office:value="0.289718317">
            <text:p>0,289718317</text:p>
          </table:table-cell>
          <table:table-cell office:value-type="float" office:value="0.370280234">
            <text:p>0,370280234</text:p>
          </table:table-cell>
          <table:table-cell office:value-type="string">
            <text:p>0,782429874450171</text:p>
          </table:table-cell>
          <table:table-cell table:formula="of:=[.B536]-[.A536]" office:value-type="float" office:value="0.080561917">
            <text:p>0.080561917</text:p>
          </table:table-cell>
          <table:table-cell table:formula="of:=[.D536]^2" office:value-type="float" office:value="0.0064902224707149">
            <text:p>0.006490222</text:p>
          </table:table-cell>
          <table:table-cell table:formula="of:=ABS([.E536])" office:value-type="float" office:value="0.0064902224707149">
            <text:p>0.006490222</text:p>
          </table:table-cell>
          <table:table-cell table:formula="of:=SLOPE([.$B$2:.$B$1001];[.$A$2:.$A$1001])*[.A536]+INTERCEPT([.$B$2:.$B$1001];[.$A$2:.$A$1001])" office:value-type="float" office:value="0.327786036558049">
            <text:p>0.327786037</text:p>
          </table:table-cell>
          <table:table-cell table:formula="of:=[.B536]-[.G536]" office:value-type="float" office:value="0.042494197441951">
            <text:p>0.042494197</text:p>
          </table:table-cell>
          <table:table-cell table:formula="of:=[.H536]^2" office:value-type="float" office:value="0.00180575681623551">
            <text:p>0.001805757</text:p>
          </table:table-cell>
        </table:table-row>
        <table:table-row table:style-name="ro1">
          <table:table-cell office:value-type="float" office:value="0.508885157">
            <text:p>0,508885157</text:p>
          </table:table-cell>
          <table:table-cell office:value-type="float" office:value="0.845205802">
            <text:p>0,845205802</text:p>
          </table:table-cell>
          <table:table-cell office:value-type="string">
            <text:p>0,602084315791292</text:p>
          </table:table-cell>
          <table:table-cell table:formula="of:=[.B537]-[.A537]" office:value-type="float" office:value="0.336320645">
            <text:p>0.336320645</text:p>
          </table:table-cell>
          <table:table-cell table:formula="of:=[.D537]^2" office:value-type="float" office:value="0.113111576253216">
            <text:p>0.113111576</text:p>
          </table:table-cell>
          <table:table-cell table:formula="of:=ABS([.E537])" office:value-type="float" office:value="0.113111576253216">
            <text:p>0.113111576</text:p>
          </table:table-cell>
          <table:table-cell table:formula="of:=SLOPE([.$B$2:.$B$1001];[.$A$2:.$A$1001])*[.A537]+INTERCEPT([.$B$2:.$B$1001];[.$A$2:.$A$1001])" office:value-type="float" office:value="0.503994365550705">
            <text:p>0.503994366</text:p>
          </table:table-cell>
          <table:table-cell table:formula="of:=[.B537]-[.G537]" office:value-type="float" office:value="0.341211436449295">
            <text:p>0.341211436</text:p>
          </table:table-cell>
          <table:table-cell table:formula="of:=[.H537]^2" office:value-type="float" office:value="0.116425244363791">
            <text:p>0.116425244</text:p>
          </table:table-cell>
        </table:table-row>
        <table:table-row table:style-name="ro1">
          <table:table-cell office:value-type="float" office:value="0.877487089">
            <text:p>0,877487089</text:p>
          </table:table-cell>
          <table:table-cell office:value-type="float" office:value="0.9999">
            <text:p>0,999900000</text:p>
          </table:table-cell>
          <table:table-cell office:value-type="string">
            <text:p>0,877574846484649</text:p>
          </table:table-cell>
          <table:table-cell table:formula="of:=[.B538]-[.A538]" office:value-type="float" office:value="0.122412911">
            <text:p>0.122412911</text:p>
          </table:table-cell>
          <table:table-cell table:formula="of:=[.D538]^2" office:value-type="float" office:value="0.0149849207794939">
            <text:p>0.014984921</text:p>
          </table:table-cell>
          <table:table-cell table:formula="of:=ABS([.E538])" office:value-type="float" office:value="0.0149849207794939">
            <text:p>0.014984921</text:p>
          </table:table-cell>
          <table:table-cell table:formula="of:=SLOPE([.$B$2:.$B$1001];[.$A$2:.$A$1001])*[.A538]+INTERCEPT([.$B$2:.$B$1001];[.$A$2:.$A$1001])" office:value-type="float" office:value="0.800347274143924">
            <text:p>0.800347274</text:p>
          </table:table-cell>
          <table:table-cell table:formula="of:=[.B538]-[.G538]" office:value-type="float" office:value="0.199552725856076">
            <text:p>0.199552726</text:p>
          </table:table-cell>
          <table:table-cell table:formula="of:=[.H538]^2" office:value-type="float" office:value="0.0398212903965902">
            <text:p>0.039821290</text:p>
          </table:table-cell>
        </table:table-row>
        <table:table-row table:style-name="ro1">
          <table:table-cell office:value-type="float" office:value="0.411482523">
            <text:p>0,411482523</text:p>
          </table:table-cell>
          <table:table-cell office:value-type="float" office:value="0.400264439">
            <text:p>0,400264439</text:p>
          </table:table-cell>
          <table:table-cell table:formula="of:=[.A539]/[.B539]" office:value-type="float" office:value="1.02802668163084">
            <text:p>1,028026682</text:p>
          </table:table-cell>
          <table:table-cell table:formula="of:=[.B539]-[.A539]" office:value-type="float" office:value="-0.011218084">
            <text:p>-0.011218084</text:p>
          </table:table-cell>
          <table:table-cell table:formula="of:=[.D539]^2" office:value-type="float" office:value="0.000125845408631056">
            <text:p>0.000125845</text:p>
          </table:table-cell>
          <table:table-cell table:formula="of:=ABS([.E539])" office:value-type="float" office:value="0.000125845408631056">
            <text:p>0.000125845</text:p>
          </table:table-cell>
          <table:table-cell table:formula="of:=SLOPE([.$B$2:.$B$1001];[.$A$2:.$A$1001])*[.A539]+INTERCEPT([.$B$2:.$B$1001];[.$A$2:.$A$1001])" office:value-type="float" office:value="0.425683452382348">
            <text:p>0.425683452</text:p>
          </table:table-cell>
          <table:table-cell table:formula="of:=[.B539]-[.G539]" office:value-type="float" office:value="-0.0254190133823478">
            <text:p>-0.025419013</text:p>
          </table:table-cell>
          <table:table-cell table:formula="of:=[.H539]^2" office:value-type="float" office:value="0.000646126241331974">
            <text:p>0.000646126</text:p>
          </table:table-cell>
        </table:table-row>
        <table:table-row table:style-name="ro1">
          <table:table-cell office:value-type="float" office:value="0.894928209">
            <text:p>0,894928209</text:p>
          </table:table-cell>
          <table:table-cell office:value-type="float" office:value="0.9999">
            <text:p>0,999900000</text:p>
          </table:table-cell>
          <table:table-cell office:value-type="string">
            <text:p>0,895017710771077</text:p>
          </table:table-cell>
          <table:table-cell table:formula="of:=[.B540]-[.A540]" office:value-type="float" office:value="0.104971791">
            <text:p>0.104971791</text:p>
          </table:table-cell>
          <table:table-cell table:formula="of:=[.D540]^2" office:value-type="float" office:value="0.0110190769057477">
            <text:p>0.011019077</text:p>
          </table:table-cell>
          <table:table-cell table:formula="of:=ABS([.E540])" office:value-type="float" office:value="0.0110190769057477">
            <text:p>0.011019077</text:p>
          </table:table-cell>
          <table:table-cell table:formula="of:=SLOPE([.$B$2:.$B$1001];[.$A$2:.$A$1001])*[.A540]+INTERCEPT([.$B$2:.$B$1001];[.$A$2:.$A$1001])" office:value-type="float" office:value="0.814369790556354">
            <text:p>0.814369791</text:p>
          </table:table-cell>
          <table:table-cell table:formula="of:=[.B540]-[.G540]" office:value-type="float" office:value="0.185530209443646">
            <text:p>0.185530209</text:p>
          </table:table-cell>
          <table:table-cell table:formula="of:=[.H540]^2" office:value-type="float" office:value="0.0344214586162031">
            <text:p>0.034421459</text:p>
          </table:table-cell>
        </table:table-row>
        <table:table-row table:style-name="ro1">
          <table:table-cell office:value-type="float" office:value="0.039697666">
            <text:p>0,039697666</text:p>
          </table:table-cell>
          <table:table-cell office:value-type="float" office:value="0.0001">
            <text:p>0,000100000</text:p>
          </table:table-cell>
          <table:table-cell table:formula="of:=[.A541]/[.B541]" office:value-type="float" office:value="396.97666">
            <text:p>396,976660000</text:p>
          </table:table-cell>
          <table:table-cell table:formula="of:=[.B541]-[.A541]" office:value-type="float" office:value="-0.039597666">
            <text:p>-0.039597666</text:p>
          </table:table-cell>
          <table:table-cell table:formula="of:=[.D541]^2" office:value-type="float" office:value="0.00156797515264756">
            <text:p>0.001567975</text:p>
          </table:table-cell>
          <table:table-cell table:formula="of:=ABS([.E541])" office:value-type="float" office:value="0.00156797515264756">
            <text:p>0.001567975</text:p>
          </table:table-cell>
          <table:table-cell table:formula="of:=SLOPE([.$B$2:.$B$1001];[.$A$2:.$A$1001])*[.A541]+INTERCEPT([.$B$2:.$B$1001];[.$A$2:.$A$1001])" office:value-type="float" office:value="0.126771498380804">
            <text:p>0.126771498</text:p>
          </table:table-cell>
          <table:table-cell table:formula="of:=[.B541]-[.G541]" office:value-type="float" office:value="-0.126671498380804">
            <text:p>-0.126671498</text:p>
          </table:table-cell>
          <table:table-cell table:formula="of:=[.H541]^2" office:value-type="float" office:value="0.0160456685020381">
            <text:p>0.016045669</text:p>
          </table:table-cell>
        </table:table-row>
        <table:table-row table:style-name="ro1">
          <table:table-cell office:value-type="float" office:value="0.248106221">
            <text:p>0,248106221</text:p>
          </table:table-cell>
          <table:table-cell office:value-type="float" office:value="0.0001">
            <text:p>0,000100000</text:p>
          </table:table-cell>
          <table:table-cell table:formula="of:=[.A542]/[.B542]" office:value-type="float" office:value="2481.06221">
            <text:p>2481,062210000</text:p>
          </table:table-cell>
          <table:table-cell table:formula="of:=[.B542]-[.A542]" office:value-type="float" office:value="-0.248006221">
            <text:p>-0.248006221</text:p>
          </table:table-cell>
          <table:table-cell table:formula="of:=[.D542]^2" office:value-type="float" office:value="0.0615070856547009">
            <text:p>0.061507086</text:p>
          </table:table-cell>
          <table:table-cell table:formula="of:=ABS([.E542])" office:value-type="float" office:value="0.0615070856547009">
            <text:p>0.061507086</text:p>
          </table:table-cell>
          <table:table-cell table:formula="of:=SLOPE([.$B$2:.$B$1001];[.$A$2:.$A$1001])*[.A542]+INTERCEPT([.$B$2:.$B$1001];[.$A$2:.$A$1001])" office:value-type="float" office:value="0.294330255099312">
            <text:p>0.294330255</text:p>
          </table:table-cell>
          <table:table-cell table:formula="of:=[.B542]-[.G542]" office:value-type="float" office:value="-0.294230255099312">
            <text:p>-0.294230255</text:p>
          </table:table-cell>
          <table:table-cell table:formula="of:=[.H542]^2" office:value-type="float" office:value="0.0865714430158062">
            <text:p>0.086571443</text:p>
          </table:table-cell>
        </table:table-row>
        <table:table-row table:style-name="ro1">
          <table:table-cell office:value-type="float" office:value="0.237466597">
            <text:p>0,237466597</text:p>
          </table:table-cell>
          <table:table-cell office:value-type="float" office:value="0.0001">
            <text:p>0,000100000</text:p>
          </table:table-cell>
          <table:table-cell table:formula="of:=[.A543]/[.B543]" office:value-type="float" office:value="2374.66597">
            <text:p>2374,665970000</text:p>
          </table:table-cell>
          <table:table-cell table:formula="of:=[.B543]-[.A543]" office:value-type="float" office:value="-0.237366597">
            <text:p>-0.237366597</text:p>
          </table:table-cell>
          <table:table-cell table:formula="of:=[.D543]^2" office:value-type="float" office:value="0.0563429013713604">
            <text:p>0.056342901</text:p>
          </table:table-cell>
          <table:table-cell table:formula="of:=ABS([.E543])" office:value-type="float" office:value="0.0563429013713604">
            <text:p>0.056342901</text:p>
          </table:table-cell>
          <table:table-cell table:formula="of:=SLOPE([.$B$2:.$B$1001];[.$A$2:.$A$1001])*[.A543]+INTERCEPT([.$B$2:.$B$1001];[.$A$2:.$A$1001])" office:value-type="float" office:value="0.285776085288997">
            <text:p>0.285776085</text:p>
          </table:table-cell>
          <table:table-cell table:formula="of:=[.B543]-[.G543]" office:value-type="float" office:value="-0.285676085288997">
            <text:p>-0.285676085</text:p>
          </table:table-cell>
          <table:table-cell table:formula="of:=[.H543]^2" office:value-type="float" office:value="0.0816108257060462">
            <text:p>0.081610826</text:p>
          </table:table-cell>
        </table:table-row>
        <table:table-row table:style-name="ro1">
          <table:table-cell office:value-type="float" office:value="0.891532645">
            <text:p>0,891532645</text:p>
          </table:table-cell>
          <table:table-cell office:value-type="float" office:value="0.931231379">
            <text:p>0,931231379</text:p>
          </table:table-cell>
          <table:table-cell office:value-type="string">
            <text:p>0,957369634555667</text:p>
          </table:table-cell>
          <table:table-cell table:formula="of:=[.B544]-[.A544]" office:value-type="float" office:value="0.039698734">
            <text:p>0.039698734</text:p>
          </table:table-cell>
          <table:table-cell table:formula="of:=[.D544]^2" office:value-type="float" office:value="0.00157598948120276">
            <text:p>0.001575989</text:p>
          </table:table-cell>
          <table:table-cell table:formula="of:=ABS([.E544])" office:value-type="float" office:value="0.00157598948120276">
            <text:p>0.001575989</text:p>
          </table:table-cell>
          <table:table-cell table:formula="of:=SLOPE([.$B$2:.$B$1001];[.$A$2:.$A$1001])*[.A544]+INTERCEPT([.$B$2:.$B$1001];[.$A$2:.$A$1001])" office:value-type="float" office:value="0.811639785148476">
            <text:p>0.811639785</text:p>
          </table:table-cell>
          <table:table-cell table:formula="of:=[.B544]-[.G544]" office:value-type="float" office:value="0.119591593851524">
            <text:p>0.119591594</text:p>
          </table:table-cell>
          <table:table-cell table:formula="of:=[.H544]^2" office:value-type="float" office:value="0.014302149319948">
            <text:p>0.014302149</text:p>
          </table:table-cell>
        </table:table-row>
        <table:table-row table:style-name="ro1">
          <table:table-cell office:value-type="float" office:value="0.11814061">
            <text:p>0,118140610</text:p>
          </table:table-cell>
          <table:table-cell office:value-type="float" office:value="0.463727228">
            <text:p>0,463727228</text:p>
          </table:table-cell>
          <table:table-cell office:value-type="string">
            <text:p>0,254763151410208</text:p>
          </table:table-cell>
          <table:table-cell table:formula="of:=[.B545]-[.A545]" office:value-type="float" office:value="0.345586618">
            <text:p>0.345586618</text:p>
          </table:table-cell>
          <table:table-cell table:formula="of:=[.D545]^2" office:value-type="float" office:value="0.119430110540678">
            <text:p>0.119430111</text:p>
          </table:table-cell>
          <table:table-cell table:formula="of:=ABS([.E545])" office:value-type="float" office:value="0.119430110540678">
            <text:p>0.119430111</text:p>
          </table:table-cell>
          <table:table-cell table:formula="of:=SLOPE([.$B$2:.$B$1001];[.$A$2:.$A$1001])*[.A545]+INTERCEPT([.$B$2:.$B$1001];[.$A$2:.$A$1001])" office:value-type="float" office:value="0.189838977400461">
            <text:p>0.189838977</text:p>
          </table:table-cell>
          <table:table-cell table:formula="of:=[.B545]-[.G545]" office:value-type="float" office:value="0.273888250599539">
            <text:p>0.273888251</text:p>
          </table:table-cell>
          <table:table-cell table:formula="of:=[.H545]^2" office:value-type="float" office:value="0.0750147738164757">
            <text:p>0.075014774</text:p>
          </table:table-cell>
        </table:table-row>
        <table:table-row table:style-name="ro1">
          <table:table-cell office:value-type="float" office:value="0.82722893">
            <text:p>0,827228930</text:p>
          </table:table-cell>
          <table:table-cell office:value-type="float" office:value="0.764430281">
            <text:p>0,764430281</text:p>
          </table:table-cell>
          <table:table-cell table:formula="of:=[.A546]/[.B546]" office:value-type="float" office:value="1.0821509175668">
            <text:p>1,082150918</text:p>
          </table:table-cell>
          <table:table-cell table:formula="of:=[.B546]-[.A546]" office:value-type="float" office:value="-0.0627986489999999">
            <text:p>-0.062798649</text:p>
          </table:table-cell>
          <table:table-cell table:formula="of:=[.D546]^2" office:value-type="float" office:value="0.00394367031622518">
            <text:p>0.003943670</text:p>
          </table:table-cell>
          <table:table-cell table:formula="of:=ABS([.E546])" office:value-type="float" office:value="0.00394367031622518">
            <text:p>0.003943670</text:p>
          </table:table-cell>
          <table:table-cell table:formula="of:=SLOPE([.$B$2:.$B$1001];[.$A$2:.$A$1001])*[.A546]+INTERCEPT([.$B$2:.$B$1001];[.$A$2:.$A$1001])" office:value-type="float" office:value="0.75994012945161">
            <text:p>0.759940129</text:p>
          </table:table-cell>
          <table:table-cell table:formula="of:=[.B546]-[.G546]" office:value-type="float" office:value="0.00449015154838994">
            <text:p>0.004490152</text:p>
          </table:table-cell>
          <table:table-cell table:formula="of:=[.H546]^2" office:value-type="float" office:value="0.0000201614609275086">
            <text:p>0.000020161</text:p>
          </table:table-cell>
        </table:table-row>
        <table:table-row table:style-name="ro1">
          <table:table-cell office:value-type="float" office:value="0.802421891">
            <text:p>0,802421891</text:p>
          </table:table-cell>
          <table:table-cell office:value-type="float" office:value="0.546087571">
            <text:p>0,546087571</text:p>
          </table:table-cell>
          <table:table-cell table:formula="of:=[.A547]/[.B547]" office:value-type="float" office:value="1.46940149091948">
            <text:p>1,469401491</text:p>
          </table:table-cell>
          <table:table-cell table:formula="of:=[.B547]-[.A547]" office:value-type="float" office:value="-0.25633432">
            <text:p>-0.256334320</text:p>
          </table:table-cell>
          <table:table-cell table:formula="of:=[.D547]^2" office:value-type="float" office:value="0.0657072836098624">
            <text:p>0.065707284</text:p>
          </table:table-cell>
          <table:table-cell table:formula="of:=ABS([.E547])" office:value-type="float" office:value="0.0657072836098624">
            <text:p>0.065707284</text:p>
          </table:table-cell>
          <table:table-cell table:formula="of:=SLOPE([.$B$2:.$B$1001];[.$A$2:.$A$1001])*[.A547]+INTERCEPT([.$B$2:.$B$1001];[.$A$2:.$A$1001])" office:value-type="float" office:value="0.739995475007326">
            <text:p>0.739995475</text:p>
          </table:table-cell>
          <table:table-cell table:formula="of:=[.B547]-[.G547]" office:value-type="float" office:value="-0.193907904007326">
            <text:p>-0.193907904</text:p>
          </table:table-cell>
          <table:table-cell table:formula="of:=[.H547]^2" office:value-type="float" office:value="0.0376002752365145">
            <text:p>0.037600275</text:p>
          </table:table-cell>
        </table:table-row>
        <table:table-row table:style-name="ro1">
          <table:table-cell office:value-type="float" office:value="0.789961846">
            <text:p>0,789961846</text:p>
          </table:table-cell>
          <table:table-cell office:value-type="float" office:value="0.335159347">
            <text:p>0,335159347</text:p>
          </table:table-cell>
          <table:table-cell table:formula="of:=[.A548]/[.B548]" office:value-type="float" office:value="2.35697393813099">
            <text:p>2,356973938</text:p>
          </table:table-cell>
          <table:table-cell table:formula="of:=[.B548]-[.A548]" office:value-type="float" office:value="-0.454802499">
            <text:p>-0.454802499</text:p>
          </table:table-cell>
          <table:table-cell table:formula="of:=[.D548]^2" office:value-type="float" office:value="0.206845313096645">
            <text:p>0.206845313</text:p>
          </table:table-cell>
          <table:table-cell table:formula="of:=ABS([.E548])" office:value-type="float" office:value="0.206845313096645">
            <text:p>0.206845313</text:p>
          </table:table-cell>
          <table:table-cell table:formula="of:=SLOPE([.$B$2:.$B$1001];[.$A$2:.$A$1001])*[.A548]+INTERCEPT([.$B$2:.$B$1001];[.$A$2:.$A$1001])" office:value-type="float" office:value="0.729977701750098">
            <text:p>0.729977702</text:p>
          </table:table-cell>
          <table:table-cell table:formula="of:=[.B548]-[.G548]" office:value-type="float" office:value="-0.394818354750098">
            <text:p>-0.394818355</text:p>
          </table:table-cell>
          <table:table-cell table:formula="of:=[.H548]^2" office:value-type="float" office:value="0.155881533247574">
            <text:p>0.155881533</text:p>
          </table:table-cell>
        </table:table-row>
        <table:table-row table:style-name="ro1">
          <table:table-cell office:value-type="float" office:value="0.494202212">
            <text:p>0,494202212</text:p>
          </table:table-cell>
          <table:table-cell office:value-type="float" office:value="0.988009877">
            <text:p>0,988009877</text:p>
          </table:table-cell>
          <table:table-cell office:value-type="string">
            <text:p>0,500199667538344</text:p>
          </table:table-cell>
          <table:table-cell table:formula="of:=[.B549]-[.A549]" office:value-type="float" office:value="0.493807665">
            <text:p>0.493807665</text:p>
          </table:table-cell>
          <table:table-cell table:formula="of:=[.D549]^2" office:value-type="float" office:value="0.243846010012752">
            <text:p>0.243846010</text:p>
          </table:table-cell>
          <table:table-cell table:formula="of:=ABS([.E549])" office:value-type="float" office:value="0.243846010012752">
            <text:p>0.243846010</text:p>
          </table:table-cell>
          <table:table-cell table:formula="of:=SLOPE([.$B$2:.$B$1001];[.$A$2:.$A$1001])*[.A549]+INTERCEPT([.$B$2:.$B$1001];[.$A$2:.$A$1001])" office:value-type="float" office:value="0.49218939905513">
            <text:p>0.492189399</text:p>
          </table:table-cell>
          <table:table-cell table:formula="of:=[.B549]-[.G549]" office:value-type="float" office:value="0.49582047794487">
            <text:p>0.495820478</text:p>
          </table:table-cell>
          <table:table-cell table:formula="of:=[.H549]^2" office:value-type="float" office:value="0.245837946349479">
            <text:p>0.245837946</text:p>
          </table:table-cell>
        </table:table-row>
        <table:table-row table:style-name="ro1">
          <table:table-cell office:value-type="float" office:value="0.364794971">
            <text:p>0,364794971</text:p>
          </table:table-cell>
          <table:table-cell office:value-type="float" office:value="0.841698519">
            <text:p>0,841698519</text:p>
          </table:table-cell>
          <table:table-cell office:value-type="string">
            <text:p>0,433403365653302</text:p>
          </table:table-cell>
          <table:table-cell table:formula="of:=[.B550]-[.A550]" office:value-type="float" office:value="0.476903548">
            <text:p>0.476903548</text:p>
          </table:table-cell>
          <table:table-cell table:formula="of:=[.D550]^2" office:value-type="float" office:value="0.227436994094988">
            <text:p>0.227436994</text:p>
          </table:table-cell>
          <table:table-cell table:formula="of:=ABS([.E550])" office:value-type="float" office:value="0.227436994094988">
            <text:p>0.227436994</text:p>
          </table:table-cell>
          <table:table-cell table:formula="of:=SLOPE([.$B$2:.$B$1001];[.$A$2:.$A$1001])*[.A550]+INTERCEPT([.$B$2:.$B$1001];[.$A$2:.$A$1001])" office:value-type="float" office:value="0.388147046224018">
            <text:p>0.388147046</text:p>
          </table:table-cell>
          <table:table-cell table:formula="of:=[.B550]-[.G550]" office:value-type="float" office:value="0.453551472775982">
            <text:p>0.453551473</text:p>
          </table:table-cell>
          <table:table-cell table:formula="of:=[.H550]^2" office:value-type="float" office:value="0.205708938457263">
            <text:p>0.205708938</text:p>
          </table:table-cell>
        </table:table-row>
        <table:table-row table:style-name="ro1">
          <table:table-cell office:value-type="float" office:value="0.332299371">
            <text:p>0,332299371</text:p>
          </table:table-cell>
          <table:table-cell office:value-type="float" office:value="0.783675501">
            <text:p>0,783675501</text:p>
          </table:table-cell>
          <table:table-cell office:value-type="string">
            <text:p>0,424026743946918</text:p>
          </table:table-cell>
          <table:table-cell table:formula="of:=[.B551]-[.A551]" office:value-type="float" office:value="0.45137613">
            <text:p>0.451376130</text:p>
          </table:table-cell>
          <table:table-cell table:formula="of:=[.D551]^2" office:value-type="float" office:value="0.203740410733777">
            <text:p>0.203740411</text:p>
          </table:table-cell>
          <table:table-cell table:formula="of:=ABS([.E551])" office:value-type="float" office:value="0.203740410733777">
            <text:p>0.203740411</text:p>
          </table:table-cell>
          <table:table-cell table:formula="of:=SLOPE([.$B$2:.$B$1001];[.$A$2:.$A$1001])*[.A551]+INTERCEPT([.$B$2:.$B$1001];[.$A$2:.$A$1001])" office:value-type="float" office:value="0.362020852244975">
            <text:p>0.362020852</text:p>
          </table:table-cell>
          <table:table-cell table:formula="of:=[.B551]-[.G551]" office:value-type="float" office:value="0.421654648755025">
            <text:p>0.421654649</text:p>
          </table:table-cell>
          <table:table-cell table:formula="of:=[.H551]^2" office:value-type="float" office:value="0.177792642816723">
            <text:p>0.177792643</text:p>
          </table:table-cell>
        </table:table-row>
        <table:table-row table:style-name="ro1">
          <table:table-cell office:value-type="float" office:value="0.614028621">
            <text:p>0,614028621</text:p>
          </table:table-cell>
          <table:table-cell office:value-type="float" office:value="0.496386305">
            <text:p>0,496386305</text:p>
          </table:table-cell>
          <table:table-cell table:formula="of:=[.A552]/[.B552]" office:value-type="float" office:value="1.23699750540056">
            <text:p>1,236997505</text:p>
          </table:table-cell>
          <table:table-cell table:formula="of:=[.B552]-[.A552]" office:value-type="float" office:value="-0.117642316">
            <text:p>-0.117642316</text:p>
          </table:table-cell>
          <table:table-cell table:formula="of:=[.D552]^2" office:value-type="float" office:value="0.0138397145138438">
            <text:p>0.013839715</text:p>
          </table:table-cell>
          <table:table-cell table:formula="of:=ABS([.E552])" office:value-type="float" office:value="0.0138397145138438">
            <text:p>0.013839715</text:p>
          </table:table-cell>
          <table:table-cell table:formula="of:=SLOPE([.$B$2:.$B$1001];[.$A$2:.$A$1001])*[.A552]+INTERCEPT([.$B$2:.$B$1001];[.$A$2:.$A$1001])" office:value-type="float" office:value="0.588528842098067">
            <text:p>0.588528842</text:p>
          </table:table-cell>
          <table:table-cell table:formula="of:=[.B552]-[.G552]" office:value-type="float" office:value="-0.0921425370980674">
            <text:p>-0.092142537</text:p>
          </table:table-cell>
          <table:table-cell table:formula="of:=[.H552]^2" office:value-type="float" office:value="0.00849024714286873">
            <text:p>0.008490247</text:p>
          </table:table-cell>
        </table:table-row>
        <table:table-row table:style-name="ro1">
          <table:table-cell office:value-type="float" office:value="0.631531685">
            <text:p>0,631531685</text:p>
          </table:table-cell>
          <table:table-cell office:value-type="float" office:value="0.592958577">
            <text:p>0,592958577</text:p>
          </table:table-cell>
          <table:table-cell table:formula="of:=[.A553]/[.B553]" office:value-type="float" office:value="1.06505194375492">
            <text:p>1,065051944</text:p>
          </table:table-cell>
          <table:table-cell table:formula="of:=[.B553]-[.A553]" office:value-type="float" office:value="-0.038573108">
            <text:p>-0.038573108</text:p>
          </table:table-cell>
          <table:table-cell table:formula="of:=[.D553]^2" office:value-type="float" office:value="0.00148788466077967">
            <text:p>0.001487885</text:p>
          </table:table-cell>
          <table:table-cell table:formula="of:=ABS([.E553])" office:value-type="float" office:value="0.00148788466077967">
            <text:p>0.001487885</text:p>
          </table:table-cell>
          <table:table-cell table:formula="of:=SLOPE([.$B$2:.$B$1001];[.$A$2:.$A$1001])*[.A553]+INTERCEPT([.$B$2:.$B$1001];[.$A$2:.$A$1001])" office:value-type="float" office:value="0.602601160974826">
            <text:p>0.602601161</text:p>
          </table:table-cell>
          <table:table-cell table:formula="of:=[.B553]-[.G553]" office:value-type="float" office:value="-0.00964258397482598">
            <text:p>-0.009642584</text:p>
          </table:table-cell>
          <table:table-cell table:formula="of:=[.H553]^2" office:value-type="float" office:value="0.0000929794257115708">
            <text:p>0.000092979</text:p>
          </table:table-cell>
        </table:table-row>
        <table:table-row table:style-name="ro1">
          <table:table-cell office:value-type="float" office:value="0.4246928">
            <text:p>0,424692800</text:p>
          </table:table-cell>
          <table:table-cell office:value-type="float" office:value="0.525677553">
            <text:p>0,525677553</text:p>
          </table:table-cell>
          <table:table-cell office:value-type="string">
            <text:p>0,8078960145365</text:p>
          </table:table-cell>
          <table:table-cell table:formula="of:=[.B554]-[.A554]" office:value-type="float" office:value="0.100984753">
            <text:p>0.100984753</text:p>
          </table:table-cell>
          <table:table-cell table:formula="of:=[.D554]^2" office:value-type="float" office:value="0.010197920338471">
            <text:p>0.010197920</text:p>
          </table:table-cell>
          <table:table-cell table:formula="of:=ABS([.E554])" office:value-type="float" office:value="0.010197920338471">
            <text:p>0.010197920</text:p>
          </table:table-cell>
          <table:table-cell table:formula="of:=SLOPE([.$B$2:.$B$1001];[.$A$2:.$A$1001])*[.A554]+INTERCEPT([.$B$2:.$B$1001];[.$A$2:.$A$1001])" office:value-type="float" office:value="0.436304405970491">
            <text:p>0.436304406</text:p>
          </table:table-cell>
          <table:table-cell table:formula="of:=[.B554]-[.G554]" office:value-type="float" office:value="0.0893731470295086">
            <text:p>0.089373147</text:p>
          </table:table-cell>
          <table:table-cell table:formula="of:=[.H554]^2" office:value-type="float" office:value="0.00798755940995816">
            <text:p>0.007987559</text:p>
          </table:table-cell>
        </table:table-row>
        <table:table-row table:style-name="ro1">
          <table:table-cell office:value-type="float" office:value="0.722207244">
            <text:p>0,722207244</text:p>
          </table:table-cell>
          <table:table-cell office:value-type="float" office:value="0.470997615">
            <text:p>0,470997615</text:p>
          </table:table-cell>
          <table:table-cell table:formula="of:=[.A555]/[.B555]" office:value-type="float" office:value="1.5333564778242">
            <text:p>1,533356478</text:p>
          </table:table-cell>
          <table:table-cell table:formula="of:=[.B555]-[.A555]" office:value-type="float" office:value="-0.251209629">
            <text:p>-0.251209629</text:p>
          </table:table-cell>
          <table:table-cell table:formula="of:=[.D555]^2" office:value-type="float" office:value="0.0631062777023176">
            <text:p>0.063106278</text:p>
          </table:table-cell>
          <table:table-cell table:formula="of:=ABS([.E555])" office:value-type="float" office:value="0.0631062777023176">
            <text:p>0.063106278</text:p>
          </table:table-cell>
          <table:table-cell table:formula="of:=SLOPE([.$B$2:.$B$1001];[.$A$2:.$A$1001])*[.A555]+INTERCEPT([.$B$2:.$B$1001];[.$A$2:.$A$1001])" office:value-type="float" office:value="0.675503561410334">
            <text:p>0.675503561</text:p>
          </table:table-cell>
          <table:table-cell table:formula="of:=[.B555]-[.G555]" office:value-type="float" office:value="-0.204505946410334">
            <text:p>-0.204505946</text:p>
          </table:table-cell>
          <table:table-cell table:formula="of:=[.H555]^2" office:value-type="float" office:value="0.0418226821171865">
            <text:p>0.041822682</text:p>
          </table:table-cell>
        </table:table-row>
        <table:table-row table:style-name="ro1">
          <table:table-cell office:value-type="float" office:value="0.977215217">
            <text:p>0,977215217</text:p>
          </table:table-cell>
          <table:table-cell office:value-type="float" office:value="0.9999">
            <text:p>0,999900000</text:p>
          </table:table-cell>
          <table:table-cell office:value-type="string">
            <text:p>0,977312948294829</text:p>
          </table:table-cell>
          <table:table-cell table:formula="of:=[.B556]-[.A556]" office:value-type="float" office:value="0.022684783">
            <text:p>0.022684783</text:p>
          </table:table-cell>
          <table:table-cell table:formula="of:=[.D556]^2" office:value-type="float" office:value="0.000514599379757088">
            <text:p>0.000514599</text:p>
          </table:table-cell>
          <table:table-cell table:formula="of:=ABS([.E556])" office:value-type="float" office:value="0.000514599379757088">
            <text:p>0.000514599</text:p>
          </table:table-cell>
          <table:table-cell table:formula="of:=SLOPE([.$B$2:.$B$1001];[.$A$2:.$A$1001])*[.A556]+INTERCEPT([.$B$2:.$B$1001];[.$A$2:.$A$1001])" office:value-type="float" office:value="0.880527865279178">
            <text:p>0.880527865</text:p>
          </table:table-cell>
          <table:table-cell table:formula="of:=[.B556]-[.G556]" office:value-type="float" office:value="0.119372134720821">
            <text:p>0.119372135</text:p>
          </table:table-cell>
          <table:table-cell table:formula="of:=[.H556]^2" office:value-type="float" office:value="0.0142497065478059">
            <text:p>0.014249707</text:p>
          </table:table-cell>
        </table:table-row>
        <table:table-row table:style-name="ro1">
          <table:table-cell office:value-type="float" office:value="0.048158184">
            <text:p>0,048158184</text:p>
          </table:table-cell>
          <table:table-cell office:value-type="float" office:value="0.0001">
            <text:p>0,000100000</text:p>
          </table:table-cell>
          <table:table-cell table:formula="of:=[.A557]/[.B557]" office:value-type="float" office:value="481.58184">
            <text:p>481,581840000</text:p>
          </table:table-cell>
          <table:table-cell table:formula="of:=[.B557]-[.A557]" office:value-type="float" office:value="-0.048058184">
            <text:p>-0.048058184</text:p>
          </table:table-cell>
          <table:table-cell table:formula="of:=[.D557]^2" office:value-type="float" office:value="0.00230958904937786">
            <text:p>0.002309589</text:p>
          </table:table-cell>
          <table:table-cell table:formula="of:=ABS([.E557])" office:value-type="float" office:value="0.00230958904937786">
            <text:p>0.002309589</text:p>
          </table:table-cell>
          <table:table-cell table:formula="of:=SLOPE([.$B$2:.$B$1001];[.$A$2:.$A$1001])*[.A557]+INTERCEPT([.$B$2:.$B$1001];[.$A$2:.$A$1001])" office:value-type="float" office:value="0.133573684967025">
            <text:p>0.133573685</text:p>
          </table:table-cell>
          <table:table-cell table:formula="of:=[.B557]-[.G557]" office:value-type="float" office:value="-0.133473684967025">
            <text:p>-0.133473685</text:p>
          </table:table-cell>
          <table:table-cell table:formula="of:=[.H557]^2" office:value-type="float" office:value="0.0178152245786766">
            <text:p>0.017815225</text:p>
          </table:table-cell>
        </table:table-row>
        <table:table-row table:style-name="ro1">
          <table:table-cell office:value-type="float" office:value="0.995284573">
            <text:p>0,995284573</text:p>
          </table:table-cell>
          <table:table-cell office:value-type="float" office:value="0.9999">
            <text:p>0,999900000</text:p>
          </table:table-cell>
          <table:table-cell office:value-type="string">
            <text:p>0,995384111411141</text:p>
          </table:table-cell>
          <table:table-cell table:formula="of:=[.B558]-[.A558]" office:value-type="float" office:value="0.00461542699999995">
            <text:p>0.004615427</text:p>
          </table:table-cell>
          <table:table-cell table:formula="of:=[.D558]^2" office:value-type="float" office:value="0.0000213021663923285">
            <text:p>0.000021302</text:p>
          </table:table-cell>
          <table:table-cell table:formula="of:=ABS([.E558])" office:value-type="float" office:value="0.0000213021663923285">
            <text:p>0.000021302</text:p>
          </table:table-cell>
          <table:table-cell table:formula="of:=SLOPE([.$B$2:.$B$1001];[.$A$2:.$A$1001])*[.A558]+INTERCEPT([.$B$2:.$B$1001];[.$A$2:.$A$1001])" office:value-type="float" office:value="0.895055478246238">
            <text:p>0.895055478</text:p>
          </table:table-cell>
          <table:table-cell table:formula="of:=[.B558]-[.G558]" office:value-type="float" office:value="0.104844521753762">
            <text:p>0.104844522</text:p>
          </table:table-cell>
          <table:table-cell table:formula="of:=[.H558]^2" office:value-type="float" office:value="0.0109923737417751">
            <text:p>0.010992374</text:p>
          </table:table-cell>
        </table:table-row>
        <table:table-row table:style-name="ro1">
          <table:table-cell office:value-type="float" office:value="0.205744454">
            <text:p>0,205744454</text:p>
          </table:table-cell>
          <table:table-cell office:value-type="float" office:value="0.107985756">
            <text:p>0,107985756</text:p>
          </table:table-cell>
          <table:table-cell table:formula="of:=[.A559]/[.B559]" office:value-type="float" office:value="1.90529252765522">
            <text:p>1,905292528</text:p>
          </table:table-cell>
          <table:table-cell table:formula="of:=[.B559]-[.A559]" office:value-type="float" office:value="-0.097758698">
            <text:p>-0.097758698</text:p>
          </table:table-cell>
          <table:table-cell table:formula="of:=[.D559]^2" office:value-type="float" office:value="0.00955676303465521">
            <text:p>0.009556763</text:p>
          </table:table-cell>
          <table:table-cell table:formula="of:=ABS([.E559])" office:value-type="float" office:value="0.00955676303465521">
            <text:p>0.009556763</text:p>
          </table:table-cell>
          <table:table-cell table:formula="of:=SLOPE([.$B$2:.$B$1001];[.$A$2:.$A$1001])*[.A559]+INTERCEPT([.$B$2:.$B$1001];[.$A$2:.$A$1001])" office:value-type="float" office:value="0.260271744349026">
            <text:p>0.260271744</text:p>
          </table:table-cell>
          <table:table-cell table:formula="of:=[.B559]-[.G559]" office:value-type="float" office:value="-0.152285988349026">
            <text:p>-0.152285988</text:p>
          </table:table-cell>
          <table:table-cell table:formula="of:=[.H559]^2" office:value-type="float" office:value="0.0231910222474397">
            <text:p>0.023191022</text:p>
          </table:table-cell>
        </table:table-row>
        <table:table-row table:style-name="ro1">
          <table:table-cell office:value-type="float" office:value="0.530085359">
            <text:p>0,530085359</text:p>
          </table:table-cell>
          <table:table-cell office:value-type="float" office:value="0.186109199">
            <text:p>0,186109199</text:p>
          </table:table-cell>
          <table:table-cell table:formula="of:=[.A560]/[.B560]" office:value-type="float" office:value="2.84824910239929">
            <text:p>2,848249102</text:p>
          </table:table-cell>
          <table:table-cell table:formula="of:=[.B560]-[.A560]" office:value-type="float" office:value="-0.34397616">
            <text:p>-0.343976160</text:p>
          </table:table-cell>
          <table:table-cell table:formula="of:=[.D560]^2" office:value-type="float" office:value="0.118319598648346">
            <text:p>0.118319599</text:p>
          </table:table-cell>
          <table:table-cell table:formula="of:=ABS([.E560])" office:value-type="float" office:value="0.118319598648346">
            <text:p>0.118319599</text:p>
          </table:table-cell>
          <table:table-cell table:formula="of:=SLOPE([.$B$2:.$B$1001];[.$A$2:.$A$1001])*[.A560]+INTERCEPT([.$B$2:.$B$1001];[.$A$2:.$A$1001])" office:value-type="float" office:value="0.521039152840273">
            <text:p>0.521039153</text:p>
          </table:table-cell>
          <table:table-cell table:formula="of:=[.B560]-[.G560]" office:value-type="float" office:value="-0.334929953840273">
            <text:p>-0.334929954</text:p>
          </table:table-cell>
          <table:table-cell table:formula="of:=[.H560]^2" office:value-type="float" office:value="0.112178073979447">
            <text:p>0.112178074</text:p>
          </table:table-cell>
        </table:table-row>
        <table:table-row table:style-name="ro1">
          <table:table-cell office:value-type="float" office:value="0.266454405">
            <text:p>0,266454405</text:p>
          </table:table-cell>
          <table:table-cell office:value-type="float" office:value="0.425018005">
            <text:p>0,425018005</text:p>
          </table:table-cell>
          <table:table-cell office:value-type="string">
            <text:p>0,626924981684011</text:p>
          </table:table-cell>
          <table:table-cell table:formula="of:=[.B561]-[.A561]" office:value-type="float" office:value="0.1585636">
            <text:p>0.158563600</text:p>
          </table:table-cell>
          <table:table-cell table:formula="of:=[.D561]^2" office:value-type="float" office:value="0.02514241524496">
            <text:p>0.025142415</text:p>
          </table:table-cell>
          <table:table-cell table:formula="of:=ABS([.E561])" office:value-type="float" office:value="0.02514241524496">
            <text:p>0.025142415</text:p>
          </table:table-cell>
          <table:table-cell table:formula="of:=SLOPE([.$B$2:.$B$1001];[.$A$2:.$A$1001])*[.A561]+INTERCEPT([.$B$2:.$B$1001];[.$A$2:.$A$1001])" office:value-type="float" office:value="0.309082043475189">
            <text:p>0.309082043</text:p>
          </table:table-cell>
          <table:table-cell table:formula="of:=[.B561]-[.G561]" office:value-type="float" office:value="0.115935961524811">
            <text:p>0.115935962</text:p>
          </table:table-cell>
          <table:table-cell table:formula="of:=[.H561]^2" office:value-type="float" office:value="0.0134411471746824">
            <text:p>0.013441147</text:p>
          </table:table-cell>
        </table:table-row>
        <table:table-row table:style-name="ro1">
          <table:table-cell office:value-type="float" office:value="0.168878125">
            <text:p>0,168878125</text:p>
          </table:table-cell>
          <table:table-cell office:value-type="float" office:value="0.056043298">
            <text:p>0,056043298</text:p>
          </table:table-cell>
          <table:table-cell table:formula="of:=[.A562]/[.B562]" office:value-type="float" office:value="3.01335094519241">
            <text:p>3,013350945</text:p>
          </table:table-cell>
          <table:table-cell table:formula="of:=[.B562]-[.A562]" office:value-type="float" office:value="-0.112834827">
            <text:p>-0.112834827</text:p>
          </table:table-cell>
          <table:table-cell table:formula="of:=[.D562]^2" office:value-type="float" office:value="0.0127316981841199">
            <text:p>0.012731698</text:p>
          </table:table-cell>
          <table:table-cell table:formula="of:=ABS([.E562])" office:value-type="float" office:value="0.0127316981841199">
            <text:p>0.012731698</text:p>
          </table:table-cell>
          <table:table-cell table:formula="of:=SLOPE([.$B$2:.$B$1001];[.$A$2:.$A$1001])*[.A562]+INTERCEPT([.$B$2:.$B$1001];[.$A$2:.$A$1001])" office:value-type="float" office:value="0.230631520357187">
            <text:p>0.230631520</text:p>
          </table:table-cell>
          <table:table-cell table:formula="of:=[.B562]-[.G562]" office:value-type="float" office:value="-0.174588222357187">
            <text:p>-0.174588222</text:p>
          </table:table-cell>
          <table:table-cell table:formula="of:=[.H562]^2" office:value-type="float" office:value="0.0304810473858426">
            <text:p>0.030481047</text:p>
          </table:table-cell>
        </table:table-row>
        <table:table-row table:style-name="ro1">
          <table:table-cell office:value-type="float" office:value="0.340806706">
            <text:p>0,340806706</text:p>
          </table:table-cell>
          <table:table-cell office:value-type="float" office:value="0.767543591">
            <text:p>0,767543591</text:p>
          </table:table-cell>
          <table:table-cell office:value-type="string">
            <text:p>0,444022606658701</text:p>
          </table:table-cell>
          <table:table-cell table:formula="of:=[.B563]-[.A563]" office:value-type="float" office:value="0.426736885">
            <text:p>0.426736885</text:p>
          </table:table-cell>
          <table:table-cell table:formula="of:=[.D563]^2" office:value-type="float" office:value="0.182104369019503">
            <text:p>0.182104369</text:p>
          </table:table-cell>
          <table:table-cell table:formula="of:=ABS([.E563])" office:value-type="float" office:value="0.182104369019503">
            <text:p>0.182104369</text:p>
          </table:table-cell>
          <table:table-cell table:formula="of:=SLOPE([.$B$2:.$B$1001];[.$A$2:.$A$1001])*[.A563]+INTERCEPT([.$B$2:.$B$1001];[.$A$2:.$A$1001])" office:value-type="float" office:value="0.368860679312477">
            <text:p>0.368860679</text:p>
          </table:table-cell>
          <table:table-cell table:formula="of:=[.B563]-[.G563]" office:value-type="float" office:value="0.398682911687523">
            <text:p>0.398682912</text:p>
          </table:table-cell>
          <table:table-cell table:formula="of:=[.H563]^2" office:value-type="float" office:value="0.158948064071642">
            <text:p>0.158948064</text:p>
          </table:table-cell>
        </table:table-row>
        <table:table-row table:style-name="ro1">
          <table:table-cell office:value-type="float" office:value="0.862591948">
            <text:p>0,862591948</text:p>
          </table:table-cell>
          <table:table-cell office:value-type="float" office:value="0.9999">
            <text:p>0,999900000</text:p>
          </table:table-cell>
          <table:table-cell office:value-type="string">
            <text:p>0,862678215821582</text:p>
          </table:table-cell>
          <table:table-cell table:formula="of:=[.B564]-[.A564]" office:value-type="float" office:value="0.137308052">
            <text:p>0.137308052</text:p>
          </table:table-cell>
          <table:table-cell table:formula="of:=[.D564]^2" office:value-type="float" office:value="0.0188535011440347">
            <text:p>0.018853501</text:p>
          </table:table-cell>
          <table:table-cell table:formula="of:=ABS([.E564])" office:value-type="float" office:value="0.0188535011440347">
            <text:p>0.018853501</text:p>
          </table:table-cell>
          <table:table-cell table:formula="of:=SLOPE([.$B$2:.$B$1001];[.$A$2:.$A$1001])*[.A564]+INTERCEPT([.$B$2:.$B$1001];[.$A$2:.$A$1001])" office:value-type="float" office:value="0.788371703817136">
            <text:p>0.788371704</text:p>
          </table:table-cell>
          <table:table-cell table:formula="of:=[.B564]-[.G564]" office:value-type="float" office:value="0.211528296182864">
            <text:p>0.211528296</text:p>
          </table:table-cell>
          <table:table-cell table:formula="of:=[.H564]^2" office:value-type="float" office:value="0.0447442200860256">
            <text:p>0.044744220</text:p>
          </table:table-cell>
        </table:table-row>
        <table:table-row table:style-name="ro1">
          <table:table-cell office:value-type="float" office:value="0.086248363">
            <text:p>0,086248363</text:p>
          </table:table-cell>
          <table:table-cell office:value-type="float" office:value="0.0001">
            <text:p>0,000100000</text:p>
          </table:table-cell>
          <table:table-cell table:formula="of:=[.A565]/[.B565]" office:value-type="float" office:value="862.48363">
            <text:p>862,483630000</text:p>
          </table:table-cell>
          <table:table-cell table:formula="of:=[.B565]-[.A565]" office:value-type="float" office:value="-0.086148363">
            <text:p>-0.086148363</text:p>
          </table:table-cell>
          <table:table-cell table:formula="of:=[.D565]^2" office:value-type="float" office:value="0.00742154044757977">
            <text:p>0.007421540</text:p>
          </table:table-cell>
          <table:table-cell table:formula="of:=ABS([.E565])" office:value-type="float" office:value="0.00742154044757977">
            <text:p>0.007421540</text:p>
          </table:table-cell>
          <table:table-cell table:formula="of:=SLOPE([.$B$2:.$B$1001];[.$A$2:.$A$1001])*[.A565]+INTERCEPT([.$B$2:.$B$1001];[.$A$2:.$A$1001])" office:value-type="float" office:value="0.164197874249588">
            <text:p>0.164197874</text:p>
          </table:table-cell>
          <table:table-cell table:formula="of:=[.B565]-[.G565]" office:value-type="float" office:value="-0.164097874249588">
            <text:p>-0.164097874</text:p>
          </table:table-cell>
          <table:table-cell table:formula="of:=[.H565]^2" office:value-type="float" office:value="0.0269281123332335">
            <text:p>0.026928112</text:p>
          </table:table-cell>
        </table:table-row>
        <table:table-row table:style-name="ro1">
          <table:table-cell office:value-type="float" office:value="0.540604453">
            <text:p>0,540604453</text:p>
          </table:table-cell>
          <table:table-cell office:value-type="float" office:value="0.919224038">
            <text:p>0,919224038</text:p>
          </table:table-cell>
          <table:table-cell office:value-type="string">
            <text:p>0,588109569214725</text:p>
          </table:table-cell>
          <table:table-cell table:formula="of:=[.B566]-[.A566]" office:value-type="float" office:value="0.378619585">
            <text:p>0.378619585</text:p>
          </table:table-cell>
          <table:table-cell table:formula="of:=[.D566]^2" office:value-type="float" office:value="0.143352790145572">
            <text:p>0.143352790</text:p>
          </table:table-cell>
          <table:table-cell table:formula="of:=ABS([.E566])" office:value-type="float" office:value="0.143352790145572">
            <text:p>0.143352790</text:p>
          </table:table-cell>
          <table:table-cell table:formula="of:=SLOPE([.$B$2:.$B$1001];[.$A$2:.$A$1001])*[.A566]+INTERCEPT([.$B$2:.$B$1001];[.$A$2:.$A$1001])" office:value-type="float" office:value="0.529496417526193">
            <text:p>0.529496418</text:p>
          </table:table-cell>
          <table:table-cell table:formula="of:=[.B566]-[.G566]" office:value-type="float" office:value="0.389727620473807">
            <text:p>0.389727620</text:p>
          </table:table-cell>
          <table:table-cell table:formula="of:=[.H566]^2" office:value-type="float" office:value="0.151887618160176">
            <text:p>0.151887618</text:p>
          </table:table-cell>
        </table:table-row>
        <table:table-row table:style-name="ro1">
          <table:table-cell office:value-type="float" office:value="0.634504435">
            <text:p>0,634504435</text:p>
          </table:table-cell>
          <table:table-cell office:value-type="float" office:value="0.352055595">
            <text:p>0,352055595</text:p>
          </table:table-cell>
          <table:table-cell table:formula="of:=[.A567]/[.B567]" office:value-type="float" office:value="1.80228476414357">
            <text:p>1,802284764</text:p>
          </table:table-cell>
          <table:table-cell table:formula="of:=[.B567]-[.A567]" office:value-type="float" office:value="-0.28244884">
            <text:p>-0.282448840</text:p>
          </table:table-cell>
          <table:table-cell table:formula="of:=[.D567]^2" office:value-type="float" office:value="0.0797773472173457">
            <text:p>0.079777347</text:p>
          </table:table-cell>
          <table:table-cell table:formula="of:=ABS([.E567])" office:value-type="float" office:value="0.0797773472173457">
            <text:p>0.079777347</text:p>
          </table:table-cell>
          <table:table-cell table:formula="of:=SLOPE([.$B$2:.$B$1001];[.$A$2:.$A$1001])*[.A567]+INTERCEPT([.$B$2:.$B$1001];[.$A$2:.$A$1001])" office:value-type="float" office:value="0.604991227419243">
            <text:p>0.604991227</text:p>
          </table:table-cell>
          <table:table-cell table:formula="of:=[.B567]-[.G567]" office:value-type="float" office:value="-0.252935632419243">
            <text:p>-0.252935632</text:p>
          </table:table-cell>
          <table:table-cell table:formula="of:=[.H567]^2" office:value-type="float" office:value="0.0639764341473224">
            <text:p>0.063976434</text:p>
          </table:table-cell>
        </table:table-row>
        <table:table-row table:style-name="ro1">
          <table:table-cell office:value-type="float" office:value="0.564220923">
            <text:p>0,564220923</text:p>
          </table:table-cell>
          <table:table-cell office:value-type="float" office:value="0.296365579">
            <text:p>0,296365579</text:p>
          </table:table-cell>
          <table:table-cell table:formula="of:=[.A568]/[.B568]" office:value-type="float" office:value="1.90380045113134">
            <text:p>1,903800451</text:p>
          </table:table-cell>
          <table:table-cell table:formula="of:=[.B568]-[.A568]" office:value-type="float" office:value="-0.267855344">
            <text:p>-0.267855344</text:p>
          </table:table-cell>
          <table:table-cell table:formula="of:=[.D568]^2" office:value-type="float" office:value="0.0717464853093583">
            <text:p>0.071746485</text:p>
          </table:table-cell>
          <table:table-cell table:formula="of:=ABS([.E568])" office:value-type="float" office:value="0.0717464853093583">
            <text:p>0.071746485</text:p>
          </table:table-cell>
          <table:table-cell table:formula="of:=SLOPE([.$B$2:.$B$1001];[.$A$2:.$A$1001])*[.A568]+INTERCEPT([.$B$2:.$B$1001];[.$A$2:.$A$1001])" office:value-type="float" office:value="0.548483864328844">
            <text:p>0.548483864</text:p>
          </table:table-cell>
          <table:table-cell table:formula="of:=[.B568]-[.G568]" office:value-type="float" office:value="-0.252118285328844">
            <text:p>-0.252118285</text:p>
          </table:table-cell>
          <table:table-cell table:formula="of:=[.H568]^2" office:value-type="float" office:value="0.0635636297971565">
            <text:p>0.063563630</text:p>
          </table:table-cell>
        </table:table-row>
        <table:table-row table:style-name="ro1">
          <table:table-cell office:value-type="float" office:value="0.232072903">
            <text:p>0,232072903</text:p>
          </table:table-cell>
          <table:table-cell office:value-type="float" office:value="0.464326005">
            <text:p>0,464326005</text:p>
          </table:table-cell>
          <table:table-cell office:value-type="string">
            <text:p>0,499805956377567</text:p>
          </table:table-cell>
          <table:table-cell table:formula="of:=[.B569]-[.A569]" office:value-type="float" office:value="0.232253102">
            <text:p>0.232253102</text:p>
          </table:table-cell>
          <table:table-cell table:formula="of:=[.D569]^2" office:value-type="float" office:value="0.0539415033886224">
            <text:p>0.053941503</text:p>
          </table:table-cell>
          <table:table-cell table:formula="of:=ABS([.E569])" office:value-type="float" office:value="0.0539415033886224">
            <text:p>0.053941503</text:p>
          </table:table-cell>
          <table:table-cell table:formula="of:=SLOPE([.$B$2:.$B$1001];[.$A$2:.$A$1001])*[.A569]+INTERCEPT([.$B$2:.$B$1001];[.$A$2:.$A$1001])" office:value-type="float" office:value="0.281439599866121">
            <text:p>0.281439600</text:p>
          </table:table-cell>
          <table:table-cell table:formula="of:=[.B569]-[.G569]" office:value-type="float" office:value="0.182886405133879">
            <text:p>0.182886405</text:p>
          </table:table-cell>
          <table:table-cell table:formula="of:=[.H569]^2" office:value-type="float" office:value="0.0334474371827932">
            <text:p>0.033447437</text:p>
          </table:table-cell>
        </table:table-row>
        <table:table-row table:style-name="ro1">
          <table:table-cell office:value-type="float" office:value="0.034938317">
            <text:p>0,034938317</text:p>
          </table:table-cell>
          <table:table-cell office:value-type="float" office:value="0.0001">
            <text:p>0,000100000</text:p>
          </table:table-cell>
          <table:table-cell table:formula="of:=[.A570]/[.B570]" office:value-type="float" office:value="349.38317">
            <text:p>349,383170000</text:p>
          </table:table-cell>
          <table:table-cell table:formula="of:=[.B570]-[.A570]" office:value-type="float" office:value="-0.034838317">
            <text:p>-0.034838317</text:p>
          </table:table-cell>
          <table:table-cell table:formula="of:=[.D570]^2" office:value-type="float" office:value="0.00121370833139249">
            <text:p>0.001213708</text:p>
          </table:table-cell>
          <table:table-cell table:formula="of:=ABS([.E570])" office:value-type="float" office:value="0.00121370833139249">
            <text:p>0.001213708</text:p>
          </table:table-cell>
          <table:table-cell table:formula="of:=SLOPE([.$B$2:.$B$1001];[.$A$2:.$A$1001])*[.A570]+INTERCEPT([.$B$2:.$B$1001];[.$A$2:.$A$1001])" office:value-type="float" office:value="0.122945021098097">
            <text:p>0.122945021</text:p>
          </table:table-cell>
          <table:table-cell table:formula="of:=[.B570]-[.G570]" office:value-type="float" office:value="-0.122845021098097">
            <text:p>-0.122845021</text:p>
          </table:table-cell>
          <table:table-cell table:formula="of:=[.H570]^2" office:value-type="float" office:value="0.0150908992085918">
            <text:p>0.015090899</text:p>
          </table:table-cell>
        </table:table-row>
        <table:table-row table:style-name="ro1">
          <table:table-cell office:value-type="float" office:value="0.381353501">
            <text:p>0,381353501</text:p>
          </table:table-cell>
          <table:table-cell office:value-type="float" office:value="0.112718975">
            <text:p>0,112718975</text:p>
          </table:table-cell>
          <table:table-cell table:formula="of:=[.A571]/[.B571]" office:value-type="float" office:value="3.3832236409176">
            <text:p>3,383223641</text:p>
          </table:table-cell>
          <table:table-cell table:formula="of:=[.B571]-[.A571]" office:value-type="float" office:value="-0.268634526">
            <text:p>-0.268634526</text:p>
          </table:table-cell>
          <table:table-cell table:formula="of:=[.D571]^2" office:value-type="float" office:value="0.0721645085592447">
            <text:p>0.072164509</text:p>
          </table:table-cell>
          <table:table-cell table:formula="of:=ABS([.E571])" office:value-type="float" office:value="0.0721645085592447">
            <text:p>0.072164509</text:p>
          </table:table-cell>
          <table:table-cell table:formula="of:=SLOPE([.$B$2:.$B$1001];[.$A$2:.$A$1001])*[.A571]+INTERCEPT([.$B$2:.$B$1001];[.$A$2:.$A$1001])" office:value-type="float" office:value="0.401459967566839">
            <text:p>0.401459968</text:p>
          </table:table-cell>
          <table:table-cell table:formula="of:=[.B571]-[.G571]" office:value-type="float" office:value="-0.288740992566839">
            <text:p>-0.288740993</text:p>
          </table:table-cell>
          <table:table-cell table:formula="of:=[.H571]^2" office:value-type="float" office:value="0.0833713607884836">
            <text:p>0.083371361</text:p>
          </table:table-cell>
        </table:table-row>
        <table:table-row table:style-name="ro1">
          <table:table-cell office:value-type="float" office:value="0.756894498">
            <text:p>0,756894498</text:p>
          </table:table-cell>
          <table:table-cell office:value-type="float" office:value="0.403162981">
            <text:p>0,403162981</text:p>
          </table:table-cell>
          <table:table-cell table:formula="of:=[.A572]/[.B572]" office:value-type="float" office:value="1.87739086590393">
            <text:p>1,877390866</text:p>
          </table:table-cell>
          <table:table-cell table:formula="of:=[.B572]-[.A572]" office:value-type="float" office:value="-0.353731517">
            <text:p>-0.353731517</text:p>
          </table:table-cell>
          <table:table-cell table:formula="of:=[.D572]^2" office:value-type="float" office:value="0.125125986119121">
            <text:p>0.125125986</text:p>
          </table:table-cell>
          <table:table-cell table:formula="of:=ABS([.E572])" office:value-type="float" office:value="0.125125986119121">
            <text:p>0.125125986</text:p>
          </table:table-cell>
          <table:table-cell table:formula="of:=SLOPE([.$B$2:.$B$1001];[.$A$2:.$A$1001])*[.A572]+INTERCEPT([.$B$2:.$B$1001];[.$A$2:.$A$1001])" office:value-type="float" office:value="0.703391827101822">
            <text:p>0.703391827</text:p>
          </table:table-cell>
          <table:table-cell table:formula="of:=[.B572]-[.G572]" office:value-type="float" office:value="-0.300228846101822">
            <text:p>-0.300228846</text:p>
          </table:table-cell>
          <table:table-cell table:formula="of:=[.H572]^2" office:value-type="float" office:value="0.0901373600316317">
            <text:p>0.090137360</text:p>
          </table:table-cell>
        </table:table-row>
        <table:table-row table:style-name="ro1">
          <table:table-cell office:value-type="float" office:value="0.382781192">
            <text:p>0,382781192</text:p>
          </table:table-cell>
          <table:table-cell office:value-type="float" office:value="0.491537301">
            <text:p>0,491537301</text:p>
          </table:table-cell>
          <table:table-cell office:value-type="string">
            <text:p>0,77874291782385</text:p>
          </table:table-cell>
          <table:table-cell table:formula="of:=[.B573]-[.A573]" office:value-type="float" office:value="0.108756109">
            <text:p>0.108756109</text:p>
          </table:table-cell>
          <table:table-cell table:formula="of:=[.D573]^2" office:value-type="float" office:value="0.0118278912448199">
            <text:p>0.011827891</text:p>
          </table:table-cell>
          <table:table-cell table:formula="of:=ABS([.E573])" office:value-type="float" office:value="0.0118278912448199">
            <text:p>0.011827891</text:p>
          </table:table-cell>
          <table:table-cell table:formula="of:=SLOPE([.$B$2:.$B$1001];[.$A$2:.$A$1001])*[.A573]+INTERCEPT([.$B$2:.$B$1001];[.$A$2:.$A$1001])" office:value-type="float" office:value="0.402607819337791">
            <text:p>0.402607819</text:p>
          </table:table-cell>
          <table:table-cell table:formula="of:=[.B573]-[.G573]" office:value-type="float" office:value="0.0889294816622092">
            <text:p>0.088929482</text:p>
          </table:table-cell>
          <table:table-cell table:formula="of:=[.H573]^2" office:value-type="float" office:value="0.00790845270870919">
            <text:p>0.007908453</text:p>
          </table:table-cell>
        </table:table-row>
        <table:table-row table:style-name="ro1">
          <table:table-cell office:value-type="float" office:value="0.269063515">
            <text:p>0,269063515</text:p>
          </table:table-cell>
          <table:table-cell office:value-type="float" office:value="0.0001">
            <text:p>0,000100000</text:p>
          </table:table-cell>
          <table:table-cell office:value-type="string">
            <text:p>2690,63515</text:p>
          </table:table-cell>
          <table:table-cell table:formula="of:=[.B574]-[.A574]" office:value-type="float" office:value="-0.268963515">
            <text:p>-0.268963515</text:p>
          </table:table-cell>
          <table:table-cell table:formula="of:=[.D574]^2" office:value-type="float" office:value="0.0723413724011552">
            <text:p>0.072341372</text:p>
          </table:table-cell>
          <table:table-cell table:formula="of:=ABS([.E574])" office:value-type="float" office:value="0.0723413724011552">
            <text:p>0.072341372</text:p>
          </table:table-cell>
          <table:table-cell table:formula="of:=SLOPE([.$B$2:.$B$1001];[.$A$2:.$A$1001])*[.A574]+INTERCEPT([.$B$2:.$B$1001];[.$A$2:.$A$1001])" office:value-type="float" office:value="0.311179746363355">
            <text:p>0.311179746</text:p>
          </table:table-cell>
          <table:table-cell table:formula="of:=[.B574]-[.G574]" office:value-type="float" office:value="-0.311079746363355">
            <text:p>-0.311079746</text:p>
          </table:table-cell>
          <table:table-cell table:formula="of:=[.H574]^2" office:value-type="float" office:value="0.096770608597489">
            <text:p>0.096770609</text:p>
          </table:table-cell>
        </table:table-row>
        <table:table-row table:style-name="ro1">
          <table:table-cell office:value-type="float" office:value="0.413688029">
            <text:p>0,413688029</text:p>
          </table:table-cell>
          <table:table-cell office:value-type="float" office:value="0.347488689">
            <text:p>0,347488689</text:p>
          </table:table-cell>
          <table:table-cell table:formula="of:=[.A575]/[.B575]" office:value-type="float" office:value="1.1905078988053">
            <text:p>1,190507899</text:p>
          </table:table-cell>
          <table:table-cell table:formula="of:=[.B575]-[.A575]" office:value-type="float" office:value="-0.06619934">
            <text:p>-0.066199340</text:p>
          </table:table-cell>
          <table:table-cell table:formula="of:=[.D575]^2" office:value-type="float" office:value="0.0043823526164356">
            <text:p>0.004382353</text:p>
          </table:table-cell>
          <table:table-cell table:formula="of:=ABS([.E575])" office:value-type="float" office:value="0.0043823526164356">
            <text:p>0.004382353</text:p>
          </table:table-cell>
          <table:table-cell table:formula="of:=SLOPE([.$B$2:.$B$1001];[.$A$2:.$A$1001])*[.A575]+INTERCEPT([.$B$2:.$B$1001];[.$A$2:.$A$1001])" office:value-type="float" office:value="0.427456660988373">
            <text:p>0.427456661</text:p>
          </table:table-cell>
          <table:table-cell table:formula="of:=[.B575]-[.G575]" office:value-type="float" office:value="-0.0799679719883726">
            <text:p>-0.079967972</text:p>
          </table:table-cell>
          <table:table-cell table:formula="of:=[.H575]^2" office:value-type="float" office:value="0.00639487654393315">
            <text:p>0.006394877</text:p>
          </table:table-cell>
        </table:table-row>
        <table:table-row table:style-name="ro1">
          <table:table-cell office:value-type="float" office:value="0.338801574">
            <text:p>0,338801574</text:p>
          </table:table-cell>
          <table:table-cell office:value-type="float" office:value="0.300332217">
            <text:p>0,300332217</text:p>
          </table:table-cell>
          <table:table-cell table:formula="of:=[.A576]/[.B576]" office:value-type="float" office:value="1.12808934514009">
            <text:p>1,128089345</text:p>
          </table:table-cell>
          <table:table-cell table:formula="of:=[.B576]-[.A576]" office:value-type="float" office:value="-0.038469357">
            <text:p>-0.038469357</text:p>
          </table:table-cell>
          <table:table-cell table:formula="of:=[.D576]^2" office:value-type="float" office:value="0.00147989142799345">
            <text:p>0.001479891</text:p>
          </table:table-cell>
          <table:table-cell table:formula="of:=ABS([.E576])" office:value-type="float" office:value="0.00147989142799345">
            <text:p>0.001479891</text:p>
          </table:table-cell>
          <table:table-cell table:formula="of:=SLOPE([.$B$2:.$B$1001];[.$A$2:.$A$1001])*[.A576]+INTERCEPT([.$B$2:.$B$1001];[.$A$2:.$A$1001])" office:value-type="float" office:value="0.367248569747317">
            <text:p>0.367248570</text:p>
          </table:table-cell>
          <table:table-cell table:formula="of:=[.B576]-[.G576]" office:value-type="float" office:value="-0.0669163527473175">
            <text:p>-0.066916353</text:p>
          </table:table-cell>
          <table:table-cell table:formula="of:=[.H576]^2" office:value-type="float" office:value="0.00447779826500343">
            <text:p>0.004477798</text:p>
          </table:table-cell>
        </table:table-row>
        <table:table-row table:style-name="ro1">
          <table:table-cell office:value-type="float" office:value="0.737712385">
            <text:p>0,737712385</text:p>
          </table:table-cell>
          <table:table-cell office:value-type="float" office:value="0.792163455">
            <text:p>0,792163455</text:p>
          </table:table-cell>
          <table:table-cell office:value-type="string">
            <text:p>0,931262835143032</text:p>
          </table:table-cell>
          <table:table-cell table:formula="of:=[.B577]-[.A577]" office:value-type="float" office:value="0.05445107">
            <text:p>0.054451070</text:p>
          </table:table-cell>
          <table:table-cell table:formula="of:=[.D577]^2" office:value-type="float" office:value="0.00296491902414491">
            <text:p>0.002964919</text:p>
          </table:table-cell>
          <table:table-cell table:formula="of:=ABS([.E577])" office:value-type="float" office:value="0.00296491902414491">
            <text:p>0.002964919</text:p>
          </table:table-cell>
          <table:table-cell table:formula="of:=SLOPE([.$B$2:.$B$1001];[.$A$2:.$A$1001])*[.A577]+INTERCEPT([.$B$2:.$B$1001];[.$A$2:.$A$1001])" office:value-type="float" office:value="0.687969566698386">
            <text:p>0.687969567</text:p>
          </table:table-cell>
          <table:table-cell table:formula="of:=[.B577]-[.G577]" office:value-type="float" office:value="0.104193888301614">
            <text:p>0.104193888</text:p>
          </table:table-cell>
          <table:table-cell table:formula="of:=[.H577]^2" office:value-type="float" office:value="0.0108563663594093">
            <text:p>0.010856366</text:p>
          </table:table-cell>
        </table:table-row>
        <table:table-row table:style-name="ro1">
          <table:table-cell office:value-type="float" office:value="0.857392845">
            <text:p>0,857392845</text:p>
          </table:table-cell>
          <table:table-cell office:value-type="float" office:value="0.913263705">
            <text:p>0,913263705</text:p>
          </table:table-cell>
          <table:table-cell office:value-type="string">
            <text:p>0,938822861683745</text:p>
          </table:table-cell>
          <table:table-cell table:formula="of:=[.B578]-[.A578]" office:value-type="float" office:value="0.0558708600000001">
            <text:p>0.055870860</text:p>
          </table:table-cell>
          <table:table-cell table:formula="of:=[.D578]^2" office:value-type="float" office:value="0.00312155299713961">
            <text:p>0.003121553</text:p>
          </table:table-cell>
          <table:table-cell table:formula="of:=ABS([.E578])" office:value-type="float" office:value="0.00312155299713961">
            <text:p>0.003121553</text:p>
          </table:table-cell>
          <table:table-cell table:formula="of:=SLOPE([.$B$2:.$B$1001];[.$A$2:.$A$1001])*[.A578]+INTERCEPT([.$B$2:.$B$1001];[.$A$2:.$A$1001])" office:value-type="float" office:value="0.784191667950895">
            <text:p>0.784191668</text:p>
          </table:table-cell>
          <table:table-cell table:formula="of:=[.B578]-[.G578]" office:value-type="float" office:value="0.129072037049105">
            <text:p>0.129072037</text:p>
          </table:table-cell>
          <table:table-cell table:formula="of:=[.H578]^2" office:value-type="float" office:value="0.0166595907480056">
            <text:p>0.016659591</text:p>
          </table:table-cell>
        </table:table-row>
        <table:table-row table:style-name="ro1">
          <table:table-cell office:value-type="float" office:value="0.323251596">
            <text:p>0,323251596</text:p>
          </table:table-cell>
          <table:table-cell office:value-type="float" office:value="0.667448091">
            <text:p>0,667448091</text:p>
          </table:table-cell>
          <table:table-cell office:value-type="string">
            <text:p>0,484309716903513</text:p>
          </table:table-cell>
          <table:table-cell table:formula="of:=[.B579]-[.A579]" office:value-type="float" office:value="0.344196495">
            <text:p>0.344196495</text:p>
          </table:table-cell>
          <table:table-cell table:formula="of:=[.D579]^2" office:value-type="float" office:value="0.118471227170285">
            <text:p>0.118471227</text:p>
          </table:table-cell>
          <table:table-cell table:formula="of:=ABS([.E579])" office:value-type="float" office:value="0.118471227170285">
            <text:p>0.118471227</text:p>
          </table:table-cell>
          <table:table-cell table:formula="of:=SLOPE([.$B$2:.$B$1001];[.$A$2:.$A$1001])*[.A579]+INTERCEPT([.$B$2:.$B$1001];[.$A$2:.$A$1001])" office:value-type="float" office:value="0.35474651588163">
            <text:p>0.354746516</text:p>
          </table:table-cell>
          <table:table-cell table:formula="of:=[.B579]-[.G579]" office:value-type="float" office:value="0.31270157511837">
            <text:p>0.312701575</text:p>
          </table:table-cell>
          <table:table-cell table:formula="of:=[.H579]^2" office:value-type="float" office:value="0.0977822750815097">
            <text:p>0.097782275</text:p>
          </table:table-cell>
        </table:table-row>
        <table:table-row table:style-name="ro1">
          <table:table-cell office:value-type="float" office:value="0.208991739">
            <text:p>0,208991739</text:p>
          </table:table-cell>
          <table:table-cell office:value-type="float" office:value="0.0001">
            <text:p>0,000100000</text:p>
          </table:table-cell>
          <table:table-cell table:formula="of:=[.A580]/[.B580]" office:value-type="float" office:value="2089.91739">
            <text:p>2089,917390000</text:p>
          </table:table-cell>
          <table:table-cell table:formula="of:=[.B580]-[.A580]" office:value-type="float" office:value="-0.208891739">
            <text:p>-0.208891739</text:p>
          </table:table-cell>
          <table:table-cell table:formula="of:=[.D580]^2" office:value-type="float" office:value="0.0436357586224441">
            <text:p>0.043635759</text:p>
          </table:table-cell>
          <table:table-cell table:formula="of:=ABS([.E580])" office:value-type="float" office:value="0.0436357586224441">
            <text:p>0.043635759</text:p>
          </table:table-cell>
          <table:table-cell table:formula="of:=SLOPE([.$B$2:.$B$1001];[.$A$2:.$A$1001])*[.A580]+INTERCEPT([.$B$2:.$B$1001];[.$A$2:.$A$1001])" office:value-type="float" office:value="0.262882534665722">
            <text:p>0.262882535</text:p>
          </table:table-cell>
          <table:table-cell table:formula="of:=[.B580]-[.G580]" office:value-type="float" office:value="-0.262782534665722">
            <text:p>-0.262782535</text:p>
          </table:table-cell>
          <table:table-cell table:formula="of:=[.H580]^2" office:value-type="float" office:value="0.0690546605253414">
            <text:p>0.069054661</text:p>
          </table:table-cell>
        </table:table-row>
        <table:table-row table:style-name="ro1">
          <table:table-cell office:value-type="float" office:value="0.310383616">
            <text:p>0,310383616</text:p>
          </table:table-cell>
          <table:table-cell office:value-type="float" office:value="0.221862018">
            <text:p>0,221862018</text:p>
          </table:table-cell>
          <table:table-cell table:formula="of:=[.A581]/[.B581]" office:value-type="float" office:value="1.39899392783852">
            <text:p>1,398993928</text:p>
          </table:table-cell>
          <table:table-cell table:formula="of:=[.B581]-[.A581]" office:value-type="float" office:value="-0.088521598">
            <text:p>-0.088521598</text:p>
          </table:table-cell>
          <table:table-cell table:formula="of:=[.D581]^2" office:value-type="float" office:value="0.00783607331247361">
            <text:p>0.007836073</text:p>
          </table:table-cell>
          <table:table-cell table:formula="of:=ABS([.E581])" office:value-type="float" office:value="0.00783607331247361">
            <text:p>0.007836073</text:p>
          </table:table-cell>
          <table:table-cell table:formula="of:=SLOPE([.$B$2:.$B$1001];[.$A$2:.$A$1001])*[.A581]+INTERCEPT([.$B$2:.$B$1001];[.$A$2:.$A$1001])" office:value-type="float" office:value="0.344400766254036">
            <text:p>0.344400766</text:p>
          </table:table-cell>
          <table:table-cell table:formula="of:=[.B581]-[.G581]" office:value-type="float" office:value="-0.122538748254036">
            <text:p>-0.122538748</text:p>
          </table:table-cell>
          <table:table-cell table:formula="of:=[.H581]^2" office:value-type="float" office:value="0.015015744823666">
            <text:p>0.015015745</text:p>
          </table:table-cell>
        </table:table-row>
        <table:table-row table:style-name="ro1">
          <table:table-cell office:value-type="float" office:value="0.883053513">
            <text:p>0,883053513</text:p>
          </table:table-cell>
          <table:table-cell office:value-type="float" office:value="0.76848346">
            <text:p>0,768483460</text:p>
          </table:table-cell>
          <table:table-cell table:formula="of:=[.A582]/[.B582]" office:value-type="float" office:value="1.149085906156">
            <text:p>1,149085906</text:p>
          </table:table-cell>
          <table:table-cell table:formula="of:=[.B582]-[.A582]" office:value-type="float" office:value="-0.114570053">
            <text:p>-0.114570053</text:p>
          </table:table-cell>
          <table:table-cell table:formula="of:=[.D582]^2" office:value-type="float" office:value="0.0131262970444228">
            <text:p>0.013126297</text:p>
          </table:table-cell>
          <table:table-cell table:formula="of:=ABS([.E582])" office:value-type="float" office:value="0.0131262970444228">
            <text:p>0.013126297</text:p>
          </table:table-cell>
          <table:table-cell table:formula="of:=SLOPE([.$B$2:.$B$1001];[.$A$2:.$A$1001])*[.A582]+INTERCEPT([.$B$2:.$B$1001];[.$A$2:.$A$1001])" office:value-type="float" office:value="0.804822633060011">
            <text:p>0.804822633</text:p>
          </table:table-cell>
          <table:table-cell table:formula="of:=[.B582]-[.G582]" office:value-type="float" office:value="-0.0363391730600111">
            <text:p>-0.036339173</text:p>
          </table:table-cell>
          <table:table-cell table:formula="of:=[.H582]^2" office:value-type="float" office:value="0.00132053549868544">
            <text:p>0.001320535</text:p>
          </table:table-cell>
        </table:table-row>
        <table:table-row table:style-name="ro1">
          <table:table-cell office:value-type="float" office:value="0.511957331">
            <text:p>0,511957331</text:p>
          </table:table-cell>
          <table:table-cell office:value-type="float" office:value="0.536377606">
            <text:p>0,536377606</text:p>
          </table:table-cell>
          <table:table-cell office:value-type="string">
            <text:p>0,954471859513091</text:p>
          </table:table-cell>
          <table:table-cell table:formula="of:=[.B583]-[.A583]" office:value-type="float" office:value="0.024420275">
            <text:p>0.024420275</text:p>
          </table:table-cell>
          <table:table-cell table:formula="of:=[.D583]^2" office:value-type="float" office:value="0.000596349831075625">
            <text:p>0.000596350</text:p>
          </table:table-cell>
          <table:table-cell table:formula="of:=ABS([.E583])" office:value-type="float" office:value="0.000596349831075625">
            <text:p>0.000596350</text:p>
          </table:table-cell>
          <table:table-cell table:formula="of:=SLOPE([.$B$2:.$B$1001];[.$A$2:.$A$1001])*[.A583]+INTERCEPT([.$B$2:.$B$1001];[.$A$2:.$A$1001])" office:value-type="float" office:value="0.506464368069858">
            <text:p>0.506464368</text:p>
          </table:table-cell>
          <table:table-cell table:formula="of:=[.B583]-[.G583]" office:value-type="float" office:value="0.0299132379301423">
            <text:p>0.029913238</text:p>
          </table:table-cell>
          <table:table-cell table:formula="of:=[.H583]^2" office:value-type="float" office:value="0.000894801803465306">
            <text:p>0.000894802</text:p>
          </table:table-cell>
        </table:table-row>
        <table:table-row table:style-name="ro1">
          <table:table-cell office:value-type="float" office:value="0.651168131">
            <text:p>0,651168131</text:p>
          </table:table-cell>
          <table:table-cell office:value-type="float" office:value="0.684664144">
            <text:p>0,684664144</text:p>
          </table:table-cell>
          <table:table-cell office:value-type="string">
            <text:p>0,951076723830889</text:p>
          </table:table-cell>
          <table:table-cell table:formula="of:=[.B584]-[.A584]" office:value-type="float" office:value="0.033496013">
            <text:p>0.033496013</text:p>
          </table:table-cell>
          <table:table-cell table:formula="of:=[.D584]^2" office:value-type="float" office:value="0.00112198288689617">
            <text:p>0.001121983</text:p>
          </table:table-cell>
          <table:table-cell table:formula="of:=ABS([.E584])" office:value-type="float" office:value="0.00112198288689617">
            <text:p>0.001121983</text:p>
          </table:table-cell>
          <table:table-cell table:formula="of:=SLOPE([.$B$2:.$B$1001];[.$A$2:.$A$1001])*[.A584]+INTERCEPT([.$B$2:.$B$1001];[.$A$2:.$A$1001])" office:value-type="float" office:value="0.61838870135737">
            <text:p>0.618388701</text:p>
          </table:table-cell>
          <table:table-cell table:formula="of:=[.B584]-[.G584]" office:value-type="float" office:value="0.0662754426426303">
            <text:p>0.066275443</text:p>
          </table:table-cell>
          <table:table-cell table:formula="of:=[.H584]^2" office:value-type="float" office:value="0.00439243429747658">
            <text:p>0.004392434</text:p>
          </table:table-cell>
        </table:table-row>
        <table:table-row table:style-name="ro1">
          <table:table-cell office:value-type="float" office:value="0.825346924">
            <text:p>0,825346924</text:p>
          </table:table-cell>
          <table:table-cell office:value-type="float" office:value="0.453590098">
            <text:p>0,453590098</text:p>
          </table:table-cell>
          <table:table-cell table:formula="of:=[.A585]/[.B585]" office:value-type="float" office:value="1.81958761366083">
            <text:p>1,819587614</text:p>
          </table:table-cell>
          <table:table-cell table:formula="of:=[.B585]-[.A585]" office:value-type="float" office:value="-0.371756826">
            <text:p>-0.371756826</text:p>
          </table:table-cell>
          <table:table-cell table:formula="of:=[.D585]^2" office:value-type="float" office:value="0.138203137677594">
            <text:p>0.138203138</text:p>
          </table:table-cell>
          <table:table-cell table:formula="of:=ABS([.E585])" office:value-type="float" office:value="0.138203137677594">
            <text:p>0.138203138</text:p>
          </table:table-cell>
          <table:table-cell table:formula="of:=SLOPE([.$B$2:.$B$1001];[.$A$2:.$A$1001])*[.A585]+INTERCEPT([.$B$2:.$B$1001];[.$A$2:.$A$1001])" office:value-type="float" office:value="0.758427012173403">
            <text:p>0.758427012</text:p>
          </table:table-cell>
          <table:table-cell table:formula="of:=[.B585]-[.G585]" office:value-type="float" office:value="-0.304836914173403">
            <text:p>-0.304836914</text:p>
          </table:table-cell>
          <table:table-cell table:formula="of:=[.H585]^2" office:value-type="float" office:value="0.0929255442427625">
            <text:p>0.092925544</text:p>
          </table:table-cell>
        </table:table-row>
        <table:table-row table:style-name="ro1">
          <table:table-cell office:value-type="float" office:value="0.492793212">
            <text:p>0,492793212</text:p>
          </table:table-cell>
          <table:table-cell office:value-type="float" office:value="0.704111485">
            <text:p>0,704111485</text:p>
          </table:table-cell>
          <table:table-cell office:value-type="string">
            <text:p>0,699879525470317</text:p>
          </table:table-cell>
          <table:table-cell table:formula="of:=[.B586]-[.A586]" office:value-type="float" office:value="0.211318273">
            <text:p>0.211318273</text:p>
          </table:table-cell>
          <table:table-cell table:formula="of:=[.D586]^2" office:value-type="float" office:value="0.0446554125037026">
            <text:p>0.044655413</text:p>
          </table:table-cell>
          <table:table-cell table:formula="of:=ABS([.E586])" office:value-type="float" office:value="0.0446554125037026">
            <text:p>0.044655413</text:p>
          </table:table-cell>
          <table:table-cell table:formula="of:=SLOPE([.$B$2:.$B$1001];[.$A$2:.$A$1001])*[.A586]+INTERCEPT([.$B$2:.$B$1001];[.$A$2:.$A$1001])" office:value-type="float" office:value="0.491056574693787">
            <text:p>0.491056575</text:p>
          </table:table-cell>
          <table:table-cell table:formula="of:=[.B586]-[.G586]" office:value-type="float" office:value="0.213054910306213">
            <text:p>0.213054910</text:p>
          </table:table-cell>
          <table:table-cell table:formula="of:=[.H586]^2" office:value-type="float" office:value="0.0453923948055887">
            <text:p>0.045392395</text:p>
          </table:table-cell>
        </table:table-row>
        <table:table-row table:style-name="ro1">
          <table:table-cell office:value-type="float" office:value="0.914085047">
            <text:p>0,914085047</text:p>
          </table:table-cell>
          <table:table-cell office:value-type="float" office:value="0.9999">
            <text:p>0,999900000</text:p>
          </table:table-cell>
          <table:table-cell office:value-type="string">
            <text:p>0,914176464646465</text:p>
          </table:table-cell>
          <table:table-cell table:formula="of:=[.B587]-[.A587]" office:value-type="float" office:value="0.085814953">
            <text:p>0.085814953</text:p>
          </table:table-cell>
          <table:table-cell table:formula="of:=[.D587]^2" office:value-type="float" office:value="0.0073642061583922">
            <text:p>0.007364206</text:p>
          </table:table-cell>
          <table:table-cell table:formula="of:=ABS([.E587])" office:value-type="float" office:value="0.0073642061583922">
            <text:p>0.007364206</text:p>
          </table:table-cell>
          <table:table-cell table:formula="of:=SLOPE([.$B$2:.$B$1001];[.$A$2:.$A$1001])*[.A587]+INTERCEPT([.$B$2:.$B$1001];[.$A$2:.$A$1001])" office:value-type="float" office:value="0.829771730068568">
            <text:p>0.829771730</text:p>
          </table:table-cell>
          <table:table-cell table:formula="of:=[.B587]-[.G587]" office:value-type="float" office:value="0.170128269931432">
            <text:p>0.170128270</text:p>
          </table:table-cell>
          <table:table-cell table:formula="of:=[.H587]^2" office:value-type="float" office:value="0.0289436282298623">
            <text:p>0.028943628</text:p>
          </table:table-cell>
        </table:table-row>
        <table:table-row table:style-name="ro1">
          <table:table-cell office:value-type="float" office:value="0.336537853">
            <text:p>0,336537853</text:p>
          </table:table-cell>
          <table:table-cell office:value-type="float" office:value="0.0001">
            <text:p>0,000100000</text:p>
          </table:table-cell>
          <table:table-cell table:formula="of:=[.A588]/[.B588]" office:value-type="float" office:value="3365.37853">
            <text:p>3365,378530000</text:p>
          </table:table-cell>
          <table:table-cell table:formula="of:=[.B588]-[.A588]" office:value-type="float" office:value="-0.336437853">
            <text:p>-0.336437853</text:p>
          </table:table-cell>
          <table:table-cell table:formula="of:=[.D588]^2" office:value-type="float" office:value="0.11319042893125">
            <text:p>0.113190429</text:p>
          </table:table-cell>
          <table:table-cell table:formula="of:=ABS([.E588])" office:value-type="float" office:value="0.11319042893125">
            <text:p>0.113190429</text:p>
          </table:table-cell>
          <table:table-cell table:formula="of:=SLOPE([.$B$2:.$B$1001];[.$A$2:.$A$1001])*[.A588]+INTERCEPT([.$B$2:.$B$1001];[.$A$2:.$A$1001])" office:value-type="float" office:value="0.365428556762162">
            <text:p>0.365428557</text:p>
          </table:table-cell>
          <table:table-cell table:formula="of:=[.B588]-[.G588]" office:value-type="float" office:value="-0.365328556762162">
            <text:p>-0.365328557</text:p>
          </table:table-cell>
          <table:table-cell table:formula="of:=[.H588]^2" office:value-type="float" office:value="0.133464954385924">
            <text:p>0.133464954</text:p>
          </table:table-cell>
        </table:table-row>
        <table:table-row table:style-name="ro1">
          <table:table-cell office:value-type="float" office:value="0.588240794">
            <text:p>0,588240794</text:p>
          </table:table-cell>
          <table:table-cell office:value-type="float" office:value="0.470934126">
            <text:p>0,470934126</text:p>
          </table:table-cell>
          <table:table-cell table:formula="of:=[.A589]/[.B589]" office:value-type="float" office:value="1.24909358129634">
            <text:p>1,249093581</text:p>
          </table:table-cell>
          <table:table-cell table:formula="of:=[.B589]-[.A589]" office:value-type="float" office:value="-0.117306668">
            <text:p>-0.117306668</text:p>
          </table:table-cell>
          <table:table-cell table:formula="of:=[.D589]^2" office:value-type="float" office:value="0.0137608543572622">
            <text:p>0.013760854</text:p>
          </table:table-cell>
          <table:table-cell table:formula="of:=ABS([.E589])" office:value-type="float" office:value="0.0137608543572622">
            <text:p>0.013760854</text:p>
          </table:table-cell>
          <table:table-cell table:formula="of:=SLOPE([.$B$2:.$B$1001];[.$A$2:.$A$1001])*[.A589]+INTERCEPT([.$B$2:.$B$1001];[.$A$2:.$A$1001])" office:value-type="float" office:value="0.567795642203313">
            <text:p>0.567795642</text:p>
          </table:table-cell>
          <table:table-cell table:formula="of:=[.B589]-[.G589]" office:value-type="float" office:value="-0.0968615162033128">
            <text:p>-0.096861516</text:p>
          </table:table-cell>
          <table:table-cell table:formula="of:=[.H589]^2" office:value-type="float" office:value="0.00938215332120463">
            <text:p>0.009382153</text:p>
          </table:table-cell>
        </table:table-row>
        <table:table-row table:style-name="ro1">
          <table:table-cell office:value-type="float" office:value="0.370311953">
            <text:p>0,370311953</text:p>
          </table:table-cell>
          <table:table-cell office:value-type="float" office:value="0.604296566">
            <text:p>0,604296566</text:p>
          </table:table-cell>
          <table:table-cell office:value-type="string">
            <text:p>0,612798373903055</text:p>
          </table:table-cell>
          <table:table-cell table:formula="of:=[.B590]-[.A590]" office:value-type="float" office:value="0.233984613">
            <text:p>0.233984613</text:p>
          </table:table-cell>
          <table:table-cell table:formula="of:=[.D590]^2" office:value-type="float" office:value="0.0547487991207598">
            <text:p>0.054748799</text:p>
          </table:table-cell>
          <table:table-cell table:formula="of:=ABS([.E590])" office:value-type="float" office:value="0.0547487991207598">
            <text:p>0.054748799</text:p>
          </table:table-cell>
          <table:table-cell table:formula="of:=SLOPE([.$B$2:.$B$1001];[.$A$2:.$A$1001])*[.A590]+INTERCEPT([.$B$2:.$B$1001];[.$A$2:.$A$1001])" office:value-type="float" office:value="0.392582654180507">
            <text:p>0.392582654</text:p>
          </table:table-cell>
          <table:table-cell table:formula="of:=[.B590]-[.G590]" office:value-type="float" office:value="0.211713911819493">
            <text:p>0.211713912</text:p>
          </table:table-cell>
          <table:table-cell table:formula="of:=[.H590]^2" office:value-type="float" office:value="0.0448227804579122">
            <text:p>0.044822780</text:p>
          </table:table-cell>
        </table:table-row>
        <table:table-row table:style-name="ro1">
          <table:table-cell office:value-type="float" office:value="0.080880529">
            <text:p>0,080880529</text:p>
          </table:table-cell>
          <table:table-cell office:value-type="float" office:value="0.441774005">
            <text:p>0,441774005</text:p>
          </table:table-cell>
          <table:table-cell office:value-type="string">
            <text:p>0,183081231771435</text:p>
          </table:table-cell>
          <table:table-cell table:formula="of:=[.B591]-[.A591]" office:value-type="float" office:value="0.360893476">
            <text:p>0.360893476</text:p>
          </table:table-cell>
          <table:table-cell table:formula="of:=[.D591]^2" office:value-type="float" office:value="0.130244101019363">
            <text:p>0.130244101</text:p>
          </table:table-cell>
          <table:table-cell table:formula="of:=ABS([.E591])" office:value-type="float" office:value="0.130244101019363">
            <text:p>0.130244101</text:p>
          </table:table-cell>
          <table:table-cell table:formula="of:=SLOPE([.$B$2:.$B$1001];[.$A$2:.$A$1001])*[.A591]+INTERCEPT([.$B$2:.$B$1001];[.$A$2:.$A$1001])" office:value-type="float" office:value="0.159882180053103">
            <text:p>0.159882180</text:p>
          </table:table-cell>
          <table:table-cell table:formula="of:=[.B591]-[.G591]" office:value-type="float" office:value="0.281891824946897">
            <text:p>0.281891825</text:p>
          </table:table-cell>
          <table:table-cell table:formula="of:=[.H591]^2" office:value-type="float" office:value="0.0794630009718923">
            <text:p>0.079463001</text:p>
          </table:table-cell>
        </table:table-row>
        <table:table-row table:style-name="ro1">
          <table:table-cell office:value-type="float" office:value="0.571694769">
            <text:p>0,571694769</text:p>
          </table:table-cell>
          <table:table-cell office:value-type="float" office:value="0.194795369">
            <text:p>0,194795369</text:p>
          </table:table-cell>
          <table:table-cell table:formula="of:=[.A592]/[.B592]" office:value-type="float" office:value="2.93484784538179">
            <text:p>2,934847845</text:p>
          </table:table-cell>
          <table:table-cell table:formula="of:=[.B592]-[.A592]" office:value-type="float" office:value="-0.3768994">
            <text:p>-0.376899400</text:p>
          </table:table-cell>
          <table:table-cell table:formula="of:=[.D592]^2" office:value-type="float" office:value="0.14205315772036">
            <text:p>0.142053158</text:p>
          </table:table-cell>
          <table:table-cell table:formula="of:=ABS([.E592])" office:value-type="float" office:value="0.14205315772036">
            <text:p>0.142053158</text:p>
          </table:table-cell>
          <table:table-cell table:formula="of:=SLOPE([.$B$2:.$B$1001];[.$A$2:.$A$1001])*[.A592]+INTERCEPT([.$B$2:.$B$1001];[.$A$2:.$A$1001])" office:value-type="float" office:value="0.554492774777197">
            <text:p>0.554492775</text:p>
          </table:table-cell>
          <table:table-cell table:formula="of:=[.B592]-[.G592]" office:value-type="float" office:value="-0.359697405777197">
            <text:p>-0.359697406</text:p>
          </table:table-cell>
          <table:table-cell table:formula="of:=[.H592]^2" office:value-type="float" office:value="0.129382223722846">
            <text:p>0.129382224</text:p>
          </table:table-cell>
        </table:table-row>
        <table:table-row table:style-name="ro1">
          <table:table-cell office:value-type="float" office:value="0.496682673">
            <text:p>0,496682673</text:p>
          </table:table-cell>
          <table:table-cell office:value-type="float" office:value="0.510044594">
            <text:p>0,510044594</text:p>
          </table:table-cell>
          <table:table-cell office:value-type="string">
            <text:p>0,973802445595571</text:p>
          </table:table-cell>
          <table:table-cell table:formula="of:=[.B593]-[.A593]" office:value-type="float" office:value="0.013361921">
            <text:p>0.013361921</text:p>
          </table:table-cell>
          <table:table-cell table:formula="of:=[.D593]^2" office:value-type="float" office:value="0.000178540932810241">
            <text:p>0.000178541</text:p>
          </table:table-cell>
          <table:table-cell table:formula="of:=ABS([.E593])" office:value-type="float" office:value="0.000178540932810241">
            <text:p>0.000178541</text:p>
          </table:table-cell>
          <table:table-cell table:formula="of:=SLOPE([.$B$2:.$B$1001];[.$A$2:.$A$1001])*[.A593]+INTERCEPT([.$B$2:.$B$1001];[.$A$2:.$A$1001])" office:value-type="float" office:value="0.494183669209965">
            <text:p>0.494183669</text:p>
          </table:table-cell>
          <table:table-cell table:formula="of:=[.B593]-[.G593]" office:value-type="float" office:value="0.0158609247900352">
            <text:p>0.015860925</text:p>
          </table:table-cell>
          <table:table-cell table:formula="of:=[.H593]^2" office:value-type="float" office:value="0.000251568935195153">
            <text:p>0.000251569</text:p>
          </table:table-cell>
        </table:table-row>
        <table:table-row table:style-name="ro1">
          <table:table-cell office:value-type="float" office:value="0.437229626">
            <text:p>0,437229626</text:p>
          </table:table-cell>
          <table:table-cell office:value-type="float" office:value="0.120012597">
            <text:p>0,120012597</text:p>
          </table:table-cell>
          <table:table-cell table:formula="of:=[.A594]/[.B594]" office:value-type="float" office:value="3.64319777198055">
            <text:p>3,643197772</text:p>
          </table:table-cell>
          <table:table-cell table:formula="of:=[.B594]-[.A594]" office:value-type="float" office:value="-0.317217029">
            <text:p>-0.317217029</text:p>
          </table:table-cell>
          <table:table-cell table:formula="of:=[.D594]^2" office:value-type="float" office:value="0.100626643487587">
            <text:p>0.100626643</text:p>
          </table:table-cell>
          <table:table-cell table:formula="of:=ABS([.E594])" office:value-type="float" office:value="0.100626643487587">
            <text:p>0.100626643</text:p>
          </table:table-cell>
          <table:table-cell table:formula="of:=SLOPE([.$B$2:.$B$1001];[.$A$2:.$A$1001])*[.A594]+INTERCEPT([.$B$2:.$B$1001];[.$A$2:.$A$1001])" office:value-type="float" office:value="0.446383910517492">
            <text:p>0.446383911</text:p>
          </table:table-cell>
          <table:table-cell table:formula="of:=[.B594]-[.G594]" office:value-type="float" office:value="-0.326371313517492">
            <text:p>-0.326371314</text:p>
          </table:table-cell>
          <table:table-cell table:formula="of:=[.H594]^2" office:value-type="float" office:value="0.106518234287133">
            <text:p>0.106518234</text:p>
          </table:table-cell>
        </table:table-row>
        <table:table-row table:style-name="ro1">
          <table:table-cell office:value-type="float" office:value="0.56146591">
            <text:p>0,561465910</text:p>
          </table:table-cell>
          <table:table-cell office:value-type="float" office:value="0.279174591">
            <text:p>0,279174591</text:p>
          </table:table-cell>
          <table:table-cell table:formula="of:=[.A595]/[.B595]" office:value-type="float" office:value="2.01116408190601">
            <text:p>2,011164082</text:p>
          </table:table-cell>
          <table:table-cell table:formula="of:=[.B595]-[.A595]" office:value-type="float" office:value="-0.282291319">
            <text:p>-0.282291319</text:p>
          </table:table-cell>
          <table:table-cell table:formula="of:=[.D595]^2" office:value-type="float" office:value="0.0796883887827598">
            <text:p>0.079688389</text:p>
          </table:table-cell>
          <table:table-cell table:formula="of:=ABS([.E595])" office:value-type="float" office:value="0.0796883887827598">
            <text:p>0.079688389</text:p>
          </table:table-cell>
          <table:table-cell table:formula="of:=SLOPE([.$B$2:.$B$1001];[.$A$2:.$A$1001])*[.A595]+INTERCEPT([.$B$2:.$B$1001];[.$A$2:.$A$1001])" office:value-type="float" office:value="0.546268856633871">
            <text:p>0.546268857</text:p>
          </table:table-cell>
          <table:table-cell table:formula="of:=[.B595]-[.G595]" office:value-type="float" office:value="-0.267094265633871">
            <text:p>-0.267094266</text:p>
          </table:table-cell>
          <table:table-cell table:formula="of:=[.H595]^2" office:value-type="float" office:value="0.0713393467344967">
            <text:p>0.071339347</text:p>
          </table:table-cell>
        </table:table-row>
        <table:table-row table:style-name="ro1">
          <table:table-cell office:value-type="float" office:value="0.258388945">
            <text:p>0,258388945</text:p>
          </table:table-cell>
          <table:table-cell office:value-type="float" office:value="0.010707849">
            <text:p>0,010707849</text:p>
          </table:table-cell>
          <table:table-cell table:formula="of:=[.A596]/[.B596]" office:value-type="float" office:value="24.1307983517511">
            <text:p>24,130798352</text:p>
          </table:table-cell>
          <table:table-cell table:formula="of:=[.B596]-[.A596]" office:value-type="float" office:value="-0.247681096">
            <text:p>-0.247681096</text:p>
          </table:table-cell>
          <table:table-cell table:formula="of:=[.D596]^2" office:value-type="float" office:value="0.0613459253157612">
            <text:p>0.061345925</text:p>
          </table:table-cell>
          <table:table-cell table:formula="of:=ABS([.E596])" office:value-type="float" office:value="0.0613459253157612">
            <text:p>0.061345925</text:p>
          </table:table-cell>
          <table:table-cell table:formula="of:=SLOPE([.$B$2:.$B$1001];[.$A$2:.$A$1001])*[.A596]+INTERCEPT([.$B$2:.$B$1001];[.$A$2:.$A$1001])" office:value-type="float" office:value="0.302597480257701">
            <text:p>0.302597480</text:p>
          </table:table-cell>
          <table:table-cell table:formula="of:=[.B596]-[.G596]" office:value-type="float" office:value="-0.291889631257701">
            <text:p>-0.291889631</text:p>
          </table:table-cell>
          <table:table-cell table:formula="of:=[.H596]^2" office:value-type="float" office:value="0.0851995568357568">
            <text:p>0.085199557</text:p>
          </table:table-cell>
        </table:table-row>
        <table:table-row table:style-name="ro1">
          <table:table-cell office:value-type="float" office:value="0.191013534">
            <text:p>0,191013534</text:p>
          </table:table-cell>
          <table:table-cell office:value-type="float" office:value="0.137698246">
            <text:p>0,137698246</text:p>
          </table:table-cell>
          <table:table-cell table:formula="of:=[.A597]/[.B597]" office:value-type="float" office:value="1.38718930377661">
            <text:p>1,387189304</text:p>
          </table:table-cell>
          <table:table-cell table:formula="of:=[.B597]-[.A597]" office:value-type="float" office:value="-0.053315288">
            <text:p>-0.053315288</text:p>
          </table:table-cell>
          <table:table-cell table:formula="of:=[.D597]^2" office:value-type="float" office:value="0.00284251993452295">
            <text:p>0.002842520</text:p>
          </table:table-cell>
          <table:table-cell table:formula="of:=ABS([.E597])" office:value-type="float" office:value="0.00284251993452295">
            <text:p>0.002842520</text:p>
          </table:table-cell>
          <table:table-cell table:formula="of:=SLOPE([.$B$2:.$B$1001];[.$A$2:.$A$1001])*[.A597]+INTERCEPT([.$B$2:.$B$1001];[.$A$2:.$A$1001])" office:value-type="float" office:value="0.248428206349735">
            <text:p>0.248428206</text:p>
          </table:table-cell>
          <table:table-cell table:formula="of:=[.B597]-[.G597]" office:value-type="float" office:value="-0.110729960349735">
            <text:p>-0.110729960</text:p>
          </table:table-cell>
          <table:table-cell table:formula="of:=[.H597]^2" office:value-type="float" office:value="0.0122611241190539">
            <text:p>0.012261124</text:p>
          </table:table-cell>
        </table:table-row>
        <table:table-row table:style-name="ro1">
          <table:table-cell office:value-type="float" office:value="0.409051973">
            <text:p>0,409051973</text:p>
          </table:table-cell>
          <table:table-cell office:value-type="float" office:value="0.475031152">
            <text:p>0,475031152</text:p>
          </table:table-cell>
          <table:table-cell office:value-type="string">
            <text:p>0,861105574398203</text:p>
          </table:table-cell>
          <table:table-cell table:formula="of:=[.B598]-[.A598]" office:value-type="float" office:value="0.065979179">
            <text:p>0.065979179</text:p>
          </table:table-cell>
          <table:table-cell table:formula="of:=[.D598]^2" office:value-type="float" office:value="0.00435325206151404">
            <text:p>0.004353252</text:p>
          </table:table-cell>
          <table:table-cell table:formula="of:=ABS([.E598])" office:value-type="float" office:value="0.00435325206151404">
            <text:p>0.004353252</text:p>
          </table:table-cell>
          <table:table-cell table:formula="of:=SLOPE([.$B$2:.$B$1001];[.$A$2:.$A$1001])*[.A598]+INTERCEPT([.$B$2:.$B$1001];[.$A$2:.$A$1001])" office:value-type="float" office:value="0.423729310259237">
            <text:p>0.423729310</text:p>
          </table:table-cell>
          <table:table-cell table:formula="of:=[.B598]-[.G598]" office:value-type="float" office:value="0.0513018417407631">
            <text:p>0.051301842</text:p>
          </table:table-cell>
          <table:table-cell table:formula="of:=[.H598]^2" office:value-type="float" office:value="0.0026318789659943">
            <text:p>0.002631879</text:p>
          </table:table-cell>
        </table:table-row>
        <table:table-row table:style-name="ro1">
          <table:table-cell office:value-type="float" office:value="0.04566193">
            <text:p>0,045661930</text:p>
          </table:table-cell>
          <table:table-cell office:value-type="float" office:value="0.065219352">
            <text:p>0,065219352</text:p>
          </table:table-cell>
          <table:table-cell office:value-type="string">
            <text:p>0,700128544668766</text:p>
          </table:table-cell>
          <table:table-cell table:formula="of:=[.B599]-[.A599]" office:value-type="float" office:value="0.019557422">
            <text:p>0.019557422</text:p>
          </table:table-cell>
          <table:table-cell table:formula="of:=[.D599]^2" office:value-type="float" office:value="0.000382492755286084">
            <text:p>0.000382493</text:p>
          </table:table-cell>
          <table:table-cell table:formula="of:=ABS([.E599])" office:value-type="float" office:value="0.000382492755286084">
            <text:p>0.000382493</text:p>
          </table:table-cell>
          <table:table-cell table:formula="of:=SLOPE([.$B$2:.$B$1001];[.$A$2:.$A$1001])*[.A599]+INTERCEPT([.$B$2:.$B$1001];[.$A$2:.$A$1001])" office:value-type="float" office:value="0.131566717370644">
            <text:p>0.131566717</text:p>
          </table:table-cell>
          <table:table-cell table:formula="of:=[.B599]-[.G599]" office:value-type="float" office:value="-0.0663473653706437">
            <text:p>-0.066347365</text:p>
          </table:table-cell>
          <table:table-cell table:formula="of:=[.H599]^2" office:value-type="float" office:value="0.00440197289162569">
            <text:p>0.004401973</text:p>
          </table:table-cell>
        </table:table-row>
        <table:table-row table:style-name="ro1">
          <table:table-cell office:value-type="float" office:value="0.125779955">
            <text:p>0,125779955</text:p>
          </table:table-cell>
          <table:table-cell office:value-type="float" office:value="0.190520135">
            <text:p>0,190520135</text:p>
          </table:table-cell>
          <table:table-cell office:value-type="string">
            <text:p>0,660192451574738</text:p>
          </table:table-cell>
          <table:table-cell table:formula="of:=[.B600]-[.A600]" office:value-type="float" office:value="0.06474018">
            <text:p>0.064740180</text:p>
          </table:table-cell>
          <table:table-cell table:formula="of:=[.D600]^2" office:value-type="float" office:value="0.0041912909064324">
            <text:p>0.004191291</text:p>
          </table:table-cell>
          <table:table-cell table:formula="of:=ABS([.E600])" office:value-type="float" office:value="0.0041912909064324">
            <text:p>0.004191291</text:p>
          </table:table-cell>
          <table:table-cell table:formula="of:=SLOPE([.$B$2:.$B$1001];[.$A$2:.$A$1001])*[.A600]+INTERCEPT([.$B$2:.$B$1001];[.$A$2:.$A$1001])" office:value-type="float" office:value="0.195980947677755">
            <text:p>0.195980948</text:p>
          </table:table-cell>
          <table:table-cell table:formula="of:=[.B600]-[.G600]" office:value-type="float" office:value="-0.00546081267775514">
            <text:p>-0.005460813</text:p>
          </table:table-cell>
          <table:table-cell table:formula="of:=[.H600]^2" office:value-type="float" office:value="0.0000298204751015313">
            <text:p>0.000029820</text:p>
          </table:table-cell>
        </table:table-row>
        <table:table-row table:style-name="ro1">
          <table:table-cell office:value-type="float" office:value="0.707120204">
            <text:p>0,707120204</text:p>
          </table:table-cell>
          <table:table-cell office:value-type="float" office:value="0.9999">
            <text:p>0,999900000</text:p>
          </table:table-cell>
          <table:table-cell office:value-type="string">
            <text:p>0,707190923092309</text:p>
          </table:table-cell>
          <table:table-cell table:formula="of:=[.B601]-[.A601]" office:value-type="float" office:value="0.292779796">
            <text:p>0.292779796</text:p>
          </table:table-cell>
          <table:table-cell table:formula="of:=[.D601]^2" office:value-type="float" office:value="0.0857200089458016">
            <text:p>0.085720009</text:p>
          </table:table-cell>
          <table:table-cell table:formula="of:=ABS([.E601])" office:value-type="float" office:value="0.0857200089458016">
            <text:p>0.085720009</text:p>
          </table:table-cell>
          <table:table-cell table:formula="of:=SLOPE([.$B$2:.$B$1001];[.$A$2:.$A$1001])*[.A601]+INTERCEPT([.$B$2:.$B$1001];[.$A$2:.$A$1001])" office:value-type="float" office:value="0.663373705872675">
            <text:p>0.663373706</text:p>
          </table:table-cell>
          <table:table-cell table:formula="of:=[.B601]-[.G601]" office:value-type="float" office:value="0.336526294127325">
            <text:p>0.336526294</text:p>
          </table:table-cell>
          <table:table-cell table:formula="of:=[.H601]^2" office:value-type="float" office:value="0.113249946639071">
            <text:p>0.113249947</text:p>
          </table:table-cell>
        </table:table-row>
        <table:table-row table:style-name="ro1">
          <table:table-cell office:value-type="float" office:value="0.20189232">
            <text:p>0,201892320</text:p>
          </table:table-cell>
          <table:table-cell office:value-type="float" office:value="0.432511812">
            <text:p>0,432511812</text:p>
          </table:table-cell>
          <table:table-cell office:value-type="string">
            <text:p>0,466790303521236</text:p>
          </table:table-cell>
          <table:table-cell table:formula="of:=[.B602]-[.A602]" office:value-type="float" office:value="0.230619492">
            <text:p>0.230619492</text:p>
          </table:table-cell>
          <table:table-cell table:formula="of:=[.D602]^2" office:value-type="float" office:value="0.0531853500903381">
            <text:p>0.053185350</text:p>
          </table:table-cell>
          <table:table-cell table:formula="of:=ABS([.E602])" office:value-type="float" office:value="0.0531853500903381">
            <text:p>0.053185350</text:p>
          </table:table-cell>
          <table:table-cell table:formula="of:=SLOPE([.$B$2:.$B$1001];[.$A$2:.$A$1001])*[.A602]+INTERCEPT([.$B$2:.$B$1001];[.$A$2:.$A$1001])" office:value-type="float" office:value="0.257174660432518">
            <text:p>0.257174660</text:p>
          </table:table-cell>
          <table:table-cell table:formula="of:=[.B602]-[.G602]" office:value-type="float" office:value="0.175337151567482">
            <text:p>0.175337152</text:p>
          </table:table-cell>
          <table:table-cell table:formula="of:=[.H602]^2" office:value-type="float" office:value="0.0307431167197981">
            <text:p>0.030743117</text:p>
          </table:table-cell>
        </table:table-row>
        <table:table-row table:style-name="ro1">
          <table:table-cell office:value-type="float" office:value="0.361339245">
            <text:p>0,361339245</text:p>
          </table:table-cell>
          <table:table-cell office:value-type="float" office:value="0.825964654">
            <text:p>0,825964654</text:p>
          </table:table-cell>
          <table:table-cell office:value-type="string">
            <text:p>0,437475433422118</text:p>
          </table:table-cell>
          <table:table-cell table:formula="of:=[.B603]-[.A603]" office:value-type="float" office:value="0.464625409">
            <text:p>0.464625409</text:p>
          </table:table-cell>
          <table:table-cell table:formula="of:=[.D603]^2" office:value-type="float" office:value="0.215876770688417">
            <text:p>0.215876771</text:p>
          </table:table-cell>
          <table:table-cell table:formula="of:=ABS([.E603])" office:value-type="float" office:value="0.215876770688417">
            <text:p>0.215876771</text:p>
          </table:table-cell>
          <table:table-cell table:formula="of:=SLOPE([.$B$2:.$B$1001];[.$A$2:.$A$1001])*[.A603]+INTERCEPT([.$B$2:.$B$1001];[.$A$2:.$A$1001])" office:value-type="float" office:value="0.385368671065091">
            <text:p>0.385368671</text:p>
          </table:table-cell>
          <table:table-cell table:formula="of:=[.B603]-[.G603]" office:value-type="float" office:value="0.440595982934909">
            <text:p>0.440595983</text:p>
          </table:table-cell>
          <table:table-cell table:formula="of:=[.H603]^2" office:value-type="float" office:value="0.194124820178379">
            <text:p>0.194124820</text:p>
          </table:table-cell>
        </table:table-row>
        <table:table-row table:style-name="ro1">
          <table:table-cell office:value-type="float" office:value="0.406417835">
            <text:p>0,406417835</text:p>
          </table:table-cell>
          <table:table-cell office:value-type="float" office:value="0.4296961">
            <text:p>0,429696100</text:p>
          </table:table-cell>
          <table:table-cell office:value-type="string">
            <text:p>0,945826212990995</text:p>
          </table:table-cell>
          <table:table-cell table:formula="of:=[.B604]-[.A604]" office:value-type="float" office:value="0.023278265">
            <text:p>0.023278265</text:p>
          </table:table-cell>
          <table:table-cell table:formula="of:=[.D604]^2" office:value-type="float" office:value="0.000541877621410223">
            <text:p>0.000541878</text:p>
          </table:table-cell>
          <table:table-cell table:formula="of:=ABS([.E604])" office:value-type="float" office:value="0.000541877621410223">
            <text:p>0.000541878</text:p>
          </table:table-cell>
          <table:table-cell table:formula="of:=SLOPE([.$B$2:.$B$1001];[.$A$2:.$A$1001])*[.A604]+INTERCEPT([.$B$2:.$B$1001];[.$A$2:.$A$1001])" office:value-type="float" office:value="0.421611485065809">
            <text:p>0.421611485</text:p>
          </table:table-cell>
          <table:table-cell table:formula="of:=[.B604]-[.G604]" office:value-type="float" office:value="0.00808461493419133">
            <text:p>0.008084615</text:p>
          </table:table-cell>
          <table:table-cell table:formula="of:=[.H604]^2" office:value-type="float" office:value="0.0000653609986341494">
            <text:p>0.000065361</text:p>
          </table:table-cell>
        </table:table-row>
        <table:table-row table:style-name="ro1">
          <table:table-cell office:value-type="float" office:value="0.661238701">
            <text:p>0,661238701</text:p>
          </table:table-cell>
          <table:table-cell office:value-type="float" office:value="0.9999">
            <text:p>0,999900000</text:p>
          </table:table-cell>
          <table:table-cell office:value-type="string">
            <text:p>0,661304831483148</text:p>
          </table:table-cell>
          <table:table-cell table:formula="of:=[.B605]-[.A605]" office:value-type="float" office:value="0.338661299">
            <text:p>0.338661299</text:p>
          </table:table-cell>
          <table:table-cell table:formula="of:=[.D605]^2" office:value-type="float" office:value="0.114691475440367">
            <text:p>0.114691475</text:p>
          </table:table-cell>
          <table:table-cell table:formula="of:=ABS([.E605])" office:value-type="float" office:value="0.114691475440367">
            <text:p>0.114691475</text:p>
          </table:table-cell>
          <table:table-cell table:formula="of:=SLOPE([.$B$2:.$B$1001];[.$A$2:.$A$1001])*[.A605]+INTERCEPT([.$B$2:.$B$1001];[.$A$2:.$A$1001])" office:value-type="float" office:value="0.626485356452199">
            <text:p>0.626485356</text:p>
          </table:table-cell>
          <table:table-cell table:formula="of:=[.B605]-[.G605]" office:value-type="float" office:value="0.373414643547801">
            <text:p>0.373414644</text:p>
          </table:table-cell>
          <table:table-cell table:formula="of:=[.H605]^2" office:value-type="float" office:value="0.139438496015931">
            <text:p>0.139438496</text:p>
          </table:table-cell>
        </table:table-row>
        <table:table-row table:style-name="ro1">
          <table:table-cell office:value-type="float" office:value="0.320386781">
            <text:p>0,320386781</text:p>
          </table:table-cell>
          <table:table-cell office:value-type="float" office:value="0.194281269">
            <text:p>0,194281269</text:p>
          </table:table-cell>
          <table:table-cell table:formula="of:=[.A606]/[.B606]" office:value-type="float" office:value="1.64908733944907">
            <text:p>1,649087339</text:p>
          </table:table-cell>
          <table:table-cell table:formula="of:=[.B606]-[.A606]" office:value-type="float" office:value="-0.126105512">
            <text:p>-0.126105512</text:p>
          </table:table-cell>
          <table:table-cell table:formula="of:=[.D606]^2" office:value-type="float" office:value="0.0159026001567821">
            <text:p>0.015902600</text:p>
          </table:table-cell>
          <table:table-cell table:formula="of:=ABS([.E606])" office:value-type="float" office:value="0.0159026001567821">
            <text:p>0.015902600</text:p>
          </table:table-cell>
          <table:table-cell table:formula="of:=SLOPE([.$B$2:.$B$1001];[.$A$2:.$A$1001])*[.A606]+INTERCEPT([.$B$2:.$B$1001];[.$A$2:.$A$1001])" office:value-type="float" office:value="0.352443228285645">
            <text:p>0.352443228</text:p>
          </table:table-cell>
          <table:table-cell table:formula="of:=[.B606]-[.G606]" office:value-type="float" office:value="-0.158161959285645">
            <text:p>-0.158161959</text:p>
          </table:table-cell>
          <table:table-cell table:formula="of:=[.H606]^2" office:value-type="float" office:value="0.0250152053650742">
            <text:p>0.025015205</text:p>
          </table:table-cell>
        </table:table-row>
        <table:table-row table:style-name="ro1">
          <table:table-cell office:value-type="float" office:value="0.386848005">
            <text:p>0,386848005</text:p>
          </table:table-cell>
          <table:table-cell office:value-type="float" office:value="0.100349039">
            <text:p>0,100349039</text:p>
          </table:table-cell>
          <table:table-cell table:formula="of:=[.A607]/[.B607]" office:value-type="float" office:value="3.85502451099706">
            <text:p>3,855024511</text:p>
          </table:table-cell>
          <table:table-cell table:formula="of:=[.B607]-[.A607]" office:value-type="float" office:value="-0.286498966">
            <text:p>-0.286498966</text:p>
          </table:table-cell>
          <table:table-cell table:formula="of:=[.D607]^2" office:value-type="float" office:value="0.0820816575190692">
            <text:p>0.082081658</text:p>
          </table:table-cell>
          <table:table-cell table:formula="of:=ABS([.E607])" office:value-type="float" office:value="0.0820816575190692">
            <text:p>0.082081658</text:p>
          </table:table-cell>
          <table:table-cell table:formula="of:=SLOPE([.$B$2:.$B$1001];[.$A$2:.$A$1001])*[.A607]+INTERCEPT([.$B$2:.$B$1001];[.$A$2:.$A$1001])" office:value-type="float" office:value="0.405877503397002">
            <text:p>0.405877503</text:p>
          </table:table-cell>
          <table:table-cell table:formula="of:=[.B607]-[.G607]" office:value-type="float" office:value="-0.305528464397002">
            <text:p>-0.305528464</text:p>
          </table:table-cell>
          <table:table-cell table:formula="of:=[.H607]^2" office:value-type="float" office:value="0.09334764255679">
            <text:p>0.093347643</text:p>
          </table:table-cell>
        </table:table-row>
        <table:table-row table:style-name="ro1">
          <table:table-cell office:value-type="float" office:value="0.665919561">
            <text:p>0,665919561</text:p>
          </table:table-cell>
          <table:table-cell office:value-type="float" office:value="0.40292677">
            <text:p>0,402926770</text:p>
          </table:table-cell>
          <table:table-cell table:formula="of:=[.A608]/[.B608]" office:value-type="float" office:value="1.6527061753678">
            <text:p>1,652706175</text:p>
          </table:table-cell>
          <table:table-cell table:formula="of:=[.B608]-[.A608]" office:value-type="float" office:value="-0.262992791">
            <text:p>-0.262992791</text:p>
          </table:table-cell>
          <table:table-cell table:formula="of:=[.D608]^2" office:value-type="float" office:value="0.0691652081179697">
            <text:p>0.069165208</text:p>
          </table:table-cell>
          <table:table-cell table:formula="of:=ABS([.E608])" office:value-type="float" office:value="0.0691652081179697">
            <text:p>0.069165208</text:p>
          </table:table-cell>
          <table:table-cell table:formula="of:=SLOPE([.$B$2:.$B$1001];[.$A$2:.$A$1001])*[.A608]+INTERCEPT([.$B$2:.$B$1001];[.$A$2:.$A$1001])" office:value-type="float" office:value="0.630248729227243">
            <text:p>0.630248729</text:p>
          </table:table-cell>
          <table:table-cell table:formula="of:=[.B608]-[.G608]" office:value-type="float" office:value="-0.227321959227243">
            <text:p>-0.227321959</text:p>
          </table:table-cell>
          <table:table-cell table:formula="of:=[.H608]^2" office:value-type="float" office:value="0.0516752731469125">
            <text:p>0.051675273</text:p>
          </table:table-cell>
        </table:table-row>
        <table:table-row table:style-name="ro1">
          <table:table-cell office:value-type="float" office:value="0.523518342">
            <text:p>0,523518342</text:p>
          </table:table-cell>
          <table:table-cell office:value-type="float" office:value="0.165587196">
            <text:p>0,165587196</text:p>
          </table:table-cell>
          <table:table-cell table:formula="of:=[.A609]/[.B609]" office:value-type="float" office:value="3.16158709517613">
            <text:p>3,161587095</text:p>
          </table:table-cell>
          <table:table-cell table:formula="of:=[.B609]-[.A609]" office:value-type="float" office:value="-0.357931146">
            <text:p>-0.357931146</text:p>
          </table:table-cell>
          <table:table-cell table:formula="of:=[.D609]^2" office:value-type="float" office:value="0.128114705276873">
            <text:p>0.128114705</text:p>
          </table:table-cell>
          <table:table-cell table:formula="of:=ABS([.E609])" office:value-type="float" office:value="0.128114705276873">
            <text:p>0.128114705</text:p>
          </table:table-cell>
          <table:table-cell table:formula="of:=SLOPE([.$B$2:.$B$1001];[.$A$2:.$A$1001])*[.A609]+INTERCEPT([.$B$2:.$B$1001];[.$A$2:.$A$1001])" office:value-type="float" office:value="0.515759325417309">
            <text:p>0.515759325</text:p>
          </table:table-cell>
          <table:table-cell table:formula="of:=[.B609]-[.G609]" office:value-type="float" office:value="-0.350172129417309">
            <text:p>-0.350172129</text:p>
          </table:table-cell>
          <table:table-cell table:formula="of:=[.H609]^2" office:value-type="float" office:value="0.122620520220653">
            <text:p>0.122620520</text:p>
          </table:table-cell>
        </table:table-row>
        <table:table-row table:style-name="ro1">
          <table:table-cell office:value-type="float" office:value="0.814598384">
            <text:p>0,814598384</text:p>
          </table:table-cell>
          <table:table-cell office:value-type="float" office:value="0.9999">
            <text:p>0,999900000</text:p>
          </table:table-cell>
          <table:table-cell office:value-type="string">
            <text:p>0,814679851985198</text:p>
          </table:table-cell>
          <table:table-cell table:formula="of:=[.B610]-[.A610]" office:value-type="float" office:value="0.185301616">
            <text:p>0.185301616</text:p>
          </table:table-cell>
          <table:table-cell table:formula="of:=[.D610]^2" office:value-type="float" office:value="0.0343366888922114">
            <text:p>0.034336689</text:p>
          </table:table-cell>
          <table:table-cell table:formula="of:=ABS([.E610])" office:value-type="float" office:value="0.0343366888922114">
            <text:p>0.034336689</text:p>
          </table:table-cell>
          <table:table-cell table:formula="of:=SLOPE([.$B$2:.$B$1001];[.$A$2:.$A$1001])*[.A610]+INTERCEPT([.$B$2:.$B$1001];[.$A$2:.$A$1001])" office:value-type="float" office:value="0.749785274798758">
            <text:p>0.749785275</text:p>
          </table:table-cell>
          <table:table-cell table:formula="of:=[.B610]-[.G610]" office:value-type="float" office:value="0.250114725201242">
            <text:p>0.250114725</text:p>
          </table:table-cell>
          <table:table-cell table:formula="of:=[.H610]^2" office:value-type="float" office:value="0.0625573757624927">
            <text:p>0.062557376</text:p>
          </table:table-cell>
        </table:table-row>
        <table:table-row table:style-name="ro1">
          <table:table-cell office:value-type="float" office:value="0.755841282">
            <text:p>0,755841282</text:p>
          </table:table-cell>
          <table:table-cell office:value-type="float" office:value="0.953365352">
            <text:p>0,953365352</text:p>
          </table:table-cell>
          <table:table-cell office:value-type="string">
            <text:p>0,792813878136406</text:p>
          </table:table-cell>
          <table:table-cell table:formula="of:=[.B611]-[.A611]" office:value-type="float" office:value="0.19752407">
            <text:p>0.197524070</text:p>
          </table:table-cell>
          <table:table-cell table:formula="of:=[.D611]^2" office:value-type="float" office:value="0.0390157582293649">
            <text:p>0.039015758</text:p>
          </table:table-cell>
          <table:table-cell table:formula="of:=ABS([.E611])" office:value-type="float" office:value="0.0390157582293649">
            <text:p>0.039015758</text:p>
          </table:table-cell>
          <table:table-cell table:formula="of:=SLOPE([.$B$2:.$B$1001];[.$A$2:.$A$1001])*[.A611]+INTERCEPT([.$B$2:.$B$1001];[.$A$2:.$A$1001])" office:value-type="float" office:value="0.702545050137623">
            <text:p>0.702545050</text:p>
          </table:table-cell>
          <table:table-cell table:formula="of:=[.B611]-[.G611]" office:value-type="float" office:value="0.250820301862377">
            <text:p>0.250820302</text:p>
          </table:table-cell>
          <table:table-cell table:formula="of:=[.H611]^2" office:value-type="float" office:value="0.0629108238263339">
            <text:p>0.062910824</text:p>
          </table:table-cell>
        </table:table-row>
        <table:table-row table:style-name="ro1">
          <table:table-cell office:value-type="float" office:value="0.245938488">
            <text:p>0,245938488</text:p>
          </table:table-cell>
          <table:table-cell office:value-type="float" office:value="0.271896336">
            <text:p>0,271896336</text:p>
          </table:table-cell>
          <table:table-cell office:value-type="string">
            <text:p>0,904530350125792</text:p>
          </table:table-cell>
          <table:table-cell table:formula="of:=[.B612]-[.A612]" office:value-type="float" office:value="0.025957848">
            <text:p>0.025957848</text:p>
          </table:table-cell>
          <table:table-cell table:formula="of:=[.D612]^2" office:value-type="float" office:value="0.000673809872791104">
            <text:p>0.000673810</text:p>
          </table:table-cell>
          <table:table-cell table:formula="of:=ABS([.E612])" office:value-type="float" office:value="0.000673809872791104">
            <text:p>0.000673810</text:p>
          </table:table-cell>
          <table:table-cell table:formula="of:=SLOPE([.$B$2:.$B$1001];[.$A$2:.$A$1001])*[.A612]+INTERCEPT([.$B$2:.$B$1001];[.$A$2:.$A$1001])" office:value-type="float" office:value="0.292587415673274">
            <text:p>0.292587416</text:p>
          </table:table-cell>
          <table:table-cell table:formula="of:=[.B612]-[.G612]" office:value-type="float" office:value="-0.0206910796732736">
            <text:p>-0.020691080</text:p>
          </table:table-cell>
          <table:table-cell table:formula="of:=[.H612]^2" office:value-type="float" office:value="0.000428120778045756">
            <text:p>0.000428121</text:p>
          </table:table-cell>
        </table:table-row>
        <table:table-row table:style-name="ro1">
          <table:table-cell office:value-type="float" office:value="0.03126506">
            <text:p>0,031265060</text:p>
          </table:table-cell>
          <table:table-cell office:value-type="float" office:value="0.259584077">
            <text:p>0,259584077</text:p>
          </table:table-cell>
          <table:table-cell office:value-type="string">
            <text:p>0,120442903745595</text:p>
          </table:table-cell>
          <table:table-cell table:formula="of:=[.B613]-[.A613]" office:value-type="float" office:value="0.228319017">
            <text:p>0.228319017</text:p>
          </table:table-cell>
          <table:table-cell table:formula="of:=[.D613]^2" office:value-type="float" office:value="0.0521295735238463">
            <text:p>0.052129574</text:p>
          </table:table-cell>
          <table:table-cell table:formula="of:=ABS([.E613])" office:value-type="float" office:value="0.0521295735238463">
            <text:p>0.052129574</text:p>
          </table:table-cell>
          <table:table-cell table:formula="of:=SLOPE([.$B$2:.$B$1001];[.$A$2:.$A$1001])*[.A613]+INTERCEPT([.$B$2:.$B$1001];[.$A$2:.$A$1001])" office:value-type="float" office:value="0.119991752812025">
            <text:p>0.119991753</text:p>
          </table:table-cell>
          <table:table-cell table:formula="of:=[.B613]-[.G613]" office:value-type="float" office:value="0.139592324187975">
            <text:p>0.139592324</text:p>
          </table:table-cell>
          <table:table-cell table:formula="of:=[.H613]^2" office:value-type="float" office:value="0.0194860169722008">
            <text:p>0.019486017</text:p>
          </table:table-cell>
        </table:table-row>
        <table:table-row table:style-name="ro1">
          <table:table-cell office:value-type="float" office:value="0.993174972">
            <text:p>0,993174972</text:p>
          </table:table-cell>
          <table:table-cell office:value-type="float" office:value="0.663427451">
            <text:p>0,663427451</text:p>
          </table:table-cell>
          <table:table-cell table:formula="of:=[.A614]/[.B614]" office:value-type="float" office:value="1.49703629312137">
            <text:p>1,497036293</text:p>
          </table:table-cell>
          <table:table-cell table:formula="of:=[.B614]-[.A614]" office:value-type="float" office:value="-0.329747521">
            <text:p>-0.329747521</text:p>
          </table:table-cell>
          <table:table-cell table:formula="of:=[.D614]^2" office:value-type="float" office:value="0.108733427605645">
            <text:p>0.108733428</text:p>
          </table:table-cell>
          <table:table-cell table:formula="of:=ABS([.E614])" office:value-type="float" office:value="0.108733427605645">
            <text:p>0.108733428</text:p>
          </table:table-cell>
          <table:table-cell table:formula="of:=SLOPE([.$B$2:.$B$1001];[.$A$2:.$A$1001])*[.A614]+INTERCEPT([.$B$2:.$B$1001];[.$A$2:.$A$1001])" office:value-type="float" office:value="0.893359376468016">
            <text:p>0.893359376</text:p>
          </table:table-cell>
          <table:table-cell table:formula="of:=[.B614]-[.G614]" office:value-type="float" office:value="-0.229931925468016">
            <text:p>-0.229931925</text:p>
          </table:table-cell>
          <table:table-cell table:formula="of:=[.H614]^2" office:value-type="float" office:value="0.0528686903494294">
            <text:p>0.052868690</text:p>
          </table:table-cell>
        </table:table-row>
        <table:table-row table:style-name="ro1">
          <table:table-cell office:value-type="float" office:value="0.143736543">
            <text:p>0,143736543</text:p>
          </table:table-cell>
          <table:table-cell office:value-type="float" office:value="0.078865147">
            <text:p>0,078865147</text:p>
          </table:table-cell>
          <table:table-cell table:formula="of:=[.A615]/[.B615]" office:value-type="float" office:value="1.82256102305877">
            <text:p>1,822561023</text:p>
          </table:table-cell>
          <table:table-cell table:formula="of:=[.B615]-[.A615]" office:value-type="float" office:value="-0.064871396">
            <text:p>-0.064871396</text:p>
          </table:table-cell>
          <table:table-cell table:formula="of:=[.D615]^2" office:value-type="float" office:value="0.00420829801898882">
            <text:p>0.004208298</text:p>
          </table:table-cell>
          <table:table-cell table:formula="of:=ABS([.E615])" office:value-type="float" office:value="0.00420829801898882">
            <text:p>0.004208298</text:p>
          </table:table-cell>
          <table:table-cell table:formula="of:=SLOPE([.$B$2:.$B$1001];[.$A$2:.$A$1001])*[.A615]+INTERCEPT([.$B$2:.$B$1001];[.$A$2:.$A$1001])" office:value-type="float" office:value="0.210417896104303">
            <text:p>0.210417896</text:p>
          </table:table-cell>
          <table:table-cell table:formula="of:=[.B615]-[.G615]" office:value-type="float" office:value="-0.131552749104304">
            <text:p>-0.131552749</text:p>
          </table:table-cell>
          <table:table-cell table:formula="of:=[.H615]^2" office:value-type="float" office:value="0.0173061257968998">
            <text:p>0.017306126</text:p>
          </table:table-cell>
        </table:table-row>
        <table:table-row table:style-name="ro1">
          <table:table-cell office:value-type="float" office:value="0.927759345">
            <text:p>0,927759345</text:p>
          </table:table-cell>
          <table:table-cell office:value-type="float" office:value="0.793421507">
            <text:p>0,793421507</text:p>
          </table:table-cell>
          <table:table-cell table:formula="of:=[.A616]/[.B616]" office:value-type="float" office:value="1.16931459106515">
            <text:p>1,169314591</text:p>
          </table:table-cell>
          <table:table-cell table:formula="of:=[.B616]-[.A616]" office:value-type="float" office:value="-0.134337838">
            <text:p>-0.134337838</text:p>
          </table:table-cell>
          <table:table-cell table:formula="of:=[.D616]^2" office:value-type="float" office:value="0.0180466547185142">
            <text:p>0.018046655</text:p>
          </table:table-cell>
          <table:table-cell table:formula="of:=ABS([.E616])" office:value-type="float" office:value="0.0180466547185142">
            <text:p>0.018046655</text:p>
          </table:table-cell>
          <table:table-cell table:formula="of:=SLOPE([.$B$2:.$B$1001];[.$A$2:.$A$1001])*[.A616]+INTERCEPT([.$B$2:.$B$1001];[.$A$2:.$A$1001])" office:value-type="float" office:value="0.840765752707794">
            <text:p>0.840765753</text:p>
          </table:table-cell>
          <table:table-cell table:formula="of:=[.B616]-[.G616]" office:value-type="float" office:value="-0.0473442457077937">
            <text:p>-0.047344246</text:p>
          </table:table-cell>
          <table:table-cell table:formula="of:=[.H616]^2" office:value-type="float" office:value="0.00224147760163994">
            <text:p>0.002241478</text:p>
          </table:table-cell>
        </table:table-row>
        <table:table-row table:style-name="ro1">
          <table:table-cell office:value-type="float" office:value="0.72746169">
            <text:p>0,727461690</text:p>
          </table:table-cell>
          <table:table-cell office:value-type="float" office:value="0.417992685">
            <text:p>0,417992685</text:p>
          </table:table-cell>
          <table:table-cell table:formula="of:=[.A617]/[.B617]" office:value-type="float" office:value="1.74036942775685">
            <text:p>1,740369428</text:p>
          </table:table-cell>
          <table:table-cell table:formula="of:=[.B617]-[.A617]" office:value-type="float" office:value="-0.309469005">
            <text:p>-0.309469005</text:p>
          </table:table-cell>
          <table:table-cell table:formula="of:=[.D617]^2" office:value-type="float" office:value="0.09577106505569">
            <text:p>0.095771065</text:p>
          </table:table-cell>
          <table:table-cell table:formula="of:=ABS([.E617])" office:value-type="float" office:value="0.09577106505569">
            <text:p>0.095771065</text:p>
          </table:table-cell>
          <table:table-cell table:formula="of:=SLOPE([.$B$2:.$B$1001];[.$A$2:.$A$1001])*[.A617]+INTERCEPT([.$B$2:.$B$1001];[.$A$2:.$A$1001])" office:value-type="float" office:value="0.67972809259143">
            <text:p>0.679728093</text:p>
          </table:table-cell>
          <table:table-cell table:formula="of:=[.B617]-[.G617]" office:value-type="float" office:value="-0.26173540759143">
            <text:p>-0.261735408</text:p>
          </table:table-cell>
          <table:table-cell table:formula="of:=[.H617]^2" office:value-type="float" office:value="0.0685054235870518">
            <text:p>0.068505424</text:p>
          </table:table-cell>
        </table:table-row>
        <table:table-row table:style-name="ro1">
          <table:table-cell office:value-type="float" office:value="0.771907269">
            <text:p>0,771907269</text:p>
          </table:table-cell>
          <table:table-cell office:value-type="float" office:value="0.9999">
            <text:p>0,999900000</text:p>
          </table:table-cell>
          <table:table-cell office:value-type="string">
            <text:p>0,771984467446745</text:p>
          </table:table-cell>
          <table:table-cell table:formula="of:=[.B618]-[.A618]" office:value-type="float" office:value="0.227992731">
            <text:p>0.227992731</text:p>
          </table:table-cell>
          <table:table-cell table:formula="of:=[.D618]^2" office:value-type="float" office:value="0.0519806853888383">
            <text:p>0.051980685</text:p>
          </table:table-cell>
          <table:table-cell table:formula="of:=ABS([.E618])" office:value-type="float" office:value="0.0519806853888383">
            <text:p>0.051980685</text:p>
          </table:table-cell>
          <table:table-cell table:formula="of:=SLOPE([.$B$2:.$B$1001];[.$A$2:.$A$1001])*[.A618]+INTERCEPT([.$B$2:.$B$1001];[.$A$2:.$A$1001])" office:value-type="float" office:value="0.715461970976961">
            <text:p>0.715461971</text:p>
          </table:table-cell>
          <table:table-cell table:formula="of:=[.B618]-[.G618]" office:value-type="float" office:value="0.284438029023039">
            <text:p>0.284438029</text:p>
          </table:table-cell>
          <table:table-cell table:formula="of:=[.H618]^2" office:value-type="float" office:value="0.0809049923545115">
            <text:p>0.080904992</text:p>
          </table:table-cell>
        </table:table-row>
        <table:table-row table:style-name="ro1">
          <table:table-cell office:value-type="float" office:value="0.057400784">
            <text:p>0,057400784</text:p>
          </table:table-cell>
          <table:table-cell office:value-type="float" office:value="0.352853574">
            <text:p>0,352853574</text:p>
          </table:table-cell>
          <table:table-cell office:value-type="string">
            <text:p>0,162675931971714</text:p>
          </table:table-cell>
          <table:table-cell table:formula="of:=[.B619]-[.A619]" office:value-type="float" office:value="0.29545279">
            <text:p>0.295452790</text:p>
          </table:table-cell>
          <table:table-cell table:formula="of:=[.D619]^2" office:value-type="float" office:value="0.0872923511187841">
            <text:p>0.087292351</text:p>
          </table:table-cell>
          <table:table-cell table:formula="of:=ABS([.E619])" office:value-type="float" office:value="0.0872923511187841">
            <text:p>0.087292351</text:p>
          </table:table-cell>
          <table:table-cell table:formula="of:=SLOPE([.$B$2:.$B$1001];[.$A$2:.$A$1001])*[.A619]+INTERCEPT([.$B$2:.$B$1001];[.$A$2:.$A$1001])" office:value-type="float" office:value="0.141004659021072">
            <text:p>0.141004659</text:p>
          </table:table-cell>
          <table:table-cell table:formula="of:=[.B619]-[.G619]" office:value-type="float" office:value="0.211848914978928">
            <text:p>0.211848915</text:p>
          </table:table-cell>
          <table:table-cell table:formula="of:=[.H619]^2" office:value-type="float" office:value="0.0448799627777491">
            <text:p>0.044879963</text:p>
          </table:table-cell>
        </table:table-row>
        <table:table-row table:style-name="ro1">
          <table:table-cell office:value-type="float" office:value="0.11178636">
            <text:p>0,111786360</text:p>
          </table:table-cell>
          <table:table-cell office:value-type="float" office:value="0.0001">
            <text:p>0,000100000</text:p>
          </table:table-cell>
          <table:table-cell table:formula="of:=[.A620]/[.B620]" office:value-type="float" office:value="1117.8636">
            <text:p>1117,863600000</text:p>
          </table:table-cell>
          <table:table-cell table:formula="of:=[.B620]-[.A620]" office:value-type="float" office:value="-0.11168636">
            <text:p>-0.111686360</text:p>
          </table:table-cell>
          <table:table-cell table:formula="of:=[.D620]^2" office:value-type="float" office:value="0.0124738430100496">
            <text:p>0.012473843</text:p>
          </table:table-cell>
          <table:table-cell table:formula="of:=ABS([.E620])" office:value-type="float" office:value="0.0124738430100496">
            <text:p>0.012473843</text:p>
          </table:table-cell>
          <table:table-cell table:formula="of:=SLOPE([.$B$2:.$B$1001];[.$A$2:.$A$1001])*[.A620]+INTERCEPT([.$B$2:.$B$1001];[.$A$2:.$A$1001])" office:value-type="float" office:value="0.184730212887994">
            <text:p>0.184730213</text:p>
          </table:table-cell>
          <table:table-cell table:formula="of:=[.B620]-[.G620]" office:value-type="float" office:value="-0.184630212887994">
            <text:p>-0.184630213</text:p>
          </table:table-cell>
          <table:table-cell table:formula="of:=[.H620]^2" office:value-type="float" office:value="0.034088315511066">
            <text:p>0.034088316</text:p>
          </table:table-cell>
        </table:table-row>
        <table:table-row table:style-name="ro1">
          <table:table-cell office:value-type="float" office:value="0.700477968">
            <text:p>0,700477968</text:p>
          </table:table-cell>
          <table:table-cell office:value-type="float" office:value="0.594320701">
            <text:p>0,594320701</text:p>
          </table:table-cell>
          <table:table-cell table:formula="of:=[.A621]/[.B621]" office:value-type="float" office:value="1.17861950092161">
            <text:p>1,178619501</text:p>
          </table:table-cell>
          <table:table-cell table:formula="of:=[.B621]-[.A621]" office:value-type="float" office:value="-0.106157267">
            <text:p>-0.106157267</text:p>
          </table:table-cell>
          <table:table-cell table:formula="of:=[.D621]^2" office:value-type="float" office:value="0.0112693653369093">
            <text:p>0.011269365</text:p>
          </table:table-cell>
          <table:table-cell table:formula="of:=ABS([.E621])" office:value-type="float" office:value="0.0112693653369093">
            <text:p>0.011269365</text:p>
          </table:table-cell>
          <table:table-cell table:formula="of:=SLOPE([.$B$2:.$B$1001];[.$A$2:.$A$1001])*[.A621]+INTERCEPT([.$B$2:.$B$1001];[.$A$2:.$A$1001])" office:value-type="float" office:value="0.658033402995037">
            <text:p>0.658033403</text:p>
          </table:table-cell>
          <table:table-cell table:formula="of:=[.B621]-[.G621]" office:value-type="float" office:value="-0.0637127019950365">
            <text:p>-0.063712702</text:p>
          </table:table-cell>
          <table:table-cell table:formula="of:=[.H621]^2" office:value-type="float" office:value="0.00405930839550833">
            <text:p>0.004059308</text:p>
          </table:table-cell>
        </table:table-row>
        <table:table-row table:style-name="ro1">
          <table:table-cell office:value-type="float" office:value="0.533851518">
            <text:p>0,533851518</text:p>
          </table:table-cell>
          <table:table-cell office:value-type="float" office:value="0.550744601">
            <text:p>0,550744601</text:p>
          </table:table-cell>
          <table:table-cell office:value-type="string">
            <text:p>0,969326829587931</text:p>
          </table:table-cell>
          <table:table-cell table:formula="of:=[.B622]-[.A622]" office:value-type="float" office:value="0.0168930829999999">
            <text:p>0.016893083</text:p>
          </table:table-cell>
          <table:table-cell table:formula="of:=[.D622]^2" office:value-type="float" office:value="0.000285376253244886">
            <text:p>0.000285376</text:p>
          </table:table-cell>
          <table:table-cell table:formula="of:=ABS([.E622])" office:value-type="float" office:value="0.000285376253244886">
            <text:p>0.000285376</text:p>
          </table:table-cell>
          <table:table-cell table:formula="of:=SLOPE([.$B$2:.$B$1001];[.$A$2:.$A$1001])*[.A622]+INTERCEPT([.$B$2:.$B$1001];[.$A$2:.$A$1001])" office:value-type="float" office:value="0.524067113566954">
            <text:p>0.524067114</text:p>
          </table:table-cell>
          <table:table-cell table:formula="of:=[.B622]-[.G622]" office:value-type="float" office:value="0.0266774874330464">
            <text:p>0.026677487</text:p>
          </table:table-cell>
          <table:table-cell table:formula="of:=[.H622]^2" office:value-type="float" office:value="0.00071168833574035">
            <text:p>0.000711688</text:p>
          </table:table-cell>
        </table:table-row>
        <table:table-row table:style-name="ro1">
          <table:table-cell office:value-type="float" office:value="0.071321456">
            <text:p>0,071321456</text:p>
          </table:table-cell>
          <table:table-cell office:value-type="float" office:value="0.325500262">
            <text:p>0,325500262</text:p>
          </table:table-cell>
          <table:table-cell office:value-type="string">
            <text:p>0,219113359730568</text:p>
          </table:table-cell>
          <table:table-cell table:formula="of:=[.B623]-[.A623]" office:value-type="float" office:value="0.254178806">
            <text:p>0.254178806</text:p>
          </table:table-cell>
          <table:table-cell table:formula="of:=[.D623]^2" office:value-type="float" office:value="0.0646068654195857">
            <text:p>0.064606865</text:p>
          </table:table-cell>
          <table:table-cell table:formula="of:=ABS([.E623])" office:value-type="float" office:value="0.0646068654195857">
            <text:p>0.064606865</text:p>
          </table:table-cell>
          <table:table-cell table:formula="of:=SLOPE([.$B$2:.$B$1001];[.$A$2:.$A$1001])*[.A623]+INTERCEPT([.$B$2:.$B$1001];[.$A$2:.$A$1001])" office:value-type="float" office:value="0.152196764321193">
            <text:p>0.152196764</text:p>
          </table:table-cell>
          <table:table-cell table:formula="of:=[.B623]-[.G623]" office:value-type="float" office:value="0.173303497678807">
            <text:p>0.173303498</text:p>
          </table:table-cell>
          <table:table-cell table:formula="of:=[.H623]^2" office:value-type="float" office:value="0.0300341023077081">
            <text:p>0.030034102</text:p>
          </table:table-cell>
        </table:table-row>
        <table:table-row table:style-name="ro1">
          <table:table-cell office:value-type="float" office:value="0.017741644">
            <text:p>0,017741644</text:p>
          </table:table-cell>
          <table:table-cell office:value-type="float" office:value="0.210379427">
            <text:p>0,210379427</text:p>
          </table:table-cell>
          <table:table-cell office:value-type="string">
            <text:p>0,0843316490257386</text:p>
          </table:table-cell>
          <table:table-cell table:formula="of:=[.B624]-[.A624]" office:value-type="float" office:value="0.192637783">
            <text:p>0.192637783</text:p>
          </table:table-cell>
          <table:table-cell table:formula="of:=[.D624]^2" office:value-type="float" office:value="0.0371093154391551">
            <text:p>0.037109315</text:p>
          </table:table-cell>
          <table:table-cell table:formula="of:=ABS([.E624])" office:value-type="float" office:value="0.0371093154391551">
            <text:p>0.037109315</text:p>
          </table:table-cell>
          <table:table-cell table:formula="of:=SLOPE([.$B$2:.$B$1001];[.$A$2:.$A$1001])*[.A624]+INTERCEPT([.$B$2:.$B$1001];[.$A$2:.$A$1001])" office:value-type="float" office:value="0.10911903805448">
            <text:p>0.109119038</text:p>
          </table:table-cell>
          <table:table-cell table:formula="of:=[.B624]-[.G624]" office:value-type="float" office:value="0.10126038894552">
            <text:p>0.101260389</text:p>
          </table:table-cell>
          <table:table-cell table:formula="of:=[.H624]^2" office:value-type="float" office:value="0.0102536663693981">
            <text:p>0.010253666</text:p>
          </table:table-cell>
        </table:table-row>
        <table:table-row table:style-name="ro1">
          <table:table-cell office:value-type="float" office:value="0.991240982">
            <text:p>0,991240982</text:p>
          </table:table-cell>
          <table:table-cell office:value-type="float" office:value="0.550677088">
            <text:p>0,550677088</text:p>
          </table:table-cell>
          <table:table-cell table:formula="of:=[.A625]/[.B625]" office:value-type="float" office:value="1.80004035686337">
            <text:p>1,800040357</text:p>
          </table:table-cell>
          <table:table-cell table:formula="of:=[.B625]-[.A625]" office:value-type="float" office:value="-0.440563894">
            <text:p>-0.440563894</text:p>
          </table:table-cell>
          <table:table-cell table:formula="of:=[.D625]^2" office:value-type="float" office:value="0.194096544696443">
            <text:p>0.194096545</text:p>
          </table:table-cell>
          <table:table-cell table:formula="of:=ABS([.E625])" office:value-type="float" office:value="0.194096544696443">
            <text:p>0.194096545</text:p>
          </table:table-cell>
          <table:table-cell table:formula="of:=SLOPE([.$B$2:.$B$1001];[.$A$2:.$A$1001])*[.A625]+INTERCEPT([.$B$2:.$B$1001];[.$A$2:.$A$1001])" office:value-type="float" office:value="0.891804464483208">
            <text:p>0.891804464</text:p>
          </table:table-cell>
          <table:table-cell table:formula="of:=[.B625]-[.G625]" office:value-type="float" office:value="-0.341127376483208">
            <text:p>-0.341127376</text:p>
          </table:table-cell>
          <table:table-cell table:formula="of:=[.H625]^2" office:value-type="float" office:value="0.116367886986316">
            <text:p>0.116367887</text:p>
          </table:table-cell>
        </table:table-row>
        <table:table-row table:style-name="ro1">
          <table:table-cell office:value-type="float" office:value="0.335133761">
            <text:p>0,335133761</text:p>
          </table:table-cell>
          <table:table-cell office:value-type="float" office:value="0.788253697">
            <text:p>0,788253697</text:p>
          </table:table-cell>
          <table:table-cell office:value-type="string">
            <text:p>0,425159770611263</text:p>
          </table:table-cell>
          <table:table-cell table:formula="of:=[.B626]-[.A626]" office:value-type="float" office:value="0.453119936">
            <text:p>0.453119936</text:p>
          </table:table-cell>
          <table:table-cell table:formula="of:=[.D626]^2" office:value-type="float" office:value="0.205317676400644">
            <text:p>0.205317676</text:p>
          </table:table-cell>
          <table:table-cell table:formula="of:=ABS([.E626])" office:value-type="float" office:value="0.205317676400644">
            <text:p>0.205317676</text:p>
          </table:table-cell>
          <table:table-cell table:formula="of:=SLOPE([.$B$2:.$B$1001];[.$A$2:.$A$1001])*[.A626]+INTERCEPT([.$B$2:.$B$1001];[.$A$2:.$A$1001])" office:value-type="float" office:value="0.364299678392277">
            <text:p>0.364299678</text:p>
          </table:table-cell>
          <table:table-cell table:formula="of:=[.B626]-[.G626]" office:value-type="float" office:value="0.423954018607723">
            <text:p>0.423954019</text:p>
          </table:table-cell>
          <table:table-cell table:formula="of:=[.H626]^2" office:value-type="float" office:value="0.179737009893638">
            <text:p>0.179737010</text:p>
          </table:table-cell>
        </table:table-row>
        <table:table-row table:style-name="ro1">
          <table:table-cell office:value-type="float" office:value="0.539321525">
            <text:p>0,539321525</text:p>
          </table:table-cell>
          <table:table-cell office:value-type="float" office:value="0.136033466">
            <text:p>0,136033466</text:p>
          </table:table-cell>
          <table:table-cell table:formula="of:=[.A627]/[.B627]" office:value-type="float" office:value="3.9646238595435">
            <text:p>3,964623860</text:p>
          </table:table-cell>
          <table:table-cell table:formula="of:=[.B627]-[.A627]" office:value-type="float" office:value="-0.403288059">
            <text:p>-0.403288059</text:p>
          </table:table-cell>
          <table:table-cell table:formula="of:=[.D627]^2" office:value-type="float" office:value="0.162641258531988">
            <text:p>0.162641259</text:p>
          </table:table-cell>
          <table:table-cell table:formula="of:=ABS([.E627])" office:value-type="float" office:value="0.162641258531988">
            <text:p>0.162641259</text:p>
          </table:table-cell>
          <table:table-cell table:formula="of:=SLOPE([.$B$2:.$B$1001];[.$A$2:.$A$1001])*[.A627]+INTERCEPT([.$B$2:.$B$1001];[.$A$2:.$A$1001])" office:value-type="float" office:value="0.528464954011467">
            <text:p>0.528464954</text:p>
          </table:table-cell>
          <table:table-cell table:formula="of:=[.B627]-[.G627]" office:value-type="float" office:value="-0.392431488011467">
            <text:p>-0.392431488</text:p>
          </table:table-cell>
          <table:table-cell table:formula="of:=[.H627]^2" office:value-type="float" office:value="0.154002472782894">
            <text:p>0.154002473</text:p>
          </table:table-cell>
        </table:table-row>
        <table:table-row table:style-name="ro1">
          <table:table-cell office:value-type="float" office:value="0.57533378">
            <text:p>0,575333780</text:p>
          </table:table-cell>
          <table:table-cell office:value-type="float" office:value="0.370433835">
            <text:p>0,370433835</text:p>
          </table:table-cell>
          <table:table-cell table:formula="of:=[.A628]/[.B628]" office:value-type="float" office:value="1.55313506931676">
            <text:p>1,553135069</text:p>
          </table:table-cell>
          <table:table-cell table:formula="of:=[.B628]-[.A628]" office:value-type="float" office:value="-0.204899945">
            <text:p>-0.204899945</text:p>
          </table:table-cell>
          <table:table-cell table:formula="of:=[.D628]^2" office:value-type="float" office:value="0.041983987461003">
            <text:p>0.041983987</text:p>
          </table:table-cell>
          <table:table-cell table:formula="of:=ABS([.E628])" office:value-type="float" office:value="0.041983987461003">
            <text:p>0.041983987</text:p>
          </table:table-cell>
          <table:table-cell table:formula="of:=SLOPE([.$B$2:.$B$1001];[.$A$2:.$A$1001])*[.A628]+INTERCEPT([.$B$2:.$B$1001];[.$A$2:.$A$1001])" office:value-type="float" office:value="0.557418509562149">
            <text:p>0.557418510</text:p>
          </table:table-cell>
          <table:table-cell table:formula="of:=[.B628]-[.G628]" office:value-type="float" office:value="-0.186984674562149">
            <text:p>-0.186984675</text:p>
          </table:table-cell>
          <table:table-cell table:formula="of:=[.H628]^2" office:value-type="float" office:value="0.0349632685211126">
            <text:p>0.034963269</text:p>
          </table:table-cell>
        </table:table-row>
        <table:table-row table:style-name="ro1">
          <table:table-cell office:value-type="float" office:value="0.465372861">
            <text:p>0,465372861</text:p>
          </table:table-cell>
          <table:table-cell office:value-type="float" office:value="0.038557037">
            <text:p>0,038557037</text:p>
          </table:table-cell>
          <table:table-cell table:formula="of:=[.A629]/[.B629]" office:value-type="float" office:value="12.0697257156975">
            <text:p>12,069725716</text:p>
          </table:table-cell>
          <table:table-cell table:formula="of:=[.B629]-[.A629]" office:value-type="float" office:value="-0.426815824">
            <text:p>-0.426815824</text:p>
          </table:table-cell>
          <table:table-cell table:formula="of:=[.D629]^2" office:value-type="float" office:value="0.182171747616799">
            <text:p>0.182171748</text:p>
          </table:table-cell>
          <table:table-cell table:formula="of:=ABS([.E629])" office:value-type="float" office:value="0.182171747616799">
            <text:p>0.182171748</text:p>
          </table:table-cell>
          <table:table-cell table:formula="of:=SLOPE([.$B$2:.$B$1001];[.$A$2:.$A$1001])*[.A629]+INTERCEPT([.$B$2:.$B$1001];[.$A$2:.$A$1001])" office:value-type="float" office:value="0.469010838988047">
            <text:p>0.469010839</text:p>
          </table:table-cell>
          <table:table-cell table:formula="of:=[.B629]-[.G629]" office:value-type="float" office:value="-0.430453801988047">
            <text:p>-0.430453802</text:p>
          </table:table-cell>
          <table:table-cell table:formula="of:=[.H629]^2" office:value-type="float" office:value="0.185290475645965">
            <text:p>0.185290476</text:p>
          </table:table-cell>
        </table:table-row>
        <table:table-row table:style-name="ro1">
          <table:table-cell office:value-type="float" office:value="0.963609596">
            <text:p>0,963609596</text:p>
          </table:table-cell>
          <table:table-cell office:value-type="float" office:value="0.760728284">
            <text:p>0,760728284</text:p>
          </table:table-cell>
          <table:table-cell table:formula="of:=[.A630]/[.B630]" office:value-type="float" office:value="1.26669353074823">
            <text:p>1,266693531</text:p>
          </table:table-cell>
          <table:table-cell table:formula="of:=[.B630]-[.A630]" office:value-type="float" office:value="-0.202881312">
            <text:p>-0.202881312</text:p>
          </table:table-cell>
          <table:table-cell table:formula="of:=[.D630]^2" office:value-type="float" office:value="0.0411608267588414">
            <text:p>0.041160827</text:p>
          </table:table-cell>
          <table:table-cell table:formula="of:=ABS([.E630])" office:value-type="float" office:value="0.0411608267588414">
            <text:p>0.041160827</text:p>
          </table:table-cell>
          <table:table-cell table:formula="of:=SLOPE([.$B$2:.$B$1001];[.$A$2:.$A$1001])*[.A630]+INTERCEPT([.$B$2:.$B$1001];[.$A$2:.$A$1001])" office:value-type="float" office:value="0.869589058380665">
            <text:p>0.869589058</text:p>
          </table:table-cell>
          <table:table-cell table:formula="of:=[.B630]-[.G630]" office:value-type="float" office:value="-0.108860774380665">
            <text:p>-0.108860774</text:p>
          </table:table-cell>
          <table:table-cell table:formula="of:=[.H630]^2" office:value-type="float" office:value="0.0118506681987581">
            <text:p>0.011850668</text:p>
          </table:table-cell>
        </table:table-row>
        <table:table-row table:style-name="ro1">
          <table:table-cell office:value-type="float" office:value="0.39277584">
            <text:p>0,392775840</text:p>
          </table:table-cell>
          <table:table-cell office:value-type="float" office:value="0.492891377">
            <text:p>0,492891377</text:p>
          </table:table-cell>
          <table:table-cell office:value-type="string">
            <text:p>0,796881135130915</text:p>
          </table:table-cell>
          <table:table-cell table:formula="of:=[.B631]-[.A631]" office:value-type="float" office:value="0.100115537">
            <text:p>0.100115537</text:p>
          </table:table-cell>
          <table:table-cell table:formula="of:=[.D631]^2" office:value-type="float" office:value="0.0100231207487984">
            <text:p>0.010023121</text:p>
          </table:table-cell>
          <table:table-cell table:formula="of:=ABS([.E631])" office:value-type="float" office:value="0.0100231207487984">
            <text:p>0.010023121</text:p>
          </table:table-cell>
          <table:table-cell table:formula="of:=SLOPE([.$B$2:.$B$1001];[.$A$2:.$A$1001])*[.A631]+INTERCEPT([.$B$2:.$B$1001];[.$A$2:.$A$1001])" office:value-type="float" office:value="0.410643433771753">
            <text:p>0.410643434</text:p>
          </table:table-cell>
          <table:table-cell table:formula="of:=[.B631]-[.G631]" office:value-type="float" office:value="0.0822479432282474">
            <text:p>0.082247943</text:p>
          </table:table-cell>
          <table:table-cell table:formula="of:=[.H631]^2" office:value-type="float" office:value="0.00676472416527701">
            <text:p>0.006764724</text:p>
          </table:table-cell>
        </table:table-row>
        <table:table-row table:style-name="ro1">
          <table:table-cell office:value-type="float" office:value="0.538222087">
            <text:p>0,538222087</text:p>
          </table:table-cell>
          <table:table-cell office:value-type="float" office:value="0.230822598">
            <text:p>0,230822598</text:p>
          </table:table-cell>
          <table:table-cell table:formula="of:=[.A632]/[.B632]" office:value-type="float" office:value="2.3317564729949">
            <text:p>2,331756473</text:p>
          </table:table-cell>
          <table:table-cell table:formula="of:=[.B632]-[.A632]" office:value-type="float" office:value="-0.307399489">
            <text:p>-0.307399489</text:p>
          </table:table-cell>
          <table:table-cell table:formula="of:=[.D632]^2" office:value-type="float" office:value="0.0944944458374611">
            <text:p>0.094494446</text:p>
          </table:table-cell>
          <table:table-cell table:formula="of:=ABS([.E632])" office:value-type="float" office:value="0.0944944458374611">
            <text:p>0.094494446</text:p>
          </table:table-cell>
          <table:table-cell table:formula="of:=SLOPE([.$B$2:.$B$1001];[.$A$2:.$A$1001])*[.A632]+INTERCEPT([.$B$2:.$B$1001];[.$A$2:.$A$1001])" office:value-type="float" office:value="0.527581014941072">
            <text:p>0.527581015</text:p>
          </table:table-cell>
          <table:table-cell table:formula="of:=[.B632]-[.G632]" office:value-type="float" office:value="-0.296758416941072">
            <text:p>-0.296758417</text:p>
          </table:table-cell>
          <table:table-cell table:formula="of:=[.H632]^2" office:value-type="float" office:value="0.0880655580253709">
            <text:p>0.088065558</text:p>
          </table:table-cell>
        </table:table-row>
        <table:table-row table:style-name="ro1">
          <table:table-cell office:value-type="float" office:value="0.320897159">
            <text:p>0,320897159</text:p>
          </table:table-cell>
          <table:table-cell office:value-type="float" office:value="0.048473969">
            <text:p>0,048473969</text:p>
          </table:table-cell>
          <table:table-cell table:formula="of:=[.A633]/[.B633]" office:value-type="float" office:value="6.61998935964992">
            <text:p>6,619989360</text:p>
          </table:table-cell>
          <table:table-cell table:formula="of:=[.B633]-[.A633]" office:value-type="float" office:value="-0.27242319">
            <text:p>-0.272423190</text:p>
          </table:table-cell>
          <table:table-cell table:formula="of:=[.D633]^2" office:value-type="float" office:value="0.0742143944497761">
            <text:p>0.074214394</text:p>
          </table:table-cell>
          <table:table-cell table:formula="of:=ABS([.E633])" office:value-type="float" office:value="0.0742143944497761">
            <text:p>0.074214394</text:p>
          </table:table-cell>
          <table:table-cell table:formula="of:=SLOPE([.$B$2:.$B$1001];[.$A$2:.$A$1001])*[.A633]+INTERCEPT([.$B$2:.$B$1001];[.$A$2:.$A$1001])" office:value-type="float" office:value="0.352853567981808">
            <text:p>0.352853568</text:p>
          </table:table-cell>
          <table:table-cell table:formula="of:=[.B633]-[.G633]" office:value-type="float" office:value="-0.304379598981808">
            <text:p>-0.304379599</text:p>
          </table:table-cell>
          <table:table-cell table:formula="of:=[.H633]^2" office:value-type="float" office:value="0.0926469402763265">
            <text:p>0.092646940</text:p>
          </table:table-cell>
        </table:table-row>
        <table:table-row table:style-name="ro1">
          <table:table-cell office:value-type="float" office:value="0.121250771">
            <text:p>0,121250771</text:p>
          </table:table-cell>
          <table:table-cell office:value-type="float" office:value="0.445613543">
            <text:p>0,445613543</text:p>
          </table:table-cell>
          <table:table-cell office:value-type="string">
            <text:p>0,272098487365767</text:p>
          </table:table-cell>
          <table:table-cell table:formula="of:=[.B634]-[.A634]" office:value-type="float" office:value="0.324362772">
            <text:p>0.324362772</text:p>
          </table:table-cell>
          <table:table-cell table:formula="of:=[.D634]^2" office:value-type="float" office:value="0.105211207859524">
            <text:p>0.105211208</text:p>
          </table:table-cell>
          <table:table-cell table:formula="of:=ABS([.E634])" office:value-type="float" office:value="0.105211207859524">
            <text:p>0.105211208</text:p>
          </table:table-cell>
          <table:table-cell table:formula="of:=SLOPE([.$B$2:.$B$1001];[.$A$2:.$A$1001])*[.A634]+INTERCEPT([.$B$2:.$B$1001];[.$A$2:.$A$1001])" office:value-type="float" office:value="0.192339521153833">
            <text:p>0.192339521</text:p>
          </table:table-cell>
          <table:table-cell table:formula="of:=[.B634]-[.G634]" office:value-type="float" office:value="0.253274021846167">
            <text:p>0.253274022</text:p>
          </table:table-cell>
          <table:table-cell table:formula="of:=[.H634]^2" office:value-type="float" office:value="0.0641477301421328">
            <text:p>0.064147730</text:p>
          </table:table-cell>
        </table:table-row>
        <table:table-row table:style-name="ro1">
          <table:table-cell office:value-type="float" office:value="0.741191074">
            <text:p>0,741191074</text:p>
          </table:table-cell>
          <table:table-cell office:value-type="float" office:value="0.968530824">
            <text:p>0,968530824</text:p>
          </table:table-cell>
          <table:table-cell office:value-type="string">
            <text:p>0,765273603723737</text:p>
          </table:table-cell>
          <table:table-cell table:formula="of:=[.B635]-[.A635]" office:value-type="float" office:value="0.22733975">
            <text:p>0.227339750</text:p>
          </table:table-cell>
          <table:table-cell table:formula="of:=[.D635]^2" office:value-type="float" office:value="0.0516833619300625">
            <text:p>0.051683362</text:p>
          </table:table-cell>
          <table:table-cell table:formula="of:=ABS([.E635])" office:value-type="float" office:value="0.0516833619300625">
            <text:p>0.051683362</text:p>
          </table:table-cell>
          <table:table-cell table:formula="of:=SLOPE([.$B$2:.$B$1001];[.$A$2:.$A$1001])*[.A635]+INTERCEPT([.$B$2:.$B$1001];[.$A$2:.$A$1001])" office:value-type="float" office:value="0.690766403919633">
            <text:p>0.690766404</text:p>
          </table:table-cell>
          <table:table-cell table:formula="of:=[.B635]-[.G635]" office:value-type="float" office:value="0.277764420080367">
            <text:p>0.277764420</text:p>
          </table:table-cell>
          <table:table-cell table:formula="of:=[.H635]^2" office:value-type="float" office:value="0.0771530730625826">
            <text:p>0.077153073</text:p>
          </table:table-cell>
        </table:table-row>
        <table:table-row table:style-name="ro1">
          <table:table-cell office:value-type="float" office:value="0.692183876">
            <text:p>0,692183876</text:p>
          </table:table-cell>
          <table:table-cell office:value-type="float" office:value="0.571960279">
            <text:p>0,571960279</text:p>
          </table:table-cell>
          <table:table-cell table:formula="of:=[.A636]/[.B636]" office:value-type="float" office:value="1.21019571011154">
            <text:p>1,210195710</text:p>
          </table:table-cell>
          <table:table-cell table:formula="of:=[.B636]-[.A636]" office:value-type="float" office:value="-0.120223597">
            <text:p>-0.120223597</text:p>
          </table:table-cell>
          <table:table-cell table:formula="of:=[.D636]^2" office:value-type="float" office:value="0.0144537132756184">
            <text:p>0.014453713</text:p>
          </table:table-cell>
          <table:table-cell table:formula="of:=ABS([.E636])" office:value-type="float" office:value="0.0144537132756184">
            <text:p>0.014453713</text:p>
          </table:table-cell>
          <table:table-cell table:formula="of:=SLOPE([.$B$2:.$B$1001];[.$A$2:.$A$1001])*[.A636]+INTERCEPT([.$B$2:.$B$1001];[.$A$2:.$A$1001])" office:value-type="float" office:value="0.6513650215381">
            <text:p>0.651365022</text:p>
          </table:table-cell>
          <table:table-cell table:formula="of:=[.B636]-[.G636]" office:value-type="float" office:value="-0.0794047425381002">
            <text:p>-0.079404743</text:p>
          </table:table-cell>
          <table:table-cell table:formula="of:=[.H636]^2" office:value-type="float" office:value="0.00630511313754197">
            <text:p>0.006305113</text:p>
          </table:table-cell>
        </table:table-row>
        <table:table-row table:style-name="ro1">
          <table:table-cell office:value-type="float" office:value="0.730975561">
            <text:p>0,730975561</text:p>
          </table:table-cell>
          <table:table-cell office:value-type="float" office:value="0.662879385">
            <text:p>0,662879385</text:p>
          </table:table-cell>
          <table:table-cell table:formula="of:=[.A637]/[.B637]" office:value-type="float" office:value="1.10272785297132">
            <text:p>1,102727853</text:p>
          </table:table-cell>
          <table:table-cell table:formula="of:=[.B637]-[.A637]" office:value-type="float" office:value="-0.0680961760000001">
            <text:p>-0.068096176</text:p>
          </table:table-cell>
          <table:table-cell table:formula="of:=[.D637]^2" office:value-type="float" office:value="0.00463708918582299">
            <text:p>0.004637089</text:p>
          </table:table-cell>
          <table:table-cell table:formula="of:=ABS([.E637])" office:value-type="float" office:value="0.00463708918582299">
            <text:p>0.004637089</text:p>
          </table:table-cell>
          <table:table-cell table:formula="of:=SLOPE([.$B$2:.$B$1001];[.$A$2:.$A$1001])*[.A637]+INTERCEPT([.$B$2:.$B$1001];[.$A$2:.$A$1001])" office:value-type="float" office:value="0.682553215850066">
            <text:p>0.682553216</text:p>
          </table:table-cell>
          <table:table-cell table:formula="of:=[.B637]-[.G637]" office:value-type="float" office:value="-0.0196738308500658">
            <text:p>-0.019673831</text:p>
          </table:table-cell>
          <table:table-cell table:formula="of:=[.H637]^2" office:value-type="float" office:value="0.000387059620317001">
            <text:p>0.000387060</text:p>
          </table:table-cell>
        </table:table-row>
        <table:table-row table:style-name="ro1">
          <table:table-cell office:value-type="float" office:value="0.251824479">
            <text:p>0,251824479</text:p>
          </table:table-cell>
          <table:table-cell office:value-type="float" office:value="0.0001">
            <text:p>0,000100000</text:p>
          </table:table-cell>
          <table:table-cell table:formula="of:=[.A638]/[.B638]" office:value-type="float" office:value="2518.24479">
            <text:p>2518,244790000</text:p>
          </table:table-cell>
          <table:table-cell table:formula="of:=[.B638]-[.A638]" office:value-type="float" office:value="-0.251724479">
            <text:p>-0.251724479</text:p>
          </table:table-cell>
          <table:table-cell table:formula="of:=[.D638]^2" office:value-type="float" office:value="0.0633652133278214">
            <text:p>0.063365213</text:p>
          </table:table-cell>
          <table:table-cell table:formula="of:=ABS([.E638])" office:value-type="float" office:value="0.0633652133278214">
            <text:p>0.063365213</text:p>
          </table:table-cell>
          <table:table-cell table:formula="of:=SLOPE([.$B$2:.$B$1001];[.$A$2:.$A$1001])*[.A638]+INTERCEPT([.$B$2:.$B$1001];[.$A$2:.$A$1001])" office:value-type="float" office:value="0.297319703817665">
            <text:p>0.297319704</text:p>
          </table:table-cell>
          <table:table-cell table:formula="of:=[.B638]-[.G638]" office:value-type="float" office:value="-0.297219703817665">
            <text:p>-0.297219704</text:p>
          </table:table-cell>
          <table:table-cell table:formula="of:=[.H638]^2" office:value-type="float" office:value="0.0883395523374608">
            <text:p>0.088339552</text:p>
          </table:table-cell>
        </table:table-row>
        <table:table-row table:style-name="ro1">
          <table:table-cell office:value-type="float" office:value="0.780460257">
            <text:p>0,780460257</text:p>
          </table:table-cell>
          <table:table-cell office:value-type="float" office:value="0.9999">
            <text:p>0,999900000</text:p>
          </table:table-cell>
          <table:table-cell office:value-type="string">
            <text:p>0,780538310831083</text:p>
          </table:table-cell>
          <table:table-cell table:formula="of:=[.B639]-[.A639]" office:value-type="float" office:value="0.219439743">
            <text:p>0.219439743</text:p>
          </table:table-cell>
          <table:table-cell table:formula="of:=[.D639]^2" office:value-type="float" office:value="0.048153800807906">
            <text:p>0.048153801</text:p>
          </table:table-cell>
          <table:table-cell table:formula="of:=ABS([.E639])" office:value-type="float" office:value="0.048153800807906">
            <text:p>0.048153801</text:p>
          </table:table-cell>
          <table:table-cell table:formula="of:=SLOPE([.$B$2:.$B$1001];[.$A$2:.$A$1001])*[.A639]+INTERCEPT([.$B$2:.$B$1001];[.$A$2:.$A$1001])" office:value-type="float" office:value="0.722338502679358">
            <text:p>0.722338503</text:p>
          </table:table-cell>
          <table:table-cell table:formula="of:=[.B639]-[.G639]" office:value-type="float" office:value="0.277561497320642">
            <text:p>0.277561497</text:p>
          </table:table-cell>
          <table:table-cell table:formula="of:=[.H639]^2" office:value-type="float" office:value="0.0770403847948768">
            <text:p>0.077040385</text:p>
          </table:table-cell>
        </table:table-row>
        <table:table-row table:style-name="ro1">
          <table:table-cell office:value-type="float" office:value="0.129112544">
            <text:p>0,129112544</text:p>
          </table:table-cell>
          <table:table-cell office:value-type="float" office:value="0.0001">
            <text:p>0,000100000</text:p>
          </table:table-cell>
          <table:table-cell table:formula="of:=[.A640]/[.B640]" office:value-type="float" office:value="1291.12544">
            <text:p>1291,125440000</text:p>
          </table:table-cell>
          <table:table-cell table:formula="of:=[.B640]-[.A640]" office:value-type="float" office:value="-0.129012544">
            <text:p>-0.129012544</text:p>
          </table:table-cell>
          <table:table-cell table:formula="of:=[.D640]^2" office:value-type="float" office:value="0.0166442365093519">
            <text:p>0.016644237</text:p>
          </table:table-cell>
          <table:table-cell table:formula="of:=ABS([.E640])" office:value-type="float" office:value="0.0166442365093519">
            <text:p>0.016644237</text:p>
          </table:table-cell>
          <table:table-cell table:formula="of:=SLOPE([.$B$2:.$B$1001];[.$A$2:.$A$1001])*[.A640]+INTERCEPT([.$B$2:.$B$1001];[.$A$2:.$A$1001])" office:value-type="float" office:value="0.198660321705821">
            <text:p>0.198660322</text:p>
          </table:table-cell>
          <table:table-cell table:formula="of:=[.B640]-[.G640]" office:value-type="float" office:value="-0.198560321705821">
            <text:p>-0.198560322</text:p>
          </table:table-cell>
          <table:table-cell table:formula="of:=[.H640]^2" office:value-type="float" office:value="0.0394262013559192">
            <text:p>0.039426201</text:p>
          </table:table-cell>
        </table:table-row>
        <table:table-row table:style-name="ro1">
          <table:table-cell office:value-type="float" office:value="0.07944231">
            <text:p>0,079442310</text:p>
          </table:table-cell>
          <table:table-cell office:value-type="float" office:value="0.0001">
            <text:p>0,000100000</text:p>
          </table:table-cell>
          <table:table-cell table:formula="of:=[.A641]/[.B641]" office:value-type="float" office:value="794.4231">
            <text:p>794,423100000</text:p>
          </table:table-cell>
          <table:table-cell table:formula="of:=[.B641]-[.A641]" office:value-type="float" office:value="-0.07934231">
            <text:p>-0.079342310</text:p>
          </table:table-cell>
          <table:table-cell table:formula="of:=[.D641]^2" office:value-type="float" office:value="0.0062952021561361">
            <text:p>0.006295202</text:p>
          </table:table-cell>
          <table:table-cell table:formula="of:=ABS([.E641])" office:value-type="float" office:value="0.0062952021561361">
            <text:p>0.006295202</text:p>
          </table:table-cell>
          <table:table-cell table:formula="of:=SLOPE([.$B$2:.$B$1001];[.$A$2:.$A$1001])*[.A641]+INTERCEPT([.$B$2:.$B$1001];[.$A$2:.$A$1001])" office:value-type="float" office:value="0.158725863857115">
            <text:p>0.158725864</text:p>
          </table:table-cell>
          <table:table-cell table:formula="of:=[.B641]-[.G641]" office:value-type="float" office:value="-0.158625863857115">
            <text:p>-0.158625864</text:p>
          </table:table-cell>
          <table:table-cell table:formula="of:=[.H641]^2" office:value-type="float" office:value="0.0251621646844159">
            <text:p>0.025162165</text:p>
          </table:table-cell>
        </table:table-row>
        <table:table-row table:style-name="ro1">
          <table:table-cell office:value-type="float" office:value="0.816398718">
            <text:p>0,816398718</text:p>
          </table:table-cell>
          <table:table-cell office:value-type="float" office:value="0.35164356">
            <text:p>0,351643560</text:p>
          </table:table-cell>
          <table:table-cell table:formula="of:=[.A642]/[.B642]" office:value-type="float" office:value="2.32166548990688">
            <text:p>2,321665490</text:p>
          </table:table-cell>
          <table:table-cell table:formula="of:=[.B642]-[.A642]" office:value-type="float" office:value="-0.464755158">
            <text:p>-0.464755158</text:p>
          </table:table-cell>
          <table:table-cell table:formula="of:=[.D642]^2" office:value-type="float" office:value="0.215997356887605">
            <text:p>0.215997357</text:p>
          </table:table-cell>
          <table:table-cell table:formula="of:=ABS([.E642])" office:value-type="float" office:value="0.215997356887605">
            <text:p>0.215997357</text:p>
          </table:table-cell>
          <table:table-cell table:formula="of:=SLOPE([.$B$2:.$B$1001];[.$A$2:.$A$1001])*[.A642]+INTERCEPT([.$B$2:.$B$1001];[.$A$2:.$A$1001])" office:value-type="float" office:value="0.751232728463595">
            <text:p>0.751232728</text:p>
          </table:table-cell>
          <table:table-cell table:formula="of:=[.B642]-[.G642]" office:value-type="float" office:value="-0.399589168463595">
            <text:p>-0.399589168</text:p>
          </table:table-cell>
          <table:table-cell table:formula="of:=[.H642]^2" office:value-type="float" office:value="0.159671503553427">
            <text:p>0.159671504</text:p>
          </table:table-cell>
        </table:table-row>
        <table:table-row table:style-name="ro1">
          <table:table-cell office:value-type="float" office:value="0.109298532">
            <text:p>0,109298532</text:p>
          </table:table-cell>
          <table:table-cell office:value-type="float" office:value="0.563739882">
            <text:p>0,563739882</text:p>
          </table:table-cell>
          <table:table-cell office:value-type="string">
            <text:p>0,193881141799366</text:p>
          </table:table-cell>
          <table:table-cell table:formula="of:=[.B643]-[.A643]" office:value-type="float" office:value="0.45444135">
            <text:p>0.454441350</text:p>
          </table:table-cell>
          <table:table-cell table:formula="of:=[.D643]^2" office:value-type="float" office:value="0.206516940589822">
            <text:p>0.206516941</text:p>
          </table:table-cell>
          <table:table-cell table:formula="of:=ABS([.E643])" office:value-type="float" office:value="0.206516940589822">
            <text:p>0.206516941</text:p>
          </table:table-cell>
          <table:table-cell table:formula="of:=SLOPE([.$B$2:.$B$1001];[.$A$2:.$A$1001])*[.A643]+INTERCEPT([.$B$2:.$B$1001];[.$A$2:.$A$1001])" office:value-type="float" office:value="0.182730019726012">
            <text:p>0.182730020</text:p>
          </table:table-cell>
          <table:table-cell table:formula="of:=[.B643]-[.G643]" office:value-type="float" office:value="0.381009862273988">
            <text:p>0.381009862</text:p>
          </table:table-cell>
          <table:table-cell table:formula="of:=[.H643]^2" office:value-type="float" office:value="0.145168515150043">
            <text:p>0.145168515</text:p>
          </table:table-cell>
        </table:table-row>
        <table:table-row table:style-name="ro1">
          <table:table-cell office:value-type="float" office:value="0.235586648">
            <text:p>0,235586648</text:p>
          </table:table-cell>
          <table:table-cell office:value-type="float" office:value="0.569829025">
            <text:p>0,569829025</text:p>
          </table:table-cell>
          <table:table-cell office:value-type="string">
            <text:p>0,413433920815108</text:p>
          </table:table-cell>
          <table:table-cell table:formula="of:=[.B644]-[.A644]" office:value-type="float" office:value="0.334242377">
            <text:p>0.334242377</text:p>
          </table:table-cell>
          <table:table-cell table:formula="of:=[.D644]^2" office:value-type="float" office:value="0.11171796658261">
            <text:p>0.111717967</text:p>
          </table:table-cell>
          <table:table-cell table:formula="of:=ABS([.E644])" office:value-type="float" office:value="0.11171796658261">
            <text:p>0.111717967</text:p>
          </table:table-cell>
          <table:table-cell table:formula="of:=SLOPE([.$B$2:.$B$1001];[.$A$2:.$A$1001])*[.A644]+INTERCEPT([.$B$2:.$B$1001];[.$A$2:.$A$1001])" office:value-type="float" office:value="0.284264621821798">
            <text:p>0.284264622</text:p>
          </table:table-cell>
          <table:table-cell table:formula="of:=[.B644]-[.G644]" office:value-type="float" office:value="0.285564403178202">
            <text:p>0.285564403</text:p>
          </table:table-cell>
          <table:table-cell table:formula="of:=[.H644]^2" office:value-type="float" office:value="0.0815470283625227">
            <text:p>0.081547028</text:p>
          </table:table-cell>
        </table:table-row>
        <table:table-row table:style-name="ro1">
          <table:table-cell office:value-type="float" office:value="0.542290939">
            <text:p>0,542290939</text:p>
          </table:table-cell>
          <table:table-cell office:value-type="float" office:value="0.773089344">
            <text:p>0,773089344</text:p>
          </table:table-cell>
          <table:table-cell office:value-type="string">
            <text:p>0,701459596111054</text:p>
          </table:table-cell>
          <table:table-cell table:formula="of:=[.B645]-[.A645]" office:value-type="float" office:value="0.230798405">
            <text:p>0.230798405</text:p>
          </table:table-cell>
          <table:table-cell table:formula="of:=[.D645]^2" office:value-type="float" office:value="0.053267903750544">
            <text:p>0.053267904</text:p>
          </table:table-cell>
          <table:table-cell table:formula="of:=ABS([.E645])" office:value-type="float" office:value="0.053267903750544">
            <text:p>0.053267904</text:p>
          </table:table-cell>
          <table:table-cell table:formula="of:=SLOPE([.$B$2:.$B$1001];[.$A$2:.$A$1001])*[.A645]+INTERCEPT([.$B$2:.$B$1001];[.$A$2:.$A$1001])" office:value-type="float" office:value="0.53085233833944">
            <text:p>0.530852338</text:p>
          </table:table-cell>
          <table:table-cell table:formula="of:=[.B645]-[.G645]" office:value-type="float" office:value="0.24223700566056">
            <text:p>0.242237006</text:p>
          </table:table-cell>
          <table:table-cell table:formula="of:=[.H645]^2" office:value-type="float" office:value="0.0586787669113944">
            <text:p>0.058678767</text:p>
          </table:table-cell>
        </table:table-row>
        <table:table-row table:style-name="ro1">
          <table:table-cell office:value-type="float" office:value="0.898591512">
            <text:p>0,898591512</text:p>
          </table:table-cell>
          <table:table-cell office:value-type="float" office:value="0.870588972">
            <text:p>0,870588972</text:p>
          </table:table-cell>
          <table:table-cell table:formula="of:=[.A646]/[.B646]" office:value-type="float" office:value="1.03216505251114">
            <text:p>1,032165053</text:p>
          </table:table-cell>
          <table:table-cell table:formula="of:=[.B646]-[.A646]" office:value-type="float" office:value="-0.02800254">
            <text:p>-0.028002540</text:p>
          </table:table-cell>
          <table:table-cell table:formula="of:=[.D646]^2" office:value-type="float" office:value="0.000784142246451601">
            <text:p>0.000784142</text:p>
          </table:table-cell>
          <table:table-cell table:formula="of:=ABS([.E646])" office:value-type="float" office:value="0.000784142246451601">
            <text:p>0.000784142</text:p>
          </table:table-cell>
          <table:table-cell table:formula="of:=SLOPE([.$B$2:.$B$1001];[.$A$2:.$A$1001])*[.A646]+INTERCEPT([.$B$2:.$B$1001];[.$A$2:.$A$1001])" office:value-type="float" office:value="0.817315055908648">
            <text:p>0.817315056</text:p>
          </table:table-cell>
          <table:table-cell table:formula="of:=[.B646]-[.G646]" office:value-type="float" office:value="0.0532739160913519">
            <text:p>0.053273916</text:p>
          </table:table-cell>
          <table:table-cell table:formula="of:=[.H646]^2" office:value-type="float" office:value="0.0028381101357084">
            <text:p>0.002838110</text:p>
          </table:table-cell>
        </table:table-row>
        <table:table-row table:style-name="ro1">
          <table:table-cell office:value-type="float" office:value="0.719496242">
            <text:p>0,719496242</text:p>
          </table:table-cell>
          <table:table-cell office:value-type="float" office:value="0.886742737">
            <text:p>0,886742737</text:p>
          </table:table-cell>
          <table:table-cell office:value-type="string">
            <text:p>0,81139231479265</text:p>
          </table:table-cell>
          <table:table-cell table:formula="of:=[.B647]-[.A647]" office:value-type="float" office:value="0.167246495">
            <text:p>0.167246495</text:p>
          </table:table-cell>
          <table:table-cell table:formula="of:=[.D647]^2" office:value-type="float" office:value="0.027971390089785">
            <text:p>0.027971390</text:p>
          </table:table-cell>
          <table:table-cell table:formula="of:=ABS([.E647])" office:value-type="float" office:value="0.027971390089785">
            <text:p>0.027971390</text:p>
          </table:table-cell>
          <table:table-cell table:formula="of:=SLOPE([.$B$2:.$B$1001];[.$A$2:.$A$1001])*[.A647]+INTERCEPT([.$B$2:.$B$1001];[.$A$2:.$A$1001])" office:value-type="float" office:value="0.67332393819582">
            <text:p>0.673323938</text:p>
          </table:table-cell>
          <table:table-cell table:formula="of:=[.B647]-[.G647]" office:value-type="float" office:value="0.21341879880418">
            <text:p>0.213418799</text:p>
          </table:table-cell>
          <table:table-cell table:formula="of:=[.H647]^2" office:value-type="float" office:value="0.0455475836830191">
            <text:p>0.045547584</text:p>
          </table:table-cell>
        </table:table-row>
        <table:table-row table:style-name="ro1">
          <table:table-cell office:value-type="float" office:value="0.966455402">
            <text:p>0,966455402</text:p>
          </table:table-cell>
          <table:table-cell office:value-type="float" office:value="0.836590182">
            <text:p>0,836590182</text:p>
          </table:table-cell>
          <table:table-cell table:formula="of:=[.A648]/[.B648]" office:value-type="float" office:value="1.155231585063">
            <text:p>1,155231585</text:p>
          </table:table-cell>
          <table:table-cell table:formula="of:=[.B648]-[.A648]" office:value-type="float" office:value="-0.12986522">
            <text:p>-0.129865220</text:p>
          </table:table-cell>
          <table:table-cell table:formula="of:=[.D648]^2" office:value-type="float" office:value="0.0168649753656484">
            <text:p>0.016864975</text:p>
          </table:table-cell>
          <table:table-cell table:formula="of:=ABS([.E648])" office:value-type="float" office:value="0.0168649753656484">
            <text:p>0.016864975</text:p>
          </table:table-cell>
          <table:table-cell table:formula="of:=SLOPE([.$B$2:.$B$1001];[.$A$2:.$A$1001])*[.A648]+INTERCEPT([.$B$2:.$B$1001];[.$A$2:.$A$1001])" office:value-type="float" office:value="0.871877062897668">
            <text:p>0.871877063</text:p>
          </table:table-cell>
          <table:table-cell table:formula="of:=[.B648]-[.G648]" office:value-type="float" office:value="-0.0352868808976681">
            <text:p>-0.035286881</text:p>
          </table:table-cell>
          <table:table-cell table:formula="of:=[.H648]^2" office:value-type="float" office:value="0.00124516396348621">
            <text:p>0.001245164</text:p>
          </table:table-cell>
        </table:table-row>
        <table:table-row table:style-name="ro1">
          <table:table-cell office:value-type="float" office:value="0.477924201">
            <text:p>0,477924201</text:p>
          </table:table-cell>
          <table:table-cell office:value-type="float" office:value="0.066911513">
            <text:p>0,066911513</text:p>
          </table:table-cell>
          <table:table-cell table:formula="of:=[.A649]/[.B649]" office:value-type="float" office:value="7.14263031236493">
            <text:p>7,142630312</text:p>
          </table:table-cell>
          <table:table-cell table:formula="of:=[.B649]-[.A649]" office:value-type="float" office:value="-0.411012688">
            <text:p>-0.411012688</text:p>
          </table:table-cell>
          <table:table-cell table:formula="of:=[.D649]^2" office:value-type="float" office:value="0.168931429696985">
            <text:p>0.168931430</text:p>
          </table:table-cell>
          <table:table-cell table:formula="of:=ABS([.E649])" office:value-type="float" office:value="0.168931429696985">
            <text:p>0.168931430</text:p>
          </table:table-cell>
          <table:table-cell table:formula="of:=SLOPE([.$B$2:.$B$1001];[.$A$2:.$A$1001])*[.A649]+INTERCEPT([.$B$2:.$B$1001];[.$A$2:.$A$1001])" office:value-type="float" office:value="0.479102012671159">
            <text:p>0.479102013</text:p>
          </table:table-cell>
          <table:table-cell table:formula="of:=[.B649]-[.G649]" office:value-type="float" office:value="-0.412190499671159">
            <text:p>-0.412190500</text:p>
          </table:table-cell>
          <table:table-cell table:formula="of:=[.H649]^2" office:value-type="float" office:value="0.169901008019159">
            <text:p>0.169901008</text:p>
          </table:table-cell>
        </table:table-row>
        <table:table-row table:style-name="ro1">
          <table:table-cell office:value-type="float" office:value="0.084982024">
            <text:p>0,084982024</text:p>
          </table:table-cell>
          <table:table-cell office:value-type="float" office:value="0.0001">
            <text:p>0,000100000</text:p>
          </table:table-cell>
          <table:table-cell table:formula="of:=[.A650]/[.B650]" office:value-type="float" office:value="849.82024">
            <text:p>849,820240000</text:p>
          </table:table-cell>
          <table:table-cell table:formula="of:=[.B650]-[.A650]" office:value-type="float" office:value="-0.084882024">
            <text:p>-0.084882024</text:p>
          </table:table-cell>
          <table:table-cell table:formula="of:=[.D650]^2" office:value-type="float" office:value="0.00720495799833658">
            <text:p>0.007204958</text:p>
          </table:table-cell>
          <table:table-cell table:formula="of:=ABS([.E650])" office:value-type="float" office:value="0.00720495799833658">
            <text:p>0.007204958</text:p>
          </table:table-cell>
          <table:table-cell table:formula="of:=SLOPE([.$B$2:.$B$1001];[.$A$2:.$A$1001])*[.A650]+INTERCEPT([.$B$2:.$B$1001];[.$A$2:.$A$1001])" office:value-type="float" office:value="0.163179748153832">
            <text:p>0.163179748</text:p>
          </table:table-cell>
          <table:table-cell table:formula="of:=[.B650]-[.G650]" office:value-type="float" office:value="-0.163079748153832">
            <text:p>-0.163079748</text:p>
          </table:table-cell>
          <table:table-cell table:formula="of:=[.H650]^2" office:value-type="float" office:value="0.0265950042579174">
            <text:p>0.026595004</text:p>
          </table:table-cell>
        </table:table-row>
        <table:table-row table:style-name="ro1">
          <table:table-cell office:value-type="float" office:value="0.238292549">
            <text:p>0,238292549</text:p>
          </table:table-cell>
          <table:table-cell office:value-type="float" office:value="0.284707104">
            <text:p>0,284707104</text:p>
          </table:table-cell>
          <table:table-cell office:value-type="string">
            <text:p>0,836974369982703</text:p>
          </table:table-cell>
          <table:table-cell table:formula="of:=[.B651]-[.A651]" office:value-type="float" office:value="0.046414555">
            <text:p>0.046414555</text:p>
          </table:table-cell>
          <table:table-cell table:formula="of:=[.D651]^2" office:value-type="float" office:value="0.00215431091584803">
            <text:p>0.002154311</text:p>
          </table:table-cell>
          <table:table-cell table:formula="of:=ABS([.E651])" office:value-type="float" office:value="0.00215431091584803">
            <text:p>0.002154311</text:p>
          </table:table-cell>
          <table:table-cell table:formula="of:=SLOPE([.$B$2:.$B$1001];[.$A$2:.$A$1001])*[.A651]+INTERCEPT([.$B$2:.$B$1001];[.$A$2:.$A$1001])" office:value-type="float" office:value="0.286440143874448">
            <text:p>0.286440144</text:p>
          </table:table-cell>
          <table:table-cell table:formula="of:=[.B651]-[.G651]" office:value-type="float" office:value="-0.00173303987444778">
            <text:p>-0.001733040</text:p>
          </table:table-cell>
          <table:table-cell table:formula="of:=[.H651]^2" office:value-type="float" office:value="0.00000300342720642599">
            <text:p>0.000003003</text:p>
          </table:table-cell>
        </table:table-row>
        <table:table-row table:style-name="ro1">
          <table:table-cell office:value-type="float" office:value="0.567813908">
            <text:p>0,567813908</text:p>
          </table:table-cell>
          <table:table-cell office:value-type="float" office:value="0.358136961">
            <text:p>0,358136961</text:p>
          </table:table-cell>
          <table:table-cell table:formula="of:=[.A652]/[.B652]" office:value-type="float" office:value="1.58546581289609">
            <text:p>1,585465813</text:p>
          </table:table-cell>
          <table:table-cell table:formula="of:=[.B652]-[.A652]" office:value-type="float" office:value="-0.209676947">
            <text:p>-0.209676947</text:p>
          </table:table-cell>
          <table:table-cell table:formula="of:=[.D652]^2" office:value-type="float" office:value="0.0439644221032408">
            <text:p>0.043964422</text:p>
          </table:table-cell>
          <table:table-cell table:formula="of:=ABS([.E652])" office:value-type="float" office:value="0.0439644221032408">
            <text:p>0.043964422</text:p>
          </table:table-cell>
          <table:table-cell table:formula="of:=SLOPE([.$B$2:.$B$1001];[.$A$2:.$A$1001])*[.A652]+INTERCEPT([.$B$2:.$B$1001];[.$A$2:.$A$1001])" office:value-type="float" office:value="0.551372594589981">
            <text:p>0.551372595</text:p>
          </table:table-cell>
          <table:table-cell table:formula="of:=[.B652]-[.G652]" office:value-type="float" office:value="-0.193235633589981">
            <text:p>-0.193235634</text:p>
          </table:table-cell>
          <table:table-cell table:formula="of:=[.H652]^2" office:value-type="float" office:value="0.0373400100889214">
            <text:p>0.037340010</text:p>
          </table:table-cell>
        </table:table-row>
        <table:table-row table:style-name="ro1">
          <table:table-cell office:value-type="float" office:value="0.45572357">
            <text:p>0,455723570</text:p>
          </table:table-cell>
          <table:table-cell office:value-type="float" office:value="0.933577387">
            <text:p>0,933577387</text:p>
          </table:table-cell>
          <table:table-cell office:value-type="string">
            <text:p>0,488147609770672</text:p>
          </table:table-cell>
          <table:table-cell table:formula="of:=[.B653]-[.A653]" office:value-type="float" office:value="0.477853817">
            <text:p>0.477853817</text:p>
          </table:table-cell>
          <table:table-cell table:formula="of:=[.D653]^2" office:value-type="float" office:value="0.228344270421469">
            <text:p>0.228344270</text:p>
          </table:table-cell>
          <table:table-cell table:formula="of:=ABS([.E653])" office:value-type="float" office:value="0.228344270421469">
            <text:p>0.228344270</text:p>
          </table:table-cell>
          <table:table-cell table:formula="of:=SLOPE([.$B$2:.$B$1001];[.$A$2:.$A$1001])*[.A653]+INTERCEPT([.$B$2:.$B$1001];[.$A$2:.$A$1001])" office:value-type="float" office:value="0.461252888729359">
            <text:p>0.461252889</text:p>
          </table:table-cell>
          <table:table-cell table:formula="of:=[.B653]-[.G653]" office:value-type="float" office:value="0.472324498270641">
            <text:p>0.472324498</text:p>
          </table:table-cell>
          <table:table-cell table:formula="of:=[.H653]^2" office:value-type="float" office:value="0.223090431666613">
            <text:p>0.223090432</text:p>
          </table:table-cell>
        </table:table-row>
        <table:table-row table:style-name="ro1">
          <table:table-cell office:value-type="float" office:value="0.157804145">
            <text:p>0,157804145</text:p>
          </table:table-cell>
          <table:table-cell office:value-type="float" office:value="0.0001">
            <text:p>0,000100000</text:p>
          </table:table-cell>
          <table:table-cell table:formula="of:=[.A654]/[.B654]" office:value-type="float" office:value="1578.04145">
            <text:p>1578,041450000</text:p>
          </table:table-cell>
          <table:table-cell table:formula="of:=[.B654]-[.A654]" office:value-type="float" office:value="-0.157704145">
            <text:p>-0.157704145</text:p>
          </table:table-cell>
          <table:table-cell table:formula="of:=[.D654]^2" office:value-type="float" office:value="0.024870597350181">
            <text:p>0.024870597</text:p>
          </table:table-cell>
          <table:table-cell table:formula="of:=ABS([.E654])" office:value-type="float" office:value="0.024870597350181">
            <text:p>0.024870597</text:p>
          </table:table-cell>
          <table:table-cell table:formula="of:=SLOPE([.$B$2:.$B$1001];[.$A$2:.$A$1001])*[.A654]+INTERCEPT([.$B$2:.$B$1001];[.$A$2:.$A$1001])" office:value-type="float" office:value="0.22172813191075">
            <text:p>0.221728132</text:p>
          </table:table-cell>
          <table:table-cell table:formula="of:=[.B654]-[.G654]" office:value-type="float" office:value="-0.22162813191075">
            <text:p>-0.221628132</text:p>
          </table:table-cell>
          <table:table-cell table:formula="of:=[.H654]^2" office:value-type="float" office:value="0.0491190288542488">
            <text:p>0.049119029</text:p>
          </table:table-cell>
        </table:table-row>
        <table:table-row table:style-name="ro1">
          <table:table-cell office:value-type="float" office:value="0.541965157">
            <text:p>0,541965157</text:p>
          </table:table-cell>
          <table:table-cell office:value-type="float" office:value="0.918396478">
            <text:p>0,918396478</text:p>
          </table:table-cell>
          <table:table-cell office:value-type="string">
            <text:p>0,590121118691834</text:p>
          </table:table-cell>
          <table:table-cell table:formula="of:=[.B655]-[.A655]" office:value-type="float" office:value="0.376431321">
            <text:p>0.376431321</text:p>
          </table:table-cell>
          <table:table-cell table:formula="of:=[.D655]^2" office:value-type="float" office:value="0.141700539429805">
            <text:p>0.141700539</text:p>
          </table:table-cell>
          <table:table-cell table:formula="of:=ABS([.E655])" office:value-type="float" office:value="0.141700539429805">
            <text:p>0.141700539</text:p>
          </table:table-cell>
          <table:table-cell table:formula="of:=SLOPE([.$B$2:.$B$1001];[.$A$2:.$A$1001])*[.A655]+INTERCEPT([.$B$2:.$B$1001];[.$A$2:.$A$1001])" office:value-type="float" office:value="0.530590412302472">
            <text:p>0.530590412</text:p>
          </table:table-cell>
          <table:table-cell table:formula="of:=[.B655]-[.G655]" office:value-type="float" office:value="0.387806065697528">
            <text:p>0.387806066</text:p>
          </table:table-cell>
          <table:table-cell table:formula="of:=[.H655]^2" office:value-type="float" office:value="0.150393544591795">
            <text:p>0.150393545</text:p>
          </table:table-cell>
        </table:table-row>
        <table:table-row table:style-name="ro1">
          <table:table-cell office:value-type="float" office:value="0.142438815">
            <text:p>0,142438815</text:p>
          </table:table-cell>
          <table:table-cell office:value-type="float" office:value="0.496980749">
            <text:p>0,496980749</text:p>
          </table:table-cell>
          <table:table-cell office:value-type="string">
            <text:p>0,286608314882635</text:p>
          </table:table-cell>
          <table:table-cell table:formula="of:=[.B656]-[.A656]" office:value-type="float" office:value="0.354541934">
            <text:p>0.354541934</text:p>
          </table:table-cell>
          <table:table-cell table:formula="of:=[.D656]^2" office:value-type="float" office:value="0.12569998296446">
            <text:p>0.125699983</text:p>
          </table:table-cell>
          <table:table-cell table:formula="of:=ABS([.E656])" office:value-type="float" office:value="0.12569998296446">
            <text:p>0.125699983</text:p>
          </table:table-cell>
          <table:table-cell table:formula="of:=SLOPE([.$B$2:.$B$1001];[.$A$2:.$A$1001])*[.A656]+INTERCEPT([.$B$2:.$B$1001];[.$A$2:.$A$1001])" office:value-type="float" office:value="0.209374533511828">
            <text:p>0.209374534</text:p>
          </table:table-cell>
          <table:table-cell table:formula="of:=[.B656]-[.G656]" office:value-type="float" office:value="0.287606215488172">
            <text:p>0.287606215</text:p>
          </table:table-cell>
          <table:table-cell table:formula="of:=[.H656]^2" office:value-type="float" office:value="0.0827173351874286">
            <text:p>0.082717335</text:p>
          </table:table-cell>
        </table:table-row>
        <table:table-row table:style-name="ro1">
          <table:table-cell office:value-type="float" office:value="0.99326943">
            <text:p>0,993269430</text:p>
          </table:table-cell>
          <table:table-cell office:value-type="float" office:value="0.9999">
            <text:p>0,999900000</text:p>
          </table:table-cell>
          <table:table-cell office:value-type="string">
            <text:p>0,993368766876688</text:p>
          </table:table-cell>
          <table:table-cell table:formula="of:=[.B657]-[.A657]" office:value-type="float" office:value="0.00663057">
            <text:p>0.006630570</text:p>
          </table:table-cell>
          <table:table-cell table:formula="of:=[.D657]^2" office:value-type="float" office:value="0.0000439644585249">
            <text:p>0.000043964</text:p>
          </table:table-cell>
          <table:table-cell table:formula="of:=ABS([.E657])" office:value-type="float" office:value="0.0000439644585249">
            <text:p>0.000043964</text:p>
          </table:table-cell>
          <table:table-cell table:formula="of:=SLOPE([.$B$2:.$B$1001];[.$A$2:.$A$1001])*[.A657]+INTERCEPT([.$B$2:.$B$1001];[.$A$2:.$A$1001])" office:value-type="float" office:value="0.893435319919772">
            <text:p>0.893435320</text:p>
          </table:table-cell>
          <table:table-cell table:formula="of:=[.B657]-[.G657]" office:value-type="float" office:value="0.106464680080228">
            <text:p>0.106464680</text:p>
          </table:table-cell>
          <table:table-cell table:formula="of:=[.H657]^2" office:value-type="float" office:value="0.0113347281045853">
            <text:p>0.011334728</text:p>
          </table:table-cell>
        </table:table-row>
        <table:table-row table:style-name="ro1">
          <table:table-cell office:value-type="float" office:value="0.467905867">
            <text:p>0,467905867</text:p>
          </table:table-cell>
          <table:table-cell office:value-type="float" office:value="0.162407103">
            <text:p>0,162407103</text:p>
          </table:table-cell>
          <table:table-cell table:formula="of:=[.A658]/[.B658]" office:value-type="float" office:value="2.88106775108229">
            <text:p>2,881067751</text:p>
          </table:table-cell>
          <table:table-cell table:formula="of:=[.B658]-[.A658]" office:value-type="float" office:value="-0.305498764">
            <text:p>-0.305498764</text:p>
          </table:table-cell>
          <table:table-cell table:formula="of:=[.D658]^2" office:value-type="float" office:value="0.0933294948055277">
            <text:p>0.093329495</text:p>
          </table:table-cell>
          <table:table-cell table:formula="of:=ABS([.E658])" office:value-type="float" office:value="0.0933294948055277">
            <text:p>0.093329495</text:p>
          </table:table-cell>
          <table:table-cell table:formula="of:=SLOPE([.$B$2:.$B$1001];[.$A$2:.$A$1001])*[.A658]+INTERCEPT([.$B$2:.$B$1001];[.$A$2:.$A$1001])" office:value-type="float" office:value="0.471047354888848">
            <text:p>0.471047355</text:p>
          </table:table-cell>
          <table:table-cell table:formula="of:=[.B658]-[.G658]" office:value-type="float" office:value="-0.308640251888848">
            <text:p>-0.308640252</text:p>
          </table:table-cell>
          <table:table-cell table:formula="of:=[.H658]^2" office:value-type="float" office:value="0.0952588050860118">
            <text:p>0.095258805</text:p>
          </table:table-cell>
        </table:table-row>
        <table:table-row table:style-name="ro1">
          <table:table-cell office:value-type="float" office:value="0.469781293">
            <text:p>0,469781293</text:p>
          </table:table-cell>
          <table:table-cell office:value-type="float" office:value="0.471457478">
            <text:p>0,471457478</text:p>
          </table:table-cell>
          <table:table-cell office:value-type="string">
            <text:p>0,996444674062419</text:p>
          </table:table-cell>
          <table:table-cell table:formula="of:=[.B659]-[.A659]" office:value-type="float" office:value="0.001676185">
            <text:p>0.001676185</text:p>
          </table:table-cell>
          <table:table-cell table:formula="of:=[.D659]^2" office:value-type="float" office:value="0.00000280959615422499">
            <text:p>0.000002810</text:p>
          </table:table-cell>
          <table:table-cell table:formula="of:=ABS([.E659])" office:value-type="float" office:value="0.00000280959615422499">
            <text:p>0.000002810</text:p>
          </table:table-cell>
          <table:table-cell table:formula="of:=SLOPE([.$B$2:.$B$1001];[.$A$2:.$A$1001])*[.A659]+INTERCEPT([.$B$2:.$B$1001];[.$A$2:.$A$1001])" office:value-type="float" office:value="0.472555181901408">
            <text:p>0.472555182</text:p>
          </table:table-cell>
          <table:table-cell table:formula="of:=[.B659]-[.G659]" office:value-type="float" office:value="-0.00109770390140818">
            <text:p>-0.001097704</text:p>
          </table:table-cell>
          <table:table-cell table:formula="of:=[.H659]^2" office:value-type="float" office:value="0.00000120495385516673">
            <text:p>0.000001205</text:p>
          </table:table-cell>
        </table:table-row>
        <table:table-row table:style-name="ro1">
          <table:table-cell office:value-type="float" office:value="0.773261181">
            <text:p>0,773261181</text:p>
          </table:table-cell>
          <table:table-cell office:value-type="float" office:value="0.567414997">
            <text:p>0,567414997</text:p>
          </table:table-cell>
          <table:table-cell table:formula="of:=[.A660]/[.B660]" office:value-type="float" office:value="1.36277889214832">
            <text:p>1,362778892</text:p>
          </table:table-cell>
          <table:table-cell table:formula="of:=[.B660]-[.A660]" office:value-type="float" office:value="-0.205846184">
            <text:p>-0.205846184</text:p>
          </table:table-cell>
          <table:table-cell table:formula="of:=[.D660]^2" office:value-type="float" office:value="0.0423726514673619">
            <text:p>0.042372651</text:p>
          </table:table-cell>
          <table:table-cell table:formula="of:=ABS([.E660])" office:value-type="float" office:value="0.0423726514673619">
            <text:p>0.042372651</text:p>
          </table:table-cell>
          <table:table-cell table:formula="of:=SLOPE([.$B$2:.$B$1001];[.$A$2:.$A$1001])*[.A660]+INTERCEPT([.$B$2:.$B$1001];[.$A$2:.$A$1001])" office:value-type="float" office:value="0.716550505041343">
            <text:p>0.716550505</text:p>
          </table:table-cell>
          <table:table-cell table:formula="of:=[.B660]-[.G660]" office:value-type="float" office:value="-0.149135508041343">
            <text:p>-0.149135508</text:p>
          </table:table-cell>
          <table:table-cell table:formula="of:=[.H660]^2" office:value-type="float" office:value="0.0222413997587495">
            <text:p>0.022241400</text:p>
          </table:table-cell>
        </table:table-row>
        <table:table-row table:style-name="ro1">
          <table:table-cell office:value-type="float" office:value="0.418658512">
            <text:p>0,418658512</text:p>
          </table:table-cell>
          <table:table-cell office:value-type="float" office:value="0.870108965">
            <text:p>0,870108965</text:p>
          </table:table-cell>
          <table:table-cell office:value-type="string">
            <text:p>0,481156417001174</text:p>
          </table:table-cell>
          <table:table-cell table:formula="of:=[.B661]-[.A661]" office:value-type="float" office:value="0.451450453">
            <text:p>0.451450453</text:p>
          </table:table-cell>
          <table:table-cell table:formula="of:=[.D661]^2" office:value-type="float" office:value="0.203807511513905">
            <text:p>0.203807512</text:p>
          </table:table-cell>
          <table:table-cell table:formula="of:=ABS([.E661])" office:value-type="float" office:value="0.203807511513905">
            <text:p>0.203807512</text:p>
          </table:table-cell>
          <table:table-cell table:formula="of:=SLOPE([.$B$2:.$B$1001];[.$A$2:.$A$1001])*[.A661]+INTERCEPT([.$B$2:.$B$1001];[.$A$2:.$A$1001])" office:value-type="float" office:value="0.431452888263066">
            <text:p>0.431452888</text:p>
          </table:table-cell>
          <table:table-cell table:formula="of:=[.B661]-[.G661]" office:value-type="float" office:value="0.438656076736934">
            <text:p>0.438656077</text:p>
          </table:table-cell>
          <table:table-cell table:formula="of:=[.H661]^2" office:value-type="float" office:value="0.192419153658239">
            <text:p>0.192419154</text:p>
          </table:table-cell>
        </table:table-row>
        <table:table-row table:style-name="ro1">
          <table:table-cell office:value-type="float" office:value="0.764744011">
            <text:p>0,764744011</text:p>
          </table:table-cell>
          <table:table-cell office:value-type="float" office:value="0.926259173">
            <text:p>0,926259173</text:p>
          </table:table-cell>
          <table:table-cell office:value-type="string">
            <text:p>0,825626383297367</text:p>
          </table:table-cell>
          <table:table-cell table:formula="of:=[.B662]-[.A662]" office:value-type="float" office:value="0.161515162">
            <text:p>0.161515162</text:p>
          </table:table-cell>
          <table:table-cell table:formula="of:=[.D662]^2" office:value-type="float" office:value="0.0260871475558863">
            <text:p>0.026087148</text:p>
          </table:table-cell>
          <table:table-cell table:formula="of:=ABS([.E662])" office:value-type="float" office:value="0.0260871475558863">
            <text:p>0.026087148</text:p>
          </table:table-cell>
          <table:table-cell table:formula="of:=SLOPE([.$B$2:.$B$1001];[.$A$2:.$A$1001])*[.A662]+INTERCEPT([.$B$2:.$B$1001];[.$A$2:.$A$1001])" office:value-type="float" office:value="0.709702770715081">
            <text:p>0.709702771</text:p>
          </table:table-cell>
          <table:table-cell table:formula="of:=[.B662]-[.G662]" office:value-type="float" office:value="0.216556402284919">
            <text:p>0.216556402</text:p>
          </table:table-cell>
          <table:table-cell table:formula="of:=[.H662]^2" office:value-type="float" office:value="0.0468966753705876">
            <text:p>0.046896675</text:p>
          </table:table-cell>
        </table:table-row>
        <table:table-row table:style-name="ro1">
          <table:table-cell office:value-type="float" office:value="0.070363768">
            <text:p>0,070363768</text:p>
          </table:table-cell>
          <table:table-cell office:value-type="float" office:value="0.265010951">
            <text:p>0,265010951</text:p>
          </table:table-cell>
          <table:table-cell office:value-type="string">
            <text:p>0,265512680643903</text:p>
          </table:table-cell>
          <table:table-cell table:formula="of:=[.B663]-[.A663]" office:value-type="float" office:value="0.194647183">
            <text:p>0.194647183</text:p>
          </table:table-cell>
          <table:table-cell table:formula="of:=[.D663]^2" office:value-type="float" office:value="0.0378875258498355">
            <text:p>0.037887526</text:p>
          </table:table-cell>
          <table:table-cell table:formula="of:=ABS([.E663])" office:value-type="float" office:value="0.0378875258498355">
            <text:p>0.037887526</text:p>
          </table:table-cell>
          <table:table-cell table:formula="of:=SLOPE([.$B$2:.$B$1001];[.$A$2:.$A$1001])*[.A663]+INTERCEPT([.$B$2:.$B$1001];[.$A$2:.$A$1001])" office:value-type="float" office:value="0.151426791079911">
            <text:p>0.151426791</text:p>
          </table:table-cell>
          <table:table-cell table:formula="of:=[.B663]-[.G663]" office:value-type="float" office:value="0.113584159920089">
            <text:p>0.113584160</text:p>
          </table:table-cell>
          <table:table-cell table:formula="of:=[.H663]^2" office:value-type="float" office:value="0.0129013613847523">
            <text:p>0.012901361</text:p>
          </table:table-cell>
        </table:table-row>
        <table:table-row table:style-name="ro1">
          <table:table-cell office:value-type="float" office:value="0.994195871">
            <text:p>0,994195871</text:p>
          </table:table-cell>
          <table:table-cell office:value-type="float" office:value="0.9999">
            <text:p>0,999900000</text:p>
          </table:table-cell>
          <table:table-cell office:value-type="string">
            <text:p>0,994295300530053</text:p>
          </table:table-cell>
          <table:table-cell table:formula="of:=[.B664]-[.A664]" office:value-type="float" office:value="0.00570412899999995">
            <text:p>0.005704129</text:p>
          </table:table-cell>
          <table:table-cell table:formula="of:=[.D664]^2" office:value-type="float" office:value="0.0000325370876486404">
            <text:p>0.000032537</text:p>
          </table:table-cell>
          <table:table-cell table:formula="of:=ABS([.E664])" office:value-type="float" office:value="0.0000325370876486404">
            <text:p>0.000032537</text:p>
          </table:table-cell>
          <table:table-cell table:formula="of:=SLOPE([.$B$2:.$B$1001];[.$A$2:.$A$1001])*[.A664]+INTERCEPT([.$B$2:.$B$1001];[.$A$2:.$A$1001])" office:value-type="float" office:value="0.894180170831161">
            <text:p>0.894180171</text:p>
          </table:table-cell>
          <table:table-cell table:formula="of:=[.B664]-[.G664]" office:value-type="float" office:value="0.105719829168839">
            <text:p>0.105719829</text:p>
          </table:table-cell>
          <table:table-cell table:formula="of:=[.H664]^2" office:value-type="float" office:value="0.0111766822794885">
            <text:p>0.011176682</text:p>
          </table:table-cell>
        </table:table-row>
        <table:table-row table:style-name="ro1">
          <table:table-cell office:value-type="float" office:value="0.153468196">
            <text:p>0,153468196</text:p>
          </table:table-cell>
          <table:table-cell office:value-type="float" office:value="0.22927645">
            <text:p>0,229276450</text:p>
          </table:table-cell>
          <table:table-cell office:value-type="string">
            <text:p>0,669358741379675</text:p>
          </table:table-cell>
          <table:table-cell table:formula="of:=[.B665]-[.A665]" office:value-type="float" office:value="0.075808254">
            <text:p>0.075808254</text:p>
          </table:table-cell>
          <table:table-cell table:formula="of:=[.D665]^2" office:value-type="float" office:value="0.00574689137452851">
            <text:p>0.005746891</text:p>
          </table:table-cell>
          <table:table-cell table:formula="of:=ABS([.E665])" office:value-type="float" office:value="0.00574689137452851">
            <text:p>0.005746891</text:p>
          </table:table-cell>
          <table:table-cell table:formula="of:=SLOPE([.$B$2:.$B$1001];[.$A$2:.$A$1001])*[.A665]+INTERCEPT([.$B$2:.$B$1001];[.$A$2:.$A$1001])" office:value-type="float" office:value="0.218242064730663">
            <text:p>0.218242065</text:p>
          </table:table-cell>
          <table:table-cell table:formula="of:=[.B665]-[.G665]" office:value-type="float" office:value="0.0110343852693369">
            <text:p>0.011034385</text:p>
          </table:table-cell>
          <table:table-cell table:formula="of:=[.H665]^2" office:value-type="float" office:value="0.000121757658272159">
            <text:p>0.000121758</text:p>
          </table:table-cell>
        </table:table-row>
        <table:table-row table:style-name="ro1">
          <table:table-cell office:value-type="float" office:value="0.959146055">
            <text:p>0,959146055</text:p>
          </table:table-cell>
          <table:table-cell office:value-type="float" office:value="0.9999">
            <text:p>0,999900000</text:p>
          </table:table-cell>
          <table:table-cell office:value-type="string">
            <text:p>0,95924197919792</text:p>
          </table:table-cell>
          <table:table-cell table:formula="of:=[.B666]-[.A666]" office:value-type="float" office:value="0.040753945">
            <text:p>0.040753945</text:p>
          </table:table-cell>
          <table:table-cell table:formula="of:=[.D666]^2" office:value-type="float" office:value="0.00166088403306302">
            <text:p>0.001660884</text:p>
          </table:table-cell>
          <table:table-cell table:formula="of:=ABS([.E666])" office:value-type="float" office:value="0.00166088403306302">
            <text:p>0.001660884</text:p>
          </table:table-cell>
          <table:table-cell table:formula="of:=SLOPE([.$B$2:.$B$1001];[.$A$2:.$A$1001])*[.A666]+INTERCEPT([.$B$2:.$B$1001];[.$A$2:.$A$1001])" office:value-type="float" office:value="0.866000408286517">
            <text:p>0.866000408</text:p>
          </table:table-cell>
          <table:table-cell table:formula="of:=[.B666]-[.G666]" office:value-type="float" office:value="0.133899591713483">
            <text:p>0.133899592</text:p>
          </table:table-cell>
          <table:table-cell table:formula="of:=[.H666]^2" office:value-type="float" office:value="0.0179291006610375">
            <text:p>0.017929101</text:p>
          </table:table-cell>
        </table:table-row>
        <table:table-row table:style-name="ro1">
          <table:table-cell office:value-type="float" office:value="0.404337381">
            <text:p>0,404337381</text:p>
          </table:table-cell>
          <table:table-cell office:value-type="float" office:value="0.183289471">
            <text:p>0,183289471</text:p>
          </table:table-cell>
          <table:table-cell table:formula="of:=[.A667]/[.B667]" office:value-type="float" office:value="2.20600440818556">
            <text:p>2,206004408</text:p>
          </table:table-cell>
          <table:table-cell table:formula="of:=[.B667]-[.A667]" office:value-type="float" office:value="-0.22104791">
            <text:p>-0.221047910</text:p>
          </table:table-cell>
          <table:table-cell table:formula="of:=[.D667]^2" office:value-type="float" office:value="0.0488621785153681">
            <text:p>0.048862179</text:p>
          </table:table-cell>
          <table:table-cell table:formula="of:=ABS([.E667])" office:value-type="float" office:value="0.0488621785153681">
            <text:p>0.048862179</text:p>
          </table:table-cell>
          <table:table-cell table:formula="of:=SLOPE([.$B$2:.$B$1001];[.$A$2:.$A$1001])*[.A667]+INTERCEPT([.$B$2:.$B$1001];[.$A$2:.$A$1001])" office:value-type="float" office:value="0.419938817234826">
            <text:p>0.419938817</text:p>
          </table:table-cell>
          <table:table-cell table:formula="of:=[.B667]-[.G667]" office:value-type="float" office:value="-0.236649346234826">
            <text:p>-0.236649346</text:p>
          </table:table-cell>
          <table:table-cell table:formula="of:=[.H667]^2" office:value-type="float" office:value="0.0560029130733706">
            <text:p>0.056002913</text:p>
          </table:table-cell>
        </table:table-row>
        <table:table-row table:style-name="ro1">
          <table:table-cell office:value-type="float" office:value="0.815153474">
            <text:p>0,815153474</text:p>
          </table:table-cell>
          <table:table-cell office:value-type="float" office:value="0.876465621">
            <text:p>0,876465621</text:p>
          </table:table-cell>
          <table:table-cell office:value-type="string">
            <text:p>0,930046147240726</text:p>
          </table:table-cell>
          <table:table-cell table:formula="of:=[.B668]-[.A668]" office:value-type="float" office:value="0.061312147">
            <text:p>0.061312147</text:p>
          </table:table-cell>
          <table:table-cell table:formula="of:=[.D668]^2" office:value-type="float" office:value="0.00375917936974961">
            <text:p>0.003759179</text:p>
          </table:table-cell>
          <table:table-cell table:formula="of:=ABS([.E668])" office:value-type="float" office:value="0.00375917936974961">
            <text:p>0.003759179</text:p>
          </table:table-cell>
          <table:table-cell table:formula="of:=SLOPE([.$B$2:.$B$1001];[.$A$2:.$A$1001])*[.A668]+INTERCEPT([.$B$2:.$B$1001];[.$A$2:.$A$1001])" office:value-type="float" office:value="0.75023156257359">
            <text:p>0.750231563</text:p>
          </table:table-cell>
          <table:table-cell table:formula="of:=[.B668]-[.G668]" office:value-type="float" office:value="0.12623405842641">
            <text:p>0.126234058</text:p>
          </table:table-cell>
          <table:table-cell table:formula="of:=[.H668]^2" office:value-type="float" office:value="0.0159350375068023">
            <text:p>0.015935038</text:p>
          </table:table-cell>
        </table:table-row>
        <table:table-row table:style-name="ro1">
          <table:table-cell office:value-type="float" office:value="0.852067289">
            <text:p>0,852067289</text:p>
          </table:table-cell>
          <table:table-cell office:value-type="float" office:value="0.9999">
            <text:p>0,999900000</text:p>
          </table:table-cell>
          <table:table-cell office:value-type="string">
            <text:p>0,852152504250425</text:p>
          </table:table-cell>
          <table:table-cell table:formula="of:=[.B669]-[.A669]" office:value-type="float" office:value="0.147832711">
            <text:p>0.147832711</text:p>
          </table:table-cell>
          <table:table-cell table:formula="of:=[.D669]^2" office:value-type="float" office:value="0.0218545104416095">
            <text:p>0.021854510</text:p>
          </table:table-cell>
          <table:table-cell table:formula="of:=ABS([.E669])" office:value-type="float" office:value="0.0218545104416095">
            <text:p>0.021854510</text:p>
          </table:table-cell>
          <table:table-cell table:formula="of:=SLOPE([.$B$2:.$B$1001];[.$A$2:.$A$1001])*[.A669]+INTERCEPT([.$B$2:.$B$1001];[.$A$2:.$A$1001])" office:value-type="float" office:value="0.779909964917184">
            <text:p>0.779909965</text:p>
          </table:table-cell>
          <table:table-cell table:formula="of:=[.B669]-[.G669]" office:value-type="float" office:value="0.219990035082816">
            <text:p>0.219990035</text:p>
          </table:table-cell>
          <table:table-cell table:formula="of:=[.H669]^2" office:value-type="float" office:value="0.0483956155357387">
            <text:p>0.048395616</text:p>
          </table:table-cell>
        </table:table-row>
        <table:table-row table:style-name="ro1">
          <table:table-cell office:value-type="float" office:value="0.943434092">
            <text:p>0,943434092</text:p>
          </table:table-cell>
          <table:table-cell office:value-type="float" office:value="0.936723456">
            <text:p>0,936723456</text:p>
          </table:table-cell>
          <table:table-cell table:formula="of:=[.A670]/[.B670]" office:value-type="float" office:value="1.00716394572701">
            <text:p>1,007163946</text:p>
          </table:table-cell>
          <table:table-cell table:formula="of:=[.B670]-[.A670]" office:value-type="float" office:value="-0.00671063599999999">
            <text:p>-0.006710636</text:p>
          </table:table-cell>
          <table:table-cell table:formula="of:=[.D670]^2" office:value-type="float" office:value="0.0000450326355244959">
            <text:p>0.000045033</text:p>
          </table:table-cell>
          <table:table-cell table:formula="of:=ABS([.E670])" office:value-type="float" office:value="0.0000450326355244959">
            <text:p>0.000045033</text:p>
          </table:table-cell>
          <table:table-cell table:formula="of:=SLOPE([.$B$2:.$B$1001];[.$A$2:.$A$1001])*[.A670]+INTERCEPT([.$B$2:.$B$1001];[.$A$2:.$A$1001])" office:value-type="float" office:value="0.853368119818862">
            <text:p>0.853368120</text:p>
          </table:table-cell>
          <table:table-cell table:formula="of:=[.B670]-[.G670]" office:value-type="float" office:value="0.0833553361811386">
            <text:p>0.083355336</text:p>
          </table:table-cell>
          <table:table-cell table:formula="of:=[.H670]^2" office:value-type="float" office:value="0.00694811206987063">
            <text:p>0.006948112</text:p>
          </table:table-cell>
        </table:table-row>
        <table:table-row table:style-name="ro1">
          <table:table-cell office:value-type="float" office:value="0.853603468">
            <text:p>0,853603468</text:p>
          </table:table-cell>
          <table:table-cell office:value-type="float" office:value="0.9999">
            <text:p>0,999900000</text:p>
          </table:table-cell>
          <table:table-cell office:value-type="string">
            <text:p>0,853688836883688</text:p>
          </table:table-cell>
          <table:table-cell table:formula="of:=[.B671]-[.A671]" office:value-type="float" office:value="0.146296532">
            <text:p>0.146296532</text:p>
          </table:table-cell>
          <table:table-cell table:formula="of:=[.D671]^2" office:value-type="float" office:value="0.021402675275227">
            <text:p>0.021402675</text:p>
          </table:table-cell>
          <table:table-cell table:formula="of:=ABS([.E671])" office:value-type="float" office:value="0.021402675275227">
            <text:p>0.021402675</text:p>
          </table:table-cell>
          <table:table-cell table:formula="of:=SLOPE([.$B$2:.$B$1001];[.$A$2:.$A$1001])*[.A671]+INTERCEPT([.$B$2:.$B$1001];[.$A$2:.$A$1001])" office:value-type="float" office:value="0.781145040144">
            <text:p>0.781145040</text:p>
          </table:table-cell>
          <table:table-cell table:formula="of:=[.B671]-[.G671]" office:value-type="float" office:value="0.218754959856">
            <text:p>0.218754960</text:p>
          </table:table-cell>
          <table:table-cell table:formula="of:=[.H671]^2" office:value-type="float" office:value="0.0478537324616001">
            <text:p>0.047853732</text:p>
          </table:table-cell>
        </table:table-row>
        <table:table-row table:style-name="ro1">
          <table:table-cell office:value-type="float" office:value="0.175111347">
            <text:p>0,175111347</text:p>
          </table:table-cell>
          <table:table-cell office:value-type="float" office:value="0.0001">
            <text:p>0,000100000</text:p>
          </table:table-cell>
          <table:table-cell table:formula="of:=[.A672]/[.B672]" office:value-type="float" office:value="1751.11347">
            <text:p>1751,113470000</text:p>
          </table:table-cell>
          <table:table-cell table:formula="of:=[.B672]-[.A672]" office:value-type="float" office:value="-0.175011347">
            <text:p>-0.175011347</text:p>
          </table:table-cell>
          <table:table-cell table:formula="of:=[.D672]^2" office:value-type="float" office:value="0.0306289715787544">
            <text:p>0.030628972</text:p>
          </table:table-cell>
          <table:table-cell table:formula="of:=ABS([.E672])" office:value-type="float" office:value="0.0306289715787544">
            <text:p>0.030628972</text:p>
          </table:table-cell>
          <table:table-cell table:formula="of:=SLOPE([.$B$2:.$B$1001];[.$A$2:.$A$1001])*[.A672]+INTERCEPT([.$B$2:.$B$1001];[.$A$2:.$A$1001])" office:value-type="float" office:value="0.235642979357373">
            <text:p>0.235642979</text:p>
          </table:table-cell>
          <table:table-cell table:formula="of:=[.B672]-[.G672]" office:value-type="float" office:value="-0.235542979357373">
            <text:p>-0.235542979</text:p>
          </table:table-cell>
          <table:table-cell table:formula="of:=[.H672]^2" office:value-type="float" office:value="0.0554804951245477">
            <text:p>0.055480495</text:p>
          </table:table-cell>
        </table:table-row>
        <table:table-row table:style-name="ro1">
          <table:table-cell office:value-type="float" office:value="0.582385871">
            <text:p>0,582385871</text:p>
          </table:table-cell>
          <table:table-cell office:value-type="float" office:value="0.358028358">
            <text:p>0,358028358</text:p>
          </table:table-cell>
          <table:table-cell table:formula="of:=[.A673]/[.B673]" office:value-type="float" office:value="1.62664732551716">
            <text:p>1,626647326</text:p>
          </table:table-cell>
          <table:table-cell table:formula="of:=[.B673]-[.A673]" office:value-type="float" office:value="-0.224357513">
            <text:p>-0.224357513</text:p>
          </table:table-cell>
          <table:table-cell table:formula="of:=[.D673]^2" office:value-type="float" office:value="0.0503362936395452">
            <text:p>0.050336294</text:p>
          </table:table-cell>
          <table:table-cell table:formula="of:=ABS([.E673])" office:value-type="float" office:value="0.0503362936395452">
            <text:p>0.050336294</text:p>
          </table:table-cell>
          <table:table-cell table:formula="of:=SLOPE([.$B$2:.$B$1001];[.$A$2:.$A$1001])*[.A673]+INTERCEPT([.$B$2:.$B$1001];[.$A$2:.$A$1001])" office:value-type="float" office:value="0.563088332474292">
            <text:p>0.563088332</text:p>
          </table:table-cell>
          <table:table-cell table:formula="of:=[.B673]-[.G673]" office:value-type="float" office:value="-0.205059974474292">
            <text:p>-0.205059974</text:p>
          </table:table-cell>
          <table:table-cell table:formula="of:=[.H673]^2" office:value-type="float" office:value="0.0420495931313974">
            <text:p>0.042049593</text:p>
          </table:table-cell>
        </table:table-row>
        <table:table-row table:style-name="ro1">
          <table:table-cell office:value-type="float" office:value="0.143357739">
            <text:p>0,143357739</text:p>
          </table:table-cell>
          <table:table-cell office:value-type="float" office:value="0.066744663">
            <text:p>0,066744663</text:p>
          </table:table-cell>
          <table:table-cell table:formula="of:=[.A674]/[.B674]" office:value-type="float" office:value="2.14785321487053">
            <text:p>2,147853215</text:p>
          </table:table-cell>
          <table:table-cell table:formula="of:=[.B674]-[.A674]" office:value-type="float" office:value="-0.076613076">
            <text:p>-0.076613076</text:p>
          </table:table-cell>
          <table:table-cell table:formula="of:=[.D674]^2" office:value-type="float" office:value="0.00586956341418178">
            <text:p>0.005869563</text:p>
          </table:table-cell>
          <table:table-cell table:formula="of:=ABS([.E674])" office:value-type="float" office:value="0.00586956341418178">
            <text:p>0.005869563</text:p>
          </table:table-cell>
          <table:table-cell table:formula="of:=SLOPE([.$B$2:.$B$1001];[.$A$2:.$A$1001])*[.A674]+INTERCEPT([.$B$2:.$B$1001];[.$A$2:.$A$1001])" office:value-type="float" office:value="0.21011334081731">
            <text:p>0.210113341</text:p>
          </table:table-cell>
          <table:table-cell table:formula="of:=[.B674]-[.G674]" office:value-type="float" office:value="-0.14336867781731">
            <text:p>-0.143368678</text:p>
          </table:table-cell>
          <table:table-cell table:formula="of:=[.H674]^2" office:value-type="float" office:value="0.0205545777790835">
            <text:p>0.020554578</text:p>
          </table:table-cell>
        </table:table-row>
        <table:table-row table:style-name="ro1">
          <table:table-cell office:value-type="float" office:value="0.475859571">
            <text:p>0,475859571</text:p>
          </table:table-cell>
          <table:table-cell office:value-type="float" office:value="0.535118796">
            <text:p>0,535118796</text:p>
          </table:table-cell>
          <table:table-cell office:value-type="string">
            <text:p>0,889259683190048</text:p>
          </table:table-cell>
          <table:table-cell table:formula="of:=[.B675]-[.A675]" office:value-type="float" office:value="0.059259225">
            <text:p>0.059259225</text:p>
          </table:table-cell>
          <table:table-cell table:formula="of:=[.D675]^2" office:value-type="float" office:value="0.00351165574760062">
            <text:p>0.003511656</text:p>
          </table:table-cell>
          <table:table-cell table:formula="of:=ABS([.E675])" office:value-type="float" office:value="0.00351165574760062">
            <text:p>0.003511656</text:p>
          </table:table-cell>
          <table:table-cell table:formula="of:=SLOPE([.$B$2:.$B$1001];[.$A$2:.$A$1001])*[.A675]+INTERCEPT([.$B$2:.$B$1001];[.$A$2:.$A$1001])" office:value-type="float" office:value="0.477442067205466">
            <text:p>0.477442067</text:p>
          </table:table-cell>
          <table:table-cell table:formula="of:=[.B675]-[.G675]" office:value-type="float" office:value="0.0576767287945338">
            <text:p>0.057676729</text:p>
          </table:table-cell>
          <table:table-cell table:formula="of:=[.H675]^2" office:value-type="float" office:value="0.00332660504443821">
            <text:p>0.003326605</text:p>
          </table:table-cell>
        </table:table-row>
        <table:table-row table:style-name="ro1">
          <table:table-cell office:value-type="float" office:value="0.351698836">
            <text:p>0,351698836</text:p>
          </table:table-cell>
          <table:table-cell office:value-type="float" office:value="0.001084105">
            <text:p>0,001084105</text:p>
          </table:table-cell>
          <table:table-cell table:formula="of:=[.A676]/[.B676]" office:value-type="float" office:value="324.413996799203">
            <text:p>324,413996799</text:p>
          </table:table-cell>
          <table:table-cell table:formula="of:=[.B676]-[.A676]" office:value-type="float" office:value="-0.350614731">
            <text:p>-0.350614731</text:p>
          </table:table-cell>
          <table:table-cell table:formula="of:=[.D676]^2" office:value-type="float" office:value="0.122930689594202">
            <text:p>0.122930690</text:p>
          </table:table-cell>
          <table:table-cell table:formula="of:=ABS([.E676])" office:value-type="float" office:value="0.122930689594202">
            <text:p>0.122930690</text:p>
          </table:table-cell>
          <table:table-cell table:formula="of:=SLOPE([.$B$2:.$B$1001];[.$A$2:.$A$1001])*[.A676]+INTERCEPT([.$B$2:.$B$1001];[.$A$2:.$A$1001])" office:value-type="float" office:value="0.377617861861035">
            <text:p>0.377617862</text:p>
          </table:table-cell>
          <table:table-cell table:formula="of:=[.B676]-[.G676]" office:value-type="float" office:value="-0.376533756861035">
            <text:p>-0.376533757</text:p>
          </table:table-cell>
          <table:table-cell table:formula="of:=[.H676]^2" office:value-type="float" office:value="0.141777670055885">
            <text:p>0.141777670</text:p>
          </table:table-cell>
        </table:table-row>
        <table:table-row table:style-name="ro1">
          <table:table-cell office:value-type="float" office:value="0.665984293">
            <text:p>0,665984293</text:p>
          </table:table-cell>
          <table:table-cell office:value-type="float" office:value="0.664277018">
            <text:p>0,664277018</text:p>
          </table:table-cell>
          <table:table-cell table:formula="of:=[.A677]/[.B677]" office:value-type="float" office:value="1.00257012504383">
            <text:p>1,002570125</text:p>
          </table:table-cell>
          <table:table-cell table:formula="of:=[.B677]-[.A677]" office:value-type="float" office:value="-0.00170727500000001">
            <text:p>-0.001707275</text:p>
          </table:table-cell>
          <table:table-cell table:formula="of:=[.D677]^2" office:value-type="float" office:value="0.00000291478792562503">
            <text:p>0.000002915</text:p>
          </table:table-cell>
          <table:table-cell table:formula="of:=ABS([.E677])" office:value-type="float" office:value="0.00000291478792562503">
            <text:p>0.000002915</text:p>
          </table:table-cell>
          <table:table-cell table:formula="of:=SLOPE([.$B$2:.$B$1001];[.$A$2:.$A$1001])*[.A677]+INTERCEPT([.$B$2:.$B$1001];[.$A$2:.$A$1001])" office:value-type="float" office:value="0.630300773220543">
            <text:p>0.630300773</text:p>
          </table:table-cell>
          <table:table-cell table:formula="of:=[.B677]-[.G677]" office:value-type="float" office:value="0.0339762447794575">
            <text:p>0.033976245</text:p>
          </table:table-cell>
          <table:table-cell table:formula="of:=[.H677]^2" office:value-type="float" office:value="0.00115438520931361">
            <text:p>0.001154385</text:p>
          </table:table-cell>
        </table:table-row>
        <table:table-row table:style-name="ro1">
          <table:table-cell office:value-type="float" office:value="0.704297176">
            <text:p>0,704297176</text:p>
          </table:table-cell>
          <table:table-cell office:value-type="float" office:value="0.30652889">
            <text:p>0,306528890</text:p>
          </table:table-cell>
          <table:table-cell table:formula="of:=[.A678]/[.B678]" office:value-type="float" office:value="2.29765349686941">
            <text:p>2,297653497</text:p>
          </table:table-cell>
          <table:table-cell table:formula="of:=[.B678]-[.A678]" office:value-type="float" office:value="-0.397768286">
            <text:p>-0.397768286</text:p>
          </table:table-cell>
          <table:table-cell table:formula="of:=[.D678]^2" office:value-type="float" office:value="0.158219609347378">
            <text:p>0.158219609</text:p>
          </table:table-cell>
          <table:table-cell table:formula="of:=ABS([.E678])" office:value-type="float" office:value="0.158219609347378">
            <text:p>0.158219609</text:p>
          </table:table-cell>
          <table:table-cell table:formula="of:=SLOPE([.$B$2:.$B$1001];[.$A$2:.$A$1001])*[.A678]+INTERCEPT([.$B$2:.$B$1001];[.$A$2:.$A$1001])" office:value-type="float" office:value="0.66110401467952">
            <text:p>0.661104015</text:p>
          </table:table-cell>
          <table:table-cell table:formula="of:=[.B678]-[.G678]" office:value-type="float" office:value="-0.35457512467952">
            <text:p>-0.354575125</text:p>
          </table:table-cell>
          <table:table-cell table:formula="of:=[.H678]^2" office:value-type="float" office:value="0.125723519041497">
            <text:p>0.125723519</text:p>
          </table:table-cell>
        </table:table-row>
        <table:table-row table:style-name="ro1">
          <table:table-cell office:value-type="float" office:value="0.042346894">
            <text:p>0,042346894</text:p>
          </table:table-cell>
          <table:table-cell office:value-type="float" office:value="0.0001">
            <text:p>0,000100000</text:p>
          </table:table-cell>
          <table:table-cell table:formula="of:=[.A679]/[.B679]" office:value-type="float" office:value="423.46894">
            <text:p>423,468940000</text:p>
          </table:table-cell>
          <table:table-cell table:formula="of:=[.B679]-[.A679]" office:value-type="float" office:value="-0.042246894">
            <text:p>-0.042246894</text:p>
          </table:table-cell>
          <table:table-cell table:formula="of:=[.D679]^2" office:value-type="float" office:value="0.00178480005264724">
            <text:p>0.001784800</text:p>
          </table:table-cell>
          <table:table-cell table:formula="of:=ABS([.E679])" office:value-type="float" office:value="0.00178480005264724">
            <text:p>0.001784800</text:p>
          </table:table-cell>
          <table:table-cell table:formula="of:=SLOPE([.$B$2:.$B$1001];[.$A$2:.$A$1001])*[.A679]+INTERCEPT([.$B$2:.$B$1001];[.$A$2:.$A$1001])" office:value-type="float" office:value="0.128901455809586">
            <text:p>0.128901456</text:p>
          </table:table-cell>
          <table:table-cell table:formula="of:=[.B679]-[.G679]" office:value-type="float" office:value="-0.128801455809586">
            <text:p>-0.128801456</text:p>
          </table:table-cell>
          <table:table-cell table:formula="of:=[.H679]^2" office:value-type="float" office:value="0.0165898150186687">
            <text:p>0.016589815</text:p>
          </table:table-cell>
        </table:table-row>
        <table:table-row table:style-name="ro1">
          <table:table-cell office:value-type="float" office:value="0.459115205">
            <text:p>0,459115205</text:p>
          </table:table-cell>
          <table:table-cell office:value-type="float" office:value="0.733295947">
            <text:p>0,733295947</text:p>
          </table:table-cell>
          <table:table-cell office:value-type="string">
            <text:p>0,626098107971678</text:p>
          </table:table-cell>
          <table:table-cell table:formula="of:=[.B680]-[.A680]" office:value-type="float" office:value="0.274180742">
            <text:p>0.274180742</text:p>
          </table:table-cell>
          <table:table-cell table:formula="of:=[.D680]^2" office:value-type="float" office:value="0.0751750792836706">
            <text:p>0.075175079</text:p>
          </table:table-cell>
          <table:table-cell table:formula="of:=ABS([.E680])" office:value-type="float" office:value="0.0751750792836706">
            <text:p>0.075175079</text:p>
          </table:table-cell>
          <table:table-cell table:formula="of:=SLOPE([.$B$2:.$B$1001];[.$A$2:.$A$1001])*[.A680]+INTERCEPT([.$B$2:.$B$1001];[.$A$2:.$A$1001])" office:value-type="float" office:value="0.463979735253692">
            <text:p>0.463979735</text:p>
          </table:table-cell>
          <table:table-cell table:formula="of:=[.B680]-[.G680]" office:value-type="float" office:value="0.269316211746308">
            <text:p>0.269316212</text:p>
          </table:table-cell>
          <table:table-cell table:formula="of:=[.H680]^2" office:value-type="float" office:value="0.0725312219093824">
            <text:p>0.072531222</text:p>
          </table:table-cell>
        </table:table-row>
        <table:table-row table:style-name="ro1">
          <table:table-cell office:value-type="float" office:value="0.893926595">
            <text:p>0,893926595</text:p>
          </table:table-cell>
          <table:table-cell office:value-type="float" office:value="0.682930254">
            <text:p>0,682930254</text:p>
          </table:table-cell>
          <table:table-cell table:formula="of:=[.A681]/[.B681]" office:value-type="float" office:value="1.30895737853781">
            <text:p>1,308957379</text:p>
          </table:table-cell>
          <table:table-cell table:formula="of:=[.B681]-[.A681]" office:value-type="float" office:value="-0.210996341">
            <text:p>-0.210996341</text:p>
          </table:table-cell>
          <table:table-cell table:formula="of:=[.D681]^2" office:value-type="float" office:value="0.0445194559153883">
            <text:p>0.044519456</text:p>
          </table:table-cell>
          <table:table-cell table:formula="of:=ABS([.E681])" office:value-type="float" office:value="0.0445194559153883">
            <text:p>0.044519456</text:p>
          </table:table-cell>
          <table:table-cell table:formula="of:=SLOPE([.$B$2:.$B$1001];[.$A$2:.$A$1001])*[.A681]+INTERCEPT([.$B$2:.$B$1001];[.$A$2:.$A$1001])" office:value-type="float" office:value="0.813564501173911">
            <text:p>0.813564501</text:p>
          </table:table-cell>
          <table:table-cell table:formula="of:=[.B681]-[.G681]" office:value-type="float" office:value="-0.130634247173911">
            <text:p>-0.130634247</text:p>
          </table:table-cell>
          <table:table-cell table:formula="of:=[.H681]^2" office:value-type="float" office:value="0.0170653065346944">
            <text:p>0.017065307</text:p>
          </table:table-cell>
        </table:table-row>
        <table:table-row table:style-name="ro1">
          <table:table-cell office:value-type="float" office:value="0.413843316">
            <text:p>0,413843316</text:p>
          </table:table-cell>
          <table:table-cell office:value-type="float" office:value="0.52509868">
            <text:p>0,525098680</text:p>
          </table:table-cell>
          <table:table-cell office:value-type="string">
            <text:p>0,788124845410009</text:p>
          </table:table-cell>
          <table:table-cell table:formula="of:=[.B682]-[.A682]" office:value-type="float" office:value="0.111255364">
            <text:p>0.111255364</text:p>
          </table:table-cell>
          <table:table-cell table:formula="of:=[.D682]^2" office:value-type="float" office:value="0.0123777560187725">
            <text:p>0.012377756</text:p>
          </table:table-cell>
          <table:table-cell table:formula="of:=ABS([.E682])" office:value-type="float" office:value="0.0123777560187725">
            <text:p>0.012377756</text:p>
          </table:table-cell>
          <table:table-cell table:formula="of:=SLOPE([.$B$2:.$B$1001];[.$A$2:.$A$1001])*[.A682]+INTERCEPT([.$B$2:.$B$1001];[.$A$2:.$A$1001])" office:value-type="float" office:value="0.427581510453667">
            <text:p>0.427581510</text:p>
          </table:table-cell>
          <table:table-cell table:formula="of:=[.B682]-[.G682]" office:value-type="float" office:value="0.0975171695463329">
            <text:p>0.097517170</text:p>
          </table:table-cell>
          <table:table-cell table:formula="of:=[.H682]^2" office:value-type="float" office:value="0.00950959835632823">
            <text:p>0.009509598</text:p>
          </table:table-cell>
        </table:table-row>
        <table:table-row table:style-name="ro1">
          <table:table-cell office:value-type="float" office:value="0.144563103">
            <text:p>0,144563103</text:p>
          </table:table-cell>
          <table:table-cell office:value-type="float" office:value="0.393805235">
            <text:p>0,393805235</text:p>
          </table:table-cell>
          <table:table-cell office:value-type="string">
            <text:p>0,367092893013471</text:p>
          </table:table-cell>
          <table:table-cell table:formula="of:=[.B683]-[.A683]" office:value-type="float" office:value="0.249242132">
            <text:p>0.249242132</text:p>
          </table:table-cell>
          <table:table-cell table:formula="of:=[.D683]^2" office:value-type="float" office:value="0.0621216403639054">
            <text:p>0.062121640</text:p>
          </table:table-cell>
          <table:table-cell table:formula="of:=ABS([.E683])" office:value-type="float" office:value="0.0621216403639054">
            <text:p>0.062121640</text:p>
          </table:table-cell>
          <table:table-cell table:formula="of:=SLOPE([.$B$2:.$B$1001];[.$A$2:.$A$1001])*[.A683]+INTERCEPT([.$B$2:.$B$1001];[.$A$2:.$A$1001])" office:value-type="float" office:value="0.211082443516732">
            <text:p>0.211082444</text:p>
          </table:table-cell>
          <table:table-cell table:formula="of:=[.B683]-[.G683]" office:value-type="float" office:value="0.182722791483268">
            <text:p>0.182722791</text:p>
          </table:table-cell>
          <table:table-cell table:formula="of:=[.H683]^2" office:value-type="float" office:value="0.0333876185274378">
            <text:p>0.033387619</text:p>
          </table:table-cell>
        </table:table-row>
        <table:table-row table:style-name="ro1">
          <table:table-cell office:value-type="float" office:value="0.882654543">
            <text:p>0,882654543</text:p>
          </table:table-cell>
          <table:table-cell office:value-type="float" office:value="0.570655141">
            <text:p>0,570655141</text:p>
          </table:table-cell>
          <table:table-cell table:formula="of:=[.A684]/[.B684]" office:value-type="float" office:value="1.54673896646802">
            <text:p>1,546738966</text:p>
          </table:table-cell>
          <table:table-cell table:formula="of:=[.B684]-[.A684]" office:value-type="float" office:value="-0.311999402">
            <text:p>-0.311999402</text:p>
          </table:table-cell>
          <table:table-cell table:formula="of:=[.D684]^2" office:value-type="float" office:value="0.0973436268483576">
            <text:p>0.097343627</text:p>
          </table:table-cell>
          <table:table-cell table:formula="of:=ABS([.E684])" office:value-type="float" office:value="0.0973436268483576">
            <text:p>0.097343627</text:p>
          </table:table-cell>
          <table:table-cell table:formula="of:=SLOPE([.$B$2:.$B$1001];[.$A$2:.$A$1001])*[.A684]+INTERCEPT([.$B$2:.$B$1001];[.$A$2:.$A$1001])" office:value-type="float" office:value="0.804501864475593">
            <text:p>0.804501864</text:p>
          </table:table-cell>
          <table:table-cell table:formula="of:=[.B684]-[.G684]" office:value-type="float" office:value="-0.233846723475593">
            <text:p>-0.233846723</text:p>
          </table:table-cell>
          <table:table-cell table:formula="of:=[.H684]^2" office:value-type="float" office:value="0.0546842900802705">
            <text:p>0.054684290</text:p>
          </table:table-cell>
        </table:table-row>
        <table:table-row table:style-name="ro1">
          <table:table-cell office:value-type="float" office:value="0.793049632">
            <text:p>0,793049632</text:p>
          </table:table-cell>
          <table:table-cell office:value-type="float" office:value="0.40499709">
            <text:p>0,404997090</text:p>
          </table:table-cell>
          <table:table-cell table:formula="of:=[.A685]/[.B685]" office:value-type="float" office:value="1.9581613092578">
            <text:p>1,958161309</text:p>
          </table:table-cell>
          <table:table-cell table:formula="of:=[.B685]-[.A685]" office:value-type="float" office:value="-0.388052542">
            <text:p>-0.388052542</text:p>
          </table:table-cell>
          <table:table-cell table:formula="of:=[.D685]^2" office:value-type="float" office:value="0.150584775352662">
            <text:p>0.150584775</text:p>
          </table:table-cell>
          <table:table-cell table:formula="of:=ABS([.E685])" office:value-type="float" office:value="0.150584775352662">
            <text:p>0.150584775</text:p>
          </table:table-cell>
          <table:table-cell table:formula="of:=SLOPE([.$B$2:.$B$1001];[.$A$2:.$A$1001])*[.A685]+INTERCEPT([.$B$2:.$B$1001];[.$A$2:.$A$1001])" office:value-type="float" office:value="0.732460256188292">
            <text:p>0.732460256</text:p>
          </table:table-cell>
          <table:table-cell table:formula="of:=[.B685]-[.G685]" office:value-type="float" office:value="-0.327463166188292">
            <text:p>-0.327463166</text:p>
          </table:table-cell>
          <table:table-cell table:formula="of:=[.H685]^2" office:value-type="float" office:value="0.107232125210061">
            <text:p>0.107232125</text:p>
          </table:table-cell>
        </table:table-row>
        <table:table-row table:style-name="ro1">
          <table:table-cell office:value-type="float" office:value="0.131632282">
            <text:p>0,131632282</text:p>
          </table:table-cell>
          <table:table-cell office:value-type="float" office:value="0.0001">
            <text:p>0,000100000</text:p>
          </table:table-cell>
          <table:table-cell table:formula="of:=[.A686]/[.B686]" office:value-type="float" office:value="1316.32282">
            <text:p>1316,322820000</text:p>
          </table:table-cell>
          <table:table-cell table:formula="of:=[.B686]-[.A686]" office:value-type="float" office:value="-0.131532282">
            <text:p>-0.131532282</text:p>
          </table:table-cell>
          <table:table-cell table:formula="of:=[.D686]^2" office:value-type="float" office:value="0.0173007412081275">
            <text:p>0.017300741</text:p>
          </table:table-cell>
          <table:table-cell table:formula="of:=ABS([.E686])" office:value-type="float" office:value="0.0173007412081275">
            <text:p>0.017300741</text:p>
          </table:table-cell>
          <table:table-cell table:formula="of:=SLOPE([.$B$2:.$B$1001];[.$A$2:.$A$1001])*[.A686]+INTERCEPT([.$B$2:.$B$1001];[.$A$2:.$A$1001])" office:value-type="float" office:value="0.200686170244219">
            <text:p>0.200686170</text:p>
          </table:table-cell>
          <table:table-cell table:formula="of:=[.B686]-[.G686]" office:value-type="float" office:value="-0.200586170244219">
            <text:p>-0.200586170</text:p>
          </table:table-cell>
          <table:table-cell table:formula="of:=[.H686]^2" office:value-type="float" office:value="0.0402348116932429">
            <text:p>0.040234812</text:p>
          </table:table-cell>
        </table:table-row>
        <table:table-row table:style-name="ro1">
          <table:table-cell office:value-type="float" office:value="0.713704305">
            <text:p>0,713704305</text:p>
          </table:table-cell>
          <table:table-cell office:value-type="float" office:value="0.911498206">
            <text:p>0,911498206</text:p>
          </table:table-cell>
          <table:table-cell office:value-type="string">
            <text:p>0,783001327157851</text:p>
          </table:table-cell>
          <table:table-cell table:formula="of:=[.B687]-[.A687]" office:value-type="float" office:value="0.197793901">
            <text:p>0.197793901</text:p>
          </table:table-cell>
          <table:table-cell table:formula="of:=[.D687]^2" office:value-type="float" office:value="0.0391224272727978">
            <text:p>0.039122427</text:p>
          </table:table-cell>
          <table:table-cell table:formula="of:=ABS([.E687])" office:value-type="float" office:value="0.0391224272727978">
            <text:p>0.039122427</text:p>
          </table:table-cell>
          <table:table-cell table:formula="of:=SLOPE([.$B$2:.$B$1001];[.$A$2:.$A$1001])*[.A687]+INTERCEPT([.$B$2:.$B$1001];[.$A$2:.$A$1001])" office:value-type="float" office:value="0.668667268690521">
            <text:p>0.668667269</text:p>
          </table:table-cell>
          <table:table-cell table:formula="of:=[.B687]-[.G687]" office:value-type="float" office:value="0.242830937309479">
            <text:p>0.242830937</text:p>
          </table:table-cell>
          <table:table-cell table:formula="of:=[.H687]^2" office:value-type="float" office:value="0.0589668641146001">
            <text:p>0.058966864</text:p>
          </table:table-cell>
        </table:table-row>
        <table:table-row table:style-name="ro1">
          <table:table-cell office:value-type="float" office:value="0.230259177">
            <text:p>0,230259177</text:p>
          </table:table-cell>
          <table:table-cell office:value-type="float" office:value="0.0001">
            <text:p>0,000100000</text:p>
          </table:table-cell>
          <table:table-cell table:formula="of:=[.A688]/[.B688]" office:value-type="float" office:value="2302.59177">
            <text:p>2302,591770000</text:p>
          </table:table-cell>
          <table:table-cell table:formula="of:=[.B688]-[.A688]" office:value-type="float" office:value="-0.230159177">
            <text:p>-0.230159177</text:p>
          </table:table-cell>
          <table:table-cell table:formula="of:=[.D688]^2" office:value-type="float" office:value="0.0529732467573173">
            <text:p>0.052973247</text:p>
          </table:table-cell>
          <table:table-cell table:formula="of:=ABS([.E688])" office:value-type="float" office:value="0.0529732467573173">
            <text:p>0.052973247</text:p>
          </table:table-cell>
          <table:table-cell table:formula="of:=SLOPE([.$B$2:.$B$1001];[.$A$2:.$A$1001])*[.A688]+INTERCEPT([.$B$2:.$B$1001];[.$A$2:.$A$1001])" office:value-type="float" office:value="0.279981379143905">
            <text:p>0.279981379</text:p>
          </table:table-cell>
          <table:table-cell table:formula="of:=[.B688]-[.G688]" office:value-type="float" office:value="-0.279881379143906">
            <text:p>-0.279881379</text:p>
          </table:table-cell>
          <table:table-cell table:formula="of:=[.H688]^2" office:value-type="float" office:value="0.0783335863914946">
            <text:p>0.078333586</text:p>
          </table:table-cell>
        </table:table-row>
        <table:table-row table:style-name="ro1">
          <table:table-cell office:value-type="float" office:value="0.97632638">
            <text:p>0,976326380</text:p>
          </table:table-cell>
          <table:table-cell office:value-type="float" office:value="0.9999">
            <text:p>0,999900000</text:p>
          </table:table-cell>
          <table:table-cell office:value-type="string">
            <text:p>0,97642402240224</text:p>
          </table:table-cell>
          <table:table-cell table:formula="of:=[.B689]-[.A689]" office:value-type="float" office:value="0.02357362">
            <text:p>0.023573620</text:p>
          </table:table-cell>
          <table:table-cell table:formula="of:=[.D689]^2" office:value-type="float" office:value="0.000555715559904398">
            <text:p>0.000555716</text:p>
          </table:table-cell>
          <table:table-cell table:formula="of:=ABS([.E689])" office:value-type="float" office:value="0.000555715559904398">
            <text:p>0.000555716</text:p>
          </table:table-cell>
          <table:table-cell table:formula="of:=SLOPE([.$B$2:.$B$1001];[.$A$2:.$A$1001])*[.A689]+INTERCEPT([.$B$2:.$B$1001];[.$A$2:.$A$1001])" office:value-type="float" office:value="0.879813247673172">
            <text:p>0.879813248</text:p>
          </table:table-cell>
          <table:table-cell table:formula="of:=[.B689]-[.G689]" office:value-type="float" office:value="0.120086752326828">
            <text:p>0.120086752</text:p>
          </table:table-cell>
          <table:table-cell table:formula="of:=[.H689]^2" office:value-type="float" office:value="0.014420828084405">
            <text:p>0.014420828</text:p>
          </table:table-cell>
        </table:table-row>
        <table:table-row table:style-name="ro1">
          <table:table-cell office:value-type="float" office:value="0.932602341">
            <text:p>0,932602341</text:p>
          </table:table-cell>
          <table:table-cell office:value-type="float" office:value="0.9999">
            <text:p>0,999900000</text:p>
          </table:table-cell>
          <table:table-cell office:value-type="string">
            <text:p>0,932695610561056</text:p>
          </table:table-cell>
          <table:table-cell table:formula="of:=[.B690]-[.A690]" office:value-type="float" office:value="0.067297659">
            <text:p>0.067297659</text:p>
          </table:table-cell>
          <table:table-cell table:formula="of:=[.D690]^2" office:value-type="float" office:value="0.00452897490688028">
            <text:p>0.004528975</text:p>
          </table:table-cell>
          <table:table-cell table:formula="of:=ABS([.E690])" office:value-type="float" office:value="0.00452897490688028">
            <text:p>0.004528975</text:p>
          </table:table-cell>
          <table:table-cell table:formula="of:=SLOPE([.$B$2:.$B$1001];[.$A$2:.$A$1001])*[.A690]+INTERCEPT([.$B$2:.$B$1001];[.$A$2:.$A$1001])" office:value-type="float" office:value="0.844659481487559">
            <text:p>0.844659481</text:p>
          </table:table-cell>
          <table:table-cell table:formula="of:=[.B690]-[.G690]" office:value-type="float" office:value="0.155240518512441">
            <text:p>0.155240519</text:p>
          </table:table-cell>
          <table:table-cell table:formula="of:=[.H690]^2" office:value-type="float" office:value="0.0240996185880116">
            <text:p>0.024099619</text:p>
          </table:table-cell>
        </table:table-row>
        <table:table-row table:style-name="ro1">
          <table:table-cell office:value-type="float" office:value="0.797947787">
            <text:p>0,797947787</text:p>
          </table:table-cell>
          <table:table-cell office:value-type="float" office:value="0.744899">
            <text:p>0,744899000</text:p>
          </table:table-cell>
          <table:table-cell table:formula="of:=[.A691]/[.B691]" office:value-type="float" office:value="1.07121608030082">
            <text:p>1,071216080</text:p>
          </table:table-cell>
          <table:table-cell table:formula="of:=[.B691]-[.A691]" office:value-type="float" office:value="-0.053048787">
            <text:p>-0.053048787</text:p>
          </table:table-cell>
          <table:table-cell table:formula="of:=[.D691]^2" office:value-type="float" office:value="0.00281417380217137">
            <text:p>0.002814174</text:p>
          </table:table-cell>
          <table:table-cell table:formula="of:=ABS([.E691])" office:value-type="float" office:value="0.00281417380217137">
            <text:p>0.002814174</text:p>
          </table:table-cell>
          <table:table-cell table:formula="of:=SLOPE([.$B$2:.$B$1001];[.$A$2:.$A$1001])*[.A691]+INTERCEPT([.$B$2:.$B$1001];[.$A$2:.$A$1001])" office:value-type="float" office:value="0.736398332348431">
            <text:p>0.736398332</text:p>
          </table:table-cell>
          <table:table-cell table:formula="of:=[.B691]-[.G691]" office:value-type="float" office:value="0.00850066765156932">
            <text:p>0.008500668</text:p>
          </table:table-cell>
          <table:table-cell table:formula="of:=[.H691]^2" office:value-type="float" office:value="0.000072261350522437">
            <text:p>0.000072261</text:p>
          </table:table-cell>
        </table:table-row>
        <table:table-row table:style-name="ro1">
          <table:table-cell office:value-type="float" office:value="0.212445034">
            <text:p>0,212445034</text:p>
          </table:table-cell>
          <table:table-cell office:value-type="float" office:value="0.392253535">
            <text:p>0,392253535</text:p>
          </table:table-cell>
          <table:table-cell office:value-type="string">
            <text:p>0,541601324255752</text:p>
          </table:table-cell>
          <table:table-cell table:formula="of:=[.B692]-[.A692]" office:value-type="float" office:value="0.179808501">
            <text:p>0.179808501</text:p>
          </table:table-cell>
          <table:table-cell table:formula="of:=[.D692]^2" office:value-type="float" office:value="0.032331097031867">
            <text:p>0.032331097</text:p>
          </table:table-cell>
          <table:table-cell table:formula="of:=ABS([.E692])" office:value-type="float" office:value="0.032331097031867">
            <text:p>0.032331097</text:p>
          </table:table-cell>
          <table:table-cell table:formula="of:=SLOPE([.$B$2:.$B$1001];[.$A$2:.$A$1001])*[.A692]+INTERCEPT([.$B$2:.$B$1001];[.$A$2:.$A$1001])" office:value-type="float" office:value="0.265658955320729">
            <text:p>0.265658955</text:p>
          </table:table-cell>
          <table:table-cell table:formula="of:=[.B692]-[.G692]" office:value-type="float" office:value="0.126594579679271">
            <text:p>0.126594580</text:p>
          </table:table-cell>
          <table:table-cell table:formula="of:=[.H692]^2" office:value-type="float" office:value="0.0160261876041712">
            <text:p>0.016026188</text:p>
          </table:table-cell>
        </table:table-row>
        <table:table-row table:style-name="ro1">
          <table:table-cell office:value-type="float" office:value="0.29855863">
            <text:p>0,298558630</text:p>
          </table:table-cell>
          <table:table-cell office:value-type="float" office:value="0.79410512">
            <text:p>0,794105120</text:p>
          </table:table-cell>
          <table:table-cell office:value-type="string">
            <text:p>0,375968650095091</text:p>
          </table:table-cell>
          <table:table-cell table:formula="of:=[.B693]-[.A693]" office:value-type="float" office:value="0.49554649">
            <text:p>0.495546490</text:p>
          </table:table-cell>
          <table:table-cell table:formula="of:=[.D693]^2" office:value-type="float" office:value="0.24556632375132">
            <text:p>0.245566324</text:p>
          </table:table-cell>
          <table:table-cell table:formula="of:=ABS([.E693])" office:value-type="float" office:value="0.24556632375132">
            <text:p>0.245566324</text:p>
          </table:table-cell>
          <table:table-cell table:formula="of:=SLOPE([.$B$2:.$B$1001];[.$A$2:.$A$1001])*[.A693]+INTERCEPT([.$B$2:.$B$1001];[.$A$2:.$A$1001])" office:value-type="float" office:value="0.334893575187077">
            <text:p>0.334893575</text:p>
          </table:table-cell>
          <table:table-cell table:formula="of:=[.B693]-[.G693]" office:value-type="float" office:value="0.459211544812923">
            <text:p>0.459211545</text:p>
          </table:table-cell>
          <table:table-cell table:formula="of:=[.H693]^2" office:value-type="float" office:value="0.210875242889471">
            <text:p>0.210875243</text:p>
          </table:table-cell>
        </table:table-row>
        <table:table-row table:style-name="ro1">
          <table:table-cell office:value-type="float" office:value="0.982862303">
            <text:p>0,982862303</text:p>
          </table:table-cell>
          <table:table-cell office:value-type="float" office:value="0.9999">
            <text:p>0,999900000</text:p>
          </table:table-cell>
          <table:table-cell office:value-type="string">
            <text:p>0,982960599059906</text:p>
          </table:table-cell>
          <table:table-cell table:formula="of:=[.B694]-[.A694]" office:value-type="float" office:value="0.0170376969999999">
            <text:p>0.017037697</text:p>
          </table:table-cell>
          <table:table-cell table:formula="of:=[.D694]^2" office:value-type="float" office:value="0.000290283119063806">
            <text:p>0.000290283</text:p>
          </table:table-cell>
          <table:table-cell table:formula="of:=ABS([.E694])" office:value-type="float" office:value="0.000290283119063806">
            <text:p>0.000290283</text:p>
          </table:table-cell>
          <table:table-cell table:formula="of:=SLOPE([.$B$2:.$B$1001];[.$A$2:.$A$1001])*[.A694]+INTERCEPT([.$B$2:.$B$1001];[.$A$2:.$A$1001])" office:value-type="float" office:value="0.885068075776979">
            <text:p>0.885068076</text:p>
          </table:table-cell>
          <table:table-cell table:formula="of:=[.B694]-[.G694]" office:value-type="float" office:value="0.114831924223021">
            <text:p>0.114831924</text:p>
          </table:table-cell>
          <table:table-cell table:formula="of:=[.H694]^2" office:value-type="float" office:value="0.0131863708207615">
            <text:p>0.013186371</text:p>
          </table:table-cell>
        </table:table-row>
        <table:table-row table:style-name="ro1">
          <table:table-cell office:value-type="float" office:value="0.280523439">
            <text:p>0,280523439</text:p>
          </table:table-cell>
          <table:table-cell office:value-type="float" office:value="0.284089419">
            <text:p>0,284089419</text:p>
          </table:table-cell>
          <table:table-cell office:value-type="string">
            <text:p>0,987447684561599</text:p>
          </table:table-cell>
          <table:table-cell table:formula="of:=[.B695]-[.A695]" office:value-type="float" office:value="0.00356597999999997">
            <text:p>0.003565980</text:p>
          </table:table-cell>
          <table:table-cell table:formula="of:=[.D695]^2" office:value-type="float" office:value="0.0000127162133603998">
            <text:p>0.000012716</text:p>
          </table:table-cell>
          <table:table-cell table:formula="of:=ABS([.E695])" office:value-type="float" office:value="0.0000127162133603998">
            <text:p>0.000012716</text:p>
          </table:table-cell>
          <table:table-cell table:formula="of:=SLOPE([.$B$2:.$B$1001];[.$A$2:.$A$1001])*[.A695]+INTERCEPT([.$B$2:.$B$1001];[.$A$2:.$A$1001])" office:value-type="float" office:value="0.320393430597807">
            <text:p>0.320393431</text:p>
          </table:table-cell>
          <table:table-cell table:formula="of:=[.B695]-[.G695]" office:value-type="float" office:value="-0.0363040115978073">
            <text:p>-0.036304012</text:p>
          </table:table-cell>
          <table:table-cell table:formula="of:=[.H695]^2" office:value-type="float" office:value="0.00131798125809373">
            <text:p>0.001317981</text:p>
          </table:table-cell>
        </table:table-row>
        <table:table-row table:style-name="ro1">
          <table:table-cell office:value-type="float" office:value="0.290513789">
            <text:p>0,290513789</text:p>
          </table:table-cell>
          <table:table-cell office:value-type="float" office:value="0.402810303">
            <text:p>0,402810303</text:p>
          </table:table-cell>
          <table:table-cell office:value-type="string">
            <text:p>0,721217374124614</text:p>
          </table:table-cell>
          <table:table-cell table:formula="of:=[.B696]-[.A696]" office:value-type="float" office:value="0.112296514">
            <text:p>0.112296514</text:p>
          </table:table-cell>
          <table:table-cell table:formula="of:=[.D696]^2" office:value-type="float" office:value="0.0126105070565522">
            <text:p>0.012610507</text:p>
          </table:table-cell>
          <table:table-cell table:formula="of:=ABS([.E696])" office:value-type="float" office:value="0.0126105070565522">
            <text:p>0.012610507</text:p>
          </table:table-cell>
          <table:table-cell table:formula="of:=SLOPE([.$B$2:.$B$1001];[.$A$2:.$A$1001])*[.A696]+INTERCEPT([.$B$2:.$B$1001];[.$A$2:.$A$1001])" office:value-type="float" office:value="0.328425589475272">
            <text:p>0.328425589</text:p>
          </table:table-cell>
          <table:table-cell table:formula="of:=[.B696]-[.G696]" office:value-type="float" office:value="0.0743847135247285">
            <text:p>0.074384714</text:p>
          </table:table-cell>
          <table:table-cell table:formula="of:=[.H696]^2" office:value-type="float" office:value="0.00553308560615592">
            <text:p>0.005533086</text:p>
          </table:table-cell>
        </table:table-row>
        <table:table-row table:style-name="ro1">
          <table:table-cell office:value-type="float" office:value="0.202095822">
            <text:p>0,202095822</text:p>
          </table:table-cell>
          <table:table-cell office:value-type="float" office:value="0.011918157">
            <text:p>0,011918157</text:p>
          </table:table-cell>
          <table:table-cell table:formula="of:=[.A697]/[.B697]" office:value-type="float" office:value="16.9569692696614">
            <text:p>16,956969270</text:p>
          </table:table-cell>
          <table:table-cell table:formula="of:=[.B697]-[.A697]" office:value-type="float" office:value="-0.190177665">
            <text:p>-0.190177665</text:p>
          </table:table-cell>
          <table:table-cell table:formula="of:=[.D697]^2" office:value-type="float" office:value="0.0361675442648522">
            <text:p>0.036167544</text:p>
          </table:table-cell>
          <table:table-cell table:formula="of:=ABS([.E697])" office:value-type="float" office:value="0.0361675442648522">
            <text:p>0.036167544</text:p>
          </table:table-cell>
          <table:table-cell table:formula="of:=SLOPE([.$B$2:.$B$1001];[.$A$2:.$A$1001])*[.A697]+INTERCEPT([.$B$2:.$B$1001];[.$A$2:.$A$1001])" office:value-type="float" office:value="0.257338274359546">
            <text:p>0.257338274</text:p>
          </table:table-cell>
          <table:table-cell table:formula="of:=[.B697]-[.G697]" office:value-type="float" office:value="-0.245420117359546">
            <text:p>-0.245420117</text:p>
          </table:table-cell>
          <table:table-cell table:formula="of:=[.H697]^2" office:value-type="float" office:value="0.0602310340047733">
            <text:p>0.060231034</text:p>
          </table:table-cell>
        </table:table-row>
        <table:table-row table:style-name="ro1">
          <table:table-cell office:value-type="float" office:value="0.09959303">
            <text:p>0,099593030</text:p>
          </table:table-cell>
          <table:table-cell office:value-type="float" office:value="0.525924839">
            <text:p>0,525924839</text:p>
          </table:table-cell>
          <table:table-cell office:value-type="string">
            <text:p>0,18936742023702</text:p>
          </table:table-cell>
          <table:table-cell table:formula="of:=[.B698]-[.A698]" office:value-type="float" office:value="0.426331809">
            <text:p>0.426331809</text:p>
          </table:table-cell>
          <table:table-cell table:formula="of:=[.D698]^2" office:value-type="float" office:value="0.181758811365212">
            <text:p>0.181758811</text:p>
          </table:table-cell>
          <table:table-cell table:formula="of:=ABS([.E698])" office:value-type="float" office:value="0.181758811365212">
            <text:p>0.181758811</text:p>
          </table:table-cell>
          <table:table-cell table:formula="of:=SLOPE([.$B$2:.$B$1001];[.$A$2:.$A$1001])*[.A698]+INTERCEPT([.$B$2:.$B$1001];[.$A$2:.$A$1001])" office:value-type="float" office:value="0.17492687628764">
            <text:p>0.174926876</text:p>
          </table:table-cell>
          <table:table-cell table:formula="of:=[.B698]-[.G698]" office:value-type="float" office:value="0.35099796271236">
            <text:p>0.350997963</text:p>
          </table:table-cell>
          <table:table-cell table:formula="of:=[.H698]^2" office:value-type="float" office:value="0.123199569828227">
            <text:p>0.123199570</text:p>
          </table:table-cell>
        </table:table-row>
        <table:table-row table:style-name="ro1">
          <table:table-cell office:value-type="float" office:value="0.714483943">
            <text:p>0,714483943</text:p>
          </table:table-cell>
          <table:table-cell office:value-type="float" office:value="0.895044215">
            <text:p>0,895044215</text:p>
          </table:table-cell>
          <table:table-cell office:value-type="string">
            <text:p>0,798266645408127</text:p>
          </table:table-cell>
          <table:table-cell table:formula="of:=[.B699]-[.A699]" office:value-type="float" office:value="0.180560272">
            <text:p>0.180560272</text:p>
          </table:table-cell>
          <table:table-cell table:formula="of:=[.D699]^2" office:value-type="float" office:value="0.032602011824714">
            <text:p>0.032602012</text:p>
          </table:table-cell>
          <table:table-cell table:formula="of:=ABS([.E699])" office:value-type="float" office:value="0.032602011824714">
            <text:p>0.032602012</text:p>
          </table:table-cell>
          <table:table-cell table:formula="of:=SLOPE([.$B$2:.$B$1001];[.$A$2:.$A$1001])*[.A699]+INTERCEPT([.$B$2:.$B$1001];[.$A$2:.$A$1001])" office:value-type="float" office:value="0.669294091202536">
            <text:p>0.669294091</text:p>
          </table:table-cell>
          <table:table-cell table:formula="of:=[.B699]-[.G699]" office:value-type="float" office:value="0.225750123797464">
            <text:p>0.225750124</text:p>
          </table:table-cell>
          <table:table-cell table:formula="of:=[.H699]^2" office:value-type="float" office:value="0.0509631183945703">
            <text:p>0.050963118</text:p>
          </table:table-cell>
        </table:table-row>
        <table:table-row table:style-name="ro1">
          <table:table-cell office:value-type="float" office:value="0.313489449">
            <text:p>0,313489449</text:p>
          </table:table-cell>
          <table:table-cell office:value-type="float" office:value="0.198026052">
            <text:p>0,198026052</text:p>
          </table:table-cell>
          <table:table-cell table:formula="of:=[.A700]/[.B700]" office:value-type="float" office:value="1.58307175158953">
            <text:p>1,583071752</text:p>
          </table:table-cell>
          <table:table-cell table:formula="of:=[.B700]-[.A700]" office:value-type="float" office:value="-0.115463397">
            <text:p>-0.115463397</text:p>
          </table:table-cell>
          <table:table-cell table:formula="of:=[.D700]^2" office:value-type="float" office:value="0.0133317960467796">
            <text:p>0.013331796</text:p>
          </table:table-cell>
          <table:table-cell table:formula="of:=ABS([.E700])" office:value-type="float" office:value="0.0133317960467796">
            <text:p>0.013331796</text:p>
          </table:table-cell>
          <table:table-cell table:formula="of:=SLOPE([.$B$2:.$B$1001];[.$A$2:.$A$1001])*[.A700]+INTERCEPT([.$B$2:.$B$1001];[.$A$2:.$A$1001])" office:value-type="float" office:value="0.346897830331157">
            <text:p>0.346897830</text:p>
          </table:table-cell>
          <table:table-cell table:formula="of:=[.B700]-[.G700]" office:value-type="float" office:value="-0.148871778331158">
            <text:p>-0.148871778</text:p>
          </table:table-cell>
          <table:table-cell table:formula="of:=[.H700]^2" office:value-type="float" office:value="0.0221628063834813">
            <text:p>0.022162806</text:p>
          </table:table-cell>
        </table:table-row>
        <table:table-row table:style-name="ro1">
          <table:table-cell office:value-type="float" office:value="0.128259174">
            <text:p>0,128259174</text:p>
          </table:table-cell>
          <table:table-cell office:value-type="float" office:value="0.0001">
            <text:p>0,000100000</text:p>
          </table:table-cell>
          <table:table-cell table:formula="of:=[.A701]/[.B701]" office:value-type="float" office:value="1282.59174">
            <text:p>1282,591740000</text:p>
          </table:table-cell>
          <table:table-cell table:formula="of:=[.B701]-[.A701]" office:value-type="float" office:value="-0.128159174">
            <text:p>-0.128159174</text:p>
          </table:table-cell>
          <table:table-cell table:formula="of:=[.D701]^2" office:value-type="float" office:value="0.0164247738803623">
            <text:p>0.016424774</text:p>
          </table:table-cell>
          <table:table-cell table:formula="of:=ABS([.E701])" office:value-type="float" office:value="0.0164247738803623">
            <text:p>0.016424774</text:p>
          </table:table-cell>
          <table:table-cell table:formula="of:=SLOPE([.$B$2:.$B$1001];[.$A$2:.$A$1001])*[.A701]+INTERCEPT([.$B$2:.$B$1001];[.$A$2:.$A$1001])" office:value-type="float" office:value="0.197974219274849">
            <text:p>0.197974219</text:p>
          </table:table-cell>
          <table:table-cell table:formula="of:=[.B701]-[.G701]" office:value-type="float" office:value="-0.197874219274849">
            <text:p>-0.197874219</text:p>
          </table:table-cell>
          <table:table-cell table:formula="of:=[.H701]^2" office:value-type="float" office:value="0.0391542066536311">
            <text:p>0.039154207</text:p>
          </table:table-cell>
        </table:table-row>
        <table:table-row table:style-name="ro1">
          <table:table-cell office:value-type="float" office:value="0.201166575">
            <text:p>0,201166575</text:p>
          </table:table-cell>
          <table:table-cell office:value-type="float" office:value="0.255074699">
            <text:p>0,255074699</text:p>
          </table:table-cell>
          <table:table-cell office:value-type="string">
            <text:p>0,788657502247998</text:p>
          </table:table-cell>
          <table:table-cell table:formula="of:=[.B702]-[.A702]" office:value-type="float" office:value="0.053908124">
            <text:p>0.053908124</text:p>
          </table:table-cell>
          <table:table-cell table:formula="of:=[.D702]^2" office:value-type="float" office:value="0.00290608583319938">
            <text:p>0.002906086</text:p>
          </table:table-cell>
          <table:table-cell table:formula="of:=ABS([.E702])" office:value-type="float" office:value="0.00290608583319938">
            <text:p>0.002906086</text:p>
          </table:table-cell>
          <table:table-cell table:formula="of:=SLOPE([.$B$2:.$B$1001];[.$A$2:.$A$1001])*[.A702]+INTERCEPT([.$B$2:.$B$1001];[.$A$2:.$A$1001])" office:value-type="float" office:value="0.256591167447335">
            <text:p>0.256591167</text:p>
          </table:table-cell>
          <table:table-cell table:formula="of:=[.B702]-[.G702]" office:value-type="float" office:value="-0.001516468447335">
            <text:p>-0.001516468</text:p>
          </table:table-cell>
          <table:table-cell table:formula="of:=[.H702]^2" office:value-type="float" office:value="0.00000229967655176261">
            <text:p>0.000002300</text:p>
          </table:table-cell>
        </table:table-row>
        <table:table-row table:style-name="ro1">
          <table:table-cell office:value-type="float" office:value="0.958346773">
            <text:p>0,958346773</text:p>
          </table:table-cell>
          <table:table-cell office:value-type="float" office:value="0.964781576">
            <text:p>0,964781576</text:p>
          </table:table-cell>
          <table:table-cell office:value-type="string">
            <text:p>0,993330300702177</text:p>
          </table:table-cell>
          <table:table-cell table:formula="of:=[.B703]-[.A703]" office:value-type="float" office:value="0.00643480299999999">
            <text:p>0.006434803</text:p>
          </table:table-cell>
          <table:table-cell table:formula="of:=[.D703]^2" office:value-type="float" office:value="0.0000414066896488089">
            <text:p>0.000041407</text:p>
          </table:table-cell>
          <table:table-cell table:formula="of:=ABS([.E703])" office:value-type="float" office:value="0.0000414066896488089">
            <text:p>0.000041407</text:p>
          </table:table-cell>
          <table:table-cell table:formula="of:=SLOPE([.$B$2:.$B$1001];[.$A$2:.$A$1001])*[.A703]+INTERCEPT([.$B$2:.$B$1001];[.$A$2:.$A$1001])" office:value-type="float" office:value="0.865357792160766">
            <text:p>0.865357792</text:p>
          </table:table-cell>
          <table:table-cell table:formula="of:=[.B703]-[.G703]" office:value-type="float" office:value="0.0994237838392343">
            <text:p>0.099423784</text:p>
          </table:table-cell>
          <table:table-cell table:formula="of:=[.H703]^2" office:value-type="float" office:value="0.00988508879291079">
            <text:p>0.009885089</text:p>
          </table:table-cell>
        </table:table-row>
        <table:table-row table:style-name="ro1">
          <table:table-cell office:value-type="float" office:value="0.03702927">
            <text:p>0,037029270</text:p>
          </table:table-cell>
          <table:table-cell office:value-type="float" office:value="0.278264784">
            <text:p>0,278264784</text:p>
          </table:table-cell>
          <table:table-cell office:value-type="string">
            <text:p>0,133072067071196</text:p>
          </table:table-cell>
          <table:table-cell table:formula="of:=[.B704]-[.A704]" office:value-type="float" office:value="0.241235514">
            <text:p>0.241235514</text:p>
          </table:table-cell>
          <table:table-cell table:formula="of:=[.D704]^2" office:value-type="float" office:value="0.0581945732148442">
            <text:p>0.058194573</text:p>
          </table:table-cell>
          <table:table-cell table:formula="of:=ABS([.E704])" office:value-type="float" office:value="0.0581945732148442">
            <text:p>0.058194573</text:p>
          </table:table-cell>
          <table:table-cell table:formula="of:=SLOPE([.$B$2:.$B$1001];[.$A$2:.$A$1001])*[.A704]+INTERCEPT([.$B$2:.$B$1001];[.$A$2:.$A$1001])" office:value-type="float" office:value="0.124626130038355">
            <text:p>0.124626130</text:p>
          </table:table-cell>
          <table:table-cell table:formula="of:=[.B704]-[.G704]" office:value-type="float" office:value="0.153638653961645">
            <text:p>0.153638654</text:p>
          </table:table-cell>
          <table:table-cell table:formula="of:=[.H704]^2" office:value-type="float" office:value="0.0236048359911461">
            <text:p>0.023604836</text:p>
          </table:table-cell>
        </table:table-row>
        <table:table-row table:style-name="ro1">
          <table:table-cell office:value-type="float" office:value="0.112381464">
            <text:p>0,112381464</text:p>
          </table:table-cell>
          <table:table-cell office:value-type="float" office:value="0.0001">
            <text:p>0,000100000</text:p>
          </table:table-cell>
          <table:table-cell table:formula="of:=[.A705]/[.B705]" office:value-type="float" office:value="1123.81464">
            <text:p>1123,814640000</text:p>
          </table:table-cell>
          <table:table-cell table:formula="of:=[.B705]-[.A705]" office:value-type="float" office:value="-0.112281464">
            <text:p>-0.112281464</text:p>
          </table:table-cell>
          <table:table-cell table:formula="of:=[.D705]^2" office:value-type="float" office:value="0.0126071271579833">
            <text:p>0.012607127</text:p>
          </table:table-cell>
          <table:table-cell table:formula="of:=ABS([.E705])" office:value-type="float" office:value="0.0126071271579833">
            <text:p>0.012607127</text:p>
          </table:table-cell>
          <table:table-cell table:formula="of:=SLOPE([.$B$2:.$B$1001];[.$A$2:.$A$1001])*[.A705]+INTERCEPT([.$B$2:.$B$1001];[.$A$2:.$A$1001])" office:value-type="float" office:value="0.185208671588301">
            <text:p>0.185208672</text:p>
          </table:table-cell>
          <table:table-cell table:formula="of:=[.B705]-[.G705]" office:value-type="float" office:value="-0.185108671588301">
            <text:p>-0.185108672</text:p>
          </table:table-cell>
          <table:table-cell table:formula="of:=[.H705]^2" office:value-type="float" office:value="0.0342652202971856">
            <text:p>0.034265220</text:p>
          </table:table-cell>
        </table:table-row>
        <table:table-row table:style-name="ro1">
          <table:table-cell office:value-type="float" office:value="0.405339937">
            <text:p>0,405339937</text:p>
          </table:table-cell>
          <table:table-cell office:value-type="float" office:value="0.661039551">
            <text:p>0,661039551</text:p>
          </table:table-cell>
          <table:table-cell office:value-type="string">
            <text:p>0,613185604986592</text:p>
          </table:table-cell>
          <table:table-cell table:formula="of:=[.B706]-[.A706]" office:value-type="float" office:value="0.255699614">
            <text:p>0.255699614</text:p>
          </table:table-cell>
          <table:table-cell table:formula="of:=[.D706]^2" office:value-type="float" office:value="0.065382292599749">
            <text:p>0.065382293</text:p>
          </table:table-cell>
          <table:table-cell table:formula="of:=ABS([.E706])" office:value-type="float" office:value="0.065382292599749">
            <text:p>0.065382293</text:p>
          </table:table-cell>
          <table:table-cell table:formula="of:=SLOPE([.$B$2:.$B$1001];[.$A$2:.$A$1001])*[.A706]+INTERCEPT([.$B$2:.$B$1001];[.$A$2:.$A$1001])" office:value-type="float" office:value="0.420744863977488">
            <text:p>0.420744864</text:p>
          </table:table-cell>
          <table:table-cell table:formula="of:=[.B706]-[.G706]" office:value-type="float" office:value="0.240294687022512">
            <text:p>0.240294687</text:p>
          </table:table-cell>
          <table:table-cell table:formula="of:=[.H706]^2" office:value-type="float" office:value="0.0577415366112468">
            <text:p>0.057741537</text:p>
          </table:table-cell>
        </table:table-row>
        <table:table-row table:style-name="ro1">
          <table:table-cell office:value-type="float" office:value="0.093714931">
            <text:p>0,093714931</text:p>
          </table:table-cell>
          <table:table-cell office:value-type="float" office:value="0.0001">
            <text:p>0,000100000</text:p>
          </table:table-cell>
          <table:table-cell table:formula="of:=[.A707]/[.B707]" office:value-type="float" office:value="937.14931">
            <text:p>937,149310000</text:p>
          </table:table-cell>
          <table:table-cell table:formula="of:=[.B707]-[.A707]" office:value-type="float" office:value="-0.093614931">
            <text:p>-0.093614931</text:p>
          </table:table-cell>
          <table:table-cell table:formula="of:=[.D707]^2" office:value-type="float" office:value="0.00876375530613476">
            <text:p>0.008763755</text:p>
          </table:table-cell>
          <table:table-cell table:formula="of:=ABS([.E707])" office:value-type="float" office:value="0.00876375530613476">
            <text:p>0.008763755</text:p>
          </table:table-cell>
          <table:table-cell table:formula="of:=SLOPE([.$B$2:.$B$1001];[.$A$2:.$A$1001])*[.A707]+INTERCEPT([.$B$2:.$B$1001];[.$A$2:.$A$1001])" office:value-type="float" office:value="0.170200933246058">
            <text:p>0.170200933</text:p>
          </table:table-cell>
          <table:table-cell table:formula="of:=[.B707]-[.G707]" office:value-type="float" office:value="-0.170100933246058">
            <text:p>-0.170100933</text:p>
          </table:table-cell>
          <table:table-cell table:formula="of:=[.H707]^2" office:value-type="float" office:value="0.0289343274911799">
            <text:p>0.028934327</text:p>
          </table:table-cell>
        </table:table-row>
        <table:table-row table:style-name="ro1">
          <table:table-cell office:value-type="float" office:value="0.599643422">
            <text:p>0,599643422</text:p>
          </table:table-cell>
          <table:table-cell office:value-type="float" office:value="0.507070671">
            <text:p>0,507070671</text:p>
          </table:table-cell>
          <table:table-cell table:formula="of:=[.A708]/[.B708]" office:value-type="float" office:value="1.18256380479951">
            <text:p>1,182563805</text:p>
          </table:table-cell>
          <table:table-cell table:formula="of:=[.B708]-[.A708]" office:value-type="float" office:value="-0.0925727510000001">
            <text:p>-0.092572751</text:p>
          </table:table-cell>
          <table:table-cell table:formula="of:=[.D708]^2" office:value-type="float" office:value="0.00856971422770801">
            <text:p>0.008569714</text:p>
          </table:table-cell>
          <table:table-cell table:formula="of:=ABS([.E708])" office:value-type="float" office:value="0.00856971422770801">
            <text:p>0.008569714</text:p>
          </table:table-cell>
          <table:table-cell table:formula="of:=SLOPE([.$B$2:.$B$1001];[.$A$2:.$A$1001])*[.A708]+INTERCEPT([.$B$2:.$B$1001];[.$A$2:.$A$1001])" office:value-type="float" office:value="0.576963260927043">
            <text:p>0.576963261</text:p>
          </table:table-cell>
          <table:table-cell table:formula="of:=[.B708]-[.G708]" office:value-type="float" office:value="-0.0698925899270434">
            <text:p>-0.069892590</text:p>
          </table:table-cell>
          <table:table-cell table:formula="of:=[.H708]^2" office:value-type="float" office:value="0.00488497412670985">
            <text:p>0.004884974</text:p>
          </table:table-cell>
        </table:table-row>
        <table:table-row table:style-name="ro1">
          <table:table-cell office:value-type="float" office:value="0.342963423">
            <text:p>0,342963423</text:p>
          </table:table-cell>
          <table:table-cell office:value-type="float" office:value="0.292462709">
            <text:p>0,292462709</text:p>
          </table:table-cell>
          <table:table-cell table:formula="of:=[.A709]/[.B709]" office:value-type="float" office:value="1.17267402799035">
            <text:p>1,172674028</text:p>
          </table:table-cell>
          <table:table-cell table:formula="of:=[.B709]-[.A709]" office:value-type="float" office:value="-0.050500714">
            <text:p>-0.050500714</text:p>
          </table:table-cell>
          <table:table-cell table:formula="of:=[.D709]^2" office:value-type="float" office:value="0.0025503221145098">
            <text:p>0.002550322</text:p>
          </table:table-cell>
          <table:table-cell table:formula="of:=ABS([.E709])" office:value-type="float" office:value="0.0025503221145098">
            <text:p>0.002550322</text:p>
          </table:table-cell>
          <table:table-cell table:formula="of:=SLOPE([.$B$2:.$B$1001];[.$A$2:.$A$1001])*[.A709]+INTERCEPT([.$B$2:.$B$1001];[.$A$2:.$A$1001])" office:value-type="float" office:value="0.37059466196551">
            <text:p>0.370594662</text:p>
          </table:table-cell>
          <table:table-cell table:formula="of:=[.B709]-[.G709]" office:value-type="float" office:value="-0.0781319529655096">
            <text:p>-0.078131953</text:p>
          </table:table-cell>
          <table:table-cell table:formula="of:=[.H709]^2" office:value-type="float" office:value="0.00610460207420461">
            <text:p>0.006104602</text:p>
          </table:table-cell>
        </table:table-row>
        <table:table-row table:style-name="ro1">
          <table:table-cell office:value-type="float" office:value="0.197441539">
            <text:p>0,197441539</text:p>
          </table:table-cell>
          <table:table-cell office:value-type="float" office:value="0.326956406">
            <text:p>0,326956406</text:p>
          </table:table-cell>
          <table:table-cell office:value-type="string">
            <text:p>0,60387726123953</text:p>
          </table:table-cell>
          <table:table-cell table:formula="of:=[.B710]-[.A710]" office:value-type="float" office:value="0.129514867">
            <text:p>0.129514867</text:p>
          </table:table-cell>
          <table:table-cell table:formula="of:=[.D710]^2" office:value-type="float" office:value="0.0167741007740277">
            <text:p>0.016774101</text:p>
          </table:table-cell>
          <table:table-cell table:formula="of:=ABS([.E710])" office:value-type="float" office:value="0.0167741007740277">
            <text:p>0.016774101</text:p>
          </table:table-cell>
          <table:table-cell table:formula="of:=SLOPE([.$B$2:.$B$1001];[.$A$2:.$A$1001])*[.A710]+INTERCEPT([.$B$2:.$B$1001];[.$A$2:.$A$1001])" office:value-type="float" office:value="0.253596269272969">
            <text:p>0.253596269</text:p>
          </table:table-cell>
          <table:table-cell table:formula="of:=[.B710]-[.G710]" office:value-type="float" office:value="0.0733601367270307">
            <text:p>0.073360137</text:p>
          </table:table-cell>
          <table:table-cell table:formula="of:=[.H710]^2" office:value-type="float" office:value="0.00538170966060864">
            <text:p>0.005381710</text:p>
          </table:table-cell>
        </table:table-row>
        <table:table-row table:style-name="ro1">
          <table:table-cell office:value-type="float" office:value="0.313478744">
            <text:p>0,313478744</text:p>
          </table:table-cell>
          <table:table-cell office:value-type="float" office:value="0.220357145">
            <text:p>0,220357145</text:p>
          </table:table-cell>
          <table:table-cell table:formula="of:=[.A711]/[.B711]" office:value-type="float" office:value="1.42259396217899">
            <text:p>1,422593962</text:p>
          </table:table-cell>
          <table:table-cell table:formula="of:=[.B711]-[.A711]" office:value-type="float" office:value="-0.093121599">
            <text:p>-0.093121599</text:p>
          </table:table-cell>
          <table:table-cell table:formula="of:=[.D711]^2" office:value-type="float" office:value="0.00867163220031681">
            <text:p>0.008671632</text:p>
          </table:table-cell>
          <table:table-cell table:formula="of:=ABS([.E711])" office:value-type="float" office:value="0.00867163220031681">
            <text:p>0.008671632</text:p>
          </table:table-cell>
          <table:table-cell table:formula="of:=SLOPE([.$B$2:.$B$1001];[.$A$2:.$A$1001])*[.A711]+INTERCEPT([.$B$2:.$B$1001];[.$A$2:.$A$1001])" office:value-type="float" office:value="0.346889223599583">
            <text:p>0.346889224</text:p>
          </table:table-cell>
          <table:table-cell table:formula="of:=[.B711]-[.G711]" office:value-type="float" office:value="-0.126532078599583">
            <text:p>-0.126532079</text:p>
          </table:table-cell>
          <table:table-cell table:formula="of:=[.H711]^2" office:value-type="float" office:value="0.0160103669147311">
            <text:p>0.016010367</text:p>
          </table:table-cell>
        </table:table-row>
        <table:table-row table:style-name="ro1">
          <table:table-cell office:value-type="float" office:value="0.444242315">
            <text:p>0,444242315</text:p>
          </table:table-cell>
          <table:table-cell office:value-type="float" office:value="0.211214472">
            <text:p>0,211214472</text:p>
          </table:table-cell>
          <table:table-cell table:formula="of:=[.A712]/[.B712]" office:value-type="float" office:value="2.10327592988041">
            <text:p>2,103275930</text:p>
          </table:table-cell>
          <table:table-cell table:formula="of:=[.B712]-[.A712]" office:value-type="float" office:value="-0.233027843">
            <text:p>-0.233027843</text:p>
          </table:table-cell>
          <table:table-cell table:formula="of:=[.D712]^2" office:value-type="float" office:value="0.0543019756132327">
            <text:p>0.054301976</text:p>
          </table:table-cell>
          <table:table-cell table:formula="of:=ABS([.E712])" office:value-type="float" office:value="0.0543019756132327">
            <text:p>0.054301976</text:p>
          </table:table-cell>
          <table:table-cell table:formula="of:=SLOPE([.$B$2:.$B$1001];[.$A$2:.$A$1001])*[.A712]+INTERCEPT([.$B$2:.$B$1001];[.$A$2:.$A$1001])" office:value-type="float" office:value="0.452022054547105">
            <text:p>0.452022055</text:p>
          </table:table-cell>
          <table:table-cell table:formula="of:=[.B712]-[.G712]" office:value-type="float" office:value="-0.240807582547105">
            <text:p>-0.240807583</text:p>
          </table:table-cell>
          <table:table-cell table:formula="of:=[.H712]^2" office:value-type="float" office:value="0.0579882918121808">
            <text:p>0.057988292</text:p>
          </table:table-cell>
        </table:table-row>
        <table:table-row table:style-name="ro1">
          <table:table-cell office:value-type="float" office:value="0.349064834">
            <text:p>0,349064834</text:p>
          </table:table-cell>
          <table:table-cell office:value-type="float" office:value="0.828592532">
            <text:p>0,828592532</text:p>
          </table:table-cell>
          <table:table-cell office:value-type="string">
            <text:p>0,421274414768682</text:p>
          </table:table-cell>
          <table:table-cell table:formula="of:=[.B713]-[.A713]" office:value-type="float" office:value="0.479527698">
            <text:p>0.479527698</text:p>
          </table:table-cell>
          <table:table-cell table:formula="of:=[.D713]^2" office:value-type="float" office:value="0.229946813149179">
            <text:p>0.229946813</text:p>
          </table:table-cell>
          <table:table-cell table:formula="of:=ABS([.E713])" office:value-type="float" office:value="0.229946813149179">
            <text:p>0.229946813</text:p>
          </table:table-cell>
          <table:table-cell table:formula="of:=SLOPE([.$B$2:.$B$1001];[.$A$2:.$A$1001])*[.A713]+INTERCEPT([.$B$2:.$B$1001];[.$A$2:.$A$1001])" office:value-type="float" office:value="0.375500146010484">
            <text:p>0.375500146</text:p>
          </table:table-cell>
          <table:table-cell table:formula="of:=[.B713]-[.G713]" office:value-type="float" office:value="0.453092385989516">
            <text:p>0.453092386</text:p>
          </table:table-cell>
          <table:table-cell table:formula="of:=[.H713]^2" office:value-type="float" office:value="0.205292710241673">
            <text:p>0.205292710</text:p>
          </table:table-cell>
        </table:table-row>
        <table:table-row table:style-name="ro1">
          <table:table-cell office:value-type="float" office:value="0.537001769">
            <text:p>0,537001769</text:p>
          </table:table-cell>
          <table:table-cell office:value-type="float" office:value="0.968387055">
            <text:p>0,968387055</text:p>
          </table:table-cell>
          <table:table-cell office:value-type="string">
            <text:p>0,554532163794775</text:p>
          </table:table-cell>
          <table:table-cell table:formula="of:=[.B714]-[.A714]" office:value-type="float" office:value="0.431385286">
            <text:p>0.431385286</text:p>
          </table:table-cell>
          <table:table-cell table:formula="of:=[.D714]^2" office:value-type="float" office:value="0.186093264977302">
            <text:p>0.186093265</text:p>
          </table:table-cell>
          <table:table-cell table:formula="of:=ABS([.E714])" office:value-type="float" office:value="0.186093264977302">
            <text:p>0.186093265</text:p>
          </table:table-cell>
          <table:table-cell table:formula="of:=SLOPE([.$B$2:.$B$1001];[.$A$2:.$A$1001])*[.A714]+INTERCEPT([.$B$2:.$B$1001];[.$A$2:.$A$1001])" office:value-type="float" office:value="0.526599889349172">
            <text:p>0.526599889</text:p>
          </table:table-cell>
          <table:table-cell table:formula="of:=[.B714]-[.G714]" office:value-type="float" office:value="0.441787165650828">
            <text:p>0.441787166</text:p>
          </table:table-cell>
          <table:table-cell table:formula="of:=[.H714]^2" office:value-type="float" office:value="0.195175899733792">
            <text:p>0.195175900</text:p>
          </table:table-cell>
        </table:table-row>
        <table:table-row table:style-name="ro1">
          <table:table-cell office:value-type="float" office:value="0.683873756">
            <text:p>0,683873756</text:p>
          </table:table-cell>
          <table:table-cell office:value-type="float" office:value="0.34252287">
            <text:p>0,342522870</text:p>
          </table:table-cell>
          <table:table-cell table:formula="of:=[.A715]/[.B715]" office:value-type="float" office:value="1.99657837737959">
            <text:p>1,996578377</text:p>
          </table:table-cell>
          <table:table-cell table:formula="of:=[.B715]-[.A715]" office:value-type="float" office:value="-0.341350886">
            <text:p>-0.341350886</text:p>
          </table:table-cell>
          <table:table-cell table:formula="of:=[.D715]^2" office:value-type="float" office:value="0.116520427372985">
            <text:p>0.116520427</text:p>
          </table:table-cell>
          <table:table-cell table:formula="of:=ABS([.E715])" office:value-type="float" office:value="0.116520427372985">
            <text:p>0.116520427</text:p>
          </table:table-cell>
          <table:table-cell table:formula="of:=SLOPE([.$B$2:.$B$1001];[.$A$2:.$A$1001])*[.A715]+INTERCEPT([.$B$2:.$B$1001];[.$A$2:.$A$1001])" office:value-type="float" office:value="0.644683753701558">
            <text:p>0.644683754</text:p>
          </table:table-cell>
          <table:table-cell table:formula="of:=[.B715]-[.G715]" office:value-type="float" office:value="-0.302160883701558">
            <text:p>-0.302160884</text:p>
          </table:table-cell>
          <table:table-cell table:formula="of:=[.H715]^2" office:value-type="float" office:value="0.0913011996393067">
            <text:p>0.091301200</text:p>
          </table:table-cell>
        </table:table-row>
        <table:table-row table:style-name="ro1">
          <table:table-cell office:value-type="float" office:value="0.620281115">
            <text:p>0,620281115</text:p>
          </table:table-cell>
          <table:table-cell office:value-type="float" office:value="0.789007704">
            <text:p>0,789007704</text:p>
          </table:table-cell>
          <table:table-cell office:value-type="string">
            <text:p>0,786153432793351</text:p>
          </table:table-cell>
          <table:table-cell table:formula="of:=[.B716]-[.A716]" office:value-type="float" office:value="0.168726589">
            <text:p>0.168726589</text:p>
          </table:table-cell>
          <table:table-cell table:formula="of:=[.D716]^2" office:value-type="float" office:value="0.0284686618355749">
            <text:p>0.028468662</text:p>
          </table:table-cell>
          <table:table-cell table:formula="of:=ABS([.E716])" office:value-type="float" office:value="0.0284686618355749">
            <text:p>0.028468662</text:p>
          </table:table-cell>
          <table:table-cell table:formula="of:=SLOPE([.$B$2:.$B$1001];[.$A$2:.$A$1001])*[.A716]+INTERCEPT([.$B$2:.$B$1001];[.$A$2:.$A$1001])" office:value-type="float" office:value="0.593555795627062">
            <text:p>0.593555796</text:p>
          </table:table-cell>
          <table:table-cell table:formula="of:=[.B716]-[.G716]" office:value-type="float" office:value="0.195451908372938">
            <text:p>0.195451908</text:p>
          </table:table-cell>
          <table:table-cell table:formula="of:=[.H716]^2" office:value-type="float" office:value="0.0382014484866234">
            <text:p>0.038201448</text:p>
          </table:table-cell>
        </table:table-row>
        <table:table-row table:style-name="ro1">
          <table:table-cell office:value-type="float" office:value="0.167257139">
            <text:p>0,167257139</text:p>
          </table:table-cell>
          <table:table-cell office:value-type="float" office:value="0.0001">
            <text:p>0,000100000</text:p>
          </table:table-cell>
          <table:table-cell table:formula="of:=[.A717]/[.B717]" office:value-type="float" office:value="1672.57139">
            <text:p>1672,571390000</text:p>
          </table:table-cell>
          <table:table-cell table:formula="of:=[.B717]-[.A717]" office:value-type="float" office:value="-0.167157139">
            <text:p>-0.167157139</text:p>
          </table:table-cell>
          <table:table-cell table:formula="of:=[.D717]^2" office:value-type="float" office:value="0.0279415091186653">
            <text:p>0.027941509</text:p>
          </table:table-cell>
          <table:table-cell table:formula="of:=ABS([.E717])" office:value-type="float" office:value="0.0279415091186653">
            <text:p>0.027941509</text:p>
          </table:table-cell>
          <table:table-cell table:formula="of:=SLOPE([.$B$2:.$B$1001];[.$A$2:.$A$1001])*[.A717]+INTERCEPT([.$B$2:.$B$1001];[.$A$2:.$A$1001])" office:value-type="float" office:value="0.229328261002896">
            <text:p>0.229328261</text:p>
          </table:table-cell>
          <table:table-cell table:formula="of:=[.B717]-[.G717]" office:value-type="float" office:value="-0.229228261002896">
            <text:p>-0.229228261</text:p>
          </table:table-cell>
          <table:table-cell table:formula="of:=[.H717]^2" office:value-type="float" office:value="0.0525455956424116">
            <text:p>0.052545596</text:p>
          </table:table-cell>
        </table:table-row>
        <table:table-row table:style-name="ro1">
          <table:table-cell office:value-type="float" office:value="0.901830558">
            <text:p>0,901830558</text:p>
          </table:table-cell>
          <table:table-cell office:value-type="float" office:value="0.9999">
            <text:p>0,999900000</text:p>
          </table:table-cell>
          <table:table-cell office:value-type="string">
            <text:p>0,901920750075007</text:p>
          </table:table-cell>
          <table:table-cell table:formula="of:=[.B718]-[.A718]" office:value-type="float" office:value="0.098069442">
            <text:p>0.098069442</text:p>
          </table:table-cell>
          <table:table-cell table:formula="of:=[.D718]^2" office:value-type="float" office:value="0.00961761545419136">
            <text:p>0.009617615</text:p>
          </table:table-cell>
          <table:table-cell table:formula="of:=ABS([.E718])" office:value-type="float" office:value="0.00961761545419136">
            <text:p>0.009617615</text:p>
          </table:table-cell>
          <table:table-cell table:formula="of:=SLOPE([.$B$2:.$B$1001];[.$A$2:.$A$1001])*[.A718]+INTERCEPT([.$B$2:.$B$1001];[.$A$2:.$A$1001])" office:value-type="float" office:value="0.8199192221374">
            <text:p>0.819919222</text:p>
          </table:table-cell>
          <table:table-cell table:formula="of:=[.B718]-[.G718]" office:value-type="float" office:value="0.1799807778626">
            <text:p>0.179980778</text:p>
          </table:table-cell>
          <table:table-cell table:formula="of:=[.H718]^2" office:value-type="float" office:value="0.0323930804000264">
            <text:p>0.032393080</text:p>
          </table:table-cell>
        </table:table-row>
        <table:table-row table:style-name="ro1">
          <table:table-cell office:value-type="float" office:value="0.729350862">
            <text:p>0,729350862</text:p>
          </table:table-cell>
          <table:table-cell office:value-type="float" office:value="0.9999">
            <text:p>0,999900000</text:p>
          </table:table-cell>
          <table:table-cell office:value-type="string">
            <text:p>0,729423804380438</text:p>
          </table:table-cell>
          <table:table-cell table:formula="of:=[.B719]-[.A719]" office:value-type="float" office:value="0.270549138">
            <text:p>0.270549138</text:p>
          </table:table-cell>
          <table:table-cell table:formula="of:=[.D719]^2" office:value-type="float" office:value="0.073196836072543">
            <text:p>0.073196836</text:p>
          </table:table-cell>
          <table:table-cell table:formula="of:=ABS([.E719])" office:value-type="float" office:value="0.073196836072543">
            <text:p>0.073196836</text:p>
          </table:table-cell>
          <table:table-cell table:formula="of:=SLOPE([.$B$2:.$B$1001];[.$A$2:.$A$1001])*[.A719]+INTERCEPT([.$B$2:.$B$1001];[.$A$2:.$A$1001])" office:value-type="float" office:value="0.681246971274445">
            <text:p>0.681246971</text:p>
          </table:table-cell>
          <table:table-cell table:formula="of:=[.B719]-[.G719]" office:value-type="float" office:value="0.318653028725555">
            <text:p>0.318653029</text:p>
          </table:table-cell>
          <table:table-cell table:formula="of:=[.H719]^2" office:value-type="float" office:value="0.10153975271597">
            <text:p>0.101539753</text:p>
          </table:table-cell>
        </table:table-row>
        <table:table-row table:style-name="ro1">
          <table:table-cell office:value-type="float" office:value="0.335478023">
            <text:p>0,335478023</text:p>
          </table:table-cell>
          <table:table-cell office:value-type="float" office:value="0.564851967">
            <text:p>0,564851967</text:p>
          </table:table-cell>
          <table:table-cell office:value-type="string">
            <text:p>0,593922023113004</text:p>
          </table:table-cell>
          <table:table-cell table:formula="of:=[.B720]-[.A720]" office:value-type="float" office:value="0.229373944">
            <text:p>0.229373944</text:p>
          </table:table-cell>
          <table:table-cell table:formula="of:=[.D720]^2" office:value-type="float" office:value="0.0526124061861152">
            <text:p>0.052612406</text:p>
          </table:table-cell>
          <table:table-cell table:formula="of:=ABS([.E720])" office:value-type="float" office:value="0.0526124061861152">
            <text:p>0.052612406</text:p>
          </table:table-cell>
          <table:table-cell table:formula="of:=SLOPE([.$B$2:.$B$1001];[.$A$2:.$A$1001])*[.A720]+INTERCEPT([.$B$2:.$B$1001];[.$A$2:.$A$1001])" office:value-type="float" office:value="0.364576462196596">
            <text:p>0.364576462</text:p>
          </table:table-cell>
          <table:table-cell table:formula="of:=[.B720]-[.G720]" office:value-type="float" office:value="0.200275504803404">
            <text:p>0.200275505</text:p>
          </table:table-cell>
          <table:table-cell table:formula="of:=[.H720]^2" office:value-type="float" office:value="0.0401102778242585">
            <text:p>0.040110278</text:p>
          </table:table-cell>
        </table:table-row>
        <table:table-row table:style-name="ro1">
          <table:table-cell office:value-type="float" office:value="0.291183964">
            <text:p>0,291183964</text:p>
          </table:table-cell>
          <table:table-cell office:value-type="float" office:value="0.367438879">
            <text:p>0,367438879</text:p>
          </table:table-cell>
          <table:table-cell office:value-type="string">
            <text:p>0,79246911702014</text:p>
          </table:table-cell>
          <table:table-cell table:formula="of:=[.B721]-[.A721]" office:value-type="float" office:value="0.076254915">
            <text:p>0.076254915</text:p>
          </table:table-cell>
          <table:table-cell table:formula="of:=[.D721]^2" office:value-type="float" office:value="0.00581481206165722">
            <text:p>0.005814812</text:p>
          </table:table-cell>
          <table:table-cell table:formula="of:=ABS([.E721])" office:value-type="float" office:value="0.00581481206165722">
            <text:p>0.005814812</text:p>
          </table:table-cell>
          <table:table-cell table:formula="of:=SLOPE([.$B$2:.$B$1001];[.$A$2:.$A$1001])*[.A721]+INTERCEPT([.$B$2:.$B$1001];[.$A$2:.$A$1001])" office:value-type="float" office:value="0.328964404639476">
            <text:p>0.328964405</text:p>
          </table:table-cell>
          <table:table-cell table:formula="of:=[.B721]-[.G721]" office:value-type="float" office:value="0.0384744743605245">
            <text:p>0.038474474</text:p>
          </table:table-cell>
          <table:table-cell table:formula="of:=[.H721]^2" office:value-type="float" office:value="0.00148028517731866">
            <text:p>0.001480285</text:p>
          </table:table-cell>
        </table:table-row>
        <table:table-row table:style-name="ro1">
          <table:table-cell office:value-type="float" office:value="0.863815505">
            <text:p>0,863815505</text:p>
          </table:table-cell>
          <table:table-cell office:value-type="float" office:value="0.858973648">
            <text:p>0,858973648</text:p>
          </table:table-cell>
          <table:table-cell table:formula="of:=[.A722]/[.B722]" office:value-type="float" office:value="1.00563679341185">
            <text:p>1,005636793</text:p>
          </table:table-cell>
          <table:table-cell table:formula="of:=[.B722]-[.A722]" office:value-type="float" office:value="-0.00484185699999995">
            <text:p>-0.004841857</text:p>
          </table:table-cell>
          <table:table-cell table:formula="of:=[.D722]^2" office:value-type="float" office:value="0.0000234435792084485">
            <text:p>0.000023444</text:p>
          </table:table-cell>
          <table:table-cell table:formula="of:=ABS([.E722])" office:value-type="float" office:value="0.0000234435792084485">
            <text:p>0.000023444</text:p>
          </table:table-cell>
          <table:table-cell table:formula="of:=SLOPE([.$B$2:.$B$1001];[.$A$2:.$A$1001])*[.A722]+INTERCEPT([.$B$2:.$B$1001];[.$A$2:.$A$1001])" office:value-type="float" office:value="0.78935543353828">
            <text:p>0.789355434</text:p>
          </table:table-cell>
          <table:table-cell table:formula="of:=[.B722]-[.G722]" office:value-type="float" office:value="0.0696182144617201">
            <text:p>0.069618214</text:p>
          </table:table-cell>
          <table:table-cell table:formula="of:=[.H722]^2" office:value-type="float" office:value="0.00484669578483806">
            <text:p>0.004846696</text:p>
          </table:table-cell>
        </table:table-row>
        <table:table-row table:style-name="ro1">
          <table:table-cell office:value-type="float" office:value="0.024703749">
            <text:p>0,024703749</text:p>
          </table:table-cell>
          <table:table-cell office:value-type="float" office:value="0.014015098">
            <text:p>0,014015098</text:p>
          </table:table-cell>
          <table:table-cell table:formula="of:=[.A723]/[.B723]" office:value-type="float" office:value="1.76265260506919">
            <text:p>1,762652605</text:p>
          </table:table-cell>
          <table:table-cell table:formula="of:=[.B723]-[.A723]" office:value-type="float" office:value="-0.010688651">
            <text:p>-0.010688651</text:p>
          </table:table-cell>
          <table:table-cell table:formula="of:=[.D723]^2" office:value-type="float" office:value="0.000114247260199801">
            <text:p>0.000114247</text:p>
          </table:table-cell>
          <table:table-cell table:formula="of:=ABS([.E723])" office:value-type="float" office:value="0.000114247260199801">
            <text:p>0.000114247</text:p>
          </table:table-cell>
          <table:table-cell table:formula="of:=SLOPE([.$B$2:.$B$1001];[.$A$2:.$A$1001])*[.A723]+INTERCEPT([.$B$2:.$B$1001];[.$A$2:.$A$1001])" office:value-type="float" office:value="0.114716512965928">
            <text:p>0.114716513</text:p>
          </table:table-cell>
          <table:table-cell table:formula="of:=[.B723]-[.G723]" office:value-type="float" office:value="-0.100701414965928">
            <text:p>-0.100701415</text:p>
          </table:table-cell>
          <table:table-cell table:formula="of:=[.H723]^2" office:value-type="float" office:value="0.01014077497614">
            <text:p>0.010140775</text:p>
          </table:table-cell>
        </table:table-row>
        <table:table-row table:style-name="ro1">
          <table:table-cell office:value-type="float" office:value="0.727502532">
            <text:p>0,727502532</text:p>
          </table:table-cell>
          <table:table-cell office:value-type="float" office:value="0.746161191">
            <text:p>0,746161191</text:p>
          </table:table-cell>
          <table:table-cell office:value-type="string">
            <text:p>0,974993795945091</text:p>
          </table:table-cell>
          <table:table-cell table:formula="of:=[.B724]-[.A724]" office:value-type="float" office:value="0.018658659">
            <text:p>0.018658659</text:p>
          </table:table-cell>
          <table:table-cell table:formula="of:=[.D724]^2" office:value-type="float" office:value="0.00034814555567828">
            <text:p>0.000348146</text:p>
          </table:table-cell>
          <table:table-cell table:formula="of:=ABS([.E724])" office:value-type="float" office:value="0.00034814555567828">
            <text:p>0.000348146</text:p>
          </table:table-cell>
          <table:table-cell table:formula="of:=SLOPE([.$B$2:.$B$1001];[.$A$2:.$A$1001])*[.A724]+INTERCEPT([.$B$2:.$B$1001];[.$A$2:.$A$1001])" office:value-type="float" office:value="0.679760929222066">
            <text:p>0.679760929</text:p>
          </table:table-cell>
          <table:table-cell table:formula="of:=[.B724]-[.G724]" office:value-type="float" office:value="0.0664002617779343">
            <text:p>0.066400262</text:p>
          </table:table-cell>
          <table:table-cell table:formula="of:=[.H724]^2" office:value-type="float" office:value="0.00440899476417821">
            <text:p>0.004408995</text:p>
          </table:table-cell>
        </table:table-row>
        <table:table-row table:style-name="ro1">
          <table:table-cell office:value-type="float" office:value="0.380277143">
            <text:p>0,380277143</text:p>
          </table:table-cell>
          <table:table-cell office:value-type="float" office:value="0.785105558">
            <text:p>0,785105558</text:p>
          </table:table-cell>
          <table:table-cell office:value-type="string">
            <text:p>0,48436434964074</text:p>
          </table:table-cell>
          <table:table-cell table:formula="of:=[.B725]-[.A725]" office:value-type="float" office:value="0.404828415">
            <text:p>0.404828415</text:p>
          </table:table-cell>
          <table:table-cell table:formula="of:=[.D725]^2" office:value-type="float" office:value="0.163886045591412">
            <text:p>0.163886046</text:p>
          </table:table-cell>
          <table:table-cell table:formula="of:=ABS([.E725])" office:value-type="float" office:value="0.163886045591412">
            <text:p>0.163886046</text:p>
          </table:table-cell>
          <table:table-cell table:formula="of:=SLOPE([.$B$2:.$B$1001];[.$A$2:.$A$1001])*[.A725]+INTERCEPT([.$B$2:.$B$1001];[.$A$2:.$A$1001])" office:value-type="float" office:value="0.400594584625798">
            <text:p>0.400594585</text:p>
          </table:table-cell>
          <table:table-cell table:formula="of:=[.B725]-[.G725]" office:value-type="float" office:value="0.384510973374202">
            <text:p>0.384510973</text:p>
          </table:table-cell>
          <table:table-cell table:formula="of:=[.H725]^2" office:value-type="float" office:value="0.147848688645176">
            <text:p>0.147848689</text:p>
          </table:table-cell>
        </table:table-row>
        <table:table-row table:style-name="ro1">
          <table:table-cell office:value-type="float" office:value="0.0628723">
            <text:p>0,062872300</text:p>
          </table:table-cell>
          <table:table-cell office:value-type="float" office:value="0.0001">
            <text:p>0,000100000</text:p>
          </table:table-cell>
          <table:table-cell table:formula="of:=[.A726]/[.B726]" office:value-type="float" office:value="628.723">
            <text:p>628,723000000</text:p>
          </table:table-cell>
          <table:table-cell table:formula="of:=[.B726]-[.A726]" office:value-type="float" office:value="-0.0627723">
            <text:p>-0.062772300</text:p>
          </table:table-cell>
          <table:table-cell table:formula="of:=[.D726]^2" office:value-type="float" office:value="0.00394036164729">
            <text:p>0.003940362</text:p>
          </table:table-cell>
          <table:table-cell table:formula="of:=ABS([.E726])" office:value-type="float" office:value="0.00394036164729">
            <text:p>0.003940362</text:p>
          </table:table-cell>
          <table:table-cell table:formula="of:=SLOPE([.$B$2:.$B$1001];[.$A$2:.$A$1001])*[.A726]+INTERCEPT([.$B$2:.$B$1001];[.$A$2:.$A$1001])" office:value-type="float" office:value="0.14540371268912">
            <text:p>0.145403713</text:p>
          </table:table-cell>
          <table:table-cell table:formula="of:=[.B726]-[.G726]" office:value-type="float" office:value="-0.14530371268912">
            <text:p>-0.145303713</text:p>
          </table:table-cell>
          <table:table-cell table:formula="of:=[.H726]^2" office:value-type="float" office:value="0.0211131689212424">
            <text:p>0.021113169</text:p>
          </table:table-cell>
        </table:table-row>
        <table:table-row table:style-name="ro1">
          <table:table-cell office:value-type="float" office:value="0.811898205">
            <text:p>0,811898205</text:p>
          </table:table-cell>
          <table:table-cell office:value-type="float" office:value="0.94401089">
            <text:p>0,944010890</text:p>
          </table:table-cell>
          <table:table-cell office:value-type="string">
            <text:p>0,860051736267576</text:p>
          </table:table-cell>
          <table:table-cell table:formula="of:=[.B727]-[.A727]" office:value-type="float" office:value="0.132112685">
            <text:p>0.132112685</text:p>
          </table:table-cell>
          <table:table-cell table:formula="of:=[.D727]^2" office:value-type="float" office:value="0.0174537615379092">
            <text:p>0.017453762</text:p>
          </table:table-cell>
          <table:table-cell table:formula="of:=ABS([.E727])" office:value-type="float" office:value="0.0174537615379092">
            <text:p>0.017453762</text:p>
          </table:table-cell>
          <table:table-cell table:formula="of:=SLOPE([.$B$2:.$B$1001];[.$A$2:.$A$1001])*[.A727]+INTERCEPT([.$B$2:.$B$1001];[.$A$2:.$A$1001])" office:value-type="float" office:value="0.747614353186843">
            <text:p>0.747614353</text:p>
          </table:table-cell>
          <table:table-cell table:formula="of:=[.B727]-[.G727]" office:value-type="float" office:value="0.196396536813157">
            <text:p>0.196396537</text:p>
          </table:table-cell>
          <table:table-cell table:formula="of:=[.H727]^2" office:value-type="float" office:value="0.0385715996722016">
            <text:p>0.038571600</text:p>
          </table:table-cell>
        </table:table-row>
        <table:table-row table:style-name="ro1">
          <table:table-cell office:value-type="float" office:value="0.619417115">
            <text:p>0,619417115</text:p>
          </table:table-cell>
          <table:table-cell office:value-type="float" office:value="0.287639282">
            <text:p>0,287639282</text:p>
          </table:table-cell>
          <table:table-cell table:formula="of:=[.A728]/[.B728]" office:value-type="float" office:value="2.15345105401841">
            <text:p>2,153451054</text:p>
          </table:table-cell>
          <table:table-cell table:formula="of:=[.B728]-[.A728]" office:value-type="float" office:value="-0.331777833">
            <text:p>-0.331777833</text:p>
          </table:table-cell>
          <table:table-cell table:formula="of:=[.D728]^2" office:value-type="float" office:value="0.110076530470176">
            <text:p>0.110076530</text:p>
          </table:table-cell>
          <table:table-cell table:formula="of:=ABS([.E728])" office:value-type="float" office:value="0.110076530470176">
            <text:p>0.110076530</text:p>
          </table:table-cell>
          <table:table-cell table:formula="of:=SLOPE([.$B$2:.$B$1001];[.$A$2:.$A$1001])*[.A728]+INTERCEPT([.$B$2:.$B$1001];[.$A$2:.$A$1001])" office:value-type="float" office:value="0.592861146763896">
            <text:p>0.592861147</text:p>
          </table:table-cell>
          <table:table-cell table:formula="of:=[.B728]-[.G728]" office:value-type="float" office:value="-0.305221864763896">
            <text:p>-0.305221865</text:p>
          </table:table-cell>
          <table:table-cell table:formula="of:=[.H728]^2" office:value-type="float" office:value="0.0931603867299502">
            <text:p>0.093160387</text:p>
          </table:table-cell>
        </table:table-row>
        <table:table-row table:style-name="ro1">
          <table:table-cell office:value-type="float" office:value="0.252723661">
            <text:p>0,252723661</text:p>
          </table:table-cell>
          <table:table-cell office:value-type="float" office:value="0.448031756">
            <text:p>0,448031756</text:p>
          </table:table-cell>
          <table:table-cell office:value-type="string">
            <text:p>0,564075330856682</text:p>
          </table:table-cell>
          <table:table-cell table:formula="of:=[.B729]-[.A729]" office:value-type="float" office:value="0.195308095">
            <text:p>0.195308095</text:p>
          </table:table-cell>
          <table:table-cell table:formula="of:=[.D729]^2" office:value-type="float" office:value="0.038145251972529">
            <text:p>0.038145252</text:p>
          </table:table-cell>
          <table:table-cell table:formula="of:=ABS([.E729])" office:value-type="float" office:value="0.038145251972529">
            <text:p>0.038145252</text:p>
          </table:table-cell>
          <table:table-cell table:formula="of:=SLOPE([.$B$2:.$B$1001];[.$A$2:.$A$1001])*[.A729]+INTERCEPT([.$B$2:.$B$1001];[.$A$2:.$A$1001])" office:value-type="float" office:value="0.29804263871822">
            <text:p>0.298042639</text:p>
          </table:table-cell>
          <table:table-cell table:formula="of:=[.B729]-[.G729]" office:value-type="float" office:value="0.14998911728178">
            <text:p>0.149989117</text:p>
          </table:table-cell>
          <table:table-cell table:formula="of:=[.H729]^2" office:value-type="float" office:value="0.0224967353029675">
            <text:p>0.022496735</text:p>
          </table:table-cell>
        </table:table-row>
        <table:table-row table:style-name="ro1">
          <table:table-cell office:value-type="float" office:value="0.413114185">
            <text:p>0,413114185</text:p>
          </table:table-cell>
          <table:table-cell office:value-type="float" office:value="0.322472465">
            <text:p>0,322472465</text:p>
          </table:table-cell>
          <table:table-cell table:formula="of:=[.A730]/[.B730]" office:value-type="float" office:value="1.28108359577305">
            <text:p>1,281083596</text:p>
          </table:table-cell>
          <table:table-cell table:formula="of:=[.B730]-[.A730]" office:value-type="float" office:value="-0.09064172">
            <text:p>-0.090641720</text:p>
          </table:table-cell>
          <table:table-cell table:formula="of:=[.D730]^2" office:value-type="float" office:value="0.0082159214045584">
            <text:p>0.008215921</text:p>
          </table:table-cell>
          <table:table-cell table:formula="of:=ABS([.E730])" office:value-type="float" office:value="0.0082159214045584">
            <text:p>0.008215921</text:p>
          </table:table-cell>
          <table:table-cell table:formula="of:=SLOPE([.$B$2:.$B$1001];[.$A$2:.$A$1001])*[.A730]+INTERCEPT([.$B$2:.$B$1001];[.$A$2:.$A$1001])" office:value-type="float" office:value="0.426995295152453">
            <text:p>0.426995295</text:p>
          </table:table-cell>
          <table:table-cell table:formula="of:=[.B730]-[.G730]" office:value-type="float" office:value="-0.104522830152453">
            <text:p>-0.104522830</text:p>
          </table:table-cell>
          <table:table-cell table:formula="of:=[.H730]^2" office:value-type="float" office:value="0.0109250220230785">
            <text:p>0.010925022</text:p>
          </table:table-cell>
        </table:table-row>
        <table:table-row table:style-name="ro1">
          <table:table-cell office:value-type="float" office:value="0.898669462">
            <text:p>0,898669462</text:p>
          </table:table-cell>
          <table:table-cell office:value-type="float" office:value="0.9999">
            <text:p>0,999900000</text:p>
          </table:table-cell>
          <table:table-cell office:value-type="string">
            <text:p>0,898759337933793</text:p>
          </table:table-cell>
          <table:table-cell table:formula="of:=[.B731]-[.A731]" office:value-type="float" office:value="0.101230538">
            <text:p>0.101230538</text:p>
          </table:table-cell>
          <table:table-cell table:formula="of:=[.D731]^2" office:value-type="float" office:value="0.0102476218237694">
            <text:p>0.010247622</text:p>
          </table:table-cell>
          <table:table-cell table:formula="of:=ABS([.E731])" office:value-type="float" office:value="0.0102476218237694">
            <text:p>0.010247622</text:p>
          </table:table-cell>
          <table:table-cell table:formula="of:=SLOPE([.$B$2:.$B$1001];[.$A$2:.$A$1001])*[.A731]+INTERCEPT([.$B$2:.$B$1001];[.$A$2:.$A$1001])" office:value-type="float" office:value="0.817377727064764">
            <text:p>0.817377727</text:p>
          </table:table-cell>
          <table:table-cell table:formula="of:=[.B731]-[.G731]" office:value-type="float" office:value="0.182522272935236">
            <text:p>0.182522273</text:p>
          </table:table-cell>
          <table:table-cell table:formula="of:=[.H731]^2" office:value-type="float" office:value="0.0333143801174449">
            <text:p>0.033314380</text:p>
          </table:table-cell>
        </table:table-row>
        <table:table-row table:style-name="ro1">
          <table:table-cell office:value-type="float" office:value="0.604669851">
            <text:p>0,604669851</text:p>
          </table:table-cell>
          <table:table-cell office:value-type="float" office:value="0.389965072">
            <text:p>0,389965072</text:p>
          </table:table-cell>
          <table:table-cell table:formula="of:=[.A732]/[.B732]" office:value-type="float" office:value="1.55057438323605">
            <text:p>1,550574383</text:p>
          </table:table-cell>
          <table:table-cell table:formula="of:=[.B732]-[.A732]" office:value-type="float" office:value="-0.214704779">
            <text:p>-0.214704779</text:p>
          </table:table-cell>
          <table:table-cell table:formula="of:=[.D732]^2" office:value-type="float" office:value="0.0460981421254389">
            <text:p>0.046098142</text:p>
          </table:table-cell>
          <table:table-cell table:formula="of:=ABS([.E732])" office:value-type="float" office:value="0.0460981421254389">
            <text:p>0.046098142</text:p>
          </table:table-cell>
          <table:table-cell table:formula="of:=SLOPE([.$B$2:.$B$1001];[.$A$2:.$A$1001])*[.A732]+INTERCEPT([.$B$2:.$B$1001];[.$A$2:.$A$1001])" office:value-type="float" office:value="0.58100446832361">
            <text:p>0.581004468</text:p>
          </table:table-cell>
          <table:table-cell table:formula="of:=[.B732]-[.G732]" office:value-type="float" office:value="-0.19103939632361">
            <text:p>-0.191039396</text:p>
          </table:table-cell>
          <table:table-cell table:formula="of:=[.H732]^2" office:value-type="float" office:value="0.0364960509476895">
            <text:p>0.036496051</text:p>
          </table:table-cell>
        </table:table-row>
        <table:table-row table:style-name="ro1">
          <table:table-cell office:value-type="float" office:value="0.752266876">
            <text:p>0,752266876</text:p>
          </table:table-cell>
          <table:table-cell office:value-type="float" office:value="0.351318013">
            <text:p>0,351318013</text:p>
          </table:table-cell>
          <table:table-cell table:formula="of:=[.A733]/[.B733]" office:value-type="float" office:value="2.14127043921315">
            <text:p>2,141270439</text:p>
          </table:table-cell>
          <table:table-cell table:formula="of:=[.B733]-[.A733]" office:value-type="float" office:value="-0.400948863">
            <text:p>-0.400948863</text:p>
          </table:table-cell>
          <table:table-cell table:formula="of:=[.D733]^2" office:value-type="float" office:value="0.160759990740993">
            <text:p>0.160759991</text:p>
          </table:table-cell>
          <table:table-cell table:formula="of:=ABS([.E733])" office:value-type="float" office:value="0.160759990740993">
            <text:p>0.160759991</text:p>
          </table:table-cell>
          <table:table-cell table:formula="of:=SLOPE([.$B$2:.$B$1001];[.$A$2:.$A$1001])*[.A733]+INTERCEPT([.$B$2:.$B$1001];[.$A$2:.$A$1001])" office:value-type="float" office:value="0.69967125723902">
            <text:p>0.699671257</text:p>
          </table:table-cell>
          <table:table-cell table:formula="of:=[.B733]-[.G733]" office:value-type="float" office:value="-0.34835324423902">
            <text:p>-0.348353244</text:p>
          </table:table-cell>
          <table:table-cell table:formula="of:=[.H733]^2" office:value-type="float" office:value="0.12134998277185">
            <text:p>0.121349983</text:p>
          </table:table-cell>
        </table:table-row>
        <table:table-row table:style-name="ro1">
          <table:table-cell office:value-type="float" office:value="0.149225214">
            <text:p>0,149225214</text:p>
          </table:table-cell>
          <table:table-cell office:value-type="float" office:value="0.180312966">
            <text:p>0,180312966</text:p>
          </table:table-cell>
          <table:table-cell office:value-type="string">
            <text:p>0,827590035871297</text:p>
          </table:table-cell>
          <table:table-cell table:formula="of:=[.B734]-[.A734]" office:value-type="float" office:value="0.031087752">
            <text:p>0.031087752</text:p>
          </table:table-cell>
          <table:table-cell table:formula="of:=[.D734]^2" office:value-type="float" office:value="0.000966448324413504">
            <text:p>0.000966448</text:p>
          </table:table-cell>
          <table:table-cell table:formula="of:=ABS([.E734])" office:value-type="float" office:value="0.000966448324413504">
            <text:p>0.000966448</text:p>
          </table:table-cell>
          <table:table-cell table:formula="of:=SLOPE([.$B$2:.$B$1001];[.$A$2:.$A$1001])*[.A734]+INTERCEPT([.$B$2:.$B$1001];[.$A$2:.$A$1001])" office:value-type="float" office:value="0.214830742250648">
            <text:p>0.214830742</text:p>
          </table:table-cell>
          <table:table-cell table:formula="of:=[.B734]-[.G734]" office:value-type="float" office:value="-0.0345177762506478">
            <text:p>-0.034517776</text:p>
          </table:table-cell>
          <table:table-cell table:formula="of:=[.H734]^2" office:value-type="float" office:value="0.00119147687728978">
            <text:p>0.001191477</text:p>
          </table:table-cell>
        </table:table-row>
        <table:table-row table:style-name="ro1">
          <table:table-cell office:value-type="float" office:value="0.299254403">
            <text:p>0,299254403</text:p>
          </table:table-cell>
          <table:table-cell office:value-type="float" office:value="0.0001">
            <text:p>0,000100000</text:p>
          </table:table-cell>
          <table:table-cell table:formula="of:=[.A735]/[.B735]" office:value-type="float" office:value="2992.54403">
            <text:p>2992,544030000</text:p>
          </table:table-cell>
          <table:table-cell table:formula="of:=[.B735]-[.A735]" office:value-type="float" office:value="-0.299154403">
            <text:p>-0.299154403</text:p>
          </table:table-cell>
          <table:table-cell table:formula="of:=[.D735]^2" office:value-type="float" office:value="0.0894933568342864">
            <text:p>0.089493357</text:p>
          </table:table-cell>
          <table:table-cell table:formula="of:=ABS([.E735])" office:value-type="float" office:value="0.0894933568342864">
            <text:p>0.089493357</text:p>
          </table:table-cell>
          <table:table-cell table:formula="of:=SLOPE([.$B$2:.$B$1001];[.$A$2:.$A$1001])*[.A735]+INTERCEPT([.$B$2:.$B$1001];[.$A$2:.$A$1001])" office:value-type="float" office:value="0.335452970931836">
            <text:p>0.335452971</text:p>
          </table:table-cell>
          <table:table-cell table:formula="of:=[.B735]-[.G735]" office:value-type="float" office:value="-0.335352970931836">
            <text:p>-0.335352971</text:p>
          </table:table-cell>
          <table:table-cell table:formula="of:=[.H735]^2" office:value-type="float" office:value="0.112461615112809">
            <text:p>0.112461615</text:p>
          </table:table-cell>
        </table:table-row>
        <table:table-row table:style-name="ro1">
          <table:table-cell office:value-type="float" office:value="0.564450208">
            <text:p>0,564450208</text:p>
          </table:table-cell>
          <table:table-cell office:value-type="float" office:value="0.441388172">
            <text:p>0,441388172</text:p>
          </table:table-cell>
          <table:table-cell table:formula="of:=[.A736]/[.B736]" office:value-type="float" office:value="1.27880682765554">
            <text:p>1,278806828</text:p>
          </table:table-cell>
          <table:table-cell table:formula="of:=[.B736]-[.A736]" office:value-type="float" office:value="-0.123062036">
            <text:p>-0.123062036</text:p>
          </table:table-cell>
          <table:table-cell table:formula="of:=[.D736]^2" office:value-type="float" office:value="0.0151442647044653">
            <text:p>0.015144265</text:p>
          </table:table-cell>
          <table:table-cell table:formula="of:=ABS([.E736])" office:value-type="float" office:value="0.0151442647044653">
            <text:p>0.015144265</text:p>
          </table:table-cell>
          <table:table-cell table:formula="of:=SLOPE([.$B$2:.$B$1001];[.$A$2:.$A$1001])*[.A736]+INTERCEPT([.$B$2:.$B$1001];[.$A$2:.$A$1001])" office:value-type="float" office:value="0.548668207574899">
            <text:p>0.548668208</text:p>
          </table:table-cell>
          <table:table-cell table:formula="of:=[.B736]-[.G736]" office:value-type="float" office:value="-0.107280035574899">
            <text:p>-0.107280036</text:p>
          </table:table-cell>
          <table:table-cell table:formula="of:=[.H736]^2" office:value-type="float" office:value="0.0115090060329515">
            <text:p>0.011509006</text:p>
          </table:table-cell>
        </table:table-row>
        <table:table-row table:style-name="ro1">
          <table:table-cell office:value-type="float" office:value="0.518582398">
            <text:p>0,518582398</text:p>
          </table:table-cell>
          <table:table-cell office:value-type="float" office:value="0.525343614">
            <text:p>0,525343614</text:p>
          </table:table-cell>
          <table:table-cell office:value-type="string">
            <text:p>0,987129916839534</text:p>
          </table:table-cell>
          <table:table-cell table:formula="of:=[.B737]-[.A737]" office:value-type="float" office:value="0.00676121600000001">
            <text:p>0.006761216</text:p>
          </table:table-cell>
          <table:table-cell table:formula="of:=[.D737]^2" office:value-type="float" office:value="0.0000457140417986562">
            <text:p>0.000045714</text:p>
          </table:table-cell>
          <table:table-cell table:formula="of:=ABS([.E737])" office:value-type="float" office:value="0.0000457140417986562">
            <text:p>0.000045714</text:p>
          </table:table-cell>
          <table:table-cell table:formula="of:=SLOPE([.$B$2:.$B$1001];[.$A$2:.$A$1001])*[.A737]+INTERCEPT([.$B$2:.$B$1001];[.$A$2:.$A$1001])" office:value-type="float" office:value="0.511790867213316">
            <text:p>0.511790867</text:p>
          </table:table-cell>
          <table:table-cell table:formula="of:=[.B737]-[.G737]" office:value-type="float" office:value="0.0135527467866845">
            <text:p>0.013552747</text:p>
          </table:table-cell>
          <table:table-cell table:formula="of:=[.H737]^2" office:value-type="float" office:value="0.000183676945463987">
            <text:p>0.000183677</text:p>
          </table:table-cell>
        </table:table-row>
        <table:table-row table:style-name="ro1">
          <table:table-cell office:value-type="float" office:value="0.403241682">
            <text:p>0,403241682</text:p>
          </table:table-cell>
          <table:table-cell office:value-type="float" office:value="0.62152344">
            <text:p>0,621523440</text:p>
          </table:table-cell>
          <table:table-cell office:value-type="string">
            <text:p>0,648795614208854</text:p>
          </table:table-cell>
          <table:table-cell table:formula="of:=[.B738]-[.A738]" office:value-type="float" office:value="0.218281758">
            <text:p>0.218281758</text:p>
          </table:table-cell>
          <table:table-cell table:formula="of:=[.D738]^2" office:value-type="float" office:value="0.0476469258755706">
            <text:p>0.047646926</text:p>
          </table:table-cell>
          <table:table-cell table:formula="of:=ABS([.E738])" office:value-type="float" office:value="0.0476469258755706">
            <text:p>0.047646926</text:p>
          </table:table-cell>
          <table:table-cell table:formula="of:=SLOPE([.$B$2:.$B$1001];[.$A$2:.$A$1001])*[.A738]+INTERCEPT([.$B$2:.$B$1001];[.$A$2:.$A$1001])" office:value-type="float" office:value="0.419057884289546">
            <text:p>0.419057884</text:p>
          </table:table-cell>
          <table:table-cell table:formula="of:=[.B738]-[.G738]" office:value-type="float" office:value="0.202465555710454">
            <text:p>0.202465556</text:p>
          </table:table-cell>
          <table:table-cell table:formula="of:=[.H738]^2" office:value-type="float" office:value="0.0409923012491429">
            <text:p>0.040992301</text:p>
          </table:table-cell>
        </table:table-row>
        <table:table-row table:style-name="ro1">
          <table:table-cell office:value-type="float" office:value="0.428041563">
            <text:p>0,428041563</text:p>
          </table:table-cell>
          <table:table-cell office:value-type="float" office:value="0.219215192">
            <text:p>0,219215192</text:p>
          </table:table-cell>
          <table:table-cell table:formula="of:=[.A739]/[.B739]" office:value-type="float" office:value="1.95260902811882">
            <text:p>1,952609028</text:p>
          </table:table-cell>
          <table:table-cell table:formula="of:=[.B739]-[.A739]" office:value-type="float" office:value="-0.208826371">
            <text:p>-0.208826371</text:p>
          </table:table-cell>
          <table:table-cell table:formula="of:=[.D739]^2" office:value-type="float" office:value="0.0436084532250296">
            <text:p>0.043608453</text:p>
          </table:table-cell>
          <table:table-cell table:formula="of:=ABS([.E739])" office:value-type="float" office:value="0.0436084532250296">
            <text:p>0.043608453</text:p>
          </table:table-cell>
          <table:table-cell table:formula="of:=SLOPE([.$B$2:.$B$1001];[.$A$2:.$A$1001])*[.A739]+INTERCEPT([.$B$2:.$B$1001];[.$A$2:.$A$1001])" office:value-type="float" office:value="0.438996783760957">
            <text:p>0.438996784</text:p>
          </table:table-cell>
          <table:table-cell table:formula="of:=[.B739]-[.G739]" office:value-type="float" office:value="-0.219781591760957">
            <text:p>-0.219781592</text:p>
          </table:table-cell>
          <table:table-cell table:formula="of:=[.H739]^2" office:value-type="float" office:value="0.0483039480769798">
            <text:p>0.048303948</text:p>
          </table:table-cell>
        </table:table-row>
        <table:table-row table:style-name="ro1">
          <table:table-cell office:value-type="float" office:value="0.144619364">
            <text:p>0,144619364</text:p>
          </table:table-cell>
          <table:table-cell office:value-type="float" office:value="0.583543094">
            <text:p>0,583543094</text:p>
          </table:table-cell>
          <table:table-cell office:value-type="string">
            <text:p>0,247829792669948</text:p>
          </table:table-cell>
          <table:table-cell table:formula="of:=[.B740]-[.A740]" office:value-type="float" office:value="0.43892373">
            <text:p>0.438923730</text:p>
          </table:table-cell>
          <table:table-cell table:formula="of:=[.D740]^2" office:value-type="float" office:value="0.192654040757113">
            <text:p>0.192654041</text:p>
          </table:table-cell>
          <table:table-cell table:formula="of:=ABS([.E740])" office:value-type="float" office:value="0.192654040757113">
            <text:p>0.192654041</text:p>
          </table:table-cell>
          <table:table-cell table:formula="of:=SLOPE([.$B$2:.$B$1001];[.$A$2:.$A$1001])*[.A740]+INTERCEPT([.$B$2:.$B$1001];[.$A$2:.$A$1001])" office:value-type="float" office:value="0.211127676896004">
            <text:p>0.211127677</text:p>
          </table:table-cell>
          <table:table-cell table:formula="of:=[.B740]-[.G740]" office:value-type="float" office:value="0.372415417103996">
            <text:p>0.372415417</text:p>
          </table:table-cell>
          <table:table-cell table:formula="of:=[.H740]^2" office:value-type="float" office:value="0.138693242896744">
            <text:p>0.138693243</text:p>
          </table:table-cell>
        </table:table-row>
        <table:table-row table:style-name="ro1">
          <table:table-cell office:value-type="float" office:value="0.014746178">
            <text:p>0,014746178</text:p>
          </table:table-cell>
          <table:table-cell office:value-type="float" office:value="0.125112065">
            <text:p>0,125112065</text:p>
          </table:table-cell>
          <table:table-cell office:value-type="string">
            <text:p>0,117863756784767</text:p>
          </table:table-cell>
          <table:table-cell table:formula="of:=[.B741]-[.A741]" office:value-type="float" office:value="0.110365887">
            <text:p>0.110365887</text:p>
          </table:table-cell>
          <table:table-cell table:formula="of:=[.D741]^2" office:value-type="float" office:value="0.0121806290132968">
            <text:p>0.012180629</text:p>
          </table:table-cell>
          <table:table-cell table:formula="of:=ABS([.E741])" office:value-type="float" office:value="0.0121806290132968">
            <text:p>0.012180629</text:p>
          </table:table-cell>
          <table:table-cell table:formula="of:=SLOPE([.$B$2:.$B$1001];[.$A$2:.$A$1001])*[.A741]+INTERCEPT([.$B$2:.$B$1001];[.$A$2:.$A$1001])" office:value-type="float" office:value="0.106710708133702">
            <text:p>0.106710708</text:p>
          </table:table-cell>
          <table:table-cell table:formula="of:=[.B741]-[.G741]" office:value-type="float" office:value="0.0184013568662982">
            <text:p>0.018401357</text:p>
          </table:table-cell>
          <table:table-cell table:formula="of:=[.H741]^2" office:value-type="float" office:value="0.00033860993452086">
            <text:p>0.000338610</text:p>
          </table:table-cell>
        </table:table-row>
        <table:table-row table:style-name="ro1">
          <table:table-cell office:value-type="float" office:value="0.848408261">
            <text:p>0,848408261</text:p>
          </table:table-cell>
          <table:table-cell office:value-type="float" office:value="0.9999">
            <text:p>0,999900000</text:p>
          </table:table-cell>
          <table:table-cell office:value-type="string">
            <text:p>0,848493110311031</text:p>
          </table:table-cell>
          <table:table-cell table:formula="of:=[.B742]-[.A742]" office:value-type="float" office:value="0.151491739">
            <text:p>0.151491739</text:p>
          </table:table-cell>
          <table:table-cell table:formula="of:=[.D742]^2" office:value-type="float" office:value="0.0229497469852441">
            <text:p>0.022949747</text:p>
          </table:table-cell>
          <table:table-cell table:formula="of:=ABS([.E742])" office:value-type="float" office:value="0.0229497469852441">
            <text:p>0.022949747</text:p>
          </table:table-cell>
          <table:table-cell table:formula="of:=SLOPE([.$B$2:.$B$1001];[.$A$2:.$A$1001])*[.A742]+INTERCEPT([.$B$2:.$B$1001];[.$A$2:.$A$1001])" office:value-type="float" office:value="0.776968136629577">
            <text:p>0.776968137</text:p>
          </table:table-cell>
          <table:table-cell table:formula="of:=[.B742]-[.G742]" office:value-type="float" office:value="0.222931863370423">
            <text:p>0.222931863</text:p>
          </table:table-cell>
          <table:table-cell table:formula="of:=[.H742]^2" office:value-type="float" office:value="0.0496986157058088">
            <text:p>0.049698616</text:p>
          </table:table-cell>
        </table:table-row>
        <table:table-row table:style-name="ro1">
          <table:table-cell office:value-type="float" office:value="0.9686124">
            <text:p>0,968612400</text:p>
          </table:table-cell>
          <table:table-cell office:value-type="float" office:value="0.986152417">
            <text:p>0,986152417</text:p>
          </table:table-cell>
          <table:table-cell office:value-type="string">
            <text:p>0,98221368553417</text:p>
          </table:table-cell>
          <table:table-cell table:formula="of:=[.B743]-[.A743]" office:value-type="float" office:value="0.0175400170000002">
            <text:p>0.017540017</text:p>
          </table:table-cell>
          <table:table-cell table:formula="of:=[.D743]^2" office:value-type="float" office:value="0.000307652196360295">
            <text:p>0.000307652</text:p>
          </table:table-cell>
          <table:table-cell table:formula="of:=ABS([.E743])" office:value-type="float" office:value="0.000307652196360295">
            <text:p>0.000307652</text:p>
          </table:table-cell>
          <table:table-cell table:formula="of:=SLOPE([.$B$2:.$B$1001];[.$A$2:.$A$1001])*[.A743]+INTERCEPT([.$B$2:.$B$1001];[.$A$2:.$A$1001])" office:value-type="float" office:value="0.87361127147238">
            <text:p>0.873611271</text:p>
          </table:table-cell>
          <table:table-cell table:formula="of:=[.B743]-[.G743]" office:value-type="float" office:value="0.11254114552762">
            <text:p>0.112541146</text:p>
          </table:table-cell>
          <table:table-cell table:formula="of:=[.H743]^2" office:value-type="float" office:value="0.012665509436669">
            <text:p>0.012665509</text:p>
          </table:table-cell>
        </table:table-row>
        <table:table-row table:style-name="ro1">
          <table:table-cell office:value-type="float" office:value="0.470095004">
            <text:p>0,470095004</text:p>
          </table:table-cell>
          <table:table-cell office:value-type="float" office:value="0.638422238">
            <text:p>0,638422238</text:p>
          </table:table-cell>
          <table:table-cell office:value-type="string">
            <text:p>0,736338705043667</text:p>
          </table:table-cell>
          <table:table-cell table:formula="of:=[.B744]-[.A744]" office:value-type="float" office:value="0.168327234">
            <text:p>0.168327234</text:p>
          </table:table-cell>
          <table:table-cell table:formula="of:=[.D744]^2" office:value-type="float" office:value="0.0283340577060908">
            <text:p>0.028334058</text:p>
          </table:table-cell>
          <table:table-cell table:formula="of:=ABS([.E744])" office:value-type="float" office:value="0.0283340577060908">
            <text:p>0.028334058</text:p>
          </table:table-cell>
          <table:table-cell table:formula="of:=SLOPE([.$B$2:.$B$1001];[.$A$2:.$A$1001])*[.A744]+INTERCEPT([.$B$2:.$B$1001];[.$A$2:.$A$1001])" office:value-type="float" office:value="0.472807402954085">
            <text:p>0.472807403</text:p>
          </table:table-cell>
          <table:table-cell table:formula="of:=[.B744]-[.G744]" office:value-type="float" office:value="0.165614835045915">
            <text:p>0.165614835</text:p>
          </table:table-cell>
          <table:table-cell table:formula="of:=[.H744]^2" office:value-type="float" office:value="0.0274282735872857">
            <text:p>0.027428274</text:p>
          </table:table-cell>
        </table:table-row>
        <table:table-row table:style-name="ro1">
          <table:table-cell office:value-type="float" office:value="0.574837935">
            <text:p>0,574837935</text:p>
          </table:table-cell>
          <table:table-cell office:value-type="float" office:value="0.786837178">
            <text:p>0,786837178</text:p>
          </table:table-cell>
          <table:table-cell office:value-type="string">
            <text:p>0,730567836742457</text:p>
          </table:table-cell>
          <table:table-cell table:formula="of:=[.B745]-[.A745]" office:value-type="float" office:value="0.211999243">
            <text:p>0.211999243</text:p>
          </table:table-cell>
          <table:table-cell table:formula="of:=[.D745]^2" office:value-type="float" office:value="0.0449436790325731">
            <text:p>0.044943679</text:p>
          </table:table-cell>
          <table:table-cell table:formula="of:=ABS([.E745])" office:value-type="float" office:value="0.0449436790325731">
            <text:p>0.044943679</text:p>
          </table:table-cell>
          <table:table-cell table:formula="of:=SLOPE([.$B$2:.$B$1001];[.$A$2:.$A$1001])*[.A745]+INTERCEPT([.$B$2:.$B$1001];[.$A$2:.$A$1001])" office:value-type="float" office:value="0.55701985427794">
            <text:p>0.557019854</text:p>
          </table:table-cell>
          <table:table-cell table:formula="of:=[.B745]-[.G745]" office:value-type="float" office:value="0.22981732372206">
            <text:p>0.229817324</text:p>
          </table:table-cell>
          <table:table-cell table:formula="of:=[.H745]^2" office:value-type="float" office:value="0.0528160022827703">
            <text:p>0.052816002</text:p>
          </table:table-cell>
        </table:table-row>
        <table:table-row table:style-name="ro1">
          <table:table-cell office:value-type="float" office:value="0.085562725">
            <text:p>0,085562725</text:p>
          </table:table-cell>
          <table:table-cell office:value-type="float" office:value="0.0001">
            <text:p>0,000100000</text:p>
          </table:table-cell>
          <table:table-cell table:formula="of:=[.A746]/[.B746]" office:value-type="float" office:value="855.62725">
            <text:p>855,627250000</text:p>
          </table:table-cell>
          <table:table-cell table:formula="of:=[.B746]-[.A746]" office:value-type="float" office:value="-0.085462725">
            <text:p>-0.085462725</text:p>
          </table:table-cell>
          <table:table-cell table:formula="of:=[.D746]^2" office:value-type="float" office:value="0.00730387736442563">
            <text:p>0.007303877</text:p>
          </table:table-cell>
          <table:table-cell table:formula="of:=ABS([.E746])" office:value-type="float" office:value="0.00730387736442563">
            <text:p>0.007303877</text:p>
          </table:table-cell>
          <table:table-cell table:formula="of:=SLOPE([.$B$2:.$B$1001];[.$A$2:.$A$1001])*[.A746]+INTERCEPT([.$B$2:.$B$1001];[.$A$2:.$A$1001])" office:value-type="float" office:value="0.163646626961112">
            <text:p>0.163646627</text:p>
          </table:table-cell>
          <table:table-cell table:formula="of:=[.B746]-[.G746]" office:value-type="float" office:value="-0.163546626961112">
            <text:p>-0.163546627</text:p>
          </table:table-cell>
          <table:table-cell table:formula="of:=[.H746]^2" office:value-type="float" office:value="0.026747499190357">
            <text:p>0.026747499</text:p>
          </table:table-cell>
        </table:table-row>
        <table:table-row table:style-name="ro1">
          <table:table-cell office:value-type="float" office:value="0.506312761">
            <text:p>0,506312761</text:p>
          </table:table-cell>
          <table:table-cell office:value-type="float" office:value="0.660422808">
            <text:p>0,660422808</text:p>
          </table:table-cell>
          <table:table-cell office:value-type="string">
            <text:p>0,766649417413821</text:p>
          </table:table-cell>
          <table:table-cell table:formula="of:=[.B747]-[.A747]" office:value-type="float" office:value="0.154110047">
            <text:p>0.154110047</text:p>
          </table:table-cell>
          <table:table-cell table:formula="of:=[.D747]^2" office:value-type="float" office:value="0.0237499065863422">
            <text:p>0.023749907</text:p>
          </table:table-cell>
          <table:table-cell table:formula="of:=ABS([.E747])" office:value-type="float" office:value="0.0237499065863422">
            <text:p>0.023749907</text:p>
          </table:table-cell>
          <table:table-cell table:formula="of:=SLOPE([.$B$2:.$B$1001];[.$A$2:.$A$1001])*[.A747]+INTERCEPT([.$B$2:.$B$1001];[.$A$2:.$A$1001])" office:value-type="float" office:value="0.501926180415274">
            <text:p>0.501926180</text:p>
          </table:table-cell>
          <table:table-cell table:formula="of:=[.B747]-[.G747]" office:value-type="float" office:value="0.158496627584726">
            <text:p>0.158496628</text:p>
          </table:table-cell>
          <table:table-cell table:formula="of:=[.H747]^2" office:value-type="float" office:value="0.0251211809557313">
            <text:p>0.025121181</text:p>
          </table:table-cell>
        </table:table-row>
        <table:table-row table:style-name="ro1">
          <table:table-cell office:value-type="float" office:value="0.531271131">
            <text:p>0,531271131</text:p>
          </table:table-cell>
          <table:table-cell office:value-type="float" office:value="0.400744791">
            <text:p>0,400744791</text:p>
          </table:table-cell>
          <table:table-cell table:formula="of:=[.A748]/[.B748]" office:value-type="float" office:value="1.32570938645089">
            <text:p>1,325709386</text:p>
          </table:table-cell>
          <table:table-cell table:formula="of:=[.B748]-[.A748]" office:value-type="float" office:value="-0.13052634">
            <text:p>-0.130526340</text:p>
          </table:table-cell>
          <table:table-cell table:formula="of:=[.D748]^2" office:value-type="float" office:value="0.0170371254337956">
            <text:p>0.017037125</text:p>
          </table:table-cell>
          <table:table-cell table:formula="of:=ABS([.E748])" office:value-type="float" office:value="0.0170371254337956">
            <text:p>0.017037125</text:p>
          </table:table-cell>
          <table:table-cell table:formula="of:=SLOPE([.$B$2:.$B$1001];[.$A$2:.$A$1001])*[.A748]+INTERCEPT([.$B$2:.$B$1001];[.$A$2:.$A$1001])" office:value-type="float" office:value="0.52199250373353">
            <text:p>0.521992504</text:p>
          </table:table-cell>
          <table:table-cell table:formula="of:=[.B748]-[.G748]" office:value-type="float" office:value="-0.12124771273353">
            <text:p>-0.121247713</text:p>
          </table:table-cell>
          <table:table-cell table:formula="of:=[.H748]^2" office:value-type="float" office:value="0.0147010078431126">
            <text:p>0.014701008</text:p>
          </table:table-cell>
        </table:table-row>
        <table:table-row table:style-name="ro1">
          <table:table-cell office:value-type="float" office:value="0.102860294">
            <text:p>0,102860294</text:p>
          </table:table-cell>
          <table:table-cell office:value-type="float" office:value="0.016050029">
            <text:p>0,016050029</text:p>
          </table:table-cell>
          <table:table-cell table:formula="of:=[.A749]/[.B749]" office:value-type="float" office:value="6.40872947955421">
            <text:p>6,408729480</text:p>
          </table:table-cell>
          <table:table-cell table:formula="of:=[.B749]-[.A749]" office:value-type="float" office:value="-0.086810265">
            <text:p>-0.086810265</text:p>
          </table:table-cell>
          <table:table-cell table:formula="of:=[.D749]^2" office:value-type="float" office:value="0.00753602210937022">
            <text:p>0.007536022</text:p>
          </table:table-cell>
          <table:table-cell table:formula="of:=ABS([.E749])" office:value-type="float" office:value="0.00753602210937022">
            <text:p>0.007536022</text:p>
          </table:table-cell>
          <table:table-cell table:formula="of:=SLOPE([.$B$2:.$B$1001];[.$A$2:.$A$1001])*[.A749]+INTERCEPT([.$B$2:.$B$1001];[.$A$2:.$A$1001])" office:value-type="float" office:value="0.177553729555305">
            <text:p>0.177553730</text:p>
          </table:table-cell>
          <table:table-cell table:formula="of:=[.B749]-[.G749]" office:value-type="float" office:value="-0.161503700555305">
            <text:p>-0.161503701</text:p>
          </table:table-cell>
          <table:table-cell table:formula="of:=[.H749]^2" office:value-type="float" office:value="0.0260834452930576">
            <text:p>0.026083445</text:p>
          </table:table-cell>
        </table:table-row>
        <table:table-row table:style-name="ro1">
          <table:table-cell office:value-type="float" office:value="0.659202175">
            <text:p>0,659202175</text:p>
          </table:table-cell>
          <table:table-cell office:value-type="float" office:value="0.73387662">
            <text:p>0,733876620</text:p>
          </table:table-cell>
          <table:table-cell office:value-type="string">
            <text:p>0,898246594911281</text:p>
          </table:table-cell>
          <table:table-cell table:formula="of:=[.B750]-[.A750]" office:value-type="float" office:value="0.074674445">
            <text:p>0.074674445</text:p>
          </table:table-cell>
          <table:table-cell table:formula="of:=[.D750]^2" office:value-type="float" office:value="0.00557627273605802">
            <text:p>0.005576273</text:p>
          </table:table-cell>
          <table:table-cell table:formula="of:=ABS([.E750])" office:value-type="float" office:value="0.00557627273605802">
            <text:p>0.005576273</text:p>
          </table:table-cell>
          <table:table-cell table:formula="of:=SLOPE([.$B$2:.$B$1001];[.$A$2:.$A$1001])*[.A750]+INTERCEPT([.$B$2:.$B$1001];[.$A$2:.$A$1001])" office:value-type="float" office:value="0.624848006370361">
            <text:p>0.624848006</text:p>
          </table:table-cell>
          <table:table-cell table:formula="of:=[.B750]-[.G750]" office:value-type="float" office:value="0.109028613629639">
            <text:p>0.109028614</text:p>
          </table:table-cell>
          <table:table-cell table:formula="of:=[.H750]^2" office:value-type="float" office:value="0.0118872385900011">
            <text:p>0.011887239</text:p>
          </table:table-cell>
        </table:table-row>
        <table:table-row table:style-name="ro1">
          <table:table-cell office:value-type="float" office:value="0.437547849">
            <text:p>0,437547849</text:p>
          </table:table-cell>
          <table:table-cell office:value-type="float" office:value="0.08059436">
            <text:p>0,080594360</text:p>
          </table:table-cell>
          <table:table-cell table:formula="of:=[.A751]/[.B751]" office:value-type="float" office:value="5.429013258496">
            <text:p>5,429013258</text:p>
          </table:table-cell>
          <table:table-cell table:formula="of:=[.B751]-[.A751]" office:value-type="float" office:value="-0.356953489">
            <text:p>-0.356953489</text:p>
          </table:table-cell>
          <table:table-cell table:formula="of:=[.D751]^2" office:value-type="float" office:value="0.127415793309273">
            <text:p>0.127415793</text:p>
          </table:table-cell>
          <table:table-cell table:formula="of:=ABS([.E751])" office:value-type="float" office:value="0.127415793309273">
            <text:p>0.127415793</text:p>
          </table:table-cell>
          <table:table-cell table:formula="of:=SLOPE([.$B$2:.$B$1001];[.$A$2:.$A$1001])*[.A751]+INTERCEPT([.$B$2:.$B$1001];[.$A$2:.$A$1001])" office:value-type="float" office:value="0.446639759180898">
            <text:p>0.446639759</text:p>
          </table:table-cell>
          <table:table-cell table:formula="of:=[.B751]-[.G751]" office:value-type="float" office:value="-0.366045399180898">
            <text:p>-0.366045399</text:p>
          </table:table-cell>
          <table:table-cell table:formula="of:=[.H751]^2" office:value-type="float" office:value="0.133989234261503">
            <text:p>0.133989234</text:p>
          </table:table-cell>
        </table:table-row>
        <table:table-row table:style-name="ro1">
          <table:table-cell office:value-type="float" office:value="0.215883855">
            <text:p>0,215883855</text:p>
          </table:table-cell>
          <table:table-cell office:value-type="float" office:value="0.0001">
            <text:p>0,000100000</text:p>
          </table:table-cell>
          <table:table-cell table:formula="of:=[.A752]/[.B752]" office:value-type="float" office:value="2158.83855">
            <text:p>2158,838550000</text:p>
          </table:table-cell>
          <table:table-cell table:formula="of:=[.B752]-[.A752]" office:value-type="float" office:value="-0.215783855">
            <text:p>-0.215783855</text:p>
          </table:table-cell>
          <table:table-cell table:formula="of:=[.D752]^2" office:value-type="float" office:value="0.046562672078661">
            <text:p>0.046562672</text:p>
          </table:table-cell>
          <table:table-cell table:formula="of:=ABS([.E752])" office:value-type="float" office:value="0.046562672078661">
            <text:p>0.046562672</text:p>
          </table:table-cell>
          <table:table-cell table:formula="of:=SLOPE([.$B$2:.$B$1001];[.$A$2:.$A$1001])*[.A752]+INTERCEPT([.$B$2:.$B$1001];[.$A$2:.$A$1001])" office:value-type="float" office:value="0.268423738999295">
            <text:p>0.268423739</text:p>
          </table:table-cell>
          <table:table-cell table:formula="of:=[.B752]-[.G752]" office:value-type="float" office:value="-0.268323738999295">
            <text:p>-0.268323739</text:p>
          </table:table-cell>
          <table:table-cell table:formula="of:=[.H752]^2" office:value-type="float" office:value="0.071997628910562">
            <text:p>0.071997629</text:p>
          </table:table-cell>
        </table:table-row>
        <table:table-row table:style-name="ro1">
          <table:table-cell office:value-type="float" office:value="0.238796244">
            <text:p>0,238796244</text:p>
          </table:table-cell>
          <table:table-cell office:value-type="float" office:value="0.0001">
            <text:p>0,000100000</text:p>
          </table:table-cell>
          <table:table-cell table:formula="of:=[.A753]/[.B753]" office:value-type="float" office:value="2387.96244">
            <text:p>2387,962440000</text:p>
          </table:table-cell>
          <table:table-cell table:formula="of:=[.B753]-[.A753]" office:value-type="float" office:value="-0.238696244">
            <text:p>-0.238696244</text:p>
          </table:table-cell>
          <table:table-cell table:formula="of:=[.D753]^2" office:value-type="float" office:value="0.0569758968997076">
            <text:p>0.056975897</text:p>
          </table:table-cell>
          <table:table-cell table:formula="of:=ABS([.E753])" office:value-type="float" office:value="0.0569758968997076">
            <text:p>0.056975897</text:p>
          </table:table-cell>
          <table:table-cell table:formula="of:=SLOPE([.$B$2:.$B$1001];[.$A$2:.$A$1001])*[.A753]+INTERCEPT([.$B$2:.$B$1001];[.$A$2:.$A$1001])" office:value-type="float" office:value="0.286845110493814">
            <text:p>0.286845110</text:p>
          </table:table-cell>
          <table:table-cell table:formula="of:=[.B753]-[.G753]" office:value-type="float" office:value="-0.286745110493814">
            <text:p>-0.286745110</text:p>
          </table:table-cell>
          <table:table-cell table:formula="of:=[.H753]^2" office:value-type="float" office:value="0.0822227583921096">
            <text:p>0.082222758</text:p>
          </table:table-cell>
        </table:table-row>
        <table:table-row table:style-name="ro1">
          <table:table-cell office:value-type="float" office:value="0.365996715">
            <text:p>0,365996715</text:p>
          </table:table-cell>
          <table:table-cell office:value-type="float" office:value="0.284378428">
            <text:p>0,284378428</text:p>
          </table:table-cell>
          <table:table-cell table:formula="of:=[.A754]/[.B754]" office:value-type="float" office:value="1.28700590116491">
            <text:p>1,287005901</text:p>
          </table:table-cell>
          <table:table-cell table:formula="of:=[.B754]-[.A754]" office:value-type="float" office:value="-0.081618287">
            <text:p>-0.081618287</text:p>
          </table:table-cell>
          <table:table-cell table:formula="of:=[.D754]^2" office:value-type="float" office:value="0.00666154477281437">
            <text:p>0.006661545</text:p>
          </table:table-cell>
          <table:table-cell table:formula="of:=ABS([.E754])" office:value-type="float" office:value="0.00666154477281437">
            <text:p>0.006661545</text:p>
          </table:table-cell>
          <table:table-cell table:formula="of:=SLOPE([.$B$2:.$B$1001];[.$A$2:.$A$1001])*[.A754]+INTERCEPT([.$B$2:.$B$1001];[.$A$2:.$A$1001])" office:value-type="float" office:value="0.389113238473342">
            <text:p>0.389113238</text:p>
          </table:table-cell>
          <table:table-cell table:formula="of:=[.B754]-[.G754]" office:value-type="float" office:value="-0.104734810473342">
            <text:p>-0.104734810</text:p>
          </table:table-cell>
          <table:table-cell table:formula="of:=[.H754]^2" office:value-type="float" office:value="0.0109693805248869">
            <text:p>0.010969381</text:p>
          </table:table-cell>
        </table:table-row>
        <table:table-row table:style-name="ro1">
          <table:table-cell office:value-type="float" office:value="0.63474224">
            <text:p>0,634742240</text:p>
          </table:table-cell>
          <table:table-cell office:value-type="float" office:value="0.184039195">
            <text:p>0,184039195</text:p>
          </table:table-cell>
          <table:table-cell table:formula="of:=[.A755]/[.B755]" office:value-type="float" office:value="3.44895140407455">
            <text:p>3,448951404</text:p>
          </table:table-cell>
          <table:table-cell table:formula="of:=[.B755]-[.A755]" office:value-type="float" office:value="-0.450703045">
            <text:p>-0.450703045</text:p>
          </table:table-cell>
          <table:table-cell table:formula="of:=[.D755]^2" office:value-type="float" office:value="0.203133234772272">
            <text:p>0.203133235</text:p>
          </table:table-cell>
          <table:table-cell table:formula="of:=ABS([.E755])" office:value-type="float" office:value="0.203133234772272">
            <text:p>0.203133235</text:p>
          </table:table-cell>
          <table:table-cell table:formula="of:=SLOPE([.$B$2:.$B$1001];[.$A$2:.$A$1001])*[.A755]+INTERCEPT([.$B$2:.$B$1001];[.$A$2:.$A$1001])" office:value-type="float" office:value="0.60518242067492">
            <text:p>0.605182421</text:p>
          </table:table-cell>
          <table:table-cell table:formula="of:=[.B755]-[.G755]" office:value-type="float" office:value="-0.42114322567492">
            <text:p>-0.421143226</text:p>
          </table:table-cell>
          <table:table-cell table:formula="of:=[.H755]^2" office:value-type="float" office:value="0.177361616531877">
            <text:p>0.177361617</text:p>
          </table:table-cell>
        </table:table-row>
        <table:table-row table:style-name="ro1">
          <table:table-cell office:value-type="float" office:value="0.526361862">
            <text:p>0,526361862</text:p>
          </table:table-cell>
          <table:table-cell office:value-type="float" office:value="0.456102568">
            <text:p>0,456102568</text:p>
          </table:table-cell>
          <table:table-cell table:formula="of:=[.A756]/[.B756]" office:value-type="float" office:value="1.154042750314">
            <text:p>1,154042750</text:p>
          </table:table-cell>
          <table:table-cell table:formula="of:=[.B756]-[.A756]" office:value-type="float" office:value="-0.070259294">
            <text:p>-0.070259294</text:p>
          </table:table-cell>
          <table:table-cell table:formula="of:=[.D756]^2" office:value-type="float" office:value="0.00493636839337843">
            <text:p>0.004936368</text:p>
          </table:table-cell>
          <table:table-cell table:formula="of:=ABS([.E756])" office:value-type="float" office:value="0.00493636839337843">
            <text:p>0.004936368</text:p>
          </table:table-cell>
          <table:table-cell table:formula="of:=SLOPE([.$B$2:.$B$1001];[.$A$2:.$A$1001])*[.A756]+INTERCEPT([.$B$2:.$B$1001];[.$A$2:.$A$1001])" office:value-type="float" office:value="0.518045492009195">
            <text:p>0.518045492</text:p>
          </table:table-cell>
          <table:table-cell table:formula="of:=[.B756]-[.G756]" office:value-type="float" office:value="-0.0619429240091949">
            <text:p>-0.061942924</text:p>
          </table:table-cell>
          <table:table-cell table:formula="of:=[.H756]^2" office:value-type="float" office:value="0.00383692583480889">
            <text:p>0.003836926</text:p>
          </table:table-cell>
        </table:table-row>
        <table:table-row table:style-name="ro1">
          <table:table-cell office:value-type="float" office:value="0.201054672">
            <text:p>0,201054672</text:p>
          </table:table-cell>
          <table:table-cell office:value-type="float" office:value="0.556694366">
            <text:p>0,556694366</text:p>
          </table:table-cell>
          <table:table-cell office:value-type="string">
            <text:p>0,36115808651816</text:p>
          </table:table-cell>
          <table:table-cell table:formula="of:=[.B757]-[.A757]" office:value-type="float" office:value="0.355639694">
            <text:p>0.355639694</text:p>
          </table:table-cell>
          <table:table-cell table:formula="of:=[.D757]^2" office:value-type="float" office:value="0.126479591948414">
            <text:p>0.126479592</text:p>
          </table:table-cell>
          <table:table-cell table:formula="of:=ABS([.E757])" office:value-type="float" office:value="0.126479591948414">
            <text:p>0.126479592</text:p>
          </table:table-cell>
          <table:table-cell table:formula="of:=SLOPE([.$B$2:.$B$1001];[.$A$2:.$A$1001])*[.A757]+INTERCEPT([.$B$2:.$B$1001];[.$A$2:.$A$1001])" office:value-type="float" office:value="0.256501198359679">
            <text:p>0.256501198</text:p>
          </table:table-cell>
          <table:table-cell table:formula="of:=[.B757]-[.G757]" office:value-type="float" office:value="0.300193167640321">
            <text:p>0.300193168</text:p>
          </table:table-cell>
          <table:table-cell table:formula="of:=[.H757]^2" office:value-type="float" office:value="0.0901159378979299">
            <text:p>0.090115938</text:p>
          </table:table-cell>
        </table:table-row>
        <table:table-row table:style-name="ro1">
          <table:table-cell office:value-type="float" office:value="0.592157952">
            <text:p>0,592157952</text:p>
          </table:table-cell>
          <table:table-cell office:value-type="float" office:value="0.64152225">
            <text:p>0,641522250</text:p>
          </table:table-cell>
          <table:table-cell office:value-type="string">
            <text:p>0,923051308041147</text:p>
          </table:table-cell>
          <table:table-cell table:formula="of:=[.B758]-[.A758]" office:value-type="float" office:value="0.049364298">
            <text:p>0.049364298</text:p>
          </table:table-cell>
          <table:table-cell table:formula="of:=[.D758]^2" office:value-type="float" office:value="0.0024368339170328">
            <text:p>0.002436834</text:p>
          </table:table-cell>
          <table:table-cell table:formula="of:=ABS([.E758])" office:value-type="float" office:value="0.0024368339170328">
            <text:p>0.002436834</text:p>
          </table:table-cell>
          <table:table-cell table:formula="of:=SLOPE([.$B$2:.$B$1001];[.$A$2:.$A$1001])*[.A758]+INTERCEPT([.$B$2:.$B$1001];[.$A$2:.$A$1001])" office:value-type="float" office:value="0.570945004878707">
            <text:p>0.570945005</text:p>
          </table:table-cell>
          <table:table-cell table:formula="of:=[.B758]-[.G758]" office:value-type="float" office:value="0.0705772451212925">
            <text:p>0.070577245</text:p>
          </table:table-cell>
          <table:table-cell table:formula="of:=[.H758]^2" office:value-type="float" office:value="0.004981147528911">
            <text:p>0.004981148</text:p>
          </table:table-cell>
        </table:table-row>
        <table:table-row table:style-name="ro1">
          <table:table-cell office:value-type="float" office:value="0.822719283">
            <text:p>0,822719283</text:p>
          </table:table-cell>
          <table:table-cell office:value-type="float" office:value="0.851620707">
            <text:p>0,851620707</text:p>
          </table:table-cell>
          <table:table-cell office:value-type="string">
            <text:p>0,966063032800352</text:p>
          </table:table-cell>
          <table:table-cell table:formula="of:=[.B759]-[.A759]" office:value-type="float" office:value="0.028901424">
            <text:p>0.028901424</text:p>
          </table:table-cell>
          <table:table-cell table:formula="of:=[.D759]^2" office:value-type="float" office:value="0.000835292309227773">
            <text:p>0.000835292</text:p>
          </table:table-cell>
          <table:table-cell table:formula="of:=ABS([.E759])" office:value-type="float" office:value="0.000835292309227773">
            <text:p>0.000835292</text:p>
          </table:table-cell>
          <table:table-cell table:formula="of:=SLOPE([.$B$2:.$B$1001];[.$A$2:.$A$1001])*[.A759]+INTERCEPT([.$B$2:.$B$1001];[.$A$2:.$A$1001])" office:value-type="float" office:value="0.756314410514308">
            <text:p>0.756314411</text:p>
          </table:table-cell>
          <table:table-cell table:formula="of:=[.B759]-[.G759]" office:value-type="float" office:value="0.0953062964856922">
            <text:p>0.095306296</text:p>
          </table:table-cell>
          <table:table-cell table:formula="of:=[.H759]^2" office:value-type="float" office:value="0.00908329014981867">
            <text:p>0.009083290</text:p>
          </table:table-cell>
        </table:table-row>
        <table:table-row table:style-name="ro1">
          <table:table-cell office:value-type="float" office:value="0.748009386">
            <text:p>0,748009386</text:p>
          </table:table-cell>
          <table:table-cell office:value-type="float" office:value="0.9999">
            <text:p>0,999900000</text:p>
          </table:table-cell>
          <table:table-cell office:value-type="string">
            <text:p>0,748084194419442</text:p>
          </table:table-cell>
          <table:table-cell table:formula="of:=[.B760]-[.A760]" office:value-type="float" office:value="0.251890614">
            <text:p>0.251890614</text:p>
          </table:table-cell>
          <table:table-cell table:formula="of:=[.D760]^2" office:value-type="float" office:value="0.063448881421297">
            <text:p>0.063448881</text:p>
          </table:table-cell>
          <table:table-cell table:formula="of:=ABS([.E760])" office:value-type="float" office:value="0.063448881421297">
            <text:p>0.063448881</text:p>
          </table:table-cell>
          <table:table-cell table:formula="of:=SLOPE([.$B$2:.$B$1001];[.$A$2:.$A$1001])*[.A760]+INTERCEPT([.$B$2:.$B$1001];[.$A$2:.$A$1001])" office:value-type="float" office:value="0.696248270446844">
            <text:p>0.696248270</text:p>
          </table:table-cell>
          <table:table-cell table:formula="of:=[.B760]-[.G760]" office:value-type="float" office:value="0.303651729553156">
            <text:p>0.303651730</text:p>
          </table:table-cell>
          <table:table-cell table:formula="of:=[.H760]^2" office:value-type="float" office:value="0.0922043728606231">
            <text:p>0.092204373</text:p>
          </table:table-cell>
        </table:table-row>
        <table:table-row table:style-name="ro1">
          <table:table-cell office:value-type="float" office:value="0.09204055">
            <text:p>0,092040550</text:p>
          </table:table-cell>
          <table:table-cell office:value-type="float" office:value="0.473508468">
            <text:p>0,473508468</text:p>
          </table:table-cell>
          <table:table-cell office:value-type="string">
            <text:p>0,194379945069958</text:p>
          </table:table-cell>
          <table:table-cell table:formula="of:=[.B761]-[.A761]" office:value-type="float" office:value="0.381467918">
            <text:p>0.381467918</text:p>
          </table:table-cell>
          <table:table-cell table:formula="of:=[.D761]^2" office:value-type="float" office:value="0.145517772463255">
            <text:p>0.145517772</text:p>
          </table:table-cell>
          <table:table-cell table:formula="of:=ABS([.E761])" office:value-type="float" office:value="0.145517772463255">
            <text:p>0.145517772</text:p>
          </table:table-cell>
          <table:table-cell table:formula="of:=SLOPE([.$B$2:.$B$1001];[.$A$2:.$A$1001])*[.A761]+INTERCEPT([.$B$2:.$B$1001];[.$A$2:.$A$1001])" office:value-type="float" office:value="0.168854744752821">
            <text:p>0.168854745</text:p>
          </table:table-cell>
          <table:table-cell table:formula="of:=[.B761]-[.G761]" office:value-type="float" office:value="0.304653723247179">
            <text:p>0.304653723</text:p>
          </table:table-cell>
          <table:table-cell table:formula="of:=[.H761]^2" office:value-type="float" office:value="0.0928138910883685">
            <text:p>0.092813891</text:p>
          </table:table-cell>
        </table:table-row>
        <table:table-row table:style-name="ro1">
          <table:table-cell office:value-type="float" office:value="0.343908739">
            <text:p>0,343908739</text:p>
          </table:table-cell>
          <table:table-cell office:value-type="float" office:value="0.0001">
            <text:p>0,000100000</text:p>
          </table:table-cell>
          <table:table-cell table:formula="of:=[.A762]/[.B762]" office:value-type="float" office:value="3439.08739">
            <text:p>3439,087390000</text:p>
          </table:table-cell>
          <table:table-cell table:formula="of:=[.B762]-[.A762]" office:value-type="float" office:value="-0.343808739">
            <text:p>-0.343808739</text:p>
          </table:table-cell>
          <table:table-cell table:formula="of:=[.D762]^2" office:value-type="float" office:value="0.11820444901277">
            <text:p>0.118204449</text:p>
          </table:table-cell>
          <table:table-cell table:formula="of:=ABS([.E762])" office:value-type="float" office:value="0.11820444901277">
            <text:p>0.118204449</text:p>
          </table:table-cell>
          <table:table-cell table:formula="of:=SLOPE([.$B$2:.$B$1001];[.$A$2:.$A$1001])*[.A762]+INTERCEPT([.$B$2:.$B$1001];[.$A$2:.$A$1001])" office:value-type="float" office:value="0.371354688220987">
            <text:p>0.371354688</text:p>
          </table:table-cell>
          <table:table-cell table:formula="of:=[.B762]-[.G762]" office:value-type="float" office:value="-0.371254688220987">
            <text:p>-0.371254688</text:p>
          </table:table-cell>
          <table:table-cell table:formula="of:=[.H762]^2" office:value-type="float" office:value="0.137830043526062">
            <text:p>0.137830044</text:p>
          </table:table-cell>
        </table:table-row>
        <table:table-row table:style-name="ro1">
          <table:table-cell office:value-type="float" office:value="0.387578622">
            <text:p>0,387578622</text:p>
          </table:table-cell>
          <table:table-cell office:value-type="float" office:value="0.581557117">
            <text:p>0,581557117</text:p>
          </table:table-cell>
          <table:table-cell office:value-type="string">
            <text:p>0,666449796022357</text:p>
          </table:table-cell>
          <table:table-cell table:formula="of:=[.B763]-[.A763]" office:value-type="float" office:value="0.193978495">
            <text:p>0.193978495</text:p>
          </table:table-cell>
          <table:table-cell table:formula="of:=[.D763]^2" office:value-type="float" office:value="0.037627656522465">
            <text:p>0.037627657</text:p>
          </table:table-cell>
          <table:table-cell table:formula="of:=ABS([.E763])" office:value-type="float" office:value="0.037627656522465">
            <text:p>0.037627657</text:p>
          </table:table-cell>
          <table:table-cell table:formula="of:=SLOPE([.$B$2:.$B$1001];[.$A$2:.$A$1001])*[.A763]+INTERCEPT([.$B$2:.$B$1001];[.$A$2:.$A$1001])" office:value-type="float" office:value="0.406464913429941">
            <text:p>0.406464913</text:p>
          </table:table-cell>
          <table:table-cell table:formula="of:=[.B763]-[.G763]" office:value-type="float" office:value="0.175092203570059">
            <text:p>0.175092204</text:p>
          </table:table-cell>
          <table:table-cell table:formula="of:=[.H763]^2" office:value-type="float" office:value="0.0306572797510189">
            <text:p>0.030657280</text:p>
          </table:table-cell>
        </table:table-row>
        <table:table-row table:style-name="ro1">
          <table:table-cell office:value-type="float" office:value="0.65757155">
            <text:p>0,657571550</text:p>
          </table:table-cell>
          <table:table-cell office:value-type="float" office:value="0.667905371">
            <text:p>0,667905371</text:p>
          </table:table-cell>
          <table:table-cell office:value-type="string">
            <text:p>0,984528016319845</text:p>
          </table:table-cell>
          <table:table-cell table:formula="of:=[.B764]-[.A764]" office:value-type="float" office:value="0.010333821">
            <text:p>0.010333821</text:p>
          </table:table-cell>
          <table:table-cell table:formula="of:=[.D764]^2" office:value-type="float" office:value="0.000106787856460041">
            <text:p>0.000106788</text:p>
          </table:table-cell>
          <table:table-cell table:formula="of:=ABS([.E764])" office:value-type="float" office:value="0.000106787856460041">
            <text:p>0.000106788</text:p>
          </table:table-cell>
          <table:table-cell table:formula="of:=SLOPE([.$B$2:.$B$1001];[.$A$2:.$A$1001])*[.A764]+INTERCEPT([.$B$2:.$B$1001];[.$A$2:.$A$1001])" office:value-type="float" office:value="0.62353699733969">
            <text:p>0.623536997</text:p>
          </table:table-cell>
          <table:table-cell table:formula="of:=[.B764]-[.G764]" office:value-type="float" office:value="0.04436837366031">
            <text:p>0.044368374</text:p>
          </table:table-cell>
          <table:table-cell table:formula="of:=[.H764]^2" office:value-type="float" office:value="0.00196855258126089">
            <text:p>0.001968553</text:p>
          </table:table-cell>
        </table:table-row>
        <table:table-row table:style-name="ro1">
          <table:table-cell office:value-type="float" office:value="0.443525595">
            <text:p>0,443525595</text:p>
          </table:table-cell>
          <table:table-cell office:value-type="float" office:value="0.023245293">
            <text:p>0,023245293</text:p>
          </table:table-cell>
          <table:table-cell table:formula="of:=[.A765]/[.B765]" office:value-type="float" office:value="19.0802325012638">
            <text:p>19,080232501</text:p>
          </table:table-cell>
          <table:table-cell table:formula="of:=[.B765]-[.A765]" office:value-type="float" office:value="-0.420280302">
            <text:p>-0.420280302</text:p>
          </table:table-cell>
          <table:table-cell table:formula="of:=[.D765]^2" office:value-type="float" office:value="0.176635532249211">
            <text:p>0.176635532</text:p>
          </table:table-cell>
          <table:table-cell table:formula="of:=ABS([.E765])" office:value-type="float" office:value="0.176635532249211">
            <text:p>0.176635532</text:p>
          </table:table-cell>
          <table:table-cell table:formula="of:=SLOPE([.$B$2:.$B$1001];[.$A$2:.$A$1001])*[.A765]+INTERCEPT([.$B$2:.$B$1001];[.$A$2:.$A$1001])" office:value-type="float" office:value="0.451445817587373">
            <text:p>0.451445818</text:p>
          </table:table-cell>
          <table:table-cell table:formula="of:=[.B765]-[.G765]" office:value-type="float" office:value="-0.428200524587373">
            <text:p>-0.428200525</text:p>
          </table:table-cell>
          <table:table-cell table:formula="of:=[.H765]^2" office:value-type="float" office:value="0.183355689256902">
            <text:p>0.183355689</text:p>
          </table:table-cell>
        </table:table-row>
        <table:table-row table:style-name="ro1">
          <table:table-cell office:value-type="float" office:value="0.179446196">
            <text:p>0,179446196</text:p>
          </table:table-cell>
          <table:table-cell office:value-type="float" office:value="0.0001">
            <text:p>0,000100000</text:p>
          </table:table-cell>
          <table:table-cell table:formula="of:=[.A766]/[.B766]" office:value-type="float" office:value="1794.46196">
            <text:p>1794,461960000</text:p>
          </table:table-cell>
          <table:table-cell table:formula="of:=[.B766]-[.A766]" office:value-type="float" office:value="-0.179346196">
            <text:p>-0.179346196</text:p>
          </table:table-cell>
          <table:table-cell table:formula="of:=[.D766]^2" office:value-type="float" office:value="0.0321650580196704">
            <text:p>0.032165058</text:p>
          </table:table-cell>
          <table:table-cell table:formula="of:=ABS([.E766])" office:value-type="float" office:value="0.0321650580196704">
            <text:p>0.032165058</text:p>
          </table:table-cell>
          <table:table-cell table:formula="of:=SLOPE([.$B$2:.$B$1001];[.$A$2:.$A$1001])*[.A766]+INTERCEPT([.$B$2:.$B$1001];[.$A$2:.$A$1001])" office:value-type="float" office:value="0.239128162146546">
            <text:p>0.239128162</text:p>
          </table:table-cell>
          <table:table-cell table:formula="of:=[.B766]-[.G766]" office:value-type="float" office:value="-0.239028162146546">
            <text:p>-0.239028162</text:p>
          </table:table-cell>
          <table:table-cell table:formula="of:=[.H766]^2" office:value-type="float" office:value="0.0571344622991555">
            <text:p>0.057134462</text:p>
          </table:table-cell>
        </table:table-row>
        <table:table-row table:style-name="ro1">
          <table:table-cell office:value-type="float" office:value="0.515698893">
            <text:p>0,515698893</text:p>
          </table:table-cell>
          <table:table-cell office:value-type="float" office:value="0.569817278">
            <text:p>0,569817278</text:p>
          </table:table-cell>
          <table:table-cell office:value-type="string">
            <text:p>0,905025019265913</text:p>
          </table:table-cell>
          <table:table-cell table:formula="of:=[.B767]-[.A767]" office:value-type="float" office:value="0.054118385">
            <text:p>0.054118385</text:p>
          </table:table-cell>
          <table:table-cell table:formula="of:=[.D767]^2" office:value-type="float" office:value="0.00292879959500822">
            <text:p>0.002928800</text:p>
          </table:table-cell>
          <table:table-cell table:formula="of:=ABS([.E767])" office:value-type="float" office:value="0.00292879959500822">
            <text:p>0.002928800</text:p>
          </table:table-cell>
          <table:table-cell table:formula="of:=SLOPE([.$B$2:.$B$1001];[.$A$2:.$A$1001])*[.A767]+INTERCEPT([.$B$2:.$B$1001];[.$A$2:.$A$1001])" office:value-type="float" office:value="0.509472553011715">
            <text:p>0.509472553</text:p>
          </table:table-cell>
          <table:table-cell table:formula="of:=[.B767]-[.G767]" office:value-type="float" office:value="0.0603447249882852">
            <text:p>0.060344725</text:p>
          </table:table-cell>
          <table:table-cell table:formula="of:=[.H767]^2" office:value-type="float" office:value="0.00364148583391178">
            <text:p>0.003641486</text:p>
          </table:table-cell>
        </table:table-row>
        <table:table-row table:style-name="ro1">
          <table:table-cell office:value-type="float" office:value="0.46313441">
            <text:p>0,463134410</text:p>
          </table:table-cell>
          <table:table-cell office:value-type="float" office:value="0.255976909">
            <text:p>0,255976909</text:p>
          </table:table-cell>
          <table:table-cell table:formula="of:=[.A768]/[.B768]" office:value-type="float" office:value="1.80928198488403">
            <text:p>1,809281985</text:p>
          </table:table-cell>
          <table:table-cell table:formula="of:=[.B768]-[.A768]" office:value-type="float" office:value="-0.207157501">
            <text:p>-0.207157501</text:p>
          </table:table-cell>
          <table:table-cell table:formula="of:=[.D768]^2" office:value-type="float" office:value="0.042914230220565">
            <text:p>0.042914230</text:p>
          </table:table-cell>
          <table:table-cell table:formula="of:=ABS([.E768])" office:value-type="float" office:value="0.042914230220565">
            <text:p>0.042914230</text:p>
          </table:table-cell>
          <table:table-cell table:formula="of:=SLOPE([.$B$2:.$B$1001];[.$A$2:.$A$1001])*[.A768]+INTERCEPT([.$B$2:.$B$1001];[.$A$2:.$A$1001])" office:value-type="float" office:value="0.467211142874155">
            <text:p>0.467211143</text:p>
          </table:table-cell>
          <table:table-cell table:formula="of:=[.B768]-[.G768]" office:value-type="float" office:value="-0.211234233874155">
            <text:p>-0.211234234</text:p>
          </table:table-cell>
          <table:table-cell table:formula="of:=[.H768]^2" office:value-type="float" office:value="0.0446199015604013">
            <text:p>0.044619902</text:p>
          </table:table-cell>
        </table:table-row>
        <table:table-row table:style-name="ro1">
          <table:table-cell office:value-type="float" office:value="0.629537612">
            <text:p>0,629537612</text:p>
          </table:table-cell>
          <table:table-cell office:value-type="float" office:value="0.414714572">
            <text:p>0,414714572</text:p>
          </table:table-cell>
          <table:table-cell table:formula="of:=[.A769]/[.B769]" office:value-type="float" office:value="1.51800215016317">
            <text:p>1,518002150</text:p>
          </table:table-cell>
          <table:table-cell table:formula="of:=[.B769]-[.A769]" office:value-type="float" office:value="-0.21482304">
            <text:p>-0.214823040</text:p>
          </table:table-cell>
          <table:table-cell table:formula="of:=[.D769]^2" office:value-type="float" office:value="0.0461489385148416">
            <text:p>0.046148939</text:p>
          </table:table-cell>
          <table:table-cell table:formula="of:=ABS([.E769])" office:value-type="float" office:value="0.0461489385148416">
            <text:p>0.046148939</text:p>
          </table:table-cell>
          <table:table-cell table:formula="of:=SLOPE([.$B$2:.$B$1001];[.$A$2:.$A$1001])*[.A769]+INTERCEPT([.$B$2:.$B$1001];[.$A$2:.$A$1001])" office:value-type="float" office:value="0.600997942754317">
            <text:p>0.600997943</text:p>
          </table:table-cell>
          <table:table-cell table:formula="of:=[.B769]-[.G769]" office:value-type="float" office:value="-0.186283370754317">
            <text:p>-0.186283371</text:p>
          </table:table-cell>
          <table:table-cell table:formula="of:=[.H769]^2" office:value-type="float" office:value="0.0347014942195903">
            <text:p>0.034701494</text:p>
          </table:table-cell>
        </table:table-row>
        <table:table-row table:style-name="ro1">
          <table:table-cell office:value-type="float" office:value="0.866466223">
            <text:p>0,866466223</text:p>
          </table:table-cell>
          <table:table-cell office:value-type="float" office:value="0.443027782">
            <text:p>0,443027782</text:p>
          </table:table-cell>
          <table:table-cell table:formula="of:=[.A770]/[.B770]" office:value-type="float" office:value="1.95578304161521">
            <text:p>1,955783042</text:p>
          </table:table-cell>
          <table:table-cell table:formula="of:=[.B770]-[.A770]" office:value-type="float" office:value="-0.423438441">
            <text:p>-0.423438441</text:p>
          </table:table-cell>
          <table:table-cell table:formula="of:=[.D770]^2" office:value-type="float" office:value="0.179300113316511">
            <text:p>0.179300113</text:p>
          </table:table-cell>
          <table:table-cell table:formula="of:=ABS([.E770])" office:value-type="float" office:value="0.179300113316511">
            <text:p>0.179300113</text:p>
          </table:table-cell>
          <table:table-cell table:formula="of:=SLOPE([.$B$2:.$B$1001];[.$A$2:.$A$1001])*[.A770]+INTERCEPT([.$B$2:.$B$1001];[.$A$2:.$A$1001])" office:value-type="float" office:value="0.791486588914754">
            <text:p>0.791486589</text:p>
          </table:table-cell>
          <table:table-cell table:formula="of:=[.B770]-[.G770]" office:value-type="float" office:value="-0.348458806914754">
            <text:p>-0.348458807</text:p>
          </table:table-cell>
          <table:table-cell table:formula="of:=[.H770]^2" office:value-type="float" office:value="0.121423540116454">
            <text:p>0.121423540</text:p>
          </table:table-cell>
        </table:table-row>
        <table:table-row table:style-name="ro1">
          <table:table-cell office:value-type="float" office:value="0.25479552">
            <text:p>0,254795520</text:p>
          </table:table-cell>
          <table:table-cell office:value-type="float" office:value="0.677649452">
            <text:p>0,677649452</text:p>
          </table:table-cell>
          <table:table-cell office:value-type="string">
            <text:p>0,37599900545629</text:p>
          </table:table-cell>
          <table:table-cell table:formula="of:=[.B771]-[.A771]" office:value-type="float" office:value="0.422853932">
            <text:p>0.422853932</text:p>
          </table:table-cell>
          <table:table-cell table:formula="of:=[.D771]^2" office:value-type="float" office:value="0.178805447807861">
            <text:p>0.178805448</text:p>
          </table:table-cell>
          <table:table-cell table:formula="of:=ABS([.E771])" office:value-type="float" office:value="0.178805447807861">
            <text:p>0.178805448</text:p>
          </table:table-cell>
          <table:table-cell table:formula="of:=SLOPE([.$B$2:.$B$1001];[.$A$2:.$A$1001])*[.A771]+INTERCEPT([.$B$2:.$B$1001];[.$A$2:.$A$1001])" office:value-type="float" office:value="0.299708396240199">
            <text:p>0.299708396</text:p>
          </table:table-cell>
          <table:table-cell table:formula="of:=[.B771]-[.G771]" office:value-type="float" office:value="0.377941055759801">
            <text:p>0.377941056</text:p>
          </table:table-cell>
          <table:table-cell table:formula="of:=[.H771]^2" office:value-type="float" office:value="0.142839441628833">
            <text:p>0.142839442</text:p>
          </table:table-cell>
        </table:table-row>
        <table:table-row table:style-name="ro1">
          <table:table-cell office:value-type="float" office:value="0.51707452">
            <text:p>0,517074520</text:p>
          </table:table-cell>
          <table:table-cell office:value-type="float" office:value="0.602060435">
            <text:p>0,602060435</text:p>
          </table:table-cell>
          <table:table-cell office:value-type="string">
            <text:p>0,858841554668843</text:p>
          </table:table-cell>
          <table:table-cell table:formula="of:=[.B772]-[.A772]" office:value-type="float" office:value="0.0849859150000001">
            <text:p>0.084985915</text:p>
          </table:table-cell>
          <table:table-cell table:formula="of:=[.D772]^2" office:value-type="float" office:value="0.00722260574838724">
            <text:p>0.007222606</text:p>
          </table:table-cell>
          <table:table-cell table:formula="of:=ABS([.E772])" office:value-type="float" office:value="0.00722260574838724">
            <text:p>0.007222606</text:p>
          </table:table-cell>
          <table:table-cell table:formula="of:=SLOPE([.$B$2:.$B$1001];[.$A$2:.$A$1001])*[.A772]+INTERCEPT([.$B$2:.$B$1001];[.$A$2:.$A$1001])" office:value-type="float" office:value="0.510578545756727">
            <text:p>0.510578546</text:p>
          </table:table-cell>
          <table:table-cell table:formula="of:=[.B772]-[.G772]" office:value-type="float" office:value="0.0914818892432734">
            <text:p>0.091481889</text:p>
          </table:table-cell>
          <table:table-cell table:formula="of:=[.H772]^2" office:value-type="float" office:value="0.00836893605951854">
            <text:p>0.008368936</text:p>
          </table:table-cell>
        </table:table-row>
        <table:table-row table:style-name="ro1">
          <table:table-cell office:value-type="float" office:value="0.10890049">
            <text:p>0,108900490</text:p>
          </table:table-cell>
          <table:table-cell office:value-type="float" office:value="0.0001">
            <text:p>0,000100000</text:p>
          </table:table-cell>
          <table:table-cell table:formula="of:=[.A773]/[.B773]" office:value-type="float" office:value="1089.0049">
            <text:p>1089,004900000</text:p>
          </table:table-cell>
          <table:table-cell table:formula="of:=[.B773]-[.A773]" office:value-type="float" office:value="-0.10880049">
            <text:p>-0.108800490</text:p>
          </table:table-cell>
          <table:table-cell table:formula="of:=[.D773]^2" office:value-type="float" office:value="0.0118375466242401">
            <text:p>0.011837547</text:p>
          </table:table-cell>
          <table:table-cell table:formula="of:=ABS([.E773])" office:value-type="float" office:value="0.0118375466242401">
            <text:p>0.011837547</text:p>
          </table:table-cell>
          <table:table-cell table:formula="of:=SLOPE([.$B$2:.$B$1001];[.$A$2:.$A$1001])*[.A773]+INTERCEPT([.$B$2:.$B$1001];[.$A$2:.$A$1001])" office:value-type="float" office:value="0.182409997245929">
            <text:p>0.182409997</text:p>
          </table:table-cell>
          <table:table-cell table:formula="of:=[.B773]-[.G773]" office:value-type="float" office:value="-0.182309997245929">
            <text:p>-0.182309997</text:p>
          </table:table-cell>
          <table:table-cell table:formula="of:=[.H773]^2" office:value-type="float" office:value="0.0332369350958106">
            <text:p>0.033236935</text:p>
          </table:table-cell>
        </table:table-row>
        <table:table-row table:style-name="ro1">
          <table:table-cell office:value-type="float" office:value="0.79796957">
            <text:p>0,797969570</text:p>
          </table:table-cell>
          <table:table-cell office:value-type="float" office:value="0.346376965">
            <text:p>0,346376965</text:p>
          </table:table-cell>
          <table:table-cell table:formula="of:=[.A774]/[.B774]" office:value-type="float" office:value="2.30376049977804">
            <text:p>2,303760500</text:p>
          </table:table-cell>
          <table:table-cell table:formula="of:=[.B774]-[.A774]" office:value-type="float" office:value="-0.451592605">
            <text:p>-0.451592605</text:p>
          </table:table-cell>
          <table:table-cell table:formula="of:=[.D774]^2" office:value-type="float" office:value="0.203935880890686">
            <text:p>0.203935881</text:p>
          </table:table-cell>
          <table:table-cell table:formula="of:=ABS([.E774])" office:value-type="float" office:value="0.203935880890686">
            <text:p>0.203935881</text:p>
          </table:table-cell>
          <table:table-cell table:formula="of:=SLOPE([.$B$2:.$B$1001];[.$A$2:.$A$1001])*[.A774]+INTERCEPT([.$B$2:.$B$1001];[.$A$2:.$A$1001])" office:value-type="float" office:value="0.736415845700498">
            <text:p>0.736415846</text:p>
          </table:table-cell>
          <table:table-cell table:formula="of:=[.B774]-[.G774]" office:value-type="float" office:value="-0.390038880700498">
            <text:p>-0.390038881</text:p>
          </table:table-cell>
          <table:table-cell table:formula="of:=[.H774]^2" office:value-type="float" office:value="0.152130328458097">
            <text:p>0.152130328</text:p>
          </table:table-cell>
        </table:table-row>
        <table:table-row table:style-name="ro1">
          <table:table-cell office:value-type="float" office:value="0.606225901">
            <text:p>0,606225901</text:p>
          </table:table-cell>
          <table:table-cell office:value-type="float" office:value="0.548432849">
            <text:p>0,548432849</text:p>
          </table:table-cell>
          <table:table-cell table:formula="of:=[.A775]/[.B775]" office:value-type="float" office:value="1.10537853833041">
            <text:p>1,105378538</text:p>
          </table:table-cell>
          <table:table-cell table:formula="of:=[.B775]-[.A775]" office:value-type="float" office:value="-0.0577930520000001">
            <text:p>-0.057793052</text:p>
          </table:table-cell>
          <table:table-cell table:formula="of:=[.D775]^2" office:value-type="float" office:value="0.00334003685947471">
            <text:p>0.003340037</text:p>
          </table:table-cell>
          <table:table-cell table:formula="of:=ABS([.E775])" office:value-type="float" office:value="0.00334003685947471">
            <text:p>0.003340037</text:p>
          </table:table-cell>
          <table:table-cell table:formula="of:=SLOPE([.$B$2:.$B$1001];[.$A$2:.$A$1001])*[.A775]+INTERCEPT([.$B$2:.$B$1001];[.$A$2:.$A$1001])" office:value-type="float" office:value="0.582255519670288">
            <text:p>0.582255520</text:p>
          </table:table-cell>
          <table:table-cell table:formula="of:=[.B775]-[.G775]" office:value-type="float" office:value="-0.0338226706702879">
            <text:p>-0.033822671</text:p>
          </table:table-cell>
          <table:table-cell table:formula="of:=[.H775]^2" office:value-type="float" office:value="0.00114397305127075">
            <text:p>0.001143973</text:p>
          </table:table-cell>
        </table:table-row>
        <table:table-row table:style-name="ro1">
          <table:table-cell office:value-type="float" office:value="0.065647418">
            <text:p>0,065647418</text:p>
          </table:table-cell>
          <table:table-cell office:value-type="float" office:value="0.462840047">
            <text:p>0,462840047</text:p>
          </table:table-cell>
          <table:table-cell office:value-type="string">
            <text:p>0,141836080143687</text:p>
          </table:table-cell>
          <table:table-cell table:formula="of:=[.B776]-[.A776]" office:value-type="float" office:value="0.397192629">
            <text:p>0.397192629</text:p>
          </table:table-cell>
          <table:table-cell table:formula="of:=[.D776]^2" office:value-type="float" office:value="0.157761984531932">
            <text:p>0.157761985</text:p>
          </table:table-cell>
          <table:table-cell table:formula="of:=ABS([.E776])" office:value-type="float" office:value="0.157761984531932">
            <text:p>0.157761985</text:p>
          </table:table-cell>
          <table:table-cell table:formula="of:=SLOPE([.$B$2:.$B$1001];[.$A$2:.$A$1001])*[.A776]+INTERCEPT([.$B$2:.$B$1001];[.$A$2:.$A$1001])" office:value-type="float" office:value="0.147634884638022">
            <text:p>0.147634885</text:p>
          </table:table-cell>
          <table:table-cell table:formula="of:=[.B776]-[.G776]" office:value-type="float" office:value="0.315205162361978">
            <text:p>0.315205162</text:p>
          </table:table-cell>
          <table:table-cell table:formula="of:=[.H776]^2" office:value-type="float" office:value="0.0993542943796408">
            <text:p>0.099354294</text:p>
          </table:table-cell>
        </table:table-row>
        <table:table-row table:style-name="ro1">
          <table:table-cell office:value-type="float" office:value="0.341162673">
            <text:p>0,341162673</text:p>
          </table:table-cell>
          <table:table-cell office:value-type="float" office:value="0.526043501">
            <text:p>0,526043501</text:p>
          </table:table-cell>
          <table:table-cell office:value-type="string">
            <text:p>0,648544602017619</text:p>
          </table:table-cell>
          <table:table-cell table:formula="of:=[.B777]-[.A777]" office:value-type="float" office:value="0.184880828">
            <text:p>0.184880828</text:p>
          </table:table-cell>
          <table:table-cell table:formula="of:=[.D777]^2" office:value-type="float" office:value="0.0341809205619656">
            <text:p>0.034180921</text:p>
          </table:table-cell>
          <table:table-cell table:formula="of:=ABS([.E777])" office:value-type="float" office:value="0.0341809205619656">
            <text:p>0.034180921</text:p>
          </table:table-cell>
          <table:table-cell table:formula="of:=SLOPE([.$B$2:.$B$1001];[.$A$2:.$A$1001])*[.A777]+INTERCEPT([.$B$2:.$B$1001];[.$A$2:.$A$1001])" office:value-type="float" office:value="0.369146873840109">
            <text:p>0.369146874</text:p>
          </table:table-cell>
          <table:table-cell table:formula="of:=[.B777]-[.G777]" office:value-type="float" office:value="0.156896627159891">
            <text:p>0.156896627</text:p>
          </table:table-cell>
          <table:table-cell table:formula="of:=[.H777]^2" office:value-type="float" office:value="0.0246165516141498">
            <text:p>0.024616552</text:p>
          </table:table-cell>
        </table:table-row>
        <table:table-row table:style-name="ro1">
          <table:table-cell office:value-type="float" office:value="0.95220655">
            <text:p>0,952206550</text:p>
          </table:table-cell>
          <table:table-cell office:value-type="float" office:value="0.605572456">
            <text:p>0,605572456</text:p>
          </table:table-cell>
          <table:table-cell table:formula="of:=[.A778]/[.B778]" office:value-type="float" office:value="1.57240729918535">
            <text:p>1,572407299</text:p>
          </table:table-cell>
          <table:table-cell table:formula="of:=[.B778]-[.A778]" office:value-type="float" office:value="-0.346634094">
            <text:p>-0.346634094</text:p>
          </table:table-cell>
          <table:table-cell table:formula="of:=[.D778]^2" office:value-type="float" office:value="0.120155195123201">
            <text:p>0.120155195</text:p>
          </table:table-cell>
          <table:table-cell table:formula="of:=ABS([.E778])" office:value-type="float" office:value="0.120155195123201">
            <text:p>0.120155195</text:p>
          </table:table-cell>
          <table:table-cell table:formula="of:=SLOPE([.$B$2:.$B$1001];[.$A$2:.$A$1001])*[.A778]+INTERCEPT([.$B$2:.$B$1001];[.$A$2:.$A$1001])" office:value-type="float" office:value="0.860421103588387">
            <text:p>0.860421104</text:p>
          </table:table-cell>
          <table:table-cell table:formula="of:=[.B778]-[.G778]" office:value-type="float" office:value="-0.254848647588387">
            <text:p>-0.254848648</text:p>
          </table:table-cell>
          <table:table-cell table:formula="of:=[.H778]^2" office:value-type="float" office:value="0.06494783317763">
            <text:p>0.064947833</text:p>
          </table:table-cell>
        </table:table-row>
        <table:table-row table:style-name="ro1">
          <table:table-cell office:value-type="float" office:value="0.956018451">
            <text:p>0,956018451</text:p>
          </table:table-cell>
          <table:table-cell office:value-type="float" office:value="0.9999">
            <text:p>0,999900000</text:p>
          </table:table-cell>
          <table:table-cell office:value-type="string">
            <text:p>0,956114062406241</text:p>
          </table:table-cell>
          <table:table-cell table:formula="of:=[.B779]-[.A779]" office:value-type="float" office:value="0.043881549">
            <text:p>0.043881549</text:p>
          </table:table-cell>
          <table:table-cell table:formula="of:=[.D779]^2" office:value-type="float" office:value="0.0019255903426394">
            <text:p>0.001925590</text:p>
          </table:table-cell>
          <table:table-cell table:formula="of:=ABS([.E779])" office:value-type="float" office:value="0.0019255903426394">
            <text:p>0.001925590</text:p>
          </table:table-cell>
          <table:table-cell table:formula="of:=SLOPE([.$B$2:.$B$1001];[.$A$2:.$A$1001])*[.A779]+INTERCEPT([.$B$2:.$B$1001];[.$A$2:.$A$1001])" office:value-type="float" office:value="0.863485840505228">
            <text:p>0.863485841</text:p>
          </table:table-cell>
          <table:table-cell table:formula="of:=[.B779]-[.G779]" office:value-type="float" office:value="0.136414159494772">
            <text:p>0.136414159</text:p>
          </table:table-cell>
          <table:table-cell table:formula="of:=[.H779]^2" office:value-type="float" office:value="0.018608822910665">
            <text:p>0.018608823</text:p>
          </table:table-cell>
        </table:table-row>
        <table:table-row table:style-name="ro1">
          <table:table-cell office:value-type="float" office:value="0.961595851">
            <text:p>0,961595851</text:p>
          </table:table-cell>
          <table:table-cell office:value-type="float" office:value="0.713688443">
            <text:p>0,713688443</text:p>
          </table:table-cell>
          <table:table-cell table:formula="of:=[.A780]/[.B780]" office:value-type="float" office:value="1.34736082730711">
            <text:p>1,347360827</text:p>
          </table:table-cell>
          <table:table-cell table:formula="of:=[.B780]-[.A780]" office:value-type="float" office:value="-0.247907408">
            <text:p>-0.247907408</text:p>
          </table:table-cell>
          <table:table-cell table:formula="of:=[.D780]^2" office:value-type="float" office:value="0.0614580829412785">
            <text:p>0.061458083</text:p>
          </table:table-cell>
          <table:table-cell table:formula="of:=ABS([.E780])" office:value-type="float" office:value="0.0614580829412785">
            <text:p>0.061458083</text:p>
          </table:table-cell>
          <table:table-cell table:formula="of:=SLOPE([.$B$2:.$B$1001];[.$A$2:.$A$1001])*[.A780]+INTERCEPT([.$B$2:.$B$1001];[.$A$2:.$A$1001])" office:value-type="float" office:value="0.867970024034651">
            <text:p>0.867970024</text:p>
          </table:table-cell>
          <table:table-cell table:formula="of:=[.B780]-[.G780]" office:value-type="float" office:value="-0.154281581034651">
            <text:p>-0.154281581</text:p>
          </table:table-cell>
          <table:table-cell table:formula="of:=[.H780]^2" office:value-type="float" office:value="0.0238028062465517">
            <text:p>0.023802806</text:p>
          </table:table-cell>
        </table:table-row>
        <table:table-row table:style-name="ro1">
          <table:table-cell office:value-type="float" office:value="0.377675058">
            <text:p>0,377675058</text:p>
          </table:table-cell>
          <table:table-cell office:value-type="float" office:value="0.200939253">
            <text:p>0,200939253</text:p>
          </table:table-cell>
          <table:table-cell table:formula="of:=[.A781]/[.B781]" office:value-type="float" office:value="1.87954843248074">
            <text:p>1,879548432</text:p>
          </table:table-cell>
          <table:table-cell table:formula="of:=[.B781]-[.A781]" office:value-type="float" office:value="-0.176735805">
            <text:p>-0.176735805</text:p>
          </table:table-cell>
          <table:table-cell table:formula="of:=[.D781]^2" office:value-type="float" office:value="0.031235544768998">
            <text:p>0.031235545</text:p>
          </table:table-cell>
          <table:table-cell table:formula="of:=ABS([.E781])" office:value-type="float" office:value="0.031235544768998">
            <text:p>0.031235545</text:p>
          </table:table-cell>
          <table:table-cell table:formula="of:=SLOPE([.$B$2:.$B$1001];[.$A$2:.$A$1001])*[.A781]+INTERCEPT([.$B$2:.$B$1001];[.$A$2:.$A$1001])" office:value-type="float" office:value="0.398502529779605">
            <text:p>0.398502530</text:p>
          </table:table-cell>
          <table:table-cell table:formula="of:=[.B781]-[.G781]" office:value-type="float" office:value="-0.197563276779605">
            <text:p>-0.197563277</text:p>
          </table:table-cell>
          <table:table-cell table:formula="of:=[.H781]^2" office:value-type="float" office:value="0.0390312483318948">
            <text:p>0.039031248</text:p>
          </table:table-cell>
        </table:table-row>
        <table:table-row table:style-name="ro1">
          <table:table-cell office:value-type="float" office:value="0.230526907">
            <text:p>0,230526907</text:p>
          </table:table-cell>
          <table:table-cell office:value-type="float" office:value="0.443626731">
            <text:p>0,443626731</text:p>
          </table:table-cell>
          <table:table-cell office:value-type="string">
            <text:p>0,519641606087078</text:p>
          </table:table-cell>
          <table:table-cell table:formula="of:=[.B782]-[.A782]" office:value-type="float" office:value="0.213099824">
            <text:p>0.213099824</text:p>
          </table:table-cell>
          <table:table-cell table:formula="of:=[.D782]^2" office:value-type="float" office:value="0.045411534988831">
            <text:p>0.045411535</text:p>
          </table:table-cell>
          <table:table-cell table:formula="of:=ABS([.E782])" office:value-type="float" office:value="0.045411534988831">
            <text:p>0.045411535</text:p>
          </table:table-cell>
          <table:table-cell table:formula="of:=SLOPE([.$B$2:.$B$1001];[.$A$2:.$A$1001])*[.A782]+INTERCEPT([.$B$2:.$B$1001];[.$A$2:.$A$1001])" office:value-type="float" office:value="0.280196631852396">
            <text:p>0.280196632</text:p>
          </table:table-cell>
          <table:table-cell table:formula="of:=[.B782]-[.G782]" office:value-type="float" office:value="0.163430099147604">
            <text:p>0.163430099</text:p>
          </table:table-cell>
          <table:table-cell table:formula="of:=[.H782]^2" office:value-type="float" office:value="0.0267093973073958">
            <text:p>0.026709397</text:p>
          </table:table-cell>
        </table:table-row>
        <table:table-row table:style-name="ro1">
          <table:table-cell office:value-type="float" office:value="0.366264957">
            <text:p>0,366264957</text:p>
          </table:table-cell>
          <table:table-cell office:value-type="float" office:value="0.535771598">
            <text:p>0,535771598</text:p>
          </table:table-cell>
          <table:table-cell office:value-type="string">
            <text:p>0,683621450571928</text:p>
          </table:table-cell>
          <table:table-cell table:formula="of:=[.B783]-[.A783]" office:value-type="float" office:value="0.169506641">
            <text:p>0.169506641</text:p>
          </table:table-cell>
          <table:table-cell table:formula="of:=[.D783]^2" office:value-type="float" office:value="0.0287325013431029">
            <text:p>0.028732501</text:p>
          </table:table-cell>
          <table:table-cell table:formula="of:=ABS([.E783])" office:value-type="float" office:value="0.0287325013431029">
            <text:p>0.028732501</text:p>
          </table:table-cell>
          <table:table-cell table:formula="of:=SLOPE([.$B$2:.$B$1001];[.$A$2:.$A$1001])*[.A783]+INTERCEPT([.$B$2:.$B$1001];[.$A$2:.$A$1001])" office:value-type="float" office:value="0.389328902825603">
            <text:p>0.389328903</text:p>
          </table:table-cell>
          <table:table-cell table:formula="of:=[.B783]-[.G783]" office:value-type="float" office:value="0.146442695174397">
            <text:p>0.146442695</text:p>
          </table:table-cell>
          <table:table-cell table:formula="of:=[.H783]^2" office:value-type="float" office:value="0.0214454629699414">
            <text:p>0.021445463</text:p>
          </table:table-cell>
        </table:table-row>
        <table:table-row table:style-name="ro1">
          <table:table-cell office:value-type="float" office:value="0.937319203">
            <text:p>0,937319203</text:p>
          </table:table-cell>
          <table:table-cell office:value-type="float" office:value="0.9999">
            <text:p>0,999900000</text:p>
          </table:table-cell>
          <table:table-cell office:value-type="string">
            <text:p>0,937412944294429</text:p>
          </table:table-cell>
          <table:table-cell table:formula="of:=[.B784]-[.A784]" office:value-type="float" office:value="0.062580797">
            <text:p>0.062580797</text:p>
          </table:table-cell>
          <table:table-cell table:formula="of:=[.D784]^2" office:value-type="float" office:value="0.0039163561531552">
            <text:p>0.003916356</text:p>
          </table:table-cell>
          <table:table-cell table:formula="of:=ABS([.E784])" office:value-type="float" office:value="0.0039163561531552">
            <text:p>0.003916356</text:p>
          </table:table-cell>
          <table:table-cell table:formula="of:=SLOPE([.$B$2:.$B$1001];[.$A$2:.$A$1001])*[.A784]+INTERCEPT([.$B$2:.$B$1001];[.$A$2:.$A$1001])" office:value-type="float" office:value="0.848451799573219">
            <text:p>0.848451800</text:p>
          </table:table-cell>
          <table:table-cell table:formula="of:=[.B784]-[.G784]" office:value-type="float" office:value="0.151448200426781">
            <text:p>0.151448200</text:p>
          </table:table-cell>
          <table:table-cell table:formula="of:=[.H784]^2" office:value-type="float" office:value="0.0229365574125106">
            <text:p>0.022936557</text:p>
          </table:table-cell>
        </table:table-row>
        <table:table-row table:style-name="ro1">
          <table:table-cell office:value-type="float" office:value="0.374081013">
            <text:p>0,374081013</text:p>
          </table:table-cell>
          <table:table-cell office:value-type="float" office:value="0.872246594">
            <text:p>0,872246594</text:p>
          </table:table-cell>
          <table:table-cell office:value-type="string">
            <text:p>0,42887070648739</text:p>
          </table:table-cell>
          <table:table-cell table:formula="of:=[.B785]-[.A785]" office:value-type="float" office:value="0.498165581">
            <text:p>0.498165581</text:p>
          </table:table-cell>
          <table:table-cell table:formula="of:=[.D785]^2" office:value-type="float" office:value="0.248168946093068">
            <text:p>0.248168946</text:p>
          </table:table-cell>
          <table:table-cell table:formula="of:=ABS([.E785])" office:value-type="float" office:value="0.248168946093068">
            <text:p>0.248168946</text:p>
          </table:table-cell>
          <table:table-cell table:formula="of:=SLOPE([.$B$2:.$B$1001];[.$A$2:.$A$1001])*[.A785]+INTERCEPT([.$B$2:.$B$1001];[.$A$2:.$A$1001])" office:value-type="float" office:value="0.395612947287224">
            <text:p>0.395612947</text:p>
          </table:table-cell>
          <table:table-cell table:formula="of:=[.B785]-[.G785]" office:value-type="float" office:value="0.476633646712776">
            <text:p>0.476633647</text:p>
          </table:table-cell>
          <table:table-cell table:formula="of:=[.H785]^2" office:value-type="float" office:value="0.227179633178719">
            <text:p>0.227179633</text:p>
          </table:table-cell>
        </table:table-row>
        <table:table-row table:style-name="ro1">
          <table:table-cell office:value-type="float" office:value="0.394156304">
            <text:p>0,394156304</text:p>
          </table:table-cell>
          <table:table-cell office:value-type="float" office:value="0.239591401">
            <text:p>0,239591401</text:p>
          </table:table-cell>
          <table:table-cell table:formula="of:=[.A786]/[.B786]" office:value-type="float" office:value="1.64511874113546">
            <text:p>1,645118741</text:p>
          </table:table-cell>
          <table:table-cell table:formula="of:=[.B786]-[.A786]" office:value-type="float" office:value="-0.154564903">
            <text:p>-0.154564903</text:p>
          </table:table-cell>
          <table:table-cell table:formula="of:=[.D786]^2" office:value-type="float" office:value="0.0238903092393994">
            <text:p>0.023890309</text:p>
          </table:table-cell>
          <table:table-cell table:formula="of:=ABS([.E786])" office:value-type="float" office:value="0.0238903092393994">
            <text:p>0.023890309</text:p>
          </table:table-cell>
          <table:table-cell table:formula="of:=SLOPE([.$B$2:.$B$1001];[.$A$2:.$A$1001])*[.A786]+INTERCEPT([.$B$2:.$B$1001];[.$A$2:.$A$1001])" office:value-type="float" office:value="0.41175331542481">
            <text:p>0.411753315</text:p>
          </table:table-cell>
          <table:table-cell table:formula="of:=[.B786]-[.G786]" office:value-type="float" office:value="-0.17216191442481">
            <text:p>-0.172161914</text:p>
          </table:table-cell>
          <table:table-cell table:formula="of:=[.H786]^2" office:value-type="float" office:value="0.0296397247784155">
            <text:p>0.029639725</text:p>
          </table:table-cell>
        </table:table-row>
        <table:table-row table:style-name="ro1">
          <table:table-cell office:value-type="float" office:value="0.536974625">
            <text:p>0,536974625</text:p>
          </table:table-cell>
          <table:table-cell office:value-type="float" office:value="0.348984164">
            <text:p>0,348984164</text:p>
          </table:table-cell>
          <table:table-cell table:formula="of:=[.A787]/[.B787]" office:value-type="float" office:value="1.53867905880108">
            <text:p>1,538679059</text:p>
          </table:table-cell>
          <table:table-cell table:formula="of:=[.B787]-[.A787]" office:value-type="float" office:value="-0.187990461">
            <text:p>-0.187990461</text:p>
          </table:table-cell>
          <table:table-cell table:formula="of:=[.D787]^2" office:value-type="float" office:value="0.0353404134269925">
            <text:p>0.035340413</text:p>
          </table:table-cell>
          <table:table-cell table:formula="of:=ABS([.E787])" office:value-type="float" office:value="0.0353404134269925">
            <text:p>0.035340413</text:p>
          </table:table-cell>
          <table:table-cell table:formula="of:=SLOPE([.$B$2:.$B$1001];[.$A$2:.$A$1001])*[.A787]+INTERCEPT([.$B$2:.$B$1001];[.$A$2:.$A$1001])" office:value-type="float" office:value="0.526578065797388">
            <text:p>0.526578066</text:p>
          </table:table-cell>
          <table:table-cell table:formula="of:=[.B787]-[.G787]" office:value-type="float" office:value="-0.177593901797388">
            <text:p>-0.177593902</text:p>
          </table:table-cell>
          <table:table-cell table:formula="of:=[.H787]^2" office:value-type="float" office:value="0.0315395939556203">
            <text:p>0.031539594</text:p>
          </table:table-cell>
        </table:table-row>
        <table:table-row table:style-name="ro1">
          <table:table-cell office:value-type="float" office:value="0.472943194">
            <text:p>0,472943194</text:p>
          </table:table-cell>
          <table:table-cell office:value-type="float" office:value="0.401883648">
            <text:p>0,401883648</text:p>
          </table:table-cell>
          <table:table-cell table:formula="of:=[.A788]/[.B788]" office:value-type="float" office:value="1.17681621621987">
            <text:p>1,176816216</text:p>
          </table:table-cell>
          <table:table-cell table:formula="of:=[.B788]-[.A788]" office:value-type="float" office:value="-0.071059546">
            <text:p>-0.071059546</text:p>
          </table:table-cell>
          <table:table-cell table:formula="of:=[.D788]^2" office:value-type="float" office:value="0.00504945907772611">
            <text:p>0.005049459</text:p>
          </table:table-cell>
          <table:table-cell table:formula="of:=ABS([.E788])" office:value-type="float" office:value="0.00504945907772611">
            <text:p>0.005049459</text:p>
          </table:table-cell>
          <table:table-cell table:formula="of:=SLOPE([.$B$2:.$B$1001];[.$A$2:.$A$1001])*[.A788]+INTERCEPT([.$B$2:.$B$1001];[.$A$2:.$A$1001])" office:value-type="float" office:value="0.475097324187396">
            <text:p>0.475097324</text:p>
          </table:table-cell>
          <table:table-cell table:formula="of:=[.B788]-[.G788]" office:value-type="float" office:value="-0.0732136761873954">
            <text:p>-0.073213676</text:p>
          </table:table-cell>
          <table:table-cell table:formula="of:=[.H788]^2" office:value-type="float" office:value="0.00536024238087279">
            <text:p>0.005360242</text:p>
          </table:table-cell>
        </table:table-row>
        <table:table-row table:style-name="ro1">
          <table:table-cell office:value-type="float" office:value="0.565494756">
            <text:p>0,565494756</text:p>
          </table:table-cell>
          <table:table-cell office:value-type="float" office:value="0.713786431">
            <text:p>0,713786431</text:p>
          </table:table-cell>
          <table:table-cell office:value-type="string">
            <text:p>0,792246435965102</text:p>
          </table:table-cell>
          <table:table-cell table:formula="of:=[.B789]-[.A789]" office:value-type="float" office:value="0.148291675">
            <text:p>0.148291675</text:p>
          </table:table-cell>
          <table:table-cell table:formula="of:=[.D789]^2" office:value-type="float" office:value="0.0219904208743056">
            <text:p>0.021990421</text:p>
          </table:table-cell>
          <table:table-cell table:formula="of:=ABS([.E789])" office:value-type="float" office:value="0.0219904208743056">
            <text:p>0.021990421</text:p>
          </table:table-cell>
          <table:table-cell table:formula="of:=SLOPE([.$B$2:.$B$1001];[.$A$2:.$A$1001])*[.A789]+INTERCEPT([.$B$2:.$B$1001];[.$A$2:.$A$1001])" office:value-type="float" office:value="0.549508015538698">
            <text:p>0.549508016</text:p>
          </table:table-cell>
          <table:table-cell table:formula="of:=[.B789]-[.G789]" office:value-type="float" office:value="0.164278415461303">
            <text:p>0.164278415</text:p>
          </table:table-cell>
          <table:table-cell table:formula="of:=[.H789]^2" office:value-type="float" office:value="0.0269873977864763">
            <text:p>0.026987398</text:p>
          </table:table-cell>
        </table:table-row>
        <table:table-row table:style-name="ro1">
          <table:table-cell office:value-type="float" office:value="0.340571322">
            <text:p>0,340571322</text:p>
          </table:table-cell>
          <table:table-cell office:value-type="float" office:value="0.393162246">
            <text:p>0,393162246</text:p>
          </table:table-cell>
          <table:table-cell office:value-type="string">
            <text:p>0,866236078018539</text:p>
          </table:table-cell>
          <table:table-cell table:formula="of:=[.B790]-[.A790]" office:value-type="float" office:value="0.052590924">
            <text:p>0.052590924</text:p>
          </table:table-cell>
          <table:table-cell table:formula="of:=[.D790]^2" office:value-type="float" office:value="0.00276580528717378">
            <text:p>0.002765805</text:p>
          </table:table-cell>
          <table:table-cell table:formula="of:=ABS([.E790])" office:value-type="float" office:value="0.00276580528717378">
            <text:p>0.002765805</text:p>
          </table:table-cell>
          <table:table-cell table:formula="of:=SLOPE([.$B$2:.$B$1001];[.$A$2:.$A$1001])*[.A790]+INTERCEPT([.$B$2:.$B$1001];[.$A$2:.$A$1001])" office:value-type="float" office:value="0.368671432520801">
            <text:p>0.368671433</text:p>
          </table:table-cell>
          <table:table-cell table:formula="of:=[.B790]-[.G790]" office:value-type="float" office:value="0.0244908134791987">
            <text:p>0.024490813</text:p>
          </table:table-cell>
          <table:table-cell table:formula="of:=[.H790]^2" office:value-type="float" office:value="0.0005997999448729">
            <text:p>0.000599800</text:p>
          </table:table-cell>
        </table:table-row>
        <table:table-row table:style-name="ro1">
          <table:table-cell office:value-type="float" office:value="0.020432955">
            <text:p>0,020432955</text:p>
          </table:table-cell>
          <table:table-cell office:value-type="float" office:value="0.0001">
            <text:p>0,000100000</text:p>
          </table:table-cell>
          <table:table-cell table:formula="of:=[.A791]/[.B791]" office:value-type="float" office:value="204.32955">
            <text:p>204,329550000</text:p>
          </table:table-cell>
          <table:table-cell table:formula="of:=[.B791]-[.A791]" office:value-type="float" office:value="-0.020332955">
            <text:p>-0.020332955</text:p>
          </table:table-cell>
          <table:table-cell table:formula="of:=[.D791]^2" office:value-type="float" office:value="0.000413429059032025">
            <text:p>0.000413429</text:p>
          </table:table-cell>
          <table:table-cell table:formula="of:=ABS([.E791])" office:value-type="float" office:value="0.000413429059032025">
            <text:p>0.000413429</text:p>
          </table:table-cell>
          <table:table-cell table:formula="of:=SLOPE([.$B$2:.$B$1001];[.$A$2:.$A$1001])*[.A791]+INTERCEPT([.$B$2:.$B$1001];[.$A$2:.$A$1001])" office:value-type="float" office:value="0.111282829867646">
            <text:p>0.111282830</text:p>
          </table:table-cell>
          <table:table-cell table:formula="of:=[.B791]-[.G791]" office:value-type="float" office:value="-0.111182829867646">
            <text:p>-0.111182830</text:p>
          </table:table-cell>
          <table:table-cell table:formula="of:=[.H791]^2" office:value-type="float" office:value="0.0123616216573779">
            <text:p>0.012361622</text:p>
          </table:table-cell>
        </table:table-row>
        <table:table-row table:style-name="ro1">
          <table:table-cell office:value-type="float" office:value="0.227680265">
            <text:p>0,227680265</text:p>
          </table:table-cell>
          <table:table-cell office:value-type="float" office:value="0.0001">
            <text:p>0,000100000</text:p>
          </table:table-cell>
          <table:table-cell table:formula="of:=[.A792]/[.B792]" office:value-type="float" office:value="2276.80265">
            <text:p>2276,802650000</text:p>
          </table:table-cell>
          <table:table-cell table:formula="of:=[.B792]-[.A792]" office:value-type="float" office:value="-0.227580265">
            <text:p>-0.227580265</text:p>
          </table:table-cell>
          <table:table-cell table:formula="of:=[.D792]^2" office:value-type="float" office:value="0.0517927770174702">
            <text:p>0.051792777</text:p>
          </table:table-cell>
          <table:table-cell table:formula="of:=ABS([.E792])" office:value-type="float" office:value="0.0517927770174702">
            <text:p>0.051792777</text:p>
          </table:table-cell>
          <table:table-cell table:formula="of:=SLOPE([.$B$2:.$B$1001];[.$A$2:.$A$1001])*[.A792]+INTERCEPT([.$B$2:.$B$1001];[.$A$2:.$A$1001])" office:value-type="float" office:value="0.277907955198298">
            <text:p>0.277907955</text:p>
          </table:table-cell>
          <table:table-cell table:formula="of:=[.B792]-[.G792]" office:value-type="float" office:value="-0.277807955198298">
            <text:p>-0.277807955</text:p>
          </table:table-cell>
          <table:table-cell table:formula="of:=[.H792]^2" office:value-type="float" office:value="0.0771772599714596">
            <text:p>0.077177260</text:p>
          </table:table-cell>
        </table:table-row>
        <table:table-row table:style-name="ro1">
          <table:table-cell office:value-type="float" office:value="0.362615284">
            <text:p>0,362615284</text:p>
          </table:table-cell>
          <table:table-cell office:value-type="float" office:value="0.757623503">
            <text:p>0,757623503</text:p>
          </table:table-cell>
          <table:table-cell office:value-type="string">
            <text:p>0,478622010225572</text:p>
          </table:table-cell>
          <table:table-cell table:formula="of:=[.B793]-[.A793]" office:value-type="float" office:value="0.395008219">
            <text:p>0.395008219</text:p>
          </table:table-cell>
          <table:table-cell table:formula="of:=[.D793]^2" office:value-type="float" office:value="0.156031493077552">
            <text:p>0.156031493</text:p>
          </table:table-cell>
          <table:table-cell table:formula="of:=ABS([.E793])" office:value-type="float" office:value="0.156031493077552">
            <text:p>0.156031493</text:p>
          </table:table-cell>
          <table:table-cell table:formula="of:=SLOPE([.$B$2:.$B$1001];[.$A$2:.$A$1001])*[.A793]+INTERCEPT([.$B$2:.$B$1001];[.$A$2:.$A$1001])" office:value-type="float" office:value="0.386394595880722">
            <text:p>0.386394596</text:p>
          </table:table-cell>
          <table:table-cell table:formula="of:=[.B793]-[.G793]" office:value-type="float" office:value="0.371228907119278">
            <text:p>0.371228907</text:p>
          </table:table-cell>
          <table:table-cell table:formula="of:=[.H793]^2" office:value-type="float" office:value="0.137810901480973">
            <text:p>0.137810901</text:p>
          </table:table-cell>
        </table:table-row>
        <table:table-row table:style-name="ro1">
          <table:table-cell office:value-type="float" office:value="0.082643203">
            <text:p>0,082643203</text:p>
          </table:table-cell>
          <table:table-cell office:value-type="float" office:value="0.0001">
            <text:p>0,000100000</text:p>
          </table:table-cell>
          <table:table-cell table:formula="of:=[.A794]/[.B794]" office:value-type="float" office:value="826.43203">
            <text:p>826,432030000</text:p>
          </table:table-cell>
          <table:table-cell table:formula="of:=[.B794]-[.A794]" office:value-type="float" office:value="-0.082543203">
            <text:p>-0.082543203</text:p>
          </table:table-cell>
          <table:table-cell table:formula="of:=[.D794]^2" office:value-type="float" office:value="0.00681338036149921">
            <text:p>0.006813380</text:p>
          </table:table-cell>
          <table:table-cell table:formula="of:=ABS([.E794])" office:value-type="float" office:value="0.00681338036149921">
            <text:p>0.006813380</text:p>
          </table:table-cell>
          <table:table-cell table:formula="of:=SLOPE([.$B$2:.$B$1001];[.$A$2:.$A$1001])*[.A794]+INTERCEPT([.$B$2:.$B$1001];[.$A$2:.$A$1001])" office:value-type="float" office:value="0.161299355389019">
            <text:p>0.161299355</text:p>
          </table:table-cell>
          <table:table-cell table:formula="of:=[.B794]-[.G794]" office:value-type="float" office:value="-0.161199355389019">
            <text:p>-0.161199355</text:p>
          </table:table-cell>
          <table:table-cell table:formula="of:=[.H794]^2" office:value-type="float" office:value="0.0259852321778353">
            <text:p>0.025985232</text:p>
          </table:table-cell>
        </table:table-row>
        <table:table-row table:style-name="ro1">
          <table:table-cell office:value-type="float" office:value="0.421017499">
            <text:p>0,421017499</text:p>
          </table:table-cell>
          <table:table-cell office:value-type="float" office:value="0.052429902">
            <text:p>0,052429902</text:p>
          </table:table-cell>
          <table:table-cell table:formula="of:=[.A795]/[.B795]" office:value-type="float" office:value="8.03010272649375">
            <text:p>8,030102726</text:p>
          </table:table-cell>
          <table:table-cell table:formula="of:=[.B795]-[.A795]" office:value-type="float" office:value="-0.368587597">
            <text:p>-0.368587597</text:p>
          </table:table-cell>
          <table:table-cell table:formula="of:=[.D795]^2" office:value-type="float" office:value="0.135856816662234">
            <text:p>0.135856817</text:p>
          </table:table-cell>
          <table:table-cell table:formula="of:=ABS([.E795])" office:value-type="float" office:value="0.135856816662234">
            <text:p>0.135856817</text:p>
          </table:table-cell>
          <table:table-cell table:formula="of:=SLOPE([.$B$2:.$B$1001];[.$A$2:.$A$1001])*[.A795]+INTERCEPT([.$B$2:.$B$1001];[.$A$2:.$A$1001])" office:value-type="float" office:value="0.433349494325304">
            <text:p>0.433349494</text:p>
          </table:table-cell>
          <table:table-cell table:formula="of:=[.B795]-[.G795]" office:value-type="float" office:value="-0.380919592325304">
            <text:p>-0.380919592</text:p>
          </table:table-cell>
          <table:table-cell table:formula="of:=[.H795]^2" office:value-type="float" office:value="0.145099735817275">
            <text:p>0.145099736</text:p>
          </table:table-cell>
        </table:table-row>
        <table:table-row table:style-name="ro1">
          <table:table-cell office:value-type="float" office:value="0.26165933">
            <text:p>0,261659330</text:p>
          </table:table-cell>
          <table:table-cell office:value-type="float" office:value="0.486354543">
            <text:p>0,486354543</text:p>
          </table:table-cell>
          <table:table-cell office:value-type="string">
            <text:p>0,538001204606821</text:p>
          </table:table-cell>
          <table:table-cell table:formula="of:=[.B796]-[.A796]" office:value-type="float" office:value="0.224695213">
            <text:p>0.224695213</text:p>
          </table:table-cell>
          <table:table-cell table:formula="of:=[.D796]^2" office:value-type="float" office:value="0.0504879387451154">
            <text:p>0.050487939</text:p>
          </table:table-cell>
          <table:table-cell table:formula="of:=ABS([.E796])" office:value-type="float" office:value="0.0504879387451154">
            <text:p>0.050487939</text:p>
          </table:table-cell>
          <table:table-cell table:formula="of:=SLOPE([.$B$2:.$B$1001];[.$A$2:.$A$1001])*[.A796]+INTERCEPT([.$B$2:.$B$1001];[.$A$2:.$A$1001])" office:value-type="float" office:value="0.305226842783586">
            <text:p>0.305226843</text:p>
          </table:table-cell>
          <table:table-cell table:formula="of:=[.B796]-[.G796]" office:value-type="float" office:value="0.181127700216414">
            <text:p>0.181127700</text:p>
          </table:table-cell>
          <table:table-cell table:formula="of:=[.H796]^2" office:value-type="float" office:value="0.032807243785687">
            <text:p>0.032807244</text:p>
          </table:table-cell>
        </table:table-row>
        <table:table-row table:style-name="ro1">
          <table:table-cell office:value-type="float" office:value="0.963104908">
            <text:p>0,963104908</text:p>
          </table:table-cell>
          <table:table-cell office:value-type="float" office:value="0.9999">
            <text:p>0,999900000</text:p>
          </table:table-cell>
          <table:table-cell office:value-type="string">
            <text:p>0,963201228122812</text:p>
          </table:table-cell>
          <table:table-cell table:formula="of:=[.B797]-[.A797]" office:value-type="float" office:value="0.036795092">
            <text:p>0.036795092</text:p>
          </table:table-cell>
          <table:table-cell table:formula="of:=[.D797]^2" office:value-type="float" office:value="0.00135387879528846">
            <text:p>0.001353879</text:p>
          </table:table-cell>
          <table:table-cell table:formula="of:=ABS([.E797])" office:value-type="float" office:value="0.00135387879528846">
            <text:p>0.001353879</text:p>
          </table:table-cell>
          <table:table-cell table:formula="of:=SLOPE([.$B$2:.$B$1001];[.$A$2:.$A$1001])*[.A797]+INTERCEPT([.$B$2:.$B$1001];[.$A$2:.$A$1001])" office:value-type="float" office:value="0.869183293397501">
            <text:p>0.869183293</text:p>
          </table:table-cell>
          <table:table-cell table:formula="of:=[.B797]-[.G797]" office:value-type="float" office:value="0.130716706602499">
            <text:p>0.130716707</text:p>
          </table:table-cell>
          <table:table-cell table:formula="of:=[.H797]^2" office:value-type="float" office:value="0.0170868573850037">
            <text:p>0.017086857</text:p>
          </table:table-cell>
        </table:table-row>
        <table:table-row table:style-name="ro1">
          <table:table-cell office:value-type="float" office:value="0.866878772">
            <text:p>0,866878772</text:p>
          </table:table-cell>
          <table:table-cell office:value-type="float" office:value="0.932893534">
            <text:p>0,932893534</text:p>
          </table:table-cell>
          <table:table-cell office:value-type="string">
            <text:p>0,929236553160631</text:p>
          </table:table-cell>
          <table:table-cell table:formula="of:=[.B798]-[.A798]" office:value-type="float" office:value="0.066014762">
            <text:p>0.066014762</text:p>
          </table:table-cell>
          <table:table-cell table:formula="of:=[.D798]^2" office:value-type="float" office:value="0.00435794880191664">
            <text:p>0.004357949</text:p>
          </table:table-cell>
          <table:table-cell table:formula="of:=ABS([.E798])" office:value-type="float" office:value="0.00435794880191664">
            <text:p>0.004357949</text:p>
          </table:table-cell>
          <table:table-cell table:formula="of:=SLOPE([.$B$2:.$B$1001];[.$A$2:.$A$1001])*[.A798]+INTERCEPT([.$B$2:.$B$1001];[.$A$2:.$A$1001])" office:value-type="float" office:value="0.791818274903006">
            <text:p>0.791818275</text:p>
          </table:table-cell>
          <table:table-cell table:formula="of:=[.B798]-[.G798]" office:value-type="float" office:value="0.141075259096994">
            <text:p>0.141075259</text:p>
          </table:table-cell>
          <table:table-cell table:formula="of:=[.H798]^2" office:value-type="float" office:value="0.0199022287292839">
            <text:p>0.019902229</text:p>
          </table:table-cell>
        </table:table-row>
        <table:table-row table:style-name="ro1">
          <table:table-cell office:value-type="float" office:value="0.25146755">
            <text:p>0,251467550</text:p>
          </table:table-cell>
          <table:table-cell office:value-type="float" office:value="0.338933934">
            <text:p>0,338933934</text:p>
          </table:table-cell>
          <table:table-cell office:value-type="string">
            <text:p>0,741936775206462</text:p>
          </table:table-cell>
          <table:table-cell table:formula="of:=[.B799]-[.A799]" office:value-type="float" office:value="0.0874663840000001">
            <text:p>0.087466384</text:p>
          </table:table-cell>
          <table:table-cell table:formula="of:=[.D799]^2" office:value-type="float" office:value="0.00765036833003547">
            <text:p>0.007650368</text:p>
          </table:table-cell>
          <table:table-cell table:formula="of:=ABS([.E799])" office:value-type="float" office:value="0.00765036833003547">
            <text:p>0.007650368</text:p>
          </table:table-cell>
          <table:table-cell table:formula="of:=SLOPE([.$B$2:.$B$1001];[.$A$2:.$A$1001])*[.A799]+INTERCEPT([.$B$2:.$B$1001];[.$A$2:.$A$1001])" office:value-type="float" office:value="0.297032735849979">
            <text:p>0.297032736</text:p>
          </table:table-cell>
          <table:table-cell table:formula="of:=[.B799]-[.G799]" office:value-type="float" office:value="0.0419011981500209">
            <text:p>0.041901198</text:p>
          </table:table-cell>
          <table:table-cell table:formula="of:=[.H799]^2" office:value-type="float" office:value="0.00175571040640732">
            <text:p>0.001755710</text:p>
          </table:table-cell>
        </table:table-row>
        <table:table-row table:style-name="ro1">
          <table:table-cell office:value-type="float" office:value="0.577545693">
            <text:p>0,577545693</text:p>
          </table:table-cell>
          <table:table-cell office:value-type="float" office:value="0.935703878">
            <text:p>0,935703878</text:p>
          </table:table-cell>
          <table:table-cell office:value-type="string">
            <text:p>0,617231270040755</text:p>
          </table:table-cell>
          <table:table-cell table:formula="of:=[.B800]-[.A800]" office:value-type="float" office:value="0.358158185">
            <text:p>0.358158185</text:p>
          </table:table-cell>
          <table:table-cell table:formula="of:=[.D800]^2" office:value-type="float" office:value="0.128277285482494">
            <text:p>0.128277285</text:p>
          </table:table-cell>
          <table:table-cell table:formula="of:=ABS([.E800])" office:value-type="float" office:value="0.128277285482494">
            <text:p>0.128277285</text:p>
          </table:table-cell>
          <table:table-cell table:formula="of:=SLOPE([.$B$2:.$B$1001];[.$A$2:.$A$1001])*[.A800]+INTERCEPT([.$B$2:.$B$1001];[.$A$2:.$A$1001])" office:value-type="float" office:value="0.55919686934325">
            <text:p>0.559196869</text:p>
          </table:table-cell>
          <table:table-cell table:formula="of:=[.B800]-[.G800]" office:value-type="float" office:value="0.37650700865675">
            <text:p>0.376507009</text:p>
          </table:table-cell>
          <table:table-cell table:formula="of:=[.H800]^2" office:value-type="float" office:value="0.141757527567654">
            <text:p>0.141757528</text:p>
          </table:table-cell>
        </table:table-row>
        <table:table-row table:style-name="ro1">
          <table:table-cell office:value-type="float" office:value="0.210077768">
            <text:p>0,210077768</text:p>
          </table:table-cell>
          <table:table-cell office:value-type="float" office:value="0.02825927">
            <text:p>0,028259270</text:p>
          </table:table-cell>
          <table:table-cell table:formula="of:=[.A801]/[.B801]" office:value-type="float" office:value="7.43394178264336">
            <text:p>7,433941783</text:p>
          </table:table-cell>
          <table:table-cell table:formula="of:=[.B801]-[.A801]" office:value-type="float" office:value="-0.181818498">
            <text:p>-0.181818498</text:p>
          </table:table-cell>
          <table:table-cell table:formula="of:=[.D801]^2" office:value-type="float" office:value="0.033057966214976">
            <text:p>0.033057966</text:p>
          </table:table-cell>
          <table:table-cell table:formula="of:=ABS([.E801])" office:value-type="float" office:value="0.033057966214976">
            <text:p>0.033057966</text:p>
          </table:table-cell>
          <table:table-cell table:formula="of:=SLOPE([.$B$2:.$B$1001];[.$A$2:.$A$1001])*[.A801]+INTERCEPT([.$B$2:.$B$1001];[.$A$2:.$A$1001])" office:value-type="float" office:value="0.263755693010878">
            <text:p>0.263755693</text:p>
          </table:table-cell>
          <table:table-cell table:formula="of:=[.B801]-[.G801]" office:value-type="float" office:value="-0.235496423010879">
            <text:p>-0.235496423</text:p>
          </table:table-cell>
          <table:table-cell table:formula="of:=[.H801]^2" office:value-type="float" office:value="0.0554585652509186">
            <text:p>0.055458565</text:p>
          </table:table-cell>
        </table:table-row>
        <table:table-row table:style-name="ro1">
          <table:table-cell office:value-type="float" office:value="0.17308585">
            <text:p>0,173085850</text:p>
          </table:table-cell>
          <table:table-cell office:value-type="float" office:value="0.544185999">
            <text:p>0,544185999</text:p>
          </table:table-cell>
          <table:table-cell office:value-type="string">
            <text:p>0,318063769222405</text:p>
          </table:table-cell>
          <table:table-cell table:formula="of:=[.B802]-[.A802]" office:value-type="float" office:value="0.371100149">
            <text:p>0.371100149</text:p>
          </table:table-cell>
          <table:table-cell table:formula="of:=[.D802]^2" office:value-type="float" office:value="0.137715320587822">
            <text:p>0.137715321</text:p>
          </table:table-cell>
          <table:table-cell table:formula="of:=ABS([.E802])" office:value-type="float" office:value="0.137715320587822">
            <text:p>0.137715321</text:p>
          </table:table-cell>
          <table:table-cell table:formula="of:=SLOPE([.$B$2:.$B$1001];[.$A$2:.$A$1001])*[.A802]+INTERCEPT([.$B$2:.$B$1001];[.$A$2:.$A$1001])" office:value-type="float" office:value="0.234014496500433">
            <text:p>0.234014497</text:p>
          </table:table-cell>
          <table:table-cell table:formula="of:=[.B802]-[.G802]" office:value-type="float" office:value="0.310171502499567">
            <text:p>0.310171502</text:p>
          </table:table-cell>
          <table:table-cell table:formula="of:=[.H802]^2" office:value-type="float" office:value="0.0962063609628389">
            <text:p>0.096206361</text:p>
          </table:table-cell>
        </table:table-row>
        <table:table-row table:style-name="ro1">
          <table:table-cell office:value-type="float" office:value="0.909523285">
            <text:p>0,909523285</text:p>
          </table:table-cell>
          <table:table-cell office:value-type="float" office:value="0.670012123">
            <text:p>0,670012123</text:p>
          </table:table-cell>
          <table:table-cell table:formula="of:=[.A803]/[.B803]" office:value-type="float" office:value="1.35747287814373">
            <text:p>1,357472878</text:p>
          </table:table-cell>
          <table:table-cell table:formula="of:=[.B803]-[.A803]" office:value-type="float" office:value="-0.239511162">
            <text:p>-0.239511162</text:p>
          </table:table-cell>
          <table:table-cell table:formula="of:=[.D803]^2" office:value-type="float" office:value="0.0573655967225902">
            <text:p>0.057365597</text:p>
          </table:table-cell>
          <table:table-cell table:formula="of:=ABS([.E803])" office:value-type="float" office:value="0.0573655967225902">
            <text:p>0.057365597</text:p>
          </table:table-cell>
          <table:table-cell table:formula="of:=SLOPE([.$B$2:.$B$1001];[.$A$2:.$A$1001])*[.A803]+INTERCEPT([.$B$2:.$B$1001];[.$A$2:.$A$1001])" office:value-type="float" office:value="0.826104111101747">
            <text:p>0.826104111</text:p>
          </table:table-cell>
          <table:table-cell table:formula="of:=[.B803]-[.G803]" office:value-type="float" office:value="-0.156091988101747">
            <text:p>-0.156091988</text:p>
          </table:table-cell>
          <table:table-cell table:formula="of:=[.H803]^2" office:value-type="float" office:value="0.0243647087495559">
            <text:p>0.024364709</text:p>
          </table:table-cell>
        </table:table-row>
        <table:table-row table:style-name="ro1">
          <table:table-cell office:value-type="float" office:value="0.502347453">
            <text:p>0,502347453</text:p>
          </table:table-cell>
          <table:table-cell office:value-type="float" office:value="0.745615599">
            <text:p>0,745615599</text:p>
          </table:table-cell>
          <table:table-cell office:value-type="string">
            <text:p>0,673735170875898</text:p>
          </table:table-cell>
          <table:table-cell table:formula="of:=[.B804]-[.A804]" office:value-type="float" office:value="0.243268146">
            <text:p>0.243268146</text:p>
          </table:table-cell>
          <table:table-cell table:formula="of:=[.D804]^2" office:value-type="float" office:value="0.0591793908582773">
            <text:p>0.059179391</text:p>
          </table:table-cell>
          <table:table-cell table:formula="of:=ABS([.E804])" office:value-type="float" office:value="0.0591793908582773">
            <text:p>0.059179391</text:p>
          </table:table-cell>
          <table:table-cell table:formula="of:=SLOPE([.$B$2:.$B$1001];[.$A$2:.$A$1001])*[.A804]+INTERCEPT([.$B$2:.$B$1001];[.$A$2:.$A$1001])" office:value-type="float" office:value="0.498738105537609">
            <text:p>0.498738106</text:p>
          </table:table-cell>
          <table:table-cell table:formula="of:=[.B804]-[.G804]" office:value-type="float" office:value="0.246877493462391">
            <text:p>0.246877493</text:p>
          </table:table-cell>
          <table:table-cell table:formula="of:=[.H804]^2" office:value-type="float" office:value="0.0609484967782728">
            <text:p>0.060948497</text:p>
          </table:table-cell>
        </table:table-row>
        <table:table-row table:style-name="ro1">
          <table:table-cell office:value-type="float" office:value="0.585621468">
            <text:p>0,585621468</text:p>
          </table:table-cell>
          <table:table-cell office:value-type="float" office:value="0.703463557">
            <text:p>0,703463557</text:p>
          </table:table-cell>
          <table:table-cell office:value-type="string">
            <text:p>0,832483022286825</text:p>
          </table:table-cell>
          <table:table-cell table:formula="of:=[.B805]-[.A805]" office:value-type="float" office:value="0.117842089">
            <text:p>0.117842089</text:p>
          </table:table-cell>
          <table:table-cell table:formula="of:=[.D805]^2" office:value-type="float" office:value="0.0138867579398839">
            <text:p>0.013886758</text:p>
          </table:table-cell>
          <table:table-cell table:formula="of:=ABS([.E805])" office:value-type="float" office:value="0.0138867579398839">
            <text:p>0.013886758</text:p>
          </table:table-cell>
          <table:table-cell table:formula="of:=SLOPE([.$B$2:.$B$1001];[.$A$2:.$A$1001])*[.A805]+INTERCEPT([.$B$2:.$B$1001];[.$A$2:.$A$1001])" office:value-type="float" office:value="0.565689725735534">
            <text:p>0.565689726</text:p>
          </table:table-cell>
          <table:table-cell table:formula="of:=[.B805]-[.G805]" office:value-type="float" office:value="0.137773831264466">
            <text:p>0.137773831</text:p>
          </table:table-cell>
          <table:table-cell table:formula="of:=[.H805]^2" office:value-type="float" office:value="0.0189816285812895">
            <text:p>0.018981629</text:p>
          </table:table-cell>
        </table:table-row>
        <table:table-row table:style-name="ro1">
          <table:table-cell office:value-type="float" office:value="0.327219991">
            <text:p>0,327219991</text:p>
          </table:table-cell>
          <table:table-cell office:value-type="float" office:value="0.448116693">
            <text:p>0,448116693</text:p>
          </table:table-cell>
          <table:table-cell office:value-type="string">
            <text:p>0,730211563442025</text:p>
          </table:table-cell>
          <table:table-cell table:formula="of:=[.B806]-[.A806]" office:value-type="float" office:value="0.120896702">
            <text:p>0.120896702</text:p>
          </table:table-cell>
          <table:table-cell table:formula="of:=[.D806]^2" office:value-type="float" office:value="0.0146160125544768">
            <text:p>0.014616013</text:p>
          </table:table-cell>
          <table:table-cell table:formula="of:=ABS([.E806])" office:value-type="float" office:value="0.0146160125544768">
            <text:p>0.014616013</text:p>
          </table:table-cell>
          <table:table-cell table:formula="of:=SLOPE([.$B$2:.$B$1001];[.$A$2:.$A$1001])*[.A806]+INTERCEPT([.$B$2:.$B$1001];[.$A$2:.$A$1001])" office:value-type="float" office:value="0.357937072681795">
            <text:p>0.357937073</text:p>
          </table:table-cell>
          <table:table-cell table:formula="of:=[.B806]-[.G806]" office:value-type="float" office:value="0.0901796203182046">
            <text:p>0.090179620</text:p>
          </table:table-cell>
          <table:table-cell table:formula="of:=[.H806]^2" office:value-type="float" office:value="0.00813236392073554">
            <text:p>0.008132364</text:p>
          </table:table-cell>
        </table:table-row>
        <table:table-row table:style-name="ro1">
          <table:table-cell office:value-type="float" office:value="0.237452029">
            <text:p>0,237452029</text:p>
          </table:table-cell>
          <table:table-cell office:value-type="float" office:value="0.0001">
            <text:p>0,000100000</text:p>
          </table:table-cell>
          <table:table-cell table:formula="of:=[.A807]/[.B807]" office:value-type="float" office:value="2374.52029">
            <text:p>2374,520290000</text:p>
          </table:table-cell>
          <table:table-cell table:formula="of:=[.B807]-[.A807]" office:value-type="float" office:value="-0.237352029">
            <text:p>-0.237352029</text:p>
          </table:table-cell>
          <table:table-cell table:formula="of:=[.D807]^2" office:value-type="float" office:value="0.0563359856704169">
            <text:p>0.056335986</text:p>
          </table:table-cell>
          <table:table-cell table:formula="of:=ABS([.E807])" office:value-type="float" office:value="0.0563359856704169">
            <text:p>0.056335986</text:p>
          </table:table-cell>
          <table:table-cell table:formula="of:=SLOPE([.$B$2:.$B$1001];[.$A$2:.$A$1001])*[.A807]+INTERCEPT([.$B$2:.$B$1001];[.$A$2:.$A$1001])" office:value-type="float" office:value="0.285764372737332">
            <text:p>0.285764373</text:p>
          </table:table-cell>
          <table:table-cell table:formula="of:=[.B807]-[.G807]" office:value-type="float" office:value="-0.285664372737332">
            <text:p>-0.285664373</text:p>
          </table:table-cell>
          <table:table-cell table:formula="of:=[.H807]^2" office:value-type="float" office:value="0.0816041338514133">
            <text:p>0.081604134</text:p>
          </table:table-cell>
        </table:table-row>
        <table:table-row table:style-name="ro1">
          <table:table-cell office:value-type="float" office:value="0.252767104">
            <text:p>0,252767104</text:p>
          </table:table-cell>
          <table:table-cell office:value-type="float" office:value="0.582980491">
            <text:p>0,582980491</text:p>
          </table:table-cell>
          <table:table-cell office:value-type="string">
            <text:p>0,433577294441573</text:p>
          </table:table-cell>
          <table:table-cell table:formula="of:=[.B808]-[.A808]" office:value-type="float" office:value="0.330213387">
            <text:p>0.330213387</text:p>
          </table:table-cell>
          <table:table-cell table:formula="of:=[.D808]^2" office:value-type="float" office:value="0.109040880954012">
            <text:p>0.109040881</text:p>
          </table:table-cell>
          <table:table-cell table:formula="of:=ABS([.E808])" office:value-type="float" office:value="0.109040880954012">
            <text:p>0.109040881</text:p>
          </table:table-cell>
          <table:table-cell table:formula="of:=SLOPE([.$B$2:.$B$1001];[.$A$2:.$A$1001])*[.A808]+INTERCEPT([.$B$2:.$B$1001];[.$A$2:.$A$1001])" office:value-type="float" office:value="0.298077566531371">
            <text:p>0.298077567</text:p>
          </table:table-cell>
          <table:table-cell table:formula="of:=[.B808]-[.G808]" office:value-type="float" office:value="0.284902924468629">
            <text:p>0.284902924</text:p>
          </table:table-cell>
          <table:table-cell table:formula="of:=[.H808]^2" office:value-type="float" office:value="0.0811696763707772">
            <text:p>0.081169676</text:p>
          </table:table-cell>
        </table:table-row>
        <table:table-row table:style-name="ro1">
          <table:table-cell office:value-type="float" office:value="0.955862565">
            <text:p>0,955862565</text:p>
          </table:table-cell>
          <table:table-cell office:value-type="float" office:value="0.834509402">
            <text:p>0,834509402</text:p>
          </table:table-cell>
          <table:table-cell table:formula="of:=[.A809]/[.B809]" office:value-type="float" office:value="1.14541856893303">
            <text:p>1,145418569</text:p>
          </table:table-cell>
          <table:table-cell table:formula="of:=[.B809]-[.A809]" office:value-type="float" office:value="-0.121353163">
            <text:p>-0.121353163</text:p>
          </table:table-cell>
          <table:table-cell table:formula="of:=[.D809]^2" office:value-type="float" office:value="0.0147265901701046">
            <text:p>0.014726590</text:p>
          </table:table-cell>
          <table:table-cell table:formula="of:=ABS([.E809])" office:value-type="float" office:value="0.0147265901701046">
            <text:p>0.014726590</text:p>
          </table:table-cell>
          <table:table-cell table:formula="of:=SLOPE([.$B$2:.$B$1001];[.$A$2:.$A$1001])*[.A809]+INTERCEPT([.$B$2:.$B$1001];[.$A$2:.$A$1001])" office:value-type="float" office:value="0.863360509448882">
            <text:p>0.863360509</text:p>
          </table:table-cell>
          <table:table-cell table:formula="of:=[.B809]-[.G809]" office:value-type="float" office:value="-0.028851107448882">
            <text:p>-0.028851107</text:p>
          </table:table-cell>
          <table:table-cell table:formula="of:=[.H809]^2" office:value-type="float" office:value="0.000832386401026933">
            <text:p>0.000832386</text:p>
          </table:table-cell>
        </table:table-row>
        <table:table-row table:style-name="ro1">
          <table:table-cell office:value-type="float" office:value="0.056832077">
            <text:p>0,056832077</text:p>
          </table:table-cell>
          <table:table-cell office:value-type="float" office:value="0.0001">
            <text:p>0,000100000</text:p>
          </table:table-cell>
          <table:table-cell table:formula="of:=[.A810]/[.B810]" office:value-type="float" office:value="568.32077">
            <text:p>568,320770000</text:p>
          </table:table-cell>
          <table:table-cell table:formula="of:=[.B810]-[.A810]" office:value-type="float" office:value="-0.056732077">
            <text:p>-0.056732077</text:p>
          </table:table-cell>
          <table:table-cell table:formula="of:=[.D810]^2" office:value-type="float" office:value="0.00321852856073393">
            <text:p>0.003218529</text:p>
          </table:table-cell>
          <table:table-cell table:formula="of:=ABS([.E810])" office:value-type="float" office:value="0.00321852856073393">
            <text:p>0.003218529</text:p>
          </table:table-cell>
          <table:table-cell table:formula="of:=SLOPE([.$B$2:.$B$1001];[.$A$2:.$A$1001])*[.A810]+INTERCEPT([.$B$2:.$B$1001];[.$A$2:.$A$1001])" office:value-type="float" office:value="0.14054742329072">
            <text:p>0.140547423</text:p>
          </table:table-cell>
          <table:table-cell table:formula="of:=[.B810]-[.G810]" office:value-type="float" office:value="-0.14044742329072">
            <text:p>-0.140447423</text:p>
          </table:table-cell>
          <table:table-cell table:formula="of:=[.H810]^2" office:value-type="float" office:value="0.0197254787090026">
            <text:p>0.019725479</text:p>
          </table:table-cell>
        </table:table-row>
        <table:table-row table:style-name="ro1">
          <table:table-cell office:value-type="float" office:value="0.746367102">
            <text:p>0,746367102</text:p>
          </table:table-cell>
          <table:table-cell office:value-type="float" office:value="0.609846321">
            <text:p>0,609846321</text:p>
          </table:table-cell>
          <table:table-cell table:formula="of:=[.A811]/[.B811]" office:value-type="float" office:value="1.22386095693115">
            <text:p>1,223860957</text:p>
          </table:table-cell>
          <table:table-cell table:formula="of:=[.B811]-[.A811]" office:value-type="float" office:value="-0.136520781">
            <text:p>-0.136520781</text:p>
          </table:table-cell>
          <table:table-cell table:formula="of:=[.D811]^2" office:value-type="float" office:value="0.01863792364485">
            <text:p>0.018637924</text:p>
          </table:table-cell>
          <table:table-cell table:formula="of:=ABS([.E811])" office:value-type="float" office:value="0.01863792364485">
            <text:p>0.018637924</text:p>
          </table:table-cell>
          <table:table-cell table:formula="of:=SLOPE([.$B$2:.$B$1001];[.$A$2:.$A$1001])*[.A811]+INTERCEPT([.$B$2:.$B$1001];[.$A$2:.$A$1001])" office:value-type="float" office:value="0.694927887676479">
            <text:p>0.694927888</text:p>
          </table:table-cell>
          <table:table-cell table:formula="of:=[.B811]-[.G811]" office:value-type="float" office:value="-0.0850815666764786">
            <text:p>-0.085081567</text:p>
          </table:table-cell>
          <table:table-cell table:formula="of:=[.H811]^2" office:value-type="float" office:value="0.00723887298812407">
            <text:p>0.007238873</text:p>
          </table:table-cell>
        </table:table-row>
        <table:table-row table:style-name="ro1">
          <table:table-cell office:value-type="float" office:value="0.002654658">
            <text:p>0,002654658</text:p>
          </table:table-cell>
          <table:table-cell office:value-type="float" office:value="0.402613623">
            <text:p>0,402613623</text:p>
          </table:table-cell>
          <table:table-cell office:value-type="string">
            <text:p>0,00659356228490063</text:p>
          </table:table-cell>
          <table:table-cell table:formula="of:=[.B812]-[.A812]" office:value-type="float" office:value="0.399958965">
            <text:p>0.399958965</text:p>
          </table:table-cell>
          <table:table-cell table:formula="of:=[.D812]^2" office:value-type="float" office:value="0.159967173683871">
            <text:p>0.159967174</text:p>
          </table:table-cell>
          <table:table-cell table:formula="of:=ABS([.E812])" office:value-type="float" office:value="0.159967173683871">
            <text:p>0.159967174</text:p>
          </table:table-cell>
          <table:table-cell table:formula="of:=SLOPE([.$B$2:.$B$1001];[.$A$2:.$A$1001])*[.A812]+INTERCEPT([.$B$2:.$B$1001];[.$A$2:.$A$1001])" office:value-type="float" office:value="0.0969892259323739">
            <text:p>0.096989226</text:p>
          </table:table-cell>
          <table:table-cell table:formula="of:=[.B812]-[.G812]" office:value-type="float" office:value="0.305624397067626">
            <text:p>0.305624397</text:p>
          </table:table-cell>
          <table:table-cell table:formula="of:=[.H812]^2" office:value-type="float" office:value="0.09340627208295">
            <text:p>0.093406272</text:p>
          </table:table-cell>
        </table:table-row>
        <table:table-row table:style-name="ro1">
          <table:table-cell office:value-type="float" office:value="0.94149403">
            <text:p>0,941494030</text:p>
          </table:table-cell>
          <table:table-cell office:value-type="float" office:value="0.9999">
            <text:p>0,999900000</text:p>
          </table:table-cell>
          <table:table-cell office:value-type="string">
            <text:p>0,941588188818882</text:p>
          </table:table-cell>
          <table:table-cell table:formula="of:=[.B813]-[.A813]" office:value-type="float" office:value="0.05840597">
            <text:p>0.058405970</text:p>
          </table:table-cell>
          <table:table-cell table:formula="of:=[.D813]^2" office:value-type="float" office:value="0.0034112573316409">
            <text:p>0.003411257</text:p>
          </table:table-cell>
          <table:table-cell table:formula="of:=ABS([.E813])" office:value-type="float" office:value="0.0034112573316409">
            <text:p>0.003411257</text:p>
          </table:table-cell>
          <table:table-cell table:formula="of:=SLOPE([.$B$2:.$B$1001];[.$A$2:.$A$1001])*[.A813]+INTERCEPT([.$B$2:.$B$1001];[.$A$2:.$A$1001])" office:value-type="float" office:value="0.851808325996209">
            <text:p>0.851808326</text:p>
          </table:table-cell>
          <table:table-cell table:formula="of:=[.B813]-[.G813]" office:value-type="float" office:value="0.148091674003791">
            <text:p>0.148091674</text:p>
          </table:table-cell>
          <table:table-cell table:formula="of:=[.H813]^2" office:value-type="float" office:value="0.021931143909245">
            <text:p>0.021931144</text:p>
          </table:table-cell>
        </table:table-row>
        <table:table-row table:style-name="ro1">
          <table:table-cell office:value-type="float" office:value="0.241878935">
            <text:p>0,241878935</text:p>
          </table:table-cell>
          <table:table-cell office:value-type="float" office:value="0.473581931">
            <text:p>0,473581931</text:p>
          </table:table-cell>
          <table:table-cell office:value-type="string">
            <text:p>0,51074358873713</text:p>
          </table:table-cell>
          <table:table-cell table:formula="of:=[.B814]-[.A814]" office:value-type="float" office:value="0.231702996">
            <text:p>0.231702996</text:p>
          </table:table-cell>
          <table:table-cell table:formula="of:=[.D814]^2" office:value-type="float" office:value="0.053686278355376">
            <text:p>0.053686278</text:p>
          </table:table-cell>
          <table:table-cell table:formula="of:=ABS([.E814])" office:value-type="float" office:value="0.053686278355376">
            <text:p>0.053686278</text:p>
          </table:table-cell>
          <table:table-cell table:formula="of:=SLOPE([.$B$2:.$B$1001];[.$A$2:.$A$1001])*[.A814]+INTERCEPT([.$B$2:.$B$1001];[.$A$2:.$A$1001])" office:value-type="float" office:value="0.289323568594094">
            <text:p>0.289323569</text:p>
          </table:table-cell>
          <table:table-cell table:formula="of:=[.B814]-[.G814]" office:value-type="float" office:value="0.184258362405906">
            <text:p>0.184258362</text:p>
          </table:table-cell>
          <table:table-cell table:formula="of:=[.H814]^2" office:value-type="float" office:value="0.0339511441165063">
            <text:p>0.033951144</text:p>
          </table:table-cell>
        </table:table-row>
        <table:table-row table:style-name="ro1">
          <table:table-cell office:value-type="float" office:value="0.410147017">
            <text:p>0,410147017</text:p>
          </table:table-cell>
          <table:table-cell office:value-type="float" office:value="0.192818835">
            <text:p>0,192818835</text:p>
          </table:table-cell>
          <table:table-cell table:formula="of:=[.A815]/[.B815]" office:value-type="float" office:value="2.12711075139521">
            <text:p>2,127110751</text:p>
          </table:table-cell>
          <table:table-cell table:formula="of:=[.B815]-[.A815]" office:value-type="float" office:value="-0.217328182">
            <text:p>-0.217328182</text:p>
          </table:table-cell>
          <table:table-cell table:formula="of:=[.D815]^2" office:value-type="float" office:value="0.0472315386914251">
            <text:p>0.047231539</text:p>
          </table:table-cell>
          <table:table-cell table:formula="of:=ABS([.E815])" office:value-type="float" office:value="0.0472315386914251">
            <text:p>0.047231539</text:p>
          </table:table-cell>
          <table:table-cell table:formula="of:=SLOPE([.$B$2:.$B$1001];[.$A$2:.$A$1001])*[.A815]+INTERCEPT([.$B$2:.$B$1001];[.$A$2:.$A$1001])" office:value-type="float" office:value="0.424609716589927">
            <text:p>0.424609717</text:p>
          </table:table-cell>
          <table:table-cell table:formula="of:=[.B815]-[.G815]" office:value-type="float" office:value="-0.231790881589927">
            <text:p>-0.231790882</text:p>
          </table:table-cell>
          <table:table-cell table:formula="of:=[.H815]^2" office:value-type="float" office:value="0.0537270127882357">
            <text:p>0.053727013</text:p>
          </table:table-cell>
        </table:table-row>
        <table:table-row table:style-name="ro1">
          <table:table-cell office:value-type="float" office:value="0.822781408">
            <text:p>0,822781408</text:p>
          </table:table-cell>
          <table:table-cell office:value-type="float" office:value="0.624960639">
            <text:p>0,624960639</text:p>
          </table:table-cell>
          <table:table-cell table:formula="of:=[.A816]/[.B816]" office:value-type="float" office:value="1.31653316489905">
            <text:p>1,316533165</text:p>
          </table:table-cell>
          <table:table-cell table:formula="of:=[.B816]-[.A816]" office:value-type="float" office:value="-0.197820769">
            <text:p>-0.197820769</text:p>
          </table:table-cell>
          <table:table-cell table:formula="of:=[.D816]^2" office:value-type="float" office:value="0.0391330566477514">
            <text:p>0.039133057</text:p>
          </table:table-cell>
          <table:table-cell table:formula="of:=ABS([.E816])" office:value-type="float" office:value="0.0391330566477514">
            <text:p>0.039133057</text:p>
          </table:table-cell>
          <table:table-cell table:formula="of:=SLOPE([.$B$2:.$B$1001];[.$A$2:.$A$1001])*[.A816]+INTERCEPT([.$B$2:.$B$1001];[.$A$2:.$A$1001])" office:value-type="float" office:value="0.756364358501141">
            <text:p>0.756364359</text:p>
          </table:table-cell>
          <table:table-cell table:formula="of:=[.B816]-[.G816]" office:value-type="float" office:value="-0.131403719501141">
            <text:p>-0.131403720</text:p>
          </table:table-cell>
          <table:table-cell table:formula="of:=[.H816]^2" office:value-type="float" office:value="0.0172669374987346">
            <text:p>0.017266937</text:p>
          </table:table-cell>
        </table:table-row>
        <table:table-row table:style-name="ro1">
          <table:table-cell office:value-type="float" office:value="0.716619175">
            <text:p>0,716619175</text:p>
          </table:table-cell>
          <table:table-cell office:value-type="float" office:value="0.89745536">
            <text:p>0,897455360</text:p>
          </table:table-cell>
          <table:table-cell office:value-type="string">
            <text:p>0,798501192304428</text:p>
          </table:table-cell>
          <table:table-cell table:formula="of:=[.B817]-[.A817]" office:value-type="float" office:value="0.180836185">
            <text:p>0.180836185</text:p>
          </table:table-cell>
          <table:table-cell table:formula="of:=[.D817]^2" office:value-type="float" office:value="0.0327017258053542">
            <text:p>0.032701726</text:p>
          </table:table-cell>
          <table:table-cell table:formula="of:=ABS([.E817])" office:value-type="float" office:value="0.0327017258053542">
            <text:p>0.032701726</text:p>
          </table:table-cell>
          <table:table-cell table:formula="of:=SLOPE([.$B$2:.$B$1001];[.$A$2:.$A$1001])*[.A817]+INTERCEPT([.$B$2:.$B$1001];[.$A$2:.$A$1001])" office:value-type="float" office:value="0.67101080009304">
            <text:p>0.671010800</text:p>
          </table:table-cell>
          <table:table-cell table:formula="of:=[.B817]-[.G817]" office:value-type="float" office:value="0.22644455990696">
            <text:p>0.226444560</text:p>
          </table:table-cell>
          <table:table-cell table:formula="of:=[.H817]^2" office:value-type="float" office:value="0.0512771387114568">
            <text:p>0.051277139</text:p>
          </table:table-cell>
        </table:table-row>
        <table:table-row table:style-name="ro1">
          <table:table-cell office:value-type="float" office:value="0.346759816">
            <text:p>0,346759816</text:p>
          </table:table-cell>
          <table:table-cell office:value-type="float" office:value="0.17800083">
            <text:p>0,178000830</text:p>
          </table:table-cell>
          <table:table-cell table:formula="of:=[.A818]/[.B818]" office:value-type="float" office:value="1.94807977018984">
            <text:p>1,948079770</text:p>
          </table:table-cell>
          <table:table-cell table:formula="of:=[.B818]-[.A818]" office:value-type="float" office:value="-0.168758986">
            <text:p>-0.168758986</text:p>
          </table:table-cell>
          <table:table-cell table:formula="of:=[.D818]^2" office:value-type="float" office:value="0.0284795953557482">
            <text:p>0.028479595</text:p>
          </table:table-cell>
          <table:table-cell table:formula="of:=ABS([.E818])" office:value-type="float" office:value="0.0284795953557482">
            <text:p>0.028479595</text:p>
          </table:table-cell>
          <table:table-cell table:formula="of:=SLOPE([.$B$2:.$B$1001];[.$A$2:.$A$1001])*[.A818]+INTERCEPT([.$B$2:.$B$1001];[.$A$2:.$A$1001])" office:value-type="float" office:value="0.37364693057845">
            <text:p>0.373646931</text:p>
          </table:table-cell>
          <table:table-cell table:formula="of:=[.B818]-[.G818]" office:value-type="float" office:value="-0.19564610057845">
            <text:p>-0.195646101</text:p>
          </table:table-cell>
          <table:table-cell table:formula="of:=[.H818]^2" office:value-type="float" office:value="0.0382773966715531">
            <text:p>0.038277397</text:p>
          </table:table-cell>
        </table:table-row>
        <table:table-row table:style-name="ro1">
          <table:table-cell office:value-type="float" office:value="0.108687492">
            <text:p>0,108687492</text:p>
          </table:table-cell>
          <table:table-cell office:value-type="float" office:value="0.0001">
            <text:p>0,000100000</text:p>
          </table:table-cell>
          <table:table-cell table:formula="of:=[.A819]/[.B819]" office:value-type="float" office:value="1086.87492">
            <text:p>1086,874920000</text:p>
          </table:table-cell>
          <table:table-cell table:formula="of:=[.B819]-[.A819]" office:value-type="float" office:value="-0.108587492">
            <text:p>-0.108587492</text:p>
          </table:table-cell>
          <table:table-cell table:formula="of:=[.D819]^2" office:value-type="float" office:value="0.0117912434188501">
            <text:p>0.011791243</text:p>
          </table:table-cell>
          <table:table-cell table:formula="of:=ABS([.E819])" office:value-type="float" office:value="0.0117912434188501">
            <text:p>0.011791243</text:p>
          </table:table-cell>
          <table:table-cell table:formula="of:=SLOPE([.$B$2:.$B$1001];[.$A$2:.$A$1001])*[.A819]+INTERCEPT([.$B$2:.$B$1001];[.$A$2:.$A$1001])" office:value-type="float" office:value="0.18223874861334">
            <text:p>0.182238749</text:p>
          </table:table-cell>
          <table:table-cell table:formula="of:=[.B819]-[.G819]" office:value-type="float" office:value="-0.18213874861334">
            <text:p>-0.182138749</text:p>
          </table:table-cell>
          <table:table-cell table:formula="of:=[.H819]^2" office:value-type="float" office:value="0.0331745237464335">
            <text:p>0.033174524</text:p>
          </table:table-cell>
        </table:table-row>
        <table:table-row table:style-name="ro1">
          <table:table-cell office:value-type="float" office:value="0.247313612">
            <text:p>0,247313612</text:p>
          </table:table-cell>
          <table:table-cell office:value-type="float" office:value="0.408335306">
            <text:p>0,408335306</text:p>
          </table:table-cell>
          <table:table-cell office:value-type="string">
            <text:p>0,605663062600813</text:p>
          </table:table-cell>
          <table:table-cell table:formula="of:=[.B820]-[.A820]" office:value-type="float" office:value="0.161021694">
            <text:p>0.161021694</text:p>
          </table:table-cell>
          <table:table-cell table:formula="of:=[.D820]^2" office:value-type="float" office:value="0.0259279859386296">
            <text:p>0.025927986</text:p>
          </table:table-cell>
          <table:table-cell table:formula="of:=ABS([.E820])" office:value-type="float" office:value="0.0259279859386296">
            <text:p>0.025927986</text:p>
          </table:table-cell>
          <table:table-cell table:formula="of:=SLOPE([.$B$2:.$B$1001];[.$A$2:.$A$1001])*[.A820]+INTERCEPT([.$B$2:.$B$1001];[.$A$2:.$A$1001])" office:value-type="float" office:value="0.29369300401044">
            <text:p>0.293693004</text:p>
          </table:table-cell>
          <table:table-cell table:formula="of:=[.B820]-[.G820]" office:value-type="float" office:value="0.11464230198956">
            <text:p>0.114642302</text:p>
          </table:table-cell>
          <table:table-cell table:formula="of:=[.H820]^2" office:value-type="float" office:value="0.0131428574054654">
            <text:p>0.013142857</text:p>
          </table:table-cell>
        </table:table-row>
        <table:table-row table:style-name="ro1">
          <table:table-cell office:value-type="float" office:value="0.563239972">
            <text:p>0,563239972</text:p>
          </table:table-cell>
          <table:table-cell office:value-type="float" office:value="0.804828457">
            <text:p>0,804828457</text:p>
          </table:table-cell>
          <table:table-cell office:value-type="string">
            <text:p>0,699826114622585</text:p>
          </table:table-cell>
          <table:table-cell table:formula="of:=[.B821]-[.A821]" office:value-type="float" office:value="0.241588485">
            <text:p>0.241588485</text:p>
          </table:table-cell>
          <table:table-cell table:formula="of:=[.D821]^2" office:value-type="float" office:value="0.0583649960845952">
            <text:p>0.058364996</text:p>
          </table:table-cell>
          <table:table-cell table:formula="of:=ABS([.E821])" office:value-type="float" office:value="0.0583649960845952">
            <text:p>0.058364996</text:p>
          </table:table-cell>
          <table:table-cell table:formula="of:=SLOPE([.$B$2:.$B$1001];[.$A$2:.$A$1001])*[.A821]+INTERCEPT([.$B$2:.$B$1001];[.$A$2:.$A$1001])" office:value-type="float" office:value="0.54769518782772">
            <text:p>0.547695188</text:p>
          </table:table-cell>
          <table:table-cell table:formula="of:=[.B821]-[.G821]" office:value-type="float" office:value="0.25713326917228">
            <text:p>0.257133269</text:p>
          </table:table-cell>
          <table:table-cell table:formula="of:=[.H821]^2" office:value-type="float" office:value="0.0661175181152242">
            <text:p>0.066117518</text:p>
          </table:table-cell>
        </table:table-row>
        <table:table-row table:style-name="ro1">
          <table:table-cell office:value-type="float" office:value="0.894643856">
            <text:p>0,894643856</text:p>
          </table:table-cell>
          <table:table-cell office:value-type="float" office:value="0.853855874">
            <text:p>0,853855874</text:p>
          </table:table-cell>
          <table:table-cell table:formula="of:=[.A822]/[.B822]" office:value-type="float" office:value="1.0477691648462">
            <text:p>1,047769165</text:p>
          </table:table-cell>
          <table:table-cell table:formula="of:=[.B822]-[.A822]" office:value-type="float" office:value="-0.040787982">
            <text:p>-0.040787982</text:p>
          </table:table-cell>
          <table:table-cell table:formula="of:=[.D822]^2" office:value-type="float" office:value="0.00166365947563232">
            <text:p>0.001663659</text:p>
          </table:table-cell>
          <table:table-cell table:formula="of:=ABS([.E822])" office:value-type="float" office:value="0.00166365947563232">
            <text:p>0.001663659</text:p>
          </table:table-cell>
          <table:table-cell table:formula="of:=SLOPE([.$B$2:.$B$1001];[.$A$2:.$A$1001])*[.A822]+INTERCEPT([.$B$2:.$B$1001];[.$A$2:.$A$1001])" office:value-type="float" office:value="0.814141173093174">
            <text:p>0.814141173</text:p>
          </table:table-cell>
          <table:table-cell table:formula="of:=[.B822]-[.G822]" office:value-type="float" office:value="0.0397147009068263">
            <text:p>0.039714701</text:p>
          </table:table-cell>
          <table:table-cell table:formula="of:=[.H822]^2" office:value-type="float" office:value="0.00157725746811867">
            <text:p>0.001577257</text:p>
          </table:table-cell>
        </table:table-row>
        <table:table-row table:style-name="ro1">
          <table:table-cell office:value-type="float" office:value="0.153082839">
            <text:p>0,153082839</text:p>
          </table:table-cell>
          <table:table-cell office:value-type="float" office:value="0.222873169">
            <text:p>0,222873169</text:p>
          </table:table-cell>
          <table:table-cell office:value-type="string">
            <text:p>0,686860781344209</text:p>
          </table:table-cell>
          <table:table-cell table:formula="of:=[.B823]-[.A823]" office:value-type="float" office:value="0.06979033">
            <text:p>0.069790330</text:p>
          </table:table-cell>
          <table:table-cell table:formula="of:=[.D823]^2" office:value-type="float" office:value="0.0048706901615089">
            <text:p>0.004870690</text:p>
          </table:table-cell>
          <table:table-cell table:formula="of:=ABS([.E823])" office:value-type="float" office:value="0.0048706901615089">
            <text:p>0.004870690</text:p>
          </table:table-cell>
          <table:table-cell table:formula="of:=SLOPE([.$B$2:.$B$1001];[.$A$2:.$A$1001])*[.A823]+INTERCEPT([.$B$2:.$B$1001];[.$A$2:.$A$1001])" office:value-type="float" office:value="0.217932240885798">
            <text:p>0.217932241</text:p>
          </table:table-cell>
          <table:table-cell table:formula="of:=[.B823]-[.G823]" office:value-type="float" office:value="0.00494092811420152">
            <text:p>0.004940928</text:p>
          </table:table-cell>
          <table:table-cell table:formula="of:=[.H823]^2" office:value-type="float" office:value="0.000024412770629707">
            <text:p>0.000024413</text:p>
          </table:table-cell>
        </table:table-row>
        <table:table-row table:style-name="ro1">
          <table:table-cell office:value-type="float" office:value="0.925651178">
            <text:p>0,925651178</text:p>
          </table:table-cell>
          <table:table-cell office:value-type="float" office:value="0.585579636">
            <text:p>0,585579636</text:p>
          </table:table-cell>
          <table:table-cell table:formula="of:=[.A824]/[.B824]" office:value-type="float" office:value="1.58074345672772">
            <text:p>1,580743457</text:p>
          </table:table-cell>
          <table:table-cell table:formula="of:=[.B824]-[.A824]" office:value-type="float" office:value="-0.340071542">
            <text:p>-0.340071542</text:p>
          </table:table-cell>
          <table:table-cell table:formula="of:=[.D824]^2" office:value-type="float" office:value="0.115648653678258">
            <text:p>0.115648654</text:p>
          </table:table-cell>
          <table:table-cell table:formula="of:=ABS([.E824])" office:value-type="float" office:value="0.115648653678258">
            <text:p>0.115648654</text:p>
          </table:table-cell>
          <table:table-cell table:formula="of:=SLOPE([.$B$2:.$B$1001];[.$A$2:.$A$1001])*[.A824]+INTERCEPT([.$B$2:.$B$1001];[.$A$2:.$A$1001])" office:value-type="float" office:value="0.839070803853727">
            <text:p>0.839070804</text:p>
          </table:table-cell>
          <table:table-cell table:formula="of:=[.B824]-[.G824]" office:value-type="float" office:value="-0.253491167853727">
            <text:p>-0.253491168</text:p>
          </table:table-cell>
          <table:table-cell table:formula="of:=[.H824]^2" office:value-type="float" office:value="0.0642577721798463">
            <text:p>0.064257772</text:p>
          </table:table-cell>
        </table:table-row>
        <table:table-row table:style-name="ro1">
          <table:table-cell office:value-type="float" office:value="0.161948691">
            <text:p>0,161948691</text:p>
          </table:table-cell>
          <table:table-cell office:value-type="float" office:value="0.0001">
            <text:p>0,000100000</text:p>
          </table:table-cell>
          <table:table-cell table:formula="of:=[.A825]/[.B825]" office:value-type="float" office:value="1619.48691">
            <text:p>1619,486910000</text:p>
          </table:table-cell>
          <table:table-cell table:formula="of:=[.B825]-[.A825]" office:value-type="float" office:value="-0.161848691">
            <text:p>-0.161848691</text:p>
          </table:table-cell>
          <table:table-cell table:formula="of:=[.D825]^2" office:value-type="float" office:value="0.0261949987784135">
            <text:p>0.026194999</text:p>
          </table:table-cell>
          <table:table-cell table:formula="of:=ABS([.E825])" office:value-type="float" office:value="0.0261949987784135">
            <text:p>0.026194999</text:p>
          </table:table-cell>
          <table:table-cell table:formula="of:=SLOPE([.$B$2:.$B$1001];[.$A$2:.$A$1001])*[.A825]+INTERCEPT([.$B$2:.$B$1001];[.$A$2:.$A$1001])" office:value-type="float" office:value="0.225060312659869">
            <text:p>0.225060313</text:p>
          </table:table-cell>
          <table:table-cell table:formula="of:=[.B825]-[.G825]" office:value-type="float" office:value="-0.224960312659869">
            <text:p>-0.224960313</text:p>
          </table:table-cell>
          <table:table-cell table:formula="of:=[.H825]^2" office:value-type="float" office:value="0.050607142272026">
            <text:p>0.050607142</text:p>
          </table:table-cell>
        </table:table-row>
        <table:table-row table:style-name="ro1">
          <table:table-cell office:value-type="float" office:value="0.386723379">
            <text:p>0,386723379</text:p>
          </table:table-cell>
          <table:table-cell office:value-type="float" office:value="0.164452875">
            <text:p>0,164452875</text:p>
          </table:table-cell>
          <table:table-cell table:formula="of:=[.A826]/[.B826]" office:value-type="float" office:value="2.35157566567322">
            <text:p>2,351575666</text:p>
          </table:table-cell>
          <table:table-cell table:formula="of:=[.B826]-[.A826]" office:value-type="float" office:value="-0.222270504">
            <text:p>-0.222270504</text:p>
          </table:table-cell>
          <table:table-cell table:formula="of:=[.D826]^2" office:value-type="float" office:value="0.049404176948414">
            <text:p>0.049404177</text:p>
          </table:table-cell>
          <table:table-cell table:formula="of:=ABS([.E826])" office:value-type="float" office:value="0.049404176948414">
            <text:p>0.049404177</text:p>
          </table:table-cell>
          <table:table-cell table:formula="of:=SLOPE([.$B$2:.$B$1001];[.$A$2:.$A$1001])*[.A826]+INTERCEPT([.$B$2:.$B$1001];[.$A$2:.$A$1001])" office:value-type="float" office:value="0.40577730512244">
            <text:p>0.405777305</text:p>
          </table:table-cell>
          <table:table-cell table:formula="of:=[.B826]-[.G826]" office:value-type="float" office:value="-0.24132443012244">
            <text:p>-0.241324430</text:p>
          </table:table-cell>
          <table:table-cell table:formula="of:=[.H826]^2" office:value-type="float" office:value="0.0582374805739207">
            <text:p>0.058237481</text:p>
          </table:table-cell>
        </table:table-row>
        <table:table-row table:style-name="ro1">
          <table:table-cell office:value-type="float" office:value="0.974775291">
            <text:p>0,974775291</text:p>
          </table:table-cell>
          <table:table-cell office:value-type="float" office:value="0.630516832">
            <text:p>0,630516832</text:p>
          </table:table-cell>
          <table:table-cell table:formula="of:=[.A827]/[.B827]" office:value-type="float" office:value="1.54599408220081">
            <text:p>1,545994082</text:p>
          </table:table-cell>
          <table:table-cell table:formula="of:=[.B827]-[.A827]" office:value-type="float" office:value="-0.344258459">
            <text:p>-0.344258459</text:p>
          </table:table-cell>
          <table:table-cell table:formula="of:=[.D827]^2" office:value-type="float" office:value="0.118513886593055">
            <text:p>0.118513887</text:p>
          </table:table-cell>
          <table:table-cell table:formula="of:=ABS([.E827])" office:value-type="float" office:value="0.118513886593055">
            <text:p>0.118513887</text:p>
          </table:table-cell>
          <table:table-cell table:formula="of:=SLOPE([.$B$2:.$B$1001];[.$A$2:.$A$1001])*[.A827]+INTERCEPT([.$B$2:.$B$1001];[.$A$2:.$A$1001])" office:value-type="float" office:value="0.878566184929515">
            <text:p>0.878566185</text:p>
          </table:table-cell>
          <table:table-cell table:formula="of:=[.B827]-[.G827]" office:value-type="float" office:value="-0.248049352929515">
            <text:p>-0.248049353</text:p>
          </table:table-cell>
          <table:table-cell table:formula="of:=[.H827]^2" office:value-type="float" office:value="0.0615284814887513">
            <text:p>0.061528481</text:p>
          </table:table-cell>
        </table:table-row>
        <table:table-row table:style-name="ro1">
          <table:table-cell office:value-type="float" office:value="0.498539228">
            <text:p>0,498539228</text:p>
          </table:table-cell>
          <table:table-cell office:value-type="float" office:value="0.581243053">
            <text:p>0,581243053</text:p>
          </table:table-cell>
          <table:table-cell office:value-type="string">
            <text:p>0,857712148862449</text:p>
          </table:table-cell>
          <table:table-cell table:formula="of:=[.B828]-[.A828]" office:value-type="float" office:value="0.082703825">
            <text:p>0.082703825</text:p>
          </table:table-cell>
          <table:table-cell table:formula="of:=[.D828]^2" office:value-type="float" office:value="0.00683992266963062">
            <text:p>0.006839923</text:p>
          </table:table-cell>
          <table:table-cell table:formula="of:=ABS([.E828])" office:value-type="float" office:value="0.00683992266963062">
            <text:p>0.006839923</text:p>
          </table:table-cell>
          <table:table-cell table:formula="of:=SLOPE([.$B$2:.$B$1001];[.$A$2:.$A$1001])*[.A828]+INTERCEPT([.$B$2:.$B$1001];[.$A$2:.$A$1001])" office:value-type="float" office:value="0.495676324094403">
            <text:p>0.495676324</text:p>
          </table:table-cell>
          <table:table-cell table:formula="of:=[.B828]-[.G828]" office:value-type="float" office:value="0.0855667289055966">
            <text:p>0.085566729</text:p>
          </table:table-cell>
          <table:table-cell table:formula="of:=[.H828]^2" office:value-type="float" office:value="0.00732166509560387">
            <text:p>0.007321665</text:p>
          </table:table-cell>
        </table:table-row>
        <table:table-row table:style-name="ro1">
          <table:table-cell office:value-type="float" office:value="0.026969752">
            <text:p>0,026969752</text:p>
          </table:table-cell>
          <table:table-cell office:value-type="float" office:value="0.007109438">
            <text:p>0,007109438</text:p>
          </table:table-cell>
          <table:table-cell table:formula="of:=[.A829]/[.B829]" office:value-type="float" office:value="3.79351391769645">
            <text:p>3,793513918</text:p>
          </table:table-cell>
          <table:table-cell table:formula="of:=[.B829]-[.A829]" office:value-type="float" office:value="-0.019860314">
            <text:p>-0.019860314</text:p>
          </table:table-cell>
          <table:table-cell table:formula="of:=[.D829]^2" office:value-type="float" office:value="0.000394432072178596">
            <text:p>0.000394432</text:p>
          </table:table-cell>
          <table:table-cell table:formula="of:=ABS([.E829])" office:value-type="float" office:value="0.000394432072178596">
            <text:p>0.000394432</text:p>
          </table:table-cell>
          <table:table-cell table:formula="of:=SLOPE([.$B$2:.$B$1001];[.$A$2:.$A$1001])*[.A829]+INTERCEPT([.$B$2:.$B$1001];[.$A$2:.$A$1001])" office:value-type="float" office:value="0.116538360660234">
            <text:p>0.116538361</text:p>
          </table:table-cell>
          <table:table-cell table:formula="of:=[.B829]-[.G829]" office:value-type="float" office:value="-0.109428922660234">
            <text:p>-0.109428923</text:p>
          </table:table-cell>
          <table:table-cell table:formula="of:=[.H829]^2" office:value-type="float" office:value="0.0119746891145795">
            <text:p>0.011974689</text:p>
          </table:table-cell>
        </table:table-row>
        <table:table-row table:style-name="ro1">
          <table:table-cell office:value-type="float" office:value="0.365154519">
            <text:p>0,365154519</text:p>
          </table:table-cell>
          <table:table-cell office:value-type="float" office:value="0.167345227">
            <text:p>0,167345227</text:p>
          </table:table-cell>
          <table:table-cell table:formula="of:=[.A830]/[.B830]" office:value-type="float" office:value="2.18204322612679">
            <text:p>2,182043226</text:p>
          </table:table-cell>
          <table:table-cell table:formula="of:=[.B830]-[.A830]" office:value-type="float" office:value="-0.197809292">
            <text:p>-0.197809292</text:p>
          </table:table-cell>
          <table:table-cell table:formula="of:=[.D830]^2" office:value-type="float" office:value="0.0391285160015413">
            <text:p>0.039128516</text:p>
          </table:table-cell>
          <table:table-cell table:formula="of:=ABS([.E830])" office:value-type="float" office:value="0.0391285160015413">
            <text:p>0.039128516</text:p>
          </table:table-cell>
          <table:table-cell table:formula="of:=SLOPE([.$B$2:.$B$1001];[.$A$2:.$A$1001])*[.A830]+INTERCEPT([.$B$2:.$B$1001];[.$A$2:.$A$1001])" office:value-type="float" office:value="0.38843611984607">
            <text:p>0.388436120</text:p>
          </table:table-cell>
          <table:table-cell table:formula="of:=[.B830]-[.G830]" office:value-type="float" office:value="-0.22109089284607">
            <text:p>-0.221090893</text:p>
          </table:table-cell>
          <table:table-cell table:formula="of:=[.H830]^2" office:value-type="float" office:value="0.0488811828994726">
            <text:p>0.048881183</text:p>
          </table:table-cell>
        </table:table-row>
        <table:table-row table:style-name="ro1">
          <table:table-cell office:value-type="float" office:value="0.098957089">
            <text:p>0,098957089</text:p>
          </table:table-cell>
          <table:table-cell office:value-type="float" office:value="0.523751756">
            <text:p>0,523751756</text:p>
          </table:table-cell>
          <table:table-cell office:value-type="string">
            <text:p>0,188938915939405</text:p>
          </table:table-cell>
          <table:table-cell table:formula="of:=[.B831]-[.A831]" office:value-type="float" office:value="0.424794667">
            <text:p>0.424794667</text:p>
          </table:table-cell>
          <table:table-cell table:formula="of:=[.D831]^2" office:value-type="float" office:value="0.180450509111641">
            <text:p>0.180450509</text:p>
          </table:table-cell>
          <table:table-cell table:formula="of:=ABS([.E831])" office:value-type="float" office:value="0.180450509111641">
            <text:p>0.180450509</text:p>
          </table:table-cell>
          <table:table-cell table:formula="of:=SLOPE([.$B$2:.$B$1001];[.$A$2:.$A$1001])*[.A831]+INTERCEPT([.$B$2:.$B$1001];[.$A$2:.$A$1001])" office:value-type="float" office:value="0.174415584976655">
            <text:p>0.174415585</text:p>
          </table:table-cell>
          <table:table-cell table:formula="of:=[.B831]-[.G831]" office:value-type="float" office:value="0.349336171023345">
            <text:p>0.349336171</text:p>
          </table:table-cell>
          <table:table-cell table:formula="of:=[.H831]^2" office:value-type="float" office:value="0.122035760385252">
            <text:p>0.122035760</text:p>
          </table:table-cell>
        </table:table-row>
        <table:table-row table:style-name="ro1">
          <table:table-cell office:value-type="float" office:value="0.473195614">
            <text:p>0,473195614</text:p>
          </table:table-cell>
          <table:table-cell office:value-type="float" office:value="0.580576616">
            <text:p>0,580576616</text:p>
          </table:table-cell>
          <table:table-cell office:value-type="string">
            <text:p>0,815044218039949</text:p>
          </table:table-cell>
          <table:table-cell table:formula="of:=[.B832]-[.A832]" office:value-type="float" office:value="0.107381002">
            <text:p>0.107381002</text:p>
          </table:table-cell>
          <table:table-cell table:formula="of:=[.D832]^2" office:value-type="float" office:value="0.011530679590524">
            <text:p>0.011530680</text:p>
          </table:table-cell>
          <table:table-cell table:formula="of:=ABS([.E832])" office:value-type="float" office:value="0.011530679590524">
            <text:p>0.011530680</text:p>
          </table:table-cell>
          <table:table-cell table:formula="of:=SLOPE([.$B$2:.$B$1001];[.$A$2:.$A$1001])*[.A832]+INTERCEPT([.$B$2:.$B$1001];[.$A$2:.$A$1001])" office:value-type="float" office:value="0.47530026778235">
            <text:p>0.475300268</text:p>
          </table:table-cell>
          <table:table-cell table:formula="of:=[.B832]-[.G832]" office:value-type="float" office:value="0.10527634821765">
            <text:p>0.105276348</text:p>
          </table:table-cell>
          <table:table-cell table:formula="of:=[.H832]^2" office:value-type="float" office:value="0.011083109494044">
            <text:p>0.011083109</text:p>
          </table:table-cell>
        </table:table-row>
        <table:table-row table:style-name="ro1">
          <table:table-cell office:value-type="float" office:value="0.725906507">
            <text:p>0,725906507</text:p>
          </table:table-cell>
          <table:table-cell office:value-type="float" office:value="0.315538106">
            <text:p>0,315538106</text:p>
          </table:table-cell>
          <table:table-cell table:formula="of:=[.A833]/[.B833]" office:value-type="float" office:value="2.30053515945234">
            <text:p>2,300535159</text:p>
          </table:table-cell>
          <table:table-cell table:formula="of:=[.B833]-[.A833]" office:value-type="float" office:value="-0.410368401">
            <text:p>-0.410368401</text:p>
          </table:table-cell>
          <table:table-cell table:formula="of:=[.D833]^2" office:value-type="float" office:value="0.168402224539297">
            <text:p>0.168402225</text:p>
          </table:table-cell>
          <table:table-cell table:formula="of:=ABS([.E833])" office:value-type="float" office:value="0.168402224539297">
            <text:p>0.168402225</text:p>
          </table:table-cell>
          <table:table-cell table:formula="of:=SLOPE([.$B$2:.$B$1001];[.$A$2:.$A$1001])*[.A833]+INTERCEPT([.$B$2:.$B$1001];[.$A$2:.$A$1001])" office:value-type="float" office:value="0.678477738305591">
            <text:p>0.678477738</text:p>
          </table:table-cell>
          <table:table-cell table:formula="of:=[.B833]-[.G833]" office:value-type="float" office:value="-0.362939632305591">
            <text:p>-0.362939632</text:p>
          </table:table-cell>
          <table:table-cell table:formula="of:=[.H833]^2" office:value-type="float" office:value="0.131725176698117">
            <text:p>0.131725177</text:p>
          </table:table-cell>
        </table:table-row>
        <table:table-row table:style-name="ro1">
          <table:table-cell office:value-type="float" office:value="0.338232484">
            <text:p>0,338232484</text:p>
          </table:table-cell>
          <table:table-cell office:value-type="float" office:value="0.748682078">
            <text:p>0,748682078</text:p>
          </table:table-cell>
          <table:table-cell office:value-type="string">
            <text:p>0,451770509724957</text:p>
          </table:table-cell>
          <table:table-cell table:formula="of:=[.B834]-[.A834]" office:value-type="float" office:value="0.410449594">
            <text:p>0.410449594</text:p>
          </table:table-cell>
          <table:table-cell table:formula="of:=[.D834]^2" office:value-type="float" office:value="0.168468869214765">
            <text:p>0.168468869</text:p>
          </table:table-cell>
          <table:table-cell table:formula="of:=ABS([.E834])" office:value-type="float" office:value="0.168468869214765">
            <text:p>0.168468869</text:p>
          </table:table-cell>
          <table:table-cell table:formula="of:=SLOPE([.$B$2:.$B$1001];[.$A$2:.$A$1001])*[.A834]+INTERCEPT([.$B$2:.$B$1001];[.$A$2:.$A$1001])" office:value-type="float" office:value="0.366791026088129">
            <text:p>0.366791026</text:p>
          </table:table-cell>
          <table:table-cell table:formula="of:=[.B834]-[.G834]" office:value-type="float" office:value="0.381891051911871">
            <text:p>0.381891052</text:p>
          </table:table-cell>
          <table:table-cell table:formula="of:=[.H834]^2" office:value-type="float" office:value="0.145840775530356">
            <text:p>0.145840776</text:p>
          </table:table-cell>
        </table:table-row>
        <table:table-row table:style-name="ro1">
          <table:table-cell office:value-type="float" office:value="0.743543996">
            <text:p>0,743543996</text:p>
          </table:table-cell>
          <table:table-cell office:value-type="float" office:value="0.476178023">
            <text:p>0,476178023</text:p>
          </table:table-cell>
          <table:table-cell table:formula="of:=[.A835]/[.B835]" office:value-type="float" office:value="1.56148322704091">
            <text:p>1,561483227</text:p>
          </table:table-cell>
          <table:table-cell table:formula="of:=[.B835]-[.A835]" office:value-type="float" office:value="-0.267365973">
            <text:p>-0.267365973</text:p>
          </table:table-cell>
          <table:table-cell table:formula="of:=[.D835]^2" office:value-type="float" office:value="0.0714845635182368">
            <text:p>0.071484564</text:p>
          </table:table-cell>
          <table:table-cell table:formula="of:=ABS([.E835])" office:value-type="float" office:value="0.0714845635182368">
            <text:p>0.071484564</text:p>
          </table:table-cell>
          <table:table-cell table:formula="of:=SLOPE([.$B$2:.$B$1001];[.$A$2:.$A$1001])*[.A835]+INTERCEPT([.$B$2:.$B$1001];[.$A$2:.$A$1001])" office:value-type="float" office:value="0.692658133771969">
            <text:p>0.692658134</text:p>
          </table:table-cell>
          <table:table-cell table:formula="of:=[.B835]-[.G835]" office:value-type="float" office:value="-0.216480110771969">
            <text:p>-0.216480111</text:p>
          </table:table-cell>
          <table:table-cell table:formula="of:=[.H835]^2" office:value-type="float" office:value="0.0468636383598438">
            <text:p>0.046863638</text:p>
          </table:table-cell>
        </table:table-row>
        <table:table-row table:style-name="ro1">
          <table:table-cell office:value-type="float" office:value="0.448696273">
            <text:p>0,448696273</text:p>
          </table:table-cell>
          <table:table-cell office:value-type="float" office:value="0.003470264">
            <text:p>0,003470264</text:p>
          </table:table-cell>
          <table:table-cell table:formula="of:=[.A836]/[.B836]" office:value-type="float" office:value="129.297446246165">
            <text:p>129,297446246</text:p>
          </table:table-cell>
          <table:table-cell table:formula="of:=[.B836]-[.A836]" office:value-type="float" office:value="-0.445226009">
            <text:p>-0.445226009</text:p>
          </table:table-cell>
          <table:table-cell table:formula="of:=[.D836]^2" office:value-type="float" office:value="0.198226199090068">
            <text:p>0.198226199</text:p>
          </table:table-cell>
          <table:table-cell table:formula="of:=ABS([.E836])" office:value-type="float" office:value="0.198226199090068">
            <text:p>0.198226199</text:p>
          </table:table-cell>
          <table:table-cell table:formula="of:=SLOPE([.$B$2:.$B$1001];[.$A$2:.$A$1001])*[.A836]+INTERCEPT([.$B$2:.$B$1001];[.$A$2:.$A$1001])" office:value-type="float" office:value="0.455602999988411">
            <text:p>0.455603000</text:p>
          </table:table-cell>
          <table:table-cell table:formula="of:=[.B836]-[.G836]" office:value-type="float" office:value="-0.452132735988411">
            <text:p>-0.452132736</text:p>
          </table:table-cell>
          <table:table-cell table:formula="of:=[.H836]^2" office:value-type="float" office:value="0.204424010952366">
            <text:p>0.204424011</text:p>
          </table:table-cell>
        </table:table-row>
        <table:table-row table:style-name="ro1">
          <table:table-cell office:value-type="float" office:value="0.553523326">
            <text:p>0,553523326</text:p>
          </table:table-cell>
          <table:table-cell office:value-type="float" office:value="0.50035038">
            <text:p>0,500350380</text:p>
          </table:table-cell>
          <table:table-cell table:formula="of:=[.A837]/[.B837]" office:value-type="float" office:value="1.10627142123885">
            <text:p>1,106271421</text:p>
          </table:table-cell>
          <table:table-cell table:formula="of:=[.B837]-[.A837]" office:value-type="float" office:value="-0.053172946">
            <text:p>-0.053172946</text:p>
          </table:table-cell>
          <table:table-cell table:formula="of:=[.D837]^2" office:value-type="float" office:value="0.00282736218631892">
            <text:p>0.002827362</text:p>
          </table:table-cell>
          <table:table-cell table:formula="of:=ABS([.E837])" office:value-type="float" office:value="0.00282736218631892">
            <text:p>0.002827362</text:p>
          </table:table-cell>
          <table:table-cell table:formula="of:=SLOPE([.$B$2:.$B$1001];[.$A$2:.$A$1001])*[.A837]+INTERCEPT([.$B$2:.$B$1001];[.$A$2:.$A$1001])" office:value-type="float" office:value="0.539883084705399">
            <text:p>0.539883085</text:p>
          </table:table-cell>
          <table:table-cell table:formula="of:=[.B837]-[.G837]" office:value-type="float" office:value="-0.0395327047053993">
            <text:p>-0.039532705</text:p>
          </table:table-cell>
          <table:table-cell table:formula="of:=[.H837]^2" office:value-type="float" office:value="0.0015628347413243">
            <text:p>0.001562835</text:p>
          </table:table-cell>
        </table:table-row>
        <table:table-row table:style-name="ro1">
          <table:table-cell office:value-type="float" office:value="0.530461663">
            <text:p>0,530461663</text:p>
          </table:table-cell>
          <table:table-cell office:value-type="float" office:value="0.465695396">
            <text:p>0,465695396</text:p>
          </table:table-cell>
          <table:table-cell table:formula="of:=[.A838]/[.B838]" office:value-type="float" office:value="1.13907431242889">
            <text:p>1,139074312</text:p>
          </table:table-cell>
          <table:table-cell table:formula="of:=[.B838]-[.A838]" office:value-type="float" office:value="-0.064766267">
            <text:p>-0.064766267</text:p>
          </table:table-cell>
          <table:table-cell table:formula="of:=[.D838]^2" office:value-type="float" office:value="0.00419466934111529">
            <text:p>0.004194669</text:p>
          </table:table-cell>
          <table:table-cell table:formula="of:=ABS([.E838])" office:value-type="float" office:value="0.00419466934111529">
            <text:p>0.004194669</text:p>
          </table:table-cell>
          <table:table-cell table:formula="of:=SLOPE([.$B$2:.$B$1001];[.$A$2:.$A$1001])*[.A838]+INTERCEPT([.$B$2:.$B$1001];[.$A$2:.$A$1001])" office:value-type="float" office:value="0.521341698147918">
            <text:p>0.521341698</text:p>
          </table:table-cell>
          <table:table-cell table:formula="of:=[.B838]-[.G838]" office:value-type="float" office:value="-0.0556463021479175">
            <text:p>-0.055646302</text:p>
          </table:table-cell>
          <table:table-cell table:formula="of:=[.H838]^2" office:value-type="float" office:value="0.00309651094273733">
            <text:p>0.003096511</text:p>
          </table:table-cell>
        </table:table-row>
        <table:table-row table:style-name="ro1">
          <table:table-cell office:value-type="float" office:value="0.015144477">
            <text:p>0,015144477</text:p>
          </table:table-cell>
          <table:table-cell office:value-type="float" office:value="0.494774603">
            <text:p>0,494774603</text:p>
          </table:table-cell>
          <table:table-cell office:value-type="string">
            <text:p>0,0306088406886155</text:p>
          </table:table-cell>
          <table:table-cell table:formula="of:=[.B839]-[.A839]" office:value-type="float" office:value="0.479630126">
            <text:p>0.479630126</text:p>
          </table:table-cell>
          <table:table-cell table:formula="of:=[.D839]^2" office:value-type="float" office:value="0.230045057766776">
            <text:p>0.230045058</text:p>
          </table:table-cell>
          <table:table-cell table:formula="of:=ABS([.E839])" office:value-type="float" office:value="0.230045057766776">
            <text:p>0.230045058</text:p>
          </table:table-cell>
          <table:table-cell table:formula="of:=SLOPE([.$B$2:.$B$1001];[.$A$2:.$A$1001])*[.A839]+INTERCEPT([.$B$2:.$B$1001];[.$A$2:.$A$1001])" office:value-type="float" office:value="0.107030937239663">
            <text:p>0.107030937</text:p>
          </table:table-cell>
          <table:table-cell table:formula="of:=[.B839]-[.G839]" office:value-type="float" office:value="0.387743665760337">
            <text:p>0.387743666</text:p>
          </table:table-cell>
          <table:table-cell table:formula="of:=[.H839]^2" office:value-type="float" office:value="0.150345150337264">
            <text:p>0.150345150</text:p>
          </table:table-cell>
        </table:table-row>
        <table:table-row table:style-name="ro1">
          <table:table-cell office:value-type="float" office:value="0.120236671">
            <text:p>0,120236671</text:p>
          </table:table-cell>
          <table:table-cell office:value-type="float" office:value="0.033314081">
            <text:p>0,033314081</text:p>
          </table:table-cell>
          <table:table-cell table:formula="of:=[.A840]/[.B840]" office:value-type="float" office:value="3.60918468679955">
            <text:p>3,609184687</text:p>
          </table:table-cell>
          <table:table-cell table:formula="of:=[.B840]-[.A840]" office:value-type="float" office:value="-0.08692259">
            <text:p>-0.086922590</text:p>
          </table:table-cell>
          <table:table-cell table:formula="of:=[.D840]^2" office:value-type="float" office:value="0.0075555366523081">
            <text:p>0.007555537</text:p>
          </table:table-cell>
          <table:table-cell table:formula="of:=ABS([.E840])" office:value-type="float" office:value="0.0075555366523081">
            <text:p>0.007555537</text:p>
          </table:table-cell>
          <table:table-cell table:formula="of:=SLOPE([.$B$2:.$B$1001];[.$A$2:.$A$1001])*[.A840]+INTERCEPT([.$B$2:.$B$1001];[.$A$2:.$A$1001])" office:value-type="float" office:value="0.191524193130527">
            <text:p>0.191524193</text:p>
          </table:table-cell>
          <table:table-cell table:formula="of:=[.B840]-[.G840]" office:value-type="float" office:value="-0.158210112130527">
            <text:p>-0.158210112</text:p>
          </table:table-cell>
          <table:table-cell table:formula="of:=[.H840]^2" office:value-type="float" office:value="0.0250304395803538">
            <text:p>0.025030440</text:p>
          </table:table-cell>
        </table:table-row>
        <table:table-row table:style-name="ro1">
          <table:table-cell office:value-type="float" office:value="0.76437182">
            <text:p>0,764371820</text:p>
          </table:table-cell>
          <table:table-cell office:value-type="float" office:value="0.275859304">
            <text:p>0,275859304</text:p>
          </table:table-cell>
          <table:table-cell table:formula="of:=[.A841]/[.B841]" office:value-type="float" office:value="2.77087561998634">
            <text:p>2,770875620</text:p>
          </table:table-cell>
          <table:table-cell table:formula="of:=[.B841]-[.A841]" office:value-type="float" office:value="-0.488512516">
            <text:p>-0.488512516</text:p>
          </table:table-cell>
          <table:table-cell table:formula="of:=[.D841]^2" office:value-type="float" office:value="0.23864447828865">
            <text:p>0.238644478</text:p>
          </table:table-cell>
          <table:table-cell table:formula="of:=ABS([.E841])" office:value-type="float" office:value="0.23864447828865">
            <text:p>0.238644478</text:p>
          </table:table-cell>
          <table:table-cell table:formula="of:=SLOPE([.$B$2:.$B$1001];[.$A$2:.$A$1001])*[.A841]+INTERCEPT([.$B$2:.$B$1001];[.$A$2:.$A$1001])" office:value-type="float" office:value="0.709403532225462">
            <text:p>0.709403532</text:p>
          </table:table-cell>
          <table:table-cell table:formula="of:=[.B841]-[.G841]" office:value-type="float" office:value="-0.433544228225462">
            <text:p>-0.433544228</text:p>
          </table:table-cell>
          <table:table-cell table:formula="of:=[.H841]^2" office:value-type="float" office:value="0.187960597827612">
            <text:p>0.187960598</text:p>
          </table:table-cell>
        </table:table-row>
        <table:table-row table:style-name="ro1">
          <table:table-cell office:value-type="float" office:value="0.223222171">
            <text:p>0,223222171</text:p>
          </table:table-cell>
          <table:table-cell office:value-type="float" office:value="0.579224347">
            <text:p>0,579224347</text:p>
          </table:table-cell>
          <table:table-cell office:value-type="string">
            <text:p>0,385381194965549</text:p>
          </table:table-cell>
          <table:table-cell table:formula="of:=[.B842]-[.A842]" office:value-type="float" office:value="0.356002176">
            <text:p>0.356002176</text:p>
          </table:table-cell>
          <table:table-cell table:formula="of:=[.D842]^2" office:value-type="float" office:value="0.126737549316735">
            <text:p>0.126737549</text:p>
          </table:table-cell>
          <table:table-cell table:formula="of:=ABS([.E842])" office:value-type="float" office:value="0.126737549316735">
            <text:p>0.126737549</text:p>
          </table:table-cell>
          <table:table-cell table:formula="of:=SLOPE([.$B$2:.$B$1001];[.$A$2:.$A$1001])*[.A842]+INTERCEPT([.$B$2:.$B$1001];[.$A$2:.$A$1001])" office:value-type="float" office:value="0.274323684447156">
            <text:p>0.274323684</text:p>
          </table:table-cell>
          <table:table-cell table:formula="of:=[.B842]-[.G842]" office:value-type="float" office:value="0.304900662552844">
            <text:p>0.304900663</text:p>
          </table:table-cell>
          <table:table-cell table:formula="of:=[.H842]^2" office:value-type="float" office:value="0.0929644140251631">
            <text:p>0.092964414</text:p>
          </table:table-cell>
        </table:table-row>
        <table:table-row table:style-name="ro1">
          <table:table-cell office:value-type="float" office:value="0.035034651">
            <text:p>0,035034651</text:p>
          </table:table-cell>
          <table:table-cell office:value-type="float" office:value="0.523356635">
            <text:p>0,523356635</text:p>
          </table:table-cell>
          <table:table-cell office:value-type="string">
            <text:p>0,0669422123596465</text:p>
          </table:table-cell>
          <table:table-cell table:formula="of:=[.B843]-[.A843]" office:value-type="float" office:value="0.488321984">
            <text:p>0.488321984</text:p>
          </table:table-cell>
          <table:table-cell table:formula="of:=[.D843]^2" office:value-type="float" office:value="0.238458360057696">
            <text:p>0.238458360</text:p>
          </table:table-cell>
          <table:table-cell table:formula="of:=ABS([.E843])" office:value-type="float" office:value="0.238458360057696">
            <text:p>0.238458360</text:p>
          </table:table-cell>
          <table:table-cell table:formula="of:=SLOPE([.$B$2:.$B$1001];[.$A$2:.$A$1001])*[.A843]+INTERCEPT([.$B$2:.$B$1001];[.$A$2:.$A$1001])" office:value-type="float" office:value="0.123022472838356">
            <text:p>0.123022473</text:p>
          </table:table-cell>
          <table:table-cell table:formula="of:=[.B843]-[.G843]" office:value-type="float" office:value="0.400334162161644">
            <text:p>0.400334162</text:p>
          </table:table-cell>
          <table:table-cell table:formula="of:=[.H843]^2" office:value-type="float" office:value="0.160267441393665">
            <text:p>0.160267441</text:p>
          </table:table-cell>
        </table:table-row>
        <table:table-row table:style-name="ro1">
          <table:table-cell office:value-type="float" office:value="0.262115044">
            <text:p>0,262115044</text:p>
          </table:table-cell>
          <table:table-cell office:value-type="float" office:value="0.0001">
            <text:p>0,000100000</text:p>
          </table:table-cell>
          <table:table-cell table:formula="of:=[.A844]/[.B844]" office:value-type="float" office:value="2621.15044">
            <text:p>2621,150440000</text:p>
          </table:table-cell>
          <table:table-cell table:formula="of:=[.B844]-[.A844]" office:value-type="float" office:value="-0.262015044">
            <text:p>-0.262015044</text:p>
          </table:table-cell>
          <table:table-cell table:formula="of:=[.D844]^2" office:value-type="float" office:value="0.068651883282322">
            <text:p>0.068651883</text:p>
          </table:table-cell>
          <table:table-cell table:formula="of:=ABS([.E844])" office:value-type="float" office:value="0.068651883282322">
            <text:p>0.068651883</text:p>
          </table:table-cell>
          <table:table-cell table:formula="of:=SLOPE([.$B$2:.$B$1001];[.$A$2:.$A$1001])*[.A844]+INTERCEPT([.$B$2:.$B$1001];[.$A$2:.$A$1001])" office:value-type="float" office:value="0.305593233075286">
            <text:p>0.305593233</text:p>
          </table:table-cell>
          <table:table-cell table:formula="of:=[.B844]-[.G844]" office:value-type="float" office:value="-0.305493233075286">
            <text:p>-0.305493233</text:p>
          </table:table-cell>
          <table:table-cell table:formula="of:=[.H844]^2" office:value-type="float" office:value="0.0933261154547912">
            <text:p>0.093326115</text:p>
          </table:table-cell>
        </table:table-row>
        <table:table-row table:style-name="ro1">
          <table:table-cell office:value-type="float" office:value="0.663714821">
            <text:p>0,663714821</text:p>
          </table:table-cell>
          <table:table-cell office:value-type="float" office:value="0.915640782">
            <text:p>0,915640782</text:p>
          </table:table-cell>
          <table:table-cell office:value-type="string">
            <text:p>0,724863761037677</text:p>
          </table:table-cell>
          <table:table-cell table:formula="of:=[.B845]-[.A845]" office:value-type="float" office:value="0.251925961">
            <text:p>0.251925961</text:p>
          </table:table-cell>
          <table:table-cell table:formula="of:=[.D845]^2" office:value-type="float" office:value="0.0634666898257736">
            <text:p>0.063466690</text:p>
          </table:table-cell>
          <table:table-cell table:formula="of:=ABS([.E845])" office:value-type="float" office:value="0.0634666898257736">
            <text:p>0.063466690</text:p>
          </table:table-cell>
          <table:table-cell table:formula="of:=SLOPE([.$B$2:.$B$1001];[.$A$2:.$A$1001])*[.A845]+INTERCEPT([.$B$2:.$B$1001];[.$A$2:.$A$1001])" office:value-type="float" office:value="0.628476136478891">
            <text:p>0.628476136</text:p>
          </table:table-cell>
          <table:table-cell table:formula="of:=[.B845]-[.G845]" office:value-type="float" office:value="0.287164645521109">
            <text:p>0.287164646</text:p>
          </table:table-cell>
          <table:table-cell table:formula="of:=[.H845]^2" office:value-type="float" office:value="0.0824635336372641">
            <text:p>0.082463534</text:p>
          </table:table-cell>
        </table:table-row>
        <table:table-row table:style-name="ro1">
          <table:table-cell office:value-type="float" office:value="0.311011748">
            <text:p>0,311011748</text:p>
          </table:table-cell>
          <table:table-cell office:value-type="float" office:value="0.0001">
            <text:p>0,000100000</text:p>
          </table:table-cell>
          <table:table-cell office:value-type="string">
            <text:p>3110,11748</text:p>
          </table:table-cell>
          <table:table-cell table:formula="of:=[.B846]-[.A846]" office:value-type="float" office:value="-0.310911748">
            <text:p>-0.310911748</text:p>
          </table:table-cell>
          <table:table-cell table:formula="of:=[.D846]^2" office:value-type="float" office:value="0.0966661150444155">
            <text:p>0.096666115</text:p>
          </table:table-cell>
          <table:table-cell table:formula="of:=ABS([.E846])" office:value-type="float" office:value="0.0966661150444155">
            <text:p>0.096666115</text:p>
          </table:table-cell>
          <table:table-cell table:formula="of:=SLOPE([.$B$2:.$B$1001];[.$A$2:.$A$1001])*[.A846]+INTERCEPT([.$B$2:.$B$1001];[.$A$2:.$A$1001])" office:value-type="float" office:value="0.344905779193524">
            <text:p>0.344905779</text:p>
          </table:table-cell>
          <table:table-cell table:formula="of:=[.B846]-[.G846]" office:value-type="float" office:value="-0.344805779193524">
            <text:p>-0.344805779</text:p>
          </table:table-cell>
          <table:table-cell table:formula="of:=[.H846]^2" office:value-type="float" office:value="0.118891025365254">
            <text:p>0.118891025</text:p>
          </table:table-cell>
        </table:table-row>
        <table:table-row table:style-name="ro1">
          <table:table-cell office:value-type="float" office:value="0.898052517">
            <text:p>0,898052517</text:p>
          </table:table-cell>
          <table:table-cell office:value-type="float" office:value="0.56570157">
            <text:p>0,565701570</text:p>
          </table:table-cell>
          <table:table-cell table:formula="of:=[.A847]/[.B847]" office:value-type="float" office:value="1.58750225317565">
            <text:p>1,587502253</text:p>
          </table:table-cell>
          <table:table-cell table:formula="of:=[.B847]-[.A847]" office:value-type="float" office:value="-0.332350947">
            <text:p>-0.332350947</text:p>
          </table:table-cell>
          <table:table-cell table:formula="of:=[.D847]^2" office:value-type="float" office:value="0.110457151971797">
            <text:p>0.110457152</text:p>
          </table:table-cell>
          <table:table-cell table:formula="of:=ABS([.E847])" office:value-type="float" office:value="0.110457151971797">
            <text:p>0.110457152</text:p>
          </table:table-cell>
          <table:table-cell table:formula="of:=SLOPE([.$B$2:.$B$1001];[.$A$2:.$A$1001])*[.A847]+INTERCEPT([.$B$2:.$B$1001];[.$A$2:.$A$1001])" office:value-type="float" office:value="0.816881708380868">
            <text:p>0.816881708</text:p>
          </table:table-cell>
          <table:table-cell table:formula="of:=[.B847]-[.G847]" office:value-type="float" office:value="-0.251180138380868">
            <text:p>-0.251180138</text:p>
          </table:table-cell>
          <table:table-cell table:formula="of:=[.H847]^2" office:value-type="float" office:value="0.063091461917032">
            <text:p>0.063091462</text:p>
          </table:table-cell>
        </table:table-row>
        <table:table-row table:style-name="ro1">
          <table:table-cell office:value-type="float" office:value="0.479166051">
            <text:p>0,479166051</text:p>
          </table:table-cell>
          <table:table-cell office:value-type="float" office:value="0.54229859">
            <text:p>0,542298590</text:p>
          </table:table-cell>
          <table:table-cell office:value-type="string">
            <text:p>0,883583435096152</text:p>
          </table:table-cell>
          <table:table-cell table:formula="of:=[.B848]-[.A848]" office:value-type="float" office:value="0.063132539">
            <text:p>0.063132539</text:p>
          </table:table-cell>
          <table:table-cell table:formula="of:=[.D848]^2" office:value-type="float" office:value="0.00398571748058652">
            <text:p>0.003985717</text:p>
          </table:table-cell>
          <table:table-cell table:formula="of:=ABS([.E848])" office:value-type="float" office:value="0.00398571748058652">
            <text:p>0.003985717</text:p>
          </table:table-cell>
          <table:table-cell table:formula="of:=SLOPE([.$B$2:.$B$1001];[.$A$2:.$A$1001])*[.A848]+INTERCEPT([.$B$2:.$B$1001];[.$A$2:.$A$1001])" office:value-type="float" office:value="0.480100449813198">
            <text:p>0.480100450</text:p>
          </table:table-cell>
          <table:table-cell table:formula="of:=[.B848]-[.G848]" office:value-type="float" office:value="0.0621981401868016">
            <text:p>0.062198140</text:p>
          </table:table-cell>
          <table:table-cell table:formula="of:=[.H848]^2" office:value-type="float" office:value="0.00386860864269702">
            <text:p>0.003868609</text:p>
          </table:table-cell>
        </table:table-row>
        <table:table-row table:style-name="ro1">
          <table:table-cell office:value-type="float" office:value="0.168985179">
            <text:p>0,168985179</text:p>
          </table:table-cell>
          <table:table-cell office:value-type="float" office:value="0.217432724">
            <text:p>0,217432724</text:p>
          </table:table-cell>
          <table:table-cell office:value-type="string">
            <text:p>0,77718374626995</text:p>
          </table:table-cell>
          <table:table-cell table:formula="of:=[.B849]-[.A849]" office:value-type="float" office:value="0.048447545">
            <text:p>0.048447545</text:p>
          </table:table-cell>
          <table:table-cell table:formula="of:=[.D849]^2" office:value-type="float" office:value="0.00234716461652703">
            <text:p>0.002347165</text:p>
          </table:table-cell>
          <table:table-cell table:formula="of:=ABS([.E849])" office:value-type="float" office:value="0.00234716461652703">
            <text:p>0.002347165</text:p>
          </table:table-cell>
          <table:table-cell table:formula="of:=SLOPE([.$B$2:.$B$1001];[.$A$2:.$A$1001])*[.A849]+INTERCEPT([.$B$2:.$B$1001];[.$A$2:.$A$1001])" office:value-type="float" office:value="0.230717590888897">
            <text:p>0.230717591</text:p>
          </table:table-cell>
          <table:table-cell table:formula="of:=[.B849]-[.G849]" office:value-type="float" office:value="-0.0132848668888969">
            <text:p>-0.013284867</text:p>
          </table:table-cell>
          <table:table-cell table:formula="of:=[.H849]^2" office:value-type="float" office:value="0.000176487688255709">
            <text:p>0.000176488</text:p>
          </table:table-cell>
        </table:table-row>
        <table:table-row table:style-name="ro1">
          <table:table-cell office:value-type="float" office:value="0.137064293">
            <text:p>0,137064293</text:p>
          </table:table-cell>
          <table:table-cell office:value-type="float" office:value="0.015710349">
            <text:p>0,015710349</text:p>
          </table:table-cell>
          <table:table-cell table:formula="of:=[.A850]/[.B850]" office:value-type="float" office:value="8.72445882647165">
            <text:p>8,724458826</text:p>
          </table:table-cell>
          <table:table-cell table:formula="of:=[.B850]-[.A850]" office:value-type="float" office:value="-0.121353944">
            <text:p>-0.121353944</text:p>
          </table:table-cell>
          <table:table-cell table:formula="of:=[.D850]^2" office:value-type="float" office:value="0.0147267797243551">
            <text:p>0.014726780</text:p>
          </table:table-cell>
          <table:table-cell table:formula="of:=ABS([.E850])" office:value-type="float" office:value="0.0147267797243551">
            <text:p>0.014726780</text:p>
          </table:table-cell>
          <table:table-cell table:formula="of:=SLOPE([.$B$2:.$B$1001];[.$A$2:.$A$1001])*[.A850]+INTERCEPT([.$B$2:.$B$1001];[.$A$2:.$A$1001])" office:value-type="float" office:value="0.205053462218588">
            <text:p>0.205053462</text:p>
          </table:table-cell>
          <table:table-cell table:formula="of:=[.B850]-[.G850]" office:value-type="float" office:value="-0.189343113218588">
            <text:p>-0.189343113</text:p>
          </table:table-cell>
          <table:table-cell table:formula="of:=[.H850]^2" office:value-type="float" office:value="0.0358508145233069">
            <text:p>0.035850815</text:p>
          </table:table-cell>
        </table:table-row>
        <table:table-row table:style-name="ro1">
          <table:table-cell office:value-type="float" office:value="0.345735896">
            <text:p>0,345735896</text:p>
          </table:table-cell>
          <table:table-cell office:value-type="float" office:value="0.331656154">
            <text:p>0,331656154</text:p>
          </table:table-cell>
          <table:table-cell table:formula="of:=[.A851]/[.B851]" office:value-type="float" office:value="1.04245282902243">
            <text:p>1,042452829</text:p>
          </table:table-cell>
          <table:table-cell table:formula="of:=[.B851]-[.A851]" office:value-type="float" office:value="-0.014079742">
            <text:p>-0.014079742</text:p>
          </table:table-cell>
          <table:table-cell table:formula="of:=[.D851]^2" office:value-type="float" office:value="0.000198239134786564">
            <text:p>0.000198239</text:p>
          </table:table-cell>
          <table:table-cell table:formula="of:=ABS([.E851])" office:value-type="float" office:value="0.000198239134786564">
            <text:p>0.000198239</text:p>
          </table:table-cell>
          <table:table-cell table:formula="of:=SLOPE([.$B$2:.$B$1001];[.$A$2:.$A$1001])*[.A851]+INTERCEPT([.$B$2:.$B$1001];[.$A$2:.$A$1001])" office:value-type="float" office:value="0.37282370735626">
            <text:p>0.372823707</text:p>
          </table:table-cell>
          <table:table-cell table:formula="of:=[.B851]-[.G851]" office:value-type="float" office:value="-0.0411675533562597">
            <text:p>-0.041167553</text:p>
          </table:table-cell>
          <table:table-cell table:formula="of:=[.H851]^2" office:value-type="float" office:value="0.00169476744934049">
            <text:p>0.001694767</text:p>
          </table:table-cell>
        </table:table-row>
        <table:table-row table:style-name="ro1">
          <table:table-cell office:value-type="float" office:value="0.485759922">
            <text:p>0,485759922</text:p>
          </table:table-cell>
          <table:table-cell office:value-type="float" office:value="0.854563742">
            <text:p>0,854563742</text:p>
          </table:table-cell>
          <table:table-cell office:value-type="string">
            <text:p>0,568430297385587</text:p>
          </table:table-cell>
          <table:table-cell table:formula="of:=[.B852]-[.A852]" office:value-type="float" office:value="0.36880382">
            <text:p>0.368803820</text:p>
          </table:table-cell>
          <table:table-cell table:formula="of:=[.D852]^2" office:value-type="float" office:value="0.136016257646592">
            <text:p>0.136016258</text:p>
          </table:table-cell>
          <table:table-cell table:formula="of:=ABS([.E852])" office:value-type="float" office:value="0.136016257646592">
            <text:p>0.136016258</text:p>
          </table:table-cell>
          <table:table-cell table:formula="of:=SLOPE([.$B$2:.$B$1001];[.$A$2:.$A$1001])*[.A852]+INTERCEPT([.$B$2:.$B$1001];[.$A$2:.$A$1001])" office:value-type="float" office:value="0.485401867630342">
            <text:p>0.485401868</text:p>
          </table:table-cell>
          <table:table-cell table:formula="of:=[.B852]-[.G852]" office:value-type="float" office:value="0.369161874369658">
            <text:p>0.369161874</text:p>
          </table:table-cell>
          <table:table-cell table:formula="of:=[.H852]^2" office:value-type="float" office:value="0.136280489488119">
            <text:p>0.136280489</text:p>
          </table:table-cell>
        </table:table-row>
        <table:table-row table:style-name="ro1">
          <table:table-cell office:value-type="float" office:value="0.215941193">
            <text:p>0,215941193</text:p>
          </table:table-cell>
          <table:table-cell office:value-type="float" office:value="0.032210066">
            <text:p>0,032210066</text:p>
          </table:table-cell>
          <table:table-cell table:formula="of:=[.A853]/[.B853]" office:value-type="float" office:value="6.70415245345974">
            <text:p>6,704152453</text:p>
          </table:table-cell>
          <table:table-cell table:formula="of:=[.B853]-[.A853]" office:value-type="float" office:value="-0.183731127">
            <text:p>-0.183731127</text:p>
          </table:table-cell>
          <table:table-cell table:formula="of:=[.D853]^2" office:value-type="float" office:value="0.0337571270286901">
            <text:p>0.033757127</text:p>
          </table:table-cell>
          <table:table-cell table:formula="of:=ABS([.E853])" office:value-type="float" office:value="0.0337571270286901">
            <text:p>0.033757127</text:p>
          </table:table-cell>
          <table:table-cell table:formula="of:=SLOPE([.$B$2:.$B$1001];[.$A$2:.$A$1001])*[.A853]+INTERCEPT([.$B$2:.$B$1001];[.$A$2:.$A$1001])" office:value-type="float" office:value="0.268469838277671">
            <text:p>0.268469838</text:p>
          </table:table-cell>
          <table:table-cell table:formula="of:=[.B853]-[.G853]" office:value-type="float" office:value="-0.236259772277671">
            <text:p>-0.236259772</text:p>
          </table:table-cell>
          <table:table-cell table:formula="of:=[.H853]^2" office:value-type="float" office:value="0.0558186799966968">
            <text:p>0.055818680</text:p>
          </table:table-cell>
        </table:table-row>
        <table:table-row table:style-name="ro1">
          <table:table-cell office:value-type="float" office:value="0.462002074">
            <text:p>0,462002074</text:p>
          </table:table-cell>
          <table:table-cell office:value-type="float" office:value="0.278451386">
            <text:p>0,278451386</text:p>
          </table:table-cell>
          <table:table-cell table:formula="of:=[.A854]/[.B854]" office:value-type="float" office:value="1.65918396254634">
            <text:p>1,659183963</text:p>
          </table:table-cell>
          <table:table-cell table:formula="of:=[.B854]-[.A854]" office:value-type="float" office:value="-0.183550688">
            <text:p>-0.183550688</text:p>
          </table:table-cell>
          <table:table-cell table:formula="of:=[.D854]^2" office:value-type="float" office:value="0.0336908550652733">
            <text:p>0.033690855</text:p>
          </table:table-cell>
          <table:table-cell table:formula="of:=ABS([.E854])" office:value-type="float" office:value="0.0336908550652733">
            <text:p>0.033690855</text:p>
          </table:table-cell>
          <table:table-cell table:formula="of:=SLOPE([.$B$2:.$B$1001];[.$A$2:.$A$1001])*[.A854]+INTERCEPT([.$B$2:.$B$1001];[.$A$2:.$A$1001])" office:value-type="float" office:value="0.466300754083505">
            <text:p>0.466300754</text:p>
          </table:table-cell>
          <table:table-cell table:formula="of:=[.B854]-[.G854]" office:value-type="float" office:value="-0.187849368083505">
            <text:p>-0.187849368</text:p>
          </table:table-cell>
          <table:table-cell table:formula="of:=[.H854]^2" office:value-type="float" office:value="0.0352873850893722">
            <text:p>0.035287385</text:p>
          </table:table-cell>
        </table:table-row>
        <table:table-row table:style-name="ro1">
          <table:table-cell office:value-type="float" office:value="0.709005662">
            <text:p>0,709005662</text:p>
          </table:table-cell>
          <table:table-cell office:value-type="float" office:value="0.9999">
            <text:p>0,999900000</text:p>
          </table:table-cell>
          <table:table-cell office:value-type="string">
            <text:p>0,709076569656966</text:p>
          </table:table-cell>
          <table:table-cell table:formula="of:=[.B855]-[.A855]" office:value-type="float" office:value="0.290894338">
            <text:p>0.290894338</text:p>
          </table:table-cell>
          <table:table-cell table:formula="of:=[.D855]^2" office:value-type="float" office:value="0.0846195158804582">
            <text:p>0.084619516</text:p>
          </table:table-cell>
          <table:table-cell table:formula="of:=ABS([.E855])" office:value-type="float" office:value="0.0846195158804582">
            <text:p>0.084619516</text:p>
          </table:table-cell>
          <table:table-cell table:formula="of:=SLOPE([.$B$2:.$B$1001];[.$A$2:.$A$1001])*[.A855]+INTERCEPT([.$B$2:.$B$1001];[.$A$2:.$A$1001])" office:value-type="float" office:value="0.664889598530368">
            <text:p>0.664889599</text:p>
          </table:table-cell>
          <table:table-cell table:formula="of:=[.B855]-[.G855]" office:value-type="float" office:value="0.335010401469632">
            <text:p>0.335010401</text:p>
          </table:table-cell>
          <table:table-cell table:formula="of:=[.H855]^2" office:value-type="float" office:value="0.112231969092844">
            <text:p>0.112231969</text:p>
          </table:table-cell>
        </table:table-row>
        <table:table-row table:style-name="ro1">
          <table:table-cell office:value-type="float" office:value="0.673451737">
            <text:p>0,673451737</text:p>
          </table:table-cell>
          <table:table-cell office:value-type="float" office:value="0.9999">
            <text:p>0,999900000</text:p>
          </table:table-cell>
          <table:table-cell office:value-type="string">
            <text:p>0,673519088908891</text:p>
          </table:table-cell>
          <table:table-cell table:formula="of:=[.B856]-[.A856]" office:value-type="float" office:value="0.326448263">
            <text:p>0.326448263</text:p>
          </table:table-cell>
          <table:table-cell table:formula="of:=[.D856]^2" office:value-type="float" office:value="0.106568468415717">
            <text:p>0.106568468</text:p>
          </table:table-cell>
          <table:table-cell table:formula="of:=ABS([.E856])" office:value-type="float" office:value="0.106568468415717">
            <text:p>0.106568468</text:p>
          </table:table-cell>
          <table:table-cell table:formula="of:=SLOPE([.$B$2:.$B$1001];[.$A$2:.$A$1001])*[.A856]+INTERCEPT([.$B$2:.$B$1001];[.$A$2:.$A$1001])" office:value-type="float" office:value="0.636304536513777">
            <text:p>0.636304537</text:p>
          </table:table-cell>
          <table:table-cell table:formula="of:=[.B856]-[.G856]" office:value-type="float" office:value="0.363595463486223">
            <text:p>0.363595463</text:p>
          </table:table-cell>
          <table:table-cell table:formula="of:=[.H856]^2" office:value-type="float" office:value="0.132201661067761">
            <text:p>0.132201661</text:p>
          </table:table-cell>
        </table:table-row>
        <table:table-row table:style-name="ro1">
          <table:table-cell office:value-type="float" office:value="0.330838832">
            <text:p>0,330838832</text:p>
          </table:table-cell>
          <table:table-cell office:value-type="float" office:value="0.0001">
            <text:p>0,000100000</text:p>
          </table:table-cell>
          <table:table-cell table:formula="of:=[.A857]/[.B857]" office:value-type="float" office:value="3308.38832">
            <text:p>3308,388320000</text:p>
          </table:table-cell>
          <table:table-cell table:formula="of:=[.B857]-[.A857]" office:value-type="float" office:value="-0.330738832">
            <text:p>-0.330738832</text:p>
          </table:table-cell>
          <table:table-cell table:formula="of:=[.D857]^2" office:value-type="float" office:value="0.109388174992724">
            <text:p>0.109388175</text:p>
          </table:table-cell>
          <table:table-cell table:formula="of:=ABS([.E857])" office:value-type="float" office:value="0.109388174992724">
            <text:p>0.109388175</text:p>
          </table:table-cell>
          <table:table-cell table:formula="of:=SLOPE([.$B$2:.$B$1001];[.$A$2:.$A$1001])*[.A857]+INTERCEPT([.$B$2:.$B$1001];[.$A$2:.$A$1001])" office:value-type="float" office:value="0.360846590953356">
            <text:p>0.360846591</text:p>
          </table:table-cell>
          <table:table-cell table:formula="of:=[.B857]-[.G857]" office:value-type="float" office:value="-0.360746590953356">
            <text:p>-0.360746591</text:p>
          </table:table-cell>
          <table:table-cell table:formula="of:=[.H857]^2" office:value-type="float" office:value="0.130138102884468">
            <text:p>0.130138103</text:p>
          </table:table-cell>
        </table:table-row>
        <table:table-row table:style-name="ro1">
          <table:table-cell office:value-type="float" office:value="0.92567482">
            <text:p>0,925674820</text:p>
          </table:table-cell>
          <table:table-cell office:value-type="float" office:value="0.9999">
            <text:p>0,999900000</text:p>
          </table:table-cell>
          <table:table-cell office:value-type="string">
            <text:p>0,925767396739674</text:p>
          </table:table-cell>
          <table:table-cell table:formula="of:=[.B858]-[.A858]" office:value-type="float" office:value="0.07422518">
            <text:p>0.074225180</text:p>
          </table:table-cell>
          <table:table-cell table:formula="of:=[.D858]^2" office:value-type="float" office:value="0.0055093773460324">
            <text:p>0.005509377</text:p>
          </table:table-cell>
          <table:table-cell table:formula="of:=ABS([.E858])" office:value-type="float" office:value="0.0055093773460324">
            <text:p>0.005509377</text:p>
          </table:table-cell>
          <table:table-cell table:formula="of:=SLOPE([.$B$2:.$B$1001];[.$A$2:.$A$1001])*[.A858]+INTERCEPT([.$B$2:.$B$1001];[.$A$2:.$A$1001])" office:value-type="float" office:value="0.839089811826439">
            <text:p>0.839089812</text:p>
          </table:table-cell>
          <table:table-cell table:formula="of:=[.B858]-[.G858]" office:value-type="float" office:value="0.160810188173561">
            <text:p>0.160810188</text:p>
          </table:table-cell>
          <table:table-cell table:formula="of:=[.H858]^2" office:value-type="float" office:value="0.0258599166204162">
            <text:p>0.025859917</text:p>
          </table:table-cell>
        </table:table-row>
        <table:table-row table:style-name="ro1">
          <table:table-cell office:value-type="float" office:value="0.251764127">
            <text:p>0,251764127</text:p>
          </table:table-cell>
          <table:table-cell office:value-type="float" office:value="0.0001">
            <text:p>0,000100000</text:p>
          </table:table-cell>
          <table:table-cell table:formula="of:=[.A859]/[.B859]" office:value-type="float" office:value="2517.64127">
            <text:p>2517,641270000</text:p>
          </table:table-cell>
          <table:table-cell table:formula="of:=[.B859]-[.A859]" office:value-type="float" office:value="-0.251664127">
            <text:p>-0.251664127</text:p>
          </table:table-cell>
          <table:table-cell table:formula="of:=[.D859]^2" office:value-type="float" office:value="0.0633348328186721">
            <text:p>0.063334833</text:p>
          </table:table-cell>
          <table:table-cell table:formula="of:=ABS([.E859])" office:value-type="float" office:value="0.0633348328186721">
            <text:p>0.063334833</text:p>
          </table:table-cell>
          <table:table-cell table:formula="of:=SLOPE([.$B$2:.$B$1001];[.$A$2:.$A$1001])*[.A859]+INTERCEPT([.$B$2:.$B$1001];[.$A$2:.$A$1001])" office:value-type="float" office:value="0.297271181308187">
            <text:p>0.297271181</text:p>
          </table:table-cell>
          <table:table-cell table:formula="of:=[.B859]-[.G859]" office:value-type="float" office:value="-0.297171181308187">
            <text:p>-0.297171181</text:p>
          </table:table-cell>
          <table:table-cell table:formula="of:=[.H859]^2" office:value-type="float" office:value="0.0883107110001031">
            <text:p>0.088310711</text:p>
          </table:table-cell>
        </table:table-row>
        <table:table-row table:style-name="ro1">
          <table:table-cell office:value-type="float" office:value="0.324104135">
            <text:p>0,324104135</text:p>
          </table:table-cell>
          <table:table-cell office:value-type="float" office:value="0.144936993">
            <text:p>0,144936993</text:p>
          </table:table-cell>
          <table:table-cell table:formula="of:=[.A860]/[.B860]" office:value-type="float" office:value="2.23617261743522">
            <text:p>2,236172617</text:p>
          </table:table-cell>
          <table:table-cell table:formula="of:=[.B860]-[.A860]" office:value-type="float" office:value="-0.179167142">
            <text:p>-0.179167142</text:p>
          </table:table-cell>
          <table:table-cell table:formula="of:=[.D860]^2" office:value-type="float" office:value="0.0321008647724482">
            <text:p>0.032100865</text:p>
          </table:table-cell>
          <table:table-cell table:formula="of:=ABS([.E860])" office:value-type="float" office:value="0.0321008647724482">
            <text:p>0.032100865</text:p>
          </table:table-cell>
          <table:table-cell table:formula="of:=SLOPE([.$B$2:.$B$1001];[.$A$2:.$A$1001])*[.A860]+INTERCEPT([.$B$2:.$B$1001];[.$A$2:.$A$1001])" office:value-type="float" office:value="0.355431950195466">
            <text:p>0.355431950</text:p>
          </table:table-cell>
          <table:table-cell table:formula="of:=[.B860]-[.G860]" office:value-type="float" office:value="-0.210494957195466">
            <text:p>-0.210494957</text:p>
          </table:table-cell>
          <table:table-cell table:formula="of:=[.H860]^2" office:value-type="float" office:value="0.0443081270047211">
            <text:p>0.044308127</text:p>
          </table:table-cell>
        </table:table-row>
        <table:table-row table:style-name="ro1">
          <table:table-cell office:value-type="float" office:value="0.749040681">
            <text:p>0,749040681</text:p>
          </table:table-cell>
          <table:table-cell office:value-type="float" office:value="0.9999">
            <text:p>0,999900000</text:p>
          </table:table-cell>
          <table:table-cell office:value-type="string">
            <text:p>0,749115592559256</text:p>
          </table:table-cell>
          <table:table-cell table:formula="of:=[.B861]-[.A861]" office:value-type="float" office:value="0.250859319">
            <text:p>0.250859319</text:p>
          </table:table-cell>
          <table:table-cell table:formula="of:=[.D861]^2" office:value-type="float" office:value="0.0629303979291437">
            <text:p>0.062930398</text:p>
          </table:table-cell>
          <table:table-cell table:formula="of:=ABS([.E861])" office:value-type="float" office:value="0.0629303979291437">
            <text:p>0.062930398</text:p>
          </table:table-cell>
          <table:table-cell table:formula="of:=SLOPE([.$B$2:.$B$1001];[.$A$2:.$A$1001])*[.A861]+INTERCEPT([.$B$2:.$B$1001];[.$A$2:.$A$1001])" office:value-type="float" office:value="0.697077423108116">
            <text:p>0.697077423</text:p>
          </table:table-cell>
          <table:table-cell table:formula="of:=[.B861]-[.G861]" office:value-type="float" office:value="0.302822576891884">
            <text:p>0.302822577</text:p>
          </table:table-cell>
          <table:table-cell table:formula="of:=[.H861]^2" office:value-type="float" office:value="0.0917015130754413">
            <text:p>0.091701513</text:p>
          </table:table-cell>
        </table:table-row>
        <table:table-row table:style-name="ro1">
          <table:table-cell office:value-type="float" office:value="0.03079499">
            <text:p>0,030794990</text:p>
          </table:table-cell>
          <table:table-cell office:value-type="float" office:value="0.425337434">
            <text:p>0,425337434</text:p>
          </table:table-cell>
          <table:table-cell office:value-type="string">
            <text:p>0,0724013160807285</text:p>
          </table:table-cell>
          <table:table-cell table:formula="of:=[.B862]-[.A862]" office:value-type="float" office:value="0.394542444">
            <text:p>0.394542444</text:p>
          </table:table-cell>
          <table:table-cell table:formula="of:=[.D862]^2" office:value-type="float" office:value="0.155663740117493">
            <text:p>0.155663740</text:p>
          </table:table-cell>
          <table:table-cell table:formula="of:=ABS([.E862])" office:value-type="float" office:value="0.155663740117493">
            <text:p>0.155663740</text:p>
          </table:table-cell>
          <table:table-cell table:formula="of:=SLOPE([.$B$2:.$B$1001];[.$A$2:.$A$1001])*[.A862]+INTERCEPT([.$B$2:.$B$1001];[.$A$2:.$A$1001])" office:value-type="float" office:value="0.119613820414909">
            <text:p>0.119613820</text:p>
          </table:table-cell>
          <table:table-cell table:formula="of:=[.B862]-[.G862]" office:value-type="float" office:value="0.305723613585091">
            <text:p>0.305723614</text:p>
          </table:table-cell>
          <table:table-cell table:formula="of:=[.H862]^2" office:value-type="float" office:value="0.0934669279035263">
            <text:p>0.093466928</text:p>
          </table:table-cell>
        </table:table-row>
        <table:table-row table:style-name="ro1">
          <table:table-cell office:value-type="float" office:value="0.371993073">
            <text:p>0,371993073</text:p>
          </table:table-cell>
          <table:table-cell office:value-type="float" office:value="0.470021971">
            <text:p>0,470021971</text:p>
          </table:table-cell>
          <table:table-cell office:value-type="string">
            <text:p>0,791437626221094</text:p>
          </table:table-cell>
          <table:table-cell table:formula="of:=[.B863]-[.A863]" office:value-type="float" office:value="0.098028898">
            <text:p>0.098028898</text:p>
          </table:table-cell>
          <table:table-cell table:formula="of:=[.D863]^2" office:value-type="float" office:value="0.00960966484309441">
            <text:p>0.009609665</text:p>
          </table:table-cell>
          <table:table-cell table:formula="of:=ABS([.E863])" office:value-type="float" office:value="0.00960966484309441">
            <text:p>0.009609665</text:p>
          </table:table-cell>
          <table:table-cell table:formula="of:=SLOPE([.$B$2:.$B$1001];[.$A$2:.$A$1001])*[.A863]+INTERCEPT([.$B$2:.$B$1001];[.$A$2:.$A$1001])" office:value-type="float" office:value="0.393934260774078">
            <text:p>0.393934261</text:p>
          </table:table-cell>
          <table:table-cell table:formula="of:=[.B863]-[.G863]" office:value-type="float" office:value="0.0760877102259222">
            <text:p>0.076087710</text:p>
          </table:table-cell>
          <table:table-cell table:formula="of:=[.H863]^2" office:value-type="float" office:value="0.00578933964742391">
            <text:p>0.005789340</text:p>
          </table:table-cell>
        </table:table-row>
        <table:table-row table:style-name="ro1">
          <table:table-cell office:value-type="float" office:value="0.955297645">
            <text:p>0,955297645</text:p>
          </table:table-cell>
          <table:table-cell office:value-type="float" office:value="0.553608155">
            <text:p>0,553608155</text:p>
          </table:table-cell>
          <table:table-cell table:formula="of:=[.A864]/[.B864]" office:value-type="float" office:value="1.72558448854497">
            <text:p>1,725584489</text:p>
          </table:table-cell>
          <table:table-cell table:formula="of:=[.B864]-[.A864]" office:value-type="float" office:value="-0.40168949">
            <text:p>-0.401689490</text:p>
          </table:table-cell>
          <table:table-cell table:formula="of:=[.D864]^2" office:value-type="float" office:value="0.16135444637646">
            <text:p>0.161354446</text:p>
          </table:table-cell>
          <table:table-cell table:formula="of:=ABS([.E864])" office:value-type="float" office:value="0.16135444637646">
            <text:p>0.161354446</text:p>
          </table:table-cell>
          <table:table-cell table:formula="of:=SLOPE([.$B$2:.$B$1001];[.$A$2:.$A$1001])*[.A864]+INTERCEPT([.$B$2:.$B$1001];[.$A$2:.$A$1001])" office:value-type="float" office:value="0.862906318435248">
            <text:p>0.862906318</text:p>
          </table:table-cell>
          <table:table-cell table:formula="of:=[.B864]-[.G864]" office:value-type="float" office:value="-0.309298163435248">
            <text:p>-0.309298163</text:p>
          </table:table-cell>
          <table:table-cell table:formula="of:=[.H864]^2" office:value-type="float" office:value="0.0956653539044174">
            <text:p>0.095665354</text:p>
          </table:table-cell>
        </table:table-row>
        <table:table-row table:style-name="ro1">
          <table:table-cell office:value-type="float" office:value="0.057008698">
            <text:p>0,057008698</text:p>
          </table:table-cell>
          <table:table-cell office:value-type="float" office:value="0.0001">
            <text:p>0,000100000</text:p>
          </table:table-cell>
          <table:table-cell office:value-type="string">
            <text:p>570,08698</text:p>
          </table:table-cell>
          <table:table-cell table:formula="of:=[.B865]-[.A865]" office:value-type="float" office:value="-0.056908698">
            <text:p>-0.056908698</text:p>
          </table:table-cell>
          <table:table-cell table:formula="of:=[.D865]^2" office:value-type="float" office:value="0.0032385999080552">
            <text:p>0.003238600</text:p>
          </table:table-cell>
          <table:table-cell table:formula="of:=ABS([.E865])" office:value-type="float" office:value="0.0032385999080552">
            <text:p>0.003238600</text:p>
          </table:table-cell>
          <table:table-cell table:formula="of:=SLOPE([.$B$2:.$B$1001];[.$A$2:.$A$1001])*[.A865]+INTERCEPT([.$B$2:.$B$1001];[.$A$2:.$A$1001])" office:value-type="float" office:value="0.14068942511579">
            <text:p>0.140689425</text:p>
          </table:table-cell>
          <table:table-cell table:formula="of:=[.B865]-[.G865]" office:value-type="float" office:value="-0.14058942511579">
            <text:p>-0.140589425</text:p>
          </table:table-cell>
          <table:table-cell table:formula="of:=[.H865]^2" office:value-type="float" office:value="0.0197653864543885">
            <text:p>0.019765386</text:p>
          </table:table-cell>
        </table:table-row>
        <table:table-row table:style-name="ro1">
          <table:table-cell office:value-type="float" office:value="0.575503201">
            <text:p>0,575503201</text:p>
          </table:table-cell>
          <table:table-cell office:value-type="float" office:value="0.813258769">
            <text:p>0,813258769</text:p>
          </table:table-cell>
          <table:table-cell office:value-type="string">
            <text:p>0,707650778494096</text:p>
          </table:table-cell>
          <table:table-cell table:formula="of:=[.B866]-[.A866]" office:value-type="float" office:value="0.237755568">
            <text:p>0.237755568</text:p>
          </table:table-cell>
          <table:table-cell table:formula="of:=[.D866]^2" office:value-type="float" office:value="0.0565277101150026">
            <text:p>0.056527710</text:p>
          </table:table-cell>
          <table:table-cell table:formula="of:=ABS([.E866])" office:value-type="float" office:value="0.0565277101150026">
            <text:p>0.056527710</text:p>
          </table:table-cell>
          <table:table-cell table:formula="of:=SLOPE([.$B$2:.$B$1001];[.$A$2:.$A$1001])*[.A866]+INTERCEPT([.$B$2:.$B$1001];[.$A$2:.$A$1001])" office:value-type="float" office:value="0.557554722646693">
            <text:p>0.557554723</text:p>
          </table:table-cell>
          <table:table-cell table:formula="of:=[.B866]-[.G866]" office:value-type="float" office:value="0.255704046353307">
            <text:p>0.255704046</text:p>
          </table:table-cell>
          <table:table-cell table:formula="of:=[.H866]^2" office:value-type="float" office:value="0.0653845593214542">
            <text:p>0.065384559</text:p>
          </table:table-cell>
        </table:table-row>
        <table:table-row table:style-name="ro1">
          <table:table-cell office:value-type="float" office:value="0.524370951">
            <text:p>0,524370951</text:p>
          </table:table-cell>
          <table:table-cell office:value-type="float" office:value="0.669677052">
            <text:p>0,669677052</text:p>
          </table:table-cell>
          <table:table-cell office:value-type="string">
            <text:p>0,78302063574369</text:p>
          </table:table-cell>
          <table:table-cell table:formula="of:=[.B867]-[.A867]" office:value-type="float" office:value="0.145306101">
            <text:p>0.145306101</text:p>
          </table:table-cell>
          <table:table-cell table:formula="of:=[.D867]^2" office:value-type="float" office:value="0.0211138629878222">
            <text:p>0.021113863</text:p>
          </table:table-cell>
          <table:table-cell table:formula="of:=ABS([.E867])" office:value-type="float" office:value="0.0211138629878222">
            <text:p>0.021113863</text:p>
          </table:table-cell>
          <table:table-cell table:formula="of:=SLOPE([.$B$2:.$B$1001];[.$A$2:.$A$1001])*[.A867]+INTERCEPT([.$B$2:.$B$1001];[.$A$2:.$A$1001])" office:value-type="float" office:value="0.516444816010567">
            <text:p>0.516444816</text:p>
          </table:table-cell>
          <table:table-cell table:formula="of:=[.B867]-[.G867]" office:value-type="float" office:value="0.153232235989433">
            <text:p>0.153232236</text:p>
          </table:table-cell>
          <table:table-cell table:formula="of:=[.H867]^2" office:value-type="float" office:value="0.0234801181463212">
            <text:p>0.023480118</text:p>
          </table:table-cell>
        </table:table-row>
        <table:table-row table:style-name="ro1">
          <table:table-cell office:value-type="float" office:value="0.584588953">
            <text:p>0,584588953</text:p>
          </table:table-cell>
          <table:table-cell office:value-type="float" office:value="0.376315584">
            <text:p>0,376315584</text:p>
          </table:table-cell>
          <table:table-cell table:formula="of:=[.A868]/[.B868]" office:value-type="float" office:value="1.5534540100258">
            <text:p>1,553454010</text:p>
          </table:table-cell>
          <table:table-cell table:formula="of:=[.B868]-[.A868]" office:value-type="float" office:value="-0.208273369">
            <text:p>-0.208273369</text:p>
          </table:table-cell>
          <table:table-cell table:formula="of:=[.D868]^2" office:value-type="float" office:value="0.0433777962346102">
            <text:p>0.043377796</text:p>
          </table:table-cell>
          <table:table-cell table:formula="of:=ABS([.E868])" office:value-type="float" office:value="0.0433777962346102">
            <text:p>0.043377796</text:p>
          </table:table-cell>
          <table:table-cell table:formula="of:=SLOPE([.$B$2:.$B$1001];[.$A$2:.$A$1001])*[.A868]+INTERCEPT([.$B$2:.$B$1001];[.$A$2:.$A$1001])" office:value-type="float" office:value="0.56485959220434">
            <text:p>0.564859592</text:p>
          </table:table-cell>
          <table:table-cell table:formula="of:=[.B868]-[.G868]" office:value-type="float" office:value="-0.18854400820434">
            <text:p>-0.188544008</text:p>
          </table:table-cell>
          <table:table-cell table:formula="of:=[.H868]^2" office:value-type="float" office:value="0.0355488430297582">
            <text:p>0.035548843</text:p>
          </table:table-cell>
        </table:table-row>
        <table:table-row table:style-name="ro1">
          <table:table-cell office:value-type="float" office:value="0.599379018">
            <text:p>0,599379018</text:p>
          </table:table-cell>
          <table:table-cell office:value-type="float" office:value="0.939097304">
            <text:p>0,939097304</text:p>
          </table:table-cell>
          <table:table-cell office:value-type="string">
            <text:p>0,638250174339762</text:p>
          </table:table-cell>
          <table:table-cell table:formula="of:=[.B869]-[.A869]" office:value-type="float" office:value="0.339718286">
            <text:p>0.339718286</text:p>
          </table:table-cell>
          <table:table-cell table:formula="of:=[.D869]^2" office:value-type="float" office:value="0.115408513842778">
            <text:p>0.115408514</text:p>
          </table:table-cell>
          <table:table-cell table:formula="of:=ABS([.E869])" office:value-type="float" office:value="0.115408513842778">
            <text:p>0.115408514</text:p>
          </table:table-cell>
          <table:table-cell table:formula="of:=SLOPE([.$B$2:.$B$1001];[.$A$2:.$A$1001])*[.A869]+INTERCEPT([.$B$2:.$B$1001];[.$A$2:.$A$1001])" office:value-type="float" office:value="0.57675068229508">
            <text:p>0.576750682</text:p>
          </table:table-cell>
          <table:table-cell table:formula="of:=[.B869]-[.G869]" office:value-type="float" office:value="0.36234662170492">
            <text:p>0.362346622</text:p>
          </table:table-cell>
          <table:table-cell table:formula="of:=[.H869]^2" office:value-type="float" office:value="0.131295074260969">
            <text:p>0.131295074</text:p>
          </table:table-cell>
        </table:table-row>
        <table:table-row table:style-name="ro1">
          <table:table-cell office:value-type="float" office:value="0.303538968">
            <text:p>0,303538968</text:p>
          </table:table-cell>
          <table:table-cell office:value-type="float" office:value="0.207686016">
            <text:p>0,207686016</text:p>
          </table:table-cell>
          <table:table-cell table:formula="of:=[.A870]/[.B870]" office:value-type="float" office:value="1.46152819456077">
            <text:p>1,461528195</text:p>
          </table:table-cell>
          <table:table-cell table:formula="of:=[.B870]-[.A870]" office:value-type="float" office:value="-0.095852952">
            <text:p>-0.095852952</text:p>
          </table:table-cell>
          <table:table-cell table:formula="of:=[.D870]^2" office:value-type="float" office:value="0.00918778840711431">
            <text:p>0.009187788</text:p>
          </table:table-cell>
          <table:table-cell table:formula="of:=ABS([.E870])" office:value-type="float" office:value="0.00918778840711431">
            <text:p>0.009187788</text:p>
          </table:table-cell>
          <table:table-cell table:formula="of:=SLOPE([.$B$2:.$B$1001];[.$A$2:.$A$1001])*[.A870]+INTERCEPT([.$B$2:.$B$1001];[.$A$2:.$A$1001])" office:value-type="float" office:value="0.338897725800366">
            <text:p>0.338897726</text:p>
          </table:table-cell>
          <table:table-cell table:formula="of:=[.B870]-[.G870]" office:value-type="float" office:value="-0.131211709800366">
            <text:p>-0.131211710</text:p>
          </table:table-cell>
          <table:table-cell table:formula="of:=[.H870]^2" office:value-type="float" office:value="0.0172165127887356">
            <text:p>0.017216513</text:p>
          </table:table-cell>
        </table:table-row>
        <table:table-row table:style-name="ro1">
          <table:table-cell office:value-type="float" office:value="0.996897617">
            <text:p>0,996897617</text:p>
          </table:table-cell>
          <table:table-cell office:value-type="float" office:value="0.727823103">
            <text:p>0,727823103</text:p>
          </table:table-cell>
          <table:table-cell table:formula="of:=[.A871]/[.B871]" office:value-type="float" office:value="1.36969768188301">
            <text:p>1,369697682</text:p>
          </table:table-cell>
          <table:table-cell table:formula="of:=[.B871]-[.A871]" office:value-type="float" office:value="-0.269074514">
            <text:p>-0.269074514</text:p>
          </table:table-cell>
          <table:table-cell table:formula="of:=[.D871]^2" office:value-type="float" office:value="0.0724010940843362">
            <text:p>0.072401094</text:p>
          </table:table-cell>
          <table:table-cell table:formula="of:=ABS([.E871])" office:value-type="float" office:value="0.0724010940843362">
            <text:p>0.072401094</text:p>
          </table:table-cell>
          <table:table-cell table:formula="of:=SLOPE([.$B$2:.$B$1001];[.$A$2:.$A$1001])*[.A871]+INTERCEPT([.$B$2:.$B$1001];[.$A$2:.$A$1001])" office:value-type="float" office:value="0.896352352298132">
            <text:p>0.896352352</text:p>
          </table:table-cell>
          <table:table-cell table:formula="of:=[.B871]-[.G871]" office:value-type="float" office:value="-0.168529249298132">
            <text:p>-0.168529249</text:p>
          </table:table-cell>
          <table:table-cell table:formula="of:=[.H871]^2" office:value-type="float" office:value="0.0284021078689919">
            <text:p>0.028402108</text:p>
          </table:table-cell>
        </table:table-row>
        <table:table-row table:style-name="ro1">
          <table:table-cell office:value-type="float" office:value="0.597536485">
            <text:p>0,597536485</text:p>
          </table:table-cell>
          <table:table-cell office:value-type="float" office:value="0.643741027">
            <text:p>0,643741027</text:p>
          </table:table-cell>
          <table:table-cell office:value-type="string">
            <text:p>0,928224953728171</text:p>
          </table:table-cell>
          <table:table-cell table:formula="of:=[.B872]-[.A872]" office:value-type="float" office:value="0.046204542">
            <text:p>0.046204542</text:p>
          </table:table-cell>
          <table:table-cell table:formula="of:=[.D872]^2" office:value-type="float" office:value="0.00213485970142976">
            <text:p>0.002134860</text:p>
          </table:table-cell>
          <table:table-cell table:formula="of:=ABS([.E872])" office:value-type="float" office:value="0.00213485970142976">
            <text:p>0.002134860</text:p>
          </table:table-cell>
          <table:table-cell table:formula="of:=SLOPE([.$B$2:.$B$1001];[.$A$2:.$A$1001])*[.A872]+INTERCEPT([.$B$2:.$B$1001];[.$A$2:.$A$1001])" office:value-type="float" office:value="0.575269300982817">
            <text:p>0.575269301</text:p>
          </table:table-cell>
          <table:table-cell table:formula="of:=[.B872]-[.G872]" office:value-type="float" office:value="0.0684717260171835">
            <text:p>0.068471726</text:p>
          </table:table-cell>
          <table:table-cell table:formula="of:=[.H872]^2" office:value-type="float" office:value="0.00468837726377225">
            <text:p>0.004688377</text:p>
          </table:table-cell>
        </table:table-row>
        <table:table-row table:style-name="ro1">
          <table:table-cell office:value-type="float" office:value="0.863083003">
            <text:p>0,863083003</text:p>
          </table:table-cell>
          <table:table-cell office:value-type="float" office:value="0.9999">
            <text:p>0,999900000</text:p>
          </table:table-cell>
          <table:table-cell office:value-type="string">
            <text:p>0,863169319931993</text:p>
          </table:table-cell>
          <table:table-cell table:formula="of:=[.B873]-[.A873]" office:value-type="float" office:value="0.136816997">
            <text:p>0.136816997</text:p>
          </table:table-cell>
          <table:table-cell table:formula="of:=[.D873]^2" office:value-type="float" office:value="0.018718890668098">
            <text:p>0.018718891</text:p>
          </table:table-cell>
          <table:table-cell table:formula="of:=ABS([.E873])" office:value-type="float" office:value="0.018718890668098">
            <text:p>0.018718891</text:p>
          </table:table-cell>
          <table:table-cell table:formula="of:=SLOPE([.$B$2:.$B$1001];[.$A$2:.$A$1001])*[.A873]+INTERCEPT([.$B$2:.$B$1001];[.$A$2:.$A$1001])" office:value-type="float" office:value="0.788766507980911">
            <text:p>0.788766508</text:p>
          </table:table-cell>
          <table:table-cell table:formula="of:=[.B873]-[.G873]" office:value-type="float" office:value="0.211133492019089">
            <text:p>0.211133492</text:p>
          </table:table-cell>
          <table:table-cell table:formula="of:=[.H873]^2" office:value-type="float" office:value="0.0445773514521747">
            <text:p>0.044577351</text:p>
          </table:table-cell>
        </table:table-row>
        <table:table-row table:style-name="ro1">
          <table:table-cell office:value-type="float" office:value="0.108060991">
            <text:p>0,108060991</text:p>
          </table:table-cell>
          <table:table-cell office:value-type="float" office:value="0.519209853">
            <text:p>0,519209853</text:p>
          </table:table-cell>
          <table:table-cell office:value-type="string">
            <text:p>0,208125848104812</text:p>
          </table:table-cell>
          <table:table-cell table:formula="of:=[.B874]-[.A874]" office:value-type="float" office:value="0.411148862">
            <text:p>0.411148862</text:p>
          </table:table-cell>
          <table:table-cell table:formula="of:=[.D874]^2" office:value-type="float" office:value="0.169043386723895">
            <text:p>0.169043387</text:p>
          </table:table-cell>
          <table:table-cell table:formula="of:=ABS([.E874])" office:value-type="float" office:value="0.169043386723895">
            <text:p>0.169043387</text:p>
          </table:table-cell>
          <table:table-cell table:formula="of:=SLOPE([.$B$2:.$B$1001];[.$A$2:.$A$1001])*[.A874]+INTERCEPT([.$B$2:.$B$1001];[.$A$2:.$A$1001])" office:value-type="float" office:value="0.181735046984379">
            <text:p>0.181735047</text:p>
          </table:table-cell>
          <table:table-cell table:formula="of:=[.B874]-[.G874]" office:value-type="float" office:value="0.337474806015621">
            <text:p>0.337474806</text:p>
          </table:table-cell>
          <table:table-cell table:formula="of:=[.H874]^2" office:value-type="float" office:value="0.113889244695281">
            <text:p>0.113889245</text:p>
          </table:table-cell>
        </table:table-row>
        <table:table-row table:style-name="ro1">
          <table:table-cell office:value-type="float" office:value="0.637766661">
            <text:p>0,637766661</text:p>
          </table:table-cell>
          <table:table-cell office:value-type="float" office:value="0.9999">
            <text:p>0,999900000</text:p>
          </table:table-cell>
          <table:table-cell office:value-type="string">
            <text:p>0,637830444044405</text:p>
          </table:table-cell>
          <table:table-cell table:formula="of:=[.B875]-[.A875]" office:value-type="float" office:value="0.362133339">
            <text:p>0.362133339</text:p>
          </table:table-cell>
          <table:table-cell table:formula="of:=[.D875]^2" office:value-type="float" office:value="0.131140555215289">
            <text:p>0.131140555</text:p>
          </table:table-cell>
          <table:table-cell table:formula="of:=ABS([.E875])" office:value-type="float" office:value="0.131140555215289">
            <text:p>0.131140555</text:p>
          </table:table-cell>
          <table:table-cell table:formula="of:=SLOPE([.$B$2:.$B$1001];[.$A$2:.$A$1001])*[.A875]+INTERCEPT([.$B$2:.$B$1001];[.$A$2:.$A$1001])" office:value-type="float" office:value="0.607614030176523">
            <text:p>0.607614030</text:p>
          </table:table-cell>
          <table:table-cell table:formula="of:=[.B875]-[.G875]" office:value-type="float" office:value="0.392285969823477">
            <text:p>0.392285970</text:p>
          </table:table-cell>
          <table:table-cell table:formula="of:=[.H875]^2" office:value-type="float" office:value="0.153888282120346">
            <text:p>0.153888282</text:p>
          </table:table-cell>
        </table:table-row>
        <table:table-row table:style-name="ro1">
          <table:table-cell office:value-type="float" office:value="0.860625927">
            <text:p>0,860625927</text:p>
          </table:table-cell>
          <table:table-cell office:value-type="float" office:value="0.9999">
            <text:p>0,999900000</text:p>
          </table:table-cell>
          <table:table-cell office:value-type="string">
            <text:p>0,86071199819982</text:p>
          </table:table-cell>
          <table:table-cell table:formula="of:=[.B876]-[.A876]" office:value-type="float" office:value="0.139274073">
            <text:p>0.139274073</text:p>
          </table:table-cell>
          <table:table-cell table:formula="of:=[.D876]^2" office:value-type="float" office:value="0.0193972674100093">
            <text:p>0.019397267</text:p>
          </table:table-cell>
          <table:table-cell table:formula="of:=ABS([.E876])" office:value-type="float" office:value="0.0193972674100093">
            <text:p>0.019397267</text:p>
          </table:table-cell>
          <table:table-cell table:formula="of:=SLOPE([.$B$2:.$B$1001];[.$A$2:.$A$1001])*[.A876]+INTERCEPT([.$B$2:.$B$1001];[.$A$2:.$A$1001])" office:value-type="float" office:value="0.786791039172911">
            <text:p>0.786791039</text:p>
          </table:table-cell>
          <table:table-cell table:formula="of:=[.B876]-[.G876]" office:value-type="float" office:value="0.213108960827089">
            <text:p>0.213108961</text:p>
          </table:table-cell>
          <table:table-cell table:formula="of:=[.H876]^2" office:value-type="float" office:value="0.0454154291848018">
            <text:p>0.045415429</text:p>
          </table:table-cell>
        </table:table-row>
        <table:table-row table:style-name="ro1">
          <table:table-cell office:value-type="float" office:value="0.090857816">
            <text:p>0,090857816</text:p>
          </table:table-cell>
          <table:table-cell office:value-type="float" office:value="0.231764256">
            <text:p>0,231764256</text:p>
          </table:table-cell>
          <table:table-cell office:value-type="string">
            <text:p>0,392026870614596</text:p>
          </table:table-cell>
          <table:table-cell table:formula="of:=[.B877]-[.A877]" office:value-type="float" office:value="0.14090644">
            <text:p>0.140906440</text:p>
          </table:table-cell>
          <table:table-cell table:formula="of:=[.D877]^2" office:value-type="float" office:value="0.0198546248334736">
            <text:p>0.019854625</text:p>
          </table:table-cell>
          <table:table-cell table:formula="of:=ABS([.E877])" office:value-type="float" office:value="0.0198546248334736">
            <text:p>0.019854625</text:p>
          </table:table-cell>
          <table:table-cell table:formula="of:=SLOPE([.$B$2:.$B$1001];[.$A$2:.$A$1001])*[.A877]+INTERCEPT([.$B$2:.$B$1001];[.$A$2:.$A$1001])" office:value-type="float" office:value="0.16790383638647">
            <text:p>0.167903836</text:p>
          </table:table-cell>
          <table:table-cell table:formula="of:=[.B877]-[.G877]" office:value-type="float" office:value="0.0638604196135299">
            <text:p>0.063860420</text:p>
          </table:table-cell>
          <table:table-cell table:formula="of:=[.H877]^2" office:value-type="float" office:value="0.00407815319321612">
            <text:p>0.004078153</text:p>
          </table:table-cell>
        </table:table-row>
        <table:table-row table:style-name="ro1">
          <table:table-cell office:value-type="float" office:value="0.276517051">
            <text:p>0,276517051</text:p>
          </table:table-cell>
          <table:table-cell office:value-type="float" office:value="0.0001">
            <text:p>0,000100000</text:p>
          </table:table-cell>
          <table:table-cell table:formula="of:=[.A878]/[.B878]" office:value-type="float" office:value="2765.17051">
            <text:p>2765,170510000</text:p>
          </table:table-cell>
          <table:table-cell table:formula="of:=[.B878]-[.A878]" office:value-type="float" office:value="-0.276417051">
            <text:p>-0.276417051</text:p>
          </table:table-cell>
          <table:table-cell table:formula="of:=[.D878]^2" office:value-type="float" office:value="0.0764063860835366">
            <text:p>0.076406386</text:p>
          </table:table-cell>
          <table:table-cell table:formula="of:=ABS([.E878])" office:value-type="float" office:value="0.0764063860835366">
            <text:p>0.076406386</text:p>
          </table:table-cell>
          <table:table-cell table:formula="of:=SLOPE([.$B$2:.$B$1001];[.$A$2:.$A$1001])*[.A878]+INTERCEPT([.$B$2:.$B$1001];[.$A$2:.$A$1001])" office:value-type="float" office:value="0.317172327739472">
            <text:p>0.317172328</text:p>
          </table:table-cell>
          <table:table-cell table:formula="of:=[.B878]-[.G878]" office:value-type="float" office:value="-0.317072327739472">
            <text:p>-0.317072328</text:p>
          </table:table-cell>
          <table:table-cell table:formula="of:=[.H878]^2" office:value-type="float" office:value="0.100534861018127">
            <text:p>0.100534861</text:p>
          </table:table-cell>
        </table:table-row>
        <table:table-row table:style-name="ro1">
          <table:table-cell office:value-type="float" office:value="0.933350728">
            <text:p>0,933350728</text:p>
          </table:table-cell>
          <table:table-cell office:value-type="float" office:value="0.747951884">
            <text:p>0,747951884</text:p>
          </table:table-cell>
          <table:table-cell table:formula="of:=[.A879]/[.B879]" office:value-type="float" office:value="1.24787536199321">
            <text:p>1,247875362</text:p>
          </table:table-cell>
          <table:table-cell table:formula="of:=[.B879]-[.A879]" office:value-type="float" office:value="-0.185398844">
            <text:p>-0.185398844</text:p>
          </table:table-cell>
          <table:table-cell table:formula="of:=[.D879]^2" office:value-type="float" office:value="0.0343727313565364">
            <text:p>0.034372731</text:p>
          </table:table-cell>
          <table:table-cell table:formula="of:=ABS([.E879])" office:value-type="float" office:value="0.0343727313565364">
            <text:p>0.034372731</text:p>
          </table:table-cell>
          <table:table-cell table:formula="of:=SLOPE([.$B$2:.$B$1001];[.$A$2:.$A$1001])*[.A879]+INTERCEPT([.$B$2:.$B$1001];[.$A$2:.$A$1001])" office:value-type="float" office:value="0.845261178453714">
            <text:p>0.845261178</text:p>
          </table:table-cell>
          <table:table-cell table:formula="of:=[.B879]-[.G879]" office:value-type="float" office:value="-0.0973092944537138">
            <text:p>-0.097309294</text:p>
          </table:table-cell>
          <table:table-cell table:formula="of:=[.H879]^2" office:value-type="float" office:value="0.00946909878707958">
            <text:p>0.009469099</text:p>
          </table:table-cell>
        </table:table-row>
        <table:table-row table:style-name="ro1">
          <table:table-cell office:value-type="float" office:value="0.649798939">
            <text:p>0,649798939</text:p>
          </table:table-cell>
          <table:table-cell office:value-type="float" office:value="0.9999">
            <text:p>0,999900000</text:p>
          </table:table-cell>
          <table:table-cell office:value-type="string">
            <text:p>0,649863925392539</text:p>
          </table:table-cell>
          <table:table-cell table:formula="of:=[.B880]-[.A880]" office:value-type="float" office:value="0.350101061">
            <text:p>0.350101061</text:p>
          </table:table-cell>
          <table:table-cell table:formula="of:=[.D880]^2" office:value-type="float" office:value="0.122570752913326">
            <text:p>0.122570753</text:p>
          </table:table-cell>
          <table:table-cell table:formula="of:=ABS([.E880])" office:value-type="float" office:value="0.122570752913326">
            <text:p>0.122570753</text:p>
          </table:table-cell>
          <table:table-cell table:formula="of:=SLOPE([.$B$2:.$B$1001];[.$A$2:.$A$1001])*[.A880]+INTERCEPT([.$B$2:.$B$1001];[.$A$2:.$A$1001])" office:value-type="float" office:value="0.617287882299203">
            <text:p>0.617287882</text:p>
          </table:table-cell>
          <table:table-cell table:formula="of:=[.B880]-[.G880]" office:value-type="float" office:value="0.382612117700797">
            <text:p>0.382612118</text:p>
          </table:table-cell>
          <table:table-cell table:formula="of:=[.H880]^2" office:value-type="float" office:value="0.146392032611488">
            <text:p>0.146392033</text:p>
          </table:table-cell>
        </table:table-row>
        <table:table-row table:style-name="ro1">
          <table:table-cell office:value-type="float" office:value="0.260955879">
            <text:p>0,260955879</text:p>
          </table:table-cell>
          <table:table-cell office:value-type="float" office:value="0.425067576">
            <text:p>0,425067576</text:p>
          </table:table-cell>
          <table:table-cell office:value-type="string">
            <text:p>0,613916218817876</text:p>
          </table:table-cell>
          <table:table-cell table:formula="of:=[.B881]-[.A881]" office:value-type="float" office:value="0.164111697">
            <text:p>0.164111697</text:p>
          </table:table-cell>
          <table:table-cell table:formula="of:=[.D881]^2" office:value-type="float" office:value="0.0269326490922198">
            <text:p>0.026932649</text:p>
          </table:table-cell>
          <table:table-cell table:formula="of:=ABS([.E881])" office:value-type="float" office:value="0.0269326490922198">
            <text:p>0.026932649</text:p>
          </table:table-cell>
          <table:table-cell table:formula="of:=SLOPE([.$B$2:.$B$1001];[.$A$2:.$A$1001])*[.A881]+INTERCEPT([.$B$2:.$B$1001];[.$A$2:.$A$1001])" office:value-type="float" office:value="0.30466127399025">
            <text:p>0.304661274</text:p>
          </table:table-cell>
          <table:table-cell table:formula="of:=[.B881]-[.G881]" office:value-type="float" office:value="0.12040630200975">
            <text:p>0.120406302</text:p>
          </table:table-cell>
          <table:table-cell table:formula="of:=[.H881]^2" office:value-type="float" office:value="0.0144976775636632">
            <text:p>0.014497678</text:p>
          </table:table-cell>
        </table:table-row>
        <table:table-row table:style-name="ro1">
          <table:table-cell office:value-type="float" office:value="0.569656518">
            <text:p>0,569656518</text:p>
          </table:table-cell>
          <table:table-cell office:value-type="float" office:value="0.354474021">
            <text:p>0,354474021</text:p>
          </table:table-cell>
          <table:table-cell table:formula="of:=[.A882]/[.B882]" office:value-type="float" office:value="1.6070472989613">
            <text:p>1,607047299</text:p>
          </table:table-cell>
          <table:table-cell table:formula="of:=[.B882]-[.A882]" office:value-type="float" office:value="-0.215182497">
            <text:p>-0.215182497</text:p>
          </table:table-cell>
          <table:table-cell table:formula="of:=[.D882]^2" office:value-type="float" office:value="0.046303507015155">
            <text:p>0.046303507</text:p>
          </table:table-cell>
          <table:table-cell table:formula="of:=ABS([.E882])" office:value-type="float" office:value="0.046303507015155">
            <text:p>0.046303507</text:p>
          </table:table-cell>
          <table:table-cell table:formula="of:=SLOPE([.$B$2:.$B$1001];[.$A$2:.$A$1001])*[.A882]+INTERCEPT([.$B$2:.$B$1001];[.$A$2:.$A$1001])" office:value-type="float" office:value="0.552854037809608">
            <text:p>0.552854038</text:p>
          </table:table-cell>
          <table:table-cell table:formula="of:=[.B882]-[.G882]" office:value-type="float" office:value="-0.198380016809608">
            <text:p>-0.198380017</text:p>
          </table:table-cell>
          <table:table-cell table:formula="of:=[.H882]^2" office:value-type="float" office:value="0.0393546310693805">
            <text:p>0.039354631</text:p>
          </table:table-cell>
        </table:table-row>
        <table:table-row table:style-name="ro1">
          <table:table-cell office:value-type="float" office:value="0.267816366">
            <text:p>0,267816366</text:p>
          </table:table-cell>
          <table:table-cell office:value-type="float" office:value="0.416966256">
            <text:p>0,416966256</text:p>
          </table:table-cell>
          <table:table-cell office:value-type="string">
            <text:p>0,642297457279133</text:p>
          </table:table-cell>
          <table:table-cell table:formula="of:=[.B883]-[.A883]" office:value-type="float" office:value="0.14914989">
            <text:p>0.149149890</text:p>
          </table:table-cell>
          <table:table-cell table:formula="of:=[.D883]^2" office:value-type="float" office:value="0.0222456896870121">
            <text:p>0.022245690</text:p>
          </table:table-cell>
          <table:table-cell table:formula="of:=ABS([.E883])" office:value-type="float" office:value="0.0222456896870121">
            <text:p>0.022245690</text:p>
          </table:table-cell>
          <table:table-cell table:formula="of:=SLOPE([.$B$2:.$B$1001];[.$A$2:.$A$1001])*[.A883]+INTERCEPT([.$B$2:.$B$1001];[.$A$2:.$A$1001])" office:value-type="float" office:value="0.310177048869086">
            <text:p>0.310177049</text:p>
          </table:table-cell>
          <table:table-cell table:formula="of:=[.B883]-[.G883]" office:value-type="float" office:value="0.106789207130914">
            <text:p>0.106789207</text:p>
          </table:table-cell>
          <table:table-cell table:formula="of:=[.H883]^2" office:value-type="float" office:value="0.0114039347596493">
            <text:p>0.011403935</text:p>
          </table:table-cell>
        </table:table-row>
        <table:table-row table:style-name="ro1">
          <table:table-cell office:value-type="float" office:value="0.936886511">
            <text:p>0,936886511</text:p>
          </table:table-cell>
          <table:table-cell office:value-type="float" office:value="0.9999">
            <text:p>0,999900000</text:p>
          </table:table-cell>
          <table:table-cell office:value-type="string">
            <text:p>0,936980209020902</text:p>
          </table:table-cell>
          <table:table-cell table:formula="of:=[.B884]-[.A884]" office:value-type="float" office:value="0.0630134889999999">
            <text:p>0.063013489</text:p>
          </table:table-cell>
          <table:table-cell table:formula="of:=[.D884]^2" office:value-type="float" office:value="0.00397069979595311">
            <text:p>0.003970700</text:p>
          </table:table-cell>
          <table:table-cell table:formula="of:=ABS([.E884])" office:value-type="float" office:value="0.00397069979595311">
            <text:p>0.003970700</text:p>
          </table:table-cell>
          <table:table-cell table:formula="of:=SLOPE([.$B$2:.$B$1001];[.$A$2:.$A$1001])*[.A884]+INTERCEPT([.$B$2:.$B$1001];[.$A$2:.$A$1001])" office:value-type="float" office:value="0.848103918779352">
            <text:p>0.848103919</text:p>
          </table:table-cell>
          <table:table-cell table:formula="of:=[.B884]-[.G884]" office:value-type="float" office:value="0.151796081220648">
            <text:p>0.151796081</text:p>
          </table:table-cell>
          <table:table-cell table:formula="of:=[.H884]^2" office:value-type="float" office:value="0.0230420502739456">
            <text:p>0.023042050</text:p>
          </table:table-cell>
        </table:table-row>
        <table:table-row table:style-name="ro1">
          <table:table-cell office:value-type="float" office:value="0.810540404">
            <text:p>0,810540404</text:p>
          </table:table-cell>
          <table:table-cell office:value-type="float" office:value="0.543504914">
            <text:p>0,543504914</text:p>
          </table:table-cell>
          <table:table-cell table:formula="of:=[.A885]/[.B885]" office:value-type="float" office:value="1.49132120634332">
            <text:p>1,491321206</text:p>
          </table:table-cell>
          <table:table-cell table:formula="of:=[.B885]-[.A885]" office:value-type="float" office:value="-0.26703549">
            <text:p>-0.267035490</text:p>
          </table:table-cell>
          <table:table-cell table:formula="of:=[.D885]^2" office:value-type="float" office:value="0.0713079529195401">
            <text:p>0.071307953</text:p>
          </table:table-cell>
          <table:table-cell table:formula="of:=ABS([.E885])" office:value-type="float" office:value="0.0713079529195401">
            <text:p>0.071307953</text:p>
          </table:table-cell>
          <table:table-cell table:formula="of:=SLOPE([.$B$2:.$B$1001];[.$A$2:.$A$1001])*[.A885]+INTERCEPT([.$B$2:.$B$1001];[.$A$2:.$A$1001])" office:value-type="float" office:value="0.746522692398585">
            <text:p>0.746522692</text:p>
          </table:table-cell>
          <table:table-cell table:formula="of:=[.B885]-[.G885]" office:value-type="float" office:value="-0.203017778398585">
            <text:p>-0.203017778</text:p>
          </table:table-cell>
          <table:table-cell table:formula="of:=[.H885]^2" office:value-type="float" office:value="0.0412162183458969">
            <text:p>0.041216218</text:p>
          </table:table-cell>
        </table:table-row>
        <table:table-row table:style-name="ro1">
          <table:table-cell office:value-type="float" office:value="0.314586812">
            <text:p>0,314586812</text:p>
          </table:table-cell>
          <table:table-cell office:value-type="float" office:value="0.633329333">
            <text:p>0,633329333</text:p>
          </table:table-cell>
          <table:table-cell office:value-type="string">
            <text:p>0,496719156382419</text:p>
          </table:table-cell>
          <table:table-cell table:formula="of:=[.B886]-[.A886]" office:value-type="float" office:value="0.318742521">
            <text:p>0.318742521</text:p>
          </table:table-cell>
          <table:table-cell table:formula="of:=[.D886]^2" office:value-type="float" office:value="0.101596794693435">
            <text:p>0.101596795</text:p>
          </table:table-cell>
          <table:table-cell table:formula="of:=ABS([.E886])" office:value-type="float" office:value="0.101596794693435">
            <text:p>0.101596795</text:p>
          </table:table-cell>
          <table:table-cell table:formula="of:=SLOPE([.$B$2:.$B$1001];[.$A$2:.$A$1001])*[.A886]+INTERCEPT([.$B$2:.$B$1001];[.$A$2:.$A$1001])" office:value-type="float" office:value="0.347780101118692">
            <text:p>0.347780101</text:p>
          </table:table-cell>
          <table:table-cell table:formula="of:=[.B886]-[.G886]" office:value-type="float" office:value="0.285549231881308">
            <text:p>0.285549232</text:p>
          </table:table-cell>
          <table:table-cell table:formula="of:=[.H886]^2" office:value-type="float" office:value="0.0815383638280047">
            <text:p>0.081538364</text:p>
          </table:table-cell>
        </table:table-row>
        <table:table-row table:style-name="ro1">
          <table:table-cell office:value-type="float" office:value="0.461938568">
            <text:p>0,461938568</text:p>
          </table:table-cell>
          <table:table-cell office:value-type="float" office:value="0.343140434">
            <text:p>0,343140434</text:p>
          </table:table-cell>
          <table:table-cell table:formula="of:=[.A887]/[.B887]" office:value-type="float" office:value="1.34620849724751">
            <text:p>1,346208497</text:p>
          </table:table-cell>
          <table:table-cell table:formula="of:=[.B887]-[.A887]" office:value-type="float" office:value="-0.118798134">
            <text:p>-0.118798134</text:p>
          </table:table-cell>
          <table:table-cell table:formula="of:=[.D887]^2" office:value-type="float" office:value="0.014112996641882">
            <text:p>0.014112997</text:p>
          </table:table-cell>
          <table:table-cell table:formula="of:=ABS([.E887])" office:value-type="float" office:value="0.014112996641882">
            <text:p>0.014112997</text:p>
          </table:table-cell>
          <table:table-cell table:formula="of:=SLOPE([.$B$2:.$B$1001];[.$A$2:.$A$1001])*[.A887]+INTERCEPT([.$B$2:.$B$1001];[.$A$2:.$A$1001])" office:value-type="float" office:value="0.466249695784079">
            <text:p>0.466249696</text:p>
          </table:table-cell>
          <table:table-cell table:formula="of:=[.B887]-[.G887]" office:value-type="float" office:value="-0.123109261784079">
            <text:p>-0.123109262</text:p>
          </table:table-cell>
          <table:table-cell table:formula="of:=[.H887]^2" office:value-type="float" office:value="0.0151558903370209">
            <text:p>0.015155890</text:p>
          </table:table-cell>
        </table:table-row>
        <table:table-row table:style-name="ro1">
          <table:table-cell office:value-type="float" office:value="0.853597935">
            <text:p>0,853597935</text:p>
          </table:table-cell>
          <table:table-cell office:value-type="float" office:value="0.813945548">
            <text:p>0,813945548</text:p>
          </table:table-cell>
          <table:table-cell table:formula="of:=[.A888]/[.B888]" office:value-type="float" office:value="1.04871626498533">
            <text:p>1,048716265</text:p>
          </table:table-cell>
          <table:table-cell table:formula="of:=[.B888]-[.A888]" office:value-type="float" office:value="-0.039652387">
            <text:p>-0.039652387</text:p>
          </table:table-cell>
          <table:table-cell table:formula="of:=[.D888]^2" office:value-type="float" office:value="0.00157231179479777">
            <text:p>0.001572312</text:p>
          </table:table-cell>
          <table:table-cell table:formula="of:=ABS([.E888])" office:value-type="float" office:value="0.00157231179479777">
            <text:p>0.001572312</text:p>
          </table:table-cell>
          <table:table-cell table:formula="of:=SLOPE([.$B$2:.$B$1001];[.$A$2:.$A$1001])*[.A888]+INTERCEPT([.$B$2:.$B$1001];[.$A$2:.$A$1001])" office:value-type="float" office:value="0.781140591657704">
            <text:p>0.781140592</text:p>
          </table:table-cell>
          <table:table-cell table:formula="of:=[.B888]-[.G888]" office:value-type="float" office:value="0.0328049563422961">
            <text:p>0.032804956</text:p>
          </table:table-cell>
          <table:table-cell table:formula="of:=[.H888]^2" office:value-type="float" office:value="0.00107616516061995">
            <text:p>0.001076165</text:p>
          </table:table-cell>
        </table:table-row>
        <table:table-row table:style-name="ro1">
          <table:table-cell office:value-type="float" office:value="0.937962822">
            <text:p>0,937962822</text:p>
          </table:table-cell>
          <table:table-cell office:value-type="float" office:value="0.548221959">
            <text:p>0,548221959</text:p>
          </table:table-cell>
          <table:table-cell table:formula="of:=[.A889]/[.B889]" office:value-type="float" office:value="1.71091800793773">
            <text:p>1,710918008</text:p>
          </table:table-cell>
          <table:table-cell table:formula="of:=[.B889]-[.A889]" office:value-type="float" office:value="-0.389740863">
            <text:p>-0.389740863</text:p>
          </table:table-cell>
          <table:table-cell table:formula="of:=[.D889]^2" office:value-type="float" office:value="0.151897940291985">
            <text:p>0.151897940</text:p>
          </table:table-cell>
          <table:table-cell table:formula="of:=ABS([.E889])" office:value-type="float" office:value="0.151897940291985">
            <text:p>0.151897940</text:p>
          </table:table-cell>
          <table:table-cell table:formula="of:=SLOPE([.$B$2:.$B$1001];[.$A$2:.$A$1001])*[.A889]+INTERCEPT([.$B$2:.$B$1001];[.$A$2:.$A$1001])" office:value-type="float" office:value="0.848969263932781">
            <text:p>0.848969264</text:p>
          </table:table-cell>
          <table:table-cell table:formula="of:=[.B889]-[.G889]" office:value-type="float" office:value="-0.300747304932781">
            <text:p>-0.300747305</text:p>
          </table:table-cell>
          <table:table-cell table:formula="of:=[.H889]^2" office:value-type="float" office:value="0.0904489414243312">
            <text:p>0.090448941</text:p>
          </table:table-cell>
        </table:table-row>
        <table:table-row table:style-name="ro1">
          <table:table-cell office:value-type="float" office:value="0.838230048">
            <text:p>0,838230048</text:p>
          </table:table-cell>
          <table:table-cell office:value-type="float" office:value="0.508984722">
            <text:p>0,508984722</text:p>
          </table:table-cell>
          <table:table-cell table:formula="of:=[.A890]/[.B890]" office:value-type="float" office:value="1.64686681499253">
            <text:p>1,646866815</text:p>
          </table:table-cell>
          <table:table-cell table:formula="of:=[.B890]-[.A890]" office:value-type="float" office:value="-0.329245326">
            <text:p>-0.329245326</text:p>
          </table:table-cell>
          <table:table-cell table:formula="of:=[.D890]^2" office:value-type="float" office:value="0.108402484692846">
            <text:p>0.108402485</text:p>
          </table:table-cell>
          <table:table-cell table:formula="of:=ABS([.E890])" office:value-type="float" office:value="0.108402484692846">
            <text:p>0.108402485</text:p>
          </table:table-cell>
          <table:table-cell table:formula="of:=SLOPE([.$B$2:.$B$1001];[.$A$2:.$A$1001])*[.A890]+INTERCEPT([.$B$2:.$B$1001];[.$A$2:.$A$1001])" office:value-type="float" office:value="0.768784937451904">
            <text:p>0.768784937</text:p>
          </table:table-cell>
          <table:table-cell table:formula="of:=[.B890]-[.G890]" office:value-type="float" office:value="-0.259800215451904">
            <text:p>-0.259800215</text:p>
          </table:table-cell>
          <table:table-cell table:formula="of:=[.H890]^2" office:value-type="float" office:value="0.0674961519488556">
            <text:p>0.067496152</text:p>
          </table:table-cell>
        </table:table-row>
        <table:table-row table:style-name="ro1">
          <table:table-cell office:value-type="float" office:value="0.104925661">
            <text:p>0,104925661</text:p>
          </table:table-cell>
          <table:table-cell office:value-type="float" office:value="0.0001">
            <text:p>0,000100000</text:p>
          </table:table-cell>
          <table:table-cell table:formula="of:=[.A891]/[.B891]" office:value-type="float" office:value="1049.25661">
            <text:p>1049,256610000</text:p>
          </table:table-cell>
          <table:table-cell table:formula="of:=[.B891]-[.A891]" office:value-type="float" office:value="-0.104825661">
            <text:p>-0.104825661</text:p>
          </table:table-cell>
          <table:table-cell table:formula="of:=[.D891]^2" office:value-type="float" office:value="0.0109884192040869">
            <text:p>0.010988419</text:p>
          </table:table-cell>
          <table:table-cell table:formula="of:=ABS([.E891])" office:value-type="float" office:value="0.0109884192040869">
            <text:p>0.010988419</text:p>
          </table:table-cell>
          <table:table-cell table:formula="of:=SLOPE([.$B$2:.$B$1001];[.$A$2:.$A$1001])*[.A891]+INTERCEPT([.$B$2:.$B$1001];[.$A$2:.$A$1001])" office:value-type="float" office:value="0.179214267562909">
            <text:p>0.179214268</text:p>
          </table:table-cell>
          <table:table-cell table:formula="of:=[.B891]-[.G891]" office:value-type="float" office:value="-0.179114267562909">
            <text:p>-0.179114268</text:p>
          </table:table-cell>
          <table:table-cell table:formula="of:=[.H891]^2" office:value-type="float" office:value="0.0320819208445975">
            <text:p>0.032081921</text:p>
          </table:table-cell>
        </table:table-row>
        <table:table-row table:style-name="ro1">
          <table:table-cell office:value-type="float" office:value="0.57635034">
            <text:p>0,576350340</text:p>
          </table:table-cell>
          <table:table-cell office:value-type="float" office:value="0.158628819">
            <text:p>0,158628819</text:p>
          </table:table-cell>
          <table:table-cell table:formula="of:=[.A892]/[.B892]" office:value-type="float" office:value="3.63332680425491">
            <text:p>3,633326804</text:p>
          </table:table-cell>
          <table:table-cell table:formula="of:=[.B892]-[.A892]" office:value-type="float" office:value="-0.417721521">
            <text:p>-0.417721521</text:p>
          </table:table-cell>
          <table:table-cell table:formula="of:=[.D892]^2" office:value-type="float" office:value="0.174491269106553">
            <text:p>0.174491269</text:p>
          </table:table-cell>
          <table:table-cell table:formula="of:=ABS([.E892])" office:value-type="float" office:value="0.174491269106553">
            <text:p>0.174491269</text:p>
          </table:table-cell>
          <table:table-cell table:formula="of:=SLOPE([.$B$2:.$B$1001];[.$A$2:.$A$1001])*[.A892]+INTERCEPT([.$B$2:.$B$1001];[.$A$2:.$A$1001])" office:value-type="float" office:value="0.558235815405135">
            <text:p>0.558235815</text:p>
          </table:table-cell>
          <table:table-cell table:formula="of:=[.B892]-[.G892]" office:value-type="float" office:value="-0.399606996405135">
            <text:p>-0.399606996</text:p>
          </table:table-cell>
          <table:table-cell table:formula="of:=[.H892]^2" office:value-type="float" office:value="0.159685751575933">
            <text:p>0.159685752</text:p>
          </table:table-cell>
        </table:table-row>
        <table:table-row table:style-name="ro1">
          <table:table-cell office:value-type="float" office:value="0.473480011">
            <text:p>0,473480011</text:p>
          </table:table-cell>
          <table:table-cell office:value-type="float" office:value="0.68122356">
            <text:p>0,681223560</text:p>
          </table:table-cell>
          <table:table-cell office:value-type="string">
            <text:p>0,695043505248116</text:p>
          </table:table-cell>
          <table:table-cell table:formula="of:=[.B893]-[.A893]" office:value-type="float" office:value="0.207743549">
            <text:p>0.207743549</text:p>
          </table:table-cell>
          <table:table-cell table:formula="of:=[.D893]^2" office:value-type="float" office:value="0.0431573821511154">
            <text:p>0.043157382</text:p>
          </table:table-cell>
          <table:table-cell table:formula="of:=ABS([.E893])" office:value-type="float" office:value="0.0431573821511154">
            <text:p>0.043157382</text:p>
          </table:table-cell>
          <table:table-cell table:formula="of:=SLOPE([.$B$2:.$B$1001];[.$A$2:.$A$1001])*[.A893]+INTERCEPT([.$B$2:.$B$1001];[.$A$2:.$A$1001])" office:value-type="float" office:value="0.475528920621166">
            <text:p>0.475528921</text:p>
          </table:table-cell>
          <table:table-cell table:formula="of:=[.B893]-[.G893]" office:value-type="float" office:value="0.205694639378834">
            <text:p>0.205694639</text:p>
          </table:table-cell>
          <table:table-cell table:formula="of:=[.H893]^2" office:value-type="float" office:value="0.0423102846691884">
            <text:p>0.042310285</text:p>
          </table:table-cell>
        </table:table-row>
        <table:table-row table:style-name="ro1">
          <table:table-cell office:value-type="float" office:value="0.972570286">
            <text:p>0,972570286</text:p>
          </table:table-cell>
          <table:table-cell office:value-type="float" office:value="0.760920557">
            <text:p>0,760920557</text:p>
          </table:table-cell>
          <table:table-cell table:formula="of:=[.A894]/[.B894]" office:value-type="float" office:value="1.27814957429255">
            <text:p>1,278149574</text:p>
          </table:table-cell>
          <table:table-cell table:formula="of:=[.B894]-[.A894]" office:value-type="float" office:value="-0.211649729">
            <text:p>-0.211649729</text:p>
          </table:table-cell>
          <table:table-cell table:formula="of:=[.D894]^2" office:value-type="float" office:value="0.0447956077857735">
            <text:p>0.044795608</text:p>
          </table:table-cell>
          <table:table-cell table:formula="of:=ABS([.E894])" office:value-type="float" office:value="0.0447956077857735">
            <text:p>0.044795608</text:p>
          </table:table-cell>
          <table:table-cell table:formula="of:=SLOPE([.$B$2:.$B$1001];[.$A$2:.$A$1001])*[.A894]+INTERCEPT([.$B$2:.$B$1001];[.$A$2:.$A$1001])" office:value-type="float" office:value="0.876793379123352">
            <text:p>0.876793379</text:p>
          </table:table-cell>
          <table:table-cell table:formula="of:=[.B894]-[.G894]" office:value-type="float" office:value="-0.115872822123352">
            <text:p>-0.115872822</text:p>
          </table:table-cell>
          <table:table-cell table:formula="of:=[.H894]^2" office:value-type="float" office:value="0.01342651090683">
            <text:p>0.013426511</text:p>
          </table:table-cell>
        </table:table-row>
        <table:table-row table:style-name="ro1">
          <table:table-cell office:value-type="float" office:value="0.665152215">
            <text:p>0,665152215</text:p>
          </table:table-cell>
          <table:table-cell office:value-type="float" office:value="0.804302322">
            <text:p>0,804302322</text:p>
          </table:table-cell>
          <table:table-cell office:value-type="string">
            <text:p>0,826992782199129</text:p>
          </table:table-cell>
          <table:table-cell table:formula="of:=[.B895]-[.A895]" office:value-type="float" office:value="0.139150107">
            <text:p>0.139150107</text:p>
          </table:table-cell>
          <table:table-cell table:formula="of:=[.D895]^2" office:value-type="float" office:value="0.0193627522781115">
            <text:p>0.019362752</text:p>
          </table:table-cell>
          <table:table-cell table:formula="of:=ABS([.E895])" office:value-type="float" office:value="0.0193627522781115">
            <text:p>0.019362752</text:p>
          </table:table-cell>
          <table:table-cell table:formula="of:=SLOPE([.$B$2:.$B$1001];[.$A$2:.$A$1001])*[.A895]+INTERCEPT([.$B$2:.$B$1001];[.$A$2:.$A$1001])" office:value-type="float" office:value="0.629631789381694">
            <text:p>0.629631789</text:p>
          </table:table-cell>
          <table:table-cell table:formula="of:=[.B895]-[.G895]" office:value-type="float" office:value="0.174670532618306">
            <text:p>0.174670533</text:p>
          </table:table-cell>
          <table:table-cell table:formula="of:=[.H895]^2" office:value-type="float" office:value="0.0305097949651628">
            <text:p>0.030509795</text:p>
          </table:table-cell>
        </table:table-row>
        <table:table-row table:style-name="ro1">
          <table:table-cell office:value-type="float" office:value="0.772641415">
            <text:p>0,772641415</text:p>
          </table:table-cell>
          <table:table-cell office:value-type="float" office:value="0.983769808">
            <text:p>0,983769808</text:p>
          </table:table-cell>
          <table:table-cell office:value-type="string">
            <text:p>0,785388419848721</text:p>
          </table:table-cell>
          <table:table-cell table:formula="of:=[.B896]-[.A896]" office:value-type="float" office:value="0.211128393">
            <text:p>0.211128393</text:p>
          </table:table-cell>
          <table:table-cell table:formula="of:=[.D896]^2" office:value-type="float" office:value="0.0445751983307624">
            <text:p>0.044575198</text:p>
          </table:table-cell>
          <table:table-cell table:formula="of:=ABS([.E896])" office:value-type="float" office:value="0.0445751983307624">
            <text:p>0.044575198</text:p>
          </table:table-cell>
          <table:table-cell table:formula="of:=SLOPE([.$B$2:.$B$1001];[.$A$2:.$A$1001])*[.A896]+INTERCEPT([.$B$2:.$B$1001];[.$A$2:.$A$1001])" office:value-type="float" office:value="0.71605221829675">
            <text:p>0.716052218</text:p>
          </table:table-cell>
          <table:table-cell table:formula="of:=[.B896]-[.G896]" office:value-type="float" office:value="0.26771758970325">
            <text:p>0.267717590</text:p>
          </table:table-cell>
          <table:table-cell table:formula="of:=[.H896]^2" office:value-type="float" office:value="0.0716727078365179">
            <text:p>0.071672708</text:p>
          </table:table-cell>
        </table:table-row>
        <table:table-row table:style-name="ro1">
          <table:table-cell office:value-type="float" office:value="0.405287382">
            <text:p>0,405287382</text:p>
          </table:table-cell>
          <table:table-cell office:value-type="float" office:value="0.571737459">
            <text:p>0,571737459</text:p>
          </table:table-cell>
          <table:table-cell office:value-type="string">
            <text:p>0,708869736660022</text:p>
          </table:table-cell>
          <table:table-cell table:formula="of:=[.B897]-[.A897]" office:value-type="float" office:value="0.166450077">
            <text:p>0.166450077</text:p>
          </table:table-cell>
          <table:table-cell table:formula="of:=[.D897]^2" office:value-type="float" office:value="0.0277056281333059">
            <text:p>0.027705628</text:p>
          </table:table-cell>
          <table:table-cell table:formula="of:=ABS([.E897])" office:value-type="float" office:value="0.0277056281333059">
            <text:p>0.027705628</text:p>
          </table:table-cell>
          <table:table-cell table:formula="of:=SLOPE([.$B$2:.$B$1001];[.$A$2:.$A$1001])*[.A897]+INTERCEPT([.$B$2:.$B$1001];[.$A$2:.$A$1001])" office:value-type="float" office:value="0.420702610191604">
            <text:p>0.420702610</text:p>
          </table:table-cell>
          <table:table-cell table:formula="of:=[.B897]-[.G897]" office:value-type="float" office:value="0.151034848808396">
            <text:p>0.151034849</text:p>
          </table:table-cell>
          <table:table-cell table:formula="of:=[.H897]^2" office:value-type="float" office:value="0.0228115255545749">
            <text:p>0.022811526</text:p>
          </table:table-cell>
        </table:table-row>
        <table:table-row table:style-name="ro1">
          <table:table-cell office:value-type="float" office:value="0.653215676">
            <text:p>0,653215676</text:p>
          </table:table-cell>
          <table:table-cell office:value-type="float" office:value="0.9999">
            <text:p>0,999900000</text:p>
          </table:table-cell>
          <table:table-cell office:value-type="string">
            <text:p>0,65328100410041</text:p>
          </table:table-cell>
          <table:table-cell table:formula="of:=[.B898]-[.A898]" office:value-type="float" office:value="0.346684324">
            <text:p>0.346684324</text:p>
          </table:table-cell>
          <table:table-cell table:formula="of:=[.D898]^2" office:value-type="float" office:value="0.120190020507337">
            <text:p>0.120190021</text:p>
          </table:table-cell>
          <table:table-cell table:formula="of:=ABS([.E898])" office:value-type="float" office:value="0.120190020507337">
            <text:p>0.120190021</text:p>
          </table:table-cell>
          <table:table-cell table:formula="of:=SLOPE([.$B$2:.$B$1001];[.$A$2:.$A$1001])*[.A898]+INTERCEPT([.$B$2:.$B$1001];[.$A$2:.$A$1001])" office:value-type="float" office:value="0.620034910624188">
            <text:p>0.620034911</text:p>
          </table:table-cell>
          <table:table-cell table:formula="of:=[.B898]-[.G898]" office:value-type="float" office:value="0.379865089375812">
            <text:p>0.379865089</text:p>
          </table:table-cell>
          <table:table-cell table:formula="of:=[.H898]^2" office:value-type="float" office:value="0.144297486126494">
            <text:p>0.144297486</text:p>
          </table:table-cell>
        </table:table-row>
        <table:table-row table:style-name="ro1">
          <table:table-cell office:value-type="float" office:value="0.673343073">
            <text:p>0,673343073</text:p>
          </table:table-cell>
          <table:table-cell office:value-type="float" office:value="0.535983568">
            <text:p>0,535983568</text:p>
          </table:table-cell>
          <table:table-cell table:formula="of:=[.A899]/[.B899]" office:value-type="float" office:value="1.25627558977704">
            <text:p>1,256275590</text:p>
          </table:table-cell>
          <table:table-cell table:formula="of:=[.B899]-[.A899]" office:value-type="float" office:value="-0.137359505">
            <text:p>-0.137359505</text:p>
          </table:table-cell>
          <table:table-cell table:formula="of:=[.D899]^2" office:value-type="float" office:value="0.018867633613845">
            <text:p>0.018867634</text:p>
          </table:table-cell>
          <table:table-cell table:formula="of:=ABS([.E899])" office:value-type="float" office:value="0.018867633613845">
            <text:p>0.018867634</text:p>
          </table:table-cell>
          <table:table-cell table:formula="of:=SLOPE([.$B$2:.$B$1001];[.$A$2:.$A$1001])*[.A899]+INTERCEPT([.$B$2:.$B$1001];[.$A$2:.$A$1001])" office:value-type="float" office:value="0.636217171555366">
            <text:p>0.636217172</text:p>
          </table:table-cell>
          <table:table-cell table:formula="of:=[.B899]-[.G899]" office:value-type="float" office:value="-0.100233603555366">
            <text:p>-0.100233604</text:p>
          </table:table-cell>
          <table:table-cell table:formula="of:=[.H899]^2" office:value-type="float" office:value="0.0100467752816943">
            <text:p>0.010046775</text:p>
          </table:table-cell>
        </table:table-row>
        <table:table-row table:style-name="ro1">
          <table:table-cell office:value-type="float" office:value="0.609316086">
            <text:p>0,609316086</text:p>
          </table:table-cell>
          <table:table-cell office:value-type="float" office:value="0.9999">
            <text:p>0,999900000</text:p>
          </table:table-cell>
          <table:table-cell office:value-type="string">
            <text:p>0,60937702370237</text:p>
          </table:table-cell>
          <table:table-cell table:formula="of:=[.B900]-[.A900]" office:value-type="float" office:value="0.390583914">
            <text:p>0.390583914</text:p>
          </table:table-cell>
          <table:table-cell table:formula="of:=[.D900]^2" office:value-type="float" office:value="0.152555793875559">
            <text:p>0.152555794</text:p>
          </table:table-cell>
          <table:table-cell table:formula="of:=ABS([.E900])" office:value-type="float" office:value="0.152555793875559">
            <text:p>0.152555794</text:p>
          </table:table-cell>
          <table:table-cell table:formula="of:=SLOPE([.$B$2:.$B$1001];[.$A$2:.$A$1001])*[.A900]+INTERCEPT([.$B$2:.$B$1001];[.$A$2:.$A$1001])" office:value-type="float" office:value="0.584740002884665">
            <text:p>0.584740003</text:p>
          </table:table-cell>
          <table:table-cell table:formula="of:=[.B900]-[.G900]" office:value-type="float" office:value="0.415159997115335">
            <text:p>0.415159997</text:p>
          </table:table-cell>
          <table:table-cell table:formula="of:=[.H900]^2" office:value-type="float" office:value="0.172357823204805">
            <text:p>0.172357823</text:p>
          </table:table-cell>
        </table:table-row>
        <table:table-row table:style-name="ro1">
          <table:table-cell office:value-type="float" office:value="0.275287497">
            <text:p>0,275287497</text:p>
          </table:table-cell>
          <table:table-cell office:value-type="float" office:value="0.274731647">
            <text:p>0,274731647</text:p>
          </table:table-cell>
          <table:table-cell table:formula="of:=[.A901]/[.B901]" office:value-type="float" office:value="1.00202324707062">
            <text:p>1,002023247</text:p>
          </table:table-cell>
          <table:table-cell table:formula="of:=[.B901]-[.A901]" office:value-type="float" office:value="-0.000555849999999969">
            <text:p>-0.000555850</text:p>
          </table:table-cell>
          <table:table-cell table:formula="of:=[.D901]^2" office:value-type="float" office:value="0.000000308969222499965">
            <text:p>0.000000309</text:p>
          </table:table-cell>
          <table:table-cell table:formula="of:=ABS([.E901])" office:value-type="float" office:value="0.000000308969222499965">
            <text:p>0.000000309</text:p>
          </table:table-cell>
          <table:table-cell table:formula="of:=SLOPE([.$B$2:.$B$1001];[.$A$2:.$A$1001])*[.A901]+INTERCEPT([.$B$2:.$B$1001];[.$A$2:.$A$1001])" office:value-type="float" office:value="0.316183776479865">
            <text:p>0.316183776</text:p>
          </table:table-cell>
          <table:table-cell table:formula="of:=[.B901]-[.G901]" office:value-type="float" office:value="-0.0414521294798647">
            <text:p>-0.041452129</text:p>
          </table:table-cell>
          <table:table-cell table:formula="of:=[.H901]^2" office:value-type="float" office:value="0.00171827903841547">
            <text:p>0.001718279</text:p>
          </table:table-cell>
        </table:table-row>
        <table:table-row table:style-name="ro1">
          <table:table-cell office:value-type="float" office:value="0.24540098">
            <text:p>0,245400980</text:p>
          </table:table-cell>
          <table:table-cell office:value-type="float" office:value="0.250099879">
            <text:p>0,250099879</text:p>
          </table:table-cell>
          <table:table-cell office:value-type="string">
            <text:p>0,981211910142508</text:p>
          </table:table-cell>
          <table:table-cell table:formula="of:=[.B902]-[.A902]" office:value-type="float" office:value="0.00469889900000001">
            <text:p>0.004698899</text:p>
          </table:table-cell>
          <table:table-cell table:formula="of:=[.D902]^2" office:value-type="float" office:value="0.0000220796518122011">
            <text:p>0.000022080</text:p>
          </table:table-cell>
          <table:table-cell table:formula="of:=ABS([.E902])" office:value-type="float" office:value="0.0000220796518122011">
            <text:p>0.000022080</text:p>
          </table:table-cell>
          <table:table-cell table:formula="of:=SLOPE([.$B$2:.$B$1001];[.$A$2:.$A$1001])*[.A902]+INTERCEPT([.$B$2:.$B$1001];[.$A$2:.$A$1001])" office:value-type="float" office:value="0.29215526368121">
            <text:p>0.292155264</text:p>
          </table:table-cell>
          <table:table-cell table:formula="of:=[.B902]-[.G902]" office:value-type="float" office:value="-0.0420553846812105">
            <text:p>-0.042055385</text:p>
          </table:table-cell>
          <table:table-cell table:formula="of:=[.H902]^2" office:value-type="float" office:value="0.00176865538068459">
            <text:p>0.001768655</text:p>
          </table:table-cell>
        </table:table-row>
        <table:table-row table:style-name="ro1">
          <table:table-cell office:value-type="float" office:value="0.929183109">
            <text:p>0,929183109</text:p>
          </table:table-cell>
          <table:table-cell office:value-type="float" office:value="0.9999">
            <text:p>0,999900000</text:p>
          </table:table-cell>
          <table:table-cell office:value-type="string">
            <text:p>0,92927603660366</text:p>
          </table:table-cell>
          <table:table-cell table:formula="of:=[.B903]-[.A903]" office:value-type="float" office:value="0.070716891">
            <text:p>0.070716891</text:p>
          </table:table-cell>
          <table:table-cell table:formula="of:=[.D903]^2" office:value-type="float" office:value="0.00500087867270588">
            <text:p>0.005000879</text:p>
          </table:table-cell>
          <table:table-cell table:formula="of:=ABS([.E903])" office:value-type="float" office:value="0.00500087867270588">
            <text:p>0.005000879</text:p>
          </table:table-cell>
          <table:table-cell table:formula="of:=SLOPE([.$B$2:.$B$1001];[.$A$2:.$A$1001])*[.A903]+INTERCEPT([.$B$2:.$B$1001];[.$A$2:.$A$1001])" office:value-type="float" office:value="0.841910447203183">
            <text:p>0.841910447</text:p>
          </table:table-cell>
          <table:table-cell table:formula="of:=[.B903]-[.G903]" office:value-type="float" office:value="0.157989552796817">
            <text:p>0.157989553</text:p>
          </table:table-cell>
          <table:table-cell table:formula="of:=[.H903]^2" office:value-type="float" office:value="0.0249606987929382">
            <text:p>0.024960699</text:p>
          </table:table-cell>
        </table:table-row>
        <table:table-row table:style-name="ro1">
          <table:table-cell office:value-type="float" office:value="0.774106875">
            <text:p>0,774106875</text:p>
          </table:table-cell>
          <table:table-cell office:value-type="float" office:value="0.895895409">
            <text:p>0,895895409</text:p>
          </table:table-cell>
          <table:table-cell office:value-type="string">
            <text:p>0,864059428392494</text:p>
          </table:table-cell>
          <table:table-cell table:formula="of:=[.B904]-[.A904]" office:value-type="float" office:value="0.121788534">
            <text:p>0.121788534</text:p>
          </table:table-cell>
          <table:table-cell table:formula="of:=[.D904]^2" office:value-type="float" office:value="0.0148324470138692">
            <text:p>0.014832447</text:p>
          </table:table-cell>
          <table:table-cell table:formula="of:=ABS([.E904])" office:value-type="float" office:value="0.0148324470138692">
            <text:p>0.014832447</text:p>
          </table:table-cell>
          <table:table-cell table:formula="of:=SLOPE([.$B$2:.$B$1001];[.$A$2:.$A$1001])*[.A904]+INTERCEPT([.$B$2:.$B$1001];[.$A$2:.$A$1001])" office:value-type="float" office:value="0.717230436031721">
            <text:p>0.717230436</text:p>
          </table:table-cell>
          <table:table-cell table:formula="of:=[.B904]-[.G904]" office:value-type="float" office:value="0.178664972968279">
            <text:p>0.178664973</text:p>
          </table:table-cell>
          <table:table-cell table:formula="of:=[.H904]^2" office:value-type="float" office:value="0.031921172565756">
            <text:p>0.031921173</text:p>
          </table:table-cell>
        </table:table-row>
        <table:table-row table:style-name="ro1">
          <table:table-cell office:value-type="float" office:value="0.351537254">
            <text:p>0,351537254</text:p>
          </table:table-cell>
          <table:table-cell office:value-type="float" office:value="0.219620377">
            <text:p>0,219620377</text:p>
          </table:table-cell>
          <table:table-cell table:formula="of:=[.A905]/[.B905]" office:value-type="float" office:value="1.60065864015888">
            <text:p>1,600658640</text:p>
          </table:table-cell>
          <table:table-cell table:formula="of:=[.B905]-[.A905]" office:value-type="float" office:value="-0.131916877">
            <text:p>-0.131916877</text:p>
          </table:table-cell>
          <table:table-cell table:formula="of:=[.D905]^2" office:value-type="float" office:value="0.0174020624374331">
            <text:p>0.017402062</text:p>
          </table:table-cell>
          <table:table-cell table:formula="of:=ABS([.E905])" office:value-type="float" office:value="0.0174020624374331">
            <text:p>0.017402062</text:p>
          </table:table-cell>
          <table:table-cell table:formula="of:=SLOPE([.$B$2:.$B$1001];[.$A$2:.$A$1001])*[.A905]+INTERCEPT([.$B$2:.$B$1001];[.$A$2:.$A$1001])" office:value-type="float" office:value="0.377487951267739">
            <text:p>0.377487951</text:p>
          </table:table-cell>
          <table:table-cell table:formula="of:=[.B905]-[.G905]" office:value-type="float" office:value="-0.157867574267739">
            <text:p>-0.157867574</text:p>
          </table:table-cell>
          <table:table-cell table:formula="of:=[.H905]^2" office:value-type="float" office:value="0.0249221710051801">
            <text:p>0.024922171</text:p>
          </table:table-cell>
        </table:table-row>
        <table:table-row table:style-name="ro1">
          <table:table-cell office:value-type="float" office:value="0.744577525">
            <text:p>0,744577525</text:p>
          </table:table-cell>
          <table:table-cell office:value-type="float" office:value="0.9999">
            <text:p>0,999900000</text:p>
          </table:table-cell>
          <table:table-cell office:value-type="string">
            <text:p>0,74465199019902</text:p>
          </table:table-cell>
          <table:table-cell table:formula="of:=[.B906]-[.A906]" office:value-type="float" office:value="0.255322475">
            <text:p>0.255322475</text:p>
          </table:table-cell>
          <table:table-cell table:formula="of:=[.D906]^2" office:value-type="float" office:value="0.0651895662401256">
            <text:p>0.065189566</text:p>
          </table:table-cell>
          <table:table-cell table:formula="of:=ABS([.E906])" office:value-type="float" office:value="0.0651895662401256">
            <text:p>0.065189566</text:p>
          </table:table-cell>
          <table:table-cell table:formula="of:=SLOPE([.$B$2:.$B$1001];[.$A$2:.$A$1001])*[.A906]+INTERCEPT([.$B$2:.$B$1001];[.$A$2:.$A$1001])" office:value-type="float" office:value="0.693489082550787">
            <text:p>0.693489083</text:p>
          </table:table-cell>
          <table:table-cell table:formula="of:=[.B906]-[.G906]" office:value-type="float" office:value="0.306410917449213">
            <text:p>0.306410917</text:p>
          </table:table-cell>
          <table:table-cell table:formula="of:=[.H906]^2" office:value-type="float" office:value="0.0938876503320686">
            <text:p>0.093887650</text:p>
          </table:table-cell>
        </table:table-row>
        <table:table-row table:style-name="ro1">
          <table:table-cell office:value-type="float" office:value="0.484811609">
            <text:p>0,484811609</text:p>
          </table:table-cell>
          <table:table-cell office:value-type="float" office:value="0.963799759">
            <text:p>0,963799759</text:p>
          </table:table-cell>
          <table:table-cell office:value-type="string">
            <text:p>0,503021093824532</text:p>
          </table:table-cell>
          <table:table-cell table:formula="of:=[.B907]-[.A907]" office:value-type="float" office:value="0.47898815">
            <text:p>0.478988150</text:p>
          </table:table-cell>
          <table:table-cell table:formula="of:=[.D907]^2" office:value-type="float" office:value="0.229429647840422">
            <text:p>0.229429648</text:p>
          </table:table-cell>
          <table:table-cell table:formula="of:=ABS([.E907])" office:value-type="float" office:value="0.229429647840422">
            <text:p>0.229429648</text:p>
          </table:table-cell>
          <table:table-cell table:formula="of:=SLOPE([.$B$2:.$B$1001];[.$A$2:.$A$1001])*[.A907]+INTERCEPT([.$B$2:.$B$1001];[.$A$2:.$A$1001])" office:value-type="float" office:value="0.484639431811621">
            <text:p>0.484639432</text:p>
          </table:table-cell>
          <table:table-cell table:formula="of:=[.B907]-[.G907]" office:value-type="float" office:value="0.479160327188379">
            <text:p>0.479160327</text:p>
          </table:table-cell>
          <table:table-cell table:formula="of:=[.H907]^2" office:value-type="float" office:value="0.229594619151275">
            <text:p>0.229594619</text:p>
          </table:table-cell>
        </table:table-row>
        <table:table-row table:style-name="ro1">
          <table:table-cell office:value-type="float" office:value="0.461661632">
            <text:p>0,461661632</text:p>
          </table:table-cell>
          <table:table-cell office:value-type="float" office:value="0.877977744">
            <text:p>0,877977744</text:p>
          </table:table-cell>
          <table:table-cell office:value-type="string">
            <text:p>0,52582384366226</text:p>
          </table:table-cell>
          <table:table-cell table:formula="of:=[.B908]-[.A908]" office:value-type="float" office:value="0.416316112">
            <text:p>0.416316112</text:p>
          </table:table-cell>
          <table:table-cell table:formula="of:=[.D908]^2" office:value-type="float" office:value="0.173319105110797">
            <text:p>0.173319105</text:p>
          </table:table-cell>
          <table:table-cell table:formula="of:=ABS([.E908])" office:value-type="float" office:value="0.173319105110797">
            <text:p>0.173319105</text:p>
          </table:table-cell>
          <table:table-cell table:formula="of:=SLOPE([.$B$2:.$B$1001];[.$A$2:.$A$1001])*[.A908]+INTERCEPT([.$B$2:.$B$1001];[.$A$2:.$A$1001])" office:value-type="float" office:value="0.466027041527633">
            <text:p>0.466027042</text:p>
          </table:table-cell>
          <table:table-cell table:formula="of:=[.B908]-[.G908]" office:value-type="float" office:value="0.411950702472368">
            <text:p>0.411950702</text:p>
          </table:table-cell>
          <table:table-cell table:formula="of:=[.H908]^2" office:value-type="float" office:value="0.169703381267477">
            <text:p>0.169703381</text:p>
          </table:table-cell>
        </table:table-row>
        <table:table-row table:style-name="ro1">
          <table:table-cell office:value-type="float" office:value="0.367850917">
            <text:p>0,367850917</text:p>
          </table:table-cell>
          <table:table-cell office:value-type="float" office:value="0.389321496">
            <text:p>0,389321496</text:p>
          </table:table-cell>
          <table:table-cell office:value-type="string">
            <text:p>0,944851288149781</text:p>
          </table:table-cell>
          <table:table-cell table:formula="of:=[.B909]-[.A909]" office:value-type="float" office:value="0.021470579">
            <text:p>0.021470579</text:p>
          </table:table-cell>
          <table:table-cell table:formula="of:=[.D909]^2" office:value-type="float" office:value="0.000460985762595243">
            <text:p>0.000460986</text:p>
          </table:table-cell>
          <table:table-cell table:formula="of:=ABS([.E909])" office:value-type="float" office:value="0.000460985762595243">
            <text:p>0.000460986</text:p>
          </table:table-cell>
          <table:table-cell table:formula="of:=SLOPE([.$B$2:.$B$1001];[.$A$2:.$A$1001])*[.A909]+INTERCEPT([.$B$2:.$B$1001];[.$A$2:.$A$1001])" office:value-type="float" office:value="0.390604001565217">
            <text:p>0.390604002</text:p>
          </table:table-cell>
          <table:table-cell table:formula="of:=[.B909]-[.G909]" office:value-type="float" office:value="-0.00128250556521703">
            <text:p>-0.001282506</text:p>
          </table:table-cell>
          <table:table-cell table:formula="of:=[.H909]^2" office:value-type="float" office:value="0.00000164482052481265">
            <text:p>0.000001645</text:p>
          </table:table-cell>
        </table:table-row>
        <table:table-row table:style-name="ro1">
          <table:table-cell office:value-type="float" office:value="0.829973262">
            <text:p>0,829973262</text:p>
          </table:table-cell>
          <table:table-cell office:value-type="float" office:value="0.352729277">
            <text:p>0,352729277</text:p>
          </table:table-cell>
          <table:table-cell table:formula="of:=[.A910]/[.B910]" office:value-type="float" office:value="2.35300360962098">
            <text:p>2,353003610</text:p>
          </table:table-cell>
          <table:table-cell table:formula="of:=[.B910]-[.A910]" office:value-type="float" office:value="-0.477243985">
            <text:p>-0.477243985</text:p>
          </table:table-cell>
          <table:table-cell table:formula="of:=[.D910]^2" office:value-type="float" office:value="0.22776182121868">
            <text:p>0.227761821</text:p>
          </table:table-cell>
          <table:table-cell table:formula="of:=ABS([.E910])" office:value-type="float" office:value="0.22776182121868">
            <text:p>0.227761821</text:p>
          </table:table-cell>
          <table:table-cell table:formula="of:=SLOPE([.$B$2:.$B$1001];[.$A$2:.$A$1001])*[.A910]+INTERCEPT([.$B$2:.$B$1001];[.$A$2:.$A$1001])" office:value-type="float" office:value="0.762146549710811">
            <text:p>0.762146550</text:p>
          </table:table-cell>
          <table:table-cell table:formula="of:=[.B910]-[.G910]" office:value-type="float" office:value="-0.409417272710811">
            <text:p>-0.409417273</text:p>
          </table:table-cell>
          <table:table-cell table:formula="of:=[.H910]^2" office:value-type="float" office:value="0.167622503193959">
            <text:p>0.167622503</text:p>
          </table:table-cell>
        </table:table-row>
        <table:table-row table:style-name="ro1">
          <table:table-cell office:value-type="float" office:value="0.124112616">
            <text:p>0,124112616</text:p>
          </table:table-cell>
          <table:table-cell office:value-type="float" office:value="0.16889628">
            <text:p>0,168896280</text:p>
          </table:table-cell>
          <table:table-cell office:value-type="string">
            <text:p>0,734845172433638</text:p>
          </table:table-cell>
          <table:table-cell table:formula="of:=[.B911]-[.A911]" office:value-type="float" office:value="0.044783664">
            <text:p>0.044783664</text:p>
          </table:table-cell>
          <table:table-cell table:formula="of:=[.D911]^2" office:value-type="float" office:value="0.0020055765612649">
            <text:p>0.002005577</text:p>
          </table:table-cell>
          <table:table-cell table:formula="of:=ABS([.E911])" office:value-type="float" office:value="0.0020055765612649">
            <text:p>0.002005577</text:p>
          </table:table-cell>
          <table:table-cell table:formula="of:=SLOPE([.$B$2:.$B$1001];[.$A$2:.$A$1001])*[.A911]+INTERCEPT([.$B$2:.$B$1001];[.$A$2:.$A$1001])" office:value-type="float" office:value="0.19464042089435">
            <text:p>0.194640421</text:p>
          </table:table-cell>
          <table:table-cell table:formula="of:=[.B911]-[.G911]" office:value-type="float" office:value="-0.0257441408943499">
            <text:p>-0.025744141</text:p>
          </table:table-cell>
          <table:table-cell table:formula="of:=[.H911]^2" office:value-type="float" office:value="0.000662760790388139">
            <text:p>0.000662761</text:p>
          </table:table-cell>
        </table:table-row>
        <table:table-row table:style-name="ro1">
          <table:table-cell office:value-type="float" office:value="0.785583456">
            <text:p>0,785583456</text:p>
          </table:table-cell>
          <table:table-cell office:value-type="float" office:value="0.633767571">
            <text:p>0,633767571</text:p>
          </table:table-cell>
          <table:table-cell table:formula="of:=[.A912]/[.B912]" office:value-type="float" office:value="1.23954505081485">
            <text:p>1,239545051</text:p>
          </table:table-cell>
          <table:table-cell table:formula="of:=[.B912]-[.A912]" office:value-type="float" office:value="-0.151815885">
            <text:p>-0.151815885</text:p>
          </table:table-cell>
          <table:table-cell table:formula="of:=[.D912]^2" office:value-type="float" office:value="0.0230480629383332">
            <text:p>0.023048063</text:p>
          </table:table-cell>
          <table:table-cell table:formula="of:=ABS([.E912])" office:value-type="float" office:value="0.0230480629383332">
            <text:p>0.023048063</text:p>
          </table:table-cell>
          <table:table-cell table:formula="of:=SLOPE([.$B$2:.$B$1001];[.$A$2:.$A$1001])*[.A912]+INTERCEPT([.$B$2:.$B$1001];[.$A$2:.$A$1001])" office:value-type="float" office:value="0.726457512356583">
            <text:p>0.726457512</text:p>
          </table:table-cell>
          <table:table-cell table:formula="of:=[.B912]-[.G912]" office:value-type="float" office:value="-0.0926899413565829">
            <text:p>-0.092689941</text:p>
          </table:table-cell>
          <table:table-cell table:formula="of:=[.H912]^2" office:value-type="float" office:value="0.00859142522868678">
            <text:p>0.008591425</text:p>
          </table:table-cell>
        </table:table-row>
        <table:table-row table:style-name="ro1">
          <table:table-cell office:value-type="float" office:value="0.800799936">
            <text:p>0,800799936</text:p>
          </table:table-cell>
          <table:table-cell office:value-type="float" office:value="0.9999">
            <text:p>0,999900000</text:p>
          </table:table-cell>
          <table:table-cell office:value-type="string">
            <text:p>0,8008800240024</text:p>
          </table:table-cell>
          <table:table-cell table:formula="of:=[.B913]-[.A913]" office:value-type="float" office:value="0.199100064">
            <text:p>0.199100064</text:p>
          </table:table-cell>
          <table:table-cell table:formula="of:=[.D913]^2" office:value-type="float" office:value="0.0396408354848041">
            <text:p>0.039640835</text:p>
          </table:table-cell>
          <table:table-cell table:formula="of:=ABS([.E913])" office:value-type="float" office:value="0.0396408354848041">
            <text:p>0.039640835</text:p>
          </table:table-cell>
          <table:table-cell table:formula="of:=SLOPE([.$B$2:.$B$1001];[.$A$2:.$A$1001])*[.A913]+INTERCEPT([.$B$2:.$B$1001];[.$A$2:.$A$1001])" office:value-type="float" office:value="0.738691436585039">
            <text:p>0.738691437</text:p>
          </table:table-cell>
          <table:table-cell table:formula="of:=[.B913]-[.G913]" office:value-type="float" office:value="0.261208563414961">
            <text:p>0.261208563</text:p>
          </table:table-cell>
          <table:table-cell table:formula="of:=[.H913]^2" office:value-type="float" office:value="0.0682299136013076">
            <text:p>0.068229914</text:p>
          </table:table-cell>
        </table:table-row>
        <table:table-row table:style-name="ro1">
          <table:table-cell office:value-type="float" office:value="0.440078612">
            <text:p>0,440078612</text:p>
          </table:table-cell>
          <table:table-cell office:value-type="float" office:value="0.214297212">
            <text:p>0,214297212</text:p>
          </table:table-cell>
          <table:table-cell table:formula="of:=[.A914]/[.B914]" office:value-type="float" office:value="2.05359000190819">
            <text:p>2,053590002</text:p>
          </table:table-cell>
          <table:table-cell table:formula="of:=[.B914]-[.A914]" office:value-type="float" office:value="-0.2257814">
            <text:p>-0.225781400</text:p>
          </table:table-cell>
          <table:table-cell table:formula="of:=[.D914]^2" office:value-type="float" office:value="0.05097724058596">
            <text:p>0.050977241</text:p>
          </table:table-cell>
          <table:table-cell table:formula="of:=ABS([.E914])" office:value-type="float" office:value="0.05097724058596">
            <text:p>0.050977241</text:p>
          </table:table-cell>
          <table:table-cell table:formula="of:=SLOPE([.$B$2:.$B$1001];[.$A$2:.$A$1001])*[.A914]+INTERCEPT([.$B$2:.$B$1001];[.$A$2:.$A$1001])" office:value-type="float" office:value="0.448674471728227">
            <text:p>0.448674472</text:p>
          </table:table-cell>
          <table:table-cell table:formula="of:=[.B914]-[.G914]" office:value-type="float" office:value="-0.234377259728227">
            <text:p>-0.234377260</text:p>
          </table:table-cell>
          <table:table-cell table:formula="of:=[.H914]^2" office:value-type="float" office:value="0.0549326998777129">
            <text:p>0.054932700</text:p>
          </table:table-cell>
        </table:table-row>
        <table:table-row table:style-name="ro1">
          <table:table-cell office:value-type="float" office:value="0.509490243">
            <text:p>0,509490243</text:p>
          </table:table-cell>
          <table:table-cell office:value-type="float" office:value="0.071265441">
            <text:p>0,071265441</text:p>
          </table:table-cell>
          <table:table-cell table:formula="of:=[.A915]/[.B915]" office:value-type="float" office:value="7.1491909100794">
            <text:p>7,149190910</text:p>
          </table:table-cell>
          <table:table-cell table:formula="of:=[.B915]-[.A915]" office:value-type="float" office:value="-0.438224802">
            <text:p>-0.438224802</text:p>
          </table:table-cell>
          <table:table-cell table:formula="of:=[.D915]^2" office:value-type="float" office:value="0.192040977087939">
            <text:p>0.192040977</text:p>
          </table:table-cell>
          <table:table-cell table:formula="of:=ABS([.E915])" office:value-type="float" office:value="0.192040977087939">
            <text:p>0.192040977</text:p>
          </table:table-cell>
          <table:table-cell table:formula="of:=SLOPE([.$B$2:.$B$1001];[.$A$2:.$A$1001])*[.A915]+INTERCEPT([.$B$2:.$B$1001];[.$A$2:.$A$1001])" office:value-type="float" office:value="0.504480849696559">
            <text:p>0.504480850</text:p>
          </table:table-cell>
          <table:table-cell table:formula="of:=[.B915]-[.G915]" office:value-type="float" office:value="-0.433215408696559">
            <text:p>-0.433215409</text:p>
          </table:table-cell>
          <table:table-cell table:formula="of:=[.H915]^2" office:value-type="float" office:value="0.187675590332126">
            <text:p>0.187675590</text:p>
          </table:table-cell>
        </table:table-row>
        <table:table-row table:style-name="ro1">
          <table:table-cell office:value-type="float" office:value="0.076545688">
            <text:p>0,076545688</text:p>
          </table:table-cell>
          <table:table-cell office:value-type="float" office:value="0.066087865">
            <text:p>0,066087865</text:p>
          </table:table-cell>
          <table:table-cell table:formula="of:=[.A916]/[.B916]" office:value-type="float" office:value="1.15824119904615">
            <text:p>1,158241199</text:p>
          </table:table-cell>
          <table:table-cell table:formula="of:=[.B916]-[.A916]" office:value-type="float" office:value="-0.010457823">
            <text:p>-0.010457823</text:p>
          </table:table-cell>
          <table:table-cell table:formula="of:=[.D916]^2" office:value-type="float" office:value="0.000109366061899329">
            <text:p>0.000109366</text:p>
          </table:table-cell>
          <table:table-cell table:formula="of:=ABS([.E916])" office:value-type="float" office:value="0.000109366061899329">
            <text:p>0.000109366</text:p>
          </table:table-cell>
          <table:table-cell table:formula="of:=SLOPE([.$B$2:.$B$1001];[.$A$2:.$A$1001])*[.A916]+INTERCEPT([.$B$2:.$B$1001];[.$A$2:.$A$1001])" office:value-type="float" office:value="0.156397003695863">
            <text:p>0.156397004</text:p>
          </table:table-cell>
          <table:table-cell table:formula="of:=[.B916]-[.G916]" office:value-type="float" office:value="-0.0903091386958632">
            <text:p>-0.090309139</text:p>
          </table:table-cell>
          <table:table-cell table:formula="of:=[.H916]^2" office:value-type="float" office:value="0.00815574053198866">
            <text:p>0.008155741</text:p>
          </table:table-cell>
        </table:table-row>
        <table:table-row table:style-name="ro1">
          <table:table-cell office:value-type="float" office:value="0.97103301">
            <text:p>0,971033010</text:p>
          </table:table-cell>
          <table:table-cell office:value-type="float" office:value="0.777845753">
            <text:p>0,777845753</text:p>
          </table:table-cell>
          <table:table-cell table:formula="of:=[.A917]/[.B917]" office:value-type="float" office:value="1.24836191012796">
            <text:p>1,248361910</text:p>
          </table:table-cell>
          <table:table-cell table:formula="of:=[.B917]-[.A917]" office:value-type="float" office:value="-0.193187257">
            <text:p>-0.193187257</text:p>
          </table:table-cell>
          <table:table-cell table:formula="of:=[.D917]^2" office:value-type="float" office:value="0.037321316267184">
            <text:p>0.037321316</text:p>
          </table:table-cell>
          <table:table-cell table:formula="of:=ABS([.E917])" office:value-type="float" office:value="0.037321316267184">
            <text:p>0.037321316</text:p>
          </table:table-cell>
          <table:table-cell table:formula="of:=SLOPE([.$B$2:.$B$1001];[.$A$2:.$A$1001])*[.A917]+INTERCEPT([.$B$2:.$B$1001];[.$A$2:.$A$1001])" office:value-type="float" office:value="0.875557421917597">
            <text:p>0.875557422</text:p>
          </table:table-cell>
          <table:table-cell table:formula="of:=[.B917]-[.G917]" office:value-type="float" office:value="-0.0977116689175974">
            <text:p>-0.097711669</text:p>
          </table:table-cell>
          <table:table-cell table:formula="of:=[.H917]^2" office:value-type="float" office:value="0.00954757024266217">
            <text:p>0.009547570</text:p>
          </table:table-cell>
        </table:table-row>
        <table:table-row table:style-name="ro1">
          <table:table-cell office:value-type="float" office:value="0.172199371">
            <text:p>0,172199371</text:p>
          </table:table-cell>
          <table:table-cell office:value-type="float" office:value="0.109798039">
            <text:p>0,109798039</text:p>
          </table:table-cell>
          <table:table-cell table:formula="of:=[.A918]/[.B918]" office:value-type="float" office:value="1.56832829227487">
            <text:p>1,568328292</text:p>
          </table:table-cell>
          <table:table-cell table:formula="of:=[.B918]-[.A918]" office:value-type="float" office:value="-0.062401332">
            <text:p>-0.062401332</text:p>
          </table:table-cell>
          <table:table-cell table:formula="of:=[.D918]^2" office:value-type="float" office:value="0.00389392623537423">
            <text:p>0.003893926</text:p>
          </table:table-cell>
          <table:table-cell table:formula="of:=ABS([.E918])" office:value-type="float" office:value="0.00389392623537423">
            <text:p>0.003893926</text:p>
          </table:table-cell>
          <table:table-cell table:formula="of:=SLOPE([.$B$2:.$B$1001];[.$A$2:.$A$1001])*[.A918]+INTERCEPT([.$B$2:.$B$1001];[.$A$2:.$A$1001])" office:value-type="float" office:value="0.233301774706949">
            <text:p>0.233301775</text:p>
          </table:table-cell>
          <table:table-cell table:formula="of:=[.B918]-[.G918]" office:value-type="float" office:value="-0.123503735706949">
            <text:p>-0.123503736</text:p>
          </table:table-cell>
          <table:table-cell table:formula="of:=[.H918]^2" office:value-type="float" office:value="0.0152531727335719">
            <text:p>0.015253173</text:p>
          </table:table-cell>
        </table:table-row>
        <table:table-row table:style-name="ro1">
          <table:table-cell office:value-type="float" office:value="0.788344056">
            <text:p>0,788344056</text:p>
          </table:table-cell>
          <table:table-cell office:value-type="float" office:value="0.86022467">
            <text:p>0,860224670</text:p>
          </table:table-cell>
          <table:table-cell office:value-type="string">
            <text:p>0,916439720334921</text:p>
          </table:table-cell>
          <table:table-cell table:formula="of:=[.B919]-[.A919]" office:value-type="float" office:value="0.071880614">
            <text:p>0.071880614</text:p>
          </table:table-cell>
          <table:table-cell table:formula="of:=[.D919]^2" office:value-type="float" office:value="0.005166822669017">
            <text:p>0.005166823</text:p>
          </table:table-cell>
          <table:table-cell table:formula="of:=ABS([.E919])" office:value-type="float" office:value="0.005166822669017">
            <text:p>0.005166823</text:p>
          </table:table-cell>
          <table:table-cell table:formula="of:=SLOPE([.$B$2:.$B$1001];[.$A$2:.$A$1001])*[.A919]+INTERCEPT([.$B$2:.$B$1001];[.$A$2:.$A$1001])" office:value-type="float" office:value="0.728677011953407">
            <text:p>0.728677012</text:p>
          </table:table-cell>
          <table:table-cell table:formula="of:=[.B919]-[.G919]" office:value-type="float" office:value="0.131547658046593">
            <text:p>0.131547658</text:p>
          </table:table-cell>
          <table:table-cell table:formula="of:=[.H919]^2" office:value-type="float" office:value="0.0173047863375435">
            <text:p>0.017304786</text:p>
          </table:table-cell>
        </table:table-row>
        <table:table-row table:style-name="ro1">
          <table:table-cell office:value-type="float" office:value="0.553761345">
            <text:p>0,553761345</text:p>
          </table:table-cell>
          <table:table-cell office:value-type="float" office:value="0.405569585">
            <text:p>0,405569585</text:p>
          </table:table-cell>
          <table:table-cell table:formula="of:=[.A920]/[.B920]" office:value-type="float" office:value="1.3653916996759">
            <text:p>1,365391700</text:p>
          </table:table-cell>
          <table:table-cell table:formula="of:=[.B920]-[.A920]" office:value-type="float" office:value="-0.14819176">
            <text:p>-0.148191760</text:p>
          </table:table-cell>
          <table:table-cell table:formula="of:=[.D920]^2" office:value-type="float" office:value="0.0219607977318976">
            <text:p>0.021960798</text:p>
          </table:table-cell>
          <table:table-cell table:formula="of:=ABS([.E920])" office:value-type="float" office:value="0.0219607977318976">
            <text:p>0.021960798</text:p>
          </table:table-cell>
          <table:table-cell table:formula="of:=SLOPE([.$B$2:.$B$1001];[.$A$2:.$A$1001])*[.A920]+INTERCEPT([.$B$2:.$B$1001];[.$A$2:.$A$1001])" office:value-type="float" office:value="0.540074450015309">
            <text:p>0.540074450</text:p>
          </table:table-cell>
          <table:table-cell table:formula="of:=[.B920]-[.G920]" office:value-type="float" office:value="-0.134504865015309">
            <text:p>-0.134504865</text:p>
          </table:table-cell>
          <table:table-cell table:formula="of:=[.H920]^2" office:value-type="float" office:value="0.0180915587127865">
            <text:p>0.018091559</text:p>
          </table:table-cell>
        </table:table-row>
        <table:table-row table:style-name="ro1">
          <table:table-cell office:value-type="float" office:value="0.043535365">
            <text:p>0,043535365</text:p>
          </table:table-cell>
          <table:table-cell office:value-type="float" office:value="0.291320229">
            <text:p>0,291320229</text:p>
          </table:table-cell>
          <table:table-cell office:value-type="string">
            <text:p>0,149441613270186</text:p>
          </table:table-cell>
          <table:table-cell table:formula="of:=[.B921]-[.A921]" office:value-type="float" office:value="0.247784864">
            <text:p>0.247784864</text:p>
          </table:table-cell>
          <table:table-cell table:formula="of:=[.D921]^2" office:value-type="float" office:value="0.0613973388274985">
            <text:p>0.061397339</text:p>
          </table:table-cell>
          <table:table-cell table:formula="of:=ABS([.E921])" office:value-type="float" office:value="0.0613973388274985">
            <text:p>0.061397339</text:p>
          </table:table-cell>
          <table:table-cell table:formula="of:=SLOPE([.$B$2:.$B$1001];[.$A$2:.$A$1001])*[.A921]+INTERCEPT([.$B$2:.$B$1001];[.$A$2:.$A$1001])" office:value-type="float" office:value="0.129856976676548">
            <text:p>0.129856977</text:p>
          </table:table-cell>
          <table:table-cell table:formula="of:=[.B921]-[.G921]" office:value-type="float" office:value="0.161463252323452">
            <text:p>0.161463252</text:p>
          </table:table-cell>
          <table:table-cell table:formula="of:=[.H921]^2" office:value-type="float" office:value="0.0260703818508666">
            <text:p>0.026070382</text:p>
          </table:table-cell>
        </table:table-row>
        <table:table-row table:style-name="ro1">
          <table:table-cell office:value-type="float" office:value="0.475767001">
            <text:p>0,475767001</text:p>
          </table:table-cell>
          <table:table-cell office:value-type="float" office:value="0.193095635">
            <text:p>0,193095635</text:p>
          </table:table-cell>
          <table:table-cell table:formula="of:=[.A922]/[.B922]" office:value-type="float" office:value="2.46389309111001">
            <text:p>2,463893091</text:p>
          </table:table-cell>
          <table:table-cell table:formula="of:=[.B922]-[.A922]" office:value-type="float" office:value="-0.282671366">
            <text:p>-0.282671366</text:p>
          </table:table-cell>
          <table:table-cell table:formula="of:=[.D922]^2" office:value-type="float" office:value="0.0799031011563059">
            <text:p>0.079903101</text:p>
          </table:table-cell>
          <table:table-cell table:formula="of:=ABS([.E922])" office:value-type="float" office:value="0.0799031011563059">
            <text:p>0.079903101</text:p>
          </table:table-cell>
          <table:table-cell table:formula="of:=SLOPE([.$B$2:.$B$1001];[.$A$2:.$A$1001])*[.A922]+INTERCEPT([.$B$2:.$B$1001];[.$A$2:.$A$1001])" office:value-type="float" office:value="0.477367641690115">
            <text:p>0.477367642</text:p>
          </table:table-cell>
          <table:table-cell table:formula="of:=[.B922]-[.G922]" office:value-type="float" office:value="-0.284272006690115">
            <text:p>-0.284272007</text:p>
          </table:table-cell>
          <table:table-cell table:formula="of:=[.H922]^2" office:value-type="float" office:value="0.0808105737876249">
            <text:p>0.080810574</text:p>
          </table:table-cell>
        </table:table-row>
        <table:table-row table:style-name="ro1">
          <table:table-cell office:value-type="float" office:value="0.090679951">
            <text:p>0,090679951</text:p>
          </table:table-cell>
          <table:table-cell office:value-type="float" office:value="0.164135907">
            <text:p>0,164135907</text:p>
          </table:table-cell>
          <table:table-cell office:value-type="string">
            <text:p>0,552468699003199</text:p>
          </table:table-cell>
          <table:table-cell table:formula="of:=[.B923]-[.A923]" office:value-type="float" office:value="0.073455956">
            <text:p>0.073455956</text:p>
          </table:table-cell>
          <table:table-cell table:formula="of:=[.D923]^2" office:value-type="float" office:value="0.00539577747187393">
            <text:p>0.005395777</text:p>
          </table:table-cell>
          <table:table-cell table:formula="of:=ABS([.E923])" office:value-type="float" office:value="0.00539577747187393">
            <text:p>0.005395777</text:p>
          </table:table-cell>
          <table:table-cell table:formula="of:=SLOPE([.$B$2:.$B$1001];[.$A$2:.$A$1001])*[.A923]+INTERCEPT([.$B$2:.$B$1001];[.$A$2:.$A$1001])" office:value-type="float" office:value="0.167760834395675">
            <text:p>0.167760834</text:p>
          </table:table-cell>
          <table:table-cell table:formula="of:=[.B923]-[.G923]" office:value-type="float" office:value="-0.00362492739567494">
            <text:p>-0.003624927</text:p>
          </table:table-cell>
          <table:table-cell table:formula="of:=[.H923]^2" office:value-type="float" office:value="0.0000131400986239147">
            <text:p>0.000013140</text:p>
          </table:table-cell>
        </table:table-row>
        <table:table-row table:style-name="ro1">
          <table:table-cell office:value-type="float" office:value="0.183635054">
            <text:p>0,183635054</text:p>
          </table:table-cell>
          <table:table-cell office:value-type="float" office:value="0.352141387">
            <text:p>0,352141387</text:p>
          </table:table-cell>
          <table:table-cell office:value-type="string">
            <text:p>0,521481032276391</text:p>
          </table:table-cell>
          <table:table-cell table:formula="of:=[.B924]-[.A924]" office:value-type="float" office:value="0.168506333">
            <text:p>0.168506333</text:p>
          </table:table-cell>
          <table:table-cell table:formula="of:=[.D924]^2" office:value-type="float" office:value="0.0283943842611069">
            <text:p>0.028394384</text:p>
          </table:table-cell>
          <table:table-cell table:formula="of:=ABS([.E924])" office:value-type="float" office:value="0.0283943842611069">
            <text:p>0.028394384</text:p>
          </table:table-cell>
          <table:table-cell table:formula="of:=SLOPE([.$B$2:.$B$1001];[.$A$2:.$A$1001])*[.A924]+INTERCEPT([.$B$2:.$B$1001];[.$A$2:.$A$1001])" office:value-type="float" office:value="0.242495969377638">
            <text:p>0.242495969</text:p>
          </table:table-cell>
          <table:table-cell table:formula="of:=[.B924]-[.G924]" office:value-type="float" office:value="0.109645417622362">
            <text:p>0.109645418</text:p>
          </table:table-cell>
          <table:table-cell table:formula="of:=[.H924]^2" office:value-type="float" office:value="0.0120221176055822">
            <text:p>0.012022118</text:p>
          </table:table-cell>
        </table:table-row>
        <table:table-row table:style-name="ro1">
          <table:table-cell office:value-type="float" office:value="0.203768152">
            <text:p>0,203768152</text:p>
          </table:table-cell>
          <table:table-cell office:value-type="float" office:value="0.0001">
            <text:p>0,000100000</text:p>
          </table:table-cell>
          <table:table-cell table:formula="of:=[.A925]/[.B925]" office:value-type="float" office:value="2037.68152">
            <text:p>2037,681520000</text:p>
          </table:table-cell>
          <table:table-cell table:formula="of:=[.B925]-[.A925]" office:value-type="float" office:value="-0.203668152">
            <text:p>-0.203668152</text:p>
          </table:table-cell>
          <table:table-cell table:formula="of:=[.D925]^2" office:value-type="float" office:value="0.0414807161390951">
            <text:p>0.041480716</text:p>
          </table:table-cell>
          <table:table-cell table:formula="of:=ABS([.E925])" office:value-type="float" office:value="0.0414807161390951">
            <text:p>0.041480716</text:p>
          </table:table-cell>
          <table:table-cell table:formula="of:=SLOPE([.$B$2:.$B$1001];[.$A$2:.$A$1001])*[.A925]+INTERCEPT([.$B$2:.$B$1001];[.$A$2:.$A$1001])" office:value-type="float" office:value="0.258682813865724">
            <text:p>0.258682814</text:p>
          </table:table-cell>
          <table:table-cell table:formula="of:=[.B925]-[.G925]" office:value-type="float" office:value="-0.258582813865724">
            <text:p>-0.258582814</text:p>
          </table:table-cell>
          <table:table-cell table:formula="of:=[.H925]^2" office:value-type="float" office:value="0.0668650716267159">
            <text:p>0.066865072</text:p>
          </table:table-cell>
        </table:table-row>
        <table:table-row table:style-name="ro1">
          <table:table-cell office:value-type="float" office:value="0.633855611">
            <text:p>0,633855611</text:p>
          </table:table-cell>
          <table:table-cell office:value-type="float" office:value="0.212287569">
            <text:p>0,212287569</text:p>
          </table:table-cell>
          <table:table-cell table:formula="of:=[.A926]/[.B926]" office:value-type="float" office:value="2.98583479939892">
            <text:p>2,985834799</text:p>
          </table:table-cell>
          <table:table-cell table:formula="of:=[.B926]-[.A926]" office:value-type="float" office:value="-0.421568042">
            <text:p>-0.421568042</text:p>
          </table:table-cell>
          <table:table-cell table:formula="of:=[.D926]^2" office:value-type="float" office:value="0.177719614035714">
            <text:p>0.177719614</text:p>
          </table:table-cell>
          <table:table-cell table:formula="of:=ABS([.E926])" office:value-type="float" office:value="0.177719614035714">
            <text:p>0.177719614</text:p>
          </table:table-cell>
          <table:table-cell table:formula="of:=SLOPE([.$B$2:.$B$1001];[.$A$2:.$A$1001])*[.A926]+INTERCEPT([.$B$2:.$B$1001];[.$A$2:.$A$1001])" office:value-type="float" office:value="0.604469578282675">
            <text:p>0.604469578</text:p>
          </table:table-cell>
          <table:table-cell table:formula="of:=[.B926]-[.G926]" office:value-type="float" office:value="-0.392182009282675">
            <text:p>-0.392182009</text:p>
          </table:table-cell>
          <table:table-cell table:formula="of:=[.H926]^2" office:value-type="float" office:value="0.153806728404996">
            <text:p>0.153806728</text:p>
          </table:table-cell>
        </table:table-row>
        <table:table-row table:style-name="ro1">
          <table:table-cell office:value-type="float" office:value="0.894552034">
            <text:p>0,894552034</text:p>
          </table:table-cell>
          <table:table-cell office:value-type="float" office:value="0.9999">
            <text:p>0,999900000</text:p>
          </table:table-cell>
          <table:table-cell office:value-type="string">
            <text:p>0,894641498149815</text:p>
          </table:table-cell>
          <table:table-cell table:formula="of:=[.B927]-[.A927]" office:value-type="float" office:value="0.105347966">
            <text:p>0.105347966</text:p>
          </table:table-cell>
          <table:table-cell table:formula="of:=[.D927]^2" office:value-type="float" office:value="0.0110981939403371">
            <text:p>0.011098194</text:p>
          </table:table-cell>
          <table:table-cell table:formula="of:=ABS([.E927])" office:value-type="float" office:value="0.0110981939403371">
            <text:p>0.011098194</text:p>
          </table:table-cell>
          <table:table-cell table:formula="of:=SLOPE([.$B$2:.$B$1001];[.$A$2:.$A$1001])*[.A927]+INTERCEPT([.$B$2:.$B$1001];[.$A$2:.$A$1001])" office:value-type="float" office:value="0.814067348963644">
            <text:p>0.814067349</text:p>
          </table:table-cell>
          <table:table-cell table:formula="of:=[.B927]-[.G927]" office:value-type="float" office:value="0.185832651036356">
            <text:p>0.185832651</text:p>
          </table:table-cell>
          <table:table-cell table:formula="of:=[.H927]^2" office:value-type="float" office:value="0.0345337741912">
            <text:p>0.034533774</text:p>
          </table:table-cell>
        </table:table-row>
        <table:table-row table:style-name="ro1">
          <table:table-cell office:value-type="float" office:value="0.818656545">
            <text:p>0,818656545</text:p>
          </table:table-cell>
          <table:table-cell office:value-type="float" office:value="0.9999">
            <text:p>0,999900000</text:p>
          </table:table-cell>
          <table:table-cell office:value-type="string">
            <text:p>0,818738418841884</text:p>
          </table:table-cell>
          <table:table-cell table:formula="of:=[.B928]-[.A928]" office:value-type="float" office:value="0.181243455">
            <text:p>0.181243455</text:p>
          </table:table-cell>
          <table:table-cell table:formula="of:=[.D928]^2" office:value-type="float" office:value="0.032849189980337">
            <text:p>0.032849190</text:p>
          </table:table-cell>
          <table:table-cell table:formula="of:=ABS([.E928])" office:value-type="float" office:value="0.032849189980337">
            <text:p>0.032849190</text:p>
          </table:table-cell>
          <table:table-cell table:formula="of:=SLOPE([.$B$2:.$B$1001];[.$A$2:.$A$1001])*[.A928]+INTERCEPT([.$B$2:.$B$1001];[.$A$2:.$A$1001])" office:value-type="float" office:value="0.753048002721436">
            <text:p>0.753048003</text:p>
          </table:table-cell>
          <table:table-cell table:formula="of:=[.B928]-[.G928]" office:value-type="float" office:value="0.246851997278564">
            <text:p>0.246851997</text:p>
          </table:table-cell>
          <table:table-cell table:formula="of:=[.H928]^2" office:value-type="float" office:value="0.060935908560416">
            <text:p>0.060935909</text:p>
          </table:table-cell>
        </table:table-row>
        <table:table-row table:style-name="ro1">
          <table:table-cell office:value-type="float" office:value="0.970854979">
            <text:p>0,970854979</text:p>
          </table:table-cell>
          <table:table-cell office:value-type="float" office:value="0.785855769">
            <text:p>0,785855769</text:p>
          </table:table-cell>
          <table:table-cell table:formula="of:=[.A929]/[.B929]" office:value-type="float" office:value="1.2354111495999">
            <text:p>1,235411150</text:p>
          </table:table-cell>
          <table:table-cell table:formula="of:=[.B929]-[.A929]" office:value-type="float" office:value="-0.18499921">
            <text:p>-0.184999210</text:p>
          </table:table-cell>
          <table:table-cell table:formula="of:=[.D929]^2" office:value-type="float" office:value="0.0342247077006241">
            <text:p>0.034224708</text:p>
          </table:table-cell>
          <table:table-cell table:formula="of:=ABS([.E929])" office:value-type="float" office:value="0.0342247077006241">
            <text:p>0.034224708</text:p>
          </table:table-cell>
          <table:table-cell table:formula="of:=SLOPE([.$B$2:.$B$1001];[.$A$2:.$A$1001])*[.A929]+INTERCEPT([.$B$2:.$B$1001];[.$A$2:.$A$1001])" office:value-type="float" office:value="0.875414286464174">
            <text:p>0.875414286</text:p>
          </table:table-cell>
          <table:table-cell table:formula="of:=[.B929]-[.G929]" office:value-type="float" office:value="-0.0895585174641735">
            <text:p>-0.089558517</text:p>
          </table:table-cell>
          <table:table-cell table:formula="of:=[.H929]^2" office:value-type="float" office:value="0.00802072805038068">
            <text:p>0.008020728</text:p>
          </table:table-cell>
        </table:table-row>
        <table:table-row table:style-name="ro1">
          <table:table-cell office:value-type="float" office:value="0.867444759">
            <text:p>0,867444759</text:p>
          </table:table-cell>
          <table:table-cell office:value-type="float" office:value="0.47716359">
            <text:p>0,477163590</text:p>
          </table:table-cell>
          <table:table-cell table:formula="of:=[.A930]/[.B930]" office:value-type="float" office:value="1.81791900551339">
            <text:p>1,817919006</text:p>
          </table:table-cell>
          <table:table-cell table:formula="of:=[.B930]-[.A930]" office:value-type="float" office:value="-0.390281169">
            <text:p>-0.390281169</text:p>
          </table:table-cell>
          <table:table-cell table:formula="of:=[.D930]^2" office:value-type="float" office:value="0.152319390876007">
            <text:p>0.152319391</text:p>
          </table:table-cell>
          <table:table-cell table:formula="of:=ABS([.E930])" office:value-type="float" office:value="0.152319390876007">
            <text:p>0.152319391</text:p>
          </table:table-cell>
          <table:table-cell table:formula="of:=SLOPE([.$B$2:.$B$1001];[.$A$2:.$A$1001])*[.A930]+INTERCEPT([.$B$2:.$B$1001];[.$A$2:.$A$1001])" office:value-type="float" office:value="0.792273323775826">
            <text:p>0.792273324</text:p>
          </table:table-cell>
          <table:table-cell table:formula="of:=[.B930]-[.G930]" office:value-type="float" office:value="-0.315109733775826">
            <text:p>-0.315109734</text:p>
          </table:table-cell>
          <table:table-cell table:formula="of:=[.H930]^2" office:value-type="float" office:value="0.0992941443202722">
            <text:p>0.099294144</text:p>
          </table:table-cell>
        </table:table-row>
        <table:table-row table:style-name="ro1">
          <table:table-cell office:value-type="float" office:value="0.141218619">
            <text:p>0,141218619</text:p>
          </table:table-cell>
          <table:table-cell office:value-type="float" office:value="0.446487605">
            <text:p>0,446487605</text:p>
          </table:table-cell>
          <table:table-cell office:value-type="string">
            <text:p>0,316287882168644</text:p>
          </table:table-cell>
          <table:table-cell table:formula="of:=[.B931]-[.A931]" office:value-type="float" office:value="0.305268986">
            <text:p>0.305268986</text:p>
          </table:table-cell>
          <table:table-cell table:formula="of:=[.D931]^2" office:value-type="float" office:value="0.0931891538134682">
            <text:p>0.093189154</text:p>
          </table:table-cell>
          <table:table-cell table:formula="of:=ABS([.E931])" office:value-type="float" office:value="0.0931891538134682">
            <text:p>0.093189154</text:p>
          </table:table-cell>
          <table:table-cell table:formula="of:=SLOPE([.$B$2:.$B$1001];[.$A$2:.$A$1001])*[.A931]+INTERCEPT([.$B$2:.$B$1001];[.$A$2:.$A$1001])" office:value-type="float" office:value="0.208393506006922">
            <text:p>0.208393506</text:p>
          </table:table-cell>
          <table:table-cell table:formula="of:=[.B931]-[.G931]" office:value-type="float" office:value="0.238094098993078">
            <text:p>0.238094099</text:p>
          </table:table-cell>
          <table:table-cell table:formula="of:=[.H931]^2" office:value-type="float" office:value="0.0566887999753259">
            <text:p>0.056688800</text:p>
          </table:table-cell>
        </table:table-row>
        <table:table-row table:style-name="ro1">
          <table:table-cell office:value-type="float" office:value="0.043516185">
            <text:p>0,043516185</text:p>
          </table:table-cell>
          <table:table-cell office:value-type="float" office:value="0.25279113">
            <text:p>0,252791130</text:p>
          </table:table-cell>
          <table:table-cell office:value-type="string">
            <text:p>0,172142847733621</text:p>
          </table:table-cell>
          <table:table-cell table:formula="of:=[.B932]-[.A932]" office:value-type="float" office:value="0.209274945">
            <text:p>0.209274945</text:p>
          </table:table-cell>
          <table:table-cell table:formula="of:=[.D932]^2" office:value-type="float" office:value="0.043796002604753">
            <text:p>0.043796003</text:p>
          </table:table-cell>
          <table:table-cell table:formula="of:=ABS([.E932])" office:value-type="float" office:value="0.043796002604753">
            <text:p>0.043796003</text:p>
          </table:table-cell>
          <table:table-cell table:formula="of:=SLOPE([.$B$2:.$B$1001];[.$A$2:.$A$1001])*[.A932]+INTERCEPT([.$B$2:.$B$1001];[.$A$2:.$A$1001])" office:value-type="float" office:value="0.12984155611498">
            <text:p>0.129841556</text:p>
          </table:table-cell>
          <table:table-cell table:formula="of:=[.B932]-[.G932]" office:value-type="float" office:value="0.122949573885021">
            <text:p>0.122949574</text:p>
          </table:table-cell>
          <table:table-cell table:formula="of:=[.H932]^2" office:value-type="float" office:value="0.0151165977185081">
            <text:p>0.015116598</text:p>
          </table:table-cell>
        </table:table-row>
        <table:table-row table:style-name="ro1">
          <table:table-cell office:value-type="float" office:value="0.306766331">
            <text:p>0,306766331</text:p>
          </table:table-cell>
          <table:table-cell office:value-type="float" office:value="0.286247936">
            <text:p>0,286247936</text:p>
          </table:table-cell>
          <table:table-cell table:formula="of:=[.A933]/[.B933]" office:value-type="float" office:value="1.07168049938358">
            <text:p>1,071680499</text:p>
          </table:table-cell>
          <table:table-cell table:formula="of:=[.B933]-[.A933]" office:value-type="float" office:value="-0.020518395">
            <text:p>-0.020518395</text:p>
          </table:table-cell>
          <table:table-cell table:formula="of:=[.D933]^2" office:value-type="float" office:value="0.000421004533376024">
            <text:p>0.000421005</text:p>
          </table:table-cell>
          <table:table-cell table:formula="of:=ABS([.E933])" office:value-type="float" office:value="0.000421004533376024">
            <text:p>0.000421005</text:p>
          </table:table-cell>
          <table:table-cell table:formula="of:=SLOPE([.$B$2:.$B$1001];[.$A$2:.$A$1001])*[.A933]+INTERCEPT([.$B$2:.$B$1001];[.$A$2:.$A$1001])" office:value-type="float" office:value="0.341492498993623">
            <text:p>0.341492499</text:p>
          </table:table-cell>
          <table:table-cell table:formula="of:=[.B933]-[.G933]" office:value-type="float" office:value="-0.0552445629936227">
            <text:p>-0.055244563</text:p>
          </table:table-cell>
          <table:table-cell table:formula="of:=[.H933]^2" office:value-type="float" office:value="0.00305196174035635">
            <text:p>0.003051962</text:p>
          </table:table-cell>
        </table:table-row>
        <table:table-row table:style-name="ro1">
          <table:table-cell office:value-type="float" office:value="0.615042412">
            <text:p>0,615042412</text:p>
          </table:table-cell>
          <table:table-cell office:value-type="float" office:value="0.33203176">
            <text:p>0,332031760</text:p>
          </table:table-cell>
          <table:table-cell table:formula="of:=[.A934]/[.B934]" office:value-type="float" office:value="1.85236018385711">
            <text:p>1,852360184</text:p>
          </table:table-cell>
          <table:table-cell table:formula="of:=[.B934]-[.A934]" office:value-type="float" office:value="-0.283010652">
            <text:p>-0.283010652</text:p>
          </table:table-cell>
          <table:table-cell table:formula="of:=[.D934]^2" office:value-type="float" office:value="0.0800950291454651">
            <text:p>0.080095029</text:p>
          </table:table-cell>
          <table:table-cell table:formula="of:=ABS([.E934])" office:value-type="float" office:value="0.0800950291454651">
            <text:p>0.080095029</text:p>
          </table:table-cell>
          <table:table-cell table:formula="of:=SLOPE([.$B$2:.$B$1001];[.$A$2:.$A$1001])*[.A934]+INTERCEPT([.$B$2:.$B$1001];[.$A$2:.$A$1001])" office:value-type="float" office:value="0.589343921687926">
            <text:p>0.589343922</text:p>
          </table:table-cell>
          <table:table-cell table:formula="of:=[.B934]-[.G934]" office:value-type="float" office:value="-0.257312161687926">
            <text:p>-0.257312162</text:p>
          </table:table-cell>
          <table:table-cell table:formula="of:=[.H934]^2" office:value-type="float" office:value="0.0662095485525133">
            <text:p>0.066209549</text:p>
          </table:table-cell>
        </table:table-row>
        <table:table-row table:style-name="ro1">
          <table:table-cell office:value-type="float" office:value="0.046624788">
            <text:p>0,046624788</text:p>
          </table:table-cell>
          <table:table-cell office:value-type="float" office:value="0.447949819">
            <text:p>0,447949819</text:p>
          </table:table-cell>
          <table:table-cell office:value-type="string">
            <text:p>0,104084846164432</text:p>
          </table:table-cell>
          <table:table-cell table:formula="of:=[.B935]-[.A935]" office:value-type="float" office:value="0.401325031">
            <text:p>0.401325031</text:p>
          </table:table-cell>
          <table:table-cell table:formula="of:=[.D935]^2" office:value-type="float" office:value="0.161061780507151">
            <text:p>0.161061781</text:p>
          </table:table-cell>
          <table:table-cell table:formula="of:=ABS([.E935])" office:value-type="float" office:value="0.161061780507151">
            <text:p>0.161061781</text:p>
          </table:table-cell>
          <table:table-cell table:formula="of:=SLOPE([.$B$2:.$B$1001];[.$A$2:.$A$1001])*[.A935]+INTERCEPT([.$B$2:.$B$1001];[.$A$2:.$A$1001])" office:value-type="float" office:value="0.13234084724922">
            <text:p>0.132340847</text:p>
          </table:table-cell>
          <table:table-cell table:formula="of:=[.B935]-[.G935]" office:value-type="float" office:value="0.31560897175078">
            <text:p>0.315608972</text:p>
          </table:table-cell>
          <table:table-cell table:formula="of:=[.H935]^2" office:value-type="float" office:value="0.0996090230495845">
            <text:p>0.099609023</text:p>
          </table:table-cell>
        </table:table-row>
        <table:table-row table:style-name="ro1">
          <table:table-cell office:value-type="float" office:value="0.647259718">
            <text:p>0,647259718</text:p>
          </table:table-cell>
          <table:table-cell office:value-type="float" office:value="0.342485067">
            <text:p>0,342485067</text:p>
          </table:table-cell>
          <table:table-cell table:formula="of:=[.A936]/[.B936]" office:value-type="float" office:value="1.8898917949027">
            <text:p>1,889891795</text:p>
          </table:table-cell>
          <table:table-cell table:formula="of:=[.B936]-[.A936]" office:value-type="float" office:value="-0.304774651">
            <text:p>-0.304774651</text:p>
          </table:table-cell>
          <table:table-cell table:formula="of:=[.D936]^2" office:value-type="float" office:value="0.0928875878921718">
            <text:p>0.092887588</text:p>
          </table:table-cell>
          <table:table-cell table:formula="of:=ABS([.E936])" office:value-type="float" office:value="0.0928875878921718">
            <text:p>0.092887588</text:p>
          </table:table-cell>
          <table:table-cell table:formula="of:=SLOPE([.$B$2:.$B$1001];[.$A$2:.$A$1001])*[.A936]+INTERCEPT([.$B$2:.$B$1001];[.$A$2:.$A$1001])" office:value-type="float" office:value="0.615246369589739">
            <text:p>0.615246370</text:p>
          </table:table-cell>
          <table:table-cell table:formula="of:=[.B936]-[.G936]" office:value-type="float" office:value="-0.272761302589739">
            <text:p>-0.272761303</text:p>
          </table:table-cell>
          <table:table-cell table:formula="of:=[.H936]^2" office:value-type="float" office:value="0.0743987281904513">
            <text:p>0.074398728</text:p>
          </table:table-cell>
        </table:table-row>
        <table:table-row table:style-name="ro1">
          <table:table-cell office:value-type="float" office:value="0.737298835">
            <text:p>0,737298835</text:p>
          </table:table-cell>
          <table:table-cell office:value-type="float" office:value="0.862459487">
            <text:p>0,862459487</text:p>
          </table:table-cell>
          <table:table-cell office:value-type="string">
            <text:p>0,854879384033026</text:p>
          </table:table-cell>
          <table:table-cell table:formula="of:=[.B937]-[.A937]" office:value-type="float" office:value="0.125160652">
            <text:p>0.125160652</text:p>
          </table:table-cell>
          <table:table-cell table:formula="of:=[.D937]^2" office:value-type="float" office:value="0.0156651888090651">
            <text:p>0.015665189</text:p>
          </table:table-cell>
          <table:table-cell table:formula="of:=ABS([.E937])" office:value-type="float" office:value="0.0156651888090651">
            <text:p>0.015665189</text:p>
          </table:table-cell>
          <table:table-cell table:formula="of:=SLOPE([.$B$2:.$B$1001];[.$A$2:.$A$1001])*[.A937]+INTERCEPT([.$B$2:.$B$1001];[.$A$2:.$A$1001])" office:value-type="float" office:value="0.687637075914402">
            <text:p>0.687637076</text:p>
          </table:table-cell>
          <table:table-cell table:formula="of:=[.B937]-[.G937]" office:value-type="float" office:value="0.174822411085598">
            <text:p>0.174822411</text:p>
          </table:table-cell>
          <table:table-cell table:formula="of:=[.H937]^2" office:value-type="float" office:value="0.0305628754177819">
            <text:p>0.030562875</text:p>
          </table:table-cell>
        </table:table-row>
        <table:table-row table:style-name="ro1">
          <table:table-cell office:value-type="float" office:value="0.064633071">
            <text:p>0,064633071</text:p>
          </table:table-cell>
          <table:table-cell office:value-type="float" office:value="0.0001">
            <text:p>0,000100000</text:p>
          </table:table-cell>
          <table:table-cell table:formula="of:=[.A938]/[.B938]" office:value-type="float" office:value="646.33071">
            <text:p>646,330710000</text:p>
          </table:table-cell>
          <table:table-cell table:formula="of:=[.B938]-[.A938]" office:value-type="float" office:value="-0.064533071">
            <text:p>-0.064533071</text:p>
          </table:table-cell>
          <table:table-cell table:formula="of:=[.D938]^2" office:value-type="float" office:value="0.00416451725269104">
            <text:p>0.004164517</text:p>
          </table:table-cell>
          <table:table-cell table:formula="of:=ABS([.E938])" office:value-type="float" office:value="0.00416451725269104">
            <text:p>0.004164517</text:p>
          </table:table-cell>
          <table:table-cell table:formula="of:=SLOPE([.$B$2:.$B$1001];[.$A$2:.$A$1001])*[.A938]+INTERCEPT([.$B$2:.$B$1001];[.$A$2:.$A$1001])" office:value-type="float" office:value="0.146819358028756">
            <text:p>0.146819358</text:p>
          </table:table-cell>
          <table:table-cell table:formula="of:=[.B938]-[.G938]" office:value-type="float" office:value="-0.146719358028756">
            <text:p>-0.146719358</text:p>
          </table:table-cell>
          <table:table-cell table:formula="of:=[.H938]^2" office:value-type="float" office:value="0.0215265700203704">
            <text:p>0.021526570</text:p>
          </table:table-cell>
        </table:table-row>
        <table:table-row table:style-name="ro1">
          <table:table-cell office:value-type="float" office:value="0.852475308">
            <text:p>0,852475308</text:p>
          </table:table-cell>
          <table:table-cell office:value-type="float" office:value="0.803224349">
            <text:p>0,803224349</text:p>
          </table:table-cell>
          <table:table-cell table:formula="of:=[.A939]/[.B939]" office:value-type="float" office:value="1.06131656623871">
            <text:p>1,061316566</text:p>
          </table:table-cell>
          <table:table-cell table:formula="of:=[.B939]-[.A939]" office:value-type="float" office:value="-0.049250959">
            <text:p>-0.049250959</text:p>
          </table:table-cell>
          <table:table-cell table:formula="of:=[.D939]^2" office:value-type="float" office:value="0.00242565696241968">
            <text:p>0.002425657</text:p>
          </table:table-cell>
          <table:table-cell table:formula="of:=ABS([.E939])" office:value-type="float" office:value="0.00242565696241968">
            <text:p>0.002425657</text:p>
          </table:table-cell>
          <table:table-cell table:formula="of:=SLOPE([.$B$2:.$B$1001];[.$A$2:.$A$1001])*[.A939]+INTERCEPT([.$B$2:.$B$1001];[.$A$2:.$A$1001])" office:value-type="float" office:value="0.780238008822855">
            <text:p>0.780238009</text:p>
          </table:table-cell>
          <table:table-cell table:formula="of:=[.B939]-[.G939]" office:value-type="float" office:value="0.0229863401771448">
            <text:p>0.022986340</text:p>
          </table:table-cell>
          <table:table-cell table:formula="of:=[.H939]^2" office:value-type="float" office:value="0.000528371834739423">
            <text:p>0.000528372</text:p>
          </table:table-cell>
        </table:table-row>
        <table:table-row table:style-name="ro1">
          <table:table-cell office:value-type="float" office:value="0.433358728">
            <text:p>0,433358728</text:p>
          </table:table-cell>
          <table:table-cell office:value-type="float" office:value="0.695383149">
            <text:p>0,695383149</text:p>
          </table:table-cell>
          <table:table-cell office:value-type="string">
            <text:p>0,62319417521577</text:p>
          </table:table-cell>
          <table:table-cell table:formula="of:=[.B940]-[.A940]" office:value-type="float" office:value="0.262024421">
            <text:p>0.262024421</text:p>
          </table:table-cell>
          <table:table-cell table:formula="of:=[.D940]^2" office:value-type="float" office:value="0.0686567972003853">
            <text:p>0.068656797</text:p>
          </table:table-cell>
          <table:table-cell table:formula="of:=ABS([.E940])" office:value-type="float" office:value="0.0686567972003853">
            <text:p>0.068656797</text:p>
          </table:table-cell>
          <table:table-cell table:formula="of:=SLOPE([.$B$2:.$B$1001];[.$A$2:.$A$1001])*[.A940]+INTERCEPT([.$B$2:.$B$1001];[.$A$2:.$A$1001])" office:value-type="float" office:value="0.443271740499979">
            <text:p>0.443271740</text:p>
          </table:table-cell>
          <table:table-cell table:formula="of:=[.B940]-[.G940]" office:value-type="float" office:value="0.252111408500021">
            <text:p>0.252111409</text:p>
          </table:table-cell>
          <table:table-cell table:formula="of:=[.H940]^2" office:value-type="float" office:value="0.0635601622958645">
            <text:p>0.063560162</text:p>
          </table:table-cell>
        </table:table-row>
        <table:table-row table:style-name="ro1">
          <table:table-cell office:value-type="float" office:value="0.07208922">
            <text:p>0,072089220</text:p>
          </table:table-cell>
          <table:table-cell office:value-type="float" office:value="0.0001">
            <text:p>0,000100000</text:p>
          </table:table-cell>
          <table:table-cell office:value-type="string">
            <text:p>720,8922</text:p>
          </table:table-cell>
          <table:table-cell table:formula="of:=[.B941]-[.A941]" office:value-type="float" office:value="-0.07198922">
            <text:p>-0.071989220</text:p>
          </table:table-cell>
          <table:table-cell table:formula="of:=[.D941]^2" office:value-type="float" office:value="0.0051824477962084">
            <text:p>0.005182448</text:p>
          </table:table-cell>
          <table:table-cell table:formula="of:=ABS([.E941])" office:value-type="float" office:value="0.0051824477962084">
            <text:p>0.005182448</text:p>
          </table:table-cell>
          <table:table-cell table:formula="of:=SLOPE([.$B$2:.$B$1001];[.$A$2:.$A$1001])*[.A941]+INTERCEPT([.$B$2:.$B$1001];[.$A$2:.$A$1001])" office:value-type="float" office:value="0.15281404023529">
            <text:p>0.152814040</text:p>
          </table:table-cell>
          <table:table-cell table:formula="of:=[.B941]-[.G941]" office:value-type="float" office:value="-0.15271404023529">
            <text:p>-0.152714040</text:p>
          </table:table-cell>
          <table:table-cell table:formula="of:=[.H941]^2" office:value-type="float" office:value="0.0233215780849858">
            <text:p>0.023321578</text:p>
          </table:table-cell>
        </table:table-row>
        <table:table-row table:style-name="ro1">
          <table:table-cell office:value-type="float" office:value="0.779176774">
            <text:p>0,779176774</text:p>
          </table:table-cell>
          <table:table-cell office:value-type="float" office:value="0.880656126">
            <text:p>0,880656126</text:p>
          </table:table-cell>
          <table:table-cell office:value-type="string">
            <text:p>0,884768470911653</text:p>
          </table:table-cell>
          <table:table-cell table:formula="of:=[.B942]-[.A942]" office:value-type="float" office:value="0.101479352">
            <text:p>0.101479352</text:p>
          </table:table-cell>
          <table:table-cell table:formula="of:=[.D942]^2" office:value-type="float" office:value="0.0102980588823399">
            <text:p>0.010298059</text:p>
          </table:table-cell>
          <table:table-cell table:formula="of:=ABS([.E942])" office:value-type="float" office:value="0.0102980588823399">
            <text:p>0.010298059</text:p>
          </table:table-cell>
          <table:table-cell table:formula="of:=SLOPE([.$B$2:.$B$1001];[.$A$2:.$A$1001])*[.A942]+INTERCEPT([.$B$2:.$B$1001];[.$A$2:.$A$1001])" office:value-type="float" office:value="0.721306592949216">
            <text:p>0.721306593</text:p>
          </table:table-cell>
          <table:table-cell table:formula="of:=[.B942]-[.G942]" office:value-type="float" office:value="0.159349533050784">
            <text:p>0.159349533</text:p>
          </table:table-cell>
          <table:table-cell table:formula="of:=[.H942]^2" office:value-type="float" office:value="0.025392273683503">
            <text:p>0.025392274</text:p>
          </table:table-cell>
        </table:table-row>
        <table:table-row table:style-name="ro1">
          <table:table-cell office:value-type="float" office:value="0.891681452">
            <text:p>0,891681452</text:p>
          </table:table-cell>
          <table:table-cell office:value-type="float" office:value="0.436623241">
            <text:p>0,436623241</text:p>
          </table:table-cell>
          <table:table-cell table:formula="of:=[.A943]/[.B943]" office:value-type="float" office:value="2.04222168741586">
            <text:p>2,042221687</text:p>
          </table:table-cell>
          <table:table-cell table:formula="of:=[.B943]-[.A943]" office:value-type="float" office:value="-0.455058211">
            <text:p>-0.455058211</text:p>
          </table:table-cell>
          <table:table-cell table:formula="of:=[.D943]^2" office:value-type="float" office:value="0.20707797539852">
            <text:p>0.207077975</text:p>
          </table:table-cell>
          <table:table-cell table:formula="of:=ABS([.E943])" office:value-type="float" office:value="0.20707797539852">
            <text:p>0.207077975</text:p>
          </table:table-cell>
          <table:table-cell table:formula="of:=SLOPE([.$B$2:.$B$1001];[.$A$2:.$A$1001])*[.A943]+INTERCEPT([.$B$2:.$B$1001];[.$A$2:.$A$1001])" office:value-type="float" office:value="0.811759424747296">
            <text:p>0.811759425</text:p>
          </table:table-cell>
          <table:table-cell table:formula="of:=[.B943]-[.G943]" office:value-type="float" office:value="-0.375136183747296">
            <text:p>-0.375136184</text:p>
          </table:table-cell>
          <table:table-cell table:formula="of:=[.H943]^2" office:value-type="float" office:value="0.140727156356485">
            <text:p>0.140727156</text:p>
          </table:table-cell>
        </table:table-row>
        <table:table-row table:style-name="ro1">
          <table:table-cell office:value-type="float" office:value="0.708543525">
            <text:p>0,708543525</text:p>
          </table:table-cell>
          <table:table-cell office:value-type="float" office:value="0.9999">
            <text:p>0,999900000</text:p>
          </table:table-cell>
          <table:table-cell office:value-type="string">
            <text:p>0,708614386438644</text:p>
          </table:table-cell>
          <table:table-cell table:formula="of:=[.B944]-[.A944]" office:value-type="float" office:value="0.291356475">
            <text:p>0.291356475</text:p>
          </table:table-cell>
          <table:table-cell table:formula="of:=[.D944]^2" office:value-type="float" office:value="0.0848885955244256">
            <text:p>0.084888596</text:p>
          </table:table-cell>
          <table:table-cell table:formula="of:=ABS([.E944])" office:value-type="float" office:value="0.0848885955244256">
            <text:p>0.084888596</text:p>
          </table:table-cell>
          <table:table-cell table:formula="of:=SLOPE([.$B$2:.$B$1001];[.$A$2:.$A$1001])*[.A944]+INTERCEPT([.$B$2:.$B$1001];[.$A$2:.$A$1001])" office:value-type="float" office:value="0.664518044199723">
            <text:p>0.664518044</text:p>
          </table:table-cell>
          <table:table-cell table:formula="of:=[.B944]-[.G944]" office:value-type="float" office:value="0.335381955800276">
            <text:p>0.335381956</text:p>
          </table:table-cell>
          <table:table-cell table:formula="of:=[.H944]^2" office:value-type="float" office:value="0.112481056276419">
            <text:p>0.112481056</text:p>
          </table:table-cell>
        </table:table-row>
        <table:table-row table:style-name="ro1">
          <table:table-cell office:value-type="float" office:value="0.868461577">
            <text:p>0,868461577</text:p>
          </table:table-cell>
          <table:table-cell office:value-type="float" office:value="0.9999">
            <text:p>0,999900000</text:p>
          </table:table-cell>
          <table:table-cell office:value-type="string">
            <text:p>0,868548431843184</text:p>
          </table:table-cell>
          <table:table-cell table:formula="of:=[.B945]-[.A945]" office:value-type="float" office:value="0.131438423">
            <text:p>0.131438423</text:p>
          </table:table-cell>
          <table:table-cell table:formula="of:=[.D945]^2" office:value-type="float" office:value="0.0172760590407269">
            <text:p>0.017276059</text:p>
          </table:table-cell>
          <table:table-cell table:formula="of:=ABS([.E945])" office:value-type="float" office:value="0.0172760590407269">
            <text:p>0.017276059</text:p>
          </table:table-cell>
          <table:table-cell table:formula="of:=SLOPE([.$B$2:.$B$1001];[.$A$2:.$A$1001])*[.A945]+INTERCEPT([.$B$2:.$B$1001];[.$A$2:.$A$1001])" office:value-type="float" office:value="0.793090837048681">
            <text:p>0.793090837</text:p>
          </table:table-cell>
          <table:table-cell table:formula="of:=[.B945]-[.G945]" office:value-type="float" office:value="0.206809162951319">
            <text:p>0.206809163</text:p>
          </table:table-cell>
          <table:table-cell table:formula="of:=[.H945]^2" office:value-type="float" office:value="0.0427700298806251">
            <text:p>0.042770030</text:p>
          </table:table-cell>
        </table:table-row>
        <table:table-row table:style-name="ro1">
          <table:table-cell office:value-type="float" office:value="0.404475428">
            <text:p>0,404475428</text:p>
          </table:table-cell>
          <table:table-cell office:value-type="float" office:value="0.094731744">
            <text:p>0,094731744</text:p>
          </table:table-cell>
          <table:table-cell table:formula="of:=[.A946]/[.B946]" office:value-type="float" office:value="4.26969261750317">
            <text:p>4,269692618</text:p>
          </table:table-cell>
          <table:table-cell table:formula="of:=[.B946]-[.A946]" office:value-type="float" office:value="-0.309743684">
            <text:p>-0.309743684</text:p>
          </table:table-cell>
          <table:table-cell table:formula="of:=[.D946]^2" office:value-type="float" office:value="0.0959411497778919">
            <text:p>0.095941150</text:p>
          </table:table-cell>
          <table:table-cell table:formula="of:=ABS([.E946])" office:value-type="float" office:value="0.0959411497778919">
            <text:p>0.095941150</text:p>
          </table:table-cell>
          <table:table-cell table:formula="of:=SLOPE([.$B$2:.$B$1001];[.$A$2:.$A$1001])*[.A946]+INTERCEPT([.$B$2:.$B$1001];[.$A$2:.$A$1001])" office:value-type="float" office:value="0.420049805882527">
            <text:p>0.420049806</text:p>
          </table:table-cell>
          <table:table-cell table:formula="of:=[.B946]-[.G946]" office:value-type="float" office:value="-0.325318061882527">
            <text:p>-0.325318062</text:p>
          </table:table-cell>
          <table:table-cell table:formula="of:=[.H946]^2" office:value-type="float" office:value="0.105831841387004">
            <text:p>0.105831841</text:p>
          </table:table-cell>
        </table:table-row>
        <table:table-row table:style-name="ro1">
          <table:table-cell office:value-type="float" office:value="0.413834245">
            <text:p>0,413834245</text:p>
          </table:table-cell>
          <table:table-cell office:value-type="float" office:value="0.062048121">
            <text:p>0,062048121</text:p>
          </table:table-cell>
          <table:table-cell table:formula="of:=[.A947]/[.B947]" office:value-type="float" office:value="6.66956933313097">
            <text:p>6,669569333</text:p>
          </table:table-cell>
          <table:table-cell table:formula="of:=[.B947]-[.A947]" office:value-type="float" office:value="-0.351786124">
            <text:p>-0.351786124</text:p>
          </table:table-cell>
          <table:table-cell table:formula="of:=[.D947]^2" office:value-type="float" office:value="0.123753477038943">
            <text:p>0.123753477</text:p>
          </table:table-cell>
          <table:table-cell table:formula="of:=ABS([.E947])" office:value-type="float" office:value="0.123753477038943">
            <text:p>0.123753477</text:p>
          </table:table-cell>
          <table:table-cell table:formula="of:=SLOPE([.$B$2:.$B$1001];[.$A$2:.$A$1001])*[.A947]+INTERCEPT([.$B$2:.$B$1001];[.$A$2:.$A$1001])" office:value-type="float" office:value="0.427574217444596">
            <text:p>0.427574217</text:p>
          </table:table-cell>
          <table:table-cell table:formula="of:=[.B947]-[.G947]" office:value-type="float" office:value="-0.365526096444596">
            <text:p>-0.365526096</text:p>
          </table:table-cell>
          <table:table-cell table:formula="of:=[.H947]^2" office:value-type="float" office:value="0.133609327182024">
            <text:p>0.133609327</text:p>
          </table:table-cell>
        </table:table-row>
        <table:table-row table:style-name="ro1">
          <table:table-cell office:value-type="float" office:value="0.805632165">
            <text:p>0,805632165</text:p>
          </table:table-cell>
          <table:table-cell office:value-type="float" office:value="0.468900538">
            <text:p>0,468900538</text:p>
          </table:table-cell>
          <table:table-cell table:formula="of:=[.A948]/[.B948]" office:value-type="float" office:value="1.71813017838764">
            <text:p>1,718130178</text:p>
          </table:table-cell>
          <table:table-cell table:formula="of:=[.B948]-[.A948]" office:value-type="float" office:value="-0.336731627">
            <text:p>-0.336731627</text:p>
          </table:table-cell>
          <table:table-cell table:formula="of:=[.D948]^2" office:value-type="float" office:value="0.113388188622067">
            <text:p>0.113388189</text:p>
          </table:table-cell>
          <table:table-cell table:formula="of:=ABS([.E948])" office:value-type="float" office:value="0.113388188622067">
            <text:p>0.113388189</text:p>
          </table:table-cell>
          <table:table-cell table:formula="of:=SLOPE([.$B$2:.$B$1001];[.$A$2:.$A$1001])*[.A948]+INTERCEPT([.$B$2:.$B$1001];[.$A$2:.$A$1001])" office:value-type="float" office:value="0.742576508785742">
            <text:p>0.742576509</text:p>
          </table:table-cell>
          <table:table-cell table:formula="of:=[.B948]-[.G948]" office:value-type="float" office:value="-0.273675970785742">
            <text:p>-0.273675971</text:p>
          </table:table-cell>
          <table:table-cell table:formula="of:=[.H948]^2" office:value-type="float" office:value="0.0748985369855182">
            <text:p>0.074898537</text:p>
          </table:table-cell>
        </table:table-row>
        <table:table-row table:style-name="ro1">
          <table:table-cell office:value-type="float" office:value="0.966426671">
            <text:p>0,966426671</text:p>
          </table:table-cell>
          <table:table-cell office:value-type="float" office:value="0.791318526">
            <text:p>0,791318526</text:p>
          </table:table-cell>
          <table:table-cell table:formula="of:=[.A949]/[.B949]" office:value-type="float" office:value="1.22128654801644">
            <text:p>1,221286548</text:p>
          </table:table-cell>
          <table:table-cell table:formula="of:=[.B949]-[.A949]" office:value-type="float" office:value="-0.175108145">
            <text:p>-0.175108145</text:p>
          </table:table-cell>
          <table:table-cell table:formula="of:=[.D949]^2" office:value-type="float" office:value="0.030662862445341">
            <text:p>0.030662862</text:p>
          </table:table-cell>
          <table:table-cell table:formula="of:=ABS([.E949])" office:value-type="float" office:value="0.030662862445341">
            <text:p>0.030662862</text:p>
          </table:table-cell>
          <table:table-cell table:formula="of:=SLOPE([.$B$2:.$B$1001];[.$A$2:.$A$1001])*[.A949]+INTERCEPT([.$B$2:.$B$1001];[.$A$2:.$A$1001])" office:value-type="float" office:value="0.871853963410993">
            <text:p>0.871853963</text:p>
          </table:table-cell>
          <table:table-cell table:formula="of:=[.B949]-[.G949]" office:value-type="float" office:value="-0.0805354374109926">
            <text:p>-0.080535437</text:p>
          </table:table-cell>
          <table:table-cell table:formula="of:=[.H949]^2" office:value-type="float" office:value="0.0064859566789799">
            <text:p>0.006485957</text:p>
          </table:table-cell>
        </table:table-row>
        <table:table-row table:style-name="ro1">
          <table:table-cell office:value-type="float" office:value="0.85638636">
            <text:p>0,856386360</text:p>
          </table:table-cell>
          <table:table-cell office:value-type="float" office:value="0.415159004">
            <text:p>0,415159004</text:p>
          </table:table-cell>
          <table:table-cell table:formula="of:=[.A950]/[.B950]" office:value-type="float" office:value="2.06279124804914">
            <text:p>2,062791248</text:p>
          </table:table-cell>
          <table:table-cell table:formula="of:=[.B950]-[.A950]" office:value-type="float" office:value="-0.441227356">
            <text:p>-0.441227356</text:p>
          </table:table-cell>
          <table:table-cell table:formula="of:=[.D950]^2" office:value-type="float" office:value="0.194681579682751">
            <text:p>0.194681580</text:p>
          </table:table-cell>
          <table:table-cell table:formula="of:=ABS([.E950])" office:value-type="float" office:value="0.194681579682751">
            <text:p>0.194681580</text:p>
          </table:table-cell>
          <table:table-cell table:formula="of:=SLOPE([.$B$2:.$B$1001];[.$A$2:.$A$1001])*[.A950]+INTERCEPT([.$B$2:.$B$1001];[.$A$2:.$A$1001])" office:value-type="float" office:value="0.783382462324687">
            <text:p>0.783382462</text:p>
          </table:table-cell>
          <table:table-cell table:formula="of:=[.B950]-[.G950]" office:value-type="float" office:value="-0.368223458324687">
            <text:p>-0.368223458</text:p>
          </table:table-cell>
          <table:table-cell table:formula="of:=[.H950]^2" office:value-type="float" office:value="0.135588515260592">
            <text:p>0.135588515</text:p>
          </table:table-cell>
        </table:table-row>
        <table:table-row table:style-name="ro1">
          <table:table-cell office:value-type="float" office:value="0.67312616">
            <text:p>0,673126160</text:p>
          </table:table-cell>
          <table:table-cell office:value-type="float" office:value="0.432514033">
            <text:p>0,432514033</text:p>
          </table:table-cell>
          <table:table-cell table:formula="of:=[.A951]/[.B951]" office:value-type="float" office:value="1.55631056715332">
            <text:p>1,556310567</text:p>
          </table:table-cell>
          <table:table-cell table:formula="of:=[.B951]-[.A951]" office:value-type="float" office:value="-0.240612127">
            <text:p>-0.240612127</text:p>
          </table:table-cell>
          <table:table-cell table:formula="of:=[.D951]^2" office:value-type="float" office:value="0.0578941956594641">
            <text:p>0.057894196</text:p>
          </table:table-cell>
          <table:table-cell table:formula="of:=ABS([.E951])" office:value-type="float" office:value="0.0578941956594641">
            <text:p>0.057894196</text:p>
          </table:table-cell>
          <table:table-cell table:formula="of:=SLOPE([.$B$2:.$B$1001];[.$A$2:.$A$1001])*[.A951]+INTERCEPT([.$B$2:.$B$1001];[.$A$2:.$A$1001])" office:value-type="float" office:value="0.636042775295116">
            <text:p>0.636042775</text:p>
          </table:table-cell>
          <table:table-cell table:formula="of:=[.B951]-[.G951]" office:value-type="float" office:value="-0.203528742295116">
            <text:p>-0.203528742</text:p>
          </table:table-cell>
          <table:table-cell table:formula="of:=[.H951]^2" office:value-type="float" office:value="0.0414239489402319">
            <text:p>0.041423949</text:p>
          </table:table-cell>
        </table:table-row>
        <table:table-row table:style-name="ro1">
          <table:table-cell office:value-type="float" office:value="0.576779656">
            <text:p>0,576779656</text:p>
          </table:table-cell>
          <table:table-cell office:value-type="float" office:value="0.865393525">
            <text:p>0,865393525</text:p>
          </table:table-cell>
          <table:table-cell office:value-type="string">
            <text:p>0,666494073895457</text:p>
          </table:table-cell>
          <table:table-cell table:formula="of:=[.B952]-[.A952]" office:value-type="float" office:value="0.288613869">
            <text:p>0.288613869</text:p>
          </table:table-cell>
          <table:table-cell table:formula="of:=[.D952]^2" office:value-type="float" office:value="0.0832979653791492">
            <text:p>0.083297965</text:p>
          </table:table-cell>
          <table:table-cell table:formula="of:=ABS([.E952])" office:value-type="float" office:value="0.0832979653791492">
            <text:p>0.083297965</text:p>
          </table:table-cell>
          <table:table-cell table:formula="of:=SLOPE([.$B$2:.$B$1001];[.$A$2:.$A$1001])*[.A952]+INTERCEPT([.$B$2:.$B$1001];[.$A$2:.$A$1001])" office:value-type="float" office:value="0.558580981922888">
            <text:p>0.558580982</text:p>
          </table:table-cell>
          <table:table-cell table:formula="of:=[.B952]-[.G952]" office:value-type="float" office:value="0.306812543077112">
            <text:p>0.306812543</text:p>
          </table:table-cell>
          <table:table-cell table:formula="of:=[.H952]^2" office:value-type="float" office:value="0.0941339365894448">
            <text:p>0.094133937</text:p>
          </table:table-cell>
        </table:table-row>
        <table:table-row table:style-name="ro1">
          <table:table-cell office:value-type="float" office:value="0.043832897">
            <text:p>0,043832897</text:p>
          </table:table-cell>
          <table:table-cell office:value-type="float" office:value="0.14112923">
            <text:p>0,141129230</text:p>
          </table:table-cell>
          <table:table-cell office:value-type="string">
            <text:p>0,310586949280457</text:p>
          </table:table-cell>
          <table:table-cell table:formula="of:=[.B953]-[.A953]" office:value-type="float" office:value="0.097296333">
            <text:p>0.097296333</text:p>
          </table:table-cell>
          <table:table-cell table:formula="of:=[.D953]^2" office:value-type="float" office:value="0.00946657641524689">
            <text:p>0.009466576</text:p>
          </table:table-cell>
          <table:table-cell table:formula="of:=ABS([.E953])" office:value-type="float" office:value="0.00946657641524689">
            <text:p>0.009466576</text:p>
          </table:table-cell>
          <table:table-cell table:formula="of:=SLOPE([.$B$2:.$B$1001];[.$A$2:.$A$1001])*[.A953]+INTERCEPT([.$B$2:.$B$1001];[.$A$2:.$A$1001])" office:value-type="float" office:value="0.130096189946867">
            <text:p>0.130096190</text:p>
          </table:table-cell>
          <table:table-cell table:formula="of:=[.B953]-[.G953]" office:value-type="float" office:value="0.0110330400531328">
            <text:p>0.011033040</text:p>
          </table:table-cell>
          <table:table-cell table:formula="of:=[.H953]^2" office:value-type="float" office:value="0.000121727972814032">
            <text:p>0.000121728</text:p>
          </table:table-cell>
        </table:table-row>
        <table:table-row table:style-name="ro1">
          <table:table-cell office:value-type="float" office:value="0.076565394">
            <text:p>0,076565394</text:p>
          </table:table-cell>
          <table:table-cell office:value-type="float" office:value="0.114661587">
            <text:p>0,114661587</text:p>
          </table:table-cell>
          <table:table-cell office:value-type="string">
            <text:p>0,667751040285183</text:p>
          </table:table-cell>
          <table:table-cell table:formula="of:=[.B954]-[.A954]" office:value-type="float" office:value="0.038096193">
            <text:p>0.038096193</text:p>
          </table:table-cell>
          <table:table-cell table:formula="of:=[.D954]^2" office:value-type="float" office:value="0.00145131992109325">
            <text:p>0.001451320</text:p>
          </table:table-cell>
          <table:table-cell table:formula="of:=ABS([.E954])" office:value-type="float" office:value="0.00145131992109325">
            <text:p>0.001451320</text:p>
          </table:table-cell>
          <table:table-cell table:formula="of:=SLOPE([.$B$2:.$B$1001];[.$A$2:.$A$1001])*[.A954]+INTERCEPT([.$B$2:.$B$1001];[.$A$2:.$A$1001])" office:value-type="float" office:value="0.156412847157087">
            <text:p>0.156412847</text:p>
          </table:table-cell>
          <table:table-cell table:formula="of:=[.B954]-[.G954]" office:value-type="float" office:value="-0.0417512601570872">
            <text:p>-0.041751260</text:p>
          </table:table-cell>
          <table:table-cell table:formula="of:=[.H954]^2" office:value-type="float" office:value="0.00174316772470478">
            <text:p>0.001743168</text:p>
          </table:table-cell>
        </table:table-row>
        <table:table-row table:style-name="ro1">
          <table:table-cell office:value-type="float" office:value="0.233665697">
            <text:p>0,233665697</text:p>
          </table:table-cell>
          <table:table-cell office:value-type="float" office:value="0.431700819">
            <text:p>0,431700819</text:p>
          </table:table-cell>
          <table:table-cell office:value-type="string">
            <text:p>0,54126767130363</text:p>
          </table:table-cell>
          <table:table-cell table:formula="of:=[.B955]-[.A955]" office:value-type="float" office:value="0.198035122">
            <text:p>0.198035122</text:p>
          </table:table-cell>
          <table:table-cell table:formula="of:=[.D955]^2" office:value-type="float" office:value="0.0392179095455549">
            <text:p>0.039217910</text:p>
          </table:table-cell>
          <table:table-cell table:formula="of:=ABS([.E955])" office:value-type="float" office:value="0.0392179095455549">
            <text:p>0.039217910</text:p>
          </table:table-cell>
          <table:table-cell table:formula="of:=SLOPE([.$B$2:.$B$1001];[.$A$2:.$A$1001])*[.A955]+INTERCEPT([.$B$2:.$B$1001];[.$A$2:.$A$1001])" office:value-type="float" office:value="0.282720193085285">
            <text:p>0.282720193</text:p>
          </table:table-cell>
          <table:table-cell table:formula="of:=[.B955]-[.G955]" office:value-type="float" office:value="0.148980625914715">
            <text:p>0.148980626</text:p>
          </table:table-cell>
          <table:table-cell table:formula="of:=[.H955]^2" office:value-type="float" office:value="0.0221952268979403">
            <text:p>0.022195227</text:p>
          </table:table-cell>
        </table:table-row>
        <table:table-row table:style-name="ro1">
          <table:table-cell office:value-type="float" office:value="0.048807493">
            <text:p>0,048807493</text:p>
          </table:table-cell>
          <table:table-cell office:value-type="float" office:value="0.268760166">
            <text:p>0,268760166</text:p>
          </table:table-cell>
          <table:table-cell office:value-type="string">
            <text:p>0,181602406809051</text:p>
          </table:table-cell>
          <table:table-cell table:formula="of:=[.B956]-[.A956]" office:value-type="float" office:value="0.219952673">
            <text:p>0.219952673</text:p>
          </table:table-cell>
          <table:table-cell table:formula="of:=[.D956]^2" office:value-type="float" office:value="0.0483791783598449">
            <text:p>0.048379178</text:p>
          </table:table-cell>
          <table:table-cell table:formula="of:=ABS([.E956])" office:value-type="float" office:value="0.0483791783598449">
            <text:p>0.048379178</text:p>
          </table:table-cell>
          <table:table-cell table:formula="of:=SLOPE([.$B$2:.$B$1001];[.$A$2:.$A$1001])*[.A956]+INTERCEPT([.$B$2:.$B$1001];[.$A$2:.$A$1001])" office:value-type="float" office:value="0.134095724039587">
            <text:p>0.134095724</text:p>
          </table:table-cell>
          <table:table-cell table:formula="of:=[.B956]-[.G956]" office:value-type="float" office:value="0.134664441960414">
            <text:p>0.134664442</text:p>
          </table:table-cell>
          <table:table-cell table:formula="of:=[.H956]^2" office:value-type="float" office:value="0.0181345119285096">
            <text:p>0.018134512</text:p>
          </table:table-cell>
        </table:table-row>
        <table:table-row table:style-name="ro1">
          <table:table-cell office:value-type="float" office:value="0.071270061">
            <text:p>0,071270061</text:p>
          </table:table-cell>
          <table:table-cell office:value-type="float" office:value="0.043854063">
            <text:p>0,043854063</text:p>
          </table:table-cell>
          <table:table-cell table:formula="of:=[.A957]/[.B957]" office:value-type="float" office:value="1.62516437758572">
            <text:p>1,625164378</text:p>
          </table:table-cell>
          <table:table-cell table:formula="of:=[.B957]-[.A957]" office:value-type="float" office:value="-0.027415998">
            <text:p>-0.027415998</text:p>
          </table:table-cell>
          <table:table-cell table:formula="of:=[.D957]^2" office:value-type="float" office:value="0.000751636946336004">
            <text:p>0.000751637</text:p>
          </table:table-cell>
          <table:table-cell table:formula="of:=ABS([.E957])" office:value-type="float" office:value="0.000751636946336004">
            <text:p>0.000751637</text:p>
          </table:table-cell>
          <table:table-cell table:formula="of:=SLOPE([.$B$2:.$B$1001];[.$A$2:.$A$1001])*[.A957]+INTERCEPT([.$B$2:.$B$1001];[.$A$2:.$A$1001])" office:value-type="float" office:value="0.152155443165728">
            <text:p>0.152155443</text:p>
          </table:table-cell>
          <table:table-cell table:formula="of:=[.B957]-[.G957]" office:value-type="float" office:value="-0.108301380165728">
            <text:p>-0.108301380</text:p>
          </table:table-cell>
          <table:table-cell table:formula="of:=[.H957]^2" office:value-type="float" office:value="0.0117291889458015">
            <text:p>0.011729189</text:p>
          </table:table-cell>
        </table:table-row>
        <table:table-row table:style-name="ro1">
          <table:table-cell office:value-type="float" office:value="0.080772034">
            <text:p>0,080772034</text:p>
          </table:table-cell>
          <table:table-cell office:value-type="float" office:value="0.266921242">
            <text:p>0,266921242</text:p>
          </table:table-cell>
          <table:table-cell office:value-type="string">
            <text:p>0,302606242181355</text:p>
          </table:table-cell>
          <table:table-cell table:formula="of:=[.B958]-[.A958]" office:value-type="float" office:value="0.186149208">
            <text:p>0.186149208</text:p>
          </table:table-cell>
          <table:table-cell table:formula="of:=[.D958]^2" office:value-type="float" office:value="0.0346515276390273">
            <text:p>0.034651528</text:p>
          </table:table-cell>
          <table:table-cell table:formula="of:=ABS([.E958])" office:value-type="float" office:value="0.0346515276390273">
            <text:p>0.034651528</text:p>
          </table:table-cell>
          <table:table-cell table:formula="of:=SLOPE([.$B$2:.$B$1001];[.$A$2:.$A$1001])*[.A958]+INTERCEPT([.$B$2:.$B$1001];[.$A$2:.$A$1001])" office:value-type="float" office:value="0.159794950969296">
            <text:p>0.159794951</text:p>
          </table:table-cell>
          <table:table-cell table:formula="of:=[.B958]-[.G958]" office:value-type="float" office:value="0.107126291030704">
            <text:p>0.107126291</text:p>
          </table:table-cell>
          <table:table-cell table:formula="of:=[.H958]^2" office:value-type="float" office:value="0.0114760422299952">
            <text:p>0.011476042</text:p>
          </table:table-cell>
        </table:table-row>
        <table:table-row table:style-name="ro1">
          <table:table-cell office:value-type="float" office:value="0.891189499">
            <text:p>0,891189499</text:p>
          </table:table-cell>
          <table:table-cell office:value-type="float" office:value="0.579628824">
            <text:p>0,579628824</text:p>
          </table:table-cell>
          <table:table-cell table:formula="of:=[.A959]/[.B959]" office:value-type="float" office:value="1.53751756658672">
            <text:p>1,537517567</text:p>
          </table:table-cell>
          <table:table-cell table:formula="of:=[.B959]-[.A959]" office:value-type="float" office:value="-0.311560675">
            <text:p>-0.311560675</text:p>
          </table:table-cell>
          <table:table-cell table:formula="of:=[.D959]^2" office:value-type="float" office:value="0.0970700542064557">
            <text:p>0.097070054</text:p>
          </table:table-cell>
          <table:table-cell table:formula="of:=ABS([.E959])" office:value-type="float" office:value="0.0970700542064557">
            <text:p>0.097070054</text:p>
          </table:table-cell>
          <table:table-cell table:formula="of:=SLOPE([.$B$2:.$B$1001];[.$A$2:.$A$1001])*[.A959]+INTERCEPT([.$B$2:.$B$1001];[.$A$2:.$A$1001])" office:value-type="float" office:value="0.811363898598939">
            <text:p>0.811363899</text:p>
          </table:table-cell>
          <table:table-cell table:formula="of:=[.B959]-[.G959]" office:value-type="float" office:value="-0.231735074598939">
            <text:p>-0.231735075</text:p>
          </table:table-cell>
          <table:table-cell table:formula="of:=[.H959]^2" office:value-type="float" office:value="0.0537011447993757">
            <text:p>0.053701145</text:p>
          </table:table-cell>
        </table:table-row>
        <table:table-row table:style-name="ro1">
          <table:table-cell office:value-type="float" office:value="0.167707436">
            <text:p>0,167707436</text:p>
          </table:table-cell>
          <table:table-cell office:value-type="float" office:value="0.275235461">
            <text:p>0,275235461</text:p>
          </table:table-cell>
          <table:table-cell office:value-type="string">
            <text:p>0,609323505738238</text:p>
          </table:table-cell>
          <table:table-cell table:formula="of:=[.B960]-[.A960]" office:value-type="float" office:value="0.107528025">
            <text:p>0.107528025</text:p>
          </table:table-cell>
          <table:table-cell table:formula="of:=[.D960]^2" office:value-type="float" office:value="0.0115622761604006">
            <text:p>0.011562276</text:p>
          </table:table-cell>
          <table:table-cell table:formula="of:=ABS([.E960])" office:value-type="float" office:value="0.0115622761604006">
            <text:p>0.011562276</text:p>
          </table:table-cell>
          <table:table-cell table:formula="of:=SLOPE([.$B$2:.$B$1001];[.$A$2:.$A$1001])*[.A960]+INTERCEPT([.$B$2:.$B$1001];[.$A$2:.$A$1001])" office:value-type="float" office:value="0.229690296071341">
            <text:p>0.229690296</text:p>
          </table:table-cell>
          <table:table-cell table:formula="of:=[.B960]-[.G960]" office:value-type="float" office:value="0.0455451649286588">
            <text:p>0.045545165</text:p>
          </table:table-cell>
          <table:table-cell table:formula="of:=[.H960]^2" office:value-type="float" office:value="0.00207436204837873">
            <text:p>0.002074362</text:p>
          </table:table-cell>
        </table:table-row>
        <table:table-row table:style-name="ro1">
          <table:table-cell office:value-type="float" office:value="0.901458748">
            <text:p>0,901458748</text:p>
          </table:table-cell>
          <table:table-cell office:value-type="float" office:value="0.836684948">
            <text:p>0,836684948</text:p>
          </table:table-cell>
          <table:table-cell table:formula="of:=[.A961]/[.B961]" office:value-type="float" office:value="1.07741719288107">
            <text:p>1,077417193</text:p>
          </table:table-cell>
          <table:table-cell table:formula="of:=[.B961]-[.A961]" office:value-type="float" office:value="-0.0647738">
            <text:p>-0.064773800</text:p>
          </table:table-cell>
          <table:table-cell table:formula="of:=[.D961]^2" office:value-type="float" office:value="0.00419564516644">
            <text:p>0.004195645</text:p>
          </table:table-cell>
          <table:table-cell table:formula="of:=ABS([.E961])" office:value-type="float" office:value="0.00419564516644">
            <text:p>0.004195645</text:p>
          </table:table-cell>
          <table:table-cell table:formula="of:=SLOPE([.$B$2:.$B$1001];[.$A$2:.$A$1001])*[.A961]+INTERCEPT([.$B$2:.$B$1001];[.$A$2:.$A$1001])" office:value-type="float" office:value="0.819620289968634">
            <text:p>0.819620290</text:p>
          </table:table-cell>
          <table:table-cell table:formula="of:=[.B961]-[.G961]" office:value-type="float" office:value="0.0170646580313655">
            <text:p>0.017064658</text:p>
          </table:table-cell>
          <table:table-cell table:formula="of:=[.H961]^2" office:value-type="float" office:value="0.000291202553727446">
            <text:p>0.000291203</text:p>
          </table:table-cell>
        </table:table-row>
        <table:table-row table:style-name="ro1">
          <table:table-cell office:value-type="float" office:value="0.411485456">
            <text:p>0,411485456</text:p>
          </table:table-cell>
          <table:table-cell office:value-type="float" office:value="0.0001">
            <text:p>0,000100000</text:p>
          </table:table-cell>
          <table:table-cell table:formula="of:=[.A962]/[.B962]" office:value-type="float" office:value="4114.85456">
            <text:p>4114,854560000</text:p>
          </table:table-cell>
          <table:table-cell table:formula="of:=[.B962]-[.A962]" office:value-type="float" office:value="-0.411385456">
            <text:p>-0.411385456</text:p>
          </table:table-cell>
          <table:table-cell table:formula="of:=[.D962]^2" office:value-type="float" office:value="0.169237993408328">
            <text:p>0.169237993</text:p>
          </table:table-cell>
          <table:table-cell table:formula="of:=ABS([.E962])" office:value-type="float" office:value="0.169237993408328">
            <text:p>0.169237993</text:p>
          </table:table-cell>
          <table:table-cell table:formula="of:=SLOPE([.$B$2:.$B$1001];[.$A$2:.$A$1001])*[.A962]+INTERCEPT([.$B$2:.$B$1001];[.$A$2:.$A$1001])" office:value-type="float" office:value="0.425685810490121">
            <text:p>0.425685810</text:p>
          </table:table-cell>
          <table:table-cell table:formula="of:=[.B962]-[.G962]" office:value-type="float" office:value="-0.425585810490121">
            <text:p>-0.425585810</text:p>
          </table:table-cell>
          <table:table-cell table:formula="of:=[.H962]^2" office:value-type="float" office:value="0.181123282090533">
            <text:p>0.181123282</text:p>
          </table:table-cell>
        </table:table-row>
        <table:table-row table:style-name="ro1">
          <table:table-cell office:value-type="float" office:value="0.397498026">
            <text:p>0,397498026</text:p>
          </table:table-cell>
          <table:table-cell office:value-type="float" office:value="0.29504355">
            <text:p>0,295043550</text:p>
          </table:table-cell>
          <table:table-cell table:formula="of:=[.A963]/[.B963]" office:value-type="float" office:value="1.34725204465578">
            <text:p>1,347252045</text:p>
          </table:table-cell>
          <table:table-cell table:formula="of:=[.B963]-[.A963]" office:value-type="float" office:value="-0.102454476">
            <text:p>-0.102454476</text:p>
          </table:table-cell>
          <table:table-cell table:formula="of:=[.D963]^2" office:value-type="float" office:value="0.0104969196524346">
            <text:p>0.010496920</text:p>
          </table:table-cell>
          <table:table-cell table:formula="of:=ABS([.E963])" office:value-type="float" office:value="0.0104969196524346">
            <text:p>0.010496920</text:p>
          </table:table-cell>
          <table:table-cell table:formula="of:=SLOPE([.$B$2:.$B$1001];[.$A$2:.$A$1001])*[.A963]+INTERCEPT([.$B$2:.$B$1001];[.$A$2:.$A$1001])" office:value-type="float" office:value="0.414440032309435">
            <text:p>0.414440032</text:p>
          </table:table-cell>
          <table:table-cell table:formula="of:=[.B963]-[.G963]" office:value-type="float" office:value="-0.119396482309435">
            <text:p>-0.119396482</text:p>
          </table:table-cell>
          <table:table-cell table:formula="of:=[.H963]^2" office:value-type="float" office:value="0.0142555199878673">
            <text:p>0.014255520</text:p>
          </table:table-cell>
        </table:table-row>
        <table:table-row table:style-name="ro1">
          <table:table-cell office:value-type="float" office:value="0.544182224">
            <text:p>0,544182224</text:p>
          </table:table-cell>
          <table:table-cell office:value-type="float" office:value="0.442193863">
            <text:p>0,442193863</text:p>
          </table:table-cell>
          <table:table-cell table:formula="of:=[.A964]/[.B964]" office:value-type="float" office:value="1.23064173778459">
            <text:p>1,230641738</text:p>
          </table:table-cell>
          <table:table-cell table:formula="of:=[.B964]-[.A964]" office:value-type="float" office:value="-0.101988361">
            <text:p>-0.101988361</text:p>
          </table:table-cell>
          <table:table-cell table:formula="of:=[.D964]^2" office:value-type="float" office:value="0.0104016257794663">
            <text:p>0.010401626</text:p>
          </table:table-cell>
          <table:table-cell table:formula="of:=ABS([.E964])" office:value-type="float" office:value="0.0104016257794663">
            <text:p>0.010401626</text:p>
          </table:table-cell>
          <table:table-cell table:formula="of:=SLOPE([.$B$2:.$B$1001];[.$A$2:.$A$1001])*[.A964]+INTERCEPT([.$B$2:.$B$1001];[.$A$2:.$A$1001])" office:value-type="float" office:value="0.532372915857001">
            <text:p>0.532372916</text:p>
          </table:table-cell>
          <table:table-cell table:formula="of:=[.B964]-[.G964]" office:value-type="float" office:value="-0.0901790528570007">
            <text:p>-0.090179053</text:p>
          </table:table-cell>
          <table:table-cell table:formula="of:=[.H964]^2" office:value-type="float" office:value="0.00813226157418573">
            <text:p>0.008132262</text:p>
          </table:table-cell>
        </table:table-row>
        <table:table-row table:style-name="ro1">
          <table:table-cell office:value-type="float" office:value="0.766866979">
            <text:p>0,766866979</text:p>
          </table:table-cell>
          <table:table-cell office:value-type="float" office:value="0.835580078">
            <text:p>0,835580078</text:p>
          </table:table-cell>
          <table:table-cell office:value-type="string">
            <text:p>0,917765991783255</text:p>
          </table:table-cell>
          <table:table-cell table:formula="of:=[.B965]-[.A965]" office:value-type="float" office:value="0.068713099">
            <text:p>0.068713099</text:p>
          </table:table-cell>
          <table:table-cell table:formula="of:=[.D965]^2" office:value-type="float" office:value="0.0047214899741838">
            <text:p>0.004721490</text:p>
          </table:table-cell>
          <table:table-cell table:formula="of:=ABS([.E965])" office:value-type="float" office:value="0.0047214899741838">
            <text:p>0.004721490</text:p>
          </table:table-cell>
          <table:table-cell table:formula="of:=SLOPE([.$B$2:.$B$1001];[.$A$2:.$A$1001])*[.A965]+INTERCEPT([.$B$2:.$B$1001];[.$A$2:.$A$1001])" office:value-type="float" office:value="0.711409619450888">
            <text:p>0.711409619</text:p>
          </table:table-cell>
          <table:table-cell table:formula="of:=[.B965]-[.G965]" office:value-type="float" office:value="0.124170458549112">
            <text:p>0.124170459</text:p>
          </table:table-cell>
          <table:table-cell table:formula="of:=[.H965]^2" office:value-type="float" office:value="0.0154183027762966">
            <text:p>0.015418303</text:p>
          </table:table-cell>
        </table:table-row>
        <table:table-row table:style-name="ro1">
          <table:table-cell office:value-type="float" office:value="0.221749875">
            <text:p>0,221749875</text:p>
          </table:table-cell>
          <table:table-cell office:value-type="float" office:value="0.0001">
            <text:p>0,000100000</text:p>
          </table:table-cell>
          <table:table-cell table:formula="of:=[.A966]/[.B966]" office:value-type="float" office:value="2217.49875">
            <text:p>2217,498750000</text:p>
          </table:table-cell>
          <table:table-cell table:formula="of:=[.B966]-[.A966]" office:value-type="float" office:value="-0.221649875">
            <text:p>-0.221649875</text:p>
          </table:table-cell>
          <table:table-cell table:formula="of:=[.D966]^2" office:value-type="float" office:value="0.0491286670875156">
            <text:p>0.049128667</text:p>
          </table:table-cell>
          <table:table-cell table:formula="of:=ABS([.E966])" office:value-type="float" office:value="0.0491286670875156">
            <text:p>0.049128667</text:p>
          </table:table-cell>
          <table:table-cell table:formula="of:=SLOPE([.$B$2:.$B$1001];[.$A$2:.$A$1001])*[.A966]+INTERCEPT([.$B$2:.$B$1001];[.$A$2:.$A$1001])" office:value-type="float" office:value="0.273139970624652">
            <text:p>0.273139971</text:p>
          </table:table-cell>
          <table:table-cell table:formula="of:=[.B966]-[.G966]" office:value-type="float" office:value="-0.273039970624652">
            <text:p>-0.273039971</text:p>
          </table:table-cell>
          <table:table-cell table:formula="of:=[.H966]^2" office:value-type="float" office:value="0.0745508255587109">
            <text:p>0.074550826</text:p>
          </table:table-cell>
        </table:table-row>
        <table:table-row table:style-name="ro1">
          <table:table-cell office:value-type="float" office:value="0.776101375">
            <text:p>0,776101375</text:p>
          </table:table-cell>
          <table:table-cell office:value-type="float" office:value="0.54856004">
            <text:p>0,548560040</text:p>
          </table:table-cell>
          <table:table-cell table:formula="of:=[.A967]/[.B967]" office:value-type="float" office:value="1.41479750329608">
            <text:p>1,414797503</text:p>
          </table:table-cell>
          <table:table-cell table:formula="of:=[.B967]-[.A967]" office:value-type="float" office:value="-0.227541335">
            <text:p>-0.227541335</text:p>
          </table:table-cell>
          <table:table-cell table:formula="of:=[.D967]^2" office:value-type="float" office:value="0.0517750591335823">
            <text:p>0.051775059</text:p>
          </table:table-cell>
          <table:table-cell table:formula="of:=ABS([.E967])" office:value-type="float" office:value="0.0517750591335823">
            <text:p>0.051775059</text:p>
          </table:table-cell>
          <table:table-cell table:formula="of:=SLOPE([.$B$2:.$B$1001];[.$A$2:.$A$1001])*[.A967]+INTERCEPT([.$B$2:.$B$1001];[.$A$2:.$A$1001])" office:value-type="float" office:value="0.718833997556703">
            <text:p>0.718833998</text:p>
          </table:table-cell>
          <table:table-cell table:formula="of:=[.B967]-[.G967]" office:value-type="float" office:value="-0.170273957556703">
            <text:p>-0.170273958</text:p>
          </table:table-cell>
          <table:table-cell table:formula="of:=[.H967]^2" office:value-type="float" office:value="0.0289932206220218">
            <text:p>0.028993221</text:p>
          </table:table-cell>
        </table:table-row>
        <table:table-row table:style-name="ro1">
          <table:table-cell office:value-type="float" office:value="0.39388313">
            <text:p>0,393883130</text:p>
          </table:table-cell>
          <table:table-cell office:value-type="float" office:value="0.274925931">
            <text:p>0,274925931</text:p>
          </table:table-cell>
          <table:table-cell table:formula="of:=[.A968]/[.B968]" office:value-type="float" office:value="1.4326881737467">
            <text:p>1,432688174</text:p>
          </table:table-cell>
          <table:table-cell table:formula="of:=[.B968]-[.A968]" office:value-type="float" office:value="-0.118957199">
            <text:p>-0.118957199</text:p>
          </table:table-cell>
          <table:table-cell table:formula="of:=[.D968]^2" office:value-type="float" office:value="0.0141508151939256">
            <text:p>0.014150815</text:p>
          </table:table-cell>
          <table:table-cell table:formula="of:=ABS([.E968])" office:value-type="float" office:value="0.0141508151939256">
            <text:p>0.014150815</text:p>
          </table:table-cell>
          <table:table-cell table:formula="of:=SLOPE([.$B$2:.$B$1001];[.$A$2:.$A$1001])*[.A968]+INTERCEPT([.$B$2:.$B$1001];[.$A$2:.$A$1001])" office:value-type="float" office:value="0.411533685785288">
            <text:p>0.411533686</text:p>
          </table:table-cell>
          <table:table-cell table:formula="of:=[.B968]-[.G968]" office:value-type="float" office:value="-0.136607754785288">
            <text:p>-0.136607755</text:p>
          </table:table-cell>
          <table:table-cell table:formula="of:=[.H968]^2" office:value-type="float" office:value="0.0186616786674775">
            <text:p>0.018661679</text:p>
          </table:table-cell>
        </table:table-row>
        <table:table-row table:style-name="ro1">
          <table:table-cell office:value-type="float" office:value="0.900006624">
            <text:p>0,900006624</text:p>
          </table:table-cell>
          <table:table-cell office:value-type="float" office:value="0.9999">
            <text:p>0,999900000</text:p>
          </table:table-cell>
          <table:table-cell office:value-type="string">
            <text:p>0,900096633663366</text:p>
          </table:table-cell>
          <table:table-cell table:formula="of:=[.B969]-[.A969]" office:value-type="float" office:value="0.0998933759999999">
            <text:p>0.099893376</text:p>
          </table:table-cell>
          <table:table-cell table:formula="of:=[.D969]^2" office:value-type="float" office:value="0.00997868656867736">
            <text:p>0.009978687</text:p>
          </table:table-cell>
          <table:table-cell table:formula="of:=ABS([.E969])" office:value-type="float" office:value="0.00997868656867736">
            <text:p>0.009978687</text:p>
          </table:table-cell>
          <table:table-cell table:formula="of:=SLOPE([.$B$2:.$B$1001];[.$A$2:.$A$1001])*[.A969]+INTERCEPT([.$B$2:.$B$1001];[.$A$2:.$A$1001])" office:value-type="float" office:value="0.818452794267505">
            <text:p>0.818452794</text:p>
          </table:table-cell>
          <table:table-cell table:formula="of:=[.B969]-[.G969]" office:value-type="float" office:value="0.181447205732495">
            <text:p>0.181447206</text:p>
          </table:table-cell>
          <table:table-cell table:formula="of:=[.H969]^2" office:value-type="float" office:value="0.0329230884681303">
            <text:p>0.032923088</text:p>
          </table:table-cell>
        </table:table-row>
        <table:table-row table:style-name="ro1">
          <table:table-cell office:value-type="float" office:value="0.464206569">
            <text:p>0,464206569</text:p>
          </table:table-cell>
          <table:table-cell office:value-type="float" office:value="0.755254414">
            <text:p>0,755254414</text:p>
          </table:table-cell>
          <table:table-cell office:value-type="string">
            <text:p>0,614636022504597</text:p>
          </table:table-cell>
          <table:table-cell table:formula="of:=[.B970]-[.A970]" office:value-type="float" office:value="0.291047845">
            <text:p>0.291047845</text:p>
          </table:table-cell>
          <table:table-cell table:formula="of:=[.D970]^2" office:value-type="float" office:value="0.084708848079144">
            <text:p>0.084708848</text:p>
          </table:table-cell>
          <table:table-cell table:formula="of:=ABS([.E970])" office:value-type="float" office:value="0.084708848079144">
            <text:p>0.084708848</text:p>
          </table:table-cell>
          <table:table-cell table:formula="of:=SLOPE([.$B$2:.$B$1001];[.$A$2:.$A$1001])*[.A970]+INTERCEPT([.$B$2:.$B$1001];[.$A$2:.$A$1001])" office:value-type="float" office:value="0.468073149853881">
            <text:p>0.468073150</text:p>
          </table:table-cell>
          <table:table-cell table:formula="of:=[.B970]-[.G970]" office:value-type="float" office:value="0.287181264146119">
            <text:p>0.287181264</text:p>
          </table:table-cell>
          <table:table-cell table:formula="of:=[.H970]^2" office:value-type="float" office:value="0.082473078476563">
            <text:p>0.082473078</text:p>
          </table:table-cell>
        </table:table-row>
        <table:table-row table:style-name="ro1">
          <table:table-cell office:value-type="float" office:value="0.373878657">
            <text:p>0,373878657</text:p>
          </table:table-cell>
          <table:table-cell office:value-type="float" office:value="0.837736659">
            <text:p>0,837736659</text:p>
          </table:table-cell>
          <table:table-cell office:value-type="string">
            <text:p>0,446296163577581</text:p>
          </table:table-cell>
          <table:table-cell table:formula="of:=[.B971]-[.A971]" office:value-type="float" office:value="0.463858002">
            <text:p>0.463858002</text:p>
          </table:table-cell>
          <table:table-cell table:formula="of:=[.D971]^2" office:value-type="float" office:value="0.215164246019432">
            <text:p>0.215164246</text:p>
          </table:table-cell>
          <table:table-cell table:formula="of:=ABS([.E971])" office:value-type="float" office:value="0.215164246019432">
            <text:p>0.215164246</text:p>
          </table:table-cell>
          <table:table-cell table:formula="of:=SLOPE([.$B$2:.$B$1001];[.$A$2:.$A$1001])*[.A971]+INTERCEPT([.$B$2:.$B$1001];[.$A$2:.$A$1001])" office:value-type="float" office:value="0.39545025473473">
            <text:p>0.395450255</text:p>
          </table:table-cell>
          <table:table-cell table:formula="of:=[.B971]-[.G971]" office:value-type="float" office:value="0.44228640426527">
            <text:p>0.442286404</text:p>
          </table:table-cell>
          <table:table-cell table:formula="of:=[.H971]^2" office:value-type="float" office:value="0.195617263397902">
            <text:p>0.195617263</text:p>
          </table:table-cell>
        </table:table-row>
        <table:table-row table:style-name="ro1">
          <table:table-cell office:value-type="float" office:value="0.376013773">
            <text:p>0,376013773</text:p>
          </table:table-cell>
          <table:table-cell office:value-type="float" office:value="0.324383617">
            <text:p>0,324383617</text:p>
          </table:table-cell>
          <table:table-cell table:formula="of:=[.A972]/[.B972]" office:value-type="float" office:value="1.15916388280485">
            <text:p>1,159163883</text:p>
          </table:table-cell>
          <table:table-cell table:formula="of:=[.B972]-[.A972]" office:value-type="float" office:value="-0.051630156">
            <text:p>-0.051630156</text:p>
          </table:table-cell>
          <table:table-cell table:formula="of:=[.D972]^2" office:value-type="float" office:value="0.00266567300858434">
            <text:p>0.002665673</text:p>
          </table:table-cell>
          <table:table-cell table:formula="of:=ABS([.E972])" office:value-type="float" office:value="0.00266567300858434">
            <text:p>0.002665673</text:p>
          </table:table-cell>
          <table:table-cell table:formula="of:=SLOPE([.$B$2:.$B$1001];[.$A$2:.$A$1001])*[.A972]+INTERCEPT([.$B$2:.$B$1001];[.$A$2:.$A$1001])" office:value-type="float" office:value="0.397166870362192">
            <text:p>0.397166870</text:p>
          </table:table-cell>
          <table:table-cell table:formula="of:=[.B972]-[.G972]" office:value-type="float" office:value="-0.0727832533621924">
            <text:p>-0.072783253</text:p>
          </table:table-cell>
          <table:table-cell table:formula="of:=[.H972]^2" office:value-type="float" office:value="0.0052974019699851">
            <text:p>0.005297402</text:p>
          </table:table-cell>
        </table:table-row>
        <table:table-row table:style-name="ro1">
          <table:table-cell office:value-type="float" office:value="0.530930812">
            <text:p>0,530930812</text:p>
          </table:table-cell>
          <table:table-cell office:value-type="float" office:value="0.861695859">
            <text:p>0,861695859</text:p>
          </table:table-cell>
          <table:table-cell office:value-type="string">
            <text:p>0,616146412280716</text:p>
          </table:table-cell>
          <table:table-cell table:formula="of:=[.B973]-[.A973]" office:value-type="float" office:value="0.330765047">
            <text:p>0.330765047</text:p>
          </table:table-cell>
          <table:table-cell table:formula="of:=[.D973]^2" office:value-type="float" office:value="0.109405516316912">
            <text:p>0.109405516</text:p>
          </table:table-cell>
          <table:table-cell table:formula="of:=ABS([.E973])" office:value-type="float" office:value="0.109405516316912">
            <text:p>0.109405516</text:p>
          </table:table-cell>
          <table:table-cell table:formula="of:=SLOPE([.$B$2:.$B$1001];[.$A$2:.$A$1001])*[.A973]+INTERCEPT([.$B$2:.$B$1001];[.$A$2:.$A$1001])" office:value-type="float" office:value="0.521718890068641">
            <text:p>0.521718890</text:p>
          </table:table-cell>
          <table:table-cell table:formula="of:=[.B973]-[.G973]" office:value-type="float" office:value="0.339976968931359">
            <text:p>0.339976969</text:p>
          </table:table-cell>
          <table:table-cell table:formula="of:=[.H973]^2" office:value-type="float" office:value="0.115584339403754">
            <text:p>0.115584339</text:p>
          </table:table-cell>
        </table:table-row>
        <table:table-row table:style-name="ro1">
          <table:table-cell office:value-type="float" office:value="0.562294504">
            <text:p>0,562294504</text:p>
          </table:table-cell>
          <table:table-cell office:value-type="float" office:value="0.182556373">
            <text:p>0,182556373</text:p>
          </table:table-cell>
          <table:table-cell table:formula="of:=[.A974]/[.B974]" office:value-type="float" office:value="3.0801143491167">
            <text:p>3,080114349</text:p>
          </table:table-cell>
          <table:table-cell table:formula="of:=[.B974]-[.A974]" office:value-type="float" office:value="-0.379738131">
            <text:p>-0.379738131</text:p>
          </table:table-cell>
          <table:table-cell table:formula="of:=[.D974]^2" office:value-type="float" office:value="0.144201048135373">
            <text:p>0.144201048</text:p>
          </table:table-cell>
          <table:table-cell table:formula="of:=ABS([.E974])" office:value-type="float" office:value="0.144201048135373">
            <text:p>0.144201048</text:p>
          </table:table-cell>
          <table:table-cell table:formula="of:=SLOPE([.$B$2:.$B$1001];[.$A$2:.$A$1001])*[.A974]+INTERCEPT([.$B$2:.$B$1001];[.$A$2:.$A$1001])" office:value-type="float" office:value="0.546935039365498">
            <text:p>0.546935039</text:p>
          </table:table-cell>
          <table:table-cell table:formula="of:=[.B974]-[.G974]" office:value-type="float" office:value="-0.364378666365498">
            <text:p>-0.364378666</text:p>
          </table:table-cell>
          <table:table-cell table:formula="of:=[.H974]^2" office:value-type="float" office:value="0.132771812502299">
            <text:p>0.132771813</text:p>
          </table:table-cell>
        </table:table-row>
        <table:table-row table:style-name="ro1">
          <table:table-cell office:value-type="float" office:value="0.202071087">
            <text:p>0,202071087</text:p>
          </table:table-cell>
          <table:table-cell office:value-type="float" office:value="0.012485531">
            <text:p>0,012485531</text:p>
          </table:table-cell>
          <table:table-cell table:formula="of:=[.A975]/[.B975]" office:value-type="float" office:value="16.1844207507074">
            <text:p>16,184420751</text:p>
          </table:table-cell>
          <table:table-cell table:formula="of:=[.B975]-[.A975]" office:value-type="float" office:value="-0.189585556">
            <text:p>-0.189585556</text:p>
          </table:table-cell>
          <table:table-cell table:formula="of:=[.D975]^2" office:value-type="float" office:value="0.0359426830438291">
            <text:p>0.035942683</text:p>
          </table:table-cell>
          <table:table-cell table:formula="of:=ABS([.E975])" office:value-type="float" office:value="0.0359426830438291">
            <text:p>0.035942683</text:p>
          </table:table-cell>
          <table:table-cell table:formula="of:=SLOPE([.$B$2:.$B$1001];[.$A$2:.$A$1001])*[.A975]+INTERCEPT([.$B$2:.$B$1001];[.$A$2:.$A$1001])" office:value-type="float" office:value="0.257318387623863">
            <text:p>0.257318388</text:p>
          </table:table-cell>
          <table:table-cell table:formula="of:=[.B975]-[.G975]" office:value-type="float" office:value="-0.244832856623863">
            <text:p>-0.244832857</text:p>
          </table:table-cell>
          <table:table-cell table:formula="of:=[.H975]^2" office:value-type="float" office:value="0.0599431276826009">
            <text:p>0.059943128</text:p>
          </table:table-cell>
        </table:table-row>
        <table:table-row table:style-name="ro1">
          <table:table-cell office:value-type="float" office:value="0.438043852">
            <text:p>0,438043852</text:p>
          </table:table-cell>
          <table:table-cell office:value-type="float" office:value="0.0001">
            <text:p>0,000100000</text:p>
          </table:table-cell>
          <table:table-cell office:value-type="string">
            <text:p>4380,43852</text:p>
          </table:table-cell>
          <table:table-cell table:formula="of:=[.B976]-[.A976]" office:value-type="float" office:value="-0.437943852">
            <text:p>-0.437943852</text:p>
          </table:table-cell>
          <table:table-cell table:formula="of:=[.D976]^2" office:value-type="float" office:value="0.191794817504598">
            <text:p>0.191794818</text:p>
          </table:table-cell>
          <table:table-cell table:formula="of:=ABS([.E976])" office:value-type="float" office:value="0.191794817504598">
            <text:p>0.191794818</text:p>
          </table:table-cell>
          <table:table-cell table:formula="of:=SLOPE([.$B$2:.$B$1001];[.$A$2:.$A$1001])*[.A976]+INTERCEPT([.$B$2:.$B$1001];[.$A$2:.$A$1001])" office:value-type="float" office:value="0.447038541495802">
            <text:p>0.447038541</text:p>
          </table:table-cell>
          <table:table-cell table:formula="of:=[.B976]-[.G976]" office:value-type="float" office:value="-0.446938541495802">
            <text:p>-0.446938541</text:p>
          </table:table-cell>
          <table:table-cell table:formula="of:=[.H976]^2" office:value-type="float" office:value="0.199754059874395">
            <text:p>0.199754060</text:p>
          </table:table-cell>
        </table:table-row>
        <table:table-row table:style-name="ro1">
          <table:table-cell office:value-type="float" office:value="0.722234158">
            <text:p>0,722234158</text:p>
          </table:table-cell>
          <table:table-cell office:value-type="float" office:value="0.548350637">
            <text:p>0,548350637</text:p>
          </table:table-cell>
          <table:table-cell table:formula="of:=[.A977]/[.B977]" office:value-type="float" office:value="1.31710279749342">
            <text:p>1,317102797</text:p>
          </table:table-cell>
          <table:table-cell table:formula="of:=[.B977]-[.A977]" office:value-type="float" office:value="-0.173883521">
            <text:p>-0.173883521</text:p>
          </table:table-cell>
          <table:table-cell table:formula="of:=[.D977]^2" office:value-type="float" office:value="0.0302354788753574">
            <text:p>0.030235479</text:p>
          </table:table-cell>
          <table:table-cell table:formula="of:=ABS([.E977])" office:value-type="float" office:value="0.0302354788753574">
            <text:p>0.030235479</text:p>
          </table:table-cell>
          <table:table-cell table:formula="of:=SLOPE([.$B$2:.$B$1001];[.$A$2:.$A$1001])*[.A977]+INTERCEPT([.$B$2:.$B$1001];[.$A$2:.$A$1001])" office:value-type="float" office:value="0.675525200044019">
            <text:p>0.675525200</text:p>
          </table:table-cell>
          <table:table-cell table:formula="of:=[.B977]-[.G977]" office:value-type="float" office:value="-0.127174563044019">
            <text:p>-0.127174563</text:p>
          </table:table-cell>
          <table:table-cell table:formula="of:=[.H977]^2" office:value-type="float" office:value="0.016173369485437">
            <text:p>0.016173369</text:p>
          </table:table-cell>
        </table:table-row>
        <table:table-row table:style-name="ro1">
          <table:table-cell office:value-type="float" office:value="0.369466143">
            <text:p>0,369466143</text:p>
          </table:table-cell>
          <table:table-cell office:value-type="float" office:value="0.264619321">
            <text:p>0,264619321</text:p>
          </table:table-cell>
          <table:table-cell table:formula="of:=[.A978]/[.B978]" office:value-type="float" office:value="1.3962175611508">
            <text:p>1,396217561</text:p>
          </table:table-cell>
          <table:table-cell table:formula="of:=[.B978]-[.A978]" office:value-type="float" office:value="-0.104846822">
            <text:p>-0.104846822</text:p>
          </table:table-cell>
          <table:table-cell table:formula="of:=[.D978]^2" office:value-type="float" office:value="0.0109928560834997">
            <text:p>0.010992856</text:p>
          </table:table-cell>
          <table:table-cell table:formula="of:=ABS([.E978])" office:value-type="float" office:value="0.0109928560834997">
            <text:p>0.010992856</text:p>
          </table:table-cell>
          <table:table-cell table:formula="of:=SLOPE([.$B$2:.$B$1001];[.$A$2:.$A$1001])*[.A978]+INTERCEPT([.$B$2:.$B$1001];[.$A$2:.$A$1001])" office:value-type="float" office:value="0.391902629927087">
            <text:p>0.391902630</text:p>
          </table:table-cell>
          <table:table-cell table:formula="of:=[.B978]-[.G978]" office:value-type="float" office:value="-0.127283308927087">
            <text:p>-0.127283309</text:p>
          </table:table-cell>
          <table:table-cell table:formula="of:=[.H978]^2" office:value-type="float" office:value="0.0162010407314284">
            <text:p>0.016201041</text:p>
          </table:table-cell>
        </table:table-row>
        <table:table-row table:style-name="ro1">
          <table:table-cell office:value-type="float" office:value="0.548637125">
            <text:p>0,548637125</text:p>
          </table:table-cell>
          <table:table-cell office:value-type="float" office:value="0.936959386">
            <text:p>0,936959386</text:p>
          </table:table-cell>
          <table:table-cell office:value-type="string">
            <text:p>0,585550593972064</text:p>
          </table:table-cell>
          <table:table-cell table:formula="of:=[.B979]-[.A979]" office:value-type="float" office:value="0.388322261">
            <text:p>0.388322261</text:p>
          </table:table-cell>
          <table:table-cell table:formula="of:=[.D979]^2" office:value-type="float" office:value="0.150794178388152">
            <text:p>0.150794178</text:p>
          </table:table-cell>
          <table:table-cell table:formula="of:=ABS([.E979])" office:value-type="float" office:value="0.150794178388152">
            <text:p>0.150794178</text:p>
          </table:table-cell>
          <table:table-cell table:formula="of:=SLOPE([.$B$2:.$B$1001];[.$A$2:.$A$1001])*[.A979]+INTERCEPT([.$B$2:.$B$1001];[.$A$2:.$A$1001])" office:value-type="float" office:value="0.535954619462518">
            <text:p>0.535954619</text:p>
          </table:table-cell>
          <table:table-cell table:formula="of:=[.B979]-[.G979]" office:value-type="float" office:value="0.401004766537483">
            <text:p>0.401004767</text:p>
          </table:table-cell>
          <table:table-cell table:formula="of:=[.H979]^2" office:value-type="float" office:value="0.160804822785781">
            <text:p>0.160804823</text:p>
          </table:table-cell>
        </table:table-row>
        <table:table-row table:style-name="ro1">
          <table:table-cell office:value-type="float" office:value="0.709171998">
            <text:p>0,709171998</text:p>
          </table:table-cell>
          <table:table-cell office:value-type="float" office:value="0.804496745">
            <text:p>0,804496745</text:p>
          </table:table-cell>
          <table:table-cell office:value-type="string">
            <text:p>0,881510089888555</text:p>
          </table:table-cell>
          <table:table-cell table:formula="of:=[.B980]-[.A980]" office:value-type="float" office:value="0.0953247469999999">
            <text:p>0.095324747</text:p>
          </table:table-cell>
          <table:table-cell table:formula="of:=[.D980]^2" office:value-type="float" office:value="0.009086807390614">
            <text:p>0.009086807</text:p>
          </table:table-cell>
          <table:table-cell table:formula="of:=ABS([.E980])" office:value-type="float" office:value="0.009086807390614">
            <text:p>0.009086807</text:p>
          </table:table-cell>
          <table:table-cell table:formula="of:=SLOPE([.$B$2:.$B$1001];[.$A$2:.$A$1001])*[.A980]+INTERCEPT([.$B$2:.$B$1001];[.$A$2:.$A$1001])" office:value-type="float" office:value="0.665023331300395">
            <text:p>0.665023331</text:p>
          </table:table-cell>
          <table:table-cell table:formula="of:=[.B980]-[.G980]" office:value-type="float" office:value="0.139473413699605">
            <text:p>0.139473414</text:p>
          </table:table-cell>
          <table:table-cell table:formula="of:=[.H980]^2" office:value-type="float" office:value="0.0194528331290211">
            <text:p>0.019452833</text:p>
          </table:table-cell>
        </table:table-row>
        <table:table-row table:style-name="ro1">
          <table:table-cell office:value-type="float" office:value="0.130607695">
            <text:p>0,130607695</text:p>
          </table:table-cell>
          <table:table-cell office:value-type="float" office:value="0.118443844">
            <text:p>0,118443844</text:p>
          </table:table-cell>
          <table:table-cell table:formula="of:=[.A981]/[.B981]" office:value-type="float" office:value="1.10269719885147">
            <text:p>1,102697199</text:p>
          </table:table-cell>
          <table:table-cell table:formula="of:=[.B981]-[.A981]" office:value-type="float" office:value="-0.012163851">
            <text:p>-0.012163851</text:p>
          </table:table-cell>
          <table:table-cell table:formula="of:=[.D981]^2" office:value-type="float" office:value="0.000147959271150201">
            <text:p>0.000147959</text:p>
          </table:table-cell>
          <table:table-cell table:formula="of:=ABS([.E981])" office:value-type="float" office:value="0.000147959271150201">
            <text:p>0.000147959</text:p>
          </table:table-cell>
          <table:table-cell table:formula="of:=SLOPE([.$B$2:.$B$1001];[.$A$2:.$A$1001])*[.A981]+INTERCEPT([.$B$2:.$B$1001];[.$A$2:.$A$1001])" office:value-type="float" office:value="0.199862410759538">
            <text:p>0.199862411</text:p>
          </table:table-cell>
          <table:table-cell table:formula="of:=[.B981]-[.G981]" office:value-type="float" office:value="-0.081418566759538">
            <text:p>-0.081418567</text:p>
          </table:table-cell>
          <table:table-cell table:formula="of:=[.H981]^2" office:value-type="float" office:value="0.00662898301317734">
            <text:p>0.006628983</text:p>
          </table:table-cell>
        </table:table-row>
        <table:table-row table:style-name="ro1">
          <table:table-cell office:value-type="float" office:value="0.687158767">
            <text:p>0,687158767</text:p>
          </table:table-cell>
          <table:table-cell office:value-type="float" office:value="0.37322391">
            <text:p>0,373223910</text:p>
          </table:table-cell>
          <table:table-cell table:formula="of:=[.A982]/[.B982]" office:value-type="float" office:value="1.84114347604364">
            <text:p>1,841143476</text:p>
          </table:table-cell>
          <table:table-cell table:formula="of:=[.B982]-[.A982]" office:value-type="float" office:value="-0.313934857">
            <text:p>-0.313934857</text:p>
          </table:table-cell>
          <table:table-cell table:formula="of:=[.D982]^2" office:value-type="float" office:value="0.0985550944396105">
            <text:p>0.098555094</text:p>
          </table:table-cell>
          <table:table-cell table:formula="of:=ABS([.E982])" office:value-type="float" office:value="0.0985550944396105">
            <text:p>0.098555094</text:p>
          </table:table-cell>
          <table:table-cell table:formula="of:=SLOPE([.$B$2:.$B$1001];[.$A$2:.$A$1001])*[.A982]+INTERCEPT([.$B$2:.$B$1001];[.$A$2:.$A$1001])" office:value-type="float" office:value="0.64732487541063">
            <text:p>0.647324875</text:p>
          </table:table-cell>
          <table:table-cell table:formula="of:=[.B982]-[.G982]" office:value-type="float" office:value="-0.27410096541063">
            <text:p>-0.274100965</text:p>
          </table:table-cell>
          <table:table-cell table:formula="of:=[.H982]^2" office:value-type="float" office:value="0.0751313392390391">
            <text:p>0.075131339</text:p>
          </table:table-cell>
        </table:table-row>
        <table:table-row table:style-name="ro1">
          <table:table-cell office:value-type="float" office:value="0.274139397">
            <text:p>0,274139397</text:p>
          </table:table-cell>
          <table:table-cell office:value-type="float" office:value="0.481068666">
            <text:p>0,481068666</text:p>
          </table:table-cell>
          <table:table-cell office:value-type="string">
            <text:p>0,569855025644094</text:p>
          </table:table-cell>
          <table:table-cell table:formula="of:=[.B983]-[.A983]" office:value-type="float" office:value="0.206929269">
            <text:p>0.206929269</text:p>
          </table:table-cell>
          <table:table-cell table:formula="of:=[.D983]^2" office:value-type="float" office:value="0.0428197223688744">
            <text:p>0.042819722</text:p>
          </table:table-cell>
          <table:table-cell table:formula="of:=ABS([.E983])" office:value-type="float" office:value="0.0428197223688744">
            <text:p>0.042819722</text:p>
          </table:table-cell>
          <table:table-cell table:formula="of:=SLOPE([.$B$2:.$B$1001];[.$A$2:.$A$1001])*[.A983]+INTERCEPT([.$B$2:.$B$1001];[.$A$2:.$A$1001])" office:value-type="float" office:value="0.315260713563429">
            <text:p>0.315260714</text:p>
          </table:table-cell>
          <table:table-cell table:formula="of:=[.B983]-[.G983]" office:value-type="float" office:value="0.165807952436571">
            <text:p>0.165807952</text:p>
          </table:table-cell>
          <table:table-cell table:formula="of:=[.H983]^2" office:value-type="float" office:value="0.0274922770912083">
            <text:p>0.027492277</text:p>
          </table:table-cell>
        </table:table-row>
        <table:table-row table:style-name="ro1">
          <table:table-cell office:value-type="float" office:value="0.835382691">
            <text:p>0,835382691</text:p>
          </table:table-cell>
          <table:table-cell office:value-type="float" office:value="0.669013515">
            <text:p>0,669013515</text:p>
          </table:table-cell>
          <table:table-cell table:formula="of:=[.A984]/[.B984]" office:value-type="float" office:value="1.24867834844861">
            <text:p>1,248678348</text:p>
          </table:table-cell>
          <table:table-cell table:formula="of:=[.B984]-[.A984]" office:value-type="float" office:value="-0.166369176">
            <text:p>-0.166369176</text:p>
          </table:table-cell>
          <table:table-cell table:formula="of:=[.D984]^2" office:value-type="float" office:value="0.027678702722919">
            <text:p>0.027678703</text:p>
          </table:table-cell>
          <table:table-cell table:formula="of:=ABS([.E984])" office:value-type="float" office:value="0.027678702722919">
            <text:p>0.027678703</text:p>
          </table:table-cell>
          <table:table-cell table:formula="of:=SLOPE([.$B$2:.$B$1001];[.$A$2:.$A$1001])*[.A984]+INTERCEPT([.$B$2:.$B$1001];[.$A$2:.$A$1001])" office:value-type="float" office:value="0.766495685943712">
            <text:p>0.766495686</text:p>
          </table:table-cell>
          <table:table-cell table:formula="of:=[.B984]-[.G984]" office:value-type="float" office:value="-0.0974821709437123">
            <text:p>-0.097482171</text:p>
          </table:table-cell>
          <table:table-cell table:formula="of:=[.H984]^2" office:value-type="float" office:value="0.00950277365189914">
            <text:p>0.009502774</text:p>
          </table:table-cell>
        </table:table-row>
        <table:table-row table:style-name="ro1">
          <table:table-cell office:value-type="float" office:value="0.165086763">
            <text:p>0,165086763</text:p>
          </table:table-cell>
          <table:table-cell office:value-type="float" office:value="0.380073669">
            <text:p>0,380073669</text:p>
          </table:table-cell>
          <table:table-cell office:value-type="string">
            <text:p>0,434354643494127</text:p>
          </table:table-cell>
          <table:table-cell table:formula="of:=[.B985]-[.A985]" office:value-type="float" office:value="0.214986906">
            <text:p>0.214986906</text:p>
          </table:table-cell>
          <table:table-cell table:formula="of:=[.D985]^2" office:value-type="float" office:value="0.0462193697514528">
            <text:p>0.046219370</text:p>
          </table:table-cell>
          <table:table-cell table:formula="of:=ABS([.E985])" office:value-type="float" office:value="0.0462193697514528">
            <text:p>0.046219370</text:p>
          </table:table-cell>
          <table:table-cell table:formula="of:=SLOPE([.$B$2:.$B$1001];[.$A$2:.$A$1001])*[.A985]+INTERCEPT([.$B$2:.$B$1001];[.$A$2:.$A$1001])" office:value-type="float" office:value="0.227583296626689">
            <text:p>0.227583297</text:p>
          </table:table-cell>
          <table:table-cell table:formula="of:=[.B985]-[.G985]" office:value-type="float" office:value="0.152490372373311">
            <text:p>0.152490372</text:p>
          </table:table-cell>
          <table:table-cell table:formula="of:=[.H985]^2" office:value-type="float" office:value="0.023253313666551">
            <text:p>0.023253314</text:p>
          </table:table-cell>
        </table:table-row>
        <table:table-row table:style-name="ro1">
          <table:table-cell office:value-type="float" office:value="0.633859871">
            <text:p>0,633859871</text:p>
          </table:table-cell>
          <table:table-cell office:value-type="float" office:value="0.817449485">
            <text:p>0,817449485</text:p>
          </table:table-cell>
          <table:table-cell office:value-type="string">
            <text:p>0,775411670850829</text:p>
          </table:table-cell>
          <table:table-cell table:formula="of:=[.B986]-[.A986]" office:value-type="float" office:value="0.183589614">
            <text:p>0.183589614</text:p>
          </table:table-cell>
          <table:table-cell table:formula="of:=[.D986]^2" office:value-type="float" office:value="0.033705146368669">
            <text:p>0.033705146</text:p>
          </table:table-cell>
          <table:table-cell table:formula="of:=ABS([.E986])" office:value-type="float" office:value="0.033705146368669">
            <text:p>0.033705146</text:p>
          </table:table-cell>
          <table:table-cell table:formula="of:=SLOPE([.$B$2:.$B$1001];[.$A$2:.$A$1001])*[.A986]+INTERCEPT([.$B$2:.$B$1001];[.$A$2:.$A$1001])" office:value-type="float" office:value="0.604473003287486">
            <text:p>0.604473003</text:p>
          </table:table-cell>
          <table:table-cell table:formula="of:=[.B986]-[.G986]" office:value-type="float" office:value="0.212976481712514">
            <text:p>0.212976482</text:p>
          </table:table-cell>
          <table:table-cell table:formula="of:=[.H986]^2" office:value-type="float" office:value="0.0453589817626406">
            <text:p>0.045358982</text:p>
          </table:table-cell>
        </table:table-row>
        <table:table-row table:style-name="ro1">
          <table:table-cell office:value-type="float" office:value="0.542444747">
            <text:p>0,542444747</text:p>
          </table:table-cell>
          <table:table-cell office:value-type="float" office:value="0.117346485">
            <text:p>0,117346485</text:p>
          </table:table-cell>
          <table:table-cell table:formula="of:=[.A987]/[.B987]" office:value-type="float" office:value="4.62259050196519">
            <text:p>4,622590502</text:p>
          </table:table-cell>
          <table:table-cell table:formula="of:=[.B987]-[.A987]" office:value-type="float" office:value="-0.425098262">
            <text:p>-0.425098262</text:p>
          </table:table-cell>
          <table:table-cell table:formula="of:=[.D987]^2" office:value-type="float" office:value="0.180708532355421">
            <text:p>0.180708532</text:p>
          </table:table-cell>
          <table:table-cell table:formula="of:=ABS([.E987])" office:value-type="float" office:value="0.180708532355421">
            <text:p>0.180708532</text:p>
          </table:table-cell>
          <table:table-cell table:formula="of:=SLOPE([.$B$2:.$B$1001];[.$A$2:.$A$1001])*[.A987]+INTERCEPT([.$B$2:.$B$1001];[.$A$2:.$A$1001])" office:value-type="float" office:value="0.530975998700951">
            <text:p>0.530975999</text:p>
          </table:table-cell>
          <table:table-cell table:formula="of:=[.B987]-[.G987]" office:value-type="float" office:value="-0.413629513700951">
            <text:p>-0.413629514</text:p>
          </table:table-cell>
          <table:table-cell table:formula="of:=[.H987]^2" office:value-type="float" office:value="0.171089374604485">
            <text:p>0.171089375</text:p>
          </table:table-cell>
        </table:table-row>
        <table:table-row table:style-name="ro1">
          <table:table-cell office:value-type="float" office:value="0.266481652">
            <text:p>0,266481652</text:p>
          </table:table-cell>
          <table:table-cell office:value-type="float" office:value="0.023169478">
            <text:p>0,023169478</text:p>
          </table:table-cell>
          <table:table-cell table:formula="of:=[.A988]/[.B988]" office:value-type="float" office:value="11.5014093973114">
            <text:p>11,501409397</text:p>
          </table:table-cell>
          <table:table-cell table:formula="of:=[.B988]-[.A988]" office:value-type="float" office:value="-0.243312174">
            <text:p>-0.243312174</text:p>
          </table:table-cell>
          <table:table-cell table:formula="of:=[.D988]^2" office:value-type="float" office:value="0.0592008140166063">
            <text:p>0.059200814</text:p>
          </table:table-cell>
          <table:table-cell table:formula="of:=ABS([.E988])" office:value-type="float" office:value="0.0592008140166063">
            <text:p>0.059200814</text:p>
          </table:table-cell>
          <table:table-cell table:formula="of:=SLOPE([.$B$2:.$B$1001];[.$A$2:.$A$1001])*[.A988]+INTERCEPT([.$B$2:.$B$1001];[.$A$2:.$A$1001])" office:value-type="float" office:value="0.309103949838123">
            <text:p>0.309103950</text:p>
          </table:table-cell>
          <table:table-cell table:formula="of:=[.B988]-[.G988]" office:value-type="float" office:value="-0.285934471838123">
            <text:p>-0.285934472</text:p>
          </table:table-cell>
          <table:table-cell table:formula="of:=[.H988]^2" office:value-type="float" office:value="0.0817585221853464">
            <text:p>0.081758522</text:p>
          </table:table-cell>
        </table:table-row>
        <table:table-row table:style-name="ro1">
          <table:table-cell office:value-type="float" office:value="0.414640243">
            <text:p>0,414640243</text:p>
          </table:table-cell>
          <table:table-cell office:value-type="float" office:value="0.488944293">
            <text:p>0,488944293</text:p>
          </table:table-cell>
          <table:table-cell office:value-type="string">
            <text:p>0,848031665235123</text:p>
          </table:table-cell>
          <table:table-cell table:formula="of:=[.B989]-[.A989]" office:value-type="float" office:value="0.07430405">
            <text:p>0.074304050</text:p>
          </table:table-cell>
          <table:table-cell table:formula="of:=[.D989]^2" office:value-type="float" office:value="0.0055210918464025">
            <text:p>0.005521092</text:p>
          </table:table-cell>
          <table:table-cell table:formula="of:=ABS([.E989])" office:value-type="float" office:value="0.0055210918464025">
            <text:p>0.005521092</text:p>
          </table:table-cell>
          <table:table-cell table:formula="of:=SLOPE([.$B$2:.$B$1001];[.$A$2:.$A$1001])*[.A989]+INTERCEPT([.$B$2:.$B$1001];[.$A$2:.$A$1001])" office:value-type="float" office:value="0.428222233178871">
            <text:p>0.428222233</text:p>
          </table:table-cell>
          <table:table-cell table:formula="of:=[.B989]-[.G989]" office:value-type="float" office:value="0.0607220598211289">
            <text:p>0.060722060</text:p>
          </table:table-cell>
          <table:table-cell table:formula="of:=[.H989]^2" office:value-type="float" office:value="0.00368716854892076">
            <text:p>0.003687169</text:p>
          </table:table-cell>
        </table:table-row>
        <table:table-row table:style-name="ro1">
          <table:table-cell office:value-type="float" office:value="0.252216348">
            <text:p>0,252216348</text:p>
          </table:table-cell>
          <table:table-cell office:value-type="float" office:value="0.0001">
            <text:p>0,000100000</text:p>
          </table:table-cell>
          <table:table-cell table:formula="of:=[.A990]/[.B990]" office:value-type="float" office:value="2522.16348">
            <text:p>2522,163480000</text:p>
          </table:table-cell>
          <table:table-cell table:formula="of:=[.B990]-[.A990]" office:value-type="float" office:value="-0.252116348">
            <text:p>-0.252116348</text:p>
          </table:table-cell>
          <table:table-cell table:formula="of:=[.D990]^2" office:value-type="float" office:value="0.0635626529288571">
            <text:p>0.063562653</text:p>
          </table:table-cell>
          <table:table-cell table:formula="of:=ABS([.E990])" office:value-type="float" office:value="0.0635626529288571">
            <text:p>0.063562653</text:p>
          </table:table-cell>
          <table:table-cell table:formula="of:=SLOPE([.$B$2:.$B$1001];[.$A$2:.$A$1001])*[.A990]+INTERCEPT([.$B$2:.$B$1001];[.$A$2:.$A$1001])" office:value-type="float" office:value="0.297634763256739">
            <text:p>0.297634763</text:p>
          </table:table-cell>
          <table:table-cell table:formula="of:=[.B990]-[.G990]" office:value-type="float" office:value="-0.297534763256739">
            <text:p>-0.297534763</text:p>
          </table:table-cell>
          <table:table-cell table:formula="of:=[.H990]^2" office:value-type="float" office:value="0.088526935346244">
            <text:p>0.088526935</text:p>
          </table:table-cell>
        </table:table-row>
        <table:table-row table:style-name="ro1">
          <table:table-cell office:value-type="float" office:value="0.898320257">
            <text:p>0,898320257</text:p>
          </table:table-cell>
          <table:table-cell office:value-type="float" office:value="0.9999">
            <text:p>0,999900000</text:p>
          </table:table-cell>
          <table:table-cell office:value-type="string">
            <text:p>0,898410098009801</text:p>
          </table:table-cell>
          <table:table-cell table:formula="of:=[.B991]-[.A991]" office:value-type="float" office:value="0.101579743">
            <text:p>0.101579743</text:p>
          </table:table-cell>
          <table:table-cell table:formula="of:=[.D991]^2" office:value-type="float" office:value="0.010318444187946">
            <text:p>0.010318444</text:p>
          </table:table-cell>
          <table:table-cell table:formula="of:=ABS([.E991])" office:value-type="float" office:value="0.010318444187946">
            <text:p>0.010318444</text:p>
          </table:table-cell>
          <table:table-cell table:formula="of:=SLOPE([.$B$2:.$B$1001];[.$A$2:.$A$1001])*[.A991]+INTERCEPT([.$B$2:.$B$1001];[.$A$2:.$A$1001])" office:value-type="float" office:value="0.817096969129275">
            <text:p>0.817096969</text:p>
          </table:table-cell>
          <table:table-cell table:formula="of:=[.B991]-[.G991]" office:value-type="float" office:value="0.182803030870725">
            <text:p>0.182803031</text:p>
          </table:table-cell>
          <table:table-cell table:formula="of:=[.H991]^2" office:value-type="float" office:value="0.0334169480955231">
            <text:p>0.033416948</text:p>
          </table:table-cell>
        </table:table-row>
        <table:table-row table:style-name="ro1">
          <table:table-cell office:value-type="float" office:value="0.485221368">
            <text:p>0,485221368</text:p>
          </table:table-cell>
          <table:table-cell office:value-type="float" office:value="0.317060188">
            <text:p>0,317060188</text:p>
          </table:table-cell>
          <table:table-cell table:formula="of:=[.A992]/[.B992]" office:value-type="float" office:value="1.53037620730863">
            <text:p>1,530376207</text:p>
          </table:table-cell>
          <table:table-cell table:formula="of:=[.B992]-[.A992]" office:value-type="float" office:value="-0.16816118">
            <text:p>-0.168161180</text:p>
          </table:table-cell>
          <table:table-cell table:formula="of:=[.D992]^2" office:value-type="float" office:value="0.0282781824589924">
            <text:p>0.028278182</text:p>
          </table:table-cell>
          <table:table-cell table:formula="of:=ABS([.E992])" office:value-type="float" office:value="0.0282781824589924">
            <text:p>0.028278182</text:p>
          </table:table-cell>
          <table:table-cell table:formula="of:=SLOPE([.$B$2:.$B$1001];[.$A$2:.$A$1001])*[.A992]+INTERCEPT([.$B$2:.$B$1001];[.$A$2:.$A$1001])" office:value-type="float" office:value="0.484968874662919">
            <text:p>0.484968875</text:p>
          </table:table-cell>
          <table:table-cell table:formula="of:=[.B992]-[.G992]" office:value-type="float" office:value="-0.167908686662919">
            <text:p>-0.167908687</text:p>
          </table:table-cell>
          <table:table-cell table:formula="of:=[.H992]^2" office:value-type="float" office:value="0.0281933270568665">
            <text:p>0.028193327</text:p>
          </table:table-cell>
        </table:table-row>
        <table:table-row table:style-name="ro1">
          <table:table-cell office:value-type="float" office:value="0.787607709">
            <text:p>0,787607709</text:p>
          </table:table-cell>
          <table:table-cell office:value-type="float" office:value="0.448077268">
            <text:p>0,448077268</text:p>
          </table:table-cell>
          <table:table-cell table:formula="of:=[.A993]/[.B993]" office:value-type="float" office:value="1.75774975712448">
            <text:p>1,757749757</text:p>
          </table:table-cell>
          <table:table-cell table:formula="of:=[.B993]-[.A993]" office:value-type="float" office:value="-0.339530441">
            <text:p>-0.339530441</text:p>
          </table:table-cell>
          <table:table-cell table:formula="of:=[.D993]^2" office:value-type="float" office:value="0.115280920365655">
            <text:p>0.115280920</text:p>
          </table:table-cell>
          <table:table-cell table:formula="of:=ABS([.E993])" office:value-type="float" office:value="0.115280920365655">
            <text:p>0.115280920</text:p>
          </table:table-cell>
          <table:table-cell table:formula="of:=SLOPE([.$B$2:.$B$1001];[.$A$2:.$A$1001])*[.A993]+INTERCEPT([.$B$2:.$B$1001];[.$A$2:.$A$1001])" office:value-type="float" office:value="0.728084995047798">
            <text:p>0.728084995</text:p>
          </table:table-cell>
          <table:table-cell table:formula="of:=[.B993]-[.G993]" office:value-type="float" office:value="-0.280007727047798">
            <text:p>-0.280007727</text:p>
          </table:table-cell>
          <table:table-cell table:formula="of:=[.H993]^2" office:value-type="float" office:value="0.0784043272064743">
            <text:p>0.078404327</text:p>
          </table:table-cell>
        </table:table-row>
        <table:table-row table:style-name="ro1">
          <table:table-cell office:value-type="float" office:value="0.245921233">
            <text:p>0,245921233</text:p>
          </table:table-cell>
          <table:table-cell office:value-type="float" office:value="0.136764469">
            <text:p>0,136764469</text:p>
          </table:table-cell>
          <table:table-cell table:formula="of:=[.A994]/[.B994]" office:value-type="float" office:value="1.79813686111705">
            <text:p>1,798136861</text:p>
          </table:table-cell>
          <table:table-cell table:formula="of:=[.B994]-[.A994]" office:value-type="float" office:value="-0.109156764">
            <text:p>-0.109156764</text:p>
          </table:table-cell>
          <table:table-cell table:formula="of:=[.D994]^2" office:value-type="float" office:value="0.0119151991269517">
            <text:p>0.011915199</text:p>
          </table:table-cell>
          <table:table-cell table:formula="of:=ABS([.E994])" office:value-type="float" office:value="0.0119151991269517">
            <text:p>0.011915199</text:p>
          </table:table-cell>
          <table:table-cell table:formula="of:=SLOPE([.$B$2:.$B$1001];[.$A$2:.$A$1001])*[.A994]+INTERCEPT([.$B$2:.$B$1001];[.$A$2:.$A$1001])" office:value-type="float" office:value="0.292573542795804">
            <text:p>0.292573543</text:p>
          </table:table-cell>
          <table:table-cell table:formula="of:=[.B994]-[.G994]" office:value-type="float" office:value="-0.155809073795804">
            <text:p>-0.155809074</text:p>
          </table:table-cell>
          <table:table-cell table:formula="of:=[.H994]^2" office:value-type="float" office:value="0.0242764674771062">
            <text:p>0.024276467</text:p>
          </table:table-cell>
        </table:table-row>
        <table:table-row table:style-name="ro1">
          <table:table-cell office:value-type="float" office:value="0.264872589">
            <text:p>0,264872589</text:p>
          </table:table-cell>
          <table:table-cell office:value-type="float" office:value="0.324751785">
            <text:p>0,324751785</text:p>
          </table:table-cell>
          <table:table-cell office:value-type="string">
            <text:p>0,815615498464466</text:p>
          </table:table-cell>
          <table:table-cell table:formula="of:=[.B995]-[.A995]" office:value-type="float" office:value="0.059879196">
            <text:p>0.059879196</text:p>
          </table:table-cell>
          <table:table-cell table:formula="of:=[.D995]^2" office:value-type="float" office:value="0.00358551811360642">
            <text:p>0.003585518</text:p>
          </table:table-cell>
          <table:table-cell table:formula="of:=ABS([.E995])" office:value-type="float" office:value="0.00358551811360642">
            <text:p>0.003585518</text:p>
          </table:table-cell>
          <table:table-cell table:formula="of:=SLOPE([.$B$2:.$B$1001];[.$A$2:.$A$1001])*[.A995]+INTERCEPT([.$B$2:.$B$1001];[.$A$2:.$A$1001])" office:value-type="float" office:value="0.307810276477345">
            <text:p>0.307810276</text:p>
          </table:table-cell>
          <table:table-cell table:formula="of:=[.B995]-[.G995]" office:value-type="float" office:value="0.016941508522655">
            <text:p>0.016941509</text:p>
          </table:table-cell>
          <table:table-cell table:formula="of:=[.H995]^2" office:value-type="float" office:value="0.000287014711023193">
            <text:p>0.000287015</text:p>
          </table:table-cell>
        </table:table-row>
        <table:table-row table:style-name="ro1">
          <table:table-cell office:value-type="float" office:value="0.90775388">
            <text:p>0,907753880</text:p>
          </table:table-cell>
          <table:table-cell office:value-type="float" office:value="0.853000783">
            <text:p>0,853000783</text:p>
          </table:table-cell>
          <table:table-cell table:formula="of:=[.A996]/[.B996]" office:value-type="float" office:value="1.06418880039879">
            <text:p>1,064188800</text:p>
          </table:table-cell>
          <table:table-cell table:formula="of:=[.B996]-[.A996]" office:value-type="float" office:value="-0.054753097">
            <text:p>-0.054753097</text:p>
          </table:table-cell>
          <table:table-cell table:formula="of:=[.D996]^2" office:value-type="float" office:value="0.00299790163109141">
            <text:p>0.002997902</text:p>
          </table:table-cell>
          <table:table-cell table:formula="of:=ABS([.E996])" office:value-type="float" office:value="0.00299790163109141">
            <text:p>0.002997902</text:p>
          </table:table-cell>
          <table:table-cell table:formula="of:=SLOPE([.$B$2:.$B$1001];[.$A$2:.$A$1001])*[.A996]+INTERCEPT([.$B$2:.$B$1001];[.$A$2:.$A$1001])" office:value-type="float" office:value="0.82468152409743">
            <text:p>0.824681524</text:p>
          </table:table-cell>
          <table:table-cell table:formula="of:=[.B996]-[.G996]" office:value-type="float" office:value="0.0283192589025704">
            <text:p>0.028319259</text:p>
          </table:table-cell>
          <table:table-cell table:formula="of:=[.H996]^2" office:value-type="float" office:value="0.000801980424790811">
            <text:p>0.000801980</text:p>
          </table:table-cell>
        </table:table-row>
        <table:table-row table:style-name="ro1">
          <table:table-cell office:value-type="float" office:value="0.901286261">
            <text:p>0,901286261</text:p>
          </table:table-cell>
          <table:table-cell office:value-type="float" office:value="0.9999">
            <text:p>0,999900000</text:p>
          </table:table-cell>
          <table:table-cell office:value-type="string">
            <text:p>0,901376398639864</text:p>
          </table:table-cell>
          <table:table-cell table:formula="of:=[.B997]-[.A997]" office:value-type="float" office:value="0.0986137389999999">
            <text:p>0.098613739</text:p>
          </table:table-cell>
          <table:table-cell table:formula="of:=[.D997]^2" office:value-type="float" office:value="0.00972466951956011">
            <text:p>0.009724670</text:p>
          </table:table-cell>
          <table:table-cell table:formula="of:=ABS([.E997])" office:value-type="float" office:value="0.00972466951956011">
            <text:p>0.009724670</text:p>
          </table:table-cell>
          <table:table-cell table:formula="of:=SLOPE([.$B$2:.$B$1001];[.$A$2:.$A$1001])*[.A997]+INTERCEPT([.$B$2:.$B$1001];[.$A$2:.$A$1001])" office:value-type="float" office:value="0.819481611845416">
            <text:p>0.819481612</text:p>
          </table:table-cell>
          <table:table-cell table:formula="of:=[.B997]-[.G997]" office:value-type="float" office:value="0.180418388154584">
            <text:p>0.180418388</text:p>
          </table:table-cell>
          <table:table-cell table:formula="of:=[.H997]^2" office:value-type="float" office:value="0.0325507947842981">
            <text:p>0.032550795</text:p>
          </table:table-cell>
        </table:table-row>
        <table:table-row table:style-name="ro1">
          <table:table-cell office:value-type="float" office:value="0.023796645">
            <text:p>0,023796645</text:p>
          </table:table-cell>
          <table:table-cell office:value-type="float" office:value="0.0001">
            <text:p>0,000100000</text:p>
          </table:table-cell>
          <table:table-cell table:formula="of:=[.A998]/[.B998]" office:value-type="float" office:value="237.96645">
            <text:p>237,966450000</text:p>
          </table:table-cell>
          <table:table-cell table:formula="of:=[.B998]-[.A998]" office:value-type="float" office:value="-0.023696645">
            <text:p>-0.023696645</text:p>
          </table:table-cell>
          <table:table-cell table:formula="of:=[.D998]^2" office:value-type="float" office:value="0.000561530984256025">
            <text:p>0.000561531</text:p>
          </table:table-cell>
          <table:table-cell table:formula="of:=ABS([.E998])" office:value-type="float" office:value="0.000561530984256025">
            <text:p>0.000561531</text:p>
          </table:table-cell>
          <table:table-cell table:formula="of:=SLOPE([.$B$2:.$B$1001];[.$A$2:.$A$1001])*[.A998]+INTERCEPT([.$B$2:.$B$1001];[.$A$2:.$A$1001])" office:value-type="float" office:value="0.113987208842811">
            <text:p>0.113987209</text:p>
          </table:table-cell>
          <table:table-cell table:formula="of:=[.B998]-[.G998]" office:value-type="float" office:value="-0.113887208842811">
            <text:p>-0.113887209</text:p>
          </table:table-cell>
          <table:table-cell table:formula="of:=[.H998]^2" office:value-type="float" office:value="0.012970296338006">
            <text:p>0.012970296</text:p>
          </table:table-cell>
        </table:table-row>
        <table:table-row table:style-name="ro1">
          <table:table-cell office:value-type="float" office:value="0.68679462">
            <text:p>0,686794620</text:p>
          </table:table-cell>
          <table:table-cell office:value-type="float" office:value="0.479802413">
            <text:p>0,479802413</text:p>
          </table:table-cell>
          <table:table-cell table:formula="of:=[.A999]/[.B999]" office:value-type="float" office:value="1.43141135057193">
            <text:p>1,431411351</text:p>
          </table:table-cell>
          <table:table-cell table:formula="of:=[.B999]-[.A999]" office:value-type="float" office:value="-0.206992207">
            <text:p>-0.206992207</text:p>
          </table:table-cell>
          <table:table-cell table:formula="of:=[.D999]^2" office:value-type="float" office:value="0.0428457737587308">
            <text:p>0.042845774</text:p>
          </table:table-cell>
          <table:table-cell table:formula="of:=ABS([.E999])" office:value-type="float" office:value="0.0428457737587308">
            <text:p>0.042845774</text:p>
          </table:table-cell>
          <table:table-cell table:formula="of:=SLOPE([.$B$2:.$B$1001];[.$A$2:.$A$1001])*[.A999]+INTERCEPT([.$B$2:.$B$1001];[.$A$2:.$A$1001])" office:value-type="float" office:value="0.647032104230566">
            <text:p>0.647032104</text:p>
          </table:table-cell>
          <table:table-cell table:formula="of:=[.B999]-[.G999]" office:value-type="float" office:value="-0.167229691230566">
            <text:p>-0.167229691</text:p>
          </table:table-cell>
          <table:table-cell table:formula="of:=[.H999]^2" office:value-type="float" office:value="0.0279657696290703">
            <text:p>0.027965770</text:p>
          </table:table-cell>
        </table:table-row>
        <table:table-row table:style-name="ro1">
          <table:table-cell office:value-type="float" office:value="0.563009463">
            <text:p>0,563009463</text:p>
          </table:table-cell>
          <table:table-cell office:value-type="float" office:value="0.073522988">
            <text:p>0,073522988</text:p>
          </table:table-cell>
          <table:table-cell table:formula="of:=[.A1000]/[.B1000]" office:value-type="float" office:value="7.65759768903843">
            <text:p>7,657597689</text:p>
          </table:table-cell>
          <table:table-cell table:formula="of:=[.B1000]-[.A1000]" office:value-type="float" office:value="-0.489486475">
            <text:p>-0.489486475</text:p>
          </table:table-cell>
          <table:table-cell table:formula="of:=[.D1000]^2" office:value-type="float" office:value="0.239597009207926">
            <text:p>0.239597009</text:p>
          </table:table-cell>
          <table:table-cell table:formula="of:=ABS([.E1000])" office:value-type="float" office:value="0.239597009207926">
            <text:p>0.239597009</text:p>
          </table:table-cell>
          <table:table-cell table:formula="of:=SLOPE([.$B$2:.$B$1001];[.$A$2:.$A$1001])*[.A1000]+INTERCEPT([.$B$2:.$B$1001];[.$A$2:.$A$1001])" office:value-type="float" office:value="0.547509860495776">
            <text:p>0.547509860</text:p>
          </table:table-cell>
          <table:table-cell table:formula="of:=[.B1000]-[.G1000]" office:value-type="float" office:value="-0.473986872495776">
            <text:p>-0.473986872</text:p>
          </table:table-cell>
          <table:table-cell table:formula="of:=[.H1000]^2" office:value-type="float" office:value="0.224663555298327">
            <text:p>0.224663555</text:p>
          </table:table-cell>
        </table:table-row>
        <table:table-row table:style-name="ro1">
          <table:table-cell office:value-type="float" office:value="0.762501946">
            <text:p>0,762501946</text:p>
          </table:table-cell>
          <table:table-cell office:value-type="float" office:value="0.643796909">
            <text:p>0,643796909</text:p>
          </table:table-cell>
          <table:table-cell table:formula="of:=[.A1001]/[.B1001]" office:value-type="float" office:value="1.18438273831476">
            <text:p>1,184382738</text:p>
          </table:table-cell>
          <table:table-cell table:formula="of:=[.B1001]-[.A1001]" office:value-type="float" office:value="-0.118705037">
            <text:p>-0.118705037</text:p>
          </table:table-cell>
          <table:table-cell table:formula="of:=[.D1001]^2" office:value-type="float" office:value="0.0140908858091714">
            <text:p>0.014090886</text:p>
          </table:table-cell>
          <table:table-cell table:formula="of:=ABS([.E1001])" office:value-type="float" office:value="0.0140908858091714">
            <text:p>0.014090886</text:p>
          </table:table-cell>
          <table:table-cell table:formula="of:=SLOPE([.$B$2:.$B$1001];[.$A$2:.$A$1001])*[.A1001]+INTERCEPT([.$B$2:.$B$1001];[.$A$2:.$A$1001])" office:value-type="float" office:value="0.707900168975042">
            <text:p>0.707900169</text:p>
          </table:table-cell>
          <table:table-cell table:formula="of:=[.B1001]-[.G1001]" office:value-type="float" office:value="-0.0641032599750418">
            <text:p>-0.064103260</text:p>
          </table:table-cell>
          <table:table-cell table:formula="of:=[.H1001]^2" office:value-type="float" office:value="0.0041092279394278">
            <text:p>0.004109228</text:p>
          </table:table-cell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2"/>
          <table:table-cell office:value-type="string">
            <text:p>AVERAGE</text:p>
          </table:table-cell>
          <table:table-cell table:number-columns-repeated="3"/>
        </table:table-row>
        <table:table-row table:style-name="ro1">
          <table:table-cell table:style-name="ce2" table:formula="of:=STDEVPA([.A2:.A1001])" office:value-type="float" office:value="0.290759049897334">
            <text:p>0.2907590499</text:p>
          </table:table-cell>
          <table:table-cell table:style-name="ce2" table:formula="of:=STDEVPA([.B2:.B1001])" office:value-type="float" office:value="0.331700669425063">
            <text:p>0.3317006694</text:p>
          </table:table-cell>
          <table:table-cell table:style-name="Default"/>
          <table:table-cell table:formula="of:=SUM([.D2:.D1001])" office:value-type="float" office:value="-1.963261069">
            <text:p>-1.963261069</text:p>
          </table:table-cell>
          <table:table-cell table:formula="of:=SUM([.E2:.E1001])" office:value-type="float" office:value="58.6297634843848">
            <text:p>58.629763484</text:p>
          </table:table-cell>
          <table:table-cell table:formula="of:=AVERAGE([.E2:.E1001])" office:value-type="float" office:value="0.0586297634843848">
            <text:p>0.058629763</text:p>
          </table:table-cell>
          <table:table-cell table:number-columns-repeated="2"/>
          <table:table-cell table:formula="of:=SUM([.I2:.I1001])" office:value-type="float" office:value="55.3779150037825">
            <text:p>55.377915004</text:p>
          </table:table-cell>
        </table:table-row>
        <table:table-row table:style-name="ro1">
          <table:table-cell table:style-name="ce2" table:formula="of:=COVAR([.A2:.A1001];[.B2:.B1001])" office:value-type="float" office:value="0.0679701250519381">
            <text:p>0.0679701251</text:p>
          </table:table-cell>
          <table:table-cell table:style-name="ce2"/>
          <table:table-cell table:style-name="Default"/>
          <table:table-cell/>
          <table:table-cell table:formula="of:=SQRT([.E1003])" office:value-type="float" office:value="7.65700747579528">
            <text:p>7.657007476</text:p>
          </table:table-cell>
          <table:table-cell table:style-name="ce4" table:formula="of:=SQRT([.F1003])" office:value-type="float" office:value="0.242135836844497">
            <text:p>0.242135837</text:p>
          </table:table-cell>
          <table:table-cell table:number-columns-repeated="2"/>
          <table:table-cell table:style-name="ce4" table:formula="of:=SQRT([.I1003])" office:value-type="float" office:value="7.44163389342572">
            <text:p>7.441633893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PEARSON</text:p>
          </table:table-cell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4" table:formula="of:=[.A1004] /([.A1003]*[.B1003])" office:value-type="float" office:value="0.704755509802144">
            <text:p>0.704755510</text:p>
          </table:table-cell>
          <table:table-cell/>
          <table:table-cell table:style-name="ce4" office:value-type="float" office:value="0.202">
            <text:p>0.202000000</text:p>
          </table:table-cell>
          <table:table-cell table:formula="of:=AVERAGE([.F2:.F1001])" office:value-type="float" office:value="0.0586297634843848">
            <text:p>0.05862976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5106" number:language="en" number:country="GB">
      <number:number number:decimal-places="9"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0" number:min-integer-digits="4">
        <number:embedded-text number:position="4">.</number:embedded-text>
      </number:number>
    </number:number-style>
    <number:number-style style:name="N10116" number:language="en" number:country="US">
      <number:number number:decimal-places="10" number:min-integer-digits="1"/>
    </number:number-style>
    <number:number-style style:name="N10117" number:language="en" number:country="US">
      <number:number number:decimal-places="9" number:min-integer-digits="1"/>
    </number:number-style>
    <number:number-style style:name="N15106" number:language="fr" number:country="FR">
      <number:number number:decimal-places="9" number:min-integer-digits="1"/>
    </number:number-style>
    <style:style style:name="Default" style:family="table-cell" style:data-style-name="N5106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27/07/2015</text:date>, <text:time>18:3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27T18:37:30.91</dc:date>
    <dc:creator>emmanuel quintin</dc:creator>
    <meta:generator>OpenOffice.org/3.1$Win32 OpenOffice.org_project/310m19$Build-9420</meta:generator>
    <meta:editing-duration>PT02H56M06S</meta:editing-duration>
    <meta:editing-cycles>4</meta:editing-cycles>
    <meta:document-statistic meta:table-count="1" meta:cell-count="9024" meta:object-count="0"/>
  </office:meta>
</office:document-meta>
</file>